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9138in" svg:y="0.5098in">
            <draw:object draw:notify-on-update-of-ranges="Sheet1.A1:Sheet1.A1 Sheet1.C2:Sheet1.C3002 Sheet1.A1:Sheet1.A1 Sheet1.A2:Sheet1.A3002 Sheet1.A1:Sheet1.A1 Sheet1.C2:Sheet1.C3002 Sheet1.B1:Sheet1.B1 Sheet1.B2:Sheet1.B3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100</text:p>
          </table:table-cell>
          <table:table-cell table:style-name="Default" office:value-type="string" calcext:value-type="string">
            <text:p>T20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2]+0.2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3]+0.2" office:value-type="float" office:value="0.4" calcext:value-type="float">
            <text:p>0.4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4]+0.2"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5]+0.2"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6]+0.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7]+0.2" office:value-type="float" office:value="1.2" calcext:value-type="float">
            <text:p>1.2</text:p>
          </table:table-cell>
        </table:table-row>
        <table:table-row table:style-name="ro1">
          <table:table-cell table:number-columns-repeated="2" office:value-type="float" office:value="20" calcext:value-type="float">
            <text:p>2.00E+01</text:p>
          </table:table-cell>
          <table:table-cell table:formula="of:=[.C8]+0.2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.003" calcext:value-type="float">
            <text:p>2.00E+01</text:p>
          </table:table-cell>
          <table:table-cell office:value-type="float" office:value="20.0067" calcext:value-type="float">
            <text:p>2.00E+01</text:p>
          </table:table-cell>
          <table:table-cell table:formula="of:=[.C9]+0.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.0091" calcext:value-type="float">
            <text:p>2.00E+01</text:p>
          </table:table-cell>
          <table:table-cell office:value-type="float" office:value="20.0204" calcext:value-type="float">
            <text:p>2.00E+01</text:p>
          </table:table-cell>
          <table:table-cell table:formula="of:=[.C10]+0.2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0.0156" calcext:value-type="float">
            <text:p>2.00E+01</text:p>
          </table:table-cell>
          <table:table-cell office:value-type="float" office:value="20.035" calcext:value-type="float">
            <text:p>2.00E+01</text:p>
          </table:table-cell>
          <table:table-cell table:formula="of:=[.C11]+0.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0224" calcext:value-type="float">
            <text:p>2.00E+01</text:p>
          </table:table-cell>
          <table:table-cell office:value-type="float" office:value="20.0504" calcext:value-type="float">
            <text:p>2.01E+01</text:p>
          </table:table-cell>
          <table:table-cell table:formula="of:=[.C12]+0.2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0.0296" calcext:value-type="float">
            <text:p>2.00E+01</text:p>
          </table:table-cell>
          <table:table-cell office:value-type="float" office:value="20.0665" calcext:value-type="float">
            <text:p>2.01E+01</text:p>
          </table:table-cell>
          <table:table-cell table:formula="of:=[.C13]+0.2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0.0371" calcext:value-type="float">
            <text:p>2.00E+01</text:p>
          </table:table-cell>
          <table:table-cell office:value-type="float" office:value="20.0835" calcext:value-type="float">
            <text:p>2.01E+01</text:p>
          </table:table-cell>
          <table:table-cell table:formula="of:=[.C14]+0.2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0.045" calcext:value-type="float">
            <text:p>2.00E+01</text:p>
          </table:table-cell>
          <table:table-cell office:value-type="float" office:value="20.1013" calcext:value-type="float">
            <text:p>2.01E+01</text:p>
          </table:table-cell>
          <table:table-cell table:formula="of:=[.C15]+0.2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0.0533" calcext:value-type="float">
            <text:p>2.01E+01</text:p>
          </table:table-cell>
          <table:table-cell office:value-type="float" office:value="20.1198" calcext:value-type="float">
            <text:p>2.01E+01</text:p>
          </table:table-cell>
          <table:table-cell table:formula="of:=[.C16]+0.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0619" calcext:value-type="float">
            <text:p>2.01E+01</text:p>
          </table:table-cell>
          <table:table-cell office:value-type="float" office:value="20.1392" calcext:value-type="float">
            <text:p>2.01E+01</text:p>
          </table:table-cell>
          <table:table-cell table:formula="of:=[.C17]+0.2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0.0708" calcext:value-type="float">
            <text:p>2.01E+01</text:p>
          </table:table-cell>
          <table:table-cell office:value-type="float" office:value="20.1594" calcext:value-type="float">
            <text:p>2.02E+01</text:p>
          </table:table-cell>
          <table:table-cell table:formula="of:=[.C18]+0.2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0.0801" calcext:value-type="float">
            <text:p>2.01E+01</text:p>
          </table:table-cell>
          <table:table-cell office:value-type="float" office:value="20.1803" calcext:value-type="float">
            <text:p>2.02E+01</text:p>
          </table:table-cell>
          <table:table-cell table:formula="of:=[.C19]+0.2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0.0898" calcext:value-type="float">
            <text:p>2.01E+01</text:p>
          </table:table-cell>
          <table:table-cell office:value-type="float" office:value="20.2021" calcext:value-type="float">
            <text:p>2.02E+01</text:p>
          </table:table-cell>
          <table:table-cell table:formula="of:=[.C20]+0.2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20.0998" calcext:value-type="float">
            <text:p>2.01E+01</text:p>
          </table:table-cell>
          <table:table-cell office:value-type="float" office:value="20.2246" calcext:value-type="float">
            <text:p>2.02E+01</text:p>
          </table:table-cell>
          <table:table-cell table:formula="of:=[.C21]+0.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.1102" calcext:value-type="float">
            <text:p>2.01E+01</text:p>
          </table:table-cell>
          <table:table-cell office:value-type="float" office:value="20.2479" calcext:value-type="float">
            <text:p>2.02E+01</text:p>
          </table:table-cell>
          <table:table-cell table:formula="of:=[.C22]+0.2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0.1209" calcext:value-type="float">
            <text:p>2.01E+01</text:p>
          </table:table-cell>
          <table:table-cell office:value-type="float" office:value="20.272" calcext:value-type="float">
            <text:p>2.03E+01</text:p>
          </table:table-cell>
          <table:table-cell table:formula="of:=[.C23]+0.2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0.132" calcext:value-type="float">
            <text:p>2.01E+01</text:p>
          </table:table-cell>
          <table:table-cell office:value-type="float" office:value="20.2969" calcext:value-type="float">
            <text:p>2.03E+01</text:p>
          </table:table-cell>
          <table:table-cell table:formula="of:=[.C24]+0.2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0.1434" calcext:value-type="float">
            <text:p>2.01E+01</text:p>
          </table:table-cell>
          <table:table-cell office:value-type="float" office:value="20.3226" calcext:value-type="float">
            <text:p>2.03E+01</text:p>
          </table:table-cell>
          <table:table-cell table:formula="of:=[.C25]+0.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0.1551" calcext:value-type="float">
            <text:p>2.02E+01</text:p>
          </table:table-cell>
          <table:table-cell office:value-type="float" office:value="20.3491" calcext:value-type="float">
            <text:p>2.03E+01</text:p>
          </table:table-cell>
          <table:table-cell table:formula="of:=[.C26]+0.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1672" calcext:value-type="float">
            <text:p>2.02E+01</text:p>
          </table:table-cell>
          <table:table-cell office:value-type="float" office:value="20.3763" calcext:value-type="float">
            <text:p>2.04E+01</text:p>
          </table:table-cell>
          <table:table-cell table:formula="of:=[.C27]+0.2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0.1797" calcext:value-type="float">
            <text:p>2.02E+01</text:p>
          </table:table-cell>
          <table:table-cell office:value-type="float" office:value="20.4043" calcext:value-type="float">
            <text:p>2.04E+01</text:p>
          </table:table-cell>
          <table:table-cell table:formula="of:=[.C28]+0.2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0.1925" calcext:value-type="float">
            <text:p>2.02E+01</text:p>
          </table:table-cell>
          <table:table-cell office:value-type="float" office:value="20.4331" calcext:value-type="float">
            <text:p>2.04E+01</text:p>
          </table:table-cell>
          <table:table-cell table:formula="of:=[.C29]+0.2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0.2056" calcext:value-type="float">
            <text:p>2.02E+01</text:p>
          </table:table-cell>
          <table:table-cell office:value-type="float" office:value="20.4627" calcext:value-type="float">
            <text:p>2.05E+01</text:p>
          </table:table-cell>
          <table:table-cell table:formula="of:=[.C30]+0.2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0.2191" calcext:value-type="float">
            <text:p>2.02E+01</text:p>
          </table:table-cell>
          <table:table-cell office:value-type="float" office:value="20.493" calcext:value-type="float">
            <text:p>2.05E+01</text:p>
          </table:table-cell>
          <table:table-cell table:formula="of:=[.C31]+0.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.2329" calcext:value-type="float">
            <text:p>2.02E+01</text:p>
          </table:table-cell>
          <table:table-cell office:value-type="float" office:value="20.5241" calcext:value-type="float">
            <text:p>2.05E+01</text:p>
          </table:table-cell>
          <table:table-cell table:formula="of:=[.C32]+0.2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0.2471" calcext:value-type="float">
            <text:p>2.02E+01</text:p>
          </table:table-cell>
          <table:table-cell office:value-type="float" office:value="20.556" calcext:value-type="float">
            <text:p>2.06E+01</text:p>
          </table:table-cell>
          <table:table-cell table:formula="of:=[.C33]+0.2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0.2616" calcext:value-type="float">
            <text:p>2.03E+01</text:p>
          </table:table-cell>
          <table:table-cell office:value-type="float" office:value="20.5886" calcext:value-type="float">
            <text:p>2.06E+01</text:p>
          </table:table-cell>
          <table:table-cell table:formula="of:=[.C34]+0.2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0.2765" calcext:value-type="float">
            <text:p>2.03E+01</text:p>
          </table:table-cell>
          <table:table-cell office:value-type="float" office:value="20.622" calcext:value-type="float">
            <text:p>2.06E+01</text:p>
          </table:table-cell>
          <table:table-cell table:formula="of:=[.C35]+0.2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0.2916" calcext:value-type="float">
            <text:p>2.03E+01</text:p>
          </table:table-cell>
          <table:table-cell office:value-type="float" office:value="20.6562" calcext:value-type="float">
            <text:p>2.07E+01</text:p>
          </table:table-cell>
          <table:table-cell table:formula="of:=[.C36]+0.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.3072" calcext:value-type="float">
            <text:p>2.03E+01</text:p>
          </table:table-cell>
          <table:table-cell office:value-type="float" office:value="20.6911" calcext:value-type="float">
            <text:p>2.07E+01</text:p>
          </table:table-cell>
          <table:table-cell table:formula="of:=[.C37]+0.2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0.323" calcext:value-type="float">
            <text:p>2.03E+01</text:p>
          </table:table-cell>
          <table:table-cell office:value-type="float" office:value="20.7268" calcext:value-type="float">
            <text:p>2.07E+01</text:p>
          </table:table-cell>
          <table:table-cell table:formula="of:=[.C38]+0.2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0.3392" calcext:value-type="float">
            <text:p>2.03E+01</text:p>
          </table:table-cell>
          <table:table-cell office:value-type="float" office:value="20.7633" calcext:value-type="float">
            <text:p>2.08E+01</text:p>
          </table:table-cell>
          <table:table-cell table:formula="of:=[.C39]+0.2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0.3558" calcext:value-type="float">
            <text:p>2.04E+01</text:p>
          </table:table-cell>
          <table:table-cell office:value-type="float" office:value="20.8005" calcext:value-type="float">
            <text:p>2.08E+01</text:p>
          </table:table-cell>
          <table:table-cell table:formula="of:=[.C40]+0.2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0.3726" calcext:value-type="float">
            <text:p>2.04E+01</text:p>
          </table:table-cell>
          <table:table-cell office:value-type="float" office:value="20.8384" calcext:value-type="float">
            <text:p>2.08E+01</text:p>
          </table:table-cell>
          <table:table-cell table:formula="of:=[.C41]+0.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.3899" calcext:value-type="float">
            <text:p>2.04E+01</text:p>
          </table:table-cell>
          <table:table-cell office:value-type="float" office:value="20.8772" calcext:value-type="float">
            <text:p>2.09E+01</text:p>
          </table:table-cell>
          <table:table-cell table:formula="of:=[.C42]+0.2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0.4074" calcext:value-type="float">
            <text:p>2.04E+01</text:p>
          </table:table-cell>
          <table:table-cell office:value-type="float" office:value="20.9166" calcext:value-type="float">
            <text:p>2.09E+01</text:p>
          </table:table-cell>
          <table:table-cell table:formula="of:=[.C43]+0.2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0.4253" calcext:value-type="float">
            <text:p>2.04E+01</text:p>
          </table:table-cell>
          <table:table-cell office:value-type="float" office:value="20.9569" calcext:value-type="float">
            <text:p>2.10E+01</text:p>
          </table:table-cell>
          <table:table-cell table:formula="of:=[.C44]+0.2"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20.4435" calcext:value-type="float">
            <text:p>2.04E+01</text:p>
          </table:table-cell>
          <table:table-cell office:value-type="float" office:value="20.9978" calcext:value-type="float">
            <text:p>2.10E+01</text:p>
          </table:table-cell>
          <table:table-cell table:formula="of:=[.C45]+0.2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0.462" calcext:value-type="float">
            <text:p>2.05E+01</text:p>
          </table:table-cell>
          <table:table-cell office:value-type="float" office:value="21.0395" calcext:value-type="float">
            <text:p>2.10E+01</text:p>
          </table:table-cell>
          <table:table-cell table:formula="of:=[.C46]+0.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.4809" calcext:value-type="float">
            <text:p>2.05E+01</text:p>
          </table:table-cell>
          <table:table-cell office:value-type="float" office:value="21.082" calcext:value-type="float">
            <text:p>2.11E+01</text:p>
          </table:table-cell>
          <table:table-cell table:formula="of:=[.C47]+0.2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0.5001" calcext:value-type="float">
            <text:p>2.05E+01</text:p>
          </table:table-cell>
          <table:table-cell office:value-type="float" office:value="21.1252" calcext:value-type="float">
            <text:p>2.11E+01</text:p>
          </table:table-cell>
          <table:table-cell table:formula="of:=[.C48]+0.2"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0.5196" calcext:value-type="float">
            <text:p>2.05E+01</text:p>
          </table:table-cell>
          <table:table-cell office:value-type="float" office:value="21.1691" calcext:value-type="float">
            <text:p>2.12E+01</text:p>
          </table:table-cell>
          <table:table-cell table:formula="of:=[.C49]+0.2"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20.5395" calcext:value-type="float">
            <text:p>2.05E+01</text:p>
          </table:table-cell>
          <table:table-cell office:value-type="float" office:value="21.2138" calcext:value-type="float">
            <text:p>2.12E+01</text:p>
          </table:table-cell>
          <table:table-cell table:formula="of:=[.C50]+0.2"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20.5597" calcext:value-type="float">
            <text:p>2.06E+01</text:p>
          </table:table-cell>
          <table:table-cell office:value-type="float" office:value="21.2593" calcext:value-type="float">
            <text:p>2.13E+01</text:p>
          </table:table-cell>
          <table:table-cell table:formula="of:=[.C51]+0.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.5802" calcext:value-type="float">
            <text:p>2.06E+01</text:p>
          </table:table-cell>
          <table:table-cell office:value-type="float" office:value="21.3054" calcext:value-type="float">
            <text:p>2.13E+01</text:p>
          </table:table-cell>
          <table:table-cell table:formula="of:=[.C52]+0.2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0.601" calcext:value-type="float">
            <text:p>2.06E+01</text:p>
          </table:table-cell>
          <table:table-cell office:value-type="float" office:value="21.3523" calcext:value-type="float">
            <text:p>2.14E+01</text:p>
          </table:table-cell>
          <table:table-cell table:formula="of:=[.C53]+0.2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0.6222" calcext:value-type="float">
            <text:p>2.06E+01</text:p>
          </table:table-cell>
          <table:table-cell office:value-type="float" office:value="21.3999" calcext:value-type="float">
            <text:p>2.14E+01</text:p>
          </table:table-cell>
          <table:table-cell table:formula="of:=[.C54]+0.2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0.6437" calcext:value-type="float">
            <text:p>2.06E+01</text:p>
          </table:table-cell>
          <table:table-cell office:value-type="float" office:value="21.4483" calcext:value-type="float">
            <text:p>2.14E+01</text:p>
          </table:table-cell>
          <table:table-cell table:formula="of:=[.C55]+0.2"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0.6655" calcext:value-type="float">
            <text:p>2.07E+01</text:p>
          </table:table-cell>
          <table:table-cell office:value-type="float" office:value="21.4974" calcext:value-type="float">
            <text:p>2.15E+01</text:p>
          </table:table-cell>
          <table:table-cell table:formula="of:=[.C56]+0.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.6876" calcext:value-type="float">
            <text:p>2.07E+01</text:p>
          </table:table-cell>
          <table:table-cell office:value-type="float" office:value="21.5472" calcext:value-type="float">
            <text:p>2.15E+01</text:p>
          </table:table-cell>
          <table:table-cell table:formula="of:=[.C57]+0.2"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0.7101" calcext:value-type="float">
            <text:p>2.07E+01</text:p>
          </table:table-cell>
          <table:table-cell office:value-type="float" office:value="21.5977" calcext:value-type="float">
            <text:p>2.16E+01</text:p>
          </table:table-cell>
          <table:table-cell table:formula="of:=[.C58]+0.2"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7329" calcext:value-type="float">
            <text:p>2.07E+01</text:p>
          </table:table-cell>
          <table:table-cell office:value-type="float" office:value="21.649" calcext:value-type="float">
            <text:p>2.16E+01</text:p>
          </table:table-cell>
          <table:table-cell table:formula="of:=[.C59]+0.2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20.756" calcext:value-type="float">
            <text:p>2.08E+01</text:p>
          </table:table-cell>
          <table:table-cell office:value-type="float" office:value="21.701" calcext:value-type="float">
            <text:p>2.17E+01</text:p>
          </table:table-cell>
          <table:table-cell table:formula="of:=[.C60]+0.2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0.7794" calcext:value-type="float">
            <text:p>2.08E+01</text:p>
          </table:table-cell>
          <table:table-cell office:value-type="float" office:value="21.7537" calcext:value-type="float">
            <text:p>2.18E+01</text:p>
          </table:table-cell>
          <table:table-cell table:formula="of:=[.C61]+0.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.8032" calcext:value-type="float">
            <text:p>2.08E+01</text:p>
          </table:table-cell>
          <table:table-cell office:value-type="float" office:value="21.8071" calcext:value-type="float">
            <text:p>2.18E+01</text:p>
          </table:table-cell>
          <table:table-cell table:formula="of:=[.C62]+0.2"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0.8272" calcext:value-type="float">
            <text:p>2.08E+01</text:p>
          </table:table-cell>
          <table:table-cell office:value-type="float" office:value="21.8613" calcext:value-type="float">
            <text:p>2.19E+01</text:p>
          </table:table-cell>
          <table:table-cell table:formula="of:=[.C63]+0.2"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20.8516" calcext:value-type="float">
            <text:p>2.09E+01</text:p>
          </table:table-cell>
          <table:table-cell office:value-type="float" office:value="21.9161" calcext:value-type="float">
            <text:p>2.19E+01</text:p>
          </table:table-cell>
          <table:table-cell table:formula="of:=[.C64]+0.2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20.8763" calcext:value-type="float">
            <text:p>2.09E+01</text:p>
          </table:table-cell>
          <table:table-cell office:value-type="float" office:value="21.9717" calcext:value-type="float">
            <text:p>2.20E+01</text:p>
          </table:table-cell>
          <table:table-cell table:formula="of:=[.C65]+0.2"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20.9013" calcext:value-type="float">
            <text:p>2.09E+01</text:p>
          </table:table-cell>
          <table:table-cell office:value-type="float" office:value="22.028" calcext:value-type="float">
            <text:p>2.20E+01</text:p>
          </table:table-cell>
          <table:table-cell table:formula="of:=[.C66]+0.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.9267" calcext:value-type="float">
            <text:p>2.09E+01</text:p>
          </table:table-cell>
          <table:table-cell office:value-type="float" office:value="22.085" calcext:value-type="float">
            <text:p>2.21E+01</text:p>
          </table:table-cell>
          <table:table-cell table:formula="of:=[.C67]+0.2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0.9523" calcext:value-type="float">
            <text:p>2.10E+01</text:p>
          </table:table-cell>
          <table:table-cell office:value-type="float" office:value="22.1427" calcext:value-type="float">
            <text:p>2.21E+01</text:p>
          </table:table-cell>
          <table:table-cell table:formula="of:=[.C68]+0.2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20.9783" calcext:value-type="float">
            <text:p>2.10E+01</text:p>
          </table:table-cell>
          <table:table-cell office:value-type="float" office:value="22.2011" calcext:value-type="float">
            <text:p>2.22E+01</text:p>
          </table:table-cell>
          <table:table-cell table:formula="of:=[.C69]+0.2"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1.0046" calcext:value-type="float">
            <text:p>2.10E+01</text:p>
          </table:table-cell>
          <table:table-cell office:value-type="float" office:value="22.2602" calcext:value-type="float">
            <text:p>2.23E+01</text:p>
          </table:table-cell>
          <table:table-cell table:formula="of:=[.C70]+0.2"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21.0311" calcext:value-type="float">
            <text:p>2.10E+01</text:p>
          </table:table-cell>
          <table:table-cell office:value-type="float" office:value="22.3201" calcext:value-type="float">
            <text:p>2.23E+01</text:p>
          </table:table-cell>
          <table:table-cell table:formula="of:=[.C71]+0.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.058" calcext:value-type="float">
            <text:p>2.11E+01</text:p>
          </table:table-cell>
          <table:table-cell office:value-type="float" office:value="22.3806" calcext:value-type="float">
            <text:p>2.24E+01</text:p>
          </table:table-cell>
          <table:table-cell table:formula="of:=[.C72]+0.2"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21.0853" calcext:value-type="float">
            <text:p>2.11E+01</text:p>
          </table:table-cell>
          <table:table-cell office:value-type="float" office:value="22.4418" calcext:value-type="float">
            <text:p>2.24E+01</text:p>
          </table:table-cell>
          <table:table-cell table:formula="of:=[.C73]+0.2"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21.1128" calcext:value-type="float">
            <text:p>2.11E+01</text:p>
          </table:table-cell>
          <table:table-cell office:value-type="float" office:value="22.5038" calcext:value-type="float">
            <text:p>2.25E+01</text:p>
          </table:table-cell>
          <table:table-cell table:formula="of:=[.C74]+0.2"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21.1406" calcext:value-type="float">
            <text:p>2.11E+01</text:p>
          </table:table-cell>
          <table:table-cell office:value-type="float" office:value="22.5664" calcext:value-type="float">
            <text:p>2.26E+01</text:p>
          </table:table-cell>
          <table:table-cell table:formula="of:=[.C75]+0.2"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21.1688" calcext:value-type="float">
            <text:p>2.12E+01</text:p>
          </table:table-cell>
          <table:table-cell office:value-type="float" office:value="22.6297" calcext:value-type="float">
            <text:p>2.26E+01</text:p>
          </table:table-cell>
          <table:table-cell table:formula="of:=[.C76]+0.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.1972" calcext:value-type="float">
            <text:p>2.12E+01</text:p>
          </table:table-cell>
          <table:table-cell office:value-type="float" office:value="22.6937" calcext:value-type="float">
            <text:p>2.27E+01</text:p>
          </table:table-cell>
          <table:table-cell table:formula="of:=[.C77]+0.2"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21.226" calcext:value-type="float">
            <text:p>2.12E+01</text:p>
          </table:table-cell>
          <table:table-cell office:value-type="float" office:value="22.7584" calcext:value-type="float">
            <text:p>2.28E+01</text:p>
          </table:table-cell>
          <table:table-cell table:formula="of:=[.C78]+0.2"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21.255" calcext:value-type="float">
            <text:p>2.13E+01</text:p>
          </table:table-cell>
          <table:table-cell office:value-type="float" office:value="22.8238" calcext:value-type="float">
            <text:p>2.28E+01</text:p>
          </table:table-cell>
          <table:table-cell table:formula="of:=[.C79]+0.2"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1.2844" calcext:value-type="float">
            <text:p>2.13E+01</text:p>
          </table:table-cell>
          <table:table-cell office:value-type="float" office:value="22.8899" calcext:value-type="float">
            <text:p>2.29E+01</text:p>
          </table:table-cell>
          <table:table-cell table:formula="of:=[.C80]+0.2"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21.3141" calcext:value-type="float">
            <text:p>2.13E+01</text:p>
          </table:table-cell>
          <table:table-cell office:value-type="float" office:value="22.9567" calcext:value-type="float">
            <text:p>2.30E+01</text:p>
          </table:table-cell>
          <table:table-cell table:formula="of:=[.C81]+0.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.344" calcext:value-type="float">
            <text:p>2.13E+01</text:p>
          </table:table-cell>
          <table:table-cell office:value-type="float" office:value="23.0241" calcext:value-type="float">
            <text:p>2.30E+01</text:p>
          </table:table-cell>
          <table:table-cell table:formula="of:=[.C82]+0.2"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21.3743" calcext:value-type="float">
            <text:p>2.14E+01</text:p>
          </table:table-cell>
          <table:table-cell office:value-type="float" office:value="23.0923" calcext:value-type="float">
            <text:p>2.31E+01</text:p>
          </table:table-cell>
          <table:table-cell table:formula="of:=[.C83]+0.2"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21.4049" calcext:value-type="float">
            <text:p>2.14E+01</text:p>
          </table:table-cell>
          <table:table-cell office:value-type="float" office:value="23.1611" calcext:value-type="float">
            <text:p>2.32E+01</text:p>
          </table:table-cell>
          <table:table-cell table:formula="of:=[.C84]+0.2"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21.4358" calcext:value-type="float">
            <text:p>2.14E+01</text:p>
          </table:table-cell>
          <table:table-cell office:value-type="float" office:value="23.2306" calcext:value-type="float">
            <text:p>2.32E+01</text:p>
          </table:table-cell>
          <table:table-cell table:formula="of:=[.C85]+0.2"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21.467" calcext:value-type="float">
            <text:p>2.15E+01</text:p>
          </table:table-cell>
          <table:table-cell office:value-type="float" office:value="23.3008" calcext:value-type="float">
            <text:p>2.33E+01</text:p>
          </table:table-cell>
          <table:table-cell table:formula="of:=[.C86]+0.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.4985" calcext:value-type="float">
            <text:p>2.15E+01</text:p>
          </table:table-cell>
          <table:table-cell office:value-type="float" office:value="23.3716" calcext:value-type="float">
            <text:p>2.34E+01</text:p>
          </table:table-cell>
          <table:table-cell table:formula="of:=[.C87]+0.2"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21.5303" calcext:value-type="float">
            <text:p>2.15E+01</text:p>
          </table:table-cell>
          <table:table-cell office:value-type="float" office:value="23.4431" calcext:value-type="float">
            <text:p>2.34E+01</text:p>
          </table:table-cell>
          <table:table-cell table:formula="of:=[.C88]+0.2"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1.5624" calcext:value-type="float">
            <text:p>2.16E+01</text:p>
          </table:table-cell>
          <table:table-cell office:value-type="float" office:value="23.5153" calcext:value-type="float">
            <text:p>2.35E+01</text:p>
          </table:table-cell>
          <table:table-cell table:formula="of:=[.C89]+0.2"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21.5948" calcext:value-type="float">
            <text:p>2.16E+01</text:p>
          </table:table-cell>
          <table:table-cell office:value-type="float" office:value="23.5882" calcext:value-type="float">
            <text:p>2.36E+01</text:p>
          </table:table-cell>
          <table:table-cell table:formula="of:=[.C90]+0.2"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21.6274" calcext:value-type="float">
            <text:p>2.16E+01</text:p>
          </table:table-cell>
          <table:table-cell office:value-type="float" office:value="23.6618" calcext:value-type="float">
            <text:p>2.37E+01</text:p>
          </table:table-cell>
          <table:table-cell table:formula="of:=[.C91]+0.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.6604" calcext:value-type="float">
            <text:p>2.17E+01</text:p>
          </table:table-cell>
          <table:table-cell office:value-type="float" office:value="23.736" calcext:value-type="float">
            <text:p>2.37E+01</text:p>
          </table:table-cell>
          <table:table-cell table:formula="of:=[.C92]+0.2"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21.6937" calcext:value-type="float">
            <text:p>2.17E+01</text:p>
          </table:table-cell>
          <table:table-cell office:value-type="float" office:value="23.8108" calcext:value-type="float">
            <text:p>2.38E+01</text:p>
          </table:table-cell>
          <table:table-cell table:formula="of:=[.C93]+0.2"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21.7273" calcext:value-type="float">
            <text:p>2.17E+01</text:p>
          </table:table-cell>
          <table:table-cell office:value-type="float" office:value="23.8864" calcext:value-type="float">
            <text:p>2.39E+01</text:p>
          </table:table-cell>
          <table:table-cell table:formula="of:=[.C94]+0.2"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21.7612" calcext:value-type="float">
            <text:p>2.18E+01</text:p>
          </table:table-cell>
          <table:table-cell office:value-type="float" office:value="23.9626" calcext:value-type="float">
            <text:p>2.40E+01</text:p>
          </table:table-cell>
          <table:table-cell table:formula="of:=[.C95]+0.2"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21.7953" calcext:value-type="float">
            <text:p>2.18E+01</text:p>
          </table:table-cell>
          <table:table-cell office:value-type="float" office:value="24.0395" calcext:value-type="float">
            <text:p>2.40E+01</text:p>
          </table:table-cell>
          <table:table-cell table:formula="of:=[.C96]+0.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.8298" calcext:value-type="float">
            <text:p>2.18E+01</text:p>
          </table:table-cell>
          <table:table-cell office:value-type="float" office:value="24.117" calcext:value-type="float">
            <text:p>2.41E+01</text:p>
          </table:table-cell>
          <table:table-cell table:formula="of:=[.C97]+0.2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21.8645" calcext:value-type="float">
            <text:p>2.19E+01</text:p>
          </table:table-cell>
          <table:table-cell office:value-type="float" office:value="24.1952" calcext:value-type="float">
            <text:p>2.42E+01</text:p>
          </table:table-cell>
          <table:table-cell table:formula="of:=[.C98]+0.2"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21.8996" calcext:value-type="float">
            <text:p>2.19E+01</text:p>
          </table:table-cell>
          <table:table-cell office:value-type="float" office:value="24.274" calcext:value-type="float">
            <text:p>2.43E+01</text:p>
          </table:table-cell>
          <table:table-cell table:formula="of:=[.C99]+0.2"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21.9349" calcext:value-type="float">
            <text:p>2.19E+01</text:p>
          </table:table-cell>
          <table:table-cell office:value-type="float" office:value="24.3535" calcext:value-type="float">
            <text:p>2.44E+01</text:p>
          </table:table-cell>
          <table:table-cell table:formula="of:=[.C100]+0.2"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21.9705" calcext:value-type="float">
            <text:p>2.20E+01</text:p>
          </table:table-cell>
          <table:table-cell office:value-type="float" office:value="24.4337" calcext:value-type="float">
            <text:p>2.44E+01</text:p>
          </table:table-cell>
          <table:table-cell table:formula="of:=[.C101]+0.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.0064" calcext:value-type="float">
            <text:p>2.20E+01</text:p>
          </table:table-cell>
          <table:table-cell office:value-type="float" office:value="24.5145" calcext:value-type="float">
            <text:p>2.45E+01</text:p>
          </table:table-cell>
          <table:table-cell table:formula="of:=[.C102]+0.2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2.0426" calcext:value-type="float">
            <text:p>2.20E+01</text:p>
          </table:table-cell>
          <table:table-cell office:value-type="float" office:value="24.5959" calcext:value-type="float">
            <text:p>2.46E+01</text:p>
          </table:table-cell>
          <table:table-cell table:formula="of:=[.C103]+0.2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22.0791" calcext:value-type="float">
            <text:p>2.21E+01</text:p>
          </table:table-cell>
          <table:table-cell office:value-type="float" office:value="24.678" calcext:value-type="float">
            <text:p>2.47E+01</text:p>
          </table:table-cell>
          <table:table-cell table:formula="of:=[.C104]+0.2"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22.1159" calcext:value-type="float">
            <text:p>2.21E+01</text:p>
          </table:table-cell>
          <table:table-cell office:value-type="float" office:value="24.7607" calcext:value-type="float">
            <text:p>2.48E+01</text:p>
          </table:table-cell>
          <table:table-cell table:formula="of:=[.C105]+0.2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22.1529" calcext:value-type="float">
            <text:p>2.22E+01</text:p>
          </table:table-cell>
          <table:table-cell office:value-type="float" office:value="24.8441" calcext:value-type="float">
            <text:p>2.48E+01</text:p>
          </table:table-cell>
          <table:table-cell table:formula="of:=[.C106]+0.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.1903" calcext:value-type="float">
            <text:p>2.22E+01</text:p>
          </table:table-cell>
          <table:table-cell office:value-type="float" office:value="24.9282" calcext:value-type="float">
            <text:p>2.49E+01</text:p>
          </table:table-cell>
          <table:table-cell table:formula="of:=[.C107]+0.2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22.2279" calcext:value-type="float">
            <text:p>2.22E+01</text:p>
          </table:table-cell>
          <table:table-cell office:value-type="float" office:value="25.0128" calcext:value-type="float">
            <text:p>2.50E+01</text:p>
          </table:table-cell>
          <table:table-cell table:formula="of:=[.C108]+0.2"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22.2658" calcext:value-type="float">
            <text:p>2.23E+01</text:p>
          </table:table-cell>
          <table:table-cell office:value-type="float" office:value="25.0981" calcext:value-type="float">
            <text:p>2.51E+01</text:p>
          </table:table-cell>
          <table:table-cell table:formula="of:=[.C109]+0.2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2.304" calcext:value-type="float">
            <text:p>2.23E+01</text:p>
          </table:table-cell>
          <table:table-cell office:value-type="float" office:value="25.1841" calcext:value-type="float">
            <text:p>2.52E+01</text:p>
          </table:table-cell>
          <table:table-cell table:formula="of:=[.C110]+0.2"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22.3425" calcext:value-type="float">
            <text:p>2.23E+01</text:p>
          </table:table-cell>
          <table:table-cell office:value-type="float" office:value="25.2707" calcext:value-type="float">
            <text:p>2.53E+01</text:p>
          </table:table-cell>
          <table:table-cell table:formula="of:=[.C111]+0.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3813" calcext:value-type="float">
            <text:p>2.24E+01</text:p>
          </table:table-cell>
          <table:table-cell office:value-type="float" office:value="25.3579" calcext:value-type="float">
            <text:p>2.54E+01</text:p>
          </table:table-cell>
          <table:table-cell table:formula="of:=[.C112]+0.2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22.4203" calcext:value-type="float">
            <text:p>2.24E+01</text:p>
          </table:table-cell>
          <table:table-cell office:value-type="float" office:value="25.4457" calcext:value-type="float">
            <text:p>2.54E+01</text:p>
          </table:table-cell>
          <table:table-cell table:formula="of:=[.C113]+0.2"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22.4596" calcext:value-type="float">
            <text:p>2.25E+01</text:p>
          </table:table-cell>
          <table:table-cell office:value-type="float" office:value="25.5342" calcext:value-type="float">
            <text:p>2.55E+01</text:p>
          </table:table-cell>
          <table:table-cell table:formula="of:=[.C114]+0.2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22.4992" calcext:value-type="float">
            <text:p>2.25E+01</text:p>
          </table:table-cell>
          <table:table-cell office:value-type="float" office:value="25.6233" calcext:value-type="float">
            <text:p>2.56E+01</text:p>
          </table:table-cell>
          <table:table-cell table:formula="of:=[.C115]+0.2" office:value-type="float" office:value="22.7999999999999" calcext:value-type="float">
            <text:p>22.7999999999999</text:p>
          </table:table-cell>
        </table:table-row>
        <table:table-row table:style-name="ro1">
          <table:table-cell office:value-type="float" office:value="22.5391" calcext:value-type="float">
            <text:p>2.25E+01</text:p>
          </table:table-cell>
          <table:table-cell office:value-type="float" office:value="25.7126" calcext:value-type="float">
            <text:p>2.57E+01</text:p>
          </table:table-cell>
          <table:table-cell table:formula="of:=[.C116]+0.2" office:value-type="float" office:value="22.9999999999999" calcext:value-type="float">
            <text:p>22.9999999999999</text:p>
          </table:table-cell>
        </table:table-row>
        <table:table-row table:style-name="ro1">
          <table:table-cell office:value-type="float" office:value="22.5793" calcext:value-type="float">
            <text:p>2.26E+01</text:p>
          </table:table-cell>
          <table:table-cell office:value-type="float" office:value="25.803" calcext:value-type="float">
            <text:p>2.58E+01</text:p>
          </table:table-cell>
          <table:table-cell table:formula="of:=[.C117]+0.2" office:value-type="float" office:value="23.1999999999999" calcext:value-type="float">
            <text:p>23.1999999999999</text:p>
          </table:table-cell>
        </table:table-row>
        <table:table-row table:style-name="ro1">
          <table:table-cell office:value-type="float" office:value="22.6197" calcext:value-type="float">
            <text:p>2.26E+01</text:p>
          </table:table-cell>
          <table:table-cell office:value-type="float" office:value="25.894" calcext:value-type="float">
            <text:p>2.59E+01</text:p>
          </table:table-cell>
          <table:table-cell table:formula="of:=[.C118]+0.2" office:value-type="float" office:value="23.3999999999999" calcext:value-type="float">
            <text:p>23.3999999999999</text:p>
          </table:table-cell>
        </table:table-row>
        <table:table-row table:style-name="ro1">
          <table:table-cell office:value-type="float" office:value="22.6604" calcext:value-type="float">
            <text:p>2.27E+01</text:p>
          </table:table-cell>
          <table:table-cell office:value-type="float" office:value="25.9856" calcext:value-type="float">
            <text:p>2.60E+01</text:p>
          </table:table-cell>
          <table:table-cell table:formula="of:=[.C119]+0.2" office:value-type="float" office:value="23.5999999999999" calcext:value-type="float">
            <text:p>23.5999999999999</text:p>
          </table:table-cell>
        </table:table-row>
        <table:table-row table:style-name="ro1">
          <table:table-cell office:value-type="float" office:value="22.7014" calcext:value-type="float">
            <text:p>2.27E+01</text:p>
          </table:table-cell>
          <table:table-cell office:value-type="float" office:value="26.0778" calcext:value-type="float">
            <text:p>2.61E+01</text:p>
          </table:table-cell>
          <table:table-cell table:formula="of:=[.C120]+0.2" office:value-type="float" office:value="23.7999999999999" calcext:value-type="float">
            <text:p>23.7999999999999</text:p>
          </table:table-cell>
        </table:table-row>
        <table:table-row table:style-name="ro1">
          <table:table-cell office:value-type="float" office:value="22.7427" calcext:value-type="float">
            <text:p>2.27E+01</text:p>
          </table:table-cell>
          <table:table-cell office:value-type="float" office:value="26.1707" calcext:value-type="float">
            <text:p>2.62E+01</text:p>
          </table:table-cell>
          <table:table-cell table:formula="of:=[.C121]+0.2" office:value-type="float" office:value="23.9999999999999" calcext:value-type="float">
            <text:p>23.9999999999999</text:p>
          </table:table-cell>
        </table:table-row>
        <table:table-row table:style-name="ro1">
          <table:table-cell office:value-type="float" office:value="22.7842" calcext:value-type="float">
            <text:p>2.28E+01</text:p>
          </table:table-cell>
          <table:table-cell office:value-type="float" office:value="26.2641" calcext:value-type="float">
            <text:p>2.63E+01</text:p>
          </table:table-cell>
          <table:table-cell table:formula="of:=[.C122]+0.2" office:value-type="float" office:value="24.1999999999999" calcext:value-type="float">
            <text:p>24.1999999999999</text:p>
          </table:table-cell>
        </table:table-row>
        <table:table-row table:style-name="ro1">
          <table:table-cell office:value-type="float" office:value="22.826" calcext:value-type="float">
            <text:p>2.28E+01</text:p>
          </table:table-cell>
          <table:table-cell office:value-type="float" office:value="26.3582" calcext:value-type="float">
            <text:p>2.64E+01</text:p>
          </table:table-cell>
          <table:table-cell table:formula="of:=[.C123]+0.2" office:value-type="float" office:value="24.3999999999999" calcext:value-type="float">
            <text:p>24.3999999999999</text:p>
          </table:table-cell>
        </table:table-row>
        <table:table-row table:style-name="ro1">
          <table:table-cell office:value-type="float" office:value="22.8681" calcext:value-type="float">
            <text:p>2.29E+01</text:p>
          </table:table-cell>
          <table:table-cell office:value-type="float" office:value="26.4529" calcext:value-type="float">
            <text:p>2.65E+01</text:p>
          </table:table-cell>
          <table:table-cell table:formula="of:=[.C124]+0.2" office:value-type="float" office:value="24.5999999999999" calcext:value-type="float">
            <text:p>24.5999999999999</text:p>
          </table:table-cell>
        </table:table-row>
        <table:table-row table:style-name="ro1">
          <table:table-cell office:value-type="float" office:value="22.9105" calcext:value-type="float">
            <text:p>2.29E+01</text:p>
          </table:table-cell>
          <table:table-cell office:value-type="float" office:value="26.5482" calcext:value-type="float">
            <text:p>2.65E+01</text:p>
          </table:table-cell>
          <table:table-cell table:formula="of:=[.C125]+0.2" office:value-type="float" office:value="24.7999999999999" calcext:value-type="float">
            <text:p>24.7999999999999</text:p>
          </table:table-cell>
        </table:table-row>
        <table:table-row table:style-name="ro1">
          <table:table-cell office:value-type="float" office:value="22.9531" calcext:value-type="float">
            <text:p>2.30E+01</text:p>
          </table:table-cell>
          <table:table-cell office:value-type="float" office:value="26.6441" calcext:value-type="float">
            <text:p>2.66E+01</text:p>
          </table:table-cell>
          <table:table-cell table:formula="of:=[.C126]+0.2" office:value-type="float" office:value="24.9999999999999" calcext:value-type="float">
            <text:p>24.9999999999999</text:p>
          </table:table-cell>
        </table:table-row>
        <table:table-row table:style-name="ro1">
          <table:table-cell office:value-type="float" office:value="22.996" calcext:value-type="float">
            <text:p>2.30E+01</text:p>
          </table:table-cell>
          <table:table-cell office:value-type="float" office:value="26.7406" calcext:value-type="float">
            <text:p>2.67E+01</text:p>
          </table:table-cell>
          <table:table-cell table:formula="of:=[.C127]+0.2" office:value-type="float" office:value="25.1999999999999" calcext:value-type="float">
            <text:p>25.1999999999999</text:p>
          </table:table-cell>
        </table:table-row>
        <table:table-row table:style-name="ro1">
          <table:table-cell office:value-type="float" office:value="23.0392" calcext:value-type="float">
            <text:p>2.30E+01</text:p>
          </table:table-cell>
          <table:table-cell office:value-type="float" office:value="26.8378" calcext:value-type="float">
            <text:p>2.68E+01</text:p>
          </table:table-cell>
          <table:table-cell table:formula="of:=[.C128]+0.2" office:value-type="float" office:value="25.3999999999999" calcext:value-type="float">
            <text:p>25.3999999999999</text:p>
          </table:table-cell>
        </table:table-row>
        <table:table-row table:style-name="ro1">
          <table:table-cell office:value-type="float" office:value="23.0826" calcext:value-type="float">
            <text:p>2.31E+01</text:p>
          </table:table-cell>
          <table:table-cell office:value-type="float" office:value="26.9355" calcext:value-type="float">
            <text:p>2.69E+01</text:p>
          </table:table-cell>
          <table:table-cell table:formula="of:=[.C129]+0.2" office:value-type="float" office:value="25.5999999999999" calcext:value-type="float">
            <text:p>25.5999999999999</text:p>
          </table:table-cell>
        </table:table-row>
        <table:table-row table:style-name="ro1">
          <table:table-cell office:value-type="float" office:value="23.1263" calcext:value-type="float">
            <text:p>2.31E+01</text:p>
          </table:table-cell>
          <table:table-cell office:value-type="float" office:value="27.0338" calcext:value-type="float">
            <text:p>2.70E+01</text:p>
          </table:table-cell>
          <table:table-cell table:formula="of:=[.C130]+0.2" office:value-type="float" office:value="25.7999999999999" calcext:value-type="float">
            <text:p>25.7999999999999</text:p>
          </table:table-cell>
        </table:table-row>
        <table:table-row table:style-name="ro1">
          <table:table-cell office:value-type="float" office:value="23.1703" calcext:value-type="float">
            <text:p>2.32E+01</text:p>
          </table:table-cell>
          <table:table-cell office:value-type="float" office:value="27.1328" calcext:value-type="float">
            <text:p>2.71E+01</text:p>
          </table:table-cell>
          <table:table-cell table:formula="of:=[.C131]+0.2" office:value-type="float" office:value="25.9999999999999" calcext:value-type="float">
            <text:p>25.9999999999999</text:p>
          </table:table-cell>
        </table:table-row>
        <table:table-row table:style-name="ro1">
          <table:table-cell office:value-type="float" office:value="23.2145" calcext:value-type="float">
            <text:p>2.32E+01</text:p>
          </table:table-cell>
          <table:table-cell office:value-type="float" office:value="27.2323" calcext:value-type="float">
            <text:p>2.72E+01</text:p>
          </table:table-cell>
          <table:table-cell table:formula="of:=[.C132]+0.2" office:value-type="float" office:value="26.1999999999999" calcext:value-type="float">
            <text:p>26.1999999999999</text:p>
          </table:table-cell>
        </table:table-row>
        <table:table-row table:style-name="ro1">
          <table:table-cell office:value-type="float" office:value="23.259" calcext:value-type="float">
            <text:p>2.33E+01</text:p>
          </table:table-cell>
          <table:table-cell office:value-type="float" office:value="27.3325" calcext:value-type="float">
            <text:p>2.73E+01</text:p>
          </table:table-cell>
          <table:table-cell table:formula="of:=[.C133]+0.2" office:value-type="float" office:value="26.3999999999999" calcext:value-type="float">
            <text:p>26.3999999999999</text:p>
          </table:table-cell>
        </table:table-row>
        <table:table-row table:style-name="ro1">
          <table:table-cell office:value-type="float" office:value="23.3038" calcext:value-type="float">
            <text:p>2.33E+01</text:p>
          </table:table-cell>
          <table:table-cell office:value-type="float" office:value="27.4332" calcext:value-type="float">
            <text:p>2.74E+01</text:p>
          </table:table-cell>
          <table:table-cell table:formula="of:=[.C134]+0.2" office:value-type="float" office:value="26.5999999999999" calcext:value-type="float">
            <text:p>26.5999999999999</text:p>
          </table:table-cell>
        </table:table-row>
        <table:table-row table:style-name="ro1">
          <table:table-cell office:value-type="float" office:value="23.3489" calcext:value-type="float">
            <text:p>2.33E+01</text:p>
          </table:table-cell>
          <table:table-cell office:value-type="float" office:value="27.5345" calcext:value-type="float">
            <text:p>2.75E+01</text:p>
          </table:table-cell>
          <table:table-cell table:formula="of:=[.C135]+0.2" office:value-type="float" office:value="26.7999999999999" calcext:value-type="float">
            <text:p>26.7999999999999</text:p>
          </table:table-cell>
        </table:table-row>
        <table:table-row table:style-name="ro1">
          <table:table-cell office:value-type="float" office:value="23.3942" calcext:value-type="float">
            <text:p>2.34E+01</text:p>
          </table:table-cell>
          <table:table-cell office:value-type="float" office:value="27.6365" calcext:value-type="float">
            <text:p>2.76E+01</text:p>
          </table:table-cell>
          <table:table-cell table:formula="of:=[.C136]+0.2" office:value-type="float" office:value="26.9999999999999" calcext:value-type="float">
            <text:p>26.9999999999999</text:p>
          </table:table-cell>
        </table:table-row>
        <table:table-row table:style-name="ro1">
          <table:table-cell office:value-type="float" office:value="23.4397" calcext:value-type="float">
            <text:p>2.34E+01</text:p>
          </table:table-cell>
          <table:table-cell office:value-type="float" office:value="27.739" calcext:value-type="float">
            <text:p>2.77E+01</text:p>
          </table:table-cell>
          <table:table-cell table:formula="of:=[.C137]+0.2" office:value-type="float" office:value="27.1999999999999" calcext:value-type="float">
            <text:p>27.1999999999999</text:p>
          </table:table-cell>
        </table:table-row>
        <table:table-row table:style-name="ro1">
          <table:table-cell office:value-type="float" office:value="23.4855" calcext:value-type="float">
            <text:p>2.35E+01</text:p>
          </table:table-cell>
          <table:table-cell office:value-type="float" office:value="27.8421" calcext:value-type="float">
            <text:p>2.78E+01</text:p>
          </table:table-cell>
          <table:table-cell table:formula="of:=[.C138]+0.2" office:value-type="float" office:value="27.3999999999999" calcext:value-type="float">
            <text:p>27.3999999999999</text:p>
          </table:table-cell>
        </table:table-row>
        <table:table-row table:style-name="ro1">
          <table:table-cell office:value-type="float" office:value="23.5316" calcext:value-type="float">
            <text:p>2.35E+01</text:p>
          </table:table-cell>
          <table:table-cell office:value-type="float" office:value="27.9458" calcext:value-type="float">
            <text:p>2.79E+01</text:p>
          </table:table-cell>
          <table:table-cell table:formula="of:=[.C139]+0.2" office:value-type="float" office:value="27.5999999999999" calcext:value-type="float">
            <text:p>27.5999999999999</text:p>
          </table:table-cell>
        </table:table-row>
        <table:table-row table:style-name="ro1">
          <table:table-cell office:value-type="float" office:value="23.578" calcext:value-type="float">
            <text:p>2.36E+01</text:p>
          </table:table-cell>
          <table:table-cell office:value-type="float" office:value="28.0501" calcext:value-type="float">
            <text:p>2.81E+01</text:p>
          </table:table-cell>
          <table:table-cell table:formula="of:=[.C140]+0.2" office:value-type="float" office:value="27.7999999999999" calcext:value-type="float">
            <text:p>27.7999999999999</text:p>
          </table:table-cell>
        </table:table-row>
        <table:table-row table:style-name="ro1">
          <table:table-cell office:value-type="float" office:value="23.6246" calcext:value-type="float">
            <text:p>2.36E+01</text:p>
          </table:table-cell>
          <table:table-cell office:value-type="float" office:value="28.1549" calcext:value-type="float">
            <text:p>2.82E+01</text:p>
          </table:table-cell>
          <table:table-cell table:formula="of:=[.C141]+0.2" office:value-type="float" office:value="27.9999999999999" calcext:value-type="float">
            <text:p>27.9999999999999</text:p>
          </table:table-cell>
        </table:table-row>
        <table:table-row table:style-name="ro1">
          <table:table-cell office:value-type="float" office:value="23.6715" calcext:value-type="float">
            <text:p>2.37E+01</text:p>
          </table:table-cell>
          <table:table-cell office:value-type="float" office:value="28.2604" calcext:value-type="float">
            <text:p>2.83E+01</text:p>
          </table:table-cell>
          <table:table-cell table:formula="of:=[.C142]+0.2" office:value-type="float" office:value="28.1999999999999" calcext:value-type="float">
            <text:p>28.1999999999999</text:p>
          </table:table-cell>
        </table:table-row>
        <table:table-row table:style-name="ro1">
          <table:table-cell office:value-type="float" office:value="23.7186" calcext:value-type="float">
            <text:p>2.37E+01</text:p>
          </table:table-cell>
          <table:table-cell office:value-type="float" office:value="28.3664" calcext:value-type="float">
            <text:p>2.84E+01</text:p>
          </table:table-cell>
          <table:table-cell table:formula="of:=[.C143]+0.2" office:value-type="float" office:value="28.3999999999999" calcext:value-type="float">
            <text:p>28.3999999999999</text:p>
          </table:table-cell>
        </table:table-row>
        <table:table-row table:style-name="ro1">
          <table:table-cell office:value-type="float" office:value="23.766" calcext:value-type="float">
            <text:p>2.38E+01</text:p>
          </table:table-cell>
          <table:table-cell office:value-type="float" office:value="28.473" calcext:value-type="float">
            <text:p>2.85E+01</text:p>
          </table:table-cell>
          <table:table-cell table:formula="of:=[.C144]+0.2" office:value-type="float" office:value="28.5999999999999" calcext:value-type="float">
            <text:p>28.5999999999999</text:p>
          </table:table-cell>
        </table:table-row>
        <table:table-row table:style-name="ro1">
          <table:table-cell office:value-type="float" office:value="23.8136" calcext:value-type="float">
            <text:p>2.38E+01</text:p>
          </table:table-cell>
          <table:table-cell office:value-type="float" office:value="28.5802" calcext:value-type="float">
            <text:p>2.86E+01</text:p>
          </table:table-cell>
          <table:table-cell table:formula="of:=[.C145]+0.2" office:value-type="float" office:value="28.7999999999999" calcext:value-type="float">
            <text:p>28.7999999999999</text:p>
          </table:table-cell>
        </table:table-row>
        <table:table-row table:style-name="ro1">
          <table:table-cell office:value-type="float" office:value="23.8615" calcext:value-type="float">
            <text:p>2.39E+01</text:p>
          </table:table-cell>
          <table:table-cell office:value-type="float" office:value="28.688" calcext:value-type="float">
            <text:p>2.87E+01</text:p>
          </table:table-cell>
          <table:table-cell table:formula="of:=[.C146]+0.2" office:value-type="float" office:value="28.9999999999999" calcext:value-type="float">
            <text:p>28.9999999999999</text:p>
          </table:table-cell>
        </table:table-row>
        <table:table-row table:style-name="ro1">
          <table:table-cell office:value-type="float" office:value="23.9097" calcext:value-type="float">
            <text:p>2.39E+01</text:p>
          </table:table-cell>
          <table:table-cell office:value-type="float" office:value="28.7963" calcext:value-type="float">
            <text:p>2.88E+01</text:p>
          </table:table-cell>
          <table:table-cell table:formula="of:=[.C147]+0.2" office:value-type="float" office:value="29.1999999999999" calcext:value-type="float">
            <text:p>29.1999999999999</text:p>
          </table:table-cell>
        </table:table-row>
        <table:table-row table:style-name="ro1">
          <table:table-cell office:value-type="float" office:value="23.9581" calcext:value-type="float">
            <text:p>2.40E+01</text:p>
          </table:table-cell>
          <table:table-cell office:value-type="float" office:value="28.9053" calcext:value-type="float">
            <text:p>2.89E+01</text:p>
          </table:table-cell>
          <table:table-cell table:formula="of:=[.C148]+0.2" office:value-type="float" office:value="29.3999999999999" calcext:value-type="float">
            <text:p>29.3999999999999</text:p>
          </table:table-cell>
        </table:table-row>
        <table:table-row table:style-name="ro1">
          <table:table-cell office:value-type="float" office:value="24.0067" calcext:value-type="float">
            <text:p>2.40E+01</text:p>
          </table:table-cell>
          <table:table-cell office:value-type="float" office:value="29.0147" calcext:value-type="float">
            <text:p>2.90E+01</text:p>
          </table:table-cell>
          <table:table-cell table:formula="of:=[.C149]+0.2" office:value-type="float" office:value="29.5999999999999" calcext:value-type="float">
            <text:p>29.5999999999999</text:p>
          </table:table-cell>
        </table:table-row>
        <table:table-row table:style-name="ro1">
          <table:table-cell office:value-type="float" office:value="24.0556" calcext:value-type="float">
            <text:p>2.41E+01</text:p>
          </table:table-cell>
          <table:table-cell office:value-type="float" office:value="29.1248" calcext:value-type="float">
            <text:p>2.91E+01</text:p>
          </table:table-cell>
          <table:table-cell table:formula="of:=[.C150]+0.2" office:value-type="float" office:value="29.7999999999999" calcext:value-type="float">
            <text:p>29.7999999999999</text:p>
          </table:table-cell>
        </table:table-row>
        <table:table-row table:style-name="ro1">
          <table:table-cell office:value-type="float" office:value="24.1048" calcext:value-type="float">
            <text:p>2.41E+01</text:p>
          </table:table-cell>
          <table:table-cell office:value-type="float" office:value="29.2354" calcext:value-type="float">
            <text:p>2.92E+01</text:p>
          </table:table-cell>
          <table:table-cell table:formula="of:=[.C151]+0.2" office:value-type="float" office:value="29.9999999999999" calcext:value-type="float">
            <text:p>29.9999999999999</text:p>
          </table:table-cell>
        </table:table-row>
        <table:table-row table:style-name="ro1">
          <table:table-cell office:value-type="float" office:value="24.1542" calcext:value-type="float">
            <text:p>2.42E+01</text:p>
          </table:table-cell>
          <table:table-cell office:value-type="float" office:value="29.3466" calcext:value-type="float">
            <text:p>2.93E+01</text:p>
          </table:table-cell>
          <table:table-cell table:formula="of:=[.C152]+0.2" office:value-type="float" office:value="30.1999999999999" calcext:value-type="float">
            <text:p>30.1999999999999</text:p>
          </table:table-cell>
        </table:table-row>
        <table:table-row table:style-name="ro1">
          <table:table-cell office:value-type="float" office:value="24.2039" calcext:value-type="float">
            <text:p>2.42E+01</text:p>
          </table:table-cell>
          <table:table-cell office:value-type="float" office:value="29.4584" calcext:value-type="float">
            <text:p>2.95E+01</text:p>
          </table:table-cell>
          <table:table-cell table:formula="of:=[.C153]+0.2" office:value-type="float" office:value="30.3999999999999" calcext:value-type="float">
            <text:p>30.3999999999999</text:p>
          </table:table-cell>
        </table:table-row>
        <table:table-row table:style-name="ro1">
          <table:table-cell office:value-type="float" office:value="24.2538" calcext:value-type="float">
            <text:p>2.43E+01</text:p>
          </table:table-cell>
          <table:table-cell office:value-type="float" office:value="29.5707" calcext:value-type="float">
            <text:p>2.96E+01</text:p>
          </table:table-cell>
          <table:table-cell table:formula="of:=[.C154]+0.2" office:value-type="float" office:value="30.5999999999999" calcext:value-type="float">
            <text:p>30.5999999999999</text:p>
          </table:table-cell>
        </table:table-row>
        <table:table-row table:style-name="ro1">
          <table:table-cell office:value-type="float" office:value="24.304" calcext:value-type="float">
            <text:p>2.43E+01</text:p>
          </table:table-cell>
          <table:table-cell office:value-type="float" office:value="29.6836" calcext:value-type="float">
            <text:p>2.97E+01</text:p>
          </table:table-cell>
          <table:table-cell table:formula="of:=[.C155]+0.2" office:value-type="float" office:value="30.7999999999999" calcext:value-type="float">
            <text:p>30.7999999999999</text:p>
          </table:table-cell>
        </table:table-row>
        <table:table-row table:style-name="ro1">
          <table:table-cell office:value-type="float" office:value="24.3544" calcext:value-type="float">
            <text:p>2.44E+01</text:p>
          </table:table-cell>
          <table:table-cell office:value-type="float" office:value="29.797" calcext:value-type="float">
            <text:p>2.98E+01</text:p>
          </table:table-cell>
          <table:table-cell table:formula="of:=[.C156]+0.2" office:value-type="float" office:value="30.9999999999999" calcext:value-type="float">
            <text:p>30.9999999999999</text:p>
          </table:table-cell>
        </table:table-row>
        <table:table-row table:style-name="ro1">
          <table:table-cell office:value-type="float" office:value="24.4051" calcext:value-type="float">
            <text:p>2.44E+01</text:p>
          </table:table-cell>
          <table:table-cell office:value-type="float" office:value="29.911" calcext:value-type="float">
            <text:p>2.99E+01</text:p>
          </table:table-cell>
          <table:table-cell table:formula="of:=[.C157]+0.2" office:value-type="float" office:value="31.1999999999999" calcext:value-type="float">
            <text:p>31.1999999999999</text:p>
          </table:table-cell>
        </table:table-row>
        <table:table-row table:style-name="ro1">
          <table:table-cell office:value-type="float" office:value="24.456" calcext:value-type="float">
            <text:p>2.45E+01</text:p>
          </table:table-cell>
          <table:table-cell office:value-type="float" office:value="30.0256" calcext:value-type="float">
            <text:p>3.00E+01</text:p>
          </table:table-cell>
          <table:table-cell table:formula="of:=[.C158]+0.2" office:value-type="float" office:value="31.3999999999999" calcext:value-type="float">
            <text:p>31.3999999999999</text:p>
          </table:table-cell>
        </table:table-row>
        <table:table-row table:style-name="ro1">
          <table:table-cell office:value-type="float" office:value="24.5072" calcext:value-type="float">
            <text:p>2.45E+01</text:p>
          </table:table-cell>
          <table:table-cell office:value-type="float" office:value="30.1407" calcext:value-type="float">
            <text:p>3.01E+01</text:p>
          </table:table-cell>
          <table:table-cell table:formula="of:=[.C159]+0.2" office:value-type="float" office:value="31.5999999999999" calcext:value-type="float">
            <text:p>31.5999999999999</text:p>
          </table:table-cell>
        </table:table-row>
        <table:table-row table:style-name="ro1">
          <table:table-cell office:value-type="float" office:value="24.5586" calcext:value-type="float">
            <text:p>2.46E+01</text:p>
          </table:table-cell>
          <table:table-cell office:value-type="float" office:value="30.2564" calcext:value-type="float">
            <text:p>3.03E+01</text:p>
          </table:table-cell>
          <table:table-cell table:formula="of:=[.C160]+0.2" office:value-type="float" office:value="31.7999999999999" calcext:value-type="float">
            <text:p>31.7999999999999</text:p>
          </table:table-cell>
        </table:table-row>
        <table:table-row table:style-name="ro1">
          <table:table-cell office:value-type="float" office:value="24.6102" calcext:value-type="float">
            <text:p>2.46E+01</text:p>
          </table:table-cell>
          <table:table-cell office:value-type="float" office:value="30.3726" calcext:value-type="float">
            <text:p>3.04E+01</text:p>
          </table:table-cell>
          <table:table-cell table:formula="of:=[.C161]+0.2" office:value-type="float" office:value="31.9999999999999" calcext:value-type="float">
            <text:p>31.9999999999999</text:p>
          </table:table-cell>
        </table:table-row>
        <table:table-row table:style-name="ro1">
          <table:table-cell office:value-type="float" office:value="24.6621" calcext:value-type="float">
            <text:p>2.47E+01</text:p>
          </table:table-cell>
          <table:table-cell office:value-type="float" office:value="30.4894" calcext:value-type="float">
            <text:p>3.05E+01</text:p>
          </table:table-cell>
          <table:table-cell table:formula="of:=[.C162]+0.2" office:value-type="float" office:value="32.1999999999999" calcext:value-type="float">
            <text:p>32.1999999999999</text:p>
          </table:table-cell>
        </table:table-row>
        <table:table-row table:style-name="ro1">
          <table:table-cell office:value-type="float" office:value="24.7142" calcext:value-type="float">
            <text:p>2.47E+01</text:p>
          </table:table-cell>
          <table:table-cell office:value-type="float" office:value="30.6067" calcext:value-type="float">
            <text:p>3.06E+01</text:p>
          </table:table-cell>
          <table:table-cell table:formula="of:=[.C163]+0.2" office:value-type="float" office:value="32.3999999999999" calcext:value-type="float">
            <text:p>32.3999999999999</text:p>
          </table:table-cell>
        </table:table-row>
        <table:table-row table:style-name="ro1">
          <table:table-cell office:value-type="float" office:value="24.7666" calcext:value-type="float">
            <text:p>2.48E+01</text:p>
          </table:table-cell>
          <table:table-cell office:value-type="float" office:value="30.7246" calcext:value-type="float">
            <text:p>3.07E+01</text:p>
          </table:table-cell>
          <table:table-cell table:formula="of:=[.C164]+0.2" office:value-type="float" office:value="32.5999999999999" calcext:value-type="float">
            <text:p>32.5999999999999</text:p>
          </table:table-cell>
        </table:table-row>
        <table:table-row table:style-name="ro1">
          <table:table-cell office:value-type="float" office:value="24.8193" calcext:value-type="float">
            <text:p>2.48E+01</text:p>
          </table:table-cell>
          <table:table-cell office:value-type="float" office:value="30.843" calcext:value-type="float">
            <text:p>3.08E+01</text:p>
          </table:table-cell>
          <table:table-cell table:formula="of:=[.C165]+0.2" office:value-type="float" office:value="32.7999999999999" calcext:value-type="float">
            <text:p>32.7999999999999</text:p>
          </table:table-cell>
        </table:table-row>
        <table:table-row table:style-name="ro1">
          <table:table-cell office:value-type="float" office:value="24.8721" calcext:value-type="float">
            <text:p>2.49E+01</text:p>
          </table:table-cell>
          <table:table-cell office:value-type="float" office:value="30.9619" calcext:value-type="float">
            <text:p>3.10E+01</text:p>
          </table:table-cell>
          <table:table-cell table:formula="of:=[.C166]+0.2" office:value-type="float" office:value="32.9999999999999" calcext:value-type="float">
            <text:p>32.9999999999999</text:p>
          </table:table-cell>
        </table:table-row>
        <table:table-row table:style-name="ro1">
          <table:table-cell office:value-type="float" office:value="24.9252" calcext:value-type="float">
            <text:p>2.49E+01</text:p>
          </table:table-cell>
          <table:table-cell office:value-type="float" office:value="31.0814" calcext:value-type="float">
            <text:p>3.11E+01</text:p>
          </table:table-cell>
          <table:table-cell table:formula="of:=[.C167]+0.2" office:value-type="float" office:value="33.1999999999999" calcext:value-type="float">
            <text:p>33.1999999999999</text:p>
          </table:table-cell>
        </table:table-row>
        <table:table-row table:style-name="ro1">
          <table:table-cell office:value-type="float" office:value="24.9786" calcext:value-type="float">
            <text:p>2.50E+01</text:p>
          </table:table-cell>
          <table:table-cell office:value-type="float" office:value="31.2015" calcext:value-type="float">
            <text:p>3.12E+01</text:p>
          </table:table-cell>
          <table:table-cell table:formula="of:=[.C168]+0.2" office:value-type="float" office:value="33.3999999999999" calcext:value-type="float">
            <text:p>33.3999999999999</text:p>
          </table:table-cell>
        </table:table-row>
        <table:table-row table:style-name="ro1">
          <table:table-cell office:value-type="float" office:value="25.0322" calcext:value-type="float">
            <text:p>2.50E+01</text:p>
          </table:table-cell>
          <table:table-cell office:value-type="float" office:value="31.322" calcext:value-type="float">
            <text:p>3.13E+01</text:p>
          </table:table-cell>
          <table:table-cell table:formula="of:=[.C169]+0.2" office:value-type="float" office:value="33.5999999999999" calcext:value-type="float">
            <text:p>33.5999999999999</text:p>
          </table:table-cell>
        </table:table-row>
        <table:table-row table:style-name="ro1">
          <table:table-cell office:value-type="float" office:value="25.086" calcext:value-type="float">
            <text:p>2.51E+01</text:p>
          </table:table-cell>
          <table:table-cell office:value-type="float" office:value="31.4431" calcext:value-type="float">
            <text:p>3.14E+01</text:p>
          </table:table-cell>
          <table:table-cell table:formula="of:=[.C170]+0.2" office:value-type="float" office:value="33.7999999999999" calcext:value-type="float">
            <text:p>33.7999999999999</text:p>
          </table:table-cell>
        </table:table-row>
        <table:table-row table:style-name="ro1">
          <table:table-cell office:value-type="float" office:value="25.1401" calcext:value-type="float">
            <text:p>2.51E+01</text:p>
          </table:table-cell>
          <table:table-cell office:value-type="float" office:value="31.5648" calcext:value-type="float">
            <text:p>3.16E+01</text:p>
          </table:table-cell>
          <table:table-cell table:formula="of:=[.C171]+0.2" office:value-type="float" office:value="33.9999999999999" calcext:value-type="float">
            <text:p>33.9999999999999</text:p>
          </table:table-cell>
        </table:table-row>
        <table:table-row table:style-name="ro1">
          <table:table-cell office:value-type="float" office:value="25.1944" calcext:value-type="float">
            <text:p>2.52E+01</text:p>
          </table:table-cell>
          <table:table-cell office:value-type="float" office:value="31.687" calcext:value-type="float">
            <text:p>3.17E+01</text:p>
          </table:table-cell>
          <table:table-cell table:formula="of:=[.C172]+0.2" office:value-type="float" office:value="34.1999999999999" calcext:value-type="float">
            <text:p>34.1999999999999</text:p>
          </table:table-cell>
        </table:table-row>
        <table:table-row table:style-name="ro1">
          <table:table-cell office:value-type="float" office:value="25.2489" calcext:value-type="float">
            <text:p>2.52E+01</text:p>
          </table:table-cell>
          <table:table-cell office:value-type="float" office:value="31.8097" calcext:value-type="float">
            <text:p>3.18E+01</text:p>
          </table:table-cell>
          <table:table-cell table:formula="of:=[.C173]+0.2" office:value-type="float" office:value="34.3999999999999" calcext:value-type="float">
            <text:p>34.3999999999999</text:p>
          </table:table-cell>
        </table:table-row>
        <table:table-row table:style-name="ro1">
          <table:table-cell office:value-type="float" office:value="25.3037" calcext:value-type="float">
            <text:p>2.53E+01</text:p>
          </table:table-cell>
          <table:table-cell office:value-type="float" office:value="31.9329" calcext:value-type="float">
            <text:p>3.19E+01</text:p>
          </table:table-cell>
          <table:table-cell table:formula="of:=[.C174]+0.2" office:value-type="float" office:value="34.5999999999999" calcext:value-type="float">
            <text:p>34.5999999999999</text:p>
          </table:table-cell>
        </table:table-row>
        <table:table-row table:style-name="ro1">
          <table:table-cell office:value-type="float" office:value="25.3587" calcext:value-type="float">
            <text:p>2.54E+01</text:p>
          </table:table-cell>
          <table:table-cell office:value-type="float" office:value="32.0567" calcext:value-type="float">
            <text:p>3.21E+01</text:p>
          </table:table-cell>
          <table:table-cell table:formula="of:=[.C175]+0.2"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25.4139" calcext:value-type="float">
            <text:p>2.54E+01</text:p>
          </table:table-cell>
          <table:table-cell office:value-type="float" office:value="32.181" calcext:value-type="float">
            <text:p>3.22E+01</text:p>
          </table:table-cell>
          <table:table-cell table:formula="of:=[.C176]+0.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.4694" calcext:value-type="float">
            <text:p>2.55E+01</text:p>
          </table:table-cell>
          <table:table-cell office:value-type="float" office:value="32.3058" calcext:value-type="float">
            <text:p>3.23E+01</text:p>
          </table:table-cell>
          <table:table-cell table:formula="of:=[.C177]+0.2"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25.5251" calcext:value-type="float">
            <text:p>2.55E+01</text:p>
          </table:table-cell>
          <table:table-cell office:value-type="float" office:value="32.4312" calcext:value-type="float">
            <text:p>3.24E+01</text:p>
          </table:table-cell>
          <table:table-cell table:formula="of:=[.C178]+0.2"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25.5811" calcext:value-type="float">
            <text:p>2.56E+01</text:p>
          </table:table-cell>
          <table:table-cell office:value-type="float" office:value="32.557" calcext:value-type="float">
            <text:p>3.26E+01</text:p>
          </table:table-cell>
          <table:table-cell table:formula="of:=[.C179]+0.2"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25.6372" calcext:value-type="float">
            <text:p>2.56E+01</text:p>
          </table:table-cell>
          <table:table-cell office:value-type="float" office:value="32.6834" calcext:value-type="float">
            <text:p>3.27E+01</text:p>
          </table:table-cell>
          <table:table-cell table:formula="of:=[.C180]+0.2"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25.6936" calcext:value-type="float">
            <text:p>2.57E+01</text:p>
          </table:table-cell>
          <table:table-cell office:value-type="float" office:value="32.8103" calcext:value-type="float">
            <text:p>3.28E+01</text:p>
          </table:table-cell>
          <table:table-cell table:formula="of:=[.C181]+0.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.7503" calcext:value-type="float">
            <text:p>2.58E+01</text:p>
          </table:table-cell>
          <table:table-cell office:value-type="float" office:value="32.9378" calcext:value-type="float">
            <text:p>3.29E+01</text:p>
          </table:table-cell>
          <table:table-cell table:formula="of:=[.C182]+0.2"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25.8071" calcext:value-type="float">
            <text:p>2.58E+01</text:p>
          </table:table-cell>
          <table:table-cell office:value-type="float" office:value="33.0657" calcext:value-type="float">
            <text:p>3.31E+01</text:p>
          </table:table-cell>
          <table:table-cell table:formula="of:=[.C183]+0.2"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25.8642" calcext:value-type="float">
            <text:p>2.59E+01</text:p>
          </table:table-cell>
          <table:table-cell office:value-type="float" office:value="33.1941" calcext:value-type="float">
            <text:p>3.32E+01</text:p>
          </table:table-cell>
          <table:table-cell table:formula="of:=[.C184]+0.2"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25.9215" calcext:value-type="float">
            <text:p>2.59E+01</text:p>
          </table:table-cell>
          <table:table-cell office:value-type="float" office:value="33.3231" calcext:value-type="float">
            <text:p>3.33E+01</text:p>
          </table:table-cell>
          <table:table-cell table:formula="of:=[.C185]+0.2"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25.9791" calcext:value-type="float">
            <text:p>2.60E+01</text:p>
          </table:table-cell>
          <table:table-cell office:value-type="float" office:value="33.4526" calcext:value-type="float">
            <text:p>3.35E+01</text:p>
          </table:table-cell>
          <table:table-cell table:formula="of:=[.C186]+0.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.0369" calcext:value-type="float">
            <text:p>2.60E+01</text:p>
          </table:table-cell>
          <table:table-cell office:value-type="float" office:value="33.5826" calcext:value-type="float">
            <text:p>3.36E+01</text:p>
          </table:table-cell>
          <table:table-cell table:formula="of:=[.C187]+0.2"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26.0949" calcext:value-type="float">
            <text:p>2.61E+01</text:p>
          </table:table-cell>
          <table:table-cell office:value-type="float" office:value="33.7131" calcext:value-type="float">
            <text:p>3.37E+01</text:p>
          </table:table-cell>
          <table:table-cell table:formula="of:=[.C188]+0.2"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26.1531" calcext:value-type="float">
            <text:p>2.62E+01</text:p>
          </table:table-cell>
          <table:table-cell office:value-type="float" office:value="33.8441" calcext:value-type="float">
            <text:p>3.38E+01</text:p>
          </table:table-cell>
          <table:table-cell table:formula="of:=[.C189]+0.2"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26.2115" calcext:value-type="float">
            <text:p>2.62E+01</text:p>
          </table:table-cell>
          <table:table-cell office:value-type="float" office:value="33.9756" calcext:value-type="float">
            <text:p>3.40E+01</text:p>
          </table:table-cell>
          <table:table-cell table:formula="of:=[.C190]+0.2" office:value-type="float" office:value="37.8" calcext:value-type="float">
            <text:p>37.8</text:p>
          </table:table-cell>
        </table:table-row>
        <table:table-row table:style-name="ro1">
          <table:table-cell office:value-type="float" office:value="26.2702" calcext:value-type="float">
            <text:p>2.63E+01</text:p>
          </table:table-cell>
          <table:table-cell office:value-type="float" office:value="34.1076" calcext:value-type="float">
            <text:p>3.41E+01</text:p>
          </table:table-cell>
          <table:table-cell table:formula="of:=[.C191]+0.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.3291" calcext:value-type="float">
            <text:p>2.63E+01</text:p>
          </table:table-cell>
          <table:table-cell office:value-type="float" office:value="34.2401" calcext:value-type="float">
            <text:p>3.42E+01</text:p>
          </table:table-cell>
          <table:table-cell table:formula="of:=[.C192]+0.2"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26.3882" calcext:value-type="float">
            <text:p>2.64E+01</text:p>
          </table:table-cell>
          <table:table-cell office:value-type="float" office:value="34.3731" calcext:value-type="float">
            <text:p>3.44E+01</text:p>
          </table:table-cell>
          <table:table-cell table:formula="of:=[.C193]+0.2"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26.4475" calcext:value-type="float">
            <text:p>2.64E+01</text:p>
          </table:table-cell>
          <table:table-cell office:value-type="float" office:value="34.5066" calcext:value-type="float">
            <text:p>3.45E+01</text:p>
          </table:table-cell>
          <table:table-cell table:formula="of:=[.C194]+0.2"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26.5071" calcext:value-type="float">
            <text:p>2.65E+01</text:p>
          </table:table-cell>
          <table:table-cell office:value-type="float" office:value="34.6406" calcext:value-type="float">
            <text:p>3.46E+01</text:p>
          </table:table-cell>
          <table:table-cell table:formula="of:=[.C195]+0.2" office:value-type="float" office:value="38.8" calcext:value-type="float">
            <text:p>38.8</text:p>
          </table:table-cell>
        </table:table-row>
        <table:table-row table:style-name="ro1">
          <table:table-cell office:value-type="float" office:value="26.5668" calcext:value-type="float">
            <text:p>2.66E+01</text:p>
          </table:table-cell>
          <table:table-cell office:value-type="float" office:value="34.7751" calcext:value-type="float">
            <text:p>3.48E+01</text:p>
          </table:table-cell>
          <table:table-cell table:formula="of:=[.C196]+0.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.6268" calcext:value-type="float">
            <text:p>2.66E+01</text:p>
          </table:table-cell>
          <table:table-cell office:value-type="float" office:value="34.9101" calcext:value-type="float">
            <text:p>3.49E+01</text:p>
          </table:table-cell>
          <table:table-cell table:formula="of:=[.C197]+0.2" office:value-type="float" office:value="39.2" calcext:value-type="float">
            <text:p>39.2</text:p>
          </table:table-cell>
        </table:table-row>
        <table:table-row table:style-name="ro1">
          <table:table-cell office:value-type="float" office:value="26.687" calcext:value-type="float">
            <text:p>2.67E+01</text:p>
          </table:table-cell>
          <table:table-cell office:value-type="float" office:value="35.0455" calcext:value-type="float">
            <text:p>3.50E+01</text:p>
          </table:table-cell>
          <table:table-cell table:formula="of:=[.C198]+0.2"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26.7475" calcext:value-type="float">
            <text:p>2.67E+01</text:p>
          </table:table-cell>
          <table:table-cell office:value-type="float" office:value="35.1815" calcext:value-type="float">
            <text:p>3.52E+01</text:p>
          </table:table-cell>
          <table:table-cell table:formula="of:=[.C199]+0.2"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26.8081" calcext:value-type="float">
            <text:p>2.68E+01</text:p>
          </table:table-cell>
          <table:table-cell office:value-type="float" office:value="35.3179" calcext:value-type="float">
            <text:p>3.53E+01</text:p>
          </table:table-cell>
          <table:table-cell table:formula="of:=[.C200]+0.2"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26.869" calcext:value-type="float">
            <text:p>2.69E+01</text:p>
          </table:table-cell>
          <table:table-cell office:value-type="float" office:value="35.4549" calcext:value-type="float">
            <text:p>3.55E+01</text:p>
          </table:table-cell>
          <table:table-cell table:formula="of:=[.C201]+0.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.9301" calcext:value-type="float">
            <text:p>2.69E+01</text:p>
          </table:table-cell>
          <table:table-cell office:value-type="float" office:value="35.5923" calcext:value-type="float">
            <text:p>3.56E+01</text:p>
          </table:table-cell>
          <table:table-cell table:formula="of:=[.C202]+0.2" office:value-type="float" office:value="40.2" calcext:value-type="float">
            <text:p>40.2</text:p>
          </table:table-cell>
        </table:table-row>
        <table:table-row table:style-name="ro1">
          <table:table-cell office:value-type="float" office:value="26.9913" calcext:value-type="float">
            <text:p>2.70E+01</text:p>
          </table:table-cell>
          <table:table-cell office:value-type="float" office:value="35.7302" calcext:value-type="float">
            <text:p>3.57E+01</text:p>
          </table:table-cell>
          <table:table-cell table:formula="of:=[.C203]+0.2"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27.0529" calcext:value-type="float">
            <text:p>2.71E+01</text:p>
          </table:table-cell>
          <table:table-cell office:value-type="float" office:value="35.8686" calcext:value-type="float">
            <text:p>3.59E+01</text:p>
          </table:table-cell>
          <table:table-cell table:formula="of:=[.C204]+0.2" office:value-type="float" office:value="40.6" calcext:value-type="float">
            <text:p>40.6</text:p>
          </table:table-cell>
        </table:table-row>
        <table:table-row table:style-name="ro1">
          <table:table-cell office:value-type="float" office:value="27.1146" calcext:value-type="float">
            <text:p>2.71E+01</text:p>
          </table:table-cell>
          <table:table-cell office:value-type="float" office:value="36.0075" calcext:value-type="float">
            <text:p>3.60E+01</text:p>
          </table:table-cell>
          <table:table-cell table:formula="of:=[.C205]+0.2"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27.1765" calcext:value-type="float">
            <text:p>2.72E+01</text:p>
          </table:table-cell>
          <table:table-cell office:value-type="float" office:value="36.1468" calcext:value-type="float">
            <text:p>3.61E+01</text:p>
          </table:table-cell>
          <table:table-cell table:formula="of:=[.C206]+0.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.2386" calcext:value-type="float">
            <text:p>2.72E+01</text:p>
          </table:table-cell>
          <table:table-cell office:value-type="float" office:value="36.2866" calcext:value-type="float">
            <text:p>3.63E+01</text:p>
          </table:table-cell>
          <table:table-cell table:formula="of:=[.C207]+0.2"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27.301" calcext:value-type="float">
            <text:p>2.73E+01</text:p>
          </table:table-cell>
          <table:table-cell office:value-type="float" office:value="36.4269" calcext:value-type="float">
            <text:p>3.64E+01</text:p>
          </table:table-cell>
          <table:table-cell table:formula="of:=[.C208]+0.2" office:value-type="float" office:value="41.4000000000001" calcext:value-type="float">
            <text:p>41.4000000000001</text:p>
          </table:table-cell>
        </table:table-row>
        <table:table-row table:style-name="ro1">
          <table:table-cell office:value-type="float" office:value="27.3636" calcext:value-type="float">
            <text:p>2.74E+01</text:p>
          </table:table-cell>
          <table:table-cell office:value-type="float" office:value="36.5677" calcext:value-type="float">
            <text:p>3.66E+01</text:p>
          </table:table-cell>
          <table:table-cell table:formula="of:=[.C209]+0.2" office:value-type="float" office:value="41.6000000000001" calcext:value-type="float">
            <text:p>41.6000000000001</text:p>
          </table:table-cell>
        </table:table-row>
        <table:table-row table:style-name="ro1">
          <table:table-cell office:value-type="float" office:value="27.4263" calcext:value-type="float">
            <text:p>2.74E+01</text:p>
          </table:table-cell>
          <table:table-cell office:value-type="float" office:value="36.7089" calcext:value-type="float">
            <text:p>3.67E+01</text:p>
          </table:table-cell>
          <table:table-cell table:formula="of:=[.C210]+0.2" office:value-type="float" office:value="41.8000000000001" calcext:value-type="float">
            <text:p>41.8000000000001</text:p>
          </table:table-cell>
        </table:table-row>
        <table:table-row table:style-name="ro1">
          <table:table-cell office:value-type="float" office:value="27.4893" calcext:value-type="float">
            <text:p>2.75E+01</text:p>
          </table:table-cell>
          <table:table-cell office:value-type="float" office:value="36.8506" calcext:value-type="float">
            <text:p>3.69E+01</text:p>
          </table:table-cell>
          <table:table-cell table:formula="of:=[.C211]+0.2" office:value-type="float" office:value="42.0000000000001" calcext:value-type="float">
            <text:p>42.0000000000001</text:p>
          </table:table-cell>
        </table:table-row>
        <table:table-row table:style-name="ro1">
          <table:table-cell office:value-type="float" office:value="27.5525" calcext:value-type="float">
            <text:p>2.76E+01</text:p>
          </table:table-cell>
          <table:table-cell office:value-type="float" office:value="36.9928" calcext:value-type="float">
            <text:p>3.70E+01</text:p>
          </table:table-cell>
          <table:table-cell table:formula="of:=[.C212]+0.2" office:value-type="float" office:value="42.2000000000001" calcext:value-type="float">
            <text:p>42.2000000000001</text:p>
          </table:table-cell>
        </table:table-row>
        <table:table-row table:style-name="ro1">
          <table:table-cell office:value-type="float" office:value="27.6159" calcext:value-type="float">
            <text:p>2.76E+01</text:p>
          </table:table-cell>
          <table:table-cell office:value-type="float" office:value="37.1354" calcext:value-type="float">
            <text:p>3.71E+01</text:p>
          </table:table-cell>
          <table:table-cell table:formula="of:=[.C213]+0.2" office:value-type="float" office:value="42.4000000000001" calcext:value-type="float">
            <text:p>42.4000000000001</text:p>
          </table:table-cell>
        </table:table-row>
        <table:table-row table:style-name="ro1">
          <table:table-cell office:value-type="float" office:value="27.6795" calcext:value-type="float">
            <text:p>2.77E+01</text:p>
          </table:table-cell>
          <table:table-cell office:value-type="float" office:value="37.2785" calcext:value-type="float">
            <text:p>3.73E+01</text:p>
          </table:table-cell>
          <table:table-cell table:formula="of:=[.C214]+0.2" office:value-type="float" office:value="42.6000000000001" calcext:value-type="float">
            <text:p>42.6000000000001</text:p>
          </table:table-cell>
        </table:table-row>
        <table:table-row table:style-name="ro1">
          <table:table-cell office:value-type="float" office:value="27.7433" calcext:value-type="float">
            <text:p>2.77E+01</text:p>
          </table:table-cell>
          <table:table-cell office:value-type="float" office:value="37.4221" calcext:value-type="float">
            <text:p>3.74E+01</text:p>
          </table:table-cell>
          <table:table-cell table:formula="of:=[.C215]+0.2" office:value-type="float" office:value="42.8000000000001" calcext:value-type="float">
            <text:p>42.8000000000001</text:p>
          </table:table-cell>
        </table:table-row>
        <table:table-row table:style-name="ro1">
          <table:table-cell office:value-type="float" office:value="27.8073" calcext:value-type="float">
            <text:p>2.78E+01</text:p>
          </table:table-cell>
          <table:table-cell office:value-type="float" office:value="37.5662" calcext:value-type="float">
            <text:p>3.76E+01</text:p>
          </table:table-cell>
          <table:table-cell table:formula="of:=[.C216]+0.2" office:value-type="float" office:value="43.0000000000001" calcext:value-type="float">
            <text:p>43.0000000000001</text:p>
          </table:table-cell>
        </table:table-row>
        <table:table-row table:style-name="ro1">
          <table:table-cell office:value-type="float" office:value="27.8715" calcext:value-type="float">
            <text:p>2.79E+01</text:p>
          </table:table-cell>
          <table:table-cell office:value-type="float" office:value="37.7106" calcext:value-type="float">
            <text:p>3.77E+01</text:p>
          </table:table-cell>
          <table:table-cell table:formula="of:=[.C217]+0.2" office:value-type="float" office:value="43.2000000000001" calcext:value-type="float">
            <text:p>43.2000000000001</text:p>
          </table:table-cell>
        </table:table-row>
        <table:table-row table:style-name="ro1">
          <table:table-cell office:value-type="float" office:value="27.936" calcext:value-type="float">
            <text:p>2.79E+01</text:p>
          </table:table-cell>
          <table:table-cell office:value-type="float" office:value="37.8556" calcext:value-type="float">
            <text:p>3.79E+01</text:p>
          </table:table-cell>
          <table:table-cell table:formula="of:=[.C218]+0.2" office:value-type="float" office:value="43.4000000000001" calcext:value-type="float">
            <text:p>43.4000000000001</text:p>
          </table:table-cell>
        </table:table-row>
        <table:table-row table:style-name="ro1">
          <table:table-cell office:value-type="float" office:value="28.0006" calcext:value-type="float">
            <text:p>2.80E+01</text:p>
          </table:table-cell>
          <table:table-cell office:value-type="float" office:value="38.001" calcext:value-type="float">
            <text:p>3.80E+01</text:p>
          </table:table-cell>
          <table:table-cell table:formula="of:=[.C219]+0.2" office:value-type="float" office:value="43.6000000000001" calcext:value-type="float">
            <text:p>43.6000000000001</text:p>
          </table:table-cell>
        </table:table-row>
        <table:table-row table:style-name="ro1">
          <table:table-cell office:value-type="float" office:value="28.0654" calcext:value-type="float">
            <text:p>2.81E+01</text:p>
          </table:table-cell>
          <table:table-cell office:value-type="float" office:value="38.1469" calcext:value-type="float">
            <text:p>3.81E+01</text:p>
          </table:table-cell>
          <table:table-cell table:formula="of:=[.C220]+0.2" office:value-type="float" office:value="43.8000000000001" calcext:value-type="float">
            <text:p>43.8000000000001</text:p>
          </table:table-cell>
        </table:table-row>
        <table:table-row table:style-name="ro1">
          <table:table-cell office:value-type="float" office:value="28.1304" calcext:value-type="float">
            <text:p>2.81E+01</text:p>
          </table:table-cell>
          <table:table-cell office:value-type="float" office:value="38.2932" calcext:value-type="float">
            <text:p>3.83E+01</text:p>
          </table:table-cell>
          <table:table-cell table:formula="of:=[.C221]+0.2" office:value-type="float" office:value="44.0000000000001" calcext:value-type="float">
            <text:p>44.0000000000001</text:p>
          </table:table-cell>
        </table:table-row>
        <table:table-row table:style-name="ro1">
          <table:table-cell office:value-type="float" office:value="28.1957" calcext:value-type="float">
            <text:p>2.82E+01</text:p>
          </table:table-cell>
          <table:table-cell office:value-type="float" office:value="38.44" calcext:value-type="float">
            <text:p>3.84E+01</text:p>
          </table:table-cell>
          <table:table-cell table:formula="of:=[.C222]+0.2" office:value-type="float" office:value="44.2000000000001" calcext:value-type="float">
            <text:p>44.2000000000001</text:p>
          </table:table-cell>
        </table:table-row>
        <table:table-row table:style-name="ro1">
          <table:table-cell office:value-type="float" office:value="28.2611" calcext:value-type="float">
            <text:p>2.83E+01</text:p>
          </table:table-cell>
          <table:table-cell office:value-type="float" office:value="38.5872" calcext:value-type="float">
            <text:p>3.86E+01</text:p>
          </table:table-cell>
          <table:table-cell table:formula="of:=[.C223]+0.2" office:value-type="float" office:value="44.4000000000001" calcext:value-type="float">
            <text:p>44.4000000000001</text:p>
          </table:table-cell>
        </table:table-row>
        <table:table-row table:style-name="ro1">
          <table:table-cell office:value-type="float" office:value="28.3267" calcext:value-type="float">
            <text:p>2.83E+01</text:p>
          </table:table-cell>
          <table:table-cell office:value-type="float" office:value="38.7348" calcext:value-type="float">
            <text:p>3.87E+01</text:p>
          </table:table-cell>
          <table:table-cell table:formula="of:=[.C224]+0.2" office:value-type="float" office:value="44.6000000000001" calcext:value-type="float">
            <text:p>44.6000000000001</text:p>
          </table:table-cell>
        </table:table-row>
        <table:table-row table:style-name="ro1">
          <table:table-cell office:value-type="float" office:value="28.3926" calcext:value-type="float">
            <text:p>2.84E+01</text:p>
          </table:table-cell>
          <table:table-cell office:value-type="float" office:value="38.883" calcext:value-type="float">
            <text:p>3.89E+01</text:p>
          </table:table-cell>
          <table:table-cell table:formula="of:=[.C225]+0.2" office:value-type="float" office:value="44.8000000000001" calcext:value-type="float">
            <text:p>44.8000000000001</text:p>
          </table:table-cell>
        </table:table-row>
        <table:table-row table:style-name="ro1">
          <table:table-cell office:value-type="float" office:value="28.4586" calcext:value-type="float">
            <text:p>2.85E+01</text:p>
          </table:table-cell>
          <table:table-cell office:value-type="float" office:value="39.0315" calcext:value-type="float">
            <text:p>3.90E+01</text:p>
          </table:table-cell>
          <table:table-cell table:formula="of:=[.C226]+0.2" office:value-type="float" office:value="45.0000000000001" calcext:value-type="float">
            <text:p>45.0000000000001</text:p>
          </table:table-cell>
        </table:table-row>
        <table:table-row table:style-name="ro1">
          <table:table-cell office:value-type="float" office:value="28.5248" calcext:value-type="float">
            <text:p>2.85E+01</text:p>
          </table:table-cell>
          <table:table-cell office:value-type="float" office:value="39.1805" calcext:value-type="float">
            <text:p>3.92E+01</text:p>
          </table:table-cell>
          <table:table-cell table:formula="of:=[.C227]+0.2" office:value-type="float" office:value="45.2000000000001" calcext:value-type="float">
            <text:p>45.2000000000001</text:p>
          </table:table-cell>
        </table:table-row>
        <table:table-row table:style-name="ro1">
          <table:table-cell office:value-type="float" office:value="28.5912" calcext:value-type="float">
            <text:p>2.86E+01</text:p>
          </table:table-cell>
          <table:table-cell office:value-type="float" office:value="39.33" calcext:value-type="float">
            <text:p>3.93E+01</text:p>
          </table:table-cell>
          <table:table-cell table:formula="of:=[.C228]+0.2" office:value-type="float" office:value="45.4000000000001" calcext:value-type="float">
            <text:p>45.4000000000001</text:p>
          </table:table-cell>
        </table:table-row>
        <table:table-row table:style-name="ro1">
          <table:table-cell office:value-type="float" office:value="28.6579" calcext:value-type="float">
            <text:p>2.87E+01</text:p>
          </table:table-cell>
          <table:table-cell office:value-type="float" office:value="39.4799" calcext:value-type="float">
            <text:p>3.95E+01</text:p>
          </table:table-cell>
          <table:table-cell table:formula="of:=[.C229]+0.2" office:value-type="float" office:value="45.6000000000001" calcext:value-type="float">
            <text:p>45.6000000000001</text:p>
          </table:table-cell>
        </table:table-row>
        <table:table-row table:style-name="ro1">
          <table:table-cell office:value-type="float" office:value="28.7247" calcext:value-type="float">
            <text:p>2.87E+01</text:p>
          </table:table-cell>
          <table:table-cell office:value-type="float" office:value="39.6302" calcext:value-type="float">
            <text:p>3.96E+01</text:p>
          </table:table-cell>
          <table:table-cell table:formula="of:=[.C230]+0.2" office:value-type="float" office:value="45.8000000000001" calcext:value-type="float">
            <text:p>45.8000000000001</text:p>
          </table:table-cell>
        </table:table-row>
        <table:table-row table:style-name="ro1">
          <table:table-cell office:value-type="float" office:value="28.7917" calcext:value-type="float">
            <text:p>2.88E+01</text:p>
          </table:table-cell>
          <table:table-cell office:value-type="float" office:value="39.781" calcext:value-type="float">
            <text:p>3.98E+01</text:p>
          </table:table-cell>
          <table:table-cell table:formula="of:=[.C231]+0.2" office:value-type="float" office:value="46.0000000000001" calcext:value-type="float">
            <text:p>46.0000000000001</text:p>
          </table:table-cell>
        </table:table-row>
        <table:table-row table:style-name="ro1">
          <table:table-cell office:value-type="float" office:value="28.8589" calcext:value-type="float">
            <text:p>2.89E+01</text:p>
          </table:table-cell>
          <table:table-cell office:value-type="float" office:value="39.9322" calcext:value-type="float">
            <text:p>3.99E+01</text:p>
          </table:table-cell>
          <table:table-cell table:formula="of:=[.C232]+0.2" office:value-type="float" office:value="46.2000000000001" calcext:value-type="float">
            <text:p>46.2000000000001</text:p>
          </table:table-cell>
        </table:table-row>
        <table:table-row table:style-name="ro1">
          <table:table-cell office:value-type="float" office:value="28.9263" calcext:value-type="float">
            <text:p>2.89E+01</text:p>
          </table:table-cell>
          <table:table-cell office:value-type="float" office:value="40.0838" calcext:value-type="float">
            <text:p>4.01E+01</text:p>
          </table:table-cell>
          <table:table-cell table:formula="of:=[.C233]+0.2" office:value-type="float" office:value="46.4000000000001" calcext:value-type="float">
            <text:p>46.4000000000001</text:p>
          </table:table-cell>
        </table:table-row>
        <table:table-row table:style-name="ro1">
          <table:table-cell office:value-type="float" office:value="28.9939" calcext:value-type="float">
            <text:p>2.90E+01</text:p>
          </table:table-cell>
          <table:table-cell office:value-type="float" office:value="40.2359" calcext:value-type="float">
            <text:p>4.02E+01</text:p>
          </table:table-cell>
          <table:table-cell table:formula="of:=[.C234]+0.2" office:value-type="float" office:value="46.6000000000001" calcext:value-type="float">
            <text:p>46.6000000000001</text:p>
          </table:table-cell>
        </table:table-row>
        <table:table-row table:style-name="ro1">
          <table:table-cell office:value-type="float" office:value="29.0616" calcext:value-type="float">
            <text:p>2.91E+01</text:p>
          </table:table-cell>
          <table:table-cell office:value-type="float" office:value="40.3884" calcext:value-type="float">
            <text:p>4.04E+01</text:p>
          </table:table-cell>
          <table:table-cell table:formula="of:=[.C235]+0.2" office:value-type="float" office:value="46.8000000000001" calcext:value-type="float">
            <text:p>46.8000000000001</text:p>
          </table:table-cell>
        </table:table-row>
        <table:table-row table:style-name="ro1">
          <table:table-cell office:value-type="float" office:value="29.1296" calcext:value-type="float">
            <text:p>2.91E+01</text:p>
          </table:table-cell>
          <table:table-cell office:value-type="float" office:value="40.5413" calcext:value-type="float">
            <text:p>4.05E+01</text:p>
          </table:table-cell>
          <table:table-cell table:formula="of:=[.C236]+0.2" office:value-type="float" office:value="47.0000000000001" calcext:value-type="float">
            <text:p>47.0000000000001</text:p>
          </table:table-cell>
        </table:table-row>
        <table:table-row table:style-name="ro1">
          <table:table-cell office:value-type="float" office:value="29.1978" calcext:value-type="float">
            <text:p>2.92E+01</text:p>
          </table:table-cell>
          <table:table-cell office:value-type="float" office:value="40.6947" calcext:value-type="float">
            <text:p>4.07E+01</text:p>
          </table:table-cell>
          <table:table-cell table:formula="of:=[.C237]+0.2" office:value-type="float" office:value="47.2000000000001" calcext:value-type="float">
            <text:p>47.2000000000001</text:p>
          </table:table-cell>
        </table:table-row>
        <table:table-row table:style-name="ro1">
          <table:table-cell office:value-type="float" office:value="29.2661" calcext:value-type="float">
            <text:p>2.93E+01</text:p>
          </table:table-cell>
          <table:table-cell office:value-type="float" office:value="40.8484" calcext:value-type="float">
            <text:p>4.08E+01</text:p>
          </table:table-cell>
          <table:table-cell table:formula="of:=[.C238]+0.2" office:value-type="float" office:value="47.4000000000001" calcext:value-type="float">
            <text:p>47.4000000000001</text:p>
          </table:table-cell>
        </table:table-row>
        <table:table-row table:style-name="ro1">
          <table:table-cell office:value-type="float" office:value="29.3346" calcext:value-type="float">
            <text:p>2.93E+01</text:p>
          </table:table-cell>
          <table:table-cell office:value-type="float" office:value="41.0027" calcext:value-type="float">
            <text:p>4.10E+01</text:p>
          </table:table-cell>
          <table:table-cell table:formula="of:=[.C239]+0.2" office:value-type="float" office:value="47.6000000000001" calcext:value-type="float">
            <text:p>47.6000000000001</text:p>
          </table:table-cell>
        </table:table-row>
        <table:table-row table:style-name="ro1">
          <table:table-cell office:value-type="float" office:value="29.4034" calcext:value-type="float">
            <text:p>2.94E+01</text:p>
          </table:table-cell>
          <table:table-cell office:value-type="float" office:value="41.1573" calcext:value-type="float">
            <text:p>4.12E+01</text:p>
          </table:table-cell>
          <table:table-cell table:formula="of:=[.C240]+0.2" office:value-type="float" office:value="47.8000000000001" calcext:value-type="float">
            <text:p>47.8000000000001</text:p>
          </table:table-cell>
        </table:table-row>
        <table:table-row table:style-name="ro1">
          <table:table-cell office:value-type="float" office:value="29.4723" calcext:value-type="float">
            <text:p>2.95E+01</text:p>
          </table:table-cell>
          <table:table-cell office:value-type="float" office:value="41.3123" calcext:value-type="float">
            <text:p>4.13E+01</text:p>
          </table:table-cell>
          <table:table-cell table:formula="of:=[.C241]+0.2" office:value-type="float" office:value="48.0000000000001" calcext:value-type="float">
            <text:p>48.0000000000001</text:p>
          </table:table-cell>
        </table:table-row>
        <table:table-row table:style-name="ro1">
          <table:table-cell office:value-type="float" office:value="29.5414" calcext:value-type="float">
            <text:p>2.95E+01</text:p>
          </table:table-cell>
          <table:table-cell office:value-type="float" office:value="41.4678" calcext:value-type="float">
            <text:p>4.15E+01</text:p>
          </table:table-cell>
          <table:table-cell table:formula="of:=[.C242]+0.2" office:value-type="float" office:value="48.2000000000001" calcext:value-type="float">
            <text:p>48.2000000000001</text:p>
          </table:table-cell>
        </table:table-row>
        <table:table-row table:style-name="ro1">
          <table:table-cell office:value-type="float" office:value="29.6107" calcext:value-type="float">
            <text:p>2.96E+01</text:p>
          </table:table-cell>
          <table:table-cell office:value-type="float" office:value="41.6237" calcext:value-type="float">
            <text:p>4.16E+01</text:p>
          </table:table-cell>
          <table:table-cell table:formula="of:=[.C243]+0.2" office:value-type="float" office:value="48.4000000000002" calcext:value-type="float">
            <text:p>48.4000000000002</text:p>
          </table:table-cell>
        </table:table-row>
        <table:table-row table:style-name="ro1">
          <table:table-cell office:value-type="float" office:value="29.6802" calcext:value-type="float">
            <text:p>2.97E+01</text:p>
          </table:table-cell>
          <table:table-cell office:value-type="float" office:value="41.78" calcext:value-type="float">
            <text:p>4.18E+01</text:p>
          </table:table-cell>
          <table:table-cell table:formula="of:=[.C244]+0.2" office:value-type="float" office:value="48.6000000000002" calcext:value-type="float">
            <text:p>48.6000000000002</text:p>
          </table:table-cell>
        </table:table-row>
        <table:table-row table:style-name="ro1">
          <table:table-cell office:value-type="float" office:value="29.7498" calcext:value-type="float">
            <text:p>2.97E+01</text:p>
          </table:table-cell>
          <table:table-cell office:value-type="float" office:value="41.9368" calcext:value-type="float">
            <text:p>4.19E+01</text:p>
          </table:table-cell>
          <table:table-cell table:formula="of:=[.C245]+0.2" office:value-type="float" office:value="48.8000000000002" calcext:value-type="float">
            <text:p>48.8000000000002</text:p>
          </table:table-cell>
        </table:table-row>
        <table:table-row table:style-name="ro1">
          <table:table-cell office:value-type="float" office:value="29.8196" calcext:value-type="float">
            <text:p>2.98E+01</text:p>
          </table:table-cell>
          <table:table-cell office:value-type="float" office:value="42.0939" calcext:value-type="float">
            <text:p>4.21E+01</text:p>
          </table:table-cell>
          <table:table-cell table:formula="of:=[.C246]+0.2" office:value-type="float" office:value="49.0000000000002" calcext:value-type="float">
            <text:p>49.0000000000002</text:p>
          </table:table-cell>
        </table:table-row>
        <table:table-row table:style-name="ro1">
          <table:table-cell office:value-type="float" office:value="29.8897" calcext:value-type="float">
            <text:p>2.99E+01</text:p>
          </table:table-cell>
          <table:table-cell office:value-type="float" office:value="42.2515" calcext:value-type="float">
            <text:p>4.23E+01</text:p>
          </table:table-cell>
          <table:table-cell table:formula="of:=[.C247]+0.2" office:value-type="float" office:value="49.2000000000002" calcext:value-type="float">
            <text:p>49.2000000000002</text:p>
          </table:table-cell>
        </table:table-row>
        <table:table-row table:style-name="ro1">
          <table:table-cell office:value-type="float" office:value="29.9599" calcext:value-type="float">
            <text:p>3.00E+01</text:p>
          </table:table-cell>
          <table:table-cell office:value-type="float" office:value="42.4094" calcext:value-type="float">
            <text:p>4.24E+01</text:p>
          </table:table-cell>
          <table:table-cell table:formula="of:=[.C248]+0.2" office:value-type="float" office:value="49.4000000000002" calcext:value-type="float">
            <text:p>49.4000000000002</text:p>
          </table:table-cell>
        </table:table-row>
        <table:table-row table:style-name="ro1">
          <table:table-cell office:value-type="float" office:value="30.0303" calcext:value-type="float">
            <text:p>3.00E+01</text:p>
          </table:table-cell>
          <table:table-cell office:value-type="float" office:value="42.5678" calcext:value-type="float">
            <text:p>4.26E+01</text:p>
          </table:table-cell>
          <table:table-cell table:formula="of:=[.C249]+0.2" office:value-type="float" office:value="49.6000000000002" calcext:value-type="float">
            <text:p>49.6000000000002</text:p>
          </table:table-cell>
        </table:table-row>
        <table:table-row table:style-name="ro1">
          <table:table-cell office:value-type="float" office:value="30.1008" calcext:value-type="float">
            <text:p>3.01E+01</text:p>
          </table:table-cell>
          <table:table-cell office:value-type="float" office:value="42.7266" calcext:value-type="float">
            <text:p>4.27E+01</text:p>
          </table:table-cell>
          <table:table-cell table:formula="of:=[.C250]+0.2" office:value-type="float" office:value="49.8000000000002" calcext:value-type="float">
            <text:p>49.8000000000002</text:p>
          </table:table-cell>
        </table:table-row>
        <table:table-row table:style-name="ro1">
          <table:table-cell office:value-type="float" office:value="30.1716" calcext:value-type="float">
            <text:p>3.02E+01</text:p>
          </table:table-cell>
          <table:table-cell office:value-type="float" office:value="42.8858" calcext:value-type="float">
            <text:p>4.29E+01</text:p>
          </table:table-cell>
          <table:table-cell table:formula="of:=[.C251]+0.2" office:value-type="float" office:value="50.0000000000002" calcext:value-type="float">
            <text:p>50.0000000000002</text:p>
          </table:table-cell>
        </table:table-row>
        <table:table-row table:style-name="ro1">
          <table:table-cell office:value-type="float" office:value="30.2425" calcext:value-type="float">
            <text:p>3.02E+01</text:p>
          </table:table-cell>
          <table:table-cell office:value-type="float" office:value="43.0454" calcext:value-type="float">
            <text:p>4.30E+01</text:p>
          </table:table-cell>
          <table:table-cell table:formula="of:=[.C252]+0.2" office:value-type="float" office:value="50.2000000000002" calcext:value-type="float">
            <text:p>50.2000000000002</text:p>
          </table:table-cell>
        </table:table-row>
        <table:table-row table:style-name="ro1">
          <table:table-cell office:value-type="float" office:value="30.3136" calcext:value-type="float">
            <text:p>3.03E+01</text:p>
          </table:table-cell>
          <table:table-cell office:value-type="float" office:value="43.2054" calcext:value-type="float">
            <text:p>4.32E+01</text:p>
          </table:table-cell>
          <table:table-cell table:formula="of:=[.C253]+0.2" office:value-type="float" office:value="50.4000000000002" calcext:value-type="float">
            <text:p>50.4000000000002</text:p>
          </table:table-cell>
        </table:table-row>
        <table:table-row table:style-name="ro1">
          <table:table-cell office:value-type="float" office:value="30.3849" calcext:value-type="float">
            <text:p>3.04E+01</text:p>
          </table:table-cell>
          <table:table-cell office:value-type="float" office:value="43.3658" calcext:value-type="float">
            <text:p>4.34E+01</text:p>
          </table:table-cell>
          <table:table-cell table:formula="of:=[.C254]+0.2" office:value-type="float" office:value="50.6000000000002" calcext:value-type="float">
            <text:p>50.6000000000002</text:p>
          </table:table-cell>
        </table:table-row>
        <table:table-row table:style-name="ro1">
          <table:table-cell office:value-type="float" office:value="30.4564" calcext:value-type="float">
            <text:p>3.05E+01</text:p>
          </table:table-cell>
          <table:table-cell office:value-type="float" office:value="43.5266" calcext:value-type="float">
            <text:p>4.35E+01</text:p>
          </table:table-cell>
          <table:table-cell table:formula="of:=[.C255]+0.2" office:value-type="float" office:value="50.8000000000002" calcext:value-type="float">
            <text:p>50.8000000000002</text:p>
          </table:table-cell>
        </table:table-row>
        <table:table-row table:style-name="ro1">
          <table:table-cell office:value-type="float" office:value="30.528" calcext:value-type="float">
            <text:p>3.05E+01</text:p>
          </table:table-cell>
          <table:table-cell office:value-type="float" office:value="43.6878" calcext:value-type="float">
            <text:p>4.37E+01</text:p>
          </table:table-cell>
          <table:table-cell table:formula="of:=[.C256]+0.2" office:value-type="float" office:value="51.0000000000002" calcext:value-type="float">
            <text:p>51.0000000000002</text:p>
          </table:table-cell>
        </table:table-row>
        <table:table-row table:style-name="ro1">
          <table:table-cell office:value-type="float" office:value="30.5998" calcext:value-type="float">
            <text:p>3.06E+01</text:p>
          </table:table-cell>
          <table:table-cell office:value-type="float" office:value="43.8493" calcext:value-type="float">
            <text:p>4.38E+01</text:p>
          </table:table-cell>
          <table:table-cell table:formula="of:=[.C257]+0.2" office:value-type="float" office:value="51.2000000000002" calcext:value-type="float">
            <text:p>51.2000000000002</text:p>
          </table:table-cell>
        </table:table-row>
        <table:table-row table:style-name="ro1">
          <table:table-cell office:value-type="float" office:value="30.6718" calcext:value-type="float">
            <text:p>3.07E+01</text:p>
          </table:table-cell>
          <table:table-cell office:value-type="float" office:value="44.0113" calcext:value-type="float">
            <text:p>4.40E+01</text:p>
          </table:table-cell>
          <table:table-cell table:formula="of:=[.C258]+0.2" office:value-type="float" office:value="51.4000000000002" calcext:value-type="float">
            <text:p>51.4000000000002</text:p>
          </table:table-cell>
        </table:table-row>
        <table:table-row table:style-name="ro1">
          <table:table-cell office:value-type="float" office:value="30.744" calcext:value-type="float">
            <text:p>3.07E+01</text:p>
          </table:table-cell>
          <table:table-cell office:value-type="float" office:value="44.1737" calcext:value-type="float">
            <text:p>4.42E+01</text:p>
          </table:table-cell>
          <table:table-cell table:formula="of:=[.C259]+0.2" office:value-type="float" office:value="51.6000000000002" calcext:value-type="float">
            <text:p>51.6000000000002</text:p>
          </table:table-cell>
        </table:table-row>
        <table:table-row table:style-name="ro1">
          <table:table-cell office:value-type="float" office:value="30.8164" calcext:value-type="float">
            <text:p>3.08E+01</text:p>
          </table:table-cell>
          <table:table-cell office:value-type="float" office:value="44.3365" calcext:value-type="float">
            <text:p>4.43E+01</text:p>
          </table:table-cell>
          <table:table-cell table:formula="of:=[.C260]+0.2" office:value-type="float" office:value="51.8000000000002" calcext:value-type="float">
            <text:p>51.8000000000002</text:p>
          </table:table-cell>
        </table:table-row>
        <table:table-row table:style-name="ro1">
          <table:table-cell office:value-type="float" office:value="30.8889" calcext:value-type="float">
            <text:p>3.09E+01</text:p>
          </table:table-cell>
          <table:table-cell office:value-type="float" office:value="44.4997" calcext:value-type="float">
            <text:p>4.45E+01</text:p>
          </table:table-cell>
          <table:table-cell table:formula="of:=[.C261]+0.2" office:value-type="float" office:value="52.0000000000002" calcext:value-type="float">
            <text:p>52.0000000000002</text:p>
          </table:table-cell>
        </table:table-row>
        <table:table-row table:style-name="ro1">
          <table:table-cell office:value-type="float" office:value="30.9616" calcext:value-type="float">
            <text:p>3.10E+01</text:p>
          </table:table-cell>
          <table:table-cell office:value-type="float" office:value="44.6632" calcext:value-type="float">
            <text:p>4.47E+01</text:p>
          </table:table-cell>
          <table:table-cell table:formula="of:=[.C262]+0.2" office:value-type="float" office:value="52.2000000000002" calcext:value-type="float">
            <text:p>52.2000000000002</text:p>
          </table:table-cell>
        </table:table-row>
        <table:table-row table:style-name="ro1">
          <table:table-cell office:value-type="float" office:value="31.0344" calcext:value-type="float">
            <text:p>3.10E+01</text:p>
          </table:table-cell>
          <table:table-cell office:value-type="float" office:value="44.8272" calcext:value-type="float">
            <text:p>4.48E+01</text:p>
          </table:table-cell>
          <table:table-cell table:formula="of:=[.C263]+0.2" office:value-type="float" office:value="52.4000000000002" calcext:value-type="float">
            <text:p>52.4000000000002</text:p>
          </table:table-cell>
        </table:table-row>
        <table:table-row table:style-name="ro1">
          <table:table-cell office:value-type="float" office:value="31.1075" calcext:value-type="float">
            <text:p>3.11E+01</text:p>
          </table:table-cell>
          <table:table-cell office:value-type="float" office:value="44.9915" calcext:value-type="float">
            <text:p>4.50E+01</text:p>
          </table:table-cell>
          <table:table-cell table:formula="of:=[.C264]+0.2" office:value-type="float" office:value="52.6000000000002" calcext:value-type="float">
            <text:p>52.6000000000002</text:p>
          </table:table-cell>
        </table:table-row>
        <table:table-row table:style-name="ro1">
          <table:table-cell office:value-type="float" office:value="31.1807" calcext:value-type="float">
            <text:p>3.12E+01</text:p>
          </table:table-cell>
          <table:table-cell office:value-type="float" office:value="45.1562" calcext:value-type="float">
            <text:p>4.52E+01</text:p>
          </table:table-cell>
          <table:table-cell table:formula="of:=[.C265]+0.2" office:value-type="float" office:value="52.8000000000002" calcext:value-type="float">
            <text:p>52.8000000000002</text:p>
          </table:table-cell>
        </table:table-row>
        <table:table-row table:style-name="ro1">
          <table:table-cell office:value-type="float" office:value="31.254" calcext:value-type="float">
            <text:p>3.13E+01</text:p>
          </table:table-cell>
          <table:table-cell office:value-type="float" office:value="45.3213" calcext:value-type="float">
            <text:p>4.53E+01</text:p>
          </table:table-cell>
          <table:table-cell table:formula="of:=[.C266]+0.2" office:value-type="float" office:value="53.0000000000002" calcext:value-type="float">
            <text:p>53.0000000000002</text:p>
          </table:table-cell>
        </table:table-row>
        <table:table-row table:style-name="ro1">
          <table:table-cell office:value-type="float" office:value="31.3276" calcext:value-type="float">
            <text:p>3.13E+01</text:p>
          </table:table-cell>
          <table:table-cell office:value-type="float" office:value="45.4868" calcext:value-type="float">
            <text:p>4.55E+01</text:p>
          </table:table-cell>
          <table:table-cell table:formula="of:=[.C267]+0.2" office:value-type="float" office:value="53.2000000000002" calcext:value-type="float">
            <text:p>53.2000000000002</text:p>
          </table:table-cell>
        </table:table-row>
        <table:table-row table:style-name="ro1">
          <table:table-cell office:value-type="float" office:value="31.4013" calcext:value-type="float">
            <text:p>3.14E+01</text:p>
          </table:table-cell>
          <table:table-cell office:value-type="float" office:value="45.6526" calcext:value-type="float">
            <text:p>4.57E+01</text:p>
          </table:table-cell>
          <table:table-cell table:formula="of:=[.C268]+0.2" office:value-type="float" office:value="53.4000000000002" calcext:value-type="float">
            <text:p>53.4000000000002</text:p>
          </table:table-cell>
        </table:table-row>
        <table:table-row table:style-name="ro1">
          <table:table-cell office:value-type="float" office:value="31.4752" calcext:value-type="float">
            <text:p>3.15E+01</text:p>
          </table:table-cell>
          <table:table-cell office:value-type="float" office:value="45.8189" calcext:value-type="float">
            <text:p>4.58E+01</text:p>
          </table:table-cell>
          <table:table-cell table:formula="of:=[.C269]+0.2" office:value-type="float" office:value="53.6000000000002" calcext:value-type="float">
            <text:p>53.6000000000002</text:p>
          </table:table-cell>
        </table:table-row>
        <table:table-row table:style-name="ro1">
          <table:table-cell office:value-type="float" office:value="31.5492" calcext:value-type="float">
            <text:p>3.15E+01</text:p>
          </table:table-cell>
          <table:table-cell office:value-type="float" office:value="45.9855" calcext:value-type="float">
            <text:p>4.60E+01</text:p>
          </table:table-cell>
          <table:table-cell table:formula="of:=[.C270]+0.2" office:value-type="float" office:value="53.8000000000002" calcext:value-type="float">
            <text:p>53.8000000000002</text:p>
          </table:table-cell>
        </table:table-row>
        <table:table-row table:style-name="ro1">
          <table:table-cell office:value-type="float" office:value="31.6234" calcext:value-type="float">
            <text:p>3.16E+01</text:p>
          </table:table-cell>
          <table:table-cell office:value-type="float" office:value="46.1525" calcext:value-type="float">
            <text:p>4.62E+01</text:p>
          </table:table-cell>
          <table:table-cell table:formula="of:=[.C271]+0.2" office:value-type="float" office:value="54.0000000000002" calcext:value-type="float">
            <text:p>54.0000000000002</text:p>
          </table:table-cell>
        </table:table-row>
        <table:table-row table:style-name="ro1">
          <table:table-cell office:value-type="float" office:value="31.6978" calcext:value-type="float">
            <text:p>3.17E+01</text:p>
          </table:table-cell>
          <table:table-cell office:value-type="float" office:value="46.3198" calcext:value-type="float">
            <text:p>4.63E+01</text:p>
          </table:table-cell>
          <table:table-cell table:formula="of:=[.C272]+0.2" office:value-type="float" office:value="54.2000000000002" calcext:value-type="float">
            <text:p>54.2000000000002</text:p>
          </table:table-cell>
        </table:table-row>
        <table:table-row table:style-name="ro1">
          <table:table-cell office:value-type="float" office:value="31.7724" calcext:value-type="float">
            <text:p>3.18E+01</text:p>
          </table:table-cell>
          <table:table-cell office:value-type="float" office:value="46.4876" calcext:value-type="float">
            <text:p>4.65E+01</text:p>
          </table:table-cell>
          <table:table-cell table:formula="of:=[.C273]+0.2" office:value-type="float" office:value="54.4000000000002" calcext:value-type="float">
            <text:p>54.4000000000002</text:p>
          </table:table-cell>
        </table:table-row>
        <table:table-row table:style-name="ro1">
          <table:table-cell office:value-type="float" office:value="31.8471" calcext:value-type="float">
            <text:p>3.18E+01</text:p>
          </table:table-cell>
          <table:table-cell office:value-type="float" office:value="46.6557" calcext:value-type="float">
            <text:p>4.67E+01</text:p>
          </table:table-cell>
          <table:table-cell table:formula="of:=[.C274]+0.2" office:value-type="float" office:value="54.6000000000002" calcext:value-type="float">
            <text:p>54.6000000000002</text:p>
          </table:table-cell>
        </table:table-row>
        <table:table-row table:style-name="ro1">
          <table:table-cell office:value-type="float" office:value="31.922" calcext:value-type="float">
            <text:p>3.19E+01</text:p>
          </table:table-cell>
          <table:table-cell office:value-type="float" office:value="46.8241" calcext:value-type="float">
            <text:p>4.68E+01</text:p>
          </table:table-cell>
          <table:table-cell table:formula="of:=[.C275]+0.2" office:value-type="float" office:value="54.8000000000002" calcext:value-type="float">
            <text:p>54.8000000000002</text:p>
          </table:table-cell>
        </table:table-row>
        <table:table-row table:style-name="ro1">
          <table:table-cell office:value-type="float" office:value="31.997" calcext:value-type="float">
            <text:p>3.20E+01</text:p>
          </table:table-cell>
          <table:table-cell office:value-type="float" office:value="46.993" calcext:value-type="float">
            <text:p>4.70E+01</text:p>
          </table:table-cell>
          <table:table-cell table:formula="of:=[.C276]+0.2" office:value-type="float" office:value="55.0000000000002" calcext:value-type="float">
            <text:p>55.0000000000002</text:p>
          </table:table-cell>
        </table:table-row>
        <table:table-row table:style-name="ro1">
          <table:table-cell office:value-type="float" office:value="32.0722" calcext:value-type="float">
            <text:p>3.21E+01</text:p>
          </table:table-cell>
          <table:table-cell office:value-type="float" office:value="47.1622" calcext:value-type="float">
            <text:p>4.72E+01</text:p>
          </table:table-cell>
          <table:table-cell table:formula="of:=[.C277]+0.2" office:value-type="float" office:value="55.2000000000002" calcext:value-type="float">
            <text:p>55.2000000000002</text:p>
          </table:table-cell>
        </table:table-row>
        <table:table-row table:style-name="ro1">
          <table:table-cell office:value-type="float" office:value="32.1476" calcext:value-type="float">
            <text:p>3.21E+01</text:p>
          </table:table-cell>
          <table:table-cell office:value-type="float" office:value="47.3317" calcext:value-type="float">
            <text:p>4.73E+01</text:p>
          </table:table-cell>
          <table:table-cell table:formula="of:=[.C278]+0.2" office:value-type="float" office:value="55.4000000000003" calcext:value-type="float">
            <text:p>55.4000000000003</text:p>
          </table:table-cell>
        </table:table-row>
        <table:table-row table:style-name="ro1">
          <table:table-cell office:value-type="float" office:value="32.2231" calcext:value-type="float">
            <text:p>3.22E+01</text:p>
          </table:table-cell>
          <table:table-cell office:value-type="float" office:value="47.5017" calcext:value-type="float">
            <text:p>4.75E+01</text:p>
          </table:table-cell>
          <table:table-cell table:formula="of:=[.C279]+0.2" office:value-type="float" office:value="55.6000000000003" calcext:value-type="float">
            <text:p>55.6000000000003</text:p>
          </table:table-cell>
        </table:table-row>
        <table:table-row table:style-name="ro1">
          <table:table-cell office:value-type="float" office:value="32.2988" calcext:value-type="float">
            <text:p>3.23E+01</text:p>
          </table:table-cell>
          <table:table-cell office:value-type="float" office:value="47.6716" calcext:value-type="float">
            <text:p>4.77E+01</text:p>
          </table:table-cell>
          <table:table-cell table:formula="of:=[.C280]+0.2" office:value-type="float" office:value="55.8000000000003" calcext:value-type="float">
            <text:p>55.8000000000003</text:p>
          </table:table-cell>
        </table:table-row>
        <table:table-row table:style-name="ro1">
          <table:table-cell office:value-type="float" office:value="32.3746" calcext:value-type="float">
            <text:p>3.24E+01</text:p>
          </table:table-cell>
          <table:table-cell office:value-type="float" office:value="47.8423" calcext:value-type="float">
            <text:p>4.78E+01</text:p>
          </table:table-cell>
          <table:table-cell table:formula="of:=[.C281]+0.2" office:value-type="float" office:value="56.0000000000003" calcext:value-type="float">
            <text:p>56.0000000000003</text:p>
          </table:table-cell>
        </table:table-row>
        <table:table-row table:style-name="ro1">
          <table:table-cell office:value-type="float" office:value="32.4506" calcext:value-type="float">
            <text:p>3.25E+01</text:p>
          </table:table-cell>
          <table:table-cell office:value-type="float" office:value="48.0133" calcext:value-type="float">
            <text:p>4.80E+01</text:p>
          </table:table-cell>
          <table:table-cell table:formula="of:=[.C282]+0.2" office:value-type="float" office:value="56.2000000000003" calcext:value-type="float">
            <text:p>56.2000000000003</text:p>
          </table:table-cell>
        </table:table-row>
        <table:table-row table:style-name="ro1">
          <table:table-cell office:value-type="float" office:value="32.5268" calcext:value-type="float">
            <text:p>3.25E+01</text:p>
          </table:table-cell>
          <table:table-cell office:value-type="float" office:value="48.1847" calcext:value-type="float">
            <text:p>4.82E+01</text:p>
          </table:table-cell>
          <table:table-cell table:formula="of:=[.C283]+0.2" office:value-type="float" office:value="56.4000000000003" calcext:value-type="float">
            <text:p>56.4000000000003</text:p>
          </table:table-cell>
        </table:table-row>
        <table:table-row table:style-name="ro1">
          <table:table-cell office:value-type="float" office:value="32.6031" calcext:value-type="float">
            <text:p>3.26E+01</text:p>
          </table:table-cell>
          <table:table-cell office:value-type="float" office:value="48.3564" calcext:value-type="float">
            <text:p>4.84E+01</text:p>
          </table:table-cell>
          <table:table-cell table:formula="of:=[.C284]+0.2" office:value-type="float" office:value="56.6000000000003" calcext:value-type="float">
            <text:p>56.6000000000003</text:p>
          </table:table-cell>
        </table:table-row>
        <table:table-row table:style-name="ro1">
          <table:table-cell office:value-type="float" office:value="32.6796" calcext:value-type="float">
            <text:p>3.27E+01</text:p>
          </table:table-cell>
          <table:table-cell office:value-type="float" office:value="48.5285" calcext:value-type="float">
            <text:p>4.85E+01</text:p>
          </table:table-cell>
          <table:table-cell table:formula="of:=[.C285]+0.2" office:value-type="float" office:value="56.8000000000003" calcext:value-type="float">
            <text:p>56.8000000000003</text:p>
          </table:table-cell>
        </table:table-row>
        <table:table-row table:style-name="ro1">
          <table:table-cell office:value-type="float" office:value="32.7562" calcext:value-type="float">
            <text:p>3.28E+01</text:p>
          </table:table-cell>
          <table:table-cell office:value-type="float" office:value="48.7009" calcext:value-type="float">
            <text:p>4.87E+01</text:p>
          </table:table-cell>
          <table:table-cell table:formula="of:=[.C286]+0.2" office:value-type="float" office:value="57.0000000000003" calcext:value-type="float">
            <text:p>57.0000000000003</text:p>
          </table:table-cell>
        </table:table-row>
        <table:table-row table:style-name="ro1">
          <table:table-cell office:value-type="float" office:value="32.833" calcext:value-type="float">
            <text:p>3.28E+01</text:p>
          </table:table-cell>
          <table:table-cell office:value-type="float" office:value="48.8737" calcext:value-type="float">
            <text:p>4.89E+01</text:p>
          </table:table-cell>
          <table:table-cell table:formula="of:=[.C287]+0.2" office:value-type="float" office:value="57.2000000000003" calcext:value-type="float">
            <text:p>57.2000000000003</text:p>
          </table:table-cell>
        </table:table-row>
        <table:table-row table:style-name="ro1">
          <table:table-cell office:value-type="float" office:value="32.91" calcext:value-type="float">
            <text:p>3.29E+01</text:p>
          </table:table-cell>
          <table:table-cell office:value-type="float" office:value="49.0468" calcext:value-type="float">
            <text:p>4.90E+01</text:p>
          </table:table-cell>
          <table:table-cell table:formula="of:=[.C288]+0.2" office:value-type="float" office:value="57.4000000000003" calcext:value-type="float">
            <text:p>57.4000000000003</text:p>
          </table:table-cell>
        </table:table-row>
        <table:table-row table:style-name="ro1">
          <table:table-cell office:value-type="float" office:value="32.9871" calcext:value-type="float">
            <text:p>3.30E+01</text:p>
          </table:table-cell>
          <table:table-cell office:value-type="float" office:value="49.2203" calcext:value-type="float">
            <text:p>4.92E+01</text:p>
          </table:table-cell>
          <table:table-cell table:formula="of:=[.C289]+0.2" office:value-type="float" office:value="57.6000000000003" calcext:value-type="float">
            <text:p>57.6000000000003</text:p>
          </table:table-cell>
        </table:table-row>
        <table:table-row table:style-name="ro1">
          <table:table-cell office:value-type="float" office:value="33.0643" calcext:value-type="float">
            <text:p>3.31E+01</text:p>
          </table:table-cell>
          <table:table-cell office:value-type="float" office:value="49.3941" calcext:value-type="float">
            <text:p>4.94E+01</text:p>
          </table:table-cell>
          <table:table-cell table:formula="of:=[.C290]+0.2" office:value-type="float" office:value="57.8000000000003" calcext:value-type="float">
            <text:p>57.8000000000003</text:p>
          </table:table-cell>
        </table:table-row>
        <table:table-row table:style-name="ro1">
          <table:table-cell office:value-type="float" office:value="33.1417" calcext:value-type="float">
            <text:p>3.31E+01</text:p>
          </table:table-cell>
          <table:table-cell office:value-type="float" office:value="49.5683" calcext:value-type="float">
            <text:p>4.96E+01</text:p>
          </table:table-cell>
          <table:table-cell table:formula="of:=[.C291]+0.2" office:value-type="float" office:value="58.0000000000003" calcext:value-type="float">
            <text:p>58.0000000000003</text:p>
          </table:table-cell>
        </table:table-row>
        <table:table-row table:style-name="ro1">
          <table:table-cell office:value-type="float" office:value="33.2193" calcext:value-type="float">
            <text:p>3.32E+01</text:p>
          </table:table-cell>
          <table:table-cell office:value-type="float" office:value="49.7428" calcext:value-type="float">
            <text:p>4.97E+01</text:p>
          </table:table-cell>
          <table:table-cell table:formula="of:=[.C292]+0.2" office:value-type="float" office:value="58.2000000000003" calcext:value-type="float">
            <text:p>58.2000000000003</text:p>
          </table:table-cell>
        </table:table-row>
        <table:table-row table:style-name="ro1">
          <table:table-cell office:value-type="float" office:value="33.297" calcext:value-type="float">
            <text:p>3.33E+01</text:p>
          </table:table-cell>
          <table:table-cell office:value-type="float" office:value="49.9177" calcext:value-type="float">
            <text:p>4.99E+01</text:p>
          </table:table-cell>
          <table:table-cell table:formula="of:=[.C293]+0.2" office:value-type="float" office:value="58.4000000000003" calcext:value-type="float">
            <text:p>58.4000000000003</text:p>
          </table:table-cell>
        </table:table-row>
        <table:table-row table:style-name="ro1">
          <table:table-cell office:value-type="float" office:value="33.3749" calcext:value-type="float">
            <text:p>3.34E+01</text:p>
          </table:table-cell>
          <table:table-cell office:value-type="float" office:value="50.0928" calcext:value-type="float">
            <text:p>5.01E+01</text:p>
          </table:table-cell>
          <table:table-cell table:formula="of:=[.C294]+0.2" office:value-type="float" office:value="58.6000000000003" calcext:value-type="float">
            <text:p>58.6000000000003</text:p>
          </table:table-cell>
        </table:table-row>
        <table:table-row table:style-name="ro1">
          <table:table-cell office:value-type="float" office:value="33.4529" calcext:value-type="float">
            <text:p>3.35E+01</text:p>
          </table:table-cell>
          <table:table-cell office:value-type="float" office:value="50.2684" calcext:value-type="float">
            <text:p>5.03E+01</text:p>
          </table:table-cell>
          <table:table-cell table:formula="of:=[.C295]+0.2" office:value-type="float" office:value="58.8000000000003" calcext:value-type="float">
            <text:p>58.8000000000003</text:p>
          </table:table-cell>
        </table:table-row>
        <table:table-row table:style-name="ro1">
          <table:table-cell office:value-type="float" office:value="33.5311" calcext:value-type="float">
            <text:p>3.35E+01</text:p>
          </table:table-cell>
          <table:table-cell office:value-type="float" office:value="50.4443" calcext:value-type="float">
            <text:p>5.04E+01</text:p>
          </table:table-cell>
          <table:table-cell table:formula="of:=[.C296]+0.2" office:value-type="float" office:value="59.0000000000003" calcext:value-type="float">
            <text:p>59.0000000000003</text:p>
          </table:table-cell>
        </table:table-row>
        <table:table-row table:style-name="ro1">
          <table:table-cell office:value-type="float" office:value="33.6094" calcext:value-type="float">
            <text:p>3.36E+01</text:p>
          </table:table-cell>
          <table:table-cell office:value-type="float" office:value="50.6205" calcext:value-type="float">
            <text:p>5.06E+01</text:p>
          </table:table-cell>
          <table:table-cell table:formula="of:=[.C297]+0.2" office:value-type="float" office:value="59.2000000000003" calcext:value-type="float">
            <text:p>59.2000000000003</text:p>
          </table:table-cell>
        </table:table-row>
        <table:table-row table:style-name="ro1">
          <table:table-cell office:value-type="float" office:value="33.6878" calcext:value-type="float">
            <text:p>3.37E+01</text:p>
          </table:table-cell>
          <table:table-cell office:value-type="float" office:value="50.797" calcext:value-type="float">
            <text:p>5.08E+01</text:p>
          </table:table-cell>
          <table:table-cell table:formula="of:=[.C298]+0.2" office:value-type="float" office:value="59.4000000000003" calcext:value-type="float">
            <text:p>59.4000000000003</text:p>
          </table:table-cell>
        </table:table-row>
        <table:table-row table:style-name="ro1">
          <table:table-cell office:value-type="float" office:value="33.7664" calcext:value-type="float">
            <text:p>3.38E+01</text:p>
          </table:table-cell>
          <table:table-cell office:value-type="float" office:value="50.9739" calcext:value-type="float">
            <text:p>5.10E+01</text:p>
          </table:table-cell>
          <table:table-cell table:formula="of:=[.C299]+0.2" office:value-type="float" office:value="59.6000000000003" calcext:value-type="float">
            <text:p>59.6000000000003</text:p>
          </table:table-cell>
        </table:table-row>
        <table:table-row table:style-name="ro1">
          <table:table-cell office:value-type="float" office:value="33.8452" calcext:value-type="float">
            <text:p>3.38E+01</text:p>
          </table:table-cell>
          <table:table-cell office:value-type="float" office:value="51.1511" calcext:value-type="float">
            <text:p>5.12E+01</text:p>
          </table:table-cell>
          <table:table-cell table:formula="of:=[.C300]+0.2" office:value-type="float" office:value="59.8000000000003" calcext:value-type="float">
            <text:p>59.8000000000003</text:p>
          </table:table-cell>
        </table:table-row>
        <table:table-row table:style-name="ro1">
          <table:table-cell office:value-type="float" office:value="33.9241" calcext:value-type="float">
            <text:p>3.39E+01</text:p>
          </table:table-cell>
          <table:table-cell office:value-type="float" office:value="51.3286" calcext:value-type="float">
            <text:p>5.13E+01</text:p>
          </table:table-cell>
          <table:table-cell table:formula="of:=[.C301]+0.2" office:value-type="float" office:value="60.0000000000003" calcext:value-type="float">
            <text:p>60.0000000000003</text:p>
          </table:table-cell>
        </table:table-row>
        <table:table-row table:style-name="ro1">
          <table:table-cell office:value-type="float" office:value="34.0032" calcext:value-type="float">
            <text:p>3.40E+01</text:p>
          </table:table-cell>
          <table:table-cell office:value-type="float" office:value="51.5065" calcext:value-type="float">
            <text:p>5.15E+01</text:p>
          </table:table-cell>
          <table:table-cell table:formula="of:=[.C302]+0.2" office:value-type="float" office:value="60.2000000000003" calcext:value-type="float">
            <text:p>60.2000000000003</text:p>
          </table:table-cell>
        </table:table-row>
        <table:table-row table:style-name="ro1">
          <table:table-cell office:value-type="float" office:value="34.0823" calcext:value-type="float">
            <text:p>3.41E+01</text:p>
          </table:table-cell>
          <table:table-cell office:value-type="float" office:value="51.6847" calcext:value-type="float">
            <text:p>5.17E+01</text:p>
          </table:table-cell>
          <table:table-cell table:formula="of:=[.C303]+0.2" office:value-type="float" office:value="60.4000000000003" calcext:value-type="float">
            <text:p>60.4000000000003</text:p>
          </table:table-cell>
        </table:table-row>
        <table:table-row table:style-name="ro1">
          <table:table-cell office:value-type="float" office:value="34.1617" calcext:value-type="float">
            <text:p>3.42E+01</text:p>
          </table:table-cell>
          <table:table-cell office:value-type="float" office:value="51.8632" calcext:value-type="float">
            <text:p>5.19E+01</text:p>
          </table:table-cell>
          <table:table-cell table:formula="of:=[.C304]+0.2" office:value-type="float" office:value="60.6000000000003" calcext:value-type="float">
            <text:p>60.6000000000003</text:p>
          </table:table-cell>
        </table:table-row>
        <table:table-row table:style-name="ro1">
          <table:table-cell office:value-type="float" office:value="34.2412" calcext:value-type="float">
            <text:p>3.42E+01</text:p>
          </table:table-cell>
          <table:table-cell office:value-type="float" office:value="52.042" calcext:value-type="float">
            <text:p>5.20E+01</text:p>
          </table:table-cell>
          <table:table-cell table:formula="of:=[.C305]+0.2" office:value-type="float" office:value="60.8000000000003" calcext:value-type="float">
            <text:p>60.8000000000003</text:p>
          </table:table-cell>
        </table:table-row>
        <table:table-row table:style-name="ro1">
          <table:table-cell office:value-type="float" office:value="34.3208" calcext:value-type="float">
            <text:p>3.43E+01</text:p>
          </table:table-cell>
          <table:table-cell office:value-type="float" office:value="52.2212" calcext:value-type="float">
            <text:p>5.22E+01</text:p>
          </table:table-cell>
          <table:table-cell table:formula="of:=[.C306]+0.2" office:value-type="float" office:value="61.0000000000003" calcext:value-type="float">
            <text:p>61.0000000000003</text:p>
          </table:table-cell>
        </table:table-row>
        <table:table-row table:style-name="ro1">
          <table:table-cell office:value-type="float" office:value="34.4006" calcext:value-type="float">
            <text:p>3.44E+01</text:p>
          </table:table-cell>
          <table:table-cell office:value-type="float" office:value="52.4007" calcext:value-type="float">
            <text:p>5.24E+01</text:p>
          </table:table-cell>
          <table:table-cell table:formula="of:=[.C307]+0.2" office:value-type="float" office:value="61.2000000000003" calcext:value-type="float">
            <text:p>61.2000000000003</text:p>
          </table:table-cell>
        </table:table-row>
        <table:table-row table:style-name="ro1">
          <table:table-cell office:value-type="float" office:value="34.4805" calcext:value-type="float">
            <text:p>3.45E+01</text:p>
          </table:table-cell>
          <table:table-cell office:value-type="float" office:value="52.5805" calcext:value-type="float">
            <text:p>5.26E+01</text:p>
          </table:table-cell>
          <table:table-cell table:formula="of:=[.C308]+0.2" office:value-type="float" office:value="61.4000000000003" calcext:value-type="float">
            <text:p>61.4000000000003</text:p>
          </table:table-cell>
        </table:table-row>
        <table:table-row table:style-name="ro1">
          <table:table-cell office:value-type="float" office:value="34.5605" calcext:value-type="float">
            <text:p>3.46E+01</text:p>
          </table:table-cell>
          <table:table-cell office:value-type="float" office:value="52.7606" calcext:value-type="float">
            <text:p>5.28E+01</text:p>
          </table:table-cell>
          <table:table-cell table:formula="of:=[.C309]+0.2" office:value-type="float" office:value="61.6000000000003" calcext:value-type="float">
            <text:p>61.6000000000003</text:p>
          </table:table-cell>
        </table:table-row>
        <table:table-row table:style-name="ro1">
          <table:table-cell office:value-type="float" office:value="34.6407" calcext:value-type="float">
            <text:p>3.46E+01</text:p>
          </table:table-cell>
          <table:table-cell office:value-type="float" office:value="52.941" calcext:value-type="float">
            <text:p>5.29E+01</text:p>
          </table:table-cell>
          <table:table-cell table:formula="of:=[.C310]+0.2" office:value-type="float" office:value="61.8000000000003" calcext:value-type="float">
            <text:p>61.8000000000003</text:p>
          </table:table-cell>
        </table:table-row>
        <table:table-row table:style-name="ro1">
          <table:table-cell office:value-type="float" office:value="34.721" calcext:value-type="float">
            <text:p>3.47E+01</text:p>
          </table:table-cell>
          <table:table-cell office:value-type="float" office:value="53.1217" calcext:value-type="float">
            <text:p>5.31E+01</text:p>
          </table:table-cell>
          <table:table-cell table:formula="of:=[.C311]+0.2" office:value-type="float" office:value="62.0000000000003" calcext:value-type="float">
            <text:p>62.0000000000003</text:p>
          </table:table-cell>
        </table:table-row>
        <table:table-row table:style-name="ro1">
          <table:table-cell office:value-type="float" office:value="34.8015" calcext:value-type="float">
            <text:p>3.48E+01</text:p>
          </table:table-cell>
          <table:table-cell office:value-type="float" office:value="53.3028" calcext:value-type="float">
            <text:p>5.33E+01</text:p>
          </table:table-cell>
          <table:table-cell table:formula="of:=[.C312]+0.2" office:value-type="float" office:value="62.2000000000003" calcext:value-type="float">
            <text:p>62.2000000000003</text:p>
          </table:table-cell>
        </table:table-row>
        <table:table-row table:style-name="ro1">
          <table:table-cell office:value-type="float" office:value="34.8821" calcext:value-type="float">
            <text:p>3.49E+01</text:p>
          </table:table-cell>
          <table:table-cell office:value-type="float" office:value="53.4842" calcext:value-type="float">
            <text:p>5.35E+01</text:p>
          </table:table-cell>
          <table:table-cell table:formula="of:=[.C313]+0.2" office:value-type="float" office:value="62.4000000000004" calcext:value-type="float">
            <text:p>62.4000000000004</text:p>
          </table:table-cell>
        </table:table-row>
        <table:table-row table:style-name="ro1">
          <table:table-cell office:value-type="float" office:value="34.9629" calcext:value-type="float">
            <text:p>3.50E+01</text:p>
          </table:table-cell>
          <table:table-cell office:value-type="float" office:value="53.6659" calcext:value-type="float">
            <text:p>5.37E+01</text:p>
          </table:table-cell>
          <table:table-cell table:formula="of:=[.C314]+0.2" office:value-type="float" office:value="62.6000000000004" calcext:value-type="float">
            <text:p>62.6000000000004</text:p>
          </table:table-cell>
        </table:table-row>
        <table:table-row table:style-name="ro1">
          <table:table-cell office:value-type="float" office:value="35.0438" calcext:value-type="float">
            <text:p>3.50E+01</text:p>
          </table:table-cell>
          <table:table-cell office:value-type="float" office:value="53.8479" calcext:value-type="float">
            <text:p>5.38E+01</text:p>
          </table:table-cell>
          <table:table-cell table:formula="of:=[.C315]+0.2" office:value-type="float" office:value="62.8000000000004" calcext:value-type="float">
            <text:p>62.8000000000004</text:p>
          </table:table-cell>
        </table:table-row>
        <table:table-row table:style-name="ro1">
          <table:table-cell office:value-type="float" office:value="35.1248" calcext:value-type="float">
            <text:p>3.51E+01</text:p>
          </table:table-cell>
          <table:table-cell office:value-type="float" office:value="54.0302" calcext:value-type="float">
            <text:p>5.40E+01</text:p>
          </table:table-cell>
          <table:table-cell table:formula="of:=[.C316]+0.2" office:value-type="float" office:value="63.0000000000004" calcext:value-type="float">
            <text:p>63.0000000000004</text:p>
          </table:table-cell>
        </table:table-row>
        <table:table-row table:style-name="ro1">
          <table:table-cell office:value-type="float" office:value="35.2059" calcext:value-type="float">
            <text:p>3.52E+01</text:p>
          </table:table-cell>
          <table:table-cell office:value-type="float" office:value="54.2128" calcext:value-type="float">
            <text:p>5.42E+01</text:p>
          </table:table-cell>
          <table:table-cell table:formula="of:=[.C317]+0.2" office:value-type="float" office:value="63.2000000000004" calcext:value-type="float">
            <text:p>63.2000000000004</text:p>
          </table:table-cell>
        </table:table-row>
        <table:table-row table:style-name="ro1">
          <table:table-cell office:value-type="float" office:value="35.2872" calcext:value-type="float">
            <text:p>3.53E+01</text:p>
          </table:table-cell>
          <table:table-cell office:value-type="float" office:value="54.3957" calcext:value-type="float">
            <text:p>5.44E+01</text:p>
          </table:table-cell>
          <table:table-cell table:formula="of:=[.C318]+0.2" office:value-type="float" office:value="63.4000000000004" calcext:value-type="float">
            <text:p>63.4000000000004</text:p>
          </table:table-cell>
        </table:table-row>
        <table:table-row table:style-name="ro1">
          <table:table-cell office:value-type="float" office:value="35.3686" calcext:value-type="float">
            <text:p>3.54E+01</text:p>
          </table:table-cell>
          <table:table-cell office:value-type="float" office:value="54.5789" calcext:value-type="float">
            <text:p>5.46E+01</text:p>
          </table:table-cell>
          <table:table-cell table:formula="of:=[.C319]+0.2" office:value-type="float" office:value="63.6000000000004" calcext:value-type="float">
            <text:p>63.6000000000004</text:p>
          </table:table-cell>
        </table:table-row>
        <table:table-row table:style-name="ro1">
          <table:table-cell office:value-type="float" office:value="35.4502" calcext:value-type="float">
            <text:p>3.55E+01</text:p>
          </table:table-cell>
          <table:table-cell office:value-type="float" office:value="54.7624" calcext:value-type="float">
            <text:p>5.48E+01</text:p>
          </table:table-cell>
          <table:table-cell table:formula="of:=[.C320]+0.2" office:value-type="float" office:value="63.8000000000004" calcext:value-type="float">
            <text:p>63.8000000000004</text:p>
          </table:table-cell>
        </table:table-row>
        <table:table-row table:style-name="ro1">
          <table:table-cell office:value-type="float" office:value="35.5319" calcext:value-type="float">
            <text:p>3.55E+01</text:p>
          </table:table-cell>
          <table:table-cell office:value-type="float" office:value="54.9462" calcext:value-type="float">
            <text:p>5.49E+01</text:p>
          </table:table-cell>
          <table:table-cell table:formula="of:=[.C321]+0.2" office:value-type="float" office:value="64.0000000000004" calcext:value-type="float">
            <text:p>64.0000000000004</text:p>
          </table:table-cell>
        </table:table-row>
        <table:table-row table:style-name="ro1">
          <table:table-cell office:value-type="float" office:value="35.6137" calcext:value-type="float">
            <text:p>3.56E+01</text:p>
          </table:table-cell>
          <table:table-cell office:value-type="float" office:value="55.1303" calcext:value-type="float">
            <text:p>5.51E+01</text:p>
          </table:table-cell>
          <table:table-cell table:formula="of:=[.C322]+0.2" office:value-type="float" office:value="64.2000000000004" calcext:value-type="float">
            <text:p>64.2000000000004</text:p>
          </table:table-cell>
        </table:table-row>
        <table:table-row table:style-name="ro1">
          <table:table-cell office:value-type="float" office:value="35.6957" calcext:value-type="float">
            <text:p>3.57E+01</text:p>
          </table:table-cell>
          <table:table-cell office:value-type="float" office:value="55.3148" calcext:value-type="float">
            <text:p>5.53E+01</text:p>
          </table:table-cell>
          <table:table-cell table:formula="of:=[.C323]+0.2" office:value-type="float" office:value="64.4000000000004" calcext:value-type="float">
            <text:p>64.4000000000004</text:p>
          </table:table-cell>
        </table:table-row>
        <table:table-row table:style-name="ro1">
          <table:table-cell office:value-type="float" office:value="35.7778" calcext:value-type="float">
            <text:p>3.58E+01</text:p>
          </table:table-cell>
          <table:table-cell office:value-type="float" office:value="55.4995" calcext:value-type="float">
            <text:p>5.55E+01</text:p>
          </table:table-cell>
          <table:table-cell table:formula="of:=[.C324]+0.2" office:value-type="float" office:value="64.6000000000004" calcext:value-type="float">
            <text:p>64.6000000000004</text:p>
          </table:table-cell>
        </table:table-row>
        <table:table-row table:style-name="ro1">
          <table:table-cell office:value-type="float" office:value="35.86" calcext:value-type="float">
            <text:p>3.59E+01</text:p>
          </table:table-cell>
          <table:table-cell office:value-type="float" office:value="55.6845" calcext:value-type="float">
            <text:p>5.57E+01</text:p>
          </table:table-cell>
          <table:table-cell table:formula="of:=[.C325]+0.2" office:value-type="float" office:value="64.8000000000004" calcext:value-type="float">
            <text:p>64.8000000000004</text:p>
          </table:table-cell>
        </table:table-row>
        <table:table-row table:style-name="ro1">
          <table:table-cell office:value-type="float" office:value="35.9424" calcext:value-type="float">
            <text:p>3.59E+01</text:p>
          </table:table-cell>
          <table:table-cell office:value-type="float" office:value="55.8698" calcext:value-type="float">
            <text:p>5.59E+01</text:p>
          </table:table-cell>
          <table:table-cell table:formula="of:=[.C326]+0.2" office:value-type="float" office:value="65.0000000000004" calcext:value-type="float">
            <text:p>65.0000000000004</text:p>
          </table:table-cell>
        </table:table-row>
        <table:table-row table:style-name="ro1">
          <table:table-cell office:value-type="float" office:value="36.0248" calcext:value-type="float">
            <text:p>3.60E+01</text:p>
          </table:table-cell>
          <table:table-cell office:value-type="float" office:value="56.0553" calcext:value-type="float">
            <text:p>5.61E+01</text:p>
          </table:table-cell>
          <table:table-cell table:formula="of:=[.C327]+0.2" office:value-type="float" office:value="65.2000000000004" calcext:value-type="float">
            <text:p>65.2000000000004</text:p>
          </table:table-cell>
        </table:table-row>
        <table:table-row table:style-name="ro1">
          <table:table-cell office:value-type="float" office:value="36.1075" calcext:value-type="float">
            <text:p>3.61E+01</text:p>
          </table:table-cell>
          <table:table-cell office:value-type="float" office:value="56.2412" calcext:value-type="float">
            <text:p>5.62E+01</text:p>
          </table:table-cell>
          <table:table-cell table:formula="of:=[.C328]+0.2" office:value-type="float" office:value="65.4000000000004" calcext:value-type="float">
            <text:p>65.4000000000004</text:p>
          </table:table-cell>
        </table:table-row>
        <table:table-row table:style-name="ro1">
          <table:table-cell office:value-type="float" office:value="36.1902" calcext:value-type="float">
            <text:p>3.62E+01</text:p>
          </table:table-cell>
          <table:table-cell office:value-type="float" office:value="56.4274" calcext:value-type="float">
            <text:p>5.64E+01</text:p>
          </table:table-cell>
          <table:table-cell table:formula="of:=[.C329]+0.2" office:value-type="float" office:value="65.6000000000004" calcext:value-type="float">
            <text:p>65.6000000000004</text:p>
          </table:table-cell>
        </table:table-row>
        <table:table-row table:style-name="ro1">
          <table:table-cell office:value-type="float" office:value="36.2731" calcext:value-type="float">
            <text:p>3.63E+01</text:p>
          </table:table-cell>
          <table:table-cell office:value-type="float" office:value="56.6138" calcext:value-type="float">
            <text:p>5.66E+01</text:p>
          </table:table-cell>
          <table:table-cell table:formula="of:=[.C330]+0.2" office:value-type="float" office:value="65.8000000000004" calcext:value-type="float">
            <text:p>65.8000000000004</text:p>
          </table:table-cell>
        </table:table-row>
        <table:table-row table:style-name="ro1">
          <table:table-cell office:value-type="float" office:value="36.3561" calcext:value-type="float">
            <text:p>3.64E+01</text:p>
          </table:table-cell>
          <table:table-cell office:value-type="float" office:value="56.8006" calcext:value-type="float">
            <text:p>5.68E+01</text:p>
          </table:table-cell>
          <table:table-cell table:formula="of:=[.C331]+0.2" office:value-type="float" office:value="66.0000000000004" calcext:value-type="float">
            <text:p>66.0000000000004</text:p>
          </table:table-cell>
        </table:table-row>
        <table:table-row table:style-name="ro1">
          <table:table-cell office:value-type="float" office:value="36.4392" calcext:value-type="float">
            <text:p>3.64E+01</text:p>
          </table:table-cell>
          <table:table-cell office:value-type="float" office:value="56.9876" calcext:value-type="float">
            <text:p>5.70E+01</text:p>
          </table:table-cell>
          <table:table-cell table:formula="of:=[.C332]+0.2" office:value-type="float" office:value="66.2000000000004" calcext:value-type="float">
            <text:p>66.2000000000004</text:p>
          </table:table-cell>
        </table:table-row>
        <table:table-row table:style-name="ro1">
          <table:table-cell office:value-type="float" office:value="36.5224" calcext:value-type="float">
            <text:p>3.65E+01</text:p>
          </table:table-cell>
          <table:table-cell office:value-type="float" office:value="57.1749" calcext:value-type="float">
            <text:p>5.72E+01</text:p>
          </table:table-cell>
          <table:table-cell table:formula="of:=[.C333]+0.2" office:value-type="float" office:value="66.4000000000004" calcext:value-type="float">
            <text:p>66.4000000000004</text:p>
          </table:table-cell>
        </table:table-row>
        <table:table-row table:style-name="ro1">
          <table:table-cell office:value-type="float" office:value="36.6058" calcext:value-type="float">
            <text:p>3.66E+01</text:p>
          </table:table-cell>
          <table:table-cell office:value-type="float" office:value="57.3625" calcext:value-type="float">
            <text:p>5.74E+01</text:p>
          </table:table-cell>
          <table:table-cell table:formula="of:=[.C334]+0.2" office:value-type="float" office:value="66.6000000000004" calcext:value-type="float">
            <text:p>66.6000000000004</text:p>
          </table:table-cell>
        </table:table-row>
        <table:table-row table:style-name="ro1">
          <table:table-cell office:value-type="float" office:value="36.6893" calcext:value-type="float">
            <text:p>3.67E+01</text:p>
          </table:table-cell>
          <table:table-cell office:value-type="float" office:value="57.5503" calcext:value-type="float">
            <text:p>5.76E+01</text:p>
          </table:table-cell>
          <table:table-cell table:formula="of:=[.C335]+0.2" office:value-type="float" office:value="66.8000000000004" calcext:value-type="float">
            <text:p>66.8000000000004</text:p>
          </table:table-cell>
        </table:table-row>
        <table:table-row table:style-name="ro1">
          <table:table-cell office:value-type="float" office:value="36.7729" calcext:value-type="float">
            <text:p>3.68E+01</text:p>
          </table:table-cell>
          <table:table-cell office:value-type="float" office:value="57.7385" calcext:value-type="float">
            <text:p>5.77E+01</text:p>
          </table:table-cell>
          <table:table-cell table:formula="of:=[.C336]+0.2" office:value-type="float" office:value="67.0000000000004" calcext:value-type="float">
            <text:p>67.0000000000004</text:p>
          </table:table-cell>
        </table:table-row>
        <table:table-row table:style-name="ro1">
          <table:table-cell office:value-type="float" office:value="36.8566" calcext:value-type="float">
            <text:p>3.69E+01</text:p>
          </table:table-cell>
          <table:table-cell office:value-type="float" office:value="57.9269" calcext:value-type="float">
            <text:p>5.79E+01</text:p>
          </table:table-cell>
          <table:table-cell table:formula="of:=[.C337]+0.2" office:value-type="float" office:value="67.2000000000004" calcext:value-type="float">
            <text:p>67.2000000000004</text:p>
          </table:table-cell>
        </table:table-row>
        <table:table-row table:style-name="ro1">
          <table:table-cell office:value-type="float" office:value="36.9405" calcext:value-type="float">
            <text:p>3.69E+01</text:p>
          </table:table-cell>
          <table:table-cell office:value-type="float" office:value="58.1156" calcext:value-type="float">
            <text:p>5.81E+01</text:p>
          </table:table-cell>
          <table:table-cell table:formula="of:=[.C338]+0.2" office:value-type="float" office:value="67.4000000000004" calcext:value-type="float">
            <text:p>67.4000000000004</text:p>
          </table:table-cell>
        </table:table-row>
        <table:table-row table:style-name="ro1">
          <table:table-cell office:value-type="float" office:value="37.0245" calcext:value-type="float">
            <text:p>3.70E+01</text:p>
          </table:table-cell>
          <table:table-cell office:value-type="float" office:value="58.3046" calcext:value-type="float">
            <text:p>5.83E+01</text:p>
          </table:table-cell>
          <table:table-cell table:formula="of:=[.C339]+0.2" office:value-type="float" office:value="67.6000000000004" calcext:value-type="float">
            <text:p>67.6000000000004</text:p>
          </table:table-cell>
        </table:table-row>
        <table:table-row table:style-name="ro1">
          <table:table-cell office:value-type="float" office:value="37.1086" calcext:value-type="float">
            <text:p>3.71E+01</text:p>
          </table:table-cell>
          <table:table-cell office:value-type="float" office:value="58.4938" calcext:value-type="float">
            <text:p>5.85E+01</text:p>
          </table:table-cell>
          <table:table-cell table:formula="of:=[.C340]+0.2" office:value-type="float" office:value="67.8000000000004" calcext:value-type="float">
            <text:p>67.8000000000004</text:p>
          </table:table-cell>
        </table:table-row>
        <table:table-row table:style-name="ro1">
          <table:table-cell office:value-type="float" office:value="37.1928" calcext:value-type="float">
            <text:p>3.72E+01</text:p>
          </table:table-cell>
          <table:table-cell office:value-type="float" office:value="58.6833" calcext:value-type="float">
            <text:p>5.87E+01</text:p>
          </table:table-cell>
          <table:table-cell table:formula="of:=[.C341]+0.2" office:value-type="float" office:value="68.0000000000004" calcext:value-type="float">
            <text:p>68.0000000000004</text:p>
          </table:table-cell>
        </table:table-row>
        <table:table-row table:style-name="ro1">
          <table:table-cell office:value-type="float" office:value="37.2772" calcext:value-type="float">
            <text:p>3.73E+01</text:p>
          </table:table-cell>
          <table:table-cell office:value-type="float" office:value="58.8731" calcext:value-type="float">
            <text:p>5.89E+01</text:p>
          </table:table-cell>
          <table:table-cell table:formula="of:=[.C342]+0.2" office:value-type="float" office:value="68.2000000000004" calcext:value-type="float">
            <text:p>68.2000000000004</text:p>
          </table:table-cell>
        </table:table-row>
        <table:table-row table:style-name="ro1">
          <table:table-cell office:value-type="float" office:value="37.3616" calcext:value-type="float">
            <text:p>3.74E+01</text:p>
          </table:table-cell>
          <table:table-cell office:value-type="float" office:value="59.0631" calcext:value-type="float">
            <text:p>5.91E+01</text:p>
          </table:table-cell>
          <table:table-cell table:formula="of:=[.C343]+0.2" office:value-type="float" office:value="68.4000000000004" calcext:value-type="float">
            <text:p>68.4000000000004</text:p>
          </table:table-cell>
        </table:table-row>
        <table:table-row table:style-name="ro1">
          <table:table-cell office:value-type="float" office:value="37.4462" calcext:value-type="float">
            <text:p>3.74E+01</text:p>
          </table:table-cell>
          <table:table-cell office:value-type="float" office:value="59.2535" calcext:value-type="float">
            <text:p>5.93E+01</text:p>
          </table:table-cell>
          <table:table-cell table:formula="of:=[.C344]+0.2" office:value-type="float" office:value="68.6000000000004" calcext:value-type="float">
            <text:p>68.6000000000004</text:p>
          </table:table-cell>
        </table:table-row>
        <table:table-row table:style-name="ro1">
          <table:table-cell office:value-type="float" office:value="37.5309" calcext:value-type="float">
            <text:p>3.75E+01</text:p>
          </table:table-cell>
          <table:table-cell office:value-type="float" office:value="59.444" calcext:value-type="float">
            <text:p>5.94E+01</text:p>
          </table:table-cell>
          <table:table-cell table:formula="of:=[.C345]+0.2" office:value-type="float" office:value="68.8000000000004" calcext:value-type="float">
            <text:p>68.8000000000004</text:p>
          </table:table-cell>
        </table:table-row>
        <table:table-row table:style-name="ro1">
          <table:table-cell office:value-type="float" office:value="37.6157" calcext:value-type="float">
            <text:p>3.76E+01</text:p>
          </table:table-cell>
          <table:table-cell office:value-type="float" office:value="59.6349" calcext:value-type="float">
            <text:p>5.96E+01</text:p>
          </table:table-cell>
          <table:table-cell table:formula="of:=[.C346]+0.2" office:value-type="float" office:value="69.0000000000004" calcext:value-type="float">
            <text:p>69.0000000000004</text:p>
          </table:table-cell>
        </table:table-row>
        <table:table-row table:style-name="ro1">
          <table:table-cell office:value-type="float" office:value="37.7007" calcext:value-type="float">
            <text:p>3.77E+01</text:p>
          </table:table-cell>
          <table:table-cell office:value-type="float" office:value="59.826" calcext:value-type="float">
            <text:p>5.98E+01</text:p>
          </table:table-cell>
          <table:table-cell table:formula="of:=[.C347]+0.2" office:value-type="float" office:value="69.2000000000004" calcext:value-type="float">
            <text:p>69.2000000000004</text:p>
          </table:table-cell>
        </table:table-row>
        <table:table-row table:style-name="ro1">
          <table:table-cell office:value-type="float" office:value="37.7857" calcext:value-type="float">
            <text:p>3.78E+01</text:p>
          </table:table-cell>
          <table:table-cell office:value-type="float" office:value="60.0174" calcext:value-type="float">
            <text:p>6.00E+01</text:p>
          </table:table-cell>
          <table:table-cell table:formula="of:=[.C348]+0.2" office:value-type="float" office:value="69.4000000000005" calcext:value-type="float">
            <text:p>69.4000000000005</text:p>
          </table:table-cell>
        </table:table-row>
        <table:table-row table:style-name="ro1">
          <table:table-cell office:value-type="float" office:value="37.8709" calcext:value-type="float">
            <text:p>3.79E+01</text:p>
          </table:table-cell>
          <table:table-cell office:value-type="float" office:value="60.209" calcext:value-type="float">
            <text:p>6.02E+01</text:p>
          </table:table-cell>
          <table:table-cell table:formula="of:=[.C349]+0.2" office:value-type="float" office:value="69.6000000000005" calcext:value-type="float">
            <text:p>69.6000000000005</text:p>
          </table:table-cell>
        </table:table-row>
        <table:table-row table:style-name="ro1">
          <table:table-cell office:value-type="float" office:value="37.9562" calcext:value-type="float">
            <text:p>3.80E+01</text:p>
          </table:table-cell>
          <table:table-cell office:value-type="float" office:value="60.4009" calcext:value-type="float">
            <text:p>6.04E+01</text:p>
          </table:table-cell>
          <table:table-cell table:formula="of:=[.C350]+0.2" office:value-type="float" office:value="69.8000000000005" calcext:value-type="float">
            <text:p>69.8000000000005</text:p>
          </table:table-cell>
        </table:table-row>
        <table:table-row table:style-name="ro1">
          <table:table-cell office:value-type="float" office:value="38.0416" calcext:value-type="float">
            <text:p>3.80E+01</text:p>
          </table:table-cell>
          <table:table-cell office:value-type="float" office:value="60.593" calcext:value-type="float">
            <text:p>6.06E+01</text:p>
          </table:table-cell>
          <table:table-cell table:formula="of:=[.C351]+0.2" office:value-type="float" office:value="70.0000000000005" calcext:value-type="float">
            <text:p>70.0000000000005</text:p>
          </table:table-cell>
        </table:table-row>
        <table:table-row table:style-name="ro1">
          <table:table-cell office:value-type="float" office:value="38.1271" calcext:value-type="float">
            <text:p>3.81E+01</text:p>
          </table:table-cell>
          <table:table-cell office:value-type="float" office:value="60.7854" calcext:value-type="float">
            <text:p>6.08E+01</text:p>
          </table:table-cell>
          <table:table-cell table:formula="of:=[.C352]+0.2" office:value-type="float" office:value="70.2000000000005" calcext:value-type="float">
            <text:p>70.2000000000005</text:p>
          </table:table-cell>
        </table:table-row>
        <table:table-row table:style-name="ro1">
          <table:table-cell office:value-type="float" office:value="38.2127" calcext:value-type="float">
            <text:p>3.82E+01</text:p>
          </table:table-cell>
          <table:table-cell office:value-type="float" office:value="60.9781" calcext:value-type="float">
            <text:p>6.10E+01</text:p>
          </table:table-cell>
          <table:table-cell table:formula="of:=[.C353]+0.2" office:value-type="float" office:value="70.4000000000005" calcext:value-type="float">
            <text:p>70.4000000000005</text:p>
          </table:table-cell>
        </table:table-row>
        <table:table-row table:style-name="ro1">
          <table:table-cell office:value-type="float" office:value="38.2984" calcext:value-type="float">
            <text:p>3.83E+01</text:p>
          </table:table-cell>
          <table:table-cell office:value-type="float" office:value="61.171" calcext:value-type="float">
            <text:p>6.12E+01</text:p>
          </table:table-cell>
          <table:table-cell table:formula="of:=[.C354]+0.2" office:value-type="float" office:value="70.6000000000005" calcext:value-type="float">
            <text:p>70.6000000000005</text:p>
          </table:table-cell>
        </table:table-row>
        <table:table-row table:style-name="ro1">
          <table:table-cell office:value-type="float" office:value="38.3843" calcext:value-type="float">
            <text:p>3.84E+01</text:p>
          </table:table-cell>
          <table:table-cell office:value-type="float" office:value="61.3641" calcext:value-type="float">
            <text:p>6.14E+01</text:p>
          </table:table-cell>
          <table:table-cell table:formula="of:=[.C355]+0.2" office:value-type="float" office:value="70.8000000000005" calcext:value-type="float">
            <text:p>70.8000000000005</text:p>
          </table:table-cell>
        </table:table-row>
        <table:table-row table:style-name="ro1">
          <table:table-cell office:value-type="float" office:value="38.4703" calcext:value-type="float">
            <text:p>3.85E+01</text:p>
          </table:table-cell>
          <table:table-cell office:value-type="float" office:value="61.5575" calcext:value-type="float">
            <text:p>6.16E+01</text:p>
          </table:table-cell>
          <table:table-cell table:formula="of:=[.C356]+0.2" office:value-type="float" office:value="71.0000000000005" calcext:value-type="float">
            <text:p>71.0000000000005</text:p>
          </table:table-cell>
        </table:table-row>
        <table:table-row table:style-name="ro1">
          <table:table-cell office:value-type="float" office:value="38.5563" calcext:value-type="float">
            <text:p>3.86E+01</text:p>
          </table:table-cell>
          <table:table-cell office:value-type="float" office:value="61.7512" calcext:value-type="float">
            <text:p>6.18E+01</text:p>
          </table:table-cell>
          <table:table-cell table:formula="of:=[.C357]+0.2" office:value-type="float" office:value="71.2000000000005" calcext:value-type="float">
            <text:p>71.2000000000005</text:p>
          </table:table-cell>
        </table:table-row>
        <table:table-row table:style-name="ro1">
          <table:table-cell office:value-type="float" office:value="38.6425" calcext:value-type="float">
            <text:p>3.86E+01</text:p>
          </table:table-cell>
          <table:table-cell office:value-type="float" office:value="61.9451" calcext:value-type="float">
            <text:p>6.19E+01</text:p>
          </table:table-cell>
          <table:table-cell table:formula="of:=[.C358]+0.2" office:value-type="float" office:value="71.4000000000005" calcext:value-type="float">
            <text:p>71.4000000000005</text:p>
          </table:table-cell>
        </table:table-row>
        <table:table-row table:style-name="ro1">
          <table:table-cell office:value-type="float" office:value="38.7288" calcext:value-type="float">
            <text:p>3.87E+01</text:p>
          </table:table-cell>
          <table:table-cell office:value-type="float" office:value="62.1393" calcext:value-type="float">
            <text:p>6.21E+01</text:p>
          </table:table-cell>
          <table:table-cell table:formula="of:=[.C359]+0.2" office:value-type="float" office:value="71.6000000000005" calcext:value-type="float">
            <text:p>71.6000000000005</text:p>
          </table:table-cell>
        </table:table-row>
        <table:table-row table:style-name="ro1">
          <table:table-cell office:value-type="float" office:value="38.8152" calcext:value-type="float">
            <text:p>3.88E+01</text:p>
          </table:table-cell>
          <table:table-cell office:value-type="float" office:value="62.3336" calcext:value-type="float">
            <text:p>6.23E+01</text:p>
          </table:table-cell>
          <table:table-cell table:formula="of:=[.C360]+0.2" office:value-type="float" office:value="71.8000000000005" calcext:value-type="float">
            <text:p>71.8000000000005</text:p>
          </table:table-cell>
        </table:table-row>
        <table:table-row table:style-name="ro1">
          <table:table-cell office:value-type="float" office:value="38.9017" calcext:value-type="float">
            <text:p>3.89E+01</text:p>
          </table:table-cell>
          <table:table-cell office:value-type="float" office:value="62.5283" calcext:value-type="float">
            <text:p>6.25E+01</text:p>
          </table:table-cell>
          <table:table-cell table:formula="of:=[.C361]+0.2" office:value-type="float" office:value="72.0000000000005" calcext:value-type="float">
            <text:p>72.0000000000005</text:p>
          </table:table-cell>
        </table:table-row>
        <table:table-row table:style-name="ro1">
          <table:table-cell office:value-type="float" office:value="38.9883" calcext:value-type="float">
            <text:p>3.90E+01</text:p>
          </table:table-cell>
          <table:table-cell office:value-type="float" office:value="62.7232" calcext:value-type="float">
            <text:p>6.27E+01</text:p>
          </table:table-cell>
          <table:table-cell table:formula="of:=[.C362]+0.2" office:value-type="float" office:value="72.2000000000005" calcext:value-type="float">
            <text:p>72.2000000000005</text:p>
          </table:table-cell>
        </table:table-row>
        <table:table-row table:style-name="ro1">
          <table:table-cell office:value-type="float" office:value="39.075" calcext:value-type="float">
            <text:p>3.91E+01</text:p>
          </table:table-cell>
          <table:table-cell office:value-type="float" office:value="62.9183" calcext:value-type="float">
            <text:p>6.29E+01</text:p>
          </table:table-cell>
          <table:table-cell table:formula="of:=[.C363]+0.2" office:value-type="float" office:value="72.4000000000005" calcext:value-type="float">
            <text:p>72.4000000000005</text:p>
          </table:table-cell>
        </table:table-row>
        <table:table-row table:style-name="ro1">
          <table:table-cell office:value-type="float" office:value="39.1618" calcext:value-type="float">
            <text:p>3.92E+01</text:p>
          </table:table-cell>
          <table:table-cell office:value-type="float" office:value="63.1136" calcext:value-type="float">
            <text:p>6.31E+01</text:p>
          </table:table-cell>
          <table:table-cell table:formula="of:=[.C364]+0.2" office:value-type="float" office:value="72.6000000000005" calcext:value-type="float">
            <text:p>72.6000000000005</text:p>
          </table:table-cell>
        </table:table-row>
        <table:table-row table:style-name="ro1">
          <table:table-cell office:value-type="float" office:value="39.2488" calcext:value-type="float">
            <text:p>3.92E+01</text:p>
          </table:table-cell>
          <table:table-cell office:value-type="float" office:value="63.3092" calcext:value-type="float">
            <text:p>6.33E+01</text:p>
          </table:table-cell>
          <table:table-cell table:formula="of:=[.C365]+0.2" office:value-type="float" office:value="72.8000000000005" calcext:value-type="float">
            <text:p>72.8000000000005</text:p>
          </table:table-cell>
        </table:table-row>
        <table:table-row table:style-name="ro1">
          <table:table-cell office:value-type="float" office:value="39.3358" calcext:value-type="float">
            <text:p>3.93E+01</text:p>
          </table:table-cell>
          <table:table-cell office:value-type="float" office:value="63.5051" calcext:value-type="float">
            <text:p>6.35E+01</text:p>
          </table:table-cell>
          <table:table-cell table:formula="of:=[.C366]+0.2" office:value-type="float" office:value="73.0000000000005" calcext:value-type="float">
            <text:p>73.0000000000005</text:p>
          </table:table-cell>
        </table:table-row>
        <table:table-row table:style-name="ro1">
          <table:table-cell office:value-type="float" office:value="39.4229" calcext:value-type="float">
            <text:p>3.94E+01</text:p>
          </table:table-cell>
          <table:table-cell office:value-type="float" office:value="63.7011" calcext:value-type="float">
            <text:p>6.37E+01</text:p>
          </table:table-cell>
          <table:table-cell table:formula="of:=[.C367]+0.2" office:value-type="float" office:value="73.2000000000005" calcext:value-type="float">
            <text:p>73.2000000000005</text:p>
          </table:table-cell>
        </table:table-row>
        <table:table-row table:style-name="ro1">
          <table:table-cell office:value-type="float" office:value="39.5102" calcext:value-type="float">
            <text:p>3.95E+01</text:p>
          </table:table-cell>
          <table:table-cell office:value-type="float" office:value="63.8974" calcext:value-type="float">
            <text:p>6.39E+01</text:p>
          </table:table-cell>
          <table:table-cell table:formula="of:=[.C368]+0.2" office:value-type="float" office:value="73.4000000000005" calcext:value-type="float">
            <text:p>73.4000000000005</text:p>
          </table:table-cell>
        </table:table-row>
        <table:table-row table:style-name="ro1">
          <table:table-cell office:value-type="float" office:value="39.5975" calcext:value-type="float">
            <text:p>3.96E+01</text:p>
          </table:table-cell>
          <table:table-cell office:value-type="float" office:value="64.0939" calcext:value-type="float">
            <text:p>6.41E+01</text:p>
          </table:table-cell>
          <table:table-cell table:formula="of:=[.C369]+0.2" office:value-type="float" office:value="73.6000000000005" calcext:value-type="float">
            <text:p>73.6000000000005</text:p>
          </table:table-cell>
        </table:table-row>
        <table:table-row table:style-name="ro1">
          <table:table-cell office:value-type="float" office:value="39.685" calcext:value-type="float">
            <text:p>3.97E+01</text:p>
          </table:table-cell>
          <table:table-cell office:value-type="float" office:value="64.2907" calcext:value-type="float">
            <text:p>6.43E+01</text:p>
          </table:table-cell>
          <table:table-cell table:formula="of:=[.C370]+0.2" office:value-type="float" office:value="73.8000000000005" calcext:value-type="float">
            <text:p>73.8000000000005</text:p>
          </table:table-cell>
        </table:table-row>
        <table:table-row table:style-name="ro1">
          <table:table-cell office:value-type="float" office:value="39.7725" calcext:value-type="float">
            <text:p>3.98E+01</text:p>
          </table:table-cell>
          <table:table-cell office:value-type="float" office:value="64.4877" calcext:value-type="float">
            <text:p>6.45E+01</text:p>
          </table:table-cell>
          <table:table-cell table:formula="of:=[.C371]+0.2" office:value-type="float" office:value="74.0000000000005" calcext:value-type="float">
            <text:p>74.0000000000005</text:p>
          </table:table-cell>
        </table:table-row>
        <table:table-row table:style-name="ro1">
          <table:table-cell office:value-type="float" office:value="39.8602" calcext:value-type="float">
            <text:p>3.99E+01</text:p>
          </table:table-cell>
          <table:table-cell office:value-type="float" office:value="64.6849" calcext:value-type="float">
            <text:p>6.47E+01</text:p>
          </table:table-cell>
          <table:table-cell table:formula="of:=[.C372]+0.2" office:value-type="float" office:value="74.2000000000005" calcext:value-type="float">
            <text:p>74.2000000000005</text:p>
          </table:table-cell>
        </table:table-row>
        <table:table-row table:style-name="ro1">
          <table:table-cell office:value-type="float" office:value="39.9479" calcext:value-type="float">
            <text:p>3.99E+01</text:p>
          </table:table-cell>
          <table:table-cell office:value-type="float" office:value="64.8824" calcext:value-type="float">
            <text:p>6.49E+01</text:p>
          </table:table-cell>
          <table:table-cell table:formula="of:=[.C373]+0.2" office:value-type="float" office:value="74.4000000000005" calcext:value-type="float">
            <text:p>74.4000000000005</text:p>
          </table:table-cell>
        </table:table-row>
        <table:table-row table:style-name="ro1">
          <table:table-cell office:value-type="float" office:value="40.0358" calcext:value-type="float">
            <text:p>4.00E+01</text:p>
          </table:table-cell>
          <table:table-cell office:value-type="float" office:value="65.08" calcext:value-type="float">
            <text:p>6.51E+01</text:p>
          </table:table-cell>
          <table:table-cell table:formula="of:=[.C374]+0.2" office:value-type="float" office:value="74.6000000000005" calcext:value-type="float">
            <text:p>74.6000000000005</text:p>
          </table:table-cell>
        </table:table-row>
        <table:table-row table:style-name="ro1">
          <table:table-cell office:value-type="float" office:value="40.1237" calcext:value-type="float">
            <text:p>4.01E+01</text:p>
          </table:table-cell>
          <table:table-cell office:value-type="float" office:value="65.2779" calcext:value-type="float">
            <text:p>6.53E+01</text:p>
          </table:table-cell>
          <table:table-cell table:formula="of:=[.C375]+0.2" office:value-type="float" office:value="74.8000000000005" calcext:value-type="float">
            <text:p>74.8000000000005</text:p>
          </table:table-cell>
        </table:table-row>
        <table:table-row table:style-name="ro1">
          <table:table-cell office:value-type="float" office:value="40.2118" calcext:value-type="float">
            <text:p>4.02E+01</text:p>
          </table:table-cell>
          <table:table-cell office:value-type="float" office:value="65.476" calcext:value-type="float">
            <text:p>6.55E+01</text:p>
          </table:table-cell>
          <table:table-cell table:formula="of:=[.C376]+0.2" office:value-type="float" office:value="75.0000000000005" calcext:value-type="float">
            <text:p>75.0000000000005</text:p>
          </table:table-cell>
        </table:table-row>
        <table:table-row table:style-name="ro1">
          <table:table-cell office:value-type="float" office:value="40.2999" calcext:value-type="float">
            <text:p>4.03E+01</text:p>
          </table:table-cell>
          <table:table-cell office:value-type="float" office:value="65.6744" calcext:value-type="float">
            <text:p>6.57E+01</text:p>
          </table:table-cell>
          <table:table-cell table:formula="of:=[.C377]+0.2" office:value-type="float" office:value="75.2000000000005" calcext:value-type="float">
            <text:p>75.2000000000005</text:p>
          </table:table-cell>
        </table:table-row>
        <table:table-row table:style-name="ro1">
          <table:table-cell office:value-type="float" office:value="40.3882" calcext:value-type="float">
            <text:p>4.04E+01</text:p>
          </table:table-cell>
          <table:table-cell office:value-type="float" office:value="65.8729" calcext:value-type="float">
            <text:p>6.59E+01</text:p>
          </table:table-cell>
          <table:table-cell table:formula="of:=[.C378]+0.2" office:value-type="float" office:value="75.4000000000005" calcext:value-type="float">
            <text:p>75.4000000000005</text:p>
          </table:table-cell>
        </table:table-row>
        <table:table-row table:style-name="ro1">
          <table:table-cell office:value-type="float" office:value="40.4765" calcext:value-type="float">
            <text:p>4.05E+01</text:p>
          </table:table-cell>
          <table:table-cell office:value-type="float" office:value="66.0717" calcext:value-type="float">
            <text:p>6.61E+01</text:p>
          </table:table-cell>
          <table:table-cell table:formula="of:=[.C379]+0.2" office:value-type="float" office:value="75.6000000000005" calcext:value-type="float">
            <text:p>75.6000000000005</text:p>
          </table:table-cell>
        </table:table-row>
        <table:table-row table:style-name="ro1">
          <table:table-cell office:value-type="float" office:value="40.565" calcext:value-type="float">
            <text:p>4.06E+01</text:p>
          </table:table-cell>
          <table:table-cell office:value-type="float" office:value="66.2707" calcext:value-type="float">
            <text:p>6.63E+01</text:p>
          </table:table-cell>
          <table:table-cell table:formula="of:=[.C380]+0.2" office:value-type="float" office:value="75.8000000000005" calcext:value-type="float">
            <text:p>75.8000000000005</text:p>
          </table:table-cell>
        </table:table-row>
        <table:table-row table:style-name="ro1">
          <table:table-cell office:value-type="float" office:value="40.6535" calcext:value-type="float">
            <text:p>4.07E+01</text:p>
          </table:table-cell>
          <table:table-cell office:value-type="float" office:value="66.4699" calcext:value-type="float">
            <text:p>6.65E+01</text:p>
          </table:table-cell>
          <table:table-cell table:formula="of:=[.C381]+0.2" office:value-type="float" office:value="76.0000000000005" calcext:value-type="float">
            <text:p>76.0000000000005</text:p>
          </table:table-cell>
        </table:table-row>
        <table:table-row table:style-name="ro1">
          <table:table-cell office:value-type="float" office:value="40.7421" calcext:value-type="float">
            <text:p>4.07E+01</text:p>
          </table:table-cell>
          <table:table-cell office:value-type="float" office:value="66.6693" calcext:value-type="float">
            <text:p>6.67E+01</text:p>
          </table:table-cell>
          <table:table-cell table:formula="of:=[.C382]+0.2" office:value-type="float" office:value="76.2000000000005" calcext:value-type="float">
            <text:p>76.2000000000005</text:p>
          </table:table-cell>
        </table:table-row>
        <table:table-row table:style-name="ro1">
          <table:table-cell office:value-type="float" office:value="40.8308" calcext:value-type="float">
            <text:p>4.08E+01</text:p>
          </table:table-cell>
          <table:table-cell office:value-type="float" office:value="66.8689" calcext:value-type="float">
            <text:p>6.69E+01</text:p>
          </table:table-cell>
          <table:table-cell table:formula="of:=[.C383]+0.2" office:value-type="float" office:value="76.4000000000006" calcext:value-type="float">
            <text:p>76.4000000000006</text:p>
          </table:table-cell>
        </table:table-row>
        <table:table-row table:style-name="ro1">
          <table:table-cell office:value-type="float" office:value="40.9197" calcext:value-type="float">
            <text:p>4.09E+01</text:p>
          </table:table-cell>
          <table:table-cell office:value-type="float" office:value="67.0687" calcext:value-type="float">
            <text:p>6.71E+01</text:p>
          </table:table-cell>
          <table:table-cell table:formula="of:=[.C384]+0.2" office:value-type="float" office:value="76.6000000000006" calcext:value-type="float">
            <text:p>76.6000000000006</text:p>
          </table:table-cell>
        </table:table-row>
        <table:table-row table:style-name="ro1">
          <table:table-cell office:value-type="float" office:value="41.0086" calcext:value-type="float">
            <text:p>4.10E+01</text:p>
          </table:table-cell>
          <table:table-cell office:value-type="float" office:value="67.2688" calcext:value-type="float">
            <text:p>6.73E+01</text:p>
          </table:table-cell>
          <table:table-cell table:formula="of:=[.C385]+0.2" office:value-type="float" office:value="76.8000000000006" calcext:value-type="float">
            <text:p>76.8000000000006</text:p>
          </table:table-cell>
        </table:table-row>
        <table:table-row table:style-name="ro1">
          <table:table-cell office:value-type="float" office:value="41.0976" calcext:value-type="float">
            <text:p>4.11E+01</text:p>
          </table:table-cell>
          <table:table-cell office:value-type="float" office:value="67.469" calcext:value-type="float">
            <text:p>6.75E+01</text:p>
          </table:table-cell>
          <table:table-cell table:formula="of:=[.C386]+0.2" office:value-type="float" office:value="77.0000000000006" calcext:value-type="float">
            <text:p>77.0000000000006</text:p>
          </table:table-cell>
        </table:table-row>
        <table:table-row table:style-name="ro1">
          <table:table-cell office:value-type="float" office:value="41.1867" calcext:value-type="float">
            <text:p>4.12E+01</text:p>
          </table:table-cell>
          <table:table-cell office:value-type="float" office:value="67.6695" calcext:value-type="float">
            <text:p>6.77E+01</text:p>
          </table:table-cell>
          <table:table-cell table:formula="of:=[.C387]+0.2" office:value-type="float" office:value="77.2000000000006" calcext:value-type="float">
            <text:p>77.2000000000006</text:p>
          </table:table-cell>
        </table:table-row>
        <table:table-row table:style-name="ro1">
          <table:table-cell office:value-type="float" office:value="41.2759" calcext:value-type="float">
            <text:p>4.13E+01</text:p>
          </table:table-cell>
          <table:table-cell office:value-type="float" office:value="67.8702" calcext:value-type="float">
            <text:p>6.79E+01</text:p>
          </table:table-cell>
          <table:table-cell table:formula="of:=[.C388]+0.2" office:value-type="float" office:value="77.4000000000006" calcext:value-type="float">
            <text:p>77.4000000000006</text:p>
          </table:table-cell>
        </table:table-row>
        <table:table-row table:style-name="ro1">
          <table:table-cell office:value-type="float" office:value="41.3651" calcext:value-type="float">
            <text:p>4.14E+01</text:p>
          </table:table-cell>
          <table:table-cell office:value-type="float" office:value="68.071" calcext:value-type="float">
            <text:p>6.81E+01</text:p>
          </table:table-cell>
          <table:table-cell table:formula="of:=[.C389]+0.2" office:value-type="float" office:value="77.6000000000006" calcext:value-type="float">
            <text:p>77.6000000000006</text:p>
          </table:table-cell>
        </table:table-row>
        <table:table-row table:style-name="ro1">
          <table:table-cell office:value-type="float" office:value="41.4545" calcext:value-type="float">
            <text:p>4.15E+01</text:p>
          </table:table-cell>
          <table:table-cell office:value-type="float" office:value="68.2721" calcext:value-type="float">
            <text:p>6.83E+01</text:p>
          </table:table-cell>
          <table:table-cell table:formula="of:=[.C390]+0.2" office:value-type="float" office:value="77.8000000000006" calcext:value-type="float">
            <text:p>77.8000000000006</text:p>
          </table:table-cell>
        </table:table-row>
        <table:table-row table:style-name="ro1">
          <table:table-cell office:value-type="float" office:value="41.544" calcext:value-type="float">
            <text:p>4.15E+01</text:p>
          </table:table-cell>
          <table:table-cell office:value-type="float" office:value="68.4734" calcext:value-type="float">
            <text:p>6.85E+01</text:p>
          </table:table-cell>
          <table:table-cell table:formula="of:=[.C391]+0.2" office:value-type="float" office:value="78.0000000000006" calcext:value-type="float">
            <text:p>78.0000000000006</text:p>
          </table:table-cell>
        </table:table-row>
        <table:table-row table:style-name="ro1">
          <table:table-cell office:value-type="float" office:value="41.6335" calcext:value-type="float">
            <text:p>4.16E+01</text:p>
          </table:table-cell>
          <table:table-cell office:value-type="float" office:value="68.6749" calcext:value-type="float">
            <text:p>6.87E+01</text:p>
          </table:table-cell>
          <table:table-cell table:formula="of:=[.C392]+0.2" office:value-type="float" office:value="78.2000000000006" calcext:value-type="float">
            <text:p>78.2000000000006</text:p>
          </table:table-cell>
        </table:table-row>
        <table:table-row table:style-name="ro1">
          <table:table-cell office:value-type="float" office:value="41.7231" calcext:value-type="float">
            <text:p>4.17E+01</text:p>
          </table:table-cell>
          <table:table-cell office:value-type="float" office:value="68.8765" calcext:value-type="float">
            <text:p>6.89E+01</text:p>
          </table:table-cell>
          <table:table-cell table:formula="of:=[.C393]+0.2" office:value-type="float" office:value="78.4000000000006" calcext:value-type="float">
            <text:p>78.4000000000006</text:p>
          </table:table-cell>
        </table:table-row>
        <table:table-row table:style-name="ro1">
          <table:table-cell office:value-type="float" office:value="41.8129" calcext:value-type="float">
            <text:p>4.18E+01</text:p>
          </table:table-cell>
          <table:table-cell office:value-type="float" office:value="69.0784" calcext:value-type="float">
            <text:p>6.91E+01</text:p>
          </table:table-cell>
          <table:table-cell table:formula="of:=[.C394]+0.2" office:value-type="float" office:value="78.6000000000006" calcext:value-type="float">
            <text:p>78.6000000000006</text:p>
          </table:table-cell>
        </table:table-row>
        <table:table-row table:style-name="ro1">
          <table:table-cell office:value-type="float" office:value="41.9027" calcext:value-type="float">
            <text:p>4.19E+01</text:p>
          </table:table-cell>
          <table:table-cell office:value-type="float" office:value="69.2805" calcext:value-type="float">
            <text:p>6.93E+01</text:p>
          </table:table-cell>
          <table:table-cell table:formula="of:=[.C395]+0.2" office:value-type="float" office:value="78.8000000000006" calcext:value-type="float">
            <text:p>78.8000000000006</text:p>
          </table:table-cell>
        </table:table-row>
        <table:table-row table:style-name="ro1">
          <table:table-cell office:value-type="float" office:value="41.9926" calcext:value-type="float">
            <text:p>4.20E+01</text:p>
          </table:table-cell>
          <table:table-cell office:value-type="float" office:value="69.4828" calcext:value-type="float">
            <text:p>6.95E+01</text:p>
          </table:table-cell>
          <table:table-cell table:formula="of:=[.C396]+0.2" office:value-type="float" office:value="79.0000000000006" calcext:value-type="float">
            <text:p>79.0000000000006</text:p>
          </table:table-cell>
        </table:table-row>
        <table:table-row table:style-name="ro1">
          <table:table-cell office:value-type="float" office:value="42.0826" calcext:value-type="float">
            <text:p>4.21E+01</text:p>
          </table:table-cell>
          <table:table-cell office:value-type="float" office:value="69.6852" calcext:value-type="float">
            <text:p>6.97E+01</text:p>
          </table:table-cell>
          <table:table-cell table:formula="of:=[.C397]+0.2" office:value-type="float" office:value="79.2000000000006" calcext:value-type="float">
            <text:p>79.2000000000006</text:p>
          </table:table-cell>
        </table:table-row>
        <table:table-row table:style-name="ro1">
          <table:table-cell office:value-type="float" office:value="42.1726" calcext:value-type="float">
            <text:p>4.22E+01</text:p>
          </table:table-cell>
          <table:table-cell office:value-type="float" office:value="69.8879" calcext:value-type="float">
            <text:p>6.99E+01</text:p>
          </table:table-cell>
          <table:table-cell table:formula="of:=[.C398]+0.2" office:value-type="float" office:value="79.4000000000006" calcext:value-type="float">
            <text:p>79.4000000000006</text:p>
          </table:table-cell>
        </table:table-row>
        <table:table-row table:style-name="ro1">
          <table:table-cell office:value-type="float" office:value="42.2628" calcext:value-type="float">
            <text:p>4.23E+01</text:p>
          </table:table-cell>
          <table:table-cell office:value-type="float" office:value="70.0907" calcext:value-type="float">
            <text:p>7.01E+01</text:p>
          </table:table-cell>
          <table:table-cell table:formula="of:=[.C399]+0.2" office:value-type="float" office:value="79.6000000000006" calcext:value-type="float">
            <text:p>79.6000000000006</text:p>
          </table:table-cell>
        </table:table-row>
        <table:table-row table:style-name="ro1">
          <table:table-cell office:value-type="float" office:value="42.353" calcext:value-type="float">
            <text:p>4.24E+01</text:p>
          </table:table-cell>
          <table:table-cell office:value-type="float" office:value="70.2938" calcext:value-type="float">
            <text:p>7.03E+01</text:p>
          </table:table-cell>
          <table:table-cell table:formula="of:=[.C400]+0.2" office:value-type="float" office:value="79.8000000000006" calcext:value-type="float">
            <text:p>79.8000000000006</text:p>
          </table:table-cell>
        </table:table-row>
        <table:table-row table:style-name="ro1">
          <table:table-cell office:value-type="float" office:value="42.4433" calcext:value-type="float">
            <text:p>4.24E+01</text:p>
          </table:table-cell>
          <table:table-cell office:value-type="float" office:value="70.497" calcext:value-type="float">
            <text:p>7.05E+01</text:p>
          </table:table-cell>
          <table:table-cell table:formula="of:=[.C401]+0.2" office:value-type="float" office:value="80.0000000000006" calcext:value-type="float">
            <text:p>80.0000000000006</text:p>
          </table:table-cell>
        </table:table-row>
        <table:table-row table:style-name="ro1">
          <table:table-cell office:value-type="float" office:value="42.5337" calcext:value-type="float">
            <text:p>4.25E+01</text:p>
          </table:table-cell>
          <table:table-cell office:value-type="float" office:value="70.7004" calcext:value-type="float">
            <text:p>7.07E+01</text:p>
          </table:table-cell>
          <table:table-cell table:formula="of:=[.C402]+0.2" office:value-type="float" office:value="80.2000000000006" calcext:value-type="float">
            <text:p>80.2000000000006</text:p>
          </table:table-cell>
        </table:table-row>
        <table:table-row table:style-name="ro1">
          <table:table-cell office:value-type="float" office:value="42.6242" calcext:value-type="float">
            <text:p>4.26E+01</text:p>
          </table:table-cell>
          <table:table-cell office:value-type="float" office:value="70.904" calcext:value-type="float">
            <text:p>7.09E+01</text:p>
          </table:table-cell>
          <table:table-cell table:formula="of:=[.C403]+0.2" office:value-type="float" office:value="80.4000000000006" calcext:value-type="float">
            <text:p>80.4000000000006</text:p>
          </table:table-cell>
        </table:table-row>
        <table:table-row table:style-name="ro1">
          <table:table-cell office:value-type="float" office:value="42.7148" calcext:value-type="float">
            <text:p>4.27E+01</text:p>
          </table:table-cell>
          <table:table-cell office:value-type="float" office:value="71.1078" calcext:value-type="float">
            <text:p>7.11E+01</text:p>
          </table:table-cell>
          <table:table-cell table:formula="of:=[.C404]+0.2" office:value-type="float" office:value="80.6000000000006" calcext:value-type="float">
            <text:p>80.6000000000006</text:p>
          </table:table-cell>
        </table:table-row>
        <table:table-row table:style-name="ro1">
          <table:table-cell office:value-type="float" office:value="42.8054" calcext:value-type="float">
            <text:p>4.28E+01</text:p>
          </table:table-cell>
          <table:table-cell office:value-type="float" office:value="71.3117" calcext:value-type="float">
            <text:p>7.13E+01</text:p>
          </table:table-cell>
          <table:table-cell table:formula="of:=[.C405]+0.2" office:value-type="float" office:value="80.8000000000006" calcext:value-type="float">
            <text:p>80.8000000000006</text:p>
          </table:table-cell>
        </table:table-row>
        <table:table-row table:style-name="ro1">
          <table:table-cell office:value-type="float" office:value="42.8962" calcext:value-type="float">
            <text:p>4.29E+01</text:p>
          </table:table-cell>
          <table:table-cell office:value-type="float" office:value="71.5159" calcext:value-type="float">
            <text:p>7.15E+01</text:p>
          </table:table-cell>
          <table:table-cell table:formula="of:=[.C406]+0.2" office:value-type="float" office:value="81.0000000000006" calcext:value-type="float">
            <text:p>81.0000000000006</text:p>
          </table:table-cell>
        </table:table-row>
        <table:table-row table:style-name="ro1">
          <table:table-cell office:value-type="float" office:value="42.987" calcext:value-type="float">
            <text:p>4.30E+01</text:p>
          </table:table-cell>
          <table:table-cell office:value-type="float" office:value="71.7202" calcext:value-type="float">
            <text:p>7.17E+01</text:p>
          </table:table-cell>
          <table:table-cell table:formula="of:=[.C407]+0.2" office:value-type="float" office:value="81.2000000000006" calcext:value-type="float">
            <text:p>81.2000000000006</text:p>
          </table:table-cell>
        </table:table-row>
        <table:table-row table:style-name="ro1">
          <table:table-cell office:value-type="float" office:value="43.0779" calcext:value-type="float">
            <text:p>4.31E+01</text:p>
          </table:table-cell>
          <table:table-cell office:value-type="float" office:value="71.9247" calcext:value-type="float">
            <text:p>7.19E+01</text:p>
          </table:table-cell>
          <table:table-cell table:formula="of:=[.C408]+0.2" office:value-type="float" office:value="81.4000000000006" calcext:value-type="float">
            <text:p>81.4000000000006</text:p>
          </table:table-cell>
        </table:table-row>
        <table:table-row table:style-name="ro1">
          <table:table-cell office:value-type="float" office:value="43.1688" calcext:value-type="float">
            <text:p>4.32E+01</text:p>
          </table:table-cell>
          <table:table-cell office:value-type="float" office:value="72.1294" calcext:value-type="float">
            <text:p>7.21E+01</text:p>
          </table:table-cell>
          <table:table-cell table:formula="of:=[.C409]+0.2" office:value-type="float" office:value="81.6000000000006" calcext:value-type="float">
            <text:p>81.6000000000006</text:p>
          </table:table-cell>
        </table:table-row>
        <table:table-row table:style-name="ro1">
          <table:table-cell office:value-type="float" office:value="43.2599" calcext:value-type="float">
            <text:p>4.33E+01</text:p>
          </table:table-cell>
          <table:table-cell office:value-type="float" office:value="72.3343" calcext:value-type="float">
            <text:p>7.23E+01</text:p>
          </table:table-cell>
          <table:table-cell table:formula="of:=[.C410]+0.2" office:value-type="float" office:value="81.8000000000006" calcext:value-type="float">
            <text:p>81.8000000000006</text:p>
          </table:table-cell>
        </table:table-row>
        <table:table-row table:style-name="ro1">
          <table:table-cell office:value-type="float" office:value="43.351" calcext:value-type="float">
            <text:p>4.34E+01</text:p>
          </table:table-cell>
          <table:table-cell office:value-type="float" office:value="72.5393" calcext:value-type="float">
            <text:p>7.25E+01</text:p>
          </table:table-cell>
          <table:table-cell table:formula="of:=[.C411]+0.2" office:value-type="float" office:value="82.0000000000006" calcext:value-type="float">
            <text:p>82.0000000000006</text:p>
          </table:table-cell>
        </table:table-row>
        <table:table-row table:style-name="ro1">
          <table:table-cell office:value-type="float" office:value="43.4422" calcext:value-type="float">
            <text:p>4.34E+01</text:p>
          </table:table-cell>
          <table:table-cell office:value-type="float" office:value="72.7445" calcext:value-type="float">
            <text:p>7.27E+01</text:p>
          </table:table-cell>
          <table:table-cell table:formula="of:=[.C412]+0.2" office:value-type="float" office:value="82.2000000000006" calcext:value-type="float">
            <text:p>82.2000000000006</text:p>
          </table:table-cell>
        </table:table-row>
        <table:table-row table:style-name="ro1">
          <table:table-cell office:value-type="float" office:value="43.5335" calcext:value-type="float">
            <text:p>4.35E+01</text:p>
          </table:table-cell>
          <table:table-cell office:value-type="float" office:value="72.9499" calcext:value-type="float">
            <text:p>7.29E+01</text:p>
          </table:table-cell>
          <table:table-cell table:formula="of:=[.C413]+0.2" office:value-type="float" office:value="82.4000000000006" calcext:value-type="float">
            <text:p>82.4000000000006</text:p>
          </table:table-cell>
        </table:table-row>
        <table:table-row table:style-name="ro1">
          <table:table-cell office:value-type="float" office:value="43.6249" calcext:value-type="float">
            <text:p>4.36E+01</text:p>
          </table:table-cell>
          <table:table-cell office:value-type="float" office:value="73.1554" calcext:value-type="float">
            <text:p>7.32E+01</text:p>
          </table:table-cell>
          <table:table-cell table:formula="of:=[.C414]+0.2" office:value-type="float" office:value="82.6000000000006" calcext:value-type="float">
            <text:p>82.6000000000006</text:p>
          </table:table-cell>
        </table:table-row>
        <table:table-row table:style-name="ro1">
          <table:table-cell office:value-type="float" office:value="43.7163" calcext:value-type="float">
            <text:p>4.37E+01</text:p>
          </table:table-cell>
          <table:table-cell office:value-type="float" office:value="73.3611" calcext:value-type="float">
            <text:p>7.34E+01</text:p>
          </table:table-cell>
          <table:table-cell table:formula="of:=[.C415]+0.2" office:value-type="float" office:value="82.8000000000006" calcext:value-type="float">
            <text:p>82.8000000000006</text:p>
          </table:table-cell>
        </table:table-row>
        <table:table-row table:style-name="ro1">
          <table:table-cell office:value-type="float" office:value="43.8078" calcext:value-type="float">
            <text:p>4.38E+01</text:p>
          </table:table-cell>
          <table:table-cell office:value-type="float" office:value="73.567" calcext:value-type="float">
            <text:p>7.36E+01</text:p>
          </table:table-cell>
          <table:table-cell table:formula="of:=[.C416]+0.2" office:value-type="float" office:value="83.0000000000006" calcext:value-type="float">
            <text:p>83.0000000000006</text:p>
          </table:table-cell>
        </table:table-row>
        <table:table-row table:style-name="ro1">
          <table:table-cell office:value-type="float" office:value="43.8994" calcext:value-type="float">
            <text:p>4.39E+01</text:p>
          </table:table-cell>
          <table:table-cell office:value-type="float" office:value="73.7731" calcext:value-type="float">
            <text:p>7.38E+01</text:p>
          </table:table-cell>
          <table:table-cell table:formula="of:=[.C417]+0.2" office:value-type="float" office:value="83.2000000000006" calcext:value-type="float">
            <text:p>83.2000000000006</text:p>
          </table:table-cell>
        </table:table-row>
        <table:table-row table:style-name="ro1">
          <table:table-cell office:value-type="float" office:value="43.991" calcext:value-type="float">
            <text:p>4.40E+01</text:p>
          </table:table-cell>
          <table:table-cell office:value-type="float" office:value="73.9793" calcext:value-type="float">
            <text:p>7.40E+01</text:p>
          </table:table-cell>
          <table:table-cell table:formula="of:=[.C418]+0.2" office:value-type="float" office:value="83.4000000000006" calcext:value-type="float">
            <text:p>83.4000000000006</text:p>
          </table:table-cell>
        </table:table-row>
        <table:table-row table:style-name="ro1">
          <table:table-cell office:value-type="float" office:value="44.0827" calcext:value-type="float">
            <text:p>4.41E+01</text:p>
          </table:table-cell>
          <table:table-cell office:value-type="float" office:value="74.1857" calcext:value-type="float">
            <text:p>7.42E+01</text:p>
          </table:table-cell>
          <table:table-cell table:formula="of:=[.C419]+0.2" office:value-type="float" office:value="83.6000000000007" calcext:value-type="float">
            <text:p>83.6000000000007</text:p>
          </table:table-cell>
        </table:table-row>
        <table:table-row table:style-name="ro1">
          <table:table-cell office:value-type="float" office:value="44.1745" calcext:value-type="float">
            <text:p>4.42E+01</text:p>
          </table:table-cell>
          <table:table-cell office:value-type="float" office:value="74.3923" calcext:value-type="float">
            <text:p>7.44E+01</text:p>
          </table:table-cell>
          <table:table-cell table:formula="of:=[.C420]+0.2" office:value-type="float" office:value="83.8000000000007" calcext:value-type="float">
            <text:p>83.8000000000007</text:p>
          </table:table-cell>
        </table:table-row>
        <table:table-row table:style-name="ro1">
          <table:table-cell office:value-type="float" office:value="44.2664" calcext:value-type="float">
            <text:p>4.43E+01</text:p>
          </table:table-cell>
          <table:table-cell office:value-type="float" office:value="74.599" calcext:value-type="float">
            <text:p>7.46E+01</text:p>
          </table:table-cell>
          <table:table-cell table:formula="of:=[.C421]+0.2" office:value-type="float" office:value="84.0000000000007" calcext:value-type="float">
            <text:p>84.0000000000007</text:p>
          </table:table-cell>
        </table:table-row>
        <table:table-row table:style-name="ro1">
          <table:table-cell office:value-type="float" office:value="44.3584" calcext:value-type="float">
            <text:p>4.44E+01</text:p>
          </table:table-cell>
          <table:table-cell office:value-type="float" office:value="74.8058" calcext:value-type="float">
            <text:p>7.48E+01</text:p>
          </table:table-cell>
          <table:table-cell table:formula="of:=[.C422]+0.2" office:value-type="float" office:value="84.2000000000007" calcext:value-type="float">
            <text:p>84.2000000000007</text:p>
          </table:table-cell>
        </table:table-row>
        <table:table-row table:style-name="ro1">
          <table:table-cell office:value-type="float" office:value="44.4504" calcext:value-type="float">
            <text:p>4.45E+01</text:p>
          </table:table-cell>
          <table:table-cell office:value-type="float" office:value="75.0129" calcext:value-type="float">
            <text:p>7.50E+01</text:p>
          </table:table-cell>
          <table:table-cell table:formula="of:=[.C423]+0.2" office:value-type="float" office:value="84.4000000000007" calcext:value-type="float">
            <text:p>84.4000000000007</text:p>
          </table:table-cell>
        </table:table-row>
        <table:table-row table:style-name="ro1">
          <table:table-cell office:value-type="float" office:value="44.5425" calcext:value-type="float">
            <text:p>4.45E+01</text:p>
          </table:table-cell>
          <table:table-cell office:value-type="float" office:value="75.2201" calcext:value-type="float">
            <text:p>7.52E+01</text:p>
          </table:table-cell>
          <table:table-cell table:formula="of:=[.C424]+0.2" office:value-type="float" office:value="84.6000000000007" calcext:value-type="float">
            <text:p>84.6000000000007</text:p>
          </table:table-cell>
        </table:table-row>
        <table:table-row table:style-name="ro1">
          <table:table-cell office:value-type="float" office:value="44.6346" calcext:value-type="float">
            <text:p>4.46E+01</text:p>
          </table:table-cell>
          <table:table-cell office:value-type="float" office:value="75.4274" calcext:value-type="float">
            <text:p>7.54E+01</text:p>
          </table:table-cell>
          <table:table-cell table:formula="of:=[.C425]+0.2" office:value-type="float" office:value="84.8000000000007" calcext:value-type="float">
            <text:p>84.8000000000007</text:p>
          </table:table-cell>
        </table:table-row>
        <table:table-row table:style-name="ro1">
          <table:table-cell office:value-type="float" office:value="44.7268" calcext:value-type="float">
            <text:p>4.47E+01</text:p>
          </table:table-cell>
          <table:table-cell office:value-type="float" office:value="75.6349" calcext:value-type="float">
            <text:p>7.56E+01</text:p>
          </table:table-cell>
          <table:table-cell table:formula="of:=[.C426]+0.2" office:value-type="float" office:value="85.0000000000007" calcext:value-type="float">
            <text:p>85.0000000000007</text:p>
          </table:table-cell>
        </table:table-row>
        <table:table-row table:style-name="ro1">
          <table:table-cell office:value-type="float" office:value="44.8191" calcext:value-type="float">
            <text:p>4.48E+01</text:p>
          </table:table-cell>
          <table:table-cell office:value-type="float" office:value="75.8426" calcext:value-type="float">
            <text:p>7.58E+01</text:p>
          </table:table-cell>
          <table:table-cell table:formula="of:=[.C427]+0.2" office:value-type="float" office:value="85.2000000000007" calcext:value-type="float">
            <text:p>85.2000000000007</text:p>
          </table:table-cell>
        </table:table-row>
        <table:table-row table:style-name="ro1">
          <table:table-cell office:value-type="float" office:value="44.9115" calcext:value-type="float">
            <text:p>4.49E+01</text:p>
          </table:table-cell>
          <table:table-cell office:value-type="float" office:value="76.0504" calcext:value-type="float">
            <text:p>7.61E+01</text:p>
          </table:table-cell>
          <table:table-cell table:formula="of:=[.C428]+0.2" office:value-type="float" office:value="85.4000000000007" calcext:value-type="float">
            <text:p>85.4000000000007</text:p>
          </table:table-cell>
        </table:table-row>
        <table:table-row table:style-name="ro1">
          <table:table-cell office:value-type="float" office:value="45.0039" calcext:value-type="float">
            <text:p>4.50E+01</text:p>
          </table:table-cell>
          <table:table-cell office:value-type="float" office:value="76.2581" calcext:value-type="float">
            <text:p>7.63E+01</text:p>
          </table:table-cell>
          <table:table-cell table:formula="of:=[.C429]+0.2" office:value-type="float" office:value="85.6000000000007" calcext:value-type="float">
            <text:p>85.6000000000007</text:p>
          </table:table-cell>
        </table:table-row>
        <table:table-row table:style-name="ro1">
          <table:table-cell office:value-type="float" office:value="45.0964" calcext:value-type="float">
            <text:p>4.51E+01</text:p>
          </table:table-cell>
          <table:table-cell office:value-type="float" office:value="76.4659" calcext:value-type="float">
            <text:p>7.65E+01</text:p>
          </table:table-cell>
          <table:table-cell table:formula="of:=[.C430]+0.2" office:value-type="float" office:value="85.8000000000007" calcext:value-type="float">
            <text:p>85.8000000000007</text:p>
          </table:table-cell>
        </table:table-row>
        <table:table-row table:style-name="ro1">
          <table:table-cell office:value-type="float" office:value="45.189" calcext:value-type="float">
            <text:p>4.52E+01</text:p>
          </table:table-cell>
          <table:table-cell office:value-type="float" office:value="76.6742" calcext:value-type="float">
            <text:p>7.67E+01</text:p>
          </table:table-cell>
          <table:table-cell table:formula="of:=[.C431]+0.2" office:value-type="float" office:value="86.0000000000007" calcext:value-type="float">
            <text:p>86.0000000000007</text:p>
          </table:table-cell>
        </table:table-row>
        <table:table-row table:style-name="ro1">
          <table:table-cell office:value-type="float" office:value="45.2816" calcext:value-type="float">
            <text:p>4.53E+01</text:p>
          </table:table-cell>
          <table:table-cell office:value-type="float" office:value="76.8823" calcext:value-type="float">
            <text:p>7.69E+01</text:p>
          </table:table-cell>
          <table:table-cell table:formula="of:=[.C432]+0.2" office:value-type="float" office:value="86.2000000000007" calcext:value-type="float">
            <text:p>86.2000000000007</text:p>
          </table:table-cell>
        </table:table-row>
        <table:table-row table:style-name="ro1">
          <table:table-cell office:value-type="float" office:value="45.3743" calcext:value-type="float">
            <text:p>4.54E+01</text:p>
          </table:table-cell>
          <table:table-cell office:value-type="float" office:value="77.0909" calcext:value-type="float">
            <text:p>7.71E+01</text:p>
          </table:table-cell>
          <table:table-cell table:formula="of:=[.C433]+0.2" office:value-type="float" office:value="86.4000000000007" calcext:value-type="float">
            <text:p>86.4000000000007</text:p>
          </table:table-cell>
        </table:table-row>
        <table:table-row table:style-name="ro1">
          <table:table-cell office:value-type="float" office:value="45.467" calcext:value-type="float">
            <text:p>4.55E+01</text:p>
          </table:table-cell>
          <table:table-cell office:value-type="float" office:value="77.2993" calcext:value-type="float">
            <text:p>7.73E+01</text:p>
          </table:table-cell>
          <table:table-cell table:formula="of:=[.C434]+0.2" office:value-type="float" office:value="86.6000000000007" calcext:value-type="float">
            <text:p>86.6000000000007</text:p>
          </table:table-cell>
        </table:table-row>
        <table:table-row table:style-name="ro1">
          <table:table-cell office:value-type="float" office:value="45.5599" calcext:value-type="float">
            <text:p>4.56E+01</text:p>
          </table:table-cell>
          <table:table-cell office:value-type="float" office:value="77.5079" calcext:value-type="float">
            <text:p>7.75E+01</text:p>
          </table:table-cell>
          <table:table-cell table:formula="of:=[.C435]+0.2" office:value-type="float" office:value="86.8000000000007" calcext:value-type="float">
            <text:p>86.8000000000007</text:p>
          </table:table-cell>
        </table:table-row>
        <table:table-row table:style-name="ro1">
          <table:table-cell office:value-type="float" office:value="45.6528" calcext:value-type="float">
            <text:p>4.57E+01</text:p>
          </table:table-cell>
          <table:table-cell office:value-type="float" office:value="77.7169" calcext:value-type="float">
            <text:p>7.77E+01</text:p>
          </table:table-cell>
          <table:table-cell table:formula="of:=[.C436]+0.2" office:value-type="float" office:value="87.0000000000007" calcext:value-type="float">
            <text:p>87.0000000000007</text:p>
          </table:table-cell>
        </table:table-row>
        <table:table-row table:style-name="ro1">
          <table:table-cell office:value-type="float" office:value="45.7457" calcext:value-type="float">
            <text:p>4.57E+01</text:p>
          </table:table-cell>
          <table:table-cell office:value-type="float" office:value="77.926" calcext:value-type="float">
            <text:p>7.79E+01</text:p>
          </table:table-cell>
          <table:table-cell table:formula="of:=[.C437]+0.2" office:value-type="float" office:value="87.2000000000007" calcext:value-type="float">
            <text:p>87.2000000000007</text:p>
          </table:table-cell>
        </table:table-row>
        <table:table-row table:style-name="ro1">
          <table:table-cell office:value-type="float" office:value="45.8387" calcext:value-type="float">
            <text:p>4.58E+01</text:p>
          </table:table-cell>
          <table:table-cell office:value-type="float" office:value="78.1353" calcext:value-type="float">
            <text:p>7.81E+01</text:p>
          </table:table-cell>
          <table:table-cell table:formula="of:=[.C438]+0.2" office:value-type="float" office:value="87.4000000000007" calcext:value-type="float">
            <text:p>87.4000000000007</text:p>
          </table:table-cell>
        </table:table-row>
        <table:table-row table:style-name="ro1">
          <table:table-cell office:value-type="float" office:value="45.9318" calcext:value-type="float">
            <text:p>4.59E+01</text:p>
          </table:table-cell>
          <table:table-cell office:value-type="float" office:value="78.3447" calcext:value-type="float">
            <text:p>7.83E+01</text:p>
          </table:table-cell>
          <table:table-cell table:formula="of:=[.C439]+0.2" office:value-type="float" office:value="87.6000000000007" calcext:value-type="float">
            <text:p>87.6000000000007</text:p>
          </table:table-cell>
        </table:table-row>
        <table:table-row table:style-name="ro1">
          <table:table-cell office:value-type="float" office:value="46.0249" calcext:value-type="float">
            <text:p>4.60E+01</text:p>
          </table:table-cell>
          <table:table-cell office:value-type="float" office:value="78.5543" calcext:value-type="float">
            <text:p>7.86E+01</text:p>
          </table:table-cell>
          <table:table-cell table:formula="of:=[.C440]+0.2" office:value-type="float" office:value="87.8000000000007" calcext:value-type="float">
            <text:p>87.8000000000007</text:p>
          </table:table-cell>
        </table:table-row>
        <table:table-row table:style-name="ro1">
          <table:table-cell office:value-type="float" office:value="46.1181" calcext:value-type="float">
            <text:p>4.61E+01</text:p>
          </table:table-cell>
          <table:table-cell office:value-type="float" office:value="78.764" calcext:value-type="float">
            <text:p>7.88E+01</text:p>
          </table:table-cell>
          <table:table-cell table:formula="of:=[.C441]+0.2" office:value-type="float" office:value="88.0000000000007" calcext:value-type="float">
            <text:p>88.0000000000007</text:p>
          </table:table-cell>
        </table:table-row>
        <table:table-row table:style-name="ro1">
          <table:table-cell office:value-type="float" office:value="46.2114" calcext:value-type="float">
            <text:p>4.62E+01</text:p>
          </table:table-cell>
          <table:table-cell office:value-type="float" office:value="78.9738" calcext:value-type="float">
            <text:p>7.90E+01</text:p>
          </table:table-cell>
          <table:table-cell table:formula="of:=[.C442]+0.2" office:value-type="float" office:value="88.2000000000007" calcext:value-type="float">
            <text:p>88.2000000000007</text:p>
          </table:table-cell>
        </table:table-row>
        <table:table-row table:style-name="ro1">
          <table:table-cell office:value-type="float" office:value="46.3047" calcext:value-type="float">
            <text:p>4.63E+01</text:p>
          </table:table-cell>
          <table:table-cell office:value-type="float" office:value="79.1837" calcext:value-type="float">
            <text:p>7.92E+01</text:p>
          </table:table-cell>
          <table:table-cell table:formula="of:=[.C443]+0.2" office:value-type="float" office:value="88.4000000000007" calcext:value-type="float">
            <text:p>88.4000000000007</text:p>
          </table:table-cell>
        </table:table-row>
        <table:table-row table:style-name="ro1">
          <table:table-cell office:value-type="float" office:value="46.3981" calcext:value-type="float">
            <text:p>4.64E+01</text:p>
          </table:table-cell>
          <table:table-cell office:value-type="float" office:value="79.3938" calcext:value-type="float">
            <text:p>7.94E+01</text:p>
          </table:table-cell>
          <table:table-cell table:formula="of:=[.C444]+0.2" office:value-type="float" office:value="88.6000000000007" calcext:value-type="float">
            <text:p>88.6000000000007</text:p>
          </table:table-cell>
        </table:table-row>
        <table:table-row table:style-name="ro1">
          <table:table-cell office:value-type="float" office:value="46.4915" calcext:value-type="float">
            <text:p>4.65E+01</text:p>
          </table:table-cell>
          <table:table-cell office:value-type="float" office:value="79.6041" calcext:value-type="float">
            <text:p>7.96E+01</text:p>
          </table:table-cell>
          <table:table-cell table:formula="of:=[.C445]+0.2" office:value-type="float" office:value="88.8000000000007" calcext:value-type="float">
            <text:p>88.8000000000007</text:p>
          </table:table-cell>
        </table:table-row>
        <table:table-row table:style-name="ro1">
          <table:table-cell office:value-type="float" office:value="46.585" calcext:value-type="float">
            <text:p>4.66E+01</text:p>
          </table:table-cell>
          <table:table-cell office:value-type="float" office:value="79.8144" calcext:value-type="float">
            <text:p>7.98E+01</text:p>
          </table:table-cell>
          <table:table-cell table:formula="of:=[.C446]+0.2" office:value-type="float" office:value="89.0000000000007" calcext:value-type="float">
            <text:p>89.0000000000007</text:p>
          </table:table-cell>
        </table:table-row>
        <table:table-row table:style-name="ro1">
          <table:table-cell office:value-type="float" office:value="46.6785" calcext:value-type="float">
            <text:p>4.67E+01</text:p>
          </table:table-cell>
          <table:table-cell office:value-type="float" office:value="80.0249" calcext:value-type="float">
            <text:p>8.00E+01</text:p>
          </table:table-cell>
          <table:table-cell table:formula="of:=[.C447]+0.2" office:value-type="float" office:value="89.2000000000007" calcext:value-type="float">
            <text:p>89.2000000000007</text:p>
          </table:table-cell>
        </table:table-row>
        <table:table-row table:style-name="ro1">
          <table:table-cell office:value-type="float" office:value="46.7721" calcext:value-type="float">
            <text:p>4.68E+01</text:p>
          </table:table-cell>
          <table:table-cell office:value-type="float" office:value="80.2355" calcext:value-type="float">
            <text:p>8.02E+01</text:p>
          </table:table-cell>
          <table:table-cell table:formula="of:=[.C448]+0.2" office:value-type="float" office:value="89.4000000000007" calcext:value-type="float">
            <text:p>89.4000000000007</text:p>
          </table:table-cell>
        </table:table-row>
        <table:table-row table:style-name="ro1">
          <table:table-cell office:value-type="float" office:value="46.8658" calcext:value-type="float">
            <text:p>4.69E+01</text:p>
          </table:table-cell>
          <table:table-cell office:value-type="float" office:value="80.4463" calcext:value-type="float">
            <text:p>8.04E+01</text:p>
          </table:table-cell>
          <table:table-cell table:formula="of:=[.C449]+0.2" office:value-type="float" office:value="89.6000000000007" calcext:value-type="float">
            <text:p>89.6000000000007</text:p>
          </table:table-cell>
        </table:table-row>
        <table:table-row table:style-name="ro1">
          <table:table-cell office:value-type="float" office:value="46.9595" calcext:value-type="float">
            <text:p>4.70E+01</text:p>
          </table:table-cell>
          <table:table-cell office:value-type="float" office:value="80.6569" calcext:value-type="float">
            <text:p>8.07E+01</text:p>
          </table:table-cell>
          <table:table-cell table:formula="of:=[.C450]+0.2" office:value-type="float" office:value="89.8000000000007" calcext:value-type="float">
            <text:p>89.8000000000007</text:p>
          </table:table-cell>
        </table:table-row>
        <table:table-row table:style-name="ro1">
          <table:table-cell office:value-type="float" office:value="47.0533" calcext:value-type="float">
            <text:p>4.71E+01</text:p>
          </table:table-cell>
          <table:table-cell office:value-type="float" office:value="80.8679" calcext:value-type="float">
            <text:p>8.09E+01</text:p>
          </table:table-cell>
          <table:table-cell table:formula="of:=[.C451]+0.2" office:value-type="float" office:value="90.0000000000007" calcext:value-type="float">
            <text:p>90.0000000000007</text:p>
          </table:table-cell>
        </table:table-row>
        <table:table-row table:style-name="ro1">
          <table:table-cell office:value-type="float" office:value="47.1471" calcext:value-type="float">
            <text:p>4.71E+01</text:p>
          </table:table-cell>
          <table:table-cell office:value-type="float" office:value="81.079" calcext:value-type="float">
            <text:p>8.11E+01</text:p>
          </table:table-cell>
          <table:table-cell table:formula="of:=[.C452]+0.2" office:value-type="float" office:value="90.2000000000007" calcext:value-type="float">
            <text:p>90.2000000000007</text:p>
          </table:table-cell>
        </table:table-row>
        <table:table-row table:style-name="ro1">
          <table:table-cell office:value-type="float" office:value="47.241" calcext:value-type="float">
            <text:p>4.72E+01</text:p>
          </table:table-cell>
          <table:table-cell office:value-type="float" office:value="81.2902" calcext:value-type="float">
            <text:p>8.13E+01</text:p>
          </table:table-cell>
          <table:table-cell table:formula="of:=[.C453]+0.2" office:value-type="float" office:value="90.4000000000007" calcext:value-type="float">
            <text:p>90.4000000000007</text:p>
          </table:table-cell>
        </table:table-row>
        <table:table-row table:style-name="ro1">
          <table:table-cell office:value-type="float" office:value="47.3349" calcext:value-type="float">
            <text:p>4.73E+01</text:p>
          </table:table-cell>
          <table:table-cell office:value-type="float" office:value="81.5013" calcext:value-type="float">
            <text:p>8.15E+01</text:p>
          </table:table-cell>
          <table:table-cell table:formula="of:=[.C454]+0.2" office:value-type="float" office:value="90.6000000000008" calcext:value-type="float">
            <text:p>90.6000000000008</text:p>
          </table:table-cell>
        </table:table-row>
        <table:table-row table:style-name="ro1">
          <table:table-cell office:value-type="float" office:value="47.4289" calcext:value-type="float">
            <text:p>4.74E+01</text:p>
          </table:table-cell>
          <table:table-cell office:value-type="float" office:value="81.7128" calcext:value-type="float">
            <text:p>8.17E+01</text:p>
          </table:table-cell>
          <table:table-cell table:formula="of:=[.C455]+0.2" office:value-type="float" office:value="90.8000000000008" calcext:value-type="float">
            <text:p>90.8000000000008</text:p>
          </table:table-cell>
        </table:table-row>
        <table:table-row table:style-name="ro1">
          <table:table-cell office:value-type="float" office:value="47.523" calcext:value-type="float">
            <text:p>4.75E+01</text:p>
          </table:table-cell>
          <table:table-cell office:value-type="float" office:value="81.9244" calcext:value-type="float">
            <text:p>8.19E+01</text:p>
          </table:table-cell>
          <table:table-cell table:formula="of:=[.C456]+0.2" office:value-type="float" office:value="91.0000000000008" calcext:value-type="float">
            <text:p>91.0000000000008</text:p>
          </table:table-cell>
        </table:table-row>
        <table:table-row table:style-name="ro1">
          <table:table-cell office:value-type="float" office:value="47.617" calcext:value-type="float">
            <text:p>4.76E+01</text:p>
          </table:table-cell>
          <table:table-cell office:value-type="float" office:value="82.1358" calcext:value-type="float">
            <text:p>8.21E+01</text:p>
          </table:table-cell>
          <table:table-cell table:formula="of:=[.C457]+0.2" office:value-type="float" office:value="91.2000000000008" calcext:value-type="float">
            <text:p>91.2000000000008</text:p>
          </table:table-cell>
        </table:table-row>
        <table:table-row table:style-name="ro1">
          <table:table-cell office:value-type="float" office:value="47.7112" calcext:value-type="float">
            <text:p>4.77E+01</text:p>
          </table:table-cell>
          <table:table-cell office:value-type="float" office:value="82.3474" calcext:value-type="float">
            <text:p>8.23E+01</text:p>
          </table:table-cell>
          <table:table-cell table:formula="of:=[.C458]+0.2" office:value-type="float" office:value="91.4000000000008" calcext:value-type="float">
            <text:p>91.4000000000008</text:p>
          </table:table-cell>
        </table:table-row>
        <table:table-row table:style-name="ro1">
          <table:table-cell office:value-type="float" office:value="47.8054" calcext:value-type="float">
            <text:p>4.78E+01</text:p>
          </table:table-cell>
          <table:table-cell office:value-type="float" office:value="82.5591" calcext:value-type="float">
            <text:p>8.26E+01</text:p>
          </table:table-cell>
          <table:table-cell table:formula="of:=[.C459]+0.2" office:value-type="float" office:value="91.6000000000008" calcext:value-type="float">
            <text:p>91.6000000000008</text:p>
          </table:table-cell>
        </table:table-row>
        <table:table-row table:style-name="ro1">
          <table:table-cell office:value-type="float" office:value="47.8996" calcext:value-type="float">
            <text:p>4.79E+01</text:p>
          </table:table-cell>
          <table:table-cell office:value-type="float" office:value="82.7711" calcext:value-type="float">
            <text:p>8.28E+01</text:p>
          </table:table-cell>
          <table:table-cell table:formula="of:=[.C460]+0.2" office:value-type="float" office:value="91.8000000000008" calcext:value-type="float">
            <text:p>91.8000000000008</text:p>
          </table:table-cell>
        </table:table-row>
        <table:table-row table:style-name="ro1">
          <table:table-cell office:value-type="float" office:value="47.9939" calcext:value-type="float">
            <text:p>4.80E+01</text:p>
          </table:table-cell>
          <table:table-cell office:value-type="float" office:value="82.9833" calcext:value-type="float">
            <text:p>8.30E+01</text:p>
          </table:table-cell>
          <table:table-cell table:formula="of:=[.C461]+0.2" office:value-type="float" office:value="92.0000000000008" calcext:value-type="float">
            <text:p>92.0000000000008</text:p>
          </table:table-cell>
        </table:table-row>
        <table:table-row table:style-name="ro1">
          <table:table-cell office:value-type="float" office:value="48.0883" calcext:value-type="float">
            <text:p>4.81E+01</text:p>
          </table:table-cell>
          <table:table-cell office:value-type="float" office:value="83.1956" calcext:value-type="float">
            <text:p>8.32E+01</text:p>
          </table:table-cell>
          <table:table-cell table:formula="of:=[.C462]+0.2" office:value-type="float" office:value="92.2000000000008" calcext:value-type="float">
            <text:p>92.2000000000008</text:p>
          </table:table-cell>
        </table:table-row>
        <table:table-row table:style-name="ro1">
          <table:table-cell office:value-type="float" office:value="48.1827" calcext:value-type="float">
            <text:p>4.82E+01</text:p>
          </table:table-cell>
          <table:table-cell office:value-type="float" office:value="83.408" calcext:value-type="float">
            <text:p>8.34E+01</text:p>
          </table:table-cell>
          <table:table-cell table:formula="of:=[.C463]+0.2" office:value-type="float" office:value="92.4000000000008" calcext:value-type="float">
            <text:p>92.4000000000008</text:p>
          </table:table-cell>
        </table:table-row>
        <table:table-row table:style-name="ro1">
          <table:table-cell office:value-type="float" office:value="48.2771" calcext:value-type="float">
            <text:p>4.83E+01</text:p>
          </table:table-cell>
          <table:table-cell office:value-type="float" office:value="83.6205" calcext:value-type="float">
            <text:p>8.36E+01</text:p>
          </table:table-cell>
          <table:table-cell table:formula="of:=[.C464]+0.2" office:value-type="float" office:value="92.6000000000008" calcext:value-type="float">
            <text:p>92.6000000000008</text:p>
          </table:table-cell>
        </table:table-row>
        <table:table-row table:style-name="ro1">
          <table:table-cell office:value-type="float" office:value="48.3716" calcext:value-type="float">
            <text:p>4.84E+01</text:p>
          </table:table-cell>
          <table:table-cell office:value-type="float" office:value="83.8331" calcext:value-type="float">
            <text:p>8.38E+01</text:p>
          </table:table-cell>
          <table:table-cell table:formula="of:=[.C465]+0.2" office:value-type="float" office:value="92.8000000000008" calcext:value-type="float">
            <text:p>92.8000000000008</text:p>
          </table:table-cell>
        </table:table-row>
        <table:table-row table:style-name="ro1">
          <table:table-cell office:value-type="float" office:value="48.4661" calcext:value-type="float">
            <text:p>4.85E+01</text:p>
          </table:table-cell>
          <table:table-cell office:value-type="float" office:value="84.0458" calcext:value-type="float">
            <text:p>8.40E+01</text:p>
          </table:table-cell>
          <table:table-cell table:formula="of:=[.C466]+0.2" office:value-type="float" office:value="93.0000000000008" calcext:value-type="float">
            <text:p>93.0000000000008</text:p>
          </table:table-cell>
        </table:table-row>
        <table:table-row table:style-name="ro1">
          <table:table-cell office:value-type="float" office:value="48.5607" calcext:value-type="float">
            <text:p>4.86E+01</text:p>
          </table:table-cell>
          <table:table-cell office:value-type="float" office:value="84.2583" calcext:value-type="float">
            <text:p>8.43E+01</text:p>
          </table:table-cell>
          <table:table-cell table:formula="of:=[.C467]+0.2" office:value-type="float" office:value="93.2000000000008" calcext:value-type="float">
            <text:p>93.2000000000008</text:p>
          </table:table-cell>
        </table:table-row>
        <table:table-row table:style-name="ro1">
          <table:table-cell office:value-type="float" office:value="48.6553" calcext:value-type="float">
            <text:p>4.87E+01</text:p>
          </table:table-cell>
          <table:table-cell office:value-type="float" office:value="84.471" calcext:value-type="float">
            <text:p>8.45E+01</text:p>
          </table:table-cell>
          <table:table-cell table:formula="of:=[.C468]+0.2" office:value-type="float" office:value="93.4000000000008" calcext:value-type="float">
            <text:p>93.4000000000008</text:p>
          </table:table-cell>
        </table:table-row>
        <table:table-row table:style-name="ro1">
          <table:table-cell office:value-type="float" office:value="48.75" calcext:value-type="float">
            <text:p>4.88E+01</text:p>
          </table:table-cell>
          <table:table-cell office:value-type="float" office:value="84.684" calcext:value-type="float">
            <text:p>8.47E+01</text:p>
          </table:table-cell>
          <table:table-cell table:formula="of:=[.C469]+0.2" office:value-type="float" office:value="93.6000000000008" calcext:value-type="float">
            <text:p>93.6000000000008</text:p>
          </table:table-cell>
        </table:table-row>
        <table:table-row table:style-name="ro1">
          <table:table-cell office:value-type="float" office:value="48.8447" calcext:value-type="float">
            <text:p>4.88E+01</text:p>
          </table:table-cell>
          <table:table-cell office:value-type="float" office:value="84.8972" calcext:value-type="float">
            <text:p>8.49E+01</text:p>
          </table:table-cell>
          <table:table-cell table:formula="of:=[.C470]+0.2" office:value-type="float" office:value="93.8000000000008" calcext:value-type="float">
            <text:p>93.8000000000008</text:p>
          </table:table-cell>
        </table:table-row>
        <table:table-row table:style-name="ro1">
          <table:table-cell office:value-type="float" office:value="48.9395" calcext:value-type="float">
            <text:p>4.89E+01</text:p>
          </table:table-cell>
          <table:table-cell office:value-type="float" office:value="85.1101" calcext:value-type="float">
            <text:p>8.51E+01</text:p>
          </table:table-cell>
          <table:table-cell table:formula="of:=[.C471]+0.2" office:value-type="float" office:value="94.0000000000008" calcext:value-type="float">
            <text:p>94.0000000000008</text:p>
          </table:table-cell>
        </table:table-row>
        <table:table-row table:style-name="ro1">
          <table:table-cell office:value-type="float" office:value="49.0343" calcext:value-type="float">
            <text:p>4.90E+01</text:p>
          </table:table-cell>
          <table:table-cell office:value-type="float" office:value="85.3234" calcext:value-type="float">
            <text:p>8.53E+01</text:p>
          </table:table-cell>
          <table:table-cell table:formula="of:=[.C472]+0.2" office:value-type="float" office:value="94.2000000000008" calcext:value-type="float">
            <text:p>94.2000000000008</text:p>
          </table:table-cell>
        </table:table-row>
        <table:table-row table:style-name="ro1">
          <table:table-cell office:value-type="float" office:value="49.1291" calcext:value-type="float">
            <text:p>4.91E+01</text:p>
          </table:table-cell>
          <table:table-cell office:value-type="float" office:value="85.5369" calcext:value-type="float">
            <text:p>8.55E+01</text:p>
          </table:table-cell>
          <table:table-cell table:formula="of:=[.C473]+0.2" office:value-type="float" office:value="94.4000000000008" calcext:value-type="float">
            <text:p>94.4000000000008</text:p>
          </table:table-cell>
        </table:table-row>
        <table:table-row table:style-name="ro1">
          <table:table-cell office:value-type="float" office:value="49.224" calcext:value-type="float">
            <text:p>4.92E+01</text:p>
          </table:table-cell>
          <table:table-cell office:value-type="float" office:value="85.7504" calcext:value-type="float">
            <text:p>8.58E+01</text:p>
          </table:table-cell>
          <table:table-cell table:formula="of:=[.C474]+0.2" office:value-type="float" office:value="94.6000000000008" calcext:value-type="float">
            <text:p>94.6000000000008</text:p>
          </table:table-cell>
        </table:table-row>
        <table:table-row table:style-name="ro1">
          <table:table-cell office:value-type="float" office:value="49.319" calcext:value-type="float">
            <text:p>4.93E+01</text:p>
          </table:table-cell>
          <table:table-cell office:value-type="float" office:value="85.964" calcext:value-type="float">
            <text:p>8.60E+01</text:p>
          </table:table-cell>
          <table:table-cell table:formula="of:=[.C475]+0.2" office:value-type="float" office:value="94.8000000000008" calcext:value-type="float">
            <text:p>94.8000000000008</text:p>
          </table:table-cell>
        </table:table-row>
        <table:table-row table:style-name="ro1">
          <table:table-cell office:value-type="float" office:value="49.414" calcext:value-type="float">
            <text:p>4.94E+01</text:p>
          </table:table-cell>
          <table:table-cell office:value-type="float" office:value="86.1777" calcext:value-type="float">
            <text:p>8.62E+01</text:p>
          </table:table-cell>
          <table:table-cell table:formula="of:=[.C476]+0.2" office:value-type="float" office:value="95.0000000000008" calcext:value-type="float">
            <text:p>95.0000000000008</text:p>
          </table:table-cell>
        </table:table-row>
        <table:table-row table:style-name="ro1">
          <table:table-cell office:value-type="float" office:value="49.509" calcext:value-type="float">
            <text:p>4.95E+01</text:p>
          </table:table-cell>
          <table:table-cell office:value-type="float" office:value="86.3915" calcext:value-type="float">
            <text:p>8.64E+01</text:p>
          </table:table-cell>
          <table:table-cell table:formula="of:=[.C477]+0.2" office:value-type="float" office:value="95.2000000000008" calcext:value-type="float">
            <text:p>95.2000000000008</text:p>
          </table:table-cell>
        </table:table-row>
        <table:table-row table:style-name="ro1">
          <table:table-cell office:value-type="float" office:value="49.604" calcext:value-type="float">
            <text:p>4.96E+01</text:p>
          </table:table-cell>
          <table:table-cell office:value-type="float" office:value="86.6054" calcext:value-type="float">
            <text:p>8.66E+01</text:p>
          </table:table-cell>
          <table:table-cell table:formula="of:=[.C478]+0.2" office:value-type="float" office:value="95.4000000000008" calcext:value-type="float">
            <text:p>95.4000000000008</text:p>
          </table:table-cell>
        </table:table-row>
        <table:table-row table:style-name="ro1">
          <table:table-cell office:value-type="float" office:value="49.6991" calcext:value-type="float">
            <text:p>4.97E+01</text:p>
          </table:table-cell>
          <table:table-cell office:value-type="float" office:value="86.8194" calcext:value-type="float">
            <text:p>8.68E+01</text:p>
          </table:table-cell>
          <table:table-cell table:formula="of:=[.C479]+0.2" office:value-type="float" office:value="95.6000000000008" calcext:value-type="float">
            <text:p>95.6000000000008</text:p>
          </table:table-cell>
        </table:table-row>
        <table:table-row table:style-name="ro1">
          <table:table-cell office:value-type="float" office:value="49.7943" calcext:value-type="float">
            <text:p>4.98E+01</text:p>
          </table:table-cell>
          <table:table-cell office:value-type="float" office:value="87.0335" calcext:value-type="float">
            <text:p>8.70E+01</text:p>
          </table:table-cell>
          <table:table-cell table:formula="of:=[.C480]+0.2" office:value-type="float" office:value="95.8000000000008" calcext:value-type="float">
            <text:p>95.8000000000008</text:p>
          </table:table-cell>
        </table:table-row>
        <table:table-row table:style-name="ro1">
          <table:table-cell office:value-type="float" office:value="49.8895" calcext:value-type="float">
            <text:p>4.99E+01</text:p>
          </table:table-cell>
          <table:table-cell office:value-type="float" office:value="87.2476" calcext:value-type="float">
            <text:p>8.72E+01</text:p>
          </table:table-cell>
          <table:table-cell table:formula="of:=[.C481]+0.2" office:value-type="float" office:value="96.0000000000008" calcext:value-type="float">
            <text:p>96.0000000000008</text:p>
          </table:table-cell>
        </table:table-row>
        <table:table-row table:style-name="ro1">
          <table:table-cell office:value-type="float" office:value="49.9847" calcext:value-type="float">
            <text:p>5.00E+01</text:p>
          </table:table-cell>
          <table:table-cell office:value-type="float" office:value="87.4619" calcext:value-type="float">
            <text:p>8.75E+01</text:p>
          </table:table-cell>
          <table:table-cell table:formula="of:=[.C482]+0.2" office:value-type="float" office:value="96.2000000000008" calcext:value-type="float">
            <text:p>96.2000000000008</text:p>
          </table:table-cell>
        </table:table-row>
        <table:table-row table:style-name="ro1">
          <table:table-cell office:value-type="float" office:value="50.0799" calcext:value-type="float">
            <text:p>5.01E+01</text:p>
          </table:table-cell>
          <table:table-cell office:value-type="float" office:value="87.6762" calcext:value-type="float">
            <text:p>8.77E+01</text:p>
          </table:table-cell>
          <table:table-cell table:formula="of:=[.C483]+0.2" office:value-type="float" office:value="96.4000000000008" calcext:value-type="float">
            <text:p>96.4000000000008</text:p>
          </table:table-cell>
        </table:table-row>
        <table:table-row table:style-name="ro1">
          <table:table-cell office:value-type="float" office:value="50.1752" calcext:value-type="float">
            <text:p>5.02E+01</text:p>
          </table:table-cell>
          <table:table-cell office:value-type="float" office:value="87.8906" calcext:value-type="float">
            <text:p>8.79E+01</text:p>
          </table:table-cell>
          <table:table-cell table:formula="of:=[.C484]+0.2" office:value-type="float" office:value="96.6000000000008" calcext:value-type="float">
            <text:p>96.6000000000008</text:p>
          </table:table-cell>
        </table:table-row>
        <table:table-row table:style-name="ro1">
          <table:table-cell office:value-type="float" office:value="50.2706" calcext:value-type="float">
            <text:p>5.03E+01</text:p>
          </table:table-cell>
          <table:table-cell office:value-type="float" office:value="88.1051" calcext:value-type="float">
            <text:p>8.81E+01</text:p>
          </table:table-cell>
          <table:table-cell table:formula="of:=[.C485]+0.2" office:value-type="float" office:value="96.8000000000008" calcext:value-type="float">
            <text:p>96.8000000000008</text:p>
          </table:table-cell>
        </table:table-row>
        <table:table-row table:style-name="ro1">
          <table:table-cell office:value-type="float" office:value="50.3659" calcext:value-type="float">
            <text:p>5.04E+01</text:p>
          </table:table-cell>
          <table:table-cell office:value-type="float" office:value="88.3197" calcext:value-type="float">
            <text:p>8.83E+01</text:p>
          </table:table-cell>
          <table:table-cell table:formula="of:=[.C486]+0.2" office:value-type="float" office:value="97.0000000000008" calcext:value-type="float">
            <text:p>97.0000000000008</text:p>
          </table:table-cell>
        </table:table-row>
        <table:table-row table:style-name="ro1">
          <table:table-cell office:value-type="float" office:value="50.4613" calcext:value-type="float">
            <text:p>5.05E+01</text:p>
          </table:table-cell>
          <table:table-cell office:value-type="float" office:value="88.5344" calcext:value-type="float">
            <text:p>8.85E+01</text:p>
          </table:table-cell>
          <table:table-cell table:formula="of:=[.C487]+0.2" office:value-type="float" office:value="97.2000000000008" calcext:value-type="float">
            <text:p>97.2000000000008</text:p>
          </table:table-cell>
        </table:table-row>
        <table:table-row table:style-name="ro1">
          <table:table-cell office:value-type="float" office:value="50.5568" calcext:value-type="float">
            <text:p>5.06E+01</text:p>
          </table:table-cell>
          <table:table-cell office:value-type="float" office:value="88.7491" calcext:value-type="float">
            <text:p>8.87E+01</text:p>
          </table:table-cell>
          <table:table-cell table:formula="of:=[.C488]+0.2" office:value-type="float" office:value="97.4000000000008" calcext:value-type="float">
            <text:p>97.4000000000008</text:p>
          </table:table-cell>
        </table:table-row>
        <table:table-row table:style-name="ro1">
          <table:table-cell office:value-type="float" office:value="50.6522" calcext:value-type="float">
            <text:p>5.07E+01</text:p>
          </table:table-cell>
          <table:table-cell office:value-type="float" office:value="88.964" calcext:value-type="float">
            <text:p>8.90E+01</text:p>
          </table:table-cell>
          <table:table-cell table:formula="of:=[.C489]+0.2" office:value-type="float" office:value="97.6000000000009" calcext:value-type="float">
            <text:p>97.6000000000009</text:p>
          </table:table-cell>
        </table:table-row>
        <table:table-row table:style-name="ro1">
          <table:table-cell office:value-type="float" office:value="50.7477" calcext:value-type="float">
            <text:p>5.07E+01</text:p>
          </table:table-cell>
          <table:table-cell office:value-type="float" office:value="89.1789" calcext:value-type="float">
            <text:p>8.92E+01</text:p>
          </table:table-cell>
          <table:table-cell table:formula="of:=[.C490]+0.2" office:value-type="float" office:value="97.8000000000008" calcext:value-type="float">
            <text:p>97.8000000000008</text:p>
          </table:table-cell>
        </table:table-row>
        <table:table-row table:style-name="ro1">
          <table:table-cell office:value-type="float" office:value="50.8433" calcext:value-type="float">
            <text:p>5.08E+01</text:p>
          </table:table-cell>
          <table:table-cell office:value-type="float" office:value="89.3938" calcext:value-type="float">
            <text:p>8.94E+01</text:p>
          </table:table-cell>
          <table:table-cell table:formula="of:=[.C491]+0.2" office:value-type="float" office:value="98.0000000000009" calcext:value-type="float">
            <text:p>98.0000000000009</text:p>
          </table:table-cell>
        </table:table-row>
        <table:table-row table:style-name="ro1">
          <table:table-cell office:value-type="float" office:value="50.9389" calcext:value-type="float">
            <text:p>5.09E+01</text:p>
          </table:table-cell>
          <table:table-cell office:value-type="float" office:value="89.6089" calcext:value-type="float">
            <text:p>8.96E+01</text:p>
          </table:table-cell>
          <table:table-cell table:formula="of:=[.C492]+0.2" office:value-type="float" office:value="98.2000000000009" calcext:value-type="float">
            <text:p>98.2000000000009</text:p>
          </table:table-cell>
        </table:table-row>
        <table:table-row table:style-name="ro1">
          <table:table-cell office:value-type="float" office:value="51.0345" calcext:value-type="float">
            <text:p>5.10E+01</text:p>
          </table:table-cell>
          <table:table-cell office:value-type="float" office:value="89.824" calcext:value-type="float">
            <text:p>8.98E+01</text:p>
          </table:table-cell>
          <table:table-cell table:formula="of:=[.C493]+0.2" office:value-type="float" office:value="98.4000000000009" calcext:value-type="float">
            <text:p>98.4000000000009</text:p>
          </table:table-cell>
        </table:table-row>
        <table:table-row table:style-name="ro1">
          <table:table-cell office:value-type="float" office:value="51.1301" calcext:value-type="float">
            <text:p>5.11E+01</text:p>
          </table:table-cell>
          <table:table-cell office:value-type="float" office:value="90.0392" calcext:value-type="float">
            <text:p>9.00E+01</text:p>
          </table:table-cell>
          <table:table-cell table:formula="of:=[.C494]+0.2" office:value-type="float" office:value="98.6000000000009" calcext:value-type="float">
            <text:p>98.6000000000009</text:p>
          </table:table-cell>
        </table:table-row>
        <table:table-row table:style-name="ro1">
          <table:table-cell office:value-type="float" office:value="51.2258" calcext:value-type="float">
            <text:p>5.12E+01</text:p>
          </table:table-cell>
          <table:table-cell office:value-type="float" office:value="90.2545" calcext:value-type="float">
            <text:p>9.03E+01</text:p>
          </table:table-cell>
          <table:table-cell table:formula="of:=[.C495]+0.2" office:value-type="float" office:value="98.8000000000009" calcext:value-type="float">
            <text:p>98.8000000000009</text:p>
          </table:table-cell>
        </table:table-row>
        <table:table-row table:style-name="ro1">
          <table:table-cell office:value-type="float" office:value="51.3215" calcext:value-type="float">
            <text:p>5.13E+01</text:p>
          </table:table-cell>
          <table:table-cell office:value-type="float" office:value="90.4698" calcext:value-type="float">
            <text:p>9.05E+01</text:p>
          </table:table-cell>
          <table:table-cell table:formula="of:=[.C496]+0.2" office:value-type="float" office:value="99.0000000000009" calcext:value-type="float">
            <text:p>99.0000000000009</text:p>
          </table:table-cell>
        </table:table-row>
        <table:table-row table:style-name="ro1">
          <table:table-cell office:value-type="float" office:value="51.4172" calcext:value-type="float">
            <text:p>5.14E+01</text:p>
          </table:table-cell>
          <table:table-cell office:value-type="float" office:value="90.6853" calcext:value-type="float">
            <text:p>9.07E+01</text:p>
          </table:table-cell>
          <table:table-cell table:formula="of:=[.C497]+0.2" office:value-type="float" office:value="99.2000000000009" calcext:value-type="float">
            <text:p>99.2000000000009</text:p>
          </table:table-cell>
        </table:table-row>
        <table:table-row table:style-name="ro1">
          <table:table-cell office:value-type="float" office:value="51.513" calcext:value-type="float">
            <text:p>5.15E+01</text:p>
          </table:table-cell>
          <table:table-cell office:value-type="float" office:value="90.9007" calcext:value-type="float">
            <text:p>9.09E+01</text:p>
          </table:table-cell>
          <table:table-cell table:formula="of:=[.C498]+0.2" office:value-type="float" office:value="99.4000000000009" calcext:value-type="float">
            <text:p>99.4000000000009</text:p>
          </table:table-cell>
        </table:table-row>
        <table:table-row table:style-name="ro1">
          <table:table-cell office:value-type="float" office:value="51.6088" calcext:value-type="float">
            <text:p>5.16E+01</text:p>
          </table:table-cell>
          <table:table-cell office:value-type="float" office:value="91.1163" calcext:value-type="float">
            <text:p>9.11E+01</text:p>
          </table:table-cell>
          <table:table-cell table:formula="of:=[.C499]+0.2" office:value-type="float" office:value="99.6000000000009" calcext:value-type="float">
            <text:p>99.6000000000009</text:p>
          </table:table-cell>
        </table:table-row>
        <table:table-row table:style-name="ro1">
          <table:table-cell office:value-type="float" office:value="51.7046" calcext:value-type="float">
            <text:p>5.17E+01</text:p>
          </table:table-cell>
          <table:table-cell office:value-type="float" office:value="91.3319" calcext:value-type="float">
            <text:p>9.13E+01</text:p>
          </table:table-cell>
          <table:table-cell table:formula="of:=[.C500]+0.2" office:value-type="float" office:value="99.8000000000009" calcext:value-type="float">
            <text:p>99.8000000000009</text:p>
          </table:table-cell>
        </table:table-row>
        <table:table-row table:style-name="ro1">
          <table:table-cell office:value-type="float" office:value="51.8005" calcext:value-type="float">
            <text:p>5.18E+01</text:p>
          </table:table-cell>
          <table:table-cell office:value-type="float" office:value="91.5476" calcext:value-type="float">
            <text:p>9.15E+01</text:p>
          </table:table-cell>
          <table:table-cell table:formula="of:=[.C501]+0.2" office:value-type="float" office:value="100.000000000001" calcext:value-type="float">
            <text:p>100.000000000001</text:p>
          </table:table-cell>
        </table:table-row>
        <table:table-row table:style-name="ro1">
          <table:table-cell office:value-type="float" office:value="51.8964" calcext:value-type="float">
            <text:p>5.19E+01</text:p>
          </table:table-cell>
          <table:table-cell office:value-type="float" office:value="91.7634" calcext:value-type="float">
            <text:p>9.18E+01</text:p>
          </table:table-cell>
          <table:table-cell table:formula="of:=[.C502]+0.2" office:value-type="float" office:value="100.200000000001" calcext:value-type="float">
            <text:p>100.200000000001</text:p>
          </table:table-cell>
        </table:table-row>
        <table:table-row table:style-name="ro1">
          <table:table-cell office:value-type="float" office:value="51.9923" calcext:value-type="float">
            <text:p>5.20E+01</text:p>
          </table:table-cell>
          <table:table-cell office:value-type="float" office:value="91.9792" calcext:value-type="float">
            <text:p>9.20E+01</text:p>
          </table:table-cell>
          <table:table-cell table:formula="of:=[.C503]+0.2" office:value-type="float" office:value="100.400000000001" calcext:value-type="float">
            <text:p>100.400000000001</text:p>
          </table:table-cell>
        </table:table-row>
        <table:table-row table:style-name="ro1">
          <table:table-cell office:value-type="float" office:value="52.0882" calcext:value-type="float">
            <text:p>5.21E+01</text:p>
          </table:table-cell>
          <table:table-cell office:value-type="float" office:value="92.195" calcext:value-type="float">
            <text:p>9.22E+01</text:p>
          </table:table-cell>
          <table:table-cell table:formula="of:=[.C504]+0.2" office:value-type="float" office:value="100.600000000001" calcext:value-type="float">
            <text:p>100.600000000001</text:p>
          </table:table-cell>
        </table:table-row>
        <table:table-row table:style-name="ro1">
          <table:table-cell office:value-type="float" office:value="52.1842" calcext:value-type="float">
            <text:p>5.22E+01</text:p>
          </table:table-cell>
          <table:table-cell office:value-type="float" office:value="92.411" calcext:value-type="float">
            <text:p>9.24E+01</text:p>
          </table:table-cell>
          <table:table-cell table:formula="of:=[.C505]+0.2" office:value-type="float" office:value="100.800000000001" calcext:value-type="float">
            <text:p>100.800000000001</text:p>
          </table:table-cell>
        </table:table-row>
        <table:table-row table:style-name="ro1">
          <table:table-cell office:value-type="float" office:value="52.2802" calcext:value-type="float">
            <text:p>5.23E+01</text:p>
          </table:table-cell>
          <table:table-cell office:value-type="float" office:value="92.627" calcext:value-type="float">
            <text:p>9.26E+01</text:p>
          </table:table-cell>
          <table:table-cell table:formula="of:=[.C506]+0.2" office:value-type="float" office:value="101.000000000001" calcext:value-type="float">
            <text:p>101.000000000001</text:p>
          </table:table-cell>
        </table:table-row>
        <table:table-row table:style-name="ro1">
          <table:table-cell office:value-type="float" office:value="52.3762" calcext:value-type="float">
            <text:p>5.24E+01</text:p>
          </table:table-cell>
          <table:table-cell office:value-type="float" office:value="92.843" calcext:value-type="float">
            <text:p>9.28E+01</text:p>
          </table:table-cell>
          <table:table-cell table:formula="of:=[.C507]+0.2" office:value-type="float" office:value="101.200000000001" calcext:value-type="float">
            <text:p>101.200000000001</text:p>
          </table:table-cell>
        </table:table-row>
        <table:table-row table:style-name="ro1">
          <table:table-cell office:value-type="float" office:value="52.4722" calcext:value-type="float">
            <text:p>5.25E+01</text:p>
          </table:table-cell>
          <table:table-cell office:value-type="float" office:value="93.0591" calcext:value-type="float">
            <text:p>9.31E+01</text:p>
          </table:table-cell>
          <table:table-cell table:formula="of:=[.C508]+0.2" office:value-type="float" office:value="101.400000000001" calcext:value-type="float">
            <text:p>101.400000000001</text:p>
          </table:table-cell>
        </table:table-row>
        <table:table-row table:style-name="ro1">
          <table:table-cell office:value-type="float" office:value="52.5683" calcext:value-type="float">
            <text:p>5.26E+01</text:p>
          </table:table-cell>
          <table:table-cell office:value-type="float" office:value="93.2753" calcext:value-type="float">
            <text:p>9.33E+01</text:p>
          </table:table-cell>
          <table:table-cell table:formula="of:=[.C509]+0.2" office:value-type="float" office:value="101.600000000001" calcext:value-type="float">
            <text:p>101.600000000001</text:p>
          </table:table-cell>
        </table:table-row>
        <table:table-row table:style-name="ro1">
          <table:table-cell office:value-type="float" office:value="52.6644" calcext:value-type="float">
            <text:p>5.27E+01</text:p>
          </table:table-cell>
          <table:table-cell office:value-type="float" office:value="93.4915" calcext:value-type="float">
            <text:p>9.35E+01</text:p>
          </table:table-cell>
          <table:table-cell table:formula="of:=[.C510]+0.2" office:value-type="float" office:value="101.800000000001" calcext:value-type="float">
            <text:p>101.800000000001</text:p>
          </table:table-cell>
        </table:table-row>
        <table:table-row table:style-name="ro1">
          <table:table-cell office:value-type="float" office:value="52.7605" calcext:value-type="float">
            <text:p>5.28E+01</text:p>
          </table:table-cell>
          <table:table-cell office:value-type="float" office:value="93.7078" calcext:value-type="float">
            <text:p>9.37E+01</text:p>
          </table:table-cell>
          <table:table-cell table:formula="of:=[.C511]+0.2" office:value-type="float" office:value="102.000000000001" calcext:value-type="float">
            <text:p>102.000000000001</text:p>
          </table:table-cell>
        </table:table-row>
        <table:table-row table:style-name="ro1">
          <table:table-cell office:value-type="float" office:value="52.8567" calcext:value-type="float">
            <text:p>5.29E+01</text:p>
          </table:table-cell>
          <table:table-cell office:value-type="float" office:value="93.9241" calcext:value-type="float">
            <text:p>9.39E+01</text:p>
          </table:table-cell>
          <table:table-cell table:formula="of:=[.C512]+0.2" office:value-type="float" office:value="102.200000000001" calcext:value-type="float">
            <text:p>102.200000000001</text:p>
          </table:table-cell>
        </table:table-row>
        <table:table-row table:style-name="ro1">
          <table:table-cell office:value-type="float" office:value="52.9528" calcext:value-type="float">
            <text:p>5.30E+01</text:p>
          </table:table-cell>
          <table:table-cell office:value-type="float" office:value="94.1405" calcext:value-type="float">
            <text:p>9.41E+01</text:p>
          </table:table-cell>
          <table:table-cell table:formula="of:=[.C513]+0.2" office:value-type="float" office:value="102.400000000001" calcext:value-type="float">
            <text:p>102.400000000001</text:p>
          </table:table-cell>
        </table:table-row>
        <table:table-row table:style-name="ro1">
          <table:table-cell office:value-type="float" office:value="53.049" calcext:value-type="float">
            <text:p>5.30E+01</text:p>
          </table:table-cell>
          <table:table-cell office:value-type="float" office:value="94.3569" calcext:value-type="float">
            <text:p>9.44E+01</text:p>
          </table:table-cell>
          <table:table-cell table:formula="of:=[.C514]+0.2" office:value-type="float" office:value="102.600000000001" calcext:value-type="float">
            <text:p>102.600000000001</text:p>
          </table:table-cell>
        </table:table-row>
        <table:table-row table:style-name="ro1">
          <table:table-cell office:value-type="float" office:value="53.1452" calcext:value-type="float">
            <text:p>5.31E+01</text:p>
          </table:table-cell>
          <table:table-cell office:value-type="float" office:value="94.5734" calcext:value-type="float">
            <text:p>9.46E+01</text:p>
          </table:table-cell>
          <table:table-cell table:formula="of:=[.C515]+0.2" office:value-type="float" office:value="102.800000000001" calcext:value-type="float">
            <text:p>102.800000000001</text:p>
          </table:table-cell>
        </table:table-row>
        <table:table-row table:style-name="ro1">
          <table:table-cell office:value-type="float" office:value="53.2415" calcext:value-type="float">
            <text:p>5.32E+01</text:p>
          </table:table-cell>
          <table:table-cell office:value-type="float" office:value="94.7899" calcext:value-type="float">
            <text:p>9.48E+01</text:p>
          </table:table-cell>
          <table:table-cell table:formula="of:=[.C516]+0.2" office:value-type="float" office:value="103.000000000001" calcext:value-type="float">
            <text:p>103.000000000001</text:p>
          </table:table-cell>
        </table:table-row>
        <table:table-row table:style-name="ro1">
          <table:table-cell office:value-type="float" office:value="53.3377" calcext:value-type="float">
            <text:p>5.33E+01</text:p>
          </table:table-cell>
          <table:table-cell office:value-type="float" office:value="95.0065" calcext:value-type="float">
            <text:p>9.50E+01</text:p>
          </table:table-cell>
          <table:table-cell table:formula="of:=[.C517]+0.2" office:value-type="float" office:value="103.200000000001" calcext:value-type="float">
            <text:p>103.200000000001</text:p>
          </table:table-cell>
        </table:table-row>
        <table:table-row table:style-name="ro1">
          <table:table-cell office:value-type="float" office:value="53.434" calcext:value-type="float">
            <text:p>5.34E+01</text:p>
          </table:table-cell>
          <table:table-cell office:value-type="float" office:value="95.2231" calcext:value-type="float">
            <text:p>9.52E+01</text:p>
          </table:table-cell>
          <table:table-cell table:formula="of:=[.C518]+0.2" office:value-type="float" office:value="103.400000000001" calcext:value-type="float">
            <text:p>103.400000000001</text:p>
          </table:table-cell>
        </table:table-row>
        <table:table-row table:style-name="ro1">
          <table:table-cell office:value-type="float" office:value="53.5303" calcext:value-type="float">
            <text:p>5.35E+01</text:p>
          </table:table-cell>
          <table:table-cell office:value-type="float" office:value="95.4398" calcext:value-type="float">
            <text:p>9.54E+01</text:p>
          </table:table-cell>
          <table:table-cell table:formula="of:=[.C519]+0.2" office:value-type="float" office:value="103.600000000001" calcext:value-type="float">
            <text:p>103.600000000001</text:p>
          </table:table-cell>
        </table:table-row>
        <table:table-row table:style-name="ro1">
          <table:table-cell office:value-type="float" office:value="53.6266" calcext:value-type="float">
            <text:p>5.36E+01</text:p>
          </table:table-cell>
          <table:table-cell office:value-type="float" office:value="95.6565" calcext:value-type="float">
            <text:p>9.57E+01</text:p>
          </table:table-cell>
          <table:table-cell table:formula="of:=[.C520]+0.2" office:value-type="float" office:value="103.800000000001" calcext:value-type="float">
            <text:p>103.800000000001</text:p>
          </table:table-cell>
        </table:table-row>
        <table:table-row table:style-name="ro1">
          <table:table-cell office:value-type="float" office:value="53.7229" calcext:value-type="float">
            <text:p>5.37E+01</text:p>
          </table:table-cell>
          <table:table-cell office:value-type="float" office:value="95.8732" calcext:value-type="float">
            <text:p>9.59E+01</text:p>
          </table:table-cell>
          <table:table-cell table:formula="of:=[.C521]+0.2" office:value-type="float" office:value="104.000000000001" calcext:value-type="float">
            <text:p>104.000000000001</text:p>
          </table:table-cell>
        </table:table-row>
        <table:table-row table:style-name="ro1">
          <table:table-cell office:value-type="float" office:value="53.8193" calcext:value-type="float">
            <text:p>5.38E+01</text:p>
          </table:table-cell>
          <table:table-cell office:value-type="float" office:value="96.09" calcext:value-type="float">
            <text:p>9.61E+01</text:p>
          </table:table-cell>
          <table:table-cell table:formula="of:=[.C522]+0.2" office:value-type="float" office:value="104.200000000001" calcext:value-type="float">
            <text:p>104.200000000001</text:p>
          </table:table-cell>
        </table:table-row>
        <table:table-row table:style-name="ro1">
          <table:table-cell office:value-type="float" office:value="53.9156" calcext:value-type="float">
            <text:p>5.39E+01</text:p>
          </table:table-cell>
          <table:table-cell office:value-type="float" office:value="96.3069" calcext:value-type="float">
            <text:p>9.63E+01</text:p>
          </table:table-cell>
          <table:table-cell table:formula="of:=[.C523]+0.2" office:value-type="float" office:value="104.400000000001" calcext:value-type="float">
            <text:p>104.400000000001</text:p>
          </table:table-cell>
        </table:table-row>
        <table:table-row table:style-name="ro1">
          <table:table-cell office:value-type="float" office:value="54.012" calcext:value-type="float">
            <text:p>5.40E+01</text:p>
          </table:table-cell>
          <table:table-cell office:value-type="float" office:value="96.5237" calcext:value-type="float">
            <text:p>9.65E+01</text:p>
          </table:table-cell>
          <table:table-cell table:formula="of:=[.C524]+0.2" office:value-type="float" office:value="104.600000000001" calcext:value-type="float">
            <text:p>104.600000000001</text:p>
          </table:table-cell>
        </table:table-row>
        <table:table-row table:style-name="ro1">
          <table:table-cell office:value-type="float" office:value="54.1084" calcext:value-type="float">
            <text:p>5.41E+01</text:p>
          </table:table-cell>
          <table:table-cell office:value-type="float" office:value="96.7407" calcext:value-type="float">
            <text:p>9.67E+01</text:p>
          </table:table-cell>
          <table:table-cell table:formula="of:=[.C525]+0.2" office:value-type="float" office:value="104.800000000001" calcext:value-type="float">
            <text:p>104.800000000001</text:p>
          </table:table-cell>
        </table:table-row>
        <table:table-row table:style-name="ro1">
          <table:table-cell office:value-type="float" office:value="54.2048" calcext:value-type="float">
            <text:p>5.42E+01</text:p>
          </table:table-cell>
          <table:table-cell office:value-type="float" office:value="96.9576" calcext:value-type="float">
            <text:p>9.70E+01</text:p>
          </table:table-cell>
          <table:table-cell table:formula="of:=[.C526]+0.2" office:value-type="float" office:value="105.000000000001" calcext:value-type="float">
            <text:p>105.000000000001</text:p>
          </table:table-cell>
        </table:table-row>
        <table:table-row table:style-name="ro1">
          <table:table-cell office:value-type="float" office:value="54.3013" calcext:value-type="float">
            <text:p>5.43E+01</text:p>
          </table:table-cell>
          <table:table-cell office:value-type="float" office:value="97.1746" calcext:value-type="float">
            <text:p>9.72E+01</text:p>
          </table:table-cell>
          <table:table-cell table:formula="of:=[.C527]+0.2" office:value-type="float" office:value="105.200000000001" calcext:value-type="float">
            <text:p>105.200000000001</text:p>
          </table:table-cell>
        </table:table-row>
        <table:table-row table:style-name="ro1">
          <table:table-cell office:value-type="float" office:value="54.3977" calcext:value-type="float">
            <text:p>5.44E+01</text:p>
          </table:table-cell>
          <table:table-cell office:value-type="float" office:value="97.3916" calcext:value-type="float">
            <text:p>9.74E+01</text:p>
          </table:table-cell>
          <table:table-cell table:formula="of:=[.C528]+0.2" office:value-type="float" office:value="105.400000000001" calcext:value-type="float">
            <text:p>105.400000000001</text:p>
          </table:table-cell>
        </table:table-row>
        <table:table-row table:style-name="ro1">
          <table:table-cell office:value-type="float" office:value="54.4942" calcext:value-type="float">
            <text:p>5.45E+01</text:p>
          </table:table-cell>
          <table:table-cell office:value-type="float" office:value="97.6087" calcext:value-type="float">
            <text:p>9.76E+01</text:p>
          </table:table-cell>
          <table:table-cell table:formula="of:=[.C529]+0.2" office:value-type="float" office:value="105.600000000001" calcext:value-type="float">
            <text:p>105.600000000001</text:p>
          </table:table-cell>
        </table:table-row>
        <table:table-row table:style-name="ro1">
          <table:table-cell office:value-type="float" office:value="54.5907" calcext:value-type="float">
            <text:p>5.46E+01</text:p>
          </table:table-cell>
          <table:table-cell office:value-type="float" office:value="97.8258" calcext:value-type="float">
            <text:p>9.78E+01</text:p>
          </table:table-cell>
          <table:table-cell table:formula="of:=[.C530]+0.2" office:value-type="float" office:value="105.800000000001" calcext:value-type="float">
            <text:p>105.800000000001</text:p>
          </table:table-cell>
        </table:table-row>
        <table:table-row table:style-name="ro1">
          <table:table-cell office:value-type="float" office:value="54.6872" calcext:value-type="float">
            <text:p>5.47E+01</text:p>
          </table:table-cell>
          <table:table-cell office:value-type="float" office:value="98.0429" calcext:value-type="float">
            <text:p>9.80E+01</text:p>
          </table:table-cell>
          <table:table-cell table:formula="of:=[.C531]+0.2" office:value-type="float" office:value="106.000000000001" calcext:value-type="float">
            <text:p>106.000000000001</text:p>
          </table:table-cell>
        </table:table-row>
        <table:table-row table:style-name="ro1">
          <table:table-cell office:value-type="float" office:value="54.7837" calcext:value-type="float">
            <text:p>5.48E+01</text:p>
          </table:table-cell>
          <table:table-cell office:value-type="float" office:value="98.26" calcext:value-type="float">
            <text:p>9.83E+01</text:p>
          </table:table-cell>
          <table:table-cell table:formula="of:=[.C532]+0.2" office:value-type="float" office:value="106.200000000001" calcext:value-type="float">
            <text:p>106.200000000001</text:p>
          </table:table-cell>
        </table:table-row>
        <table:table-row table:style-name="ro1">
          <table:table-cell office:value-type="float" office:value="54.8802" calcext:value-type="float">
            <text:p>5.49E+01</text:p>
          </table:table-cell>
          <table:table-cell office:value-type="float" office:value="98.4772" calcext:value-type="float">
            <text:p>9.85E+01</text:p>
          </table:table-cell>
          <table:table-cell table:formula="of:=[.C533]+0.2" office:value-type="float" office:value="106.400000000001" calcext:value-type="float">
            <text:p>106.400000000001</text:p>
          </table:table-cell>
        </table:table-row>
        <table:table-row table:style-name="ro1">
          <table:table-cell office:value-type="float" office:value="54.9767" calcext:value-type="float">
            <text:p>5.50E+01</text:p>
          </table:table-cell>
          <table:table-cell office:value-type="float" office:value="98.6944" calcext:value-type="float">
            <text:p>9.87E+01</text:p>
          </table:table-cell>
          <table:table-cell table:formula="of:=[.C534]+0.2" office:value-type="float" office:value="106.600000000001" calcext:value-type="float">
            <text:p>106.600000000001</text:p>
          </table:table-cell>
        </table:table-row>
        <table:table-row table:style-name="ro1">
          <table:table-cell office:value-type="float" office:value="55.0733" calcext:value-type="float">
            <text:p>5.51E+01</text:p>
          </table:table-cell>
          <table:table-cell office:value-type="float" office:value="98.9117" calcext:value-type="float">
            <text:p>9.89E+01</text:p>
          </table:table-cell>
          <table:table-cell table:formula="of:=[.C535]+0.2" office:value-type="float" office:value="106.800000000001" calcext:value-type="float">
            <text:p>106.800000000001</text:p>
          </table:table-cell>
        </table:table-row>
        <table:table-row table:style-name="ro1">
          <table:table-cell office:value-type="float" office:value="55.1698" calcext:value-type="float">
            <text:p>5.52E+01</text:p>
          </table:table-cell>
          <table:table-cell office:value-type="float" office:value="99.1289" calcext:value-type="float">
            <text:p>9.91E+01</text:p>
          </table:table-cell>
          <table:table-cell table:formula="of:=[.C536]+0.2" office:value-type="float" office:value="107.000000000001" calcext:value-type="float">
            <text:p>107.000000000001</text:p>
          </table:table-cell>
        </table:table-row>
        <table:table-row table:style-name="ro1">
          <table:table-cell office:value-type="float" office:value="55.2664" calcext:value-type="float">
            <text:p>5.53E+01</text:p>
          </table:table-cell>
          <table:table-cell office:value-type="float" office:value="99.3462" calcext:value-type="float">
            <text:p>9.93E+01</text:p>
          </table:table-cell>
          <table:table-cell table:formula="of:=[.C537]+0.2" office:value-type="float" office:value="107.200000000001" calcext:value-type="float">
            <text:p>107.200000000001</text:p>
          </table:table-cell>
        </table:table-row>
        <table:table-row table:style-name="ro1">
          <table:table-cell office:value-type="float" office:value="55.363" calcext:value-type="float">
            <text:p>5.54E+01</text:p>
          </table:table-cell>
          <table:table-cell office:value-type="float" office:value="99.5635" calcext:value-type="float">
            <text:p>9.96E+01</text:p>
          </table:table-cell>
          <table:table-cell table:formula="of:=[.C538]+0.2" office:value-type="float" office:value="107.400000000001" calcext:value-type="float">
            <text:p>107.400000000001</text:p>
          </table:table-cell>
        </table:table-row>
        <table:table-row table:style-name="ro1">
          <table:table-cell office:value-type="float" office:value="55.4596" calcext:value-type="float">
            <text:p>5.55E+01</text:p>
          </table:table-cell>
          <table:table-cell office:value-type="float" office:value="99.7809" calcext:value-type="float">
            <text:p>9.98E+01</text:p>
          </table:table-cell>
          <table:table-cell table:formula="of:=[.C539]+0.2" office:value-type="float" office:value="107.600000000001" calcext:value-type="float">
            <text:p>107.600000000001</text:p>
          </table:table-cell>
        </table:table-row>
        <table:table-row table:style-name="ro1">
          <table:table-cell office:value-type="float" office:value="55.5562" calcext:value-type="float">
            <text:p>5.56E+01</text:p>
          </table:table-cell>
          <table:table-cell office:value-type="float" office:value="99.9982" calcext:value-type="float">
            <text:p>1.00E+02</text:p>
          </table:table-cell>
          <table:table-cell table:formula="of:=[.C540]+0.2" office:value-type="float" office:value="107.800000000001" calcext:value-type="float">
            <text:p>107.800000000001</text:p>
          </table:table-cell>
        </table:table-row>
        <table:table-row table:style-name="ro1">
          <table:table-cell office:value-type="float" office:value="55.6528" calcext:value-type="float">
            <text:p>5.57E+01</text:p>
          </table:table-cell>
          <table:table-cell office:value-type="float" office:value="100.216" calcext:value-type="float">
            <text:p>1.00E+02</text:p>
          </table:table-cell>
          <table:table-cell table:formula="of:=[.C541]+0.2" office:value-type="float" office:value="108.000000000001" calcext:value-type="float">
            <text:p>108.000000000001</text:p>
          </table:table-cell>
        </table:table-row>
        <table:table-row table:style-name="ro1">
          <table:table-cell office:value-type="float" office:value="55.7494" calcext:value-type="float">
            <text:p>5.57E+01</text:p>
          </table:table-cell>
          <table:table-cell office:value-type="float" office:value="100.433" calcext:value-type="float">
            <text:p>1.00E+02</text:p>
          </table:table-cell>
          <table:table-cell table:formula="of:=[.C542]+0.2" office:value-type="float" office:value="108.200000000001" calcext:value-type="float">
            <text:p>108.200000000001</text:p>
          </table:table-cell>
        </table:table-row>
        <table:table-row table:style-name="ro1">
          <table:table-cell office:value-type="float" office:value="55.846" calcext:value-type="float">
            <text:p>5.58E+01</text:p>
          </table:table-cell>
          <table:table-cell office:value-type="float" office:value="100.65" calcext:value-type="float">
            <text:p>1.01E+02</text:p>
          </table:table-cell>
          <table:table-cell table:formula="of:=[.C543]+0.2" office:value-type="float" office:value="108.400000000001" calcext:value-type="float">
            <text:p>108.400000000001</text:p>
          </table:table-cell>
        </table:table-row>
        <table:table-row table:style-name="ro1">
          <table:table-cell office:value-type="float" office:value="55.9427" calcext:value-type="float">
            <text:p>5.59E+01</text:p>
          </table:table-cell>
          <table:table-cell office:value-type="float" office:value="100.868" calcext:value-type="float">
            <text:p>1.01E+02</text:p>
          </table:table-cell>
          <table:table-cell table:formula="of:=[.C544]+0.2" office:value-type="float" office:value="108.600000000001" calcext:value-type="float">
            <text:p>108.600000000001</text:p>
          </table:table-cell>
        </table:table-row>
        <table:table-row table:style-name="ro1">
          <table:table-cell office:value-type="float" office:value="56.0393" calcext:value-type="float">
            <text:p>5.60E+01</text:p>
          </table:table-cell>
          <table:table-cell office:value-type="float" office:value="101.085" calcext:value-type="float">
            <text:p>1.01E+02</text:p>
          </table:table-cell>
          <table:table-cell table:formula="of:=[.C545]+0.2" office:value-type="float" office:value="108.800000000001" calcext:value-type="float">
            <text:p>108.800000000001</text:p>
          </table:table-cell>
        </table:table-row>
        <table:table-row table:style-name="ro1">
          <table:table-cell office:value-type="float" office:value="56.136" calcext:value-type="float">
            <text:p>5.61E+01</text:p>
          </table:table-cell>
          <table:table-cell office:value-type="float" office:value="101.303" calcext:value-type="float">
            <text:p>1.01E+02</text:p>
          </table:table-cell>
          <table:table-cell table:formula="of:=[.C546]+0.2" office:value-type="float" office:value="109.000000000001" calcext:value-type="float">
            <text:p>109.000000000001</text:p>
          </table:table-cell>
        </table:table-row>
        <table:table-row table:style-name="ro1">
          <table:table-cell office:value-type="float" office:value="56.2326" calcext:value-type="float">
            <text:p>5.62E+01</text:p>
          </table:table-cell>
          <table:table-cell office:value-type="float" office:value="101.52" calcext:value-type="float">
            <text:p>1.02E+02</text:p>
          </table:table-cell>
          <table:table-cell table:formula="of:=[.C547]+0.2" office:value-type="float" office:value="109.200000000001" calcext:value-type="float">
            <text:p>109.200000000001</text:p>
          </table:table-cell>
        </table:table-row>
        <table:table-row table:style-name="ro1">
          <table:table-cell office:value-type="float" office:value="56.3293" calcext:value-type="float">
            <text:p>5.63E+01</text:p>
          </table:table-cell>
          <table:table-cell office:value-type="float" office:value="101.738" calcext:value-type="float">
            <text:p>1.02E+02</text:p>
          </table:table-cell>
          <table:table-cell table:formula="of:=[.C548]+0.2" office:value-type="float" office:value="109.400000000001" calcext:value-type="float">
            <text:p>109.400000000001</text:p>
          </table:table-cell>
        </table:table-row>
        <table:table-row table:style-name="ro1">
          <table:table-cell office:value-type="float" office:value="56.426" calcext:value-type="float">
            <text:p>5.64E+01</text:p>
          </table:table-cell>
          <table:table-cell office:value-type="float" office:value="101.955" calcext:value-type="float">
            <text:p>1.02E+02</text:p>
          </table:table-cell>
          <table:table-cell table:formula="of:=[.C549]+0.2" office:value-type="float" office:value="109.600000000001" calcext:value-type="float">
            <text:p>109.600000000001</text:p>
          </table:table-cell>
        </table:table-row>
        <table:table-row table:style-name="ro1">
          <table:table-cell office:value-type="float" office:value="56.5227" calcext:value-type="float">
            <text:p>5.65E+01</text:p>
          </table:table-cell>
          <table:table-cell office:value-type="float" office:value="102.173" calcext:value-type="float">
            <text:p>1.02E+02</text:p>
          </table:table-cell>
          <table:table-cell table:formula="of:=[.C550]+0.2" office:value-type="float" office:value="109.800000000001" calcext:value-type="float">
            <text:p>109.800000000001</text:p>
          </table:table-cell>
        </table:table-row>
        <table:table-row table:style-name="ro1">
          <table:table-cell office:value-type="float" office:value="56.6193" calcext:value-type="float">
            <text:p>5.66E+01</text:p>
          </table:table-cell>
          <table:table-cell office:value-type="float" office:value="102.39" calcext:value-type="float">
            <text:p>1.02E+02</text:p>
          </table:table-cell>
          <table:table-cell table:formula="of:=[.C551]+0.2" office:value-type="float" office:value="110.000000000001" calcext:value-type="float">
            <text:p>110.000000000001</text:p>
          </table:table-cell>
        </table:table-row>
        <table:table-row table:style-name="ro1">
          <table:table-cell office:value-type="float" office:value="56.716" calcext:value-type="float">
            <text:p>5.67E+01</text:p>
          </table:table-cell>
          <table:table-cell office:value-type="float" office:value="102.608" calcext:value-type="float">
            <text:p>1.03E+02</text:p>
          </table:table-cell>
          <table:table-cell table:formula="of:=[.C552]+0.2" office:value-type="float" office:value="110.200000000001" calcext:value-type="float">
            <text:p>110.200000000001</text:p>
          </table:table-cell>
        </table:table-row>
        <table:table-row table:style-name="ro1">
          <table:table-cell office:value-type="float" office:value="56.8127" calcext:value-type="float">
            <text:p>5.68E+01</text:p>
          </table:table-cell>
          <table:table-cell office:value-type="float" office:value="102.826" calcext:value-type="float">
            <text:p>1.03E+02</text:p>
          </table:table-cell>
          <table:table-cell table:formula="of:=[.C553]+0.2" office:value-type="float" office:value="110.400000000001" calcext:value-type="float">
            <text:p>110.400000000001</text:p>
          </table:table-cell>
        </table:table-row>
        <table:table-row table:style-name="ro1">
          <table:table-cell office:value-type="float" office:value="56.9094" calcext:value-type="float">
            <text:p>5.69E+01</text:p>
          </table:table-cell>
          <table:table-cell office:value-type="float" office:value="103.043" calcext:value-type="float">
            <text:p>1.03E+02</text:p>
          </table:table-cell>
          <table:table-cell table:formula="of:=[.C554]+0.2" office:value-type="float" office:value="110.600000000001" calcext:value-type="float">
            <text:p>110.600000000001</text:p>
          </table:table-cell>
        </table:table-row>
        <table:table-row table:style-name="ro1">
          <table:table-cell office:value-type="float" office:value="57.0061" calcext:value-type="float">
            <text:p>5.70E+01</text:p>
          </table:table-cell>
          <table:table-cell office:value-type="float" office:value="103.261" calcext:value-type="float">
            <text:p>1.03E+02</text:p>
          </table:table-cell>
          <table:table-cell table:formula="of:=[.C555]+0.2" office:value-type="float" office:value="110.800000000001" calcext:value-type="float">
            <text:p>110.800000000001</text:p>
          </table:table-cell>
        </table:table-row>
        <table:table-row table:style-name="ro1">
          <table:table-cell office:value-type="float" office:value="57.1028" calcext:value-type="float">
            <text:p>5.71E+01</text:p>
          </table:table-cell>
          <table:table-cell office:value-type="float" office:value="103.478" calcext:value-type="float">
            <text:p>1.03E+02</text:p>
          </table:table-cell>
          <table:table-cell table:formula="of:=[.C556]+0.2" office:value-type="float" office:value="111.000000000001" calcext:value-type="float">
            <text:p>111.000000000001</text:p>
          </table:table-cell>
        </table:table-row>
        <table:table-row table:style-name="ro1">
          <table:table-cell office:value-type="float" office:value="57.1995" calcext:value-type="float">
            <text:p>5.72E+01</text:p>
          </table:table-cell>
          <table:table-cell office:value-type="float" office:value="103.696" calcext:value-type="float">
            <text:p>1.04E+02</text:p>
          </table:table-cell>
          <table:table-cell table:formula="of:=[.C557]+0.2" office:value-type="float" office:value="111.200000000001" calcext:value-type="float">
            <text:p>111.200000000001</text:p>
          </table:table-cell>
        </table:table-row>
        <table:table-row table:style-name="ro1">
          <table:table-cell office:value-type="float" office:value="57.2962" calcext:value-type="float">
            <text:p>5.73E+01</text:p>
          </table:table-cell>
          <table:table-cell office:value-type="float" office:value="103.913" calcext:value-type="float">
            <text:p>1.04E+02</text:p>
          </table:table-cell>
          <table:table-cell table:formula="of:=[.C558]+0.2" office:value-type="float" office:value="111.400000000001" calcext:value-type="float">
            <text:p>111.400000000001</text:p>
          </table:table-cell>
        </table:table-row>
        <table:table-row table:style-name="ro1">
          <table:table-cell office:value-type="float" office:value="57.3929" calcext:value-type="float">
            <text:p>5.74E+01</text:p>
          </table:table-cell>
          <table:table-cell office:value-type="float" office:value="104.131" calcext:value-type="float">
            <text:p>1.04E+02</text:p>
          </table:table-cell>
          <table:table-cell table:formula="of:=[.C559]+0.2" office:value-type="float" office:value="111.600000000001" calcext:value-type="float">
            <text:p>111.600000000001</text:p>
          </table:table-cell>
        </table:table-row>
        <table:table-row table:style-name="ro1">
          <table:table-cell office:value-type="float" office:value="57.4896" calcext:value-type="float">
            <text:p>5.75E+01</text:p>
          </table:table-cell>
          <table:table-cell office:value-type="float" office:value="104.349" calcext:value-type="float">
            <text:p>1.04E+02</text:p>
          </table:table-cell>
          <table:table-cell table:formula="of:=[.C560]+0.2" office:value-type="float" office:value="111.800000000001" calcext:value-type="float">
            <text:p>111.800000000001</text:p>
          </table:table-cell>
        </table:table-row>
        <table:table-row table:style-name="ro1">
          <table:table-cell office:value-type="float" office:value="57.5863" calcext:value-type="float">
            <text:p>5.76E+01</text:p>
          </table:table-cell>
          <table:table-cell office:value-type="float" office:value="104.566" calcext:value-type="float">
            <text:p>1.05E+02</text:p>
          </table:table-cell>
          <table:table-cell table:formula="of:=[.C561]+0.2" office:value-type="float" office:value="112.000000000001" calcext:value-type="float">
            <text:p>112.000000000001</text:p>
          </table:table-cell>
        </table:table-row>
        <table:table-row table:style-name="ro1">
          <table:table-cell office:value-type="float" office:value="57.683" calcext:value-type="float">
            <text:p>5.77E+01</text:p>
          </table:table-cell>
          <table:table-cell office:value-type="float" office:value="104.784" calcext:value-type="float">
            <text:p>1.05E+02</text:p>
          </table:table-cell>
          <table:table-cell table:formula="of:=[.C562]+0.2" office:value-type="float" office:value="112.200000000001" calcext:value-type="float">
            <text:p>112.200000000001</text:p>
          </table:table-cell>
        </table:table-row>
        <table:table-row table:style-name="ro1">
          <table:table-cell office:value-type="float" office:value="57.7797" calcext:value-type="float">
            <text:p>5.78E+01</text:p>
          </table:table-cell>
          <table:table-cell office:value-type="float" office:value="105.001" calcext:value-type="float">
            <text:p>1.05E+02</text:p>
          </table:table-cell>
          <table:table-cell table:formula="of:=[.C563]+0.2" office:value-type="float" office:value="112.400000000001" calcext:value-type="float">
            <text:p>112.400000000001</text:p>
          </table:table-cell>
        </table:table-row>
        <table:table-row table:style-name="ro1">
          <table:table-cell office:value-type="float" office:value="57.8764" calcext:value-type="float">
            <text:p>5.79E+01</text:p>
          </table:table-cell>
          <table:table-cell office:value-type="float" office:value="105.219" calcext:value-type="float">
            <text:p>1.05E+02</text:p>
          </table:table-cell>
          <table:table-cell table:formula="of:=[.C564]+0.2" office:value-type="float" office:value="112.600000000001" calcext:value-type="float">
            <text:p>112.600000000001</text:p>
          </table:table-cell>
        </table:table-row>
        <table:table-row table:style-name="ro1">
          <table:table-cell office:value-type="float" office:value="57.9731" calcext:value-type="float">
            <text:p>5.80E+01</text:p>
          </table:table-cell>
          <table:table-cell office:value-type="float" office:value="105.437" calcext:value-type="float">
            <text:p>1.05E+02</text:p>
          </table:table-cell>
          <table:table-cell table:formula="of:=[.C565]+0.2" office:value-type="float" office:value="112.800000000001" calcext:value-type="float">
            <text:p>112.800000000001</text:p>
          </table:table-cell>
        </table:table-row>
        <table:table-row table:style-name="ro1">
          <table:table-cell office:value-type="float" office:value="58.0698" calcext:value-type="float">
            <text:p>5.81E+01</text:p>
          </table:table-cell>
          <table:table-cell office:value-type="float" office:value="105.654" calcext:value-type="float">
            <text:p>1.06E+02</text:p>
          </table:table-cell>
          <table:table-cell table:formula="of:=[.C566]+0.2" office:value-type="float" office:value="113.000000000001" calcext:value-type="float">
            <text:p>113.000000000001</text:p>
          </table:table-cell>
        </table:table-row>
        <table:table-row table:style-name="ro1">
          <table:table-cell office:value-type="float" office:value="58.1665" calcext:value-type="float">
            <text:p>5.82E+01</text:p>
          </table:table-cell>
          <table:table-cell office:value-type="float" office:value="105.872" calcext:value-type="float">
            <text:p>1.06E+02</text:p>
          </table:table-cell>
          <table:table-cell table:formula="of:=[.C567]+0.2" office:value-type="float" office:value="113.200000000001" calcext:value-type="float">
            <text:p>113.200000000001</text:p>
          </table:table-cell>
        </table:table-row>
        <table:table-row table:style-name="ro1">
          <table:table-cell office:value-type="float" office:value="58.2632" calcext:value-type="float">
            <text:p>5.83E+01</text:p>
          </table:table-cell>
          <table:table-cell office:value-type="float" office:value="106.089" calcext:value-type="float">
            <text:p>1.06E+02</text:p>
          </table:table-cell>
          <table:table-cell table:formula="of:=[.C568]+0.2" office:value-type="float" office:value="113.400000000001" calcext:value-type="float">
            <text:p>113.400000000001</text:p>
          </table:table-cell>
        </table:table-row>
        <table:table-row table:style-name="ro1">
          <table:table-cell office:value-type="float" office:value="58.3599" calcext:value-type="float">
            <text:p>5.84E+01</text:p>
          </table:table-cell>
          <table:table-cell office:value-type="float" office:value="106.307" calcext:value-type="float">
            <text:p>1.06E+02</text:p>
          </table:table-cell>
          <table:table-cell table:formula="of:=[.C569]+0.2" office:value-type="float" office:value="113.600000000001" calcext:value-type="float">
            <text:p>113.600000000001</text:p>
          </table:table-cell>
        </table:table-row>
        <table:table-row table:style-name="ro1">
          <table:table-cell office:value-type="float" office:value="58.4566" calcext:value-type="float">
            <text:p>5.85E+01</text:p>
          </table:table-cell>
          <table:table-cell office:value-type="float" office:value="106.524" calcext:value-type="float">
            <text:p>1.07E+02</text:p>
          </table:table-cell>
          <table:table-cell table:formula="of:=[.C570]+0.2" office:value-type="float" office:value="113.800000000001" calcext:value-type="float">
            <text:p>113.800000000001</text:p>
          </table:table-cell>
        </table:table-row>
        <table:table-row table:style-name="ro1">
          <table:table-cell office:value-type="float" office:value="58.5533" calcext:value-type="float">
            <text:p>5.86E+01</text:p>
          </table:table-cell>
          <table:table-cell office:value-type="float" office:value="106.742" calcext:value-type="float">
            <text:p>1.07E+02</text:p>
          </table:table-cell>
          <table:table-cell table:formula="of:=[.C571]+0.2" office:value-type="float" office:value="114.000000000001" calcext:value-type="float">
            <text:p>114.000000000001</text:p>
          </table:table-cell>
        </table:table-row>
        <table:table-row table:style-name="ro1">
          <table:table-cell office:value-type="float" office:value="58.65" calcext:value-type="float">
            <text:p>5.87E+01</text:p>
          </table:table-cell>
          <table:table-cell office:value-type="float" office:value="106.959" calcext:value-type="float">
            <text:p>1.07E+02</text:p>
          </table:table-cell>
          <table:table-cell table:formula="of:=[.C572]+0.2" office:value-type="float" office:value="114.200000000001" calcext:value-type="float">
            <text:p>114.200000000001</text:p>
          </table:table-cell>
        </table:table-row>
        <table:table-row table:style-name="ro1">
          <table:table-cell office:value-type="float" office:value="58.7466" calcext:value-type="float">
            <text:p>5.87E+01</text:p>
          </table:table-cell>
          <table:table-cell office:value-type="float" office:value="107.177" calcext:value-type="float">
            <text:p>1.07E+02</text:p>
          </table:table-cell>
          <table:table-cell table:formula="of:=[.C573]+0.2" office:value-type="float" office:value="114.400000000001" calcext:value-type="float">
            <text:p>114.400000000001</text:p>
          </table:table-cell>
        </table:table-row>
        <table:table-row table:style-name="ro1">
          <table:table-cell office:value-type="float" office:value="58.8433" calcext:value-type="float">
            <text:p>5.88E+01</text:p>
          </table:table-cell>
          <table:table-cell office:value-type="float" office:value="107.395" calcext:value-type="float">
            <text:p>1.07E+02</text:p>
          </table:table-cell>
          <table:table-cell table:formula="of:=[.C574]+0.2" office:value-type="float" office:value="114.600000000001" calcext:value-type="float">
            <text:p>114.600000000001</text:p>
          </table:table-cell>
        </table:table-row>
        <table:table-row table:style-name="ro1">
          <table:table-cell office:value-type="float" office:value="58.94" calcext:value-type="float">
            <text:p>5.89E+01</text:p>
          </table:table-cell>
          <table:table-cell office:value-type="float" office:value="107.612" calcext:value-type="float">
            <text:p>1.08E+02</text:p>
          </table:table-cell>
          <table:table-cell table:formula="of:=[.C575]+0.2" office:value-type="float" office:value="114.800000000001" calcext:value-type="float">
            <text:p>114.800000000001</text:p>
          </table:table-cell>
        </table:table-row>
        <table:table-row table:style-name="ro1">
          <table:table-cell office:value-type="float" office:value="59.0366" calcext:value-type="float">
            <text:p>5.90E+01</text:p>
          </table:table-cell>
          <table:table-cell office:value-type="float" office:value="107.83" calcext:value-type="float">
            <text:p>1.08E+02</text:p>
          </table:table-cell>
          <table:table-cell table:formula="of:=[.C576]+0.2" office:value-type="float" office:value="115.000000000001" calcext:value-type="float">
            <text:p>115.000000000001</text:p>
          </table:table-cell>
        </table:table-row>
        <table:table-row table:style-name="ro1">
          <table:table-cell office:value-type="float" office:value="59.1333" calcext:value-type="float">
            <text:p>5.91E+01</text:p>
          </table:table-cell>
          <table:table-cell office:value-type="float" office:value="108.047" calcext:value-type="float">
            <text:p>1.08E+02</text:p>
          </table:table-cell>
          <table:table-cell table:formula="of:=[.C577]+0.2" office:value-type="float" office:value="115.200000000001" calcext:value-type="float">
            <text:p>115.200000000001</text:p>
          </table:table-cell>
        </table:table-row>
        <table:table-row table:style-name="ro1">
          <table:table-cell office:value-type="float" office:value="59.2299" calcext:value-type="float">
            <text:p>5.92E+01</text:p>
          </table:table-cell>
          <table:table-cell office:value-type="float" office:value="108.264" calcext:value-type="float">
            <text:p>1.08E+02</text:p>
          </table:table-cell>
          <table:table-cell table:formula="of:=[.C578]+0.2" office:value-type="float" office:value="115.400000000001" calcext:value-type="float">
            <text:p>115.400000000001</text:p>
          </table:table-cell>
        </table:table-row>
        <table:table-row table:style-name="ro1">
          <table:table-cell office:value-type="float" office:value="59.3266" calcext:value-type="float">
            <text:p>5.93E+01</text:p>
          </table:table-cell>
          <table:table-cell office:value-type="float" office:value="108.482" calcext:value-type="float">
            <text:p>1.08E+02</text:p>
          </table:table-cell>
          <table:table-cell table:formula="of:=[.C579]+0.2" office:value-type="float" office:value="115.600000000001" calcext:value-type="float">
            <text:p>115.600000000001</text:p>
          </table:table-cell>
        </table:table-row>
        <table:table-row table:style-name="ro1">
          <table:table-cell office:value-type="float" office:value="59.4232" calcext:value-type="float">
            <text:p>5.94E+01</text:p>
          </table:table-cell>
          <table:table-cell office:value-type="float" office:value="108.699" calcext:value-type="float">
            <text:p>1.09E+02</text:p>
          </table:table-cell>
          <table:table-cell table:formula="of:=[.C580]+0.2" office:value-type="float" office:value="115.800000000001" calcext:value-type="float">
            <text:p>115.800000000001</text:p>
          </table:table-cell>
        </table:table-row>
        <table:table-row table:style-name="ro1">
          <table:table-cell office:value-type="float" office:value="59.5198" calcext:value-type="float">
            <text:p>5.95E+01</text:p>
          </table:table-cell>
          <table:table-cell office:value-type="float" office:value="108.917" calcext:value-type="float">
            <text:p>1.09E+02</text:p>
          </table:table-cell>
          <table:table-cell table:formula="of:=[.C581]+0.2" office:value-type="float" office:value="116.000000000001" calcext:value-type="float">
            <text:p>116.000000000001</text:p>
          </table:table-cell>
        </table:table-row>
        <table:table-row table:style-name="ro1">
          <table:table-cell office:value-type="float" office:value="59.6164" calcext:value-type="float">
            <text:p>5.96E+01</text:p>
          </table:table-cell>
          <table:table-cell office:value-type="float" office:value="109.134" calcext:value-type="float">
            <text:p>1.09E+02</text:p>
          </table:table-cell>
          <table:table-cell table:formula="of:=[.C582]+0.2" office:value-type="float" office:value="116.200000000001" calcext:value-type="float">
            <text:p>116.200000000001</text:p>
          </table:table-cell>
        </table:table-row>
        <table:table-row table:style-name="ro1">
          <table:table-cell office:value-type="float" office:value="59.713" calcext:value-type="float">
            <text:p>5.97E+01</text:p>
          </table:table-cell>
          <table:table-cell office:value-type="float" office:value="109.351" calcext:value-type="float">
            <text:p>1.09E+02</text:p>
          </table:table-cell>
          <table:table-cell table:formula="of:=[.C583]+0.2" office:value-type="float" office:value="116.400000000001" calcext:value-type="float">
            <text:p>116.400000000001</text:p>
          </table:table-cell>
        </table:table-row>
        <table:table-row table:style-name="ro1">
          <table:table-cell office:value-type="float" office:value="59.8096" calcext:value-type="float">
            <text:p>5.98E+01</text:p>
          </table:table-cell>
          <table:table-cell office:value-type="float" office:value="109.569" calcext:value-type="float">
            <text:p>1.10E+02</text:p>
          </table:table-cell>
          <table:table-cell table:formula="of:=[.C584]+0.2" office:value-type="float" office:value="116.600000000001" calcext:value-type="float">
            <text:p>116.600000000001</text:p>
          </table:table-cell>
        </table:table-row>
        <table:table-row table:style-name="ro1">
          <table:table-cell office:value-type="float" office:value="59.9062" calcext:value-type="float">
            <text:p>5.99E+01</text:p>
          </table:table-cell>
          <table:table-cell office:value-type="float" office:value="109.786" calcext:value-type="float">
            <text:p>1.10E+02</text:p>
          </table:table-cell>
          <table:table-cell table:formula="of:=[.C585]+0.2" office:value-type="float" office:value="116.800000000001" calcext:value-type="float">
            <text:p>116.800000000001</text:p>
          </table:table-cell>
        </table:table-row>
        <table:table-row table:style-name="ro1">
          <table:table-cell office:value-type="float" office:value="60.0028" calcext:value-type="float">
            <text:p>6.00E+01</text:p>
          </table:table-cell>
          <table:table-cell office:value-type="float" office:value="110.003" calcext:value-type="float">
            <text:p>1.10E+02</text:p>
          </table:table-cell>
          <table:table-cell table:formula="of:=[.C586]+0.2" office:value-type="float" office:value="117.000000000001" calcext:value-type="float">
            <text:p>117.000000000001</text:p>
          </table:table-cell>
        </table:table-row>
        <table:table-row table:style-name="ro1">
          <table:table-cell office:value-type="float" office:value="60.0993" calcext:value-type="float">
            <text:p>6.01E+01</text:p>
          </table:table-cell>
          <table:table-cell office:value-type="float" office:value="110.221" calcext:value-type="float">
            <text:p>1.10E+02</text:p>
          </table:table-cell>
          <table:table-cell table:formula="of:=[.C587]+0.2" office:value-type="float" office:value="117.200000000001" calcext:value-type="float">
            <text:p>117.200000000001</text:p>
          </table:table-cell>
        </table:table-row>
        <table:table-row table:style-name="ro1">
          <table:table-cell office:value-type="float" office:value="60.1959" calcext:value-type="float">
            <text:p>6.02E+01</text:p>
          </table:table-cell>
          <table:table-cell office:value-type="float" office:value="110.438" calcext:value-type="float">
            <text:p>1.10E+02</text:p>
          </table:table-cell>
          <table:table-cell table:formula="of:=[.C588]+0.2" office:value-type="float" office:value="117.400000000001" calcext:value-type="float">
            <text:p>117.400000000001</text:p>
          </table:table-cell>
        </table:table-row>
        <table:table-row table:style-name="ro1">
          <table:table-cell office:value-type="float" office:value="60.2924" calcext:value-type="float">
            <text:p>6.03E+01</text:p>
          </table:table-cell>
          <table:table-cell office:value-type="float" office:value="110.655" calcext:value-type="float">
            <text:p>1.11E+02</text:p>
          </table:table-cell>
          <table:table-cell table:formula="of:=[.C589]+0.2" office:value-type="float" office:value="117.600000000001" calcext:value-type="float">
            <text:p>117.600000000001</text:p>
          </table:table-cell>
        </table:table-row>
        <table:table-row table:style-name="ro1">
          <table:table-cell office:value-type="float" office:value="60.3889" calcext:value-type="float">
            <text:p>6.04E+01</text:p>
          </table:table-cell>
          <table:table-cell office:value-type="float" office:value="110.872" calcext:value-type="float">
            <text:p>1.11E+02</text:p>
          </table:table-cell>
          <table:table-cell table:formula="of:=[.C590]+0.2" office:value-type="float" office:value="117.800000000001" calcext:value-type="float">
            <text:p>117.800000000001</text:p>
          </table:table-cell>
        </table:table-row>
        <table:table-row table:style-name="ro1">
          <table:table-cell office:value-type="float" office:value="60.4854" calcext:value-type="float">
            <text:p>6.05E+01</text:p>
          </table:table-cell>
          <table:table-cell office:value-type="float" office:value="111.089" calcext:value-type="float">
            <text:p>1.11E+02</text:p>
          </table:table-cell>
          <table:table-cell table:formula="of:=[.C591]+0.2" office:value-type="float" office:value="118.000000000001" calcext:value-type="float">
            <text:p>118.000000000001</text:p>
          </table:table-cell>
        </table:table-row>
        <table:table-row table:style-name="ro1">
          <table:table-cell office:value-type="float" office:value="60.5819" calcext:value-type="float">
            <text:p>6.06E+01</text:p>
          </table:table-cell>
          <table:table-cell office:value-type="float" office:value="111.307" calcext:value-type="float">
            <text:p>1.11E+02</text:p>
          </table:table-cell>
          <table:table-cell table:formula="of:=[.C592]+0.2" office:value-type="float" office:value="118.200000000001" calcext:value-type="float">
            <text:p>118.200000000001</text:p>
          </table:table-cell>
        </table:table-row>
        <table:table-row table:style-name="ro1">
          <table:table-cell office:value-type="float" office:value="60.6784" calcext:value-type="float">
            <text:p>6.07E+01</text:p>
          </table:table-cell>
          <table:table-cell office:value-type="float" office:value="111.524" calcext:value-type="float">
            <text:p>1.12E+02</text:p>
          </table:table-cell>
          <table:table-cell table:formula="of:=[.C593]+0.2" office:value-type="float" office:value="118.400000000001" calcext:value-type="float">
            <text:p>118.400000000001</text:p>
          </table:table-cell>
        </table:table-row>
        <table:table-row table:style-name="ro1">
          <table:table-cell office:value-type="float" office:value="60.7749" calcext:value-type="float">
            <text:p>6.08E+01</text:p>
          </table:table-cell>
          <table:table-cell office:value-type="float" office:value="111.741" calcext:value-type="float">
            <text:p>1.12E+02</text:p>
          </table:table-cell>
          <table:table-cell table:formula="of:=[.C594]+0.2" office:value-type="float" office:value="118.600000000001" calcext:value-type="float">
            <text:p>118.600000000001</text:p>
          </table:table-cell>
        </table:table-row>
        <table:table-row table:style-name="ro1">
          <table:table-cell office:value-type="float" office:value="60.8713" calcext:value-type="float">
            <text:p>6.09E+01</text:p>
          </table:table-cell>
          <table:table-cell office:value-type="float" office:value="111.958" calcext:value-type="float">
            <text:p>1.12E+02</text:p>
          </table:table-cell>
          <table:table-cell table:formula="of:=[.C595]+0.2" office:value-type="float" office:value="118.800000000001" calcext:value-type="float">
            <text:p>118.800000000001</text:p>
          </table:table-cell>
        </table:table-row>
        <table:table-row table:style-name="ro1">
          <table:table-cell office:value-type="float" office:value="60.9678" calcext:value-type="float">
            <text:p>6.10E+01</text:p>
          </table:table-cell>
          <table:table-cell office:value-type="float" office:value="112.175" calcext:value-type="float">
            <text:p>1.12E+02</text:p>
          </table:table-cell>
          <table:table-cell table:formula="of:=[.C596]+0.2" office:value-type="float" office:value="119.000000000001" calcext:value-type="float">
            <text:p>119.000000000001</text:p>
          </table:table-cell>
        </table:table-row>
        <table:table-row table:style-name="ro1">
          <table:table-cell office:value-type="float" office:value="61.0642" calcext:value-type="float">
            <text:p>6.11E+01</text:p>
          </table:table-cell>
          <table:table-cell office:value-type="float" office:value="112.392" calcext:value-type="float">
            <text:p>1.12E+02</text:p>
          </table:table-cell>
          <table:table-cell table:formula="of:=[.C597]+0.2" office:value-type="float" office:value="119.200000000001" calcext:value-type="float">
            <text:p>119.200000000001</text:p>
          </table:table-cell>
        </table:table-row>
        <table:table-row table:style-name="ro1">
          <table:table-cell office:value-type="float" office:value="61.1606" calcext:value-type="float">
            <text:p>6.12E+01</text:p>
          </table:table-cell>
          <table:table-cell office:value-type="float" office:value="112.609" calcext:value-type="float">
            <text:p>1.13E+02</text:p>
          </table:table-cell>
          <table:table-cell table:formula="of:=[.C598]+0.2" office:value-type="float" office:value="119.400000000001" calcext:value-type="float">
            <text:p>119.400000000001</text:p>
          </table:table-cell>
        </table:table-row>
        <table:table-row table:style-name="ro1">
          <table:table-cell office:value-type="float" office:value="61.257" calcext:value-type="float">
            <text:p>6.13E+01</text:p>
          </table:table-cell>
          <table:table-cell office:value-type="float" office:value="112.826" calcext:value-type="float">
            <text:p>1.13E+02</text:p>
          </table:table-cell>
          <table:table-cell table:formula="of:=[.C599]+0.2" office:value-type="float" office:value="119.600000000001" calcext:value-type="float">
            <text:p>119.600000000001</text:p>
          </table:table-cell>
        </table:table-row>
        <table:table-row table:style-name="ro1">
          <table:table-cell office:value-type="float" office:value="61.3534" calcext:value-type="float">
            <text:p>6.14E+01</text:p>
          </table:table-cell>
          <table:table-cell office:value-type="float" office:value="113.042" calcext:value-type="float">
            <text:p>1.13E+02</text:p>
          </table:table-cell>
          <table:table-cell table:formula="of:=[.C600]+0.2" office:value-type="float" office:value="119.800000000001" calcext:value-type="float">
            <text:p>119.800000000001</text:p>
          </table:table-cell>
        </table:table-row>
        <table:table-row table:style-name="ro1">
          <table:table-cell office:value-type="float" office:value="61.4498" calcext:value-type="float">
            <text:p>6.14E+01</text:p>
          </table:table-cell>
          <table:table-cell office:value-type="float" office:value="113.259" calcext:value-type="float">
            <text:p>1.13E+02</text:p>
          </table:table-cell>
          <table:table-cell table:formula="of:=[.C601]+0.2" office:value-type="float" office:value="120.000000000001" calcext:value-type="float">
            <text:p>120.000000000001</text:p>
          </table:table-cell>
        </table:table-row>
        <table:table-row table:style-name="ro1">
          <table:table-cell office:value-type="float" office:value="61.5461" calcext:value-type="float">
            <text:p>6.15E+01</text:p>
          </table:table-cell>
          <table:table-cell office:value-type="float" office:value="113.476" calcext:value-type="float">
            <text:p>1.13E+02</text:p>
          </table:table-cell>
          <table:table-cell table:formula="of:=[.C602]+0.2" office:value-type="float" office:value="120.200000000001" calcext:value-type="float">
            <text:p>120.200000000001</text:p>
          </table:table-cell>
        </table:table-row>
        <table:table-row table:style-name="ro1">
          <table:table-cell office:value-type="float" office:value="61.6424" calcext:value-type="float">
            <text:p>6.16E+01</text:p>
          </table:table-cell>
          <table:table-cell office:value-type="float" office:value="113.693" calcext:value-type="float">
            <text:p>1.14E+02</text:p>
          </table:table-cell>
          <table:table-cell table:formula="of:=[.C603]+0.2" office:value-type="float" office:value="120.400000000001" calcext:value-type="float">
            <text:p>120.400000000001</text:p>
          </table:table-cell>
        </table:table-row>
        <table:table-row table:style-name="ro1">
          <table:table-cell office:value-type="float" office:value="61.7387" calcext:value-type="float">
            <text:p>6.17E+01</text:p>
          </table:table-cell>
          <table:table-cell office:value-type="float" office:value="113.91" calcext:value-type="float">
            <text:p>1.14E+02</text:p>
          </table:table-cell>
          <table:table-cell table:formula="of:=[.C604]+0.2" office:value-type="float" office:value="120.600000000001" calcext:value-type="float">
            <text:p>120.600000000001</text:p>
          </table:table-cell>
        </table:table-row>
        <table:table-row table:style-name="ro1">
          <table:table-cell office:value-type="float" office:value="61.835" calcext:value-type="float">
            <text:p>6.18E+01</text:p>
          </table:table-cell>
          <table:table-cell office:value-type="float" office:value="114.126" calcext:value-type="float">
            <text:p>1.14E+02</text:p>
          </table:table-cell>
          <table:table-cell table:formula="of:=[.C605]+0.2" office:value-type="float" office:value="120.800000000001" calcext:value-type="float">
            <text:p>120.800000000001</text:p>
          </table:table-cell>
        </table:table-row>
        <table:table-row table:style-name="ro1">
          <table:table-cell office:value-type="float" office:value="61.9313" calcext:value-type="float">
            <text:p>6.19E+01</text:p>
          </table:table-cell>
          <table:table-cell office:value-type="float" office:value="114.343" calcext:value-type="float">
            <text:p>1.14E+02</text:p>
          </table:table-cell>
          <table:table-cell table:formula="of:=[.C606]+0.2" office:value-type="float" office:value="121.000000000001" calcext:value-type="float">
            <text:p>121.000000000001</text:p>
          </table:table-cell>
        </table:table-row>
        <table:table-row table:style-name="ro1">
          <table:table-cell office:value-type="float" office:value="62.0275" calcext:value-type="float">
            <text:p>6.20E+01</text:p>
          </table:table-cell>
          <table:table-cell office:value-type="float" office:value="114.559" calcext:value-type="float">
            <text:p>1.15E+02</text:p>
          </table:table-cell>
          <table:table-cell table:formula="of:=[.C607]+0.2" office:value-type="float" office:value="121.200000000001" calcext:value-type="float">
            <text:p>121.200000000001</text:p>
          </table:table-cell>
        </table:table-row>
        <table:table-row table:style-name="ro1">
          <table:table-cell office:value-type="float" office:value="62.1238" calcext:value-type="float">
            <text:p>6.21E+01</text:p>
          </table:table-cell>
          <table:table-cell office:value-type="float" office:value="114.776" calcext:value-type="float">
            <text:p>1.15E+02</text:p>
          </table:table-cell>
          <table:table-cell table:formula="of:=[.C608]+0.2" office:value-type="float" office:value="121.400000000001" calcext:value-type="float">
            <text:p>121.400000000001</text:p>
          </table:table-cell>
        </table:table-row>
        <table:table-row table:style-name="ro1">
          <table:table-cell office:value-type="float" office:value="62.22" calcext:value-type="float">
            <text:p>6.22E+01</text:p>
          </table:table-cell>
          <table:table-cell office:value-type="float" office:value="114.992" calcext:value-type="float">
            <text:p>1.15E+02</text:p>
          </table:table-cell>
          <table:table-cell table:formula="of:=[.C609]+0.2" office:value-type="float" office:value="121.600000000001" calcext:value-type="float">
            <text:p>121.600000000001</text:p>
          </table:table-cell>
        </table:table-row>
        <table:table-row table:style-name="ro1">
          <table:table-cell office:value-type="float" office:value="62.3162" calcext:value-type="float">
            <text:p>6.23E+01</text:p>
          </table:table-cell>
          <table:table-cell office:value-type="float" office:value="115.209" calcext:value-type="float">
            <text:p>1.15E+02</text:p>
          </table:table-cell>
          <table:table-cell table:formula="of:=[.C610]+0.2" office:value-type="float" office:value="121.800000000001" calcext:value-type="float">
            <text:p>121.800000000001</text:p>
          </table:table-cell>
        </table:table-row>
        <table:table-row table:style-name="ro1">
          <table:table-cell office:value-type="float" office:value="62.4123" calcext:value-type="float">
            <text:p>6.24E+01</text:p>
          </table:table-cell>
          <table:table-cell office:value-type="float" office:value="115.425" calcext:value-type="float">
            <text:p>1.15E+02</text:p>
          </table:table-cell>
          <table:table-cell table:formula="of:=[.C611]+0.2" office:value-type="float" office:value="122.000000000001" calcext:value-type="float">
            <text:p>122.000000000001</text:p>
          </table:table-cell>
        </table:table-row>
        <table:table-row table:style-name="ro1">
          <table:table-cell office:value-type="float" office:value="62.5085" calcext:value-type="float">
            <text:p>6.25E+01</text:p>
          </table:table-cell>
          <table:table-cell office:value-type="float" office:value="115.642" calcext:value-type="float">
            <text:p>1.16E+02</text:p>
          </table:table-cell>
          <table:table-cell table:formula="of:=[.C612]+0.2" office:value-type="float" office:value="122.200000000001" calcext:value-type="float">
            <text:p>122.200000000001</text:p>
          </table:table-cell>
        </table:table-row>
        <table:table-row table:style-name="ro1">
          <table:table-cell office:value-type="float" office:value="62.6046" calcext:value-type="float">
            <text:p>6.26E+01</text:p>
          </table:table-cell>
          <table:table-cell office:value-type="float" office:value="115.858" calcext:value-type="float">
            <text:p>1.16E+02</text:p>
          </table:table-cell>
          <table:table-cell table:formula="of:=[.C613]+0.2" office:value-type="float" office:value="122.400000000001" calcext:value-type="float">
            <text:p>122.400000000001</text:p>
          </table:table-cell>
        </table:table-row>
        <table:table-row table:style-name="ro1">
          <table:table-cell office:value-type="float" office:value="62.7007" calcext:value-type="float">
            <text:p>6.27E+01</text:p>
          </table:table-cell>
          <table:table-cell office:value-type="float" office:value="116.074" calcext:value-type="float">
            <text:p>1.16E+02</text:p>
          </table:table-cell>
          <table:table-cell table:formula="of:=[.C614]+0.2" office:value-type="float" office:value="122.600000000001" calcext:value-type="float">
            <text:p>122.600000000001</text:p>
          </table:table-cell>
        </table:table-row>
        <table:table-row table:style-name="ro1">
          <table:table-cell office:value-type="float" office:value="62.7968" calcext:value-type="float">
            <text:p>6.28E+01</text:p>
          </table:table-cell>
          <table:table-cell office:value-type="float" office:value="116.29" calcext:value-type="float">
            <text:p>1.16E+02</text:p>
          </table:table-cell>
          <table:table-cell table:formula="of:=[.C615]+0.2" office:value-type="float" office:value="122.800000000001" calcext:value-type="float">
            <text:p>122.800000000001</text:p>
          </table:table-cell>
        </table:table-row>
        <table:table-row table:style-name="ro1">
          <table:table-cell office:value-type="float" office:value="62.8929" calcext:value-type="float">
            <text:p>6.29E+01</text:p>
          </table:table-cell>
          <table:table-cell office:value-type="float" office:value="116.506" calcext:value-type="float">
            <text:p>1.17E+02</text:p>
          </table:table-cell>
          <table:table-cell table:formula="of:=[.C616]+0.2" office:value-type="float" office:value="123.000000000001" calcext:value-type="float">
            <text:p>123.000000000001</text:p>
          </table:table-cell>
        </table:table-row>
        <table:table-row table:style-name="ro1">
          <table:table-cell office:value-type="float" office:value="62.9889" calcext:value-type="float">
            <text:p>6.30E+01</text:p>
          </table:table-cell>
          <table:table-cell office:value-type="float" office:value="116.723" calcext:value-type="float">
            <text:p>1.17E+02</text:p>
          </table:table-cell>
          <table:table-cell table:formula="of:=[.C617]+0.2" office:value-type="float" office:value="123.200000000001" calcext:value-type="float">
            <text:p>123.200000000001</text:p>
          </table:table-cell>
        </table:table-row>
        <table:table-row table:style-name="ro1">
          <table:table-cell office:value-type="float" office:value="63.0849" calcext:value-type="float">
            <text:p>6.31E+01</text:p>
          </table:table-cell>
          <table:table-cell office:value-type="float" office:value="116.939" calcext:value-type="float">
            <text:p>1.17E+02</text:p>
          </table:table-cell>
          <table:table-cell table:formula="of:=[.C618]+0.2" office:value-type="float" office:value="123.400000000001" calcext:value-type="float">
            <text:p>123.400000000001</text:p>
          </table:table-cell>
        </table:table-row>
        <table:table-row table:style-name="ro1">
          <table:table-cell office:value-type="float" office:value="63.1809" calcext:value-type="float">
            <text:p>6.32E+01</text:p>
          </table:table-cell>
          <table:table-cell office:value-type="float" office:value="117.155" calcext:value-type="float">
            <text:p>1.17E+02</text:p>
          </table:table-cell>
          <table:table-cell table:formula="of:=[.C619]+0.2" office:value-type="float" office:value="123.600000000001" calcext:value-type="float">
            <text:p>123.600000000001</text:p>
          </table:table-cell>
        </table:table-row>
        <table:table-row table:style-name="ro1">
          <table:table-cell office:value-type="float" office:value="63.2769" calcext:value-type="float">
            <text:p>6.33E+01</text:p>
          </table:table-cell>
          <table:table-cell office:value-type="float" office:value="117.37" calcext:value-type="float">
            <text:p>1.17E+02</text:p>
          </table:table-cell>
          <table:table-cell table:formula="of:=[.C620]+0.2" office:value-type="float" office:value="123.800000000001" calcext:value-type="float">
            <text:p>123.800000000001</text:p>
          </table:table-cell>
        </table:table-row>
        <table:table-row table:style-name="ro1">
          <table:table-cell office:value-type="float" office:value="63.3728" calcext:value-type="float">
            <text:p>6.34E+01</text:p>
          </table:table-cell>
          <table:table-cell office:value-type="float" office:value="117.586" calcext:value-type="float">
            <text:p>1.18E+02</text:p>
          </table:table-cell>
          <table:table-cell table:formula="of:=[.C621]+0.2" office:value-type="float" office:value="124.000000000001" calcext:value-type="float">
            <text:p>124.000000000001</text:p>
          </table:table-cell>
        </table:table-row>
        <table:table-row table:style-name="ro1">
          <table:table-cell office:value-type="float" office:value="63.4687" calcext:value-type="float">
            <text:p>6.35E+01</text:p>
          </table:table-cell>
          <table:table-cell office:value-type="float" office:value="117.802" calcext:value-type="float">
            <text:p>1.18E+02</text:p>
          </table:table-cell>
          <table:table-cell table:formula="of:=[.C622]+0.2" office:value-type="float" office:value="124.200000000001" calcext:value-type="float">
            <text:p>124.200000000001</text:p>
          </table:table-cell>
        </table:table-row>
        <table:table-row table:style-name="ro1">
          <table:table-cell office:value-type="float" office:value="63.5646" calcext:value-type="float">
            <text:p>6.36E+01</text:p>
          </table:table-cell>
          <table:table-cell office:value-type="float" office:value="118.018" calcext:value-type="float">
            <text:p>1.18E+02</text:p>
          </table:table-cell>
          <table:table-cell table:formula="of:=[.C623]+0.2" office:value-type="float" office:value="124.400000000001" calcext:value-type="float">
            <text:p>124.400000000001</text:p>
          </table:table-cell>
        </table:table-row>
        <table:table-row table:style-name="ro1">
          <table:table-cell office:value-type="float" office:value="63.6605" calcext:value-type="float">
            <text:p>6.37E+01</text:p>
          </table:table-cell>
          <table:table-cell office:value-type="float" office:value="118.234" calcext:value-type="float">
            <text:p>1.18E+02</text:p>
          </table:table-cell>
          <table:table-cell table:formula="of:=[.C624]+0.2" office:value-type="float" office:value="124.600000000001" calcext:value-type="float">
            <text:p>124.600000000001</text:p>
          </table:table-cell>
        </table:table-row>
        <table:table-row table:style-name="ro1">
          <table:table-cell office:value-type="float" office:value="63.7563" calcext:value-type="float">
            <text:p>6.38E+01</text:p>
          </table:table-cell>
          <table:table-cell office:value-type="float" office:value="118.449" calcext:value-type="float">
            <text:p>1.18E+02</text:p>
          </table:table-cell>
          <table:table-cell table:formula="of:=[.C625]+0.2" office:value-type="float" office:value="124.800000000001" calcext:value-type="float">
            <text:p>124.800000000001</text:p>
          </table:table-cell>
        </table:table-row>
        <table:table-row table:style-name="ro1">
          <table:table-cell office:value-type="float" office:value="63.8521" calcext:value-type="float">
            <text:p>6.39E+01</text:p>
          </table:table-cell>
          <table:table-cell office:value-type="float" office:value="118.665" calcext:value-type="float">
            <text:p>1.19E+02</text:p>
          </table:table-cell>
          <table:table-cell table:formula="of:=[.C626]+0.2" office:value-type="float" office:value="125.000000000001" calcext:value-type="float">
            <text:p>125.000000000001</text:p>
          </table:table-cell>
        </table:table-row>
        <table:table-row table:style-name="ro1">
          <table:table-cell office:value-type="float" office:value="63.9479" calcext:value-type="float">
            <text:p>6.39E+01</text:p>
          </table:table-cell>
          <table:table-cell office:value-type="float" office:value="118.88" calcext:value-type="float">
            <text:p>1.19E+02</text:p>
          </table:table-cell>
          <table:table-cell table:formula="of:=[.C627]+0.2" office:value-type="float" office:value="125.200000000001" calcext:value-type="float">
            <text:p>125.200000000001</text:p>
          </table:table-cell>
        </table:table-row>
        <table:table-row table:style-name="ro1">
          <table:table-cell office:value-type="float" office:value="64.0436" calcext:value-type="float">
            <text:p>6.40E+01</text:p>
          </table:table-cell>
          <table:table-cell office:value-type="float" office:value="119.096" calcext:value-type="float">
            <text:p>1.19E+02</text:p>
          </table:table-cell>
          <table:table-cell table:formula="of:=[.C628]+0.2" office:value-type="float" office:value="125.400000000001" calcext:value-type="float">
            <text:p>125.400000000001</text:p>
          </table:table-cell>
        </table:table-row>
        <table:table-row table:style-name="ro1">
          <table:table-cell office:value-type="float" office:value="64.1394" calcext:value-type="float">
            <text:p>6.41E+01</text:p>
          </table:table-cell>
          <table:table-cell office:value-type="float" office:value="119.311" calcext:value-type="float">
            <text:p>1.19E+02</text:p>
          </table:table-cell>
          <table:table-cell table:formula="of:=[.C629]+0.2" office:value-type="float" office:value="125.600000000001" calcext:value-type="float">
            <text:p>125.600000000001</text:p>
          </table:table-cell>
        </table:table-row>
        <table:table-row table:style-name="ro1">
          <table:table-cell office:value-type="float" office:value="64.2351" calcext:value-type="float">
            <text:p>6.42E+01</text:p>
          </table:table-cell>
          <table:table-cell office:value-type="float" office:value="119.526" calcext:value-type="float">
            <text:p>1.20E+02</text:p>
          </table:table-cell>
          <table:table-cell table:formula="of:=[.C630]+0.2" office:value-type="float" office:value="125.800000000001" calcext:value-type="float">
            <text:p>125.800000000001</text:p>
          </table:table-cell>
        </table:table-row>
        <table:table-row table:style-name="ro1">
          <table:table-cell office:value-type="float" office:value="64.3307" calcext:value-type="float">
            <text:p>6.43E+01</text:p>
          </table:table-cell>
          <table:table-cell office:value-type="float" office:value="119.742" calcext:value-type="float">
            <text:p>1.20E+02</text:p>
          </table:table-cell>
          <table:table-cell table:formula="of:=[.C631]+0.2" office:value-type="float" office:value="126.000000000001" calcext:value-type="float">
            <text:p>126.000000000001</text:p>
          </table:table-cell>
        </table:table-row>
        <table:table-row table:style-name="ro1">
          <table:table-cell office:value-type="float" office:value="64.4264" calcext:value-type="float">
            <text:p>6.44E+01</text:p>
          </table:table-cell>
          <table:table-cell office:value-type="float" office:value="119.957" calcext:value-type="float">
            <text:p>1.20E+02</text:p>
          </table:table-cell>
          <table:table-cell table:formula="of:=[.C632]+0.2" office:value-type="float" office:value="126.200000000001" calcext:value-type="float">
            <text:p>126.200000000001</text:p>
          </table:table-cell>
        </table:table-row>
        <table:table-row table:style-name="ro1">
          <table:table-cell office:value-type="float" office:value="64.522" calcext:value-type="float">
            <text:p>6.45E+01</text:p>
          </table:table-cell>
          <table:table-cell office:value-type="float" office:value="120.172" calcext:value-type="float">
            <text:p>1.20E+02</text:p>
          </table:table-cell>
          <table:table-cell table:formula="of:=[.C633]+0.2" office:value-type="float" office:value="126.400000000001" calcext:value-type="float">
            <text:p>126.400000000001</text:p>
          </table:table-cell>
        </table:table-row>
        <table:table-row table:style-name="ro1">
          <table:table-cell office:value-type="float" office:value="64.6176" calcext:value-type="float">
            <text:p>6.46E+01</text:p>
          </table:table-cell>
          <table:table-cell office:value-type="float" office:value="120.387" calcext:value-type="float">
            <text:p>1.20E+02</text:p>
          </table:table-cell>
          <table:table-cell table:formula="of:=[.C634]+0.2" office:value-type="float" office:value="126.600000000001" calcext:value-type="float">
            <text:p>126.600000000001</text:p>
          </table:table-cell>
        </table:table-row>
        <table:table-row table:style-name="ro1">
          <table:table-cell office:value-type="float" office:value="64.7131" calcext:value-type="float">
            <text:p>6.47E+01</text:p>
          </table:table-cell>
          <table:table-cell office:value-type="float" office:value="120.602" calcext:value-type="float">
            <text:p>1.21E+02</text:p>
          </table:table-cell>
          <table:table-cell table:formula="of:=[.C635]+0.2" office:value-type="float" office:value="126.800000000001" calcext:value-type="float">
            <text:p>126.800000000001</text:p>
          </table:table-cell>
        </table:table-row>
        <table:table-row table:style-name="ro1">
          <table:table-cell office:value-type="float" office:value="64.8086" calcext:value-type="float">
            <text:p>6.48E+01</text:p>
          </table:table-cell>
          <table:table-cell office:value-type="float" office:value="120.817" calcext:value-type="float">
            <text:p>1.21E+02</text:p>
          </table:table-cell>
          <table:table-cell table:formula="of:=[.C636]+0.2" office:value-type="float" office:value="127.000000000001" calcext:value-type="float">
            <text:p>127.000000000001</text:p>
          </table:table-cell>
        </table:table-row>
        <table:table-row table:style-name="ro1">
          <table:table-cell office:value-type="float" office:value="64.9041" calcext:value-type="float">
            <text:p>6.49E+01</text:p>
          </table:table-cell>
          <table:table-cell office:value-type="float" office:value="121.032" calcext:value-type="float">
            <text:p>1.21E+02</text:p>
          </table:table-cell>
          <table:table-cell table:formula="of:=[.C637]+0.2" office:value-type="float" office:value="127.200000000001" calcext:value-type="float">
            <text:p>127.200000000001</text:p>
          </table:table-cell>
        </table:table-row>
        <table:table-row table:style-name="ro1">
          <table:table-cell office:value-type="float" office:value="64.9996" calcext:value-type="float">
            <text:p>6.50E+01</text:p>
          </table:table-cell>
          <table:table-cell office:value-type="float" office:value="121.247" calcext:value-type="float">
            <text:p>1.21E+02</text:p>
          </table:table-cell>
          <table:table-cell table:formula="of:=[.C638]+0.2" office:value-type="float" office:value="127.400000000001" calcext:value-type="float">
            <text:p>127.400000000001</text:p>
          </table:table-cell>
        </table:table-row>
        <table:table-row table:style-name="ro1">
          <table:table-cell office:value-type="float" office:value="65.095" calcext:value-type="float">
            <text:p>6.51E+01</text:p>
          </table:table-cell>
          <table:table-cell office:value-type="float" office:value="121.461" calcext:value-type="float">
            <text:p>1.21E+02</text:p>
          </table:table-cell>
          <table:table-cell table:formula="of:=[.C639]+0.2" office:value-type="float" office:value="127.600000000001" calcext:value-type="float">
            <text:p>127.600000000001</text:p>
          </table:table-cell>
        </table:table-row>
        <table:table-row table:style-name="ro1">
          <table:table-cell office:value-type="float" office:value="65.1904" calcext:value-type="float">
            <text:p>6.52E+01</text:p>
          </table:table-cell>
          <table:table-cell office:value-type="float" office:value="121.676" calcext:value-type="float">
            <text:p>1.22E+02</text:p>
          </table:table-cell>
          <table:table-cell table:formula="of:=[.C640]+0.2" office:value-type="float" office:value="127.800000000001" calcext:value-type="float">
            <text:p>127.800000000001</text:p>
          </table:table-cell>
        </table:table-row>
        <table:table-row table:style-name="ro1">
          <table:table-cell office:value-type="float" office:value="65.2857" calcext:value-type="float">
            <text:p>6.53E+01</text:p>
          </table:table-cell>
          <table:table-cell office:value-type="float" office:value="121.891" calcext:value-type="float">
            <text:p>1.22E+02</text:p>
          </table:table-cell>
          <table:table-cell table:formula="of:=[.C641]+0.2" office:value-type="float" office:value="128.000000000001" calcext:value-type="float">
            <text:p>128.000000000001</text:p>
          </table:table-cell>
        </table:table-row>
        <table:table-row table:style-name="ro1">
          <table:table-cell office:value-type="float" office:value="65.3811" calcext:value-type="float">
            <text:p>6.54E+01</text:p>
          </table:table-cell>
          <table:table-cell office:value-type="float" office:value="122.105" calcext:value-type="float">
            <text:p>1.22E+02</text:p>
          </table:table-cell>
          <table:table-cell table:formula="of:=[.C642]+0.2" office:value-type="float" office:value="128.200000000001" calcext:value-type="float">
            <text:p>128.200000000001</text:p>
          </table:table-cell>
        </table:table-row>
        <table:table-row table:style-name="ro1">
          <table:table-cell office:value-type="float" office:value="65.4763" calcext:value-type="float">
            <text:p>6.55E+01</text:p>
          </table:table-cell>
          <table:table-cell office:value-type="float" office:value="122.319" calcext:value-type="float">
            <text:p>1.22E+02</text:p>
          </table:table-cell>
          <table:table-cell table:formula="of:=[.C643]+0.2" office:value-type="float" office:value="128.400000000001" calcext:value-type="float">
            <text:p>128.400000000001</text:p>
          </table:table-cell>
        </table:table-row>
        <table:table-row table:style-name="ro1">
          <table:table-cell office:value-type="float" office:value="65.5716" calcext:value-type="float">
            <text:p>6.56E+01</text:p>
          </table:table-cell>
          <table:table-cell office:value-type="float" office:value="122.534" calcext:value-type="float">
            <text:p>1.23E+02</text:p>
          </table:table-cell>
          <table:table-cell table:formula="of:=[.C644]+0.2" office:value-type="float" office:value="128.600000000001" calcext:value-type="float">
            <text:p>128.600000000001</text:p>
          </table:table-cell>
        </table:table-row>
        <table:table-row table:style-name="ro1">
          <table:table-cell office:value-type="float" office:value="65.6668" calcext:value-type="float">
            <text:p>6.57E+01</text:p>
          </table:table-cell>
          <table:table-cell office:value-type="float" office:value="122.748" calcext:value-type="float">
            <text:p>1.23E+02</text:p>
          </table:table-cell>
          <table:table-cell table:formula="of:=[.C645]+0.2" office:value-type="float" office:value="128.800000000001" calcext:value-type="float">
            <text:p>128.800000000001</text:p>
          </table:table-cell>
        </table:table-row>
        <table:table-row table:style-name="ro1">
          <table:table-cell office:value-type="float" office:value="65.762" calcext:value-type="float">
            <text:p>6.58E+01</text:p>
          </table:table-cell>
          <table:table-cell office:value-type="float" office:value="122.962" calcext:value-type="float">
            <text:p>1.23E+02</text:p>
          </table:table-cell>
          <table:table-cell table:formula="of:=[.C646]+0.2" office:value-type="float" office:value="129.000000000001" calcext:value-type="float">
            <text:p>129.000000000001</text:p>
          </table:table-cell>
        </table:table-row>
        <table:table-row table:style-name="ro1">
          <table:table-cell office:value-type="float" office:value="65.8572" calcext:value-type="float">
            <text:p>6.59E+01</text:p>
          </table:table-cell>
          <table:table-cell office:value-type="float" office:value="123.176" calcext:value-type="float">
            <text:p>1.23E+02</text:p>
          </table:table-cell>
          <table:table-cell table:formula="of:=[.C647]+0.2" office:value-type="float" office:value="129.200000000001" calcext:value-type="float">
            <text:p>129.200000000001</text:p>
          </table:table-cell>
        </table:table-row>
        <table:table-row table:style-name="ro1">
          <table:table-cell office:value-type="float" office:value="65.9523" calcext:value-type="float">
            <text:p>6.60E+01</text:p>
          </table:table-cell>
          <table:table-cell office:value-type="float" office:value="123.39" calcext:value-type="float">
            <text:p>1.23E+02</text:p>
          </table:table-cell>
          <table:table-cell table:formula="of:=[.C648]+0.2" office:value-type="float" office:value="129.400000000001" calcext:value-type="float">
            <text:p>129.400000000001</text:p>
          </table:table-cell>
        </table:table-row>
        <table:table-row table:style-name="ro1">
          <table:table-cell office:value-type="float" office:value="66.0474" calcext:value-type="float">
            <text:p>6.60E+01</text:p>
          </table:table-cell>
          <table:table-cell office:value-type="float" office:value="123.604" calcext:value-type="float">
            <text:p>1.24E+02</text:p>
          </table:table-cell>
          <table:table-cell table:formula="of:=[.C649]+0.2" office:value-type="float" office:value="129.600000000001" calcext:value-type="float">
            <text:p>129.600000000001</text:p>
          </table:table-cell>
        </table:table-row>
        <table:table-row table:style-name="ro1">
          <table:table-cell office:value-type="float" office:value="66.1424" calcext:value-type="float">
            <text:p>6.61E+01</text:p>
          </table:table-cell>
          <table:table-cell office:value-type="float" office:value="123.818" calcext:value-type="float">
            <text:p>1.24E+02</text:p>
          </table:table-cell>
          <table:table-cell table:formula="of:=[.C650]+0.2" office:value-type="float" office:value="129.800000000001" calcext:value-type="float">
            <text:p>129.800000000001</text:p>
          </table:table-cell>
        </table:table-row>
        <table:table-row table:style-name="ro1">
          <table:table-cell office:value-type="float" office:value="66.2374" calcext:value-type="float">
            <text:p>6.62E+01</text:p>
          </table:table-cell>
          <table:table-cell office:value-type="float" office:value="124.032" calcext:value-type="float">
            <text:p>1.24E+02</text:p>
          </table:table-cell>
          <table:table-cell table:formula="of:=[.C651]+0.2" office:value-type="float" office:value="130.000000000001" calcext:value-type="float">
            <text:p>130.000000000001</text:p>
          </table:table-cell>
        </table:table-row>
        <table:table-row table:style-name="ro1">
          <table:table-cell office:value-type="float" office:value="66.3324" calcext:value-type="float">
            <text:p>6.63E+01</text:p>
          </table:table-cell>
          <table:table-cell office:value-type="float" office:value="124.246" calcext:value-type="float">
            <text:p>1.24E+02</text:p>
          </table:table-cell>
          <table:table-cell table:formula="of:=[.C652]+0.2" office:value-type="float" office:value="130.200000000001" calcext:value-type="float">
            <text:p>130.200000000001</text:p>
          </table:table-cell>
        </table:table-row>
        <table:table-row table:style-name="ro1">
          <table:table-cell office:value-type="float" office:value="66.4273" calcext:value-type="float">
            <text:p>6.64E+01</text:p>
          </table:table-cell>
          <table:table-cell office:value-type="float" office:value="124.459" calcext:value-type="float">
            <text:p>1.24E+02</text:p>
          </table:table-cell>
          <table:table-cell table:formula="of:=[.C653]+0.2" office:value-type="float" office:value="130.400000000001" calcext:value-type="float">
            <text:p>130.400000000001</text:p>
          </table:table-cell>
        </table:table-row>
        <table:table-row table:style-name="ro1">
          <table:table-cell office:value-type="float" office:value="66.5222" calcext:value-type="float">
            <text:p>6.65E+01</text:p>
          </table:table-cell>
          <table:table-cell office:value-type="float" office:value="124.673" calcext:value-type="float">
            <text:p>1.25E+02</text:p>
          </table:table-cell>
          <table:table-cell table:formula="of:=[.C654]+0.2" office:value-type="float" office:value="130.600000000001" calcext:value-type="float">
            <text:p>130.600000000001</text:p>
          </table:table-cell>
        </table:table-row>
        <table:table-row table:style-name="ro1">
          <table:table-cell office:value-type="float" office:value="66.6171" calcext:value-type="float">
            <text:p>6.66E+01</text:p>
          </table:table-cell>
          <table:table-cell office:value-type="float" office:value="124.886" calcext:value-type="float">
            <text:p>1.25E+02</text:p>
          </table:table-cell>
          <table:table-cell table:formula="of:=[.C655]+0.2" office:value-type="float" office:value="130.800000000001" calcext:value-type="float">
            <text:p>130.800000000001</text:p>
          </table:table-cell>
        </table:table-row>
        <table:table-row table:style-name="ro1">
          <table:table-cell office:value-type="float" office:value="66.7119" calcext:value-type="float">
            <text:p>6.67E+01</text:p>
          </table:table-cell>
          <table:table-cell office:value-type="float" office:value="125.1" calcext:value-type="float">
            <text:p>1.25E+02</text:p>
          </table:table-cell>
          <table:table-cell table:formula="of:=[.C656]+0.2" office:value-type="float" office:value="131.000000000001" calcext:value-type="float">
            <text:p>131.000000000001</text:p>
          </table:table-cell>
        </table:table-row>
        <table:table-row table:style-name="ro1">
          <table:table-cell office:value-type="float" office:value="66.8067" calcext:value-type="float">
            <text:p>6.68E+01</text:p>
          </table:table-cell>
          <table:table-cell office:value-type="float" office:value="125.313" calcext:value-type="float">
            <text:p>1.25E+02</text:p>
          </table:table-cell>
          <table:table-cell table:formula="of:=[.C657]+0.2" office:value-type="float" office:value="131.200000000001" calcext:value-type="float">
            <text:p>131.200000000001</text:p>
          </table:table-cell>
        </table:table-row>
        <table:table-row table:style-name="ro1">
          <table:table-cell office:value-type="float" office:value="66.9015" calcext:value-type="float">
            <text:p>6.69E+01</text:p>
          </table:table-cell>
          <table:table-cell office:value-type="float" office:value="125.526" calcext:value-type="float">
            <text:p>1.26E+02</text:p>
          </table:table-cell>
          <table:table-cell table:formula="of:=[.C658]+0.2" office:value-type="float" office:value="131.400000000001" calcext:value-type="float">
            <text:p>131.400000000001</text:p>
          </table:table-cell>
        </table:table-row>
        <table:table-row table:style-name="ro1">
          <table:table-cell office:value-type="float" office:value="66.9962" calcext:value-type="float">
            <text:p>6.70E+01</text:p>
          </table:table-cell>
          <table:table-cell office:value-type="float" office:value="125.739" calcext:value-type="float">
            <text:p>1.26E+02</text:p>
          </table:table-cell>
          <table:table-cell table:formula="of:=[.C659]+0.2" office:value-type="float" office:value="131.600000000001" calcext:value-type="float">
            <text:p>131.600000000001</text:p>
          </table:table-cell>
        </table:table-row>
        <table:table-row table:style-name="ro1">
          <table:table-cell office:value-type="float" office:value="67.0908" calcext:value-type="float">
            <text:p>6.71E+01</text:p>
          </table:table-cell>
          <table:table-cell office:value-type="float" office:value="125.952" calcext:value-type="float">
            <text:p>1.26E+02</text:p>
          </table:table-cell>
          <table:table-cell table:formula="of:=[.C660]+0.2" office:value-type="float" office:value="131.800000000001" calcext:value-type="float">
            <text:p>131.800000000001</text:p>
          </table:table-cell>
        </table:table-row>
        <table:table-row table:style-name="ro1">
          <table:table-cell office:value-type="float" office:value="67.1854" calcext:value-type="float">
            <text:p>6.72E+01</text:p>
          </table:table-cell>
          <table:table-cell office:value-type="float" office:value="126.165" calcext:value-type="float">
            <text:p>1.26E+02</text:p>
          </table:table-cell>
          <table:table-cell table:formula="of:=[.C661]+0.2" office:value-type="float" office:value="132.000000000001" calcext:value-type="float">
            <text:p>132.000000000001</text:p>
          </table:table-cell>
        </table:table-row>
        <table:table-row table:style-name="ro1">
          <table:table-cell office:value-type="float" office:value="67.28" calcext:value-type="float">
            <text:p>6.73E+01</text:p>
          </table:table-cell>
          <table:table-cell office:value-type="float" office:value="126.378" calcext:value-type="float">
            <text:p>1.26E+02</text:p>
          </table:table-cell>
          <table:table-cell table:formula="of:=[.C662]+0.2" office:value-type="float" office:value="132.200000000001" calcext:value-type="float">
            <text:p>132.200000000001</text:p>
          </table:table-cell>
        </table:table-row>
        <table:table-row table:style-name="ro1">
          <table:table-cell office:value-type="float" office:value="67.3746" calcext:value-type="float">
            <text:p>6.74E+01</text:p>
          </table:table-cell>
          <table:table-cell office:value-type="float" office:value="126.591" calcext:value-type="float">
            <text:p>1.27E+02</text:p>
          </table:table-cell>
          <table:table-cell table:formula="of:=[.C663]+0.2" office:value-type="float" office:value="132.400000000001" calcext:value-type="float">
            <text:p>132.400000000001</text:p>
          </table:table-cell>
        </table:table-row>
        <table:table-row table:style-name="ro1">
          <table:table-cell office:value-type="float" office:value="67.4691" calcext:value-type="float">
            <text:p>6.75E+01</text:p>
          </table:table-cell>
          <table:table-cell office:value-type="float" office:value="126.803" calcext:value-type="float">
            <text:p>1.27E+02</text:p>
          </table:table-cell>
          <table:table-cell table:formula="of:=[.C664]+0.2" office:value-type="float" office:value="132.600000000001" calcext:value-type="float">
            <text:p>132.600000000001</text:p>
          </table:table-cell>
        </table:table-row>
        <table:table-row table:style-name="ro1">
          <table:table-cell office:value-type="float" office:value="67.5635" calcext:value-type="float">
            <text:p>6.76E+01</text:p>
          </table:table-cell>
          <table:table-cell office:value-type="float" office:value="127.016" calcext:value-type="float">
            <text:p>1.27E+02</text:p>
          </table:table-cell>
          <table:table-cell table:formula="of:=[.C665]+0.2" office:value-type="float" office:value="132.800000000001" calcext:value-type="float">
            <text:p>132.800000000001</text:p>
          </table:table-cell>
        </table:table-row>
        <table:table-row table:style-name="ro1">
          <table:table-cell office:value-type="float" office:value="67.658" calcext:value-type="float">
            <text:p>6.77E+01</text:p>
          </table:table-cell>
          <table:table-cell office:value-type="float" office:value="127.228" calcext:value-type="float">
            <text:p>1.27E+02</text:p>
          </table:table-cell>
          <table:table-cell table:formula="of:=[.C666]+0.2" office:value-type="float" office:value="133.000000000001" calcext:value-type="float">
            <text:p>133.000000000001</text:p>
          </table:table-cell>
        </table:table-row>
        <table:table-row table:style-name="ro1">
          <table:table-cell office:value-type="float" office:value="67.7523" calcext:value-type="float">
            <text:p>6.78E+01</text:p>
          </table:table-cell>
          <table:table-cell office:value-type="float" office:value="127.441" calcext:value-type="float">
            <text:p>1.27E+02</text:p>
          </table:table-cell>
          <table:table-cell table:formula="of:=[.C667]+0.2" office:value-type="float" office:value="133.200000000001" calcext:value-type="float">
            <text:p>133.200000000001</text:p>
          </table:table-cell>
        </table:table-row>
        <table:table-row table:style-name="ro1">
          <table:table-cell office:value-type="float" office:value="67.8467" calcext:value-type="float">
            <text:p>6.78E+01</text:p>
          </table:table-cell>
          <table:table-cell office:value-type="float" office:value="127.653" calcext:value-type="float">
            <text:p>1.28E+02</text:p>
          </table:table-cell>
          <table:table-cell table:formula="of:=[.C668]+0.2" office:value-type="float" office:value="133.400000000001" calcext:value-type="float">
            <text:p>133.400000000001</text:p>
          </table:table-cell>
        </table:table-row>
        <table:table-row table:style-name="ro1">
          <table:table-cell office:value-type="float" office:value="67.941" calcext:value-type="float">
            <text:p>6.79E+01</text:p>
          </table:table-cell>
          <table:table-cell office:value-type="float" office:value="127.865" calcext:value-type="float">
            <text:p>1.28E+02</text:p>
          </table:table-cell>
          <table:table-cell table:formula="of:=[.C669]+0.2" office:value-type="float" office:value="133.600000000001" calcext:value-type="float">
            <text:p>133.600000000001</text:p>
          </table:table-cell>
        </table:table-row>
        <table:table-row table:style-name="ro1">
          <table:table-cell office:value-type="float" office:value="68.0352" calcext:value-type="float">
            <text:p>6.80E+01</text:p>
          </table:table-cell>
          <table:table-cell office:value-type="float" office:value="128.077" calcext:value-type="float">
            <text:p>1.28E+02</text:p>
          </table:table-cell>
          <table:table-cell table:formula="of:=[.C670]+0.2" office:value-type="float" office:value="133.800000000001" calcext:value-type="float">
            <text:p>133.800000000001</text:p>
          </table:table-cell>
        </table:table-row>
        <table:table-row table:style-name="ro1">
          <table:table-cell office:value-type="float" office:value="68.1294" calcext:value-type="float">
            <text:p>6.81E+01</text:p>
          </table:table-cell>
          <table:table-cell office:value-type="float" office:value="128.289" calcext:value-type="float">
            <text:p>1.28E+02</text:p>
          </table:table-cell>
          <table:table-cell table:formula="of:=[.C671]+0.2" office:value-type="float" office:value="134.000000000001" calcext:value-type="float">
            <text:p>134.000000000001</text:p>
          </table:table-cell>
        </table:table-row>
        <table:table-row table:style-name="ro1">
          <table:table-cell office:value-type="float" office:value="68.2236" calcext:value-type="float">
            <text:p>6.82E+01</text:p>
          </table:table-cell>
          <table:table-cell office:value-type="float" office:value="128.501" calcext:value-type="float">
            <text:p>1.29E+02</text:p>
          </table:table-cell>
          <table:table-cell table:formula="of:=[.C672]+0.2" office:value-type="float" office:value="134.200000000001" calcext:value-type="float">
            <text:p>134.200000000001</text:p>
          </table:table-cell>
        </table:table-row>
        <table:table-row table:style-name="ro1">
          <table:table-cell office:value-type="float" office:value="68.3177" calcext:value-type="float">
            <text:p>6.83E+01</text:p>
          </table:table-cell>
          <table:table-cell office:value-type="float" office:value="128.713" calcext:value-type="float">
            <text:p>1.29E+02</text:p>
          </table:table-cell>
          <table:table-cell table:formula="of:=[.C673]+0.2" office:value-type="float" office:value="134.400000000001" calcext:value-type="float">
            <text:p>134.400000000001</text:p>
          </table:table-cell>
        </table:table-row>
        <table:table-row table:style-name="ro1">
          <table:table-cell office:value-type="float" office:value="68.4118" calcext:value-type="float">
            <text:p>6.84E+01</text:p>
          </table:table-cell>
          <table:table-cell office:value-type="float" office:value="128.924" calcext:value-type="float">
            <text:p>1.29E+02</text:p>
          </table:table-cell>
          <table:table-cell table:formula="of:=[.C674]+0.2" office:value-type="float" office:value="134.600000000001" calcext:value-type="float">
            <text:p>134.600000000001</text:p>
          </table:table-cell>
        </table:table-row>
        <table:table-row table:style-name="ro1">
          <table:table-cell office:value-type="float" office:value="68.5058" calcext:value-type="float">
            <text:p>6.85E+01</text:p>
          </table:table-cell>
          <table:table-cell office:value-type="float" office:value="129.136" calcext:value-type="float">
            <text:p>1.29E+02</text:p>
          </table:table-cell>
          <table:table-cell table:formula="of:=[.C675]+0.2" office:value-type="float" office:value="134.800000000001" calcext:value-type="float">
            <text:p>134.800000000001</text:p>
          </table:table-cell>
        </table:table-row>
        <table:table-row table:style-name="ro1">
          <table:table-cell office:value-type="float" office:value="68.5998" calcext:value-type="float">
            <text:p>6.86E+01</text:p>
          </table:table-cell>
          <table:table-cell office:value-type="float" office:value="129.347" calcext:value-type="float">
            <text:p>1.29E+02</text:p>
          </table:table-cell>
          <table:table-cell table:formula="of:=[.C676]+0.2" office:value-type="float" office:value="135.000000000001" calcext:value-type="float">
            <text:p>135.000000000001</text:p>
          </table:table-cell>
        </table:table-row>
        <table:table-row table:style-name="ro1">
          <table:table-cell office:value-type="float" office:value="68.6937" calcext:value-type="float">
            <text:p>6.87E+01</text:p>
          </table:table-cell>
          <table:table-cell office:value-type="float" office:value="129.559" calcext:value-type="float">
            <text:p>1.30E+02</text:p>
          </table:table-cell>
          <table:table-cell table:formula="of:=[.C677]+0.2" office:value-type="float" office:value="135.200000000001" calcext:value-type="float">
            <text:p>135.200000000001</text:p>
          </table:table-cell>
        </table:table-row>
        <table:table-row table:style-name="ro1">
          <table:table-cell office:value-type="float" office:value="68.7876" calcext:value-type="float">
            <text:p>6.88E+01</text:p>
          </table:table-cell>
          <table:table-cell office:value-type="float" office:value="129.77" calcext:value-type="float">
            <text:p>1.30E+02</text:p>
          </table:table-cell>
          <table:table-cell table:formula="of:=[.C678]+0.2" office:value-type="float" office:value="135.400000000001" calcext:value-type="float">
            <text:p>135.400000000001</text:p>
          </table:table-cell>
        </table:table-row>
        <table:table-row table:style-name="ro1">
          <table:table-cell office:value-type="float" office:value="68.8815" calcext:value-type="float">
            <text:p>6.89E+01</text:p>
          </table:table-cell>
          <table:table-cell office:value-type="float" office:value="129.981" calcext:value-type="float">
            <text:p>1.30E+02</text:p>
          </table:table-cell>
          <table:table-cell table:formula="of:=[.C679]+0.2" office:value-type="float" office:value="135.600000000001" calcext:value-type="float">
            <text:p>135.600000000001</text:p>
          </table:table-cell>
        </table:table-row>
        <table:table-row table:style-name="ro1">
          <table:table-cell office:value-type="float" office:value="68.9753" calcext:value-type="float">
            <text:p>6.90E+01</text:p>
          </table:table-cell>
          <table:table-cell office:value-type="float" office:value="130.192" calcext:value-type="float">
            <text:p>1.30E+02</text:p>
          </table:table-cell>
          <table:table-cell table:formula="of:=[.C680]+0.2" office:value-type="float" office:value="135.800000000001" calcext:value-type="float">
            <text:p>135.800000000001</text:p>
          </table:table-cell>
        </table:table-row>
        <table:table-row table:style-name="ro1">
          <table:table-cell office:value-type="float" office:value="69.069" calcext:value-type="float">
            <text:p>6.91E+01</text:p>
          </table:table-cell>
          <table:table-cell office:value-type="float" office:value="130.403" calcext:value-type="float">
            <text:p>1.30E+02</text:p>
          </table:table-cell>
          <table:table-cell table:formula="of:=[.C681]+0.2" office:value-type="float" office:value="136.000000000001" calcext:value-type="float">
            <text:p>136.000000000001</text:p>
          </table:table-cell>
        </table:table-row>
        <table:table-row table:style-name="ro1">
          <table:table-cell office:value-type="float" office:value="69.1628" calcext:value-type="float">
            <text:p>6.92E+01</text:p>
          </table:table-cell>
          <table:table-cell office:value-type="float" office:value="130.614" calcext:value-type="float">
            <text:p>1.31E+02</text:p>
          </table:table-cell>
          <table:table-cell table:formula="of:=[.C682]+0.2" office:value-type="float" office:value="136.200000000001" calcext:value-type="float">
            <text:p>136.200000000001</text:p>
          </table:table-cell>
        </table:table-row>
        <table:table-row table:style-name="ro1">
          <table:table-cell office:value-type="float" office:value="69.2564" calcext:value-type="float">
            <text:p>6.93E+01</text:p>
          </table:table-cell>
          <table:table-cell office:value-type="float" office:value="130.825" calcext:value-type="float">
            <text:p>1.31E+02</text:p>
          </table:table-cell>
          <table:table-cell table:formula="of:=[.C683]+0.2" office:value-type="float" office:value="136.400000000001" calcext:value-type="float">
            <text:p>136.400000000001</text:p>
          </table:table-cell>
        </table:table-row>
        <table:table-row table:style-name="ro1">
          <table:table-cell office:value-type="float" office:value="69.35" calcext:value-type="float">
            <text:p>6.94E+01</text:p>
          </table:table-cell>
          <table:table-cell office:value-type="float" office:value="131.036" calcext:value-type="float">
            <text:p>1.31E+02</text:p>
          </table:table-cell>
          <table:table-cell table:formula="of:=[.C684]+0.2" office:value-type="float" office:value="136.600000000001" calcext:value-type="float">
            <text:p>136.600000000001</text:p>
          </table:table-cell>
        </table:table-row>
        <table:table-row table:style-name="ro1">
          <table:table-cell office:value-type="float" office:value="69.4436" calcext:value-type="float">
            <text:p>6.94E+01</text:p>
          </table:table-cell>
          <table:table-cell office:value-type="float" office:value="131.246" calcext:value-type="float">
            <text:p>1.31E+02</text:p>
          </table:table-cell>
          <table:table-cell table:formula="of:=[.C685]+0.2" office:value-type="float" office:value="136.800000000001" calcext:value-type="float">
            <text:p>136.800000000001</text:p>
          </table:table-cell>
        </table:table-row>
        <table:table-row table:style-name="ro1">
          <table:table-cell office:value-type="float" office:value="69.5371" calcext:value-type="float">
            <text:p>6.95E+01</text:p>
          </table:table-cell>
          <table:table-cell office:value-type="float" office:value="131.456" calcext:value-type="float">
            <text:p>1.31E+02</text:p>
          </table:table-cell>
          <table:table-cell table:formula="of:=[.C686]+0.2" office:value-type="float" office:value="137.000000000001" calcext:value-type="float">
            <text:p>137.000000000001</text:p>
          </table:table-cell>
        </table:table-row>
        <table:table-row table:style-name="ro1">
          <table:table-cell office:value-type="float" office:value="69.6306" calcext:value-type="float">
            <text:p>6.96E+01</text:p>
          </table:table-cell>
          <table:table-cell office:value-type="float" office:value="131.667" calcext:value-type="float">
            <text:p>1.32E+02</text:p>
          </table:table-cell>
          <table:table-cell table:formula="of:=[.C687]+0.2" office:value-type="float" office:value="137.200000000001" calcext:value-type="float">
            <text:p>137.200000000001</text:p>
          </table:table-cell>
        </table:table-row>
        <table:table-row table:style-name="ro1">
          <table:table-cell office:value-type="float" office:value="69.724" calcext:value-type="float">
            <text:p>6.97E+01</text:p>
          </table:table-cell>
          <table:table-cell office:value-type="float" office:value="131.877" calcext:value-type="float">
            <text:p>1.32E+02</text:p>
          </table:table-cell>
          <table:table-cell table:formula="of:=[.C688]+0.2" office:value-type="float" office:value="137.400000000001" calcext:value-type="float">
            <text:p>137.400000000001</text:p>
          </table:table-cell>
        </table:table-row>
        <table:table-row table:style-name="ro1">
          <table:table-cell office:value-type="float" office:value="69.8173" calcext:value-type="float">
            <text:p>6.98E+01</text:p>
          </table:table-cell>
          <table:table-cell office:value-type="float" office:value="132.087" calcext:value-type="float">
            <text:p>1.32E+02</text:p>
          </table:table-cell>
          <table:table-cell table:formula="of:=[.C689]+0.2" office:value-type="float" office:value="137.600000000001" calcext:value-type="float">
            <text:p>137.600000000001</text:p>
          </table:table-cell>
        </table:table-row>
        <table:table-row table:style-name="ro1">
          <table:table-cell office:value-type="float" office:value="69.9106" calcext:value-type="float">
            <text:p>6.99E+01</text:p>
          </table:table-cell>
          <table:table-cell office:value-type="float" office:value="132.297" calcext:value-type="float">
            <text:p>1.32E+02</text:p>
          </table:table-cell>
          <table:table-cell table:formula="of:=[.C690]+0.2" office:value-type="float" office:value="137.800000000001" calcext:value-type="float">
            <text:p>137.800000000001</text:p>
          </table:table-cell>
        </table:table-row>
        <table:table-row table:style-name="ro1">
          <table:table-cell office:value-type="float" office:value="70.0039" calcext:value-type="float">
            <text:p>7.00E+01</text:p>
          </table:table-cell>
          <table:table-cell office:value-type="float" office:value="132.507" calcext:value-type="float">
            <text:p>1.33E+02</text:p>
          </table:table-cell>
          <table:table-cell table:formula="of:=[.C691]+0.2" office:value-type="float" office:value="138.000000000001" calcext:value-type="float">
            <text:p>138.000000000001</text:p>
          </table:table-cell>
        </table:table-row>
        <table:table-row table:style-name="ro1">
          <table:table-cell office:value-type="float" office:value="70.0971" calcext:value-type="float">
            <text:p>7.01E+01</text:p>
          </table:table-cell>
          <table:table-cell office:value-type="float" office:value="132.717" calcext:value-type="float">
            <text:p>1.33E+02</text:p>
          </table:table-cell>
          <table:table-cell table:formula="of:=[.C692]+0.2" office:value-type="float" office:value="138.200000000001" calcext:value-type="float">
            <text:p>138.200000000001</text:p>
          </table:table-cell>
        </table:table-row>
        <table:table-row table:style-name="ro1">
          <table:table-cell office:value-type="float" office:value="70.1903" calcext:value-type="float">
            <text:p>7.02E+01</text:p>
          </table:table-cell>
          <table:table-cell office:value-type="float" office:value="132.926" calcext:value-type="float">
            <text:p>1.33E+02</text:p>
          </table:table-cell>
          <table:table-cell table:formula="of:=[.C693]+0.2" office:value-type="float" office:value="138.400000000001" calcext:value-type="float">
            <text:p>138.400000000001</text:p>
          </table:table-cell>
        </table:table-row>
        <table:table-row table:style-name="ro1">
          <table:table-cell office:value-type="float" office:value="70.2834" calcext:value-type="float">
            <text:p>7.03E+01</text:p>
          </table:table-cell>
          <table:table-cell office:value-type="float" office:value="133.136" calcext:value-type="float">
            <text:p>1.33E+02</text:p>
          </table:table-cell>
          <table:table-cell table:formula="of:=[.C694]+0.2" office:value-type="float" office:value="138.600000000001" calcext:value-type="float">
            <text:p>138.600000000001</text:p>
          </table:table-cell>
        </table:table-row>
        <table:table-row table:style-name="ro1">
          <table:table-cell office:value-type="float" office:value="70.3764" calcext:value-type="float">
            <text:p>7.04E+01</text:p>
          </table:table-cell>
          <table:table-cell office:value-type="float" office:value="133.345" calcext:value-type="float">
            <text:p>1.33E+02</text:p>
          </table:table-cell>
          <table:table-cell table:formula="of:=[.C695]+0.2" office:value-type="float" office:value="138.800000000001" calcext:value-type="float">
            <text:p>138.800000000001</text:p>
          </table:table-cell>
        </table:table-row>
        <table:table-row table:style-name="ro1">
          <table:table-cell office:value-type="float" office:value="70.4695" calcext:value-type="float">
            <text:p>7.05E+01</text:p>
          </table:table-cell>
          <table:table-cell office:value-type="float" office:value="133.554" calcext:value-type="float">
            <text:p>1.34E+02</text:p>
          </table:table-cell>
          <table:table-cell table:formula="of:=[.C696]+0.2" office:value-type="float" office:value="139.000000000001" calcext:value-type="float">
            <text:p>139.000000000001</text:p>
          </table:table-cell>
        </table:table-row>
        <table:table-row table:style-name="ro1">
          <table:table-cell office:value-type="float" office:value="70.5624" calcext:value-type="float">
            <text:p>7.06E+01</text:p>
          </table:table-cell>
          <table:table-cell office:value-type="float" office:value="133.764" calcext:value-type="float">
            <text:p>1.34E+02</text:p>
          </table:table-cell>
          <table:table-cell table:formula="of:=[.C697]+0.2" office:value-type="float" office:value="139.200000000001" calcext:value-type="float">
            <text:p>139.200000000001</text:p>
          </table:table-cell>
        </table:table-row>
        <table:table-row table:style-name="ro1">
          <table:table-cell office:value-type="float" office:value="70.6553" calcext:value-type="float">
            <text:p>7.07E+01</text:p>
          </table:table-cell>
          <table:table-cell office:value-type="float" office:value="133.973" calcext:value-type="float">
            <text:p>1.34E+02</text:p>
          </table:table-cell>
          <table:table-cell table:formula="of:=[.C698]+0.2" office:value-type="float" office:value="139.400000000001" calcext:value-type="float">
            <text:p>139.400000000001</text:p>
          </table:table-cell>
        </table:table-row>
        <table:table-row table:style-name="ro1">
          <table:table-cell office:value-type="float" office:value="70.7482" calcext:value-type="float">
            <text:p>7.07E+01</text:p>
          </table:table-cell>
          <table:table-cell office:value-type="float" office:value="134.181" calcext:value-type="float">
            <text:p>1.34E+02</text:p>
          </table:table-cell>
          <table:table-cell table:formula="of:=[.C699]+0.2" office:value-type="float" office:value="139.600000000001" calcext:value-type="float">
            <text:p>139.600000000001</text:p>
          </table:table-cell>
        </table:table-row>
        <table:table-row table:style-name="ro1">
          <table:table-cell office:value-type="float" office:value="70.841" calcext:value-type="float">
            <text:p>7.08E+01</text:p>
          </table:table-cell>
          <table:table-cell office:value-type="float" office:value="134.39" calcext:value-type="float">
            <text:p>1.34E+02</text:p>
          </table:table-cell>
          <table:table-cell table:formula="of:=[.C700]+0.2" office:value-type="float" office:value="139.800000000001" calcext:value-type="float">
            <text:p>139.800000000001</text:p>
          </table:table-cell>
        </table:table-row>
        <table:table-row table:style-name="ro1">
          <table:table-cell office:value-type="float" office:value="70.9337" calcext:value-type="float">
            <text:p>7.09E+01</text:p>
          </table:table-cell>
          <table:table-cell office:value-type="float" office:value="134.599" calcext:value-type="float">
            <text:p>1.35E+02</text:p>
          </table:table-cell>
          <table:table-cell table:formula="of:=[.C701]+0.2" office:value-type="float" office:value="140.000000000001" calcext:value-type="float">
            <text:p>140.000000000001</text:p>
          </table:table-cell>
        </table:table-row>
        <table:table-row table:style-name="ro1">
          <table:table-cell office:value-type="float" office:value="71.0264" calcext:value-type="float">
            <text:p>7.10E+01</text:p>
          </table:table-cell>
          <table:table-cell office:value-type="float" office:value="134.807" calcext:value-type="float">
            <text:p>1.35E+02</text:p>
          </table:table-cell>
          <table:table-cell table:formula="of:=[.C702]+0.2" office:value-type="float" office:value="140.200000000001" calcext:value-type="float">
            <text:p>140.200000000001</text:p>
          </table:table-cell>
        </table:table-row>
        <table:table-row table:style-name="ro1">
          <table:table-cell office:value-type="float" office:value="71.119" calcext:value-type="float">
            <text:p>7.11E+01</text:p>
          </table:table-cell>
          <table:table-cell office:value-type="float" office:value="135.016" calcext:value-type="float">
            <text:p>1.35E+02</text:p>
          </table:table-cell>
          <table:table-cell table:formula="of:=[.C703]+0.2" office:value-type="float" office:value="140.400000000001" calcext:value-type="float">
            <text:p>140.400000000001</text:p>
          </table:table-cell>
        </table:table-row>
        <table:table-row table:style-name="ro1">
          <table:table-cell office:value-type="float" office:value="71.2116" calcext:value-type="float">
            <text:p>7.12E+01</text:p>
          </table:table-cell>
          <table:table-cell office:value-type="float" office:value="135.224" calcext:value-type="float">
            <text:p>1.35E+02</text:p>
          </table:table-cell>
          <table:table-cell table:formula="of:=[.C704]+0.2" office:value-type="float" office:value="140.600000000001" calcext:value-type="float">
            <text:p>140.600000000001</text:p>
          </table:table-cell>
        </table:table-row>
        <table:table-row table:style-name="ro1">
          <table:table-cell office:value-type="float" office:value="71.3041" calcext:value-type="float">
            <text:p>7.13E+01</text:p>
          </table:table-cell>
          <table:table-cell office:value-type="float" office:value="135.432" calcext:value-type="float">
            <text:p>1.35E+02</text:p>
          </table:table-cell>
          <table:table-cell table:formula="of:=[.C705]+0.2" office:value-type="float" office:value="140.800000000001" calcext:value-type="float">
            <text:p>140.800000000001</text:p>
          </table:table-cell>
        </table:table-row>
        <table:table-row table:style-name="ro1">
          <table:table-cell office:value-type="float" office:value="71.3966" calcext:value-type="float">
            <text:p>7.14E+01</text:p>
          </table:table-cell>
          <table:table-cell office:value-type="float" office:value="135.64" calcext:value-type="float">
            <text:p>1.36E+02</text:p>
          </table:table-cell>
          <table:table-cell table:formula="of:=[.C706]+0.2" office:value-type="float" office:value="141.000000000001" calcext:value-type="float">
            <text:p>141.000000000001</text:p>
          </table:table-cell>
        </table:table-row>
        <table:table-row table:style-name="ro1">
          <table:table-cell office:value-type="float" office:value="71.489" calcext:value-type="float">
            <text:p>7.15E+01</text:p>
          </table:table-cell>
          <table:table-cell office:value-type="float" office:value="135.848" calcext:value-type="float">
            <text:p>1.36E+02</text:p>
          </table:table-cell>
          <table:table-cell table:formula="of:=[.C707]+0.2" office:value-type="float" office:value="141.200000000001" calcext:value-type="float">
            <text:p>141.200000000001</text:p>
          </table:table-cell>
        </table:table-row>
        <table:table-row table:style-name="ro1">
          <table:table-cell office:value-type="float" office:value="71.5814" calcext:value-type="float">
            <text:p>7.16E+01</text:p>
          </table:table-cell>
          <table:table-cell office:value-type="float" office:value="136.056" calcext:value-type="float">
            <text:p>1.36E+02</text:p>
          </table:table-cell>
          <table:table-cell table:formula="of:=[.C708]+0.2" office:value-type="float" office:value="141.400000000001" calcext:value-type="float">
            <text:p>141.400000000001</text:p>
          </table:table-cell>
        </table:table-row>
        <table:table-row table:style-name="ro1">
          <table:table-cell office:value-type="float" office:value="71.6737" calcext:value-type="float">
            <text:p>7.17E+01</text:p>
          </table:table-cell>
          <table:table-cell office:value-type="float" office:value="136.264" calcext:value-type="float">
            <text:p>1.36E+02</text:p>
          </table:table-cell>
          <table:table-cell table:formula="of:=[.C709]+0.2" office:value-type="float" office:value="141.600000000001" calcext:value-type="float">
            <text:p>141.600000000001</text:p>
          </table:table-cell>
        </table:table-row>
        <table:table-row table:style-name="ro1">
          <table:table-cell office:value-type="float" office:value="71.7659" calcext:value-type="float">
            <text:p>7.18E+01</text:p>
          </table:table-cell>
          <table:table-cell office:value-type="float" office:value="136.471" calcext:value-type="float">
            <text:p>1.36E+02</text:p>
          </table:table-cell>
          <table:table-cell table:formula="of:=[.C710]+0.2" office:value-type="float" office:value="141.800000000001" calcext:value-type="float">
            <text:p>141.800000000001</text:p>
          </table:table-cell>
        </table:table-row>
        <table:table-row table:style-name="ro1">
          <table:table-cell office:value-type="float" office:value="71.8581" calcext:value-type="float">
            <text:p>7.19E+01</text:p>
          </table:table-cell>
          <table:table-cell office:value-type="float" office:value="136.679" calcext:value-type="float">
            <text:p>1.37E+02</text:p>
          </table:table-cell>
          <table:table-cell table:formula="of:=[.C711]+0.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1.9503" calcext:value-type="float">
            <text:p>7.20E+01</text:p>
          </table:table-cell>
          <table:table-cell office:value-type="float" office:value="136.886" calcext:value-type="float">
            <text:p>1.37E+02</text:p>
          </table:table-cell>
          <table:table-cell table:formula="of:=[.C712]+0.2" office:value-type="float" office:value="142.2" calcext:value-type="float">
            <text:p>142.2</text:p>
          </table:table-cell>
        </table:table-row>
        <table:table-row table:style-name="ro1">
          <table:table-cell office:value-type="float" office:value="72.0423" calcext:value-type="float">
            <text:p>7.20E+01</text:p>
          </table:table-cell>
          <table:table-cell office:value-type="float" office:value="137.093" calcext:value-type="float">
            <text:p>1.37E+02</text:p>
          </table:table-cell>
          <table:table-cell table:formula="of:=[.C713]+0.2" office:value-type="float" office:value="142.4" calcext:value-type="float">
            <text:p>142.4</text:p>
          </table:table-cell>
        </table:table-row>
        <table:table-row table:style-name="ro1">
          <table:table-cell office:value-type="float" office:value="72.1343" calcext:value-type="float">
            <text:p>7.21E+01</text:p>
          </table:table-cell>
          <table:table-cell office:value-type="float" office:value="137.3" calcext:value-type="float">
            <text:p>1.37E+02</text:p>
          </table:table-cell>
          <table:table-cell table:formula="of:=[.C714]+0.2" office:value-type="float" office:value="142.6" calcext:value-type="float">
            <text:p>142.6</text:p>
          </table:table-cell>
        </table:table-row>
        <table:table-row table:style-name="ro1">
          <table:table-cell office:value-type="float" office:value="72.2263" calcext:value-type="float">
            <text:p>7.22E+01</text:p>
          </table:table-cell>
          <table:table-cell office:value-type="float" office:value="137.507" calcext:value-type="float">
            <text:p>1.38E+02</text:p>
          </table:table-cell>
          <table:table-cell table:formula="of:=[.C715]+0.2" office:value-type="float" office:value="142.8" calcext:value-type="float">
            <text:p>142.8</text:p>
          </table:table-cell>
        </table:table-row>
        <table:table-row table:style-name="ro1">
          <table:table-cell office:value-type="float" office:value="72.3182" calcext:value-type="float">
            <text:p>7.23E+01</text:p>
          </table:table-cell>
          <table:table-cell office:value-type="float" office:value="137.714" calcext:value-type="float">
            <text:p>1.38E+02</text:p>
          </table:table-cell>
          <table:table-cell table:formula="of:=[.C716]+0.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2.41" calcext:value-type="float">
            <text:p>7.24E+01</text:p>
          </table:table-cell>
          <table:table-cell office:value-type="float" office:value="137.921" calcext:value-type="float">
            <text:p>1.38E+02</text:p>
          </table:table-cell>
          <table:table-cell table:formula="of:=[.C717]+0.2" office:value-type="float" office:value="143.2" calcext:value-type="float">
            <text:p>143.2</text:p>
          </table:table-cell>
        </table:table-row>
        <table:table-row table:style-name="ro1">
          <table:table-cell office:value-type="float" office:value="72.5018" calcext:value-type="float">
            <text:p>7.25E+01</text:p>
          </table:table-cell>
          <table:table-cell office:value-type="float" office:value="138.127" calcext:value-type="float">
            <text:p>1.38E+02</text:p>
          </table:table-cell>
          <table:table-cell table:formula="of:=[.C718]+0.2" office:value-type="float" office:value="143.4" calcext:value-type="float">
            <text:p>143.4</text:p>
          </table:table-cell>
        </table:table-row>
        <table:table-row table:style-name="ro1">
          <table:table-cell office:value-type="float" office:value="72.5936" calcext:value-type="float">
            <text:p>7.26E+01</text:p>
          </table:table-cell>
          <table:table-cell office:value-type="float" office:value="138.334" calcext:value-type="float">
            <text:p>1.38E+02</text:p>
          </table:table-cell>
          <table:table-cell table:formula="of:=[.C719]+0.2" office:value-type="float" office:value="143.6" calcext:value-type="float">
            <text:p>143.6</text:p>
          </table:table-cell>
        </table:table-row>
        <table:table-row table:style-name="ro1">
          <table:table-cell office:value-type="float" office:value="72.6852" calcext:value-type="float">
            <text:p>7.27E+01</text:p>
          </table:table-cell>
          <table:table-cell office:value-type="float" office:value="138.54" calcext:value-type="float">
            <text:p>1.39E+02</text:p>
          </table:table-cell>
          <table:table-cell table:formula="of:=[.C720]+0.2"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72.7768" calcext:value-type="float">
            <text:p>7.28E+01</text:p>
          </table:table-cell>
          <table:table-cell office:value-type="float" office:value="138.746" calcext:value-type="float">
            <text:p>1.39E+02</text:p>
          </table:table-cell>
          <table:table-cell table:formula="of:=[.C721]+0.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2.8683" calcext:value-type="float">
            <text:p>7.29E+01</text:p>
          </table:table-cell>
          <table:table-cell office:value-type="float" office:value="138.952" calcext:value-type="float">
            <text:p>1.39E+02</text:p>
          </table:table-cell>
          <table:table-cell table:formula="of:=[.C722]+0.2"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72.9598" calcext:value-type="float">
            <text:p>7.30E+01</text:p>
          </table:table-cell>
          <table:table-cell office:value-type="float" office:value="139.158" calcext:value-type="float">
            <text:p>1.39E+02</text:p>
          </table:table-cell>
          <table:table-cell table:formula="of:=[.C723]+0.2" office:value-type="float" office:value="144.4" calcext:value-type="float">
            <text:p>144.4</text:p>
          </table:table-cell>
        </table:table-row>
        <table:table-row table:style-name="ro1">
          <table:table-cell office:value-type="float" office:value="73.0512" calcext:value-type="float">
            <text:p>7.31E+01</text:p>
          </table:table-cell>
          <table:table-cell office:value-type="float" office:value="139.364" calcext:value-type="float">
            <text:p>1.39E+02</text:p>
          </table:table-cell>
          <table:table-cell table:formula="of:=[.C724]+0.2" office:value-type="float" office:value="144.6" calcext:value-type="float">
            <text:p>144.6</text:p>
          </table:table-cell>
        </table:table-row>
        <table:table-row table:style-name="ro1">
          <table:table-cell office:value-type="float" office:value="73.1426" calcext:value-type="float">
            <text:p>7.31E+01</text:p>
          </table:table-cell>
          <table:table-cell office:value-type="float" office:value="139.569" calcext:value-type="float">
            <text:p>1.40E+02</text:p>
          </table:table-cell>
          <table:table-cell table:formula="of:=[.C725]+0.2" office:value-type="float" office:value="144.8" calcext:value-type="float">
            <text:p>144.8</text:p>
          </table:table-cell>
        </table:table-row>
        <table:table-row table:style-name="ro1">
          <table:table-cell office:value-type="float" office:value="73.2339" calcext:value-type="float">
            <text:p>7.32E+01</text:p>
          </table:table-cell>
          <table:table-cell office:value-type="float" office:value="139.775" calcext:value-type="float">
            <text:p>1.40E+02</text:p>
          </table:table-cell>
          <table:table-cell table:formula="of:=[.C726]+0.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3.3251" calcext:value-type="float">
            <text:p>7.33E+01</text:p>
          </table:table-cell>
          <table:table-cell office:value-type="float" office:value="139.98" calcext:value-type="float">
            <text:p>1.40E+02</text:p>
          </table:table-cell>
          <table:table-cell table:formula="of:=[.C727]+0.2" office:value-type="float" office:value="145.2" calcext:value-type="float">
            <text:p>145.2</text:p>
          </table:table-cell>
        </table:table-row>
        <table:table-row table:style-name="ro1">
          <table:table-cell office:value-type="float" office:value="73.4163" calcext:value-type="float">
            <text:p>7.34E+01</text:p>
          </table:table-cell>
          <table:table-cell office:value-type="float" office:value="140.185" calcext:value-type="float">
            <text:p>1.40E+02</text:p>
          </table:table-cell>
          <table:table-cell table:formula="of:=[.C728]+0.2" office:value-type="float" office:value="145.4" calcext:value-type="float">
            <text:p>145.4</text:p>
          </table:table-cell>
        </table:table-row>
        <table:table-row table:style-name="ro1">
          <table:table-cell office:value-type="float" office:value="73.5074" calcext:value-type="float">
            <text:p>7.35E+01</text:p>
          </table:table-cell>
          <table:table-cell office:value-type="float" office:value="140.39" calcext:value-type="float">
            <text:p>1.40E+02</text:p>
          </table:table-cell>
          <table:table-cell table:formula="of:=[.C729]+0.2" office:value-type="float" office:value="145.6" calcext:value-type="float">
            <text:p>145.6</text:p>
          </table:table-cell>
        </table:table-row>
        <table:table-row table:style-name="ro1">
          <table:table-cell office:value-type="float" office:value="73.5984" calcext:value-type="float">
            <text:p>7.36E+01</text:p>
          </table:table-cell>
          <table:table-cell office:value-type="float" office:value="140.595" calcext:value-type="float">
            <text:p>1.41E+02</text:p>
          </table:table-cell>
          <table:table-cell table:formula="of:=[.C730]+0.2" office:value-type="float" office:value="145.8" calcext:value-type="float">
            <text:p>145.8</text:p>
          </table:table-cell>
        </table:table-row>
        <table:table-row table:style-name="ro1">
          <table:table-cell office:value-type="float" office:value="73.6894" calcext:value-type="float">
            <text:p>7.37E+01</text:p>
          </table:table-cell>
          <table:table-cell office:value-type="float" office:value="140.8" calcext:value-type="float">
            <text:p>1.41E+02</text:p>
          </table:table-cell>
          <table:table-cell table:formula="of:=[.C731]+0.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3.7804" calcext:value-type="float">
            <text:p>7.38E+01</text:p>
          </table:table-cell>
          <table:table-cell office:value-type="float" office:value="141.004" calcext:value-type="float">
            <text:p>1.41E+02</text:p>
          </table:table-cell>
          <table:table-cell table:formula="of:=[.C732]+0.2" office:value-type="float" office:value="146.2" calcext:value-type="float">
            <text:p>146.2</text:p>
          </table:table-cell>
        </table:table-row>
        <table:table-row table:style-name="ro1">
          <table:table-cell office:value-type="float" office:value="73.8712" calcext:value-type="float">
            <text:p>7.39E+01</text:p>
          </table:table-cell>
          <table:table-cell office:value-type="float" office:value="141.209" calcext:value-type="float">
            <text:p>1.41E+02</text:p>
          </table:table-cell>
          <table:table-cell table:formula="of:=[.C733]+0.2" office:value-type="float" office:value="146.4" calcext:value-type="float">
            <text:p>146.4</text:p>
          </table:table-cell>
        </table:table-row>
        <table:table-row table:style-name="ro1">
          <table:table-cell office:value-type="float" office:value="73.962" calcext:value-type="float">
            <text:p>7.40E+01</text:p>
          </table:table-cell>
          <table:table-cell office:value-type="float" office:value="141.413" calcext:value-type="float">
            <text:p>1.41E+02</text:p>
          </table:table-cell>
          <table:table-cell table:formula="of:=[.C734]+0.2" office:value-type="float" office:value="146.6" calcext:value-type="float">
            <text:p>146.6</text:p>
          </table:table-cell>
        </table:table-row>
        <table:table-row table:style-name="ro1">
          <table:table-cell office:value-type="float" office:value="74.0528" calcext:value-type="float">
            <text:p>7.41E+01</text:p>
          </table:table-cell>
          <table:table-cell office:value-type="float" office:value="141.617" calcext:value-type="float">
            <text:p>1.42E+02</text:p>
          </table:table-cell>
          <table:table-cell table:formula="of:=[.C735]+0.2" office:value-type="float" office:value="146.8" calcext:value-type="float">
            <text:p>146.8</text:p>
          </table:table-cell>
        </table:table-row>
        <table:table-row table:style-name="ro1">
          <table:table-cell office:value-type="float" office:value="74.1434" calcext:value-type="float">
            <text:p>7.41E+01</text:p>
          </table:table-cell>
          <table:table-cell office:value-type="float" office:value="141.821" calcext:value-type="float">
            <text:p>1.42E+02</text:p>
          </table:table-cell>
          <table:table-cell table:formula="of:=[.C736]+0.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4.234" calcext:value-type="float">
            <text:p>7.42E+01</text:p>
          </table:table-cell>
          <table:table-cell office:value-type="float" office:value="142.025" calcext:value-type="float">
            <text:p>1.42E+02</text:p>
          </table:table-cell>
          <table:table-cell table:formula="of:=[.C737]+0.2" office:value-type="float" office:value="147.2" calcext:value-type="float">
            <text:p>147.2</text:p>
          </table:table-cell>
        </table:table-row>
        <table:table-row table:style-name="ro1">
          <table:table-cell office:value-type="float" office:value="74.3246" calcext:value-type="float">
            <text:p>7.43E+01</text:p>
          </table:table-cell>
          <table:table-cell office:value-type="float" office:value="142.229" calcext:value-type="float">
            <text:p>1.42E+02</text:p>
          </table:table-cell>
          <table:table-cell table:formula="of:=[.C738]+0.2" office:value-type="float" office:value="147.4" calcext:value-type="float">
            <text:p>147.4</text:p>
          </table:table-cell>
        </table:table-row>
        <table:table-row table:style-name="ro1">
          <table:table-cell office:value-type="float" office:value="74.4151" calcext:value-type="float">
            <text:p>7.44E+01</text:p>
          </table:table-cell>
          <table:table-cell office:value-type="float" office:value="142.432" calcext:value-type="float">
            <text:p>1.42E+02</text:p>
          </table:table-cell>
          <table:table-cell table:formula="of:=[.C739]+0.2" office:value-type="float" office:value="147.6" calcext:value-type="float">
            <text:p>147.6</text:p>
          </table:table-cell>
        </table:table-row>
        <table:table-row table:style-name="ro1">
          <table:table-cell office:value-type="float" office:value="74.5055" calcext:value-type="float">
            <text:p>7.45E+01</text:p>
          </table:table-cell>
          <table:table-cell office:value-type="float" office:value="142.636" calcext:value-type="float">
            <text:p>1.43E+02</text:p>
          </table:table-cell>
          <table:table-cell table:formula="of:=[.C740]+0.2"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74.5958" calcext:value-type="float">
            <text:p>7.46E+01</text:p>
          </table:table-cell>
          <table:table-cell office:value-type="float" office:value="142.839" calcext:value-type="float">
            <text:p>1.43E+02</text:p>
          </table:table-cell>
          <table:table-cell table:formula="of:=[.C741]+0.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4.6861" calcext:value-type="float">
            <text:p>7.47E+01</text:p>
          </table:table-cell>
          <table:table-cell office:value-type="float" office:value="143.042" calcext:value-type="float">
            <text:p>1.43E+02</text:p>
          </table:table-cell>
          <table:table-cell table:formula="of:=[.C742]+0.2" office:value-type="float" office:value="148.2" calcext:value-type="float">
            <text:p>148.2</text:p>
          </table:table-cell>
        </table:table-row>
        <table:table-row table:style-name="ro1">
          <table:table-cell office:value-type="float" office:value="74.7763" calcext:value-type="float">
            <text:p>7.48E+01</text:p>
          </table:table-cell>
          <table:table-cell office:value-type="float" office:value="143.245" calcext:value-type="float">
            <text:p>1.43E+02</text:p>
          </table:table-cell>
          <table:table-cell table:formula="of:=[.C743]+0.2" office:value-type="float" office:value="148.4" calcext:value-type="float">
            <text:p>148.4</text:p>
          </table:table-cell>
        </table:table-row>
        <table:table-row table:style-name="ro1">
          <table:table-cell office:value-type="float" office:value="74.8665" calcext:value-type="float">
            <text:p>7.49E+01</text:p>
          </table:table-cell>
          <table:table-cell office:value-type="float" office:value="143.448" calcext:value-type="float">
            <text:p>1.43E+02</text:p>
          </table:table-cell>
          <table:table-cell table:formula="of:=[.C744]+0.2" office:value-type="float" office:value="148.6" calcext:value-type="float">
            <text:p>148.6</text:p>
          </table:table-cell>
        </table:table-row>
        <table:table-row table:style-name="ro1">
          <table:table-cell office:value-type="float" office:value="74.9565" calcext:value-type="float">
            <text:p>7.50E+01</text:p>
          </table:table-cell>
          <table:table-cell office:value-type="float" office:value="143.651" calcext:value-type="float">
            <text:p>1.44E+02</text:p>
          </table:table-cell>
          <table:table-cell table:formula="of:=[.C745]+0.2" office:value-type="float" office:value="148.8" calcext:value-type="float">
            <text:p>148.8</text:p>
          </table:table-cell>
        </table:table-row>
        <table:table-row table:style-name="ro1">
          <table:table-cell office:value-type="float" office:value="75.0465" calcext:value-type="float">
            <text:p>7.50E+01</text:p>
          </table:table-cell>
          <table:table-cell office:value-type="float" office:value="143.853" calcext:value-type="float">
            <text:p>1.44E+02</text:p>
          </table:table-cell>
          <table:table-cell table:formula="of:=[.C746]+0.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5.1365" calcext:value-type="float">
            <text:p>7.51E+01</text:p>
          </table:table-cell>
          <table:table-cell office:value-type="float" office:value="144.056" calcext:value-type="float">
            <text:p>1.44E+02</text:p>
          </table:table-cell>
          <table:table-cell table:formula="of:=[.C747]+0.2" office:value-type="float" office:value="149.2" calcext:value-type="float">
            <text:p>149.2</text:p>
          </table:table-cell>
        </table:table-row>
        <table:table-row table:style-name="ro1">
          <table:table-cell office:value-type="float" office:value="75.2264" calcext:value-type="float">
            <text:p>7.52E+01</text:p>
          </table:table-cell>
          <table:table-cell office:value-type="float" office:value="144.258" calcext:value-type="float">
            <text:p>1.44E+02</text:p>
          </table:table-cell>
          <table:table-cell table:formula="of:=[.C748]+0.2" office:value-type="float" office:value="149.4" calcext:value-type="float">
            <text:p>149.4</text:p>
          </table:table-cell>
        </table:table-row>
        <table:table-row table:style-name="ro1">
          <table:table-cell office:value-type="float" office:value="75.3162" calcext:value-type="float">
            <text:p>7.53E+01</text:p>
          </table:table-cell>
          <table:table-cell office:value-type="float" office:value="144.46" calcext:value-type="float">
            <text:p>1.44E+02</text:p>
          </table:table-cell>
          <table:table-cell table:formula="of:=[.C749]+0.2" office:value-type="float" office:value="149.6" calcext:value-type="float">
            <text:p>149.6</text:p>
          </table:table-cell>
        </table:table-row>
        <table:table-row table:style-name="ro1">
          <table:table-cell office:value-type="float" office:value="75.4059" calcext:value-type="float">
            <text:p>7.54E+01</text:p>
          </table:table-cell>
          <table:table-cell office:value-type="float" office:value="144.662" calcext:value-type="float">
            <text:p>1.45E+02</text:p>
          </table:table-cell>
          <table:table-cell table:formula="of:=[.C750]+0.2" office:value-type="float" office:value="149.8" calcext:value-type="float">
            <text:p>149.8</text:p>
          </table:table-cell>
        </table:table-row>
        <table:table-row table:style-name="ro1">
          <table:table-cell office:value-type="float" office:value="75.4956" calcext:value-type="float">
            <text:p>7.55E+01</text:p>
          </table:table-cell>
          <table:table-cell office:value-type="float" office:value="144.864" calcext:value-type="float">
            <text:p>1.45E+02</text:p>
          </table:table-cell>
          <table:table-cell table:formula="of:=[.C751]+0.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5.5852" calcext:value-type="float">
            <text:p>7.56E+01</text:p>
          </table:table-cell>
          <table:table-cell office:value-type="float" office:value="145.065" calcext:value-type="float">
            <text:p>1.45E+02</text:p>
          </table:table-cell>
          <table:table-cell table:formula="of:=[.C752]+0.2" office:value-type="float" office:value="150.2" calcext:value-type="float">
            <text:p>150.2</text:p>
          </table:table-cell>
        </table:table-row>
        <table:table-row table:style-name="ro1">
          <table:table-cell office:value-type="float" office:value="75.6747" calcext:value-type="float">
            <text:p>7.57E+01</text:p>
          </table:table-cell>
          <table:table-cell office:value-type="float" office:value="145.267" calcext:value-type="float">
            <text:p>1.45E+02</text:p>
          </table:table-cell>
          <table:table-cell table:formula="of:=[.C753]+0.2" office:value-type="float" office:value="150.4" calcext:value-type="float">
            <text:p>150.4</text:p>
          </table:table-cell>
        </table:table-row>
        <table:table-row table:style-name="ro1">
          <table:table-cell office:value-type="float" office:value="75.7642" calcext:value-type="float">
            <text:p>7.58E+01</text:p>
          </table:table-cell>
          <table:table-cell office:value-type="float" office:value="145.468" calcext:value-type="float">
            <text:p>1.45E+02</text:p>
          </table:table-cell>
          <table:table-cell table:formula="of:=[.C754]+0.2" office:value-type="float" office:value="150.6" calcext:value-type="float">
            <text:p>150.6</text:p>
          </table:table-cell>
        </table:table-row>
        <table:table-row table:style-name="ro1">
          <table:table-cell office:value-type="float" office:value="75.8536" calcext:value-type="float">
            <text:p>7.59E+01</text:p>
          </table:table-cell>
          <table:table-cell office:value-type="float" office:value="145.669" calcext:value-type="float">
            <text:p>1.46E+02</text:p>
          </table:table-cell>
          <table:table-cell table:formula="of:=[.C755]+0.2" office:value-type="float" office:value="150.8" calcext:value-type="float">
            <text:p>150.8</text:p>
          </table:table-cell>
        </table:table-row>
        <table:table-row table:style-name="ro1">
          <table:table-cell office:value-type="float" office:value="75.9429" calcext:value-type="float">
            <text:p>7.59E+01</text:p>
          </table:table-cell>
          <table:table-cell office:value-type="float" office:value="145.87" calcext:value-type="float">
            <text:p>1.46E+02</text:p>
          </table:table-cell>
          <table:table-cell table:formula="of:=[.C756]+0.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6.0322" calcext:value-type="float">
            <text:p>7.60E+01</text:p>
          </table:table-cell>
          <table:table-cell office:value-type="float" office:value="146.071" calcext:value-type="float">
            <text:p>1.46E+02</text:p>
          </table:table-cell>
          <table:table-cell table:formula="of:=[.C757]+0.2" office:value-type="float" office:value="151.2" calcext:value-type="float">
            <text:p>151.2</text:p>
          </table:table-cell>
        </table:table-row>
        <table:table-row table:style-name="ro1">
          <table:table-cell office:value-type="float" office:value="76.1213" calcext:value-type="float">
            <text:p>7.61E+01</text:p>
          </table:table-cell>
          <table:table-cell office:value-type="float" office:value="146.272" calcext:value-type="float">
            <text:p>1.46E+02</text:p>
          </table:table-cell>
          <table:table-cell table:formula="of:=[.C758]+0.2" office:value-type="float" office:value="151.4" calcext:value-type="float">
            <text:p>151.4</text:p>
          </table:table-cell>
        </table:table-row>
        <table:table-row table:style-name="ro1">
          <table:table-cell office:value-type="float" office:value="76.2105" calcext:value-type="float">
            <text:p>7.62E+01</text:p>
          </table:table-cell>
          <table:table-cell office:value-type="float" office:value="146.472" calcext:value-type="float">
            <text:p>1.46E+02</text:p>
          </table:table-cell>
          <table:table-cell table:formula="of:=[.C759]+0.2" office:value-type="float" office:value="151.6" calcext:value-type="float">
            <text:p>151.6</text:p>
          </table:table-cell>
        </table:table-row>
        <table:table-row table:style-name="ro1">
          <table:table-cell office:value-type="float" office:value="76.2995" calcext:value-type="float">
            <text:p>7.63E+01</text:p>
          </table:table-cell>
          <table:table-cell office:value-type="float" office:value="146.672" calcext:value-type="float">
            <text:p>1.47E+02</text:p>
          </table:table-cell>
          <table:table-cell table:formula="of:=[.C760]+0.2"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76.3885" calcext:value-type="float">
            <text:p>7.64E+01</text:p>
          </table:table-cell>
          <table:table-cell office:value-type="float" office:value="146.873" calcext:value-type="float">
            <text:p>1.47E+02</text:p>
          </table:table-cell>
          <table:table-cell table:formula="of:=[.C761]+0.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6.4774" calcext:value-type="float">
            <text:p>7.65E+01</text:p>
          </table:table-cell>
          <table:table-cell office:value-type="float" office:value="147.073" calcext:value-type="float">
            <text:p>1.47E+02</text:p>
          </table:table-cell>
          <table:table-cell table:formula="of:=[.C762]+0.2" office:value-type="float" office:value="152.2" calcext:value-type="float">
            <text:p>152.2</text:p>
          </table:table-cell>
        </table:table-row>
        <table:table-row table:style-name="ro1">
          <table:table-cell office:value-type="float" office:value="76.5662" calcext:value-type="float">
            <text:p>7.66E+01</text:p>
          </table:table-cell>
          <table:table-cell office:value-type="float" office:value="147.273" calcext:value-type="float">
            <text:p>1.47E+02</text:p>
          </table:table-cell>
          <table:table-cell table:formula="of:=[.C763]+0.2" office:value-type="float" office:value="152.4" calcext:value-type="float">
            <text:p>152.4</text:p>
          </table:table-cell>
        </table:table-row>
        <table:table-row table:style-name="ro1">
          <table:table-cell office:value-type="float" office:value="76.655" calcext:value-type="float">
            <text:p>7.67E+01</text:p>
          </table:table-cell>
          <table:table-cell office:value-type="float" office:value="147.472" calcext:value-type="float">
            <text:p>1.47E+02</text:p>
          </table:table-cell>
          <table:table-cell table:formula="of:=[.C764]+0.2" office:value-type="float" office:value="152.6" calcext:value-type="float">
            <text:p>152.6</text:p>
          </table:table-cell>
        </table:table-row>
        <table:table-row table:style-name="ro1">
          <table:table-cell office:value-type="float" office:value="76.7436" calcext:value-type="float">
            <text:p>7.67E+01</text:p>
          </table:table-cell>
          <table:table-cell office:value-type="float" office:value="147.672" calcext:value-type="float">
            <text:p>1.48E+02</text:p>
          </table:table-cell>
          <table:table-cell table:formula="of:=[.C765]+0.2" office:value-type="float" office:value="152.8" calcext:value-type="float">
            <text:p>152.8</text:p>
          </table:table-cell>
        </table:table-row>
        <table:table-row table:style-name="ro1">
          <table:table-cell office:value-type="float" office:value="76.8323" calcext:value-type="float">
            <text:p>7.68E+01</text:p>
          </table:table-cell>
          <table:table-cell office:value-type="float" office:value="147.871" calcext:value-type="float">
            <text:p>1.48E+02</text:p>
          </table:table-cell>
          <table:table-cell table:formula="of:=[.C766]+0.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6.9208" calcext:value-type="float">
            <text:p>7.69E+01</text:p>
          </table:table-cell>
          <table:table-cell office:value-type="float" office:value="148.07" calcext:value-type="float">
            <text:p>1.48E+02</text:p>
          </table:table-cell>
          <table:table-cell table:formula="of:=[.C767]+0.2" office:value-type="float" office:value="153.2" calcext:value-type="float">
            <text:p>153.2</text:p>
          </table:table-cell>
        </table:table-row>
        <table:table-row table:style-name="ro1">
          <table:table-cell office:value-type="float" office:value="77.0093" calcext:value-type="float">
            <text:p>7.70E+01</text:p>
          </table:table-cell>
          <table:table-cell office:value-type="float" office:value="148.269" calcext:value-type="float">
            <text:p>1.48E+02</text:p>
          </table:table-cell>
          <table:table-cell table:formula="of:=[.C768]+0.2" office:value-type="float" office:value="153.4" calcext:value-type="float">
            <text:p>153.4</text:p>
          </table:table-cell>
        </table:table-row>
        <table:table-row table:style-name="ro1">
          <table:table-cell office:value-type="float" office:value="77.0976" calcext:value-type="float">
            <text:p>7.71E+01</text:p>
          </table:table-cell>
          <table:table-cell office:value-type="float" office:value="148.468" calcext:value-type="float">
            <text:p>1.48E+02</text:p>
          </table:table-cell>
          <table:table-cell table:formula="of:=[.C769]+0.2" office:value-type="float" office:value="153.6" calcext:value-type="float">
            <text:p>153.6</text:p>
          </table:table-cell>
        </table:table-row>
        <table:table-row table:style-name="ro1">
          <table:table-cell office:value-type="float" office:value="77.186" calcext:value-type="float">
            <text:p>7.72E+01</text:p>
          </table:table-cell>
          <table:table-cell office:value-type="float" office:value="148.667" calcext:value-type="float">
            <text:p>1.49E+02</text:p>
          </table:table-cell>
          <table:table-cell table:formula="of:=[.C770]+0.2" office:value-type="float" office:value="153.8" calcext:value-type="float">
            <text:p>153.8</text:p>
          </table:table-cell>
        </table:table-row>
        <table:table-row table:style-name="ro1">
          <table:table-cell office:value-type="float" office:value="77.2742" calcext:value-type="float">
            <text:p>7.73E+01</text:p>
          </table:table-cell>
          <table:table-cell office:value-type="float" office:value="148.866" calcext:value-type="float">
            <text:p>1.49E+02</text:p>
          </table:table-cell>
          <table:table-cell table:formula="of:=[.C771]+0.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7.3624" calcext:value-type="float">
            <text:p>7.74E+01</text:p>
          </table:table-cell>
          <table:table-cell office:value-type="float" office:value="149.064" calcext:value-type="float">
            <text:p>1.49E+02</text:p>
          </table:table-cell>
          <table:table-cell table:formula="of:=[.C772]+0.2" office:value-type="float" office:value="154.2" calcext:value-type="float">
            <text:p>154.2</text:p>
          </table:table-cell>
        </table:table-row>
        <table:table-row table:style-name="ro1">
          <table:table-cell office:value-type="float" office:value="77.4505" calcext:value-type="float">
            <text:p>7.75E+01</text:p>
          </table:table-cell>
          <table:table-cell office:value-type="float" office:value="149.262" calcext:value-type="float">
            <text:p>1.49E+02</text:p>
          </table:table-cell>
          <table:table-cell table:formula="of:=[.C773]+0.2" office:value-type="float" office:value="154.4" calcext:value-type="float">
            <text:p>154.4</text:p>
          </table:table-cell>
        </table:table-row>
        <table:table-row table:style-name="ro1">
          <table:table-cell office:value-type="float" office:value="77.5385" calcext:value-type="float">
            <text:p>7.75E+01</text:p>
          </table:table-cell>
          <table:table-cell office:value-type="float" office:value="149.46" calcext:value-type="float">
            <text:p>1.49E+02</text:p>
          </table:table-cell>
          <table:table-cell table:formula="of:=[.C774]+0.2" office:value-type="float" office:value="154.6" calcext:value-type="float">
            <text:p>154.6</text:p>
          </table:table-cell>
        </table:table-row>
        <table:table-row table:style-name="ro1">
          <table:table-cell office:value-type="float" office:value="77.6264" calcext:value-type="float">
            <text:p>7.76E+01</text:p>
          </table:table-cell>
          <table:table-cell office:value-type="float" office:value="149.658" calcext:value-type="float">
            <text:p>1.50E+02</text:p>
          </table:table-cell>
          <table:table-cell table:formula="of:=[.C775]+0.2"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77.7143" calcext:value-type="float">
            <text:p>7.77E+01</text:p>
          </table:table-cell>
          <table:table-cell office:value-type="float" office:value="149.856" calcext:value-type="float">
            <text:p>1.50E+02</text:p>
          </table:table-cell>
          <table:table-cell table:formula="of:=[.C776]+0.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7.8021" calcext:value-type="float">
            <text:p>7.78E+01</text:p>
          </table:table-cell>
          <table:table-cell office:value-type="float" office:value="150.053" calcext:value-type="float">
            <text:p>1.50E+02</text:p>
          </table:table-cell>
          <table:table-cell table:formula="of:=[.C777]+0.2" office:value-type="float" office:value="155.2" calcext:value-type="float">
            <text:p>155.2</text:p>
          </table:table-cell>
        </table:table-row>
        <table:table-row table:style-name="ro1">
          <table:table-cell office:value-type="float" office:value="77.8898" calcext:value-type="float">
            <text:p>7.79E+01</text:p>
          </table:table-cell>
          <table:table-cell office:value-type="float" office:value="150.251" calcext:value-type="float">
            <text:p>1.50E+02</text:p>
          </table:table-cell>
          <table:table-cell table:formula="of:=[.C778]+0.2" office:value-type="float" office:value="155.4" calcext:value-type="float">
            <text:p>155.4</text:p>
          </table:table-cell>
        </table:table-row>
        <table:table-row table:style-name="ro1">
          <table:table-cell office:value-type="float" office:value="77.9775" calcext:value-type="float">
            <text:p>7.80E+01</text:p>
          </table:table-cell>
          <table:table-cell office:value-type="float" office:value="150.448" calcext:value-type="float">
            <text:p>1.50E+02</text:p>
          </table:table-cell>
          <table:table-cell table:formula="of:=[.C779]+0.2" office:value-type="float" office:value="155.6" calcext:value-type="float">
            <text:p>155.6</text:p>
          </table:table-cell>
        </table:table-row>
        <table:table-row table:style-name="ro1">
          <table:table-cell office:value-type="float" office:value="78.065" calcext:value-type="float">
            <text:p>7.81E+01</text:p>
          </table:table-cell>
          <table:table-cell office:value-type="float" office:value="150.645" calcext:value-type="float">
            <text:p>1.51E+02</text:p>
          </table:table-cell>
          <table:table-cell table:formula="of:=[.C780]+0.2" office:value-type="float" office:value="155.8" calcext:value-type="float">
            <text:p>155.8</text:p>
          </table:table-cell>
        </table:table-row>
        <table:table-row table:style-name="ro1">
          <table:table-cell office:value-type="float" office:value="78.1525" calcext:value-type="float">
            <text:p>7.82E+01</text:p>
          </table:table-cell>
          <table:table-cell office:value-type="float" office:value="150.842" calcext:value-type="float">
            <text:p>1.51E+02</text:p>
          </table:table-cell>
          <table:table-cell table:formula="of:=[.C781]+0.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8.2399" calcext:value-type="float">
            <text:p>7.82E+01</text:p>
          </table:table-cell>
          <table:table-cell office:value-type="float" office:value="151.039" calcext:value-type="float">
            <text:p>1.51E+02</text:p>
          </table:table-cell>
          <table:table-cell table:formula="of:=[.C782]+0.2" office:value-type="float" office:value="156.2" calcext:value-type="float">
            <text:p>156.2</text:p>
          </table:table-cell>
        </table:table-row>
        <table:table-row table:style-name="ro1">
          <table:table-cell office:value-type="float" office:value="78.3272" calcext:value-type="float">
            <text:p>7.83E+01</text:p>
          </table:table-cell>
          <table:table-cell office:value-type="float" office:value="151.235" calcext:value-type="float">
            <text:p>1.51E+02</text:p>
          </table:table-cell>
          <table:table-cell table:formula="of:=[.C783]+0.2"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78.4145" calcext:value-type="float">
            <text:p>7.84E+01</text:p>
          </table:table-cell>
          <table:table-cell office:value-type="float" office:value="151.431" calcext:value-type="float">
            <text:p>1.51E+02</text:p>
          </table:table-cell>
          <table:table-cell table:formula="of:=[.C784]+0.2" office:value-type="float" office:value="156.6" calcext:value-type="float">
            <text:p>156.6</text:p>
          </table:table-cell>
        </table:table-row>
        <table:table-row table:style-name="ro1">
          <table:table-cell office:value-type="float" office:value="78.5017" calcext:value-type="float">
            <text:p>7.85E+01</text:p>
          </table:table-cell>
          <table:table-cell office:value-type="float" office:value="151.628" calcext:value-type="float">
            <text:p>1.52E+02</text:p>
          </table:table-cell>
          <table:table-cell table:formula="of:=[.C785]+0.2" office:value-type="float" office:value="156.8" calcext:value-type="float">
            <text:p>156.8</text:p>
          </table:table-cell>
        </table:table-row>
        <table:table-row table:style-name="ro1">
          <table:table-cell office:value-type="float" office:value="78.5888" calcext:value-type="float">
            <text:p>7.86E+01</text:p>
          </table:table-cell>
          <table:table-cell office:value-type="float" office:value="151.824" calcext:value-type="float">
            <text:p>1.52E+02</text:p>
          </table:table-cell>
          <table:table-cell table:formula="of:=[.C786]+0.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8.6758" calcext:value-type="float">
            <text:p>7.87E+01</text:p>
          </table:table-cell>
          <table:table-cell office:value-type="float" office:value="152.019" calcext:value-type="float">
            <text:p>1.52E+02</text:p>
          </table:table-cell>
          <table:table-cell table:formula="of:=[.C787]+0.2" office:value-type="float" office:value="157.2" calcext:value-type="float">
            <text:p>157.2</text:p>
          </table:table-cell>
        </table:table-row>
        <table:table-row table:style-name="ro1">
          <table:table-cell office:value-type="float" office:value="78.7628" calcext:value-type="float">
            <text:p>7.88E+01</text:p>
          </table:table-cell>
          <table:table-cell office:value-type="float" office:value="152.215" calcext:value-type="float">
            <text:p>1.52E+02</text:p>
          </table:table-cell>
          <table:table-cell table:formula="of:=[.C788]+0.2" office:value-type="float" office:value="157.4" calcext:value-type="float">
            <text:p>157.4</text:p>
          </table:table-cell>
        </table:table-row>
        <table:table-row table:style-name="ro1">
          <table:table-cell office:value-type="float" office:value="78.8496" calcext:value-type="float">
            <text:p>7.88E+01</text:p>
          </table:table-cell>
          <table:table-cell office:value-type="float" office:value="152.411" calcext:value-type="float">
            <text:p>1.52E+02</text:p>
          </table:table-cell>
          <table:table-cell table:formula="of:=[.C789]+0.2" office:value-type="float" office:value="157.6" calcext:value-type="float">
            <text:p>157.6</text:p>
          </table:table-cell>
        </table:table-row>
        <table:table-row table:style-name="ro1">
          <table:table-cell office:value-type="float" office:value="78.9364" calcext:value-type="float">
            <text:p>7.89E+01</text:p>
          </table:table-cell>
          <table:table-cell office:value-type="float" office:value="152.606" calcext:value-type="float">
            <text:p>1.53E+02</text:p>
          </table:table-cell>
          <table:table-cell table:formula="of:=[.C790]+0.2" office:value-type="float" office:value="157.8" calcext:value-type="float">
            <text:p>157.8</text:p>
          </table:table-cell>
        </table:table-row>
        <table:table-row table:style-name="ro1">
          <table:table-cell office:value-type="float" office:value="79.0231" calcext:value-type="float">
            <text:p>7.90E+01</text:p>
          </table:table-cell>
          <table:table-cell office:value-type="float" office:value="152.801" calcext:value-type="float">
            <text:p>1.53E+02</text:p>
          </table:table-cell>
          <table:table-cell table:formula="of:=[.C791]+0.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9.1098" calcext:value-type="float">
            <text:p>7.91E+01</text:p>
          </table:table-cell>
          <table:table-cell office:value-type="float" office:value="152.996" calcext:value-type="float">
            <text:p>1.53E+02</text:p>
          </table:table-cell>
          <table:table-cell table:formula="of:=[.C792]+0.2" office:value-type="float" office:value="158.2" calcext:value-type="float">
            <text:p>158.2</text:p>
          </table:table-cell>
        </table:table-row>
        <table:table-row table:style-name="ro1">
          <table:table-cell office:value-type="float" office:value="79.1963" calcext:value-type="float">
            <text:p>7.92E+01</text:p>
          </table:table-cell>
          <table:table-cell office:value-type="float" office:value="153.191" calcext:value-type="float">
            <text:p>1.53E+02</text:p>
          </table:table-cell>
          <table:table-cell table:formula="of:=[.C793]+0.2" office:value-type="float" office:value="158.4" calcext:value-type="float">
            <text:p>158.4</text:p>
          </table:table-cell>
        </table:table-row>
        <table:table-row table:style-name="ro1">
          <table:table-cell office:value-type="float" office:value="79.2828" calcext:value-type="float">
            <text:p>7.93E+01</text:p>
          </table:table-cell>
          <table:table-cell office:value-type="float" office:value="153.385" calcext:value-type="float">
            <text:p>1.53E+02</text:p>
          </table:table-cell>
          <table:table-cell table:formula="of:=[.C794]+0.2" office:value-type="float" office:value="158.6" calcext:value-type="float">
            <text:p>158.6</text:p>
          </table:table-cell>
        </table:table-row>
        <table:table-row table:style-name="ro1">
          <table:table-cell office:value-type="float" office:value="79.3692" calcext:value-type="float">
            <text:p>7.94E+01</text:p>
          </table:table-cell>
          <table:table-cell office:value-type="float" office:value="153.58" calcext:value-type="float">
            <text:p>1.54E+02</text:p>
          </table:table-cell>
          <table:table-cell table:formula="of:=[.C795]+0.2" office:value-type="float" office:value="158.8" calcext:value-type="float">
            <text:p>158.8</text:p>
          </table:table-cell>
        </table:table-row>
        <table:table-row table:style-name="ro1">
          <table:table-cell office:value-type="float" office:value="79.4555" calcext:value-type="float">
            <text:p>7.95E+01</text:p>
          </table:table-cell>
          <table:table-cell office:value-type="float" office:value="153.774" calcext:value-type="float">
            <text:p>1.54E+02</text:p>
          </table:table-cell>
          <table:table-cell table:formula="of:=[.C796]+0.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9.5418" calcext:value-type="float">
            <text:p>7.95E+01</text:p>
          </table:table-cell>
          <table:table-cell office:value-type="float" office:value="153.968" calcext:value-type="float">
            <text:p>1.54E+02</text:p>
          </table:table-cell>
          <table:table-cell table:formula="of:=[.C797]+0.2" office:value-type="float" office:value="159.2" calcext:value-type="float">
            <text:p>159.2</text:p>
          </table:table-cell>
        </table:table-row>
        <table:table-row table:style-name="ro1">
          <table:table-cell office:value-type="float" office:value="79.6279" calcext:value-type="float">
            <text:p>7.96E+01</text:p>
          </table:table-cell>
          <table:table-cell office:value-type="float" office:value="154.162" calcext:value-type="float">
            <text:p>1.54E+02</text:p>
          </table:table-cell>
          <table:table-cell table:formula="of:=[.C798]+0.2" office:value-type="float" office:value="159.4" calcext:value-type="float">
            <text:p>159.4</text:p>
          </table:table-cell>
        </table:table-row>
        <table:table-row table:style-name="ro1">
          <table:table-cell office:value-type="float" office:value="79.714" calcext:value-type="float">
            <text:p>7.97E+01</text:p>
          </table:table-cell>
          <table:table-cell office:value-type="float" office:value="154.355" calcext:value-type="float">
            <text:p>1.54E+02</text:p>
          </table:table-cell>
          <table:table-cell table:formula="of:=[.C799]+0.2" office:value-type="float" office:value="159.599999999999" calcext:value-type="float">
            <text:p>159.599999999999</text:p>
          </table:table-cell>
        </table:table-row>
        <table:table-row table:style-name="ro1">
          <table:table-cell office:value-type="float" office:value="79.8" calcext:value-type="float">
            <text:p>7.98E+01</text:p>
          </table:table-cell>
          <table:table-cell office:value-type="float" office:value="154.549" calcext:value-type="float">
            <text:p>1.55E+02</text:p>
          </table:table-cell>
          <table:table-cell table:formula="of:=[.C800]+0.2" office:value-type="float" office:value="159.799999999999" calcext:value-type="float">
            <text:p>159.799999999999</text:p>
          </table:table-cell>
        </table:table-row>
        <table:table-row table:style-name="ro1">
          <table:table-cell office:value-type="float" office:value="79.8859" calcext:value-type="float">
            <text:p>7.99E+01</text:p>
          </table:table-cell>
          <table:table-cell office:value-type="float" office:value="154.742" calcext:value-type="float">
            <text:p>1.55E+02</text:p>
          </table:table-cell>
          <table:table-cell table:formula="of:=[.C801]+0.2" office:value-type="float" office:value="159.999999999999" calcext:value-type="float">
            <text:p>159.999999999999</text:p>
          </table:table-cell>
        </table:table-row>
        <table:table-row table:style-name="ro1">
          <table:table-cell office:value-type="float" office:value="79.9717" calcext:value-type="float">
            <text:p>8.00E+01</text:p>
          </table:table-cell>
          <table:table-cell office:value-type="float" office:value="154.935" calcext:value-type="float">
            <text:p>1.55E+02</text:p>
          </table:table-cell>
          <table:table-cell table:formula="of:=[.C802]+0.2" office:value-type="float" office:value="160.199999999999" calcext:value-type="float">
            <text:p>160.199999999999</text:p>
          </table:table-cell>
        </table:table-row>
        <table:table-row table:style-name="ro1">
          <table:table-cell office:value-type="float" office:value="80.0575" calcext:value-type="float">
            <text:p>8.01E+01</text:p>
          </table:table-cell>
          <table:table-cell office:value-type="float" office:value="155.128" calcext:value-type="float">
            <text:p>1.55E+02</text:p>
          </table:table-cell>
          <table:table-cell table:formula="of:=[.C803]+0.2" office:value-type="float" office:value="160.399999999999" calcext:value-type="float">
            <text:p>160.399999999999</text:p>
          </table:table-cell>
        </table:table-row>
        <table:table-row table:style-name="ro1">
          <table:table-cell office:value-type="float" office:value="80.1431" calcext:value-type="float">
            <text:p>8.01E+01</text:p>
          </table:table-cell>
          <table:table-cell office:value-type="float" office:value="155.321" calcext:value-type="float">
            <text:p>1.55E+02</text:p>
          </table:table-cell>
          <table:table-cell table:formula="of:=[.C804]+0.2" office:value-type="float" office:value="160.599999999999" calcext:value-type="float">
            <text:p>160.599999999999</text:p>
          </table:table-cell>
        </table:table-row>
        <table:table-row table:style-name="ro1">
          <table:table-cell office:value-type="float" office:value="80.2287" calcext:value-type="float">
            <text:p>8.02E+01</text:p>
          </table:table-cell>
          <table:table-cell office:value-type="float" office:value="155.514" calcext:value-type="float">
            <text:p>1.56E+02</text:p>
          </table:table-cell>
          <table:table-cell table:formula="of:=[.C805]+0.2" office:value-type="float" office:value="160.799999999999" calcext:value-type="float">
            <text:p>160.799999999999</text:p>
          </table:table-cell>
        </table:table-row>
        <table:table-row table:style-name="ro1">
          <table:table-cell office:value-type="float" office:value="80.3142" calcext:value-type="float">
            <text:p>8.03E+01</text:p>
          </table:table-cell>
          <table:table-cell office:value-type="float" office:value="155.706" calcext:value-type="float">
            <text:p>1.56E+02</text:p>
          </table:table-cell>
          <table:table-cell table:formula="of:=[.C806]+0.2" office:value-type="float" office:value="160.999999999999" calcext:value-type="float">
            <text:p>160.999999999999</text:p>
          </table:table-cell>
        </table:table-row>
        <table:table-row table:style-name="ro1">
          <table:table-cell office:value-type="float" office:value="80.3996" calcext:value-type="float">
            <text:p>8.04E+01</text:p>
          </table:table-cell>
          <table:table-cell office:value-type="float" office:value="155.898" calcext:value-type="float">
            <text:p>1.56E+02</text:p>
          </table:table-cell>
          <table:table-cell table:formula="of:=[.C807]+0.2" office:value-type="float" office:value="161.199999999999" calcext:value-type="float">
            <text:p>161.199999999999</text:p>
          </table:table-cell>
        </table:table-row>
        <table:table-row table:style-name="ro1">
          <table:table-cell office:value-type="float" office:value="80.485" calcext:value-type="float">
            <text:p>8.05E+01</text:p>
          </table:table-cell>
          <table:table-cell office:value-type="float" office:value="156.09" calcext:value-type="float">
            <text:p>1.56E+02</text:p>
          </table:table-cell>
          <table:table-cell table:formula="of:=[.C808]+0.2" office:value-type="float" office:value="161.399999999999" calcext:value-type="float">
            <text:p>161.399999999999</text:p>
          </table:table-cell>
        </table:table-row>
        <table:table-row table:style-name="ro1">
          <table:table-cell office:value-type="float" office:value="80.5702" calcext:value-type="float">
            <text:p>8.06E+01</text:p>
          </table:table-cell>
          <table:table-cell office:value-type="float" office:value="156.282" calcext:value-type="float">
            <text:p>1.56E+02</text:p>
          </table:table-cell>
          <table:table-cell table:formula="of:=[.C809]+0.2" office:value-type="float" office:value="161.599999999999" calcext:value-type="float">
            <text:p>161.599999999999</text:p>
          </table:table-cell>
        </table:table-row>
        <table:table-row table:style-name="ro1">
          <table:table-cell office:value-type="float" office:value="80.6554" calcext:value-type="float">
            <text:p>8.07E+01</text:p>
          </table:table-cell>
          <table:table-cell office:value-type="float" office:value="156.474" calcext:value-type="float">
            <text:p>1.56E+02</text:p>
          </table:table-cell>
          <table:table-cell table:formula="of:=[.C810]+0.2" office:value-type="float" office:value="161.799999999999" calcext:value-type="float">
            <text:p>161.799999999999</text:p>
          </table:table-cell>
        </table:table-row>
        <table:table-row table:style-name="ro1">
          <table:table-cell office:value-type="float" office:value="80.7405" calcext:value-type="float">
            <text:p>8.07E+01</text:p>
          </table:table-cell>
          <table:table-cell office:value-type="float" office:value="156.665" calcext:value-type="float">
            <text:p>1.57E+02</text:p>
          </table:table-cell>
          <table:table-cell table:formula="of:=[.C811]+0.2" office:value-type="float" office:value="161.999999999999" calcext:value-type="float">
            <text:p>161.999999999999</text:p>
          </table:table-cell>
        </table:table-row>
        <table:table-row table:style-name="ro1">
          <table:table-cell office:value-type="float" office:value="80.8255" calcext:value-type="float">
            <text:p>8.08E+01</text:p>
          </table:table-cell>
          <table:table-cell office:value-type="float" office:value="156.856" calcext:value-type="float">
            <text:p>1.57E+02</text:p>
          </table:table-cell>
          <table:table-cell table:formula="of:=[.C812]+0.2" office:value-type="float" office:value="162.199999999999" calcext:value-type="float">
            <text:p>162.199999999999</text:p>
          </table:table-cell>
        </table:table-row>
        <table:table-row table:style-name="ro1">
          <table:table-cell office:value-type="float" office:value="80.9104" calcext:value-type="float">
            <text:p>8.09E+01</text:p>
          </table:table-cell>
          <table:table-cell office:value-type="float" office:value="157.047" calcext:value-type="float">
            <text:p>1.57E+02</text:p>
          </table:table-cell>
          <table:table-cell table:formula="of:=[.C813]+0.2" office:value-type="float" office:value="162.399999999999" calcext:value-type="float">
            <text:p>162.399999999999</text:p>
          </table:table-cell>
        </table:table-row>
        <table:table-row table:style-name="ro1">
          <table:table-cell office:value-type="float" office:value="80.9952" calcext:value-type="float">
            <text:p>8.10E+01</text:p>
          </table:table-cell>
          <table:table-cell office:value-type="float" office:value="157.238" calcext:value-type="float">
            <text:p>1.57E+02</text:p>
          </table:table-cell>
          <table:table-cell table:formula="of:=[.C814]+0.2" office:value-type="float" office:value="162.599999999999" calcext:value-type="float">
            <text:p>162.599999999999</text:p>
          </table:table-cell>
        </table:table-row>
        <table:table-row table:style-name="ro1">
          <table:table-cell office:value-type="float" office:value="81.08" calcext:value-type="float">
            <text:p>8.11E+01</text:p>
          </table:table-cell>
          <table:table-cell office:value-type="float" office:value="157.429" calcext:value-type="float">
            <text:p>1.57E+02</text:p>
          </table:table-cell>
          <table:table-cell table:formula="of:=[.C815]+0.2" office:value-type="float" office:value="162.799999999999" calcext:value-type="float">
            <text:p>162.799999999999</text:p>
          </table:table-cell>
        </table:table-row>
        <table:table-row table:style-name="ro1">
          <table:table-cell office:value-type="float" office:value="81.1646" calcext:value-type="float">
            <text:p>8.12E+01</text:p>
          </table:table-cell>
          <table:table-cell office:value-type="float" office:value="157.619" calcext:value-type="float">
            <text:p>1.58E+02</text:p>
          </table:table-cell>
          <table:table-cell table:formula="of:=[.C816]+0.2" office:value-type="float" office:value="162.999999999999" calcext:value-type="float">
            <text:p>162.999999999999</text:p>
          </table:table-cell>
        </table:table-row>
        <table:table-row table:style-name="ro1">
          <table:table-cell office:value-type="float" office:value="81.2492" calcext:value-type="float">
            <text:p>8.12E+01</text:p>
          </table:table-cell>
          <table:table-cell office:value-type="float" office:value="157.81" calcext:value-type="float">
            <text:p>1.58E+02</text:p>
          </table:table-cell>
          <table:table-cell table:formula="of:=[.C817]+0.2" office:value-type="float" office:value="163.199999999999" calcext:value-type="float">
            <text:p>163.199999999999</text:p>
          </table:table-cell>
        </table:table-row>
        <table:table-row table:style-name="ro1">
          <table:table-cell office:value-type="float" office:value="81.3337" calcext:value-type="float">
            <text:p>8.13E+01</text:p>
          </table:table-cell>
          <table:table-cell office:value-type="float" office:value="158" calcext:value-type="float">
            <text:p>1.58E+02</text:p>
          </table:table-cell>
          <table:table-cell table:formula="of:=[.C818]+0.2" office:value-type="float" office:value="163.399999999999" calcext:value-type="float">
            <text:p>163.399999999999</text:p>
          </table:table-cell>
        </table:table-row>
        <table:table-row table:style-name="ro1">
          <table:table-cell office:value-type="float" office:value="81.4181" calcext:value-type="float">
            <text:p>8.14E+01</text:p>
          </table:table-cell>
          <table:table-cell office:value-type="float" office:value="158.19" calcext:value-type="float">
            <text:p>1.58E+02</text:p>
          </table:table-cell>
          <table:table-cell table:formula="of:=[.C819]+0.2" office:value-type="float" office:value="163.599999999999" calcext:value-type="float">
            <text:p>163.599999999999</text:p>
          </table:table-cell>
        </table:table-row>
        <table:table-row table:style-name="ro1">
          <table:table-cell office:value-type="float" office:value="81.5024" calcext:value-type="float">
            <text:p>8.15E+01</text:p>
          </table:table-cell>
          <table:table-cell office:value-type="float" office:value="158.38" calcext:value-type="float">
            <text:p>1.58E+02</text:p>
          </table:table-cell>
          <table:table-cell table:formula="of:=[.C820]+0.2" office:value-type="float" office:value="163.799999999999" calcext:value-type="float">
            <text:p>163.799999999999</text:p>
          </table:table-cell>
        </table:table-row>
        <table:table-row table:style-name="ro1">
          <table:table-cell office:value-type="float" office:value="81.5867" calcext:value-type="float">
            <text:p>8.16E+01</text:p>
          </table:table-cell>
          <table:table-cell office:value-type="float" office:value="158.569" calcext:value-type="float">
            <text:p>1.59E+02</text:p>
          </table:table-cell>
          <table:table-cell table:formula="of:=[.C821]+0.2" office:value-type="float" office:value="163.999999999999" calcext:value-type="float">
            <text:p>163.999999999999</text:p>
          </table:table-cell>
        </table:table-row>
        <table:table-row table:style-name="ro1">
          <table:table-cell office:value-type="float" office:value="81.6708" calcext:value-type="float">
            <text:p>8.17E+01</text:p>
          </table:table-cell>
          <table:table-cell office:value-type="float" office:value="158.758" calcext:value-type="float">
            <text:p>1.59E+02</text:p>
          </table:table-cell>
          <table:table-cell table:formula="of:=[.C822]+0.2" office:value-type="float" office:value="164.199999999999" calcext:value-type="float">
            <text:p>164.199999999999</text:p>
          </table:table-cell>
        </table:table-row>
        <table:table-row table:style-name="ro1">
          <table:table-cell office:value-type="float" office:value="81.7549" calcext:value-type="float">
            <text:p>8.18E+01</text:p>
          </table:table-cell>
          <table:table-cell office:value-type="float" office:value="158.948" calcext:value-type="float">
            <text:p>1.59E+02</text:p>
          </table:table-cell>
          <table:table-cell table:formula="of:=[.C823]+0.2" office:value-type="float" office:value="164.399999999999" calcext:value-type="float">
            <text:p>164.399999999999</text:p>
          </table:table-cell>
        </table:table-row>
        <table:table-row table:style-name="ro1">
          <table:table-cell office:value-type="float" office:value="81.8389" calcext:value-type="float">
            <text:p>8.18E+01</text:p>
          </table:table-cell>
          <table:table-cell office:value-type="float" office:value="159.137" calcext:value-type="float">
            <text:p>1.59E+02</text:p>
          </table:table-cell>
          <table:table-cell table:formula="of:=[.C824]+0.2" office:value-type="float" office:value="164.599999999999" calcext:value-type="float">
            <text:p>164.599999999999</text:p>
          </table:table-cell>
        </table:table-row>
        <table:table-row table:style-name="ro1">
          <table:table-cell office:value-type="float" office:value="81.9228" calcext:value-type="float">
            <text:p>8.19E+01</text:p>
          </table:table-cell>
          <table:table-cell office:value-type="float" office:value="159.325" calcext:value-type="float">
            <text:p>1.59E+02</text:p>
          </table:table-cell>
          <table:table-cell table:formula="of:=[.C825]+0.2" office:value-type="float" office:value="164.799999999999" calcext:value-type="float">
            <text:p>164.799999999999</text:p>
          </table:table-cell>
        </table:table-row>
        <table:table-row table:style-name="ro1">
          <table:table-cell office:value-type="float" office:value="82.0066" calcext:value-type="float">
            <text:p>8.20E+01</text:p>
          </table:table-cell>
          <table:table-cell office:value-type="float" office:value="159.514" calcext:value-type="float">
            <text:p>1.60E+02</text:p>
          </table:table-cell>
          <table:table-cell table:formula="of:=[.C826]+0.2" office:value-type="float" office:value="164.999999999999" calcext:value-type="float">
            <text:p>164.999999999999</text:p>
          </table:table-cell>
        </table:table-row>
        <table:table-row table:style-name="ro1">
          <table:table-cell office:value-type="float" office:value="82.0903" calcext:value-type="float">
            <text:p>8.21E+01</text:p>
          </table:table-cell>
          <table:table-cell office:value-type="float" office:value="159.702" calcext:value-type="float">
            <text:p>1.60E+02</text:p>
          </table:table-cell>
          <table:table-cell table:formula="of:=[.C827]+0.2" office:value-type="float" office:value="165.199999999999" calcext:value-type="float">
            <text:p>165.199999999999</text:p>
          </table:table-cell>
        </table:table-row>
        <table:table-row table:style-name="ro1">
          <table:table-cell office:value-type="float" office:value="82.1739" calcext:value-type="float">
            <text:p>8.22E+01</text:p>
          </table:table-cell>
          <table:table-cell office:value-type="float" office:value="159.89" calcext:value-type="float">
            <text:p>1.60E+02</text:p>
          </table:table-cell>
          <table:table-cell table:formula="of:=[.C828]+0.2" office:value-type="float" office:value="165.399999999999" calcext:value-type="float">
            <text:p>165.399999999999</text:p>
          </table:table-cell>
        </table:table-row>
        <table:table-row table:style-name="ro1">
          <table:table-cell office:value-type="float" office:value="82.2575" calcext:value-type="float">
            <text:p>8.23E+01</text:p>
          </table:table-cell>
          <table:table-cell office:value-type="float" office:value="160.078" calcext:value-type="float">
            <text:p>1.60E+02</text:p>
          </table:table-cell>
          <table:table-cell table:formula="of:=[.C829]+0.2" office:value-type="float" office:value="165.599999999999" calcext:value-type="float">
            <text:p>165.599999999999</text:p>
          </table:table-cell>
        </table:table-row>
        <table:table-row table:style-name="ro1">
          <table:table-cell office:value-type="float" office:value="82.3409" calcext:value-type="float">
            <text:p>8.23E+01</text:p>
          </table:table-cell>
          <table:table-cell office:value-type="float" office:value="160.266" calcext:value-type="float">
            <text:p>1.60E+02</text:p>
          </table:table-cell>
          <table:table-cell table:formula="of:=[.C830]+0.2" office:value-type="float" office:value="165.799999999999" calcext:value-type="float">
            <text:p>165.799999999999</text:p>
          </table:table-cell>
        </table:table-row>
        <table:table-row table:style-name="ro1">
          <table:table-cell office:value-type="float" office:value="82.4243" calcext:value-type="float">
            <text:p>8.24E+01</text:p>
          </table:table-cell>
          <table:table-cell office:value-type="float" office:value="160.454" calcext:value-type="float">
            <text:p>1.60E+02</text:p>
          </table:table-cell>
          <table:table-cell table:formula="of:=[.C831]+0.2" office:value-type="float" office:value="165.999999999999" calcext:value-type="float">
            <text:p>165.999999999999</text:p>
          </table:table-cell>
        </table:table-row>
        <table:table-row table:style-name="ro1">
          <table:table-cell office:value-type="float" office:value="82.5076" calcext:value-type="float">
            <text:p>8.25E+01</text:p>
          </table:table-cell>
          <table:table-cell office:value-type="float" office:value="160.641" calcext:value-type="float">
            <text:p>1.61E+02</text:p>
          </table:table-cell>
          <table:table-cell table:formula="of:=[.C832]+0.2" office:value-type="float" office:value="166.199999999999" calcext:value-type="float">
            <text:p>166.199999999999</text:p>
          </table:table-cell>
        </table:table-row>
        <table:table-row table:style-name="ro1">
          <table:table-cell office:value-type="float" office:value="82.5908" calcext:value-type="float">
            <text:p>8.26E+01</text:p>
          </table:table-cell>
          <table:table-cell office:value-type="float" office:value="160.828" calcext:value-type="float">
            <text:p>1.61E+02</text:p>
          </table:table-cell>
          <table:table-cell table:formula="of:=[.C833]+0.2" office:value-type="float" office:value="166.399999999999" calcext:value-type="float">
            <text:p>166.399999999999</text:p>
          </table:table-cell>
        </table:table-row>
        <table:table-row table:style-name="ro1">
          <table:table-cell office:value-type="float" office:value="82.6739" calcext:value-type="float">
            <text:p>8.27E+01</text:p>
          </table:table-cell>
          <table:table-cell office:value-type="float" office:value="161.015" calcext:value-type="float">
            <text:p>1.61E+02</text:p>
          </table:table-cell>
          <table:table-cell table:formula="of:=[.C834]+0.2" office:value-type="float" office:value="166.599999999999" calcext:value-type="float">
            <text:p>166.599999999999</text:p>
          </table:table-cell>
        </table:table-row>
        <table:table-row table:style-name="ro1">
          <table:table-cell office:value-type="float" office:value="82.7569" calcext:value-type="float">
            <text:p>8.28E+01</text:p>
          </table:table-cell>
          <table:table-cell office:value-type="float" office:value="161.202" calcext:value-type="float">
            <text:p>1.61E+02</text:p>
          </table:table-cell>
          <table:table-cell table:formula="of:=[.C835]+0.2" office:value-type="float" office:value="166.799999999999" calcext:value-type="float">
            <text:p>166.799999999999</text:p>
          </table:table-cell>
        </table:table-row>
        <table:table-row table:style-name="ro1">
          <table:table-cell office:value-type="float" office:value="82.8398" calcext:value-type="float">
            <text:p>8.28E+01</text:p>
          </table:table-cell>
          <table:table-cell office:value-type="float" office:value="161.389" calcext:value-type="float">
            <text:p>1.61E+02</text:p>
          </table:table-cell>
          <table:table-cell table:formula="of:=[.C836]+0.2" office:value-type="float" office:value="166.999999999999" calcext:value-type="float">
            <text:p>166.999999999999</text:p>
          </table:table-cell>
        </table:table-row>
        <table:table-row table:style-name="ro1">
          <table:table-cell office:value-type="float" office:value="82.9226" calcext:value-type="float">
            <text:p>8.29E+01</text:p>
          </table:table-cell>
          <table:table-cell office:value-type="float" office:value="161.575" calcext:value-type="float">
            <text:p>1.62E+02</text:p>
          </table:table-cell>
          <table:table-cell table:formula="of:=[.C837]+0.2" office:value-type="float" office:value="167.199999999999" calcext:value-type="float">
            <text:p>167.199999999999</text:p>
          </table:table-cell>
        </table:table-row>
        <table:table-row table:style-name="ro1">
          <table:table-cell office:value-type="float" office:value="83.0054" calcext:value-type="float">
            <text:p>8.30E+01</text:p>
          </table:table-cell>
          <table:table-cell office:value-type="float" office:value="161.761" calcext:value-type="float">
            <text:p>1.62E+02</text:p>
          </table:table-cell>
          <table:table-cell table:formula="of:=[.C838]+0.2" office:value-type="float" office:value="167.399999999999" calcext:value-type="float">
            <text:p>167.399999999999</text:p>
          </table:table-cell>
        </table:table-row>
        <table:table-row table:style-name="ro1">
          <table:table-cell office:value-type="float" office:value="83.088" calcext:value-type="float">
            <text:p>8.31E+01</text:p>
          </table:table-cell>
          <table:table-cell office:value-type="float" office:value="161.947" calcext:value-type="float">
            <text:p>1.62E+02</text:p>
          </table:table-cell>
          <table:table-cell table:formula="of:=[.C839]+0.2" office:value-type="float" office:value="167.599999999999" calcext:value-type="float">
            <text:p>167.599999999999</text:p>
          </table:table-cell>
        </table:table-row>
        <table:table-row table:style-name="ro1">
          <table:table-cell office:value-type="float" office:value="83.1706" calcext:value-type="float">
            <text:p>8.32E+01</text:p>
          </table:table-cell>
          <table:table-cell office:value-type="float" office:value="162.133" calcext:value-type="float">
            <text:p>1.62E+02</text:p>
          </table:table-cell>
          <table:table-cell table:formula="of:=[.C840]+0.2" office:value-type="float" office:value="167.799999999999" calcext:value-type="float">
            <text:p>167.799999999999</text:p>
          </table:table-cell>
        </table:table-row>
        <table:table-row table:style-name="ro1">
          <table:table-cell office:value-type="float" office:value="83.2531" calcext:value-type="float">
            <text:p>8.33E+01</text:p>
          </table:table-cell>
          <table:table-cell office:value-type="float" office:value="162.319" calcext:value-type="float">
            <text:p>1.62E+02</text:p>
          </table:table-cell>
          <table:table-cell table:formula="of:=[.C841]+0.2" office:value-type="float" office:value="167.999999999999" calcext:value-type="float">
            <text:p>167.999999999999</text:p>
          </table:table-cell>
        </table:table-row>
        <table:table-row table:style-name="ro1">
          <table:table-cell office:value-type="float" office:value="83.3355" calcext:value-type="float">
            <text:p>8.33E+01</text:p>
          </table:table-cell>
          <table:table-cell office:value-type="float" office:value="162.504" calcext:value-type="float">
            <text:p>1.63E+02</text:p>
          </table:table-cell>
          <table:table-cell table:formula="of:=[.C842]+0.2" office:value-type="float" office:value="168.199999999999" calcext:value-type="float">
            <text:p>168.199999999999</text:p>
          </table:table-cell>
        </table:table-row>
        <table:table-row table:style-name="ro1">
          <table:table-cell office:value-type="float" office:value="83.4178" calcext:value-type="float">
            <text:p>8.34E+01</text:p>
          </table:table-cell>
          <table:table-cell office:value-type="float" office:value="162.689" calcext:value-type="float">
            <text:p>1.63E+02</text:p>
          </table:table-cell>
          <table:table-cell table:formula="of:=[.C843]+0.2" office:value-type="float" office:value="168.399999999999" calcext:value-type="float">
            <text:p>168.399999999999</text:p>
          </table:table-cell>
        </table:table-row>
        <table:table-row table:style-name="ro1">
          <table:table-cell office:value-type="float" office:value="83.5" calcext:value-type="float">
            <text:p>8.35E+01</text:p>
          </table:table-cell>
          <table:table-cell office:value-type="float" office:value="162.874" calcext:value-type="float">
            <text:p>1.63E+02</text:p>
          </table:table-cell>
          <table:table-cell table:formula="of:=[.C844]+0.2" office:value-type="float" office:value="168.599999999999" calcext:value-type="float">
            <text:p>168.599999999999</text:p>
          </table:table-cell>
        </table:table-row>
        <table:table-row table:style-name="ro1">
          <table:table-cell office:value-type="float" office:value="83.5821" calcext:value-type="float">
            <text:p>8.36E+01</text:p>
          </table:table-cell>
          <table:table-cell office:value-type="float" office:value="163.059" calcext:value-type="float">
            <text:p>1.63E+02</text:p>
          </table:table-cell>
          <table:table-cell table:formula="of:=[.C845]+0.2" office:value-type="float" office:value="168.799999999999" calcext:value-type="float">
            <text:p>168.799999999999</text:p>
          </table:table-cell>
        </table:table-row>
        <table:table-row table:style-name="ro1">
          <table:table-cell office:value-type="float" office:value="83.6641" calcext:value-type="float">
            <text:p>8.37E+01</text:p>
          </table:table-cell>
          <table:table-cell office:value-type="float" office:value="163.243" calcext:value-type="float">
            <text:p>1.63E+02</text:p>
          </table:table-cell>
          <table:table-cell table:formula="of:=[.C846]+0.2" office:value-type="float" office:value="168.999999999999" calcext:value-type="float">
            <text:p>168.999999999999</text:p>
          </table:table-cell>
        </table:table-row>
        <table:table-row table:style-name="ro1">
          <table:table-cell office:value-type="float" office:value="83.746" calcext:value-type="float">
            <text:p>8.37E+01</text:p>
          </table:table-cell>
          <table:table-cell office:value-type="float" office:value="163.428" calcext:value-type="float">
            <text:p>1.63E+02</text:p>
          </table:table-cell>
          <table:table-cell table:formula="of:=[.C847]+0.2" office:value-type="float" office:value="169.199999999999" calcext:value-type="float">
            <text:p>169.199999999999</text:p>
          </table:table-cell>
        </table:table-row>
        <table:table-row table:style-name="ro1">
          <table:table-cell office:value-type="float" office:value="83.8279" calcext:value-type="float">
            <text:p>8.38E+01</text:p>
          </table:table-cell>
          <table:table-cell office:value-type="float" office:value="163.612" calcext:value-type="float">
            <text:p>1.64E+02</text:p>
          </table:table-cell>
          <table:table-cell table:formula="of:=[.C848]+0.2" office:value-type="float" office:value="169.399999999999" calcext:value-type="float">
            <text:p>169.399999999999</text:p>
          </table:table-cell>
        </table:table-row>
        <table:table-row table:style-name="ro1">
          <table:table-cell office:value-type="float" office:value="83.9096" calcext:value-type="float">
            <text:p>8.39E+01</text:p>
          </table:table-cell>
          <table:table-cell office:value-type="float" office:value="163.796" calcext:value-type="float">
            <text:p>1.64E+02</text:p>
          </table:table-cell>
          <table:table-cell table:formula="of:=[.C849]+0.2" office:value-type="float" office:value="169.599999999999" calcext:value-type="float">
            <text:p>169.599999999999</text:p>
          </table:table-cell>
        </table:table-row>
        <table:table-row table:style-name="ro1">
          <table:table-cell office:value-type="float" office:value="83.9913" calcext:value-type="float">
            <text:p>8.40E+01</text:p>
          </table:table-cell>
          <table:table-cell office:value-type="float" office:value="163.98" calcext:value-type="float">
            <text:p>1.64E+02</text:p>
          </table:table-cell>
          <table:table-cell table:formula="of:=[.C850]+0.2" office:value-type="float" office:value="169.799999999999" calcext:value-type="float">
            <text:p>169.799999999999</text:p>
          </table:table-cell>
        </table:table-row>
        <table:table-row table:style-name="ro1">
          <table:table-cell office:value-type="float" office:value="84.0728" calcext:value-type="float">
            <text:p>8.41E+01</text:p>
          </table:table-cell>
          <table:table-cell office:value-type="float" office:value="164.163" calcext:value-type="float">
            <text:p>1.64E+02</text:p>
          </table:table-cell>
          <table:table-cell table:formula="of:=[.C851]+0.2" office:value-type="float" office:value="169.999999999999" calcext:value-type="float">
            <text:p>169.999999999999</text:p>
          </table:table-cell>
        </table:table-row>
        <table:table-row table:style-name="ro1">
          <table:table-cell office:value-type="float" office:value="84.1543" calcext:value-type="float">
            <text:p>8.42E+01</text:p>
          </table:table-cell>
          <table:table-cell office:value-type="float" office:value="164.346" calcext:value-type="float">
            <text:p>1.64E+02</text:p>
          </table:table-cell>
          <table:table-cell table:formula="of:=[.C852]+0.2" office:value-type="float" office:value="170.199999999999" calcext:value-type="float">
            <text:p>170.199999999999</text:p>
          </table:table-cell>
        </table:table-row>
        <table:table-row table:style-name="ro1">
          <table:table-cell office:value-type="float" office:value="84.2357" calcext:value-type="float">
            <text:p>8.42E+01</text:p>
          </table:table-cell>
          <table:table-cell office:value-type="float" office:value="164.53" calcext:value-type="float">
            <text:p>1.65E+02</text:p>
          </table:table-cell>
          <table:table-cell table:formula="of:=[.C853]+0.2" office:value-type="float" office:value="170.399999999999" calcext:value-type="float">
            <text:p>170.399999999999</text:p>
          </table:table-cell>
        </table:table-row>
        <table:table-row table:style-name="ro1">
          <table:table-cell office:value-type="float" office:value="84.317" calcext:value-type="float">
            <text:p>8.43E+01</text:p>
          </table:table-cell>
          <table:table-cell office:value-type="float" office:value="164.712" calcext:value-type="float">
            <text:p>1.65E+02</text:p>
          </table:table-cell>
          <table:table-cell table:formula="of:=[.C854]+0.2" office:value-type="float" office:value="170.599999999999" calcext:value-type="float">
            <text:p>170.599999999999</text:p>
          </table:table-cell>
        </table:table-row>
        <table:table-row table:style-name="ro1">
          <table:table-cell office:value-type="float" office:value="84.3982" calcext:value-type="float">
            <text:p>8.44E+01</text:p>
          </table:table-cell>
          <table:table-cell office:value-type="float" office:value="164.895" calcext:value-type="float">
            <text:p>1.65E+02</text:p>
          </table:table-cell>
          <table:table-cell table:formula="of:=[.C855]+0.2" office:value-type="float" office:value="170.799999999999" calcext:value-type="float">
            <text:p>170.799999999999</text:p>
          </table:table-cell>
        </table:table-row>
        <table:table-row table:style-name="ro1">
          <table:table-cell office:value-type="float" office:value="84.4793" calcext:value-type="float">
            <text:p>8.45E+01</text:p>
          </table:table-cell>
          <table:table-cell office:value-type="float" office:value="165.078" calcext:value-type="float">
            <text:p>1.65E+02</text:p>
          </table:table-cell>
          <table:table-cell table:formula="of:=[.C856]+0.2" office:value-type="float" office:value="170.999999999999" calcext:value-type="float">
            <text:p>170.999999999999</text:p>
          </table:table-cell>
        </table:table-row>
        <table:table-row table:style-name="ro1">
          <table:table-cell office:value-type="float" office:value="84.5603" calcext:value-type="float">
            <text:p>8.46E+01</text:p>
          </table:table-cell>
          <table:table-cell office:value-type="float" office:value="165.26" calcext:value-type="float">
            <text:p>1.65E+02</text:p>
          </table:table-cell>
          <table:table-cell table:formula="of:=[.C857]+0.2" office:value-type="float" office:value="171.199999999999" calcext:value-type="float">
            <text:p>171.199999999999</text:p>
          </table:table-cell>
        </table:table-row>
        <table:table-row table:style-name="ro1">
          <table:table-cell office:value-type="float" office:value="84.6412" calcext:value-type="float">
            <text:p>8.46E+01</text:p>
          </table:table-cell>
          <table:table-cell office:value-type="float" office:value="165.442" calcext:value-type="float">
            <text:p>1.65E+02</text:p>
          </table:table-cell>
          <table:table-cell table:formula="of:=[.C858]+0.2" office:value-type="float" office:value="171.399999999999" calcext:value-type="float">
            <text:p>171.399999999999</text:p>
          </table:table-cell>
        </table:table-row>
        <table:table-row table:style-name="ro1">
          <table:table-cell office:value-type="float" office:value="84.7221" calcext:value-type="float">
            <text:p>8.47E+01</text:p>
          </table:table-cell>
          <table:table-cell office:value-type="float" office:value="165.624" calcext:value-type="float">
            <text:p>1.66E+02</text:p>
          </table:table-cell>
          <table:table-cell table:formula="of:=[.C859]+0.2" office:value-type="float" office:value="171.599999999999" calcext:value-type="float">
            <text:p>171.599999999999</text:p>
          </table:table-cell>
        </table:table-row>
        <table:table-row table:style-name="ro1">
          <table:table-cell office:value-type="float" office:value="84.8028" calcext:value-type="float">
            <text:p>8.48E+01</text:p>
          </table:table-cell>
          <table:table-cell office:value-type="float" office:value="165.806" calcext:value-type="float">
            <text:p>1.66E+02</text:p>
          </table:table-cell>
          <table:table-cell table:formula="of:=[.C860]+0.2" office:value-type="float" office:value="171.799999999999" calcext:value-type="float">
            <text:p>171.799999999999</text:p>
          </table:table-cell>
        </table:table-row>
        <table:table-row table:style-name="ro1">
          <table:table-cell office:value-type="float" office:value="84.8834" calcext:value-type="float">
            <text:p>8.49E+01</text:p>
          </table:table-cell>
          <table:table-cell office:value-type="float" office:value="165.987" calcext:value-type="float">
            <text:p>1.66E+02</text:p>
          </table:table-cell>
          <table:table-cell table:formula="of:=[.C861]+0.2" office:value-type="float" office:value="171.999999999999" calcext:value-type="float">
            <text:p>171.999999999999</text:p>
          </table:table-cell>
        </table:table-row>
        <table:table-row table:style-name="ro1">
          <table:table-cell office:value-type="float" office:value="84.964" calcext:value-type="float">
            <text:p>8.50E+01</text:p>
          </table:table-cell>
          <table:table-cell office:value-type="float" office:value="166.168" calcext:value-type="float">
            <text:p>1.66E+02</text:p>
          </table:table-cell>
          <table:table-cell table:formula="of:=[.C862]+0.2" office:value-type="float" office:value="172.199999999999" calcext:value-type="float">
            <text:p>172.199999999999</text:p>
          </table:table-cell>
        </table:table-row>
        <table:table-row table:style-name="ro1">
          <table:table-cell office:value-type="float" office:value="85.0444" calcext:value-type="float">
            <text:p>8.50E+01</text:p>
          </table:table-cell>
          <table:table-cell office:value-type="float" office:value="166.349" calcext:value-type="float">
            <text:p>1.66E+02</text:p>
          </table:table-cell>
          <table:table-cell table:formula="of:=[.C863]+0.2" office:value-type="float" office:value="172.399999999999" calcext:value-type="float">
            <text:p>172.399999999999</text:p>
          </table:table-cell>
        </table:table-row>
        <table:table-row table:style-name="ro1">
          <table:table-cell office:value-type="float" office:value="85.1248" calcext:value-type="float">
            <text:p>8.51E+01</text:p>
          </table:table-cell>
          <table:table-cell office:value-type="float" office:value="166.53" calcext:value-type="float">
            <text:p>1.67E+02</text:p>
          </table:table-cell>
          <table:table-cell table:formula="of:=[.C864]+0.2" office:value-type="float" office:value="172.599999999999" calcext:value-type="float">
            <text:p>172.599999999999</text:p>
          </table:table-cell>
        </table:table-row>
        <table:table-row table:style-name="ro1">
          <table:table-cell office:value-type="float" office:value="85.205" calcext:value-type="float">
            <text:p>8.52E+01</text:p>
          </table:table-cell>
          <table:table-cell office:value-type="float" office:value="166.711" calcext:value-type="float">
            <text:p>1.67E+02</text:p>
          </table:table-cell>
          <table:table-cell table:formula="of:=[.C865]+0.2" office:value-type="float" office:value="172.799999999999" calcext:value-type="float">
            <text:p>172.799999999999</text:p>
          </table:table-cell>
        </table:table-row>
        <table:table-row table:style-name="ro1">
          <table:table-cell office:value-type="float" office:value="85.2852" calcext:value-type="float">
            <text:p>8.53E+01</text:p>
          </table:table-cell>
          <table:table-cell office:value-type="float" office:value="166.891" calcext:value-type="float">
            <text:p>1.67E+02</text:p>
          </table:table-cell>
          <table:table-cell table:formula="of:=[.C866]+0.2" office:value-type="float" office:value="172.999999999999" calcext:value-type="float">
            <text:p>172.999999999999</text:p>
          </table:table-cell>
        </table:table-row>
        <table:table-row table:style-name="ro1">
          <table:table-cell office:value-type="float" office:value="85.3653" calcext:value-type="float">
            <text:p>8.54E+01</text:p>
          </table:table-cell>
          <table:table-cell office:value-type="float" office:value="167.071" calcext:value-type="float">
            <text:p>1.67E+02</text:p>
          </table:table-cell>
          <table:table-cell table:formula="of:=[.C867]+0.2" office:value-type="float" office:value="173.199999999999" calcext:value-type="float">
            <text:p>173.199999999999</text:p>
          </table:table-cell>
        </table:table-row>
        <table:table-row table:style-name="ro1">
          <table:table-cell office:value-type="float" office:value="85.4452" calcext:value-type="float">
            <text:p>8.54E+01</text:p>
          </table:table-cell>
          <table:table-cell office:value-type="float" office:value="167.251" calcext:value-type="float">
            <text:p>1.67E+02</text:p>
          </table:table-cell>
          <table:table-cell table:formula="of:=[.C868]+0.2" office:value-type="float" office:value="173.399999999999" calcext:value-type="float">
            <text:p>173.399999999999</text:p>
          </table:table-cell>
        </table:table-row>
        <table:table-row table:style-name="ro1">
          <table:table-cell office:value-type="float" office:value="85.5251" calcext:value-type="float">
            <text:p>8.55E+01</text:p>
          </table:table-cell>
          <table:table-cell office:value-type="float" office:value="167.431" calcext:value-type="float">
            <text:p>1.67E+02</text:p>
          </table:table-cell>
          <table:table-cell table:formula="of:=[.C869]+0.2" office:value-type="float" office:value="173.599999999999" calcext:value-type="float">
            <text:p>173.599999999999</text:p>
          </table:table-cell>
        </table:table-row>
        <table:table-row table:style-name="ro1">
          <table:table-cell office:value-type="float" office:value="85.6049" calcext:value-type="float">
            <text:p>8.56E+01</text:p>
          </table:table-cell>
          <table:table-cell office:value-type="float" office:value="167.61" calcext:value-type="float">
            <text:p>1.68E+02</text:p>
          </table:table-cell>
          <table:table-cell table:formula="of:=[.C870]+0.2" office:value-type="float" office:value="173.799999999999" calcext:value-type="float">
            <text:p>173.799999999999</text:p>
          </table:table-cell>
        </table:table-row>
        <table:table-row table:style-name="ro1">
          <table:table-cell office:value-type="float" office:value="85.6846" calcext:value-type="float">
            <text:p>8.57E+01</text:p>
          </table:table-cell>
          <table:table-cell office:value-type="float" office:value="167.79" calcext:value-type="float">
            <text:p>1.68E+02</text:p>
          </table:table-cell>
          <table:table-cell table:formula="of:=[.C871]+0.2" office:value-type="float" office:value="173.999999999999" calcext:value-type="float">
            <text:p>173.999999999999</text:p>
          </table:table-cell>
        </table:table-row>
        <table:table-row table:style-name="ro1">
          <table:table-cell office:value-type="float" office:value="85.7642" calcext:value-type="float">
            <text:p>8.58E+01</text:p>
          </table:table-cell>
          <table:table-cell office:value-type="float" office:value="167.969" calcext:value-type="float">
            <text:p>1.68E+02</text:p>
          </table:table-cell>
          <table:table-cell table:formula="of:=[.C872]+0.2" office:value-type="float" office:value="174.199999999999" calcext:value-type="float">
            <text:p>174.199999999999</text:p>
          </table:table-cell>
        </table:table-row>
        <table:table-row table:style-name="ro1">
          <table:table-cell office:value-type="float" office:value="85.8437" calcext:value-type="float">
            <text:p>8.58E+01</text:p>
          </table:table-cell>
          <table:table-cell office:value-type="float" office:value="168.148" calcext:value-type="float">
            <text:p>1.68E+02</text:p>
          </table:table-cell>
          <table:table-cell table:formula="of:=[.C873]+0.2" office:value-type="float" office:value="174.399999999999" calcext:value-type="float">
            <text:p>174.399999999999</text:p>
          </table:table-cell>
        </table:table-row>
        <table:table-row table:style-name="ro1">
          <table:table-cell office:value-type="float" office:value="85.9231" calcext:value-type="float">
            <text:p>8.59E+01</text:p>
          </table:table-cell>
          <table:table-cell office:value-type="float" office:value="168.326" calcext:value-type="float">
            <text:p>1.68E+02</text:p>
          </table:table-cell>
          <table:table-cell table:formula="of:=[.C874]+0.2" office:value-type="float" office:value="174.599999999999" calcext:value-type="float">
            <text:p>174.599999999999</text:p>
          </table:table-cell>
        </table:table-row>
        <table:table-row table:style-name="ro1">
          <table:table-cell office:value-type="float" office:value="86.0024" calcext:value-type="float">
            <text:p>8.60E+01</text:p>
          </table:table-cell>
          <table:table-cell office:value-type="float" office:value="168.505" calcext:value-type="float">
            <text:p>1.69E+02</text:p>
          </table:table-cell>
          <table:table-cell table:formula="of:=[.C875]+0.2" office:value-type="float" office:value="174.799999999999" calcext:value-type="float">
            <text:p>174.799999999999</text:p>
          </table:table-cell>
        </table:table-row>
        <table:table-row table:style-name="ro1">
          <table:table-cell office:value-type="float" office:value="86.0816" calcext:value-type="float">
            <text:p>8.61E+01</text:p>
          </table:table-cell>
          <table:table-cell office:value-type="float" office:value="168.683" calcext:value-type="float">
            <text:p>1.69E+02</text:p>
          </table:table-cell>
          <table:table-cell table:formula="of:=[.C876]+0.2" office:value-type="float" office:value="174.999999999999" calcext:value-type="float">
            <text:p>174.999999999999</text:p>
          </table:table-cell>
        </table:table-row>
        <table:table-row table:style-name="ro1">
          <table:table-cell office:value-type="float" office:value="86.1607" calcext:value-type="float">
            <text:p>8.62E+01</text:p>
          </table:table-cell>
          <table:table-cell office:value-type="float" office:value="168.861" calcext:value-type="float">
            <text:p>1.69E+02</text:p>
          </table:table-cell>
          <table:table-cell table:formula="of:=[.C877]+0.2" office:value-type="float" office:value="175.199999999999" calcext:value-type="float">
            <text:p>175.199999999999</text:p>
          </table:table-cell>
        </table:table-row>
        <table:table-row table:style-name="ro1">
          <table:table-cell office:value-type="float" office:value="86.2397" calcext:value-type="float">
            <text:p>8.62E+01</text:p>
          </table:table-cell>
          <table:table-cell office:value-type="float" office:value="169.039" calcext:value-type="float">
            <text:p>1.69E+02</text:p>
          </table:table-cell>
          <table:table-cell table:formula="of:=[.C878]+0.2" office:value-type="float" office:value="175.399999999999" calcext:value-type="float">
            <text:p>175.399999999999</text:p>
          </table:table-cell>
        </table:table-row>
        <table:table-row table:style-name="ro1">
          <table:table-cell office:value-type="float" office:value="86.3186" calcext:value-type="float">
            <text:p>8.63E+01</text:p>
          </table:table-cell>
          <table:table-cell office:value-type="float" office:value="169.216" calcext:value-type="float">
            <text:p>1.69E+02</text:p>
          </table:table-cell>
          <table:table-cell table:formula="of:=[.C879]+0.2" office:value-type="float" office:value="175.599999999999" calcext:value-type="float">
            <text:p>175.599999999999</text:p>
          </table:table-cell>
        </table:table-row>
        <table:table-row table:style-name="ro1">
          <table:table-cell office:value-type="float" office:value="86.3975" calcext:value-type="float">
            <text:p>8.64E+01</text:p>
          </table:table-cell>
          <table:table-cell office:value-type="float" office:value="169.394" calcext:value-type="float">
            <text:p>1.69E+02</text:p>
          </table:table-cell>
          <table:table-cell table:formula="of:=[.C880]+0.2" office:value-type="float" office:value="175.799999999999" calcext:value-type="float">
            <text:p>175.799999999999</text:p>
          </table:table-cell>
        </table:table-row>
        <table:table-row table:style-name="ro1">
          <table:table-cell office:value-type="float" office:value="86.4762" calcext:value-type="float">
            <text:p>8.65E+01</text:p>
          </table:table-cell>
          <table:table-cell office:value-type="float" office:value="169.571" calcext:value-type="float">
            <text:p>1.70E+02</text:p>
          </table:table-cell>
          <table:table-cell table:formula="of:=[.C881]+0.2" office:value-type="float" office:value="175.999999999999" calcext:value-type="float">
            <text:p>175.999999999999</text:p>
          </table:table-cell>
        </table:table-row>
        <table:table-row table:style-name="ro1">
          <table:table-cell office:value-type="float" office:value="86.5548" calcext:value-type="float">
            <text:p>8.66E+01</text:p>
          </table:table-cell>
          <table:table-cell office:value-type="float" office:value="169.748" calcext:value-type="float">
            <text:p>1.70E+02</text:p>
          </table:table-cell>
          <table:table-cell table:formula="of:=[.C882]+0.2" office:value-type="float" office:value="176.199999999999" calcext:value-type="float">
            <text:p>176.199999999999</text:p>
          </table:table-cell>
        </table:table-row>
        <table:table-row table:style-name="ro1">
          <table:table-cell office:value-type="float" office:value="86.6333" calcext:value-type="float">
            <text:p>8.66E+01</text:p>
          </table:table-cell>
          <table:table-cell office:value-type="float" office:value="169.924" calcext:value-type="float">
            <text:p>1.70E+02</text:p>
          </table:table-cell>
          <table:table-cell table:formula="of:=[.C883]+0.2" office:value-type="float" office:value="176.399999999999" calcext:value-type="float">
            <text:p>176.399999999999</text:p>
          </table:table-cell>
        </table:table-row>
        <table:table-row table:style-name="ro1">
          <table:table-cell office:value-type="float" office:value="86.7118" calcext:value-type="float">
            <text:p>8.67E+01</text:p>
          </table:table-cell>
          <table:table-cell office:value-type="float" office:value="170.101" calcext:value-type="float">
            <text:p>1.70E+02</text:p>
          </table:table-cell>
          <table:table-cell table:formula="of:=[.C884]+0.2" office:value-type="float" office:value="176.599999999999" calcext:value-type="float">
            <text:p>176.599999999999</text:p>
          </table:table-cell>
        </table:table-row>
        <table:table-row table:style-name="ro1">
          <table:table-cell office:value-type="float" office:value="86.7901" calcext:value-type="float">
            <text:p>8.68E+01</text:p>
          </table:table-cell>
          <table:table-cell office:value-type="float" office:value="170.277" calcext:value-type="float">
            <text:p>1.70E+02</text:p>
          </table:table-cell>
          <table:table-cell table:formula="of:=[.C885]+0.2" office:value-type="float" office:value="176.799999999999" calcext:value-type="float">
            <text:p>176.799999999999</text:p>
          </table:table-cell>
        </table:table-row>
        <table:table-row table:style-name="ro1">
          <table:table-cell office:value-type="float" office:value="86.8683" calcext:value-type="float">
            <text:p>8.69E+01</text:p>
          </table:table-cell>
          <table:table-cell office:value-type="float" office:value="170.453" calcext:value-type="float">
            <text:p>1.70E+02</text:p>
          </table:table-cell>
          <table:table-cell table:formula="of:=[.C886]+0.2" office:value-type="float" office:value="176.999999999998" calcext:value-type="float">
            <text:p>176.999999999998</text:p>
          </table:table-cell>
        </table:table-row>
        <table:table-row table:style-name="ro1">
          <table:table-cell office:value-type="float" office:value="86.9465" calcext:value-type="float">
            <text:p>8.69E+01</text:p>
          </table:table-cell>
          <table:table-cell office:value-type="float" office:value="170.629" calcext:value-type="float">
            <text:p>1.71E+02</text:p>
          </table:table-cell>
          <table:table-cell table:formula="of:=[.C887]+0.2" office:value-type="float" office:value="177.199999999999" calcext:value-type="float">
            <text:p>177.199999999999</text:p>
          </table:table-cell>
        </table:table-row>
        <table:table-row table:style-name="ro1">
          <table:table-cell office:value-type="float" office:value="87.0245" calcext:value-type="float">
            <text:p>8.70E+01</text:p>
          </table:table-cell>
          <table:table-cell office:value-type="float" office:value="170.805" calcext:value-type="float">
            <text:p>1.71E+02</text:p>
          </table:table-cell>
          <table:table-cell table:formula="of:=[.C888]+0.2" office:value-type="float" office:value="177.399999999998" calcext:value-type="float">
            <text:p>177.399999999998</text:p>
          </table:table-cell>
        </table:table-row>
        <table:table-row table:style-name="ro1">
          <table:table-cell office:value-type="float" office:value="87.1025" calcext:value-type="float">
            <text:p>8.71E+01</text:p>
          </table:table-cell>
          <table:table-cell office:value-type="float" office:value="170.98" calcext:value-type="float">
            <text:p>1.71E+02</text:p>
          </table:table-cell>
          <table:table-cell table:formula="of:=[.C889]+0.2" office:value-type="float" office:value="177.599999999998" calcext:value-type="float">
            <text:p>177.599999999998</text:p>
          </table:table-cell>
        </table:table-row>
        <table:table-row table:style-name="ro1">
          <table:table-cell office:value-type="float" office:value="87.1803" calcext:value-type="float">
            <text:p>8.72E+01</text:p>
          </table:table-cell>
          <table:table-cell office:value-type="float" office:value="171.155" calcext:value-type="float">
            <text:p>1.71E+02</text:p>
          </table:table-cell>
          <table:table-cell table:formula="of:=[.C890]+0.2" office:value-type="float" office:value="177.799999999998" calcext:value-type="float">
            <text:p>177.799999999998</text:p>
          </table:table-cell>
        </table:table-row>
        <table:table-row table:style-name="ro1">
          <table:table-cell office:value-type="float" office:value="87.258" calcext:value-type="float">
            <text:p>8.73E+01</text:p>
          </table:table-cell>
          <table:table-cell office:value-type="float" office:value="171.33" calcext:value-type="float">
            <text:p>1.71E+02</text:p>
          </table:table-cell>
          <table:table-cell table:formula="of:=[.C891]+0.2" office:value-type="float" office:value="177.999999999998" calcext:value-type="float">
            <text:p>177.999999999998</text:p>
          </table:table-cell>
        </table:table-row>
        <table:table-row table:style-name="ro1">
          <table:table-cell office:value-type="float" office:value="87.3357" calcext:value-type="float">
            <text:p>8.73E+01</text:p>
          </table:table-cell>
          <table:table-cell office:value-type="float" office:value="171.505" calcext:value-type="float">
            <text:p>1.72E+02</text:p>
          </table:table-cell>
          <table:table-cell table:formula="of:=[.C892]+0.2" office:value-type="float" office:value="178.199999999998" calcext:value-type="float">
            <text:p>178.199999999998</text:p>
          </table:table-cell>
        </table:table-row>
        <table:table-row table:style-name="ro1">
          <table:table-cell office:value-type="float" office:value="87.4132" calcext:value-type="float">
            <text:p>8.74E+01</text:p>
          </table:table-cell>
          <table:table-cell office:value-type="float" office:value="171.679" calcext:value-type="float">
            <text:p>1.72E+02</text:p>
          </table:table-cell>
          <table:table-cell table:formula="of:=[.C893]+0.2" office:value-type="float" office:value="178.399999999998" calcext:value-type="float">
            <text:p>178.399999999998</text:p>
          </table:table-cell>
        </table:table-row>
        <table:table-row table:style-name="ro1">
          <table:table-cell office:value-type="float" office:value="87.4907" calcext:value-type="float">
            <text:p>8.75E+01</text:p>
          </table:table-cell>
          <table:table-cell office:value-type="float" office:value="171.853" calcext:value-type="float">
            <text:p>1.72E+02</text:p>
          </table:table-cell>
          <table:table-cell table:formula="of:=[.C894]+0.2" office:value-type="float" office:value="178.599999999998" calcext:value-type="float">
            <text:p>178.599999999998</text:p>
          </table:table-cell>
        </table:table-row>
        <table:table-row table:style-name="ro1">
          <table:table-cell office:value-type="float" office:value="87.568" calcext:value-type="float">
            <text:p>8.76E+01</text:p>
          </table:table-cell>
          <table:table-cell office:value-type="float" office:value="172.028" calcext:value-type="float">
            <text:p>1.72E+02</text:p>
          </table:table-cell>
          <table:table-cell table:formula="of:=[.C895]+0.2" office:value-type="float" office:value="178.799999999998" calcext:value-type="float">
            <text:p>178.799999999998</text:p>
          </table:table-cell>
        </table:table-row>
        <table:table-row table:style-name="ro1">
          <table:table-cell office:value-type="float" office:value="87.6453" calcext:value-type="float">
            <text:p>8.76E+01</text:p>
          </table:table-cell>
          <table:table-cell office:value-type="float" office:value="172.201" calcext:value-type="float">
            <text:p>1.72E+02</text:p>
          </table:table-cell>
          <table:table-cell table:formula="of:=[.C896]+0.2" office:value-type="float" office:value="178.999999999998" calcext:value-type="float">
            <text:p>178.999999999998</text:p>
          </table:table-cell>
        </table:table-row>
        <table:table-row table:style-name="ro1">
          <table:table-cell office:value-type="float" office:value="87.7224" calcext:value-type="float">
            <text:p>8.77E+01</text:p>
          </table:table-cell>
          <table:table-cell office:value-type="float" office:value="172.375" calcext:value-type="float">
            <text:p>1.72E+02</text:p>
          </table:table-cell>
          <table:table-cell table:formula="of:=[.C897]+0.2" office:value-type="float" office:value="179.199999999998" calcext:value-type="float">
            <text:p>179.199999999998</text:p>
          </table:table-cell>
        </table:table-row>
        <table:table-row table:style-name="ro1">
          <table:table-cell office:value-type="float" office:value="87.7995" calcext:value-type="float">
            <text:p>8.78E+01</text:p>
          </table:table-cell>
          <table:table-cell office:value-type="float" office:value="172.548" calcext:value-type="float">
            <text:p>1.73E+02</text:p>
          </table:table-cell>
          <table:table-cell table:formula="of:=[.C898]+0.2" office:value-type="float" office:value="179.399999999998" calcext:value-type="float">
            <text:p>179.399999999998</text:p>
          </table:table-cell>
        </table:table-row>
        <table:table-row table:style-name="ro1">
          <table:table-cell office:value-type="float" office:value="87.8764" calcext:value-type="float">
            <text:p>8.79E+01</text:p>
          </table:table-cell>
          <table:table-cell office:value-type="float" office:value="172.721" calcext:value-type="float">
            <text:p>1.73E+02</text:p>
          </table:table-cell>
          <table:table-cell table:formula="of:=[.C899]+0.2" office:value-type="float" office:value="179.599999999998" calcext:value-type="float">
            <text:p>179.599999999998</text:p>
          </table:table-cell>
        </table:table-row>
        <table:table-row table:style-name="ro1">
          <table:table-cell office:value-type="float" office:value="87.9532" calcext:value-type="float">
            <text:p>8.80E+01</text:p>
          </table:table-cell>
          <table:table-cell office:value-type="float" office:value="172.894" calcext:value-type="float">
            <text:p>1.73E+02</text:p>
          </table:table-cell>
          <table:table-cell table:formula="of:=[.C900]+0.2" office:value-type="float" office:value="179.799999999998" calcext:value-type="float">
            <text:p>179.799999999998</text:p>
          </table:table-cell>
        </table:table-row>
        <table:table-row table:style-name="ro1">
          <table:table-cell office:value-type="float" office:value="88.03" calcext:value-type="float">
            <text:p>8.80E+01</text:p>
          </table:table-cell>
          <table:table-cell office:value-type="float" office:value="173.067" calcext:value-type="float">
            <text:p>1.73E+02</text:p>
          </table:table-cell>
          <table:table-cell table:formula="of:=[.C901]+0.2" office:value-type="float" office:value="179.999999999998" calcext:value-type="float">
            <text:p>179.999999999998</text:p>
          </table:table-cell>
        </table:table-row>
        <table:table-row table:style-name="ro1">
          <table:table-cell office:value-type="float" office:value="88.1066" calcext:value-type="float">
            <text:p>8.81E+01</text:p>
          </table:table-cell>
          <table:table-cell office:value-type="float" office:value="173.239" calcext:value-type="float">
            <text:p>1.73E+02</text:p>
          </table:table-cell>
          <table:table-cell table:formula="of:=[.C902]+0.2" office:value-type="float" office:value="180.199999999998" calcext:value-type="float">
            <text:p>180.199999999998</text:p>
          </table:table-cell>
        </table:table-row>
        <table:table-row table:style-name="ro1">
          <table:table-cell office:value-type="float" office:value="88.1832" calcext:value-type="float">
            <text:p>8.82E+01</text:p>
          </table:table-cell>
          <table:table-cell office:value-type="float" office:value="173.412" calcext:value-type="float">
            <text:p>1.73E+02</text:p>
          </table:table-cell>
          <table:table-cell table:formula="of:=[.C903]+0.2" office:value-type="float" office:value="180.399999999998" calcext:value-type="float">
            <text:p>180.399999999998</text:p>
          </table:table-cell>
        </table:table-row>
        <table:table-row table:style-name="ro1">
          <table:table-cell office:value-type="float" office:value="88.2596" calcext:value-type="float">
            <text:p>8.83E+01</text:p>
          </table:table-cell>
          <table:table-cell office:value-type="float" office:value="173.584" calcext:value-type="float">
            <text:p>1.74E+02</text:p>
          </table:table-cell>
          <table:table-cell table:formula="of:=[.C904]+0.2" office:value-type="float" office:value="180.599999999998" calcext:value-type="float">
            <text:p>180.599999999998</text:p>
          </table:table-cell>
        </table:table-row>
        <table:table-row table:style-name="ro1">
          <table:table-cell office:value-type="float" office:value="88.336" calcext:value-type="float">
            <text:p>8.83E+01</text:p>
          </table:table-cell>
          <table:table-cell office:value-type="float" office:value="173.755" calcext:value-type="float">
            <text:p>1.74E+02</text:p>
          </table:table-cell>
          <table:table-cell table:formula="of:=[.C905]+0.2" office:value-type="float" office:value="180.799999999998" calcext:value-type="float">
            <text:p>180.799999999998</text:p>
          </table:table-cell>
        </table:table-row>
        <table:table-row table:style-name="ro1">
          <table:table-cell office:value-type="float" office:value="88.4122" calcext:value-type="float">
            <text:p>8.84E+01</text:p>
          </table:table-cell>
          <table:table-cell office:value-type="float" office:value="173.927" calcext:value-type="float">
            <text:p>1.74E+02</text:p>
          </table:table-cell>
          <table:table-cell table:formula="of:=[.C906]+0.2" office:value-type="float" office:value="180.999999999998" calcext:value-type="float">
            <text:p>180.999999999998</text:p>
          </table:table-cell>
        </table:table-row>
        <table:table-row table:style-name="ro1">
          <table:table-cell office:value-type="float" office:value="88.4883" calcext:value-type="float">
            <text:p>8.85E+01</text:p>
          </table:table-cell>
          <table:table-cell office:value-type="float" office:value="174.098" calcext:value-type="float">
            <text:p>1.74E+02</text:p>
          </table:table-cell>
          <table:table-cell table:formula="of:=[.C907]+0.2" office:value-type="float" office:value="181.199999999998" calcext:value-type="float">
            <text:p>181.199999999998</text:p>
          </table:table-cell>
        </table:table-row>
        <table:table-row table:style-name="ro1">
          <table:table-cell office:value-type="float" office:value="88.5644" calcext:value-type="float">
            <text:p>8.86E+01</text:p>
          </table:table-cell>
          <table:table-cell office:value-type="float" office:value="174.269" calcext:value-type="float">
            <text:p>1.74E+02</text:p>
          </table:table-cell>
          <table:table-cell table:formula="of:=[.C908]+0.2" office:value-type="float" office:value="181.399999999998" calcext:value-type="float">
            <text:p>181.399999999998</text:p>
          </table:table-cell>
        </table:table-row>
        <table:table-row table:style-name="ro1">
          <table:table-cell office:value-type="float" office:value="88.6403" calcext:value-type="float">
            <text:p>8.86E+01</text:p>
          </table:table-cell>
          <table:table-cell office:value-type="float" office:value="174.44" calcext:value-type="float">
            <text:p>1.74E+02</text:p>
          </table:table-cell>
          <table:table-cell table:formula="of:=[.C909]+0.2" office:value-type="float" office:value="181.599999999998" calcext:value-type="float">
            <text:p>181.599999999998</text:p>
          </table:table-cell>
        </table:table-row>
        <table:table-row table:style-name="ro1">
          <table:table-cell office:value-type="float" office:value="88.7161" calcext:value-type="float">
            <text:p>8.87E+01</text:p>
          </table:table-cell>
          <table:table-cell office:value-type="float" office:value="174.611" calcext:value-type="float">
            <text:p>1.75E+02</text:p>
          </table:table-cell>
          <table:table-cell table:formula="of:=[.C910]+0.2" office:value-type="float" office:value="181.799999999998" calcext:value-type="float">
            <text:p>181.799999999998</text:p>
          </table:table-cell>
        </table:table-row>
        <table:table-row table:style-name="ro1">
          <table:table-cell office:value-type="float" office:value="88.7919" calcext:value-type="float">
            <text:p>8.88E+01</text:p>
          </table:table-cell>
          <table:table-cell office:value-type="float" office:value="174.781" calcext:value-type="float">
            <text:p>1.75E+02</text:p>
          </table:table-cell>
          <table:table-cell table:formula="of:=[.C911]+0.2" office:value-type="float" office:value="181.999999999998" calcext:value-type="float">
            <text:p>181.999999999998</text:p>
          </table:table-cell>
        </table:table-row>
        <table:table-row table:style-name="ro1">
          <table:table-cell office:value-type="float" office:value="88.8675" calcext:value-type="float">
            <text:p>8.89E+01</text:p>
          </table:table-cell>
          <table:table-cell office:value-type="float" office:value="174.951" calcext:value-type="float">
            <text:p>1.75E+02</text:p>
          </table:table-cell>
          <table:table-cell table:formula="of:=[.C912]+0.2" office:value-type="float" office:value="182.199999999998" calcext:value-type="float">
            <text:p>182.199999999998</text:p>
          </table:table-cell>
        </table:table-row>
        <table:table-row table:style-name="ro1">
          <table:table-cell office:value-type="float" office:value="88.943" calcext:value-type="float">
            <text:p>8.89E+01</text:p>
          </table:table-cell>
          <table:table-cell office:value-type="float" office:value="175.121" calcext:value-type="float">
            <text:p>1.75E+02</text:p>
          </table:table-cell>
          <table:table-cell table:formula="of:=[.C913]+0.2" office:value-type="float" office:value="182.399999999998" calcext:value-type="float">
            <text:p>182.399999999998</text:p>
          </table:table-cell>
        </table:table-row>
        <table:table-row table:style-name="ro1">
          <table:table-cell office:value-type="float" office:value="89.0185" calcext:value-type="float">
            <text:p>8.90E+01</text:p>
          </table:table-cell>
          <table:table-cell office:value-type="float" office:value="175.291" calcext:value-type="float">
            <text:p>1.75E+02</text:p>
          </table:table-cell>
          <table:table-cell table:formula="of:=[.C914]+0.2" office:value-type="float" office:value="182.599999999998" calcext:value-type="float">
            <text:p>182.599999999998</text:p>
          </table:table-cell>
        </table:table-row>
        <table:table-row table:style-name="ro1">
          <table:table-cell office:value-type="float" office:value="89.0938" calcext:value-type="float">
            <text:p>8.91E+01</text:p>
          </table:table-cell>
          <table:table-cell office:value-type="float" office:value="175.461" calcext:value-type="float">
            <text:p>1.75E+02</text:p>
          </table:table-cell>
          <table:table-cell table:formula="of:=[.C915]+0.2" office:value-type="float" office:value="182.799999999998" calcext:value-type="float">
            <text:p>182.799999999998</text:p>
          </table:table-cell>
        </table:table-row>
        <table:table-row table:style-name="ro1">
          <table:table-cell office:value-type="float" office:value="89.169" calcext:value-type="float">
            <text:p>8.92E+01</text:p>
          </table:table-cell>
          <table:table-cell office:value-type="float" office:value="175.63" calcext:value-type="float">
            <text:p>1.76E+02</text:p>
          </table:table-cell>
          <table:table-cell table:formula="of:=[.C916]+0.2" office:value-type="float" office:value="182.999999999998" calcext:value-type="float">
            <text:p>182.999999999998</text:p>
          </table:table-cell>
        </table:table-row>
        <table:table-row table:style-name="ro1">
          <table:table-cell office:value-type="float" office:value="89.2441" calcext:value-type="float">
            <text:p>8.92E+01</text:p>
          </table:table-cell>
          <table:table-cell office:value-type="float" office:value="175.799" calcext:value-type="float">
            <text:p>1.76E+02</text:p>
          </table:table-cell>
          <table:table-cell table:formula="of:=[.C917]+0.2" office:value-type="float" office:value="183.199999999998" calcext:value-type="float">
            <text:p>183.199999999998</text:p>
          </table:table-cell>
        </table:table-row>
        <table:table-row table:style-name="ro1">
          <table:table-cell office:value-type="float" office:value="89.3191" calcext:value-type="float">
            <text:p>8.93E+01</text:p>
          </table:table-cell>
          <table:table-cell office:value-type="float" office:value="175.968" calcext:value-type="float">
            <text:p>1.76E+02</text:p>
          </table:table-cell>
          <table:table-cell table:formula="of:=[.C918]+0.2" office:value-type="float" office:value="183.399999999998" calcext:value-type="float">
            <text:p>183.399999999998</text:p>
          </table:table-cell>
        </table:table-row>
        <table:table-row table:style-name="ro1">
          <table:table-cell office:value-type="float" office:value="89.394" calcext:value-type="float">
            <text:p>8.94E+01</text:p>
          </table:table-cell>
          <table:table-cell office:value-type="float" office:value="176.136" calcext:value-type="float">
            <text:p>1.76E+02</text:p>
          </table:table-cell>
          <table:table-cell table:formula="of:=[.C919]+0.2" office:value-type="float" office:value="183.599999999998" calcext:value-type="float">
            <text:p>183.599999999998</text:p>
          </table:table-cell>
        </table:table-row>
        <table:table-row table:style-name="ro1">
          <table:table-cell office:value-type="float" office:value="89.4688" calcext:value-type="float">
            <text:p>8.95E+01</text:p>
          </table:table-cell>
          <table:table-cell office:value-type="float" office:value="176.304" calcext:value-type="float">
            <text:p>1.76E+02</text:p>
          </table:table-cell>
          <table:table-cell table:formula="of:=[.C920]+0.2" office:value-type="float" office:value="183.799999999998" calcext:value-type="float">
            <text:p>183.799999999998</text:p>
          </table:table-cell>
        </table:table-row>
        <table:table-row table:style-name="ro1">
          <table:table-cell office:value-type="float" office:value="89.5435" calcext:value-type="float">
            <text:p>8.95E+01</text:p>
          </table:table-cell>
          <table:table-cell office:value-type="float" office:value="176.473" calcext:value-type="float">
            <text:p>1.76E+02</text:p>
          </table:table-cell>
          <table:table-cell table:formula="of:=[.C921]+0.2" office:value-type="float" office:value="183.999999999998" calcext:value-type="float">
            <text:p>183.999999999998</text:p>
          </table:table-cell>
        </table:table-row>
        <table:table-row table:style-name="ro1">
          <table:table-cell office:value-type="float" office:value="89.6181" calcext:value-type="float">
            <text:p>8.96E+01</text:p>
          </table:table-cell>
          <table:table-cell office:value-type="float" office:value="176.64" calcext:value-type="float">
            <text:p>1.77E+02</text:p>
          </table:table-cell>
          <table:table-cell table:formula="of:=[.C922]+0.2" office:value-type="float" office:value="184.199999999998" calcext:value-type="float">
            <text:p>184.199999999998</text:p>
          </table:table-cell>
        </table:table-row>
        <table:table-row table:style-name="ro1">
          <table:table-cell office:value-type="float" office:value="89.6926" calcext:value-type="float">
            <text:p>8.97E+01</text:p>
          </table:table-cell>
          <table:table-cell office:value-type="float" office:value="176.808" calcext:value-type="float">
            <text:p>1.77E+02</text:p>
          </table:table-cell>
          <table:table-cell table:formula="of:=[.C923]+0.2" office:value-type="float" office:value="184.399999999998" calcext:value-type="float">
            <text:p>184.399999999998</text:p>
          </table:table-cell>
        </table:table-row>
        <table:table-row table:style-name="ro1">
          <table:table-cell office:value-type="float" office:value="89.767" calcext:value-type="float">
            <text:p>8.98E+01</text:p>
          </table:table-cell>
          <table:table-cell office:value-type="float" office:value="176.975" calcext:value-type="float">
            <text:p>1.77E+02</text:p>
          </table:table-cell>
          <table:table-cell table:formula="of:=[.C924]+0.2" office:value-type="float" office:value="184.599999999998" calcext:value-type="float">
            <text:p>184.599999999998</text:p>
          </table:table-cell>
        </table:table-row>
        <table:table-row table:style-name="ro1">
          <table:table-cell office:value-type="float" office:value="89.8413" calcext:value-type="float">
            <text:p>8.98E+01</text:p>
          </table:table-cell>
          <table:table-cell office:value-type="float" office:value="177.143" calcext:value-type="float">
            <text:p>1.77E+02</text:p>
          </table:table-cell>
          <table:table-cell table:formula="of:=[.C925]+0.2" office:value-type="float" office:value="184.799999999998" calcext:value-type="float">
            <text:p>184.799999999998</text:p>
          </table:table-cell>
        </table:table-row>
        <table:table-row table:style-name="ro1">
          <table:table-cell office:value-type="float" office:value="89.9155" calcext:value-type="float">
            <text:p>8.99E+01</text:p>
          </table:table-cell>
          <table:table-cell office:value-type="float" office:value="177.309" calcext:value-type="float">
            <text:p>1.77E+02</text:p>
          </table:table-cell>
          <table:table-cell table:formula="of:=[.C926]+0.2" office:value-type="float" office:value="184.999999999998" calcext:value-type="float">
            <text:p>184.999999999998</text:p>
          </table:table-cell>
        </table:table-row>
        <table:table-row table:style-name="ro1">
          <table:table-cell office:value-type="float" office:value="89.9896" calcext:value-type="float">
            <text:p>9.00E+01</text:p>
          </table:table-cell>
          <table:table-cell office:value-type="float" office:value="177.476" calcext:value-type="float">
            <text:p>1.77E+02</text:p>
          </table:table-cell>
          <table:table-cell table:formula="of:=[.C927]+0.2" office:value-type="float" office:value="185.199999999998" calcext:value-type="float">
            <text:p>185.199999999998</text:p>
          </table:table-cell>
        </table:table-row>
        <table:table-row table:style-name="ro1">
          <table:table-cell office:value-type="float" office:value="90.0636" calcext:value-type="float">
            <text:p>9.01E+01</text:p>
          </table:table-cell>
          <table:table-cell office:value-type="float" office:value="177.642" calcext:value-type="float">
            <text:p>1.78E+02</text:p>
          </table:table-cell>
          <table:table-cell table:formula="of:=[.C928]+0.2" office:value-type="float" office:value="185.399999999998" calcext:value-type="float">
            <text:p>185.399999999998</text:p>
          </table:table-cell>
        </table:table-row>
        <table:table-row table:style-name="ro1">
          <table:table-cell office:value-type="float" office:value="90.1374" calcext:value-type="float">
            <text:p>9.01E+01</text:p>
          </table:table-cell>
          <table:table-cell office:value-type="float" office:value="177.809" calcext:value-type="float">
            <text:p>1.78E+02</text:p>
          </table:table-cell>
          <table:table-cell table:formula="of:=[.C929]+0.2" office:value-type="float" office:value="185.599999999998" calcext:value-type="float">
            <text:p>185.599999999998</text:p>
          </table:table-cell>
        </table:table-row>
        <table:table-row table:style-name="ro1">
          <table:table-cell office:value-type="float" office:value="90.2112" calcext:value-type="float">
            <text:p>9.02E+01</text:p>
          </table:table-cell>
          <table:table-cell office:value-type="float" office:value="177.975" calcext:value-type="float">
            <text:p>1.78E+02</text:p>
          </table:table-cell>
          <table:table-cell table:formula="of:=[.C930]+0.2" office:value-type="float" office:value="185.799999999998" calcext:value-type="float">
            <text:p>185.799999999998</text:p>
          </table:table-cell>
        </table:table-row>
        <table:table-row table:style-name="ro1">
          <table:table-cell office:value-type="float" office:value="90.2849" calcext:value-type="float">
            <text:p>9.03E+01</text:p>
          </table:table-cell>
          <table:table-cell office:value-type="float" office:value="178.14" calcext:value-type="float">
            <text:p>1.78E+02</text:p>
          </table:table-cell>
          <table:table-cell table:formula="of:=[.C931]+0.2" office:value-type="float" office:value="185.999999999998" calcext:value-type="float">
            <text:p>185.999999999998</text:p>
          </table:table-cell>
        </table:table-row>
        <table:table-row table:style-name="ro1">
          <table:table-cell office:value-type="float" office:value="90.3584" calcext:value-type="float">
            <text:p>9.04E+01</text:p>
          </table:table-cell>
          <table:table-cell office:value-type="float" office:value="178.306" calcext:value-type="float">
            <text:p>1.78E+02</text:p>
          </table:table-cell>
          <table:table-cell table:formula="of:=[.C932]+0.2" office:value-type="float" office:value="186.199999999998" calcext:value-type="float">
            <text:p>186.199999999998</text:p>
          </table:table-cell>
        </table:table-row>
        <table:table-row table:style-name="ro1">
          <table:table-cell office:value-type="float" office:value="90.4319" calcext:value-type="float">
            <text:p>9.04E+01</text:p>
          </table:table-cell>
          <table:table-cell office:value-type="float" office:value="178.471" calcext:value-type="float">
            <text:p>1.78E+02</text:p>
          </table:table-cell>
          <table:table-cell table:formula="of:=[.C933]+0.2" office:value-type="float" office:value="186.399999999998" calcext:value-type="float">
            <text:p>186.399999999998</text:p>
          </table:table-cell>
        </table:table-row>
        <table:table-row table:style-name="ro1">
          <table:table-cell office:value-type="float" office:value="90.5052" calcext:value-type="float">
            <text:p>9.05E+01</text:p>
          </table:table-cell>
          <table:table-cell office:value-type="float" office:value="178.636" calcext:value-type="float">
            <text:p>1.79E+02</text:p>
          </table:table-cell>
          <table:table-cell table:formula="of:=[.C934]+0.2" office:value-type="float" office:value="186.599999999998" calcext:value-type="float">
            <text:p>186.599999999998</text:p>
          </table:table-cell>
        </table:table-row>
        <table:table-row table:style-name="ro1">
          <table:table-cell office:value-type="float" office:value="90.5785" calcext:value-type="float">
            <text:p>9.06E+01</text:p>
          </table:table-cell>
          <table:table-cell office:value-type="float" office:value="178.801" calcext:value-type="float">
            <text:p>1.79E+02</text:p>
          </table:table-cell>
          <table:table-cell table:formula="of:=[.C935]+0.2" office:value-type="float" office:value="186.799999999998" calcext:value-type="float">
            <text:p>186.799999999998</text:p>
          </table:table-cell>
        </table:table-row>
        <table:table-row table:style-name="ro1">
          <table:table-cell office:value-type="float" office:value="90.6516" calcext:value-type="float">
            <text:p>9.07E+01</text:p>
          </table:table-cell>
          <table:table-cell office:value-type="float" office:value="178.965" calcext:value-type="float">
            <text:p>1.79E+02</text:p>
          </table:table-cell>
          <table:table-cell table:formula="of:=[.C936]+0.2" office:value-type="float" office:value="186.999999999998" calcext:value-type="float">
            <text:p>186.999999999998</text:p>
          </table:table-cell>
        </table:table-row>
        <table:table-row table:style-name="ro1">
          <table:table-cell office:value-type="float" office:value="90.7246" calcext:value-type="float">
            <text:p>9.07E+01</text:p>
          </table:table-cell>
          <table:table-cell office:value-type="float" office:value="179.13" calcext:value-type="float">
            <text:p>1.79E+02</text:p>
          </table:table-cell>
          <table:table-cell table:formula="of:=[.C937]+0.2" office:value-type="float" office:value="187.199999999998" calcext:value-type="float">
            <text:p>187.199999999998</text:p>
          </table:table-cell>
        </table:table-row>
        <table:table-row table:style-name="ro1">
          <table:table-cell office:value-type="float" office:value="90.7976" calcext:value-type="float">
            <text:p>9.08E+01</text:p>
          </table:table-cell>
          <table:table-cell office:value-type="float" office:value="179.294" calcext:value-type="float">
            <text:p>1.79E+02</text:p>
          </table:table-cell>
          <table:table-cell table:formula="of:=[.C938]+0.2" office:value-type="float" office:value="187.399999999998" calcext:value-type="float">
            <text:p>187.399999999998</text:p>
          </table:table-cell>
        </table:table-row>
        <table:table-row table:style-name="ro1">
          <table:table-cell office:value-type="float" office:value="90.8704" calcext:value-type="float">
            <text:p>9.09E+01</text:p>
          </table:table-cell>
          <table:table-cell office:value-type="float" office:value="179.458" calcext:value-type="float">
            <text:p>1.79E+02</text:p>
          </table:table-cell>
          <table:table-cell table:formula="of:=[.C939]+0.2" office:value-type="float" office:value="187.599999999998" calcext:value-type="float">
            <text:p>187.599999999998</text:p>
          </table:table-cell>
        </table:table-row>
        <table:table-row table:style-name="ro1">
          <table:table-cell office:value-type="float" office:value="90.9431" calcext:value-type="float">
            <text:p>9.09E+01</text:p>
          </table:table-cell>
          <table:table-cell office:value-type="float" office:value="179.621" calcext:value-type="float">
            <text:p>1.80E+02</text:p>
          </table:table-cell>
          <table:table-cell table:formula="of:=[.C940]+0.2" office:value-type="float" office:value="187.799999999998" calcext:value-type="float">
            <text:p>187.799999999998</text:p>
          </table:table-cell>
        </table:table-row>
        <table:table-row table:style-name="ro1">
          <table:table-cell office:value-type="float" office:value="91.0157" calcext:value-type="float">
            <text:p>9.10E+01</text:p>
          </table:table-cell>
          <table:table-cell office:value-type="float" office:value="179.785" calcext:value-type="float">
            <text:p>1.80E+02</text:p>
          </table:table-cell>
          <table:table-cell table:formula="of:=[.C941]+0.2" office:value-type="float" office:value="187.999999999998" calcext:value-type="float">
            <text:p>187.999999999998</text:p>
          </table:table-cell>
        </table:table-row>
        <table:table-row table:style-name="ro1">
          <table:table-cell office:value-type="float" office:value="91.0882" calcext:value-type="float">
            <text:p>9.11E+01</text:p>
          </table:table-cell>
          <table:table-cell office:value-type="float" office:value="179.948" calcext:value-type="float">
            <text:p>1.80E+02</text:p>
          </table:table-cell>
          <table:table-cell table:formula="of:=[.C942]+0.2" office:value-type="float" office:value="188.199999999998" calcext:value-type="float">
            <text:p>188.199999999998</text:p>
          </table:table-cell>
        </table:table-row>
        <table:table-row table:style-name="ro1">
          <table:table-cell office:value-type="float" office:value="91.1606" calcext:value-type="float">
            <text:p>9.12E+01</text:p>
          </table:table-cell>
          <table:table-cell office:value-type="float" office:value="180.111" calcext:value-type="float">
            <text:p>1.80E+02</text:p>
          </table:table-cell>
          <table:table-cell table:formula="of:=[.C943]+0.2" office:value-type="float" office:value="188.399999999998" calcext:value-type="float">
            <text:p>188.399999999998</text:p>
          </table:table-cell>
        </table:table-row>
        <table:table-row table:style-name="ro1">
          <table:table-cell office:value-type="float" office:value="91.2329" calcext:value-type="float">
            <text:p>9.12E+01</text:p>
          </table:table-cell>
          <table:table-cell office:value-type="float" office:value="180.273" calcext:value-type="float">
            <text:p>1.80E+02</text:p>
          </table:table-cell>
          <table:table-cell table:formula="of:=[.C944]+0.2" office:value-type="float" office:value="188.599999999998" calcext:value-type="float">
            <text:p>188.599999999998</text:p>
          </table:table-cell>
        </table:table-row>
        <table:table-row table:style-name="ro1">
          <table:table-cell office:value-type="float" office:value="91.3051" calcext:value-type="float">
            <text:p>9.13E+01</text:p>
          </table:table-cell>
          <table:table-cell office:value-type="float" office:value="180.436" calcext:value-type="float">
            <text:p>1.80E+02</text:p>
          </table:table-cell>
          <table:table-cell table:formula="of:=[.C945]+0.2" office:value-type="float" office:value="188.799999999998" calcext:value-type="float">
            <text:p>188.799999999998</text:p>
          </table:table-cell>
        </table:table-row>
        <table:table-row table:style-name="ro1">
          <table:table-cell office:value-type="float" office:value="91.3771" calcext:value-type="float">
            <text:p>9.14E+01</text:p>
          </table:table-cell>
          <table:table-cell office:value-type="float" office:value="180.598" calcext:value-type="float">
            <text:p>1.81E+02</text:p>
          </table:table-cell>
          <table:table-cell table:formula="of:=[.C946]+0.2" office:value-type="float" office:value="188.999999999998" calcext:value-type="float">
            <text:p>188.999999999998</text:p>
          </table:table-cell>
        </table:table-row>
        <table:table-row table:style-name="ro1">
          <table:table-cell office:value-type="float" office:value="91.4491" calcext:value-type="float">
            <text:p>9.14E+01</text:p>
          </table:table-cell>
          <table:table-cell office:value-type="float" office:value="180.76" calcext:value-type="float">
            <text:p>1.81E+02</text:p>
          </table:table-cell>
          <table:table-cell table:formula="of:=[.C947]+0.2" office:value-type="float" office:value="189.199999999998" calcext:value-type="float">
            <text:p>189.199999999998</text:p>
          </table:table-cell>
        </table:table-row>
        <table:table-row table:style-name="ro1">
          <table:table-cell office:value-type="float" office:value="91.521" calcext:value-type="float">
            <text:p>9.15E+01</text:p>
          </table:table-cell>
          <table:table-cell office:value-type="float" office:value="180.921" calcext:value-type="float">
            <text:p>1.81E+02</text:p>
          </table:table-cell>
          <table:table-cell table:formula="of:=[.C948]+0.2" office:value-type="float" office:value="189.399999999998" calcext:value-type="float">
            <text:p>189.399999999998</text:p>
          </table:table-cell>
        </table:table-row>
        <table:table-row table:style-name="ro1">
          <table:table-cell office:value-type="float" office:value="91.5927" calcext:value-type="float">
            <text:p>9.16E+01</text:p>
          </table:table-cell>
          <table:table-cell office:value-type="float" office:value="181.083" calcext:value-type="float">
            <text:p>1.81E+02</text:p>
          </table:table-cell>
          <table:table-cell table:formula="of:=[.C949]+0.2" office:value-type="float" office:value="189.599999999998" calcext:value-type="float">
            <text:p>189.599999999998</text:p>
          </table:table-cell>
        </table:table-row>
        <table:table-row table:style-name="ro1">
          <table:table-cell office:value-type="float" office:value="91.6644" calcext:value-type="float">
            <text:p>9.17E+01</text:p>
          </table:table-cell>
          <table:table-cell office:value-type="float" office:value="181.244" calcext:value-type="float">
            <text:p>1.81E+02</text:p>
          </table:table-cell>
          <table:table-cell table:formula="of:=[.C950]+0.2" office:value-type="float" office:value="189.799999999998" calcext:value-type="float">
            <text:p>189.799999999998</text:p>
          </table:table-cell>
        </table:table-row>
        <table:table-row table:style-name="ro1">
          <table:table-cell office:value-type="float" office:value="91.7359" calcext:value-type="float">
            <text:p>9.17E+01</text:p>
          </table:table-cell>
          <table:table-cell office:value-type="float" office:value="181.405" calcext:value-type="float">
            <text:p>1.81E+02</text:p>
          </table:table-cell>
          <table:table-cell table:formula="of:=[.C951]+0.2" office:value-type="float" office:value="189.999999999998" calcext:value-type="float">
            <text:p>189.999999999998</text:p>
          </table:table-cell>
        </table:table-row>
        <table:table-row table:style-name="ro1">
          <table:table-cell office:value-type="float" office:value="91.8073" calcext:value-type="float">
            <text:p>9.18E+01</text:p>
          </table:table-cell>
          <table:table-cell office:value-type="float" office:value="181.566" calcext:value-type="float">
            <text:p>1.82E+02</text:p>
          </table:table-cell>
          <table:table-cell table:formula="of:=[.C952]+0.2" office:value-type="float" office:value="190.199999999998" calcext:value-type="float">
            <text:p>190.199999999998</text:p>
          </table:table-cell>
        </table:table-row>
        <table:table-row table:style-name="ro1">
          <table:table-cell office:value-type="float" office:value="91.8787" calcext:value-type="float">
            <text:p>9.19E+01</text:p>
          </table:table-cell>
          <table:table-cell office:value-type="float" office:value="181.726" calcext:value-type="float">
            <text:p>1.82E+02</text:p>
          </table:table-cell>
          <table:table-cell table:formula="of:=[.C953]+0.2" office:value-type="float" office:value="190.399999999998" calcext:value-type="float">
            <text:p>190.399999999998</text:p>
          </table:table-cell>
        </table:table-row>
        <table:table-row table:style-name="ro1">
          <table:table-cell office:value-type="float" office:value="91.9499" calcext:value-type="float">
            <text:p>9.19E+01</text:p>
          </table:table-cell>
          <table:table-cell office:value-type="float" office:value="181.886" calcext:value-type="float">
            <text:p>1.82E+02</text:p>
          </table:table-cell>
          <table:table-cell table:formula="of:=[.C954]+0.2" office:value-type="float" office:value="190.599999999998" calcext:value-type="float">
            <text:p>190.599999999998</text:p>
          </table:table-cell>
        </table:table-row>
        <table:table-row table:style-name="ro1">
          <table:table-cell office:value-type="float" office:value="92.021" calcext:value-type="float">
            <text:p>9.20E+01</text:p>
          </table:table-cell>
          <table:table-cell office:value-type="float" office:value="182.046" calcext:value-type="float">
            <text:p>1.82E+02</text:p>
          </table:table-cell>
          <table:table-cell table:formula="of:=[.C955]+0.2" office:value-type="float" office:value="190.799999999998" calcext:value-type="float">
            <text:p>190.799999999998</text:p>
          </table:table-cell>
        </table:table-row>
        <table:table-row table:style-name="ro1">
          <table:table-cell office:value-type="float" office:value="92.092" calcext:value-type="float">
            <text:p>9.21E+01</text:p>
          </table:table-cell>
          <table:table-cell office:value-type="float" office:value="182.206" calcext:value-type="float">
            <text:p>1.82E+02</text:p>
          </table:table-cell>
          <table:table-cell table:formula="of:=[.C956]+0.2" office:value-type="float" office:value="190.999999999998" calcext:value-type="float">
            <text:p>190.999999999998</text:p>
          </table:table-cell>
        </table:table-row>
        <table:table-row table:style-name="ro1">
          <table:table-cell office:value-type="float" office:value="92.1629" calcext:value-type="float">
            <text:p>9.22E+01</text:p>
          </table:table-cell>
          <table:table-cell office:value-type="float" office:value="182.366" calcext:value-type="float">
            <text:p>1.82E+02</text:p>
          </table:table-cell>
          <table:table-cell table:formula="of:=[.C957]+0.2" office:value-type="float" office:value="191.199999999998" calcext:value-type="float">
            <text:p>191.199999999998</text:p>
          </table:table-cell>
        </table:table-row>
        <table:table-row table:style-name="ro1">
          <table:table-cell office:value-type="float" office:value="92.2337" calcext:value-type="float">
            <text:p>9.22E+01</text:p>
          </table:table-cell>
          <table:table-cell office:value-type="float" office:value="182.525" calcext:value-type="float">
            <text:p>1.83E+02</text:p>
          </table:table-cell>
          <table:table-cell table:formula="of:=[.C958]+0.2" office:value-type="float" office:value="191.399999999998" calcext:value-type="float">
            <text:p>191.399999999998</text:p>
          </table:table-cell>
        </table:table-row>
        <table:table-row table:style-name="ro1">
          <table:table-cell office:value-type="float" office:value="92.3044" calcext:value-type="float">
            <text:p>9.23E+01</text:p>
          </table:table-cell>
          <table:table-cell office:value-type="float" office:value="182.684" calcext:value-type="float">
            <text:p>1.83E+02</text:p>
          </table:table-cell>
          <table:table-cell table:formula="of:=[.C959]+0.2" office:value-type="float" office:value="191.599999999998" calcext:value-type="float">
            <text:p>191.599999999998</text:p>
          </table:table-cell>
        </table:table-row>
        <table:table-row table:style-name="ro1">
          <table:table-cell office:value-type="float" office:value="92.3749" calcext:value-type="float">
            <text:p>9.24E+01</text:p>
          </table:table-cell>
          <table:table-cell office:value-type="float" office:value="182.843" calcext:value-type="float">
            <text:p>1.83E+02</text:p>
          </table:table-cell>
          <table:table-cell table:formula="of:=[.C960]+0.2" office:value-type="float" office:value="191.799999999998" calcext:value-type="float">
            <text:p>191.799999999998</text:p>
          </table:table-cell>
        </table:table-row>
        <table:table-row table:style-name="ro1">
          <table:table-cell office:value-type="float" office:value="92.4454" calcext:value-type="float">
            <text:p>9.24E+01</text:p>
          </table:table-cell>
          <table:table-cell office:value-type="float" office:value="183.001" calcext:value-type="float">
            <text:p>1.83E+02</text:p>
          </table:table-cell>
          <table:table-cell table:formula="of:=[.C961]+0.2" office:value-type="float" office:value="191.999999999998" calcext:value-type="float">
            <text:p>191.999999999998</text:p>
          </table:table-cell>
        </table:table-row>
        <table:table-row table:style-name="ro1">
          <table:table-cell office:value-type="float" office:value="92.5158" calcext:value-type="float">
            <text:p>9.25E+01</text:p>
          </table:table-cell>
          <table:table-cell office:value-type="float" office:value="183.16" calcext:value-type="float">
            <text:p>1.83E+02</text:p>
          </table:table-cell>
          <table:table-cell table:formula="of:=[.C962]+0.2" office:value-type="float" office:value="192.199999999998" calcext:value-type="float">
            <text:p>192.199999999998</text:p>
          </table:table-cell>
        </table:table-row>
        <table:table-row table:style-name="ro1">
          <table:table-cell office:value-type="float" office:value="92.586" calcext:value-type="float">
            <text:p>9.26E+01</text:p>
          </table:table-cell>
          <table:table-cell office:value-type="float" office:value="183.318" calcext:value-type="float">
            <text:p>1.83E+02</text:p>
          </table:table-cell>
          <table:table-cell table:formula="of:=[.C963]+0.2" office:value-type="float" office:value="192.399999999998" calcext:value-type="float">
            <text:p>192.399999999998</text:p>
          </table:table-cell>
        </table:table-row>
        <table:table-row table:style-name="ro1">
          <table:table-cell office:value-type="float" office:value="92.6562" calcext:value-type="float">
            <text:p>9.27E+01</text:p>
          </table:table-cell>
          <table:table-cell office:value-type="float" office:value="183.476" calcext:value-type="float">
            <text:p>1.83E+02</text:p>
          </table:table-cell>
          <table:table-cell table:formula="of:=[.C964]+0.2" office:value-type="float" office:value="192.599999999998" calcext:value-type="float">
            <text:p>192.599999999998</text:p>
          </table:table-cell>
        </table:table-row>
        <table:table-row table:style-name="ro1">
          <table:table-cell office:value-type="float" office:value="92.7262" calcext:value-type="float">
            <text:p>9.27E+01</text:p>
          </table:table-cell>
          <table:table-cell office:value-type="float" office:value="183.633" calcext:value-type="float">
            <text:p>1.84E+02</text:p>
          </table:table-cell>
          <table:table-cell table:formula="of:=[.C965]+0.2" office:value-type="float" office:value="192.799999999998" calcext:value-type="float">
            <text:p>192.799999999998</text:p>
          </table:table-cell>
        </table:table-row>
        <table:table-row table:style-name="ro1">
          <table:table-cell office:value-type="float" office:value="92.7961" calcext:value-type="float">
            <text:p>9.28E+01</text:p>
          </table:table-cell>
          <table:table-cell office:value-type="float" office:value="183.791" calcext:value-type="float">
            <text:p>1.84E+02</text:p>
          </table:table-cell>
          <table:table-cell table:formula="of:=[.C966]+0.2" office:value-type="float" office:value="192.999999999998" calcext:value-type="float">
            <text:p>192.999999999998</text:p>
          </table:table-cell>
        </table:table-row>
        <table:table-row table:style-name="ro1">
          <table:table-cell office:value-type="float" office:value="92.8659" calcext:value-type="float">
            <text:p>9.29E+01</text:p>
          </table:table-cell>
          <table:table-cell office:value-type="float" office:value="183.948" calcext:value-type="float">
            <text:p>1.84E+02</text:p>
          </table:table-cell>
          <table:table-cell table:formula="of:=[.C967]+0.2" office:value-type="float" office:value="193.199999999998" calcext:value-type="float">
            <text:p>193.199999999998</text:p>
          </table:table-cell>
        </table:table-row>
        <table:table-row table:style-name="ro1">
          <table:table-cell office:value-type="float" office:value="92.9356" calcext:value-type="float">
            <text:p>9.29E+01</text:p>
          </table:table-cell>
          <table:table-cell office:value-type="float" office:value="184.104" calcext:value-type="float">
            <text:p>1.84E+02</text:p>
          </table:table-cell>
          <table:table-cell table:formula="of:=[.C968]+0.2" office:value-type="float" office:value="193.399999999998" calcext:value-type="float">
            <text:p>193.399999999998</text:p>
          </table:table-cell>
        </table:table-row>
        <table:table-row table:style-name="ro1">
          <table:table-cell office:value-type="float" office:value="93.0052" calcext:value-type="float">
            <text:p>9.30E+01</text:p>
          </table:table-cell>
          <table:table-cell office:value-type="float" office:value="184.261" calcext:value-type="float">
            <text:p>1.84E+02</text:p>
          </table:table-cell>
          <table:table-cell table:formula="of:=[.C969]+0.2" office:value-type="float" office:value="193.599999999998" calcext:value-type="float">
            <text:p>193.599999999998</text:p>
          </table:table-cell>
        </table:table-row>
        <table:table-row table:style-name="ro1">
          <table:table-cell office:value-type="float" office:value="93.0747" calcext:value-type="float">
            <text:p>9.31E+01</text:p>
          </table:table-cell>
          <table:table-cell office:value-type="float" office:value="184.417" calcext:value-type="float">
            <text:p>1.84E+02</text:p>
          </table:table-cell>
          <table:table-cell table:formula="of:=[.C970]+0.2" office:value-type="float" office:value="193.799999999998" calcext:value-type="float">
            <text:p>193.799999999998</text:p>
          </table:table-cell>
        </table:table-row>
        <table:table-row table:style-name="ro1">
          <table:table-cell office:value-type="float" office:value="93.1441" calcext:value-type="float">
            <text:p>9.31E+01</text:p>
          </table:table-cell>
          <table:table-cell office:value-type="float" office:value="184.574" calcext:value-type="float">
            <text:p>1.85E+02</text:p>
          </table:table-cell>
          <table:table-cell table:formula="of:=[.C971]+0.2" office:value-type="float" office:value="193.999999999998" calcext:value-type="float">
            <text:p>193.999999999998</text:p>
          </table:table-cell>
        </table:table-row>
        <table:table-row table:style-name="ro1">
          <table:table-cell office:value-type="float" office:value="93.2134" calcext:value-type="float">
            <text:p>9.32E+01</text:p>
          </table:table-cell>
          <table:table-cell office:value-type="float" office:value="184.729" calcext:value-type="float">
            <text:p>1.85E+02</text:p>
          </table:table-cell>
          <table:table-cell table:formula="of:=[.C972]+0.2" office:value-type="float" office:value="194.199999999998" calcext:value-type="float">
            <text:p>194.199999999998</text:p>
          </table:table-cell>
        </table:table-row>
        <table:table-row table:style-name="ro1">
          <table:table-cell office:value-type="float" office:value="93.2825" calcext:value-type="float">
            <text:p>9.33E+01</text:p>
          </table:table-cell>
          <table:table-cell office:value-type="float" office:value="184.885" calcext:value-type="float">
            <text:p>1.85E+02</text:p>
          </table:table-cell>
          <table:table-cell table:formula="of:=[.C973]+0.2" office:value-type="float" office:value="194.399999999998" calcext:value-type="float">
            <text:p>194.399999999998</text:p>
          </table:table-cell>
        </table:table-row>
        <table:table-row table:style-name="ro1">
          <table:table-cell office:value-type="float" office:value="93.3516" calcext:value-type="float">
            <text:p>9.34E+01</text:p>
          </table:table-cell>
          <table:table-cell office:value-type="float" office:value="185.04" calcext:value-type="float">
            <text:p>1.85E+02</text:p>
          </table:table-cell>
          <table:table-cell table:formula="of:=[.C974]+0.2" office:value-type="float" office:value="194.599999999998" calcext:value-type="float">
            <text:p>194.599999999998</text:p>
          </table:table-cell>
        </table:table-row>
        <table:table-row table:style-name="ro1">
          <table:table-cell office:value-type="float" office:value="93.4205" calcext:value-type="float">
            <text:p>9.34E+01</text:p>
          </table:table-cell>
          <table:table-cell office:value-type="float" office:value="185.195" calcext:value-type="float">
            <text:p>1.85E+02</text:p>
          </table:table-cell>
          <table:table-cell table:formula="of:=[.C975]+0.2" office:value-type="float" office:value="194.799999999997" calcext:value-type="float">
            <text:p>194.799999999997</text:p>
          </table:table-cell>
        </table:table-row>
        <table:table-row table:style-name="ro1">
          <table:table-cell office:value-type="float" office:value="93.4893" calcext:value-type="float">
            <text:p>9.35E+01</text:p>
          </table:table-cell>
          <table:table-cell office:value-type="float" office:value="185.35" calcext:value-type="float">
            <text:p>1.85E+02</text:p>
          </table:table-cell>
          <table:table-cell table:formula="of:=[.C976]+0.2" office:value-type="float" office:value="194.999999999997" calcext:value-type="float">
            <text:p>194.999999999997</text:p>
          </table:table-cell>
        </table:table-row>
        <table:table-row table:style-name="ro1">
          <table:table-cell office:value-type="float" office:value="93.558" calcext:value-type="float">
            <text:p>9.36E+01</text:p>
          </table:table-cell>
          <table:table-cell office:value-type="float" office:value="185.505" calcext:value-type="float">
            <text:p>1.86E+02</text:p>
          </table:table-cell>
          <table:table-cell table:formula="of:=[.C977]+0.2" office:value-type="float" office:value="195.199999999997" calcext:value-type="float">
            <text:p>195.199999999997</text:p>
          </table:table-cell>
        </table:table-row>
        <table:table-row table:style-name="ro1">
          <table:table-cell office:value-type="float" office:value="93.6267" calcext:value-type="float">
            <text:p>9.36E+01</text:p>
          </table:table-cell>
          <table:table-cell office:value-type="float" office:value="185.659" calcext:value-type="float">
            <text:p>1.86E+02</text:p>
          </table:table-cell>
          <table:table-cell table:formula="of:=[.C978]+0.2" office:value-type="float" office:value="195.399999999997" calcext:value-type="float">
            <text:p>195.399999999997</text:p>
          </table:table-cell>
        </table:table-row>
        <table:table-row table:style-name="ro1">
          <table:table-cell office:value-type="float" office:value="93.6952" calcext:value-type="float">
            <text:p>9.37E+01</text:p>
          </table:table-cell>
          <table:table-cell office:value-type="float" office:value="185.813" calcext:value-type="float">
            <text:p>1.86E+02</text:p>
          </table:table-cell>
          <table:table-cell table:formula="of:=[.C979]+0.2" office:value-type="float" office:value="195.599999999997" calcext:value-type="float">
            <text:p>195.599999999997</text:p>
          </table:table-cell>
        </table:table-row>
        <table:table-row table:style-name="ro1">
          <table:table-cell office:value-type="float" office:value="93.7635" calcext:value-type="float">
            <text:p>9.38E+01</text:p>
          </table:table-cell>
          <table:table-cell office:value-type="float" office:value="185.967" calcext:value-type="float">
            <text:p>1.86E+02</text:p>
          </table:table-cell>
          <table:table-cell table:formula="of:=[.C980]+0.2" office:value-type="float" office:value="195.799999999997" calcext:value-type="float">
            <text:p>195.799999999997</text:p>
          </table:table-cell>
        </table:table-row>
        <table:table-row table:style-name="ro1">
          <table:table-cell office:value-type="float" office:value="93.8318" calcext:value-type="float">
            <text:p>9.38E+01</text:p>
          </table:table-cell>
          <table:table-cell office:value-type="float" office:value="186.121" calcext:value-type="float">
            <text:p>1.86E+02</text:p>
          </table:table-cell>
          <table:table-cell table:formula="of:=[.C981]+0.2" office:value-type="float" office:value="195.999999999997" calcext:value-type="float">
            <text:p>195.999999999997</text:p>
          </table:table-cell>
        </table:table-row>
        <table:table-row table:style-name="ro1">
          <table:table-cell office:value-type="float" office:value="93.9" calcext:value-type="float">
            <text:p>9.39E+01</text:p>
          </table:table-cell>
          <table:table-cell office:value-type="float" office:value="186.274" calcext:value-type="float">
            <text:p>1.86E+02</text:p>
          </table:table-cell>
          <table:table-cell table:formula="of:=[.C982]+0.2" office:value-type="float" office:value="196.199999999997" calcext:value-type="float">
            <text:p>196.199999999997</text:p>
          </table:table-cell>
        </table:table-row>
        <table:table-row table:style-name="ro1">
          <table:table-cell office:value-type="float" office:value="93.9681" calcext:value-type="float">
            <text:p>9.40E+01</text:p>
          </table:table-cell>
          <table:table-cell office:value-type="float" office:value="186.427" calcext:value-type="float">
            <text:p>1.86E+02</text:p>
          </table:table-cell>
          <table:table-cell table:formula="of:=[.C983]+0.2" office:value-type="float" office:value="196.399999999997" calcext:value-type="float">
            <text:p>196.399999999997</text:p>
          </table:table-cell>
        </table:table-row>
        <table:table-row table:style-name="ro1">
          <table:table-cell office:value-type="float" office:value="94.036" calcext:value-type="float">
            <text:p>9.40E+01</text:p>
          </table:table-cell>
          <table:table-cell office:value-type="float" office:value="186.58" calcext:value-type="float">
            <text:p>1.87E+02</text:p>
          </table:table-cell>
          <table:table-cell table:formula="of:=[.C984]+0.2" office:value-type="float" office:value="196.599999999997" calcext:value-type="float">
            <text:p>196.599999999997</text:p>
          </table:table-cell>
        </table:table-row>
        <table:table-row table:style-name="ro1">
          <table:table-cell office:value-type="float" office:value="94.1038" calcext:value-type="float">
            <text:p>9.41E+01</text:p>
          </table:table-cell>
          <table:table-cell office:value-type="float" office:value="186.733" calcext:value-type="float">
            <text:p>1.87E+02</text:p>
          </table:table-cell>
          <table:table-cell table:formula="of:=[.C985]+0.2" office:value-type="float" office:value="196.799999999997" calcext:value-type="float">
            <text:p>196.799999999997</text:p>
          </table:table-cell>
        </table:table-row>
        <table:table-row table:style-name="ro1">
          <table:table-cell office:value-type="float" office:value="94.1716" calcext:value-type="float">
            <text:p>9.42E+01</text:p>
          </table:table-cell>
          <table:table-cell office:value-type="float" office:value="186.885" calcext:value-type="float">
            <text:p>1.87E+02</text:p>
          </table:table-cell>
          <table:table-cell table:formula="of:=[.C986]+0.2" office:value-type="float" office:value="196.999999999997" calcext:value-type="float">
            <text:p>196.999999999997</text:p>
          </table:table-cell>
        </table:table-row>
        <table:table-row table:style-name="ro1">
          <table:table-cell office:value-type="float" office:value="94.2392" calcext:value-type="float">
            <text:p>9.42E+01</text:p>
          </table:table-cell>
          <table:table-cell office:value-type="float" office:value="187.038" calcext:value-type="float">
            <text:p>1.87E+02</text:p>
          </table:table-cell>
          <table:table-cell table:formula="of:=[.C987]+0.2" office:value-type="float" office:value="197.199999999997" calcext:value-type="float">
            <text:p>197.199999999997</text:p>
          </table:table-cell>
        </table:table-row>
        <table:table-row table:style-name="ro1">
          <table:table-cell office:value-type="float" office:value="94.3067" calcext:value-type="float">
            <text:p>9.43E+01</text:p>
          </table:table-cell>
          <table:table-cell office:value-type="float" office:value="187.189" calcext:value-type="float">
            <text:p>1.87E+02</text:p>
          </table:table-cell>
          <table:table-cell table:formula="of:=[.C988]+0.2" office:value-type="float" office:value="197.399999999997" calcext:value-type="float">
            <text:p>197.399999999997</text:p>
          </table:table-cell>
        </table:table-row>
        <table:table-row table:style-name="ro1">
          <table:table-cell office:value-type="float" office:value="94.3741" calcext:value-type="float">
            <text:p>9.44E+01</text:p>
          </table:table-cell>
          <table:table-cell office:value-type="float" office:value="187.341" calcext:value-type="float">
            <text:p>1.87E+02</text:p>
          </table:table-cell>
          <table:table-cell table:formula="of:=[.C989]+0.2" office:value-type="float" office:value="197.599999999997" calcext:value-type="float">
            <text:p>197.599999999997</text:p>
          </table:table-cell>
        </table:table-row>
        <table:table-row table:style-name="ro1">
          <table:table-cell office:value-type="float" office:value="94.4414" calcext:value-type="float">
            <text:p>9.44E+01</text:p>
          </table:table-cell>
          <table:table-cell office:value-type="float" office:value="187.492" calcext:value-type="float">
            <text:p>1.87E+02</text:p>
          </table:table-cell>
          <table:table-cell table:formula="of:=[.C990]+0.2" office:value-type="float" office:value="197.799999999997" calcext:value-type="float">
            <text:p>197.799999999997</text:p>
          </table:table-cell>
        </table:table-row>
        <table:table-row table:style-name="ro1">
          <table:table-cell office:value-type="float" office:value="94.5085" calcext:value-type="float">
            <text:p>9.45E+01</text:p>
          </table:table-cell>
          <table:table-cell office:value-type="float" office:value="187.644" calcext:value-type="float">
            <text:p>1.88E+02</text:p>
          </table:table-cell>
          <table:table-cell table:formula="of:=[.C991]+0.2" office:value-type="float" office:value="197.999999999997" calcext:value-type="float">
            <text:p>197.999999999997</text:p>
          </table:table-cell>
        </table:table-row>
        <table:table-row table:style-name="ro1">
          <table:table-cell office:value-type="float" office:value="94.5756" calcext:value-type="float">
            <text:p>9.46E+01</text:p>
          </table:table-cell>
          <table:table-cell office:value-type="float" office:value="187.794" calcext:value-type="float">
            <text:p>1.88E+02</text:p>
          </table:table-cell>
          <table:table-cell table:formula="of:=[.C992]+0.2" office:value-type="float" office:value="198.199999999997" calcext:value-type="float">
            <text:p>198.199999999997</text:p>
          </table:table-cell>
        </table:table-row>
        <table:table-row table:style-name="ro1">
          <table:table-cell office:value-type="float" office:value="94.6425" calcext:value-type="float">
            <text:p>9.46E+01</text:p>
          </table:table-cell>
          <table:table-cell office:value-type="float" office:value="187.945" calcext:value-type="float">
            <text:p>1.88E+02</text:p>
          </table:table-cell>
          <table:table-cell table:formula="of:=[.C993]+0.2" office:value-type="float" office:value="198.399999999997" calcext:value-type="float">
            <text:p>198.399999999997</text:p>
          </table:table-cell>
        </table:table-row>
        <table:table-row table:style-name="ro1">
          <table:table-cell office:value-type="float" office:value="94.7094" calcext:value-type="float">
            <text:p>9.47E+01</text:p>
          </table:table-cell>
          <table:table-cell office:value-type="float" office:value="188.096" calcext:value-type="float">
            <text:p>1.88E+02</text:p>
          </table:table-cell>
          <table:table-cell table:formula="of:=[.C994]+0.2" office:value-type="float" office:value="198.599999999997" calcext:value-type="float">
            <text:p>198.599999999997</text:p>
          </table:table-cell>
        </table:table-row>
        <table:table-row table:style-name="ro1">
          <table:table-cell office:value-type="float" office:value="94.7761" calcext:value-type="float">
            <text:p>9.48E+01</text:p>
          </table:table-cell>
          <table:table-cell office:value-type="float" office:value="188.246" calcext:value-type="float">
            <text:p>1.88E+02</text:p>
          </table:table-cell>
          <table:table-cell table:formula="of:=[.C995]+0.2" office:value-type="float" office:value="198.799999999997" calcext:value-type="float">
            <text:p>198.799999999997</text:p>
          </table:table-cell>
        </table:table-row>
        <table:table-row table:style-name="ro1">
          <table:table-cell office:value-type="float" office:value="94.8427" calcext:value-type="float">
            <text:p>9.48E+01</text:p>
          </table:table-cell>
          <table:table-cell office:value-type="float" office:value="188.396" calcext:value-type="float">
            <text:p>1.88E+02</text:p>
          </table:table-cell>
          <table:table-cell table:formula="of:=[.C996]+0.2" office:value-type="float" office:value="198.999999999997" calcext:value-type="float">
            <text:p>198.999999999997</text:p>
          </table:table-cell>
        </table:table-row>
        <table:table-row table:style-name="ro1">
          <table:table-cell office:value-type="float" office:value="94.9092" calcext:value-type="float">
            <text:p>9.49E+01</text:p>
          </table:table-cell>
          <table:table-cell office:value-type="float" office:value="188.545" calcext:value-type="float">
            <text:p>1.89E+02</text:p>
          </table:table-cell>
          <table:table-cell table:formula="of:=[.C997]+0.2" office:value-type="float" office:value="199.199999999997" calcext:value-type="float">
            <text:p>199.199999999997</text:p>
          </table:table-cell>
        </table:table-row>
        <table:table-row table:style-name="ro1">
          <table:table-cell office:value-type="float" office:value="94.9756" calcext:value-type="float">
            <text:p>9.50E+01</text:p>
          </table:table-cell>
          <table:table-cell office:value-type="float" office:value="188.695" calcext:value-type="float">
            <text:p>1.89E+02</text:p>
          </table:table-cell>
          <table:table-cell table:formula="of:=[.C998]+0.2" office:value-type="float" office:value="199.399999999997" calcext:value-type="float">
            <text:p>199.399999999997</text:p>
          </table:table-cell>
        </table:table-row>
        <table:table-row table:style-name="ro1">
          <table:table-cell office:value-type="float" office:value="95.0419" calcext:value-type="float">
            <text:p>9.50E+01</text:p>
          </table:table-cell>
          <table:table-cell office:value-type="float" office:value="188.844" calcext:value-type="float">
            <text:p>1.89E+02</text:p>
          </table:table-cell>
          <table:table-cell table:formula="of:=[.C999]+0.2" office:value-type="float" office:value="199.599999999997" calcext:value-type="float">
            <text:p>199.599999999997</text:p>
          </table:table-cell>
        </table:table-row>
        <table:table-row table:style-name="ro1">
          <table:table-cell office:value-type="float" office:value="95.1081" calcext:value-type="float">
            <text:p>9.51E+01</text:p>
          </table:table-cell>
          <table:table-cell office:value-type="float" office:value="188.993" calcext:value-type="float">
            <text:p>1.89E+02</text:p>
          </table:table-cell>
          <table:table-cell table:formula="of:=[.C1000]+0.2" office:value-type="float" office:value="199.799999999997" calcext:value-type="float">
            <text:p>199.799999999997</text:p>
          </table:table-cell>
        </table:table-row>
        <table:table-row table:style-name="ro1">
          <table:table-cell office:value-type="float" office:value="95.1741" calcext:value-type="float">
            <text:p>9.52E+01</text:p>
          </table:table-cell>
          <table:table-cell office:value-type="float" office:value="189.141" calcext:value-type="float">
            <text:p>1.89E+02</text:p>
          </table:table-cell>
          <table:table-cell table:formula="of:=[.C1001]+0.2" office:value-type="float" office:value="199.999999999997" calcext:value-type="float">
            <text:p>199.999999999997</text:p>
          </table:table-cell>
        </table:table-row>
        <table:table-row table:style-name="ro1">
          <table:table-cell office:value-type="float" office:value="95.2401" calcext:value-type="float">
            <text:p>9.52E+01</text:p>
          </table:table-cell>
          <table:table-cell office:value-type="float" office:value="189.29" calcext:value-type="float">
            <text:p>1.89E+02</text:p>
          </table:table-cell>
          <table:table-cell table:formula="of:=[.C1002]+0.2" office:value-type="float" office:value="200.199999999997" calcext:value-type="float">
            <text:p>200.199999999997</text:p>
          </table:table-cell>
        </table:table-row>
        <table:table-row table:style-name="ro1">
          <table:table-cell office:value-type="float" office:value="95.3059" calcext:value-type="float">
            <text:p>9.53E+01</text:p>
          </table:table-cell>
          <table:table-cell office:value-type="float" office:value="189.438" calcext:value-type="float">
            <text:p>1.89E+02</text:p>
          </table:table-cell>
          <table:table-cell table:formula="of:=[.C1003]+0.2" office:value-type="float" office:value="200.399999999997" calcext:value-type="float">
            <text:p>200.399999999997</text:p>
          </table:table-cell>
        </table:table-row>
        <table:table-row table:style-name="ro1">
          <table:table-cell office:value-type="float" office:value="95.3716" calcext:value-type="float">
            <text:p>9.54E+01</text:p>
          </table:table-cell>
          <table:table-cell office:value-type="float" office:value="189.586" calcext:value-type="float">
            <text:p>1.90E+02</text:p>
          </table:table-cell>
          <table:table-cell table:formula="of:=[.C1004]+0.2" office:value-type="float" office:value="200.599999999997" calcext:value-type="float">
            <text:p>200.599999999997</text:p>
          </table:table-cell>
        </table:table-row>
        <table:table-row table:style-name="ro1">
          <table:table-cell office:value-type="float" office:value="95.4372" calcext:value-type="float">
            <text:p>9.54E+01</text:p>
          </table:table-cell>
          <table:table-cell office:value-type="float" office:value="189.733" calcext:value-type="float">
            <text:p>1.90E+02</text:p>
          </table:table-cell>
          <table:table-cell table:formula="of:=[.C1005]+0.2" office:value-type="float" office:value="200.799999999997" calcext:value-type="float">
            <text:p>200.799999999997</text:p>
          </table:table-cell>
        </table:table-row>
        <table:table-row table:style-name="ro1">
          <table:table-cell office:value-type="float" office:value="95.5027" calcext:value-type="float">
            <text:p>9.55E+01</text:p>
          </table:table-cell>
          <table:table-cell office:value-type="float" office:value="189.881" calcext:value-type="float">
            <text:p>1.90E+02</text:p>
          </table:table-cell>
          <table:table-cell table:formula="of:=[.C1006]+0.2" office:value-type="float" office:value="200.999999999997" calcext:value-type="float">
            <text:p>200.999999999997</text:p>
          </table:table-cell>
        </table:table-row>
        <table:table-row table:style-name="ro1">
          <table:table-cell office:value-type="float" office:value="95.5681" calcext:value-type="float">
            <text:p>9.56E+01</text:p>
          </table:table-cell>
          <table:table-cell office:value-type="float" office:value="190.028" calcext:value-type="float">
            <text:p>1.90E+02</text:p>
          </table:table-cell>
          <table:table-cell table:formula="of:=[.C1007]+0.2" office:value-type="float" office:value="201.199999999997" calcext:value-type="float">
            <text:p>201.199999999997</text:p>
          </table:table-cell>
        </table:table-row>
        <table:table-row table:style-name="ro1">
          <table:table-cell office:value-type="float" office:value="95.6334" calcext:value-type="float">
            <text:p>9.56E+01</text:p>
          </table:table-cell>
          <table:table-cell office:value-type="float" office:value="190.175" calcext:value-type="float">
            <text:p>1.90E+02</text:p>
          </table:table-cell>
          <table:table-cell table:formula="of:=[.C1008]+0.2" office:value-type="float" office:value="201.399999999997" calcext:value-type="float">
            <text:p>201.399999999997</text:p>
          </table:table-cell>
        </table:table-row>
        <table:table-row table:style-name="ro1">
          <table:table-cell office:value-type="float" office:value="95.6985" calcext:value-type="float">
            <text:p>9.57E+01</text:p>
          </table:table-cell>
          <table:table-cell office:value-type="float" office:value="190.321" calcext:value-type="float">
            <text:p>1.90E+02</text:p>
          </table:table-cell>
          <table:table-cell table:formula="of:=[.C1009]+0.2" office:value-type="float" office:value="201.599999999997" calcext:value-type="float">
            <text:p>201.599999999997</text:p>
          </table:table-cell>
        </table:table-row>
        <table:table-row table:style-name="ro1">
          <table:table-cell office:value-type="float" office:value="95.7636" calcext:value-type="float">
            <text:p>9.58E+01</text:p>
          </table:table-cell>
          <table:table-cell office:value-type="float" office:value="190.468" calcext:value-type="float">
            <text:p>1.90E+02</text:p>
          </table:table-cell>
          <table:table-cell table:formula="of:=[.C1010]+0.2" office:value-type="float" office:value="201.799999999997" calcext:value-type="float">
            <text:p>201.799999999997</text:p>
          </table:table-cell>
        </table:table-row>
        <table:table-row table:style-name="ro1">
          <table:table-cell office:value-type="float" office:value="95.8285" calcext:value-type="float">
            <text:p>9.58E+01</text:p>
          </table:table-cell>
          <table:table-cell office:value-type="float" office:value="190.614" calcext:value-type="float">
            <text:p>1.91E+02</text:p>
          </table:table-cell>
          <table:table-cell table:formula="of:=[.C1011]+0.2" office:value-type="float" office:value="201.999999999997" calcext:value-type="float">
            <text:p>201.999999999997</text:p>
          </table:table-cell>
        </table:table-row>
        <table:table-row table:style-name="ro1">
          <table:table-cell office:value-type="float" office:value="95.8933" calcext:value-type="float">
            <text:p>9.59E+01</text:p>
          </table:table-cell>
          <table:table-cell office:value-type="float" office:value="190.76" calcext:value-type="float">
            <text:p>1.91E+02</text:p>
          </table:table-cell>
          <table:table-cell table:formula="of:=[.C1012]+0.2" office:value-type="float" office:value="202.199999999997" calcext:value-type="float">
            <text:p>202.199999999997</text:p>
          </table:table-cell>
        </table:table-row>
        <table:table-row table:style-name="ro1">
          <table:table-cell office:value-type="float" office:value="95.958" calcext:value-type="float">
            <text:p>9.60E+01</text:p>
          </table:table-cell>
          <table:table-cell office:value-type="float" office:value="190.905" calcext:value-type="float">
            <text:p>1.91E+02</text:p>
          </table:table-cell>
          <table:table-cell table:formula="of:=[.C1013]+0.2" office:value-type="float" office:value="202.399999999997" calcext:value-type="float">
            <text:p>202.399999999997</text:p>
          </table:table-cell>
        </table:table-row>
        <table:table-row table:style-name="ro1">
          <table:table-cell office:value-type="float" office:value="96.0226" calcext:value-type="float">
            <text:p>9.60E+01</text:p>
          </table:table-cell>
          <table:table-cell office:value-type="float" office:value="191.05" calcext:value-type="float">
            <text:p>1.91E+02</text:p>
          </table:table-cell>
          <table:table-cell table:formula="of:=[.C1014]+0.2" office:value-type="float" office:value="202.599999999997" calcext:value-type="float">
            <text:p>202.599999999997</text:p>
          </table:table-cell>
        </table:table-row>
        <table:table-row table:style-name="ro1">
          <table:table-cell office:value-type="float" office:value="96.0871" calcext:value-type="float">
            <text:p>9.61E+01</text:p>
          </table:table-cell>
          <table:table-cell office:value-type="float" office:value="191.196" calcext:value-type="float">
            <text:p>1.91E+02</text:p>
          </table:table-cell>
          <table:table-cell table:formula="of:=[.C1015]+0.2" office:value-type="float" office:value="202.799999999997" calcext:value-type="float">
            <text:p>202.799999999997</text:p>
          </table:table-cell>
        </table:table-row>
        <table:table-row table:style-name="ro1">
          <table:table-cell office:value-type="float" office:value="96.1515" calcext:value-type="float">
            <text:p>9.62E+01</text:p>
          </table:table-cell>
          <table:table-cell office:value-type="float" office:value="191.34" calcext:value-type="float">
            <text:p>1.91E+02</text:p>
          </table:table-cell>
          <table:table-cell table:formula="of:=[.C1016]+0.2" office:value-type="float" office:value="202.999999999997" calcext:value-type="float">
            <text:p>202.999999999997</text:p>
          </table:table-cell>
        </table:table-row>
        <table:table-row table:style-name="ro1">
          <table:table-cell office:value-type="float" office:value="96.2157" calcext:value-type="float">
            <text:p>9.62E+01</text:p>
          </table:table-cell>
          <table:table-cell office:value-type="float" office:value="191.485" calcext:value-type="float">
            <text:p>1.91E+02</text:p>
          </table:table-cell>
          <table:table-cell table:formula="of:=[.C1017]+0.2" office:value-type="float" office:value="203.199999999997" calcext:value-type="float">
            <text:p>203.199999999997</text:p>
          </table:table-cell>
        </table:table-row>
        <table:table-row table:style-name="ro1">
          <table:table-cell office:value-type="float" office:value="96.2799" calcext:value-type="float">
            <text:p>9.63E+01</text:p>
          </table:table-cell>
          <table:table-cell office:value-type="float" office:value="191.629" calcext:value-type="float">
            <text:p>1.92E+02</text:p>
          </table:table-cell>
          <table:table-cell table:formula="of:=[.C1018]+0.2" office:value-type="float" office:value="203.399999999997" calcext:value-type="float">
            <text:p>203.399999999997</text:p>
          </table:table-cell>
        </table:table-row>
        <table:table-row table:style-name="ro1">
          <table:table-cell office:value-type="float" office:value="96.3439" calcext:value-type="float">
            <text:p>9.63E+01</text:p>
          </table:table-cell>
          <table:table-cell office:value-type="float" office:value="191.773" calcext:value-type="float">
            <text:p>1.92E+02</text:p>
          </table:table-cell>
          <table:table-cell table:formula="of:=[.C1019]+0.2" office:value-type="float" office:value="203.599999999997" calcext:value-type="float">
            <text:p>203.599999999997</text:p>
          </table:table-cell>
        </table:table-row>
        <table:table-row table:style-name="ro1">
          <table:table-cell office:value-type="float" office:value="96.4078" calcext:value-type="float">
            <text:p>9.64E+01</text:p>
          </table:table-cell>
          <table:table-cell office:value-type="float" office:value="191.917" calcext:value-type="float">
            <text:p>1.92E+02</text:p>
          </table:table-cell>
          <table:table-cell table:formula="of:=[.C1020]+0.2" office:value-type="float" office:value="203.799999999997" calcext:value-type="float">
            <text:p>203.799999999997</text:p>
          </table:table-cell>
        </table:table-row>
        <table:table-row table:style-name="ro1">
          <table:table-cell office:value-type="float" office:value="96.4716" calcext:value-type="float">
            <text:p>9.65E+01</text:p>
          </table:table-cell>
          <table:table-cell office:value-type="float" office:value="192.061" calcext:value-type="float">
            <text:p>1.92E+02</text:p>
          </table:table-cell>
          <table:table-cell table:formula="of:=[.C1021]+0.2" office:value-type="float" office:value="203.999999999997" calcext:value-type="float">
            <text:p>203.999999999997</text:p>
          </table:table-cell>
        </table:table-row>
        <table:table-row table:style-name="ro1">
          <table:table-cell office:value-type="float" office:value="96.5353" calcext:value-type="float">
            <text:p>9.65E+01</text:p>
          </table:table-cell>
          <table:table-cell office:value-type="float" office:value="192.204" calcext:value-type="float">
            <text:p>1.92E+02</text:p>
          </table:table-cell>
          <table:table-cell table:formula="of:=[.C1022]+0.2" office:value-type="float" office:value="204.199999999997" calcext:value-type="float">
            <text:p>204.199999999997</text:p>
          </table:table-cell>
        </table:table-row>
        <table:table-row table:style-name="ro1">
          <table:table-cell office:value-type="float" office:value="96.5989" calcext:value-type="float">
            <text:p>9.66E+01</text:p>
          </table:table-cell>
          <table:table-cell office:value-type="float" office:value="192.347" calcext:value-type="float">
            <text:p>1.92E+02</text:p>
          </table:table-cell>
          <table:table-cell table:formula="of:=[.C1023]+0.2" office:value-type="float" office:value="204.399999999997" calcext:value-type="float">
            <text:p>204.399999999997</text:p>
          </table:table-cell>
        </table:table-row>
        <table:table-row table:style-name="ro1">
          <table:table-cell office:value-type="float" office:value="96.6623" calcext:value-type="float">
            <text:p>9.67E+01</text:p>
          </table:table-cell>
          <table:table-cell office:value-type="float" office:value="192.49" calcext:value-type="float">
            <text:p>1.92E+02</text:p>
          </table:table-cell>
          <table:table-cell table:formula="of:=[.C1024]+0.2" office:value-type="float" office:value="204.599999999997" calcext:value-type="float">
            <text:p>204.599999999997</text:p>
          </table:table-cell>
        </table:table-row>
        <table:table-row table:style-name="ro1">
          <table:table-cell office:value-type="float" office:value="96.7257" calcext:value-type="float">
            <text:p>9.67E+01</text:p>
          </table:table-cell>
          <table:table-cell office:value-type="float" office:value="192.632" calcext:value-type="float">
            <text:p>1.93E+02</text:p>
          </table:table-cell>
          <table:table-cell table:formula="of:=[.C1025]+0.2" office:value-type="float" office:value="204.799999999997" calcext:value-type="float">
            <text:p>204.799999999997</text:p>
          </table:table-cell>
        </table:table-row>
        <table:table-row table:style-name="ro1">
          <table:table-cell office:value-type="float" office:value="96.7889" calcext:value-type="float">
            <text:p>9.68E+01</text:p>
          </table:table-cell>
          <table:table-cell office:value-type="float" office:value="192.775" calcext:value-type="float">
            <text:p>1.93E+02</text:p>
          </table:table-cell>
          <table:table-cell table:formula="of:=[.C1026]+0.2" office:value-type="float" office:value="204.999999999997" calcext:value-type="float">
            <text:p>204.999999999997</text:p>
          </table:table-cell>
        </table:table-row>
        <table:table-row table:style-name="ro1">
          <table:table-cell office:value-type="float" office:value="96.852" calcext:value-type="float">
            <text:p>9.69E+01</text:p>
          </table:table-cell>
          <table:table-cell office:value-type="float" office:value="192.917" calcext:value-type="float">
            <text:p>1.93E+02</text:p>
          </table:table-cell>
          <table:table-cell table:formula="of:=[.C1027]+0.2" office:value-type="float" office:value="205.199999999997" calcext:value-type="float">
            <text:p>205.199999999997</text:p>
          </table:table-cell>
        </table:table-row>
        <table:table-row table:style-name="ro1">
          <table:table-cell office:value-type="float" office:value="96.915" calcext:value-type="float">
            <text:p>9.69E+01</text:p>
          </table:table-cell>
          <table:table-cell office:value-type="float" office:value="193.058" calcext:value-type="float">
            <text:p>1.93E+02</text:p>
          </table:table-cell>
          <table:table-cell table:formula="of:=[.C1028]+0.2" office:value-type="float" office:value="205.399999999997" calcext:value-type="float">
            <text:p>205.399999999997</text:p>
          </table:table-cell>
        </table:table-row>
        <table:table-row table:style-name="ro1">
          <table:table-cell office:value-type="float" office:value="96.9779" calcext:value-type="float">
            <text:p>9.70E+01</text:p>
          </table:table-cell>
          <table:table-cell office:value-type="float" office:value="193.2" calcext:value-type="float">
            <text:p>1.93E+02</text:p>
          </table:table-cell>
          <table:table-cell table:formula="of:=[.C1029]+0.2" office:value-type="float" office:value="205.599999999997" calcext:value-type="float">
            <text:p>205.599999999997</text:p>
          </table:table-cell>
        </table:table-row>
        <table:table-row table:style-name="ro1">
          <table:table-cell office:value-type="float" office:value="97.0407" calcext:value-type="float">
            <text:p>9.70E+01</text:p>
          </table:table-cell>
          <table:table-cell office:value-type="float" office:value="193.341" calcext:value-type="float">
            <text:p>1.93E+02</text:p>
          </table:table-cell>
          <table:table-cell table:formula="of:=[.C1030]+0.2" office:value-type="float" office:value="205.799999999997" calcext:value-type="float">
            <text:p>205.799999999997</text:p>
          </table:table-cell>
        </table:table-row>
        <table:table-row table:style-name="ro1">
          <table:table-cell office:value-type="float" office:value="97.1034" calcext:value-type="float">
            <text:p>9.71E+01</text:p>
          </table:table-cell>
          <table:table-cell office:value-type="float" office:value="193.482" calcext:value-type="float">
            <text:p>1.93E+02</text:p>
          </table:table-cell>
          <table:table-cell table:formula="of:=[.C1031]+0.2" office:value-type="float" office:value="205.999999999997" calcext:value-type="float">
            <text:p>205.999999999997</text:p>
          </table:table-cell>
        </table:table-row>
        <table:table-row table:style-name="ro1">
          <table:table-cell office:value-type="float" office:value="97.1659" calcext:value-type="float">
            <text:p>9.72E+01</text:p>
          </table:table-cell>
          <table:table-cell office:value-type="float" office:value="193.623" calcext:value-type="float">
            <text:p>1.94E+02</text:p>
          </table:table-cell>
          <table:table-cell table:formula="of:=[.C1032]+0.2" office:value-type="float" office:value="206.199999999997" calcext:value-type="float">
            <text:p>206.199999999997</text:p>
          </table:table-cell>
        </table:table-row>
        <table:table-row table:style-name="ro1">
          <table:table-cell office:value-type="float" office:value="97.2284" calcext:value-type="float">
            <text:p>9.72E+01</text:p>
          </table:table-cell>
          <table:table-cell office:value-type="float" office:value="193.763" calcext:value-type="float">
            <text:p>1.94E+02</text:p>
          </table:table-cell>
          <table:table-cell table:formula="of:=[.C1033]+0.2" office:value-type="float" office:value="206.399999999997" calcext:value-type="float">
            <text:p>206.399999999997</text:p>
          </table:table-cell>
        </table:table-row>
        <table:table-row table:style-name="ro1">
          <table:table-cell office:value-type="float" office:value="97.2907" calcext:value-type="float">
            <text:p>9.73E+01</text:p>
          </table:table-cell>
          <table:table-cell office:value-type="float" office:value="193.904" calcext:value-type="float">
            <text:p>1.94E+02</text:p>
          </table:table-cell>
          <table:table-cell table:formula="of:=[.C1034]+0.2" office:value-type="float" office:value="206.599999999997" calcext:value-type="float">
            <text:p>206.599999999997</text:p>
          </table:table-cell>
        </table:table-row>
        <table:table-row table:style-name="ro1">
          <table:table-cell office:value-type="float" office:value="97.3529" calcext:value-type="float">
            <text:p>9.74E+01</text:p>
          </table:table-cell>
          <table:table-cell office:value-type="float" office:value="194.044" calcext:value-type="float">
            <text:p>1.94E+02</text:p>
          </table:table-cell>
          <table:table-cell table:formula="of:=[.C1035]+0.2" office:value-type="float" office:value="206.799999999997" calcext:value-type="float">
            <text:p>206.799999999997</text:p>
          </table:table-cell>
        </table:table-row>
        <table:table-row table:style-name="ro1">
          <table:table-cell office:value-type="float" office:value="97.415" calcext:value-type="float">
            <text:p>9.74E+01</text:p>
          </table:table-cell>
          <table:table-cell office:value-type="float" office:value="194.183" calcext:value-type="float">
            <text:p>1.94E+02</text:p>
          </table:table-cell>
          <table:table-cell table:formula="of:=[.C1036]+0.2" office:value-type="float" office:value="206.999999999997" calcext:value-type="float">
            <text:p>206.999999999997</text:p>
          </table:table-cell>
        </table:table-row>
        <table:table-row table:style-name="ro1">
          <table:table-cell office:value-type="float" office:value="97.477" calcext:value-type="float">
            <text:p>9.75E+01</text:p>
          </table:table-cell>
          <table:table-cell office:value-type="float" office:value="194.323" calcext:value-type="float">
            <text:p>1.94E+02</text:p>
          </table:table-cell>
          <table:table-cell table:formula="of:=[.C1037]+0.2" office:value-type="float" office:value="207.199999999997" calcext:value-type="float">
            <text:p>207.199999999997</text:p>
          </table:table-cell>
        </table:table-row>
        <table:table-row table:style-name="ro1">
          <table:table-cell office:value-type="float" office:value="97.5388" calcext:value-type="float">
            <text:p>9.75E+01</text:p>
          </table:table-cell>
          <table:table-cell office:value-type="float" office:value="194.462" calcext:value-type="float">
            <text:p>1.94E+02</text:p>
          </table:table-cell>
          <table:table-cell table:formula="of:=[.C1038]+0.2" office:value-type="float" office:value="207.399999999997" calcext:value-type="float">
            <text:p>207.399999999997</text:p>
          </table:table-cell>
        </table:table-row>
        <table:table-row table:style-name="ro1">
          <table:table-cell office:value-type="float" office:value="97.6006" calcext:value-type="float">
            <text:p>9.76E+01</text:p>
          </table:table-cell>
          <table:table-cell office:value-type="float" office:value="194.601" calcext:value-type="float">
            <text:p>1.95E+02</text:p>
          </table:table-cell>
          <table:table-cell table:formula="of:=[.C1039]+0.2" office:value-type="float" office:value="207.599999999997" calcext:value-type="float">
            <text:p>207.599999999997</text:p>
          </table:table-cell>
        </table:table-row>
        <table:table-row table:style-name="ro1">
          <table:table-cell office:value-type="float" office:value="97.6622" calcext:value-type="float">
            <text:p>9.77E+01</text:p>
          </table:table-cell>
          <table:table-cell office:value-type="float" office:value="194.74" calcext:value-type="float">
            <text:p>1.95E+02</text:p>
          </table:table-cell>
          <table:table-cell table:formula="of:=[.C1040]+0.2" office:value-type="float" office:value="207.799999999997" calcext:value-type="float">
            <text:p>207.799999999997</text:p>
          </table:table-cell>
        </table:table-row>
        <table:table-row table:style-name="ro1">
          <table:table-cell office:value-type="float" office:value="97.7238" calcext:value-type="float">
            <text:p>9.77E+01</text:p>
          </table:table-cell>
          <table:table-cell office:value-type="float" office:value="194.878" calcext:value-type="float">
            <text:p>1.95E+02</text:p>
          </table:table-cell>
          <table:table-cell table:formula="of:=[.C1041]+0.2" office:value-type="float" office:value="207.999999999997" calcext:value-type="float">
            <text:p>207.999999999997</text:p>
          </table:table-cell>
        </table:table-row>
        <table:table-row table:style-name="ro1">
          <table:table-cell office:value-type="float" office:value="97.7852" calcext:value-type="float">
            <text:p>9.78E+01</text:p>
          </table:table-cell>
          <table:table-cell office:value-type="float" office:value="195.016" calcext:value-type="float">
            <text:p>1.95E+02</text:p>
          </table:table-cell>
          <table:table-cell table:formula="of:=[.C1042]+0.2" office:value-type="float" office:value="208.199999999997" calcext:value-type="float">
            <text:p>208.199999999997</text:p>
          </table:table-cell>
        </table:table-row>
        <table:table-row table:style-name="ro1">
          <table:table-cell office:value-type="float" office:value="97.8465" calcext:value-type="float">
            <text:p>9.78E+01</text:p>
          </table:table-cell>
          <table:table-cell office:value-type="float" office:value="195.154" calcext:value-type="float">
            <text:p>1.95E+02</text:p>
          </table:table-cell>
          <table:table-cell table:formula="of:=[.C1043]+0.2" office:value-type="float" office:value="208.399999999997" calcext:value-type="float">
            <text:p>208.399999999997</text:p>
          </table:table-cell>
        </table:table-row>
        <table:table-row table:style-name="ro1">
          <table:table-cell office:value-type="float" office:value="97.9076" calcext:value-type="float">
            <text:p>9.79E+01</text:p>
          </table:table-cell>
          <table:table-cell office:value-type="float" office:value="195.292" calcext:value-type="float">
            <text:p>1.95E+02</text:p>
          </table:table-cell>
          <table:table-cell table:formula="of:=[.C1044]+0.2" office:value-type="float" office:value="208.599999999997" calcext:value-type="float">
            <text:p>208.599999999997</text:p>
          </table:table-cell>
        </table:table-row>
        <table:table-row table:style-name="ro1">
          <table:table-cell office:value-type="float" office:value="97.9687" calcext:value-type="float">
            <text:p>9.80E+01</text:p>
          </table:table-cell>
          <table:table-cell office:value-type="float" office:value="195.429" calcext:value-type="float">
            <text:p>1.95E+02</text:p>
          </table:table-cell>
          <table:table-cell table:formula="of:=[.C1045]+0.2" office:value-type="float" office:value="208.799999999997" calcext:value-type="float">
            <text:p>208.799999999997</text:p>
          </table:table-cell>
        </table:table-row>
        <table:table-row table:style-name="ro1">
          <table:table-cell office:value-type="float" office:value="98.0296" calcext:value-type="float">
            <text:p>9.80E+01</text:p>
          </table:table-cell>
          <table:table-cell office:value-type="float" office:value="195.566" calcext:value-type="float">
            <text:p>1.96E+02</text:p>
          </table:table-cell>
          <table:table-cell table:formula="of:=[.C1046]+0.2" office:value-type="float" office:value="208.999999999997" calcext:value-type="float">
            <text:p>208.999999999997</text:p>
          </table:table-cell>
        </table:table-row>
        <table:table-row table:style-name="ro1">
          <table:table-cell office:value-type="float" office:value="98.0905" calcext:value-type="float">
            <text:p>9.81E+01</text:p>
          </table:table-cell>
          <table:table-cell office:value-type="float" office:value="195.703" calcext:value-type="float">
            <text:p>1.96E+02</text:p>
          </table:table-cell>
          <table:table-cell table:formula="of:=[.C1047]+0.2" office:value-type="float" office:value="209.199999999997" calcext:value-type="float">
            <text:p>209.199999999997</text:p>
          </table:table-cell>
        </table:table-row>
        <table:table-row table:style-name="ro1">
          <table:table-cell office:value-type="float" office:value="98.1512" calcext:value-type="float">
            <text:p>9.82E+01</text:p>
          </table:table-cell>
          <table:table-cell office:value-type="float" office:value="195.84" calcext:value-type="float">
            <text:p>1.96E+02</text:p>
          </table:table-cell>
          <table:table-cell table:formula="of:=[.C1048]+0.2" office:value-type="float" office:value="209.399999999997" calcext:value-type="float">
            <text:p>209.399999999997</text:p>
          </table:table-cell>
        </table:table-row>
        <table:table-row table:style-name="ro1">
          <table:table-cell office:value-type="float" office:value="98.2118" calcext:value-type="float">
            <text:p>9.82E+01</text:p>
          </table:table-cell>
          <table:table-cell office:value-type="float" office:value="195.976" calcext:value-type="float">
            <text:p>1.96E+02</text:p>
          </table:table-cell>
          <table:table-cell table:formula="of:=[.C1049]+0.2" office:value-type="float" office:value="209.599999999997" calcext:value-type="float">
            <text:p>209.599999999997</text:p>
          </table:table-cell>
        </table:table-row>
        <table:table-row table:style-name="ro1">
          <table:table-cell office:value-type="float" office:value="98.2723" calcext:value-type="float">
            <text:p>9.83E+01</text:p>
          </table:table-cell>
          <table:table-cell office:value-type="float" office:value="196.112" calcext:value-type="float">
            <text:p>1.96E+02</text:p>
          </table:table-cell>
          <table:table-cell table:formula="of:=[.C1050]+0.2" office:value-type="float" office:value="209.799999999997" calcext:value-type="float">
            <text:p>209.799999999997</text:p>
          </table:table-cell>
        </table:table-row>
        <table:table-row table:style-name="ro1">
          <table:table-cell office:value-type="float" office:value="98.3326" calcext:value-type="float">
            <text:p>9.83E+01</text:p>
          </table:table-cell>
          <table:table-cell office:value-type="float" office:value="196.248" calcext:value-type="float">
            <text:p>1.96E+02</text:p>
          </table:table-cell>
          <table:table-cell table:formula="of:=[.C1051]+0.2" office:value-type="float" office:value="209.999999999997" calcext:value-type="float">
            <text:p>209.999999999997</text:p>
          </table:table-cell>
        </table:table-row>
        <table:table-row table:style-name="ro1">
          <table:table-cell office:value-type="float" office:value="98.3929" calcext:value-type="float">
            <text:p>9.84E+01</text:p>
          </table:table-cell>
          <table:table-cell office:value-type="float" office:value="196.384" calcext:value-type="float">
            <text:p>1.96E+02</text:p>
          </table:table-cell>
          <table:table-cell table:formula="of:=[.C1052]+0.2" office:value-type="float" office:value="210.199999999997" calcext:value-type="float">
            <text:p>210.199999999997</text:p>
          </table:table-cell>
        </table:table-row>
        <table:table-row table:style-name="ro1">
          <table:table-cell office:value-type="float" office:value="98.453" calcext:value-type="float">
            <text:p>9.85E+01</text:p>
          </table:table-cell>
          <table:table-cell office:value-type="float" office:value="196.519" calcext:value-type="float">
            <text:p>1.97E+02</text:p>
          </table:table-cell>
          <table:table-cell table:formula="of:=[.C1053]+0.2" office:value-type="float" office:value="210.399999999997" calcext:value-type="float">
            <text:p>210.399999999997</text:p>
          </table:table-cell>
        </table:table-row>
        <table:table-row table:style-name="ro1">
          <table:table-cell office:value-type="float" office:value="98.5131" calcext:value-type="float">
            <text:p>9.85E+01</text:p>
          </table:table-cell>
          <table:table-cell office:value-type="float" office:value="196.654" calcext:value-type="float">
            <text:p>1.97E+02</text:p>
          </table:table-cell>
          <table:table-cell table:formula="of:=[.C1054]+0.2" office:value-type="float" office:value="210.599999999997" calcext:value-type="float">
            <text:p>210.599999999997</text:p>
          </table:table-cell>
        </table:table-row>
        <table:table-row table:style-name="ro1">
          <table:table-cell office:value-type="float" office:value="98.573" calcext:value-type="float">
            <text:p>9.86E+01</text:p>
          </table:table-cell>
          <table:table-cell office:value-type="float" office:value="196.789" calcext:value-type="float">
            <text:p>1.97E+02</text:p>
          </table:table-cell>
          <table:table-cell table:formula="of:=[.C1055]+0.2" office:value-type="float" office:value="210.799999999997" calcext:value-type="float">
            <text:p>210.799999999997</text:p>
          </table:table-cell>
        </table:table-row>
        <table:table-row table:style-name="ro1">
          <table:table-cell office:value-type="float" office:value="98.6328" calcext:value-type="float">
            <text:p>9.86E+01</text:p>
          </table:table-cell>
          <table:table-cell office:value-type="float" office:value="196.924" calcext:value-type="float">
            <text:p>1.97E+02</text:p>
          </table:table-cell>
          <table:table-cell table:formula="of:=[.C1056]+0.2" office:value-type="float" office:value="210.999999999997" calcext:value-type="float">
            <text:p>210.999999999997</text:p>
          </table:table-cell>
        </table:table-row>
        <table:table-row table:style-name="ro1">
          <table:table-cell office:value-type="float" office:value="98.6925" calcext:value-type="float">
            <text:p>9.87E+01</text:p>
          </table:table-cell>
          <table:table-cell office:value-type="float" office:value="197.058" calcext:value-type="float">
            <text:p>1.97E+02</text:p>
          </table:table-cell>
          <table:table-cell table:formula="of:=[.C1057]+0.2" office:value-type="float" office:value="211.199999999997" calcext:value-type="float">
            <text:p>211.199999999997</text:p>
          </table:table-cell>
        </table:table-row>
        <table:table-row table:style-name="ro1">
          <table:table-cell office:value-type="float" office:value="98.752" calcext:value-type="float">
            <text:p>9.88E+01</text:p>
          </table:table-cell>
          <table:table-cell office:value-type="float" office:value="197.192" calcext:value-type="float">
            <text:p>1.97E+02</text:p>
          </table:table-cell>
          <table:table-cell table:formula="of:=[.C1058]+0.2" office:value-type="float" office:value="211.399999999997" calcext:value-type="float">
            <text:p>211.399999999997</text:p>
          </table:table-cell>
        </table:table-row>
        <table:table-row table:style-name="ro1">
          <table:table-cell office:value-type="float" office:value="98.8115" calcext:value-type="float">
            <text:p>9.88E+01</text:p>
          </table:table-cell>
          <table:table-cell office:value-type="float" office:value="197.326" calcext:value-type="float">
            <text:p>1.97E+02</text:p>
          </table:table-cell>
          <table:table-cell table:formula="of:=[.C1059]+0.2" office:value-type="float" office:value="211.599999999997" calcext:value-type="float">
            <text:p>211.599999999997</text:p>
          </table:table-cell>
        </table:table-row>
        <table:table-row table:style-name="ro1">
          <table:table-cell office:value-type="float" office:value="98.8708" calcext:value-type="float">
            <text:p>9.89E+01</text:p>
          </table:table-cell>
          <table:table-cell office:value-type="float" office:value="197.459" calcext:value-type="float">
            <text:p>1.97E+02</text:p>
          </table:table-cell>
          <table:table-cell table:formula="of:=[.C1060]+0.2" office:value-type="float" office:value="211.799999999997" calcext:value-type="float">
            <text:p>211.799999999997</text:p>
          </table:table-cell>
        </table:table-row>
        <table:table-row table:style-name="ro1">
          <table:table-cell office:value-type="float" office:value="98.93" calcext:value-type="float">
            <text:p>9.89E+01</text:p>
          </table:table-cell>
          <table:table-cell office:value-type="float" office:value="197.592" calcext:value-type="float">
            <text:p>1.98E+02</text:p>
          </table:table-cell>
          <table:table-cell table:formula="of:=[.C1061]+0.2" office:value-type="float" office:value="211.999999999996" calcext:value-type="float">
            <text:p>211.999999999996</text:p>
          </table:table-cell>
        </table:table-row>
        <table:table-row table:style-name="ro1">
          <table:table-cell office:value-type="float" office:value="98.9891" calcext:value-type="float">
            <text:p>9.90E+01</text:p>
          </table:table-cell>
          <table:table-cell office:value-type="float" office:value="197.725" calcext:value-type="float">
            <text:p>1.98E+02</text:p>
          </table:table-cell>
          <table:table-cell table:formula="of:=[.C1062]+0.2" office:value-type="float" office:value="212.199999999996" calcext:value-type="float">
            <text:p>212.199999999996</text:p>
          </table:table-cell>
        </table:table-row>
        <table:table-row table:style-name="ro1">
          <table:table-cell office:value-type="float" office:value="99.0481" calcext:value-type="float">
            <text:p>9.90E+01</text:p>
          </table:table-cell>
          <table:table-cell office:value-type="float" office:value="197.858" calcext:value-type="float">
            <text:p>1.98E+02</text:p>
          </table:table-cell>
          <table:table-cell table:formula="of:=[.C1063]+0.2" office:value-type="float" office:value="212.399999999996" calcext:value-type="float">
            <text:p>212.399999999996</text:p>
          </table:table-cell>
        </table:table-row>
        <table:table-row table:style-name="ro1">
          <table:table-cell office:value-type="float" office:value="99.107" calcext:value-type="float">
            <text:p>9.91E+01</text:p>
          </table:table-cell>
          <table:table-cell office:value-type="float" office:value="197.991" calcext:value-type="float">
            <text:p>1.98E+02</text:p>
          </table:table-cell>
          <table:table-cell table:formula="of:=[.C1064]+0.2" office:value-type="float" office:value="212.599999999996" calcext:value-type="float">
            <text:p>212.599999999996</text:p>
          </table:table-cell>
        </table:table-row>
        <table:table-row table:style-name="ro1">
          <table:table-cell office:value-type="float" office:value="99.1658" calcext:value-type="float">
            <text:p>9.92E+01</text:p>
          </table:table-cell>
          <table:table-cell office:value-type="float" office:value="198.123" calcext:value-type="float">
            <text:p>1.98E+02</text:p>
          </table:table-cell>
          <table:table-cell table:formula="of:=[.C1065]+0.2" office:value-type="float" office:value="212.799999999996" calcext:value-type="float">
            <text:p>212.799999999996</text:p>
          </table:table-cell>
        </table:table-row>
        <table:table-row table:style-name="ro1">
          <table:table-cell office:value-type="float" office:value="99.2244" calcext:value-type="float">
            <text:p>9.92E+01</text:p>
          </table:table-cell>
          <table:table-cell office:value-type="float" office:value="198.255" calcext:value-type="float">
            <text:p>1.98E+02</text:p>
          </table:table-cell>
          <table:table-cell table:formula="of:=[.C1066]+0.2" office:value-type="float" office:value="212.999999999996" calcext:value-type="float">
            <text:p>212.999999999996</text:p>
          </table:table-cell>
        </table:table-row>
        <table:table-row table:style-name="ro1">
          <table:table-cell office:value-type="float" office:value="99.2829" calcext:value-type="float">
            <text:p>9.93E+01</text:p>
          </table:table-cell>
          <table:table-cell office:value-type="float" office:value="198.386" calcext:value-type="float">
            <text:p>1.98E+02</text:p>
          </table:table-cell>
          <table:table-cell table:formula="of:=[.C1067]+0.2" office:value-type="float" office:value="213.199999999996" calcext:value-type="float">
            <text:p>213.199999999996</text:p>
          </table:table-cell>
        </table:table-row>
        <table:table-row table:style-name="ro1">
          <table:table-cell office:value-type="float" office:value="99.3413" calcext:value-type="float">
            <text:p>9.93E+01</text:p>
          </table:table-cell>
          <table:table-cell office:value-type="float" office:value="198.518" calcext:value-type="float">
            <text:p>1.99E+02</text:p>
          </table:table-cell>
          <table:table-cell table:formula="of:=[.C1068]+0.2" office:value-type="float" office:value="213.399999999996" calcext:value-type="float">
            <text:p>213.399999999996</text:p>
          </table:table-cell>
        </table:table-row>
        <table:table-row table:style-name="ro1">
          <table:table-cell office:value-type="float" office:value="99.3996" calcext:value-type="float">
            <text:p>9.94E+01</text:p>
          </table:table-cell>
          <table:table-cell office:value-type="float" office:value="198.649" calcext:value-type="float">
            <text:p>1.99E+02</text:p>
          </table:table-cell>
          <table:table-cell table:formula="of:=[.C1069]+0.2" office:value-type="float" office:value="213.599999999996" calcext:value-type="float">
            <text:p>213.599999999996</text:p>
          </table:table-cell>
        </table:table-row>
        <table:table-row table:style-name="ro1">
          <table:table-cell office:value-type="float" office:value="99.4578" calcext:value-type="float">
            <text:p>9.95E+01</text:p>
          </table:table-cell>
          <table:table-cell office:value-type="float" office:value="198.78" calcext:value-type="float">
            <text:p>1.99E+02</text:p>
          </table:table-cell>
          <table:table-cell table:formula="of:=[.C1070]+0.2" office:value-type="float" office:value="213.799999999996" calcext:value-type="float">
            <text:p>213.799999999996</text:p>
          </table:table-cell>
        </table:table-row>
        <table:table-row table:style-name="ro1">
          <table:table-cell office:value-type="float" office:value="99.5159" calcext:value-type="float">
            <text:p>9.95E+01</text:p>
          </table:table-cell>
          <table:table-cell office:value-type="float" office:value="198.911" calcext:value-type="float">
            <text:p>1.99E+02</text:p>
          </table:table-cell>
          <table:table-cell table:formula="of:=[.C1071]+0.2" office:value-type="float" office:value="213.999999999996" calcext:value-type="float">
            <text:p>213.999999999996</text:p>
          </table:table-cell>
        </table:table-row>
        <table:table-row table:style-name="ro1">
          <table:table-cell office:value-type="float" office:value="99.5738" calcext:value-type="float">
            <text:p>9.96E+01</text:p>
          </table:table-cell>
          <table:table-cell office:value-type="float" office:value="199.041" calcext:value-type="float">
            <text:p>1.99E+02</text:p>
          </table:table-cell>
          <table:table-cell table:formula="of:=[.C1072]+0.2" office:value-type="float" office:value="214.199999999996" calcext:value-type="float">
            <text:p>214.199999999996</text:p>
          </table:table-cell>
        </table:table-row>
        <table:table-row table:style-name="ro1">
          <table:table-cell office:value-type="float" office:value="99.6316" calcext:value-type="float">
            <text:p>9.96E+01</text:p>
          </table:table-cell>
          <table:table-cell office:value-type="float" office:value="199.171" calcext:value-type="float">
            <text:p>1.99E+02</text:p>
          </table:table-cell>
          <table:table-cell table:formula="of:=[.C1073]+0.2" office:value-type="float" office:value="214.399999999996" calcext:value-type="float">
            <text:p>214.399999999996</text:p>
          </table:table-cell>
        </table:table-row>
        <table:table-row table:style-name="ro1">
          <table:table-cell office:value-type="float" office:value="99.6894" calcext:value-type="float">
            <text:p>9.97E+01</text:p>
          </table:table-cell>
          <table:table-cell office:value-type="float" office:value="199.301" calcext:value-type="float">
            <text:p>1.99E+02</text:p>
          </table:table-cell>
          <table:table-cell table:formula="of:=[.C1074]+0.2" office:value-type="float" office:value="214.599999999996" calcext:value-type="float">
            <text:p>214.599999999996</text:p>
          </table:table-cell>
        </table:table-row>
        <table:table-row table:style-name="ro1">
          <table:table-cell office:value-type="float" office:value="99.747" calcext:value-type="float">
            <text:p>9.97E+01</text:p>
          </table:table-cell>
          <table:table-cell office:value-type="float" office:value="199.431" calcext:value-type="float">
            <text:p>1.99E+02</text:p>
          </table:table-cell>
          <table:table-cell table:formula="of:=[.C1075]+0.2" office:value-type="float" office:value="214.799999999996" calcext:value-type="float">
            <text:p>214.799999999996</text:p>
          </table:table-cell>
        </table:table-row>
        <table:table-row table:style-name="ro1">
          <table:table-cell office:value-type="float" office:value="99.8044" calcext:value-type="float">
            <text:p>9.98E+01</text:p>
          </table:table-cell>
          <table:table-cell office:value-type="float" office:value="199.56" calcext:value-type="float">
            <text:p>2.00E+02</text:p>
          </table:table-cell>
          <table:table-cell table:formula="of:=[.C1076]+0.2" office:value-type="float" office:value="214.999999999996" calcext:value-type="float">
            <text:p>214.999999999996</text:p>
          </table:table-cell>
        </table:table-row>
        <table:table-row table:style-name="ro1">
          <table:table-cell office:value-type="float" office:value="99.8618" calcext:value-type="float">
            <text:p>9.99E+01</text:p>
          </table:table-cell>
          <table:table-cell office:value-type="float" office:value="199.689" calcext:value-type="float">
            <text:p>2.00E+02</text:p>
          </table:table-cell>
          <table:table-cell table:formula="of:=[.C1077]+0.2" office:value-type="float" office:value="215.199999999996" calcext:value-type="float">
            <text:p>215.199999999996</text:p>
          </table:table-cell>
        </table:table-row>
        <table:table-row table:style-name="ro1">
          <table:table-cell office:value-type="float" office:value="99.9191" calcext:value-type="float">
            <text:p>9.99E+01</text:p>
          </table:table-cell>
          <table:table-cell office:value-type="float" office:value="199.818" calcext:value-type="float">
            <text:p>2.00E+02</text:p>
          </table:table-cell>
          <table:table-cell table:formula="of:=[.C1078]+0.2" office:value-type="float" office:value="215.399999999996" calcext:value-type="float">
            <text:p>215.399999999996</text:p>
          </table:table-cell>
        </table:table-row>
        <table:table-row table:style-name="ro1">
          <table:table-cell office:value-type="float" office:value="99.9762" calcext:value-type="float">
            <text:p>1.00E+02</text:p>
          </table:table-cell>
          <table:table-cell office:value-type="float" office:value="199.946" calcext:value-type="float">
            <text:p>2.00E+02</text:p>
          </table:table-cell>
          <table:table-cell table:formula="of:=[.C1079]+0.2" office:value-type="float" office:value="215.599999999996" calcext:value-type="float">
            <text:p>215.599999999996</text:p>
          </table:table-cell>
        </table:table-row>
        <table:table-row table:style-name="ro1">
          <table:table-cell office:value-type="float" office:value="100.033" calcext:value-type="float">
            <text:p>1.00E+02</text:p>
          </table:table-cell>
          <table:table-cell office:value-type="float" office:value="200.075" calcext:value-type="float">
            <text:p>2.00E+02</text:p>
          </table:table-cell>
          <table:table-cell table:formula="of:=[.C1080]+0.2" office:value-type="float" office:value="215.799999999996" calcext:value-type="float">
            <text:p>215.799999999996</text:p>
          </table:table-cell>
        </table:table-row>
        <table:table-row table:style-name="ro1">
          <table:table-cell office:value-type="float" office:value="100.09" calcext:value-type="float">
            <text:p>1.00E+02</text:p>
          </table:table-cell>
          <table:table-cell office:value-type="float" office:value="200.203" calcext:value-type="float">
            <text:p>2.00E+02</text:p>
          </table:table-cell>
          <table:table-cell table:formula="of:=[.C1081]+0.2" office:value-type="float" office:value="215.999999999996" calcext:value-type="float">
            <text:p>215.999999999996</text:p>
          </table:table-cell>
        </table:table-row>
        <table:table-row table:style-name="ro1">
          <table:table-cell office:value-type="float" office:value="100.147" calcext:value-type="float">
            <text:p>1.00E+02</text:p>
          </table:table-cell>
          <table:table-cell office:value-type="float" office:value="200.33" calcext:value-type="float">
            <text:p>2.00E+02</text:p>
          </table:table-cell>
          <table:table-cell table:formula="of:=[.C1082]+0.2" office:value-type="float" office:value="216.199999999996" calcext:value-type="float">
            <text:p>216.199999999996</text:p>
          </table:table-cell>
        </table:table-row>
        <table:table-row table:style-name="ro1">
          <table:table-cell office:value-type="float" office:value="100.204" calcext:value-type="float">
            <text:p>1.00E+02</text:p>
          </table:table-cell>
          <table:table-cell office:value-type="float" office:value="200.458" calcext:value-type="float">
            <text:p>2.00E+02</text:p>
          </table:table-cell>
          <table:table-cell table:formula="of:=[.C1083]+0.2" office:value-type="float" office:value="216.399999999996" calcext:value-type="float">
            <text:p>216.399999999996</text:p>
          </table:table-cell>
        </table:table-row>
        <table:table-row table:style-name="ro1">
          <table:table-cell office:value-type="float" office:value="100.26" calcext:value-type="float">
            <text:p>1.00E+02</text:p>
          </table:table-cell>
          <table:table-cell office:value-type="float" office:value="200.585" calcext:value-type="float">
            <text:p>2.01E+02</text:p>
          </table:table-cell>
          <table:table-cell table:formula="of:=[.C1084]+0.2" office:value-type="float" office:value="216.599999999996" calcext:value-type="float">
            <text:p>216.599999999996</text:p>
          </table:table-cell>
        </table:table-row>
        <table:table-row table:style-name="ro1">
          <table:table-cell office:value-type="float" office:value="100.317" calcext:value-type="float">
            <text:p>1.00E+02</text:p>
          </table:table-cell>
          <table:table-cell office:value-type="float" office:value="200.712" calcext:value-type="float">
            <text:p>2.01E+02</text:p>
          </table:table-cell>
          <table:table-cell table:formula="of:=[.C1085]+0.2" office:value-type="float" office:value="216.799999999996" calcext:value-type="float">
            <text:p>216.799999999996</text:p>
          </table:table-cell>
        </table:table-row>
        <table:table-row table:style-name="ro1">
          <table:table-cell office:value-type="float" office:value="100.373" calcext:value-type="float">
            <text:p>1.00E+02</text:p>
          </table:table-cell>
          <table:table-cell office:value-type="float" office:value="200.839" calcext:value-type="float">
            <text:p>2.01E+02</text:p>
          </table:table-cell>
          <table:table-cell table:formula="of:=[.C1086]+0.2" office:value-type="float" office:value="216.999999999996" calcext:value-type="float">
            <text:p>216.999999999996</text:p>
          </table:table-cell>
        </table:table-row>
        <table:table-row table:style-name="ro1">
          <table:table-cell office:value-type="float" office:value="100.429" calcext:value-type="float">
            <text:p>1.00E+02</text:p>
          </table:table-cell>
          <table:table-cell office:value-type="float" office:value="200.965" calcext:value-type="float">
            <text:p>2.01E+02</text:p>
          </table:table-cell>
          <table:table-cell table:formula="of:=[.C1087]+0.2" office:value-type="float" office:value="217.199999999996" calcext:value-type="float">
            <text:p>217.199999999996</text:p>
          </table:table-cell>
        </table:table-row>
        <table:table-row table:style-name="ro1">
          <table:table-cell office:value-type="float" office:value="100.485" calcext:value-type="float">
            <text:p>1.00E+02</text:p>
          </table:table-cell>
          <table:table-cell office:value-type="float" office:value="201.092" calcext:value-type="float">
            <text:p>2.01E+02</text:p>
          </table:table-cell>
          <table:table-cell table:formula="of:=[.C1088]+0.2" office:value-type="float" office:value="217.399999999996" calcext:value-type="float">
            <text:p>217.399999999996</text:p>
          </table:table-cell>
        </table:table-row>
        <table:table-row table:style-name="ro1">
          <table:table-cell office:value-type="float" office:value="100.541" calcext:value-type="float">
            <text:p>1.01E+02</text:p>
          </table:table-cell>
          <table:table-cell office:value-type="float" office:value="201.218" calcext:value-type="float">
            <text:p>2.01E+02</text:p>
          </table:table-cell>
          <table:table-cell table:formula="of:=[.C1089]+0.2" office:value-type="float" office:value="217.599999999996" calcext:value-type="float">
            <text:p>217.599999999996</text:p>
          </table:table-cell>
        </table:table-row>
        <table:table-row table:style-name="ro1">
          <table:table-cell office:value-type="float" office:value="100.597" calcext:value-type="float">
            <text:p>1.01E+02</text:p>
          </table:table-cell>
          <table:table-cell office:value-type="float" office:value="201.343" calcext:value-type="float">
            <text:p>2.01E+02</text:p>
          </table:table-cell>
          <table:table-cell table:formula="of:=[.C1090]+0.2" office:value-type="float" office:value="217.799999999996" calcext:value-type="float">
            <text:p>217.799999999996</text:p>
          </table:table-cell>
        </table:table-row>
        <table:table-row table:style-name="ro1">
          <table:table-cell office:value-type="float" office:value="100.653" calcext:value-type="float">
            <text:p>1.01E+02</text:p>
          </table:table-cell>
          <table:table-cell office:value-type="float" office:value="201.469" calcext:value-type="float">
            <text:p>2.01E+02</text:p>
          </table:table-cell>
          <table:table-cell table:formula="of:=[.C1091]+0.2" office:value-type="float" office:value="217.999999999996" calcext:value-type="float">
            <text:p>217.999999999996</text:p>
          </table:table-cell>
        </table:table-row>
        <table:table-row table:style-name="ro1">
          <table:table-cell office:value-type="float" office:value="100.708" calcext:value-type="float">
            <text:p>1.01E+02</text:p>
          </table:table-cell>
          <table:table-cell office:value-type="float" office:value="201.594" calcext:value-type="float">
            <text:p>2.02E+02</text:p>
          </table:table-cell>
          <table:table-cell table:formula="of:=[.C1092]+0.2" office:value-type="float" office:value="218.199999999996" calcext:value-type="float">
            <text:p>218.199999999996</text:p>
          </table:table-cell>
        </table:table-row>
        <table:table-row table:style-name="ro1">
          <table:table-cell office:value-type="float" office:value="100.764" calcext:value-type="float">
            <text:p>1.01E+02</text:p>
          </table:table-cell>
          <table:table-cell office:value-type="float" office:value="201.719" calcext:value-type="float">
            <text:p>2.02E+02</text:p>
          </table:table-cell>
          <table:table-cell table:formula="of:=[.C1093]+0.2" office:value-type="float" office:value="218.399999999996" calcext:value-type="float">
            <text:p>218.399999999996</text:p>
          </table:table-cell>
        </table:table-row>
        <table:table-row table:style-name="ro1">
          <table:table-cell office:value-type="float" office:value="100.819" calcext:value-type="float">
            <text:p>1.01E+02</text:p>
          </table:table-cell>
          <table:table-cell office:value-type="float" office:value="201.843" calcext:value-type="float">
            <text:p>2.02E+02</text:p>
          </table:table-cell>
          <table:table-cell table:formula="of:=[.C1094]+0.2" office:value-type="float" office:value="218.599999999996" calcext:value-type="float">
            <text:p>218.599999999996</text:p>
          </table:table-cell>
        </table:table-row>
        <table:table-row table:style-name="ro1">
          <table:table-cell office:value-type="float" office:value="100.875" calcext:value-type="float">
            <text:p>1.01E+02</text:p>
          </table:table-cell>
          <table:table-cell office:value-type="float" office:value="201.968" calcext:value-type="float">
            <text:p>2.02E+02</text:p>
          </table:table-cell>
          <table:table-cell table:formula="of:=[.C1095]+0.2" office:value-type="float" office:value="218.799999999996" calcext:value-type="float">
            <text:p>218.799999999996</text:p>
          </table:table-cell>
        </table:table-row>
        <table:table-row table:style-name="ro1">
          <table:table-cell office:value-type="float" office:value="100.93" calcext:value-type="float">
            <text:p>1.01E+02</text:p>
          </table:table-cell>
          <table:table-cell office:value-type="float" office:value="202.092" calcext:value-type="float">
            <text:p>2.02E+02</text:p>
          </table:table-cell>
          <table:table-cell table:formula="of:=[.C1096]+0.2" office:value-type="float" office:value="218.999999999996" calcext:value-type="float">
            <text:p>218.999999999996</text:p>
          </table:table-cell>
        </table:table-row>
        <table:table-row table:style-name="ro1">
          <table:table-cell office:value-type="float" office:value="100.985" calcext:value-type="float">
            <text:p>1.01E+02</text:p>
          </table:table-cell>
          <table:table-cell office:value-type="float" office:value="202.216" calcext:value-type="float">
            <text:p>2.02E+02</text:p>
          </table:table-cell>
          <table:table-cell table:formula="of:=[.C1097]+0.2" office:value-type="float" office:value="219.199999999996" calcext:value-type="float">
            <text:p>219.199999999996</text:p>
          </table:table-cell>
        </table:table-row>
        <table:table-row table:style-name="ro1">
          <table:table-cell office:value-type="float" office:value="101.04" calcext:value-type="float">
            <text:p>1.01E+02</text:p>
          </table:table-cell>
          <table:table-cell office:value-type="float" office:value="202.339" calcext:value-type="float">
            <text:p>2.02E+02</text:p>
          </table:table-cell>
          <table:table-cell table:formula="of:=[.C1098]+0.2" office:value-type="float" office:value="219.399999999996" calcext:value-type="float">
            <text:p>219.399999999996</text:p>
          </table:table-cell>
        </table:table-row>
        <table:table-row table:style-name="ro1">
          <table:table-cell office:value-type="float" office:value="101.094" calcext:value-type="float">
            <text:p>1.01E+02</text:p>
          </table:table-cell>
          <table:table-cell office:value-type="float" office:value="202.463" calcext:value-type="float">
            <text:p>2.02E+02</text:p>
          </table:table-cell>
          <table:table-cell table:formula="of:=[.C1099]+0.2" office:value-type="float" office:value="219.599999999996" calcext:value-type="float">
            <text:p>219.599999999996</text:p>
          </table:table-cell>
        </table:table-row>
        <table:table-row table:style-name="ro1">
          <table:table-cell office:value-type="float" office:value="101.149" calcext:value-type="float">
            <text:p>1.01E+02</text:p>
          </table:table-cell>
          <table:table-cell office:value-type="float" office:value="202.586" calcext:value-type="float">
            <text:p>2.03E+02</text:p>
          </table:table-cell>
          <table:table-cell table:formula="of:=[.C1100]+0.2" office:value-type="float" office:value="219.799999999996" calcext:value-type="float">
            <text:p>219.799999999996</text:p>
          </table:table-cell>
        </table:table-row>
        <table:table-row table:style-name="ro1">
          <table:table-cell office:value-type="float" office:value="101.204" calcext:value-type="float">
            <text:p>1.01E+02</text:p>
          </table:table-cell>
          <table:table-cell office:value-type="float" office:value="202.708" calcext:value-type="float">
            <text:p>2.03E+02</text:p>
          </table:table-cell>
          <table:table-cell table:formula="of:=[.C1101]+0.2" office:value-type="float" office:value="219.999999999996" calcext:value-type="float">
            <text:p>219.999999999996</text:p>
          </table:table-cell>
        </table:table-row>
        <table:table-row table:style-name="ro1">
          <table:table-cell office:value-type="float" office:value="101.258" calcext:value-type="float">
            <text:p>1.01E+02</text:p>
          </table:table-cell>
          <table:table-cell office:value-type="float" office:value="202.831" calcext:value-type="float">
            <text:p>2.03E+02</text:p>
          </table:table-cell>
          <table:table-cell table:formula="of:=[.C1102]+0.2" office:value-type="float" office:value="220.199999999996" calcext:value-type="float">
            <text:p>220.199999999996</text:p>
          </table:table-cell>
        </table:table-row>
        <table:table-row table:style-name="ro1">
          <table:table-cell office:value-type="float" office:value="101.313" calcext:value-type="float">
            <text:p>1.01E+02</text:p>
          </table:table-cell>
          <table:table-cell office:value-type="float" office:value="202.953" calcext:value-type="float">
            <text:p>2.03E+02</text:p>
          </table:table-cell>
          <table:table-cell table:formula="of:=[.C1103]+0.2" office:value-type="float" office:value="220.399999999996" calcext:value-type="float">
            <text:p>220.399999999996</text:p>
          </table:table-cell>
        </table:table-row>
        <table:table-row table:style-name="ro1">
          <table:table-cell office:value-type="float" office:value="101.367" calcext:value-type="float">
            <text:p>1.01E+02</text:p>
          </table:table-cell>
          <table:table-cell office:value-type="float" office:value="203.075" calcext:value-type="float">
            <text:p>2.03E+02</text:p>
          </table:table-cell>
          <table:table-cell table:formula="of:=[.C1104]+0.2" office:value-type="float" office:value="220.599999999996" calcext:value-type="float">
            <text:p>220.599999999996</text:p>
          </table:table-cell>
        </table:table-row>
        <table:table-row table:style-name="ro1">
          <table:table-cell office:value-type="float" office:value="101.421" calcext:value-type="float">
            <text:p>1.01E+02</text:p>
          </table:table-cell>
          <table:table-cell office:value-type="float" office:value="203.197" calcext:value-type="float">
            <text:p>2.03E+02</text:p>
          </table:table-cell>
          <table:table-cell table:formula="of:=[.C1105]+0.2" office:value-type="float" office:value="220.799999999996" calcext:value-type="float">
            <text:p>220.799999999996</text:p>
          </table:table-cell>
        </table:table-row>
        <table:table-row table:style-name="ro1">
          <table:table-cell office:value-type="float" office:value="101.475" calcext:value-type="float">
            <text:p>1.01E+02</text:p>
          </table:table-cell>
          <table:table-cell office:value-type="float" office:value="203.318" calcext:value-type="float">
            <text:p>2.03E+02</text:p>
          </table:table-cell>
          <table:table-cell table:formula="of:=[.C1106]+0.2" office:value-type="float" office:value="220.999999999996" calcext:value-type="float">
            <text:p>220.999999999996</text:p>
          </table:table-cell>
        </table:table-row>
        <table:table-row table:style-name="ro1">
          <table:table-cell office:value-type="float" office:value="101.529" calcext:value-type="float">
            <text:p>1.02E+02</text:p>
          </table:table-cell>
          <table:table-cell office:value-type="float" office:value="203.44" calcext:value-type="float">
            <text:p>2.03E+02</text:p>
          </table:table-cell>
          <table:table-cell table:formula="of:=[.C1107]+0.2" office:value-type="float" office:value="221.199999999996" calcext:value-type="float">
            <text:p>221.199999999996</text:p>
          </table:table-cell>
        </table:table-row>
        <table:table-row table:style-name="ro1">
          <table:table-cell office:value-type="float" office:value="101.582" calcext:value-type="float">
            <text:p>1.02E+02</text:p>
          </table:table-cell>
          <table:table-cell office:value-type="float" office:value="203.561" calcext:value-type="float">
            <text:p>2.04E+02</text:p>
          </table:table-cell>
          <table:table-cell table:formula="of:=[.C1108]+0.2" office:value-type="float" office:value="221.399999999996" calcext:value-type="float">
            <text:p>221.399999999996</text:p>
          </table:table-cell>
        </table:table-row>
        <table:table-row table:style-name="ro1">
          <table:table-cell office:value-type="float" office:value="101.636" calcext:value-type="float">
            <text:p>1.02E+02</text:p>
          </table:table-cell>
          <table:table-cell office:value-type="float" office:value="203.681" calcext:value-type="float">
            <text:p>2.04E+02</text:p>
          </table:table-cell>
          <table:table-cell table:formula="of:=[.C1109]+0.2" office:value-type="float" office:value="221.599999999996" calcext:value-type="float">
            <text:p>221.599999999996</text:p>
          </table:table-cell>
        </table:table-row>
        <table:table-row table:style-name="ro1">
          <table:table-cell office:value-type="float" office:value="101.69" calcext:value-type="float">
            <text:p>1.02E+02</text:p>
          </table:table-cell>
          <table:table-cell office:value-type="float" office:value="203.802" calcext:value-type="float">
            <text:p>2.04E+02</text:p>
          </table:table-cell>
          <table:table-cell table:formula="of:=[.C1110]+0.2" office:value-type="float" office:value="221.799999999996" calcext:value-type="float">
            <text:p>221.799999999996</text:p>
          </table:table-cell>
        </table:table-row>
        <table:table-row table:style-name="ro1">
          <table:table-cell office:value-type="float" office:value="101.743" calcext:value-type="float">
            <text:p>1.02E+02</text:p>
          </table:table-cell>
          <table:table-cell office:value-type="float" office:value="203.922" calcext:value-type="float">
            <text:p>2.04E+02</text:p>
          </table:table-cell>
          <table:table-cell table:formula="of:=[.C1111]+0.2" office:value-type="float" office:value="221.999999999996" calcext:value-type="float">
            <text:p>221.999999999996</text:p>
          </table:table-cell>
        </table:table-row>
        <table:table-row table:style-name="ro1">
          <table:table-cell office:value-type="float" office:value="101.796" calcext:value-type="float">
            <text:p>1.02E+02</text:p>
          </table:table-cell>
          <table:table-cell office:value-type="float" office:value="204.042" calcext:value-type="float">
            <text:p>2.04E+02</text:p>
          </table:table-cell>
          <table:table-cell table:formula="of:=[.C1112]+0.2" office:value-type="float" office:value="222.199999999996" calcext:value-type="float">
            <text:p>222.199999999996</text:p>
          </table:table-cell>
        </table:table-row>
        <table:table-row table:style-name="ro1">
          <table:table-cell office:value-type="float" office:value="101.85" calcext:value-type="float">
            <text:p>1.02E+02</text:p>
          </table:table-cell>
          <table:table-cell office:value-type="float" office:value="204.162" calcext:value-type="float">
            <text:p>2.04E+02</text:p>
          </table:table-cell>
          <table:table-cell table:formula="of:=[.C1113]+0.2" office:value-type="float" office:value="222.399999999996" calcext:value-type="float">
            <text:p>222.399999999996</text:p>
          </table:table-cell>
        </table:table-row>
        <table:table-row table:style-name="ro1">
          <table:table-cell office:value-type="float" office:value="101.903" calcext:value-type="float">
            <text:p>1.02E+02</text:p>
          </table:table-cell>
          <table:table-cell office:value-type="float" office:value="204.281" calcext:value-type="float">
            <text:p>2.04E+02</text:p>
          </table:table-cell>
          <table:table-cell table:formula="of:=[.C1114]+0.2" office:value-type="float" office:value="222.599999999996" calcext:value-type="float">
            <text:p>222.599999999996</text:p>
          </table:table-cell>
        </table:table-row>
        <table:table-row table:style-name="ro1">
          <table:table-cell office:value-type="float" office:value="101.956" calcext:value-type="float">
            <text:p>1.02E+02</text:p>
          </table:table-cell>
          <table:table-cell office:value-type="float" office:value="204.4" calcext:value-type="float">
            <text:p>2.04E+02</text:p>
          </table:table-cell>
          <table:table-cell table:formula="of:=[.C1115]+0.2" office:value-type="float" office:value="222.799999999996" calcext:value-type="float">
            <text:p>222.799999999996</text:p>
          </table:table-cell>
        </table:table-row>
        <table:table-row table:style-name="ro1">
          <table:table-cell office:value-type="float" office:value="102.008" calcext:value-type="float">
            <text:p>1.02E+02</text:p>
          </table:table-cell>
          <table:table-cell office:value-type="float" office:value="204.519" calcext:value-type="float">
            <text:p>2.05E+02</text:p>
          </table:table-cell>
          <table:table-cell table:formula="of:=[.C1116]+0.2" office:value-type="float" office:value="222.999999999996" calcext:value-type="float">
            <text:p>222.999999999996</text:p>
          </table:table-cell>
        </table:table-row>
        <table:table-row table:style-name="ro1">
          <table:table-cell office:value-type="float" office:value="102.061" calcext:value-type="float">
            <text:p>1.02E+02</text:p>
          </table:table-cell>
          <table:table-cell office:value-type="float" office:value="204.637" calcext:value-type="float">
            <text:p>2.05E+02</text:p>
          </table:table-cell>
          <table:table-cell table:formula="of:=[.C1117]+0.2" office:value-type="float" office:value="223.199999999996" calcext:value-type="float">
            <text:p>223.199999999996</text:p>
          </table:table-cell>
        </table:table-row>
        <table:table-row table:style-name="ro1">
          <table:table-cell office:value-type="float" office:value="102.114" calcext:value-type="float">
            <text:p>1.02E+02</text:p>
          </table:table-cell>
          <table:table-cell office:value-type="float" office:value="204.756" calcext:value-type="float">
            <text:p>2.05E+02</text:p>
          </table:table-cell>
          <table:table-cell table:formula="of:=[.C1118]+0.2" office:value-type="float" office:value="223.399999999996" calcext:value-type="float">
            <text:p>223.399999999996</text:p>
          </table:table-cell>
        </table:table-row>
        <table:table-row table:style-name="ro1">
          <table:table-cell office:value-type="float" office:value="102.166" calcext:value-type="float">
            <text:p>1.02E+02</text:p>
          </table:table-cell>
          <table:table-cell office:value-type="float" office:value="204.874" calcext:value-type="float">
            <text:p>2.05E+02</text:p>
          </table:table-cell>
          <table:table-cell table:formula="of:=[.C1119]+0.2" office:value-type="float" office:value="223.599999999996" calcext:value-type="float">
            <text:p>223.599999999996</text:p>
          </table:table-cell>
        </table:table-row>
        <table:table-row table:style-name="ro1">
          <table:table-cell office:value-type="float" office:value="102.218" calcext:value-type="float">
            <text:p>1.02E+02</text:p>
          </table:table-cell>
          <table:table-cell office:value-type="float" office:value="204.992" calcext:value-type="float">
            <text:p>2.05E+02</text:p>
          </table:table-cell>
          <table:table-cell table:formula="of:=[.C1120]+0.2" office:value-type="float" office:value="223.799999999996" calcext:value-type="float">
            <text:p>223.799999999996</text:p>
          </table:table-cell>
        </table:table-row>
        <table:table-row table:style-name="ro1">
          <table:table-cell office:value-type="float" office:value="102.271" calcext:value-type="float">
            <text:p>1.02E+02</text:p>
          </table:table-cell>
          <table:table-cell office:value-type="float" office:value="205.109" calcext:value-type="float">
            <text:p>2.05E+02</text:p>
          </table:table-cell>
          <table:table-cell table:formula="of:=[.C1121]+0.2" office:value-type="float" office:value="223.999999999996" calcext:value-type="float">
            <text:p>223.999999999996</text:p>
          </table:table-cell>
        </table:table-row>
        <table:table-row table:style-name="ro1">
          <table:table-cell office:value-type="float" office:value="102.323" calcext:value-type="float">
            <text:p>1.02E+02</text:p>
          </table:table-cell>
          <table:table-cell office:value-type="float" office:value="205.227" calcext:value-type="float">
            <text:p>2.05E+02</text:p>
          </table:table-cell>
          <table:table-cell table:formula="of:=[.C1122]+0.2" office:value-type="float" office:value="224.199999999996" calcext:value-type="float">
            <text:p>224.199999999996</text:p>
          </table:table-cell>
        </table:table-row>
        <table:table-row table:style-name="ro1">
          <table:table-cell office:value-type="float" office:value="102.375" calcext:value-type="float">
            <text:p>1.02E+02</text:p>
          </table:table-cell>
          <table:table-cell office:value-type="float" office:value="205.344" calcext:value-type="float">
            <text:p>2.05E+02</text:p>
          </table:table-cell>
          <table:table-cell table:formula="of:=[.C1123]+0.2" office:value-type="float" office:value="224.399999999996" calcext:value-type="float">
            <text:p>224.399999999996</text:p>
          </table:table-cell>
        </table:table-row>
        <table:table-row table:style-name="ro1">
          <table:table-cell office:value-type="float" office:value="102.427" calcext:value-type="float">
            <text:p>1.02E+02</text:p>
          </table:table-cell>
          <table:table-cell office:value-type="float" office:value="205.46" calcext:value-type="float">
            <text:p>2.05E+02</text:p>
          </table:table-cell>
          <table:table-cell table:formula="of:=[.C1124]+0.2" office:value-type="float" office:value="224.599999999996" calcext:value-type="float">
            <text:p>224.599999999996</text:p>
          </table:table-cell>
        </table:table-row>
        <table:table-row table:style-name="ro1">
          <table:table-cell office:value-type="float" office:value="102.478" calcext:value-type="float">
            <text:p>1.02E+02</text:p>
          </table:table-cell>
          <table:table-cell office:value-type="float" office:value="205.577" calcext:value-type="float">
            <text:p>2.06E+02</text:p>
          </table:table-cell>
          <table:table-cell table:formula="of:=[.C1125]+0.2" office:value-type="float" office:value="224.799999999996" calcext:value-type="float">
            <text:p>224.799999999996</text:p>
          </table:table-cell>
        </table:table-row>
        <table:table-row table:style-name="ro1">
          <table:table-cell office:value-type="float" office:value="102.53" calcext:value-type="float">
            <text:p>1.03E+02</text:p>
          </table:table-cell>
          <table:table-cell office:value-type="float" office:value="205.693" calcext:value-type="float">
            <text:p>2.06E+02</text:p>
          </table:table-cell>
          <table:table-cell table:formula="of:=[.C1126]+0.2" office:value-type="float" office:value="224.999999999996" calcext:value-type="float">
            <text:p>224.999999999996</text:p>
          </table:table-cell>
        </table:table-row>
        <table:table-row table:style-name="ro1">
          <table:table-cell office:value-type="float" office:value="102.582" calcext:value-type="float">
            <text:p>1.03E+02</text:p>
          </table:table-cell>
          <table:table-cell office:value-type="float" office:value="205.809" calcext:value-type="float">
            <text:p>2.06E+02</text:p>
          </table:table-cell>
          <table:table-cell table:formula="of:=[.C1127]+0.2" office:value-type="float" office:value="225.199999999996" calcext:value-type="float">
            <text:p>225.199999999996</text:p>
          </table:table-cell>
        </table:table-row>
        <table:table-row table:style-name="ro1">
          <table:table-cell office:value-type="float" office:value="102.633" calcext:value-type="float">
            <text:p>1.03E+02</text:p>
          </table:table-cell>
          <table:table-cell office:value-type="float" office:value="205.925" calcext:value-type="float">
            <text:p>2.06E+02</text:p>
          </table:table-cell>
          <table:table-cell table:formula="of:=[.C1128]+0.2" office:value-type="float" office:value="225.399999999996" calcext:value-type="float">
            <text:p>225.399999999996</text:p>
          </table:table-cell>
        </table:table-row>
        <table:table-row table:style-name="ro1">
          <table:table-cell office:value-type="float" office:value="102.684" calcext:value-type="float">
            <text:p>1.03E+02</text:p>
          </table:table-cell>
          <table:table-cell office:value-type="float" office:value="206.04" calcext:value-type="float">
            <text:p>2.06E+02</text:p>
          </table:table-cell>
          <table:table-cell table:formula="of:=[.C1129]+0.2" office:value-type="float" office:value="225.599999999996" calcext:value-type="float">
            <text:p>225.599999999996</text:p>
          </table:table-cell>
        </table:table-row>
        <table:table-row table:style-name="ro1">
          <table:table-cell office:value-type="float" office:value="102.736" calcext:value-type="float">
            <text:p>1.03E+02</text:p>
          </table:table-cell>
          <table:table-cell office:value-type="float" office:value="206.155" calcext:value-type="float">
            <text:p>2.06E+02</text:p>
          </table:table-cell>
          <table:table-cell table:formula="of:=[.C1130]+0.2" office:value-type="float" office:value="225.799999999996" calcext:value-type="float">
            <text:p>225.799999999996</text:p>
          </table:table-cell>
        </table:table-row>
        <table:table-row table:style-name="ro1">
          <table:table-cell office:value-type="float" office:value="102.787" calcext:value-type="float">
            <text:p>1.03E+02</text:p>
          </table:table-cell>
          <table:table-cell office:value-type="float" office:value="206.27" calcext:value-type="float">
            <text:p>2.06E+02</text:p>
          </table:table-cell>
          <table:table-cell table:formula="of:=[.C1131]+0.2" office:value-type="float" office:value="225.999999999996" calcext:value-type="float">
            <text:p>225.999999999996</text:p>
          </table:table-cell>
        </table:table-row>
        <table:table-row table:style-name="ro1">
          <table:table-cell office:value-type="float" office:value="102.838" calcext:value-type="float">
            <text:p>1.03E+02</text:p>
          </table:table-cell>
          <table:table-cell office:value-type="float" office:value="206.385" calcext:value-type="float">
            <text:p>2.06E+02</text:p>
          </table:table-cell>
          <table:table-cell table:formula="of:=[.C1132]+0.2" office:value-type="float" office:value="226.199999999996" calcext:value-type="float">
            <text:p>226.199999999996</text:p>
          </table:table-cell>
        </table:table-row>
        <table:table-row table:style-name="ro1">
          <table:table-cell office:value-type="float" office:value="102.888" calcext:value-type="float">
            <text:p>1.03E+02</text:p>
          </table:table-cell>
          <table:table-cell office:value-type="float" office:value="206.499" calcext:value-type="float">
            <text:p>2.06E+02</text:p>
          </table:table-cell>
          <table:table-cell table:formula="of:=[.C1133]+0.2" office:value-type="float" office:value="226.399999999996" calcext:value-type="float">
            <text:p>226.399999999996</text:p>
          </table:table-cell>
        </table:table-row>
        <table:table-row table:style-name="ro1">
          <table:table-cell office:value-type="float" office:value="102.939" calcext:value-type="float">
            <text:p>1.03E+02</text:p>
          </table:table-cell>
          <table:table-cell office:value-type="float" office:value="206.613" calcext:value-type="float">
            <text:p>2.07E+02</text:p>
          </table:table-cell>
          <table:table-cell table:formula="of:=[.C1134]+0.2" office:value-type="float" office:value="226.599999999996" calcext:value-type="float">
            <text:p>226.599999999996</text:p>
          </table:table-cell>
        </table:table-row>
        <table:table-row table:style-name="ro1">
          <table:table-cell office:value-type="float" office:value="102.99" calcext:value-type="float">
            <text:p>1.03E+02</text:p>
          </table:table-cell>
          <table:table-cell office:value-type="float" office:value="206.727" calcext:value-type="float">
            <text:p>2.07E+02</text:p>
          </table:table-cell>
          <table:table-cell table:formula="of:=[.C1135]+0.2" office:value-type="float" office:value="226.799999999996" calcext:value-type="float">
            <text:p>226.799999999996</text:p>
          </table:table-cell>
        </table:table-row>
        <table:table-row table:style-name="ro1">
          <table:table-cell office:value-type="float" office:value="103.04" calcext:value-type="float">
            <text:p>1.03E+02</text:p>
          </table:table-cell>
          <table:table-cell office:value-type="float" office:value="206.841" calcext:value-type="float">
            <text:p>2.07E+02</text:p>
          </table:table-cell>
          <table:table-cell table:formula="of:=[.C1136]+0.2" office:value-type="float" office:value="226.999999999996" calcext:value-type="float">
            <text:p>226.999999999996</text:p>
          </table:table-cell>
        </table:table-row>
        <table:table-row table:style-name="ro1">
          <table:table-cell office:value-type="float" office:value="103.091" calcext:value-type="float">
            <text:p>1.03E+02</text:p>
          </table:table-cell>
          <table:table-cell office:value-type="float" office:value="206.954" calcext:value-type="float">
            <text:p>2.07E+02</text:p>
          </table:table-cell>
          <table:table-cell table:formula="of:=[.C1137]+0.2" office:value-type="float" office:value="227.199999999996" calcext:value-type="float">
            <text:p>227.199999999996</text:p>
          </table:table-cell>
        </table:table-row>
        <table:table-row table:style-name="ro1">
          <table:table-cell office:value-type="float" office:value="103.141" calcext:value-type="float">
            <text:p>1.03E+02</text:p>
          </table:table-cell>
          <table:table-cell office:value-type="float" office:value="207.067" calcext:value-type="float">
            <text:p>2.07E+02</text:p>
          </table:table-cell>
          <table:table-cell table:formula="of:=[.C1138]+0.2" office:value-type="float" office:value="227.399999999996" calcext:value-type="float">
            <text:p>227.399999999996</text:p>
          </table:table-cell>
        </table:table-row>
        <table:table-row table:style-name="ro1">
          <table:table-cell office:value-type="float" office:value="103.191" calcext:value-type="float">
            <text:p>1.03E+02</text:p>
          </table:table-cell>
          <table:table-cell office:value-type="float" office:value="207.18" calcext:value-type="float">
            <text:p>2.07E+02</text:p>
          </table:table-cell>
          <table:table-cell table:formula="of:=[.C1139]+0.2" office:value-type="float" office:value="227.599999999996" calcext:value-type="float">
            <text:p>227.599999999996</text:p>
          </table:table-cell>
        </table:table-row>
        <table:table-row table:style-name="ro1">
          <table:table-cell office:value-type="float" office:value="103.241" calcext:value-type="float">
            <text:p>1.03E+02</text:p>
          </table:table-cell>
          <table:table-cell office:value-type="float" office:value="207.293" calcext:value-type="float">
            <text:p>2.07E+02</text:p>
          </table:table-cell>
          <table:table-cell table:formula="of:=[.C1140]+0.2" office:value-type="float" office:value="227.799999999996" calcext:value-type="float">
            <text:p>227.799999999996</text:p>
          </table:table-cell>
        </table:table-row>
        <table:table-row table:style-name="ro1">
          <table:table-cell office:value-type="float" office:value="103.291" calcext:value-type="float">
            <text:p>1.03E+02</text:p>
          </table:table-cell>
          <table:table-cell office:value-type="float" office:value="207.405" calcext:value-type="float">
            <text:p>2.07E+02</text:p>
          </table:table-cell>
          <table:table-cell table:formula="of:=[.C1141]+0.2" office:value-type="float" office:value="227.999999999996" calcext:value-type="float">
            <text:p>227.999999999996</text:p>
          </table:table-cell>
        </table:table-row>
        <table:table-row table:style-name="ro1">
          <table:table-cell office:value-type="float" office:value="103.341" calcext:value-type="float">
            <text:p>1.03E+02</text:p>
          </table:table-cell>
          <table:table-cell office:value-type="float" office:value="207.517" calcext:value-type="float">
            <text:p>2.08E+02</text:p>
          </table:table-cell>
          <table:table-cell table:formula="of:=[.C1142]+0.2" office:value-type="float" office:value="228.199999999996" calcext:value-type="float">
            <text:p>228.199999999996</text:p>
          </table:table-cell>
        </table:table-row>
        <table:table-row table:style-name="ro1">
          <table:table-cell office:value-type="float" office:value="103.39" calcext:value-type="float">
            <text:p>1.03E+02</text:p>
          </table:table-cell>
          <table:table-cell office:value-type="float" office:value="207.629" calcext:value-type="float">
            <text:p>2.08E+02</text:p>
          </table:table-cell>
          <table:table-cell table:formula="of:=[.C1143]+0.2" office:value-type="float" office:value="228.399999999996" calcext:value-type="float">
            <text:p>228.399999999996</text:p>
          </table:table-cell>
        </table:table-row>
        <table:table-row table:style-name="ro1">
          <table:table-cell office:value-type="float" office:value="103.44" calcext:value-type="float">
            <text:p>1.03E+02</text:p>
          </table:table-cell>
          <table:table-cell office:value-type="float" office:value="207.74" calcext:value-type="float">
            <text:p>2.08E+02</text:p>
          </table:table-cell>
          <table:table-cell table:formula="of:=[.C1144]+0.2" office:value-type="float" office:value="228.599999999996" calcext:value-type="float">
            <text:p>228.599999999996</text:p>
          </table:table-cell>
        </table:table-row>
        <table:table-row table:style-name="ro1">
          <table:table-cell office:value-type="float" office:value="103.489" calcext:value-type="float">
            <text:p>1.03E+02</text:p>
          </table:table-cell>
          <table:table-cell office:value-type="float" office:value="207.851" calcext:value-type="float">
            <text:p>2.08E+02</text:p>
          </table:table-cell>
          <table:table-cell table:formula="of:=[.C1145]+0.2" office:value-type="float" office:value="228.799999999996" calcext:value-type="float">
            <text:p>228.799999999996</text:p>
          </table:table-cell>
        </table:table-row>
        <table:table-row table:style-name="ro1">
          <table:table-cell office:value-type="float" office:value="103.539" calcext:value-type="float">
            <text:p>1.04E+02</text:p>
          </table:table-cell>
          <table:table-cell office:value-type="float" office:value="207.962" calcext:value-type="float">
            <text:p>2.08E+02</text:p>
          </table:table-cell>
          <table:table-cell table:formula="of:=[.C1146]+0.2" office:value-type="float" office:value="228.999999999996" calcext:value-type="float">
            <text:p>228.999999999996</text:p>
          </table:table-cell>
        </table:table-row>
        <table:table-row table:style-name="ro1">
          <table:table-cell office:value-type="float" office:value="103.588" calcext:value-type="float">
            <text:p>1.04E+02</text:p>
          </table:table-cell>
          <table:table-cell office:value-type="float" office:value="208.073" calcext:value-type="float">
            <text:p>2.08E+02</text:p>
          </table:table-cell>
          <table:table-cell table:formula="of:=[.C1147]+0.2" office:value-type="float" office:value="229.199999999996" calcext:value-type="float">
            <text:p>229.199999999996</text:p>
          </table:table-cell>
        </table:table-row>
        <table:table-row table:style-name="ro1">
          <table:table-cell office:value-type="float" office:value="103.637" calcext:value-type="float">
            <text:p>1.04E+02</text:p>
          </table:table-cell>
          <table:table-cell office:value-type="float" office:value="208.184" calcext:value-type="float">
            <text:p>2.08E+02</text:p>
          </table:table-cell>
          <table:table-cell table:formula="of:=[.C1148]+0.2" office:value-type="float" office:value="229.399999999996" calcext:value-type="float">
            <text:p>229.399999999996</text:p>
          </table:table-cell>
        </table:table-row>
        <table:table-row table:style-name="ro1">
          <table:table-cell office:value-type="float" office:value="103.686" calcext:value-type="float">
            <text:p>1.04E+02</text:p>
          </table:table-cell>
          <table:table-cell office:value-type="float" office:value="208.294" calcext:value-type="float">
            <text:p>2.08E+02</text:p>
          </table:table-cell>
          <table:table-cell table:formula="of:=[.C1149]+0.2" office:value-type="float" office:value="229.599999999995" calcext:value-type="float">
            <text:p>229.599999999995</text:p>
          </table:table-cell>
        </table:table-row>
        <table:table-row table:style-name="ro1">
          <table:table-cell office:value-type="float" office:value="103.735" calcext:value-type="float">
            <text:p>1.04E+02</text:p>
          </table:table-cell>
          <table:table-cell office:value-type="float" office:value="208.404" calcext:value-type="float">
            <text:p>2.08E+02</text:p>
          </table:table-cell>
          <table:table-cell table:formula="of:=[.C1150]+0.2" office:value-type="float" office:value="229.799999999995" calcext:value-type="float">
            <text:p>229.799999999995</text:p>
          </table:table-cell>
        </table:table-row>
        <table:table-row table:style-name="ro1">
          <table:table-cell office:value-type="float" office:value="103.784" calcext:value-type="float">
            <text:p>1.04E+02</text:p>
          </table:table-cell>
          <table:table-cell office:value-type="float" office:value="208.513" calcext:value-type="float">
            <text:p>2.09E+02</text:p>
          </table:table-cell>
          <table:table-cell table:formula="of:=[.C1151]+0.2" office:value-type="float" office:value="229.999999999995" calcext:value-type="float">
            <text:p>229.999999999995</text:p>
          </table:table-cell>
        </table:table-row>
        <table:table-row table:style-name="ro1">
          <table:table-cell office:value-type="float" office:value="103.832" calcext:value-type="float">
            <text:p>1.04E+02</text:p>
          </table:table-cell>
          <table:table-cell office:value-type="float" office:value="208.623" calcext:value-type="float">
            <text:p>2.09E+02</text:p>
          </table:table-cell>
          <table:table-cell table:formula="of:=[.C1152]+0.2" office:value-type="float" office:value="230.199999999995" calcext:value-type="float">
            <text:p>230.199999999995</text:p>
          </table:table-cell>
        </table:table-row>
        <table:table-row table:style-name="ro1">
          <table:table-cell office:value-type="float" office:value="103.881" calcext:value-type="float">
            <text:p>1.04E+02</text:p>
          </table:table-cell>
          <table:table-cell office:value-type="float" office:value="208.732" calcext:value-type="float">
            <text:p>2.09E+02</text:p>
          </table:table-cell>
          <table:table-cell table:formula="of:=[.C1153]+0.2" office:value-type="float" office:value="230.399999999995" calcext:value-type="float">
            <text:p>230.399999999995</text:p>
          </table:table-cell>
        </table:table-row>
        <table:table-row table:style-name="ro1">
          <table:table-cell office:value-type="float" office:value="103.929" calcext:value-type="float">
            <text:p>1.04E+02</text:p>
          </table:table-cell>
          <table:table-cell office:value-type="float" office:value="208.841" calcext:value-type="float">
            <text:p>2.09E+02</text:p>
          </table:table-cell>
          <table:table-cell table:formula="of:=[.C1154]+0.2" office:value-type="float" office:value="230.599999999995" calcext:value-type="float">
            <text:p>230.599999999995</text:p>
          </table:table-cell>
        </table:table-row>
        <table:table-row table:style-name="ro1">
          <table:table-cell office:value-type="float" office:value="103.977" calcext:value-type="float">
            <text:p>1.04E+02</text:p>
          </table:table-cell>
          <table:table-cell office:value-type="float" office:value="208.949" calcext:value-type="float">
            <text:p>2.09E+02</text:p>
          </table:table-cell>
          <table:table-cell table:formula="of:=[.C1155]+0.2" office:value-type="float" office:value="230.799999999995" calcext:value-type="float">
            <text:p>230.799999999995</text:p>
          </table:table-cell>
        </table:table-row>
        <table:table-row table:style-name="ro1">
          <table:table-cell office:value-type="float" office:value="104.025" calcext:value-type="float">
            <text:p>1.04E+02</text:p>
          </table:table-cell>
          <table:table-cell office:value-type="float" office:value="209.058" calcext:value-type="float">
            <text:p>2.09E+02</text:p>
          </table:table-cell>
          <table:table-cell table:formula="of:=[.C1156]+0.2" office:value-type="float" office:value="230.999999999995" calcext:value-type="float">
            <text:p>230.999999999995</text:p>
          </table:table-cell>
        </table:table-row>
        <table:table-row table:style-name="ro1">
          <table:table-cell office:value-type="float" office:value="104.074" calcext:value-type="float">
            <text:p>1.04E+02</text:p>
          </table:table-cell>
          <table:table-cell office:value-type="float" office:value="209.166" calcext:value-type="float">
            <text:p>2.09E+02</text:p>
          </table:table-cell>
          <table:table-cell table:formula="of:=[.C1157]+0.2" office:value-type="float" office:value="231.199999999995" calcext:value-type="float">
            <text:p>231.199999999995</text:p>
          </table:table-cell>
        </table:table-row>
        <table:table-row table:style-name="ro1">
          <table:table-cell office:value-type="float" office:value="104.121" calcext:value-type="float">
            <text:p>1.04E+02</text:p>
          </table:table-cell>
          <table:table-cell office:value-type="float" office:value="209.274" calcext:value-type="float">
            <text:p>2.09E+02</text:p>
          </table:table-cell>
          <table:table-cell table:formula="of:=[.C1158]+0.2" office:value-type="float" office:value="231.399999999995" calcext:value-type="float">
            <text:p>231.399999999995</text:p>
          </table:table-cell>
        </table:table-row>
        <table:table-row table:style-name="ro1">
          <table:table-cell office:value-type="float" office:value="104.169" calcext:value-type="float">
            <text:p>1.04E+02</text:p>
          </table:table-cell>
          <table:table-cell office:value-type="float" office:value="209.381" calcext:value-type="float">
            <text:p>2.09E+02</text:p>
          </table:table-cell>
          <table:table-cell table:formula="of:=[.C1159]+0.2" office:value-type="float" office:value="231.599999999995" calcext:value-type="float">
            <text:p>231.599999999995</text:p>
          </table:table-cell>
        </table:table-row>
        <table:table-row table:style-name="ro1">
          <table:table-cell office:value-type="float" office:value="104.217" calcext:value-type="float">
            <text:p>1.04E+02</text:p>
          </table:table-cell>
          <table:table-cell office:value-type="float" office:value="209.488" calcext:value-type="float">
            <text:p>2.09E+02</text:p>
          </table:table-cell>
          <table:table-cell table:formula="of:=[.C1160]+0.2" office:value-type="float" office:value="231.799999999995" calcext:value-type="float">
            <text:p>231.799999999995</text:p>
          </table:table-cell>
        </table:table-row>
        <table:table-row table:style-name="ro1">
          <table:table-cell office:value-type="float" office:value="104.265" calcext:value-type="float">
            <text:p>1.04E+02</text:p>
          </table:table-cell>
          <table:table-cell office:value-type="float" office:value="209.595" calcext:value-type="float">
            <text:p>2.10E+02</text:p>
          </table:table-cell>
          <table:table-cell table:formula="of:=[.C1161]+0.2" office:value-type="float" office:value="231.999999999995" calcext:value-type="float">
            <text:p>231.999999999995</text:p>
          </table:table-cell>
        </table:table-row>
        <table:table-row table:style-name="ro1">
          <table:table-cell office:value-type="float" office:value="104.312" calcext:value-type="float">
            <text:p>1.04E+02</text:p>
          </table:table-cell>
          <table:table-cell office:value-type="float" office:value="209.702" calcext:value-type="float">
            <text:p>2.10E+02</text:p>
          </table:table-cell>
          <table:table-cell table:formula="of:=[.C1162]+0.2" office:value-type="float" office:value="232.199999999995" calcext:value-type="float">
            <text:p>232.199999999995</text:p>
          </table:table-cell>
        </table:table-row>
        <table:table-row table:style-name="ro1">
          <table:table-cell office:value-type="float" office:value="104.359" calcext:value-type="float">
            <text:p>1.04E+02</text:p>
          </table:table-cell>
          <table:table-cell office:value-type="float" office:value="209.809" calcext:value-type="float">
            <text:p>2.10E+02</text:p>
          </table:table-cell>
          <table:table-cell table:formula="of:=[.C1163]+0.2" office:value-type="float" office:value="232.399999999995" calcext:value-type="float">
            <text:p>232.399999999995</text:p>
          </table:table-cell>
        </table:table-row>
        <table:table-row table:style-name="ro1">
          <table:table-cell office:value-type="float" office:value="104.407" calcext:value-type="float">
            <text:p>1.04E+02</text:p>
          </table:table-cell>
          <table:table-cell office:value-type="float" office:value="209.915" calcext:value-type="float">
            <text:p>2.10E+02</text:p>
          </table:table-cell>
          <table:table-cell table:formula="of:=[.C1164]+0.2" office:value-type="float" office:value="232.599999999995" calcext:value-type="float">
            <text:p>232.599999999995</text:p>
          </table:table-cell>
        </table:table-row>
        <table:table-row table:style-name="ro1">
          <table:table-cell office:value-type="float" office:value="104.454" calcext:value-type="float">
            <text:p>1.04E+02</text:p>
          </table:table-cell>
          <table:table-cell office:value-type="float" office:value="210.021" calcext:value-type="float">
            <text:p>2.10E+02</text:p>
          </table:table-cell>
          <table:table-cell table:formula="of:=[.C1165]+0.2" office:value-type="float" office:value="232.799999999995" calcext:value-type="float">
            <text:p>232.799999999995</text:p>
          </table:table-cell>
        </table:table-row>
        <table:table-row table:style-name="ro1">
          <table:table-cell office:value-type="float" office:value="104.501" calcext:value-type="float">
            <text:p>1.05E+02</text:p>
          </table:table-cell>
          <table:table-cell office:value-type="float" office:value="210.127" calcext:value-type="float">
            <text:p>2.10E+02</text:p>
          </table:table-cell>
          <table:table-cell table:formula="of:=[.C1166]+0.2" office:value-type="float" office:value="232.999999999995" calcext:value-type="float">
            <text:p>232.999999999995</text:p>
          </table:table-cell>
        </table:table-row>
        <table:table-row table:style-name="ro1">
          <table:table-cell office:value-type="float" office:value="104.547" calcext:value-type="float">
            <text:p>1.05E+02</text:p>
          </table:table-cell>
          <table:table-cell office:value-type="float" office:value="210.232" calcext:value-type="float">
            <text:p>2.10E+02</text:p>
          </table:table-cell>
          <table:table-cell table:formula="of:=[.C1167]+0.2" office:value-type="float" office:value="233.199999999995" calcext:value-type="float">
            <text:p>233.199999999995</text:p>
          </table:table-cell>
        </table:table-row>
        <table:table-row table:style-name="ro1">
          <table:table-cell office:value-type="float" office:value="104.594" calcext:value-type="float">
            <text:p>1.05E+02</text:p>
          </table:table-cell>
          <table:table-cell office:value-type="float" office:value="210.337" calcext:value-type="float">
            <text:p>2.10E+02</text:p>
          </table:table-cell>
          <table:table-cell table:formula="of:=[.C1168]+0.2" office:value-type="float" office:value="233.399999999995" calcext:value-type="float">
            <text:p>233.399999999995</text:p>
          </table:table-cell>
        </table:table-row>
        <table:table-row table:style-name="ro1">
          <table:table-cell office:value-type="float" office:value="104.641" calcext:value-type="float">
            <text:p>1.05E+02</text:p>
          </table:table-cell>
          <table:table-cell office:value-type="float" office:value="210.442" calcext:value-type="float">
            <text:p>2.10E+02</text:p>
          </table:table-cell>
          <table:table-cell table:formula="of:=[.C1169]+0.2" office:value-type="float" office:value="233.599999999995" calcext:value-type="float">
            <text:p>233.599999999995</text:p>
          </table:table-cell>
        </table:table-row>
        <table:table-row table:style-name="ro1">
          <table:table-cell office:value-type="float" office:value="104.687" calcext:value-type="float">
            <text:p>1.05E+02</text:p>
          </table:table-cell>
          <table:table-cell office:value-type="float" office:value="210.547" calcext:value-type="float">
            <text:p>2.11E+02</text:p>
          </table:table-cell>
          <table:table-cell table:formula="of:=[.C1170]+0.2" office:value-type="float" office:value="233.799999999995" calcext:value-type="float">
            <text:p>233.799999999995</text:p>
          </table:table-cell>
        </table:table-row>
        <table:table-row table:style-name="ro1">
          <table:table-cell office:value-type="float" office:value="104.734" calcext:value-type="float">
            <text:p>1.05E+02</text:p>
          </table:table-cell>
          <table:table-cell office:value-type="float" office:value="210.651" calcext:value-type="float">
            <text:p>2.11E+02</text:p>
          </table:table-cell>
          <table:table-cell table:formula="of:=[.C1171]+0.2" office:value-type="float" office:value="233.999999999995" calcext:value-type="float">
            <text:p>233.999999999995</text:p>
          </table:table-cell>
        </table:table-row>
        <table:table-row table:style-name="ro1">
          <table:table-cell office:value-type="float" office:value="104.78" calcext:value-type="float">
            <text:p>1.05E+02</text:p>
          </table:table-cell>
          <table:table-cell office:value-type="float" office:value="210.756" calcext:value-type="float">
            <text:p>2.11E+02</text:p>
          </table:table-cell>
          <table:table-cell table:formula="of:=[.C1172]+0.2" office:value-type="float" office:value="234.199999999995" calcext:value-type="float">
            <text:p>234.199999999995</text:p>
          </table:table-cell>
        </table:table-row>
        <table:table-row table:style-name="ro1">
          <table:table-cell office:value-type="float" office:value="104.826" calcext:value-type="float">
            <text:p>1.05E+02</text:p>
          </table:table-cell>
          <table:table-cell office:value-type="float" office:value="210.859" calcext:value-type="float">
            <text:p>2.11E+02</text:p>
          </table:table-cell>
          <table:table-cell table:formula="of:=[.C1173]+0.2" office:value-type="float" office:value="234.399999999995" calcext:value-type="float">
            <text:p>234.399999999995</text:p>
          </table:table-cell>
        </table:table-row>
        <table:table-row table:style-name="ro1">
          <table:table-cell office:value-type="float" office:value="104.872" calcext:value-type="float">
            <text:p>1.05E+02</text:p>
          </table:table-cell>
          <table:table-cell office:value-type="float" office:value="210.963" calcext:value-type="float">
            <text:p>2.11E+02</text:p>
          </table:table-cell>
          <table:table-cell table:formula="of:=[.C1174]+0.2" office:value-type="float" office:value="234.599999999995" calcext:value-type="float">
            <text:p>234.599999999995</text:p>
          </table:table-cell>
        </table:table-row>
        <table:table-row table:style-name="ro1">
          <table:table-cell office:value-type="float" office:value="104.918" calcext:value-type="float">
            <text:p>1.05E+02</text:p>
          </table:table-cell>
          <table:table-cell office:value-type="float" office:value="211.066" calcext:value-type="float">
            <text:p>2.11E+02</text:p>
          </table:table-cell>
          <table:table-cell table:formula="of:=[.C1175]+0.2" office:value-type="float" office:value="234.799999999995" calcext:value-type="float">
            <text:p>234.799999999995</text:p>
          </table:table-cell>
        </table:table-row>
        <table:table-row table:style-name="ro1">
          <table:table-cell office:value-type="float" office:value="104.964" calcext:value-type="float">
            <text:p>1.05E+02</text:p>
          </table:table-cell>
          <table:table-cell office:value-type="float" office:value="211.17" calcext:value-type="float">
            <text:p>2.11E+02</text:p>
          </table:table-cell>
          <table:table-cell table:formula="of:=[.C1176]+0.2" office:value-type="float" office:value="234.999999999995" calcext:value-type="float">
            <text:p>234.999999999995</text:p>
          </table:table-cell>
        </table:table-row>
        <table:table-row table:style-name="ro1">
          <table:table-cell office:value-type="float" office:value="105.01" calcext:value-type="float">
            <text:p>1.05E+02</text:p>
          </table:table-cell>
          <table:table-cell office:value-type="float" office:value="211.272" calcext:value-type="float">
            <text:p>2.11E+02</text:p>
          </table:table-cell>
          <table:table-cell table:formula="of:=[.C1177]+0.2" office:value-type="float" office:value="235.199999999995" calcext:value-type="float">
            <text:p>235.199999999995</text:p>
          </table:table-cell>
        </table:table-row>
        <table:table-row table:style-name="ro1">
          <table:table-cell office:value-type="float" office:value="105.055" calcext:value-type="float">
            <text:p>1.05E+02</text:p>
          </table:table-cell>
          <table:table-cell office:value-type="float" office:value="211.375" calcext:value-type="float">
            <text:p>2.11E+02</text:p>
          </table:table-cell>
          <table:table-cell table:formula="of:=[.C1178]+0.2" office:value-type="float" office:value="235.399999999995" calcext:value-type="float">
            <text:p>235.399999999995</text:p>
          </table:table-cell>
        </table:table-row>
        <table:table-row table:style-name="ro1">
          <table:table-cell office:value-type="float" office:value="105.101" calcext:value-type="float">
            <text:p>1.05E+02</text:p>
          </table:table-cell>
          <table:table-cell office:value-type="float" office:value="211.477" calcext:value-type="float">
            <text:p>2.11E+02</text:p>
          </table:table-cell>
          <table:table-cell table:formula="of:=[.C1179]+0.2" office:value-type="float" office:value="235.599999999995" calcext:value-type="float">
            <text:p>235.599999999995</text:p>
          </table:table-cell>
        </table:table-row>
        <table:table-row table:style-name="ro1">
          <table:table-cell office:value-type="float" office:value="105.146" calcext:value-type="float">
            <text:p>1.05E+02</text:p>
          </table:table-cell>
          <table:table-cell office:value-type="float" office:value="211.579" calcext:value-type="float">
            <text:p>2.12E+02</text:p>
          </table:table-cell>
          <table:table-cell table:formula="of:=[.C1180]+0.2" office:value-type="float" office:value="235.799999999995" calcext:value-type="float">
            <text:p>235.799999999995</text:p>
          </table:table-cell>
        </table:table-row>
        <table:table-row table:style-name="ro1">
          <table:table-cell office:value-type="float" office:value="105.191" calcext:value-type="float">
            <text:p>1.05E+02</text:p>
          </table:table-cell>
          <table:table-cell office:value-type="float" office:value="211.681" calcext:value-type="float">
            <text:p>2.12E+02</text:p>
          </table:table-cell>
          <table:table-cell table:formula="of:=[.C1181]+0.2" office:value-type="float" office:value="235.999999999995" calcext:value-type="float">
            <text:p>235.999999999995</text:p>
          </table:table-cell>
        </table:table-row>
        <table:table-row table:style-name="ro1">
          <table:table-cell office:value-type="float" office:value="105.237" calcext:value-type="float">
            <text:p>1.05E+02</text:p>
          </table:table-cell>
          <table:table-cell office:value-type="float" office:value="211.783" calcext:value-type="float">
            <text:p>2.12E+02</text:p>
          </table:table-cell>
          <table:table-cell table:formula="of:=[.C1182]+0.2" office:value-type="float" office:value="236.199999999995" calcext:value-type="float">
            <text:p>236.199999999995</text:p>
          </table:table-cell>
        </table:table-row>
        <table:table-row table:style-name="ro1">
          <table:table-cell office:value-type="float" office:value="105.282" calcext:value-type="float">
            <text:p>1.05E+02</text:p>
          </table:table-cell>
          <table:table-cell office:value-type="float" office:value="211.884" calcext:value-type="float">
            <text:p>2.12E+02</text:p>
          </table:table-cell>
          <table:table-cell table:formula="of:=[.C1183]+0.2" office:value-type="float" office:value="236.399999999995" calcext:value-type="float">
            <text:p>236.399999999995</text:p>
          </table:table-cell>
        </table:table-row>
        <table:table-row table:style-name="ro1">
          <table:table-cell office:value-type="float" office:value="105.326" calcext:value-type="float">
            <text:p>1.05E+02</text:p>
          </table:table-cell>
          <table:table-cell office:value-type="float" office:value="211.985" calcext:value-type="float">
            <text:p>2.12E+02</text:p>
          </table:table-cell>
          <table:table-cell table:formula="of:=[.C1184]+0.2" office:value-type="float" office:value="236.599999999995" calcext:value-type="float">
            <text:p>236.599999999995</text:p>
          </table:table-cell>
        </table:table-row>
        <table:table-row table:style-name="ro1">
          <table:table-cell office:value-type="float" office:value="105.371" calcext:value-type="float">
            <text:p>1.05E+02</text:p>
          </table:table-cell>
          <table:table-cell office:value-type="float" office:value="212.086" calcext:value-type="float">
            <text:p>2.12E+02</text:p>
          </table:table-cell>
          <table:table-cell table:formula="of:=[.C1185]+0.2" office:value-type="float" office:value="236.799999999995" calcext:value-type="float">
            <text:p>236.799999999995</text:p>
          </table:table-cell>
        </table:table-row>
        <table:table-row table:style-name="ro1">
          <table:table-cell office:value-type="float" office:value="105.416" calcext:value-type="float">
            <text:p>1.05E+02</text:p>
          </table:table-cell>
          <table:table-cell office:value-type="float" office:value="212.186" calcext:value-type="float">
            <text:p>2.12E+02</text:p>
          </table:table-cell>
          <table:table-cell table:formula="of:=[.C1186]+0.2" office:value-type="float" office:value="236.999999999995" calcext:value-type="float">
            <text:p>236.999999999995</text:p>
          </table:table-cell>
        </table:table-row>
        <table:table-row table:style-name="ro1">
          <table:table-cell office:value-type="float" office:value="105.46" calcext:value-type="float">
            <text:p>1.05E+02</text:p>
          </table:table-cell>
          <table:table-cell office:value-type="float" office:value="212.286" calcext:value-type="float">
            <text:p>2.12E+02</text:p>
          </table:table-cell>
          <table:table-cell table:formula="of:=[.C1187]+0.2" office:value-type="float" office:value="237.199999999995" calcext:value-type="float">
            <text:p>237.199999999995</text:p>
          </table:table-cell>
        </table:table-row>
        <table:table-row table:style-name="ro1">
          <table:table-cell office:value-type="float" office:value="105.505" calcext:value-type="float">
            <text:p>1.06E+02</text:p>
          </table:table-cell>
          <table:table-cell office:value-type="float" office:value="212.386" calcext:value-type="float">
            <text:p>2.12E+02</text:p>
          </table:table-cell>
          <table:table-cell table:formula="of:=[.C1188]+0.2" office:value-type="float" office:value="237.399999999995" calcext:value-type="float">
            <text:p>237.399999999995</text:p>
          </table:table-cell>
        </table:table-row>
        <table:table-row table:style-name="ro1">
          <table:table-cell office:value-type="float" office:value="105.549" calcext:value-type="float">
            <text:p>1.06E+02</text:p>
          </table:table-cell>
          <table:table-cell office:value-type="float" office:value="212.486" calcext:value-type="float">
            <text:p>2.12E+02</text:p>
          </table:table-cell>
          <table:table-cell table:formula="of:=[.C1189]+0.2" office:value-type="float" office:value="237.599999999995" calcext:value-type="float">
            <text:p>237.599999999995</text:p>
          </table:table-cell>
        </table:table-row>
        <table:table-row table:style-name="ro1">
          <table:table-cell office:value-type="float" office:value="105.593" calcext:value-type="float">
            <text:p>1.06E+02</text:p>
          </table:table-cell>
          <table:table-cell office:value-type="float" office:value="212.586" calcext:value-type="float">
            <text:p>2.13E+02</text:p>
          </table:table-cell>
          <table:table-cell table:formula="of:=[.C1190]+0.2" office:value-type="float" office:value="237.799999999995" calcext:value-type="float">
            <text:p>237.799999999995</text:p>
          </table:table-cell>
        </table:table-row>
        <table:table-row table:style-name="ro1">
          <table:table-cell office:value-type="float" office:value="105.637" calcext:value-type="float">
            <text:p>1.06E+02</text:p>
          </table:table-cell>
          <table:table-cell office:value-type="float" office:value="212.685" calcext:value-type="float">
            <text:p>2.13E+02</text:p>
          </table:table-cell>
          <table:table-cell table:formula="of:=[.C1191]+0.2" office:value-type="float" office:value="237.999999999995" calcext:value-type="float">
            <text:p>237.999999999995</text:p>
          </table:table-cell>
        </table:table-row>
        <table:table-row table:style-name="ro1">
          <table:table-cell office:value-type="float" office:value="105.681" calcext:value-type="float">
            <text:p>1.06E+02</text:p>
          </table:table-cell>
          <table:table-cell office:value-type="float" office:value="212.784" calcext:value-type="float">
            <text:p>2.13E+02</text:p>
          </table:table-cell>
          <table:table-cell table:formula="of:=[.C1192]+0.2" office:value-type="float" office:value="238.199999999995" calcext:value-type="float">
            <text:p>238.199999999995</text:p>
          </table:table-cell>
        </table:table-row>
        <table:table-row table:style-name="ro1">
          <table:table-cell office:value-type="float" office:value="105.725" calcext:value-type="float">
            <text:p>1.06E+02</text:p>
          </table:table-cell>
          <table:table-cell office:value-type="float" office:value="212.882" calcext:value-type="float">
            <text:p>2.13E+02</text:p>
          </table:table-cell>
          <table:table-cell table:formula="of:=[.C1193]+0.2" office:value-type="float" office:value="238.399999999995" calcext:value-type="float">
            <text:p>238.399999999995</text:p>
          </table:table-cell>
        </table:table-row>
        <table:table-row table:style-name="ro1">
          <table:table-cell office:value-type="float" office:value="105.769" calcext:value-type="float">
            <text:p>1.06E+02</text:p>
          </table:table-cell>
          <table:table-cell office:value-type="float" office:value="212.981" calcext:value-type="float">
            <text:p>2.13E+02</text:p>
          </table:table-cell>
          <table:table-cell table:formula="of:=[.C1194]+0.2" office:value-type="float" office:value="238.599999999995" calcext:value-type="float">
            <text:p>238.599999999995</text:p>
          </table:table-cell>
        </table:table-row>
        <table:table-row table:style-name="ro1">
          <table:table-cell office:value-type="float" office:value="105.813" calcext:value-type="float">
            <text:p>1.06E+02</text:p>
          </table:table-cell>
          <table:table-cell office:value-type="float" office:value="213.079" calcext:value-type="float">
            <text:p>2.13E+02</text:p>
          </table:table-cell>
          <table:table-cell table:formula="of:=[.C1195]+0.2" office:value-type="float" office:value="238.799999999995" calcext:value-type="float">
            <text:p>238.799999999995</text:p>
          </table:table-cell>
        </table:table-row>
        <table:table-row table:style-name="ro1">
          <table:table-cell office:value-type="float" office:value="105.856" calcext:value-type="float">
            <text:p>1.06E+02</text:p>
          </table:table-cell>
          <table:table-cell office:value-type="float" office:value="213.177" calcext:value-type="float">
            <text:p>2.13E+02</text:p>
          </table:table-cell>
          <table:table-cell table:formula="of:=[.C1196]+0.2" office:value-type="float" office:value="238.999999999995" calcext:value-type="float">
            <text:p>238.999999999995</text:p>
          </table:table-cell>
        </table:table-row>
        <table:table-row table:style-name="ro1">
          <table:table-cell office:value-type="float" office:value="105.9" calcext:value-type="float">
            <text:p>1.06E+02</text:p>
          </table:table-cell>
          <table:table-cell office:value-type="float" office:value="213.274" calcext:value-type="float">
            <text:p>2.13E+02</text:p>
          </table:table-cell>
          <table:table-cell table:formula="of:=[.C1197]+0.2" office:value-type="float" office:value="239.199999999995" calcext:value-type="float">
            <text:p>239.199999999995</text:p>
          </table:table-cell>
        </table:table-row>
        <table:table-row table:style-name="ro1">
          <table:table-cell office:value-type="float" office:value="105.943" calcext:value-type="float">
            <text:p>1.06E+02</text:p>
          </table:table-cell>
          <table:table-cell office:value-type="float" office:value="213.372" calcext:value-type="float">
            <text:p>2.13E+02</text:p>
          </table:table-cell>
          <table:table-cell table:formula="of:=[.C1198]+0.2" office:value-type="float" office:value="239.399999999995" calcext:value-type="float">
            <text:p>239.399999999995</text:p>
          </table:table-cell>
        </table:table-row>
        <table:table-row table:style-name="ro1">
          <table:table-cell office:value-type="float" office:value="105.986" calcext:value-type="float">
            <text:p>1.06E+02</text:p>
          </table:table-cell>
          <table:table-cell office:value-type="float" office:value="213.469" calcext:value-type="float">
            <text:p>2.13E+02</text:p>
          </table:table-cell>
          <table:table-cell table:formula="of:=[.C1199]+0.2" office:value-type="float" office:value="239.599999999995" calcext:value-type="float">
            <text:p>239.599999999995</text:p>
          </table:table-cell>
        </table:table-row>
        <table:table-row table:style-name="ro1">
          <table:table-cell office:value-type="float" office:value="106.029" calcext:value-type="float">
            <text:p>1.06E+02</text:p>
          </table:table-cell>
          <table:table-cell office:value-type="float" office:value="213.566" calcext:value-type="float">
            <text:p>2.14E+02</text:p>
          </table:table-cell>
          <table:table-cell table:formula="of:=[.C1200]+0.2" office:value-type="float" office:value="239.799999999995" calcext:value-type="float">
            <text:p>239.799999999995</text:p>
          </table:table-cell>
        </table:table-row>
        <table:table-row table:style-name="ro1">
          <table:table-cell office:value-type="float" office:value="106.072" calcext:value-type="float">
            <text:p>1.06E+02</text:p>
          </table:table-cell>
          <table:table-cell office:value-type="float" office:value="213.662" calcext:value-type="float">
            <text:p>2.14E+02</text:p>
          </table:table-cell>
          <table:table-cell table:formula="of:=[.C1201]+0.2" office:value-type="float" office:value="239.999999999995" calcext:value-type="float">
            <text:p>239.999999999995</text:p>
          </table:table-cell>
        </table:table-row>
        <table:table-row table:style-name="ro1">
          <table:table-cell office:value-type="float" office:value="106.115" calcext:value-type="float">
            <text:p>1.06E+02</text:p>
          </table:table-cell>
          <table:table-cell office:value-type="float" office:value="213.759" calcext:value-type="float">
            <text:p>2.14E+02</text:p>
          </table:table-cell>
          <table:table-cell table:formula="of:=[.C1202]+0.2" office:value-type="float" office:value="240.199999999995" calcext:value-type="float">
            <text:p>240.199999999995</text:p>
          </table:table-cell>
        </table:table-row>
        <table:table-row table:style-name="ro1">
          <table:table-cell office:value-type="float" office:value="106.157" calcext:value-type="float">
            <text:p>1.06E+02</text:p>
          </table:table-cell>
          <table:table-cell office:value-type="float" office:value="213.855" calcext:value-type="float">
            <text:p>2.14E+02</text:p>
          </table:table-cell>
          <table:table-cell table:formula="of:=[.C1203]+0.2" office:value-type="float" office:value="240.399999999995" calcext:value-type="float">
            <text:p>240.399999999995</text:p>
          </table:table-cell>
        </table:table-row>
        <table:table-row table:style-name="ro1">
          <table:table-cell office:value-type="float" office:value="106.2" calcext:value-type="float">
            <text:p>1.06E+02</text:p>
          </table:table-cell>
          <table:table-cell office:value-type="float" office:value="213.951" calcext:value-type="float">
            <text:p>2.14E+02</text:p>
          </table:table-cell>
          <table:table-cell table:formula="of:=[.C1204]+0.2" office:value-type="float" office:value="240.599999999995" calcext:value-type="float">
            <text:p>240.599999999995</text:p>
          </table:table-cell>
        </table:table-row>
        <table:table-row table:style-name="ro1">
          <table:table-cell office:value-type="float" office:value="106.242" calcext:value-type="float">
            <text:p>1.06E+02</text:p>
          </table:table-cell>
          <table:table-cell office:value-type="float" office:value="214.046" calcext:value-type="float">
            <text:p>2.14E+02</text:p>
          </table:table-cell>
          <table:table-cell table:formula="of:=[.C1205]+0.2" office:value-type="float" office:value="240.799999999995" calcext:value-type="float">
            <text:p>240.799999999995</text:p>
          </table:table-cell>
        </table:table-row>
        <table:table-row table:style-name="ro1">
          <table:table-cell office:value-type="float" office:value="106.285" calcext:value-type="float">
            <text:p>1.06E+02</text:p>
          </table:table-cell>
          <table:table-cell office:value-type="float" office:value="214.141" calcext:value-type="float">
            <text:p>2.14E+02</text:p>
          </table:table-cell>
          <table:table-cell table:formula="of:=[.C1206]+0.2" office:value-type="float" office:value="240.999999999995" calcext:value-type="float">
            <text:p>240.999999999995</text:p>
          </table:table-cell>
        </table:table-row>
        <table:table-row table:style-name="ro1">
          <table:table-cell office:value-type="float" office:value="106.327" calcext:value-type="float">
            <text:p>1.06E+02</text:p>
          </table:table-cell>
          <table:table-cell office:value-type="float" office:value="214.236" calcext:value-type="float">
            <text:p>2.14E+02</text:p>
          </table:table-cell>
          <table:table-cell table:formula="of:=[.C1207]+0.2" office:value-type="float" office:value="241.199999999995" calcext:value-type="float">
            <text:p>241.199999999995</text:p>
          </table:table-cell>
        </table:table-row>
        <table:table-row table:style-name="ro1">
          <table:table-cell office:value-type="float" office:value="106.369" calcext:value-type="float">
            <text:p>1.06E+02</text:p>
          </table:table-cell>
          <table:table-cell office:value-type="float" office:value="214.331" calcext:value-type="float">
            <text:p>2.14E+02</text:p>
          </table:table-cell>
          <table:table-cell table:formula="of:=[.C1208]+0.2" office:value-type="float" office:value="241.399999999995" calcext:value-type="float">
            <text:p>241.399999999995</text:p>
          </table:table-cell>
        </table:table-row>
        <table:table-row table:style-name="ro1">
          <table:table-cell office:value-type="float" office:value="106.411" calcext:value-type="float">
            <text:p>1.06E+02</text:p>
          </table:table-cell>
          <table:table-cell office:value-type="float" office:value="214.426" calcext:value-type="float">
            <text:p>2.14E+02</text:p>
          </table:table-cell>
          <table:table-cell table:formula="of:=[.C1209]+0.2" office:value-type="float" office:value="241.599999999995" calcext:value-type="float">
            <text:p>241.599999999995</text:p>
          </table:table-cell>
        </table:table-row>
        <table:table-row table:style-name="ro1">
          <table:table-cell office:value-type="float" office:value="106.453" calcext:value-type="float">
            <text:p>1.06E+02</text:p>
          </table:table-cell>
          <table:table-cell office:value-type="float" office:value="214.52" calcext:value-type="float">
            <text:p>2.15E+02</text:p>
          </table:table-cell>
          <table:table-cell table:formula="of:=[.C1210]+0.2" office:value-type="float" office:value="241.799999999995" calcext:value-type="float">
            <text:p>241.799999999995</text:p>
          </table:table-cell>
        </table:table-row>
        <table:table-row table:style-name="ro1">
          <table:table-cell office:value-type="float" office:value="106.495" calcext:value-type="float">
            <text:p>1.06E+02</text:p>
          </table:table-cell>
          <table:table-cell office:value-type="float" office:value="214.614" calcext:value-type="float">
            <text:p>2.15E+02</text:p>
          </table:table-cell>
          <table:table-cell table:formula="of:=[.C1211]+0.2" office:value-type="float" office:value="241.999999999995" calcext:value-type="float">
            <text:p>241.999999999995</text:p>
          </table:table-cell>
        </table:table-row>
        <table:table-row table:style-name="ro1">
          <table:table-cell office:value-type="float" office:value="106.536" calcext:value-type="float">
            <text:p>1.07E+02</text:p>
          </table:table-cell>
          <table:table-cell office:value-type="float" office:value="214.708" calcext:value-type="float">
            <text:p>2.15E+02</text:p>
          </table:table-cell>
          <table:table-cell table:formula="of:=[.C1212]+0.2" office:value-type="float" office:value="242.199999999995" calcext:value-type="float">
            <text:p>242.199999999995</text:p>
          </table:table-cell>
        </table:table-row>
        <table:table-row table:style-name="ro1">
          <table:table-cell office:value-type="float" office:value="106.578" calcext:value-type="float">
            <text:p>1.07E+02</text:p>
          </table:table-cell>
          <table:table-cell office:value-type="float" office:value="214.801" calcext:value-type="float">
            <text:p>2.15E+02</text:p>
          </table:table-cell>
          <table:table-cell table:formula="of:=[.C1213]+0.2" office:value-type="float" office:value="242.399999999995" calcext:value-type="float">
            <text:p>242.399999999995</text:p>
          </table:table-cell>
        </table:table-row>
        <table:table-row table:style-name="ro1">
          <table:table-cell office:value-type="float" office:value="106.619" calcext:value-type="float">
            <text:p>1.07E+02</text:p>
          </table:table-cell>
          <table:table-cell office:value-type="float" office:value="214.894" calcext:value-type="float">
            <text:p>2.15E+02</text:p>
          </table:table-cell>
          <table:table-cell table:formula="of:=[.C1214]+0.2" office:value-type="float" office:value="242.599999999995" calcext:value-type="float">
            <text:p>242.599999999995</text:p>
          </table:table-cell>
        </table:table-row>
        <table:table-row table:style-name="ro1">
          <table:table-cell office:value-type="float" office:value="106.661" calcext:value-type="float">
            <text:p>1.07E+02</text:p>
          </table:table-cell>
          <table:table-cell office:value-type="float" office:value="214.987" calcext:value-type="float">
            <text:p>2.15E+02</text:p>
          </table:table-cell>
          <table:table-cell table:formula="of:=[.C1215]+0.2" office:value-type="float" office:value="242.799999999995" calcext:value-type="float">
            <text:p>242.799999999995</text:p>
          </table:table-cell>
        </table:table-row>
        <table:table-row table:style-name="ro1">
          <table:table-cell office:value-type="float" office:value="106.702" calcext:value-type="float">
            <text:p>1.07E+02</text:p>
          </table:table-cell>
          <table:table-cell office:value-type="float" office:value="215.08" calcext:value-type="float">
            <text:p>2.15E+02</text:p>
          </table:table-cell>
          <table:table-cell table:formula="of:=[.C1216]+0.2" office:value-type="float" office:value="242.999999999995" calcext:value-type="float">
            <text:p>242.999999999995</text:p>
          </table:table-cell>
        </table:table-row>
        <table:table-row table:style-name="ro1">
          <table:table-cell office:value-type="float" office:value="106.743" calcext:value-type="float">
            <text:p>1.07E+02</text:p>
          </table:table-cell>
          <table:table-cell office:value-type="float" office:value="215.172" calcext:value-type="float">
            <text:p>2.15E+02</text:p>
          </table:table-cell>
          <table:table-cell table:formula="of:=[.C1217]+0.2" office:value-type="float" office:value="243.199999999995" calcext:value-type="float">
            <text:p>243.199999999995</text:p>
          </table:table-cell>
        </table:table-row>
        <table:table-row table:style-name="ro1">
          <table:table-cell office:value-type="float" office:value="106.784" calcext:value-type="float">
            <text:p>1.07E+02</text:p>
          </table:table-cell>
          <table:table-cell office:value-type="float" office:value="215.265" calcext:value-type="float">
            <text:p>2.15E+02</text:p>
          </table:table-cell>
          <table:table-cell table:formula="of:=[.C1218]+0.2" office:value-type="float" office:value="243.399999999995" calcext:value-type="float">
            <text:p>243.399999999995</text:p>
          </table:table-cell>
        </table:table-row>
        <table:table-row table:style-name="ro1">
          <table:table-cell office:value-type="float" office:value="106.825" calcext:value-type="float">
            <text:p>1.07E+02</text:p>
          </table:table-cell>
          <table:table-cell office:value-type="float" office:value="215.357" calcext:value-type="float">
            <text:p>2.15E+02</text:p>
          </table:table-cell>
          <table:table-cell table:formula="of:=[.C1219]+0.2" office:value-type="float" office:value="243.599999999995" calcext:value-type="float">
            <text:p>243.599999999995</text:p>
          </table:table-cell>
        </table:table-row>
        <table:table-row table:style-name="ro1">
          <table:table-cell office:value-type="float" office:value="106.866" calcext:value-type="float">
            <text:p>1.07E+02</text:p>
          </table:table-cell>
          <table:table-cell office:value-type="float" office:value="215.448" calcext:value-type="float">
            <text:p>2.15E+02</text:p>
          </table:table-cell>
          <table:table-cell table:formula="of:=[.C1220]+0.2" office:value-type="float" office:value="243.799999999995" calcext:value-type="float">
            <text:p>243.799999999995</text:p>
          </table:table-cell>
        </table:table-row>
        <table:table-row table:style-name="ro1">
          <table:table-cell office:value-type="float" office:value="106.906" calcext:value-type="float">
            <text:p>1.07E+02</text:p>
          </table:table-cell>
          <table:table-cell office:value-type="float" office:value="215.54" calcext:value-type="float">
            <text:p>2.16E+02</text:p>
          </table:table-cell>
          <table:table-cell table:formula="of:=[.C1221]+0.2" office:value-type="float" office:value="243.999999999995" calcext:value-type="float">
            <text:p>243.999999999995</text:p>
          </table:table-cell>
        </table:table-row>
        <table:table-row table:style-name="ro1">
          <table:table-cell office:value-type="float" office:value="106.947" calcext:value-type="float">
            <text:p>1.07E+02</text:p>
          </table:table-cell>
          <table:table-cell office:value-type="float" office:value="215.631" calcext:value-type="float">
            <text:p>2.16E+02</text:p>
          </table:table-cell>
          <table:table-cell table:formula="of:=[.C1222]+0.2" office:value-type="float" office:value="244.199999999995" calcext:value-type="float">
            <text:p>244.199999999995</text:p>
          </table:table-cell>
        </table:table-row>
        <table:table-row table:style-name="ro1">
          <table:table-cell office:value-type="float" office:value="106.987" calcext:value-type="float">
            <text:p>1.07E+02</text:p>
          </table:table-cell>
          <table:table-cell office:value-type="float" office:value="215.722" calcext:value-type="float">
            <text:p>2.16E+02</text:p>
          </table:table-cell>
          <table:table-cell table:formula="of:=[.C1223]+0.2" office:value-type="float" office:value="244.399999999995" calcext:value-type="float">
            <text:p>244.399999999995</text:p>
          </table:table-cell>
        </table:table-row>
        <table:table-row table:style-name="ro1">
          <table:table-cell office:value-type="float" office:value="107.027" calcext:value-type="float">
            <text:p>1.07E+02</text:p>
          </table:table-cell>
          <table:table-cell office:value-type="float" office:value="215.812" calcext:value-type="float">
            <text:p>2.16E+02</text:p>
          </table:table-cell>
          <table:table-cell table:formula="of:=[.C1224]+0.2" office:value-type="float" office:value="244.599999999995" calcext:value-type="float">
            <text:p>244.599999999995</text:p>
          </table:table-cell>
        </table:table-row>
        <table:table-row table:style-name="ro1">
          <table:table-cell office:value-type="float" office:value="107.068" calcext:value-type="float">
            <text:p>1.07E+02</text:p>
          </table:table-cell>
          <table:table-cell office:value-type="float" office:value="215.903" calcext:value-type="float">
            <text:p>2.16E+02</text:p>
          </table:table-cell>
          <table:table-cell table:formula="of:=[.C1225]+0.2" office:value-type="float" office:value="244.799999999995" calcext:value-type="float">
            <text:p>244.799999999995</text:p>
          </table:table-cell>
        </table:table-row>
        <table:table-row table:style-name="ro1">
          <table:table-cell office:value-type="float" office:value="107.108" calcext:value-type="float">
            <text:p>1.07E+02</text:p>
          </table:table-cell>
          <table:table-cell office:value-type="float" office:value="215.993" calcext:value-type="float">
            <text:p>2.16E+02</text:p>
          </table:table-cell>
          <table:table-cell table:formula="of:=[.C1226]+0.2" office:value-type="float" office:value="244.999999999995" calcext:value-type="float">
            <text:p>244.999999999995</text:p>
          </table:table-cell>
        </table:table-row>
        <table:table-row table:style-name="ro1">
          <table:table-cell office:value-type="float" office:value="107.148" calcext:value-type="float">
            <text:p>1.07E+02</text:p>
          </table:table-cell>
          <table:table-cell office:value-type="float" office:value="216.083" calcext:value-type="float">
            <text:p>2.16E+02</text:p>
          </table:table-cell>
          <table:table-cell table:formula="of:=[.C1227]+0.2" office:value-type="float" office:value="245.199999999995" calcext:value-type="float">
            <text:p>245.199999999995</text:p>
          </table:table-cell>
        </table:table-row>
        <table:table-row table:style-name="ro1">
          <table:table-cell office:value-type="float" office:value="107.187" calcext:value-type="float">
            <text:p>1.07E+02</text:p>
          </table:table-cell>
          <table:table-cell office:value-type="float" office:value="216.172" calcext:value-type="float">
            <text:p>2.16E+02</text:p>
          </table:table-cell>
          <table:table-cell table:formula="of:=[.C1228]+0.2" office:value-type="float" office:value="245.399999999995" calcext:value-type="float">
            <text:p>245.399999999995</text:p>
          </table:table-cell>
        </table:table-row>
        <table:table-row table:style-name="ro1">
          <table:table-cell office:value-type="float" office:value="107.227" calcext:value-type="float">
            <text:p>1.07E+02</text:p>
          </table:table-cell>
          <table:table-cell office:value-type="float" office:value="216.262" calcext:value-type="float">
            <text:p>2.16E+02</text:p>
          </table:table-cell>
          <table:table-cell table:formula="of:=[.C1229]+0.2" office:value-type="float" office:value="245.599999999995" calcext:value-type="float">
            <text:p>245.599999999995</text:p>
          </table:table-cell>
        </table:table-row>
        <table:table-row table:style-name="ro1">
          <table:table-cell office:value-type="float" office:value="107.267" calcext:value-type="float">
            <text:p>1.07E+02</text:p>
          </table:table-cell>
          <table:table-cell office:value-type="float" office:value="216.351" calcext:value-type="float">
            <text:p>2.16E+02</text:p>
          </table:table-cell>
          <table:table-cell table:formula="of:=[.C1230]+0.2" office:value-type="float" office:value="245.799999999995" calcext:value-type="float">
            <text:p>245.799999999995</text:p>
          </table:table-cell>
        </table:table-row>
        <table:table-row table:style-name="ro1">
          <table:table-cell office:value-type="float" office:value="107.306" calcext:value-type="float">
            <text:p>1.07E+02</text:p>
          </table:table-cell>
          <table:table-cell office:value-type="float" office:value="216.44" calcext:value-type="float">
            <text:p>2.16E+02</text:p>
          </table:table-cell>
          <table:table-cell table:formula="of:=[.C1231]+0.2" office:value-type="float" office:value="245.999999999995" calcext:value-type="float">
            <text:p>245.999999999995</text:p>
          </table:table-cell>
        </table:table-row>
        <table:table-row table:style-name="ro1">
          <table:table-cell office:value-type="float" office:value="107.346" calcext:value-type="float">
            <text:p>1.07E+02</text:p>
          </table:table-cell>
          <table:table-cell office:value-type="float" office:value="216.528" calcext:value-type="float">
            <text:p>2.17E+02</text:p>
          </table:table-cell>
          <table:table-cell table:formula="of:=[.C1232]+0.2" office:value-type="float" office:value="246.199999999995" calcext:value-type="float">
            <text:p>246.199999999995</text:p>
          </table:table-cell>
        </table:table-row>
        <table:table-row table:style-name="ro1">
          <table:table-cell office:value-type="float" office:value="107.385" calcext:value-type="float">
            <text:p>1.07E+02</text:p>
          </table:table-cell>
          <table:table-cell office:value-type="float" office:value="216.616" calcext:value-type="float">
            <text:p>2.17E+02</text:p>
          </table:table-cell>
          <table:table-cell table:formula="of:=[.C1233]+0.2" office:value-type="float" office:value="246.399999999995" calcext:value-type="float">
            <text:p>246.399999999995</text:p>
          </table:table-cell>
        </table:table-row>
        <table:table-row table:style-name="ro1">
          <table:table-cell office:value-type="float" office:value="107.424" calcext:value-type="float">
            <text:p>1.07E+02</text:p>
          </table:table-cell>
          <table:table-cell office:value-type="float" office:value="216.704" calcext:value-type="float">
            <text:p>2.17E+02</text:p>
          </table:table-cell>
          <table:table-cell table:formula="of:=[.C1234]+0.2" office:value-type="float" office:value="246.599999999995" calcext:value-type="float">
            <text:p>246.599999999995</text:p>
          </table:table-cell>
        </table:table-row>
        <table:table-row table:style-name="ro1">
          <table:table-cell office:value-type="float" office:value="107.463" calcext:value-type="float">
            <text:p>1.07E+02</text:p>
          </table:table-cell>
          <table:table-cell office:value-type="float" office:value="216.792" calcext:value-type="float">
            <text:p>2.17E+02</text:p>
          </table:table-cell>
          <table:table-cell table:formula="of:=[.C1235]+0.2" office:value-type="float" office:value="246.799999999995" calcext:value-type="float">
            <text:p>246.799999999995</text:p>
          </table:table-cell>
        </table:table-row>
        <table:table-row table:style-name="ro1">
          <table:table-cell office:value-type="float" office:value="107.502" calcext:value-type="float">
            <text:p>1.08E+02</text:p>
          </table:table-cell>
          <table:table-cell office:value-type="float" office:value="216.88" calcext:value-type="float">
            <text:p>2.17E+02</text:p>
          </table:table-cell>
          <table:table-cell table:formula="of:=[.C1236]+0.2" office:value-type="float" office:value="246.999999999995" calcext:value-type="float">
            <text:p>246.999999999995</text:p>
          </table:table-cell>
        </table:table-row>
        <table:table-row table:style-name="ro1">
          <table:table-cell office:value-type="float" office:value="107.541" calcext:value-type="float">
            <text:p>1.08E+02</text:p>
          </table:table-cell>
          <table:table-cell office:value-type="float" office:value="216.967" calcext:value-type="float">
            <text:p>2.17E+02</text:p>
          </table:table-cell>
          <table:table-cell table:formula="of:=[.C1237]+0.2" office:value-type="float" office:value="247.199999999994" calcext:value-type="float">
            <text:p>247.199999999994</text:p>
          </table:table-cell>
        </table:table-row>
        <table:table-row table:style-name="ro1">
          <table:table-cell office:value-type="float" office:value="107.579" calcext:value-type="float">
            <text:p>1.08E+02</text:p>
          </table:table-cell>
          <table:table-cell office:value-type="float" office:value="217.054" calcext:value-type="float">
            <text:p>2.17E+02</text:p>
          </table:table-cell>
          <table:table-cell table:formula="of:=[.C1238]+0.2" office:value-type="float" office:value="247.399999999995" calcext:value-type="float">
            <text:p>247.399999999995</text:p>
          </table:table-cell>
        </table:table-row>
        <table:table-row table:style-name="ro1">
          <table:table-cell office:value-type="float" office:value="107.618" calcext:value-type="float">
            <text:p>1.08E+02</text:p>
          </table:table-cell>
          <table:table-cell office:value-type="float" office:value="217.141" calcext:value-type="float">
            <text:p>2.17E+02</text:p>
          </table:table-cell>
          <table:table-cell table:formula="of:=[.C1239]+0.2" office:value-type="float" office:value="247.599999999994" calcext:value-type="float">
            <text:p>247.599999999994</text:p>
          </table:table-cell>
        </table:table-row>
        <table:table-row table:style-name="ro1">
          <table:table-cell office:value-type="float" office:value="107.656" calcext:value-type="float">
            <text:p>1.08E+02</text:p>
          </table:table-cell>
          <table:table-cell office:value-type="float" office:value="217.227" calcext:value-type="float">
            <text:p>2.17E+02</text:p>
          </table:table-cell>
          <table:table-cell table:formula="of:=[.C1240]+0.2" office:value-type="float" office:value="247.799999999994" calcext:value-type="float">
            <text:p>247.799999999994</text:p>
          </table:table-cell>
        </table:table-row>
        <table:table-row table:style-name="ro1">
          <table:table-cell office:value-type="float" office:value="107.695" calcext:value-type="float">
            <text:p>1.08E+02</text:p>
          </table:table-cell>
          <table:table-cell office:value-type="float" office:value="217.314" calcext:value-type="float">
            <text:p>2.17E+02</text:p>
          </table:table-cell>
          <table:table-cell table:formula="of:=[.C1241]+0.2" office:value-type="float" office:value="247.999999999994" calcext:value-type="float">
            <text:p>247.999999999994</text:p>
          </table:table-cell>
        </table:table-row>
        <table:table-row table:style-name="ro1">
          <table:table-cell office:value-type="float" office:value="107.733" calcext:value-type="float">
            <text:p>1.08E+02</text:p>
          </table:table-cell>
          <table:table-cell office:value-type="float" office:value="217.4" calcext:value-type="float">
            <text:p>2.17E+02</text:p>
          </table:table-cell>
          <table:table-cell table:formula="of:=[.C1242]+0.2" office:value-type="float" office:value="248.199999999994" calcext:value-type="float">
            <text:p>248.199999999994</text:p>
          </table:table-cell>
        </table:table-row>
        <table:table-row table:style-name="ro1">
          <table:table-cell office:value-type="float" office:value="107.771" calcext:value-type="float">
            <text:p>1.08E+02</text:p>
          </table:table-cell>
          <table:table-cell office:value-type="float" office:value="217.485" calcext:value-type="float">
            <text:p>2.17E+02</text:p>
          </table:table-cell>
          <table:table-cell table:formula="of:=[.C1243]+0.2" office:value-type="float" office:value="248.399999999994" calcext:value-type="float">
            <text:p>248.399999999994</text:p>
          </table:table-cell>
        </table:table-row>
        <table:table-row table:style-name="ro1">
          <table:table-cell office:value-type="float" office:value="107.809" calcext:value-type="float">
            <text:p>1.08E+02</text:p>
          </table:table-cell>
          <table:table-cell office:value-type="float" office:value="217.571" calcext:value-type="float">
            <text:p>2.18E+02</text:p>
          </table:table-cell>
          <table:table-cell table:formula="of:=[.C1244]+0.2" office:value-type="float" office:value="248.599999999994" calcext:value-type="float">
            <text:p>248.599999999994</text:p>
          </table:table-cell>
        </table:table-row>
        <table:table-row table:style-name="ro1">
          <table:table-cell office:value-type="float" office:value="107.847" calcext:value-type="float">
            <text:p>1.08E+02</text:p>
          </table:table-cell>
          <table:table-cell office:value-type="float" office:value="217.656" calcext:value-type="float">
            <text:p>2.18E+02</text:p>
          </table:table-cell>
          <table:table-cell table:formula="of:=[.C1245]+0.2" office:value-type="float" office:value="248.799999999994" calcext:value-type="float">
            <text:p>248.799999999994</text:p>
          </table:table-cell>
        </table:table-row>
        <table:table-row table:style-name="ro1">
          <table:table-cell office:value-type="float" office:value="107.885" calcext:value-type="float">
            <text:p>1.08E+02</text:p>
          </table:table-cell>
          <table:table-cell office:value-type="float" office:value="217.741" calcext:value-type="float">
            <text:p>2.18E+02</text:p>
          </table:table-cell>
          <table:table-cell table:formula="of:=[.C1246]+0.2" office:value-type="float" office:value="248.999999999994" calcext:value-type="float">
            <text:p>248.999999999994</text:p>
          </table:table-cell>
        </table:table-row>
        <table:table-row table:style-name="ro1">
          <table:table-cell office:value-type="float" office:value="107.922" calcext:value-type="float">
            <text:p>1.08E+02</text:p>
          </table:table-cell>
          <table:table-cell office:value-type="float" office:value="217.826" calcext:value-type="float">
            <text:p>2.18E+02</text:p>
          </table:table-cell>
          <table:table-cell table:formula="of:=[.C1247]+0.2" office:value-type="float" office:value="249.199999999994" calcext:value-type="float">
            <text:p>249.199999999994</text:p>
          </table:table-cell>
        </table:table-row>
        <table:table-row table:style-name="ro1">
          <table:table-cell office:value-type="float" office:value="107.96" calcext:value-type="float">
            <text:p>1.08E+02</text:p>
          </table:table-cell>
          <table:table-cell office:value-type="float" office:value="217.91" calcext:value-type="float">
            <text:p>2.18E+02</text:p>
          </table:table-cell>
          <table:table-cell table:formula="of:=[.C1248]+0.2" office:value-type="float" office:value="249.399999999994" calcext:value-type="float">
            <text:p>249.399999999994</text:p>
          </table:table-cell>
        </table:table-row>
        <table:table-row table:style-name="ro1">
          <table:table-cell office:value-type="float" office:value="107.997" calcext:value-type="float">
            <text:p>1.08E+02</text:p>
          </table:table-cell>
          <table:table-cell office:value-type="float" office:value="217.995" calcext:value-type="float">
            <text:p>2.18E+02</text:p>
          </table:table-cell>
          <table:table-cell table:formula="of:=[.C1249]+0.2" office:value-type="float" office:value="249.599999999994" calcext:value-type="float">
            <text:p>249.599999999994</text:p>
          </table:table-cell>
        </table:table-row>
        <table:table-row table:style-name="ro1">
          <table:table-cell office:value-type="float" office:value="108.035" calcext:value-type="float">
            <text:p>1.08E+02</text:p>
          </table:table-cell>
          <table:table-cell office:value-type="float" office:value="218.079" calcext:value-type="float">
            <text:p>2.18E+02</text:p>
          </table:table-cell>
          <table:table-cell table:formula="of:=[.C1250]+0.2" office:value-type="float" office:value="249.799999999994" calcext:value-type="float">
            <text:p>249.799999999994</text:p>
          </table:table-cell>
        </table:table-row>
        <table:table-row table:style-name="ro1">
          <table:table-cell office:value-type="float" office:value="108.072" calcext:value-type="float">
            <text:p>1.08E+02</text:p>
          </table:table-cell>
          <table:table-cell office:value-type="float" office:value="218.162" calcext:value-type="float">
            <text:p>2.18E+02</text:p>
          </table:table-cell>
          <table:table-cell table:formula="of:=[.C1251]+0.2" office:value-type="float" office:value="249.999999999994" calcext:value-type="float">
            <text:p>249.999999999994</text:p>
          </table:table-cell>
        </table:table-row>
        <table:table-row table:style-name="ro1">
          <table:table-cell office:value-type="float" office:value="108.109" calcext:value-type="float">
            <text:p>1.08E+02</text:p>
          </table:table-cell>
          <table:table-cell office:value-type="float" office:value="218.246" calcext:value-type="float">
            <text:p>2.18E+02</text:p>
          </table:table-cell>
          <table:table-cell table:formula="of:=[.C1252]+0.2" office:value-type="float" office:value="250.199999999994" calcext:value-type="float">
            <text:p>250.199999999994</text:p>
          </table:table-cell>
        </table:table-row>
        <table:table-row table:style-name="ro1">
          <table:table-cell office:value-type="float" office:value="108.146" calcext:value-type="float">
            <text:p>1.08E+02</text:p>
          </table:table-cell>
          <table:table-cell office:value-type="float" office:value="218.329" calcext:value-type="float">
            <text:p>2.18E+02</text:p>
          </table:table-cell>
          <table:table-cell table:formula="of:=[.C1253]+0.2" office:value-type="float" office:value="250.399999999994" calcext:value-type="float">
            <text:p>250.399999999994</text:p>
          </table:table-cell>
        </table:table-row>
        <table:table-row table:style-name="ro1">
          <table:table-cell office:value-type="float" office:value="108.183" calcext:value-type="float">
            <text:p>1.08E+02</text:p>
          </table:table-cell>
          <table:table-cell office:value-type="float" office:value="218.412" calcext:value-type="float">
            <text:p>2.18E+02</text:p>
          </table:table-cell>
          <table:table-cell table:formula="of:=[.C1254]+0.2" office:value-type="float" office:value="250.599999999994" calcext:value-type="float">
            <text:p>250.599999999994</text:p>
          </table:table-cell>
        </table:table-row>
        <table:table-row table:style-name="ro1">
          <table:table-cell office:value-type="float" office:value="108.219" calcext:value-type="float">
            <text:p>1.08E+02</text:p>
          </table:table-cell>
          <table:table-cell office:value-type="float" office:value="218.495" calcext:value-type="float">
            <text:p>2.18E+02</text:p>
          </table:table-cell>
          <table:table-cell table:formula="of:=[.C1255]+0.2" office:value-type="float" office:value="250.799999999994" calcext:value-type="float">
            <text:p>250.799999999994</text:p>
          </table:table-cell>
        </table:table-row>
        <table:table-row table:style-name="ro1">
          <table:table-cell office:value-type="float" office:value="108.256" calcext:value-type="float">
            <text:p>1.08E+02</text:p>
          </table:table-cell>
          <table:table-cell office:value-type="float" office:value="218.577" calcext:value-type="float">
            <text:p>2.19E+02</text:p>
          </table:table-cell>
          <table:table-cell table:formula="of:=[.C1256]+0.2" office:value-type="float" office:value="250.999999999994" calcext:value-type="float">
            <text:p>250.999999999994</text:p>
          </table:table-cell>
        </table:table-row>
        <table:table-row table:style-name="ro1">
          <table:table-cell office:value-type="float" office:value="108.293" calcext:value-type="float">
            <text:p>1.08E+02</text:p>
          </table:table-cell>
          <table:table-cell office:value-type="float" office:value="218.659" calcext:value-type="float">
            <text:p>2.19E+02</text:p>
          </table:table-cell>
          <table:table-cell table:formula="of:=[.C1257]+0.2" office:value-type="float" office:value="251.199999999994" calcext:value-type="float">
            <text:p>251.199999999994</text:p>
          </table:table-cell>
        </table:table-row>
        <table:table-row table:style-name="ro1">
          <table:table-cell office:value-type="float" office:value="108.329" calcext:value-type="float">
            <text:p>1.08E+02</text:p>
          </table:table-cell>
          <table:table-cell office:value-type="float" office:value="218.741" calcext:value-type="float">
            <text:p>2.19E+02</text:p>
          </table:table-cell>
          <table:table-cell table:formula="of:=[.C1258]+0.2" office:value-type="float" office:value="251.399999999994" calcext:value-type="float">
            <text:p>251.399999999994</text:p>
          </table:table-cell>
        </table:table-row>
        <table:table-row table:style-name="ro1">
          <table:table-cell office:value-type="float" office:value="108.365" calcext:value-type="float">
            <text:p>1.08E+02</text:p>
          </table:table-cell>
          <table:table-cell office:value-type="float" office:value="218.823" calcext:value-type="float">
            <text:p>2.19E+02</text:p>
          </table:table-cell>
          <table:table-cell table:formula="of:=[.C1259]+0.2" office:value-type="float" office:value="251.599999999994" calcext:value-type="float">
            <text:p>251.599999999994</text:p>
          </table:table-cell>
        </table:table-row>
        <table:table-row table:style-name="ro1">
          <table:table-cell office:value-type="float" office:value="108.402" calcext:value-type="float">
            <text:p>1.08E+02</text:p>
          </table:table-cell>
          <table:table-cell office:value-type="float" office:value="218.904" calcext:value-type="float">
            <text:p>2.19E+02</text:p>
          </table:table-cell>
          <table:table-cell table:formula="of:=[.C1260]+0.2" office:value-type="float" office:value="251.799999999994" calcext:value-type="float">
            <text:p>251.799999999994</text:p>
          </table:table-cell>
        </table:table-row>
        <table:table-row table:style-name="ro1">
          <table:table-cell office:value-type="float" office:value="108.438" calcext:value-type="float">
            <text:p>1.08E+02</text:p>
          </table:table-cell>
          <table:table-cell office:value-type="float" office:value="218.985" calcext:value-type="float">
            <text:p>2.19E+02</text:p>
          </table:table-cell>
          <table:table-cell table:formula="of:=[.C1261]+0.2" office:value-type="float" office:value="251.999999999994" calcext:value-type="float">
            <text:p>251.999999999994</text:p>
          </table:table-cell>
        </table:table-row>
        <table:table-row table:style-name="ro1">
          <table:table-cell office:value-type="float" office:value="108.474" calcext:value-type="float">
            <text:p>1.08E+02</text:p>
          </table:table-cell>
          <table:table-cell office:value-type="float" office:value="219.066" calcext:value-type="float">
            <text:p>2.19E+02</text:p>
          </table:table-cell>
          <table:table-cell table:formula="of:=[.C1262]+0.2" office:value-type="float" office:value="252.199999999994" calcext:value-type="float">
            <text:p>252.199999999994</text:p>
          </table:table-cell>
        </table:table-row>
        <table:table-row table:style-name="ro1">
          <table:table-cell office:value-type="float" office:value="108.509" calcext:value-type="float">
            <text:p>1.09E+02</text:p>
          </table:table-cell>
          <table:table-cell office:value-type="float" office:value="219.147" calcext:value-type="float">
            <text:p>2.19E+02</text:p>
          </table:table-cell>
          <table:table-cell table:formula="of:=[.C1263]+0.2" office:value-type="float" office:value="252.399999999994" calcext:value-type="float">
            <text:p>252.399999999994</text:p>
          </table:table-cell>
        </table:table-row>
        <table:table-row table:style-name="ro1">
          <table:table-cell office:value-type="float" office:value="108.545" calcext:value-type="float">
            <text:p>1.09E+02</text:p>
          </table:table-cell>
          <table:table-cell office:value-type="float" office:value="219.227" calcext:value-type="float">
            <text:p>2.19E+02</text:p>
          </table:table-cell>
          <table:table-cell table:formula="of:=[.C1264]+0.2" office:value-type="float" office:value="252.599999999994" calcext:value-type="float">
            <text:p>252.599999999994</text:p>
          </table:table-cell>
        </table:table-row>
        <table:table-row table:style-name="ro1">
          <table:table-cell office:value-type="float" office:value="108.581" calcext:value-type="float">
            <text:p>1.09E+02</text:p>
          </table:table-cell>
          <table:table-cell office:value-type="float" office:value="219.308" calcext:value-type="float">
            <text:p>2.19E+02</text:p>
          </table:table-cell>
          <table:table-cell table:formula="of:=[.C1265]+0.2" office:value-type="float" office:value="252.799999999994" calcext:value-type="float">
            <text:p>252.799999999994</text:p>
          </table:table-cell>
        </table:table-row>
        <table:table-row table:style-name="ro1">
          <table:table-cell office:value-type="float" office:value="108.616" calcext:value-type="float">
            <text:p>1.09E+02</text:p>
          </table:table-cell>
          <table:table-cell office:value-type="float" office:value="219.388" calcext:value-type="float">
            <text:p>2.19E+02</text:p>
          </table:table-cell>
          <table:table-cell table:formula="of:=[.C1266]+0.2" office:value-type="float" office:value="252.999999999994" calcext:value-type="float">
            <text:p>252.999999999994</text:p>
          </table:table-cell>
        </table:table-row>
        <table:table-row table:style-name="ro1">
          <table:table-cell office:value-type="float" office:value="108.652" calcext:value-type="float">
            <text:p>1.09E+02</text:p>
          </table:table-cell>
          <table:table-cell office:value-type="float" office:value="219.467" calcext:value-type="float">
            <text:p>2.19E+02</text:p>
          </table:table-cell>
          <table:table-cell table:formula="of:=[.C1267]+0.2" office:value-type="float" office:value="253.199999999994" calcext:value-type="float">
            <text:p>253.199999999994</text:p>
          </table:table-cell>
        </table:table-row>
        <table:table-row table:style-name="ro1">
          <table:table-cell office:value-type="float" office:value="108.687" calcext:value-type="float">
            <text:p>1.09E+02</text:p>
          </table:table-cell>
          <table:table-cell office:value-type="float" office:value="219.547" calcext:value-type="float">
            <text:p>2.20E+02</text:p>
          </table:table-cell>
          <table:table-cell table:formula="of:=[.C1268]+0.2" office:value-type="float" office:value="253.399999999994" calcext:value-type="float">
            <text:p>253.399999999994</text:p>
          </table:table-cell>
        </table:table-row>
        <table:table-row table:style-name="ro1">
          <table:table-cell office:value-type="float" office:value="108.722" calcext:value-type="float">
            <text:p>1.09E+02</text:p>
          </table:table-cell>
          <table:table-cell office:value-type="float" office:value="219.626" calcext:value-type="float">
            <text:p>2.20E+02</text:p>
          </table:table-cell>
          <table:table-cell table:formula="of:=[.C1269]+0.2" office:value-type="float" office:value="253.599999999994" calcext:value-type="float">
            <text:p>253.599999999994</text:p>
          </table:table-cell>
        </table:table-row>
        <table:table-row table:style-name="ro1">
          <table:table-cell office:value-type="float" office:value="108.757" calcext:value-type="float">
            <text:p>1.09E+02</text:p>
          </table:table-cell>
          <table:table-cell office:value-type="float" office:value="219.705" calcext:value-type="float">
            <text:p>2.20E+02</text:p>
          </table:table-cell>
          <table:table-cell table:formula="of:=[.C1270]+0.2" office:value-type="float" office:value="253.799999999994" calcext:value-type="float">
            <text:p>253.799999999994</text:p>
          </table:table-cell>
        </table:table-row>
        <table:table-row table:style-name="ro1">
          <table:table-cell office:value-type="float" office:value="108.792" calcext:value-type="float">
            <text:p>1.09E+02</text:p>
          </table:table-cell>
          <table:table-cell office:value-type="float" office:value="219.783" calcext:value-type="float">
            <text:p>2.20E+02</text:p>
          </table:table-cell>
          <table:table-cell table:formula="of:=[.C1271]+0.2" office:value-type="float" office:value="253.999999999994" calcext:value-type="float">
            <text:p>253.999999999994</text:p>
          </table:table-cell>
        </table:table-row>
        <table:table-row table:style-name="ro1">
          <table:table-cell office:value-type="float" office:value="108.827" calcext:value-type="float">
            <text:p>1.09E+02</text:p>
          </table:table-cell>
          <table:table-cell office:value-type="float" office:value="219.862" calcext:value-type="float">
            <text:p>2.20E+02</text:p>
          </table:table-cell>
          <table:table-cell table:formula="of:=[.C1272]+0.2" office:value-type="float" office:value="254.199999999994" calcext:value-type="float">
            <text:p>254.199999999994</text:p>
          </table:table-cell>
        </table:table-row>
        <table:table-row table:style-name="ro1">
          <table:table-cell office:value-type="float" office:value="108.862" calcext:value-type="float">
            <text:p>1.09E+02</text:p>
          </table:table-cell>
          <table:table-cell office:value-type="float" office:value="219.94" calcext:value-type="float">
            <text:p>2.20E+02</text:p>
          </table:table-cell>
          <table:table-cell table:formula="of:=[.C1273]+0.2" office:value-type="float" office:value="254.399999999994" calcext:value-type="float">
            <text:p>254.399999999994</text:p>
          </table:table-cell>
        </table:table-row>
        <table:table-row table:style-name="ro1">
          <table:table-cell office:value-type="float" office:value="108.896" calcext:value-type="float">
            <text:p>1.09E+02</text:p>
          </table:table-cell>
          <table:table-cell office:value-type="float" office:value="220.018" calcext:value-type="float">
            <text:p>2.20E+02</text:p>
          </table:table-cell>
          <table:table-cell table:formula="of:=[.C1274]+0.2" office:value-type="float" office:value="254.599999999994" calcext:value-type="float">
            <text:p>254.599999999994</text:p>
          </table:table-cell>
        </table:table-row>
        <table:table-row table:style-name="ro1">
          <table:table-cell office:value-type="float" office:value="108.931" calcext:value-type="float">
            <text:p>1.09E+02</text:p>
          </table:table-cell>
          <table:table-cell office:value-type="float" office:value="220.095" calcext:value-type="float">
            <text:p>2.20E+02</text:p>
          </table:table-cell>
          <table:table-cell table:formula="of:=[.C1275]+0.2" office:value-type="float" office:value="254.799999999994" calcext:value-type="float">
            <text:p>254.799999999994</text:p>
          </table:table-cell>
        </table:table-row>
        <table:table-row table:style-name="ro1">
          <table:table-cell office:value-type="float" office:value="108.965" calcext:value-type="float">
            <text:p>1.09E+02</text:p>
          </table:table-cell>
          <table:table-cell office:value-type="float" office:value="220.173" calcext:value-type="float">
            <text:p>2.20E+02</text:p>
          </table:table-cell>
          <table:table-cell table:formula="of:=[.C1276]+0.2" office:value-type="float" office:value="254.999999999994" calcext:value-type="float">
            <text:p>254.999999999994</text:p>
          </table:table-cell>
        </table:table-row>
        <table:table-row table:style-name="ro1">
          <table:table-cell office:value-type="float" office:value="109" calcext:value-type="float">
            <text:p>1.09E+02</text:p>
          </table:table-cell>
          <table:table-cell office:value-type="float" office:value="220.25" calcext:value-type="float">
            <text:p>2.20E+02</text:p>
          </table:table-cell>
          <table:table-cell table:formula="of:=[.C1277]+0.2" office:value-type="float" office:value="255.199999999994" calcext:value-type="float">
            <text:p>255.199999999994</text:p>
          </table:table-cell>
        </table:table-row>
        <table:table-row table:style-name="ro1">
          <table:table-cell office:value-type="float" office:value="109.034" calcext:value-type="float">
            <text:p>1.09E+02</text:p>
          </table:table-cell>
          <table:table-cell office:value-type="float" office:value="220.327" calcext:value-type="float">
            <text:p>2.20E+02</text:p>
          </table:table-cell>
          <table:table-cell table:formula="of:=[.C1278]+0.2" office:value-type="float" office:value="255.399999999994" calcext:value-type="float">
            <text:p>255.399999999994</text:p>
          </table:table-cell>
        </table:table-row>
        <table:table-row table:style-name="ro1">
          <table:table-cell office:value-type="float" office:value="109.068" calcext:value-type="float">
            <text:p>1.09E+02</text:p>
          </table:table-cell>
          <table:table-cell office:value-type="float" office:value="220.403" calcext:value-type="float">
            <text:p>2.20E+02</text:p>
          </table:table-cell>
          <table:table-cell table:formula="of:=[.C1279]+0.2" office:value-type="float" office:value="255.599999999994" calcext:value-type="float">
            <text:p>255.599999999994</text:p>
          </table:table-cell>
        </table:table-row>
        <table:table-row table:style-name="ro1">
          <table:table-cell office:value-type="float" office:value="109.102" calcext:value-type="float">
            <text:p>1.09E+02</text:p>
          </table:table-cell>
          <table:table-cell office:value-type="float" office:value="220.48" calcext:value-type="float">
            <text:p>2.20E+02</text:p>
          </table:table-cell>
          <table:table-cell table:formula="of:=[.C1280]+0.2" office:value-type="float" office:value="255.799999999994" calcext:value-type="float">
            <text:p>255.799999999994</text:p>
          </table:table-cell>
        </table:table-row>
        <table:table-row table:style-name="ro1">
          <table:table-cell office:value-type="float" office:value="109.136" calcext:value-type="float">
            <text:p>1.09E+02</text:p>
          </table:table-cell>
          <table:table-cell office:value-type="float" office:value="220.556" calcext:value-type="float">
            <text:p>2.21E+02</text:p>
          </table:table-cell>
          <table:table-cell table:formula="of:=[.C1281]+0.2" office:value-type="float" office:value="255.999999999994" calcext:value-type="float">
            <text:p>255.999999999994</text:p>
          </table:table-cell>
        </table:table-row>
        <table:table-row table:style-name="ro1">
          <table:table-cell office:value-type="float" office:value="109.169" calcext:value-type="float">
            <text:p>1.09E+02</text:p>
          </table:table-cell>
          <table:table-cell office:value-type="float" office:value="220.632" calcext:value-type="float">
            <text:p>2.21E+02</text:p>
          </table:table-cell>
          <table:table-cell table:formula="of:=[.C1282]+0.2" office:value-type="float" office:value="256.199999999994" calcext:value-type="float">
            <text:p>256.199999999994</text:p>
          </table:table-cell>
        </table:table-row>
        <table:table-row table:style-name="ro1">
          <table:table-cell office:value-type="float" office:value="109.203" calcext:value-type="float">
            <text:p>1.09E+02</text:p>
          </table:table-cell>
          <table:table-cell office:value-type="float" office:value="220.708" calcext:value-type="float">
            <text:p>2.21E+02</text:p>
          </table:table-cell>
          <table:table-cell table:formula="of:=[.C1283]+0.2" office:value-type="float" office:value="256.399999999994" calcext:value-type="float">
            <text:p>256.399999999994</text:p>
          </table:table-cell>
        </table:table-row>
        <table:table-row table:style-name="ro1">
          <table:table-cell office:value-type="float" office:value="109.236" calcext:value-type="float">
            <text:p>1.09E+02</text:p>
          </table:table-cell>
          <table:table-cell office:value-type="float" office:value="220.783" calcext:value-type="float">
            <text:p>2.21E+02</text:p>
          </table:table-cell>
          <table:table-cell table:formula="of:=[.C1284]+0.2" office:value-type="float" office:value="256.599999999994" calcext:value-type="float">
            <text:p>256.599999999994</text:p>
          </table:table-cell>
        </table:table-row>
        <table:table-row table:style-name="ro1">
          <table:table-cell office:value-type="float" office:value="109.27" calcext:value-type="float">
            <text:p>1.09E+02</text:p>
          </table:table-cell>
          <table:table-cell office:value-type="float" office:value="220.858" calcext:value-type="float">
            <text:p>2.21E+02</text:p>
          </table:table-cell>
          <table:table-cell table:formula="of:=[.C1285]+0.2" office:value-type="float" office:value="256.799999999994" calcext:value-type="float">
            <text:p>256.799999999994</text:p>
          </table:table-cell>
        </table:table-row>
        <table:table-row table:style-name="ro1">
          <table:table-cell office:value-type="float" office:value="109.303" calcext:value-type="float">
            <text:p>1.09E+02</text:p>
          </table:table-cell>
          <table:table-cell office:value-type="float" office:value="220.933" calcext:value-type="float">
            <text:p>2.21E+02</text:p>
          </table:table-cell>
          <table:table-cell table:formula="of:=[.C1286]+0.2" office:value-type="float" office:value="256.999999999994" calcext:value-type="float">
            <text:p>256.999999999994</text:p>
          </table:table-cell>
        </table:table-row>
        <table:table-row table:style-name="ro1">
          <table:table-cell office:value-type="float" office:value="109.336" calcext:value-type="float">
            <text:p>1.09E+02</text:p>
          </table:table-cell>
          <table:table-cell office:value-type="float" office:value="221.008" calcext:value-type="float">
            <text:p>2.21E+02</text:p>
          </table:table-cell>
          <table:table-cell table:formula="of:=[.C1287]+0.2" office:value-type="float" office:value="257.199999999994" calcext:value-type="float">
            <text:p>257.199999999994</text:p>
          </table:table-cell>
        </table:table-row>
        <table:table-row table:style-name="ro1">
          <table:table-cell office:value-type="float" office:value="109.369" calcext:value-type="float">
            <text:p>1.09E+02</text:p>
          </table:table-cell>
          <table:table-cell office:value-type="float" office:value="221.082" calcext:value-type="float">
            <text:p>2.21E+02</text:p>
          </table:table-cell>
          <table:table-cell table:formula="of:=[.C1288]+0.2" office:value-type="float" office:value="257.399999999994" calcext:value-type="float">
            <text:p>257.399999999994</text:p>
          </table:table-cell>
        </table:table-row>
        <table:table-row table:style-name="ro1">
          <table:table-cell office:value-type="float" office:value="109.402" calcext:value-type="float">
            <text:p>1.09E+02</text:p>
          </table:table-cell>
          <table:table-cell office:value-type="float" office:value="221.156" calcext:value-type="float">
            <text:p>2.21E+02</text:p>
          </table:table-cell>
          <table:table-cell table:formula="of:=[.C1289]+0.2" office:value-type="float" office:value="257.599999999994" calcext:value-type="float">
            <text:p>257.599999999994</text:p>
          </table:table-cell>
        </table:table-row>
        <table:table-row table:style-name="ro1">
          <table:table-cell office:value-type="float" office:value="109.435" calcext:value-type="float">
            <text:p>1.09E+02</text:p>
          </table:table-cell>
          <table:table-cell office:value-type="float" office:value="221.23" calcext:value-type="float">
            <text:p>2.21E+02</text:p>
          </table:table-cell>
          <table:table-cell table:formula="of:=[.C1290]+0.2" office:value-type="float" office:value="257.799999999994" calcext:value-type="float">
            <text:p>257.799999999994</text:p>
          </table:table-cell>
        </table:table-row>
        <table:table-row table:style-name="ro1">
          <table:table-cell office:value-type="float" office:value="109.468" calcext:value-type="float">
            <text:p>1.09E+02</text:p>
          </table:table-cell>
          <table:table-cell office:value-type="float" office:value="221.304" calcext:value-type="float">
            <text:p>2.21E+02</text:p>
          </table:table-cell>
          <table:table-cell table:formula="of:=[.C1291]+0.2" office:value-type="float" office:value="257.999999999994" calcext:value-type="float">
            <text:p>257.999999999994</text:p>
          </table:table-cell>
        </table:table-row>
        <table:table-row table:style-name="ro1">
          <table:table-cell office:value-type="float" office:value="109.5" calcext:value-type="float">
            <text:p>1.10E+02</text:p>
          </table:table-cell>
          <table:table-cell office:value-type="float" office:value="221.377" calcext:value-type="float">
            <text:p>2.21E+02</text:p>
          </table:table-cell>
          <table:table-cell table:formula="of:=[.C1292]+0.2" office:value-type="float" office:value="258.199999999994" calcext:value-type="float">
            <text:p>258.199999999994</text:p>
          </table:table-cell>
        </table:table-row>
        <table:table-row table:style-name="ro1">
          <table:table-cell office:value-type="float" office:value="109.533" calcext:value-type="float">
            <text:p>1.10E+02</text:p>
          </table:table-cell>
          <table:table-cell office:value-type="float" office:value="221.45" calcext:value-type="float">
            <text:p>2.21E+02</text:p>
          </table:table-cell>
          <table:table-cell table:formula="of:=[.C1293]+0.2" office:value-type="float" office:value="258.399999999994" calcext:value-type="float">
            <text:p>258.399999999994</text:p>
          </table:table-cell>
        </table:table-row>
        <table:table-row table:style-name="ro1">
          <table:table-cell office:value-type="float" office:value="109.565" calcext:value-type="float">
            <text:p>1.10E+02</text:p>
          </table:table-cell>
          <table:table-cell office:value-type="float" office:value="221.523" calcext:value-type="float">
            <text:p>2.22E+02</text:p>
          </table:table-cell>
          <table:table-cell table:formula="of:=[.C1294]+0.2" office:value-type="float" office:value="258.599999999994" calcext:value-type="float">
            <text:p>258.599999999994</text:p>
          </table:table-cell>
        </table:table-row>
        <table:table-row table:style-name="ro1">
          <table:table-cell office:value-type="float" office:value="109.598" calcext:value-type="float">
            <text:p>1.10E+02</text:p>
          </table:table-cell>
          <table:table-cell office:value-type="float" office:value="221.596" calcext:value-type="float">
            <text:p>2.22E+02</text:p>
          </table:table-cell>
          <table:table-cell table:formula="of:=[.C1295]+0.2" office:value-type="float" office:value="258.799999999994" calcext:value-type="float">
            <text:p>258.799999999994</text:p>
          </table:table-cell>
        </table:table-row>
        <table:table-row table:style-name="ro1">
          <table:table-cell office:value-type="float" office:value="109.63" calcext:value-type="float">
            <text:p>1.10E+02</text:p>
          </table:table-cell>
          <table:table-cell office:value-type="float" office:value="221.668" calcext:value-type="float">
            <text:p>2.22E+02</text:p>
          </table:table-cell>
          <table:table-cell table:formula="of:=[.C1296]+0.2" office:value-type="float" office:value="258.999999999994" calcext:value-type="float">
            <text:p>258.999999999994</text:p>
          </table:table-cell>
        </table:table-row>
        <table:table-row table:style-name="ro1">
          <table:table-cell office:value-type="float" office:value="109.662" calcext:value-type="float">
            <text:p>1.10E+02</text:p>
          </table:table-cell>
          <table:table-cell office:value-type="float" office:value="221.74" calcext:value-type="float">
            <text:p>2.22E+02</text:p>
          </table:table-cell>
          <table:table-cell table:formula="of:=[.C1297]+0.2" office:value-type="float" office:value="259.199999999994" calcext:value-type="float">
            <text:p>259.199999999994</text:p>
          </table:table-cell>
        </table:table-row>
        <table:table-row table:style-name="ro1">
          <table:table-cell office:value-type="float" office:value="109.694" calcext:value-type="float">
            <text:p>1.10E+02</text:p>
          </table:table-cell>
          <table:table-cell office:value-type="float" office:value="221.812" calcext:value-type="float">
            <text:p>2.22E+02</text:p>
          </table:table-cell>
          <table:table-cell table:formula="of:=[.C1298]+0.2" office:value-type="float" office:value="259.399999999994" calcext:value-type="float">
            <text:p>259.399999999994</text:p>
          </table:table-cell>
        </table:table-row>
        <table:table-row table:style-name="ro1">
          <table:table-cell office:value-type="float" office:value="109.726" calcext:value-type="float">
            <text:p>1.10E+02</text:p>
          </table:table-cell>
          <table:table-cell office:value-type="float" office:value="221.884" calcext:value-type="float">
            <text:p>2.22E+02</text:p>
          </table:table-cell>
          <table:table-cell table:formula="of:=[.C1299]+0.2" office:value-type="float" office:value="259.599999999994" calcext:value-type="float">
            <text:p>259.599999999994</text:p>
          </table:table-cell>
        </table:table-row>
        <table:table-row table:style-name="ro1">
          <table:table-cell office:value-type="float" office:value="109.757" calcext:value-type="float">
            <text:p>1.10E+02</text:p>
          </table:table-cell>
          <table:table-cell office:value-type="float" office:value="221.955" calcext:value-type="float">
            <text:p>2.22E+02</text:p>
          </table:table-cell>
          <table:table-cell table:formula="of:=[.C1300]+0.2" office:value-type="float" office:value="259.799999999994" calcext:value-type="float">
            <text:p>259.799999999994</text:p>
          </table:table-cell>
        </table:table-row>
        <table:table-row table:style-name="ro1">
          <table:table-cell office:value-type="float" office:value="109.789" calcext:value-type="float">
            <text:p>1.10E+02</text:p>
          </table:table-cell>
          <table:table-cell office:value-type="float" office:value="222.026" calcext:value-type="float">
            <text:p>2.22E+02</text:p>
          </table:table-cell>
          <table:table-cell table:formula="of:=[.C1301]+0.2" office:value-type="float" office:value="259.999999999994" calcext:value-type="float">
            <text:p>259.999999999994</text:p>
          </table:table-cell>
        </table:table-row>
        <table:table-row table:style-name="ro1">
          <table:table-cell office:value-type="float" office:value="109.821" calcext:value-type="float">
            <text:p>1.10E+02</text:p>
          </table:table-cell>
          <table:table-cell office:value-type="float" office:value="222.097" calcext:value-type="float">
            <text:p>2.22E+02</text:p>
          </table:table-cell>
          <table:table-cell table:formula="of:=[.C1302]+0.2" office:value-type="float" office:value="260.199999999994" calcext:value-type="float">
            <text:p>260.199999999994</text:p>
          </table:table-cell>
        </table:table-row>
        <table:table-row table:style-name="ro1">
          <table:table-cell office:value-type="float" office:value="109.852" calcext:value-type="float">
            <text:p>1.10E+02</text:p>
          </table:table-cell>
          <table:table-cell office:value-type="float" office:value="222.168" calcext:value-type="float">
            <text:p>2.22E+02</text:p>
          </table:table-cell>
          <table:table-cell table:formula="of:=[.C1303]+0.2" office:value-type="float" office:value="260.399999999994" calcext:value-type="float">
            <text:p>260.399999999994</text:p>
          </table:table-cell>
        </table:table-row>
        <table:table-row table:style-name="ro1">
          <table:table-cell office:value-type="float" office:value="109.883" calcext:value-type="float">
            <text:p>1.10E+02</text:p>
          </table:table-cell>
          <table:table-cell office:value-type="float" office:value="222.238" calcext:value-type="float">
            <text:p>2.22E+02</text:p>
          </table:table-cell>
          <table:table-cell table:formula="of:=[.C1304]+0.2" office:value-type="float" office:value="260.599999999994" calcext:value-type="float">
            <text:p>260.599999999994</text:p>
          </table:table-cell>
        </table:table-row>
        <table:table-row table:style-name="ro1">
          <table:table-cell office:value-type="float" office:value="109.915" calcext:value-type="float">
            <text:p>1.10E+02</text:p>
          </table:table-cell>
          <table:table-cell office:value-type="float" office:value="222.309" calcext:value-type="float">
            <text:p>2.22E+02</text:p>
          </table:table-cell>
          <table:table-cell table:formula="of:=[.C1305]+0.2" office:value-type="float" office:value="260.799999999994" calcext:value-type="float">
            <text:p>260.799999999994</text:p>
          </table:table-cell>
        </table:table-row>
        <table:table-row table:style-name="ro1">
          <table:table-cell office:value-type="float" office:value="109.946" calcext:value-type="float">
            <text:p>1.10E+02</text:p>
          </table:table-cell>
          <table:table-cell office:value-type="float" office:value="222.379" calcext:value-type="float">
            <text:p>2.22E+02</text:p>
          </table:table-cell>
          <table:table-cell table:formula="of:=[.C1306]+0.2" office:value-type="float" office:value="260.999999999994" calcext:value-type="float">
            <text:p>260.999999999994</text:p>
          </table:table-cell>
        </table:table-row>
        <table:table-row table:style-name="ro1">
          <table:table-cell office:value-type="float" office:value="109.977" calcext:value-type="float">
            <text:p>1.10E+02</text:p>
          </table:table-cell>
          <table:table-cell office:value-type="float" office:value="222.448" calcext:value-type="float">
            <text:p>2.22E+02</text:p>
          </table:table-cell>
          <table:table-cell table:formula="of:=[.C1307]+0.2" office:value-type="float" office:value="261.199999999994" calcext:value-type="float">
            <text:p>261.199999999994</text:p>
          </table:table-cell>
        </table:table-row>
        <table:table-row table:style-name="ro1">
          <table:table-cell office:value-type="float" office:value="110.007" calcext:value-type="float">
            <text:p>1.10E+02</text:p>
          </table:table-cell>
          <table:table-cell office:value-type="float" office:value="222.518" calcext:value-type="float">
            <text:p>2.23E+02</text:p>
          </table:table-cell>
          <table:table-cell table:formula="of:=[.C1308]+0.2" office:value-type="float" office:value="261.399999999994" calcext:value-type="float">
            <text:p>261.399999999994</text:p>
          </table:table-cell>
        </table:table-row>
        <table:table-row table:style-name="ro1">
          <table:table-cell office:value-type="float" office:value="110.038" calcext:value-type="float">
            <text:p>1.10E+02</text:p>
          </table:table-cell>
          <table:table-cell office:value-type="float" office:value="222.587" calcext:value-type="float">
            <text:p>2.23E+02</text:p>
          </table:table-cell>
          <table:table-cell table:formula="of:=[.C1309]+0.2" office:value-type="float" office:value="261.599999999994" calcext:value-type="float">
            <text:p>261.599999999994</text:p>
          </table:table-cell>
        </table:table-row>
        <table:table-row table:style-name="ro1">
          <table:table-cell office:value-type="float" office:value="110.069" calcext:value-type="float">
            <text:p>1.10E+02</text:p>
          </table:table-cell>
          <table:table-cell office:value-type="float" office:value="222.656" calcext:value-type="float">
            <text:p>2.23E+02</text:p>
          </table:table-cell>
          <table:table-cell table:formula="of:=[.C1310]+0.2" office:value-type="float" office:value="261.799999999994" calcext:value-type="float">
            <text:p>261.799999999994</text:p>
          </table:table-cell>
        </table:table-row>
        <table:table-row table:style-name="ro1">
          <table:table-cell office:value-type="float" office:value="110.099" calcext:value-type="float">
            <text:p>1.10E+02</text:p>
          </table:table-cell>
          <table:table-cell office:value-type="float" office:value="222.724" calcext:value-type="float">
            <text:p>2.23E+02</text:p>
          </table:table-cell>
          <table:table-cell table:formula="of:=[.C1311]+0.2" office:value-type="float" office:value="261.999999999994" calcext:value-type="float">
            <text:p>261.999999999994</text:p>
          </table:table-cell>
        </table:table-row>
        <table:table-row table:style-name="ro1">
          <table:table-cell office:value-type="float" office:value="110.13" calcext:value-type="float">
            <text:p>1.10E+02</text:p>
          </table:table-cell>
          <table:table-cell office:value-type="float" office:value="222.793" calcext:value-type="float">
            <text:p>2.23E+02</text:p>
          </table:table-cell>
          <table:table-cell table:formula="of:=[.C1312]+0.2" office:value-type="float" office:value="262.199999999994" calcext:value-type="float">
            <text:p>262.199999999994</text:p>
          </table:table-cell>
        </table:table-row>
        <table:table-row table:style-name="ro1">
          <table:table-cell office:value-type="float" office:value="110.16" calcext:value-type="float">
            <text:p>1.10E+02</text:p>
          </table:table-cell>
          <table:table-cell office:value-type="float" office:value="222.861" calcext:value-type="float">
            <text:p>2.23E+02</text:p>
          </table:table-cell>
          <table:table-cell table:formula="of:=[.C1313]+0.2" office:value-type="float" office:value="262.399999999994" calcext:value-type="float">
            <text:p>262.399999999994</text:p>
          </table:table-cell>
        </table:table-row>
        <table:table-row table:style-name="ro1">
          <table:table-cell office:value-type="float" office:value="110.19" calcext:value-type="float">
            <text:p>1.10E+02</text:p>
          </table:table-cell>
          <table:table-cell office:value-type="float" office:value="222.929" calcext:value-type="float">
            <text:p>2.23E+02</text:p>
          </table:table-cell>
          <table:table-cell table:formula="of:=[.C1314]+0.2" office:value-type="float" office:value="262.599999999994" calcext:value-type="float">
            <text:p>262.599999999994</text:p>
          </table:table-cell>
        </table:table-row>
        <table:table-row table:style-name="ro1">
          <table:table-cell office:value-type="float" office:value="110.22" calcext:value-type="float">
            <text:p>1.10E+02</text:p>
          </table:table-cell>
          <table:table-cell office:value-type="float" office:value="222.997" calcext:value-type="float">
            <text:p>2.23E+02</text:p>
          </table:table-cell>
          <table:table-cell table:formula="of:=[.C1315]+0.2" office:value-type="float" office:value="262.799999999994" calcext:value-type="float">
            <text:p>262.799999999994</text:p>
          </table:table-cell>
        </table:table-row>
        <table:table-row table:style-name="ro1">
          <table:table-cell office:value-type="float" office:value="110.25" calcext:value-type="float">
            <text:p>1.10E+02</text:p>
          </table:table-cell>
          <table:table-cell office:value-type="float" office:value="223.064" calcext:value-type="float">
            <text:p>2.23E+02</text:p>
          </table:table-cell>
          <table:table-cell table:formula="of:=[.C1316]+0.2" office:value-type="float" office:value="262.999999999994" calcext:value-type="float">
            <text:p>262.999999999994</text:p>
          </table:table-cell>
        </table:table-row>
        <table:table-row table:style-name="ro1">
          <table:table-cell office:value-type="float" office:value="110.28" calcext:value-type="float">
            <text:p>1.10E+02</text:p>
          </table:table-cell>
          <table:table-cell office:value-type="float" office:value="223.132" calcext:value-type="float">
            <text:p>2.23E+02</text:p>
          </table:table-cell>
          <table:table-cell table:formula="of:=[.C1317]+0.2" office:value-type="float" office:value="263.199999999994" calcext:value-type="float">
            <text:p>263.199999999994</text:p>
          </table:table-cell>
        </table:table-row>
        <table:table-row table:style-name="ro1">
          <table:table-cell office:value-type="float" office:value="110.31" calcext:value-type="float">
            <text:p>1.10E+02</text:p>
          </table:table-cell>
          <table:table-cell office:value-type="float" office:value="223.198" calcext:value-type="float">
            <text:p>2.23E+02</text:p>
          </table:table-cell>
          <table:table-cell table:formula="of:=[.C1318]+0.2" office:value-type="float" office:value="263.399999999994" calcext:value-type="float">
            <text:p>263.399999999994</text:p>
          </table:table-cell>
        </table:table-row>
        <table:table-row table:style-name="ro1">
          <table:table-cell office:value-type="float" office:value="110.34" calcext:value-type="float">
            <text:p>1.10E+02</text:p>
          </table:table-cell>
          <table:table-cell office:value-type="float" office:value="223.265" calcext:value-type="float">
            <text:p>2.23E+02</text:p>
          </table:table-cell>
          <table:table-cell table:formula="of:=[.C1319]+0.2" office:value-type="float" office:value="263.599999999994" calcext:value-type="float">
            <text:p>263.599999999994</text:p>
          </table:table-cell>
        </table:table-row>
        <table:table-row table:style-name="ro1">
          <table:table-cell office:value-type="float" office:value="110.369" calcext:value-type="float">
            <text:p>1.10E+02</text:p>
          </table:table-cell>
          <table:table-cell office:value-type="float" office:value="223.332" calcext:value-type="float">
            <text:p>2.23E+02</text:p>
          </table:table-cell>
          <table:table-cell table:formula="of:=[.C1320]+0.2" office:value-type="float" office:value="263.799999999994" calcext:value-type="float">
            <text:p>263.799999999994</text:p>
          </table:table-cell>
        </table:table-row>
        <table:table-row table:style-name="ro1">
          <table:table-cell office:value-type="float" office:value="110.399" calcext:value-type="float">
            <text:p>1.10E+02</text:p>
          </table:table-cell>
          <table:table-cell office:value-type="float" office:value="223.398" calcext:value-type="float">
            <text:p>2.23E+02</text:p>
          </table:table-cell>
          <table:table-cell table:formula="of:=[.C1321]+0.2" office:value-type="float" office:value="263.999999999994" calcext:value-type="float">
            <text:p>263.999999999994</text:p>
          </table:table-cell>
        </table:table-row>
        <table:table-row table:style-name="ro1">
          <table:table-cell office:value-type="float" office:value="110.428" calcext:value-type="float">
            <text:p>1.10E+02</text:p>
          </table:table-cell>
          <table:table-cell office:value-type="float" office:value="223.464" calcext:value-type="float">
            <text:p>2.23E+02</text:p>
          </table:table-cell>
          <table:table-cell table:formula="of:=[.C1322]+0.2" office:value-type="float" office:value="264.199999999994" calcext:value-type="float">
            <text:p>264.199999999994</text:p>
          </table:table-cell>
        </table:table-row>
        <table:table-row table:style-name="ro1">
          <table:table-cell office:value-type="float" office:value="110.457" calcext:value-type="float">
            <text:p>1.10E+02</text:p>
          </table:table-cell>
          <table:table-cell office:value-type="float" office:value="223.53" calcext:value-type="float">
            <text:p>2.24E+02</text:p>
          </table:table-cell>
          <table:table-cell table:formula="of:=[.C1323]+0.2" office:value-type="float" office:value="264.399999999994" calcext:value-type="float">
            <text:p>264.399999999994</text:p>
          </table:table-cell>
        </table:table-row>
        <table:table-row table:style-name="ro1">
          <table:table-cell office:value-type="float" office:value="110.486" calcext:value-type="float">
            <text:p>1.10E+02</text:p>
          </table:table-cell>
          <table:table-cell office:value-type="float" office:value="223.595" calcext:value-type="float">
            <text:p>2.24E+02</text:p>
          </table:table-cell>
          <table:table-cell table:formula="of:=[.C1324]+0.2" office:value-type="float" office:value="264.599999999994" calcext:value-type="float">
            <text:p>264.599999999994</text:p>
          </table:table-cell>
        </table:table-row>
        <table:table-row table:style-name="ro1">
          <table:table-cell office:value-type="float" office:value="110.515" calcext:value-type="float">
            <text:p>1.11E+02</text:p>
          </table:table-cell>
          <table:table-cell office:value-type="float" office:value="223.661" calcext:value-type="float">
            <text:p>2.24E+02</text:p>
          </table:table-cell>
          <table:table-cell table:formula="of:=[.C1325]+0.2" office:value-type="float" office:value="264.799999999994" calcext:value-type="float">
            <text:p>264.799999999994</text:p>
          </table:table-cell>
        </table:table-row>
        <table:table-row table:style-name="ro1">
          <table:table-cell office:value-type="float" office:value="110.544" calcext:value-type="float">
            <text:p>1.11E+02</text:p>
          </table:table-cell>
          <table:table-cell office:value-type="float" office:value="223.726" calcext:value-type="float">
            <text:p>2.24E+02</text:p>
          </table:table-cell>
          <table:table-cell table:formula="of:=[.C1326]+0.2" office:value-type="float" office:value="264.999999999993" calcext:value-type="float">
            <text:p>264.999999999993</text:p>
          </table:table-cell>
        </table:table-row>
        <table:table-row table:style-name="ro1">
          <table:table-cell office:value-type="float" office:value="110.573" calcext:value-type="float">
            <text:p>1.11E+02</text:p>
          </table:table-cell>
          <table:table-cell office:value-type="float" office:value="223.79" calcext:value-type="float">
            <text:p>2.24E+02</text:p>
          </table:table-cell>
          <table:table-cell table:formula="of:=[.C1327]+0.2" office:value-type="float" office:value="265.199999999994" calcext:value-type="float">
            <text:p>265.199999999994</text:p>
          </table:table-cell>
        </table:table-row>
        <table:table-row table:style-name="ro1">
          <table:table-cell office:value-type="float" office:value="110.602" calcext:value-type="float">
            <text:p>1.11E+02</text:p>
          </table:table-cell>
          <table:table-cell office:value-type="float" office:value="223.855" calcext:value-type="float">
            <text:p>2.24E+02</text:p>
          </table:table-cell>
          <table:table-cell table:formula="of:=[.C1328]+0.2" office:value-type="float" office:value="265.399999999993" calcext:value-type="float">
            <text:p>265.399999999993</text:p>
          </table:table-cell>
        </table:table-row>
        <table:table-row table:style-name="ro1">
          <table:table-cell office:value-type="float" office:value="110.63" calcext:value-type="float">
            <text:p>1.11E+02</text:p>
          </table:table-cell>
          <table:table-cell office:value-type="float" office:value="223.919" calcext:value-type="float">
            <text:p>2.24E+02</text:p>
          </table:table-cell>
          <table:table-cell table:formula="of:=[.C1329]+0.2" office:value-type="float" office:value="265.599999999993" calcext:value-type="float">
            <text:p>265.599999999993</text:p>
          </table:table-cell>
        </table:table-row>
        <table:table-row table:style-name="ro1">
          <table:table-cell office:value-type="float" office:value="110.659" calcext:value-type="float">
            <text:p>1.11E+02</text:p>
          </table:table-cell>
          <table:table-cell office:value-type="float" office:value="223.983" calcext:value-type="float">
            <text:p>2.24E+02</text:p>
          </table:table-cell>
          <table:table-cell table:formula="of:=[.C1330]+0.2" office:value-type="float" office:value="265.799999999993" calcext:value-type="float">
            <text:p>265.799999999993</text:p>
          </table:table-cell>
        </table:table-row>
        <table:table-row table:style-name="ro1">
          <table:table-cell office:value-type="float" office:value="110.687" calcext:value-type="float">
            <text:p>1.11E+02</text:p>
          </table:table-cell>
          <table:table-cell office:value-type="float" office:value="224.047" calcext:value-type="float">
            <text:p>2.24E+02</text:p>
          </table:table-cell>
          <table:table-cell table:formula="of:=[.C1331]+0.2" office:value-type="float" office:value="265.999999999993" calcext:value-type="float">
            <text:p>265.999999999993</text:p>
          </table:table-cell>
        </table:table-row>
        <table:table-row table:style-name="ro1">
          <table:table-cell office:value-type="float" office:value="110.716" calcext:value-type="float">
            <text:p>1.11E+02</text:p>
          </table:table-cell>
          <table:table-cell office:value-type="float" office:value="224.111" calcext:value-type="float">
            <text:p>2.24E+02</text:p>
          </table:table-cell>
          <table:table-cell table:formula="of:=[.C1332]+0.2" office:value-type="float" office:value="266.199999999993" calcext:value-type="float">
            <text:p>266.199999999993</text:p>
          </table:table-cell>
        </table:table-row>
        <table:table-row table:style-name="ro1">
          <table:table-cell office:value-type="float" office:value="110.744" calcext:value-type="float">
            <text:p>1.11E+02</text:p>
          </table:table-cell>
          <table:table-cell office:value-type="float" office:value="224.174" calcext:value-type="float">
            <text:p>2.24E+02</text:p>
          </table:table-cell>
          <table:table-cell table:formula="of:=[.C1333]+0.2" office:value-type="float" office:value="266.399999999993" calcext:value-type="float">
            <text:p>266.399999999993</text:p>
          </table:table-cell>
        </table:table-row>
        <table:table-row table:style-name="ro1">
          <table:table-cell office:value-type="float" office:value="110.772" calcext:value-type="float">
            <text:p>1.11E+02</text:p>
          </table:table-cell>
          <table:table-cell office:value-type="float" office:value="224.237" calcext:value-type="float">
            <text:p>2.24E+02</text:p>
          </table:table-cell>
          <table:table-cell table:formula="of:=[.C1334]+0.2" office:value-type="float" office:value="266.599999999993" calcext:value-type="float">
            <text:p>266.599999999993</text:p>
          </table:table-cell>
        </table:table-row>
        <table:table-row table:style-name="ro1">
          <table:table-cell office:value-type="float" office:value="110.8" calcext:value-type="float">
            <text:p>1.11E+02</text:p>
          </table:table-cell>
          <table:table-cell office:value-type="float" office:value="224.3" calcext:value-type="float">
            <text:p>2.24E+02</text:p>
          </table:table-cell>
          <table:table-cell table:formula="of:=[.C1335]+0.2" office:value-type="float" office:value="266.799999999993" calcext:value-type="float">
            <text:p>266.799999999993</text:p>
          </table:table-cell>
        </table:table-row>
        <table:table-row table:style-name="ro1">
          <table:table-cell office:value-type="float" office:value="110.828" calcext:value-type="float">
            <text:p>1.11E+02</text:p>
          </table:table-cell>
          <table:table-cell office:value-type="float" office:value="224.363" calcext:value-type="float">
            <text:p>2.24E+02</text:p>
          </table:table-cell>
          <table:table-cell table:formula="of:=[.C1336]+0.2" office:value-type="float" office:value="266.999999999993" calcext:value-type="float">
            <text:p>266.999999999993</text:p>
          </table:table-cell>
        </table:table-row>
        <table:table-row table:style-name="ro1">
          <table:table-cell office:value-type="float" office:value="110.855" calcext:value-type="float">
            <text:p>1.11E+02</text:p>
          </table:table-cell>
          <table:table-cell office:value-type="float" office:value="224.425" calcext:value-type="float">
            <text:p>2.24E+02</text:p>
          </table:table-cell>
          <table:table-cell table:formula="of:=[.C1337]+0.2" office:value-type="float" office:value="267.199999999993" calcext:value-type="float">
            <text:p>267.199999999993</text:p>
          </table:table-cell>
        </table:table-row>
        <table:table-row table:style-name="ro1">
          <table:table-cell office:value-type="float" office:value="110.883" calcext:value-type="float">
            <text:p>1.11E+02</text:p>
          </table:table-cell>
          <table:table-cell office:value-type="float" office:value="224.487" calcext:value-type="float">
            <text:p>2.24E+02</text:p>
          </table:table-cell>
          <table:table-cell table:formula="of:=[.C1338]+0.2" office:value-type="float" office:value="267.399999999993" calcext:value-type="float">
            <text:p>267.399999999993</text:p>
          </table:table-cell>
        </table:table-row>
        <table:table-row table:style-name="ro1">
          <table:table-cell office:value-type="float" office:value="110.91" calcext:value-type="float">
            <text:p>1.11E+02</text:p>
          </table:table-cell>
          <table:table-cell office:value-type="float" office:value="224.549" calcext:value-type="float">
            <text:p>2.25E+02</text:p>
          </table:table-cell>
          <table:table-cell table:formula="of:=[.C1339]+0.2" office:value-type="float" office:value="267.599999999993" calcext:value-type="float">
            <text:p>267.599999999993</text:p>
          </table:table-cell>
        </table:table-row>
        <table:table-row table:style-name="ro1">
          <table:table-cell office:value-type="float" office:value="110.938" calcext:value-type="float">
            <text:p>1.11E+02</text:p>
          </table:table-cell>
          <table:table-cell office:value-type="float" office:value="224.611" calcext:value-type="float">
            <text:p>2.25E+02</text:p>
          </table:table-cell>
          <table:table-cell table:formula="of:=[.C1340]+0.2" office:value-type="float" office:value="267.799999999993" calcext:value-type="float">
            <text:p>267.799999999993</text:p>
          </table:table-cell>
        </table:table-row>
        <table:table-row table:style-name="ro1">
          <table:table-cell office:value-type="float" office:value="110.965" calcext:value-type="float">
            <text:p>1.11E+02</text:p>
          </table:table-cell>
          <table:table-cell office:value-type="float" office:value="224.672" calcext:value-type="float">
            <text:p>2.25E+02</text:p>
          </table:table-cell>
          <table:table-cell table:formula="of:=[.C1341]+0.2" office:value-type="float" office:value="267.999999999993" calcext:value-type="float">
            <text:p>267.999999999993</text:p>
          </table:table-cell>
        </table:table-row>
        <table:table-row table:style-name="ro1">
          <table:table-cell office:value-type="float" office:value="110.992" calcext:value-type="float">
            <text:p>1.11E+02</text:p>
          </table:table-cell>
          <table:table-cell office:value-type="float" office:value="224.733" calcext:value-type="float">
            <text:p>2.25E+02</text:p>
          </table:table-cell>
          <table:table-cell table:formula="of:=[.C1342]+0.2" office:value-type="float" office:value="268.199999999993" calcext:value-type="float">
            <text:p>268.199999999993</text:p>
          </table:table-cell>
        </table:table-row>
        <table:table-row table:style-name="ro1">
          <table:table-cell office:value-type="float" office:value="111.019" calcext:value-type="float">
            <text:p>1.11E+02</text:p>
          </table:table-cell>
          <table:table-cell office:value-type="float" office:value="224.794" calcext:value-type="float">
            <text:p>2.25E+02</text:p>
          </table:table-cell>
          <table:table-cell table:formula="of:=[.C1343]+0.2" office:value-type="float" office:value="268.399999999993" calcext:value-type="float">
            <text:p>268.399999999993</text:p>
          </table:table-cell>
        </table:table-row>
        <table:table-row table:style-name="ro1">
          <table:table-cell office:value-type="float" office:value="111.046" calcext:value-type="float">
            <text:p>1.11E+02</text:p>
          </table:table-cell>
          <table:table-cell office:value-type="float" office:value="224.855" calcext:value-type="float">
            <text:p>2.25E+02</text:p>
          </table:table-cell>
          <table:table-cell table:formula="of:=[.C1344]+0.2" office:value-type="float" office:value="268.599999999993" calcext:value-type="float">
            <text:p>268.599999999993</text:p>
          </table:table-cell>
        </table:table-row>
        <table:table-row table:style-name="ro1">
          <table:table-cell office:value-type="float" office:value="111.073" calcext:value-type="float">
            <text:p>1.11E+02</text:p>
          </table:table-cell>
          <table:table-cell office:value-type="float" office:value="224.916" calcext:value-type="float">
            <text:p>2.25E+02</text:p>
          </table:table-cell>
          <table:table-cell table:formula="of:=[.C1345]+0.2" office:value-type="float" office:value="268.799999999993" calcext:value-type="float">
            <text:p>268.799999999993</text:p>
          </table:table-cell>
        </table:table-row>
        <table:table-row table:style-name="ro1">
          <table:table-cell office:value-type="float" office:value="111.1" calcext:value-type="float">
            <text:p>1.11E+02</text:p>
          </table:table-cell>
          <table:table-cell office:value-type="float" office:value="224.976" calcext:value-type="float">
            <text:p>2.25E+02</text:p>
          </table:table-cell>
          <table:table-cell table:formula="of:=[.C1346]+0.2" office:value-type="float" office:value="268.999999999993" calcext:value-type="float">
            <text:p>268.999999999993</text:p>
          </table:table-cell>
        </table:table-row>
        <table:table-row table:style-name="ro1">
          <table:table-cell office:value-type="float" office:value="111.127" calcext:value-type="float">
            <text:p>1.11E+02</text:p>
          </table:table-cell>
          <table:table-cell office:value-type="float" office:value="225.036" calcext:value-type="float">
            <text:p>2.25E+02</text:p>
          </table:table-cell>
          <table:table-cell table:formula="of:=[.C1347]+0.2" office:value-type="float" office:value="269.199999999993" calcext:value-type="float">
            <text:p>269.199999999993</text:p>
          </table:table-cell>
        </table:table-row>
        <table:table-row table:style-name="ro1">
          <table:table-cell office:value-type="float" office:value="111.153" calcext:value-type="float">
            <text:p>1.11E+02</text:p>
          </table:table-cell>
          <table:table-cell office:value-type="float" office:value="225.096" calcext:value-type="float">
            <text:p>2.25E+02</text:p>
          </table:table-cell>
          <table:table-cell table:formula="of:=[.C1348]+0.2" office:value-type="float" office:value="269.399999999993" calcext:value-type="float">
            <text:p>269.399999999993</text:p>
          </table:table-cell>
        </table:table-row>
        <table:table-row table:style-name="ro1">
          <table:table-cell office:value-type="float" office:value="111.18" calcext:value-type="float">
            <text:p>1.11E+02</text:p>
          </table:table-cell>
          <table:table-cell office:value-type="float" office:value="225.155" calcext:value-type="float">
            <text:p>2.25E+02</text:p>
          </table:table-cell>
          <table:table-cell table:formula="of:=[.C1349]+0.2" office:value-type="float" office:value="269.599999999993" calcext:value-type="float">
            <text:p>269.599999999993</text:p>
          </table:table-cell>
        </table:table-row>
        <table:table-row table:style-name="ro1">
          <table:table-cell office:value-type="float" office:value="111.206" calcext:value-type="float">
            <text:p>1.11E+02</text:p>
          </table:table-cell>
          <table:table-cell office:value-type="float" office:value="225.214" calcext:value-type="float">
            <text:p>2.25E+02</text:p>
          </table:table-cell>
          <table:table-cell table:formula="of:=[.C1350]+0.2" office:value-type="float" office:value="269.799999999993" calcext:value-type="float">
            <text:p>269.799999999993</text:p>
          </table:table-cell>
        </table:table-row>
        <table:table-row table:style-name="ro1">
          <table:table-cell office:value-type="float" office:value="111.232" calcext:value-type="float">
            <text:p>1.11E+02</text:p>
          </table:table-cell>
          <table:table-cell office:value-type="float" office:value="225.273" calcext:value-type="float">
            <text:p>2.25E+02</text:p>
          </table:table-cell>
          <table:table-cell table:formula="of:=[.C1351]+0.2" office:value-type="float" office:value="269.999999999993" calcext:value-type="float">
            <text:p>269.999999999993</text:p>
          </table:table-cell>
        </table:table-row>
        <table:table-row table:style-name="ro1">
          <table:table-cell office:value-type="float" office:value="111.258" calcext:value-type="float">
            <text:p>1.11E+02</text:p>
          </table:table-cell>
          <table:table-cell office:value-type="float" office:value="225.332" calcext:value-type="float">
            <text:p>2.25E+02</text:p>
          </table:table-cell>
          <table:table-cell table:formula="of:=[.C1352]+0.2" office:value-type="float" office:value="270.199999999993" calcext:value-type="float">
            <text:p>270.199999999993</text:p>
          </table:table-cell>
        </table:table-row>
        <table:table-row table:style-name="ro1">
          <table:table-cell office:value-type="float" office:value="111.284" calcext:value-type="float">
            <text:p>1.11E+02</text:p>
          </table:table-cell>
          <table:table-cell office:value-type="float" office:value="225.391" calcext:value-type="float">
            <text:p>2.25E+02</text:p>
          </table:table-cell>
          <table:table-cell table:formula="of:=[.C1353]+0.2" office:value-type="float" office:value="270.399999999993" calcext:value-type="float">
            <text:p>270.399999999993</text:p>
          </table:table-cell>
        </table:table-row>
        <table:table-row table:style-name="ro1">
          <table:table-cell office:value-type="float" office:value="111.31" calcext:value-type="float">
            <text:p>1.11E+02</text:p>
          </table:table-cell>
          <table:table-cell office:value-type="float" office:value="225.449" calcext:value-type="float">
            <text:p>2.25E+02</text:p>
          </table:table-cell>
          <table:table-cell table:formula="of:=[.C1354]+0.2" office:value-type="float" office:value="270.599999999993" calcext:value-type="float">
            <text:p>270.599999999993</text:p>
          </table:table-cell>
        </table:table-row>
        <table:table-row table:style-name="ro1">
          <table:table-cell office:value-type="float" office:value="111.336" calcext:value-type="float">
            <text:p>1.11E+02</text:p>
          </table:table-cell>
          <table:table-cell office:value-type="float" office:value="225.507" calcext:value-type="float">
            <text:p>2.26E+02</text:p>
          </table:table-cell>
          <table:table-cell table:formula="of:=[.C1355]+0.2" office:value-type="float" office:value="270.799999999993" calcext:value-type="float">
            <text:p>270.799999999993</text:p>
          </table:table-cell>
        </table:table-row>
        <table:table-row table:style-name="ro1">
          <table:table-cell office:value-type="float" office:value="111.362" calcext:value-type="float">
            <text:p>1.11E+02</text:p>
          </table:table-cell>
          <table:table-cell office:value-type="float" office:value="225.565" calcext:value-type="float">
            <text:p>2.26E+02</text:p>
          </table:table-cell>
          <table:table-cell table:formula="of:=[.C1356]+0.2" office:value-type="float" office:value="270.999999999993" calcext:value-type="float">
            <text:p>270.999999999993</text:p>
          </table:table-cell>
        </table:table-row>
        <table:table-row table:style-name="ro1">
          <table:table-cell office:value-type="float" office:value="111.388" calcext:value-type="float">
            <text:p>1.11E+02</text:p>
          </table:table-cell>
          <table:table-cell office:value-type="float" office:value="225.623" calcext:value-type="float">
            <text:p>2.26E+02</text:p>
          </table:table-cell>
          <table:table-cell table:formula="of:=[.C1357]+0.2" office:value-type="float" office:value="271.199999999993" calcext:value-type="float">
            <text:p>271.199999999993</text:p>
          </table:table-cell>
        </table:table-row>
        <table:table-row table:style-name="ro1">
          <table:table-cell office:value-type="float" office:value="111.413" calcext:value-type="float">
            <text:p>1.11E+02</text:p>
          </table:table-cell>
          <table:table-cell office:value-type="float" office:value="225.68" calcext:value-type="float">
            <text:p>2.26E+02</text:p>
          </table:table-cell>
          <table:table-cell table:formula="of:=[.C1358]+0.2" office:value-type="float" office:value="271.399999999993" calcext:value-type="float">
            <text:p>271.399999999993</text:p>
          </table:table-cell>
        </table:table-row>
        <table:table-row table:style-name="ro1">
          <table:table-cell office:value-type="float" office:value="111.438" calcext:value-type="float">
            <text:p>1.11E+02</text:p>
          </table:table-cell>
          <table:table-cell office:value-type="float" office:value="225.737" calcext:value-type="float">
            <text:p>2.26E+02</text:p>
          </table:table-cell>
          <table:table-cell table:formula="of:=[.C1359]+0.2" office:value-type="float" office:value="271.599999999993" calcext:value-type="float">
            <text:p>271.599999999993</text:p>
          </table:table-cell>
        </table:table-row>
        <table:table-row table:style-name="ro1">
          <table:table-cell office:value-type="float" office:value="111.464" calcext:value-type="float">
            <text:p>1.11E+02</text:p>
          </table:table-cell>
          <table:table-cell office:value-type="float" office:value="225.794" calcext:value-type="float">
            <text:p>2.26E+02</text:p>
          </table:table-cell>
          <table:table-cell table:formula="of:=[.C1360]+0.2" office:value-type="float" office:value="271.799999999993" calcext:value-type="float">
            <text:p>271.799999999993</text:p>
          </table:table-cell>
        </table:table-row>
        <table:table-row table:style-name="ro1">
          <table:table-cell office:value-type="float" office:value="111.489" calcext:value-type="float">
            <text:p>1.11E+02</text:p>
          </table:table-cell>
          <table:table-cell office:value-type="float" office:value="225.851" calcext:value-type="float">
            <text:p>2.26E+02</text:p>
          </table:table-cell>
          <table:table-cell table:formula="of:=[.C1361]+0.2" office:value-type="float" office:value="271.999999999993" calcext:value-type="float">
            <text:p>271.999999999993</text:p>
          </table:table-cell>
        </table:table-row>
        <table:table-row table:style-name="ro1">
          <table:table-cell office:value-type="float" office:value="111.514" calcext:value-type="float">
            <text:p>1.12E+02</text:p>
          </table:table-cell>
          <table:table-cell office:value-type="float" office:value="225.907" calcext:value-type="float">
            <text:p>2.26E+02</text:p>
          </table:table-cell>
          <table:table-cell table:formula="of:=[.C1362]+0.2" office:value-type="float" office:value="272.199999999993" calcext:value-type="float">
            <text:p>272.199999999993</text:p>
          </table:table-cell>
        </table:table-row>
        <table:table-row table:style-name="ro1">
          <table:table-cell office:value-type="float" office:value="111.539" calcext:value-type="float">
            <text:p>1.12E+02</text:p>
          </table:table-cell>
          <table:table-cell office:value-type="float" office:value="225.964" calcext:value-type="float">
            <text:p>2.26E+02</text:p>
          </table:table-cell>
          <table:table-cell table:formula="of:=[.C1363]+0.2" office:value-type="float" office:value="272.399999999993" calcext:value-type="float">
            <text:p>272.399999999993</text:p>
          </table:table-cell>
        </table:table-row>
        <table:table-row table:style-name="ro1">
          <table:table-cell office:value-type="float" office:value="111.564" calcext:value-type="float">
            <text:p>1.12E+02</text:p>
          </table:table-cell>
          <table:table-cell office:value-type="float" office:value="226.02" calcext:value-type="float">
            <text:p>2.26E+02</text:p>
          </table:table-cell>
          <table:table-cell table:formula="of:=[.C1364]+0.2" office:value-type="float" office:value="272.599999999993" calcext:value-type="float">
            <text:p>272.599999999993</text:p>
          </table:table-cell>
        </table:table-row>
        <table:table-row table:style-name="ro1">
          <table:table-cell office:value-type="float" office:value="111.589" calcext:value-type="float">
            <text:p>1.12E+02</text:p>
          </table:table-cell>
          <table:table-cell office:value-type="float" office:value="226.075" calcext:value-type="float">
            <text:p>2.26E+02</text:p>
          </table:table-cell>
          <table:table-cell table:formula="of:=[.C1365]+0.2" office:value-type="float" office:value="272.799999999993" calcext:value-type="float">
            <text:p>272.799999999993</text:p>
          </table:table-cell>
        </table:table-row>
        <table:table-row table:style-name="ro1">
          <table:table-cell office:value-type="float" office:value="111.613" calcext:value-type="float">
            <text:p>1.12E+02</text:p>
          </table:table-cell>
          <table:table-cell office:value-type="float" office:value="226.131" calcext:value-type="float">
            <text:p>2.26E+02</text:p>
          </table:table-cell>
          <table:table-cell table:formula="of:=[.C1366]+0.2" office:value-type="float" office:value="272.999999999993" calcext:value-type="float">
            <text:p>272.999999999993</text:p>
          </table:table-cell>
        </table:table-row>
        <table:table-row table:style-name="ro1">
          <table:table-cell office:value-type="float" office:value="111.638" calcext:value-type="float">
            <text:p>1.12E+02</text:p>
          </table:table-cell>
          <table:table-cell office:value-type="float" office:value="226.186" calcext:value-type="float">
            <text:p>2.26E+02</text:p>
          </table:table-cell>
          <table:table-cell table:formula="of:=[.C1367]+0.2" office:value-type="float" office:value="273.199999999993" calcext:value-type="float">
            <text:p>273.199999999993</text:p>
          </table:table-cell>
        </table:table-row>
        <table:table-row table:style-name="ro1">
          <table:table-cell office:value-type="float" office:value="111.662" calcext:value-type="float">
            <text:p>1.12E+02</text:p>
          </table:table-cell>
          <table:table-cell office:value-type="float" office:value="226.241" calcext:value-type="float">
            <text:p>2.26E+02</text:p>
          </table:table-cell>
          <table:table-cell table:formula="of:=[.C1368]+0.2" office:value-type="float" office:value="273.399999999993" calcext:value-type="float">
            <text:p>273.399999999993</text:p>
          </table:table-cell>
        </table:table-row>
        <table:table-row table:style-name="ro1">
          <table:table-cell office:value-type="float" office:value="111.687" calcext:value-type="float">
            <text:p>1.12E+02</text:p>
          </table:table-cell>
          <table:table-cell office:value-type="float" office:value="226.296" calcext:value-type="float">
            <text:p>2.26E+02</text:p>
          </table:table-cell>
          <table:table-cell table:formula="of:=[.C1369]+0.2" office:value-type="float" office:value="273.599999999993" calcext:value-type="float">
            <text:p>273.599999999993</text:p>
          </table:table-cell>
        </table:table-row>
        <table:table-row table:style-name="ro1">
          <table:table-cell office:value-type="float" office:value="111.711" calcext:value-type="float">
            <text:p>1.12E+02</text:p>
          </table:table-cell>
          <table:table-cell office:value-type="float" office:value="226.35" calcext:value-type="float">
            <text:p>2.26E+02</text:p>
          </table:table-cell>
          <table:table-cell table:formula="of:=[.C1370]+0.2" office:value-type="float" office:value="273.799999999993" calcext:value-type="float">
            <text:p>273.799999999993</text:p>
          </table:table-cell>
        </table:table-row>
        <table:table-row table:style-name="ro1">
          <table:table-cell office:value-type="float" office:value="111.735" calcext:value-type="float">
            <text:p>1.12E+02</text:p>
          </table:table-cell>
          <table:table-cell office:value-type="float" office:value="226.405" calcext:value-type="float">
            <text:p>2.26E+02</text:p>
          </table:table-cell>
          <table:table-cell table:formula="of:=[.C1371]+0.2" office:value-type="float" office:value="273.999999999993" calcext:value-type="float">
            <text:p>273.999999999993</text:p>
          </table:table-cell>
        </table:table-row>
        <table:table-row table:style-name="ro1">
          <table:table-cell office:value-type="float" office:value="111.759" calcext:value-type="float">
            <text:p>1.12E+02</text:p>
          </table:table-cell>
          <table:table-cell office:value-type="float" office:value="226.459" calcext:value-type="float">
            <text:p>2.26E+02</text:p>
          </table:table-cell>
          <table:table-cell table:formula="of:=[.C1372]+0.2" office:value-type="float" office:value="274.199999999993" calcext:value-type="float">
            <text:p>274.199999999993</text:p>
          </table:table-cell>
        </table:table-row>
        <table:table-row table:style-name="ro1">
          <table:table-cell office:value-type="float" office:value="111.783" calcext:value-type="float">
            <text:p>1.12E+02</text:p>
          </table:table-cell>
          <table:table-cell office:value-type="float" office:value="226.513" calcext:value-type="float">
            <text:p>2.27E+02</text:p>
          </table:table-cell>
          <table:table-cell table:formula="of:=[.C1373]+0.2" office:value-type="float" office:value="274.399999999993" calcext:value-type="float">
            <text:p>274.399999999993</text:p>
          </table:table-cell>
        </table:table-row>
        <table:table-row table:style-name="ro1">
          <table:table-cell office:value-type="float" office:value="111.807" calcext:value-type="float">
            <text:p>1.12E+02</text:p>
          </table:table-cell>
          <table:table-cell office:value-type="float" office:value="226.566" calcext:value-type="float">
            <text:p>2.27E+02</text:p>
          </table:table-cell>
          <table:table-cell table:formula="of:=[.C1374]+0.2" office:value-type="float" office:value="274.599999999993" calcext:value-type="float">
            <text:p>274.599999999993</text:p>
          </table:table-cell>
        </table:table-row>
        <table:table-row table:style-name="ro1">
          <table:table-cell office:value-type="float" office:value="111.831" calcext:value-type="float">
            <text:p>1.12E+02</text:p>
          </table:table-cell>
          <table:table-cell office:value-type="float" office:value="226.62" calcext:value-type="float">
            <text:p>2.27E+02</text:p>
          </table:table-cell>
          <table:table-cell table:formula="of:=[.C1375]+0.2" office:value-type="float" office:value="274.799999999993" calcext:value-type="float">
            <text:p>274.799999999993</text:p>
          </table:table-cell>
        </table:table-row>
        <table:table-row table:style-name="ro1">
          <table:table-cell office:value-type="float" office:value="111.854" calcext:value-type="float">
            <text:p>1.12E+02</text:p>
          </table:table-cell>
          <table:table-cell office:value-type="float" office:value="226.673" calcext:value-type="float">
            <text:p>2.27E+02</text:p>
          </table:table-cell>
          <table:table-cell table:formula="of:=[.C1376]+0.2" office:value-type="float" office:value="274.999999999993" calcext:value-type="float">
            <text:p>274.999999999993</text:p>
          </table:table-cell>
        </table:table-row>
        <table:table-row table:style-name="ro1">
          <table:table-cell office:value-type="float" office:value="111.878" calcext:value-type="float">
            <text:p>1.12E+02</text:p>
          </table:table-cell>
          <table:table-cell office:value-type="float" office:value="226.726" calcext:value-type="float">
            <text:p>2.27E+02</text:p>
          </table:table-cell>
          <table:table-cell table:formula="of:=[.C1377]+0.2" office:value-type="float" office:value="275.199999999993" calcext:value-type="float">
            <text:p>275.199999999993</text:p>
          </table:table-cell>
        </table:table-row>
        <table:table-row table:style-name="ro1">
          <table:table-cell office:value-type="float" office:value="111.901" calcext:value-type="float">
            <text:p>1.12E+02</text:p>
          </table:table-cell>
          <table:table-cell office:value-type="float" office:value="226.779" calcext:value-type="float">
            <text:p>2.27E+02</text:p>
          </table:table-cell>
          <table:table-cell table:formula="of:=[.C1378]+0.2" office:value-type="float" office:value="275.399999999993" calcext:value-type="float">
            <text:p>275.399999999993</text:p>
          </table:table-cell>
        </table:table-row>
        <table:table-row table:style-name="ro1">
          <table:table-cell office:value-type="float" office:value="111.925" calcext:value-type="float">
            <text:p>1.12E+02</text:p>
          </table:table-cell>
          <table:table-cell office:value-type="float" office:value="226.831" calcext:value-type="float">
            <text:p>2.27E+02</text:p>
          </table:table-cell>
          <table:table-cell table:formula="of:=[.C1379]+0.2" office:value-type="float" office:value="275.599999999993" calcext:value-type="float">
            <text:p>275.599999999993</text:p>
          </table:table-cell>
        </table:table-row>
        <table:table-row table:style-name="ro1">
          <table:table-cell office:value-type="float" office:value="111.948" calcext:value-type="float">
            <text:p>1.12E+02</text:p>
          </table:table-cell>
          <table:table-cell office:value-type="float" office:value="226.883" calcext:value-type="float">
            <text:p>2.27E+02</text:p>
          </table:table-cell>
          <table:table-cell table:formula="of:=[.C1380]+0.2" office:value-type="float" office:value="275.799999999993" calcext:value-type="float">
            <text:p>275.799999999993</text:p>
          </table:table-cell>
        </table:table-row>
        <table:table-row table:style-name="ro1">
          <table:table-cell office:value-type="float" office:value="111.971" calcext:value-type="float">
            <text:p>1.12E+02</text:p>
          </table:table-cell>
          <table:table-cell office:value-type="float" office:value="226.935" calcext:value-type="float">
            <text:p>2.27E+02</text:p>
          </table:table-cell>
          <table:table-cell table:formula="of:=[.C1381]+0.2" office:value-type="float" office:value="275.999999999993" calcext:value-type="float">
            <text:p>275.999999999993</text:p>
          </table:table-cell>
        </table:table-row>
        <table:table-row table:style-name="ro1">
          <table:table-cell office:value-type="float" office:value="111.994" calcext:value-type="float">
            <text:p>1.12E+02</text:p>
          </table:table-cell>
          <table:table-cell office:value-type="float" office:value="226.987" calcext:value-type="float">
            <text:p>2.27E+02</text:p>
          </table:table-cell>
          <table:table-cell table:formula="of:=[.C1382]+0.2" office:value-type="float" office:value="276.199999999993" calcext:value-type="float">
            <text:p>276.199999999993</text:p>
          </table:table-cell>
        </table:table-row>
        <table:table-row table:style-name="ro1">
          <table:table-cell office:value-type="float" office:value="112.017" calcext:value-type="float">
            <text:p>1.12E+02</text:p>
          </table:table-cell>
          <table:table-cell office:value-type="float" office:value="227.039" calcext:value-type="float">
            <text:p>2.27E+02</text:p>
          </table:table-cell>
          <table:table-cell table:formula="of:=[.C1383]+0.2" office:value-type="float" office:value="276.399999999993" calcext:value-type="float">
            <text:p>276.399999999993</text:p>
          </table:table-cell>
        </table:table-row>
        <table:table-row table:style-name="ro1">
          <table:table-cell office:value-type="float" office:value="112.04" calcext:value-type="float">
            <text:p>1.12E+02</text:p>
          </table:table-cell>
          <table:table-cell office:value-type="float" office:value="227.09" calcext:value-type="float">
            <text:p>2.27E+02</text:p>
          </table:table-cell>
          <table:table-cell table:formula="of:=[.C1384]+0.2" office:value-type="float" office:value="276.599999999993" calcext:value-type="float">
            <text:p>276.599999999993</text:p>
          </table:table-cell>
        </table:table-row>
        <table:table-row table:style-name="ro1">
          <table:table-cell office:value-type="float" office:value="112.062" calcext:value-type="float">
            <text:p>1.12E+02</text:p>
          </table:table-cell>
          <table:table-cell office:value-type="float" office:value="227.141" calcext:value-type="float">
            <text:p>2.27E+02</text:p>
          </table:table-cell>
          <table:table-cell table:formula="of:=[.C1385]+0.2" office:value-type="float" office:value="276.799999999993" calcext:value-type="float">
            <text:p>276.799999999993</text:p>
          </table:table-cell>
        </table:table-row>
        <table:table-row table:style-name="ro1">
          <table:table-cell office:value-type="float" office:value="112.085" calcext:value-type="float">
            <text:p>1.12E+02</text:p>
          </table:table-cell>
          <table:table-cell office:value-type="float" office:value="227.192" calcext:value-type="float">
            <text:p>2.27E+02</text:p>
          </table:table-cell>
          <table:table-cell table:formula="of:=[.C1386]+0.2" office:value-type="float" office:value="276.999999999993" calcext:value-type="float">
            <text:p>276.999999999993</text:p>
          </table:table-cell>
        </table:table-row>
        <table:table-row table:style-name="ro1">
          <table:table-cell office:value-type="float" office:value="112.107" calcext:value-type="float">
            <text:p>1.12E+02</text:p>
          </table:table-cell>
          <table:table-cell office:value-type="float" office:value="227.243" calcext:value-type="float">
            <text:p>2.27E+02</text:p>
          </table:table-cell>
          <table:table-cell table:formula="of:=[.C1387]+0.2" office:value-type="float" office:value="277.199999999993" calcext:value-type="float">
            <text:p>277.199999999993</text:p>
          </table:table-cell>
        </table:table-row>
        <table:table-row table:style-name="ro1">
          <table:table-cell office:value-type="float" office:value="112.13" calcext:value-type="float">
            <text:p>1.12E+02</text:p>
          </table:table-cell>
          <table:table-cell office:value-type="float" office:value="227.293" calcext:value-type="float">
            <text:p>2.27E+02</text:p>
          </table:table-cell>
          <table:table-cell table:formula="of:=[.C1388]+0.2" office:value-type="float" office:value="277.399999999993" calcext:value-type="float">
            <text:p>277.399999999993</text:p>
          </table:table-cell>
        </table:table-row>
        <table:table-row table:style-name="ro1">
          <table:table-cell office:value-type="float" office:value="112.152" calcext:value-type="float">
            <text:p>1.12E+02</text:p>
          </table:table-cell>
          <table:table-cell office:value-type="float" office:value="227.343" calcext:value-type="float">
            <text:p>2.27E+02</text:p>
          </table:table-cell>
          <table:table-cell table:formula="of:=[.C1389]+0.2" office:value-type="float" office:value="277.599999999993" calcext:value-type="float">
            <text:p>277.599999999993</text:p>
          </table:table-cell>
        </table:table-row>
        <table:table-row table:style-name="ro1">
          <table:table-cell office:value-type="float" office:value="112.174" calcext:value-type="float">
            <text:p>1.12E+02</text:p>
          </table:table-cell>
          <table:table-cell office:value-type="float" office:value="227.393" calcext:value-type="float">
            <text:p>2.27E+02</text:p>
          </table:table-cell>
          <table:table-cell table:formula="of:=[.C1390]+0.2" office:value-type="float" office:value="277.799999999993" calcext:value-type="float">
            <text:p>277.799999999993</text:p>
          </table:table-cell>
        </table:table-row>
        <table:table-row table:style-name="ro1">
          <table:table-cell office:value-type="float" office:value="112.196" calcext:value-type="float">
            <text:p>1.12E+02</text:p>
          </table:table-cell>
          <table:table-cell office:value-type="float" office:value="227.443" calcext:value-type="float">
            <text:p>2.27E+02</text:p>
          </table:table-cell>
          <table:table-cell table:formula="of:=[.C1391]+0.2" office:value-type="float" office:value="277.999999999993" calcext:value-type="float">
            <text:p>277.999999999993</text:p>
          </table:table-cell>
        </table:table-row>
        <table:table-row table:style-name="ro1">
          <table:table-cell office:value-type="float" office:value="112.218" calcext:value-type="float">
            <text:p>1.12E+02</text:p>
          </table:table-cell>
          <table:table-cell office:value-type="float" office:value="227.492" calcext:value-type="float">
            <text:p>2.27E+02</text:p>
          </table:table-cell>
          <table:table-cell table:formula="of:=[.C1392]+0.2" office:value-type="float" office:value="278.199999999993" calcext:value-type="float">
            <text:p>278.199999999993</text:p>
          </table:table-cell>
        </table:table-row>
        <table:table-row table:style-name="ro1">
          <table:table-cell office:value-type="float" office:value="112.24" calcext:value-type="float">
            <text:p>1.12E+02</text:p>
          </table:table-cell>
          <table:table-cell office:value-type="float" office:value="227.542" calcext:value-type="float">
            <text:p>2.28E+02</text:p>
          </table:table-cell>
          <table:table-cell table:formula="of:=[.C1393]+0.2" office:value-type="float" office:value="278.399999999993" calcext:value-type="float">
            <text:p>278.399999999993</text:p>
          </table:table-cell>
        </table:table-row>
        <table:table-row table:style-name="ro1">
          <table:table-cell office:value-type="float" office:value="112.262" calcext:value-type="float">
            <text:p>1.12E+02</text:p>
          </table:table-cell>
          <table:table-cell office:value-type="float" office:value="227.591" calcext:value-type="float">
            <text:p>2.28E+02</text:p>
          </table:table-cell>
          <table:table-cell table:formula="of:=[.C1394]+0.2" office:value-type="float" office:value="278.599999999993" calcext:value-type="float">
            <text:p>278.599999999993</text:p>
          </table:table-cell>
        </table:table-row>
        <table:table-row table:style-name="ro1">
          <table:table-cell office:value-type="float" office:value="112.284" calcext:value-type="float">
            <text:p>1.12E+02</text:p>
          </table:table-cell>
          <table:table-cell office:value-type="float" office:value="227.64" calcext:value-type="float">
            <text:p>2.28E+02</text:p>
          </table:table-cell>
          <table:table-cell table:formula="of:=[.C1395]+0.2" office:value-type="float" office:value="278.799999999993" calcext:value-type="float">
            <text:p>278.799999999993</text:p>
          </table:table-cell>
        </table:table-row>
        <table:table-row table:style-name="ro1">
          <table:table-cell office:value-type="float" office:value="112.305" calcext:value-type="float">
            <text:p>1.12E+02</text:p>
          </table:table-cell>
          <table:table-cell office:value-type="float" office:value="227.688" calcext:value-type="float">
            <text:p>2.28E+02</text:p>
          </table:table-cell>
          <table:table-cell table:formula="of:=[.C1396]+0.2" office:value-type="float" office:value="278.999999999993" calcext:value-type="float">
            <text:p>278.999999999993</text:p>
          </table:table-cell>
        </table:table-row>
        <table:table-row table:style-name="ro1">
          <table:table-cell office:value-type="float" office:value="112.327" calcext:value-type="float">
            <text:p>1.12E+02</text:p>
          </table:table-cell>
          <table:table-cell office:value-type="float" office:value="227.736" calcext:value-type="float">
            <text:p>2.28E+02</text:p>
          </table:table-cell>
          <table:table-cell table:formula="of:=[.C1397]+0.2" office:value-type="float" office:value="279.199999999993" calcext:value-type="float">
            <text:p>279.199999999993</text:p>
          </table:table-cell>
        </table:table-row>
        <table:table-row table:style-name="ro1">
          <table:table-cell office:value-type="float" office:value="112.348" calcext:value-type="float">
            <text:p>1.12E+02</text:p>
          </table:table-cell>
          <table:table-cell office:value-type="float" office:value="227.785" calcext:value-type="float">
            <text:p>2.28E+02</text:p>
          </table:table-cell>
          <table:table-cell table:formula="of:=[.C1398]+0.2" office:value-type="float" office:value="279.399999999993" calcext:value-type="float">
            <text:p>279.399999999993</text:p>
          </table:table-cell>
        </table:table-row>
        <table:table-row table:style-name="ro1">
          <table:table-cell office:value-type="float" office:value="112.37" calcext:value-type="float">
            <text:p>1.12E+02</text:p>
          </table:table-cell>
          <table:table-cell office:value-type="float" office:value="227.833" calcext:value-type="float">
            <text:p>2.28E+02</text:p>
          </table:table-cell>
          <table:table-cell table:formula="of:=[.C1399]+0.2" office:value-type="float" office:value="279.599999999993" calcext:value-type="float">
            <text:p>279.599999999993</text:p>
          </table:table-cell>
        </table:table-row>
        <table:table-row table:style-name="ro1">
          <table:table-cell office:value-type="float" office:value="112.391" calcext:value-type="float">
            <text:p>1.12E+02</text:p>
          </table:table-cell>
          <table:table-cell office:value-type="float" office:value="227.88" calcext:value-type="float">
            <text:p>2.28E+02</text:p>
          </table:table-cell>
          <table:table-cell table:formula="of:=[.C1400]+0.2" office:value-type="float" office:value="279.799999999993" calcext:value-type="float">
            <text:p>279.799999999993</text:p>
          </table:table-cell>
        </table:table-row>
        <table:table-row table:style-name="ro1">
          <table:table-cell office:value-type="float" office:value="112.412" calcext:value-type="float">
            <text:p>1.12E+02</text:p>
          </table:table-cell>
          <table:table-cell office:value-type="float" office:value="227.928" calcext:value-type="float">
            <text:p>2.28E+02</text:p>
          </table:table-cell>
          <table:table-cell table:formula="of:=[.C1401]+0.2" office:value-type="float" office:value="279.999999999993" calcext:value-type="float">
            <text:p>279.999999999993</text:p>
          </table:table-cell>
        </table:table-row>
        <table:table-row table:style-name="ro1">
          <table:table-cell office:value-type="float" office:value="112.433" calcext:value-type="float">
            <text:p>1.12E+02</text:p>
          </table:table-cell>
          <table:table-cell office:value-type="float" office:value="227.975" calcext:value-type="float">
            <text:p>2.28E+02</text:p>
          </table:table-cell>
          <table:table-cell table:formula="of:=[.C1402]+0.2" office:value-type="float" office:value="280.199999999993" calcext:value-type="float">
            <text:p>280.199999999993</text:p>
          </table:table-cell>
        </table:table-row>
        <table:table-row table:style-name="ro1">
          <table:table-cell office:value-type="float" office:value="112.454" calcext:value-type="float">
            <text:p>1.12E+02</text:p>
          </table:table-cell>
          <table:table-cell office:value-type="float" office:value="228.022" calcext:value-type="float">
            <text:p>2.28E+02</text:p>
          </table:table-cell>
          <table:table-cell table:formula="of:=[.C1403]+0.2" office:value-type="float" office:value="280.399999999993" calcext:value-type="float">
            <text:p>280.399999999993</text:p>
          </table:table-cell>
        </table:table-row>
        <table:table-row table:style-name="ro1">
          <table:table-cell office:value-type="float" office:value="112.475" calcext:value-type="float">
            <text:p>1.12E+02</text:p>
          </table:table-cell>
          <table:table-cell office:value-type="float" office:value="228.069" calcext:value-type="float">
            <text:p>2.28E+02</text:p>
          </table:table-cell>
          <table:table-cell table:formula="of:=[.C1404]+0.2" office:value-type="float" office:value="280.599999999993" calcext:value-type="float">
            <text:p>280.599999999993</text:p>
          </table:table-cell>
        </table:table-row>
        <table:table-row table:style-name="ro1">
          <table:table-cell office:value-type="float" office:value="112.495" calcext:value-type="float">
            <text:p>1.12E+02</text:p>
          </table:table-cell>
          <table:table-cell office:value-type="float" office:value="228.115" calcext:value-type="float">
            <text:p>2.28E+02</text:p>
          </table:table-cell>
          <table:table-cell table:formula="of:=[.C1405]+0.2" office:value-type="float" office:value="280.799999999993" calcext:value-type="float">
            <text:p>280.799999999993</text:p>
          </table:table-cell>
        </table:table-row>
        <table:table-row table:style-name="ro1">
          <table:table-cell office:value-type="float" office:value="112.516" calcext:value-type="float">
            <text:p>1.13E+02</text:p>
          </table:table-cell>
          <table:table-cell office:value-type="float" office:value="228.162" calcext:value-type="float">
            <text:p>2.28E+02</text:p>
          </table:table-cell>
          <table:table-cell table:formula="of:=[.C1406]+0.2" office:value-type="float" office:value="280.999999999993" calcext:value-type="float">
            <text:p>280.999999999993</text:p>
          </table:table-cell>
        </table:table-row>
        <table:table-row table:style-name="ro1">
          <table:table-cell office:value-type="float" office:value="112.536" calcext:value-type="float">
            <text:p>1.13E+02</text:p>
          </table:table-cell>
          <table:table-cell office:value-type="float" office:value="228.208" calcext:value-type="float">
            <text:p>2.28E+02</text:p>
          </table:table-cell>
          <table:table-cell table:formula="of:=[.C1407]+0.2" office:value-type="float" office:value="281.199999999993" calcext:value-type="float">
            <text:p>281.199999999993</text:p>
          </table:table-cell>
        </table:table-row>
        <table:table-row table:style-name="ro1">
          <table:table-cell office:value-type="float" office:value="112.557" calcext:value-type="float">
            <text:p>1.13E+02</text:p>
          </table:table-cell>
          <table:table-cell office:value-type="float" office:value="228.253" calcext:value-type="float">
            <text:p>2.28E+02</text:p>
          </table:table-cell>
          <table:table-cell table:formula="of:=[.C1408]+0.2" office:value-type="float" office:value="281.399999999993" calcext:value-type="float">
            <text:p>281.399999999993</text:p>
          </table:table-cell>
        </table:table-row>
        <table:table-row table:style-name="ro1">
          <table:table-cell office:value-type="float" office:value="112.577" calcext:value-type="float">
            <text:p>1.13E+02</text:p>
          </table:table-cell>
          <table:table-cell office:value-type="float" office:value="228.299" calcext:value-type="float">
            <text:p>2.28E+02</text:p>
          </table:table-cell>
          <table:table-cell table:formula="of:=[.C1409]+0.2" office:value-type="float" office:value="281.599999999993" calcext:value-type="float">
            <text:p>281.599999999993</text:p>
          </table:table-cell>
        </table:table-row>
        <table:table-row table:style-name="ro1">
          <table:table-cell office:value-type="float" office:value="112.597" calcext:value-type="float">
            <text:p>1.13E+02</text:p>
          </table:table-cell>
          <table:table-cell office:value-type="float" office:value="228.345" calcext:value-type="float">
            <text:p>2.28E+02</text:p>
          </table:table-cell>
          <table:table-cell table:formula="of:=[.C1410]+0.2" office:value-type="float" office:value="281.799999999993" calcext:value-type="float">
            <text:p>281.799999999993</text:p>
          </table:table-cell>
        </table:table-row>
        <table:table-row table:style-name="ro1">
          <table:table-cell office:value-type="float" office:value="112.617" calcext:value-type="float">
            <text:p>1.13E+02</text:p>
          </table:table-cell>
          <table:table-cell office:value-type="float" office:value="228.39" calcext:value-type="float">
            <text:p>2.28E+02</text:p>
          </table:table-cell>
          <table:table-cell table:formula="of:=[.C1411]+0.2" office:value-type="float" office:value="281.999999999993" calcext:value-type="float">
            <text:p>281.999999999993</text:p>
          </table:table-cell>
        </table:table-row>
        <table:table-row table:style-name="ro1">
          <table:table-cell office:value-type="float" office:value="112.637" calcext:value-type="float">
            <text:p>1.13E+02</text:p>
          </table:table-cell>
          <table:table-cell office:value-type="float" office:value="228.435" calcext:value-type="float">
            <text:p>2.28E+02</text:p>
          </table:table-cell>
          <table:table-cell table:formula="of:=[.C1412]+0.2" office:value-type="float" office:value="282.199999999993" calcext:value-type="float">
            <text:p>282.199999999993</text:p>
          </table:table-cell>
        </table:table-row>
        <table:table-row table:style-name="ro1">
          <table:table-cell office:value-type="float" office:value="112.657" calcext:value-type="float">
            <text:p>1.13E+02</text:p>
          </table:table-cell>
          <table:table-cell office:value-type="float" office:value="228.479" calcext:value-type="float">
            <text:p>2.28E+02</text:p>
          </table:table-cell>
          <table:table-cell table:formula="of:=[.C1413]+0.2" office:value-type="float" office:value="282.399999999993" calcext:value-type="float">
            <text:p>282.399999999993</text:p>
          </table:table-cell>
        </table:table-row>
        <table:table-row table:style-name="ro1">
          <table:table-cell office:value-type="float" office:value="112.677" calcext:value-type="float">
            <text:p>1.13E+02</text:p>
          </table:table-cell>
          <table:table-cell office:value-type="float" office:value="228.524" calcext:value-type="float">
            <text:p>2.29E+02</text:p>
          </table:table-cell>
          <table:table-cell table:formula="of:=[.C1414]+0.2" office:value-type="float" office:value="282.599999999992" calcext:value-type="float">
            <text:p>282.599999999992</text:p>
          </table:table-cell>
        </table:table-row>
        <table:table-row table:style-name="ro1">
          <table:table-cell office:value-type="float" office:value="112.697" calcext:value-type="float">
            <text:p>1.13E+02</text:p>
          </table:table-cell>
          <table:table-cell office:value-type="float" office:value="228.568" calcext:value-type="float">
            <text:p>2.29E+02</text:p>
          </table:table-cell>
          <table:table-cell table:formula="of:=[.C1415]+0.2" office:value-type="float" office:value="282.799999999993" calcext:value-type="float">
            <text:p>282.799999999993</text:p>
          </table:table-cell>
        </table:table-row>
        <table:table-row table:style-name="ro1">
          <table:table-cell office:value-type="float" office:value="112.716" calcext:value-type="float">
            <text:p>1.13E+02</text:p>
          </table:table-cell>
          <table:table-cell office:value-type="float" office:value="228.612" calcext:value-type="float">
            <text:p>2.29E+02</text:p>
          </table:table-cell>
          <table:table-cell table:formula="of:=[.C1416]+0.2" office:value-type="float" office:value="282.999999999992" calcext:value-type="float">
            <text:p>282.999999999992</text:p>
          </table:table-cell>
        </table:table-row>
        <table:table-row table:style-name="ro1">
          <table:table-cell office:value-type="float" office:value="112.736" calcext:value-type="float">
            <text:p>1.13E+02</text:p>
          </table:table-cell>
          <table:table-cell office:value-type="float" office:value="228.656" calcext:value-type="float">
            <text:p>2.29E+02</text:p>
          </table:table-cell>
          <table:table-cell table:formula="of:=[.C1417]+0.2" office:value-type="float" office:value="283.199999999992" calcext:value-type="float">
            <text:p>283.199999999992</text:p>
          </table:table-cell>
        </table:table-row>
        <table:table-row table:style-name="ro1">
          <table:table-cell office:value-type="float" office:value="112.755" calcext:value-type="float">
            <text:p>1.13E+02</text:p>
          </table:table-cell>
          <table:table-cell office:value-type="float" office:value="228.7" calcext:value-type="float">
            <text:p>2.29E+02</text:p>
          </table:table-cell>
          <table:table-cell table:formula="of:=[.C1418]+0.2" office:value-type="float" office:value="283.399999999992" calcext:value-type="float">
            <text:p>283.399999999992</text:p>
          </table:table-cell>
        </table:table-row>
        <table:table-row table:style-name="ro1">
          <table:table-cell office:value-type="float" office:value="112.774" calcext:value-type="float">
            <text:p>1.13E+02</text:p>
          </table:table-cell>
          <table:table-cell office:value-type="float" office:value="228.743" calcext:value-type="float">
            <text:p>2.29E+02</text:p>
          </table:table-cell>
          <table:table-cell table:formula="of:=[.C1419]+0.2" office:value-type="float" office:value="283.599999999992" calcext:value-type="float">
            <text:p>283.599999999992</text:p>
          </table:table-cell>
        </table:table-row>
        <table:table-row table:style-name="ro1">
          <table:table-cell office:value-type="float" office:value="112.794" calcext:value-type="float">
            <text:p>1.13E+02</text:p>
          </table:table-cell>
          <table:table-cell office:value-type="float" office:value="228.787" calcext:value-type="float">
            <text:p>2.29E+02</text:p>
          </table:table-cell>
          <table:table-cell table:formula="of:=[.C1420]+0.2" office:value-type="float" office:value="283.799999999992" calcext:value-type="float">
            <text:p>283.799999999992</text:p>
          </table:table-cell>
        </table:table-row>
        <table:table-row table:style-name="ro1">
          <table:table-cell office:value-type="float" office:value="112.813" calcext:value-type="float">
            <text:p>1.13E+02</text:p>
          </table:table-cell>
          <table:table-cell office:value-type="float" office:value="228.829" calcext:value-type="float">
            <text:p>2.29E+02</text:p>
          </table:table-cell>
          <table:table-cell table:formula="of:=[.C1421]+0.2" office:value-type="float" office:value="283.999999999992" calcext:value-type="float">
            <text:p>283.999999999992</text:p>
          </table:table-cell>
        </table:table-row>
        <table:table-row table:style-name="ro1">
          <table:table-cell office:value-type="float" office:value="112.832" calcext:value-type="float">
            <text:p>1.13E+02</text:p>
          </table:table-cell>
          <table:table-cell office:value-type="float" office:value="228.872" calcext:value-type="float">
            <text:p>2.29E+02</text:p>
          </table:table-cell>
          <table:table-cell table:formula="of:=[.C1422]+0.2" office:value-type="float" office:value="284.199999999992" calcext:value-type="float">
            <text:p>284.199999999992</text:p>
          </table:table-cell>
        </table:table-row>
        <table:table-row table:style-name="ro1">
          <table:table-cell office:value-type="float" office:value="112.851" calcext:value-type="float">
            <text:p>1.13E+02</text:p>
          </table:table-cell>
          <table:table-cell office:value-type="float" office:value="228.915" calcext:value-type="float">
            <text:p>2.29E+02</text:p>
          </table:table-cell>
          <table:table-cell table:formula="of:=[.C1423]+0.2" office:value-type="float" office:value="284.399999999992" calcext:value-type="float">
            <text:p>284.399999999992</text:p>
          </table:table-cell>
        </table:table-row>
        <table:table-row table:style-name="ro1">
          <table:table-cell office:value-type="float" office:value="112.869" calcext:value-type="float">
            <text:p>1.13E+02</text:p>
          </table:table-cell>
          <table:table-cell office:value-type="float" office:value="228.957" calcext:value-type="float">
            <text:p>2.29E+02</text:p>
          </table:table-cell>
          <table:table-cell table:formula="of:=[.C1424]+0.2" office:value-type="float" office:value="284.599999999992" calcext:value-type="float">
            <text:p>284.599999999992</text:p>
          </table:table-cell>
        </table:table-row>
        <table:table-row table:style-name="ro1">
          <table:table-cell office:value-type="float" office:value="112.888" calcext:value-type="float">
            <text:p>1.13E+02</text:p>
          </table:table-cell>
          <table:table-cell office:value-type="float" office:value="228.999" calcext:value-type="float">
            <text:p>2.29E+02</text:p>
          </table:table-cell>
          <table:table-cell table:formula="of:=[.C1425]+0.2" office:value-type="float" office:value="284.799999999992" calcext:value-type="float">
            <text:p>284.799999999992</text:p>
          </table:table-cell>
        </table:table-row>
        <table:table-row table:style-name="ro1">
          <table:table-cell office:value-type="float" office:value="112.907" calcext:value-type="float">
            <text:p>1.13E+02</text:p>
          </table:table-cell>
          <table:table-cell office:value-type="float" office:value="229.041" calcext:value-type="float">
            <text:p>2.29E+02</text:p>
          </table:table-cell>
          <table:table-cell table:formula="of:=[.C1426]+0.2" office:value-type="float" office:value="284.999999999992" calcext:value-type="float">
            <text:p>284.999999999992</text:p>
          </table:table-cell>
        </table:table-row>
        <table:table-row table:style-name="ro1">
          <table:table-cell office:value-type="float" office:value="112.925" calcext:value-type="float">
            <text:p>1.13E+02</text:p>
          </table:table-cell>
          <table:table-cell office:value-type="float" office:value="229.083" calcext:value-type="float">
            <text:p>2.29E+02</text:p>
          </table:table-cell>
          <table:table-cell table:formula="of:=[.C1427]+0.2" office:value-type="float" office:value="285.199999999992" calcext:value-type="float">
            <text:p>285.199999999992</text:p>
          </table:table-cell>
        </table:table-row>
        <table:table-row table:style-name="ro1">
          <table:table-cell office:value-type="float" office:value="112.944" calcext:value-type="float">
            <text:p>1.13E+02</text:p>
          </table:table-cell>
          <table:table-cell office:value-type="float" office:value="229.124" calcext:value-type="float">
            <text:p>2.29E+02</text:p>
          </table:table-cell>
          <table:table-cell table:formula="of:=[.C1428]+0.2" office:value-type="float" office:value="285.399999999992" calcext:value-type="float">
            <text:p>285.399999999992</text:p>
          </table:table-cell>
        </table:table-row>
        <table:table-row table:style-name="ro1">
          <table:table-cell office:value-type="float" office:value="112.962" calcext:value-type="float">
            <text:p>1.13E+02</text:p>
          </table:table-cell>
          <table:table-cell office:value-type="float" office:value="229.165" calcext:value-type="float">
            <text:p>2.29E+02</text:p>
          </table:table-cell>
          <table:table-cell table:formula="of:=[.C1429]+0.2" office:value-type="float" office:value="285.599999999992" calcext:value-type="float">
            <text:p>285.599999999992</text:p>
          </table:table-cell>
        </table:table-row>
        <table:table-row table:style-name="ro1">
          <table:table-cell office:value-type="float" office:value="112.98" calcext:value-type="float">
            <text:p>1.13E+02</text:p>
          </table:table-cell>
          <table:table-cell office:value-type="float" office:value="229.206" calcext:value-type="float">
            <text:p>2.29E+02</text:p>
          </table:table-cell>
          <table:table-cell table:formula="of:=[.C1430]+0.2" office:value-type="float" office:value="285.799999999992" calcext:value-type="float">
            <text:p>285.799999999992</text:p>
          </table:table-cell>
        </table:table-row>
        <table:table-row table:style-name="ro1">
          <table:table-cell office:value-type="float" office:value="112.998" calcext:value-type="float">
            <text:p>1.13E+02</text:p>
          </table:table-cell>
          <table:table-cell office:value-type="float" office:value="229.247" calcext:value-type="float">
            <text:p>2.29E+02</text:p>
          </table:table-cell>
          <table:table-cell table:formula="of:=[.C1431]+0.2" office:value-type="float" office:value="285.999999999992" calcext:value-type="float">
            <text:p>285.999999999992</text:p>
          </table:table-cell>
        </table:table-row>
        <table:table-row table:style-name="ro1">
          <table:table-cell office:value-type="float" office:value="113.016" calcext:value-type="float">
            <text:p>1.13E+02</text:p>
          </table:table-cell>
          <table:table-cell office:value-type="float" office:value="229.288" calcext:value-type="float">
            <text:p>2.29E+02</text:p>
          </table:table-cell>
          <table:table-cell table:formula="of:=[.C1432]+0.2" office:value-type="float" office:value="286.199999999992" calcext:value-type="float">
            <text:p>286.199999999992</text:p>
          </table:table-cell>
        </table:table-row>
        <table:table-row table:style-name="ro1">
          <table:table-cell office:value-type="float" office:value="113.034" calcext:value-type="float">
            <text:p>1.13E+02</text:p>
          </table:table-cell>
          <table:table-cell office:value-type="float" office:value="229.328" calcext:value-type="float">
            <text:p>2.29E+02</text:p>
          </table:table-cell>
          <table:table-cell table:formula="of:=[.C1433]+0.2" office:value-type="float" office:value="286.399999999992" calcext:value-type="float">
            <text:p>286.399999999992</text:p>
          </table:table-cell>
        </table:table-row>
        <table:table-row table:style-name="ro1">
          <table:table-cell office:value-type="float" office:value="113.052" calcext:value-type="float">
            <text:p>1.13E+02</text:p>
          </table:table-cell>
          <table:table-cell office:value-type="float" office:value="229.368" calcext:value-type="float">
            <text:p>2.29E+02</text:p>
          </table:table-cell>
          <table:table-cell table:formula="of:=[.C1434]+0.2" office:value-type="float" office:value="286.599999999992" calcext:value-type="float">
            <text:p>286.599999999992</text:p>
          </table:table-cell>
        </table:table-row>
        <table:table-row table:style-name="ro1">
          <table:table-cell office:value-type="float" office:value="113.07" calcext:value-type="float">
            <text:p>1.13E+02</text:p>
          </table:table-cell>
          <table:table-cell office:value-type="float" office:value="229.408" calcext:value-type="float">
            <text:p>2.29E+02</text:p>
          </table:table-cell>
          <table:table-cell table:formula="of:=[.C1435]+0.2" office:value-type="float" office:value="286.799999999992" calcext:value-type="float">
            <text:p>286.799999999992</text:p>
          </table:table-cell>
        </table:table-row>
        <table:table-row table:style-name="ro1">
          <table:table-cell office:value-type="float" office:value="113.087" calcext:value-type="float">
            <text:p>1.13E+02</text:p>
          </table:table-cell>
          <table:table-cell office:value-type="float" office:value="229.448" calcext:value-type="float">
            <text:p>2.29E+02</text:p>
          </table:table-cell>
          <table:table-cell table:formula="of:=[.C1436]+0.2" office:value-type="float" office:value="286.999999999992" calcext:value-type="float">
            <text:p>286.999999999992</text:p>
          </table:table-cell>
        </table:table-row>
        <table:table-row table:style-name="ro1">
          <table:table-cell office:value-type="float" office:value="113.105" calcext:value-type="float">
            <text:p>1.13E+02</text:p>
          </table:table-cell>
          <table:table-cell office:value-type="float" office:value="229.487" calcext:value-type="float">
            <text:p>2.29E+02</text:p>
          </table:table-cell>
          <table:table-cell table:formula="of:=[.C1437]+0.2" office:value-type="float" office:value="287.199999999992" calcext:value-type="float">
            <text:p>287.199999999992</text:p>
          </table:table-cell>
        </table:table-row>
        <table:table-row table:style-name="ro1">
          <table:table-cell office:value-type="float" office:value="113.122" calcext:value-type="float">
            <text:p>1.13E+02</text:p>
          </table:table-cell>
          <table:table-cell office:value-type="float" office:value="229.526" calcext:value-type="float">
            <text:p>2.30E+02</text:p>
          </table:table-cell>
          <table:table-cell table:formula="of:=[.C1438]+0.2" office:value-type="float" office:value="287.399999999992" calcext:value-type="float">
            <text:p>287.399999999992</text:p>
          </table:table-cell>
        </table:table-row>
        <table:table-row table:style-name="ro1">
          <table:table-cell office:value-type="float" office:value="113.14" calcext:value-type="float">
            <text:p>1.13E+02</text:p>
          </table:table-cell>
          <table:table-cell office:value-type="float" office:value="229.565" calcext:value-type="float">
            <text:p>2.30E+02</text:p>
          </table:table-cell>
          <table:table-cell table:formula="of:=[.C1439]+0.2" office:value-type="float" office:value="287.599999999992" calcext:value-type="float">
            <text:p>287.599999999992</text:p>
          </table:table-cell>
        </table:table-row>
        <table:table-row table:style-name="ro1">
          <table:table-cell office:value-type="float" office:value="113.157" calcext:value-type="float">
            <text:p>1.13E+02</text:p>
          </table:table-cell>
          <table:table-cell office:value-type="float" office:value="229.604" calcext:value-type="float">
            <text:p>2.30E+02</text:p>
          </table:table-cell>
          <table:table-cell table:formula="of:=[.C1440]+0.2" office:value-type="float" office:value="287.799999999992" calcext:value-type="float">
            <text:p>287.799999999992</text:p>
          </table:table-cell>
        </table:table-row>
        <table:table-row table:style-name="ro1">
          <table:table-cell office:value-type="float" office:value="113.174" calcext:value-type="float">
            <text:p>1.13E+02</text:p>
          </table:table-cell>
          <table:table-cell office:value-type="float" office:value="229.643" calcext:value-type="float">
            <text:p>2.30E+02</text:p>
          </table:table-cell>
          <table:table-cell table:formula="of:=[.C1441]+0.2" office:value-type="float" office:value="287.999999999992" calcext:value-type="float">
            <text:p>287.999999999992</text:p>
          </table:table-cell>
        </table:table-row>
        <table:table-row table:style-name="ro1">
          <table:table-cell office:value-type="float" office:value="113.191" calcext:value-type="float">
            <text:p>1.13E+02</text:p>
          </table:table-cell>
          <table:table-cell office:value-type="float" office:value="229.681" calcext:value-type="float">
            <text:p>2.30E+02</text:p>
          </table:table-cell>
          <table:table-cell table:formula="of:=[.C1442]+0.2" office:value-type="float" office:value="288.199999999992" calcext:value-type="float">
            <text:p>288.199999999992</text:p>
          </table:table-cell>
        </table:table-row>
        <table:table-row table:style-name="ro1">
          <table:table-cell office:value-type="float" office:value="113.208" calcext:value-type="float">
            <text:p>1.13E+02</text:p>
          </table:table-cell>
          <table:table-cell office:value-type="float" office:value="229.719" calcext:value-type="float">
            <text:p>2.30E+02</text:p>
          </table:table-cell>
          <table:table-cell table:formula="of:=[.C1443]+0.2" office:value-type="float" office:value="288.399999999992" calcext:value-type="float">
            <text:p>288.399999999992</text:p>
          </table:table-cell>
        </table:table-row>
        <table:table-row table:style-name="ro1">
          <table:table-cell office:value-type="float" office:value="113.225" calcext:value-type="float">
            <text:p>1.13E+02</text:p>
          </table:table-cell>
          <table:table-cell office:value-type="float" office:value="229.757" calcext:value-type="float">
            <text:p>2.30E+02</text:p>
          </table:table-cell>
          <table:table-cell table:formula="of:=[.C1444]+0.2" office:value-type="float" office:value="288.599999999992" calcext:value-type="float">
            <text:p>288.599999999992</text:p>
          </table:table-cell>
        </table:table-row>
        <table:table-row table:style-name="ro1">
          <table:table-cell office:value-type="float" office:value="113.242" calcext:value-type="float">
            <text:p>1.13E+02</text:p>
          </table:table-cell>
          <table:table-cell office:value-type="float" office:value="229.795" calcext:value-type="float">
            <text:p>2.30E+02</text:p>
          </table:table-cell>
          <table:table-cell table:formula="of:=[.C1445]+0.2" office:value-type="float" office:value="288.799999999992" calcext:value-type="float">
            <text:p>288.799999999992</text:p>
          </table:table-cell>
        </table:table-row>
        <table:table-row table:style-name="ro1">
          <table:table-cell office:value-type="float" office:value="113.258" calcext:value-type="float">
            <text:p>1.13E+02</text:p>
          </table:table-cell>
          <table:table-cell office:value-type="float" office:value="229.833" calcext:value-type="float">
            <text:p>2.30E+02</text:p>
          </table:table-cell>
          <table:table-cell table:formula="of:=[.C1446]+0.2" office:value-type="float" office:value="288.999999999992" calcext:value-type="float">
            <text:p>288.999999999992</text:p>
          </table:table-cell>
        </table:table-row>
        <table:table-row table:style-name="ro1">
          <table:table-cell office:value-type="float" office:value="113.275" calcext:value-type="float">
            <text:p>1.13E+02</text:p>
          </table:table-cell>
          <table:table-cell office:value-type="float" office:value="229.87" calcext:value-type="float">
            <text:p>2.30E+02</text:p>
          </table:table-cell>
          <table:table-cell table:formula="of:=[.C1447]+0.2" office:value-type="float" office:value="289.199999999992" calcext:value-type="float">
            <text:p>289.199999999992</text:p>
          </table:table-cell>
        </table:table-row>
        <table:table-row table:style-name="ro1">
          <table:table-cell office:value-type="float" office:value="113.292" calcext:value-type="float">
            <text:p>1.13E+02</text:p>
          </table:table-cell>
          <table:table-cell office:value-type="float" office:value="229.907" calcext:value-type="float">
            <text:p>2.30E+02</text:p>
          </table:table-cell>
          <table:table-cell table:formula="of:=[.C1448]+0.2" office:value-type="float" office:value="289.399999999992" calcext:value-type="float">
            <text:p>289.399999999992</text:p>
          </table:table-cell>
        </table:table-row>
        <table:table-row table:style-name="ro1">
          <table:table-cell office:value-type="float" office:value="113.308" calcext:value-type="float">
            <text:p>1.13E+02</text:p>
          </table:table-cell>
          <table:table-cell office:value-type="float" office:value="229.944" calcext:value-type="float">
            <text:p>2.30E+02</text:p>
          </table:table-cell>
          <table:table-cell table:formula="of:=[.C1449]+0.2" office:value-type="float" office:value="289.599999999992" calcext:value-type="float">
            <text:p>289.599999999992</text:p>
          </table:table-cell>
        </table:table-row>
        <table:table-row table:style-name="ro1">
          <table:table-cell office:value-type="float" office:value="113.324" calcext:value-type="float">
            <text:p>1.13E+02</text:p>
          </table:table-cell>
          <table:table-cell office:value-type="float" office:value="229.981" calcext:value-type="float">
            <text:p>2.30E+02</text:p>
          </table:table-cell>
          <table:table-cell table:formula="of:=[.C1450]+0.2" office:value-type="float" office:value="289.799999999992" calcext:value-type="float">
            <text:p>289.799999999992</text:p>
          </table:table-cell>
        </table:table-row>
        <table:table-row table:style-name="ro1">
          <table:table-cell office:value-type="float" office:value="113.34" calcext:value-type="float">
            <text:p>1.13E+02</text:p>
          </table:table-cell>
          <table:table-cell office:value-type="float" office:value="230.017" calcext:value-type="float">
            <text:p>2.30E+02</text:p>
          </table:table-cell>
          <table:table-cell table:formula="of:=[.C1451]+0.2" office:value-type="float" office:value="289.999999999992" calcext:value-type="float">
            <text:p>289.999999999992</text:p>
          </table:table-cell>
        </table:table-row>
        <table:table-row table:style-name="ro1">
          <table:table-cell office:value-type="float" office:value="113.357" calcext:value-type="float">
            <text:p>1.13E+02</text:p>
          </table:table-cell>
          <table:table-cell office:value-type="float" office:value="230.053" calcext:value-type="float">
            <text:p>2.30E+02</text:p>
          </table:table-cell>
          <table:table-cell table:formula="of:=[.C1452]+0.2" office:value-type="float" office:value="290.199999999992" calcext:value-type="float">
            <text:p>290.199999999992</text:p>
          </table:table-cell>
        </table:table-row>
        <table:table-row table:style-name="ro1">
          <table:table-cell office:value-type="float" office:value="113.373" calcext:value-type="float">
            <text:p>1.13E+02</text:p>
          </table:table-cell>
          <table:table-cell office:value-type="float" office:value="230.089" calcext:value-type="float">
            <text:p>2.30E+02</text:p>
          </table:table-cell>
          <table:table-cell table:formula="of:=[.C1453]+0.2" office:value-type="float" office:value="290.399999999992" calcext:value-type="float">
            <text:p>290.399999999992</text:p>
          </table:table-cell>
        </table:table-row>
        <table:table-row table:style-name="ro1">
          <table:table-cell office:value-type="float" office:value="113.388" calcext:value-type="float">
            <text:p>1.13E+02</text:p>
          </table:table-cell>
          <table:table-cell office:value-type="float" office:value="230.125" calcext:value-type="float">
            <text:p>2.30E+02</text:p>
          </table:table-cell>
          <table:table-cell table:formula="of:=[.C1454]+0.2" office:value-type="float" office:value="290.599999999992" calcext:value-type="float">
            <text:p>290.599999999992</text:p>
          </table:table-cell>
        </table:table-row>
        <table:table-row table:style-name="ro1">
          <table:table-cell office:value-type="float" office:value="113.404" calcext:value-type="float">
            <text:p>1.13E+02</text:p>
          </table:table-cell>
          <table:table-cell office:value-type="float" office:value="230.161" calcext:value-type="float">
            <text:p>2.30E+02</text:p>
          </table:table-cell>
          <table:table-cell table:formula="of:=[.C1455]+0.2" office:value-type="float" office:value="290.799999999992" calcext:value-type="float">
            <text:p>290.799999999992</text:p>
          </table:table-cell>
        </table:table-row>
        <table:table-row table:style-name="ro1">
          <table:table-cell office:value-type="float" office:value="113.42" calcext:value-type="float">
            <text:p>1.13E+02</text:p>
          </table:table-cell>
          <table:table-cell office:value-type="float" office:value="230.196" calcext:value-type="float">
            <text:p>2.30E+02</text:p>
          </table:table-cell>
          <table:table-cell table:formula="of:=[.C1456]+0.2" office:value-type="float" office:value="290.999999999992" calcext:value-type="float">
            <text:p>290.999999999992</text:p>
          </table:table-cell>
        </table:table-row>
        <table:table-row table:style-name="ro1">
          <table:table-cell office:value-type="float" office:value="113.436" calcext:value-type="float">
            <text:p>1.13E+02</text:p>
          </table:table-cell>
          <table:table-cell office:value-type="float" office:value="230.231" calcext:value-type="float">
            <text:p>2.30E+02</text:p>
          </table:table-cell>
          <table:table-cell table:formula="of:=[.C1457]+0.2" office:value-type="float" office:value="291.199999999992" calcext:value-type="float">
            <text:p>291.199999999992</text:p>
          </table:table-cell>
        </table:table-row>
        <table:table-row table:style-name="ro1">
          <table:table-cell office:value-type="float" office:value="113.451" calcext:value-type="float">
            <text:p>1.13E+02</text:p>
          </table:table-cell>
          <table:table-cell office:value-type="float" office:value="230.266" calcext:value-type="float">
            <text:p>2.30E+02</text:p>
          </table:table-cell>
          <table:table-cell table:formula="of:=[.C1458]+0.2" office:value-type="float" office:value="291.399999999992" calcext:value-type="float">
            <text:p>291.399999999992</text:p>
          </table:table-cell>
        </table:table-row>
        <table:table-row table:style-name="ro1">
          <table:table-cell office:value-type="float" office:value="113.467" calcext:value-type="float">
            <text:p>1.13E+02</text:p>
          </table:table-cell>
          <table:table-cell office:value-type="float" office:value="230.301" calcext:value-type="float">
            <text:p>2.30E+02</text:p>
          </table:table-cell>
          <table:table-cell table:formula="of:=[.C1459]+0.2" office:value-type="float" office:value="291.599999999992" calcext:value-type="float">
            <text:p>291.599999999992</text:p>
          </table:table-cell>
        </table:table-row>
        <table:table-row table:style-name="ro1">
          <table:table-cell office:value-type="float" office:value="113.482" calcext:value-type="float">
            <text:p>1.13E+02</text:p>
          </table:table-cell>
          <table:table-cell office:value-type="float" office:value="230.336" calcext:value-type="float">
            <text:p>2.30E+02</text:p>
          </table:table-cell>
          <table:table-cell table:formula="of:=[.C1460]+0.2" office:value-type="float" office:value="291.799999999992" calcext:value-type="float">
            <text:p>291.799999999992</text:p>
          </table:table-cell>
        </table:table-row>
        <table:table-row table:style-name="ro1">
          <table:table-cell office:value-type="float" office:value="113.497" calcext:value-type="float">
            <text:p>1.13E+02</text:p>
          </table:table-cell>
          <table:table-cell office:value-type="float" office:value="230.37" calcext:value-type="float">
            <text:p>2.30E+02</text:p>
          </table:table-cell>
          <table:table-cell table:formula="of:=[.C1461]+0.2" office:value-type="float" office:value="291.999999999992" calcext:value-type="float">
            <text:p>291.999999999992</text:p>
          </table:table-cell>
        </table:table-row>
        <table:table-row table:style-name="ro1">
          <table:table-cell office:value-type="float" office:value="113.512" calcext:value-type="float">
            <text:p>1.14E+02</text:p>
          </table:table-cell>
          <table:table-cell office:value-type="float" office:value="230.404" calcext:value-type="float">
            <text:p>2.30E+02</text:p>
          </table:table-cell>
          <table:table-cell table:formula="of:=[.C1462]+0.2" office:value-type="float" office:value="292.199999999992" calcext:value-type="float">
            <text:p>292.199999999992</text:p>
          </table:table-cell>
        </table:table-row>
        <table:table-row table:style-name="ro1">
          <table:table-cell office:value-type="float" office:value="113.527" calcext:value-type="float">
            <text:p>1.14E+02</text:p>
          </table:table-cell>
          <table:table-cell office:value-type="float" office:value="230.438" calcext:value-type="float">
            <text:p>2.30E+02</text:p>
          </table:table-cell>
          <table:table-cell table:formula="of:=[.C1463]+0.2" office:value-type="float" office:value="292.399999999992" calcext:value-type="float">
            <text:p>292.399999999992</text:p>
          </table:table-cell>
        </table:table-row>
        <table:table-row table:style-name="ro1">
          <table:table-cell office:value-type="float" office:value="113.542" calcext:value-type="float">
            <text:p>1.14E+02</text:p>
          </table:table-cell>
          <table:table-cell office:value-type="float" office:value="230.472" calcext:value-type="float">
            <text:p>2.30E+02</text:p>
          </table:table-cell>
          <table:table-cell table:formula="of:=[.C1464]+0.2" office:value-type="float" office:value="292.599999999992" calcext:value-type="float">
            <text:p>292.599999999992</text:p>
          </table:table-cell>
        </table:table-row>
        <table:table-row table:style-name="ro1">
          <table:table-cell office:value-type="float" office:value="113.557" calcext:value-type="float">
            <text:p>1.14E+02</text:p>
          </table:table-cell>
          <table:table-cell office:value-type="float" office:value="230.505" calcext:value-type="float">
            <text:p>2.31E+02</text:p>
          </table:table-cell>
          <table:table-cell table:formula="of:=[.C1465]+0.2" office:value-type="float" office:value="292.799999999992" calcext:value-type="float">
            <text:p>292.799999999992</text:p>
          </table:table-cell>
        </table:table-row>
        <table:table-row table:style-name="ro1">
          <table:table-cell office:value-type="float" office:value="113.572" calcext:value-type="float">
            <text:p>1.14E+02</text:p>
          </table:table-cell>
          <table:table-cell office:value-type="float" office:value="230.538" calcext:value-type="float">
            <text:p>2.31E+02</text:p>
          </table:table-cell>
          <table:table-cell table:formula="of:=[.C1466]+0.2" office:value-type="float" office:value="292.999999999992" calcext:value-type="float">
            <text:p>292.999999999992</text:p>
          </table:table-cell>
        </table:table-row>
        <table:table-row table:style-name="ro1">
          <table:table-cell office:value-type="float" office:value="113.587" calcext:value-type="float">
            <text:p>1.14E+02</text:p>
          </table:table-cell>
          <table:table-cell office:value-type="float" office:value="230.572" calcext:value-type="float">
            <text:p>2.31E+02</text:p>
          </table:table-cell>
          <table:table-cell table:formula="of:=[.C1467]+0.2" office:value-type="float" office:value="293.199999999992" calcext:value-type="float">
            <text:p>293.199999999992</text:p>
          </table:table-cell>
        </table:table-row>
        <table:table-row table:style-name="ro1">
          <table:table-cell office:value-type="float" office:value="113.601" calcext:value-type="float">
            <text:p>1.14E+02</text:p>
          </table:table-cell>
          <table:table-cell office:value-type="float" office:value="230.604" calcext:value-type="float">
            <text:p>2.31E+02</text:p>
          </table:table-cell>
          <table:table-cell table:formula="of:=[.C1468]+0.2" office:value-type="float" office:value="293.399999999992" calcext:value-type="float">
            <text:p>293.399999999992</text:p>
          </table:table-cell>
        </table:table-row>
        <table:table-row table:style-name="ro1">
          <table:table-cell office:value-type="float" office:value="113.616" calcext:value-type="float">
            <text:p>1.14E+02</text:p>
          </table:table-cell>
          <table:table-cell office:value-type="float" office:value="230.637" calcext:value-type="float">
            <text:p>2.31E+02</text:p>
          </table:table-cell>
          <table:table-cell table:formula="of:=[.C1469]+0.2" office:value-type="float" office:value="293.599999999992" calcext:value-type="float">
            <text:p>293.599999999992</text:p>
          </table:table-cell>
        </table:table-row>
        <table:table-row table:style-name="ro1">
          <table:table-cell office:value-type="float" office:value="113.63" calcext:value-type="float">
            <text:p>1.14E+02</text:p>
          </table:table-cell>
          <table:table-cell office:value-type="float" office:value="230.67" calcext:value-type="float">
            <text:p>2.31E+02</text:p>
          </table:table-cell>
          <table:table-cell table:formula="of:=[.C1470]+0.2" office:value-type="float" office:value="293.799999999992" calcext:value-type="float">
            <text:p>293.799999999992</text:p>
          </table:table-cell>
        </table:table-row>
        <table:table-row table:style-name="ro1">
          <table:table-cell office:value-type="float" office:value="113.645" calcext:value-type="float">
            <text:p>1.14E+02</text:p>
          </table:table-cell>
          <table:table-cell office:value-type="float" office:value="230.702" calcext:value-type="float">
            <text:p>2.31E+02</text:p>
          </table:table-cell>
          <table:table-cell table:formula="of:=[.C1471]+0.2" office:value-type="float" office:value="293.999999999992" calcext:value-type="float">
            <text:p>293.999999999992</text:p>
          </table:table-cell>
        </table:table-row>
        <table:table-row table:style-name="ro1">
          <table:table-cell office:value-type="float" office:value="113.659" calcext:value-type="float">
            <text:p>1.14E+02</text:p>
          </table:table-cell>
          <table:table-cell office:value-type="float" office:value="230.734" calcext:value-type="float">
            <text:p>2.31E+02</text:p>
          </table:table-cell>
          <table:table-cell table:formula="of:=[.C1472]+0.2" office:value-type="float" office:value="294.199999999992" calcext:value-type="float">
            <text:p>294.199999999992</text:p>
          </table:table-cell>
        </table:table-row>
        <table:table-row table:style-name="ro1">
          <table:table-cell office:value-type="float" office:value="113.673" calcext:value-type="float">
            <text:p>1.14E+02</text:p>
          </table:table-cell>
          <table:table-cell office:value-type="float" office:value="230.766" calcext:value-type="float">
            <text:p>2.31E+02</text:p>
          </table:table-cell>
          <table:table-cell table:formula="of:=[.C1473]+0.2" office:value-type="float" office:value="294.399999999992" calcext:value-type="float">
            <text:p>294.399999999992</text:p>
          </table:table-cell>
        </table:table-row>
        <table:table-row table:style-name="ro1">
          <table:table-cell office:value-type="float" office:value="113.687" calcext:value-type="float">
            <text:p>1.14E+02</text:p>
          </table:table-cell>
          <table:table-cell office:value-type="float" office:value="230.797" calcext:value-type="float">
            <text:p>2.31E+02</text:p>
          </table:table-cell>
          <table:table-cell table:formula="of:=[.C1474]+0.2" office:value-type="float" office:value="294.599999999992" calcext:value-type="float">
            <text:p>294.599999999992</text:p>
          </table:table-cell>
        </table:table-row>
        <table:table-row table:style-name="ro1">
          <table:table-cell office:value-type="float" office:value="113.701" calcext:value-type="float">
            <text:p>1.14E+02</text:p>
          </table:table-cell>
          <table:table-cell office:value-type="float" office:value="230.829" calcext:value-type="float">
            <text:p>2.31E+02</text:p>
          </table:table-cell>
          <table:table-cell table:formula="of:=[.C1475]+0.2" office:value-type="float" office:value="294.799999999992" calcext:value-type="float">
            <text:p>294.799999999992</text:p>
          </table:table-cell>
        </table:table-row>
        <table:table-row table:style-name="ro1">
          <table:table-cell office:value-type="float" office:value="113.715" calcext:value-type="float">
            <text:p>1.14E+02</text:p>
          </table:table-cell>
          <table:table-cell office:value-type="float" office:value="230.86" calcext:value-type="float">
            <text:p>2.31E+02</text:p>
          </table:table-cell>
          <table:table-cell table:formula="of:=[.C1476]+0.2" office:value-type="float" office:value="294.999999999992" calcext:value-type="float">
            <text:p>294.999999999992</text:p>
          </table:table-cell>
        </table:table-row>
        <table:table-row table:style-name="ro1">
          <table:table-cell office:value-type="float" office:value="113.729" calcext:value-type="float">
            <text:p>1.14E+02</text:p>
          </table:table-cell>
          <table:table-cell office:value-type="float" office:value="230.891" calcext:value-type="float">
            <text:p>2.31E+02</text:p>
          </table:table-cell>
          <table:table-cell table:formula="of:=[.C1477]+0.2" office:value-type="float" office:value="295.199999999992" calcext:value-type="float">
            <text:p>295.199999999992</text:p>
          </table:table-cell>
        </table:table-row>
        <table:table-row table:style-name="ro1">
          <table:table-cell office:value-type="float" office:value="113.742" calcext:value-type="float">
            <text:p>1.14E+02</text:p>
          </table:table-cell>
          <table:table-cell office:value-type="float" office:value="230.922" calcext:value-type="float">
            <text:p>2.31E+02</text:p>
          </table:table-cell>
          <table:table-cell table:formula="of:=[.C1478]+0.2" office:value-type="float" office:value="295.399999999992" calcext:value-type="float">
            <text:p>295.399999999992</text:p>
          </table:table-cell>
        </table:table-row>
        <table:table-row table:style-name="ro1">
          <table:table-cell office:value-type="float" office:value="113.756" calcext:value-type="float">
            <text:p>1.14E+02</text:p>
          </table:table-cell>
          <table:table-cell office:value-type="float" office:value="230.952" calcext:value-type="float">
            <text:p>2.31E+02</text:p>
          </table:table-cell>
          <table:table-cell table:formula="of:=[.C1479]+0.2" office:value-type="float" office:value="295.599999999992" calcext:value-type="float">
            <text:p>295.599999999992</text:p>
          </table:table-cell>
        </table:table-row>
        <table:table-row table:style-name="ro1">
          <table:table-cell office:value-type="float" office:value="113.769" calcext:value-type="float">
            <text:p>1.14E+02</text:p>
          </table:table-cell>
          <table:table-cell office:value-type="float" office:value="230.983" calcext:value-type="float">
            <text:p>2.31E+02</text:p>
          </table:table-cell>
          <table:table-cell table:formula="of:=[.C1480]+0.2" office:value-type="float" office:value="295.799999999992" calcext:value-type="float">
            <text:p>295.799999999992</text:p>
          </table:table-cell>
        </table:table-row>
        <table:table-row table:style-name="ro1">
          <table:table-cell office:value-type="float" office:value="113.783" calcext:value-type="float">
            <text:p>1.14E+02</text:p>
          </table:table-cell>
          <table:table-cell office:value-type="float" office:value="231.013" calcext:value-type="float">
            <text:p>2.31E+02</text:p>
          </table:table-cell>
          <table:table-cell table:formula="of:=[.C1481]+0.2" office:value-type="float" office:value="295.999999999992" calcext:value-type="float">
            <text:p>295.999999999992</text:p>
          </table:table-cell>
        </table:table-row>
        <table:table-row table:style-name="ro1">
          <table:table-cell office:value-type="float" office:value="113.796" calcext:value-type="float">
            <text:p>1.14E+02</text:p>
          </table:table-cell>
          <table:table-cell office:value-type="float" office:value="231.043" calcext:value-type="float">
            <text:p>2.31E+02</text:p>
          </table:table-cell>
          <table:table-cell table:formula="of:=[.C1482]+0.2" office:value-type="float" office:value="296.199999999992" calcext:value-type="float">
            <text:p>296.199999999992</text:p>
          </table:table-cell>
        </table:table-row>
        <table:table-row table:style-name="ro1">
          <table:table-cell office:value-type="float" office:value="113.809" calcext:value-type="float">
            <text:p>1.14E+02</text:p>
          </table:table-cell>
          <table:table-cell office:value-type="float" office:value="231.072" calcext:value-type="float">
            <text:p>2.31E+02</text:p>
          </table:table-cell>
          <table:table-cell table:formula="of:=[.C1483]+0.2" office:value-type="float" office:value="296.399999999992" calcext:value-type="float">
            <text:p>296.399999999992</text:p>
          </table:table-cell>
        </table:table-row>
        <table:table-row table:style-name="ro1">
          <table:table-cell office:value-type="float" office:value="113.823" calcext:value-type="float">
            <text:p>1.14E+02</text:p>
          </table:table-cell>
          <table:table-cell office:value-type="float" office:value="231.102" calcext:value-type="float">
            <text:p>2.31E+02</text:p>
          </table:table-cell>
          <table:table-cell table:formula="of:=[.C1484]+0.2" office:value-type="float" office:value="296.599999999992" calcext:value-type="float">
            <text:p>296.599999999992</text:p>
          </table:table-cell>
        </table:table-row>
        <table:table-row table:style-name="ro1">
          <table:table-cell office:value-type="float" office:value="113.836" calcext:value-type="float">
            <text:p>1.14E+02</text:p>
          </table:table-cell>
          <table:table-cell office:value-type="float" office:value="231.131" calcext:value-type="float">
            <text:p>2.31E+02</text:p>
          </table:table-cell>
          <table:table-cell table:formula="of:=[.C1485]+0.2" office:value-type="float" office:value="296.799999999992" calcext:value-type="float">
            <text:p>296.799999999992</text:p>
          </table:table-cell>
        </table:table-row>
        <table:table-row table:style-name="ro1">
          <table:table-cell office:value-type="float" office:value="113.849" calcext:value-type="float">
            <text:p>1.14E+02</text:p>
          </table:table-cell>
          <table:table-cell office:value-type="float" office:value="231.161" calcext:value-type="float">
            <text:p>2.31E+02</text:p>
          </table:table-cell>
          <table:table-cell table:formula="of:=[.C1486]+0.2" office:value-type="float" office:value="296.999999999992" calcext:value-type="float">
            <text:p>296.999999999992</text:p>
          </table:table-cell>
        </table:table-row>
        <table:table-row table:style-name="ro1">
          <table:table-cell office:value-type="float" office:value="113.861" calcext:value-type="float">
            <text:p>1.14E+02</text:p>
          </table:table-cell>
          <table:table-cell office:value-type="float" office:value="231.189" calcext:value-type="float">
            <text:p>2.31E+02</text:p>
          </table:table-cell>
          <table:table-cell table:formula="of:=[.C1487]+0.2" office:value-type="float" office:value="297.199999999992" calcext:value-type="float">
            <text:p>297.199999999992</text:p>
          </table:table-cell>
        </table:table-row>
        <table:table-row table:style-name="ro1">
          <table:table-cell office:value-type="float" office:value="113.874" calcext:value-type="float">
            <text:p>1.14E+02</text:p>
          </table:table-cell>
          <table:table-cell office:value-type="float" office:value="231.218" calcext:value-type="float">
            <text:p>2.31E+02</text:p>
          </table:table-cell>
          <table:table-cell table:formula="of:=[.C1488]+0.2" office:value-type="float" office:value="297.399999999992" calcext:value-type="float">
            <text:p>297.399999999992</text:p>
          </table:table-cell>
        </table:table-row>
        <table:table-row table:style-name="ro1">
          <table:table-cell office:value-type="float" office:value="113.887" calcext:value-type="float">
            <text:p>1.14E+02</text:p>
          </table:table-cell>
          <table:table-cell office:value-type="float" office:value="231.247" calcext:value-type="float">
            <text:p>2.31E+02</text:p>
          </table:table-cell>
          <table:table-cell table:formula="of:=[.C1489]+0.2" office:value-type="float" office:value="297.599999999992" calcext:value-type="float">
            <text:p>297.599999999992</text:p>
          </table:table-cell>
        </table:table-row>
        <table:table-row table:style-name="ro1">
          <table:table-cell office:value-type="float" office:value="113.899" calcext:value-type="float">
            <text:p>1.14E+02</text:p>
          </table:table-cell>
          <table:table-cell office:value-type="float" office:value="231.275" calcext:value-type="float">
            <text:p>2.31E+02</text:p>
          </table:table-cell>
          <table:table-cell table:formula="of:=[.C1490]+0.2" office:value-type="float" office:value="297.799999999992" calcext:value-type="float">
            <text:p>297.799999999992</text:p>
          </table:table-cell>
        </table:table-row>
        <table:table-row table:style-name="ro1">
          <table:table-cell office:value-type="float" office:value="113.912" calcext:value-type="float">
            <text:p>1.14E+02</text:p>
          </table:table-cell>
          <table:table-cell office:value-type="float" office:value="231.303" calcext:value-type="float">
            <text:p>2.31E+02</text:p>
          </table:table-cell>
          <table:table-cell table:formula="of:=[.C1491]+0.2" office:value-type="float" office:value="297.999999999992" calcext:value-type="float">
            <text:p>297.999999999992</text:p>
          </table:table-cell>
        </table:table-row>
        <table:table-row table:style-name="ro1">
          <table:table-cell office:value-type="float" office:value="113.924" calcext:value-type="float">
            <text:p>1.14E+02</text:p>
          </table:table-cell>
          <table:table-cell office:value-type="float" office:value="231.331" calcext:value-type="float">
            <text:p>2.31E+02</text:p>
          </table:table-cell>
          <table:table-cell table:formula="of:=[.C1492]+0.2" office:value-type="float" office:value="298.199999999992" calcext:value-type="float">
            <text:p>298.199999999992</text:p>
          </table:table-cell>
        </table:table-row>
        <table:table-row table:style-name="ro1">
          <table:table-cell office:value-type="float" office:value="113.937" calcext:value-type="float">
            <text:p>1.14E+02</text:p>
          </table:table-cell>
          <table:table-cell office:value-type="float" office:value="231.359" calcext:value-type="float">
            <text:p>2.31E+02</text:p>
          </table:table-cell>
          <table:table-cell table:formula="of:=[.C1493]+0.2" office:value-type="float" office:value="298.399999999992" calcext:value-type="float">
            <text:p>298.399999999992</text:p>
          </table:table-cell>
        </table:table-row>
        <table:table-row table:style-name="ro1">
          <table:table-cell office:value-type="float" office:value="113.949" calcext:value-type="float">
            <text:p>1.14E+02</text:p>
          </table:table-cell>
          <table:table-cell office:value-type="float" office:value="231.386" calcext:value-type="float">
            <text:p>2.31E+02</text:p>
          </table:table-cell>
          <table:table-cell table:formula="of:=[.C1494]+0.2" office:value-type="float" office:value="298.599999999992" calcext:value-type="float">
            <text:p>298.599999999992</text:p>
          </table:table-cell>
        </table:table-row>
        <table:table-row table:style-name="ro1">
          <table:table-cell office:value-type="float" office:value="113.961" calcext:value-type="float">
            <text:p>1.14E+02</text:p>
          </table:table-cell>
          <table:table-cell office:value-type="float" office:value="231.414" calcext:value-type="float">
            <text:p>2.31E+02</text:p>
          </table:table-cell>
          <table:table-cell table:formula="of:=[.C1495]+0.2" office:value-type="float" office:value="298.799999999992" calcext:value-type="float">
            <text:p>298.799999999992</text:p>
          </table:table-cell>
        </table:table-row>
        <table:table-row table:style-name="ro1">
          <table:table-cell office:value-type="float" office:value="113.973" calcext:value-type="float">
            <text:p>1.14E+02</text:p>
          </table:table-cell>
          <table:table-cell office:value-type="float" office:value="231.441" calcext:value-type="float">
            <text:p>2.31E+02</text:p>
          </table:table-cell>
          <table:table-cell table:formula="of:=[.C1496]+0.2" office:value-type="float" office:value="298.999999999992" calcext:value-type="float">
            <text:p>298.999999999992</text:p>
          </table:table-cell>
        </table:table-row>
        <table:table-row table:style-name="ro1">
          <table:table-cell office:value-type="float" office:value="113.985" calcext:value-type="float">
            <text:p>1.14E+02</text:p>
          </table:table-cell>
          <table:table-cell office:value-type="float" office:value="231.468" calcext:value-type="float">
            <text:p>2.31E+02</text:p>
          </table:table-cell>
          <table:table-cell table:formula="of:=[.C1497]+0.2" office:value-type="float" office:value="299.199999999992" calcext:value-type="float">
            <text:p>299.199999999992</text:p>
          </table:table-cell>
        </table:table-row>
        <table:table-row table:style-name="ro1">
          <table:table-cell office:value-type="float" office:value="113.997" calcext:value-type="float">
            <text:p>1.14E+02</text:p>
          </table:table-cell>
          <table:table-cell office:value-type="float" office:value="231.495" calcext:value-type="float">
            <text:p>2.31E+02</text:p>
          </table:table-cell>
          <table:table-cell table:formula="of:=[.C1498]+0.2" office:value-type="float" office:value="299.399999999992" calcext:value-type="float">
            <text:p>299.399999999992</text:p>
          </table:table-cell>
        </table:table-row>
        <table:table-row table:style-name="ro1">
          <table:table-cell office:value-type="float" office:value="114.009" calcext:value-type="float">
            <text:p>1.14E+02</text:p>
          </table:table-cell>
          <table:table-cell office:value-type="float" office:value="231.521" calcext:value-type="float">
            <text:p>2.32E+02</text:p>
          </table:table-cell>
          <table:table-cell table:formula="of:=[.C1499]+0.2" office:value-type="float" office:value="299.599999999992" calcext:value-type="float">
            <text:p>299.599999999992</text:p>
          </table:table-cell>
        </table:table-row>
        <table:table-row table:style-name="ro1">
          <table:table-cell office:value-type="float" office:value="114.02" calcext:value-type="float">
            <text:p>1.14E+02</text:p>
          </table:table-cell>
          <table:table-cell office:value-type="float" office:value="231.547" calcext:value-type="float">
            <text:p>2.32E+02</text:p>
          </table:table-cell>
          <table:table-cell table:formula="of:=[.C1500]+0.2" office:value-type="float" office:value="299.799999999992" calcext:value-type="float">
            <text:p>299.799999999992</text:p>
          </table:table-cell>
        </table:table-row>
        <table:table-row table:style-name="ro1">
          <table:table-cell office:value-type="float" office:value="114.032" calcext:value-type="float">
            <text:p>1.14E+02</text:p>
          </table:table-cell>
          <table:table-cell office:value-type="float" office:value="231.573" calcext:value-type="float">
            <text:p>2.32E+02</text:p>
          </table:table-cell>
          <table:table-cell table:formula="of:=[.C1501]+0.2" office:value-type="float" office:value="299.999999999992" calcext:value-type="float">
            <text:p>299.999999999992</text:p>
          </table:table-cell>
        </table:table-row>
        <table:table-row table:style-name="ro1">
          <table:table-cell office:value-type="float" office:value="114.044" calcext:value-type="float">
            <text:p>1.14E+02</text:p>
          </table:table-cell>
          <table:table-cell office:value-type="float" office:value="231.599" calcext:value-type="float">
            <text:p>2.32E+02</text:p>
          </table:table-cell>
          <table:table-cell table:formula="of:=[.C1502]+0.2" office:value-type="float" office:value="300.199999999992" calcext:value-type="float">
            <text:p>300.199999999992</text:p>
          </table:table-cell>
        </table:table-row>
        <table:table-row table:style-name="ro1">
          <table:table-cell office:value-type="float" office:value="114.055" calcext:value-type="float">
            <text:p>1.14E+02</text:p>
          </table:table-cell>
          <table:table-cell office:value-type="float" office:value="231.625" calcext:value-type="float">
            <text:p>2.32E+02</text:p>
          </table:table-cell>
          <table:table-cell table:formula="of:=[.C1503]+0.2" office:value-type="float" office:value="300.399999999992" calcext:value-type="float">
            <text:p>300.399999999992</text:p>
          </table:table-cell>
        </table:table-row>
        <table:table-row table:style-name="ro1">
          <table:table-cell office:value-type="float" office:value="114.066" calcext:value-type="float">
            <text:p>1.14E+02</text:p>
          </table:table-cell>
          <table:table-cell office:value-type="float" office:value="231.651" calcext:value-type="float">
            <text:p>2.32E+02</text:p>
          </table:table-cell>
          <table:table-cell table:formula="of:=[.C1504]+0.2" office:value-type="float" office:value="300.599999999991" calcext:value-type="float">
            <text:p>300.599999999991</text:p>
          </table:table-cell>
        </table:table-row>
        <table:table-row table:style-name="ro1">
          <table:table-cell office:value-type="float" office:value="114.078" calcext:value-type="float">
            <text:p>1.14E+02</text:p>
          </table:table-cell>
          <table:table-cell office:value-type="float" office:value="231.676" calcext:value-type="float">
            <text:p>2.32E+02</text:p>
          </table:table-cell>
          <table:table-cell table:formula="of:=[.C1505]+0.2" office:value-type="float" office:value="300.799999999991" calcext:value-type="float">
            <text:p>300.799999999991</text:p>
          </table:table-cell>
        </table:table-row>
        <table:table-row table:style-name="ro1">
          <table:table-cell office:value-type="float" office:value="114.089" calcext:value-type="float">
            <text:p>1.14E+02</text:p>
          </table:table-cell>
          <table:table-cell office:value-type="float" office:value="231.701" calcext:value-type="float">
            <text:p>2.32E+02</text:p>
          </table:table-cell>
          <table:table-cell table:formula="of:=[.C1506]+0.2" office:value-type="float" office:value="300.999999999991" calcext:value-type="float">
            <text:p>300.999999999991</text:p>
          </table:table-cell>
        </table:table-row>
        <table:table-row table:style-name="ro1">
          <table:table-cell office:value-type="float" office:value="114.1" calcext:value-type="float">
            <text:p>1.14E+02</text:p>
          </table:table-cell>
          <table:table-cell office:value-type="float" office:value="231.726" calcext:value-type="float">
            <text:p>2.32E+02</text:p>
          </table:table-cell>
          <table:table-cell table:formula="of:=[.C1507]+0.2" office:value-type="float" office:value="301.199999999991" calcext:value-type="float">
            <text:p>301.199999999991</text:p>
          </table:table-cell>
        </table:table-row>
        <table:table-row table:style-name="ro1">
          <table:table-cell office:value-type="float" office:value="114.111" calcext:value-type="float">
            <text:p>1.14E+02</text:p>
          </table:table-cell>
          <table:table-cell office:value-type="float" office:value="231.751" calcext:value-type="float">
            <text:p>2.32E+02</text:p>
          </table:table-cell>
          <table:table-cell table:formula="of:=[.C1508]+0.2" office:value-type="float" office:value="301.399999999991" calcext:value-type="float">
            <text:p>301.399999999991</text:p>
          </table:table-cell>
        </table:table-row>
        <table:table-row table:style-name="ro1">
          <table:table-cell office:value-type="float" office:value="114.122" calcext:value-type="float">
            <text:p>1.14E+02</text:p>
          </table:table-cell>
          <table:table-cell office:value-type="float" office:value="231.775" calcext:value-type="float">
            <text:p>2.32E+02</text:p>
          </table:table-cell>
          <table:table-cell table:formula="of:=[.C1509]+0.2" office:value-type="float" office:value="301.599999999991" calcext:value-type="float">
            <text:p>301.599999999991</text:p>
          </table:table-cell>
        </table:table-row>
        <table:table-row table:style-name="ro1">
          <table:table-cell office:value-type="float" office:value="114.133" calcext:value-type="float">
            <text:p>1.14E+02</text:p>
          </table:table-cell>
          <table:table-cell office:value-type="float" office:value="231.8" calcext:value-type="float">
            <text:p>2.32E+02</text:p>
          </table:table-cell>
          <table:table-cell table:formula="of:=[.C1510]+0.2" office:value-type="float" office:value="301.799999999991" calcext:value-type="float">
            <text:p>301.799999999991</text:p>
          </table:table-cell>
        </table:table-row>
        <table:table-row table:style-name="ro1">
          <table:table-cell office:value-type="float" office:value="114.143" calcext:value-type="float">
            <text:p>1.14E+02</text:p>
          </table:table-cell>
          <table:table-cell office:value-type="float" office:value="231.824" calcext:value-type="float">
            <text:p>2.32E+02</text:p>
          </table:table-cell>
          <table:table-cell table:formula="of:=[.C1511]+0.2" office:value-type="float" office:value="301.999999999991" calcext:value-type="float">
            <text:p>301.999999999991</text:p>
          </table:table-cell>
        </table:table-row>
        <table:table-row table:style-name="ro1">
          <table:table-cell office:value-type="float" office:value="114.154" calcext:value-type="float">
            <text:p>1.14E+02</text:p>
          </table:table-cell>
          <table:table-cell office:value-type="float" office:value="231.848" calcext:value-type="float">
            <text:p>2.32E+02</text:p>
          </table:table-cell>
          <table:table-cell table:formula="of:=[.C1512]+0.2" office:value-type="float" office:value="302.199999999991" calcext:value-type="float">
            <text:p>302.199999999991</text:p>
          </table:table-cell>
        </table:table-row>
        <table:table-row table:style-name="ro1">
          <table:table-cell office:value-type="float" office:value="114.164" calcext:value-type="float">
            <text:p>1.14E+02</text:p>
          </table:table-cell>
          <table:table-cell office:value-type="float" office:value="231.871" calcext:value-type="float">
            <text:p>2.32E+02</text:p>
          </table:table-cell>
          <table:table-cell table:formula="of:=[.C1513]+0.2" office:value-type="float" office:value="302.399999999991" calcext:value-type="float">
            <text:p>302.399999999991</text:p>
          </table:table-cell>
        </table:table-row>
        <table:table-row table:style-name="ro1">
          <table:table-cell office:value-type="float" office:value="114.175" calcext:value-type="float">
            <text:p>1.14E+02</text:p>
          </table:table-cell>
          <table:table-cell office:value-type="float" office:value="231.895" calcext:value-type="float">
            <text:p>2.32E+02</text:p>
          </table:table-cell>
          <table:table-cell table:formula="of:=[.C1514]+0.2" office:value-type="float" office:value="302.599999999991" calcext:value-type="float">
            <text:p>302.599999999991</text:p>
          </table:table-cell>
        </table:table-row>
        <table:table-row table:style-name="ro1">
          <table:table-cell office:value-type="float" office:value="114.185" calcext:value-type="float">
            <text:p>1.14E+02</text:p>
          </table:table-cell>
          <table:table-cell office:value-type="float" office:value="231.918" calcext:value-type="float">
            <text:p>2.32E+02</text:p>
          </table:table-cell>
          <table:table-cell table:formula="of:=[.C1515]+0.2" office:value-type="float" office:value="302.799999999991" calcext:value-type="float">
            <text:p>302.799999999991</text:p>
          </table:table-cell>
        </table:table-row>
        <table:table-row table:style-name="ro1">
          <table:table-cell office:value-type="float" office:value="114.196" calcext:value-type="float">
            <text:p>1.14E+02</text:p>
          </table:table-cell>
          <table:table-cell office:value-type="float" office:value="231.941" calcext:value-type="float">
            <text:p>2.32E+02</text:p>
          </table:table-cell>
          <table:table-cell table:formula="of:=[.C1516]+0.2" office:value-type="float" office:value="302.999999999991" calcext:value-type="float">
            <text:p>302.999999999991</text:p>
          </table:table-cell>
        </table:table-row>
        <table:table-row table:style-name="ro1">
          <table:table-cell office:value-type="float" office:value="114.206" calcext:value-type="float">
            <text:p>1.14E+02</text:p>
          </table:table-cell>
          <table:table-cell office:value-type="float" office:value="231.964" calcext:value-type="float">
            <text:p>2.32E+02</text:p>
          </table:table-cell>
          <table:table-cell table:formula="of:=[.C1517]+0.2" office:value-type="float" office:value="303.199999999991" calcext:value-type="float">
            <text:p>303.199999999991</text:p>
          </table:table-cell>
        </table:table-row>
        <table:table-row table:style-name="ro1">
          <table:table-cell office:value-type="float" office:value="114.216" calcext:value-type="float">
            <text:p>1.14E+02</text:p>
          </table:table-cell>
          <table:table-cell office:value-type="float" office:value="231.987" calcext:value-type="float">
            <text:p>2.32E+02</text:p>
          </table:table-cell>
          <table:table-cell table:formula="of:=[.C1518]+0.2" office:value-type="float" office:value="303.399999999991" calcext:value-type="float">
            <text:p>303.399999999991</text:p>
          </table:table-cell>
        </table:table-row>
        <table:table-row table:style-name="ro1">
          <table:table-cell office:value-type="float" office:value="114.226" calcext:value-type="float">
            <text:p>1.14E+02</text:p>
          </table:table-cell>
          <table:table-cell office:value-type="float" office:value="232.01" calcext:value-type="float">
            <text:p>2.32E+02</text:p>
          </table:table-cell>
          <table:table-cell table:formula="of:=[.C1519]+0.2" office:value-type="float" office:value="303.599999999991" calcext:value-type="float">
            <text:p>303.599999999991</text:p>
          </table:table-cell>
        </table:table-row>
        <table:table-row table:style-name="ro1">
          <table:table-cell office:value-type="float" office:value="114.236" calcext:value-type="float">
            <text:p>1.14E+02</text:p>
          </table:table-cell>
          <table:table-cell office:value-type="float" office:value="232.032" calcext:value-type="float">
            <text:p>2.32E+02</text:p>
          </table:table-cell>
          <table:table-cell table:formula="of:=[.C1520]+0.2" office:value-type="float" office:value="303.799999999991" calcext:value-type="float">
            <text:p>303.799999999991</text:p>
          </table:table-cell>
        </table:table-row>
        <table:table-row table:style-name="ro1">
          <table:table-cell office:value-type="float" office:value="114.246" calcext:value-type="float">
            <text:p>1.14E+02</text:p>
          </table:table-cell>
          <table:table-cell office:value-type="float" office:value="232.054" calcext:value-type="float">
            <text:p>2.32E+02</text:p>
          </table:table-cell>
          <table:table-cell table:formula="of:=[.C1521]+0.2" office:value-type="float" office:value="303.999999999991" calcext:value-type="float">
            <text:p>303.999999999991</text:p>
          </table:table-cell>
        </table:table-row>
        <table:table-row table:style-name="ro1">
          <table:table-cell office:value-type="float" office:value="114.256" calcext:value-type="float">
            <text:p>1.14E+02</text:p>
          </table:table-cell>
          <table:table-cell office:value-type="float" office:value="232.076" calcext:value-type="float">
            <text:p>2.32E+02</text:p>
          </table:table-cell>
          <table:table-cell table:formula="of:=[.C1522]+0.2" office:value-type="float" office:value="304.199999999991" calcext:value-type="float">
            <text:p>304.199999999991</text:p>
          </table:table-cell>
        </table:table-row>
        <table:table-row table:style-name="ro1">
          <table:table-cell office:value-type="float" office:value="114.265" calcext:value-type="float">
            <text:p>1.14E+02</text:p>
          </table:table-cell>
          <table:table-cell office:value-type="float" office:value="232.098" calcext:value-type="float">
            <text:p>2.32E+02</text:p>
          </table:table-cell>
          <table:table-cell table:formula="of:=[.C1523]+0.2" office:value-type="float" office:value="304.399999999991" calcext:value-type="float">
            <text:p>304.399999999991</text:p>
          </table:table-cell>
        </table:table-row>
        <table:table-row table:style-name="ro1">
          <table:table-cell office:value-type="float" office:value="114.275" calcext:value-type="float">
            <text:p>1.14E+02</text:p>
          </table:table-cell>
          <table:table-cell office:value-type="float" office:value="232.12" calcext:value-type="float">
            <text:p>2.32E+02</text:p>
          </table:table-cell>
          <table:table-cell table:formula="of:=[.C1524]+0.2" office:value-type="float" office:value="304.599999999991" calcext:value-type="float">
            <text:p>304.599999999991</text:p>
          </table:table-cell>
        </table:table-row>
        <table:table-row table:style-name="ro1">
          <table:table-cell office:value-type="float" office:value="114.284" calcext:value-type="float">
            <text:p>1.14E+02</text:p>
          </table:table-cell>
          <table:table-cell office:value-type="float" office:value="232.141" calcext:value-type="float">
            <text:p>2.32E+02</text:p>
          </table:table-cell>
          <table:table-cell table:formula="of:=[.C1525]+0.2" office:value-type="float" office:value="304.799999999991" calcext:value-type="float">
            <text:p>304.799999999991</text:p>
          </table:table-cell>
        </table:table-row>
        <table:table-row table:style-name="ro1">
          <table:table-cell office:value-type="float" office:value="114.294" calcext:value-type="float">
            <text:p>1.14E+02</text:p>
          </table:table-cell>
          <table:table-cell office:value-type="float" office:value="232.162" calcext:value-type="float">
            <text:p>2.32E+02</text:p>
          </table:table-cell>
          <table:table-cell table:formula="of:=[.C1526]+0.2" office:value-type="float" office:value="304.999999999991" calcext:value-type="float">
            <text:p>304.999999999991</text:p>
          </table:table-cell>
        </table:table-row>
        <table:table-row table:style-name="ro1">
          <table:table-cell office:value-type="float" office:value="114.303" calcext:value-type="float">
            <text:p>1.14E+02</text:p>
          </table:table-cell>
          <table:table-cell office:value-type="float" office:value="232.183" calcext:value-type="float">
            <text:p>2.32E+02</text:p>
          </table:table-cell>
          <table:table-cell table:formula="of:=[.C1527]+0.2" office:value-type="float" office:value="305.199999999991" calcext:value-type="float">
            <text:p>305.199999999991</text:p>
          </table:table-cell>
        </table:table-row>
        <table:table-row table:style-name="ro1">
          <table:table-cell office:value-type="float" office:value="114.312" calcext:value-type="float">
            <text:p>1.14E+02</text:p>
          </table:table-cell>
          <table:table-cell office:value-type="float" office:value="232.204" calcext:value-type="float">
            <text:p>2.32E+02</text:p>
          </table:table-cell>
          <table:table-cell table:formula="of:=[.C1528]+0.2" office:value-type="float" office:value="305.399999999991" calcext:value-type="float">
            <text:p>305.399999999991</text:p>
          </table:table-cell>
        </table:table-row>
        <table:table-row table:style-name="ro1">
          <table:table-cell office:value-type="float" office:value="114.322" calcext:value-type="float">
            <text:p>1.14E+02</text:p>
          </table:table-cell>
          <table:table-cell office:value-type="float" office:value="232.225" calcext:value-type="float">
            <text:p>2.32E+02</text:p>
          </table:table-cell>
          <table:table-cell table:formula="of:=[.C1529]+0.2" office:value-type="float" office:value="305.599999999991" calcext:value-type="float">
            <text:p>305.599999999991</text:p>
          </table:table-cell>
        </table:table-row>
        <table:table-row table:style-name="ro1">
          <table:table-cell office:value-type="float" office:value="114.331" calcext:value-type="float">
            <text:p>1.14E+02</text:p>
          </table:table-cell>
          <table:table-cell office:value-type="float" office:value="232.245" calcext:value-type="float">
            <text:p>2.32E+02</text:p>
          </table:table-cell>
          <table:table-cell table:formula="of:=[.C1530]+0.2" office:value-type="float" office:value="305.799999999991" calcext:value-type="float">
            <text:p>305.799999999991</text:p>
          </table:table-cell>
        </table:table-row>
        <table:table-row table:style-name="ro1">
          <table:table-cell office:value-type="float" office:value="114.34" calcext:value-type="float">
            <text:p>1.14E+02</text:p>
          </table:table-cell>
          <table:table-cell office:value-type="float" office:value="232.266" calcext:value-type="float">
            <text:p>2.32E+02</text:p>
          </table:table-cell>
          <table:table-cell table:formula="of:=[.C1531]+0.2" office:value-type="float" office:value="305.999999999991" calcext:value-type="float">
            <text:p>305.999999999991</text:p>
          </table:table-cell>
        </table:table-row>
        <table:table-row table:style-name="ro1">
          <table:table-cell office:value-type="float" office:value="114.349" calcext:value-type="float">
            <text:p>1.14E+02</text:p>
          </table:table-cell>
          <table:table-cell office:value-type="float" office:value="232.286" calcext:value-type="float">
            <text:p>2.32E+02</text:p>
          </table:table-cell>
          <table:table-cell table:formula="of:=[.C1532]+0.2" office:value-type="float" office:value="306.199999999991" calcext:value-type="float">
            <text:p>306.199999999991</text:p>
          </table:table-cell>
        </table:table-row>
        <table:table-row table:style-name="ro1">
          <table:table-cell office:value-type="float" office:value="114.357" calcext:value-type="float">
            <text:p>1.14E+02</text:p>
          </table:table-cell>
          <table:table-cell office:value-type="float" office:value="232.305" calcext:value-type="float">
            <text:p>2.32E+02</text:p>
          </table:table-cell>
          <table:table-cell table:formula="of:=[.C1533]+0.2" office:value-type="float" office:value="306.399999999991" calcext:value-type="float">
            <text:p>306.399999999991</text:p>
          </table:table-cell>
        </table:table-row>
        <table:table-row table:style-name="ro1">
          <table:table-cell office:value-type="float" office:value="114.366" calcext:value-type="float">
            <text:p>1.14E+02</text:p>
          </table:table-cell>
          <table:table-cell office:value-type="float" office:value="232.325" calcext:value-type="float">
            <text:p>2.32E+02</text:p>
          </table:table-cell>
          <table:table-cell table:formula="of:=[.C1534]+0.2" office:value-type="float" office:value="306.599999999991" calcext:value-type="float">
            <text:p>306.599999999991</text:p>
          </table:table-cell>
        </table:table-row>
        <table:table-row table:style-name="ro1">
          <table:table-cell office:value-type="float" office:value="114.375" calcext:value-type="float">
            <text:p>1.14E+02</text:p>
          </table:table-cell>
          <table:table-cell office:value-type="float" office:value="232.345" calcext:value-type="float">
            <text:p>2.32E+02</text:p>
          </table:table-cell>
          <table:table-cell table:formula="of:=[.C1535]+0.2" office:value-type="float" office:value="306.799999999991" calcext:value-type="float">
            <text:p>306.799999999991</text:p>
          </table:table-cell>
        </table:table-row>
        <table:table-row table:style-name="ro1">
          <table:table-cell office:value-type="float" office:value="114.383" calcext:value-type="float">
            <text:p>1.14E+02</text:p>
          </table:table-cell>
          <table:table-cell office:value-type="float" office:value="232.364" calcext:value-type="float">
            <text:p>2.32E+02</text:p>
          </table:table-cell>
          <table:table-cell table:formula="of:=[.C1536]+0.2" office:value-type="float" office:value="306.999999999991" calcext:value-type="float">
            <text:p>306.999999999991</text:p>
          </table:table-cell>
        </table:table-row>
        <table:table-row table:style-name="ro1">
          <table:table-cell office:value-type="float" office:value="114.392" calcext:value-type="float">
            <text:p>1.14E+02</text:p>
          </table:table-cell>
          <table:table-cell office:value-type="float" office:value="232.383" calcext:value-type="float">
            <text:p>2.32E+02</text:p>
          </table:table-cell>
          <table:table-cell table:formula="of:=[.C1537]+0.2" office:value-type="float" office:value="307.199999999991" calcext:value-type="float">
            <text:p>307.199999999991</text:p>
          </table:table-cell>
        </table:table-row>
        <table:table-row table:style-name="ro1">
          <table:table-cell office:value-type="float" office:value="114.4" calcext:value-type="float">
            <text:p>1.14E+02</text:p>
          </table:table-cell>
          <table:table-cell office:value-type="float" office:value="232.402" calcext:value-type="float">
            <text:p>2.32E+02</text:p>
          </table:table-cell>
          <table:table-cell table:formula="of:=[.C1538]+0.2" office:value-type="float" office:value="307.399999999991" calcext:value-type="float">
            <text:p>307.399999999991</text:p>
          </table:table-cell>
        </table:table-row>
        <table:table-row table:style-name="ro1">
          <table:table-cell office:value-type="float" office:value="114.409" calcext:value-type="float">
            <text:p>1.14E+02</text:p>
          </table:table-cell>
          <table:table-cell office:value-type="float" office:value="232.421" calcext:value-type="float">
            <text:p>2.32E+02</text:p>
          </table:table-cell>
          <table:table-cell table:formula="of:=[.C1539]+0.2" office:value-type="float" office:value="307.599999999991" calcext:value-type="float">
            <text:p>307.599999999991</text:p>
          </table:table-cell>
        </table:table-row>
        <table:table-row table:style-name="ro1">
          <table:table-cell office:value-type="float" office:value="114.417" calcext:value-type="float">
            <text:p>1.14E+02</text:p>
          </table:table-cell>
          <table:table-cell office:value-type="float" office:value="232.439" calcext:value-type="float">
            <text:p>2.32E+02</text:p>
          </table:table-cell>
          <table:table-cell table:formula="of:=[.C1540]+0.2" office:value-type="float" office:value="307.799999999991" calcext:value-type="float">
            <text:p>307.799999999991</text:p>
          </table:table-cell>
        </table:table-row>
        <table:table-row table:style-name="ro1">
          <table:table-cell office:value-type="float" office:value="114.425" calcext:value-type="float">
            <text:p>1.14E+02</text:p>
          </table:table-cell>
          <table:table-cell office:value-type="float" office:value="232.458" calcext:value-type="float">
            <text:p>2.32E+02</text:p>
          </table:table-cell>
          <table:table-cell table:formula="of:=[.C1541]+0.2" office:value-type="float" office:value="307.999999999991" calcext:value-type="float">
            <text:p>307.999999999991</text:p>
          </table:table-cell>
        </table:table-row>
        <table:table-row table:style-name="ro1">
          <table:table-cell office:value-type="float" office:value="114.433" calcext:value-type="float">
            <text:p>1.14E+02</text:p>
          </table:table-cell>
          <table:table-cell office:value-type="float" office:value="232.476" calcext:value-type="float">
            <text:p>2.32E+02</text:p>
          </table:table-cell>
          <table:table-cell table:formula="of:=[.C1542]+0.2" office:value-type="float" office:value="308.199999999991" calcext:value-type="float">
            <text:p>308.199999999991</text:p>
          </table:table-cell>
        </table:table-row>
        <table:table-row table:style-name="ro1">
          <table:table-cell office:value-type="float" office:value="114.441" calcext:value-type="float">
            <text:p>1.14E+02</text:p>
          </table:table-cell>
          <table:table-cell office:value-type="float" office:value="232.494" calcext:value-type="float">
            <text:p>2.32E+02</text:p>
          </table:table-cell>
          <table:table-cell table:formula="of:=[.C1543]+0.2" office:value-type="float" office:value="308.399999999991" calcext:value-type="float">
            <text:p>308.399999999991</text:p>
          </table:table-cell>
        </table:table-row>
        <table:table-row table:style-name="ro1">
          <table:table-cell office:value-type="float" office:value="114.449" calcext:value-type="float">
            <text:p>1.14E+02</text:p>
          </table:table-cell>
          <table:table-cell office:value-type="float" office:value="232.512" calcext:value-type="float">
            <text:p>2.33E+02</text:p>
          </table:table-cell>
          <table:table-cell table:formula="of:=[.C1544]+0.2" office:value-type="float" office:value="308.599999999991" calcext:value-type="float">
            <text:p>308.599999999991</text:p>
          </table:table-cell>
        </table:table-row>
        <table:table-row table:style-name="ro1">
          <table:table-cell office:value-type="float" office:value="114.457" calcext:value-type="float">
            <text:p>1.14E+02</text:p>
          </table:table-cell>
          <table:table-cell office:value-type="float" office:value="232.529" calcext:value-type="float">
            <text:p>2.33E+02</text:p>
          </table:table-cell>
          <table:table-cell table:formula="of:=[.C1545]+0.2" office:value-type="float" office:value="308.799999999991" calcext:value-type="float">
            <text:p>308.799999999991</text:p>
          </table:table-cell>
        </table:table-row>
        <table:table-row table:style-name="ro1">
          <table:table-cell office:value-type="float" office:value="114.465" calcext:value-type="float">
            <text:p>1.14E+02</text:p>
          </table:table-cell>
          <table:table-cell office:value-type="float" office:value="232.547" calcext:value-type="float">
            <text:p>2.33E+02</text:p>
          </table:table-cell>
          <table:table-cell table:formula="of:=[.C1546]+0.2" office:value-type="float" office:value="308.999999999991" calcext:value-type="float">
            <text:p>308.999999999991</text:p>
          </table:table-cell>
        </table:table-row>
        <table:table-row table:style-name="ro1">
          <table:table-cell office:value-type="float" office:value="114.472" calcext:value-type="float">
            <text:p>1.14E+02</text:p>
          </table:table-cell>
          <table:table-cell office:value-type="float" office:value="232.564" calcext:value-type="float">
            <text:p>2.33E+02</text:p>
          </table:table-cell>
          <table:table-cell table:formula="of:=[.C1547]+0.2" office:value-type="float" office:value="309.199999999991" calcext:value-type="float">
            <text:p>309.199999999991</text:p>
          </table:table-cell>
        </table:table-row>
        <table:table-row table:style-name="ro1">
          <table:table-cell office:value-type="float" office:value="114.48" calcext:value-type="float">
            <text:p>1.14E+02</text:p>
          </table:table-cell>
          <table:table-cell office:value-type="float" office:value="232.581" calcext:value-type="float">
            <text:p>2.33E+02</text:p>
          </table:table-cell>
          <table:table-cell table:formula="of:=[.C1548]+0.2" office:value-type="float" office:value="309.399999999991" calcext:value-type="float">
            <text:p>309.399999999991</text:p>
          </table:table-cell>
        </table:table-row>
        <table:table-row table:style-name="ro1">
          <table:table-cell office:value-type="float" office:value="114.487" calcext:value-type="float">
            <text:p>1.14E+02</text:p>
          </table:table-cell>
          <table:table-cell office:value-type="float" office:value="232.598" calcext:value-type="float">
            <text:p>2.33E+02</text:p>
          </table:table-cell>
          <table:table-cell table:formula="of:=[.C1549]+0.2" office:value-type="float" office:value="309.599999999991" calcext:value-type="float">
            <text:p>309.599999999991</text:p>
          </table:table-cell>
        </table:table-row>
        <table:table-row table:style-name="ro1">
          <table:table-cell office:value-type="float" office:value="114.495" calcext:value-type="float">
            <text:p>1.14E+02</text:p>
          </table:table-cell>
          <table:table-cell office:value-type="float" office:value="232.615" calcext:value-type="float">
            <text:p>2.33E+02</text:p>
          </table:table-cell>
          <table:table-cell table:formula="of:=[.C1550]+0.2" office:value-type="float" office:value="309.799999999991" calcext:value-type="float">
            <text:p>309.799999999991</text:p>
          </table:table-cell>
        </table:table-row>
        <table:table-row table:style-name="ro1">
          <table:table-cell office:value-type="float" office:value="114.502" calcext:value-type="float">
            <text:p>1.15E+02</text:p>
          </table:table-cell>
          <table:table-cell office:value-type="float" office:value="232.631" calcext:value-type="float">
            <text:p>2.33E+02</text:p>
          </table:table-cell>
          <table:table-cell table:formula="of:=[.C1551]+0.2" office:value-type="float" office:value="309.999999999991" calcext:value-type="float">
            <text:p>309.999999999991</text:p>
          </table:table-cell>
        </table:table-row>
        <table:table-row table:style-name="ro1">
          <table:table-cell office:value-type="float" office:value="114.509" calcext:value-type="float">
            <text:p>1.15E+02</text:p>
          </table:table-cell>
          <table:table-cell office:value-type="float" office:value="232.647" calcext:value-type="float">
            <text:p>2.33E+02</text:p>
          </table:table-cell>
          <table:table-cell table:formula="of:=[.C1552]+0.2" office:value-type="float" office:value="310.199999999991" calcext:value-type="float">
            <text:p>310.199999999991</text:p>
          </table:table-cell>
        </table:table-row>
        <table:table-row table:style-name="ro1">
          <table:table-cell office:value-type="float" office:value="114.516" calcext:value-type="float">
            <text:p>1.15E+02</text:p>
          </table:table-cell>
          <table:table-cell office:value-type="float" office:value="232.663" calcext:value-type="float">
            <text:p>2.33E+02</text:p>
          </table:table-cell>
          <table:table-cell table:formula="of:=[.C1553]+0.2" office:value-type="float" office:value="310.399999999991" calcext:value-type="float">
            <text:p>310.399999999991</text:p>
          </table:table-cell>
        </table:table-row>
        <table:table-row table:style-name="ro1">
          <table:table-cell office:value-type="float" office:value="114.524" calcext:value-type="float">
            <text:p>1.15E+02</text:p>
          </table:table-cell>
          <table:table-cell office:value-type="float" office:value="232.679" calcext:value-type="float">
            <text:p>2.33E+02</text:p>
          </table:table-cell>
          <table:table-cell table:formula="of:=[.C1554]+0.2" office:value-type="float" office:value="310.599999999991" calcext:value-type="float">
            <text:p>310.599999999991</text:p>
          </table:table-cell>
        </table:table-row>
        <table:table-row table:style-name="ro1">
          <table:table-cell office:value-type="float" office:value="114.531" calcext:value-type="float">
            <text:p>1.15E+02</text:p>
          </table:table-cell>
          <table:table-cell office:value-type="float" office:value="232.695" calcext:value-type="float">
            <text:p>2.33E+02</text:p>
          </table:table-cell>
          <table:table-cell table:formula="of:=[.C1555]+0.2" office:value-type="float" office:value="310.799999999991" calcext:value-type="float">
            <text:p>310.799999999991</text:p>
          </table:table-cell>
        </table:table-row>
        <table:table-row table:style-name="ro1">
          <table:table-cell office:value-type="float" office:value="114.537" calcext:value-type="float">
            <text:p>1.15E+02</text:p>
          </table:table-cell>
          <table:table-cell office:value-type="float" office:value="232.711" calcext:value-type="float">
            <text:p>2.33E+02</text:p>
          </table:table-cell>
          <table:table-cell table:formula="of:=[.C1556]+0.2" office:value-type="float" office:value="310.999999999991" calcext:value-type="float">
            <text:p>310.999999999991</text:p>
          </table:table-cell>
        </table:table-row>
        <table:table-row table:style-name="ro1">
          <table:table-cell office:value-type="float" office:value="114.544" calcext:value-type="float">
            <text:p>1.15E+02</text:p>
          </table:table-cell>
          <table:table-cell office:value-type="float" office:value="232.726" calcext:value-type="float">
            <text:p>2.33E+02</text:p>
          </table:table-cell>
          <table:table-cell table:formula="of:=[.C1557]+0.2" office:value-type="float" office:value="311.199999999991" calcext:value-type="float">
            <text:p>311.199999999991</text:p>
          </table:table-cell>
        </table:table-row>
        <table:table-row table:style-name="ro1">
          <table:table-cell office:value-type="float" office:value="114.551" calcext:value-type="float">
            <text:p>1.15E+02</text:p>
          </table:table-cell>
          <table:table-cell office:value-type="float" office:value="232.741" calcext:value-type="float">
            <text:p>2.33E+02</text:p>
          </table:table-cell>
          <table:table-cell table:formula="of:=[.C1558]+0.2" office:value-type="float" office:value="311.399999999991" calcext:value-type="float">
            <text:p>311.399999999991</text:p>
          </table:table-cell>
        </table:table-row>
        <table:table-row table:style-name="ro1">
          <table:table-cell office:value-type="float" office:value="114.558" calcext:value-type="float">
            <text:p>1.15E+02</text:p>
          </table:table-cell>
          <table:table-cell office:value-type="float" office:value="232.756" calcext:value-type="float">
            <text:p>2.33E+02</text:p>
          </table:table-cell>
          <table:table-cell table:formula="of:=[.C1559]+0.2" office:value-type="float" office:value="311.599999999991" calcext:value-type="float">
            <text:p>311.599999999991</text:p>
          </table:table-cell>
        </table:table-row>
        <table:table-row table:style-name="ro1">
          <table:table-cell office:value-type="float" office:value="114.564" calcext:value-type="float">
            <text:p>1.15E+02</text:p>
          </table:table-cell>
          <table:table-cell office:value-type="float" office:value="232.771" calcext:value-type="float">
            <text:p>2.33E+02</text:p>
          </table:table-cell>
          <table:table-cell table:formula="of:=[.C1560]+0.2" office:value-type="float" office:value="311.799999999991" calcext:value-type="float">
            <text:p>311.799999999991</text:p>
          </table:table-cell>
        </table:table-row>
        <table:table-row table:style-name="ro1">
          <table:table-cell office:value-type="float" office:value="114.571" calcext:value-type="float">
            <text:p>1.15E+02</text:p>
          </table:table-cell>
          <table:table-cell office:value-type="float" office:value="232.786" calcext:value-type="float">
            <text:p>2.33E+02</text:p>
          </table:table-cell>
          <table:table-cell table:formula="of:=[.C1561]+0.2" office:value-type="float" office:value="311.999999999991" calcext:value-type="float">
            <text:p>311.999999999991</text:p>
          </table:table-cell>
        </table:table-row>
        <table:table-row table:style-name="ro1">
          <table:table-cell office:value-type="float" office:value="114.577" calcext:value-type="float">
            <text:p>1.15E+02</text:p>
          </table:table-cell>
          <table:table-cell office:value-type="float" office:value="232.8" calcext:value-type="float">
            <text:p>2.33E+02</text:p>
          </table:table-cell>
          <table:table-cell table:formula="of:=[.C1562]+0.2" office:value-type="float" office:value="312.199999999991" calcext:value-type="float">
            <text:p>312.199999999991</text:p>
          </table:table-cell>
        </table:table-row>
        <table:table-row table:style-name="ro1">
          <table:table-cell office:value-type="float" office:value="114.584" calcext:value-type="float">
            <text:p>1.15E+02</text:p>
          </table:table-cell>
          <table:table-cell office:value-type="float" office:value="232.815" calcext:value-type="float">
            <text:p>2.33E+02</text:p>
          </table:table-cell>
          <table:table-cell table:formula="of:=[.C1563]+0.2" office:value-type="float" office:value="312.399999999991" calcext:value-type="float">
            <text:p>312.399999999991</text:p>
          </table:table-cell>
        </table:table-row>
        <table:table-row table:style-name="ro1">
          <table:table-cell office:value-type="float" office:value="114.59" calcext:value-type="float">
            <text:p>1.15E+02</text:p>
          </table:table-cell>
          <table:table-cell office:value-type="float" office:value="232.829" calcext:value-type="float">
            <text:p>2.33E+02</text:p>
          </table:table-cell>
          <table:table-cell table:formula="of:=[.C1564]+0.2" office:value-type="float" office:value="312.599999999991" calcext:value-type="float">
            <text:p>312.599999999991</text:p>
          </table:table-cell>
        </table:table-row>
        <table:table-row table:style-name="ro1">
          <table:table-cell office:value-type="float" office:value="114.596" calcext:value-type="float">
            <text:p>1.15E+02</text:p>
          </table:table-cell>
          <table:table-cell office:value-type="float" office:value="232.843" calcext:value-type="float">
            <text:p>2.33E+02</text:p>
          </table:table-cell>
          <table:table-cell table:formula="of:=[.C1565]+0.2" office:value-type="float" office:value="312.799999999991" calcext:value-type="float">
            <text:p>312.799999999991</text:p>
          </table:table-cell>
        </table:table-row>
        <table:table-row table:style-name="ro1">
          <table:table-cell office:value-type="float" office:value="114.602" calcext:value-type="float">
            <text:p>1.15E+02</text:p>
          </table:table-cell>
          <table:table-cell office:value-type="float" office:value="232.856" calcext:value-type="float">
            <text:p>2.33E+02</text:p>
          </table:table-cell>
          <table:table-cell table:formula="of:=[.C1566]+0.2" office:value-type="float" office:value="312.999999999991" calcext:value-type="float">
            <text:p>312.999999999991</text:p>
          </table:table-cell>
        </table:table-row>
        <table:table-row table:style-name="ro1">
          <table:table-cell office:value-type="float" office:value="114.608" calcext:value-type="float">
            <text:p>1.15E+02</text:p>
          </table:table-cell>
          <table:table-cell office:value-type="float" office:value="232.87" calcext:value-type="float">
            <text:p>2.33E+02</text:p>
          </table:table-cell>
          <table:table-cell table:formula="of:=[.C1567]+0.2" office:value-type="float" office:value="313.199999999991" calcext:value-type="float">
            <text:p>313.199999999991</text:p>
          </table:table-cell>
        </table:table-row>
        <table:table-row table:style-name="ro1">
          <table:table-cell office:value-type="float" office:value="114.614" calcext:value-type="float">
            <text:p>1.15E+02</text:p>
          </table:table-cell>
          <table:table-cell office:value-type="float" office:value="232.883" calcext:value-type="float">
            <text:p>2.33E+02</text:p>
          </table:table-cell>
          <table:table-cell table:formula="of:=[.C1568]+0.2" office:value-type="float" office:value="313.399999999991" calcext:value-type="float">
            <text:p>313.399999999991</text:p>
          </table:table-cell>
        </table:table-row>
        <table:table-row table:style-name="ro1">
          <table:table-cell office:value-type="float" office:value="114.62" calcext:value-type="float">
            <text:p>1.15E+02</text:p>
          </table:table-cell>
          <table:table-cell office:value-type="float" office:value="232.897" calcext:value-type="float">
            <text:p>2.33E+02</text:p>
          </table:table-cell>
          <table:table-cell table:formula="of:=[.C1569]+0.2" office:value-type="float" office:value="313.599999999991" calcext:value-type="float">
            <text:p>313.599999999991</text:p>
          </table:table-cell>
        </table:table-row>
        <table:table-row table:style-name="ro1">
          <table:table-cell office:value-type="float" office:value="114.626" calcext:value-type="float">
            <text:p>1.15E+02</text:p>
          </table:table-cell>
          <table:table-cell office:value-type="float" office:value="232.91" calcext:value-type="float">
            <text:p>2.33E+02</text:p>
          </table:table-cell>
          <table:table-cell table:formula="of:=[.C1570]+0.2" office:value-type="float" office:value="313.799999999991" calcext:value-type="float">
            <text:p>313.799999999991</text:p>
          </table:table-cell>
        </table:table-row>
        <table:table-row table:style-name="ro1">
          <table:table-cell office:value-type="float" office:value="114.632" calcext:value-type="float">
            <text:p>1.15E+02</text:p>
          </table:table-cell>
          <table:table-cell office:value-type="float" office:value="232.923" calcext:value-type="float">
            <text:p>2.33E+02</text:p>
          </table:table-cell>
          <table:table-cell table:formula="of:=[.C1571]+0.2" office:value-type="float" office:value="313.999999999991" calcext:value-type="float">
            <text:p>313.999999999991</text:p>
          </table:table-cell>
        </table:table-row>
        <table:table-row table:style-name="ro1">
          <table:table-cell office:value-type="float" office:value="114.637" calcext:value-type="float">
            <text:p>1.15E+02</text:p>
          </table:table-cell>
          <table:table-cell office:value-type="float" office:value="232.935" calcext:value-type="float">
            <text:p>2.33E+02</text:p>
          </table:table-cell>
          <table:table-cell table:formula="of:=[.C1572]+0.2" office:value-type="float" office:value="314.199999999991" calcext:value-type="float">
            <text:p>314.199999999991</text:p>
          </table:table-cell>
        </table:table-row>
        <table:table-row table:style-name="ro1">
          <table:table-cell office:value-type="float" office:value="114.643" calcext:value-type="float">
            <text:p>1.15E+02</text:p>
          </table:table-cell>
          <table:table-cell office:value-type="float" office:value="232.948" calcext:value-type="float">
            <text:p>2.33E+02</text:p>
          </table:table-cell>
          <table:table-cell table:formula="of:=[.C1573]+0.2" office:value-type="float" office:value="314.399999999991" calcext:value-type="float">
            <text:p>314.399999999991</text:p>
          </table:table-cell>
        </table:table-row>
        <table:table-row table:style-name="ro1">
          <table:table-cell office:value-type="float" office:value="114.648" calcext:value-type="float">
            <text:p>1.15E+02</text:p>
          </table:table-cell>
          <table:table-cell office:value-type="float" office:value="232.96" calcext:value-type="float">
            <text:p>2.33E+02</text:p>
          </table:table-cell>
          <table:table-cell table:formula="of:=[.C1574]+0.2" office:value-type="float" office:value="314.599999999991" calcext:value-type="float">
            <text:p>314.599999999991</text:p>
          </table:table-cell>
        </table:table-row>
        <table:table-row table:style-name="ro1">
          <table:table-cell office:value-type="float" office:value="114.654" calcext:value-type="float">
            <text:p>1.15E+02</text:p>
          </table:table-cell>
          <table:table-cell office:value-type="float" office:value="232.972" calcext:value-type="float">
            <text:p>2.33E+02</text:p>
          </table:table-cell>
          <table:table-cell table:formula="of:=[.C1575]+0.2" office:value-type="float" office:value="314.799999999991" calcext:value-type="float">
            <text:p>314.799999999991</text:p>
          </table:table-cell>
        </table:table-row>
        <table:table-row table:style-name="ro1">
          <table:table-cell office:value-type="float" office:value="114.659" calcext:value-type="float">
            <text:p>1.15E+02</text:p>
          </table:table-cell>
          <table:table-cell office:value-type="float" office:value="232.984" calcext:value-type="float">
            <text:p>2.33E+02</text:p>
          </table:table-cell>
          <table:table-cell table:formula="of:=[.C1576]+0.2" office:value-type="float" office:value="314.999999999991" calcext:value-type="float">
            <text:p>314.999999999991</text:p>
          </table:table-cell>
        </table:table-row>
        <table:table-row table:style-name="ro1">
          <table:table-cell office:value-type="float" office:value="114.664" calcext:value-type="float">
            <text:p>1.15E+02</text:p>
          </table:table-cell>
          <table:table-cell office:value-type="float" office:value="232.996" calcext:value-type="float">
            <text:p>2.33E+02</text:p>
          </table:table-cell>
          <table:table-cell table:formula="of:=[.C1577]+0.2" office:value-type="float" office:value="315.199999999991" calcext:value-type="float">
            <text:p>315.199999999991</text:p>
          </table:table-cell>
        </table:table-row>
        <table:table-row table:style-name="ro1">
          <table:table-cell office:value-type="float" office:value="114.669" calcext:value-type="float">
            <text:p>1.15E+02</text:p>
          </table:table-cell>
          <table:table-cell office:value-type="float" office:value="233.008" calcext:value-type="float">
            <text:p>2.33E+02</text:p>
          </table:table-cell>
          <table:table-cell table:formula="of:=[.C1578]+0.2" office:value-type="float" office:value="315.399999999991" calcext:value-type="float">
            <text:p>315.399999999991</text:p>
          </table:table-cell>
        </table:table-row>
        <table:table-row table:style-name="ro1">
          <table:table-cell office:value-type="float" office:value="114.674" calcext:value-type="float">
            <text:p>1.15E+02</text:p>
          </table:table-cell>
          <table:table-cell office:value-type="float" office:value="233.019" calcext:value-type="float">
            <text:p>2.33E+02</text:p>
          </table:table-cell>
          <table:table-cell table:formula="of:=[.C1579]+0.2" office:value-type="float" office:value="315.599999999991" calcext:value-type="float">
            <text:p>315.599999999991</text:p>
          </table:table-cell>
        </table:table-row>
        <table:table-row table:style-name="ro1">
          <table:table-cell office:value-type="float" office:value="114.679" calcext:value-type="float">
            <text:p>1.15E+02</text:p>
          </table:table-cell>
          <table:table-cell office:value-type="float" office:value="233.03" calcext:value-type="float">
            <text:p>2.33E+02</text:p>
          </table:table-cell>
          <table:table-cell table:formula="of:=[.C1580]+0.2" office:value-type="float" office:value="315.799999999991" calcext:value-type="float">
            <text:p>315.799999999991</text:p>
          </table:table-cell>
        </table:table-row>
        <table:table-row table:style-name="ro1">
          <table:table-cell office:value-type="float" office:value="114.684" calcext:value-type="float">
            <text:p>1.15E+02</text:p>
          </table:table-cell>
          <table:table-cell office:value-type="float" office:value="233.041" calcext:value-type="float">
            <text:p>2.33E+02</text:p>
          </table:table-cell>
          <table:table-cell table:formula="of:=[.C1581]+0.2" office:value-type="float" office:value="315.999999999991" calcext:value-type="float">
            <text:p>315.999999999991</text:p>
          </table:table-cell>
        </table:table-row>
        <table:table-row table:style-name="ro1">
          <table:table-cell office:value-type="float" office:value="114.689" calcext:value-type="float">
            <text:p>1.15E+02</text:p>
          </table:table-cell>
          <table:table-cell office:value-type="float" office:value="233.052" calcext:value-type="float">
            <text:p>2.33E+02</text:p>
          </table:table-cell>
          <table:table-cell table:formula="of:=[.C1582]+0.2" office:value-type="float" office:value="316.199999999991" calcext:value-type="float">
            <text:p>316.199999999991</text:p>
          </table:table-cell>
        </table:table-row>
        <table:table-row table:style-name="ro1">
          <table:table-cell office:value-type="float" office:value="114.694" calcext:value-type="float">
            <text:p>1.15E+02</text:p>
          </table:table-cell>
          <table:table-cell office:value-type="float" office:value="233.063" calcext:value-type="float">
            <text:p>2.33E+02</text:p>
          </table:table-cell>
          <table:table-cell table:formula="of:=[.C1583]+0.2" office:value-type="float" office:value="316.399999999991" calcext:value-type="float">
            <text:p>316.399999999991</text:p>
          </table:table-cell>
        </table:table-row>
        <table:table-row table:style-name="ro1">
          <table:table-cell office:value-type="float" office:value="114.699" calcext:value-type="float">
            <text:p>1.15E+02</text:p>
          </table:table-cell>
          <table:table-cell office:value-type="float" office:value="233.074" calcext:value-type="float">
            <text:p>2.33E+02</text:p>
          </table:table-cell>
          <table:table-cell table:formula="of:=[.C1584]+0.2" office:value-type="float" office:value="316.599999999991" calcext:value-type="float">
            <text:p>316.599999999991</text:p>
          </table:table-cell>
        </table:table-row>
        <table:table-row table:style-name="ro1">
          <table:table-cell office:value-type="float" office:value="114.703" calcext:value-type="float">
            <text:p>1.15E+02</text:p>
          </table:table-cell>
          <table:table-cell office:value-type="float" office:value="233.084" calcext:value-type="float">
            <text:p>2.33E+02</text:p>
          </table:table-cell>
          <table:table-cell table:formula="of:=[.C1585]+0.2" office:value-type="float" office:value="316.799999999991" calcext:value-type="float">
            <text:p>316.799999999991</text:p>
          </table:table-cell>
        </table:table-row>
        <table:table-row table:style-name="ro1">
          <table:table-cell office:value-type="float" office:value="114.708" calcext:value-type="float">
            <text:p>1.15E+02</text:p>
          </table:table-cell>
          <table:table-cell office:value-type="float" office:value="233.094" calcext:value-type="float">
            <text:p>2.33E+02</text:p>
          </table:table-cell>
          <table:table-cell table:formula="of:=[.C1586]+0.2" office:value-type="float" office:value="316.999999999991" calcext:value-type="float">
            <text:p>316.999999999991</text:p>
          </table:table-cell>
        </table:table-row>
        <table:table-row table:style-name="ro1">
          <table:table-cell office:value-type="float" office:value="114.712" calcext:value-type="float">
            <text:p>1.15E+02</text:p>
          </table:table-cell>
          <table:table-cell office:value-type="float" office:value="233.104" calcext:value-type="float">
            <text:p>2.33E+02</text:p>
          </table:table-cell>
          <table:table-cell table:formula="of:=[.C1587]+0.2" office:value-type="float" office:value="317.199999999991" calcext:value-type="float">
            <text:p>317.199999999991</text:p>
          </table:table-cell>
        </table:table-row>
        <table:table-row table:style-name="ro1">
          <table:table-cell office:value-type="float" office:value="114.717" calcext:value-type="float">
            <text:p>1.15E+02</text:p>
          </table:table-cell>
          <table:table-cell office:value-type="float" office:value="233.114" calcext:value-type="float">
            <text:p>2.33E+02</text:p>
          </table:table-cell>
          <table:table-cell table:formula="of:=[.C1588]+0.2" office:value-type="float" office:value="317.399999999991" calcext:value-type="float">
            <text:p>317.399999999991</text:p>
          </table:table-cell>
        </table:table-row>
        <table:table-row table:style-name="ro1">
          <table:table-cell office:value-type="float" office:value="114.721" calcext:value-type="float">
            <text:p>1.15E+02</text:p>
          </table:table-cell>
          <table:table-cell office:value-type="float" office:value="233.124" calcext:value-type="float">
            <text:p>2.33E+02</text:p>
          </table:table-cell>
          <table:table-cell table:formula="of:=[.C1589]+0.2" office:value-type="float" office:value="317.599999999991" calcext:value-type="float">
            <text:p>317.599999999991</text:p>
          </table:table-cell>
        </table:table-row>
        <table:table-row table:style-name="ro1">
          <table:table-cell office:value-type="float" office:value="114.725" calcext:value-type="float">
            <text:p>1.15E+02</text:p>
          </table:table-cell>
          <table:table-cell office:value-type="float" office:value="233.133" calcext:value-type="float">
            <text:p>2.33E+02</text:p>
          </table:table-cell>
          <table:table-cell table:formula="of:=[.C1590]+0.2" office:value-type="float" office:value="317.799999999991" calcext:value-type="float">
            <text:p>317.799999999991</text:p>
          </table:table-cell>
        </table:table-row>
        <table:table-row table:style-name="ro1">
          <table:table-cell office:value-type="float" office:value="114.729" calcext:value-type="float">
            <text:p>1.15E+02</text:p>
          </table:table-cell>
          <table:table-cell office:value-type="float" office:value="233.143" calcext:value-type="float">
            <text:p>2.33E+02</text:p>
          </table:table-cell>
          <table:table-cell table:formula="of:=[.C1591]+0.2" office:value-type="float" office:value="317.999999999991" calcext:value-type="float">
            <text:p>317.999999999991</text:p>
          </table:table-cell>
        </table:table-row>
        <table:table-row table:style-name="ro1">
          <table:table-cell office:value-type="float" office:value="114.733" calcext:value-type="float">
            <text:p>1.15E+02</text:p>
          </table:table-cell>
          <table:table-cell office:value-type="float" office:value="233.152" calcext:value-type="float">
            <text:p>2.33E+02</text:p>
          </table:table-cell>
          <table:table-cell table:formula="of:=[.C1592]+0.2" office:value-type="float" office:value="318.19999999999" calcext:value-type="float">
            <text:p>318.19999999999</text:p>
          </table:table-cell>
        </table:table-row>
        <table:table-row table:style-name="ro1">
          <table:table-cell office:value-type="float" office:value="114.737" calcext:value-type="float">
            <text:p>1.15E+02</text:p>
          </table:table-cell>
          <table:table-cell office:value-type="float" office:value="233.161" calcext:value-type="float">
            <text:p>2.33E+02</text:p>
          </table:table-cell>
          <table:table-cell table:formula="of:=[.C1593]+0.2" office:value-type="float" office:value="318.39999999999" calcext:value-type="float">
            <text:p>318.39999999999</text:p>
          </table:table-cell>
        </table:table-row>
        <table:table-row table:style-name="ro1">
          <table:table-cell office:value-type="float" office:value="114.741" calcext:value-type="float">
            <text:p>1.15E+02</text:p>
          </table:table-cell>
          <table:table-cell office:value-type="float" office:value="233.17" calcext:value-type="float">
            <text:p>2.33E+02</text:p>
          </table:table-cell>
          <table:table-cell table:formula="of:=[.C1594]+0.2" office:value-type="float" office:value="318.59999999999" calcext:value-type="float">
            <text:p>318.59999999999</text:p>
          </table:table-cell>
        </table:table-row>
        <table:table-row table:style-name="ro1">
          <table:table-cell office:value-type="float" office:value="114.745" calcext:value-type="float">
            <text:p>1.15E+02</text:p>
          </table:table-cell>
          <table:table-cell office:value-type="float" office:value="233.178" calcext:value-type="float">
            <text:p>2.33E+02</text:p>
          </table:table-cell>
          <table:table-cell table:formula="of:=[.C1595]+0.2" office:value-type="float" office:value="318.79999999999" calcext:value-type="float">
            <text:p>318.79999999999</text:p>
          </table:table-cell>
        </table:table-row>
        <table:table-row table:style-name="ro1">
          <table:table-cell office:value-type="float" office:value="114.749" calcext:value-type="float">
            <text:p>1.15E+02</text:p>
          </table:table-cell>
          <table:table-cell office:value-type="float" office:value="233.187" calcext:value-type="float">
            <text:p>2.33E+02</text:p>
          </table:table-cell>
          <table:table-cell table:formula="of:=[.C1596]+0.2" office:value-type="float" office:value="318.99999999999" calcext:value-type="float">
            <text:p>318.99999999999</text:p>
          </table:table-cell>
        </table:table-row>
        <table:table-row table:style-name="ro1">
          <table:table-cell office:value-type="float" office:value="114.753" calcext:value-type="float">
            <text:p>1.15E+02</text:p>
          </table:table-cell>
          <table:table-cell office:value-type="float" office:value="233.195" calcext:value-type="float">
            <text:p>2.33E+02</text:p>
          </table:table-cell>
          <table:table-cell table:formula="of:=[.C1597]+0.2" office:value-type="float" office:value="319.19999999999" calcext:value-type="float">
            <text:p>319.19999999999</text:p>
          </table:table-cell>
        </table:table-row>
        <table:table-row table:style-name="ro1">
          <table:table-cell office:value-type="float" office:value="114.756" calcext:value-type="float">
            <text:p>1.15E+02</text:p>
          </table:table-cell>
          <table:table-cell office:value-type="float" office:value="233.203" calcext:value-type="float">
            <text:p>2.33E+02</text:p>
          </table:table-cell>
          <table:table-cell table:formula="of:=[.C1598]+0.2" office:value-type="float" office:value="319.39999999999" calcext:value-type="float">
            <text:p>319.39999999999</text:p>
          </table:table-cell>
        </table:table-row>
        <table:table-row table:style-name="ro1">
          <table:table-cell office:value-type="float" office:value="114.76" calcext:value-type="float">
            <text:p>1.15E+02</text:p>
          </table:table-cell>
          <table:table-cell office:value-type="float" office:value="233.211" calcext:value-type="float">
            <text:p>2.33E+02</text:p>
          </table:table-cell>
          <table:table-cell table:formula="of:=[.C1599]+0.2" office:value-type="float" office:value="319.59999999999" calcext:value-type="float">
            <text:p>319.59999999999</text:p>
          </table:table-cell>
        </table:table-row>
        <table:table-row table:style-name="ro1">
          <table:table-cell office:value-type="float" office:value="114.763" calcext:value-type="float">
            <text:p>1.15E+02</text:p>
          </table:table-cell>
          <table:table-cell office:value-type="float" office:value="233.219" calcext:value-type="float">
            <text:p>2.33E+02</text:p>
          </table:table-cell>
          <table:table-cell table:formula="of:=[.C1600]+0.2" office:value-type="float" office:value="319.79999999999" calcext:value-type="float">
            <text:p>319.79999999999</text:p>
          </table:table-cell>
        </table:table-row>
        <table:table-row table:style-name="ro1">
          <table:table-cell office:value-type="float" office:value="114.767" calcext:value-type="float">
            <text:p>1.15E+02</text:p>
          </table:table-cell>
          <table:table-cell office:value-type="float" office:value="233.227" calcext:value-type="float">
            <text:p>2.33E+02</text:p>
          </table:table-cell>
          <table:table-cell table:formula="of:=[.C1601]+0.2" office:value-type="float" office:value="319.99999999999" calcext:value-type="float">
            <text:p>319.99999999999</text:p>
          </table:table-cell>
        </table:table-row>
        <table:table-row table:style-name="ro1">
          <table:table-cell office:value-type="float" office:value="114.77" calcext:value-type="float">
            <text:p>1.15E+02</text:p>
          </table:table-cell>
          <table:table-cell office:value-type="float" office:value="233.234" calcext:value-type="float">
            <text:p>2.33E+02</text:p>
          </table:table-cell>
          <table:table-cell table:formula="of:=[.C1602]+0.2" office:value-type="float" office:value="320.19999999999" calcext:value-type="float">
            <text:p>320.19999999999</text:p>
          </table:table-cell>
        </table:table-row>
        <table:table-row table:style-name="ro1">
          <table:table-cell office:value-type="float" office:value="114.773" calcext:value-type="float">
            <text:p>1.15E+02</text:p>
          </table:table-cell>
          <table:table-cell office:value-type="float" office:value="233.241" calcext:value-type="float">
            <text:p>2.33E+02</text:p>
          </table:table-cell>
          <table:table-cell table:formula="of:=[.C1603]+0.2" office:value-type="float" office:value="320.39999999999" calcext:value-type="float">
            <text:p>320.39999999999</text:p>
          </table:table-cell>
        </table:table-row>
        <table:table-row table:style-name="ro1">
          <table:table-cell office:value-type="float" office:value="114.776" calcext:value-type="float">
            <text:p>1.15E+02</text:p>
          </table:table-cell>
          <table:table-cell office:value-type="float" office:value="233.248" calcext:value-type="float">
            <text:p>2.33E+02</text:p>
          </table:table-cell>
          <table:table-cell table:formula="of:=[.C1604]+0.2" office:value-type="float" office:value="320.59999999999" calcext:value-type="float">
            <text:p>320.59999999999</text:p>
          </table:table-cell>
        </table:table-row>
        <table:table-row table:style-name="ro1">
          <table:table-cell office:value-type="float" office:value="114.78" calcext:value-type="float">
            <text:p>1.15E+02</text:p>
          </table:table-cell>
          <table:table-cell office:value-type="float" office:value="233.255" calcext:value-type="float">
            <text:p>2.33E+02</text:p>
          </table:table-cell>
          <table:table-cell table:formula="of:=[.C1605]+0.2" office:value-type="float" office:value="320.79999999999" calcext:value-type="float">
            <text:p>320.79999999999</text:p>
          </table:table-cell>
        </table:table-row>
        <table:table-row table:style-name="ro1">
          <table:table-cell office:value-type="float" office:value="114.783" calcext:value-type="float">
            <text:p>1.15E+02</text:p>
          </table:table-cell>
          <table:table-cell office:value-type="float" office:value="233.262" calcext:value-type="float">
            <text:p>2.33E+02</text:p>
          </table:table-cell>
          <table:table-cell table:formula="of:=[.C1606]+0.2" office:value-type="float" office:value="320.99999999999" calcext:value-type="float">
            <text:p>320.99999999999</text:p>
          </table:table-cell>
        </table:table-row>
        <table:table-row table:style-name="ro1">
          <table:table-cell office:value-type="float" office:value="114.785" calcext:value-type="float">
            <text:p>1.15E+02</text:p>
          </table:table-cell>
          <table:table-cell office:value-type="float" office:value="233.269" calcext:value-type="float">
            <text:p>2.33E+02</text:p>
          </table:table-cell>
          <table:table-cell table:formula="of:=[.C1607]+0.2" office:value-type="float" office:value="321.19999999999" calcext:value-type="float">
            <text:p>321.19999999999</text:p>
          </table:table-cell>
        </table:table-row>
        <table:table-row table:style-name="ro1">
          <table:table-cell office:value-type="float" office:value="114.788" calcext:value-type="float">
            <text:p>1.15E+02</text:p>
          </table:table-cell>
          <table:table-cell office:value-type="float" office:value="233.275" calcext:value-type="float">
            <text:p>2.33E+02</text:p>
          </table:table-cell>
          <table:table-cell table:formula="of:=[.C1608]+0.2" office:value-type="float" office:value="321.39999999999" calcext:value-type="float">
            <text:p>321.39999999999</text:p>
          </table:table-cell>
        </table:table-row>
        <table:table-row table:style-name="ro1">
          <table:table-cell office:value-type="float" office:value="114.791" calcext:value-type="float">
            <text:p>1.15E+02</text:p>
          </table:table-cell>
          <table:table-cell office:value-type="float" office:value="233.281" calcext:value-type="float">
            <text:p>2.33E+02</text:p>
          </table:table-cell>
          <table:table-cell table:formula="of:=[.C1609]+0.2" office:value-type="float" office:value="321.59999999999" calcext:value-type="float">
            <text:p>321.59999999999</text:p>
          </table:table-cell>
        </table:table-row>
        <table:table-row table:style-name="ro1">
          <table:table-cell office:value-type="float" office:value="114.794" calcext:value-type="float">
            <text:p>1.15E+02</text:p>
          </table:table-cell>
          <table:table-cell office:value-type="float" office:value="233.288" calcext:value-type="float">
            <text:p>2.33E+02</text:p>
          </table:table-cell>
          <table:table-cell table:formula="of:=[.C1610]+0.2" office:value-type="float" office:value="321.79999999999" calcext:value-type="float">
            <text:p>321.79999999999</text:p>
          </table:table-cell>
        </table:table-row>
        <table:table-row table:style-name="ro1">
          <table:table-cell office:value-type="float" office:value="114.796" calcext:value-type="float">
            <text:p>1.15E+02</text:p>
          </table:table-cell>
          <table:table-cell office:value-type="float" office:value="233.294" calcext:value-type="float">
            <text:p>2.33E+02</text:p>
          </table:table-cell>
          <table:table-cell table:formula="of:=[.C1611]+0.2" office:value-type="float" office:value="321.99999999999" calcext:value-type="float">
            <text:p>321.99999999999</text:p>
          </table:table-cell>
        </table:table-row>
        <table:table-row table:style-name="ro1">
          <table:table-cell office:value-type="float" office:value="114.799" calcext:value-type="float">
            <text:p>1.15E+02</text:p>
          </table:table-cell>
          <table:table-cell office:value-type="float" office:value="233.299" calcext:value-type="float">
            <text:p>2.33E+02</text:p>
          </table:table-cell>
          <table:table-cell table:formula="of:=[.C1612]+0.2" office:value-type="float" office:value="322.19999999999" calcext:value-type="float">
            <text:p>322.19999999999</text:p>
          </table:table-cell>
        </table:table-row>
        <table:table-row table:style-name="ro1">
          <table:table-cell office:value-type="float" office:value="114.802" calcext:value-type="float">
            <text:p>1.15E+02</text:p>
          </table:table-cell>
          <table:table-cell office:value-type="float" office:value="233.305" calcext:value-type="float">
            <text:p>2.33E+02</text:p>
          </table:table-cell>
          <table:table-cell table:formula="of:=[.C1613]+0.2" office:value-type="float" office:value="322.39999999999" calcext:value-type="float">
            <text:p>322.39999999999</text:p>
          </table:table-cell>
        </table:table-row>
        <table:table-row table:style-name="ro1">
          <table:table-cell office:value-type="float" office:value="114.804" calcext:value-type="float">
            <text:p>1.15E+02</text:p>
          </table:table-cell>
          <table:table-cell office:value-type="float" office:value="233.31" calcext:value-type="float">
            <text:p>2.33E+02</text:p>
          </table:table-cell>
          <table:table-cell table:formula="of:=[.C1614]+0.2" office:value-type="float" office:value="322.59999999999" calcext:value-type="float">
            <text:p>322.59999999999</text:p>
          </table:table-cell>
        </table:table-row>
        <table:table-row table:style-name="ro1">
          <table:table-cell office:value-type="float" office:value="114.806" calcext:value-type="float">
            <text:p>1.15E+02</text:p>
          </table:table-cell>
          <table:table-cell office:value-type="float" office:value="233.316" calcext:value-type="float">
            <text:p>2.33E+02</text:p>
          </table:table-cell>
          <table:table-cell table:formula="of:=[.C1615]+0.2" office:value-type="float" office:value="322.79999999999" calcext:value-type="float">
            <text:p>322.79999999999</text:p>
          </table:table-cell>
        </table:table-row>
        <table:table-row table:style-name="ro1">
          <table:table-cell office:value-type="float" office:value="114.809" calcext:value-type="float">
            <text:p>1.15E+02</text:p>
          </table:table-cell>
          <table:table-cell office:value-type="float" office:value="233.321" calcext:value-type="float">
            <text:p>2.33E+02</text:p>
          </table:table-cell>
          <table:table-cell table:formula="of:=[.C1616]+0.2" office:value-type="float" office:value="322.99999999999" calcext:value-type="float">
            <text:p>322.99999999999</text:p>
          </table:table-cell>
        </table:table-row>
        <table:table-row table:style-name="ro1">
          <table:table-cell office:value-type="float" office:value="114.811" calcext:value-type="float">
            <text:p>1.15E+02</text:p>
          </table:table-cell>
          <table:table-cell office:value-type="float" office:value="233.326" calcext:value-type="float">
            <text:p>2.33E+02</text:p>
          </table:table-cell>
          <table:table-cell table:formula="of:=[.C1617]+0.2" office:value-type="float" office:value="323.19999999999" calcext:value-type="float">
            <text:p>323.19999999999</text:p>
          </table:table-cell>
        </table:table-row>
        <table:table-row table:style-name="ro1">
          <table:table-cell office:value-type="float" office:value="114.813" calcext:value-type="float">
            <text:p>1.15E+02</text:p>
          </table:table-cell>
          <table:table-cell office:value-type="float" office:value="233.33" calcext:value-type="float">
            <text:p>2.33E+02</text:p>
          </table:table-cell>
          <table:table-cell table:formula="of:=[.C1618]+0.2" office:value-type="float" office:value="323.39999999999" calcext:value-type="float">
            <text:p>323.39999999999</text:p>
          </table:table-cell>
        </table:table-row>
        <table:table-row table:style-name="ro1">
          <table:table-cell office:value-type="float" office:value="114.815" calcext:value-type="float">
            <text:p>1.15E+02</text:p>
          </table:table-cell>
          <table:table-cell office:value-type="float" office:value="233.335" calcext:value-type="float">
            <text:p>2.33E+02</text:p>
          </table:table-cell>
          <table:table-cell table:formula="of:=[.C1619]+0.2" office:value-type="float" office:value="323.59999999999" calcext:value-type="float">
            <text:p>323.59999999999</text:p>
          </table:table-cell>
        </table:table-row>
        <table:table-row table:style-name="ro1">
          <table:table-cell office:value-type="float" office:value="114.817" calcext:value-type="float">
            <text:p>1.15E+02</text:p>
          </table:table-cell>
          <table:table-cell office:value-type="float" office:value="233.34" calcext:value-type="float">
            <text:p>2.33E+02</text:p>
          </table:table-cell>
          <table:table-cell table:formula="of:=[.C1620]+0.2" office:value-type="float" office:value="323.79999999999" calcext:value-type="float">
            <text:p>323.79999999999</text:p>
          </table:table-cell>
        </table:table-row>
        <table:table-row table:style-name="ro1">
          <table:table-cell office:value-type="float" office:value="114.819" calcext:value-type="float">
            <text:p>1.15E+02</text:p>
          </table:table-cell>
          <table:table-cell office:value-type="float" office:value="233.344" calcext:value-type="float">
            <text:p>2.33E+02</text:p>
          </table:table-cell>
          <table:table-cell table:formula="of:=[.C1621]+0.2" office:value-type="float" office:value="323.99999999999" calcext:value-type="float">
            <text:p>323.99999999999</text:p>
          </table:table-cell>
        </table:table-row>
        <table:table-row table:style-name="ro1">
          <table:table-cell office:value-type="float" office:value="114.821" calcext:value-type="float">
            <text:p>1.15E+02</text:p>
          </table:table-cell>
          <table:table-cell office:value-type="float" office:value="233.348" calcext:value-type="float">
            <text:p>2.33E+02</text:p>
          </table:table-cell>
          <table:table-cell table:formula="of:=[.C1622]+0.2" office:value-type="float" office:value="324.19999999999" calcext:value-type="float">
            <text:p>324.19999999999</text:p>
          </table:table-cell>
        </table:table-row>
        <table:table-row table:style-name="ro1">
          <table:table-cell office:value-type="float" office:value="114.822" calcext:value-type="float">
            <text:p>1.15E+02</text:p>
          </table:table-cell>
          <table:table-cell office:value-type="float" office:value="233.352" calcext:value-type="float">
            <text:p>2.33E+02</text:p>
          </table:table-cell>
          <table:table-cell table:formula="of:=[.C1623]+0.2" office:value-type="float" office:value="324.39999999999" calcext:value-type="float">
            <text:p>324.39999999999</text:p>
          </table:table-cell>
        </table:table-row>
        <table:table-row table:style-name="ro1">
          <table:table-cell office:value-type="float" office:value="114.824" calcext:value-type="float">
            <text:p>1.15E+02</text:p>
          </table:table-cell>
          <table:table-cell office:value-type="float" office:value="233.356" calcext:value-type="float">
            <text:p>2.33E+02</text:p>
          </table:table-cell>
          <table:table-cell table:formula="of:=[.C1624]+0.2" office:value-type="float" office:value="324.59999999999" calcext:value-type="float">
            <text:p>324.59999999999</text:p>
          </table:table-cell>
        </table:table-row>
        <table:table-row table:style-name="ro1">
          <table:table-cell office:value-type="float" office:value="114.826" calcext:value-type="float">
            <text:p>1.15E+02</text:p>
          </table:table-cell>
          <table:table-cell office:value-type="float" office:value="233.359" calcext:value-type="float">
            <text:p>2.33E+02</text:p>
          </table:table-cell>
          <table:table-cell table:formula="of:=[.C1625]+0.2" office:value-type="float" office:value="324.79999999999" calcext:value-type="float">
            <text:p>324.79999999999</text:p>
          </table:table-cell>
        </table:table-row>
        <table:table-row table:style-name="ro1">
          <table:table-cell office:value-type="float" office:value="114.827" calcext:value-type="float">
            <text:p>1.15E+02</text:p>
          </table:table-cell>
          <table:table-cell office:value-type="float" office:value="233.363" calcext:value-type="float">
            <text:p>2.33E+02</text:p>
          </table:table-cell>
          <table:table-cell table:formula="of:=[.C1626]+0.2" office:value-type="float" office:value="324.99999999999" calcext:value-type="float">
            <text:p>324.99999999999</text:p>
          </table:table-cell>
        </table:table-row>
        <table:table-row table:style-name="ro1">
          <table:table-cell office:value-type="float" office:value="114.829" calcext:value-type="float">
            <text:p>1.15E+02</text:p>
          </table:table-cell>
          <table:table-cell office:value-type="float" office:value="233.366" calcext:value-type="float">
            <text:p>2.33E+02</text:p>
          </table:table-cell>
          <table:table-cell table:formula="of:=[.C1627]+0.2" office:value-type="float" office:value="325.19999999999" calcext:value-type="float">
            <text:p>325.19999999999</text:p>
          </table:table-cell>
        </table:table-row>
        <table:table-row table:style-name="ro1">
          <table:table-cell office:value-type="float" office:value="114.83" calcext:value-type="float">
            <text:p>1.15E+02</text:p>
          </table:table-cell>
          <table:table-cell office:value-type="float" office:value="233.369" calcext:value-type="float">
            <text:p>2.33E+02</text:p>
          </table:table-cell>
          <table:table-cell table:formula="of:=[.C1628]+0.2" office:value-type="float" office:value="325.39999999999" calcext:value-type="float">
            <text:p>325.39999999999</text:p>
          </table:table-cell>
        </table:table-row>
        <table:table-row table:style-name="ro1">
          <table:table-cell office:value-type="float" office:value="114.832" calcext:value-type="float">
            <text:p>1.15E+02</text:p>
          </table:table-cell>
          <table:table-cell office:value-type="float" office:value="233.372" calcext:value-type="float">
            <text:p>2.33E+02</text:p>
          </table:table-cell>
          <table:table-cell table:formula="of:=[.C1629]+0.2" office:value-type="float" office:value="325.59999999999" calcext:value-type="float">
            <text:p>325.59999999999</text:p>
          </table:table-cell>
        </table:table-row>
        <table:table-row table:style-name="ro1">
          <table:table-cell office:value-type="float" office:value="114.833" calcext:value-type="float">
            <text:p>1.15E+02</text:p>
          </table:table-cell>
          <table:table-cell office:value-type="float" office:value="233.375" calcext:value-type="float">
            <text:p>2.33E+02</text:p>
          </table:table-cell>
          <table:table-cell table:formula="of:=[.C1630]+0.2" office:value-type="float" office:value="325.79999999999" calcext:value-type="float">
            <text:p>325.79999999999</text:p>
          </table:table-cell>
        </table:table-row>
        <table:table-row table:style-name="ro1">
          <table:table-cell office:value-type="float" office:value="114.834" calcext:value-type="float">
            <text:p>1.15E+02</text:p>
          </table:table-cell>
          <table:table-cell office:value-type="float" office:value="233.378" calcext:value-type="float">
            <text:p>2.33E+02</text:p>
          </table:table-cell>
          <table:table-cell table:formula="of:=[.C1631]+0.2" office:value-type="float" office:value="325.99999999999" calcext:value-type="float">
            <text:p>325.99999999999</text:p>
          </table:table-cell>
        </table:table-row>
        <table:table-row table:style-name="ro1">
          <table:table-cell office:value-type="float" office:value="114.835" calcext:value-type="float">
            <text:p>1.15E+02</text:p>
          </table:table-cell>
          <table:table-cell office:value-type="float" office:value="233.38" calcext:value-type="float">
            <text:p>2.33E+02</text:p>
          </table:table-cell>
          <table:table-cell table:formula="of:=[.C1632]+0.2" office:value-type="float" office:value="326.19999999999" calcext:value-type="float">
            <text:p>326.19999999999</text:p>
          </table:table-cell>
        </table:table-row>
        <table:table-row table:style-name="ro1">
          <table:table-cell office:value-type="float" office:value="114.836" calcext:value-type="float">
            <text:p>1.15E+02</text:p>
          </table:table-cell>
          <table:table-cell office:value-type="float" office:value="233.383" calcext:value-type="float">
            <text:p>2.33E+02</text:p>
          </table:table-cell>
          <table:table-cell table:formula="of:=[.C1633]+0.2" office:value-type="float" office:value="326.39999999999" calcext:value-type="float">
            <text:p>326.39999999999</text:p>
          </table:table-cell>
        </table:table-row>
        <table:table-row table:style-name="ro1">
          <table:table-cell office:value-type="float" office:value="114.837" calcext:value-type="float">
            <text:p>1.15E+02</text:p>
          </table:table-cell>
          <table:table-cell office:value-type="float" office:value="233.385" calcext:value-type="float">
            <text:p>2.33E+02</text:p>
          </table:table-cell>
          <table:table-cell table:formula="of:=[.C1634]+0.2" office:value-type="float" office:value="326.59999999999" calcext:value-type="float">
            <text:p>326.59999999999</text:p>
          </table:table-cell>
        </table:table-row>
        <table:table-row table:style-name="ro1">
          <table:table-cell office:value-type="float" office:value="114.838" calcext:value-type="float">
            <text:p>1.15E+02</text:p>
          </table:table-cell>
          <table:table-cell office:value-type="float" office:value="233.387" calcext:value-type="float">
            <text:p>2.33E+02</text:p>
          </table:table-cell>
          <table:table-cell table:formula="of:=[.C1635]+0.2" office:value-type="float" office:value="326.79999999999" calcext:value-type="float">
            <text:p>326.79999999999</text:p>
          </table:table-cell>
        </table:table-row>
        <table:table-row table:style-name="ro1">
          <table:table-cell office:value-type="float" office:value="114.839" calcext:value-type="float">
            <text:p>1.15E+02</text:p>
          </table:table-cell>
          <table:table-cell office:value-type="float" office:value="233.389" calcext:value-type="float">
            <text:p>2.33E+02</text:p>
          </table:table-cell>
          <table:table-cell table:formula="of:=[.C1636]+0.2" office:value-type="float" office:value="326.99999999999" calcext:value-type="float">
            <text:p>326.99999999999</text:p>
          </table:table-cell>
        </table:table-row>
        <table:table-row table:style-name="ro1">
          <table:table-cell office:value-type="float" office:value="114.84" calcext:value-type="float">
            <text:p>1.15E+02</text:p>
          </table:table-cell>
          <table:table-cell office:value-type="float" office:value="233.391" calcext:value-type="float">
            <text:p>2.33E+02</text:p>
          </table:table-cell>
          <table:table-cell table:formula="of:=[.C1637]+0.2" office:value-type="float" office:value="327.19999999999" calcext:value-type="float">
            <text:p>327.19999999999</text:p>
          </table:table-cell>
        </table:table-row>
        <table:table-row table:style-name="ro1">
          <table:table-cell office:value-type="float" office:value="114.84" calcext:value-type="float">
            <text:p>1.15E+02</text:p>
          </table:table-cell>
          <table:table-cell office:value-type="float" office:value="233.392" calcext:value-type="float">
            <text:p>2.33E+02</text:p>
          </table:table-cell>
          <table:table-cell table:formula="of:=[.C1638]+0.2" office:value-type="float" office:value="327.39999999999" calcext:value-type="float">
            <text:p>327.39999999999</text:p>
          </table:table-cell>
        </table:table-row>
        <table:table-row table:style-name="ro1">
          <table:table-cell office:value-type="float" office:value="114.841" calcext:value-type="float">
            <text:p>1.15E+02</text:p>
          </table:table-cell>
          <table:table-cell office:value-type="float" office:value="233.394" calcext:value-type="float">
            <text:p>2.33E+02</text:p>
          </table:table-cell>
          <table:table-cell table:formula="of:=[.C1639]+0.2" office:value-type="float" office:value="327.59999999999" calcext:value-type="float">
            <text:p>327.59999999999</text:p>
          </table:table-cell>
        </table:table-row>
        <table:table-row table:style-name="ro1">
          <table:table-cell office:value-type="float" office:value="114.842" calcext:value-type="float">
            <text:p>1.15E+02</text:p>
          </table:table-cell>
          <table:table-cell office:value-type="float" office:value="233.395" calcext:value-type="float">
            <text:p>2.33E+02</text:p>
          </table:table-cell>
          <table:table-cell table:formula="of:=[.C1640]+0.2" office:value-type="float" office:value="327.79999999999" calcext:value-type="float">
            <text:p>327.79999999999</text:p>
          </table:table-cell>
        </table:table-row>
        <table:table-row table:style-name="ro1">
          <table:table-cell office:value-type="float" office:value="114.842" calcext:value-type="float">
            <text:p>1.15E+02</text:p>
          </table:table-cell>
          <table:table-cell office:value-type="float" office:value="233.396" calcext:value-type="float">
            <text:p>2.33E+02</text:p>
          </table:table-cell>
          <table:table-cell table:formula="of:=[.C1641]+0.2" office:value-type="float" office:value="327.99999999999" calcext:value-type="float">
            <text:p>327.99999999999</text:p>
          </table:table-cell>
        </table:table-row>
        <table:table-row table:style-name="ro1">
          <table:table-cell office:value-type="float" office:value="114.842" calcext:value-type="float">
            <text:p>1.15E+02</text:p>
          </table:table-cell>
          <table:table-cell office:value-type="float" office:value="233.397" calcext:value-type="float">
            <text:p>2.33E+02</text:p>
          </table:table-cell>
          <table:table-cell table:formula="of:=[.C1642]+0.2" office:value-type="float" office:value="328.19999999999" calcext:value-type="float">
            <text:p>328.19999999999</text:p>
          </table:table-cell>
        </table:table-row>
        <table:table-row table:style-name="ro1">
          <table:table-cell office:value-type="float" office:value="114.843" calcext:value-type="float">
            <text:p>1.15E+02</text:p>
          </table:table-cell>
          <table:table-cell office:value-type="float" office:value="233.398" calcext:value-type="float">
            <text:p>2.33E+02</text:p>
          </table:table-cell>
          <table:table-cell table:formula="of:=[.C1643]+0.2" office:value-type="float" office:value="328.39999999999" calcext:value-type="float">
            <text:p>328.39999999999</text:p>
          </table:table-cell>
        </table:table-row>
        <table:table-row table:style-name="ro1">
          <table:table-cell office:value-type="float" office:value="114.843" calcext:value-type="float">
            <text:p>1.15E+02</text:p>
          </table:table-cell>
          <table:table-cell office:value-type="float" office:value="233.398" calcext:value-type="float">
            <text:p>2.33E+02</text:p>
          </table:table-cell>
          <table:table-cell table:formula="of:=[.C1644]+0.2" office:value-type="float" office:value="328.59999999999" calcext:value-type="float">
            <text:p>328.59999999999</text:p>
          </table:table-cell>
        </table:table-row>
        <table:table-row table:style-name="ro1">
          <table:table-cell office:value-type="float" office:value="114.843" calcext:value-type="float">
            <text:p>1.15E+02</text:p>
          </table:table-cell>
          <table:table-cell office:value-type="float" office:value="233.399" calcext:value-type="float">
            <text:p>2.33E+02</text:p>
          </table:table-cell>
          <table:table-cell table:formula="of:=[.C1645]+0.2" office:value-type="float" office:value="328.79999999999" calcext:value-type="float">
            <text:p>328.79999999999</text:p>
          </table:table-cell>
        </table:table-row>
        <table:table-row table:style-name="ro1">
          <table:table-cell office:value-type="float" office:value="114.843" calcext:value-type="float">
            <text:p>1.15E+02</text:p>
          </table:table-cell>
          <table:table-cell office:value-type="float" office:value="233.399" calcext:value-type="float">
            <text:p>2.33E+02</text:p>
          </table:table-cell>
          <table:table-cell table:formula="of:=[.C1646]+0.2" office:value-type="float" office:value="328.99999999999" calcext:value-type="float">
            <text:p>328.99999999999</text:p>
          </table:table-cell>
        </table:table-row>
        <table:table-row table:style-name="ro1">
          <table:table-cell office:value-type="float" office:value="114.843" calcext:value-type="float">
            <text:p>1.15E+02</text:p>
          </table:table-cell>
          <table:table-cell office:value-type="float" office:value="233.399" calcext:value-type="float">
            <text:p>2.33E+02</text:p>
          </table:table-cell>
          <table:table-cell table:formula="of:=[.C1647]+0.2" office:value-type="float" office:value="329.19999999999" calcext:value-type="float">
            <text:p>329.19999999999</text:p>
          </table:table-cell>
        </table:table-row>
        <table:table-row table:style-name="ro1">
          <table:table-cell office:value-type="float" office:value="114.843" calcext:value-type="float">
            <text:p>1.15E+02</text:p>
          </table:table-cell>
          <table:table-cell office:value-type="float" office:value="233.399" calcext:value-type="float">
            <text:p>2.33E+02</text:p>
          </table:table-cell>
          <table:table-cell table:formula="of:=[.C1648]+0.2" office:value-type="float" office:value="329.39999999999" calcext:value-type="float">
            <text:p>329.39999999999</text:p>
          </table:table-cell>
        </table:table-row>
        <table:table-row table:style-name="ro1">
          <table:table-cell office:value-type="float" office:value="114.843" calcext:value-type="float">
            <text:p>1.15E+02</text:p>
          </table:table-cell>
          <table:table-cell office:value-type="float" office:value="233.399" calcext:value-type="float">
            <text:p>2.33E+02</text:p>
          </table:table-cell>
          <table:table-cell table:formula="of:=[.C1649]+0.2" office:value-type="float" office:value="329.59999999999" calcext:value-type="float">
            <text:p>329.59999999999</text:p>
          </table:table-cell>
        </table:table-row>
        <table:table-row table:style-name="ro1">
          <table:table-cell office:value-type="float" office:value="114.843" calcext:value-type="float">
            <text:p>1.15E+02</text:p>
          </table:table-cell>
          <table:table-cell office:value-type="float" office:value="233.399" calcext:value-type="float">
            <text:p>2.33E+02</text:p>
          </table:table-cell>
          <table:table-cell table:formula="of:=[.C1650]+0.2" office:value-type="float" office:value="329.79999999999" calcext:value-type="float">
            <text:p>329.79999999999</text:p>
          </table:table-cell>
        </table:table-row>
        <table:table-row table:style-name="ro1">
          <table:table-cell office:value-type="float" office:value="114.843" calcext:value-type="float">
            <text:p>1.15E+02</text:p>
          </table:table-cell>
          <table:table-cell office:value-type="float" office:value="233.398" calcext:value-type="float">
            <text:p>2.33E+02</text:p>
          </table:table-cell>
          <table:table-cell table:formula="of:=[.C1651]+0.2" office:value-type="float" office:value="329.99999999999" calcext:value-type="float">
            <text:p>329.99999999999</text:p>
          </table:table-cell>
        </table:table-row>
        <table:table-row table:style-name="ro1">
          <table:table-cell office:value-type="float" office:value="114.843" calcext:value-type="float">
            <text:p>1.15E+02</text:p>
          </table:table-cell>
          <table:table-cell office:value-type="float" office:value="233.398" calcext:value-type="float">
            <text:p>2.33E+02</text:p>
          </table:table-cell>
          <table:table-cell table:formula="of:=[.C1652]+0.2" office:value-type="float" office:value="330.19999999999" calcext:value-type="float">
            <text:p>330.19999999999</text:p>
          </table:table-cell>
        </table:table-row>
        <table:table-row table:style-name="ro1">
          <table:table-cell office:value-type="float" office:value="114.842" calcext:value-type="float">
            <text:p>1.15E+02</text:p>
          </table:table-cell>
          <table:table-cell office:value-type="float" office:value="233.397" calcext:value-type="float">
            <text:p>2.33E+02</text:p>
          </table:table-cell>
          <table:table-cell table:formula="of:=[.C1653]+0.2" office:value-type="float" office:value="330.39999999999" calcext:value-type="float">
            <text:p>330.39999999999</text:p>
          </table:table-cell>
        </table:table-row>
        <table:table-row table:style-name="ro1">
          <table:table-cell office:value-type="float" office:value="114.842" calcext:value-type="float">
            <text:p>1.15E+02</text:p>
          </table:table-cell>
          <table:table-cell office:value-type="float" office:value="233.396" calcext:value-type="float">
            <text:p>2.33E+02</text:p>
          </table:table-cell>
          <table:table-cell table:formula="of:=[.C1654]+0.2" office:value-type="float" office:value="330.59999999999" calcext:value-type="float">
            <text:p>330.59999999999</text:p>
          </table:table-cell>
        </table:table-row>
        <table:table-row table:style-name="ro1">
          <table:table-cell office:value-type="float" office:value="114.842" calcext:value-type="float">
            <text:p>1.15E+02</text:p>
          </table:table-cell>
          <table:table-cell office:value-type="float" office:value="233.395" calcext:value-type="float">
            <text:p>2.33E+02</text:p>
          </table:table-cell>
          <table:table-cell table:formula="of:=[.C1655]+0.2" office:value-type="float" office:value="330.79999999999" calcext:value-type="float">
            <text:p>330.79999999999</text:p>
          </table:table-cell>
        </table:table-row>
        <table:table-row table:style-name="ro1">
          <table:table-cell office:value-type="float" office:value="114.841" calcext:value-type="float">
            <text:p>1.15E+02</text:p>
          </table:table-cell>
          <table:table-cell office:value-type="float" office:value="233.393" calcext:value-type="float">
            <text:p>2.33E+02</text:p>
          </table:table-cell>
          <table:table-cell table:formula="of:=[.C1656]+0.2" office:value-type="float" office:value="330.99999999999" calcext:value-type="float">
            <text:p>330.99999999999</text:p>
          </table:table-cell>
        </table:table-row>
        <table:table-row table:style-name="ro1">
          <table:table-cell office:value-type="float" office:value="114.84" calcext:value-type="float">
            <text:p>1.15E+02</text:p>
          </table:table-cell>
          <table:table-cell office:value-type="float" office:value="233.392" calcext:value-type="float">
            <text:p>2.33E+02</text:p>
          </table:table-cell>
          <table:table-cell table:formula="of:=[.C1657]+0.2" office:value-type="float" office:value="331.19999999999" calcext:value-type="float">
            <text:p>331.19999999999</text:p>
          </table:table-cell>
        </table:table-row>
        <table:table-row table:style-name="ro1">
          <table:table-cell office:value-type="float" office:value="114.84" calcext:value-type="float">
            <text:p>1.15E+02</text:p>
          </table:table-cell>
          <table:table-cell office:value-type="float" office:value="233.391" calcext:value-type="float">
            <text:p>2.33E+02</text:p>
          </table:table-cell>
          <table:table-cell table:formula="of:=[.C1658]+0.2" office:value-type="float" office:value="331.39999999999" calcext:value-type="float">
            <text:p>331.39999999999</text:p>
          </table:table-cell>
        </table:table-row>
        <table:table-row table:style-name="ro1">
          <table:table-cell office:value-type="float" office:value="114.839" calcext:value-type="float">
            <text:p>1.15E+02</text:p>
          </table:table-cell>
          <table:table-cell office:value-type="float" office:value="233.389" calcext:value-type="float">
            <text:p>2.33E+02</text:p>
          </table:table-cell>
          <table:table-cell table:formula="of:=[.C1659]+0.2" office:value-type="float" office:value="331.59999999999" calcext:value-type="float">
            <text:p>331.59999999999</text:p>
          </table:table-cell>
        </table:table-row>
        <table:table-row table:style-name="ro1">
          <table:table-cell office:value-type="float" office:value="114.838" calcext:value-type="float">
            <text:p>1.15E+02</text:p>
          </table:table-cell>
          <table:table-cell office:value-type="float" office:value="233.387" calcext:value-type="float">
            <text:p>2.33E+02</text:p>
          </table:table-cell>
          <table:table-cell table:formula="of:=[.C1660]+0.2" office:value-type="float" office:value="331.79999999999" calcext:value-type="float">
            <text:p>331.79999999999</text:p>
          </table:table-cell>
        </table:table-row>
        <table:table-row table:style-name="ro1">
          <table:table-cell office:value-type="float" office:value="114.837" calcext:value-type="float">
            <text:p>1.15E+02</text:p>
          </table:table-cell>
          <table:table-cell office:value-type="float" office:value="233.385" calcext:value-type="float">
            <text:p>2.33E+02</text:p>
          </table:table-cell>
          <table:table-cell table:formula="of:=[.C1661]+0.2" office:value-type="float" office:value="331.99999999999" calcext:value-type="float">
            <text:p>331.99999999999</text:p>
          </table:table-cell>
        </table:table-row>
        <table:table-row table:style-name="ro1">
          <table:table-cell office:value-type="float" office:value="114.836" calcext:value-type="float">
            <text:p>1.15E+02</text:p>
          </table:table-cell>
          <table:table-cell office:value-type="float" office:value="233.383" calcext:value-type="float">
            <text:p>2.33E+02</text:p>
          </table:table-cell>
          <table:table-cell table:formula="of:=[.C1662]+0.2" office:value-type="float" office:value="332.19999999999" calcext:value-type="float">
            <text:p>332.19999999999</text:p>
          </table:table-cell>
        </table:table-row>
        <table:table-row table:style-name="ro1">
          <table:table-cell office:value-type="float" office:value="114.835" calcext:value-type="float">
            <text:p>1.15E+02</text:p>
          </table:table-cell>
          <table:table-cell office:value-type="float" office:value="233.381" calcext:value-type="float">
            <text:p>2.33E+02</text:p>
          </table:table-cell>
          <table:table-cell table:formula="of:=[.C1663]+0.2" office:value-type="float" office:value="332.39999999999" calcext:value-type="float">
            <text:p>332.39999999999</text:p>
          </table:table-cell>
        </table:table-row>
        <table:table-row table:style-name="ro1">
          <table:table-cell office:value-type="float" office:value="114.834" calcext:value-type="float">
            <text:p>1.15E+02</text:p>
          </table:table-cell>
          <table:table-cell office:value-type="float" office:value="233.378" calcext:value-type="float">
            <text:p>2.33E+02</text:p>
          </table:table-cell>
          <table:table-cell table:formula="of:=[.C1664]+0.2" office:value-type="float" office:value="332.59999999999" calcext:value-type="float">
            <text:p>332.59999999999</text:p>
          </table:table-cell>
        </table:table-row>
        <table:table-row table:style-name="ro1">
          <table:table-cell office:value-type="float" office:value="114.833" calcext:value-type="float">
            <text:p>1.15E+02</text:p>
          </table:table-cell>
          <table:table-cell office:value-type="float" office:value="233.375" calcext:value-type="float">
            <text:p>2.33E+02</text:p>
          </table:table-cell>
          <table:table-cell table:formula="of:=[.C1665]+0.2" office:value-type="float" office:value="332.79999999999" calcext:value-type="float">
            <text:p>332.79999999999</text:p>
          </table:table-cell>
        </table:table-row>
        <table:table-row table:style-name="ro1">
          <table:table-cell office:value-type="float" office:value="114.832" calcext:value-type="float">
            <text:p>1.15E+02</text:p>
          </table:table-cell>
          <table:table-cell office:value-type="float" office:value="233.373" calcext:value-type="float">
            <text:p>2.33E+02</text:p>
          </table:table-cell>
          <table:table-cell table:formula="of:=[.C1666]+0.2" office:value-type="float" office:value="332.99999999999" calcext:value-type="float">
            <text:p>332.99999999999</text:p>
          </table:table-cell>
        </table:table-row>
        <table:table-row table:style-name="ro1">
          <table:table-cell office:value-type="float" office:value="114.83" calcext:value-type="float">
            <text:p>1.15E+02</text:p>
          </table:table-cell>
          <table:table-cell office:value-type="float" office:value="233.37" calcext:value-type="float">
            <text:p>2.33E+02</text:p>
          </table:table-cell>
          <table:table-cell table:formula="of:=[.C1667]+0.2" office:value-type="float" office:value="333.19999999999" calcext:value-type="float">
            <text:p>333.19999999999</text:p>
          </table:table-cell>
        </table:table-row>
        <table:table-row table:style-name="ro1">
          <table:table-cell office:value-type="float" office:value="114.829" calcext:value-type="float">
            <text:p>1.15E+02</text:p>
          </table:table-cell>
          <table:table-cell office:value-type="float" office:value="233.367" calcext:value-type="float">
            <text:p>2.33E+02</text:p>
          </table:table-cell>
          <table:table-cell table:formula="of:=[.C1668]+0.2" office:value-type="float" office:value="333.39999999999" calcext:value-type="float">
            <text:p>333.39999999999</text:p>
          </table:table-cell>
        </table:table-row>
        <table:table-row table:style-name="ro1">
          <table:table-cell office:value-type="float" office:value="114.828" calcext:value-type="float">
            <text:p>1.15E+02</text:p>
          </table:table-cell>
          <table:table-cell office:value-type="float" office:value="233.364" calcext:value-type="float">
            <text:p>2.33E+02</text:p>
          </table:table-cell>
          <table:table-cell table:formula="of:=[.C1669]+0.2" office:value-type="float" office:value="333.59999999999" calcext:value-type="float">
            <text:p>333.59999999999</text:p>
          </table:table-cell>
        </table:table-row>
        <table:table-row table:style-name="ro1">
          <table:table-cell office:value-type="float" office:value="114.826" calcext:value-type="float">
            <text:p>1.15E+02</text:p>
          </table:table-cell>
          <table:table-cell office:value-type="float" office:value="233.36" calcext:value-type="float">
            <text:p>2.33E+02</text:p>
          </table:table-cell>
          <table:table-cell table:formula="of:=[.C1670]+0.2" office:value-type="float" office:value="333.79999999999" calcext:value-type="float">
            <text:p>333.79999999999</text:p>
          </table:table-cell>
        </table:table-row>
        <table:table-row table:style-name="ro1">
          <table:table-cell office:value-type="float" office:value="114.825" calcext:value-type="float">
            <text:p>1.15E+02</text:p>
          </table:table-cell>
          <table:table-cell office:value-type="float" office:value="233.357" calcext:value-type="float">
            <text:p>2.33E+02</text:p>
          </table:table-cell>
          <table:table-cell table:formula="of:=[.C1671]+0.2" office:value-type="float" office:value="333.99999999999" calcext:value-type="float">
            <text:p>333.99999999999</text:p>
          </table:table-cell>
        </table:table-row>
        <table:table-row table:style-name="ro1">
          <table:table-cell office:value-type="float" office:value="114.823" calcext:value-type="float">
            <text:p>1.15E+02</text:p>
          </table:table-cell>
          <table:table-cell office:value-type="float" office:value="233.353" calcext:value-type="float">
            <text:p>2.33E+02</text:p>
          </table:table-cell>
          <table:table-cell table:formula="of:=[.C1672]+0.2" office:value-type="float" office:value="334.19999999999" calcext:value-type="float">
            <text:p>334.19999999999</text:p>
          </table:table-cell>
        </table:table-row>
        <table:table-row table:style-name="ro1">
          <table:table-cell office:value-type="float" office:value="114.821" calcext:value-type="float">
            <text:p>1.15E+02</text:p>
          </table:table-cell>
          <table:table-cell office:value-type="float" office:value="233.349" calcext:value-type="float">
            <text:p>2.33E+02</text:p>
          </table:table-cell>
          <table:table-cell table:formula="of:=[.C1673]+0.2" office:value-type="float" office:value="334.39999999999" calcext:value-type="float">
            <text:p>334.39999999999</text:p>
          </table:table-cell>
        </table:table-row>
        <table:table-row table:style-name="ro1">
          <table:table-cell office:value-type="float" office:value="114.82" calcext:value-type="float">
            <text:p>1.15E+02</text:p>
          </table:table-cell>
          <table:table-cell office:value-type="float" office:value="233.345" calcext:value-type="float">
            <text:p>2.33E+02</text:p>
          </table:table-cell>
          <table:table-cell table:formula="of:=[.C1674]+0.2" office:value-type="float" office:value="334.59999999999" calcext:value-type="float">
            <text:p>334.59999999999</text:p>
          </table:table-cell>
        </table:table-row>
        <table:table-row table:style-name="ro1">
          <table:table-cell office:value-type="float" office:value="114.818" calcext:value-type="float">
            <text:p>1.15E+02</text:p>
          </table:table-cell>
          <table:table-cell office:value-type="float" office:value="233.341" calcext:value-type="float">
            <text:p>2.33E+02</text:p>
          </table:table-cell>
          <table:table-cell table:formula="of:=[.C1675]+0.2" office:value-type="float" office:value="334.79999999999" calcext:value-type="float">
            <text:p>334.79999999999</text:p>
          </table:table-cell>
        </table:table-row>
        <table:table-row table:style-name="ro1">
          <table:table-cell office:value-type="float" office:value="114.816" calcext:value-type="float">
            <text:p>1.15E+02</text:p>
          </table:table-cell>
          <table:table-cell office:value-type="float" office:value="233.337" calcext:value-type="float">
            <text:p>2.33E+02</text:p>
          </table:table-cell>
          <table:table-cell table:formula="of:=[.C1676]+0.2" office:value-type="float" office:value="334.99999999999" calcext:value-type="float">
            <text:p>334.99999999999</text:p>
          </table:table-cell>
        </table:table-row>
        <table:table-row table:style-name="ro1">
          <table:table-cell office:value-type="float" office:value="114.814" calcext:value-type="float">
            <text:p>1.15E+02</text:p>
          </table:table-cell>
          <table:table-cell office:value-type="float" office:value="233.333" calcext:value-type="float">
            <text:p>2.33E+02</text:p>
          </table:table-cell>
          <table:table-cell table:formula="of:=[.C1677]+0.2" office:value-type="float" office:value="335.19999999999" calcext:value-type="float">
            <text:p>335.19999999999</text:p>
          </table:table-cell>
        </table:table-row>
        <table:table-row table:style-name="ro1">
          <table:table-cell office:value-type="float" office:value="114.812" calcext:value-type="float">
            <text:p>1.15E+02</text:p>
          </table:table-cell>
          <table:table-cell office:value-type="float" office:value="233.328" calcext:value-type="float">
            <text:p>2.33E+02</text:p>
          </table:table-cell>
          <table:table-cell table:formula="of:=[.C1678]+0.2" office:value-type="float" office:value="335.39999999999" calcext:value-type="float">
            <text:p>335.39999999999</text:p>
          </table:table-cell>
        </table:table-row>
        <table:table-row table:style-name="ro1">
          <table:table-cell office:value-type="float" office:value="114.81" calcext:value-type="float">
            <text:p>1.15E+02</text:p>
          </table:table-cell>
          <table:table-cell office:value-type="float" office:value="233.324" calcext:value-type="float">
            <text:p>2.33E+02</text:p>
          </table:table-cell>
          <table:table-cell table:formula="of:=[.C1679]+0.2" office:value-type="float" office:value="335.599999999989" calcext:value-type="float">
            <text:p>335.599999999989</text:p>
          </table:table-cell>
        </table:table-row>
        <table:table-row table:style-name="ro1">
          <table:table-cell office:value-type="float" office:value="114.808" calcext:value-type="float">
            <text:p>1.15E+02</text:p>
          </table:table-cell>
          <table:table-cell office:value-type="float" office:value="233.319" calcext:value-type="float">
            <text:p>2.33E+02</text:p>
          </table:table-cell>
          <table:table-cell table:formula="of:=[.C1680]+0.2" office:value-type="float" office:value="335.799999999989" calcext:value-type="float">
            <text:p>335.799999999989</text:p>
          </table:table-cell>
        </table:table-row>
        <table:table-row table:style-name="ro1">
          <table:table-cell office:value-type="float" office:value="114.806" calcext:value-type="float">
            <text:p>1.15E+02</text:p>
          </table:table-cell>
          <table:table-cell office:value-type="float" office:value="233.314" calcext:value-type="float">
            <text:p>2.33E+02</text:p>
          </table:table-cell>
          <table:table-cell table:formula="of:=[.C1681]+0.2" office:value-type="float" office:value="335.999999999989" calcext:value-type="float">
            <text:p>335.999999999989</text:p>
          </table:table-cell>
        </table:table-row>
        <table:table-row table:style-name="ro1">
          <table:table-cell office:value-type="float" office:value="114.803" calcext:value-type="float">
            <text:p>1.15E+02</text:p>
          </table:table-cell>
          <table:table-cell office:value-type="float" office:value="233.309" calcext:value-type="float">
            <text:p>2.33E+02</text:p>
          </table:table-cell>
          <table:table-cell table:formula="of:=[.C1682]+0.2" office:value-type="float" office:value="336.199999999989" calcext:value-type="float">
            <text:p>336.199999999989</text:p>
          </table:table-cell>
        </table:table-row>
        <table:table-row table:style-name="ro1">
          <table:table-cell office:value-type="float" office:value="114.801" calcext:value-type="float">
            <text:p>1.15E+02</text:p>
          </table:table-cell>
          <table:table-cell office:value-type="float" office:value="233.304" calcext:value-type="float">
            <text:p>2.33E+02</text:p>
          </table:table-cell>
          <table:table-cell table:formula="of:=[.C1683]+0.2" office:value-type="float" office:value="336.399999999989" calcext:value-type="float">
            <text:p>336.399999999989</text:p>
          </table:table-cell>
        </table:table-row>
        <table:table-row table:style-name="ro1">
          <table:table-cell office:value-type="float" office:value="114.799" calcext:value-type="float">
            <text:p>1.15E+02</text:p>
          </table:table-cell>
          <table:table-cell office:value-type="float" office:value="233.298" calcext:value-type="float">
            <text:p>2.33E+02</text:p>
          </table:table-cell>
          <table:table-cell table:formula="of:=[.C1684]+0.2" office:value-type="float" office:value="336.599999999989" calcext:value-type="float">
            <text:p>336.599999999989</text:p>
          </table:table-cell>
        </table:table-row>
        <table:table-row table:style-name="ro1">
          <table:table-cell office:value-type="float" office:value="114.796" calcext:value-type="float">
            <text:p>1.15E+02</text:p>
          </table:table-cell>
          <table:table-cell office:value-type="float" office:value="233.293" calcext:value-type="float">
            <text:p>2.33E+02</text:p>
          </table:table-cell>
          <table:table-cell table:formula="of:=[.C1685]+0.2" office:value-type="float" office:value="336.799999999989" calcext:value-type="float">
            <text:p>336.799999999989</text:p>
          </table:table-cell>
        </table:table-row>
        <table:table-row table:style-name="ro1">
          <table:table-cell office:value-type="float" office:value="114.794" calcext:value-type="float">
            <text:p>1.15E+02</text:p>
          </table:table-cell>
          <table:table-cell office:value-type="float" office:value="233.287" calcext:value-type="float">
            <text:p>2.33E+02</text:p>
          </table:table-cell>
          <table:table-cell table:formula="of:=[.C1686]+0.2" office:value-type="float" office:value="336.999999999989" calcext:value-type="float">
            <text:p>336.999999999989</text:p>
          </table:table-cell>
        </table:table-row>
        <table:table-row table:style-name="ro1">
          <table:table-cell office:value-type="float" office:value="114.791" calcext:value-type="float">
            <text:p>1.15E+02</text:p>
          </table:table-cell>
          <table:table-cell office:value-type="float" office:value="233.281" calcext:value-type="float">
            <text:p>2.33E+02</text:p>
          </table:table-cell>
          <table:table-cell table:formula="of:=[.C1687]+0.2" office:value-type="float" office:value="337.199999999989" calcext:value-type="float">
            <text:p>337.199999999989</text:p>
          </table:table-cell>
        </table:table-row>
        <table:table-row table:style-name="ro1">
          <table:table-cell office:value-type="float" office:value="114.788" calcext:value-type="float">
            <text:p>1.15E+02</text:p>
          </table:table-cell>
          <table:table-cell office:value-type="float" office:value="233.275" calcext:value-type="float">
            <text:p>2.33E+02</text:p>
          </table:table-cell>
          <table:table-cell table:formula="of:=[.C1688]+0.2" office:value-type="float" office:value="337.399999999989" calcext:value-type="float">
            <text:p>337.399999999989</text:p>
          </table:table-cell>
        </table:table-row>
        <table:table-row table:style-name="ro1">
          <table:table-cell office:value-type="float" office:value="114.786" calcext:value-type="float">
            <text:p>1.15E+02</text:p>
          </table:table-cell>
          <table:table-cell office:value-type="float" office:value="233.269" calcext:value-type="float">
            <text:p>2.33E+02</text:p>
          </table:table-cell>
          <table:table-cell table:formula="of:=[.C1689]+0.2" office:value-type="float" office:value="337.599999999989" calcext:value-type="float">
            <text:p>337.599999999989</text:p>
          </table:table-cell>
        </table:table-row>
        <table:table-row table:style-name="ro1">
          <table:table-cell office:value-type="float" office:value="114.783" calcext:value-type="float">
            <text:p>1.15E+02</text:p>
          </table:table-cell>
          <table:table-cell office:value-type="float" office:value="233.263" calcext:value-type="float">
            <text:p>2.33E+02</text:p>
          </table:table-cell>
          <table:table-cell table:formula="of:=[.C1690]+0.2" office:value-type="float" office:value="337.799999999989" calcext:value-type="float">
            <text:p>337.799999999989</text:p>
          </table:table-cell>
        </table:table-row>
        <table:table-row table:style-name="ro1">
          <table:table-cell office:value-type="float" office:value="114.78" calcext:value-type="float">
            <text:p>1.15E+02</text:p>
          </table:table-cell>
          <table:table-cell office:value-type="float" office:value="233.257" calcext:value-type="float">
            <text:p>2.33E+02</text:p>
          </table:table-cell>
          <table:table-cell table:formula="of:=[.C1691]+0.2" office:value-type="float" office:value="337.999999999989" calcext:value-type="float">
            <text:p>337.999999999989</text:p>
          </table:table-cell>
        </table:table-row>
        <table:table-row table:style-name="ro1">
          <table:table-cell office:value-type="float" office:value="114.777" calcext:value-type="float">
            <text:p>1.15E+02</text:p>
          </table:table-cell>
          <table:table-cell office:value-type="float" office:value="233.25" calcext:value-type="float">
            <text:p>2.33E+02</text:p>
          </table:table-cell>
          <table:table-cell table:formula="of:=[.C1692]+0.2" office:value-type="float" office:value="338.199999999989" calcext:value-type="float">
            <text:p>338.199999999989</text:p>
          </table:table-cell>
        </table:table-row>
        <table:table-row table:style-name="ro1">
          <table:table-cell office:value-type="float" office:value="114.774" calcext:value-type="float">
            <text:p>1.15E+02</text:p>
          </table:table-cell>
          <table:table-cell office:value-type="float" office:value="233.243" calcext:value-type="float">
            <text:p>2.33E+02</text:p>
          </table:table-cell>
          <table:table-cell table:formula="of:=[.C1693]+0.2" office:value-type="float" office:value="338.399999999989" calcext:value-type="float">
            <text:p>338.399999999989</text:p>
          </table:table-cell>
        </table:table-row>
        <table:table-row table:style-name="ro1">
          <table:table-cell office:value-type="float" office:value="114.771" calcext:value-type="float">
            <text:p>1.15E+02</text:p>
          </table:table-cell>
          <table:table-cell office:value-type="float" office:value="233.237" calcext:value-type="float">
            <text:p>2.33E+02</text:p>
          </table:table-cell>
          <table:table-cell table:formula="of:=[.C1694]+0.2" office:value-type="float" office:value="338.599999999989" calcext:value-type="float">
            <text:p>338.599999999989</text:p>
          </table:table-cell>
        </table:table-row>
        <table:table-row table:style-name="ro1">
          <table:table-cell office:value-type="float" office:value="114.768" calcext:value-type="float">
            <text:p>1.15E+02</text:p>
          </table:table-cell>
          <table:table-cell office:value-type="float" office:value="233.23" calcext:value-type="float">
            <text:p>2.33E+02</text:p>
          </table:table-cell>
          <table:table-cell table:formula="of:=[.C1695]+0.2" office:value-type="float" office:value="338.799999999989" calcext:value-type="float">
            <text:p>338.799999999989</text:p>
          </table:table-cell>
        </table:table-row>
        <table:table-row table:style-name="ro1">
          <table:table-cell office:value-type="float" office:value="114.765" calcext:value-type="float">
            <text:p>1.15E+02</text:p>
          </table:table-cell>
          <table:table-cell office:value-type="float" office:value="233.223" calcext:value-type="float">
            <text:p>2.33E+02</text:p>
          </table:table-cell>
          <table:table-cell table:formula="of:=[.C1696]+0.2" office:value-type="float" office:value="338.999999999989" calcext:value-type="float">
            <text:p>338.999999999989</text:p>
          </table:table-cell>
        </table:table-row>
        <table:table-row table:style-name="ro1">
          <table:table-cell office:value-type="float" office:value="114.762" calcext:value-type="float">
            <text:p>1.15E+02</text:p>
          </table:table-cell>
          <table:table-cell office:value-type="float" office:value="233.215" calcext:value-type="float">
            <text:p>2.33E+02</text:p>
          </table:table-cell>
          <table:table-cell table:formula="of:=[.C1697]+0.2" office:value-type="float" office:value="339.199999999989" calcext:value-type="float">
            <text:p>339.199999999989</text:p>
          </table:table-cell>
        </table:table-row>
        <table:table-row table:style-name="ro1">
          <table:table-cell office:value-type="float" office:value="114.758" calcext:value-type="float">
            <text:p>1.15E+02</text:p>
          </table:table-cell>
          <table:table-cell office:value-type="float" office:value="233.208" calcext:value-type="float">
            <text:p>2.33E+02</text:p>
          </table:table-cell>
          <table:table-cell table:formula="of:=[.C1698]+0.2" office:value-type="float" office:value="339.399999999989" calcext:value-type="float">
            <text:p>339.399999999989</text:p>
          </table:table-cell>
        </table:table-row>
        <table:table-row table:style-name="ro1">
          <table:table-cell office:value-type="float" office:value="114.755" calcext:value-type="float">
            <text:p>1.15E+02</text:p>
          </table:table-cell>
          <table:table-cell office:value-type="float" office:value="233.2" calcext:value-type="float">
            <text:p>2.33E+02</text:p>
          </table:table-cell>
          <table:table-cell table:formula="of:=[.C1699]+0.2" office:value-type="float" office:value="339.599999999989" calcext:value-type="float">
            <text:p>339.599999999989</text:p>
          </table:table-cell>
        </table:table-row>
        <table:table-row table:style-name="ro1">
          <table:table-cell office:value-type="float" office:value="114.752" calcext:value-type="float">
            <text:p>1.15E+02</text:p>
          </table:table-cell>
          <table:table-cell office:value-type="float" office:value="233.193" calcext:value-type="float">
            <text:p>2.33E+02</text:p>
          </table:table-cell>
          <table:table-cell table:formula="of:=[.C1700]+0.2" office:value-type="float" office:value="339.799999999989" calcext:value-type="float">
            <text:p>339.799999999989</text:p>
          </table:table-cell>
        </table:table-row>
        <table:table-row table:style-name="ro1">
          <table:table-cell office:value-type="float" office:value="114.748" calcext:value-type="float">
            <text:p>1.15E+02</text:p>
          </table:table-cell>
          <table:table-cell office:value-type="float" office:value="233.185" calcext:value-type="float">
            <text:p>2.33E+02</text:p>
          </table:table-cell>
          <table:table-cell table:formula="of:=[.C1701]+0.2" office:value-type="float" office:value="339.999999999989" calcext:value-type="float">
            <text:p>339.999999999989</text:p>
          </table:table-cell>
        </table:table-row>
        <table:table-row table:style-name="ro1">
          <table:table-cell office:value-type="float" office:value="114.745" calcext:value-type="float">
            <text:p>1.15E+02</text:p>
          </table:table-cell>
          <table:table-cell office:value-type="float" office:value="233.177" calcext:value-type="float">
            <text:p>2.33E+02</text:p>
          </table:table-cell>
          <table:table-cell table:formula="of:=[.C1702]+0.2" office:value-type="float" office:value="340.199999999989" calcext:value-type="float">
            <text:p>340.199999999989</text:p>
          </table:table-cell>
        </table:table-row>
        <table:table-row table:style-name="ro1">
          <table:table-cell office:value-type="float" office:value="114.741" calcext:value-type="float">
            <text:p>1.15E+02</text:p>
          </table:table-cell>
          <table:table-cell office:value-type="float" office:value="233.169" calcext:value-type="float">
            <text:p>2.33E+02</text:p>
          </table:table-cell>
          <table:table-cell table:formula="of:=[.C1703]+0.2" office:value-type="float" office:value="340.399999999989" calcext:value-type="float">
            <text:p>340.399999999989</text:p>
          </table:table-cell>
        </table:table-row>
        <table:table-row table:style-name="ro1">
          <table:table-cell office:value-type="float" office:value="114.738" calcext:value-type="float">
            <text:p>1.15E+02</text:p>
          </table:table-cell>
          <table:table-cell office:value-type="float" office:value="233.161" calcext:value-type="float">
            <text:p>2.33E+02</text:p>
          </table:table-cell>
          <table:table-cell table:formula="of:=[.C1704]+0.2" office:value-type="float" office:value="340.599999999989" calcext:value-type="float">
            <text:p>340.599999999989</text:p>
          </table:table-cell>
        </table:table-row>
        <table:table-row table:style-name="ro1">
          <table:table-cell office:value-type="float" office:value="114.734" calcext:value-type="float">
            <text:p>1.15E+02</text:p>
          </table:table-cell>
          <table:table-cell office:value-type="float" office:value="233.153" calcext:value-type="float">
            <text:p>2.33E+02</text:p>
          </table:table-cell>
          <table:table-cell table:formula="of:=[.C1705]+0.2" office:value-type="float" office:value="340.799999999989" calcext:value-type="float">
            <text:p>340.799999999989</text:p>
          </table:table-cell>
        </table:table-row>
        <table:table-row table:style-name="ro1">
          <table:table-cell office:value-type="float" office:value="114.73" calcext:value-type="float">
            <text:p>1.15E+02</text:p>
          </table:table-cell>
          <table:table-cell office:value-type="float" office:value="233.144" calcext:value-type="float">
            <text:p>2.33E+02</text:p>
          </table:table-cell>
          <table:table-cell table:formula="of:=[.C1706]+0.2" office:value-type="float" office:value="340.999999999989" calcext:value-type="float">
            <text:p>340.999999999989</text:p>
          </table:table-cell>
        </table:table-row>
        <table:table-row table:style-name="ro1">
          <table:table-cell office:value-type="float" office:value="114.726" calcext:value-type="float">
            <text:p>1.15E+02</text:p>
          </table:table-cell>
          <table:table-cell office:value-type="float" office:value="233.135" calcext:value-type="float">
            <text:p>2.33E+02</text:p>
          </table:table-cell>
          <table:table-cell table:formula="of:=[.C1707]+0.2" office:value-type="float" office:value="341.199999999989" calcext:value-type="float">
            <text:p>341.199999999989</text:p>
          </table:table-cell>
        </table:table-row>
        <table:table-row table:style-name="ro1">
          <table:table-cell office:value-type="float" office:value="114.722" calcext:value-type="float">
            <text:p>1.15E+02</text:p>
          </table:table-cell>
          <table:table-cell office:value-type="float" office:value="233.127" calcext:value-type="float">
            <text:p>2.33E+02</text:p>
          </table:table-cell>
          <table:table-cell table:formula="of:=[.C1708]+0.2" office:value-type="float" office:value="341.399999999989" calcext:value-type="float">
            <text:p>341.399999999989</text:p>
          </table:table-cell>
        </table:table-row>
        <table:table-row table:style-name="ro1">
          <table:table-cell office:value-type="float" office:value="114.718" calcext:value-type="float">
            <text:p>1.15E+02</text:p>
          </table:table-cell>
          <table:table-cell office:value-type="float" office:value="233.118" calcext:value-type="float">
            <text:p>2.33E+02</text:p>
          </table:table-cell>
          <table:table-cell table:formula="of:=[.C1709]+0.2" office:value-type="float" office:value="341.599999999989" calcext:value-type="float">
            <text:p>341.599999999989</text:p>
          </table:table-cell>
        </table:table-row>
        <table:table-row table:style-name="ro1">
          <table:table-cell office:value-type="float" office:value="114.714" calcext:value-type="float">
            <text:p>1.15E+02</text:p>
          </table:table-cell>
          <table:table-cell office:value-type="float" office:value="233.109" calcext:value-type="float">
            <text:p>2.33E+02</text:p>
          </table:table-cell>
          <table:table-cell table:formula="of:=[.C1710]+0.2" office:value-type="float" office:value="341.799999999989" calcext:value-type="float">
            <text:p>341.799999999989</text:p>
          </table:table-cell>
        </table:table-row>
        <table:table-row table:style-name="ro1">
          <table:table-cell office:value-type="float" office:value="114.71" calcext:value-type="float">
            <text:p>1.15E+02</text:p>
          </table:table-cell>
          <table:table-cell office:value-type="float" office:value="233.1" calcext:value-type="float">
            <text:p>2.33E+02</text:p>
          </table:table-cell>
          <table:table-cell table:formula="of:=[.C1711]+0.2" office:value-type="float" office:value="341.999999999989" calcext:value-type="float">
            <text:p>341.999999999989</text:p>
          </table:table-cell>
        </table:table-row>
        <table:table-row table:style-name="ro1">
          <table:table-cell office:value-type="float" office:value="114.706" calcext:value-type="float">
            <text:p>1.15E+02</text:p>
          </table:table-cell>
          <table:table-cell office:value-type="float" office:value="233.09" calcext:value-type="float">
            <text:p>2.33E+02</text:p>
          </table:table-cell>
          <table:table-cell table:formula="of:=[.C1712]+0.2" office:value-type="float" office:value="342.199999999989" calcext:value-type="float">
            <text:p>342.199999999989</text:p>
          </table:table-cell>
        </table:table-row>
        <table:table-row table:style-name="ro1">
          <table:table-cell office:value-type="float" office:value="114.702" calcext:value-type="float">
            <text:p>1.15E+02</text:p>
          </table:table-cell>
          <table:table-cell office:value-type="float" office:value="233.081" calcext:value-type="float">
            <text:p>2.33E+02</text:p>
          </table:table-cell>
          <table:table-cell table:formula="of:=[.C1713]+0.2" office:value-type="float" office:value="342.399999999989" calcext:value-type="float">
            <text:p>342.399999999989</text:p>
          </table:table-cell>
        </table:table-row>
        <table:table-row table:style-name="ro1">
          <table:table-cell office:value-type="float" office:value="114.698" calcext:value-type="float">
            <text:p>1.15E+02</text:p>
          </table:table-cell>
          <table:table-cell office:value-type="float" office:value="233.071" calcext:value-type="float">
            <text:p>2.33E+02</text:p>
          </table:table-cell>
          <table:table-cell table:formula="of:=[.C1714]+0.2" office:value-type="float" office:value="342.599999999989" calcext:value-type="float">
            <text:p>342.599999999989</text:p>
          </table:table-cell>
        </table:table-row>
        <table:table-row table:style-name="ro1">
          <table:table-cell office:value-type="float" office:value="114.694" calcext:value-type="float">
            <text:p>1.15E+02</text:p>
          </table:table-cell>
          <table:table-cell office:value-type="float" office:value="233.062" calcext:value-type="float">
            <text:p>2.33E+02</text:p>
          </table:table-cell>
          <table:table-cell table:formula="of:=[.C1715]+0.2" office:value-type="float" office:value="342.799999999989" calcext:value-type="float">
            <text:p>342.799999999989</text:p>
          </table:table-cell>
        </table:table-row>
        <table:table-row table:style-name="ro1">
          <table:table-cell office:value-type="float" office:value="114.689" calcext:value-type="float">
            <text:p>1.15E+02</text:p>
          </table:table-cell>
          <table:table-cell office:value-type="float" office:value="233.052" calcext:value-type="float">
            <text:p>2.33E+02</text:p>
          </table:table-cell>
          <table:table-cell table:formula="of:=[.C1716]+0.2" office:value-type="float" office:value="342.999999999989" calcext:value-type="float">
            <text:p>342.999999999989</text:p>
          </table:table-cell>
        </table:table-row>
        <table:table-row table:style-name="ro1">
          <table:table-cell office:value-type="float" office:value="114.685" calcext:value-type="float">
            <text:p>1.15E+02</text:p>
          </table:table-cell>
          <table:table-cell office:value-type="float" office:value="233.042" calcext:value-type="float">
            <text:p>2.33E+02</text:p>
          </table:table-cell>
          <table:table-cell table:formula="of:=[.C1717]+0.2" office:value-type="float" office:value="343.199999999989" calcext:value-type="float">
            <text:p>343.199999999989</text:p>
          </table:table-cell>
        </table:table-row>
        <table:table-row table:style-name="ro1">
          <table:table-cell office:value-type="float" office:value="114.68" calcext:value-type="float">
            <text:p>1.15E+02</text:p>
          </table:table-cell>
          <table:table-cell office:value-type="float" office:value="233.032" calcext:value-type="float">
            <text:p>2.33E+02</text:p>
          </table:table-cell>
          <table:table-cell table:formula="of:=[.C1718]+0.2" office:value-type="float" office:value="343.399999999989" calcext:value-type="float">
            <text:p>343.399999999989</text:p>
          </table:table-cell>
        </table:table-row>
        <table:table-row table:style-name="ro1">
          <table:table-cell office:value-type="float" office:value="114.676" calcext:value-type="float">
            <text:p>1.15E+02</text:p>
          </table:table-cell>
          <table:table-cell office:value-type="float" office:value="233.022" calcext:value-type="float">
            <text:p>2.33E+02</text:p>
          </table:table-cell>
          <table:table-cell table:formula="of:=[.C1719]+0.2" office:value-type="float" office:value="343.599999999989" calcext:value-type="float">
            <text:p>343.599999999989</text:p>
          </table:table-cell>
        </table:table-row>
        <table:table-row table:style-name="ro1">
          <table:table-cell office:value-type="float" office:value="114.671" calcext:value-type="float">
            <text:p>1.15E+02</text:p>
          </table:table-cell>
          <table:table-cell office:value-type="float" office:value="233.011" calcext:value-type="float">
            <text:p>2.33E+02</text:p>
          </table:table-cell>
          <table:table-cell table:formula="of:=[.C1720]+0.2" office:value-type="float" office:value="343.799999999989" calcext:value-type="float">
            <text:p>343.799999999989</text:p>
          </table:table-cell>
        </table:table-row>
        <table:table-row table:style-name="ro1">
          <table:table-cell office:value-type="float" office:value="114.666" calcext:value-type="float">
            <text:p>1.15E+02</text:p>
          </table:table-cell>
          <table:table-cell office:value-type="float" office:value="233.001" calcext:value-type="float">
            <text:p>2.33E+02</text:p>
          </table:table-cell>
          <table:table-cell table:formula="of:=[.C1721]+0.2" office:value-type="float" office:value="343.999999999989" calcext:value-type="float">
            <text:p>343.999999999989</text:p>
          </table:table-cell>
        </table:table-row>
        <table:table-row table:style-name="ro1">
          <table:table-cell office:value-type="float" office:value="114.662" calcext:value-type="float">
            <text:p>1.15E+02</text:p>
          </table:table-cell>
          <table:table-cell office:value-type="float" office:value="232.99" calcext:value-type="float">
            <text:p>2.33E+02</text:p>
          </table:table-cell>
          <table:table-cell table:formula="of:=[.C1722]+0.2" office:value-type="float" office:value="344.199999999989" calcext:value-type="float">
            <text:p>344.199999999989</text:p>
          </table:table-cell>
        </table:table-row>
        <table:table-row table:style-name="ro1">
          <table:table-cell office:value-type="float" office:value="114.657" calcext:value-type="float">
            <text:p>1.15E+02</text:p>
          </table:table-cell>
          <table:table-cell office:value-type="float" office:value="232.98" calcext:value-type="float">
            <text:p>2.33E+02</text:p>
          </table:table-cell>
          <table:table-cell table:formula="of:=[.C1723]+0.2" office:value-type="float" office:value="344.399999999989" calcext:value-type="float">
            <text:p>344.399999999989</text:p>
          </table:table-cell>
        </table:table-row>
        <table:table-row table:style-name="ro1">
          <table:table-cell office:value-type="float" office:value="114.652" calcext:value-type="float">
            <text:p>1.15E+02</text:p>
          </table:table-cell>
          <table:table-cell office:value-type="float" office:value="232.969" calcext:value-type="float">
            <text:p>2.33E+02</text:p>
          </table:table-cell>
          <table:table-cell table:formula="of:=[.C1724]+0.2" office:value-type="float" office:value="344.599999999989" calcext:value-type="float">
            <text:p>344.599999999989</text:p>
          </table:table-cell>
        </table:table-row>
        <table:table-row table:style-name="ro1">
          <table:table-cell office:value-type="float" office:value="114.647" calcext:value-type="float">
            <text:p>1.15E+02</text:p>
          </table:table-cell>
          <table:table-cell office:value-type="float" office:value="232.958" calcext:value-type="float">
            <text:p>2.33E+02</text:p>
          </table:table-cell>
          <table:table-cell table:formula="of:=[.C1725]+0.2" office:value-type="float" office:value="344.799999999989" calcext:value-type="float">
            <text:p>344.799999999989</text:p>
          </table:table-cell>
        </table:table-row>
        <table:table-row table:style-name="ro1">
          <table:table-cell office:value-type="float" office:value="114.642" calcext:value-type="float">
            <text:p>1.15E+02</text:p>
          </table:table-cell>
          <table:table-cell office:value-type="float" office:value="232.947" calcext:value-type="float">
            <text:p>2.33E+02</text:p>
          </table:table-cell>
          <table:table-cell table:formula="of:=[.C1726]+0.2" office:value-type="float" office:value="344.999999999989" calcext:value-type="float">
            <text:p>344.999999999989</text:p>
          </table:table-cell>
        </table:table-row>
        <table:table-row table:style-name="ro1">
          <table:table-cell office:value-type="float" office:value="114.637" calcext:value-type="float">
            <text:p>1.15E+02</text:p>
          </table:table-cell>
          <table:table-cell office:value-type="float" office:value="232.935" calcext:value-type="float">
            <text:p>2.33E+02</text:p>
          </table:table-cell>
          <table:table-cell table:formula="of:=[.C1727]+0.2" office:value-type="float" office:value="345.199999999989" calcext:value-type="float">
            <text:p>345.199999999989</text:p>
          </table:table-cell>
        </table:table-row>
        <table:table-row table:style-name="ro1">
          <table:table-cell office:value-type="float" office:value="114.632" calcext:value-type="float">
            <text:p>1.15E+02</text:p>
          </table:table-cell>
          <table:table-cell office:value-type="float" office:value="232.924" calcext:value-type="float">
            <text:p>2.33E+02</text:p>
          </table:table-cell>
          <table:table-cell table:formula="of:=[.C1728]+0.2" office:value-type="float" office:value="345.399999999989" calcext:value-type="float">
            <text:p>345.399999999989</text:p>
          </table:table-cell>
        </table:table-row>
        <table:table-row table:style-name="ro1">
          <table:table-cell office:value-type="float" office:value="114.627" calcext:value-type="float">
            <text:p>1.15E+02</text:p>
          </table:table-cell>
          <table:table-cell office:value-type="float" office:value="232.912" calcext:value-type="float">
            <text:p>2.33E+02</text:p>
          </table:table-cell>
          <table:table-cell table:formula="of:=[.C1729]+0.2" office:value-type="float" office:value="345.599999999989" calcext:value-type="float">
            <text:p>345.599999999989</text:p>
          </table:table-cell>
        </table:table-row>
        <table:table-row table:style-name="ro1">
          <table:table-cell office:value-type="float" office:value="114.622" calcext:value-type="float">
            <text:p>1.15E+02</text:p>
          </table:table-cell>
          <table:table-cell office:value-type="float" office:value="232.901" calcext:value-type="float">
            <text:p>2.33E+02</text:p>
          </table:table-cell>
          <table:table-cell table:formula="of:=[.C1730]+0.2" office:value-type="float" office:value="345.799999999989" calcext:value-type="float">
            <text:p>345.799999999989</text:p>
          </table:table-cell>
        </table:table-row>
        <table:table-row table:style-name="ro1">
          <table:table-cell office:value-type="float" office:value="114.617" calcext:value-type="float">
            <text:p>1.15E+02</text:p>
          </table:table-cell>
          <table:table-cell office:value-type="float" office:value="232.889" calcext:value-type="float">
            <text:p>2.33E+02</text:p>
          </table:table-cell>
          <table:table-cell table:formula="of:=[.C1731]+0.2" office:value-type="float" office:value="345.999999999989" calcext:value-type="float">
            <text:p>345.999999999989</text:p>
          </table:table-cell>
        </table:table-row>
        <table:table-row table:style-name="ro1">
          <table:table-cell office:value-type="float" office:value="114.611" calcext:value-type="float">
            <text:p>1.15E+02</text:p>
          </table:table-cell>
          <table:table-cell office:value-type="float" office:value="232.877" calcext:value-type="float">
            <text:p>2.33E+02</text:p>
          </table:table-cell>
          <table:table-cell table:formula="of:=[.C1732]+0.2" office:value-type="float" office:value="346.199999999989" calcext:value-type="float">
            <text:p>346.199999999989</text:p>
          </table:table-cell>
        </table:table-row>
        <table:table-row table:style-name="ro1">
          <table:table-cell office:value-type="float" office:value="114.606" calcext:value-type="float">
            <text:p>1.15E+02</text:p>
          </table:table-cell>
          <table:table-cell office:value-type="float" office:value="232.865" calcext:value-type="float">
            <text:p>2.33E+02</text:p>
          </table:table-cell>
          <table:table-cell table:formula="of:=[.C1733]+0.2" office:value-type="float" office:value="346.399999999989" calcext:value-type="float">
            <text:p>346.399999999989</text:p>
          </table:table-cell>
        </table:table-row>
        <table:table-row table:style-name="ro1">
          <table:table-cell office:value-type="float" office:value="114.601" calcext:value-type="float">
            <text:p>1.15E+02</text:p>
          </table:table-cell>
          <table:table-cell office:value-type="float" office:value="232.853" calcext:value-type="float">
            <text:p>2.33E+02</text:p>
          </table:table-cell>
          <table:table-cell table:formula="of:=[.C1734]+0.2" office:value-type="float" office:value="346.599999999989" calcext:value-type="float">
            <text:p>346.599999999989</text:p>
          </table:table-cell>
        </table:table-row>
        <table:table-row table:style-name="ro1">
          <table:table-cell office:value-type="float" office:value="114.595" calcext:value-type="float">
            <text:p>1.15E+02</text:p>
          </table:table-cell>
          <table:table-cell office:value-type="float" office:value="232.841" calcext:value-type="float">
            <text:p>2.33E+02</text:p>
          </table:table-cell>
          <table:table-cell table:formula="of:=[.C1735]+0.2" office:value-type="float" office:value="346.799999999989" calcext:value-type="float">
            <text:p>346.799999999989</text:p>
          </table:table-cell>
        </table:table-row>
        <table:table-row table:style-name="ro1">
          <table:table-cell office:value-type="float" office:value="114.59" calcext:value-type="float">
            <text:p>1.15E+02</text:p>
          </table:table-cell>
          <table:table-cell office:value-type="float" office:value="232.828" calcext:value-type="float">
            <text:p>2.33E+02</text:p>
          </table:table-cell>
          <table:table-cell table:formula="of:=[.C1736]+0.2" office:value-type="float" office:value="346.999999999989" calcext:value-type="float">
            <text:p>346.999999999989</text:p>
          </table:table-cell>
        </table:table-row>
        <table:table-row table:style-name="ro1">
          <table:table-cell office:value-type="float" office:value="114.584" calcext:value-type="float">
            <text:p>1.15E+02</text:p>
          </table:table-cell>
          <table:table-cell office:value-type="float" office:value="232.816" calcext:value-type="float">
            <text:p>2.33E+02</text:p>
          </table:table-cell>
          <table:table-cell table:formula="of:=[.C1737]+0.2" office:value-type="float" office:value="347.199999999989" calcext:value-type="float">
            <text:p>347.199999999989</text:p>
          </table:table-cell>
        </table:table-row>
        <table:table-row table:style-name="ro1">
          <table:table-cell office:value-type="float" office:value="114.578" calcext:value-type="float">
            <text:p>1.15E+02</text:p>
          </table:table-cell>
          <table:table-cell office:value-type="float" office:value="232.803" calcext:value-type="float">
            <text:p>2.33E+02</text:p>
          </table:table-cell>
          <table:table-cell table:formula="of:=[.C1738]+0.2" office:value-type="float" office:value="347.399999999989" calcext:value-type="float">
            <text:p>347.399999999989</text:p>
          </table:table-cell>
        </table:table-row>
        <table:table-row table:style-name="ro1">
          <table:table-cell office:value-type="float" office:value="114.573" calcext:value-type="float">
            <text:p>1.15E+02</text:p>
          </table:table-cell>
          <table:table-cell office:value-type="float" office:value="232.79" calcext:value-type="float">
            <text:p>2.33E+02</text:p>
          </table:table-cell>
          <table:table-cell table:formula="of:=[.C1739]+0.2" office:value-type="float" office:value="347.599999999989" calcext:value-type="float">
            <text:p>347.599999999989</text:p>
          </table:table-cell>
        </table:table-row>
        <table:table-row table:style-name="ro1">
          <table:table-cell office:value-type="float" office:value="114.567" calcext:value-type="float">
            <text:p>1.15E+02</text:p>
          </table:table-cell>
          <table:table-cell office:value-type="float" office:value="232.777" calcext:value-type="float">
            <text:p>2.33E+02</text:p>
          </table:table-cell>
          <table:table-cell table:formula="of:=[.C1740]+0.2" office:value-type="float" office:value="347.799999999989" calcext:value-type="float">
            <text:p>347.799999999989</text:p>
          </table:table-cell>
        </table:table-row>
        <table:table-row table:style-name="ro1">
          <table:table-cell office:value-type="float" office:value="114.561" calcext:value-type="float">
            <text:p>1.15E+02</text:p>
          </table:table-cell>
          <table:table-cell office:value-type="float" office:value="232.764" calcext:value-type="float">
            <text:p>2.33E+02</text:p>
          </table:table-cell>
          <table:table-cell table:formula="of:=[.C1741]+0.2" office:value-type="float" office:value="347.999999999989" calcext:value-type="float">
            <text:p>347.999999999989</text:p>
          </table:table-cell>
        </table:table-row>
        <table:table-row table:style-name="ro1">
          <table:table-cell office:value-type="float" office:value="114.555" calcext:value-type="float">
            <text:p>1.15E+02</text:p>
          </table:table-cell>
          <table:table-cell office:value-type="float" office:value="232.751" calcext:value-type="float">
            <text:p>2.33E+02</text:p>
          </table:table-cell>
          <table:table-cell table:formula="of:=[.C1742]+0.2" office:value-type="float" office:value="348.199999999989" calcext:value-type="float">
            <text:p>348.199999999989</text:p>
          </table:table-cell>
        </table:table-row>
        <table:table-row table:style-name="ro1">
          <table:table-cell office:value-type="float" office:value="114.549" calcext:value-type="float">
            <text:p>1.15E+02</text:p>
          </table:table-cell>
          <table:table-cell office:value-type="float" office:value="232.738" calcext:value-type="float">
            <text:p>2.33E+02</text:p>
          </table:table-cell>
          <table:table-cell table:formula="of:=[.C1743]+0.2" office:value-type="float" office:value="348.399999999989" calcext:value-type="float">
            <text:p>348.399999999989</text:p>
          </table:table-cell>
        </table:table-row>
        <table:table-row table:style-name="ro1">
          <table:table-cell office:value-type="float" office:value="114.544" calcext:value-type="float">
            <text:p>1.15E+02</text:p>
          </table:table-cell>
          <table:table-cell office:value-type="float" office:value="232.724" calcext:value-type="float">
            <text:p>2.33E+02</text:p>
          </table:table-cell>
          <table:table-cell table:formula="of:=[.C1744]+0.2" office:value-type="float" office:value="348.599999999989" calcext:value-type="float">
            <text:p>348.599999999989</text:p>
          </table:table-cell>
        </table:table-row>
        <table:table-row table:style-name="ro1">
          <table:table-cell office:value-type="float" office:value="114.537" calcext:value-type="float">
            <text:p>1.15E+02</text:p>
          </table:table-cell>
          <table:table-cell office:value-type="float" office:value="232.711" calcext:value-type="float">
            <text:p>2.33E+02</text:p>
          </table:table-cell>
          <table:table-cell table:formula="of:=[.C1745]+0.2" office:value-type="float" office:value="348.799999999989" calcext:value-type="float">
            <text:p>348.799999999989</text:p>
          </table:table-cell>
        </table:table-row>
        <table:table-row table:style-name="ro1">
          <table:table-cell office:value-type="float" office:value="114.531" calcext:value-type="float">
            <text:p>1.15E+02</text:p>
          </table:table-cell>
          <table:table-cell office:value-type="float" office:value="232.697" calcext:value-type="float">
            <text:p>2.33E+02</text:p>
          </table:table-cell>
          <table:table-cell table:formula="of:=[.C1746]+0.2" office:value-type="float" office:value="348.999999999989" calcext:value-type="float">
            <text:p>348.999999999989</text:p>
          </table:table-cell>
        </table:table-row>
        <table:table-row table:style-name="ro1">
          <table:table-cell office:value-type="float" office:value="114.525" calcext:value-type="float">
            <text:p>1.15E+02</text:p>
          </table:table-cell>
          <table:table-cell office:value-type="float" office:value="232.683" calcext:value-type="float">
            <text:p>2.33E+02</text:p>
          </table:table-cell>
          <table:table-cell table:formula="of:=[.C1747]+0.2" office:value-type="float" office:value="349.199999999989" calcext:value-type="float">
            <text:p>349.199999999989</text:p>
          </table:table-cell>
        </table:table-row>
        <table:table-row table:style-name="ro1">
          <table:table-cell office:value-type="float" office:value="114.519" calcext:value-type="float">
            <text:p>1.15E+02</text:p>
          </table:table-cell>
          <table:table-cell office:value-type="float" office:value="232.669" calcext:value-type="float">
            <text:p>2.33E+02</text:p>
          </table:table-cell>
          <table:table-cell table:formula="of:=[.C1748]+0.2" office:value-type="float" office:value="349.399999999989" calcext:value-type="float">
            <text:p>349.399999999989</text:p>
          </table:table-cell>
        </table:table-row>
        <table:table-row table:style-name="ro1">
          <table:table-cell office:value-type="float" office:value="114.513" calcext:value-type="float">
            <text:p>1.15E+02</text:p>
          </table:table-cell>
          <table:table-cell office:value-type="float" office:value="232.655" calcext:value-type="float">
            <text:p>2.33E+02</text:p>
          </table:table-cell>
          <table:table-cell table:formula="of:=[.C1749]+0.2" office:value-type="float" office:value="349.599999999989" calcext:value-type="float">
            <text:p>349.599999999989</text:p>
          </table:table-cell>
        </table:table-row>
        <table:table-row table:style-name="ro1">
          <table:table-cell office:value-type="float" office:value="114.507" calcext:value-type="float">
            <text:p>1.15E+02</text:p>
          </table:table-cell>
          <table:table-cell office:value-type="float" office:value="232.641" calcext:value-type="float">
            <text:p>2.33E+02</text:p>
          </table:table-cell>
          <table:table-cell table:formula="of:=[.C1750]+0.2" office:value-type="float" office:value="349.799999999989" calcext:value-type="float">
            <text:p>349.799999999989</text:p>
          </table:table-cell>
        </table:table-row>
        <table:table-row table:style-name="ro1">
          <table:table-cell office:value-type="float" office:value="114.5" calcext:value-type="float">
            <text:p>1.15E+02</text:p>
          </table:table-cell>
          <table:table-cell office:value-type="float" office:value="232.627" calcext:value-type="float">
            <text:p>2.33E+02</text:p>
          </table:table-cell>
          <table:table-cell table:formula="of:=[.C1751]+0.2" office:value-type="float" office:value="349.999999999989" calcext:value-type="float">
            <text:p>349.999999999989</text:p>
          </table:table-cell>
        </table:table-row>
        <table:table-row table:style-name="ro1">
          <table:table-cell office:value-type="float" office:value="114.494" calcext:value-type="float">
            <text:p>1.14E+02</text:p>
          </table:table-cell>
          <table:table-cell office:value-type="float" office:value="232.612" calcext:value-type="float">
            <text:p>2.33E+02</text:p>
          </table:table-cell>
          <table:table-cell table:formula="of:=[.C1752]+0.2" office:value-type="float" office:value="350.199999999989" calcext:value-type="float">
            <text:p>350.199999999989</text:p>
          </table:table-cell>
        </table:table-row>
        <table:table-row table:style-name="ro1">
          <table:table-cell office:value-type="float" office:value="114.487" calcext:value-type="float">
            <text:p>1.14E+02</text:p>
          </table:table-cell>
          <table:table-cell office:value-type="float" office:value="232.598" calcext:value-type="float">
            <text:p>2.33E+02</text:p>
          </table:table-cell>
          <table:table-cell table:formula="of:=[.C1753]+0.2" office:value-type="float" office:value="350.399999999989" calcext:value-type="float">
            <text:p>350.399999999989</text:p>
          </table:table-cell>
        </table:table-row>
        <table:table-row table:style-name="ro1">
          <table:table-cell office:value-type="float" office:value="114.481" calcext:value-type="float">
            <text:p>1.14E+02</text:p>
          </table:table-cell>
          <table:table-cell office:value-type="float" office:value="232.583" calcext:value-type="float">
            <text:p>2.33E+02</text:p>
          </table:table-cell>
          <table:table-cell table:formula="of:=[.C1754]+0.2" office:value-type="float" office:value="350.599999999989" calcext:value-type="float">
            <text:p>350.599999999989</text:p>
          </table:table-cell>
        </table:table-row>
        <table:table-row table:style-name="ro1">
          <table:table-cell office:value-type="float" office:value="114.474" calcext:value-type="float">
            <text:p>1.14E+02</text:p>
          </table:table-cell>
          <table:table-cell office:value-type="float" office:value="232.568" calcext:value-type="float">
            <text:p>2.33E+02</text:p>
          </table:table-cell>
          <table:table-cell table:formula="of:=[.C1755]+0.2" office:value-type="float" office:value="350.799999999989" calcext:value-type="float">
            <text:p>350.799999999989</text:p>
          </table:table-cell>
        </table:table-row>
        <table:table-row table:style-name="ro1">
          <table:table-cell office:value-type="float" office:value="114.468" calcext:value-type="float">
            <text:p>1.14E+02</text:p>
          </table:table-cell>
          <table:table-cell office:value-type="float" office:value="232.553" calcext:value-type="float">
            <text:p>2.33E+02</text:p>
          </table:table-cell>
          <table:table-cell table:formula="of:=[.C1756]+0.2" office:value-type="float" office:value="350.999999999989" calcext:value-type="float">
            <text:p>350.999999999989</text:p>
          </table:table-cell>
        </table:table-row>
        <table:table-row table:style-name="ro1">
          <table:table-cell office:value-type="float" office:value="114.461" calcext:value-type="float">
            <text:p>1.14E+02</text:p>
          </table:table-cell>
          <table:table-cell office:value-type="float" office:value="232.538" calcext:value-type="float">
            <text:p>2.33E+02</text:p>
          </table:table-cell>
          <table:table-cell table:formula="of:=[.C1757]+0.2" office:value-type="float" office:value="351.199999999989" calcext:value-type="float">
            <text:p>351.199999999989</text:p>
          </table:table-cell>
        </table:table-row>
        <table:table-row table:style-name="ro1">
          <table:table-cell office:value-type="float" office:value="114.454" calcext:value-type="float">
            <text:p>1.14E+02</text:p>
          </table:table-cell>
          <table:table-cell office:value-type="float" office:value="232.523" calcext:value-type="float">
            <text:p>2.33E+02</text:p>
          </table:table-cell>
          <table:table-cell table:formula="of:=[.C1758]+0.2" office:value-type="float" office:value="351.399999999989" calcext:value-type="float">
            <text:p>351.399999999989</text:p>
          </table:table-cell>
        </table:table-row>
        <table:table-row table:style-name="ro1">
          <table:table-cell office:value-type="float" office:value="114.447" calcext:value-type="float">
            <text:p>1.14E+02</text:p>
          </table:table-cell>
          <table:table-cell office:value-type="float" office:value="232.508" calcext:value-type="float">
            <text:p>2.33E+02</text:p>
          </table:table-cell>
          <table:table-cell table:formula="of:=[.C1759]+0.2" office:value-type="float" office:value="351.599999999989" calcext:value-type="float">
            <text:p>351.599999999989</text:p>
          </table:table-cell>
        </table:table-row>
        <table:table-row table:style-name="ro1">
          <table:table-cell office:value-type="float" office:value="114.441" calcext:value-type="float">
            <text:p>1.14E+02</text:p>
          </table:table-cell>
          <table:table-cell office:value-type="float" office:value="232.493" calcext:value-type="float">
            <text:p>2.32E+02</text:p>
          </table:table-cell>
          <table:table-cell table:formula="of:=[.C1760]+0.2" office:value-type="float" office:value="351.799999999989" calcext:value-type="float">
            <text:p>351.799999999989</text:p>
          </table:table-cell>
        </table:table-row>
        <table:table-row table:style-name="ro1">
          <table:table-cell office:value-type="float" office:value="114.434" calcext:value-type="float">
            <text:p>1.14E+02</text:p>
          </table:table-cell>
          <table:table-cell office:value-type="float" office:value="232.477" calcext:value-type="float">
            <text:p>2.32E+02</text:p>
          </table:table-cell>
          <table:table-cell table:formula="of:=[.C1761]+0.2" office:value-type="float" office:value="351.999999999989" calcext:value-type="float">
            <text:p>351.999999999989</text:p>
          </table:table-cell>
        </table:table-row>
        <table:table-row table:style-name="ro1">
          <table:table-cell office:value-type="float" office:value="114.427" calcext:value-type="float">
            <text:p>1.14E+02</text:p>
          </table:table-cell>
          <table:table-cell office:value-type="float" office:value="232.462" calcext:value-type="float">
            <text:p>2.32E+02</text:p>
          </table:table-cell>
          <table:table-cell table:formula="of:=[.C1762]+0.2" office:value-type="float" office:value="352.199999999989" calcext:value-type="float">
            <text:p>352.199999999989</text:p>
          </table:table-cell>
        </table:table-row>
        <table:table-row table:style-name="ro1">
          <table:table-cell office:value-type="float" office:value="114.42" calcext:value-type="float">
            <text:p>1.14E+02</text:p>
          </table:table-cell>
          <table:table-cell office:value-type="float" office:value="232.446" calcext:value-type="float">
            <text:p>2.32E+02</text:p>
          </table:table-cell>
          <table:table-cell table:formula="of:=[.C1763]+0.2" office:value-type="float" office:value="352.399999999989" calcext:value-type="float">
            <text:p>352.399999999989</text:p>
          </table:table-cell>
        </table:table-row>
        <table:table-row table:style-name="ro1">
          <table:table-cell office:value-type="float" office:value="114.413" calcext:value-type="float">
            <text:p>1.14E+02</text:p>
          </table:table-cell>
          <table:table-cell office:value-type="float" office:value="232.43" calcext:value-type="float">
            <text:p>2.32E+02</text:p>
          </table:table-cell>
          <table:table-cell table:formula="of:=[.C1764]+0.2" office:value-type="float" office:value="352.599999999989" calcext:value-type="float">
            <text:p>352.599999999989</text:p>
          </table:table-cell>
        </table:table-row>
        <table:table-row table:style-name="ro1">
          <table:table-cell office:value-type="float" office:value="114.406" calcext:value-type="float">
            <text:p>1.14E+02</text:p>
          </table:table-cell>
          <table:table-cell office:value-type="float" office:value="232.414" calcext:value-type="float">
            <text:p>2.32E+02</text:p>
          </table:table-cell>
          <table:table-cell table:formula="of:=[.C1765]+0.2" office:value-type="float" office:value="352.799999999989" calcext:value-type="float">
            <text:p>352.799999999989</text:p>
          </table:table-cell>
        </table:table-row>
        <table:table-row table:style-name="ro1">
          <table:table-cell office:value-type="float" office:value="114.399" calcext:value-type="float">
            <text:p>1.14E+02</text:p>
          </table:table-cell>
          <table:table-cell office:value-type="float" office:value="232.398" calcext:value-type="float">
            <text:p>2.32E+02</text:p>
          </table:table-cell>
          <table:table-cell table:formula="of:=[.C1766]+0.2" office:value-type="float" office:value="352.999999999989" calcext:value-type="float">
            <text:p>352.999999999989</text:p>
          </table:table-cell>
        </table:table-row>
        <table:table-row table:style-name="ro1">
          <table:table-cell office:value-type="float" office:value="114.391" calcext:value-type="float">
            <text:p>1.14E+02</text:p>
          </table:table-cell>
          <table:table-cell office:value-type="float" office:value="232.382" calcext:value-type="float">
            <text:p>2.32E+02</text:p>
          </table:table-cell>
          <table:table-cell table:formula="of:=[.C1767]+0.2" office:value-type="float" office:value="353.199999999988" calcext:value-type="float">
            <text:p>353.199999999988</text:p>
          </table:table-cell>
        </table:table-row>
        <table:table-row table:style-name="ro1">
          <table:table-cell office:value-type="float" office:value="114.384" calcext:value-type="float">
            <text:p>1.14E+02</text:p>
          </table:table-cell>
          <table:table-cell office:value-type="float" office:value="232.365" calcext:value-type="float">
            <text:p>2.32E+02</text:p>
          </table:table-cell>
          <table:table-cell table:formula="of:=[.C1768]+0.2" office:value-type="float" office:value="353.399999999988" calcext:value-type="float">
            <text:p>353.399999999988</text:p>
          </table:table-cell>
        </table:table-row>
        <table:table-row table:style-name="ro1">
          <table:table-cell office:value-type="float" office:value="114.377" calcext:value-type="float">
            <text:p>1.14E+02</text:p>
          </table:table-cell>
          <table:table-cell office:value-type="float" office:value="232.349" calcext:value-type="float">
            <text:p>2.32E+02</text:p>
          </table:table-cell>
          <table:table-cell table:formula="of:=[.C1769]+0.2" office:value-type="float" office:value="353.599999999988" calcext:value-type="float">
            <text:p>353.599999999988</text:p>
          </table:table-cell>
        </table:table-row>
        <table:table-row table:style-name="ro1">
          <table:table-cell office:value-type="float" office:value="114.369" calcext:value-type="float">
            <text:p>1.14E+02</text:p>
          </table:table-cell>
          <table:table-cell office:value-type="float" office:value="232.332" calcext:value-type="float">
            <text:p>2.32E+02</text:p>
          </table:table-cell>
          <table:table-cell table:formula="of:=[.C1770]+0.2" office:value-type="float" office:value="353.799999999988" calcext:value-type="float">
            <text:p>353.799999999988</text:p>
          </table:table-cell>
        </table:table-row>
        <table:table-row table:style-name="ro1">
          <table:table-cell office:value-type="float" office:value="114.362" calcext:value-type="float">
            <text:p>1.14E+02</text:p>
          </table:table-cell>
          <table:table-cell office:value-type="float" office:value="232.316" calcext:value-type="float">
            <text:p>2.32E+02</text:p>
          </table:table-cell>
          <table:table-cell table:formula="of:=[.C1771]+0.2" office:value-type="float" office:value="353.999999999988" calcext:value-type="float">
            <text:p>353.999999999988</text:p>
          </table:table-cell>
        </table:table-row>
        <table:table-row table:style-name="ro1">
          <table:table-cell office:value-type="float" office:value="114.355" calcext:value-type="float">
            <text:p>1.14E+02</text:p>
          </table:table-cell>
          <table:table-cell office:value-type="float" office:value="232.299" calcext:value-type="float">
            <text:p>2.32E+02</text:p>
          </table:table-cell>
          <table:table-cell table:formula="of:=[.C1772]+0.2" office:value-type="float" office:value="354.199999999988" calcext:value-type="float">
            <text:p>354.199999999988</text:p>
          </table:table-cell>
        </table:table-row>
        <table:table-row table:style-name="ro1">
          <table:table-cell office:value-type="float" office:value="114.347" calcext:value-type="float">
            <text:p>1.14E+02</text:p>
          </table:table-cell>
          <table:table-cell office:value-type="float" office:value="232.282" calcext:value-type="float">
            <text:p>2.32E+02</text:p>
          </table:table-cell>
          <table:table-cell table:formula="of:=[.C1773]+0.2" office:value-type="float" office:value="354.399999999988" calcext:value-type="float">
            <text:p>354.399999999988</text:p>
          </table:table-cell>
        </table:table-row>
        <table:table-row table:style-name="ro1">
          <table:table-cell office:value-type="float" office:value="114.339" calcext:value-type="float">
            <text:p>1.14E+02</text:p>
          </table:table-cell>
          <table:table-cell office:value-type="float" office:value="232.265" calcext:value-type="float">
            <text:p>2.32E+02</text:p>
          </table:table-cell>
          <table:table-cell table:formula="of:=[.C1774]+0.2" office:value-type="float" office:value="354.599999999988" calcext:value-type="float">
            <text:p>354.599999999988</text:p>
          </table:table-cell>
        </table:table-row>
        <table:table-row table:style-name="ro1">
          <table:table-cell office:value-type="float" office:value="114.332" calcext:value-type="float">
            <text:p>1.14E+02</text:p>
          </table:table-cell>
          <table:table-cell office:value-type="float" office:value="232.248" calcext:value-type="float">
            <text:p>2.32E+02</text:p>
          </table:table-cell>
          <table:table-cell table:formula="of:=[.C1775]+0.2" office:value-type="float" office:value="354.799999999988" calcext:value-type="float">
            <text:p>354.799999999988</text:p>
          </table:table-cell>
        </table:table-row>
        <table:table-row table:style-name="ro1">
          <table:table-cell office:value-type="float" office:value="114.324" calcext:value-type="float">
            <text:p>1.14E+02</text:p>
          </table:table-cell>
          <table:table-cell office:value-type="float" office:value="232.231" calcext:value-type="float">
            <text:p>2.32E+02</text:p>
          </table:table-cell>
          <table:table-cell table:formula="of:=[.C1776]+0.2" office:value-type="float" office:value="354.999999999988" calcext:value-type="float">
            <text:p>354.999999999988</text:p>
          </table:table-cell>
        </table:table-row>
        <table:table-row table:style-name="ro1">
          <table:table-cell office:value-type="float" office:value="114.316" calcext:value-type="float">
            <text:p>1.14E+02</text:p>
          </table:table-cell>
          <table:table-cell office:value-type="float" office:value="232.213" calcext:value-type="float">
            <text:p>2.32E+02</text:p>
          </table:table-cell>
          <table:table-cell table:formula="of:=[.C1777]+0.2" office:value-type="float" office:value="355.199999999988" calcext:value-type="float">
            <text:p>355.199999999988</text:p>
          </table:table-cell>
        </table:table-row>
        <table:table-row table:style-name="ro1">
          <table:table-cell office:value-type="float" office:value="114.309" calcext:value-type="float">
            <text:p>1.14E+02</text:p>
          </table:table-cell>
          <table:table-cell office:value-type="float" office:value="232.196" calcext:value-type="float">
            <text:p>2.32E+02</text:p>
          </table:table-cell>
          <table:table-cell table:formula="of:=[.C1778]+0.2" office:value-type="float" office:value="355.399999999988" calcext:value-type="float">
            <text:p>355.399999999988</text:p>
          </table:table-cell>
        </table:table-row>
        <table:table-row table:style-name="ro1">
          <table:table-cell office:value-type="float" office:value="114.301" calcext:value-type="float">
            <text:p>1.14E+02</text:p>
          </table:table-cell>
          <table:table-cell office:value-type="float" office:value="232.178" calcext:value-type="float">
            <text:p>2.32E+02</text:p>
          </table:table-cell>
          <table:table-cell table:formula="of:=[.C1779]+0.2" office:value-type="float" office:value="355.599999999988" calcext:value-type="float">
            <text:p>355.599999999988</text:p>
          </table:table-cell>
        </table:table-row>
        <table:table-row table:style-name="ro1">
          <table:table-cell office:value-type="float" office:value="114.293" calcext:value-type="float">
            <text:p>1.14E+02</text:p>
          </table:table-cell>
          <table:table-cell office:value-type="float" office:value="232.16" calcext:value-type="float">
            <text:p>2.32E+02</text:p>
          </table:table-cell>
          <table:table-cell table:formula="of:=[.C1780]+0.2" office:value-type="float" office:value="355.799999999988" calcext:value-type="float">
            <text:p>355.799999999988</text:p>
          </table:table-cell>
        </table:table-row>
        <table:table-row table:style-name="ro1">
          <table:table-cell office:value-type="float" office:value="114.285" calcext:value-type="float">
            <text:p>1.14E+02</text:p>
          </table:table-cell>
          <table:table-cell office:value-type="float" office:value="232.143" calcext:value-type="float">
            <text:p>2.32E+02</text:p>
          </table:table-cell>
          <table:table-cell table:formula="of:=[.C1781]+0.2" office:value-type="float" office:value="355.999999999988" calcext:value-type="float">
            <text:p>355.999999999988</text:p>
          </table:table-cell>
        </table:table-row>
        <table:table-row table:style-name="ro1">
          <table:table-cell office:value-type="float" office:value="114.277" calcext:value-type="float">
            <text:p>1.14E+02</text:p>
          </table:table-cell>
          <table:table-cell office:value-type="float" office:value="232.125" calcext:value-type="float">
            <text:p>2.32E+02</text:p>
          </table:table-cell>
          <table:table-cell table:formula="of:=[.C1782]+0.2" office:value-type="float" office:value="356.199999999988" calcext:value-type="float">
            <text:p>356.199999999988</text:p>
          </table:table-cell>
        </table:table-row>
        <table:table-row table:style-name="ro1">
          <table:table-cell office:value-type="float" office:value="114.269" calcext:value-type="float">
            <text:p>1.14E+02</text:p>
          </table:table-cell>
          <table:table-cell office:value-type="float" office:value="232.107" calcext:value-type="float">
            <text:p>2.32E+02</text:p>
          </table:table-cell>
          <table:table-cell table:formula="of:=[.C1783]+0.2" office:value-type="float" office:value="356.399999999988" calcext:value-type="float">
            <text:p>356.399999999988</text:p>
          </table:table-cell>
        </table:table-row>
        <table:table-row table:style-name="ro1">
          <table:table-cell office:value-type="float" office:value="114.261" calcext:value-type="float">
            <text:p>1.14E+02</text:p>
          </table:table-cell>
          <table:table-cell office:value-type="float" office:value="232.089" calcext:value-type="float">
            <text:p>2.32E+02</text:p>
          </table:table-cell>
          <table:table-cell table:formula="of:=[.C1784]+0.2" office:value-type="float" office:value="356.599999999988" calcext:value-type="float">
            <text:p>356.599999999988</text:p>
          </table:table-cell>
        </table:table-row>
        <table:table-row table:style-name="ro1">
          <table:table-cell office:value-type="float" office:value="114.253" calcext:value-type="float">
            <text:p>1.14E+02</text:p>
          </table:table-cell>
          <table:table-cell office:value-type="float" office:value="232.07" calcext:value-type="float">
            <text:p>2.32E+02</text:p>
          </table:table-cell>
          <table:table-cell table:formula="of:=[.C1785]+0.2" office:value-type="float" office:value="356.799999999988" calcext:value-type="float">
            <text:p>356.799999999988</text:p>
          </table:table-cell>
        </table:table-row>
        <table:table-row table:style-name="ro1">
          <table:table-cell office:value-type="float" office:value="114.245" calcext:value-type="float">
            <text:p>1.14E+02</text:p>
          </table:table-cell>
          <table:table-cell office:value-type="float" office:value="232.052" calcext:value-type="float">
            <text:p>2.32E+02</text:p>
          </table:table-cell>
          <table:table-cell table:formula="of:=[.C1786]+0.2" office:value-type="float" office:value="356.999999999988" calcext:value-type="float">
            <text:p>356.999999999988</text:p>
          </table:table-cell>
        </table:table-row>
        <table:table-row table:style-name="ro1">
          <table:table-cell office:value-type="float" office:value="114.236" calcext:value-type="float">
            <text:p>1.14E+02</text:p>
          </table:table-cell>
          <table:table-cell office:value-type="float" office:value="232.033" calcext:value-type="float">
            <text:p>2.32E+02</text:p>
          </table:table-cell>
          <table:table-cell table:formula="of:=[.C1787]+0.2" office:value-type="float" office:value="357.199999999988" calcext:value-type="float">
            <text:p>357.199999999988</text:p>
          </table:table-cell>
        </table:table-row>
        <table:table-row table:style-name="ro1">
          <table:table-cell office:value-type="float" office:value="114.228" calcext:value-type="float">
            <text:p>1.14E+02</text:p>
          </table:table-cell>
          <table:table-cell office:value-type="float" office:value="232.015" calcext:value-type="float">
            <text:p>2.32E+02</text:p>
          </table:table-cell>
          <table:table-cell table:formula="of:=[.C1788]+0.2" office:value-type="float" office:value="357.399999999988" calcext:value-type="float">
            <text:p>357.399999999988</text:p>
          </table:table-cell>
        </table:table-row>
        <table:table-row table:style-name="ro1">
          <table:table-cell office:value-type="float" office:value="114.22" calcext:value-type="float">
            <text:p>1.14E+02</text:p>
          </table:table-cell>
          <table:table-cell office:value-type="float" office:value="231.996" calcext:value-type="float">
            <text:p>2.32E+02</text:p>
          </table:table-cell>
          <table:table-cell table:formula="of:=[.C1789]+0.2" office:value-type="float" office:value="357.599999999988" calcext:value-type="float">
            <text:p>357.599999999988</text:p>
          </table:table-cell>
        </table:table-row>
        <table:table-row table:style-name="ro1">
          <table:table-cell office:value-type="float" office:value="114.212" calcext:value-type="float">
            <text:p>1.14E+02</text:p>
          </table:table-cell>
          <table:table-cell office:value-type="float" office:value="231.977" calcext:value-type="float">
            <text:p>2.32E+02</text:p>
          </table:table-cell>
          <table:table-cell table:formula="of:=[.C1790]+0.2" office:value-type="float" office:value="357.799999999988" calcext:value-type="float">
            <text:p>357.799999999988</text:p>
          </table:table-cell>
        </table:table-row>
        <table:table-row table:style-name="ro1">
          <table:table-cell office:value-type="float" office:value="114.203" calcext:value-type="float">
            <text:p>1.14E+02</text:p>
          </table:table-cell>
          <table:table-cell office:value-type="float" office:value="231.958" calcext:value-type="float">
            <text:p>2.32E+02</text:p>
          </table:table-cell>
          <table:table-cell table:formula="of:=[.C1791]+0.2" office:value-type="float" office:value="357.999999999988" calcext:value-type="float">
            <text:p>357.999999999988</text:p>
          </table:table-cell>
        </table:table-row>
        <table:table-row table:style-name="ro1">
          <table:table-cell office:value-type="float" office:value="114.195" calcext:value-type="float">
            <text:p>1.14E+02</text:p>
          </table:table-cell>
          <table:table-cell office:value-type="float" office:value="231.939" calcext:value-type="float">
            <text:p>2.32E+02</text:p>
          </table:table-cell>
          <table:table-cell table:formula="of:=[.C1792]+0.2" office:value-type="float" office:value="358.199999999988" calcext:value-type="float">
            <text:p>358.199999999988</text:p>
          </table:table-cell>
        </table:table-row>
        <table:table-row table:style-name="ro1">
          <table:table-cell office:value-type="float" office:value="114.186" calcext:value-type="float">
            <text:p>1.14E+02</text:p>
          </table:table-cell>
          <table:table-cell office:value-type="float" office:value="231.92" calcext:value-type="float">
            <text:p>2.32E+02</text:p>
          </table:table-cell>
          <table:table-cell table:formula="of:=[.C1793]+0.2" office:value-type="float" office:value="358.399999999988" calcext:value-type="float">
            <text:p>358.399999999988</text:p>
          </table:table-cell>
        </table:table-row>
        <table:table-row table:style-name="ro1">
          <table:table-cell office:value-type="float" office:value="114.178" calcext:value-type="float">
            <text:p>1.14E+02</text:p>
          </table:table-cell>
          <table:table-cell office:value-type="float" office:value="231.901" calcext:value-type="float">
            <text:p>2.32E+02</text:p>
          </table:table-cell>
          <table:table-cell table:formula="of:=[.C1794]+0.2" office:value-type="float" office:value="358.599999999988" calcext:value-type="float">
            <text:p>358.599999999988</text:p>
          </table:table-cell>
        </table:table-row>
        <table:table-row table:style-name="ro1">
          <table:table-cell office:value-type="float" office:value="114.169" calcext:value-type="float">
            <text:p>1.14E+02</text:p>
          </table:table-cell>
          <table:table-cell office:value-type="float" office:value="231.881" calcext:value-type="float">
            <text:p>2.32E+02</text:p>
          </table:table-cell>
          <table:table-cell table:formula="of:=[.C1795]+0.2" office:value-type="float" office:value="358.799999999988" calcext:value-type="float">
            <text:p>358.799999999988</text:p>
          </table:table-cell>
        </table:table-row>
        <table:table-row table:style-name="ro1">
          <table:table-cell office:value-type="float" office:value="114.16" calcext:value-type="float">
            <text:p>1.14E+02</text:p>
          </table:table-cell>
          <table:table-cell office:value-type="float" office:value="231.862" calcext:value-type="float">
            <text:p>2.32E+02</text:p>
          </table:table-cell>
          <table:table-cell table:formula="of:=[.C1796]+0.2" office:value-type="float" office:value="358.999999999988" calcext:value-type="float">
            <text:p>358.999999999988</text:p>
          </table:table-cell>
        </table:table-row>
        <table:table-row table:style-name="ro1">
          <table:table-cell office:value-type="float" office:value="114.152" calcext:value-type="float">
            <text:p>1.14E+02</text:p>
          </table:table-cell>
          <table:table-cell office:value-type="float" office:value="231.842" calcext:value-type="float">
            <text:p>2.32E+02</text:p>
          </table:table-cell>
          <table:table-cell table:formula="of:=[.C1797]+0.2" office:value-type="float" office:value="359.199999999988" calcext:value-type="float">
            <text:p>359.199999999988</text:p>
          </table:table-cell>
        </table:table-row>
        <table:table-row table:style-name="ro1">
          <table:table-cell office:value-type="float" office:value="114.143" calcext:value-type="float">
            <text:p>1.14E+02</text:p>
          </table:table-cell>
          <table:table-cell office:value-type="float" office:value="231.823" calcext:value-type="float">
            <text:p>2.32E+02</text:p>
          </table:table-cell>
          <table:table-cell table:formula="of:=[.C1798]+0.2" office:value-type="float" office:value="359.399999999988" calcext:value-type="float">
            <text:p>359.399999999988</text:p>
          </table:table-cell>
        </table:table-row>
        <table:table-row table:style-name="ro1">
          <table:table-cell office:value-type="float" office:value="114.134" calcext:value-type="float">
            <text:p>1.14E+02</text:p>
          </table:table-cell>
          <table:table-cell office:value-type="float" office:value="231.803" calcext:value-type="float">
            <text:p>2.32E+02</text:p>
          </table:table-cell>
          <table:table-cell table:formula="of:=[.C1799]+0.2" office:value-type="float" office:value="359.599999999988" calcext:value-type="float">
            <text:p>359.599999999988</text:p>
          </table:table-cell>
        </table:table-row>
        <table:table-row table:style-name="ro1">
          <table:table-cell office:value-type="float" office:value="114.125" calcext:value-type="float">
            <text:p>1.14E+02</text:p>
          </table:table-cell>
          <table:table-cell office:value-type="float" office:value="231.783" calcext:value-type="float">
            <text:p>2.32E+02</text:p>
          </table:table-cell>
          <table:table-cell table:formula="of:=[.C1800]+0.2" office:value-type="float" office:value="359.799999999988" calcext:value-type="float">
            <text:p>359.799999999988</text:p>
          </table:table-cell>
        </table:table-row>
        <table:table-row table:style-name="ro1">
          <table:table-cell office:value-type="float" office:value="114.116" calcext:value-type="float">
            <text:p>1.14E+02</text:p>
          </table:table-cell>
          <table:table-cell office:value-type="float" office:value="231.763" calcext:value-type="float">
            <text:p>2.32E+02</text:p>
          </table:table-cell>
          <table:table-cell table:formula="of:=[.C1801]+0.2" office:value-type="float" office:value="359.999999999988" calcext:value-type="float">
            <text:p>359.999999999988</text:p>
          </table:table-cell>
        </table:table-row>
        <table:table-row table:style-name="ro1">
          <table:table-cell office:value-type="float" office:value="114.107" calcext:value-type="float">
            <text:p>1.14E+02</text:p>
          </table:table-cell>
          <table:table-cell office:value-type="float" office:value="231.743" calcext:value-type="float">
            <text:p>2.32E+02</text:p>
          </table:table-cell>
          <table:table-cell table:formula="of:=[.C1802]+0.2" office:value-type="float" office:value="360.199999999988" calcext:value-type="float">
            <text:p>360.199999999988</text:p>
          </table:table-cell>
        </table:table-row>
        <table:table-row table:style-name="ro1">
          <table:table-cell office:value-type="float" office:value="114.098" calcext:value-type="float">
            <text:p>1.14E+02</text:p>
          </table:table-cell>
          <table:table-cell office:value-type="float" office:value="231.723" calcext:value-type="float">
            <text:p>2.32E+02</text:p>
          </table:table-cell>
          <table:table-cell table:formula="of:=[.C1803]+0.2" office:value-type="float" office:value="360.399999999988" calcext:value-type="float">
            <text:p>360.399999999988</text:p>
          </table:table-cell>
        </table:table-row>
        <table:table-row table:style-name="ro1">
          <table:table-cell office:value-type="float" office:value="114.089" calcext:value-type="float">
            <text:p>1.14E+02</text:p>
          </table:table-cell>
          <table:table-cell office:value-type="float" office:value="231.702" calcext:value-type="float">
            <text:p>2.32E+02</text:p>
          </table:table-cell>
          <table:table-cell table:formula="of:=[.C1804]+0.2" office:value-type="float" office:value="360.599999999988" calcext:value-type="float">
            <text:p>360.599999999988</text:p>
          </table:table-cell>
        </table:table-row>
        <table:table-row table:style-name="ro1">
          <table:table-cell office:value-type="float" office:value="114.08" calcext:value-type="float">
            <text:p>1.14E+02</text:p>
          </table:table-cell>
          <table:table-cell office:value-type="float" office:value="231.682" calcext:value-type="float">
            <text:p>2.32E+02</text:p>
          </table:table-cell>
          <table:table-cell table:formula="of:=[.C1805]+0.2" office:value-type="float" office:value="360.799999999988" calcext:value-type="float">
            <text:p>360.799999999988</text:p>
          </table:table-cell>
        </table:table-row>
        <table:table-row table:style-name="ro1">
          <table:table-cell office:value-type="float" office:value="114.071" calcext:value-type="float">
            <text:p>1.14E+02</text:p>
          </table:table-cell>
          <table:table-cell office:value-type="float" office:value="231.661" calcext:value-type="float">
            <text:p>2.32E+02</text:p>
          </table:table-cell>
          <table:table-cell table:formula="of:=[.C1806]+0.2" office:value-type="float" office:value="360.999999999988" calcext:value-type="float">
            <text:p>360.999999999988</text:p>
          </table:table-cell>
        </table:table-row>
        <table:table-row table:style-name="ro1">
          <table:table-cell office:value-type="float" office:value="114.062" calcext:value-type="float">
            <text:p>1.14E+02</text:p>
          </table:table-cell>
          <table:table-cell office:value-type="float" office:value="231.641" calcext:value-type="float">
            <text:p>2.32E+02</text:p>
          </table:table-cell>
          <table:table-cell table:formula="of:=[.C1807]+0.2" office:value-type="float" office:value="361.199999999988" calcext:value-type="float">
            <text:p>361.199999999988</text:p>
          </table:table-cell>
        </table:table-row>
        <table:table-row table:style-name="ro1">
          <table:table-cell office:value-type="float" office:value="114.053" calcext:value-type="float">
            <text:p>1.14E+02</text:p>
          </table:table-cell>
          <table:table-cell office:value-type="float" office:value="231.62" calcext:value-type="float">
            <text:p>2.32E+02</text:p>
          </table:table-cell>
          <table:table-cell table:formula="of:=[.C1808]+0.2" office:value-type="float" office:value="361.399999999988" calcext:value-type="float">
            <text:p>361.399999999988</text:p>
          </table:table-cell>
        </table:table-row>
        <table:table-row table:style-name="ro1">
          <table:table-cell office:value-type="float" office:value="114.043" calcext:value-type="float">
            <text:p>1.14E+02</text:p>
          </table:table-cell>
          <table:table-cell office:value-type="float" office:value="231.599" calcext:value-type="float">
            <text:p>2.32E+02</text:p>
          </table:table-cell>
          <table:table-cell table:formula="of:=[.C1809]+0.2" office:value-type="float" office:value="361.599999999988" calcext:value-type="float">
            <text:p>361.599999999988</text:p>
          </table:table-cell>
        </table:table-row>
        <table:table-row table:style-name="ro1">
          <table:table-cell office:value-type="float" office:value="114.034" calcext:value-type="float">
            <text:p>1.14E+02</text:p>
          </table:table-cell>
          <table:table-cell office:value-type="float" office:value="231.578" calcext:value-type="float">
            <text:p>2.32E+02</text:p>
          </table:table-cell>
          <table:table-cell table:formula="of:=[.C1810]+0.2" office:value-type="float" office:value="361.799999999988" calcext:value-type="float">
            <text:p>361.799999999988</text:p>
          </table:table-cell>
        </table:table-row>
        <table:table-row table:style-name="ro1">
          <table:table-cell office:value-type="float" office:value="114.025" calcext:value-type="float">
            <text:p>1.14E+02</text:p>
          </table:table-cell>
          <table:table-cell office:value-type="float" office:value="231.557" calcext:value-type="float">
            <text:p>2.32E+02</text:p>
          </table:table-cell>
          <table:table-cell table:formula="of:=[.C1811]+0.2" office:value-type="float" office:value="361.999999999988" calcext:value-type="float">
            <text:p>361.999999999988</text:p>
          </table:table-cell>
        </table:table-row>
        <table:table-row table:style-name="ro1">
          <table:table-cell office:value-type="float" office:value="114.015" calcext:value-type="float">
            <text:p>1.14E+02</text:p>
          </table:table-cell>
          <table:table-cell office:value-type="float" office:value="231.536" calcext:value-type="float">
            <text:p>2.32E+02</text:p>
          </table:table-cell>
          <table:table-cell table:formula="of:=[.C1812]+0.2" office:value-type="float" office:value="362.199999999988" calcext:value-type="float">
            <text:p>362.199999999988</text:p>
          </table:table-cell>
        </table:table-row>
        <table:table-row table:style-name="ro1">
          <table:table-cell office:value-type="float" office:value="114.006" calcext:value-type="float">
            <text:p>1.14E+02</text:p>
          </table:table-cell>
          <table:table-cell office:value-type="float" office:value="231.515" calcext:value-type="float">
            <text:p>2.32E+02</text:p>
          </table:table-cell>
          <table:table-cell table:formula="of:=[.C1813]+0.2" office:value-type="float" office:value="362.399999999988" calcext:value-type="float">
            <text:p>362.399999999988</text:p>
          </table:table-cell>
        </table:table-row>
        <table:table-row table:style-name="ro1">
          <table:table-cell office:value-type="float" office:value="113.996" calcext:value-type="float">
            <text:p>1.14E+02</text:p>
          </table:table-cell>
          <table:table-cell office:value-type="float" office:value="231.493" calcext:value-type="float">
            <text:p>2.31E+02</text:p>
          </table:table-cell>
          <table:table-cell table:formula="of:=[.C1814]+0.2" office:value-type="float" office:value="362.599999999988" calcext:value-type="float">
            <text:p>362.599999999988</text:p>
          </table:table-cell>
        </table:table-row>
        <table:table-row table:style-name="ro1">
          <table:table-cell office:value-type="float" office:value="113.987" calcext:value-type="float">
            <text:p>1.14E+02</text:p>
          </table:table-cell>
          <table:table-cell office:value-type="float" office:value="231.472" calcext:value-type="float">
            <text:p>2.31E+02</text:p>
          </table:table-cell>
          <table:table-cell table:formula="of:=[.C1815]+0.2" office:value-type="float" office:value="362.799999999988" calcext:value-type="float">
            <text:p>362.799999999988</text:p>
          </table:table-cell>
        </table:table-row>
        <table:table-row table:style-name="ro1">
          <table:table-cell office:value-type="float" office:value="113.977" calcext:value-type="float">
            <text:p>1.14E+02</text:p>
          </table:table-cell>
          <table:table-cell office:value-type="float" office:value="231.45" calcext:value-type="float">
            <text:p>2.31E+02</text:p>
          </table:table-cell>
          <table:table-cell table:formula="of:=[.C1816]+0.2" office:value-type="float" office:value="362.999999999988" calcext:value-type="float">
            <text:p>362.999999999988</text:p>
          </table:table-cell>
        </table:table-row>
        <table:table-row table:style-name="ro1">
          <table:table-cell office:value-type="float" office:value="113.968" calcext:value-type="float">
            <text:p>1.14E+02</text:p>
          </table:table-cell>
          <table:table-cell office:value-type="float" office:value="231.428" calcext:value-type="float">
            <text:p>2.31E+02</text:p>
          </table:table-cell>
          <table:table-cell table:formula="of:=[.C1817]+0.2" office:value-type="float" office:value="363.199999999988" calcext:value-type="float">
            <text:p>363.199999999988</text:p>
          </table:table-cell>
        </table:table-row>
        <table:table-row table:style-name="ro1">
          <table:table-cell office:value-type="float" office:value="113.958" calcext:value-type="float">
            <text:p>1.14E+02</text:p>
          </table:table-cell>
          <table:table-cell office:value-type="float" office:value="231.407" calcext:value-type="float">
            <text:p>2.31E+02</text:p>
          </table:table-cell>
          <table:table-cell table:formula="of:=[.C1818]+0.2" office:value-type="float" office:value="363.399999999988" calcext:value-type="float">
            <text:p>363.399999999988</text:p>
          </table:table-cell>
        </table:table-row>
        <table:table-row table:style-name="ro1">
          <table:table-cell office:value-type="float" office:value="113.948" calcext:value-type="float">
            <text:p>1.14E+02</text:p>
          </table:table-cell>
          <table:table-cell office:value-type="float" office:value="231.385" calcext:value-type="float">
            <text:p>2.31E+02</text:p>
          </table:table-cell>
          <table:table-cell table:formula="of:=[.C1819]+0.2" office:value-type="float" office:value="363.599999999988" calcext:value-type="float">
            <text:p>363.599999999988</text:p>
          </table:table-cell>
        </table:table-row>
        <table:table-row table:style-name="ro1">
          <table:table-cell office:value-type="float" office:value="113.938" calcext:value-type="float">
            <text:p>1.14E+02</text:p>
          </table:table-cell>
          <table:table-cell office:value-type="float" office:value="231.363" calcext:value-type="float">
            <text:p>2.31E+02</text:p>
          </table:table-cell>
          <table:table-cell table:formula="of:=[.C1820]+0.2" office:value-type="float" office:value="363.799999999988" calcext:value-type="float">
            <text:p>363.799999999988</text:p>
          </table:table-cell>
        </table:table-row>
        <table:table-row table:style-name="ro1">
          <table:table-cell office:value-type="float" office:value="113.929" calcext:value-type="float">
            <text:p>1.14E+02</text:p>
          </table:table-cell>
          <table:table-cell office:value-type="float" office:value="231.341" calcext:value-type="float">
            <text:p>2.31E+02</text:p>
          </table:table-cell>
          <table:table-cell table:formula="of:=[.C1821]+0.2" office:value-type="float" office:value="363.999999999988" calcext:value-type="float">
            <text:p>363.999999999988</text:p>
          </table:table-cell>
        </table:table-row>
        <table:table-row table:style-name="ro1">
          <table:table-cell office:value-type="float" office:value="113.919" calcext:value-type="float">
            <text:p>1.14E+02</text:p>
          </table:table-cell>
          <table:table-cell office:value-type="float" office:value="231.318" calcext:value-type="float">
            <text:p>2.31E+02</text:p>
          </table:table-cell>
          <table:table-cell table:formula="of:=[.C1822]+0.2" office:value-type="float" office:value="364.199999999988" calcext:value-type="float">
            <text:p>364.199999999988</text:p>
          </table:table-cell>
        </table:table-row>
        <table:table-row table:style-name="ro1">
          <table:table-cell office:value-type="float" office:value="113.909" calcext:value-type="float">
            <text:p>1.14E+02</text:p>
          </table:table-cell>
          <table:table-cell office:value-type="float" office:value="231.296" calcext:value-type="float">
            <text:p>2.31E+02</text:p>
          </table:table-cell>
          <table:table-cell table:formula="of:=[.C1823]+0.2" office:value-type="float" office:value="364.399999999988" calcext:value-type="float">
            <text:p>364.399999999988</text:p>
          </table:table-cell>
        </table:table-row>
        <table:table-row table:style-name="ro1">
          <table:table-cell office:value-type="float" office:value="113.899" calcext:value-type="float">
            <text:p>1.14E+02</text:p>
          </table:table-cell>
          <table:table-cell office:value-type="float" office:value="231.274" calcext:value-type="float">
            <text:p>2.31E+02</text:p>
          </table:table-cell>
          <table:table-cell table:formula="of:=[.C1824]+0.2" office:value-type="float" office:value="364.599999999988" calcext:value-type="float">
            <text:p>364.599999999988</text:p>
          </table:table-cell>
        </table:table-row>
        <table:table-row table:style-name="ro1">
          <table:table-cell office:value-type="float" office:value="113.889" calcext:value-type="float">
            <text:p>1.14E+02</text:p>
          </table:table-cell>
          <table:table-cell office:value-type="float" office:value="231.251" calcext:value-type="float">
            <text:p>2.31E+02</text:p>
          </table:table-cell>
          <table:table-cell table:formula="of:=[.C1825]+0.2" office:value-type="float" office:value="364.799999999988" calcext:value-type="float">
            <text:p>364.799999999988</text:p>
          </table:table-cell>
        </table:table-row>
        <table:table-row table:style-name="ro1">
          <table:table-cell office:value-type="float" office:value="113.879" calcext:value-type="float">
            <text:p>1.14E+02</text:p>
          </table:table-cell>
          <table:table-cell office:value-type="float" office:value="231.229" calcext:value-type="float">
            <text:p>2.31E+02</text:p>
          </table:table-cell>
          <table:table-cell table:formula="of:=[.C1826]+0.2" office:value-type="float" office:value="364.999999999988" calcext:value-type="float">
            <text:p>364.999999999988</text:p>
          </table:table-cell>
        </table:table-row>
        <table:table-row table:style-name="ro1">
          <table:table-cell office:value-type="float" office:value="113.869" calcext:value-type="float">
            <text:p>1.14E+02</text:p>
          </table:table-cell>
          <table:table-cell office:value-type="float" office:value="231.206" calcext:value-type="float">
            <text:p>2.31E+02</text:p>
          </table:table-cell>
          <table:table-cell table:formula="of:=[.C1827]+0.2" office:value-type="float" office:value="365.199999999988" calcext:value-type="float">
            <text:p>365.199999999988</text:p>
          </table:table-cell>
        </table:table-row>
        <table:table-row table:style-name="ro1">
          <table:table-cell office:value-type="float" office:value="113.859" calcext:value-type="float">
            <text:p>1.14E+02</text:p>
          </table:table-cell>
          <table:table-cell office:value-type="float" office:value="231.183" calcext:value-type="float">
            <text:p>2.31E+02</text:p>
          </table:table-cell>
          <table:table-cell table:formula="of:=[.C1828]+0.2" office:value-type="float" office:value="365.399999999988" calcext:value-type="float">
            <text:p>365.399999999988</text:p>
          </table:table-cell>
        </table:table-row>
        <table:table-row table:style-name="ro1">
          <table:table-cell office:value-type="float" office:value="113.849" calcext:value-type="float">
            <text:p>1.14E+02</text:p>
          </table:table-cell>
          <table:table-cell office:value-type="float" office:value="231.16" calcext:value-type="float">
            <text:p>2.31E+02</text:p>
          </table:table-cell>
          <table:table-cell table:formula="of:=[.C1829]+0.2" office:value-type="float" office:value="365.599999999988" calcext:value-type="float">
            <text:p>365.599999999988</text:p>
          </table:table-cell>
        </table:table-row>
        <table:table-row table:style-name="ro1">
          <table:table-cell office:value-type="float" office:value="113.838" calcext:value-type="float">
            <text:p>1.14E+02</text:p>
          </table:table-cell>
          <table:table-cell office:value-type="float" office:value="231.137" calcext:value-type="float">
            <text:p>2.31E+02</text:p>
          </table:table-cell>
          <table:table-cell table:formula="of:=[.C1830]+0.2" office:value-type="float" office:value="365.799999999988" calcext:value-type="float">
            <text:p>365.799999999988</text:p>
          </table:table-cell>
        </table:table-row>
        <table:table-row table:style-name="ro1">
          <table:table-cell office:value-type="float" office:value="113.828" calcext:value-type="float">
            <text:p>1.14E+02</text:p>
          </table:table-cell>
          <table:table-cell office:value-type="float" office:value="231.114" calcext:value-type="float">
            <text:p>2.31E+02</text:p>
          </table:table-cell>
          <table:table-cell table:formula="of:=[.C1831]+0.2" office:value-type="float" office:value="365.999999999988" calcext:value-type="float">
            <text:p>365.999999999988</text:p>
          </table:table-cell>
        </table:table-row>
        <table:table-row table:style-name="ro1">
          <table:table-cell office:value-type="float" office:value="113.818" calcext:value-type="float">
            <text:p>1.14E+02</text:p>
          </table:table-cell>
          <table:table-cell office:value-type="float" office:value="231.091" calcext:value-type="float">
            <text:p>2.31E+02</text:p>
          </table:table-cell>
          <table:table-cell table:formula="of:=[.C1832]+0.2" office:value-type="float" office:value="366.199999999988" calcext:value-type="float">
            <text:p>366.199999999988</text:p>
          </table:table-cell>
        </table:table-row>
        <table:table-row table:style-name="ro1">
          <table:table-cell office:value-type="float" office:value="113.807" calcext:value-type="float">
            <text:p>1.14E+02</text:p>
          </table:table-cell>
          <table:table-cell office:value-type="float" office:value="231.068" calcext:value-type="float">
            <text:p>2.31E+02</text:p>
          </table:table-cell>
          <table:table-cell table:formula="of:=[.C1833]+0.2" office:value-type="float" office:value="366.399999999988" calcext:value-type="float">
            <text:p>366.399999999988</text:p>
          </table:table-cell>
        </table:table-row>
        <table:table-row table:style-name="ro1">
          <table:table-cell office:value-type="float" office:value="113.797" calcext:value-type="float">
            <text:p>1.14E+02</text:p>
          </table:table-cell>
          <table:table-cell office:value-type="float" office:value="231.045" calcext:value-type="float">
            <text:p>2.31E+02</text:p>
          </table:table-cell>
          <table:table-cell table:formula="of:=[.C1834]+0.2" office:value-type="float" office:value="366.599999999988" calcext:value-type="float">
            <text:p>366.599999999988</text:p>
          </table:table-cell>
        </table:table-row>
        <table:table-row table:style-name="ro1">
          <table:table-cell office:value-type="float" office:value="113.787" calcext:value-type="float">
            <text:p>1.14E+02</text:p>
          </table:table-cell>
          <table:table-cell office:value-type="float" office:value="231.021" calcext:value-type="float">
            <text:p>2.31E+02</text:p>
          </table:table-cell>
          <table:table-cell table:formula="of:=[.C1835]+0.2" office:value-type="float" office:value="366.799999999988" calcext:value-type="float">
            <text:p>366.799999999988</text:p>
          </table:table-cell>
        </table:table-row>
        <table:table-row table:style-name="ro1">
          <table:table-cell office:value-type="float" office:value="113.776" calcext:value-type="float">
            <text:p>1.14E+02</text:p>
          </table:table-cell>
          <table:table-cell office:value-type="float" office:value="230.997" calcext:value-type="float">
            <text:p>2.31E+02</text:p>
          </table:table-cell>
          <table:table-cell table:formula="of:=[.C1836]+0.2" office:value-type="float" office:value="366.999999999988" calcext:value-type="float">
            <text:p>366.999999999988</text:p>
          </table:table-cell>
        </table:table-row>
        <table:table-row table:style-name="ro1">
          <table:table-cell office:value-type="float" office:value="113.766" calcext:value-type="float">
            <text:p>1.14E+02</text:p>
          </table:table-cell>
          <table:table-cell office:value-type="float" office:value="230.974" calcext:value-type="float">
            <text:p>2.31E+02</text:p>
          </table:table-cell>
          <table:table-cell table:formula="of:=[.C1837]+0.2" office:value-type="float" office:value="367.199999999988" calcext:value-type="float">
            <text:p>367.199999999988</text:p>
          </table:table-cell>
        </table:table-row>
        <table:table-row table:style-name="ro1">
          <table:table-cell office:value-type="float" office:value="113.755" calcext:value-type="float">
            <text:p>1.14E+02</text:p>
          </table:table-cell>
          <table:table-cell office:value-type="float" office:value="230.95" calcext:value-type="float">
            <text:p>2.31E+02</text:p>
          </table:table-cell>
          <table:table-cell table:formula="of:=[.C1838]+0.2" office:value-type="float" office:value="367.399999999988" calcext:value-type="float">
            <text:p>367.399999999988</text:p>
          </table:table-cell>
        </table:table-row>
        <table:table-row table:style-name="ro1">
          <table:table-cell office:value-type="float" office:value="113.744" calcext:value-type="float">
            <text:p>1.14E+02</text:p>
          </table:table-cell>
          <table:table-cell office:value-type="float" office:value="230.926" calcext:value-type="float">
            <text:p>2.31E+02</text:p>
          </table:table-cell>
          <table:table-cell table:formula="of:=[.C1839]+0.2" office:value-type="float" office:value="367.599999999988" calcext:value-type="float">
            <text:p>367.599999999988</text:p>
          </table:table-cell>
        </table:table-row>
        <table:table-row table:style-name="ro1">
          <table:table-cell office:value-type="float" office:value="113.734" calcext:value-type="float">
            <text:p>1.14E+02</text:p>
          </table:table-cell>
          <table:table-cell office:value-type="float" office:value="230.902" calcext:value-type="float">
            <text:p>2.31E+02</text:p>
          </table:table-cell>
          <table:table-cell table:formula="of:=[.C1840]+0.2" office:value-type="float" office:value="367.799999999988" calcext:value-type="float">
            <text:p>367.799999999988</text:p>
          </table:table-cell>
        </table:table-row>
        <table:table-row table:style-name="ro1">
          <table:table-cell office:value-type="float" office:value="113.723" calcext:value-type="float">
            <text:p>1.14E+02</text:p>
          </table:table-cell>
          <table:table-cell office:value-type="float" office:value="230.878" calcext:value-type="float">
            <text:p>2.31E+02</text:p>
          </table:table-cell>
          <table:table-cell table:formula="of:=[.C1841]+0.2" office:value-type="float" office:value="367.999999999988" calcext:value-type="float">
            <text:p>367.999999999988</text:p>
          </table:table-cell>
        </table:table-row>
        <table:table-row table:style-name="ro1">
          <table:table-cell office:value-type="float" office:value="113.712" calcext:value-type="float">
            <text:p>1.14E+02</text:p>
          </table:table-cell>
          <table:table-cell office:value-type="float" office:value="230.854" calcext:value-type="float">
            <text:p>2.31E+02</text:p>
          </table:table-cell>
          <table:table-cell table:formula="of:=[.C1842]+0.2" office:value-type="float" office:value="368.199999999988" calcext:value-type="float">
            <text:p>368.199999999988</text:p>
          </table:table-cell>
        </table:table-row>
        <table:table-row table:style-name="ro1">
          <table:table-cell office:value-type="float" office:value="113.702" calcext:value-type="float">
            <text:p>1.14E+02</text:p>
          </table:table-cell>
          <table:table-cell office:value-type="float" office:value="230.83" calcext:value-type="float">
            <text:p>2.31E+02</text:p>
          </table:table-cell>
          <table:table-cell table:formula="of:=[.C1843]+0.2" office:value-type="float" office:value="368.399999999988" calcext:value-type="float">
            <text:p>368.399999999988</text:p>
          </table:table-cell>
        </table:table-row>
        <table:table-row table:style-name="ro1">
          <table:table-cell office:value-type="float" office:value="113.691" calcext:value-type="float">
            <text:p>1.14E+02</text:p>
          </table:table-cell>
          <table:table-cell office:value-type="float" office:value="230.806" calcext:value-type="float">
            <text:p>2.31E+02</text:p>
          </table:table-cell>
          <table:table-cell table:formula="of:=[.C1844]+0.2" office:value-type="float" office:value="368.599999999988" calcext:value-type="float">
            <text:p>368.599999999988</text:p>
          </table:table-cell>
        </table:table-row>
        <table:table-row table:style-name="ro1">
          <table:table-cell office:value-type="float" office:value="113.68" calcext:value-type="float">
            <text:p>1.14E+02</text:p>
          </table:table-cell>
          <table:table-cell office:value-type="float" office:value="230.781" calcext:value-type="float">
            <text:p>2.31E+02</text:p>
          </table:table-cell>
          <table:table-cell table:formula="of:=[.C1845]+0.2" office:value-type="float" office:value="368.799999999988" calcext:value-type="float">
            <text:p>368.799999999988</text:p>
          </table:table-cell>
        </table:table-row>
        <table:table-row table:style-name="ro1">
          <table:table-cell office:value-type="float" office:value="113.669" calcext:value-type="float">
            <text:p>1.14E+02</text:p>
          </table:table-cell>
          <table:table-cell office:value-type="float" office:value="230.757" calcext:value-type="float">
            <text:p>2.31E+02</text:p>
          </table:table-cell>
          <table:table-cell table:formula="of:=[.C1846]+0.2" office:value-type="float" office:value="368.999999999988" calcext:value-type="float">
            <text:p>368.999999999988</text:p>
          </table:table-cell>
        </table:table-row>
        <table:table-row table:style-name="ro1">
          <table:table-cell office:value-type="float" office:value="113.658" calcext:value-type="float">
            <text:p>1.14E+02</text:p>
          </table:table-cell>
          <table:table-cell office:value-type="float" office:value="230.732" calcext:value-type="float">
            <text:p>2.31E+02</text:p>
          </table:table-cell>
          <table:table-cell table:formula="of:=[.C1847]+0.2" office:value-type="float" office:value="369.199999999988" calcext:value-type="float">
            <text:p>369.199999999988</text:p>
          </table:table-cell>
        </table:table-row>
        <table:table-row table:style-name="ro1">
          <table:table-cell office:value-type="float" office:value="113.647" calcext:value-type="float">
            <text:p>1.14E+02</text:p>
          </table:table-cell>
          <table:table-cell office:value-type="float" office:value="230.707" calcext:value-type="float">
            <text:p>2.31E+02</text:p>
          </table:table-cell>
          <table:table-cell table:formula="of:=[.C1848]+0.2" office:value-type="float" office:value="369.399999999988" calcext:value-type="float">
            <text:p>369.399999999988</text:p>
          </table:table-cell>
        </table:table-row>
        <table:table-row table:style-name="ro1">
          <table:table-cell office:value-type="float" office:value="113.636" calcext:value-type="float">
            <text:p>1.14E+02</text:p>
          </table:table-cell>
          <table:table-cell office:value-type="float" office:value="230.683" calcext:value-type="float">
            <text:p>2.31E+02</text:p>
          </table:table-cell>
          <table:table-cell table:formula="of:=[.C1849]+0.2" office:value-type="float" office:value="369.599999999988" calcext:value-type="float">
            <text:p>369.599999999988</text:p>
          </table:table-cell>
        </table:table-row>
        <table:table-row table:style-name="ro1">
          <table:table-cell office:value-type="float" office:value="113.625" calcext:value-type="float">
            <text:p>1.14E+02</text:p>
          </table:table-cell>
          <table:table-cell office:value-type="float" office:value="230.658" calcext:value-type="float">
            <text:p>2.31E+02</text:p>
          </table:table-cell>
          <table:table-cell table:formula="of:=[.C1850]+0.2" office:value-type="float" office:value="369.799999999988" calcext:value-type="float">
            <text:p>369.799999999988</text:p>
          </table:table-cell>
        </table:table-row>
        <table:table-row table:style-name="ro1">
          <table:table-cell office:value-type="float" office:value="113.614" calcext:value-type="float">
            <text:p>1.14E+02</text:p>
          </table:table-cell>
          <table:table-cell office:value-type="float" office:value="230.633" calcext:value-type="float">
            <text:p>2.31E+02</text:p>
          </table:table-cell>
          <table:table-cell table:formula="of:=[.C1851]+0.2" office:value-type="float" office:value="369.999999999988" calcext:value-type="float">
            <text:p>369.999999999988</text:p>
          </table:table-cell>
        </table:table-row>
        <table:table-row table:style-name="ro1">
          <table:table-cell office:value-type="float" office:value="113.603" calcext:value-type="float">
            <text:p>1.14E+02</text:p>
          </table:table-cell>
          <table:table-cell office:value-type="float" office:value="230.608" calcext:value-type="float">
            <text:p>2.31E+02</text:p>
          </table:table-cell>
          <table:table-cell table:formula="of:=[.C1852]+0.2" office:value-type="float" office:value="370.199999999988" calcext:value-type="float">
            <text:p>370.199999999988</text:p>
          </table:table-cell>
        </table:table-row>
        <table:table-row table:style-name="ro1">
          <table:table-cell office:value-type="float" office:value="113.592" calcext:value-type="float">
            <text:p>1.14E+02</text:p>
          </table:table-cell>
          <table:table-cell office:value-type="float" office:value="230.583" calcext:value-type="float">
            <text:p>2.31E+02</text:p>
          </table:table-cell>
          <table:table-cell table:formula="of:=[.C1853]+0.2" office:value-type="float" office:value="370.399999999988" calcext:value-type="float">
            <text:p>370.399999999988</text:p>
          </table:table-cell>
        </table:table-row>
        <table:table-row table:style-name="ro1">
          <table:table-cell office:value-type="float" office:value="113.58" calcext:value-type="float">
            <text:p>1.14E+02</text:p>
          </table:table-cell>
          <table:table-cell office:value-type="float" office:value="230.557" calcext:value-type="float">
            <text:p>2.31E+02</text:p>
          </table:table-cell>
          <table:table-cell table:formula="of:=[.C1854]+0.2" office:value-type="float" office:value="370.599999999988" calcext:value-type="float">
            <text:p>370.599999999988</text:p>
          </table:table-cell>
        </table:table-row>
        <table:table-row table:style-name="ro1">
          <table:table-cell office:value-type="float" office:value="113.569" calcext:value-type="float">
            <text:p>1.14E+02</text:p>
          </table:table-cell>
          <table:table-cell office:value-type="float" office:value="230.532" calcext:value-type="float">
            <text:p>2.31E+02</text:p>
          </table:table-cell>
          <table:table-cell table:formula="of:=[.C1855]+0.2" office:value-type="float" office:value="370.799999999987" calcext:value-type="float">
            <text:p>370.799999999987</text:p>
          </table:table-cell>
        </table:table-row>
        <table:table-row table:style-name="ro1">
          <table:table-cell office:value-type="float" office:value="113.558" calcext:value-type="float">
            <text:p>1.14E+02</text:p>
          </table:table-cell>
          <table:table-cell office:value-type="float" office:value="230.507" calcext:value-type="float">
            <text:p>2.31E+02</text:p>
          </table:table-cell>
          <table:table-cell table:formula="of:=[.C1856]+0.2" office:value-type="float" office:value="370.999999999987" calcext:value-type="float">
            <text:p>370.999999999987</text:p>
          </table:table-cell>
        </table:table-row>
        <table:table-row table:style-name="ro1">
          <table:table-cell office:value-type="float" office:value="113.547" calcext:value-type="float">
            <text:p>1.14E+02</text:p>
          </table:table-cell>
          <table:table-cell office:value-type="float" office:value="230.481" calcext:value-type="float">
            <text:p>2.30E+02</text:p>
          </table:table-cell>
          <table:table-cell table:formula="of:=[.C1857]+0.2" office:value-type="float" office:value="371.199999999987" calcext:value-type="float">
            <text:p>371.199999999987</text:p>
          </table:table-cell>
        </table:table-row>
        <table:table-row table:style-name="ro1">
          <table:table-cell office:value-type="float" office:value="113.535" calcext:value-type="float">
            <text:p>1.14E+02</text:p>
          </table:table-cell>
          <table:table-cell office:value-type="float" office:value="230.455" calcext:value-type="float">
            <text:p>2.30E+02</text:p>
          </table:table-cell>
          <table:table-cell table:formula="of:=[.C1858]+0.2" office:value-type="float" office:value="371.399999999987" calcext:value-type="float">
            <text:p>371.399999999987</text:p>
          </table:table-cell>
        </table:table-row>
        <table:table-row table:style-name="ro1">
          <table:table-cell office:value-type="float" office:value="113.524" calcext:value-type="float">
            <text:p>1.14E+02</text:p>
          </table:table-cell>
          <table:table-cell office:value-type="float" office:value="230.43" calcext:value-type="float">
            <text:p>2.30E+02</text:p>
          </table:table-cell>
          <table:table-cell table:formula="of:=[.C1859]+0.2" office:value-type="float" office:value="371.599999999987" calcext:value-type="float">
            <text:p>371.599999999987</text:p>
          </table:table-cell>
        </table:table-row>
        <table:table-row table:style-name="ro1">
          <table:table-cell office:value-type="float" office:value="113.512" calcext:value-type="float">
            <text:p>1.14E+02</text:p>
          </table:table-cell>
          <table:table-cell office:value-type="float" office:value="230.404" calcext:value-type="float">
            <text:p>2.30E+02</text:p>
          </table:table-cell>
          <table:table-cell table:formula="of:=[.C1860]+0.2" office:value-type="float" office:value="371.799999999987" calcext:value-type="float">
            <text:p>371.799999999987</text:p>
          </table:table-cell>
        </table:table-row>
        <table:table-row table:style-name="ro1">
          <table:table-cell office:value-type="float" office:value="113.501" calcext:value-type="float">
            <text:p>1.14E+02</text:p>
          </table:table-cell>
          <table:table-cell office:value-type="float" office:value="230.378" calcext:value-type="float">
            <text:p>2.30E+02</text:p>
          </table:table-cell>
          <table:table-cell table:formula="of:=[.C1861]+0.2" office:value-type="float" office:value="371.999999999987" calcext:value-type="float">
            <text:p>371.999999999987</text:p>
          </table:table-cell>
        </table:table-row>
        <table:table-row table:style-name="ro1">
          <table:table-cell office:value-type="float" office:value="113.489" calcext:value-type="float">
            <text:p>1.13E+02</text:p>
          </table:table-cell>
          <table:table-cell office:value-type="float" office:value="230.352" calcext:value-type="float">
            <text:p>2.30E+02</text:p>
          </table:table-cell>
          <table:table-cell table:formula="of:=[.C1862]+0.2" office:value-type="float" office:value="372.199999999987" calcext:value-type="float">
            <text:p>372.199999999987</text:p>
          </table:table-cell>
        </table:table-row>
        <table:table-row table:style-name="ro1">
          <table:table-cell office:value-type="float" office:value="113.478" calcext:value-type="float">
            <text:p>1.13E+02</text:p>
          </table:table-cell>
          <table:table-cell office:value-type="float" office:value="230.326" calcext:value-type="float">
            <text:p>2.30E+02</text:p>
          </table:table-cell>
          <table:table-cell table:formula="of:=[.C1863]+0.2" office:value-type="float" office:value="372.399999999987" calcext:value-type="float">
            <text:p>372.399999999987</text:p>
          </table:table-cell>
        </table:table-row>
        <table:table-row table:style-name="ro1">
          <table:table-cell office:value-type="float" office:value="113.466" calcext:value-type="float">
            <text:p>1.13E+02</text:p>
          </table:table-cell>
          <table:table-cell office:value-type="float" office:value="230.3" calcext:value-type="float">
            <text:p>2.30E+02</text:p>
          </table:table-cell>
          <table:table-cell table:formula="of:=[.C1864]+0.2" office:value-type="float" office:value="372.599999999987" calcext:value-type="float">
            <text:p>372.599999999987</text:p>
          </table:table-cell>
        </table:table-row>
        <table:table-row table:style-name="ro1">
          <table:table-cell office:value-type="float" office:value="113.454" calcext:value-type="float">
            <text:p>1.13E+02</text:p>
          </table:table-cell>
          <table:table-cell office:value-type="float" office:value="230.274" calcext:value-type="float">
            <text:p>2.30E+02</text:p>
          </table:table-cell>
          <table:table-cell table:formula="of:=[.C1865]+0.2" office:value-type="float" office:value="372.799999999987" calcext:value-type="float">
            <text:p>372.799999999987</text:p>
          </table:table-cell>
        </table:table-row>
        <table:table-row table:style-name="ro1">
          <table:table-cell office:value-type="float" office:value="113.443" calcext:value-type="float">
            <text:p>1.13E+02</text:p>
          </table:table-cell>
          <table:table-cell office:value-type="float" office:value="230.247" calcext:value-type="float">
            <text:p>2.30E+02</text:p>
          </table:table-cell>
          <table:table-cell table:formula="of:=[.C1866]+0.2" office:value-type="float" office:value="372.999999999987" calcext:value-type="float">
            <text:p>372.999999999987</text:p>
          </table:table-cell>
        </table:table-row>
        <table:table-row table:style-name="ro1">
          <table:table-cell office:value-type="float" office:value="113.431" calcext:value-type="float">
            <text:p>1.13E+02</text:p>
          </table:table-cell>
          <table:table-cell office:value-type="float" office:value="230.221" calcext:value-type="float">
            <text:p>2.30E+02</text:p>
          </table:table-cell>
          <table:table-cell table:formula="of:=[.C1867]+0.2" office:value-type="float" office:value="373.199999999987" calcext:value-type="float">
            <text:p>373.199999999987</text:p>
          </table:table-cell>
        </table:table-row>
        <table:table-row table:style-name="ro1">
          <table:table-cell office:value-type="float" office:value="113.419" calcext:value-type="float">
            <text:p>1.13E+02</text:p>
          </table:table-cell>
          <table:table-cell office:value-type="float" office:value="230.195" calcext:value-type="float">
            <text:p>2.30E+02</text:p>
          </table:table-cell>
          <table:table-cell table:formula="of:=[.C1868]+0.2" office:value-type="float" office:value="373.399999999987" calcext:value-type="float">
            <text:p>373.399999999987</text:p>
          </table:table-cell>
        </table:table-row>
        <table:table-row table:style-name="ro1">
          <table:table-cell office:value-type="float" office:value="113.407" calcext:value-type="float">
            <text:p>1.13E+02</text:p>
          </table:table-cell>
          <table:table-cell office:value-type="float" office:value="230.168" calcext:value-type="float">
            <text:p>2.30E+02</text:p>
          </table:table-cell>
          <table:table-cell table:formula="of:=[.C1869]+0.2" office:value-type="float" office:value="373.599999999987" calcext:value-type="float">
            <text:p>373.599999999987</text:p>
          </table:table-cell>
        </table:table-row>
        <table:table-row table:style-name="ro1">
          <table:table-cell office:value-type="float" office:value="113.396" calcext:value-type="float">
            <text:p>1.13E+02</text:p>
          </table:table-cell>
          <table:table-cell office:value-type="float" office:value="230.141" calcext:value-type="float">
            <text:p>2.30E+02</text:p>
          </table:table-cell>
          <table:table-cell table:formula="of:=[.C1870]+0.2" office:value-type="float" office:value="373.799999999987" calcext:value-type="float">
            <text:p>373.799999999987</text:p>
          </table:table-cell>
        </table:table-row>
        <table:table-row table:style-name="ro1">
          <table:table-cell office:value-type="float" office:value="113.384" calcext:value-type="float">
            <text:p>1.13E+02</text:p>
          </table:table-cell>
          <table:table-cell office:value-type="float" office:value="230.115" calcext:value-type="float">
            <text:p>2.30E+02</text:p>
          </table:table-cell>
          <table:table-cell table:formula="of:=[.C1871]+0.2" office:value-type="float" office:value="373.999999999987" calcext:value-type="float">
            <text:p>373.999999999987</text:p>
          </table:table-cell>
        </table:table-row>
        <table:table-row table:style-name="ro1">
          <table:table-cell office:value-type="float" office:value="113.372" calcext:value-type="float">
            <text:p>1.13E+02</text:p>
          </table:table-cell>
          <table:table-cell office:value-type="float" office:value="230.088" calcext:value-type="float">
            <text:p>2.30E+02</text:p>
          </table:table-cell>
          <table:table-cell table:formula="of:=[.C1872]+0.2" office:value-type="float" office:value="374.199999999987" calcext:value-type="float">
            <text:p>374.199999999987</text:p>
          </table:table-cell>
        </table:table-row>
        <table:table-row table:style-name="ro1">
          <table:table-cell office:value-type="float" office:value="113.36" calcext:value-type="float">
            <text:p>1.13E+02</text:p>
          </table:table-cell>
          <table:table-cell office:value-type="float" office:value="230.061" calcext:value-type="float">
            <text:p>2.30E+02</text:p>
          </table:table-cell>
          <table:table-cell table:formula="of:=[.C1873]+0.2" office:value-type="float" office:value="374.399999999987" calcext:value-type="float">
            <text:p>374.399999999987</text:p>
          </table:table-cell>
        </table:table-row>
        <table:table-row table:style-name="ro1">
          <table:table-cell office:value-type="float" office:value="113.348" calcext:value-type="float">
            <text:p>1.13E+02</text:p>
          </table:table-cell>
          <table:table-cell office:value-type="float" office:value="230.034" calcext:value-type="float">
            <text:p>2.30E+02</text:p>
          </table:table-cell>
          <table:table-cell table:formula="of:=[.C1874]+0.2" office:value-type="float" office:value="374.599999999987" calcext:value-type="float">
            <text:p>374.599999999987</text:p>
          </table:table-cell>
        </table:table-row>
        <table:table-row table:style-name="ro1">
          <table:table-cell office:value-type="float" office:value="113.336" calcext:value-type="float">
            <text:p>1.13E+02</text:p>
          </table:table-cell>
          <table:table-cell office:value-type="float" office:value="230.007" calcext:value-type="float">
            <text:p>2.30E+02</text:p>
          </table:table-cell>
          <table:table-cell table:formula="of:=[.C1875]+0.2" office:value-type="float" office:value="374.799999999987" calcext:value-type="float">
            <text:p>374.799999999987</text:p>
          </table:table-cell>
        </table:table-row>
        <table:table-row table:style-name="ro1">
          <table:table-cell office:value-type="float" office:value="113.324" calcext:value-type="float">
            <text:p>1.13E+02</text:p>
          </table:table-cell>
          <table:table-cell office:value-type="float" office:value="229.98" calcext:value-type="float">
            <text:p>2.30E+02</text:p>
          </table:table-cell>
          <table:table-cell table:formula="of:=[.C1876]+0.2" office:value-type="float" office:value="374.999999999987" calcext:value-type="float">
            <text:p>374.999999999987</text:p>
          </table:table-cell>
        </table:table-row>
        <table:table-row table:style-name="ro1">
          <table:table-cell office:value-type="float" office:value="113.312" calcext:value-type="float">
            <text:p>1.13E+02</text:p>
          </table:table-cell>
          <table:table-cell office:value-type="float" office:value="229.952" calcext:value-type="float">
            <text:p>2.30E+02</text:p>
          </table:table-cell>
          <table:table-cell table:formula="of:=[.C1877]+0.2" office:value-type="float" office:value="375.199999999987" calcext:value-type="float">
            <text:p>375.199999999987</text:p>
          </table:table-cell>
        </table:table-row>
        <table:table-row table:style-name="ro1">
          <table:table-cell office:value-type="float" office:value="113.299" calcext:value-type="float">
            <text:p>1.13E+02</text:p>
          </table:table-cell>
          <table:table-cell office:value-type="float" office:value="229.925" calcext:value-type="float">
            <text:p>2.30E+02</text:p>
          </table:table-cell>
          <table:table-cell table:formula="of:=[.C1878]+0.2" office:value-type="float" office:value="375.399999999987" calcext:value-type="float">
            <text:p>375.399999999987</text:p>
          </table:table-cell>
        </table:table-row>
        <table:table-row table:style-name="ro1">
          <table:table-cell office:value-type="float" office:value="113.287" calcext:value-type="float">
            <text:p>1.13E+02</text:p>
          </table:table-cell>
          <table:table-cell office:value-type="float" office:value="229.898" calcext:value-type="float">
            <text:p>2.30E+02</text:p>
          </table:table-cell>
          <table:table-cell table:formula="of:=[.C1879]+0.2" office:value-type="float" office:value="375.599999999987" calcext:value-type="float">
            <text:p>375.599999999987</text:p>
          </table:table-cell>
        </table:table-row>
        <table:table-row table:style-name="ro1">
          <table:table-cell office:value-type="float" office:value="113.275" calcext:value-type="float">
            <text:p>1.13E+02</text:p>
          </table:table-cell>
          <table:table-cell office:value-type="float" office:value="229.87" calcext:value-type="float">
            <text:p>2.30E+02</text:p>
          </table:table-cell>
          <table:table-cell table:formula="of:=[.C1880]+0.2" office:value-type="float" office:value="375.799999999987" calcext:value-type="float">
            <text:p>375.799999999987</text:p>
          </table:table-cell>
        </table:table-row>
        <table:table-row table:style-name="ro1">
          <table:table-cell office:value-type="float" office:value="113.263" calcext:value-type="float">
            <text:p>1.13E+02</text:p>
          </table:table-cell>
          <table:table-cell office:value-type="float" office:value="229.843" calcext:value-type="float">
            <text:p>2.30E+02</text:p>
          </table:table-cell>
          <table:table-cell table:formula="of:=[.C1881]+0.2" office:value-type="float" office:value="375.999999999987" calcext:value-type="float">
            <text:p>375.999999999987</text:p>
          </table:table-cell>
        </table:table-row>
        <table:table-row table:style-name="ro1">
          <table:table-cell office:value-type="float" office:value="113.251" calcext:value-type="float">
            <text:p>1.13E+02</text:p>
          </table:table-cell>
          <table:table-cell office:value-type="float" office:value="229.815" calcext:value-type="float">
            <text:p>2.30E+02</text:p>
          </table:table-cell>
          <table:table-cell table:formula="of:=[.C1882]+0.2" office:value-type="float" office:value="376.199999999987" calcext:value-type="float">
            <text:p>376.199999999987</text:p>
          </table:table-cell>
        </table:table-row>
        <table:table-row table:style-name="ro1">
          <table:table-cell office:value-type="float" office:value="113.238" calcext:value-type="float">
            <text:p>1.13E+02</text:p>
          </table:table-cell>
          <table:table-cell office:value-type="float" office:value="229.787" calcext:value-type="float">
            <text:p>2.30E+02</text:p>
          </table:table-cell>
          <table:table-cell table:formula="of:=[.C1883]+0.2" office:value-type="float" office:value="376.399999999987" calcext:value-type="float">
            <text:p>376.399999999987</text:p>
          </table:table-cell>
        </table:table-row>
        <table:table-row table:style-name="ro1">
          <table:table-cell office:value-type="float" office:value="113.226" calcext:value-type="float">
            <text:p>1.13E+02</text:p>
          </table:table-cell>
          <table:table-cell office:value-type="float" office:value="229.759" calcext:value-type="float">
            <text:p>2.30E+02</text:p>
          </table:table-cell>
          <table:table-cell table:formula="of:=[.C1884]+0.2" office:value-type="float" office:value="376.599999999987" calcext:value-type="float">
            <text:p>376.599999999987</text:p>
          </table:table-cell>
        </table:table-row>
        <table:table-row table:style-name="ro1">
          <table:table-cell office:value-type="float" office:value="113.213" calcext:value-type="float">
            <text:p>1.13E+02</text:p>
          </table:table-cell>
          <table:table-cell office:value-type="float" office:value="229.732" calcext:value-type="float">
            <text:p>2.30E+02</text:p>
          </table:table-cell>
          <table:table-cell table:formula="of:=[.C1885]+0.2" office:value-type="float" office:value="376.799999999987" calcext:value-type="float">
            <text:p>376.799999999987</text:p>
          </table:table-cell>
        </table:table-row>
        <table:table-row table:style-name="ro1">
          <table:table-cell office:value-type="float" office:value="113.201" calcext:value-type="float">
            <text:p>1.13E+02</text:p>
          </table:table-cell>
          <table:table-cell office:value-type="float" office:value="229.704" calcext:value-type="float">
            <text:p>2.30E+02</text:p>
          </table:table-cell>
          <table:table-cell table:formula="of:=[.C1886]+0.2" office:value-type="float" office:value="376.999999999987" calcext:value-type="float">
            <text:p>376.999999999987</text:p>
          </table:table-cell>
        </table:table-row>
        <table:table-row table:style-name="ro1">
          <table:table-cell office:value-type="float" office:value="113.189" calcext:value-type="float">
            <text:p>1.13E+02</text:p>
          </table:table-cell>
          <table:table-cell office:value-type="float" office:value="229.675" calcext:value-type="float">
            <text:p>2.30E+02</text:p>
          </table:table-cell>
          <table:table-cell table:formula="of:=[.C1887]+0.2" office:value-type="float" office:value="377.199999999987" calcext:value-type="float">
            <text:p>377.199999999987</text:p>
          </table:table-cell>
        </table:table-row>
        <table:table-row table:style-name="ro1">
          <table:table-cell office:value-type="float" office:value="113.176" calcext:value-type="float">
            <text:p>1.13E+02</text:p>
          </table:table-cell>
          <table:table-cell office:value-type="float" office:value="229.647" calcext:value-type="float">
            <text:p>2.30E+02</text:p>
          </table:table-cell>
          <table:table-cell table:formula="of:=[.C1888]+0.2" office:value-type="float" office:value="377.399999999987" calcext:value-type="float">
            <text:p>377.399999999987</text:p>
          </table:table-cell>
        </table:table-row>
        <table:table-row table:style-name="ro1">
          <table:table-cell office:value-type="float" office:value="113.163" calcext:value-type="float">
            <text:p>1.13E+02</text:p>
          </table:table-cell>
          <table:table-cell office:value-type="float" office:value="229.619" calcext:value-type="float">
            <text:p>2.30E+02</text:p>
          </table:table-cell>
          <table:table-cell table:formula="of:=[.C1889]+0.2" office:value-type="float" office:value="377.599999999987" calcext:value-type="float">
            <text:p>377.599999999987</text:p>
          </table:table-cell>
        </table:table-row>
        <table:table-row table:style-name="ro1">
          <table:table-cell office:value-type="float" office:value="113.151" calcext:value-type="float">
            <text:p>1.13E+02</text:p>
          </table:table-cell>
          <table:table-cell office:value-type="float" office:value="229.591" calcext:value-type="float">
            <text:p>2.30E+02</text:p>
          </table:table-cell>
          <table:table-cell table:formula="of:=[.C1890]+0.2" office:value-type="float" office:value="377.799999999987" calcext:value-type="float">
            <text:p>377.799999999987</text:p>
          </table:table-cell>
        </table:table-row>
        <table:table-row table:style-name="ro1">
          <table:table-cell office:value-type="float" office:value="113.138" calcext:value-type="float">
            <text:p>1.13E+02</text:p>
          </table:table-cell>
          <table:table-cell office:value-type="float" office:value="229.562" calcext:value-type="float">
            <text:p>2.30E+02</text:p>
          </table:table-cell>
          <table:table-cell table:formula="of:=[.C1891]+0.2" office:value-type="float" office:value="377.999999999987" calcext:value-type="float">
            <text:p>377.999999999987</text:p>
          </table:table-cell>
        </table:table-row>
        <table:table-row table:style-name="ro1">
          <table:table-cell office:value-type="float" office:value="113.126" calcext:value-type="float">
            <text:p>1.13E+02</text:p>
          </table:table-cell>
          <table:table-cell office:value-type="float" office:value="229.534" calcext:value-type="float">
            <text:p>2.30E+02</text:p>
          </table:table-cell>
          <table:table-cell table:formula="of:=[.C1892]+0.2" office:value-type="float" office:value="378.199999999987" calcext:value-type="float">
            <text:p>378.199999999987</text:p>
          </table:table-cell>
        </table:table-row>
        <table:table-row table:style-name="ro1">
          <table:table-cell office:value-type="float" office:value="113.113" calcext:value-type="float">
            <text:p>1.13E+02</text:p>
          </table:table-cell>
          <table:table-cell office:value-type="float" office:value="229.505" calcext:value-type="float">
            <text:p>2.30E+02</text:p>
          </table:table-cell>
          <table:table-cell table:formula="of:=[.C1893]+0.2" office:value-type="float" office:value="378.399999999987" calcext:value-type="float">
            <text:p>378.399999999987</text:p>
          </table:table-cell>
        </table:table-row>
        <table:table-row table:style-name="ro1">
          <table:table-cell office:value-type="float" office:value="113.1" calcext:value-type="float">
            <text:p>1.13E+02</text:p>
          </table:table-cell>
          <table:table-cell office:value-type="float" office:value="229.477" calcext:value-type="float">
            <text:p>2.29E+02</text:p>
          </table:table-cell>
          <table:table-cell table:formula="of:=[.C1894]+0.2" office:value-type="float" office:value="378.599999999987" calcext:value-type="float">
            <text:p>378.599999999987</text:p>
          </table:table-cell>
        </table:table-row>
        <table:table-row table:style-name="ro1">
          <table:table-cell office:value-type="float" office:value="113.087" calcext:value-type="float">
            <text:p>1.13E+02</text:p>
          </table:table-cell>
          <table:table-cell office:value-type="float" office:value="229.448" calcext:value-type="float">
            <text:p>2.29E+02</text:p>
          </table:table-cell>
          <table:table-cell table:formula="of:=[.C1895]+0.2" office:value-type="float" office:value="378.799999999987" calcext:value-type="float">
            <text:p>378.799999999987</text:p>
          </table:table-cell>
        </table:table-row>
        <table:table-row table:style-name="ro1">
          <table:table-cell office:value-type="float" office:value="113.075" calcext:value-type="float">
            <text:p>1.13E+02</text:p>
          </table:table-cell>
          <table:table-cell office:value-type="float" office:value="229.419" calcext:value-type="float">
            <text:p>2.29E+02</text:p>
          </table:table-cell>
          <table:table-cell table:formula="of:=[.C1896]+0.2" office:value-type="float" office:value="378.999999999987" calcext:value-type="float">
            <text:p>378.999999999987</text:p>
          </table:table-cell>
        </table:table-row>
        <table:table-row table:style-name="ro1">
          <table:table-cell office:value-type="float" office:value="113.062" calcext:value-type="float">
            <text:p>1.13E+02</text:p>
          </table:table-cell>
          <table:table-cell office:value-type="float" office:value="229.39" calcext:value-type="float">
            <text:p>2.29E+02</text:p>
          </table:table-cell>
          <table:table-cell table:formula="of:=[.C1897]+0.2" office:value-type="float" office:value="379.199999999987" calcext:value-type="float">
            <text:p>379.199999999987</text:p>
          </table:table-cell>
        </table:table-row>
        <table:table-row table:style-name="ro1">
          <table:table-cell office:value-type="float" office:value="113.049" calcext:value-type="float">
            <text:p>1.13E+02</text:p>
          </table:table-cell>
          <table:table-cell office:value-type="float" office:value="229.362" calcext:value-type="float">
            <text:p>2.29E+02</text:p>
          </table:table-cell>
          <table:table-cell table:formula="of:=[.C1898]+0.2" office:value-type="float" office:value="379.399999999987" calcext:value-type="float">
            <text:p>379.399999999987</text:p>
          </table:table-cell>
        </table:table-row>
        <table:table-row table:style-name="ro1">
          <table:table-cell office:value-type="float" office:value="113.036" calcext:value-type="float">
            <text:p>1.13E+02</text:p>
          </table:table-cell>
          <table:table-cell office:value-type="float" office:value="229.333" calcext:value-type="float">
            <text:p>2.29E+02</text:p>
          </table:table-cell>
          <table:table-cell table:formula="of:=[.C1899]+0.2" office:value-type="float" office:value="379.599999999987" calcext:value-type="float">
            <text:p>379.599999999987</text:p>
          </table:table-cell>
        </table:table-row>
        <table:table-row table:style-name="ro1">
          <table:table-cell office:value-type="float" office:value="113.023" calcext:value-type="float">
            <text:p>1.13E+02</text:p>
          </table:table-cell>
          <table:table-cell office:value-type="float" office:value="229.303" calcext:value-type="float">
            <text:p>2.29E+02</text:p>
          </table:table-cell>
          <table:table-cell table:formula="of:=[.C1900]+0.2" office:value-type="float" office:value="379.799999999987" calcext:value-type="float">
            <text:p>379.799999999987</text:p>
          </table:table-cell>
        </table:table-row>
        <table:table-row table:style-name="ro1">
          <table:table-cell office:value-type="float" office:value="113.01" calcext:value-type="float">
            <text:p>1.13E+02</text:p>
          </table:table-cell>
          <table:table-cell office:value-type="float" office:value="229.274" calcext:value-type="float">
            <text:p>2.29E+02</text:p>
          </table:table-cell>
          <table:table-cell table:formula="of:=[.C1901]+0.2" office:value-type="float" office:value="379.999999999987" calcext:value-type="float">
            <text:p>379.999999999987</text:p>
          </table:table-cell>
        </table:table-row>
        <table:table-row table:style-name="ro1">
          <table:table-cell office:value-type="float" office:value="112.997" calcext:value-type="float">
            <text:p>1.13E+02</text:p>
          </table:table-cell>
          <table:table-cell office:value-type="float" office:value="229.245" calcext:value-type="float">
            <text:p>2.29E+02</text:p>
          </table:table-cell>
          <table:table-cell table:formula="of:=[.C1902]+0.2" office:value-type="float" office:value="380.199999999987" calcext:value-type="float">
            <text:p>380.199999999987</text:p>
          </table:table-cell>
        </table:table-row>
        <table:table-row table:style-name="ro1">
          <table:table-cell office:value-type="float" office:value="112.984" calcext:value-type="float">
            <text:p>1.13E+02</text:p>
          </table:table-cell>
          <table:table-cell office:value-type="float" office:value="229.216" calcext:value-type="float">
            <text:p>2.29E+02</text:p>
          </table:table-cell>
          <table:table-cell table:formula="of:=[.C1903]+0.2" office:value-type="float" office:value="380.399999999987" calcext:value-type="float">
            <text:p>380.399999999987</text:p>
          </table:table-cell>
        </table:table-row>
        <table:table-row table:style-name="ro1">
          <table:table-cell office:value-type="float" office:value="112.971" calcext:value-type="float">
            <text:p>1.13E+02</text:p>
          </table:table-cell>
          <table:table-cell office:value-type="float" office:value="229.186" calcext:value-type="float">
            <text:p>2.29E+02</text:p>
          </table:table-cell>
          <table:table-cell table:formula="of:=[.C1904]+0.2" office:value-type="float" office:value="380.599999999987" calcext:value-type="float">
            <text:p>380.599999999987</text:p>
          </table:table-cell>
        </table:table-row>
        <table:table-row table:style-name="ro1">
          <table:table-cell office:value-type="float" office:value="112.958" calcext:value-type="float">
            <text:p>1.13E+02</text:p>
          </table:table-cell>
          <table:table-cell office:value-type="float" office:value="229.157" calcext:value-type="float">
            <text:p>2.29E+02</text:p>
          </table:table-cell>
          <table:table-cell table:formula="of:=[.C1905]+0.2" office:value-type="float" office:value="380.799999999987" calcext:value-type="float">
            <text:p>380.799999999987</text:p>
          </table:table-cell>
        </table:table-row>
        <table:table-row table:style-name="ro1">
          <table:table-cell office:value-type="float" office:value="112.945" calcext:value-type="float">
            <text:p>1.13E+02</text:p>
          </table:table-cell>
          <table:table-cell office:value-type="float" office:value="229.127" calcext:value-type="float">
            <text:p>2.29E+02</text:p>
          </table:table-cell>
          <table:table-cell table:formula="of:=[.C1906]+0.2" office:value-type="float" office:value="380.999999999987" calcext:value-type="float">
            <text:p>380.999999999987</text:p>
          </table:table-cell>
        </table:table-row>
        <table:table-row table:style-name="ro1">
          <table:table-cell office:value-type="float" office:value="112.932" calcext:value-type="float">
            <text:p>1.13E+02</text:p>
          </table:table-cell>
          <table:table-cell office:value-type="float" office:value="229.098" calcext:value-type="float">
            <text:p>2.29E+02</text:p>
          </table:table-cell>
          <table:table-cell table:formula="of:=[.C1907]+0.2" office:value-type="float" office:value="381.199999999987" calcext:value-type="float">
            <text:p>381.199999999987</text:p>
          </table:table-cell>
        </table:table-row>
        <table:table-row table:style-name="ro1">
          <table:table-cell office:value-type="float" office:value="112.919" calcext:value-type="float">
            <text:p>1.13E+02</text:p>
          </table:table-cell>
          <table:table-cell office:value-type="float" office:value="229.068" calcext:value-type="float">
            <text:p>2.29E+02</text:p>
          </table:table-cell>
          <table:table-cell table:formula="of:=[.C1908]+0.2" office:value-type="float" office:value="381.399999999987" calcext:value-type="float">
            <text:p>381.399999999987</text:p>
          </table:table-cell>
        </table:table-row>
        <table:table-row table:style-name="ro1">
          <table:table-cell office:value-type="float" office:value="112.905" calcext:value-type="float">
            <text:p>1.13E+02</text:p>
          </table:table-cell>
          <table:table-cell office:value-type="float" office:value="229.038" calcext:value-type="float">
            <text:p>2.29E+02</text:p>
          </table:table-cell>
          <table:table-cell table:formula="of:=[.C1909]+0.2" office:value-type="float" office:value="381.599999999987" calcext:value-type="float">
            <text:p>381.599999999987</text:p>
          </table:table-cell>
        </table:table-row>
        <table:table-row table:style-name="ro1">
          <table:table-cell office:value-type="float" office:value="112.892" calcext:value-type="float">
            <text:p>1.13E+02</text:p>
          </table:table-cell>
          <table:table-cell office:value-type="float" office:value="229.008" calcext:value-type="float">
            <text:p>2.29E+02</text:p>
          </table:table-cell>
          <table:table-cell table:formula="of:=[.C1910]+0.2" office:value-type="float" office:value="381.799999999987" calcext:value-type="float">
            <text:p>381.799999999987</text:p>
          </table:table-cell>
        </table:table-row>
        <table:table-row table:style-name="ro1">
          <table:table-cell office:value-type="float" office:value="112.879" calcext:value-type="float">
            <text:p>1.13E+02</text:p>
          </table:table-cell>
          <table:table-cell office:value-type="float" office:value="228.978" calcext:value-type="float">
            <text:p>2.29E+02</text:p>
          </table:table-cell>
          <table:table-cell table:formula="of:=[.C1911]+0.2" office:value-type="float" office:value="381.999999999987" calcext:value-type="float">
            <text:p>381.999999999987</text:p>
          </table:table-cell>
        </table:table-row>
        <table:table-row table:style-name="ro1">
          <table:table-cell office:value-type="float" office:value="112.865" calcext:value-type="float">
            <text:p>1.13E+02</text:p>
          </table:table-cell>
          <table:table-cell office:value-type="float" office:value="228.948" calcext:value-type="float">
            <text:p>2.29E+02</text:p>
          </table:table-cell>
          <table:table-cell table:formula="of:=[.C1912]+0.2" office:value-type="float" office:value="382.199999999987" calcext:value-type="float">
            <text:p>382.199999999987</text:p>
          </table:table-cell>
        </table:table-row>
        <table:table-row table:style-name="ro1">
          <table:table-cell office:value-type="float" office:value="112.852" calcext:value-type="float">
            <text:p>1.13E+02</text:p>
          </table:table-cell>
          <table:table-cell office:value-type="float" office:value="228.918" calcext:value-type="float">
            <text:p>2.29E+02</text:p>
          </table:table-cell>
          <table:table-cell table:formula="of:=[.C1913]+0.2" office:value-type="float" office:value="382.399999999987" calcext:value-type="float">
            <text:p>382.399999999987</text:p>
          </table:table-cell>
        </table:table-row>
        <table:table-row table:style-name="ro1">
          <table:table-cell office:value-type="float" office:value="112.839" calcext:value-type="float">
            <text:p>1.13E+02</text:p>
          </table:table-cell>
          <table:table-cell office:value-type="float" office:value="228.888" calcext:value-type="float">
            <text:p>2.29E+02</text:p>
          </table:table-cell>
          <table:table-cell table:formula="of:=[.C1914]+0.2" office:value-type="float" office:value="382.599999999987" calcext:value-type="float">
            <text:p>382.599999999987</text:p>
          </table:table-cell>
        </table:table-row>
        <table:table-row table:style-name="ro1">
          <table:table-cell office:value-type="float" office:value="112.825" calcext:value-type="float">
            <text:p>1.13E+02</text:p>
          </table:table-cell>
          <table:table-cell office:value-type="float" office:value="228.858" calcext:value-type="float">
            <text:p>2.29E+02</text:p>
          </table:table-cell>
          <table:table-cell table:formula="of:=[.C1915]+0.2" office:value-type="float" office:value="382.799999999987" calcext:value-type="float">
            <text:p>382.799999999987</text:p>
          </table:table-cell>
        </table:table-row>
        <table:table-row table:style-name="ro1">
          <table:table-cell office:value-type="float" office:value="112.812" calcext:value-type="float">
            <text:p>1.13E+02</text:p>
          </table:table-cell>
          <table:table-cell office:value-type="float" office:value="228.828" calcext:value-type="float">
            <text:p>2.29E+02</text:p>
          </table:table-cell>
          <table:table-cell table:formula="of:=[.C1916]+0.2" office:value-type="float" office:value="382.999999999987" calcext:value-type="float">
            <text:p>382.999999999987</text:p>
          </table:table-cell>
        </table:table-row>
        <table:table-row table:style-name="ro1">
          <table:table-cell office:value-type="float" office:value="112.798" calcext:value-type="float">
            <text:p>1.13E+02</text:p>
          </table:table-cell>
          <table:table-cell office:value-type="float" office:value="228.797" calcext:value-type="float">
            <text:p>2.29E+02</text:p>
          </table:table-cell>
          <table:table-cell table:formula="of:=[.C1917]+0.2" office:value-type="float" office:value="383.199999999987" calcext:value-type="float">
            <text:p>383.199999999987</text:p>
          </table:table-cell>
        </table:table-row>
        <table:table-row table:style-name="ro1">
          <table:table-cell office:value-type="float" office:value="112.785" calcext:value-type="float">
            <text:p>1.13E+02</text:p>
          </table:table-cell>
          <table:table-cell office:value-type="float" office:value="228.767" calcext:value-type="float">
            <text:p>2.29E+02</text:p>
          </table:table-cell>
          <table:table-cell table:formula="of:=[.C1918]+0.2" office:value-type="float" office:value="383.399999999987" calcext:value-type="float">
            <text:p>383.399999999987</text:p>
          </table:table-cell>
        </table:table-row>
        <table:table-row table:style-name="ro1">
          <table:table-cell office:value-type="float" office:value="112.771" calcext:value-type="float">
            <text:p>1.13E+02</text:p>
          </table:table-cell>
          <table:table-cell office:value-type="float" office:value="228.737" calcext:value-type="float">
            <text:p>2.29E+02</text:p>
          </table:table-cell>
          <table:table-cell table:formula="of:=[.C1919]+0.2" office:value-type="float" office:value="383.599999999987" calcext:value-type="float">
            <text:p>383.599999999987</text:p>
          </table:table-cell>
        </table:table-row>
        <table:table-row table:style-name="ro1">
          <table:table-cell office:value-type="float" office:value="112.758" calcext:value-type="float">
            <text:p>1.13E+02</text:p>
          </table:table-cell>
          <table:table-cell office:value-type="float" office:value="228.706" calcext:value-type="float">
            <text:p>2.29E+02</text:p>
          </table:table-cell>
          <table:table-cell table:formula="of:=[.C1920]+0.2" office:value-type="float" office:value="383.799999999987" calcext:value-type="float">
            <text:p>383.799999999987</text:p>
          </table:table-cell>
        </table:table-row>
        <table:table-row table:style-name="ro1">
          <table:table-cell office:value-type="float" office:value="112.744" calcext:value-type="float">
            <text:p>1.13E+02</text:p>
          </table:table-cell>
          <table:table-cell office:value-type="float" office:value="228.675" calcext:value-type="float">
            <text:p>2.29E+02</text:p>
          </table:table-cell>
          <table:table-cell table:formula="of:=[.C1921]+0.2" office:value-type="float" office:value="383.999999999987" calcext:value-type="float">
            <text:p>383.999999999987</text:p>
          </table:table-cell>
        </table:table-row>
        <table:table-row table:style-name="ro1">
          <table:table-cell office:value-type="float" office:value="112.73" calcext:value-type="float">
            <text:p>1.13E+02</text:p>
          </table:table-cell>
          <table:table-cell office:value-type="float" office:value="228.645" calcext:value-type="float">
            <text:p>2.29E+02</text:p>
          </table:table-cell>
          <table:table-cell table:formula="of:=[.C1922]+0.2" office:value-type="float" office:value="384.199999999987" calcext:value-type="float">
            <text:p>384.199999999987</text:p>
          </table:table-cell>
        </table:table-row>
        <table:table-row table:style-name="ro1">
          <table:table-cell office:value-type="float" office:value="112.717" calcext:value-type="float">
            <text:p>1.13E+02</text:p>
          </table:table-cell>
          <table:table-cell office:value-type="float" office:value="228.614" calcext:value-type="float">
            <text:p>2.29E+02</text:p>
          </table:table-cell>
          <table:table-cell table:formula="of:=[.C1923]+0.2" office:value-type="float" office:value="384.399999999987" calcext:value-type="float">
            <text:p>384.399999999987</text:p>
          </table:table-cell>
        </table:table-row>
        <table:table-row table:style-name="ro1">
          <table:table-cell office:value-type="float" office:value="112.703" calcext:value-type="float">
            <text:p>1.13E+02</text:p>
          </table:table-cell>
          <table:table-cell office:value-type="float" office:value="228.583" calcext:value-type="float">
            <text:p>2.29E+02</text:p>
          </table:table-cell>
          <table:table-cell table:formula="of:=[.C1924]+0.2" office:value-type="float" office:value="384.599999999987" calcext:value-type="float">
            <text:p>384.599999999987</text:p>
          </table:table-cell>
        </table:table-row>
        <table:table-row table:style-name="ro1">
          <table:table-cell office:value-type="float" office:value="112.689" calcext:value-type="float">
            <text:p>1.13E+02</text:p>
          </table:table-cell>
          <table:table-cell office:value-type="float" office:value="228.552" calcext:value-type="float">
            <text:p>2.29E+02</text:p>
          </table:table-cell>
          <table:table-cell table:formula="of:=[.C1925]+0.2" office:value-type="float" office:value="384.799999999987" calcext:value-type="float">
            <text:p>384.799999999987</text:p>
          </table:table-cell>
        </table:table-row>
        <table:table-row table:style-name="ro1">
          <table:table-cell office:value-type="float" office:value="112.675" calcext:value-type="float">
            <text:p>1.13E+02</text:p>
          </table:table-cell>
          <table:table-cell office:value-type="float" office:value="228.521" calcext:value-type="float">
            <text:p>2.29E+02</text:p>
          </table:table-cell>
          <table:table-cell table:formula="of:=[.C1926]+0.2" office:value-type="float" office:value="384.999999999987" calcext:value-type="float">
            <text:p>384.999999999987</text:p>
          </table:table-cell>
        </table:table-row>
        <table:table-row table:style-name="ro1">
          <table:table-cell office:value-type="float" office:value="112.662" calcext:value-type="float">
            <text:p>1.13E+02</text:p>
          </table:table-cell>
          <table:table-cell office:value-type="float" office:value="228.49" calcext:value-type="float">
            <text:p>2.28E+02</text:p>
          </table:table-cell>
          <table:table-cell table:formula="of:=[.C1927]+0.2" office:value-type="float" office:value="385.199999999987" calcext:value-type="float">
            <text:p>385.199999999987</text:p>
          </table:table-cell>
        </table:table-row>
        <table:table-row table:style-name="ro1">
          <table:table-cell office:value-type="float" office:value="112.648" calcext:value-type="float">
            <text:p>1.13E+02</text:p>
          </table:table-cell>
          <table:table-cell office:value-type="float" office:value="228.459" calcext:value-type="float">
            <text:p>2.28E+02</text:p>
          </table:table-cell>
          <table:table-cell table:formula="of:=[.C1928]+0.2" office:value-type="float" office:value="385.399999999987" calcext:value-type="float">
            <text:p>385.399999999987</text:p>
          </table:table-cell>
        </table:table-row>
        <table:table-row table:style-name="ro1">
          <table:table-cell office:value-type="float" office:value="112.634" calcext:value-type="float">
            <text:p>1.13E+02</text:p>
          </table:table-cell>
          <table:table-cell office:value-type="float" office:value="228.428" calcext:value-type="float">
            <text:p>2.28E+02</text:p>
          </table:table-cell>
          <table:table-cell table:formula="of:=[.C1929]+0.2" office:value-type="float" office:value="385.599999999987" calcext:value-type="float">
            <text:p>385.599999999987</text:p>
          </table:table-cell>
        </table:table-row>
        <table:table-row table:style-name="ro1">
          <table:table-cell office:value-type="float" office:value="112.62" calcext:value-type="float">
            <text:p>1.13E+02</text:p>
          </table:table-cell>
          <table:table-cell office:value-type="float" office:value="228.396" calcext:value-type="float">
            <text:p>2.28E+02</text:p>
          </table:table-cell>
          <table:table-cell table:formula="of:=[.C1930]+0.2" office:value-type="float" office:value="385.799999999987" calcext:value-type="float">
            <text:p>385.799999999987</text:p>
          </table:table-cell>
        </table:table-row>
        <table:table-row table:style-name="ro1">
          <table:table-cell office:value-type="float" office:value="112.606" calcext:value-type="float">
            <text:p>1.13E+02</text:p>
          </table:table-cell>
          <table:table-cell office:value-type="float" office:value="228.365" calcext:value-type="float">
            <text:p>2.28E+02</text:p>
          </table:table-cell>
          <table:table-cell table:formula="of:=[.C1931]+0.2" office:value-type="float" office:value="385.999999999987" calcext:value-type="float">
            <text:p>385.999999999987</text:p>
          </table:table-cell>
        </table:table-row>
        <table:table-row table:style-name="ro1">
          <table:table-cell office:value-type="float" office:value="112.592" calcext:value-type="float">
            <text:p>1.13E+02</text:p>
          </table:table-cell>
          <table:table-cell office:value-type="float" office:value="228.334" calcext:value-type="float">
            <text:p>2.28E+02</text:p>
          </table:table-cell>
          <table:table-cell table:formula="of:=[.C1932]+0.2" office:value-type="float" office:value="386.199999999987" calcext:value-type="float">
            <text:p>386.199999999987</text:p>
          </table:table-cell>
        </table:table-row>
        <table:table-row table:style-name="ro1">
          <table:table-cell office:value-type="float" office:value="112.578" calcext:value-type="float">
            <text:p>1.13E+02</text:p>
          </table:table-cell>
          <table:table-cell office:value-type="float" office:value="228.302" calcext:value-type="float">
            <text:p>2.28E+02</text:p>
          </table:table-cell>
          <table:table-cell table:formula="of:=[.C1933]+0.2" office:value-type="float" office:value="386.399999999987" calcext:value-type="float">
            <text:p>386.399999999987</text:p>
          </table:table-cell>
        </table:table-row>
        <table:table-row table:style-name="ro1">
          <table:table-cell office:value-type="float" office:value="112.564" calcext:value-type="float">
            <text:p>1.13E+02</text:p>
          </table:table-cell>
          <table:table-cell office:value-type="float" office:value="228.271" calcext:value-type="float">
            <text:p>2.28E+02</text:p>
          </table:table-cell>
          <table:table-cell table:formula="of:=[.C1934]+0.2" office:value-type="float" office:value="386.599999999987" calcext:value-type="float">
            <text:p>386.599999999987</text:p>
          </table:table-cell>
        </table:table-row>
        <table:table-row table:style-name="ro1">
          <table:table-cell office:value-type="float" office:value="112.55" calcext:value-type="float">
            <text:p>1.13E+02</text:p>
          </table:table-cell>
          <table:table-cell office:value-type="float" office:value="228.239" calcext:value-type="float">
            <text:p>2.28E+02</text:p>
          </table:table-cell>
          <table:table-cell table:formula="of:=[.C1935]+0.2" office:value-type="float" office:value="386.799999999987" calcext:value-type="float">
            <text:p>386.799999999987</text:p>
          </table:table-cell>
        </table:table-row>
        <table:table-row table:style-name="ro1">
          <table:table-cell office:value-type="float" office:value="112.536" calcext:value-type="float">
            <text:p>1.13E+02</text:p>
          </table:table-cell>
          <table:table-cell office:value-type="float" office:value="228.207" calcext:value-type="float">
            <text:p>2.28E+02</text:p>
          </table:table-cell>
          <table:table-cell table:formula="of:=[.C1936]+0.2" office:value-type="float" office:value="386.999999999987" calcext:value-type="float">
            <text:p>386.999999999987</text:p>
          </table:table-cell>
        </table:table-row>
        <table:table-row table:style-name="ro1">
          <table:table-cell office:value-type="float" office:value="112.522" calcext:value-type="float">
            <text:p>1.13E+02</text:p>
          </table:table-cell>
          <table:table-cell office:value-type="float" office:value="228.176" calcext:value-type="float">
            <text:p>2.28E+02</text:p>
          </table:table-cell>
          <table:table-cell table:formula="of:=[.C1937]+0.2" office:value-type="float" office:value="387.199999999987" calcext:value-type="float">
            <text:p>387.199999999987</text:p>
          </table:table-cell>
        </table:table-row>
        <table:table-row table:style-name="ro1">
          <table:table-cell office:value-type="float" office:value="112.508" calcext:value-type="float">
            <text:p>1.13E+02</text:p>
          </table:table-cell>
          <table:table-cell office:value-type="float" office:value="228.144" calcext:value-type="float">
            <text:p>2.28E+02</text:p>
          </table:table-cell>
          <table:table-cell table:formula="of:=[.C1938]+0.2" office:value-type="float" office:value="387.399999999987" calcext:value-type="float">
            <text:p>387.399999999987</text:p>
          </table:table-cell>
        </table:table-row>
        <table:table-row table:style-name="ro1">
          <table:table-cell office:value-type="float" office:value="112.494" calcext:value-type="float">
            <text:p>1.12E+02</text:p>
          </table:table-cell>
          <table:table-cell office:value-type="float" office:value="228.112" calcext:value-type="float">
            <text:p>2.28E+02</text:p>
          </table:table-cell>
          <table:table-cell table:formula="of:=[.C1939]+0.2" office:value-type="float" office:value="387.599999999987" calcext:value-type="float">
            <text:p>387.599999999987</text:p>
          </table:table-cell>
        </table:table-row>
        <table:table-row table:style-name="ro1">
          <table:table-cell office:value-type="float" office:value="112.479" calcext:value-type="float">
            <text:p>1.12E+02</text:p>
          </table:table-cell>
          <table:table-cell office:value-type="float" office:value="228.08" calcext:value-type="float">
            <text:p>2.28E+02</text:p>
          </table:table-cell>
          <table:table-cell table:formula="of:=[.C1940]+0.2" office:value-type="float" office:value="387.799999999987" calcext:value-type="float">
            <text:p>387.799999999987</text:p>
          </table:table-cell>
        </table:table-row>
        <table:table-row table:style-name="ro1">
          <table:table-cell office:value-type="float" office:value="112.465" calcext:value-type="float">
            <text:p>1.12E+02</text:p>
          </table:table-cell>
          <table:table-cell office:value-type="float" office:value="228.048" calcext:value-type="float">
            <text:p>2.28E+02</text:p>
          </table:table-cell>
          <table:table-cell table:formula="of:=[.C1941]+0.2" office:value-type="float" office:value="387.999999999987" calcext:value-type="float">
            <text:p>387.999999999987</text:p>
          </table:table-cell>
        </table:table-row>
        <table:table-row table:style-name="ro1">
          <table:table-cell office:value-type="float" office:value="112.451" calcext:value-type="float">
            <text:p>1.12E+02</text:p>
          </table:table-cell>
          <table:table-cell office:value-type="float" office:value="228.016" calcext:value-type="float">
            <text:p>2.28E+02</text:p>
          </table:table-cell>
          <table:table-cell table:formula="of:=[.C1942]+0.2" office:value-type="float" office:value="388.199999999986" calcext:value-type="float">
            <text:p>388.199999999986</text:p>
          </table:table-cell>
        </table:table-row>
        <table:table-row table:style-name="ro1">
          <table:table-cell office:value-type="float" office:value="112.437" calcext:value-type="float">
            <text:p>1.12E+02</text:p>
          </table:table-cell>
          <table:table-cell office:value-type="float" office:value="227.984" calcext:value-type="float">
            <text:p>2.28E+02</text:p>
          </table:table-cell>
          <table:table-cell table:formula="of:=[.C1943]+0.2" office:value-type="float" office:value="388.399999999986" calcext:value-type="float">
            <text:p>388.399999999986</text:p>
          </table:table-cell>
        </table:table-row>
        <table:table-row table:style-name="ro1">
          <table:table-cell office:value-type="float" office:value="112.422" calcext:value-type="float">
            <text:p>1.12E+02</text:p>
          </table:table-cell>
          <table:table-cell office:value-type="float" office:value="227.952" calcext:value-type="float">
            <text:p>2.28E+02</text:p>
          </table:table-cell>
          <table:table-cell table:formula="of:=[.C1944]+0.2" office:value-type="float" office:value="388.599999999986" calcext:value-type="float">
            <text:p>388.599999999986</text:p>
          </table:table-cell>
        </table:table-row>
        <table:table-row table:style-name="ro1">
          <table:table-cell office:value-type="float" office:value="112.408" calcext:value-type="float">
            <text:p>1.12E+02</text:p>
          </table:table-cell>
          <table:table-cell office:value-type="float" office:value="227.92" calcext:value-type="float">
            <text:p>2.28E+02</text:p>
          </table:table-cell>
          <table:table-cell table:formula="of:=[.C1945]+0.2" office:value-type="float" office:value="388.799999999986" calcext:value-type="float">
            <text:p>388.799999999986</text:p>
          </table:table-cell>
        </table:table-row>
        <table:table-row table:style-name="ro1">
          <table:table-cell office:value-type="float" office:value="112.394" calcext:value-type="float">
            <text:p>1.12E+02</text:p>
          </table:table-cell>
          <table:table-cell office:value-type="float" office:value="227.887" calcext:value-type="float">
            <text:p>2.28E+02</text:p>
          </table:table-cell>
          <table:table-cell table:formula="of:=[.C1946]+0.2" office:value-type="float" office:value="388.999999999986" calcext:value-type="float">
            <text:p>388.999999999986</text:p>
          </table:table-cell>
        </table:table-row>
        <table:table-row table:style-name="ro1">
          <table:table-cell office:value-type="float" office:value="112.379" calcext:value-type="float">
            <text:p>1.12E+02</text:p>
          </table:table-cell>
          <table:table-cell office:value-type="float" office:value="227.855" calcext:value-type="float">
            <text:p>2.28E+02</text:p>
          </table:table-cell>
          <table:table-cell table:formula="of:=[.C1947]+0.2" office:value-type="float" office:value="389.199999999986" calcext:value-type="float">
            <text:p>389.199999999986</text:p>
          </table:table-cell>
        </table:table-row>
        <table:table-row table:style-name="ro1">
          <table:table-cell office:value-type="float" office:value="112.365" calcext:value-type="float">
            <text:p>1.12E+02</text:p>
          </table:table-cell>
          <table:table-cell office:value-type="float" office:value="227.822" calcext:value-type="float">
            <text:p>2.28E+02</text:p>
          </table:table-cell>
          <table:table-cell table:formula="of:=[.C1948]+0.2" office:value-type="float" office:value="389.399999999986" calcext:value-type="float">
            <text:p>389.399999999986</text:p>
          </table:table-cell>
        </table:table-row>
        <table:table-row table:style-name="ro1">
          <table:table-cell office:value-type="float" office:value="112.35" calcext:value-type="float">
            <text:p>1.12E+02</text:p>
          </table:table-cell>
          <table:table-cell office:value-type="float" office:value="227.79" calcext:value-type="float">
            <text:p>2.28E+02</text:p>
          </table:table-cell>
          <table:table-cell table:formula="of:=[.C1949]+0.2" office:value-type="float" office:value="389.599999999986" calcext:value-type="float">
            <text:p>389.599999999986</text:p>
          </table:table-cell>
        </table:table-row>
        <table:table-row table:style-name="ro1">
          <table:table-cell office:value-type="float" office:value="112.336" calcext:value-type="float">
            <text:p>1.12E+02</text:p>
          </table:table-cell>
          <table:table-cell office:value-type="float" office:value="227.757" calcext:value-type="float">
            <text:p>2.28E+02</text:p>
          </table:table-cell>
          <table:table-cell table:formula="of:=[.C1950]+0.2" office:value-type="float" office:value="389.799999999986" calcext:value-type="float">
            <text:p>389.799999999986</text:p>
          </table:table-cell>
        </table:table-row>
        <table:table-row table:style-name="ro1">
          <table:table-cell office:value-type="float" office:value="112.322" calcext:value-type="float">
            <text:p>1.12E+02</text:p>
          </table:table-cell>
          <table:table-cell office:value-type="float" office:value="227.725" calcext:value-type="float">
            <text:p>2.28E+02</text:p>
          </table:table-cell>
          <table:table-cell table:formula="of:=[.C1951]+0.2" office:value-type="float" office:value="389.999999999986" calcext:value-type="float">
            <text:p>389.999999999986</text:p>
          </table:table-cell>
        </table:table-row>
        <table:table-row table:style-name="ro1">
          <table:table-cell office:value-type="float" office:value="112.307" calcext:value-type="float">
            <text:p>1.12E+02</text:p>
          </table:table-cell>
          <table:table-cell office:value-type="float" office:value="227.692" calcext:value-type="float">
            <text:p>2.28E+02</text:p>
          </table:table-cell>
          <table:table-cell table:formula="of:=[.C1952]+0.2" office:value-type="float" office:value="390.199999999986" calcext:value-type="float">
            <text:p>390.199999999986</text:p>
          </table:table-cell>
        </table:table-row>
        <table:table-row table:style-name="ro1">
          <table:table-cell office:value-type="float" office:value="112.292" calcext:value-type="float">
            <text:p>1.12E+02</text:p>
          </table:table-cell>
          <table:table-cell office:value-type="float" office:value="227.659" calcext:value-type="float">
            <text:p>2.28E+02</text:p>
          </table:table-cell>
          <table:table-cell table:formula="of:=[.C1953]+0.2" office:value-type="float" office:value="390.399999999986" calcext:value-type="float">
            <text:p>390.399999999986</text:p>
          </table:table-cell>
        </table:table-row>
        <table:table-row table:style-name="ro1">
          <table:table-cell office:value-type="float" office:value="112.278" calcext:value-type="float">
            <text:p>1.12E+02</text:p>
          </table:table-cell>
          <table:table-cell office:value-type="float" office:value="227.626" calcext:value-type="float">
            <text:p>2.28E+02</text:p>
          </table:table-cell>
          <table:table-cell table:formula="of:=[.C1954]+0.2" office:value-type="float" office:value="390.599999999986" calcext:value-type="float">
            <text:p>390.599999999986</text:p>
          </table:table-cell>
        </table:table-row>
        <table:table-row table:style-name="ro1">
          <table:table-cell office:value-type="float" office:value="112.263" calcext:value-type="float">
            <text:p>1.12E+02</text:p>
          </table:table-cell>
          <table:table-cell office:value-type="float" office:value="227.593" calcext:value-type="float">
            <text:p>2.28E+02</text:p>
          </table:table-cell>
          <table:table-cell table:formula="of:=[.C1955]+0.2" office:value-type="float" office:value="390.799999999986" calcext:value-type="float">
            <text:p>390.799999999986</text:p>
          </table:table-cell>
        </table:table-row>
        <table:table-row table:style-name="ro1">
          <table:table-cell office:value-type="float" office:value="112.249" calcext:value-type="float">
            <text:p>1.12E+02</text:p>
          </table:table-cell>
          <table:table-cell office:value-type="float" office:value="227.561" calcext:value-type="float">
            <text:p>2.28E+02</text:p>
          </table:table-cell>
          <table:table-cell table:formula="of:=[.C1956]+0.2" office:value-type="float" office:value="390.999999999986" calcext:value-type="float">
            <text:p>390.999999999986</text:p>
          </table:table-cell>
        </table:table-row>
        <table:table-row table:style-name="ro1">
          <table:table-cell office:value-type="float" office:value="112.234" calcext:value-type="float">
            <text:p>1.12E+02</text:p>
          </table:table-cell>
          <table:table-cell office:value-type="float" office:value="227.527" calcext:value-type="float">
            <text:p>2.28E+02</text:p>
          </table:table-cell>
          <table:table-cell table:formula="of:=[.C1957]+0.2" office:value-type="float" office:value="391.199999999986" calcext:value-type="float">
            <text:p>391.199999999986</text:p>
          </table:table-cell>
        </table:table-row>
        <table:table-row table:style-name="ro1">
          <table:table-cell office:value-type="float" office:value="112.219" calcext:value-type="float">
            <text:p>1.12E+02</text:p>
          </table:table-cell>
          <table:table-cell office:value-type="float" office:value="227.494" calcext:value-type="float">
            <text:p>2.27E+02</text:p>
          </table:table-cell>
          <table:table-cell table:formula="of:=[.C1958]+0.2" office:value-type="float" office:value="391.399999999986" calcext:value-type="float">
            <text:p>391.399999999986</text:p>
          </table:table-cell>
        </table:table-row>
        <table:table-row table:style-name="ro1">
          <table:table-cell office:value-type="float" office:value="112.205" calcext:value-type="float">
            <text:p>1.12E+02</text:p>
          </table:table-cell>
          <table:table-cell office:value-type="float" office:value="227.461" calcext:value-type="float">
            <text:p>2.27E+02</text:p>
          </table:table-cell>
          <table:table-cell table:formula="of:=[.C1959]+0.2" office:value-type="float" office:value="391.599999999986" calcext:value-type="float">
            <text:p>391.599999999986</text:p>
          </table:table-cell>
        </table:table-row>
        <table:table-row table:style-name="ro1">
          <table:table-cell office:value-type="float" office:value="112.19" calcext:value-type="float">
            <text:p>1.12E+02</text:p>
          </table:table-cell>
          <table:table-cell office:value-type="float" office:value="227.428" calcext:value-type="float">
            <text:p>2.27E+02</text:p>
          </table:table-cell>
          <table:table-cell table:formula="of:=[.C1960]+0.2" office:value-type="float" office:value="391.799999999986" calcext:value-type="float">
            <text:p>391.799999999986</text:p>
          </table:table-cell>
        </table:table-row>
        <table:table-row table:style-name="ro1">
          <table:table-cell office:value-type="float" office:value="112.175" calcext:value-type="float">
            <text:p>1.12E+02</text:p>
          </table:table-cell>
          <table:table-cell office:value-type="float" office:value="227.395" calcext:value-type="float">
            <text:p>2.27E+02</text:p>
          </table:table-cell>
          <table:table-cell table:formula="of:=[.C1961]+0.2" office:value-type="float" office:value="391.999999999986" calcext:value-type="float">
            <text:p>391.999999999986</text:p>
          </table:table-cell>
        </table:table-row>
        <table:table-row table:style-name="ro1">
          <table:table-cell office:value-type="float" office:value="112.16" calcext:value-type="float">
            <text:p>1.12E+02</text:p>
          </table:table-cell>
          <table:table-cell office:value-type="float" office:value="227.362" calcext:value-type="float">
            <text:p>2.27E+02</text:p>
          </table:table-cell>
          <table:table-cell table:formula="of:=[.C1962]+0.2" office:value-type="float" office:value="392.199999999986" calcext:value-type="float">
            <text:p>392.199999999986</text:p>
          </table:table-cell>
        </table:table-row>
        <table:table-row table:style-name="ro1">
          <table:table-cell office:value-type="float" office:value="112.145" calcext:value-type="float">
            <text:p>1.12E+02</text:p>
          </table:table-cell>
          <table:table-cell office:value-type="float" office:value="227.328" calcext:value-type="float">
            <text:p>2.27E+02</text:p>
          </table:table-cell>
          <table:table-cell table:formula="of:=[.C1963]+0.2" office:value-type="float" office:value="392.399999999986" calcext:value-type="float">
            <text:p>392.399999999986</text:p>
          </table:table-cell>
        </table:table-row>
        <table:table-row table:style-name="ro1">
          <table:table-cell office:value-type="float" office:value="112.131" calcext:value-type="float">
            <text:p>1.12E+02</text:p>
          </table:table-cell>
          <table:table-cell office:value-type="float" office:value="227.295" calcext:value-type="float">
            <text:p>2.27E+02</text:p>
          </table:table-cell>
          <table:table-cell table:formula="of:=[.C1964]+0.2" office:value-type="float" office:value="392.599999999986" calcext:value-type="float">
            <text:p>392.599999999986</text:p>
          </table:table-cell>
        </table:table-row>
        <table:table-row table:style-name="ro1">
          <table:table-cell office:value-type="float" office:value="112.116" calcext:value-type="float">
            <text:p>1.12E+02</text:p>
          </table:table-cell>
          <table:table-cell office:value-type="float" office:value="227.261" calcext:value-type="float">
            <text:p>2.27E+02</text:p>
          </table:table-cell>
          <table:table-cell table:formula="of:=[.C1965]+0.2" office:value-type="float" office:value="392.799999999986" calcext:value-type="float">
            <text:p>392.799999999986</text:p>
          </table:table-cell>
        </table:table-row>
        <table:table-row table:style-name="ro1">
          <table:table-cell office:value-type="float" office:value="112.101" calcext:value-type="float">
            <text:p>1.12E+02</text:p>
          </table:table-cell>
          <table:table-cell office:value-type="float" office:value="227.228" calcext:value-type="float">
            <text:p>2.27E+02</text:p>
          </table:table-cell>
          <table:table-cell table:formula="of:=[.C1966]+0.2" office:value-type="float" office:value="392.999999999986" calcext:value-type="float">
            <text:p>392.999999999986</text:p>
          </table:table-cell>
        </table:table-row>
        <table:table-row table:style-name="ro1">
          <table:table-cell office:value-type="float" office:value="112.086" calcext:value-type="float">
            <text:p>1.12E+02</text:p>
          </table:table-cell>
          <table:table-cell office:value-type="float" office:value="227.194" calcext:value-type="float">
            <text:p>2.27E+02</text:p>
          </table:table-cell>
          <table:table-cell table:formula="of:=[.C1967]+0.2" office:value-type="float" office:value="393.199999999986" calcext:value-type="float">
            <text:p>393.199999999986</text:p>
          </table:table-cell>
        </table:table-row>
        <table:table-row table:style-name="ro1">
          <table:table-cell office:value-type="float" office:value="112.071" calcext:value-type="float">
            <text:p>1.12E+02</text:p>
          </table:table-cell>
          <table:table-cell office:value-type="float" office:value="227.161" calcext:value-type="float">
            <text:p>2.27E+02</text:p>
          </table:table-cell>
          <table:table-cell table:formula="of:=[.C1968]+0.2" office:value-type="float" office:value="393.399999999986" calcext:value-type="float">
            <text:p>393.399999999986</text:p>
          </table:table-cell>
        </table:table-row>
        <table:table-row table:style-name="ro1">
          <table:table-cell office:value-type="float" office:value="112.056" calcext:value-type="float">
            <text:p>1.12E+02</text:p>
          </table:table-cell>
          <table:table-cell office:value-type="float" office:value="227.127" calcext:value-type="float">
            <text:p>2.27E+02</text:p>
          </table:table-cell>
          <table:table-cell table:formula="of:=[.C1969]+0.2" office:value-type="float" office:value="393.599999999986" calcext:value-type="float">
            <text:p>393.599999999986</text:p>
          </table:table-cell>
        </table:table-row>
        <table:table-row table:style-name="ro1">
          <table:table-cell office:value-type="float" office:value="112.041" calcext:value-type="float">
            <text:p>1.12E+02</text:p>
          </table:table-cell>
          <table:table-cell office:value-type="float" office:value="227.093" calcext:value-type="float">
            <text:p>2.27E+02</text:p>
          </table:table-cell>
          <table:table-cell table:formula="of:=[.C1970]+0.2" office:value-type="float" office:value="393.799999999986" calcext:value-type="float">
            <text:p>393.799999999986</text:p>
          </table:table-cell>
        </table:table-row>
        <table:table-row table:style-name="ro1">
          <table:table-cell office:value-type="float" office:value="112.026" calcext:value-type="float">
            <text:p>1.12E+02</text:p>
          </table:table-cell>
          <table:table-cell office:value-type="float" office:value="227.059" calcext:value-type="float">
            <text:p>2.27E+02</text:p>
          </table:table-cell>
          <table:table-cell table:formula="of:=[.C1971]+0.2" office:value-type="float" office:value="393.999999999986" calcext:value-type="float">
            <text:p>393.999999999986</text:p>
          </table:table-cell>
        </table:table-row>
        <table:table-row table:style-name="ro1">
          <table:table-cell office:value-type="float" office:value="112.011" calcext:value-type="float">
            <text:p>1.12E+02</text:p>
          </table:table-cell>
          <table:table-cell office:value-type="float" office:value="227.025" calcext:value-type="float">
            <text:p>2.27E+02</text:p>
          </table:table-cell>
          <table:table-cell table:formula="of:=[.C1972]+0.2" office:value-type="float" office:value="394.199999999986" calcext:value-type="float">
            <text:p>394.199999999986</text:p>
          </table:table-cell>
        </table:table-row>
        <table:table-row table:style-name="ro1">
          <table:table-cell office:value-type="float" office:value="111.996" calcext:value-type="float">
            <text:p>1.12E+02</text:p>
          </table:table-cell>
          <table:table-cell office:value-type="float" office:value="226.991" calcext:value-type="float">
            <text:p>2.27E+02</text:p>
          </table:table-cell>
          <table:table-cell table:formula="of:=[.C1973]+0.2" office:value-type="float" office:value="394.399999999986" calcext:value-type="float">
            <text:p>394.399999999986</text:p>
          </table:table-cell>
        </table:table-row>
        <table:table-row table:style-name="ro1">
          <table:table-cell office:value-type="float" office:value="111.981" calcext:value-type="float">
            <text:p>1.12E+02</text:p>
          </table:table-cell>
          <table:table-cell office:value-type="float" office:value="226.957" calcext:value-type="float">
            <text:p>2.27E+02</text:p>
          </table:table-cell>
          <table:table-cell table:formula="of:=[.C1974]+0.2" office:value-type="float" office:value="394.599999999986" calcext:value-type="float">
            <text:p>394.599999999986</text:p>
          </table:table-cell>
        </table:table-row>
        <table:table-row table:style-name="ro1">
          <table:table-cell office:value-type="float" office:value="111.965" calcext:value-type="float">
            <text:p>1.12E+02</text:p>
          </table:table-cell>
          <table:table-cell office:value-type="float" office:value="226.923" calcext:value-type="float">
            <text:p>2.27E+02</text:p>
          </table:table-cell>
          <table:table-cell table:formula="of:=[.C1975]+0.2" office:value-type="float" office:value="394.799999999986" calcext:value-type="float">
            <text:p>394.799999999986</text:p>
          </table:table-cell>
        </table:table-row>
        <table:table-row table:style-name="ro1">
          <table:table-cell office:value-type="float" office:value="111.95" calcext:value-type="float">
            <text:p>1.12E+02</text:p>
          </table:table-cell>
          <table:table-cell office:value-type="float" office:value="226.889" calcext:value-type="float">
            <text:p>2.27E+02</text:p>
          </table:table-cell>
          <table:table-cell table:formula="of:=[.C1976]+0.2" office:value-type="float" office:value="394.999999999986" calcext:value-type="float">
            <text:p>394.999999999986</text:p>
          </table:table-cell>
        </table:table-row>
        <table:table-row table:style-name="ro1">
          <table:table-cell office:value-type="float" office:value="111.935" calcext:value-type="float">
            <text:p>1.12E+02</text:p>
          </table:table-cell>
          <table:table-cell office:value-type="float" office:value="226.855" calcext:value-type="float">
            <text:p>2.27E+02</text:p>
          </table:table-cell>
          <table:table-cell table:formula="of:=[.C1977]+0.2" office:value-type="float" office:value="395.199999999986" calcext:value-type="float">
            <text:p>395.199999999986</text:p>
          </table:table-cell>
        </table:table-row>
        <table:table-row table:style-name="ro1">
          <table:table-cell office:value-type="float" office:value="111.92" calcext:value-type="float">
            <text:p>1.12E+02</text:p>
          </table:table-cell>
          <table:table-cell office:value-type="float" office:value="226.821" calcext:value-type="float">
            <text:p>2.27E+02</text:p>
          </table:table-cell>
          <table:table-cell table:formula="of:=[.C1978]+0.2" office:value-type="float" office:value="395.399999999986" calcext:value-type="float">
            <text:p>395.399999999986</text:p>
          </table:table-cell>
        </table:table-row>
        <table:table-row table:style-name="ro1">
          <table:table-cell office:value-type="float" office:value="111.905" calcext:value-type="float">
            <text:p>1.12E+02</text:p>
          </table:table-cell>
          <table:table-cell office:value-type="float" office:value="226.787" calcext:value-type="float">
            <text:p>2.27E+02</text:p>
          </table:table-cell>
          <table:table-cell table:formula="of:=[.C1979]+0.2" office:value-type="float" office:value="395.599999999986" calcext:value-type="float">
            <text:p>395.599999999986</text:p>
          </table:table-cell>
        </table:table-row>
        <table:table-row table:style-name="ro1">
          <table:table-cell office:value-type="float" office:value="111.889" calcext:value-type="float">
            <text:p>1.12E+02</text:p>
          </table:table-cell>
          <table:table-cell office:value-type="float" office:value="226.752" calcext:value-type="float">
            <text:p>2.27E+02</text:p>
          </table:table-cell>
          <table:table-cell table:formula="of:=[.C1980]+0.2" office:value-type="float" office:value="395.799999999986" calcext:value-type="float">
            <text:p>395.799999999986</text:p>
          </table:table-cell>
        </table:table-row>
        <table:table-row table:style-name="ro1">
          <table:table-cell office:value-type="float" office:value="111.874" calcext:value-type="float">
            <text:p>1.12E+02</text:p>
          </table:table-cell>
          <table:table-cell office:value-type="float" office:value="226.718" calcext:value-type="float">
            <text:p>2.27E+02</text:p>
          </table:table-cell>
          <table:table-cell table:formula="of:=[.C1981]+0.2" office:value-type="float" office:value="395.999999999986" calcext:value-type="float">
            <text:p>395.999999999986</text:p>
          </table:table-cell>
        </table:table-row>
        <table:table-row table:style-name="ro1">
          <table:table-cell office:value-type="float" office:value="111.859" calcext:value-type="float">
            <text:p>1.12E+02</text:p>
          </table:table-cell>
          <table:table-cell office:value-type="float" office:value="226.683" calcext:value-type="float">
            <text:p>2.27E+02</text:p>
          </table:table-cell>
          <table:table-cell table:formula="of:=[.C1982]+0.2" office:value-type="float" office:value="396.199999999986" calcext:value-type="float">
            <text:p>396.199999999986</text:p>
          </table:table-cell>
        </table:table-row>
        <table:table-row table:style-name="ro1">
          <table:table-cell office:value-type="float" office:value="111.844" calcext:value-type="float">
            <text:p>1.12E+02</text:p>
          </table:table-cell>
          <table:table-cell office:value-type="float" office:value="226.649" calcext:value-type="float">
            <text:p>2.27E+02</text:p>
          </table:table-cell>
          <table:table-cell table:formula="of:=[.C1983]+0.2" office:value-type="float" office:value="396.399999999986" calcext:value-type="float">
            <text:p>396.399999999986</text:p>
          </table:table-cell>
        </table:table-row>
        <table:table-row table:style-name="ro1">
          <table:table-cell office:value-type="float" office:value="111.828" calcext:value-type="float">
            <text:p>1.12E+02</text:p>
          </table:table-cell>
          <table:table-cell office:value-type="float" office:value="226.614" calcext:value-type="float">
            <text:p>2.27E+02</text:p>
          </table:table-cell>
          <table:table-cell table:formula="of:=[.C1984]+0.2" office:value-type="float" office:value="396.599999999986" calcext:value-type="float">
            <text:p>396.599999999986</text:p>
          </table:table-cell>
        </table:table-row>
        <table:table-row table:style-name="ro1">
          <table:table-cell office:value-type="float" office:value="111.813" calcext:value-type="float">
            <text:p>1.12E+02</text:p>
          </table:table-cell>
          <table:table-cell office:value-type="float" office:value="226.58" calcext:value-type="float">
            <text:p>2.27E+02</text:p>
          </table:table-cell>
          <table:table-cell table:formula="of:=[.C1985]+0.2" office:value-type="float" office:value="396.799999999986" calcext:value-type="float">
            <text:p>396.799999999986</text:p>
          </table:table-cell>
        </table:table-row>
        <table:table-row table:style-name="ro1">
          <table:table-cell office:value-type="float" office:value="111.797" calcext:value-type="float">
            <text:p>1.12E+02</text:p>
          </table:table-cell>
          <table:table-cell office:value-type="float" office:value="226.545" calcext:value-type="float">
            <text:p>2.27E+02</text:p>
          </table:table-cell>
          <table:table-cell table:formula="of:=[.C1986]+0.2" office:value-type="float" office:value="396.999999999986" calcext:value-type="float">
            <text:p>396.999999999986</text:p>
          </table:table-cell>
        </table:table-row>
        <table:table-row table:style-name="ro1">
          <table:table-cell office:value-type="float" office:value="111.782" calcext:value-type="float">
            <text:p>1.12E+02</text:p>
          </table:table-cell>
          <table:table-cell office:value-type="float" office:value="226.511" calcext:value-type="float">
            <text:p>2.27E+02</text:p>
          </table:table-cell>
          <table:table-cell table:formula="of:=[.C1987]+0.2" office:value-type="float" office:value="397.199999999986" calcext:value-type="float">
            <text:p>397.199999999986</text:p>
          </table:table-cell>
        </table:table-row>
        <table:table-row table:style-name="ro1">
          <table:table-cell office:value-type="float" office:value="111.767" calcext:value-type="float">
            <text:p>1.12E+02</text:p>
          </table:table-cell>
          <table:table-cell office:value-type="float" office:value="226.476" calcext:value-type="float">
            <text:p>2.26E+02</text:p>
          </table:table-cell>
          <table:table-cell table:formula="of:=[.C1988]+0.2" office:value-type="float" office:value="397.399999999986" calcext:value-type="float">
            <text:p>397.399999999986</text:p>
          </table:table-cell>
        </table:table-row>
        <table:table-row table:style-name="ro1">
          <table:table-cell office:value-type="float" office:value="111.751" calcext:value-type="float">
            <text:p>1.12E+02</text:p>
          </table:table-cell>
          <table:table-cell office:value-type="float" office:value="226.441" calcext:value-type="float">
            <text:p>2.26E+02</text:p>
          </table:table-cell>
          <table:table-cell table:formula="of:=[.C1989]+0.2" office:value-type="float" office:value="397.599999999986" calcext:value-type="float">
            <text:p>397.599999999986</text:p>
          </table:table-cell>
        </table:table-row>
        <table:table-row table:style-name="ro1">
          <table:table-cell office:value-type="float" office:value="111.736" calcext:value-type="float">
            <text:p>1.12E+02</text:p>
          </table:table-cell>
          <table:table-cell office:value-type="float" office:value="226.406" calcext:value-type="float">
            <text:p>2.26E+02</text:p>
          </table:table-cell>
          <table:table-cell table:formula="of:=[.C1990]+0.2" office:value-type="float" office:value="397.799999999986" calcext:value-type="float">
            <text:p>397.799999999986</text:p>
          </table:table-cell>
        </table:table-row>
        <table:table-row table:style-name="ro1">
          <table:table-cell office:value-type="float" office:value="111.72" calcext:value-type="float">
            <text:p>1.12E+02</text:p>
          </table:table-cell>
          <table:table-cell office:value-type="float" office:value="226.371" calcext:value-type="float">
            <text:p>2.26E+02</text:p>
          </table:table-cell>
          <table:table-cell table:formula="of:=[.C1991]+0.2" office:value-type="float" office:value="397.999999999986" calcext:value-type="float">
            <text:p>397.999999999986</text:p>
          </table:table-cell>
        </table:table-row>
        <table:table-row table:style-name="ro1">
          <table:table-cell office:value-type="float" office:value="111.705" calcext:value-type="float">
            <text:p>1.12E+02</text:p>
          </table:table-cell>
          <table:table-cell office:value-type="float" office:value="226.336" calcext:value-type="float">
            <text:p>2.26E+02</text:p>
          </table:table-cell>
          <table:table-cell table:formula="of:=[.C1992]+0.2" office:value-type="float" office:value="398.199999999986" calcext:value-type="float">
            <text:p>398.199999999986</text:p>
          </table:table-cell>
        </table:table-row>
        <table:table-row table:style-name="ro1">
          <table:table-cell office:value-type="float" office:value="111.689" calcext:value-type="float">
            <text:p>1.12E+02</text:p>
          </table:table-cell>
          <table:table-cell office:value-type="float" office:value="226.301" calcext:value-type="float">
            <text:p>2.26E+02</text:p>
          </table:table-cell>
          <table:table-cell table:formula="of:=[.C1993]+0.2" office:value-type="float" office:value="398.399999999986" calcext:value-type="float">
            <text:p>398.399999999986</text:p>
          </table:table-cell>
        </table:table-row>
        <table:table-row table:style-name="ro1">
          <table:table-cell office:value-type="float" office:value="111.673" calcext:value-type="float">
            <text:p>1.12E+02</text:p>
          </table:table-cell>
          <table:table-cell office:value-type="float" office:value="226.266" calcext:value-type="float">
            <text:p>2.26E+02</text:p>
          </table:table-cell>
          <table:table-cell table:formula="of:=[.C1994]+0.2" office:value-type="float" office:value="398.599999999986" calcext:value-type="float">
            <text:p>398.599999999986</text:p>
          </table:table-cell>
        </table:table-row>
        <table:table-row table:style-name="ro1">
          <table:table-cell office:value-type="float" office:value="111.658" calcext:value-type="float">
            <text:p>1.12E+02</text:p>
          </table:table-cell>
          <table:table-cell office:value-type="float" office:value="226.231" calcext:value-type="float">
            <text:p>2.26E+02</text:p>
          </table:table-cell>
          <table:table-cell table:formula="of:=[.C1995]+0.2" office:value-type="float" office:value="398.799999999986" calcext:value-type="float">
            <text:p>398.799999999986</text:p>
          </table:table-cell>
        </table:table-row>
        <table:table-row table:style-name="ro1">
          <table:table-cell office:value-type="float" office:value="111.642" calcext:value-type="float">
            <text:p>1.12E+02</text:p>
          </table:table-cell>
          <table:table-cell office:value-type="float" office:value="226.196" calcext:value-type="float">
            <text:p>2.26E+02</text:p>
          </table:table-cell>
          <table:table-cell table:formula="of:=[.C1996]+0.2" office:value-type="float" office:value="398.999999999986" calcext:value-type="float">
            <text:p>398.999999999986</text:p>
          </table:table-cell>
        </table:table-row>
        <table:table-row table:style-name="ro1">
          <table:table-cell office:value-type="float" office:value="111.627" calcext:value-type="float">
            <text:p>1.12E+02</text:p>
          </table:table-cell>
          <table:table-cell office:value-type="float" office:value="226.161" calcext:value-type="float">
            <text:p>2.26E+02</text:p>
          </table:table-cell>
          <table:table-cell table:formula="of:=[.C1997]+0.2" office:value-type="float" office:value="399.199999999986" calcext:value-type="float">
            <text:p>399.199999999986</text:p>
          </table:table-cell>
        </table:table-row>
        <table:table-row table:style-name="ro1">
          <table:table-cell office:value-type="float" office:value="111.611" calcext:value-type="float">
            <text:p>1.12E+02</text:p>
          </table:table-cell>
          <table:table-cell office:value-type="float" office:value="226.125" calcext:value-type="float">
            <text:p>2.26E+02</text:p>
          </table:table-cell>
          <table:table-cell table:formula="of:=[.C1998]+0.2" office:value-type="float" office:value="399.399999999986" calcext:value-type="float">
            <text:p>399.399999999986</text:p>
          </table:table-cell>
        </table:table-row>
        <table:table-row table:style-name="ro1">
          <table:table-cell office:value-type="float" office:value="111.595" calcext:value-type="float">
            <text:p>1.12E+02</text:p>
          </table:table-cell>
          <table:table-cell office:value-type="float" office:value="226.09" calcext:value-type="float">
            <text:p>2.26E+02</text:p>
          </table:table-cell>
          <table:table-cell table:formula="of:=[.C1999]+0.2" office:value-type="float" office:value="399.599999999986" calcext:value-type="float">
            <text:p>399.599999999986</text:p>
          </table:table-cell>
        </table:table-row>
        <table:table-row table:style-name="ro1">
          <table:table-cell office:value-type="float" office:value="111.579" calcext:value-type="float">
            <text:p>1.12E+02</text:p>
          </table:table-cell>
          <table:table-cell office:value-type="float" office:value="226.055" calcext:value-type="float">
            <text:p>2.26E+02</text:p>
          </table:table-cell>
          <table:table-cell table:formula="of:=[.C2000]+0.2" office:value-type="float" office:value="399.799999999986" calcext:value-type="float">
            <text:p>399.799999999986</text:p>
          </table:table-cell>
        </table:table-row>
        <table:table-row table:style-name="ro1">
          <table:table-cell office:value-type="float" office:value="111.564" calcext:value-type="float">
            <text:p>1.12E+02</text:p>
          </table:table-cell>
          <table:table-cell office:value-type="float" office:value="226.019" calcext:value-type="float">
            <text:p>2.26E+02</text:p>
          </table:table-cell>
          <table:table-cell table:formula="of:=[.C2001]+0.2" office:value-type="float" office:value="399.999999999986" calcext:value-type="float">
            <text:p>399.999999999986</text:p>
          </table:table-cell>
        </table:table-row>
        <table:table-row table:style-name="ro1">
          <table:table-cell office:value-type="float" office:value="111.548" calcext:value-type="float">
            <text:p>1.12E+02</text:p>
          </table:table-cell>
          <table:table-cell office:value-type="float" office:value="225.984" calcext:value-type="float">
            <text:p>2.26E+02</text:p>
          </table:table-cell>
          <table:table-cell table:formula="of:=[.C2002]+0.2" office:value-type="float" office:value="400.199999999986" calcext:value-type="float">
            <text:p>400.199999999986</text:p>
          </table:table-cell>
        </table:table-row>
        <table:table-row table:style-name="ro1">
          <table:table-cell office:value-type="float" office:value="111.532" calcext:value-type="float">
            <text:p>1.12E+02</text:p>
          </table:table-cell>
          <table:table-cell office:value-type="float" office:value="225.948" calcext:value-type="float">
            <text:p>2.26E+02</text:p>
          </table:table-cell>
          <table:table-cell table:formula="of:=[.C2003]+0.2" office:value-type="float" office:value="400.399999999986" calcext:value-type="float">
            <text:p>400.399999999986</text:p>
          </table:table-cell>
        </table:table-row>
        <table:table-row table:style-name="ro1">
          <table:table-cell office:value-type="float" office:value="111.516" calcext:value-type="float">
            <text:p>1.12E+02</text:p>
          </table:table-cell>
          <table:table-cell office:value-type="float" office:value="225.913" calcext:value-type="float">
            <text:p>2.26E+02</text:p>
          </table:table-cell>
          <table:table-cell table:formula="of:=[.C2004]+0.2" office:value-type="float" office:value="400.599999999986" calcext:value-type="float">
            <text:p>400.599999999986</text:p>
          </table:table-cell>
        </table:table-row>
        <table:table-row table:style-name="ro1">
          <table:table-cell office:value-type="float" office:value="111.501" calcext:value-type="float">
            <text:p>1.12E+02</text:p>
          </table:table-cell>
          <table:table-cell office:value-type="float" office:value="225.877" calcext:value-type="float">
            <text:p>2.26E+02</text:p>
          </table:table-cell>
          <table:table-cell table:formula="of:=[.C2005]+0.2" office:value-type="float" office:value="400.799999999986" calcext:value-type="float">
            <text:p>400.799999999986</text:p>
          </table:table-cell>
        </table:table-row>
        <table:table-row table:style-name="ro1">
          <table:table-cell office:value-type="float" office:value="111.485" calcext:value-type="float">
            <text:p>1.11E+02</text:p>
          </table:table-cell>
          <table:table-cell office:value-type="float" office:value="225.842" calcext:value-type="float">
            <text:p>2.26E+02</text:p>
          </table:table-cell>
          <table:table-cell table:formula="of:=[.C2006]+0.2" office:value-type="float" office:value="400.999999999986" calcext:value-type="float">
            <text:p>400.999999999986</text:p>
          </table:table-cell>
        </table:table-row>
        <table:table-row table:style-name="ro1">
          <table:table-cell office:value-type="float" office:value="111.469" calcext:value-type="float">
            <text:p>1.11E+02</text:p>
          </table:table-cell>
          <table:table-cell office:value-type="float" office:value="225.806" calcext:value-type="float">
            <text:p>2.26E+02</text:p>
          </table:table-cell>
          <table:table-cell table:formula="of:=[.C2007]+0.2" office:value-type="float" office:value="401.199999999986" calcext:value-type="float">
            <text:p>401.199999999986</text:p>
          </table:table-cell>
        </table:table-row>
        <table:table-row table:style-name="ro1">
          <table:table-cell office:value-type="float" office:value="111.453" calcext:value-type="float">
            <text:p>1.11E+02</text:p>
          </table:table-cell>
          <table:table-cell office:value-type="float" office:value="225.77" calcext:value-type="float">
            <text:p>2.26E+02</text:p>
          </table:table-cell>
          <table:table-cell table:formula="of:=[.C2008]+0.2" office:value-type="float" office:value="401.399999999986" calcext:value-type="float">
            <text:p>401.399999999986</text:p>
          </table:table-cell>
        </table:table-row>
        <table:table-row table:style-name="ro1">
          <table:table-cell office:value-type="float" office:value="111.437" calcext:value-type="float">
            <text:p>1.11E+02</text:p>
          </table:table-cell>
          <table:table-cell office:value-type="float" office:value="225.734" calcext:value-type="float">
            <text:p>2.26E+02</text:p>
          </table:table-cell>
          <table:table-cell table:formula="of:=[.C2009]+0.2" office:value-type="float" office:value="401.599999999986" calcext:value-type="float">
            <text:p>401.599999999986</text:p>
          </table:table-cell>
        </table:table-row>
        <table:table-row table:style-name="ro1">
          <table:table-cell office:value-type="float" office:value="111.421" calcext:value-type="float">
            <text:p>1.11E+02</text:p>
          </table:table-cell>
          <table:table-cell office:value-type="float" office:value="225.699" calcext:value-type="float">
            <text:p>2.26E+02</text:p>
          </table:table-cell>
          <table:table-cell table:formula="of:=[.C2010]+0.2" office:value-type="float" office:value="401.799999999986" calcext:value-type="float">
            <text:p>401.799999999986</text:p>
          </table:table-cell>
        </table:table-row>
        <table:table-row table:style-name="ro1">
          <table:table-cell office:value-type="float" office:value="111.405" calcext:value-type="float">
            <text:p>1.11E+02</text:p>
          </table:table-cell>
          <table:table-cell office:value-type="float" office:value="225.663" calcext:value-type="float">
            <text:p>2.26E+02</text:p>
          </table:table-cell>
          <table:table-cell table:formula="of:=[.C2011]+0.2" office:value-type="float" office:value="401.999999999986" calcext:value-type="float">
            <text:p>401.999999999986</text:p>
          </table:table-cell>
        </table:table-row>
        <table:table-row table:style-name="ro1">
          <table:table-cell office:value-type="float" office:value="111.389" calcext:value-type="float">
            <text:p>1.11E+02</text:p>
          </table:table-cell>
          <table:table-cell office:value-type="float" office:value="225.627" calcext:value-type="float">
            <text:p>2.26E+02</text:p>
          </table:table-cell>
          <table:table-cell table:formula="of:=[.C2012]+0.2" office:value-type="float" office:value="402.199999999986" calcext:value-type="float">
            <text:p>402.199999999986</text:p>
          </table:table-cell>
        </table:table-row>
        <table:table-row table:style-name="ro1">
          <table:table-cell office:value-type="float" office:value="111.373" calcext:value-type="float">
            <text:p>1.11E+02</text:p>
          </table:table-cell>
          <table:table-cell office:value-type="float" office:value="225.591" calcext:value-type="float">
            <text:p>2.26E+02</text:p>
          </table:table-cell>
          <table:table-cell table:formula="of:=[.C2013]+0.2" office:value-type="float" office:value="402.399999999986" calcext:value-type="float">
            <text:p>402.399999999986</text:p>
          </table:table-cell>
        </table:table-row>
        <table:table-row table:style-name="ro1">
          <table:table-cell office:value-type="float" office:value="111.357" calcext:value-type="float">
            <text:p>1.11E+02</text:p>
          </table:table-cell>
          <table:table-cell office:value-type="float" office:value="225.555" calcext:value-type="float">
            <text:p>2.26E+02</text:p>
          </table:table-cell>
          <table:table-cell table:formula="of:=[.C2014]+0.2" office:value-type="float" office:value="402.599999999986" calcext:value-type="float">
            <text:p>402.599999999986</text:p>
          </table:table-cell>
        </table:table-row>
        <table:table-row table:style-name="ro1">
          <table:table-cell office:value-type="float" office:value="111.341" calcext:value-type="float">
            <text:p>1.11E+02</text:p>
          </table:table-cell>
          <table:table-cell office:value-type="float" office:value="225.519" calcext:value-type="float">
            <text:p>2.26E+02</text:p>
          </table:table-cell>
          <table:table-cell table:formula="of:=[.C2015]+0.2" office:value-type="float" office:value="402.799999999986" calcext:value-type="float">
            <text:p>402.799999999986</text:p>
          </table:table-cell>
        </table:table-row>
        <table:table-row table:style-name="ro1">
          <table:table-cell office:value-type="float" office:value="111.325" calcext:value-type="float">
            <text:p>1.11E+02</text:p>
          </table:table-cell>
          <table:table-cell office:value-type="float" office:value="225.483" calcext:value-type="float">
            <text:p>2.25E+02</text:p>
          </table:table-cell>
          <table:table-cell table:formula="of:=[.C2016]+0.2" office:value-type="float" office:value="402.999999999986" calcext:value-type="float">
            <text:p>402.999999999986</text:p>
          </table:table-cell>
        </table:table-row>
        <table:table-row table:style-name="ro1">
          <table:table-cell office:value-type="float" office:value="111.309" calcext:value-type="float">
            <text:p>1.11E+02</text:p>
          </table:table-cell>
          <table:table-cell office:value-type="float" office:value="225.446" calcext:value-type="float">
            <text:p>2.25E+02</text:p>
          </table:table-cell>
          <table:table-cell table:formula="of:=[.C2017]+0.2" office:value-type="float" office:value="403.199999999986" calcext:value-type="float">
            <text:p>403.199999999986</text:p>
          </table:table-cell>
        </table:table-row>
        <table:table-row table:style-name="ro1">
          <table:table-cell office:value-type="float" office:value="111.293" calcext:value-type="float">
            <text:p>1.11E+02</text:p>
          </table:table-cell>
          <table:table-cell office:value-type="float" office:value="225.41" calcext:value-type="float">
            <text:p>2.25E+02</text:p>
          </table:table-cell>
          <table:table-cell table:formula="of:=[.C2018]+0.2" office:value-type="float" office:value="403.399999999986" calcext:value-type="float">
            <text:p>403.399999999986</text:p>
          </table:table-cell>
        </table:table-row>
        <table:table-row table:style-name="ro1">
          <table:table-cell office:value-type="float" office:value="111.277" calcext:value-type="float">
            <text:p>1.11E+02</text:p>
          </table:table-cell>
          <table:table-cell office:value-type="float" office:value="225.374" calcext:value-type="float">
            <text:p>2.25E+02</text:p>
          </table:table-cell>
          <table:table-cell table:formula="of:=[.C2019]+0.2" office:value-type="float" office:value="403.599999999986" calcext:value-type="float">
            <text:p>403.599999999986</text:p>
          </table:table-cell>
        </table:table-row>
        <table:table-row table:style-name="ro1">
          <table:table-cell office:value-type="float" office:value="111.261" calcext:value-type="float">
            <text:p>1.11E+02</text:p>
          </table:table-cell>
          <table:table-cell office:value-type="float" office:value="225.338" calcext:value-type="float">
            <text:p>2.25E+02</text:p>
          </table:table-cell>
          <table:table-cell table:formula="of:=[.C2020]+0.2" office:value-type="float" office:value="403.799999999986" calcext:value-type="float">
            <text:p>403.799999999986</text:p>
          </table:table-cell>
        </table:table-row>
        <table:table-row table:style-name="ro1">
          <table:table-cell office:value-type="float" office:value="111.245" calcext:value-type="float">
            <text:p>1.11E+02</text:p>
          </table:table-cell>
          <table:table-cell office:value-type="float" office:value="225.301" calcext:value-type="float">
            <text:p>2.25E+02</text:p>
          </table:table-cell>
          <table:table-cell table:formula="of:=[.C2021]+0.2" office:value-type="float" office:value="403.999999999986" calcext:value-type="float">
            <text:p>403.999999999986</text:p>
          </table:table-cell>
        </table:table-row>
        <table:table-row table:style-name="ro1">
          <table:table-cell office:value-type="float" office:value="111.228" calcext:value-type="float">
            <text:p>1.11E+02</text:p>
          </table:table-cell>
          <table:table-cell office:value-type="float" office:value="225.265" calcext:value-type="float">
            <text:p>2.25E+02</text:p>
          </table:table-cell>
          <table:table-cell table:formula="of:=[.C2022]+0.2" office:value-type="float" office:value="404.199999999986" calcext:value-type="float">
            <text:p>404.199999999986</text:p>
          </table:table-cell>
        </table:table-row>
        <table:table-row table:style-name="ro1">
          <table:table-cell office:value-type="float" office:value="111.212" calcext:value-type="float">
            <text:p>1.11E+02</text:p>
          </table:table-cell>
          <table:table-cell office:value-type="float" office:value="225.229" calcext:value-type="float">
            <text:p>2.25E+02</text:p>
          </table:table-cell>
          <table:table-cell table:formula="of:=[.C2023]+0.2" office:value-type="float" office:value="404.399999999986" calcext:value-type="float">
            <text:p>404.399999999986</text:p>
          </table:table-cell>
        </table:table-row>
        <table:table-row table:style-name="ro1">
          <table:table-cell office:value-type="float" office:value="111.196" calcext:value-type="float">
            <text:p>1.11E+02</text:p>
          </table:table-cell>
          <table:table-cell office:value-type="float" office:value="225.192" calcext:value-type="float">
            <text:p>2.25E+02</text:p>
          </table:table-cell>
          <table:table-cell table:formula="of:=[.C2024]+0.2" office:value-type="float" office:value="404.599999999986" calcext:value-type="float">
            <text:p>404.599999999986</text:p>
          </table:table-cell>
        </table:table-row>
        <table:table-row table:style-name="ro1">
          <table:table-cell office:value-type="float" office:value="111.18" calcext:value-type="float">
            <text:p>1.11E+02</text:p>
          </table:table-cell>
          <table:table-cell office:value-type="float" office:value="225.156" calcext:value-type="float">
            <text:p>2.25E+02</text:p>
          </table:table-cell>
          <table:table-cell table:formula="of:=[.C2025]+0.2" office:value-type="float" office:value="404.799999999986" calcext:value-type="float">
            <text:p>404.799999999986</text:p>
          </table:table-cell>
        </table:table-row>
        <table:table-row table:style-name="ro1">
          <table:table-cell office:value-type="float" office:value="111.164" calcext:value-type="float">
            <text:p>1.11E+02</text:p>
          </table:table-cell>
          <table:table-cell office:value-type="float" office:value="225.119" calcext:value-type="float">
            <text:p>2.25E+02</text:p>
          </table:table-cell>
          <table:table-cell table:formula="of:=[.C2026]+0.2" office:value-type="float" office:value="404.999999999986" calcext:value-type="float">
            <text:p>404.999999999986</text:p>
          </table:table-cell>
        </table:table-row>
        <table:table-row table:style-name="ro1">
          <table:table-cell office:value-type="float" office:value="111.147" calcext:value-type="float">
            <text:p>1.11E+02</text:p>
          </table:table-cell>
          <table:table-cell office:value-type="float" office:value="225.083" calcext:value-type="float">
            <text:p>2.25E+02</text:p>
          </table:table-cell>
          <table:table-cell table:formula="of:=[.C2027]+0.2" office:value-type="float" office:value="405.199999999986" calcext:value-type="float">
            <text:p>405.199999999986</text:p>
          </table:table-cell>
        </table:table-row>
        <table:table-row table:style-name="ro1">
          <table:table-cell office:value-type="float" office:value="111.131" calcext:value-type="float">
            <text:p>1.11E+02</text:p>
          </table:table-cell>
          <table:table-cell office:value-type="float" office:value="225.046" calcext:value-type="float">
            <text:p>2.25E+02</text:p>
          </table:table-cell>
          <table:table-cell table:formula="of:=[.C2028]+0.2" office:value-type="float" office:value="405.399999999986" calcext:value-type="float">
            <text:p>405.399999999986</text:p>
          </table:table-cell>
        </table:table-row>
        <table:table-row table:style-name="ro1">
          <table:table-cell office:value-type="float" office:value="111.115" calcext:value-type="float">
            <text:p>1.11E+02</text:p>
          </table:table-cell>
          <table:table-cell office:value-type="float" office:value="225.009" calcext:value-type="float">
            <text:p>2.25E+02</text:p>
          </table:table-cell>
          <table:table-cell table:formula="of:=[.C2029]+0.2" office:value-type="float" office:value="405.599999999986" calcext:value-type="float">
            <text:p>405.599999999986</text:p>
          </table:table-cell>
        </table:table-row>
        <table:table-row table:style-name="ro1">
          <table:table-cell office:value-type="float" office:value="111.098" calcext:value-type="float">
            <text:p>1.11E+02</text:p>
          </table:table-cell>
          <table:table-cell office:value-type="float" office:value="224.973" calcext:value-type="float">
            <text:p>2.25E+02</text:p>
          </table:table-cell>
          <table:table-cell table:formula="of:=[.C2030]+0.2" office:value-type="float" office:value="405.799999999986" calcext:value-type="float">
            <text:p>405.799999999986</text:p>
          </table:table-cell>
        </table:table-row>
        <table:table-row table:style-name="ro1">
          <table:table-cell office:value-type="float" office:value="111.082" calcext:value-type="float">
            <text:p>1.11E+02</text:p>
          </table:table-cell>
          <table:table-cell office:value-type="float" office:value="224.936" calcext:value-type="float">
            <text:p>2.25E+02</text:p>
          </table:table-cell>
          <table:table-cell table:formula="of:=[.C2031]+0.2" office:value-type="float" office:value="405.999999999986" calcext:value-type="float">
            <text:p>405.999999999986</text:p>
          </table:table-cell>
        </table:table-row>
        <table:table-row table:style-name="ro1">
          <table:table-cell office:value-type="float" office:value="111.066" calcext:value-type="float">
            <text:p>1.11E+02</text:p>
          </table:table-cell>
          <table:table-cell office:value-type="float" office:value="224.899" calcext:value-type="float">
            <text:p>2.25E+02</text:p>
          </table:table-cell>
          <table:table-cell table:formula="of:=[.C2032]+0.2" office:value-type="float" office:value="406.199999999985" calcext:value-type="float">
            <text:p>406.199999999985</text:p>
          </table:table-cell>
        </table:table-row>
        <table:table-row table:style-name="ro1">
          <table:table-cell office:value-type="float" office:value="111.049" calcext:value-type="float">
            <text:p>1.11E+02</text:p>
          </table:table-cell>
          <table:table-cell office:value-type="float" office:value="224.862" calcext:value-type="float">
            <text:p>2.25E+02</text:p>
          </table:table-cell>
          <table:table-cell table:formula="of:=[.C2033]+0.2" office:value-type="float" office:value="406.399999999985" calcext:value-type="float">
            <text:p>406.399999999985</text:p>
          </table:table-cell>
        </table:table-row>
        <table:table-row table:style-name="ro1">
          <table:table-cell office:value-type="float" office:value="111.033" calcext:value-type="float">
            <text:p>1.11E+02</text:p>
          </table:table-cell>
          <table:table-cell office:value-type="float" office:value="224.825" calcext:value-type="float">
            <text:p>2.25E+02</text:p>
          </table:table-cell>
          <table:table-cell table:formula="of:=[.C2034]+0.2" office:value-type="float" office:value="406.599999999986" calcext:value-type="float">
            <text:p>406.599999999986</text:p>
          </table:table-cell>
        </table:table-row>
        <table:table-row table:style-name="ro1">
          <table:table-cell office:value-type="float" office:value="111.017" calcext:value-type="float">
            <text:p>1.11E+02</text:p>
          </table:table-cell>
          <table:table-cell office:value-type="float" office:value="224.788" calcext:value-type="float">
            <text:p>2.25E+02</text:p>
          </table:table-cell>
          <table:table-cell table:formula="of:=[.C2035]+0.2" office:value-type="float" office:value="406.799999999986" calcext:value-type="float">
            <text:p>406.799999999986</text:p>
          </table:table-cell>
        </table:table-row>
        <table:table-row table:style-name="ro1">
          <table:table-cell office:value-type="float" office:value="111" calcext:value-type="float">
            <text:p>1.11E+02</text:p>
          </table:table-cell>
          <table:table-cell office:value-type="float" office:value="224.751" calcext:value-type="float">
            <text:p>2.25E+02</text:p>
          </table:table-cell>
          <table:table-cell table:formula="of:=[.C2036]+0.2" office:value-type="float" office:value="406.999999999985" calcext:value-type="float">
            <text:p>406.999999999985</text:p>
          </table:table-cell>
        </table:table-row>
        <table:table-row table:style-name="ro1">
          <table:table-cell office:value-type="float" office:value="110.984" calcext:value-type="float">
            <text:p>1.11E+02</text:p>
          </table:table-cell>
          <table:table-cell office:value-type="float" office:value="224.714" calcext:value-type="float">
            <text:p>2.25E+02</text:p>
          </table:table-cell>
          <table:table-cell table:formula="of:=[.C2037]+0.2" office:value-type="float" office:value="407.199999999985" calcext:value-type="float">
            <text:p>407.199999999985</text:p>
          </table:table-cell>
        </table:table-row>
        <table:table-row table:style-name="ro1">
          <table:table-cell office:value-type="float" office:value="110.967" calcext:value-type="float">
            <text:p>1.11E+02</text:p>
          </table:table-cell>
          <table:table-cell office:value-type="float" office:value="224.677" calcext:value-type="float">
            <text:p>2.25E+02</text:p>
          </table:table-cell>
          <table:table-cell table:formula="of:=[.C2038]+0.2" office:value-type="float" office:value="407.399999999985" calcext:value-type="float">
            <text:p>407.399999999985</text:p>
          </table:table-cell>
        </table:table-row>
        <table:table-row table:style-name="ro1">
          <table:table-cell office:value-type="float" office:value="110.951" calcext:value-type="float">
            <text:p>1.11E+02</text:p>
          </table:table-cell>
          <table:table-cell office:value-type="float" office:value="224.64" calcext:value-type="float">
            <text:p>2.25E+02</text:p>
          </table:table-cell>
          <table:table-cell table:formula="of:=[.C2039]+0.2" office:value-type="float" office:value="407.599999999985" calcext:value-type="float">
            <text:p>407.599999999985</text:p>
          </table:table-cell>
        </table:table-row>
        <table:table-row table:style-name="ro1">
          <table:table-cell office:value-type="float" office:value="110.934" calcext:value-type="float">
            <text:p>1.11E+02</text:p>
          </table:table-cell>
          <table:table-cell office:value-type="float" office:value="224.603" calcext:value-type="float">
            <text:p>2.25E+02</text:p>
          </table:table-cell>
          <table:table-cell table:formula="of:=[.C2040]+0.2" office:value-type="float" office:value="407.799999999985" calcext:value-type="float">
            <text:p>407.799999999985</text:p>
          </table:table-cell>
        </table:table-row>
        <table:table-row table:style-name="ro1">
          <table:table-cell office:value-type="float" office:value="110.918" calcext:value-type="float">
            <text:p>1.11E+02</text:p>
          </table:table-cell>
          <table:table-cell office:value-type="float" office:value="224.566" calcext:value-type="float">
            <text:p>2.25E+02</text:p>
          </table:table-cell>
          <table:table-cell table:formula="of:=[.C2041]+0.2" office:value-type="float" office:value="407.999999999985" calcext:value-type="float">
            <text:p>407.999999999985</text:p>
          </table:table-cell>
        </table:table-row>
        <table:table-row table:style-name="ro1">
          <table:table-cell office:value-type="float" office:value="110.901" calcext:value-type="float">
            <text:p>1.11E+02</text:p>
          </table:table-cell>
          <table:table-cell office:value-type="float" office:value="224.529" calcext:value-type="float">
            <text:p>2.25E+02</text:p>
          </table:table-cell>
          <table:table-cell table:formula="of:=[.C2042]+0.2" office:value-type="float" office:value="408.199999999985" calcext:value-type="float">
            <text:p>408.199999999985</text:p>
          </table:table-cell>
        </table:table-row>
        <table:table-row table:style-name="ro1">
          <table:table-cell office:value-type="float" office:value="110.885" calcext:value-type="float">
            <text:p>1.11E+02</text:p>
          </table:table-cell>
          <table:table-cell office:value-type="float" office:value="224.492" calcext:value-type="float">
            <text:p>2.24E+02</text:p>
          </table:table-cell>
          <table:table-cell table:formula="of:=[.C2043]+0.2" office:value-type="float" office:value="408.399999999985" calcext:value-type="float">
            <text:p>408.399999999985</text:p>
          </table:table-cell>
        </table:table-row>
        <table:table-row table:style-name="ro1">
          <table:table-cell office:value-type="float" office:value="110.868" calcext:value-type="float">
            <text:p>1.11E+02</text:p>
          </table:table-cell>
          <table:table-cell office:value-type="float" office:value="224.454" calcext:value-type="float">
            <text:p>2.24E+02</text:p>
          </table:table-cell>
          <table:table-cell table:formula="of:=[.C2044]+0.2" office:value-type="float" office:value="408.599999999985" calcext:value-type="float">
            <text:p>408.599999999985</text:p>
          </table:table-cell>
        </table:table-row>
        <table:table-row table:style-name="ro1">
          <table:table-cell office:value-type="float" office:value="110.852" calcext:value-type="float">
            <text:p>1.11E+02</text:p>
          </table:table-cell>
          <table:table-cell office:value-type="float" office:value="224.417" calcext:value-type="float">
            <text:p>2.24E+02</text:p>
          </table:table-cell>
          <table:table-cell table:formula="of:=[.C2045]+0.2" office:value-type="float" office:value="408.799999999985" calcext:value-type="float">
            <text:p>408.799999999985</text:p>
          </table:table-cell>
        </table:table-row>
        <table:table-row table:style-name="ro1">
          <table:table-cell office:value-type="float" office:value="110.835" calcext:value-type="float">
            <text:p>1.11E+02</text:p>
          </table:table-cell>
          <table:table-cell office:value-type="float" office:value="224.38" calcext:value-type="float">
            <text:p>2.24E+02</text:p>
          </table:table-cell>
          <table:table-cell table:formula="of:=[.C2046]+0.2" office:value-type="float" office:value="408.999999999985" calcext:value-type="float">
            <text:p>408.999999999985</text:p>
          </table:table-cell>
        </table:table-row>
        <table:table-row table:style-name="ro1">
          <table:table-cell office:value-type="float" office:value="110.818" calcext:value-type="float">
            <text:p>1.11E+02</text:p>
          </table:table-cell>
          <table:table-cell office:value-type="float" office:value="224.342" calcext:value-type="float">
            <text:p>2.24E+02</text:p>
          </table:table-cell>
          <table:table-cell table:formula="of:=[.C2047]+0.2" office:value-type="float" office:value="409.199999999985" calcext:value-type="float">
            <text:p>409.199999999985</text:p>
          </table:table-cell>
        </table:table-row>
        <table:table-row table:style-name="ro1">
          <table:table-cell office:value-type="float" office:value="110.802" calcext:value-type="float">
            <text:p>1.11E+02</text:p>
          </table:table-cell>
          <table:table-cell office:value-type="float" office:value="224.305" calcext:value-type="float">
            <text:p>2.24E+02</text:p>
          </table:table-cell>
          <table:table-cell table:formula="of:=[.C2048]+0.2" office:value-type="float" office:value="409.399999999985" calcext:value-type="float">
            <text:p>409.399999999985</text:p>
          </table:table-cell>
        </table:table-row>
        <table:table-row table:style-name="ro1">
          <table:table-cell office:value-type="float" office:value="110.785" calcext:value-type="float">
            <text:p>1.11E+02</text:p>
          </table:table-cell>
          <table:table-cell office:value-type="float" office:value="224.268" calcext:value-type="float">
            <text:p>2.24E+02</text:p>
          </table:table-cell>
          <table:table-cell table:formula="of:=[.C2049]+0.2" office:value-type="float" office:value="409.599999999985" calcext:value-type="float">
            <text:p>409.599999999985</text:p>
          </table:table-cell>
        </table:table-row>
        <table:table-row table:style-name="ro1">
          <table:table-cell office:value-type="float" office:value="110.768" calcext:value-type="float">
            <text:p>1.11E+02</text:p>
          </table:table-cell>
          <table:table-cell office:value-type="float" office:value="224.23" calcext:value-type="float">
            <text:p>2.24E+02</text:p>
          </table:table-cell>
          <table:table-cell table:formula="of:=[.C2050]+0.2" office:value-type="float" office:value="409.799999999985" calcext:value-type="float">
            <text:p>409.799999999985</text:p>
          </table:table-cell>
        </table:table-row>
        <table:table-row table:style-name="ro1">
          <table:table-cell office:value-type="float" office:value="110.752" calcext:value-type="float">
            <text:p>1.11E+02</text:p>
          </table:table-cell>
          <table:table-cell office:value-type="float" office:value="224.193" calcext:value-type="float">
            <text:p>2.24E+02</text:p>
          </table:table-cell>
          <table:table-cell table:formula="of:=[.C2051]+0.2" office:value-type="float" office:value="409.999999999985" calcext:value-type="float">
            <text:p>409.999999999985</text:p>
          </table:table-cell>
        </table:table-row>
        <table:table-row table:style-name="ro1">
          <table:table-cell office:value-type="float" office:value="110.735" calcext:value-type="float">
            <text:p>1.11E+02</text:p>
          </table:table-cell>
          <table:table-cell office:value-type="float" office:value="224.155" calcext:value-type="float">
            <text:p>2.24E+02</text:p>
          </table:table-cell>
          <table:table-cell table:formula="of:=[.C2052]+0.2" office:value-type="float" office:value="410.199999999985" calcext:value-type="float">
            <text:p>410.199999999985</text:p>
          </table:table-cell>
        </table:table-row>
        <table:table-row table:style-name="ro1">
          <table:table-cell office:value-type="float" office:value="110.718" calcext:value-type="float">
            <text:p>1.11E+02</text:p>
          </table:table-cell>
          <table:table-cell office:value-type="float" office:value="224.117" calcext:value-type="float">
            <text:p>2.24E+02</text:p>
          </table:table-cell>
          <table:table-cell table:formula="of:=[.C2053]+0.2" office:value-type="float" office:value="410.399999999985" calcext:value-type="float">
            <text:p>410.399999999985</text:p>
          </table:table-cell>
        </table:table-row>
        <table:table-row table:style-name="ro1">
          <table:table-cell office:value-type="float" office:value="110.702" calcext:value-type="float">
            <text:p>1.11E+02</text:p>
          </table:table-cell>
          <table:table-cell office:value-type="float" office:value="224.08" calcext:value-type="float">
            <text:p>2.24E+02</text:p>
          </table:table-cell>
          <table:table-cell table:formula="of:=[.C2054]+0.2" office:value-type="float" office:value="410.599999999985" calcext:value-type="float">
            <text:p>410.599999999985</text:p>
          </table:table-cell>
        </table:table-row>
        <table:table-row table:style-name="ro1">
          <table:table-cell office:value-type="float" office:value="110.685" calcext:value-type="float">
            <text:p>1.11E+02</text:p>
          </table:table-cell>
          <table:table-cell office:value-type="float" office:value="224.042" calcext:value-type="float">
            <text:p>2.24E+02</text:p>
          </table:table-cell>
          <table:table-cell table:formula="of:=[.C2055]+0.2" office:value-type="float" office:value="410.799999999985" calcext:value-type="float">
            <text:p>410.799999999985</text:p>
          </table:table-cell>
        </table:table-row>
        <table:table-row table:style-name="ro1">
          <table:table-cell office:value-type="float" office:value="110.668" calcext:value-type="float">
            <text:p>1.11E+02</text:p>
          </table:table-cell>
          <table:table-cell office:value-type="float" office:value="224.004" calcext:value-type="float">
            <text:p>2.24E+02</text:p>
          </table:table-cell>
          <table:table-cell table:formula="of:=[.C2056]+0.2" office:value-type="float" office:value="410.999999999985" calcext:value-type="float">
            <text:p>410.999999999985</text:p>
          </table:table-cell>
        </table:table-row>
        <table:table-row table:style-name="ro1">
          <table:table-cell office:value-type="float" office:value="110.651" calcext:value-type="float">
            <text:p>1.11E+02</text:p>
          </table:table-cell>
          <table:table-cell office:value-type="float" office:value="223.967" calcext:value-type="float">
            <text:p>2.24E+02</text:p>
          </table:table-cell>
          <table:table-cell table:formula="of:=[.C2057]+0.2" office:value-type="float" office:value="411.199999999985" calcext:value-type="float">
            <text:p>411.199999999985</text:p>
          </table:table-cell>
        </table:table-row>
        <table:table-row table:style-name="ro1">
          <table:table-cell office:value-type="float" office:value="110.635" calcext:value-type="float">
            <text:p>1.11E+02</text:p>
          </table:table-cell>
          <table:table-cell office:value-type="float" office:value="223.929" calcext:value-type="float">
            <text:p>2.24E+02</text:p>
          </table:table-cell>
          <table:table-cell table:formula="of:=[.C2058]+0.2" office:value-type="float" office:value="411.399999999985" calcext:value-type="float">
            <text:p>411.399999999985</text:p>
          </table:table-cell>
        </table:table-row>
        <table:table-row table:style-name="ro1">
          <table:table-cell office:value-type="float" office:value="110.618" calcext:value-type="float">
            <text:p>1.11E+02</text:p>
          </table:table-cell>
          <table:table-cell office:value-type="float" office:value="223.891" calcext:value-type="float">
            <text:p>2.24E+02</text:p>
          </table:table-cell>
          <table:table-cell table:formula="of:=[.C2059]+0.2" office:value-type="float" office:value="411.599999999985" calcext:value-type="float">
            <text:p>411.599999999985</text:p>
          </table:table-cell>
        </table:table-row>
        <table:table-row table:style-name="ro1">
          <table:table-cell office:value-type="float" office:value="110.601" calcext:value-type="float">
            <text:p>1.11E+02</text:p>
          </table:table-cell>
          <table:table-cell office:value-type="float" office:value="223.853" calcext:value-type="float">
            <text:p>2.24E+02</text:p>
          </table:table-cell>
          <table:table-cell table:formula="of:=[.C2060]+0.2" office:value-type="float" office:value="411.799999999985" calcext:value-type="float">
            <text:p>411.799999999985</text:p>
          </table:table-cell>
        </table:table-row>
        <table:table-row table:style-name="ro1">
          <table:table-cell office:value-type="float" office:value="110.584" calcext:value-type="float">
            <text:p>1.11E+02</text:p>
          </table:table-cell>
          <table:table-cell office:value-type="float" office:value="223.815" calcext:value-type="float">
            <text:p>2.24E+02</text:p>
          </table:table-cell>
          <table:table-cell table:formula="of:=[.C2061]+0.2" office:value-type="float" office:value="411.999999999985" calcext:value-type="float">
            <text:p>411.999999999985</text:p>
          </table:table-cell>
        </table:table-row>
        <table:table-row table:style-name="ro1">
          <table:table-cell office:value-type="float" office:value="110.567" calcext:value-type="float">
            <text:p>1.11E+02</text:p>
          </table:table-cell>
          <table:table-cell office:value-type="float" office:value="223.777" calcext:value-type="float">
            <text:p>2.24E+02</text:p>
          </table:table-cell>
          <table:table-cell table:formula="of:=[.C2062]+0.2" office:value-type="float" office:value="412.199999999985" calcext:value-type="float">
            <text:p>412.199999999985</text:p>
          </table:table-cell>
        </table:table-row>
        <table:table-row table:style-name="ro1">
          <table:table-cell office:value-type="float" office:value="110.55" calcext:value-type="float">
            <text:p>1.11E+02</text:p>
          </table:table-cell>
          <table:table-cell office:value-type="float" office:value="223.74" calcext:value-type="float">
            <text:p>2.24E+02</text:p>
          </table:table-cell>
          <table:table-cell table:formula="of:=[.C2063]+0.2" office:value-type="float" office:value="412.399999999985" calcext:value-type="float">
            <text:p>412.399999999985</text:p>
          </table:table-cell>
        </table:table-row>
        <table:table-row table:style-name="ro1">
          <table:table-cell office:value-type="float" office:value="110.534" calcext:value-type="float">
            <text:p>1.11E+02</text:p>
          </table:table-cell>
          <table:table-cell office:value-type="float" office:value="223.702" calcext:value-type="float">
            <text:p>2.24E+02</text:p>
          </table:table-cell>
          <table:table-cell table:formula="of:=[.C2064]+0.2" office:value-type="float" office:value="412.599999999985" calcext:value-type="float">
            <text:p>412.599999999985</text:p>
          </table:table-cell>
        </table:table-row>
        <table:table-row table:style-name="ro1">
          <table:table-cell office:value-type="float" office:value="110.517" calcext:value-type="float">
            <text:p>1.11E+02</text:p>
          </table:table-cell>
          <table:table-cell office:value-type="float" office:value="223.664" calcext:value-type="float">
            <text:p>2.24E+02</text:p>
          </table:table-cell>
          <table:table-cell table:formula="of:=[.C2065]+0.2" office:value-type="float" office:value="412.799999999985" calcext:value-type="float">
            <text:p>412.799999999985</text:p>
          </table:table-cell>
        </table:table-row>
        <table:table-row table:style-name="ro1">
          <table:table-cell office:value-type="float" office:value="110.5" calcext:value-type="float">
            <text:p>1.11E+02</text:p>
          </table:table-cell>
          <table:table-cell office:value-type="float" office:value="223.626" calcext:value-type="float">
            <text:p>2.24E+02</text:p>
          </table:table-cell>
          <table:table-cell table:formula="of:=[.C2066]+0.2" office:value-type="float" office:value="412.999999999985" calcext:value-type="float">
            <text:p>412.999999999985</text:p>
          </table:table-cell>
        </table:table-row>
        <table:table-row table:style-name="ro1">
          <table:table-cell office:value-type="float" office:value="110.483" calcext:value-type="float">
            <text:p>1.10E+02</text:p>
          </table:table-cell>
          <table:table-cell office:value-type="float" office:value="223.587" calcext:value-type="float">
            <text:p>2.24E+02</text:p>
          </table:table-cell>
          <table:table-cell table:formula="of:=[.C2067]+0.2" office:value-type="float" office:value="413.199999999985" calcext:value-type="float">
            <text:p>413.199999999985</text:p>
          </table:table-cell>
        </table:table-row>
        <table:table-row table:style-name="ro1">
          <table:table-cell office:value-type="float" office:value="110.466" calcext:value-type="float">
            <text:p>1.10E+02</text:p>
          </table:table-cell>
          <table:table-cell office:value-type="float" office:value="223.549" calcext:value-type="float">
            <text:p>2.24E+02</text:p>
          </table:table-cell>
          <table:table-cell table:formula="of:=[.C2068]+0.2" office:value-type="float" office:value="413.399999999985" calcext:value-type="float">
            <text:p>413.399999999985</text:p>
          </table:table-cell>
        </table:table-row>
        <table:table-row table:style-name="ro1">
          <table:table-cell office:value-type="float" office:value="110.449" calcext:value-type="float">
            <text:p>1.10E+02</text:p>
          </table:table-cell>
          <table:table-cell office:value-type="float" office:value="223.511" calcext:value-type="float">
            <text:p>2.24E+02</text:p>
          </table:table-cell>
          <table:table-cell table:formula="of:=[.C2069]+0.2" office:value-type="float" office:value="413.599999999985" calcext:value-type="float">
            <text:p>413.599999999985</text:p>
          </table:table-cell>
        </table:table-row>
        <table:table-row table:style-name="ro1">
          <table:table-cell office:value-type="float" office:value="110.432" calcext:value-type="float">
            <text:p>1.10E+02</text:p>
          </table:table-cell>
          <table:table-cell office:value-type="float" office:value="223.473" calcext:value-type="float">
            <text:p>2.23E+02</text:p>
          </table:table-cell>
          <table:table-cell table:formula="of:=[.C2070]+0.2" office:value-type="float" office:value="413.799999999985" calcext:value-type="float">
            <text:p>413.799999999985</text:p>
          </table:table-cell>
        </table:table-row>
        <table:table-row table:style-name="ro1">
          <table:table-cell office:value-type="float" office:value="110.415" calcext:value-type="float">
            <text:p>1.10E+02</text:p>
          </table:table-cell>
          <table:table-cell office:value-type="float" office:value="223.435" calcext:value-type="float">
            <text:p>2.23E+02</text:p>
          </table:table-cell>
          <table:table-cell table:formula="of:=[.C2071]+0.2" office:value-type="float" office:value="413.999999999985" calcext:value-type="float">
            <text:p>413.999999999985</text:p>
          </table:table-cell>
        </table:table-row>
        <table:table-row table:style-name="ro1">
          <table:table-cell office:value-type="float" office:value="110.398" calcext:value-type="float">
            <text:p>1.10E+02</text:p>
          </table:table-cell>
          <table:table-cell office:value-type="float" office:value="223.397" calcext:value-type="float">
            <text:p>2.23E+02</text:p>
          </table:table-cell>
          <table:table-cell table:formula="of:=[.C2072]+0.2" office:value-type="float" office:value="414.199999999985" calcext:value-type="float">
            <text:p>414.199999999985</text:p>
          </table:table-cell>
        </table:table-row>
        <table:table-row table:style-name="ro1">
          <table:table-cell office:value-type="float" office:value="110.381" calcext:value-type="float">
            <text:p>1.10E+02</text:p>
          </table:table-cell>
          <table:table-cell office:value-type="float" office:value="223.358" calcext:value-type="float">
            <text:p>2.23E+02</text:p>
          </table:table-cell>
          <table:table-cell table:formula="of:=[.C2073]+0.2" office:value-type="float" office:value="414.399999999985" calcext:value-type="float">
            <text:p>414.399999999985</text:p>
          </table:table-cell>
        </table:table-row>
        <table:table-row table:style-name="ro1">
          <table:table-cell office:value-type="float" office:value="110.364" calcext:value-type="float">
            <text:p>1.10E+02</text:p>
          </table:table-cell>
          <table:table-cell office:value-type="float" office:value="223.32" calcext:value-type="float">
            <text:p>2.23E+02</text:p>
          </table:table-cell>
          <table:table-cell table:formula="of:=[.C2074]+0.2" office:value-type="float" office:value="414.599999999985" calcext:value-type="float">
            <text:p>414.599999999985</text:p>
          </table:table-cell>
        </table:table-row>
        <table:table-row table:style-name="ro1">
          <table:table-cell office:value-type="float" office:value="110.347" calcext:value-type="float">
            <text:p>1.10E+02</text:p>
          </table:table-cell>
          <table:table-cell office:value-type="float" office:value="223.282" calcext:value-type="float">
            <text:p>2.23E+02</text:p>
          </table:table-cell>
          <table:table-cell table:formula="of:=[.C2075]+0.2" office:value-type="float" office:value="414.799999999985" calcext:value-type="float">
            <text:p>414.799999999985</text:p>
          </table:table-cell>
        </table:table-row>
        <table:table-row table:style-name="ro1">
          <table:table-cell office:value-type="float" office:value="110.33" calcext:value-type="float">
            <text:p>1.10E+02</text:p>
          </table:table-cell>
          <table:table-cell office:value-type="float" office:value="223.243" calcext:value-type="float">
            <text:p>2.23E+02</text:p>
          </table:table-cell>
          <table:table-cell table:formula="of:=[.C2076]+0.2" office:value-type="float" office:value="414.999999999985" calcext:value-type="float">
            <text:p>414.999999999985</text:p>
          </table:table-cell>
        </table:table-row>
        <table:table-row table:style-name="ro1">
          <table:table-cell office:value-type="float" office:value="110.313" calcext:value-type="float">
            <text:p>1.10E+02</text:p>
          </table:table-cell>
          <table:table-cell office:value-type="float" office:value="223.205" calcext:value-type="float">
            <text:p>2.23E+02</text:p>
          </table:table-cell>
          <table:table-cell table:formula="of:=[.C2077]+0.2" office:value-type="float" office:value="415.199999999985" calcext:value-type="float">
            <text:p>415.199999999985</text:p>
          </table:table-cell>
        </table:table-row>
        <table:table-row table:style-name="ro1">
          <table:table-cell office:value-type="float" office:value="110.296" calcext:value-type="float">
            <text:p>1.10E+02</text:p>
          </table:table-cell>
          <table:table-cell office:value-type="float" office:value="223.167" calcext:value-type="float">
            <text:p>2.23E+02</text:p>
          </table:table-cell>
          <table:table-cell table:formula="of:=[.C2078]+0.2" office:value-type="float" office:value="415.399999999985" calcext:value-type="float">
            <text:p>415.399999999985</text:p>
          </table:table-cell>
        </table:table-row>
        <table:table-row table:style-name="ro1">
          <table:table-cell office:value-type="float" office:value="110.279" calcext:value-type="float">
            <text:p>1.10E+02</text:p>
          </table:table-cell>
          <table:table-cell office:value-type="float" office:value="223.128" calcext:value-type="float">
            <text:p>2.23E+02</text:p>
          </table:table-cell>
          <table:table-cell table:formula="of:=[.C2079]+0.2" office:value-type="float" office:value="415.599999999985" calcext:value-type="float">
            <text:p>415.599999999985</text:p>
          </table:table-cell>
        </table:table-row>
        <table:table-row table:style-name="ro1">
          <table:table-cell office:value-type="float" office:value="110.262" calcext:value-type="float">
            <text:p>1.10E+02</text:p>
          </table:table-cell>
          <table:table-cell office:value-type="float" office:value="223.09" calcext:value-type="float">
            <text:p>2.23E+02</text:p>
          </table:table-cell>
          <table:table-cell table:formula="of:=[.C2080]+0.2" office:value-type="float" office:value="415.799999999985" calcext:value-type="float">
            <text:p>415.799999999985</text:p>
          </table:table-cell>
        </table:table-row>
        <table:table-row table:style-name="ro1">
          <table:table-cell office:value-type="float" office:value="110.245" calcext:value-type="float">
            <text:p>1.10E+02</text:p>
          </table:table-cell>
          <table:table-cell office:value-type="float" office:value="223.051" calcext:value-type="float">
            <text:p>2.23E+02</text:p>
          </table:table-cell>
          <table:table-cell table:formula="of:=[.C2081]+0.2" office:value-type="float" office:value="415.999999999985" calcext:value-type="float">
            <text:p>415.999999999985</text:p>
          </table:table-cell>
        </table:table-row>
        <table:table-row table:style-name="ro1">
          <table:table-cell office:value-type="float" office:value="110.228" calcext:value-type="float">
            <text:p>1.10E+02</text:p>
          </table:table-cell>
          <table:table-cell office:value-type="float" office:value="223.013" calcext:value-type="float">
            <text:p>2.23E+02</text:p>
          </table:table-cell>
          <table:table-cell table:formula="of:=[.C2082]+0.2" office:value-type="float" office:value="416.199999999985" calcext:value-type="float">
            <text:p>416.199999999985</text:p>
          </table:table-cell>
        </table:table-row>
        <table:table-row table:style-name="ro1">
          <table:table-cell office:value-type="float" office:value="110.21" calcext:value-type="float">
            <text:p>1.10E+02</text:p>
          </table:table-cell>
          <table:table-cell office:value-type="float" office:value="222.974" calcext:value-type="float">
            <text:p>2.23E+02</text:p>
          </table:table-cell>
          <table:table-cell table:formula="of:=[.C2083]+0.2" office:value-type="float" office:value="416.399999999985" calcext:value-type="float">
            <text:p>416.399999999985</text:p>
          </table:table-cell>
        </table:table-row>
        <table:table-row table:style-name="ro1">
          <table:table-cell office:value-type="float" office:value="110.193" calcext:value-type="float">
            <text:p>1.10E+02</text:p>
          </table:table-cell>
          <table:table-cell office:value-type="float" office:value="222.936" calcext:value-type="float">
            <text:p>2.23E+02</text:p>
          </table:table-cell>
          <table:table-cell table:formula="of:=[.C2084]+0.2" office:value-type="float" office:value="416.599999999985" calcext:value-type="float">
            <text:p>416.599999999985</text:p>
          </table:table-cell>
        </table:table-row>
        <table:table-row table:style-name="ro1">
          <table:table-cell office:value-type="float" office:value="110.176" calcext:value-type="float">
            <text:p>1.10E+02</text:p>
          </table:table-cell>
          <table:table-cell office:value-type="float" office:value="222.897" calcext:value-type="float">
            <text:p>2.23E+02</text:p>
          </table:table-cell>
          <table:table-cell table:formula="of:=[.C2085]+0.2" office:value-type="float" office:value="416.799999999985" calcext:value-type="float">
            <text:p>416.799999999985</text:p>
          </table:table-cell>
        </table:table-row>
        <table:table-row table:style-name="ro1">
          <table:table-cell office:value-type="float" office:value="110.159" calcext:value-type="float">
            <text:p>1.10E+02</text:p>
          </table:table-cell>
          <table:table-cell office:value-type="float" office:value="222.859" calcext:value-type="float">
            <text:p>2.23E+02</text:p>
          </table:table-cell>
          <table:table-cell table:formula="of:=[.C2086]+0.2" office:value-type="float" office:value="416.999999999985" calcext:value-type="float">
            <text:p>416.999999999985</text:p>
          </table:table-cell>
        </table:table-row>
        <table:table-row table:style-name="ro1">
          <table:table-cell office:value-type="float" office:value="110.142" calcext:value-type="float">
            <text:p>1.10E+02</text:p>
          </table:table-cell>
          <table:table-cell office:value-type="float" office:value="222.82" calcext:value-type="float">
            <text:p>2.23E+02</text:p>
          </table:table-cell>
          <table:table-cell table:formula="of:=[.C2087]+0.2" office:value-type="float" office:value="417.199999999985" calcext:value-type="float">
            <text:p>417.199999999985</text:p>
          </table:table-cell>
        </table:table-row>
        <table:table-row table:style-name="ro1">
          <table:table-cell office:value-type="float" office:value="110.125" calcext:value-type="float">
            <text:p>1.10E+02</text:p>
          </table:table-cell>
          <table:table-cell office:value-type="float" office:value="222.781" calcext:value-type="float">
            <text:p>2.23E+02</text:p>
          </table:table-cell>
          <table:table-cell table:formula="of:=[.C2088]+0.2" office:value-type="float" office:value="417.399999999985" calcext:value-type="float">
            <text:p>417.399999999985</text:p>
          </table:table-cell>
        </table:table-row>
        <table:table-row table:style-name="ro1">
          <table:table-cell office:value-type="float" office:value="110.107" calcext:value-type="float">
            <text:p>1.10E+02</text:p>
          </table:table-cell>
          <table:table-cell office:value-type="float" office:value="222.742" calcext:value-type="float">
            <text:p>2.23E+02</text:p>
          </table:table-cell>
          <table:table-cell table:formula="of:=[.C2089]+0.2" office:value-type="float" office:value="417.599999999985" calcext:value-type="float">
            <text:p>417.599999999985</text:p>
          </table:table-cell>
        </table:table-row>
        <table:table-row table:style-name="ro1">
          <table:table-cell office:value-type="float" office:value="110.09" calcext:value-type="float">
            <text:p>1.10E+02</text:p>
          </table:table-cell>
          <table:table-cell office:value-type="float" office:value="222.704" calcext:value-type="float">
            <text:p>2.23E+02</text:p>
          </table:table-cell>
          <table:table-cell table:formula="of:=[.C2090]+0.2" office:value-type="float" office:value="417.799999999985" calcext:value-type="float">
            <text:p>417.799999999985</text:p>
          </table:table-cell>
        </table:table-row>
        <table:table-row table:style-name="ro1">
          <table:table-cell office:value-type="float" office:value="110.073" calcext:value-type="float">
            <text:p>1.10E+02</text:p>
          </table:table-cell>
          <table:table-cell office:value-type="float" office:value="222.665" calcext:value-type="float">
            <text:p>2.23E+02</text:p>
          </table:table-cell>
          <table:table-cell table:formula="of:=[.C2091]+0.2" office:value-type="float" office:value="417.999999999985" calcext:value-type="float">
            <text:p>417.999999999985</text:p>
          </table:table-cell>
        </table:table-row>
        <table:table-row table:style-name="ro1">
          <table:table-cell office:value-type="float" office:value="110.056" calcext:value-type="float">
            <text:p>1.10E+02</text:p>
          </table:table-cell>
          <table:table-cell office:value-type="float" office:value="222.626" calcext:value-type="float">
            <text:p>2.23E+02</text:p>
          </table:table-cell>
          <table:table-cell table:formula="of:=[.C2092]+0.2" office:value-type="float" office:value="418.199999999985" calcext:value-type="float">
            <text:p>418.199999999985</text:p>
          </table:table-cell>
        </table:table-row>
        <table:table-row table:style-name="ro1">
          <table:table-cell office:value-type="float" office:value="110.038" calcext:value-type="float">
            <text:p>1.10E+02</text:p>
          </table:table-cell>
          <table:table-cell office:value-type="float" office:value="222.587" calcext:value-type="float">
            <text:p>2.23E+02</text:p>
          </table:table-cell>
          <table:table-cell table:formula="of:=[.C2093]+0.2" office:value-type="float" office:value="418.399999999985" calcext:value-type="float">
            <text:p>418.399999999985</text:p>
          </table:table-cell>
        </table:table-row>
        <table:table-row table:style-name="ro1">
          <table:table-cell office:value-type="float" office:value="110.021" calcext:value-type="float">
            <text:p>1.10E+02</text:p>
          </table:table-cell>
          <table:table-cell office:value-type="float" office:value="222.548" calcext:value-type="float">
            <text:p>2.23E+02</text:p>
          </table:table-cell>
          <table:table-cell table:formula="of:=[.C2094]+0.2" office:value-type="float" office:value="418.599999999985" calcext:value-type="float">
            <text:p>418.599999999985</text:p>
          </table:table-cell>
        </table:table-row>
        <table:table-row table:style-name="ro1">
          <table:table-cell office:value-type="float" office:value="110.004" calcext:value-type="float">
            <text:p>1.10E+02</text:p>
          </table:table-cell>
          <table:table-cell office:value-type="float" office:value="222.51" calcext:value-type="float">
            <text:p>2.23E+02</text:p>
          </table:table-cell>
          <table:table-cell table:formula="of:=[.C2095]+0.2" office:value-type="float" office:value="418.799999999985" calcext:value-type="float">
            <text:p>418.799999999985</text:p>
          </table:table-cell>
        </table:table-row>
        <table:table-row table:style-name="ro1">
          <table:table-cell office:value-type="float" office:value="109.987" calcext:value-type="float">
            <text:p>1.10E+02</text:p>
          </table:table-cell>
          <table:table-cell office:value-type="float" office:value="222.471" calcext:value-type="float">
            <text:p>2.22E+02</text:p>
          </table:table-cell>
          <table:table-cell table:formula="of:=[.C2096]+0.2" office:value-type="float" office:value="418.999999999985" calcext:value-type="float">
            <text:p>418.999999999985</text:p>
          </table:table-cell>
        </table:table-row>
        <table:table-row table:style-name="ro1">
          <table:table-cell office:value-type="float" office:value="109.969" calcext:value-type="float">
            <text:p>1.10E+02</text:p>
          </table:table-cell>
          <table:table-cell office:value-type="float" office:value="222.432" calcext:value-type="float">
            <text:p>2.22E+02</text:p>
          </table:table-cell>
          <table:table-cell table:formula="of:=[.C2097]+0.2" office:value-type="float" office:value="419.199999999985" calcext:value-type="float">
            <text:p>419.199999999985</text:p>
          </table:table-cell>
        </table:table-row>
        <table:table-row table:style-name="ro1">
          <table:table-cell office:value-type="float" office:value="109.952" calcext:value-type="float">
            <text:p>1.10E+02</text:p>
          </table:table-cell>
          <table:table-cell office:value-type="float" office:value="222.393" calcext:value-type="float">
            <text:p>2.22E+02</text:p>
          </table:table-cell>
          <table:table-cell table:formula="of:=[.C2098]+0.2" office:value-type="float" office:value="419.399999999985" calcext:value-type="float">
            <text:p>419.399999999985</text:p>
          </table:table-cell>
        </table:table-row>
        <table:table-row table:style-name="ro1">
          <table:table-cell office:value-type="float" office:value="109.935" calcext:value-type="float">
            <text:p>1.10E+02</text:p>
          </table:table-cell>
          <table:table-cell office:value-type="float" office:value="222.354" calcext:value-type="float">
            <text:p>2.22E+02</text:p>
          </table:table-cell>
          <table:table-cell table:formula="of:=[.C2099]+0.2" office:value-type="float" office:value="419.599999999985" calcext:value-type="float">
            <text:p>419.599999999985</text:p>
          </table:table-cell>
        </table:table-row>
        <table:table-row table:style-name="ro1">
          <table:table-cell office:value-type="float" office:value="109.917" calcext:value-type="float">
            <text:p>1.10E+02</text:p>
          </table:table-cell>
          <table:table-cell office:value-type="float" office:value="222.315" calcext:value-type="float">
            <text:p>2.22E+02</text:p>
          </table:table-cell>
          <table:table-cell table:formula="of:=[.C2100]+0.2" office:value-type="float" office:value="419.799999999985" calcext:value-type="float">
            <text:p>419.799999999985</text:p>
          </table:table-cell>
        </table:table-row>
        <table:table-row table:style-name="ro1">
          <table:table-cell office:value-type="float" office:value="109.9" calcext:value-type="float">
            <text:p>1.10E+02</text:p>
          </table:table-cell>
          <table:table-cell office:value-type="float" office:value="222.276" calcext:value-type="float">
            <text:p>2.22E+02</text:p>
          </table:table-cell>
          <table:table-cell table:formula="of:=[.C2101]+0.2" office:value-type="float" office:value="419.999999999985" calcext:value-type="float">
            <text:p>419.999999999985</text:p>
          </table:table-cell>
        </table:table-row>
        <table:table-row table:style-name="ro1">
          <table:table-cell office:value-type="float" office:value="109.883" calcext:value-type="float">
            <text:p>1.10E+02</text:p>
          </table:table-cell>
          <table:table-cell office:value-type="float" office:value="222.237" calcext:value-type="float">
            <text:p>2.22E+02</text:p>
          </table:table-cell>
          <table:table-cell table:formula="of:=[.C2102]+0.2" office:value-type="float" office:value="420.199999999985" calcext:value-type="float">
            <text:p>420.199999999985</text:p>
          </table:table-cell>
        </table:table-row>
        <table:table-row table:style-name="ro1">
          <table:table-cell office:value-type="float" office:value="109.865" calcext:value-type="float">
            <text:p>1.10E+02</text:p>
          </table:table-cell>
          <table:table-cell office:value-type="float" office:value="222.198" calcext:value-type="float">
            <text:p>2.22E+02</text:p>
          </table:table-cell>
          <table:table-cell table:formula="of:=[.C2103]+0.2" office:value-type="float" office:value="420.399999999985" calcext:value-type="float">
            <text:p>420.399999999985</text:p>
          </table:table-cell>
        </table:table-row>
        <table:table-row table:style-name="ro1">
          <table:table-cell office:value-type="float" office:value="109.848" calcext:value-type="float">
            <text:p>1.10E+02</text:p>
          </table:table-cell>
          <table:table-cell office:value-type="float" office:value="222.159" calcext:value-type="float">
            <text:p>2.22E+02</text:p>
          </table:table-cell>
          <table:table-cell table:formula="of:=[.C2104]+0.2" office:value-type="float" office:value="420.599999999985" calcext:value-type="float">
            <text:p>420.599999999985</text:p>
          </table:table-cell>
        </table:table-row>
        <table:table-row table:style-name="ro1">
          <table:table-cell office:value-type="float" office:value="109.831" calcext:value-type="float">
            <text:p>1.10E+02</text:p>
          </table:table-cell>
          <table:table-cell office:value-type="float" office:value="222.12" calcext:value-type="float">
            <text:p>2.22E+02</text:p>
          </table:table-cell>
          <table:table-cell table:formula="of:=[.C2105]+0.2" office:value-type="float" office:value="420.799999999985" calcext:value-type="float">
            <text:p>420.799999999985</text:p>
          </table:table-cell>
        </table:table-row>
        <table:table-row table:style-name="ro1">
          <table:table-cell office:value-type="float" office:value="109.813" calcext:value-type="float">
            <text:p>1.10E+02</text:p>
          </table:table-cell>
          <table:table-cell office:value-type="float" office:value="222.08" calcext:value-type="float">
            <text:p>2.22E+02</text:p>
          </table:table-cell>
          <table:table-cell table:formula="of:=[.C2106]+0.2" office:value-type="float" office:value="420.999999999985" calcext:value-type="float">
            <text:p>420.999999999985</text:p>
          </table:table-cell>
        </table:table-row>
        <table:table-row table:style-name="ro1">
          <table:table-cell office:value-type="float" office:value="109.796" calcext:value-type="float">
            <text:p>1.10E+02</text:p>
          </table:table-cell>
          <table:table-cell office:value-type="float" office:value="222.041" calcext:value-type="float">
            <text:p>2.22E+02</text:p>
          </table:table-cell>
          <table:table-cell table:formula="of:=[.C2107]+0.2" office:value-type="float" office:value="421.199999999985" calcext:value-type="float">
            <text:p>421.199999999985</text:p>
          </table:table-cell>
        </table:table-row>
        <table:table-row table:style-name="ro1">
          <table:table-cell office:value-type="float" office:value="109.778" calcext:value-type="float">
            <text:p>1.10E+02</text:p>
          </table:table-cell>
          <table:table-cell office:value-type="float" office:value="222.002" calcext:value-type="float">
            <text:p>2.22E+02</text:p>
          </table:table-cell>
          <table:table-cell table:formula="of:=[.C2108]+0.2" office:value-type="float" office:value="421.399999999985" calcext:value-type="float">
            <text:p>421.399999999985</text:p>
          </table:table-cell>
        </table:table-row>
        <table:table-row table:style-name="ro1">
          <table:table-cell office:value-type="float" office:value="109.761" calcext:value-type="float">
            <text:p>1.10E+02</text:p>
          </table:table-cell>
          <table:table-cell office:value-type="float" office:value="221.963" calcext:value-type="float">
            <text:p>2.22E+02</text:p>
          </table:table-cell>
          <table:table-cell table:formula="of:=[.C2109]+0.2" office:value-type="float" office:value="421.599999999985" calcext:value-type="float">
            <text:p>421.599999999985</text:p>
          </table:table-cell>
        </table:table-row>
        <table:table-row table:style-name="ro1">
          <table:table-cell office:value-type="float" office:value="109.743" calcext:value-type="float">
            <text:p>1.10E+02</text:p>
          </table:table-cell>
          <table:table-cell office:value-type="float" office:value="221.924" calcext:value-type="float">
            <text:p>2.22E+02</text:p>
          </table:table-cell>
          <table:table-cell table:formula="of:=[.C2110]+0.2" office:value-type="float" office:value="421.799999999985" calcext:value-type="float">
            <text:p>421.799999999985</text:p>
          </table:table-cell>
        </table:table-row>
        <table:table-row table:style-name="ro1">
          <table:table-cell office:value-type="float" office:value="109.726" calcext:value-type="float">
            <text:p>1.10E+02</text:p>
          </table:table-cell>
          <table:table-cell office:value-type="float" office:value="221.884" calcext:value-type="float">
            <text:p>2.22E+02</text:p>
          </table:table-cell>
          <table:table-cell table:formula="of:=[.C2111]+0.2" office:value-type="float" office:value="421.999999999985" calcext:value-type="float">
            <text:p>421.999999999985</text:p>
          </table:table-cell>
        </table:table-row>
        <table:table-row table:style-name="ro1">
          <table:table-cell office:value-type="float" office:value="109.709" calcext:value-type="float">
            <text:p>1.10E+02</text:p>
          </table:table-cell>
          <table:table-cell office:value-type="float" office:value="221.845" calcext:value-type="float">
            <text:p>2.22E+02</text:p>
          </table:table-cell>
          <table:table-cell table:formula="of:=[.C2112]+0.2" office:value-type="float" office:value="422.199999999985" calcext:value-type="float">
            <text:p>422.199999999985</text:p>
          </table:table-cell>
        </table:table-row>
        <table:table-row table:style-name="ro1">
          <table:table-cell office:value-type="float" office:value="109.691" calcext:value-type="float">
            <text:p>1.10E+02</text:p>
          </table:table-cell>
          <table:table-cell office:value-type="float" office:value="221.806" calcext:value-type="float">
            <text:p>2.22E+02</text:p>
          </table:table-cell>
          <table:table-cell table:formula="of:=[.C2113]+0.2" office:value-type="float" office:value="422.399999999985" calcext:value-type="float">
            <text:p>422.399999999985</text:p>
          </table:table-cell>
        </table:table-row>
        <table:table-row table:style-name="ro1">
          <table:table-cell office:value-type="float" office:value="109.674" calcext:value-type="float">
            <text:p>1.10E+02</text:p>
          </table:table-cell>
          <table:table-cell office:value-type="float" office:value="221.767" calcext:value-type="float">
            <text:p>2.22E+02</text:p>
          </table:table-cell>
          <table:table-cell table:formula="of:=[.C2114]+0.2" office:value-type="float" office:value="422.599999999985" calcext:value-type="float">
            <text:p>422.599999999985</text:p>
          </table:table-cell>
        </table:table-row>
        <table:table-row table:style-name="ro1">
          <table:table-cell office:value-type="float" office:value="109.656" calcext:value-type="float">
            <text:p>1.10E+02</text:p>
          </table:table-cell>
          <table:table-cell office:value-type="float" office:value="221.727" calcext:value-type="float">
            <text:p>2.22E+02</text:p>
          </table:table-cell>
          <table:table-cell table:formula="of:=[.C2115]+0.2" office:value-type="float" office:value="422.799999999985" calcext:value-type="float">
            <text:p>422.799999999985</text:p>
          </table:table-cell>
        </table:table-row>
        <table:table-row table:style-name="ro1">
          <table:table-cell office:value-type="float" office:value="109.639" calcext:value-type="float">
            <text:p>1.10E+02</text:p>
          </table:table-cell>
          <table:table-cell office:value-type="float" office:value="221.688" calcext:value-type="float">
            <text:p>2.22E+02</text:p>
          </table:table-cell>
          <table:table-cell table:formula="of:=[.C2116]+0.2" office:value-type="float" office:value="422.999999999985" calcext:value-type="float">
            <text:p>422.999999999985</text:p>
          </table:table-cell>
        </table:table-row>
        <table:table-row table:style-name="ro1">
          <table:table-cell office:value-type="float" office:value="109.621" calcext:value-type="float">
            <text:p>1.10E+02</text:p>
          </table:table-cell>
          <table:table-cell office:value-type="float" office:value="221.649" calcext:value-type="float">
            <text:p>2.22E+02</text:p>
          </table:table-cell>
          <table:table-cell table:formula="of:=[.C2117]+0.2" office:value-type="float" office:value="423.199999999985" calcext:value-type="float">
            <text:p>423.199999999985</text:p>
          </table:table-cell>
        </table:table-row>
        <table:table-row table:style-name="ro1">
          <table:table-cell office:value-type="float" office:value="109.604" calcext:value-type="float">
            <text:p>1.10E+02</text:p>
          </table:table-cell>
          <table:table-cell office:value-type="float" office:value="221.609" calcext:value-type="float">
            <text:p>2.22E+02</text:p>
          </table:table-cell>
          <table:table-cell table:formula="of:=[.C2118]+0.2" office:value-type="float" office:value="423.399999999985" calcext:value-type="float">
            <text:p>423.399999999985</text:p>
          </table:table-cell>
        </table:table-row>
        <table:table-row table:style-name="ro1">
          <table:table-cell office:value-type="float" office:value="109.586" calcext:value-type="float">
            <text:p>1.10E+02</text:p>
          </table:table-cell>
          <table:table-cell office:value-type="float" office:value="221.57" calcext:value-type="float">
            <text:p>2.22E+02</text:p>
          </table:table-cell>
          <table:table-cell table:formula="of:=[.C2119]+0.2" office:value-type="float" office:value="423.599999999985" calcext:value-type="float">
            <text:p>423.599999999985</text:p>
          </table:table-cell>
        </table:table-row>
        <table:table-row table:style-name="ro1">
          <table:table-cell office:value-type="float" office:value="109.569" calcext:value-type="float">
            <text:p>1.10E+02</text:p>
          </table:table-cell>
          <table:table-cell office:value-type="float" office:value="221.53" calcext:value-type="float">
            <text:p>2.22E+02</text:p>
          </table:table-cell>
          <table:table-cell table:formula="of:=[.C2120]+0.2" office:value-type="float" office:value="423.799999999985" calcext:value-type="float">
            <text:p>423.799999999985</text:p>
          </table:table-cell>
        </table:table-row>
        <table:table-row table:style-name="ro1">
          <table:table-cell office:value-type="float" office:value="109.551" calcext:value-type="float">
            <text:p>1.10E+02</text:p>
          </table:table-cell>
          <table:table-cell office:value-type="float" office:value="221.491" calcext:value-type="float">
            <text:p>2.21E+02</text:p>
          </table:table-cell>
          <table:table-cell table:formula="of:=[.C2121]+0.2" office:value-type="float" office:value="423.999999999985" calcext:value-type="float">
            <text:p>423.999999999985</text:p>
          </table:table-cell>
        </table:table-row>
        <table:table-row table:style-name="ro1">
          <table:table-cell office:value-type="float" office:value="109.534" calcext:value-type="float">
            <text:p>1.10E+02</text:p>
          </table:table-cell>
          <table:table-cell office:value-type="float" office:value="221.451" calcext:value-type="float">
            <text:p>2.21E+02</text:p>
          </table:table-cell>
          <table:table-cell table:formula="of:=[.C2122]+0.2" office:value-type="float" office:value="424.199999999984" calcext:value-type="float">
            <text:p>424.199999999984</text:p>
          </table:table-cell>
        </table:table-row>
        <table:table-row table:style-name="ro1">
          <table:table-cell office:value-type="float" office:value="109.516" calcext:value-type="float">
            <text:p>1.10E+02</text:p>
          </table:table-cell>
          <table:table-cell office:value-type="float" office:value="221.412" calcext:value-type="float">
            <text:p>2.21E+02</text:p>
          </table:table-cell>
          <table:table-cell table:formula="of:=[.C2123]+0.2" office:value-type="float" office:value="424.399999999984" calcext:value-type="float">
            <text:p>424.399999999984</text:p>
          </table:table-cell>
        </table:table-row>
        <table:table-row table:style-name="ro1">
          <table:table-cell office:value-type="float" office:value="109.498" calcext:value-type="float">
            <text:p>1.09E+02</text:p>
          </table:table-cell>
          <table:table-cell office:value-type="float" office:value="221.372" calcext:value-type="float">
            <text:p>2.21E+02</text:p>
          </table:table-cell>
          <table:table-cell table:formula="of:=[.C2124]+0.2" office:value-type="float" office:value="424.599999999984" calcext:value-type="float">
            <text:p>424.599999999984</text:p>
          </table:table-cell>
        </table:table-row>
        <table:table-row table:style-name="ro1">
          <table:table-cell office:value-type="float" office:value="109.481" calcext:value-type="float">
            <text:p>1.09E+02</text:p>
          </table:table-cell>
          <table:table-cell office:value-type="float" office:value="221.333" calcext:value-type="float">
            <text:p>2.21E+02</text:p>
          </table:table-cell>
          <table:table-cell table:formula="of:=[.C2125]+0.2" office:value-type="float" office:value="424.799999999985" calcext:value-type="float">
            <text:p>424.799999999985</text:p>
          </table:table-cell>
        </table:table-row>
        <table:table-row table:style-name="ro1">
          <table:table-cell office:value-type="float" office:value="109.463" calcext:value-type="float">
            <text:p>1.09E+02</text:p>
          </table:table-cell>
          <table:table-cell office:value-type="float" office:value="221.293" calcext:value-type="float">
            <text:p>2.21E+02</text:p>
          </table:table-cell>
          <table:table-cell table:formula="of:=[.C2126]+0.2" office:value-type="float" office:value="424.999999999984" calcext:value-type="float">
            <text:p>424.999999999984</text:p>
          </table:table-cell>
        </table:table-row>
        <table:table-row table:style-name="ro1">
          <table:table-cell office:value-type="float" office:value="109.446" calcext:value-type="float">
            <text:p>1.09E+02</text:p>
          </table:table-cell>
          <table:table-cell office:value-type="float" office:value="221.254" calcext:value-type="float">
            <text:p>2.21E+02</text:p>
          </table:table-cell>
          <table:table-cell table:formula="of:=[.C2127]+0.2" office:value-type="float" office:value="425.199999999984" calcext:value-type="float">
            <text:p>425.199999999984</text:p>
          </table:table-cell>
        </table:table-row>
        <table:table-row table:style-name="ro1">
          <table:table-cell office:value-type="float" office:value="109.428" calcext:value-type="float">
            <text:p>1.09E+02</text:p>
          </table:table-cell>
          <table:table-cell office:value-type="float" office:value="221.214" calcext:value-type="float">
            <text:p>2.21E+02</text:p>
          </table:table-cell>
          <table:table-cell table:formula="of:=[.C2128]+0.2" office:value-type="float" office:value="425.399999999984" calcext:value-type="float">
            <text:p>425.399999999984</text:p>
          </table:table-cell>
        </table:table-row>
        <table:table-row table:style-name="ro1">
          <table:table-cell office:value-type="float" office:value="109.411" calcext:value-type="float">
            <text:p>1.09E+02</text:p>
          </table:table-cell>
          <table:table-cell office:value-type="float" office:value="221.175" calcext:value-type="float">
            <text:p>2.21E+02</text:p>
          </table:table-cell>
          <table:table-cell table:formula="of:=[.C2129]+0.2" office:value-type="float" office:value="425.599999999984" calcext:value-type="float">
            <text:p>425.599999999984</text:p>
          </table:table-cell>
        </table:table-row>
        <table:table-row table:style-name="ro1">
          <table:table-cell office:value-type="float" office:value="109.393" calcext:value-type="float">
            <text:p>1.09E+02</text:p>
          </table:table-cell>
          <table:table-cell office:value-type="float" office:value="221.135" calcext:value-type="float">
            <text:p>2.21E+02</text:p>
          </table:table-cell>
          <table:table-cell table:formula="of:=[.C2130]+0.2" office:value-type="float" office:value="425.799999999984" calcext:value-type="float">
            <text:p>425.799999999984</text:p>
          </table:table-cell>
        </table:table-row>
        <table:table-row table:style-name="ro1">
          <table:table-cell office:value-type="float" office:value="109.375" calcext:value-type="float">
            <text:p>1.09E+02</text:p>
          </table:table-cell>
          <table:table-cell office:value-type="float" office:value="221.095" calcext:value-type="float">
            <text:p>2.21E+02</text:p>
          </table:table-cell>
          <table:table-cell table:formula="of:=[.C2131]+0.2" office:value-type="float" office:value="425.999999999984" calcext:value-type="float">
            <text:p>425.999999999984</text:p>
          </table:table-cell>
        </table:table-row>
        <table:table-row table:style-name="ro1">
          <table:table-cell office:value-type="float" office:value="109.358" calcext:value-type="float">
            <text:p>1.09E+02</text:p>
          </table:table-cell>
          <table:table-cell office:value-type="float" office:value="221.056" calcext:value-type="float">
            <text:p>2.21E+02</text:p>
          </table:table-cell>
          <table:table-cell table:formula="of:=[.C2132]+0.2" office:value-type="float" office:value="426.199999999984" calcext:value-type="float">
            <text:p>426.199999999984</text:p>
          </table:table-cell>
        </table:table-row>
        <table:table-row table:style-name="ro1">
          <table:table-cell office:value-type="float" office:value="109.34" calcext:value-type="float">
            <text:p>1.09E+02</text:p>
          </table:table-cell>
          <table:table-cell office:value-type="float" office:value="221.016" calcext:value-type="float">
            <text:p>2.21E+02</text:p>
          </table:table-cell>
          <table:table-cell table:formula="of:=[.C2133]+0.2" office:value-type="float" office:value="426.399999999984" calcext:value-type="float">
            <text:p>426.399999999984</text:p>
          </table:table-cell>
        </table:table-row>
        <table:table-row table:style-name="ro1">
          <table:table-cell office:value-type="float" office:value="109.322" calcext:value-type="float">
            <text:p>1.09E+02</text:p>
          </table:table-cell>
          <table:table-cell office:value-type="float" office:value="220.976" calcext:value-type="float">
            <text:p>2.21E+02</text:p>
          </table:table-cell>
          <table:table-cell table:formula="of:=[.C2134]+0.2" office:value-type="float" office:value="426.599999999984" calcext:value-type="float">
            <text:p>426.599999999984</text:p>
          </table:table-cell>
        </table:table-row>
        <table:table-row table:style-name="ro1">
          <table:table-cell office:value-type="float" office:value="109.305" calcext:value-type="float">
            <text:p>1.09E+02</text:p>
          </table:table-cell>
          <table:table-cell office:value-type="float" office:value="220.937" calcext:value-type="float">
            <text:p>2.21E+02</text:p>
          </table:table-cell>
          <table:table-cell table:formula="of:=[.C2135]+0.2" office:value-type="float" office:value="426.799999999984" calcext:value-type="float">
            <text:p>426.799999999984</text:p>
          </table:table-cell>
        </table:table-row>
        <table:table-row table:style-name="ro1">
          <table:table-cell office:value-type="float" office:value="109.287" calcext:value-type="float">
            <text:p>1.09E+02</text:p>
          </table:table-cell>
          <table:table-cell office:value-type="float" office:value="220.897" calcext:value-type="float">
            <text:p>2.21E+02</text:p>
          </table:table-cell>
          <table:table-cell table:formula="of:=[.C2136]+0.2" office:value-type="float" office:value="426.999999999984" calcext:value-type="float">
            <text:p>426.999999999984</text:p>
          </table:table-cell>
        </table:table-row>
        <table:table-row table:style-name="ro1">
          <table:table-cell office:value-type="float" office:value="109.269" calcext:value-type="float">
            <text:p>1.09E+02</text:p>
          </table:table-cell>
          <table:table-cell office:value-type="float" office:value="220.857" calcext:value-type="float">
            <text:p>2.21E+02</text:p>
          </table:table-cell>
          <table:table-cell table:formula="of:=[.C2137]+0.2" office:value-type="float" office:value="427.199999999984" calcext:value-type="float">
            <text:p>427.199999999984</text:p>
          </table:table-cell>
        </table:table-row>
        <table:table-row table:style-name="ro1">
          <table:table-cell office:value-type="float" office:value="109.252" calcext:value-type="float">
            <text:p>1.09E+02</text:p>
          </table:table-cell>
          <table:table-cell office:value-type="float" office:value="220.817" calcext:value-type="float">
            <text:p>2.21E+02</text:p>
          </table:table-cell>
          <table:table-cell table:formula="of:=[.C2138]+0.2" office:value-type="float" office:value="427.399999999984" calcext:value-type="float">
            <text:p>427.399999999984</text:p>
          </table:table-cell>
        </table:table-row>
        <table:table-row table:style-name="ro1">
          <table:table-cell office:value-type="float" office:value="109.234" calcext:value-type="float">
            <text:p>1.09E+02</text:p>
          </table:table-cell>
          <table:table-cell office:value-type="float" office:value="220.778" calcext:value-type="float">
            <text:p>2.21E+02</text:p>
          </table:table-cell>
          <table:table-cell table:formula="of:=[.C2139]+0.2" office:value-type="float" office:value="427.599999999984" calcext:value-type="float">
            <text:p>427.599999999984</text:p>
          </table:table-cell>
        </table:table-row>
        <table:table-row table:style-name="ro1">
          <table:table-cell office:value-type="float" office:value="109.216" calcext:value-type="float">
            <text:p>1.09E+02</text:p>
          </table:table-cell>
          <table:table-cell office:value-type="float" office:value="220.738" calcext:value-type="float">
            <text:p>2.21E+02</text:p>
          </table:table-cell>
          <table:table-cell table:formula="of:=[.C2140]+0.2" office:value-type="float" office:value="427.799999999984" calcext:value-type="float">
            <text:p>427.799999999984</text:p>
          </table:table-cell>
        </table:table-row>
        <table:table-row table:style-name="ro1">
          <table:table-cell office:value-type="float" office:value="109.199" calcext:value-type="float">
            <text:p>1.09E+02</text:p>
          </table:table-cell>
          <table:table-cell office:value-type="float" office:value="220.698" calcext:value-type="float">
            <text:p>2.21E+02</text:p>
          </table:table-cell>
          <table:table-cell table:formula="of:=[.C2141]+0.2" office:value-type="float" office:value="427.999999999984" calcext:value-type="float">
            <text:p>427.999999999984</text:p>
          </table:table-cell>
        </table:table-row>
        <table:table-row table:style-name="ro1">
          <table:table-cell office:value-type="float" office:value="109.181" calcext:value-type="float">
            <text:p>1.09E+02</text:p>
          </table:table-cell>
          <table:table-cell office:value-type="float" office:value="220.658" calcext:value-type="float">
            <text:p>2.21E+02</text:p>
          </table:table-cell>
          <table:table-cell table:formula="of:=[.C2142]+0.2" office:value-type="float" office:value="428.199999999984" calcext:value-type="float">
            <text:p>428.199999999984</text:p>
          </table:table-cell>
        </table:table-row>
        <table:table-row table:style-name="ro1">
          <table:table-cell office:value-type="float" office:value="109.163" calcext:value-type="float">
            <text:p>1.09E+02</text:p>
          </table:table-cell>
          <table:table-cell office:value-type="float" office:value="220.618" calcext:value-type="float">
            <text:p>2.21E+02</text:p>
          </table:table-cell>
          <table:table-cell table:formula="of:=[.C2143]+0.2" office:value-type="float" office:value="428.399999999984" calcext:value-type="float">
            <text:p>428.399999999984</text:p>
          </table:table-cell>
        </table:table-row>
        <table:table-row table:style-name="ro1">
          <table:table-cell office:value-type="float" office:value="109.146" calcext:value-type="float">
            <text:p>1.09E+02</text:p>
          </table:table-cell>
          <table:table-cell office:value-type="float" office:value="220.579" calcext:value-type="float">
            <text:p>2.21E+02</text:p>
          </table:table-cell>
          <table:table-cell table:formula="of:=[.C2144]+0.2" office:value-type="float" office:value="428.599999999984" calcext:value-type="float">
            <text:p>428.599999999984</text:p>
          </table:table-cell>
        </table:table-row>
        <table:table-row table:style-name="ro1">
          <table:table-cell office:value-type="float" office:value="109.128" calcext:value-type="float">
            <text:p>1.09E+02</text:p>
          </table:table-cell>
          <table:table-cell office:value-type="float" office:value="220.539" calcext:value-type="float">
            <text:p>2.21E+02</text:p>
          </table:table-cell>
          <table:table-cell table:formula="of:=[.C2145]+0.2" office:value-type="float" office:value="428.799999999984" calcext:value-type="float">
            <text:p>428.799999999984</text:p>
          </table:table-cell>
        </table:table-row>
        <table:table-row table:style-name="ro1">
          <table:table-cell office:value-type="float" office:value="109.11" calcext:value-type="float">
            <text:p>1.09E+02</text:p>
          </table:table-cell>
          <table:table-cell office:value-type="float" office:value="220.499" calcext:value-type="float">
            <text:p>2.20E+02</text:p>
          </table:table-cell>
          <table:table-cell table:formula="of:=[.C2146]+0.2" office:value-type="float" office:value="428.999999999984" calcext:value-type="float">
            <text:p>428.999999999984</text:p>
          </table:table-cell>
        </table:table-row>
        <table:table-row table:style-name="ro1">
          <table:table-cell office:value-type="float" office:value="109.092" calcext:value-type="float">
            <text:p>1.09E+02</text:p>
          </table:table-cell>
          <table:table-cell office:value-type="float" office:value="220.459" calcext:value-type="float">
            <text:p>2.20E+02</text:p>
          </table:table-cell>
          <table:table-cell table:formula="of:=[.C2147]+0.2" office:value-type="float" office:value="429.199999999984" calcext:value-type="float">
            <text:p>429.199999999984</text:p>
          </table:table-cell>
        </table:table-row>
        <table:table-row table:style-name="ro1">
          <table:table-cell office:value-type="float" office:value="109.075" calcext:value-type="float">
            <text:p>1.09E+02</text:p>
          </table:table-cell>
          <table:table-cell office:value-type="float" office:value="220.419" calcext:value-type="float">
            <text:p>2.20E+02</text:p>
          </table:table-cell>
          <table:table-cell table:formula="of:=[.C2148]+0.2" office:value-type="float" office:value="429.399999999984" calcext:value-type="float">
            <text:p>429.399999999984</text:p>
          </table:table-cell>
        </table:table-row>
        <table:table-row table:style-name="ro1">
          <table:table-cell office:value-type="float" office:value="109.057" calcext:value-type="float">
            <text:p>1.09E+02</text:p>
          </table:table-cell>
          <table:table-cell office:value-type="float" office:value="220.379" calcext:value-type="float">
            <text:p>2.20E+02</text:p>
          </table:table-cell>
          <table:table-cell table:formula="of:=[.C2149]+0.2" office:value-type="float" office:value="429.599999999984" calcext:value-type="float">
            <text:p>429.599999999984</text:p>
          </table:table-cell>
        </table:table-row>
        <table:table-row table:style-name="ro1">
          <table:table-cell office:value-type="float" office:value="109.039" calcext:value-type="float">
            <text:p>1.09E+02</text:p>
          </table:table-cell>
          <table:table-cell office:value-type="float" office:value="220.339" calcext:value-type="float">
            <text:p>2.20E+02</text:p>
          </table:table-cell>
          <table:table-cell table:formula="of:=[.C2150]+0.2" office:value-type="float" office:value="429.799999999984" calcext:value-type="float">
            <text:p>429.799999999984</text:p>
          </table:table-cell>
        </table:table-row>
        <table:table-row table:style-name="ro1">
          <table:table-cell office:value-type="float" office:value="109.022" calcext:value-type="float">
            <text:p>1.09E+02</text:p>
          </table:table-cell>
          <table:table-cell office:value-type="float" office:value="220.299" calcext:value-type="float">
            <text:p>2.20E+02</text:p>
          </table:table-cell>
          <table:table-cell table:formula="of:=[.C2151]+0.2" office:value-type="float" office:value="429.999999999984" calcext:value-type="float">
            <text:p>429.999999999984</text:p>
          </table:table-cell>
        </table:table-row>
        <table:table-row table:style-name="ro1">
          <table:table-cell office:value-type="float" office:value="109.004" calcext:value-type="float">
            <text:p>1.09E+02</text:p>
          </table:table-cell>
          <table:table-cell office:value-type="float" office:value="220.259" calcext:value-type="float">
            <text:p>2.20E+02</text:p>
          </table:table-cell>
          <table:table-cell table:formula="of:=[.C2152]+0.2" office:value-type="float" office:value="430.199999999984" calcext:value-type="float">
            <text:p>430.199999999984</text:p>
          </table:table-cell>
        </table:table-row>
        <table:table-row table:style-name="ro1">
          <table:table-cell office:value-type="float" office:value="108.986" calcext:value-type="float">
            <text:p>1.09E+02</text:p>
          </table:table-cell>
          <table:table-cell office:value-type="float" office:value="220.219" calcext:value-type="float">
            <text:p>2.20E+02</text:p>
          </table:table-cell>
          <table:table-cell table:formula="of:=[.C2153]+0.2" office:value-type="float" office:value="430.399999999984" calcext:value-type="float">
            <text:p>430.399999999984</text:p>
          </table:table-cell>
        </table:table-row>
        <table:table-row table:style-name="ro1">
          <table:table-cell office:value-type="float" office:value="108.968" calcext:value-type="float">
            <text:p>1.09E+02</text:p>
          </table:table-cell>
          <table:table-cell office:value-type="float" office:value="220.179" calcext:value-type="float">
            <text:p>2.20E+02</text:p>
          </table:table-cell>
          <table:table-cell table:formula="of:=[.C2154]+0.2" office:value-type="float" office:value="430.599999999984" calcext:value-type="float">
            <text:p>430.599999999984</text:p>
          </table:table-cell>
        </table:table-row>
        <table:table-row table:style-name="ro1">
          <table:table-cell office:value-type="float" office:value="108.95" calcext:value-type="float">
            <text:p>1.09E+02</text:p>
          </table:table-cell>
          <table:table-cell office:value-type="float" office:value="220.139" calcext:value-type="float">
            <text:p>2.20E+02</text:p>
          </table:table-cell>
          <table:table-cell table:formula="of:=[.C2155]+0.2" office:value-type="float" office:value="430.799999999984" calcext:value-type="float">
            <text:p>430.799999999984</text:p>
          </table:table-cell>
        </table:table-row>
        <table:table-row table:style-name="ro1">
          <table:table-cell office:value-type="float" office:value="108.933" calcext:value-type="float">
            <text:p>1.09E+02</text:p>
          </table:table-cell>
          <table:table-cell office:value-type="float" office:value="220.099" calcext:value-type="float">
            <text:p>2.20E+02</text:p>
          </table:table-cell>
          <table:table-cell table:formula="of:=[.C2156]+0.2" office:value-type="float" office:value="430.999999999984" calcext:value-type="float">
            <text:p>430.999999999984</text:p>
          </table:table-cell>
        </table:table-row>
        <table:table-row table:style-name="ro1">
          <table:table-cell office:value-type="float" office:value="108.915" calcext:value-type="float">
            <text:p>1.09E+02</text:p>
          </table:table-cell>
          <table:table-cell office:value-type="float" office:value="220.059" calcext:value-type="float">
            <text:p>2.20E+02</text:p>
          </table:table-cell>
          <table:table-cell table:formula="of:=[.C2157]+0.2" office:value-type="float" office:value="431.199999999984" calcext:value-type="float">
            <text:p>431.199999999984</text:p>
          </table:table-cell>
        </table:table-row>
        <table:table-row table:style-name="ro1">
          <table:table-cell office:value-type="float" office:value="108.897" calcext:value-type="float">
            <text:p>1.09E+02</text:p>
          </table:table-cell>
          <table:table-cell office:value-type="float" office:value="220.019" calcext:value-type="float">
            <text:p>2.20E+02</text:p>
          </table:table-cell>
          <table:table-cell table:formula="of:=[.C2158]+0.2" office:value-type="float" office:value="431.399999999984" calcext:value-type="float">
            <text:p>431.399999999984</text:p>
          </table:table-cell>
        </table:table-row>
        <table:table-row table:style-name="ro1">
          <table:table-cell office:value-type="float" office:value="108.879" calcext:value-type="float">
            <text:p>1.09E+02</text:p>
          </table:table-cell>
          <table:table-cell office:value-type="float" office:value="219.979" calcext:value-type="float">
            <text:p>2.20E+02</text:p>
          </table:table-cell>
          <table:table-cell table:formula="of:=[.C2159]+0.2" office:value-type="float" office:value="431.599999999984" calcext:value-type="float">
            <text:p>431.599999999984</text:p>
          </table:table-cell>
        </table:table-row>
        <table:table-row table:style-name="ro1">
          <table:table-cell office:value-type="float" office:value="108.862" calcext:value-type="float">
            <text:p>1.09E+02</text:p>
          </table:table-cell>
          <table:table-cell office:value-type="float" office:value="219.939" calcext:value-type="float">
            <text:p>2.20E+02</text:p>
          </table:table-cell>
          <table:table-cell table:formula="of:=[.C2160]+0.2" office:value-type="float" office:value="431.799999999984" calcext:value-type="float">
            <text:p>431.799999999984</text:p>
          </table:table-cell>
        </table:table-row>
        <table:table-row table:style-name="ro1">
          <table:table-cell office:value-type="float" office:value="108.844" calcext:value-type="float">
            <text:p>1.09E+02</text:p>
          </table:table-cell>
          <table:table-cell office:value-type="float" office:value="219.899" calcext:value-type="float">
            <text:p>2.20E+02</text:p>
          </table:table-cell>
          <table:table-cell table:formula="of:=[.C2161]+0.2" office:value-type="float" office:value="431.999999999984" calcext:value-type="float">
            <text:p>431.999999999984</text:p>
          </table:table-cell>
        </table:table-row>
        <table:table-row table:style-name="ro1">
          <table:table-cell office:value-type="float" office:value="108.826" calcext:value-type="float">
            <text:p>1.09E+02</text:p>
          </table:table-cell>
          <table:table-cell office:value-type="float" office:value="219.859" calcext:value-type="float">
            <text:p>2.20E+02</text:p>
          </table:table-cell>
          <table:table-cell table:formula="of:=[.C2162]+0.2" office:value-type="float" office:value="432.199999999984" calcext:value-type="float">
            <text:p>432.199999999984</text:p>
          </table:table-cell>
        </table:table-row>
        <table:table-row table:style-name="ro1">
          <table:table-cell office:value-type="float" office:value="108.808" calcext:value-type="float">
            <text:p>1.09E+02</text:p>
          </table:table-cell>
          <table:table-cell office:value-type="float" office:value="219.819" calcext:value-type="float">
            <text:p>2.20E+02</text:p>
          </table:table-cell>
          <table:table-cell table:formula="of:=[.C2163]+0.2" office:value-type="float" office:value="432.399999999984" calcext:value-type="float">
            <text:p>432.399999999984</text:p>
          </table:table-cell>
        </table:table-row>
        <table:table-row table:style-name="ro1">
          <table:table-cell office:value-type="float" office:value="108.79" calcext:value-type="float">
            <text:p>1.09E+02</text:p>
          </table:table-cell>
          <table:table-cell office:value-type="float" office:value="219.779" calcext:value-type="float">
            <text:p>2.20E+02</text:p>
          </table:table-cell>
          <table:table-cell table:formula="of:=[.C2164]+0.2" office:value-type="float" office:value="432.599999999984" calcext:value-type="float">
            <text:p>432.599999999984</text:p>
          </table:table-cell>
        </table:table-row>
        <table:table-row table:style-name="ro1">
          <table:table-cell office:value-type="float" office:value="108.772" calcext:value-type="float">
            <text:p>1.09E+02</text:p>
          </table:table-cell>
          <table:table-cell office:value-type="float" office:value="219.739" calcext:value-type="float">
            <text:p>2.20E+02</text:p>
          </table:table-cell>
          <table:table-cell table:formula="of:=[.C2165]+0.2" office:value-type="float" office:value="432.799999999984" calcext:value-type="float">
            <text:p>432.799999999984</text:p>
          </table:table-cell>
        </table:table-row>
        <table:table-row table:style-name="ro1">
          <table:table-cell office:value-type="float" office:value="108.755" calcext:value-type="float">
            <text:p>1.09E+02</text:p>
          </table:table-cell>
          <table:table-cell office:value-type="float" office:value="219.699" calcext:value-type="float">
            <text:p>2.20E+02</text:p>
          </table:table-cell>
          <table:table-cell table:formula="of:=[.C2166]+0.2" office:value-type="float" office:value="432.999999999984" calcext:value-type="float">
            <text:p>432.999999999984</text:p>
          </table:table-cell>
        </table:table-row>
        <table:table-row table:style-name="ro1">
          <table:table-cell office:value-type="float" office:value="108.737" calcext:value-type="float">
            <text:p>1.09E+02</text:p>
          </table:table-cell>
          <table:table-cell office:value-type="float" office:value="219.659" calcext:value-type="float">
            <text:p>2.20E+02</text:p>
          </table:table-cell>
          <table:table-cell table:formula="of:=[.C2167]+0.2" office:value-type="float" office:value="433.199999999984" calcext:value-type="float">
            <text:p>433.199999999984</text:p>
          </table:table-cell>
        </table:table-row>
        <table:table-row table:style-name="ro1">
          <table:table-cell office:value-type="float" office:value="108.719" calcext:value-type="float">
            <text:p>1.09E+02</text:p>
          </table:table-cell>
          <table:table-cell office:value-type="float" office:value="219.619" calcext:value-type="float">
            <text:p>2.20E+02</text:p>
          </table:table-cell>
          <table:table-cell table:formula="of:=[.C2168]+0.2" office:value-type="float" office:value="433.399999999984" calcext:value-type="float">
            <text:p>433.399999999984</text:p>
          </table:table-cell>
        </table:table-row>
        <table:table-row table:style-name="ro1">
          <table:table-cell office:value-type="float" office:value="108.701" calcext:value-type="float">
            <text:p>1.09E+02</text:p>
          </table:table-cell>
          <table:table-cell office:value-type="float" office:value="219.578" calcext:value-type="float">
            <text:p>2.20E+02</text:p>
          </table:table-cell>
          <table:table-cell table:formula="of:=[.C2169]+0.2" office:value-type="float" office:value="433.599999999984" calcext:value-type="float">
            <text:p>433.599999999984</text:p>
          </table:table-cell>
        </table:table-row>
        <table:table-row table:style-name="ro1">
          <table:table-cell office:value-type="float" office:value="108.683" calcext:value-type="float">
            <text:p>1.09E+02</text:p>
          </table:table-cell>
          <table:table-cell office:value-type="float" office:value="219.538" calcext:value-type="float">
            <text:p>2.20E+02</text:p>
          </table:table-cell>
          <table:table-cell table:formula="of:=[.C2170]+0.2" office:value-type="float" office:value="433.799999999984" calcext:value-type="float">
            <text:p>433.799999999984</text:p>
          </table:table-cell>
        </table:table-row>
        <table:table-row table:style-name="ro1">
          <table:table-cell office:value-type="float" office:value="108.665" calcext:value-type="float">
            <text:p>1.09E+02</text:p>
          </table:table-cell>
          <table:table-cell office:value-type="float" office:value="219.498" calcext:value-type="float">
            <text:p>2.19E+02</text:p>
          </table:table-cell>
          <table:table-cell table:formula="of:=[.C2171]+0.2" office:value-type="float" office:value="433.999999999984" calcext:value-type="float">
            <text:p>433.999999999984</text:p>
          </table:table-cell>
        </table:table-row>
        <table:table-row table:style-name="ro1">
          <table:table-cell office:value-type="float" office:value="108.648" calcext:value-type="float">
            <text:p>1.09E+02</text:p>
          </table:table-cell>
          <table:table-cell office:value-type="float" office:value="219.458" calcext:value-type="float">
            <text:p>2.19E+02</text:p>
          </table:table-cell>
          <table:table-cell table:formula="of:=[.C2172]+0.2" office:value-type="float" office:value="434.199999999984" calcext:value-type="float">
            <text:p>434.199999999984</text:p>
          </table:table-cell>
        </table:table-row>
        <table:table-row table:style-name="ro1">
          <table:table-cell office:value-type="float" office:value="108.63" calcext:value-type="float">
            <text:p>1.09E+02</text:p>
          </table:table-cell>
          <table:table-cell office:value-type="float" office:value="219.418" calcext:value-type="float">
            <text:p>2.19E+02</text:p>
          </table:table-cell>
          <table:table-cell table:formula="of:=[.C2173]+0.2" office:value-type="float" office:value="434.399999999984" calcext:value-type="float">
            <text:p>434.399999999984</text:p>
          </table:table-cell>
        </table:table-row>
        <table:table-row table:style-name="ro1">
          <table:table-cell office:value-type="float" office:value="108.612" calcext:value-type="float">
            <text:p>1.09E+02</text:p>
          </table:table-cell>
          <table:table-cell office:value-type="float" office:value="219.378" calcext:value-type="float">
            <text:p>2.19E+02</text:p>
          </table:table-cell>
          <table:table-cell table:formula="of:=[.C2174]+0.2" office:value-type="float" office:value="434.599999999984" calcext:value-type="float">
            <text:p>434.599999999984</text:p>
          </table:table-cell>
        </table:table-row>
        <table:table-row table:style-name="ro1">
          <table:table-cell office:value-type="float" office:value="108.594" calcext:value-type="float">
            <text:p>1.09E+02</text:p>
          </table:table-cell>
          <table:table-cell office:value-type="float" office:value="219.337" calcext:value-type="float">
            <text:p>2.19E+02</text:p>
          </table:table-cell>
          <table:table-cell table:formula="of:=[.C2175]+0.2" office:value-type="float" office:value="434.799999999984" calcext:value-type="float">
            <text:p>434.799999999984</text:p>
          </table:table-cell>
        </table:table-row>
        <table:table-row table:style-name="ro1">
          <table:table-cell office:value-type="float" office:value="108.576" calcext:value-type="float">
            <text:p>1.09E+02</text:p>
          </table:table-cell>
          <table:table-cell office:value-type="float" office:value="219.297" calcext:value-type="float">
            <text:p>2.19E+02</text:p>
          </table:table-cell>
          <table:table-cell table:formula="of:=[.C2176]+0.2" office:value-type="float" office:value="434.999999999984" calcext:value-type="float">
            <text:p>434.999999999984</text:p>
          </table:table-cell>
        </table:table-row>
        <table:table-row table:style-name="ro1">
          <table:table-cell office:value-type="float" office:value="108.558" calcext:value-type="float">
            <text:p>1.09E+02</text:p>
          </table:table-cell>
          <table:table-cell office:value-type="float" office:value="219.257" calcext:value-type="float">
            <text:p>2.19E+02</text:p>
          </table:table-cell>
          <table:table-cell table:formula="of:=[.C2177]+0.2" office:value-type="float" office:value="435.199999999984" calcext:value-type="float">
            <text:p>435.199999999984</text:p>
          </table:table-cell>
        </table:table-row>
        <table:table-row table:style-name="ro1">
          <table:table-cell office:value-type="float" office:value="108.54" calcext:value-type="float">
            <text:p>1.09E+02</text:p>
          </table:table-cell>
          <table:table-cell office:value-type="float" office:value="219.217" calcext:value-type="float">
            <text:p>2.19E+02</text:p>
          </table:table-cell>
          <table:table-cell table:formula="of:=[.C2178]+0.2" office:value-type="float" office:value="435.399999999984" calcext:value-type="float">
            <text:p>435.399999999984</text:p>
          </table:table-cell>
        </table:table-row>
        <table:table-row table:style-name="ro1">
          <table:table-cell office:value-type="float" office:value="108.523" calcext:value-type="float">
            <text:p>1.09E+02</text:p>
          </table:table-cell>
          <table:table-cell office:value-type="float" office:value="219.177" calcext:value-type="float">
            <text:p>2.19E+02</text:p>
          </table:table-cell>
          <table:table-cell table:formula="of:=[.C2179]+0.2" office:value-type="float" office:value="435.599999999984" calcext:value-type="float">
            <text:p>435.599999999984</text:p>
          </table:table-cell>
        </table:table-row>
        <table:table-row table:style-name="ro1">
          <table:table-cell office:value-type="float" office:value="108.505" calcext:value-type="float">
            <text:p>1.09E+02</text:p>
          </table:table-cell>
          <table:table-cell office:value-type="float" office:value="219.136" calcext:value-type="float">
            <text:p>2.19E+02</text:p>
          </table:table-cell>
          <table:table-cell table:formula="of:=[.C2180]+0.2" office:value-type="float" office:value="435.799999999984" calcext:value-type="float">
            <text:p>435.799999999984</text:p>
          </table:table-cell>
        </table:table-row>
        <table:table-row table:style-name="ro1">
          <table:table-cell office:value-type="float" office:value="108.487" calcext:value-type="float">
            <text:p>1.08E+02</text:p>
          </table:table-cell>
          <table:table-cell office:value-type="float" office:value="219.096" calcext:value-type="float">
            <text:p>2.19E+02</text:p>
          </table:table-cell>
          <table:table-cell table:formula="of:=[.C2181]+0.2" office:value-type="float" office:value="435.999999999984" calcext:value-type="float">
            <text:p>435.999999999984</text:p>
          </table:table-cell>
        </table:table-row>
        <table:table-row table:style-name="ro1">
          <table:table-cell office:value-type="float" office:value="108.469" calcext:value-type="float">
            <text:p>1.08E+02</text:p>
          </table:table-cell>
          <table:table-cell office:value-type="float" office:value="219.056" calcext:value-type="float">
            <text:p>2.19E+02</text:p>
          </table:table-cell>
          <table:table-cell table:formula="of:=[.C2182]+0.2" office:value-type="float" office:value="436.199999999984" calcext:value-type="float">
            <text:p>436.199999999984</text:p>
          </table:table-cell>
        </table:table-row>
        <table:table-row table:style-name="ro1">
          <table:table-cell office:value-type="float" office:value="108.451" calcext:value-type="float">
            <text:p>1.08E+02</text:p>
          </table:table-cell>
          <table:table-cell office:value-type="float" office:value="219.016" calcext:value-type="float">
            <text:p>2.19E+02</text:p>
          </table:table-cell>
          <table:table-cell table:formula="of:=[.C2183]+0.2" office:value-type="float" office:value="436.399999999984" calcext:value-type="float">
            <text:p>436.399999999984</text:p>
          </table:table-cell>
        </table:table-row>
        <table:table-row table:style-name="ro1">
          <table:table-cell office:value-type="float" office:value="108.433" calcext:value-type="float">
            <text:p>1.08E+02</text:p>
          </table:table-cell>
          <table:table-cell office:value-type="float" office:value="218.975" calcext:value-type="float">
            <text:p>2.19E+02</text:p>
          </table:table-cell>
          <table:table-cell table:formula="of:=[.C2184]+0.2" office:value-type="float" office:value="436.599999999984" calcext:value-type="float">
            <text:p>436.599999999984</text:p>
          </table:table-cell>
        </table:table-row>
        <table:table-row table:style-name="ro1">
          <table:table-cell office:value-type="float" office:value="108.415" calcext:value-type="float">
            <text:p>1.08E+02</text:p>
          </table:table-cell>
          <table:table-cell office:value-type="float" office:value="218.935" calcext:value-type="float">
            <text:p>2.19E+02</text:p>
          </table:table-cell>
          <table:table-cell table:formula="of:=[.C2185]+0.2" office:value-type="float" office:value="436.799999999984" calcext:value-type="float">
            <text:p>436.799999999984</text:p>
          </table:table-cell>
        </table:table-row>
        <table:table-row table:style-name="ro1">
          <table:table-cell office:value-type="float" office:value="108.397" calcext:value-type="float">
            <text:p>1.08E+02</text:p>
          </table:table-cell>
          <table:table-cell office:value-type="float" office:value="218.895" calcext:value-type="float">
            <text:p>2.19E+02</text:p>
          </table:table-cell>
          <table:table-cell table:formula="of:=[.C2186]+0.2" office:value-type="float" office:value="436.999999999984" calcext:value-type="float">
            <text:p>436.999999999984</text:p>
          </table:table-cell>
        </table:table-row>
        <table:table-row table:style-name="ro1">
          <table:table-cell office:value-type="float" office:value="108.379" calcext:value-type="float">
            <text:p>1.08E+02</text:p>
          </table:table-cell>
          <table:table-cell office:value-type="float" office:value="218.855" calcext:value-type="float">
            <text:p>2.19E+02</text:p>
          </table:table-cell>
          <table:table-cell table:formula="of:=[.C2187]+0.2" office:value-type="float" office:value="437.199999999984" calcext:value-type="float">
            <text:p>437.199999999984</text:p>
          </table:table-cell>
        </table:table-row>
        <table:table-row table:style-name="ro1">
          <table:table-cell office:value-type="float" office:value="108.362" calcext:value-type="float">
            <text:p>1.08E+02</text:p>
          </table:table-cell>
          <table:table-cell office:value-type="float" office:value="218.814" calcext:value-type="float">
            <text:p>2.19E+02</text:p>
          </table:table-cell>
          <table:table-cell table:formula="of:=[.C2188]+0.2" office:value-type="float" office:value="437.399999999984" calcext:value-type="float">
            <text:p>437.399999999984</text:p>
          </table:table-cell>
        </table:table-row>
        <table:table-row table:style-name="ro1">
          <table:table-cell office:value-type="float" office:value="108.344" calcext:value-type="float">
            <text:p>1.08E+02</text:p>
          </table:table-cell>
          <table:table-cell office:value-type="float" office:value="218.774" calcext:value-type="float">
            <text:p>2.19E+02</text:p>
          </table:table-cell>
          <table:table-cell table:formula="of:=[.C2189]+0.2" office:value-type="float" office:value="437.599999999984" calcext:value-type="float">
            <text:p>437.599999999984</text:p>
          </table:table-cell>
        </table:table-row>
        <table:table-row table:style-name="ro1">
          <table:table-cell office:value-type="float" office:value="108.326" calcext:value-type="float">
            <text:p>1.08E+02</text:p>
          </table:table-cell>
          <table:table-cell office:value-type="float" office:value="218.734" calcext:value-type="float">
            <text:p>2.19E+02</text:p>
          </table:table-cell>
          <table:table-cell table:formula="of:=[.C2190]+0.2" office:value-type="float" office:value="437.799999999984" calcext:value-type="float">
            <text:p>437.799999999984</text:p>
          </table:table-cell>
        </table:table-row>
        <table:table-row table:style-name="ro1">
          <table:table-cell office:value-type="float" office:value="108.308" calcext:value-type="float">
            <text:p>1.08E+02</text:p>
          </table:table-cell>
          <table:table-cell office:value-type="float" office:value="218.694" calcext:value-type="float">
            <text:p>2.19E+02</text:p>
          </table:table-cell>
          <table:table-cell table:formula="of:=[.C2191]+0.2" office:value-type="float" office:value="437.999999999984" calcext:value-type="float">
            <text:p>437.999999999984</text:p>
          </table:table-cell>
        </table:table-row>
        <table:table-row table:style-name="ro1">
          <table:table-cell office:value-type="float" office:value="108.29" calcext:value-type="float">
            <text:p>1.08E+02</text:p>
          </table:table-cell>
          <table:table-cell office:value-type="float" office:value="218.653" calcext:value-type="float">
            <text:p>2.19E+02</text:p>
          </table:table-cell>
          <table:table-cell table:formula="of:=[.C2192]+0.2" office:value-type="float" office:value="438.199999999984" calcext:value-type="float">
            <text:p>438.199999999984</text:p>
          </table:table-cell>
        </table:table-row>
        <table:table-row table:style-name="ro1">
          <table:table-cell office:value-type="float" office:value="108.272" calcext:value-type="float">
            <text:p>1.08E+02</text:p>
          </table:table-cell>
          <table:table-cell office:value-type="float" office:value="218.613" calcext:value-type="float">
            <text:p>2.19E+02</text:p>
          </table:table-cell>
          <table:table-cell table:formula="of:=[.C2193]+0.2" office:value-type="float" office:value="438.399999999984" calcext:value-type="float">
            <text:p>438.399999999984</text:p>
          </table:table-cell>
        </table:table-row>
        <table:table-row table:style-name="ro1">
          <table:table-cell office:value-type="float" office:value="108.254" calcext:value-type="float">
            <text:p>1.08E+02</text:p>
          </table:table-cell>
          <table:table-cell office:value-type="float" office:value="218.573" calcext:value-type="float">
            <text:p>2.19E+02</text:p>
          </table:table-cell>
          <table:table-cell table:formula="of:=[.C2194]+0.2" office:value-type="float" office:value="438.599999999984" calcext:value-type="float">
            <text:p>438.599999999984</text:p>
          </table:table-cell>
        </table:table-row>
        <table:table-row table:style-name="ro1">
          <table:table-cell office:value-type="float" office:value="108.236" calcext:value-type="float">
            <text:p>1.08E+02</text:p>
          </table:table-cell>
          <table:table-cell office:value-type="float" office:value="218.532" calcext:value-type="float">
            <text:p>2.19E+02</text:p>
          </table:table-cell>
          <table:table-cell table:formula="of:=[.C2195]+0.2" office:value-type="float" office:value="438.799999999984" calcext:value-type="float">
            <text:p>438.799999999984</text:p>
          </table:table-cell>
        </table:table-row>
        <table:table-row table:style-name="ro1">
          <table:table-cell office:value-type="float" office:value="108.218" calcext:value-type="float">
            <text:p>1.08E+02</text:p>
          </table:table-cell>
          <table:table-cell office:value-type="float" office:value="218.492" calcext:value-type="float">
            <text:p>2.18E+02</text:p>
          </table:table-cell>
          <table:table-cell table:formula="of:=[.C2196]+0.2" office:value-type="float" office:value="438.999999999984" calcext:value-type="float">
            <text:p>438.999999999984</text:p>
          </table:table-cell>
        </table:table-row>
        <table:table-row table:style-name="ro1">
          <table:table-cell office:value-type="float" office:value="108.2" calcext:value-type="float">
            <text:p>1.08E+02</text:p>
          </table:table-cell>
          <table:table-cell office:value-type="float" office:value="218.452" calcext:value-type="float">
            <text:p>2.18E+02</text:p>
          </table:table-cell>
          <table:table-cell table:formula="of:=[.C2197]+0.2" office:value-type="float" office:value="439.199999999984" calcext:value-type="float">
            <text:p>439.199999999984</text:p>
          </table:table-cell>
        </table:table-row>
        <table:table-row table:style-name="ro1">
          <table:table-cell office:value-type="float" office:value="108.182" calcext:value-type="float">
            <text:p>1.08E+02</text:p>
          </table:table-cell>
          <table:table-cell office:value-type="float" office:value="218.411" calcext:value-type="float">
            <text:p>2.18E+02</text:p>
          </table:table-cell>
          <table:table-cell table:formula="of:=[.C2198]+0.2" office:value-type="float" office:value="439.399999999984" calcext:value-type="float">
            <text:p>439.399999999984</text:p>
          </table:table-cell>
        </table:table-row>
        <table:table-row table:style-name="ro1">
          <table:table-cell office:value-type="float" office:value="108.165" calcext:value-type="float">
            <text:p>1.08E+02</text:p>
          </table:table-cell>
          <table:table-cell office:value-type="float" office:value="218.371" calcext:value-type="float">
            <text:p>2.18E+02</text:p>
          </table:table-cell>
          <table:table-cell table:formula="of:=[.C2199]+0.2" office:value-type="float" office:value="439.599999999984" calcext:value-type="float">
            <text:p>439.599999999984</text:p>
          </table:table-cell>
        </table:table-row>
        <table:table-row table:style-name="ro1">
          <table:table-cell office:value-type="float" office:value="108.147" calcext:value-type="float">
            <text:p>1.08E+02</text:p>
          </table:table-cell>
          <table:table-cell office:value-type="float" office:value="218.331" calcext:value-type="float">
            <text:p>2.18E+02</text:p>
          </table:table-cell>
          <table:table-cell table:formula="of:=[.C2200]+0.2" office:value-type="float" office:value="439.799999999984" calcext:value-type="float">
            <text:p>439.799999999984</text:p>
          </table:table-cell>
        </table:table-row>
        <table:table-row table:style-name="ro1">
          <table:table-cell office:value-type="float" office:value="108.129" calcext:value-type="float">
            <text:p>1.08E+02</text:p>
          </table:table-cell>
          <table:table-cell office:value-type="float" office:value="218.29" calcext:value-type="float">
            <text:p>2.18E+02</text:p>
          </table:table-cell>
          <table:table-cell table:formula="of:=[.C2201]+0.2" office:value-type="float" office:value="439.999999999984" calcext:value-type="float">
            <text:p>439.999999999984</text:p>
          </table:table-cell>
        </table:table-row>
        <table:table-row table:style-name="ro1">
          <table:table-cell office:value-type="float" office:value="108.111" calcext:value-type="float">
            <text:p>1.08E+02</text:p>
          </table:table-cell>
          <table:table-cell office:value-type="float" office:value="218.25" calcext:value-type="float">
            <text:p>2.18E+02</text:p>
          </table:table-cell>
          <table:table-cell table:formula="of:=[.C2202]+0.2" office:value-type="float" office:value="440.199999999984" calcext:value-type="float">
            <text:p>440.199999999984</text:p>
          </table:table-cell>
        </table:table-row>
        <table:table-row table:style-name="ro1">
          <table:table-cell office:value-type="float" office:value="108.093" calcext:value-type="float">
            <text:p>1.08E+02</text:p>
          </table:table-cell>
          <table:table-cell office:value-type="float" office:value="218.21" calcext:value-type="float">
            <text:p>2.18E+02</text:p>
          </table:table-cell>
          <table:table-cell table:formula="of:=[.C2203]+0.2" office:value-type="float" office:value="440.399999999984" calcext:value-type="float">
            <text:p>440.399999999984</text:p>
          </table:table-cell>
        </table:table-row>
        <table:table-row table:style-name="ro1">
          <table:table-cell office:value-type="float" office:value="108.075" calcext:value-type="float">
            <text:p>1.08E+02</text:p>
          </table:table-cell>
          <table:table-cell office:value-type="float" office:value="218.169" calcext:value-type="float">
            <text:p>2.18E+02</text:p>
          </table:table-cell>
          <table:table-cell table:formula="of:=[.C2204]+0.2" office:value-type="float" office:value="440.599999999984" calcext:value-type="float">
            <text:p>440.599999999984</text:p>
          </table:table-cell>
        </table:table-row>
        <table:table-row table:style-name="ro1">
          <table:table-cell office:value-type="float" office:value="108.057" calcext:value-type="float">
            <text:p>1.08E+02</text:p>
          </table:table-cell>
          <table:table-cell office:value-type="float" office:value="218.129" calcext:value-type="float">
            <text:p>2.18E+02</text:p>
          </table:table-cell>
          <table:table-cell table:formula="of:=[.C2205]+0.2" office:value-type="float" office:value="440.799999999984" calcext:value-type="float">
            <text:p>440.799999999984</text:p>
          </table:table-cell>
        </table:table-row>
        <table:table-row table:style-name="ro1">
          <table:table-cell office:value-type="float" office:value="108.039" calcext:value-type="float">
            <text:p>1.08E+02</text:p>
          </table:table-cell>
          <table:table-cell office:value-type="float" office:value="218.089" calcext:value-type="float">
            <text:p>2.18E+02</text:p>
          </table:table-cell>
          <table:table-cell table:formula="of:=[.C2206]+0.2" office:value-type="float" office:value="440.999999999984" calcext:value-type="float">
            <text:p>440.999999999984</text:p>
          </table:table-cell>
        </table:table-row>
        <table:table-row table:style-name="ro1">
          <table:table-cell office:value-type="float" office:value="108.021" calcext:value-type="float">
            <text:p>1.08E+02</text:p>
          </table:table-cell>
          <table:table-cell office:value-type="float" office:value="218.048" calcext:value-type="float">
            <text:p>2.18E+02</text:p>
          </table:table-cell>
          <table:table-cell table:formula="of:=[.C2207]+0.2" office:value-type="float" office:value="441.199999999984" calcext:value-type="float">
            <text:p>441.199999999984</text:p>
          </table:table-cell>
        </table:table-row>
        <table:table-row table:style-name="ro1">
          <table:table-cell office:value-type="float" office:value="108.003" calcext:value-type="float">
            <text:p>1.08E+02</text:p>
          </table:table-cell>
          <table:table-cell office:value-type="float" office:value="218.008" calcext:value-type="float">
            <text:p>2.18E+02</text:p>
          </table:table-cell>
          <table:table-cell table:formula="of:=[.C2208]+0.2" office:value-type="float" office:value="441.399999999983" calcext:value-type="float">
            <text:p>441.399999999983</text:p>
          </table:table-cell>
        </table:table-row>
        <table:table-row table:style-name="ro1">
          <table:table-cell office:value-type="float" office:value="107.985" calcext:value-type="float">
            <text:p>1.08E+02</text:p>
          </table:table-cell>
          <table:table-cell office:value-type="float" office:value="217.968" calcext:value-type="float">
            <text:p>2.18E+02</text:p>
          </table:table-cell>
          <table:table-cell table:formula="of:=[.C2209]+0.2" office:value-type="float" office:value="441.599999999984" calcext:value-type="float">
            <text:p>441.599999999984</text:p>
          </table:table-cell>
        </table:table-row>
        <table:table-row table:style-name="ro1">
          <table:table-cell office:value-type="float" office:value="107.967" calcext:value-type="float">
            <text:p>1.08E+02</text:p>
          </table:table-cell>
          <table:table-cell office:value-type="float" office:value="217.927" calcext:value-type="float">
            <text:p>2.18E+02</text:p>
          </table:table-cell>
          <table:table-cell table:formula="of:=[.C2210]+0.2" office:value-type="float" office:value="441.799999999984" calcext:value-type="float">
            <text:p>441.799999999984</text:p>
          </table:table-cell>
        </table:table-row>
        <table:table-row table:style-name="ro1">
          <table:table-cell office:value-type="float" office:value="107.949" calcext:value-type="float">
            <text:p>1.08E+02</text:p>
          </table:table-cell>
          <table:table-cell office:value-type="float" office:value="217.887" calcext:value-type="float">
            <text:p>2.18E+02</text:p>
          </table:table-cell>
          <table:table-cell table:formula="of:=[.C2211]+0.2" office:value-type="float" office:value="441.999999999984" calcext:value-type="float">
            <text:p>441.999999999984</text:p>
          </table:table-cell>
        </table:table-row>
        <table:table-row table:style-name="ro1">
          <table:table-cell office:value-type="float" office:value="107.931" calcext:value-type="float">
            <text:p>1.08E+02</text:p>
          </table:table-cell>
          <table:table-cell office:value-type="float" office:value="217.847" calcext:value-type="float">
            <text:p>2.18E+02</text:p>
          </table:table-cell>
          <table:table-cell table:formula="of:=[.C2212]+0.2" office:value-type="float" office:value="442.199999999983" calcext:value-type="float">
            <text:p>442.199999999983</text:p>
          </table:table-cell>
        </table:table-row>
        <table:table-row table:style-name="ro1">
          <table:table-cell office:value-type="float" office:value="107.914" calcext:value-type="float">
            <text:p>1.08E+02</text:p>
          </table:table-cell>
          <table:table-cell office:value-type="float" office:value="217.806" calcext:value-type="float">
            <text:p>2.18E+02</text:p>
          </table:table-cell>
          <table:table-cell table:formula="of:=[.C2213]+0.2" office:value-type="float" office:value="442.399999999983" calcext:value-type="float">
            <text:p>442.399999999983</text:p>
          </table:table-cell>
        </table:table-row>
        <table:table-row table:style-name="ro1">
          <table:table-cell office:value-type="float" office:value="107.896" calcext:value-type="float">
            <text:p>1.08E+02</text:p>
          </table:table-cell>
          <table:table-cell office:value-type="float" office:value="217.766" calcext:value-type="float">
            <text:p>2.18E+02</text:p>
          </table:table-cell>
          <table:table-cell table:formula="of:=[.C2214]+0.2" office:value-type="float" office:value="442.599999999983" calcext:value-type="float">
            <text:p>442.599999999983</text:p>
          </table:table-cell>
        </table:table-row>
        <table:table-row table:style-name="ro1">
          <table:table-cell office:value-type="float" office:value="107.878" calcext:value-type="float">
            <text:p>1.08E+02</text:p>
          </table:table-cell>
          <table:table-cell office:value-type="float" office:value="217.726" calcext:value-type="float">
            <text:p>2.18E+02</text:p>
          </table:table-cell>
          <table:table-cell table:formula="of:=[.C2215]+0.2" office:value-type="float" office:value="442.799999999983" calcext:value-type="float">
            <text:p>442.799999999983</text:p>
          </table:table-cell>
        </table:table-row>
        <table:table-row table:style-name="ro1">
          <table:table-cell office:value-type="float" office:value="107.86" calcext:value-type="float">
            <text:p>1.08E+02</text:p>
          </table:table-cell>
          <table:table-cell office:value-type="float" office:value="217.685" calcext:value-type="float">
            <text:p>2.18E+02</text:p>
          </table:table-cell>
          <table:table-cell table:formula="of:=[.C2216]+0.2" office:value-type="float" office:value="442.999999999983" calcext:value-type="float">
            <text:p>442.999999999983</text:p>
          </table:table-cell>
        </table:table-row>
        <table:table-row table:style-name="ro1">
          <table:table-cell office:value-type="float" office:value="107.842" calcext:value-type="float">
            <text:p>1.08E+02</text:p>
          </table:table-cell>
          <table:table-cell office:value-type="float" office:value="217.645" calcext:value-type="float">
            <text:p>2.18E+02</text:p>
          </table:table-cell>
          <table:table-cell table:formula="of:=[.C2217]+0.2" office:value-type="float" office:value="443.199999999983" calcext:value-type="float">
            <text:p>443.199999999983</text:p>
          </table:table-cell>
        </table:table-row>
        <table:table-row table:style-name="ro1">
          <table:table-cell office:value-type="float" office:value="107.824" calcext:value-type="float">
            <text:p>1.08E+02</text:p>
          </table:table-cell>
          <table:table-cell office:value-type="float" office:value="217.604" calcext:value-type="float">
            <text:p>2.18E+02</text:p>
          </table:table-cell>
          <table:table-cell table:formula="of:=[.C2218]+0.2" office:value-type="float" office:value="443.399999999983" calcext:value-type="float">
            <text:p>443.399999999983</text:p>
          </table:table-cell>
        </table:table-row>
        <table:table-row table:style-name="ro1">
          <table:table-cell office:value-type="float" office:value="107.806" calcext:value-type="float">
            <text:p>1.08E+02</text:p>
          </table:table-cell>
          <table:table-cell office:value-type="float" office:value="217.564" calcext:value-type="float">
            <text:p>2.18E+02</text:p>
          </table:table-cell>
          <table:table-cell table:formula="of:=[.C2219]+0.2" office:value-type="float" office:value="443.599999999983" calcext:value-type="float">
            <text:p>443.599999999983</text:p>
          </table:table-cell>
        </table:table-row>
        <table:table-row table:style-name="ro1">
          <table:table-cell office:value-type="float" office:value="107.788" calcext:value-type="float">
            <text:p>1.08E+02</text:p>
          </table:table-cell>
          <table:table-cell office:value-type="float" office:value="217.524" calcext:value-type="float">
            <text:p>2.18E+02</text:p>
          </table:table-cell>
          <table:table-cell table:formula="of:=[.C2220]+0.2" office:value-type="float" office:value="443.799999999983" calcext:value-type="float">
            <text:p>443.799999999983</text:p>
          </table:table-cell>
        </table:table-row>
        <table:table-row table:style-name="ro1">
          <table:table-cell office:value-type="float" office:value="107.77" calcext:value-type="float">
            <text:p>1.08E+02</text:p>
          </table:table-cell>
          <table:table-cell office:value-type="float" office:value="217.483" calcext:value-type="float">
            <text:p>2.17E+02</text:p>
          </table:table-cell>
          <table:table-cell table:formula="of:=[.C2221]+0.2" office:value-type="float" office:value="443.999999999983" calcext:value-type="float">
            <text:p>443.999999999983</text:p>
          </table:table-cell>
        </table:table-row>
        <table:table-row table:style-name="ro1">
          <table:table-cell office:value-type="float" office:value="107.752" calcext:value-type="float">
            <text:p>1.08E+02</text:p>
          </table:table-cell>
          <table:table-cell office:value-type="float" office:value="217.443" calcext:value-type="float">
            <text:p>2.17E+02</text:p>
          </table:table-cell>
          <table:table-cell table:formula="of:=[.C2222]+0.2" office:value-type="float" office:value="444.199999999983" calcext:value-type="float">
            <text:p>444.199999999983</text:p>
          </table:table-cell>
        </table:table-row>
        <table:table-row table:style-name="ro1">
          <table:table-cell office:value-type="float" office:value="107.734" calcext:value-type="float">
            <text:p>1.08E+02</text:p>
          </table:table-cell>
          <table:table-cell office:value-type="float" office:value="217.403" calcext:value-type="float">
            <text:p>2.17E+02</text:p>
          </table:table-cell>
          <table:table-cell table:formula="of:=[.C2223]+0.2" office:value-type="float" office:value="444.399999999983" calcext:value-type="float">
            <text:p>444.399999999983</text:p>
          </table:table-cell>
        </table:table-row>
        <table:table-row table:style-name="ro1">
          <table:table-cell office:value-type="float" office:value="107.716" calcext:value-type="float">
            <text:p>1.08E+02</text:p>
          </table:table-cell>
          <table:table-cell office:value-type="float" office:value="217.362" calcext:value-type="float">
            <text:p>2.17E+02</text:p>
          </table:table-cell>
          <table:table-cell table:formula="of:=[.C2224]+0.2" office:value-type="float" office:value="444.599999999983" calcext:value-type="float">
            <text:p>444.599999999983</text:p>
          </table:table-cell>
        </table:table-row>
        <table:table-row table:style-name="ro1">
          <table:table-cell office:value-type="float" office:value="107.698" calcext:value-type="float">
            <text:p>1.08E+02</text:p>
          </table:table-cell>
          <table:table-cell office:value-type="float" office:value="217.322" calcext:value-type="float">
            <text:p>2.17E+02</text:p>
          </table:table-cell>
          <table:table-cell table:formula="of:=[.C2225]+0.2" office:value-type="float" office:value="444.799999999983" calcext:value-type="float">
            <text:p>444.799999999983</text:p>
          </table:table-cell>
        </table:table-row>
        <table:table-row table:style-name="ro1">
          <table:table-cell office:value-type="float" office:value="107.68" calcext:value-type="float">
            <text:p>1.08E+02</text:p>
          </table:table-cell>
          <table:table-cell office:value-type="float" office:value="217.282" calcext:value-type="float">
            <text:p>2.17E+02</text:p>
          </table:table-cell>
          <table:table-cell table:formula="of:=[.C2226]+0.2" office:value-type="float" office:value="444.999999999983" calcext:value-type="float">
            <text:p>444.999999999983</text:p>
          </table:table-cell>
        </table:table-row>
        <table:table-row table:style-name="ro1">
          <table:table-cell office:value-type="float" office:value="107.662" calcext:value-type="float">
            <text:p>1.08E+02</text:p>
          </table:table-cell>
          <table:table-cell office:value-type="float" office:value="217.241" calcext:value-type="float">
            <text:p>2.17E+02</text:p>
          </table:table-cell>
          <table:table-cell table:formula="of:=[.C2227]+0.2" office:value-type="float" office:value="445.199999999983" calcext:value-type="float">
            <text:p>445.199999999983</text:p>
          </table:table-cell>
        </table:table-row>
        <table:table-row table:style-name="ro1">
          <table:table-cell office:value-type="float" office:value="107.645" calcext:value-type="float">
            <text:p>1.08E+02</text:p>
          </table:table-cell>
          <table:table-cell office:value-type="float" office:value="217.201" calcext:value-type="float">
            <text:p>2.17E+02</text:p>
          </table:table-cell>
          <table:table-cell table:formula="of:=[.C2228]+0.2" office:value-type="float" office:value="445.399999999983" calcext:value-type="float">
            <text:p>445.399999999983</text:p>
          </table:table-cell>
        </table:table-row>
        <table:table-row table:style-name="ro1">
          <table:table-cell office:value-type="float" office:value="107.627" calcext:value-type="float">
            <text:p>1.08E+02</text:p>
          </table:table-cell>
          <table:table-cell office:value-type="float" office:value="217.161" calcext:value-type="float">
            <text:p>2.17E+02</text:p>
          </table:table-cell>
          <table:table-cell table:formula="of:=[.C2229]+0.2" office:value-type="float" office:value="445.599999999983" calcext:value-type="float">
            <text:p>445.599999999983</text:p>
          </table:table-cell>
        </table:table-row>
        <table:table-row table:style-name="ro1">
          <table:table-cell office:value-type="float" office:value="107.609" calcext:value-type="float">
            <text:p>1.08E+02</text:p>
          </table:table-cell>
          <table:table-cell office:value-type="float" office:value="217.12" calcext:value-type="float">
            <text:p>2.17E+02</text:p>
          </table:table-cell>
          <table:table-cell table:formula="of:=[.C2230]+0.2" office:value-type="float" office:value="445.799999999983" calcext:value-type="float">
            <text:p>445.799999999983</text:p>
          </table:table-cell>
        </table:table-row>
        <table:table-row table:style-name="ro1">
          <table:table-cell office:value-type="float" office:value="107.591" calcext:value-type="float">
            <text:p>1.08E+02</text:p>
          </table:table-cell>
          <table:table-cell office:value-type="float" office:value="217.08" calcext:value-type="float">
            <text:p>2.17E+02</text:p>
          </table:table-cell>
          <table:table-cell table:formula="of:=[.C2231]+0.2" office:value-type="float" office:value="445.999999999983" calcext:value-type="float">
            <text:p>445.999999999983</text:p>
          </table:table-cell>
        </table:table-row>
        <table:table-row table:style-name="ro1">
          <table:table-cell office:value-type="float" office:value="107.573" calcext:value-type="float">
            <text:p>1.08E+02</text:p>
          </table:table-cell>
          <table:table-cell office:value-type="float" office:value="217.04" calcext:value-type="float">
            <text:p>2.17E+02</text:p>
          </table:table-cell>
          <table:table-cell table:formula="of:=[.C2232]+0.2" office:value-type="float" office:value="446.199999999983" calcext:value-type="float">
            <text:p>446.199999999983</text:p>
          </table:table-cell>
        </table:table-row>
        <table:table-row table:style-name="ro1">
          <table:table-cell office:value-type="float" office:value="107.555" calcext:value-type="float">
            <text:p>1.08E+02</text:p>
          </table:table-cell>
          <table:table-cell office:value-type="float" office:value="216.999" calcext:value-type="float">
            <text:p>2.17E+02</text:p>
          </table:table-cell>
          <table:table-cell table:formula="of:=[.C2233]+0.2" office:value-type="float" office:value="446.399999999983" calcext:value-type="float">
            <text:p>446.399999999983</text:p>
          </table:table-cell>
        </table:table-row>
        <table:table-row table:style-name="ro1">
          <table:table-cell office:value-type="float" office:value="107.537" calcext:value-type="float">
            <text:p>1.08E+02</text:p>
          </table:table-cell>
          <table:table-cell office:value-type="float" office:value="216.959" calcext:value-type="float">
            <text:p>2.17E+02</text:p>
          </table:table-cell>
          <table:table-cell table:formula="of:=[.C2234]+0.2" office:value-type="float" office:value="446.599999999983" calcext:value-type="float">
            <text:p>446.599999999983</text:p>
          </table:table-cell>
        </table:table-row>
        <table:table-row table:style-name="ro1">
          <table:table-cell office:value-type="float" office:value="107.519" calcext:value-type="float">
            <text:p>1.08E+02</text:p>
          </table:table-cell>
          <table:table-cell office:value-type="float" office:value="216.919" calcext:value-type="float">
            <text:p>2.17E+02</text:p>
          </table:table-cell>
          <table:table-cell table:formula="of:=[.C2235]+0.2" office:value-type="float" office:value="446.799999999983" calcext:value-type="float">
            <text:p>446.799999999983</text:p>
          </table:table-cell>
        </table:table-row>
        <table:table-row table:style-name="ro1">
          <table:table-cell office:value-type="float" office:value="107.501" calcext:value-type="float">
            <text:p>1.08E+02</text:p>
          </table:table-cell>
          <table:table-cell office:value-type="float" office:value="216.878" calcext:value-type="float">
            <text:p>2.17E+02</text:p>
          </table:table-cell>
          <table:table-cell table:formula="of:=[.C2236]+0.2" office:value-type="float" office:value="446.999999999983" calcext:value-type="float">
            <text:p>446.999999999983</text:p>
          </table:table-cell>
        </table:table-row>
        <table:table-row table:style-name="ro1">
          <table:table-cell office:value-type="float" office:value="107.483" calcext:value-type="float">
            <text:p>1.07E+02</text:p>
          </table:table-cell>
          <table:table-cell office:value-type="float" office:value="216.838" calcext:value-type="float">
            <text:p>2.17E+02</text:p>
          </table:table-cell>
          <table:table-cell table:formula="of:=[.C2237]+0.2" office:value-type="float" office:value="447.199999999983" calcext:value-type="float">
            <text:p>447.199999999983</text:p>
          </table:table-cell>
        </table:table-row>
        <table:table-row table:style-name="ro1">
          <table:table-cell office:value-type="float" office:value="107.465" calcext:value-type="float">
            <text:p>1.07E+02</text:p>
          </table:table-cell>
          <table:table-cell office:value-type="float" office:value="216.798" calcext:value-type="float">
            <text:p>2.17E+02</text:p>
          </table:table-cell>
          <table:table-cell table:formula="of:=[.C2238]+0.2" office:value-type="float" office:value="447.399999999983" calcext:value-type="float">
            <text:p>447.399999999983</text:p>
          </table:table-cell>
        </table:table-row>
        <table:table-row table:style-name="ro1">
          <table:table-cell office:value-type="float" office:value="107.447" calcext:value-type="float">
            <text:p>1.07E+02</text:p>
          </table:table-cell>
          <table:table-cell office:value-type="float" office:value="216.758" calcext:value-type="float">
            <text:p>2.17E+02</text:p>
          </table:table-cell>
          <table:table-cell table:formula="of:=[.C2239]+0.2" office:value-type="float" office:value="447.599999999983" calcext:value-type="float">
            <text:p>447.599999999983</text:p>
          </table:table-cell>
        </table:table-row>
        <table:table-row table:style-name="ro1">
          <table:table-cell office:value-type="float" office:value="107.43" calcext:value-type="float">
            <text:p>1.07E+02</text:p>
          </table:table-cell>
          <table:table-cell office:value-type="float" office:value="216.717" calcext:value-type="float">
            <text:p>2.17E+02</text:p>
          </table:table-cell>
          <table:table-cell table:formula="of:=[.C2240]+0.2" office:value-type="float" office:value="447.799999999983" calcext:value-type="float">
            <text:p>447.799999999983</text:p>
          </table:table-cell>
        </table:table-row>
        <table:table-row table:style-name="ro1">
          <table:table-cell office:value-type="float" office:value="107.412" calcext:value-type="float">
            <text:p>1.07E+02</text:p>
          </table:table-cell>
          <table:table-cell office:value-type="float" office:value="216.677" calcext:value-type="float">
            <text:p>2.17E+02</text:p>
          </table:table-cell>
          <table:table-cell table:formula="of:=[.C2241]+0.2" office:value-type="float" office:value="447.999999999983" calcext:value-type="float">
            <text:p>447.999999999983</text:p>
          </table:table-cell>
        </table:table-row>
        <table:table-row table:style-name="ro1">
          <table:table-cell office:value-type="float" office:value="107.394" calcext:value-type="float">
            <text:p>1.07E+02</text:p>
          </table:table-cell>
          <table:table-cell office:value-type="float" office:value="216.637" calcext:value-type="float">
            <text:p>2.17E+02</text:p>
          </table:table-cell>
          <table:table-cell table:formula="of:=[.C2242]+0.2" office:value-type="float" office:value="448.199999999983" calcext:value-type="float">
            <text:p>448.199999999983</text:p>
          </table:table-cell>
        </table:table-row>
        <table:table-row table:style-name="ro1">
          <table:table-cell office:value-type="float" office:value="107.376" calcext:value-type="float">
            <text:p>1.07E+02</text:p>
          </table:table-cell>
          <table:table-cell office:value-type="float" office:value="216.596" calcext:value-type="float">
            <text:p>2.17E+02</text:p>
          </table:table-cell>
          <table:table-cell table:formula="of:=[.C2243]+0.2" office:value-type="float" office:value="448.399999999983" calcext:value-type="float">
            <text:p>448.399999999983</text:p>
          </table:table-cell>
        </table:table-row>
        <table:table-row table:style-name="ro1">
          <table:table-cell office:value-type="float" office:value="107.358" calcext:value-type="float">
            <text:p>1.07E+02</text:p>
          </table:table-cell>
          <table:table-cell office:value-type="float" office:value="216.556" calcext:value-type="float">
            <text:p>2.17E+02</text:p>
          </table:table-cell>
          <table:table-cell table:formula="of:=[.C2244]+0.2" office:value-type="float" office:value="448.599999999983" calcext:value-type="float">
            <text:p>448.599999999983</text:p>
          </table:table-cell>
        </table:table-row>
        <table:table-row table:style-name="ro1">
          <table:table-cell office:value-type="float" office:value="107.34" calcext:value-type="float">
            <text:p>1.07E+02</text:p>
          </table:table-cell>
          <table:table-cell office:value-type="float" office:value="216.516" calcext:value-type="float">
            <text:p>2.17E+02</text:p>
          </table:table-cell>
          <table:table-cell table:formula="of:=[.C2245]+0.2" office:value-type="float" office:value="448.799999999983" calcext:value-type="float">
            <text:p>448.799999999983</text:p>
          </table:table-cell>
        </table:table-row>
        <table:table-row table:style-name="ro1">
          <table:table-cell office:value-type="float" office:value="107.322" calcext:value-type="float">
            <text:p>1.07E+02</text:p>
          </table:table-cell>
          <table:table-cell office:value-type="float" office:value="216.476" calcext:value-type="float">
            <text:p>2.16E+02</text:p>
          </table:table-cell>
          <table:table-cell table:formula="of:=[.C2246]+0.2" office:value-type="float" office:value="448.999999999983" calcext:value-type="float">
            <text:p>448.999999999983</text:p>
          </table:table-cell>
        </table:table-row>
        <table:table-row table:style-name="ro1">
          <table:table-cell office:value-type="float" office:value="107.304" calcext:value-type="float">
            <text:p>1.07E+02</text:p>
          </table:table-cell>
          <table:table-cell office:value-type="float" office:value="216.435" calcext:value-type="float">
            <text:p>2.16E+02</text:p>
          </table:table-cell>
          <table:table-cell table:formula="of:=[.C2247]+0.2" office:value-type="float" office:value="449.199999999983" calcext:value-type="float">
            <text:p>449.199999999983</text:p>
          </table:table-cell>
        </table:table-row>
        <table:table-row table:style-name="ro1">
          <table:table-cell office:value-type="float" office:value="107.286" calcext:value-type="float">
            <text:p>1.07E+02</text:p>
          </table:table-cell>
          <table:table-cell office:value-type="float" office:value="216.395" calcext:value-type="float">
            <text:p>2.16E+02</text:p>
          </table:table-cell>
          <table:table-cell table:formula="of:=[.C2248]+0.2" office:value-type="float" office:value="449.399999999983" calcext:value-type="float">
            <text:p>449.399999999983</text:p>
          </table:table-cell>
        </table:table-row>
        <table:table-row table:style-name="ro1">
          <table:table-cell office:value-type="float" office:value="107.268" calcext:value-type="float">
            <text:p>1.07E+02</text:p>
          </table:table-cell>
          <table:table-cell office:value-type="float" office:value="216.355" calcext:value-type="float">
            <text:p>2.16E+02</text:p>
          </table:table-cell>
          <table:table-cell table:formula="of:=[.C2249]+0.2" office:value-type="float" office:value="449.599999999983" calcext:value-type="float">
            <text:p>449.599999999983</text:p>
          </table:table-cell>
        </table:table-row>
        <table:table-row table:style-name="ro1">
          <table:table-cell office:value-type="float" office:value="107.251" calcext:value-type="float">
            <text:p>1.07E+02</text:p>
          </table:table-cell>
          <table:table-cell office:value-type="float" office:value="216.315" calcext:value-type="float">
            <text:p>2.16E+02</text:p>
          </table:table-cell>
          <table:table-cell table:formula="of:=[.C2250]+0.2" office:value-type="float" office:value="449.799999999983" calcext:value-type="float">
            <text:p>449.799999999983</text:p>
          </table:table-cell>
        </table:table-row>
        <table:table-row table:style-name="ro1">
          <table:table-cell office:value-type="float" office:value="107.233" calcext:value-type="float">
            <text:p>1.07E+02</text:p>
          </table:table-cell>
          <table:table-cell office:value-type="float" office:value="216.274" calcext:value-type="float">
            <text:p>2.16E+02</text:p>
          </table:table-cell>
          <table:table-cell table:formula="of:=[.C2251]+0.2" office:value-type="float" office:value="449.999999999983" calcext:value-type="float">
            <text:p>449.999999999983</text:p>
          </table:table-cell>
        </table:table-row>
        <table:table-row table:style-name="ro1">
          <table:table-cell office:value-type="float" office:value="107.215" calcext:value-type="float">
            <text:p>1.07E+02</text:p>
          </table:table-cell>
          <table:table-cell office:value-type="float" office:value="216.234" calcext:value-type="float">
            <text:p>2.16E+02</text:p>
          </table:table-cell>
          <table:table-cell table:formula="of:=[.C2252]+0.2" office:value-type="float" office:value="450.199999999983" calcext:value-type="float">
            <text:p>450.199999999983</text:p>
          </table:table-cell>
        </table:table-row>
        <table:table-row table:style-name="ro1">
          <table:table-cell office:value-type="float" office:value="107.197" calcext:value-type="float">
            <text:p>1.07E+02</text:p>
          </table:table-cell>
          <table:table-cell office:value-type="float" office:value="216.194" calcext:value-type="float">
            <text:p>2.16E+02</text:p>
          </table:table-cell>
          <table:table-cell table:formula="of:=[.C2253]+0.2" office:value-type="float" office:value="450.399999999983" calcext:value-type="float">
            <text:p>450.399999999983</text:p>
          </table:table-cell>
        </table:table-row>
        <table:table-row table:style-name="ro1">
          <table:table-cell office:value-type="float" office:value="107.179" calcext:value-type="float">
            <text:p>1.07E+02</text:p>
          </table:table-cell>
          <table:table-cell office:value-type="float" office:value="216.154" calcext:value-type="float">
            <text:p>2.16E+02</text:p>
          </table:table-cell>
          <table:table-cell table:formula="of:=[.C2254]+0.2" office:value-type="float" office:value="450.599999999983" calcext:value-type="float">
            <text:p>450.599999999983</text:p>
          </table:table-cell>
        </table:table-row>
        <table:table-row table:style-name="ro1">
          <table:table-cell office:value-type="float" office:value="107.161" calcext:value-type="float">
            <text:p>1.07E+02</text:p>
          </table:table-cell>
          <table:table-cell office:value-type="float" office:value="216.113" calcext:value-type="float">
            <text:p>2.16E+02</text:p>
          </table:table-cell>
          <table:table-cell table:formula="of:=[.C2255]+0.2" office:value-type="float" office:value="450.799999999983" calcext:value-type="float">
            <text:p>450.799999999983</text:p>
          </table:table-cell>
        </table:table-row>
        <table:table-row table:style-name="ro1">
          <table:table-cell office:value-type="float" office:value="107.143" calcext:value-type="float">
            <text:p>1.07E+02</text:p>
          </table:table-cell>
          <table:table-cell office:value-type="float" office:value="216.073" calcext:value-type="float">
            <text:p>2.16E+02</text:p>
          </table:table-cell>
          <table:table-cell table:formula="of:=[.C2256]+0.2" office:value-type="float" office:value="450.999999999983" calcext:value-type="float">
            <text:p>450.999999999983</text:p>
          </table:table-cell>
        </table:table-row>
        <table:table-row table:style-name="ro1">
          <table:table-cell office:value-type="float" office:value="107.125" calcext:value-type="float">
            <text:p>1.07E+02</text:p>
          </table:table-cell>
          <table:table-cell office:value-type="float" office:value="216.033" calcext:value-type="float">
            <text:p>2.16E+02</text:p>
          </table:table-cell>
          <table:table-cell table:formula="of:=[.C2257]+0.2" office:value-type="float" office:value="451.199999999983" calcext:value-type="float">
            <text:p>451.199999999983</text:p>
          </table:table-cell>
        </table:table-row>
        <table:table-row table:style-name="ro1">
          <table:table-cell office:value-type="float" office:value="107.108" calcext:value-type="float">
            <text:p>1.07E+02</text:p>
          </table:table-cell>
          <table:table-cell office:value-type="float" office:value="215.993" calcext:value-type="float">
            <text:p>2.16E+02</text:p>
          </table:table-cell>
          <table:table-cell table:formula="of:=[.C2258]+0.2" office:value-type="float" office:value="451.399999999983" calcext:value-type="float">
            <text:p>451.399999999983</text:p>
          </table:table-cell>
        </table:table-row>
        <table:table-row table:style-name="ro1">
          <table:table-cell office:value-type="float" office:value="107.09" calcext:value-type="float">
            <text:p>1.07E+02</text:p>
          </table:table-cell>
          <table:table-cell office:value-type="float" office:value="215.953" calcext:value-type="float">
            <text:p>2.16E+02</text:p>
          </table:table-cell>
          <table:table-cell table:formula="of:=[.C2259]+0.2" office:value-type="float" office:value="451.599999999983" calcext:value-type="float">
            <text:p>451.599999999983</text:p>
          </table:table-cell>
        </table:table-row>
        <table:table-row table:style-name="ro1">
          <table:table-cell office:value-type="float" office:value="107.072" calcext:value-type="float">
            <text:p>1.07E+02</text:p>
          </table:table-cell>
          <table:table-cell office:value-type="float" office:value="215.912" calcext:value-type="float">
            <text:p>2.16E+02</text:p>
          </table:table-cell>
          <table:table-cell table:formula="of:=[.C2260]+0.2" office:value-type="float" office:value="451.799999999983" calcext:value-type="float">
            <text:p>451.799999999983</text:p>
          </table:table-cell>
        </table:table-row>
        <table:table-row table:style-name="ro1">
          <table:table-cell office:value-type="float" office:value="107.054" calcext:value-type="float">
            <text:p>1.07E+02</text:p>
          </table:table-cell>
          <table:table-cell office:value-type="float" office:value="215.872" calcext:value-type="float">
            <text:p>2.16E+02</text:p>
          </table:table-cell>
          <table:table-cell table:formula="of:=[.C2261]+0.2" office:value-type="float" office:value="451.999999999983" calcext:value-type="float">
            <text:p>451.999999999983</text:p>
          </table:table-cell>
        </table:table-row>
        <table:table-row table:style-name="ro1">
          <table:table-cell office:value-type="float" office:value="107.036" calcext:value-type="float">
            <text:p>1.07E+02</text:p>
          </table:table-cell>
          <table:table-cell office:value-type="float" office:value="215.832" calcext:value-type="float">
            <text:p>2.16E+02</text:p>
          </table:table-cell>
          <table:table-cell table:formula="of:=[.C2262]+0.2" office:value-type="float" office:value="452.199999999983" calcext:value-type="float">
            <text:p>452.199999999983</text:p>
          </table:table-cell>
        </table:table-row>
        <table:table-row table:style-name="ro1">
          <table:table-cell office:value-type="float" office:value="107.018" calcext:value-type="float">
            <text:p>1.07E+02</text:p>
          </table:table-cell>
          <table:table-cell office:value-type="float" office:value="215.792" calcext:value-type="float">
            <text:p>2.16E+02</text:p>
          </table:table-cell>
          <table:table-cell table:formula="of:=[.C2263]+0.2" office:value-type="float" office:value="452.399999999983" calcext:value-type="float">
            <text:p>452.399999999983</text:p>
          </table:table-cell>
        </table:table-row>
        <table:table-row table:style-name="ro1">
          <table:table-cell office:value-type="float" office:value="107" calcext:value-type="float">
            <text:p>1.07E+02</text:p>
          </table:table-cell>
          <table:table-cell office:value-type="float" office:value="215.752" calcext:value-type="float">
            <text:p>2.16E+02</text:p>
          </table:table-cell>
          <table:table-cell table:formula="of:=[.C2264]+0.2" office:value-type="float" office:value="452.599999999983" calcext:value-type="float">
            <text:p>452.599999999983</text:p>
          </table:table-cell>
        </table:table-row>
        <table:table-row table:style-name="ro1">
          <table:table-cell office:value-type="float" office:value="106.983" calcext:value-type="float">
            <text:p>1.07E+02</text:p>
          </table:table-cell>
          <table:table-cell office:value-type="float" office:value="215.712" calcext:value-type="float">
            <text:p>2.16E+02</text:p>
          </table:table-cell>
          <table:table-cell table:formula="of:=[.C2265]+0.2" office:value-type="float" office:value="452.799999999983" calcext:value-type="float">
            <text:p>452.799999999983</text:p>
          </table:table-cell>
        </table:table-row>
        <table:table-row table:style-name="ro1">
          <table:table-cell office:value-type="float" office:value="106.965" calcext:value-type="float">
            <text:p>1.07E+02</text:p>
          </table:table-cell>
          <table:table-cell office:value-type="float" office:value="215.672" calcext:value-type="float">
            <text:p>2.16E+02</text:p>
          </table:table-cell>
          <table:table-cell table:formula="of:=[.C2266]+0.2" office:value-type="float" office:value="452.999999999983" calcext:value-type="float">
            <text:p>452.999999999983</text:p>
          </table:table-cell>
        </table:table-row>
        <table:table-row table:style-name="ro1">
          <table:table-cell office:value-type="float" office:value="106.947" calcext:value-type="float">
            <text:p>1.07E+02</text:p>
          </table:table-cell>
          <table:table-cell office:value-type="float" office:value="215.631" calcext:value-type="float">
            <text:p>2.16E+02</text:p>
          </table:table-cell>
          <table:table-cell table:formula="of:=[.C2267]+0.2" office:value-type="float" office:value="453.199999999983" calcext:value-type="float">
            <text:p>453.199999999983</text:p>
          </table:table-cell>
        </table:table-row>
        <table:table-row table:style-name="ro1">
          <table:table-cell office:value-type="float" office:value="106.929" calcext:value-type="float">
            <text:p>1.07E+02</text:p>
          </table:table-cell>
          <table:table-cell office:value-type="float" office:value="215.591" calcext:value-type="float">
            <text:p>2.16E+02</text:p>
          </table:table-cell>
          <table:table-cell table:formula="of:=[.C2268]+0.2" office:value-type="float" office:value="453.399999999983" calcext:value-type="float">
            <text:p>453.399999999983</text:p>
          </table:table-cell>
        </table:table-row>
        <table:table-row table:style-name="ro1">
          <table:table-cell office:value-type="float" office:value="106.911" calcext:value-type="float">
            <text:p>1.07E+02</text:p>
          </table:table-cell>
          <table:table-cell office:value-type="float" office:value="215.551" calcext:value-type="float">
            <text:p>2.16E+02</text:p>
          </table:table-cell>
          <table:table-cell table:formula="of:=[.C2269]+0.2" office:value-type="float" office:value="453.599999999983" calcext:value-type="float">
            <text:p>453.599999999983</text:p>
          </table:table-cell>
        </table:table-row>
        <table:table-row table:style-name="ro1">
          <table:table-cell office:value-type="float" office:value="106.894" calcext:value-type="float">
            <text:p>1.07E+02</text:p>
          </table:table-cell>
          <table:table-cell office:value-type="float" office:value="215.511" calcext:value-type="float">
            <text:p>2.16E+02</text:p>
          </table:table-cell>
          <table:table-cell table:formula="of:=[.C2270]+0.2" office:value-type="float" office:value="453.799999999983" calcext:value-type="float">
            <text:p>453.799999999983</text:p>
          </table:table-cell>
        </table:table-row>
        <table:table-row table:style-name="ro1">
          <table:table-cell office:value-type="float" office:value="106.876" calcext:value-type="float">
            <text:p>1.07E+02</text:p>
          </table:table-cell>
          <table:table-cell office:value-type="float" office:value="215.471" calcext:value-type="float">
            <text:p>2.15E+02</text:p>
          </table:table-cell>
          <table:table-cell table:formula="of:=[.C2271]+0.2" office:value-type="float" office:value="453.999999999983" calcext:value-type="float">
            <text:p>453.999999999983</text:p>
          </table:table-cell>
        </table:table-row>
        <table:table-row table:style-name="ro1">
          <table:table-cell office:value-type="float" office:value="106.858" calcext:value-type="float">
            <text:p>1.07E+02</text:p>
          </table:table-cell>
          <table:table-cell office:value-type="float" office:value="215.431" calcext:value-type="float">
            <text:p>2.15E+02</text:p>
          </table:table-cell>
          <table:table-cell table:formula="of:=[.C2272]+0.2" office:value-type="float" office:value="454.199999999983" calcext:value-type="float">
            <text:p>454.199999999983</text:p>
          </table:table-cell>
        </table:table-row>
        <table:table-row table:style-name="ro1">
          <table:table-cell office:value-type="float" office:value="106.84" calcext:value-type="float">
            <text:p>1.07E+02</text:p>
          </table:table-cell>
          <table:table-cell office:value-type="float" office:value="215.391" calcext:value-type="float">
            <text:p>2.15E+02</text:p>
          </table:table-cell>
          <table:table-cell table:formula="of:=[.C2273]+0.2" office:value-type="float" office:value="454.399999999983" calcext:value-type="float">
            <text:p>454.399999999983</text:p>
          </table:table-cell>
        </table:table-row>
        <table:table-row table:style-name="ro1">
          <table:table-cell office:value-type="float" office:value="106.822" calcext:value-type="float">
            <text:p>1.07E+02</text:p>
          </table:table-cell>
          <table:table-cell office:value-type="float" office:value="215.351" calcext:value-type="float">
            <text:p>2.15E+02</text:p>
          </table:table-cell>
          <table:table-cell table:formula="of:=[.C2274]+0.2" office:value-type="float" office:value="454.599999999983" calcext:value-type="float">
            <text:p>454.599999999983</text:p>
          </table:table-cell>
        </table:table-row>
        <table:table-row table:style-name="ro1">
          <table:table-cell office:value-type="float" office:value="106.805" calcext:value-type="float">
            <text:p>1.07E+02</text:p>
          </table:table-cell>
          <table:table-cell office:value-type="float" office:value="215.311" calcext:value-type="float">
            <text:p>2.15E+02</text:p>
          </table:table-cell>
          <table:table-cell table:formula="of:=[.C2275]+0.2" office:value-type="float" office:value="454.799999999983" calcext:value-type="float">
            <text:p>454.799999999983</text:p>
          </table:table-cell>
        </table:table-row>
        <table:table-row table:style-name="ro1">
          <table:table-cell office:value-type="float" office:value="106.787" calcext:value-type="float">
            <text:p>1.07E+02</text:p>
          </table:table-cell>
          <table:table-cell office:value-type="float" office:value="215.271" calcext:value-type="float">
            <text:p>2.15E+02</text:p>
          </table:table-cell>
          <table:table-cell table:formula="of:=[.C2276]+0.2" office:value-type="float" office:value="454.999999999983" calcext:value-type="float">
            <text:p>454.999999999983</text:p>
          </table:table-cell>
        </table:table-row>
        <table:table-row table:style-name="ro1">
          <table:table-cell office:value-type="float" office:value="106.769" calcext:value-type="float">
            <text:p>1.07E+02</text:p>
          </table:table-cell>
          <table:table-cell office:value-type="float" office:value="215.231" calcext:value-type="float">
            <text:p>2.15E+02</text:p>
          </table:table-cell>
          <table:table-cell table:formula="of:=[.C2277]+0.2" office:value-type="float" office:value="455.199999999983" calcext:value-type="float">
            <text:p>455.199999999983</text:p>
          </table:table-cell>
        </table:table-row>
        <table:table-row table:style-name="ro1">
          <table:table-cell office:value-type="float" office:value="106.751" calcext:value-type="float">
            <text:p>1.07E+02</text:p>
          </table:table-cell>
          <table:table-cell office:value-type="float" office:value="215.191" calcext:value-type="float">
            <text:p>2.15E+02</text:p>
          </table:table-cell>
          <table:table-cell table:formula="of:=[.C2278]+0.2" office:value-type="float" office:value="455.399999999983" calcext:value-type="float">
            <text:p>455.399999999983</text:p>
          </table:table-cell>
        </table:table-row>
        <table:table-row table:style-name="ro1">
          <table:table-cell office:value-type="float" office:value="106.733" calcext:value-type="float">
            <text:p>1.07E+02</text:p>
          </table:table-cell>
          <table:table-cell office:value-type="float" office:value="215.151" calcext:value-type="float">
            <text:p>2.15E+02</text:p>
          </table:table-cell>
          <table:table-cell table:formula="of:=[.C2279]+0.2" office:value-type="float" office:value="455.599999999983" calcext:value-type="float">
            <text:p>455.599999999983</text:p>
          </table:table-cell>
        </table:table-row>
        <table:table-row table:style-name="ro1">
          <table:table-cell office:value-type="float" office:value="106.716" calcext:value-type="float">
            <text:p>1.07E+02</text:p>
          </table:table-cell>
          <table:table-cell office:value-type="float" office:value="215.111" calcext:value-type="float">
            <text:p>2.15E+02</text:p>
          </table:table-cell>
          <table:table-cell table:formula="of:=[.C2280]+0.2" office:value-type="float" office:value="455.799999999983" calcext:value-type="float">
            <text:p>455.799999999983</text:p>
          </table:table-cell>
        </table:table-row>
        <table:table-row table:style-name="ro1">
          <table:table-cell office:value-type="float" office:value="106.698" calcext:value-type="float">
            <text:p>1.07E+02</text:p>
          </table:table-cell>
          <table:table-cell office:value-type="float" office:value="215.071" calcext:value-type="float">
            <text:p>2.15E+02</text:p>
          </table:table-cell>
          <table:table-cell table:formula="of:=[.C2281]+0.2" office:value-type="float" office:value="455.999999999983" calcext:value-type="float">
            <text:p>455.999999999983</text:p>
          </table:table-cell>
        </table:table-row>
        <table:table-row table:style-name="ro1">
          <table:table-cell office:value-type="float" office:value="106.68" calcext:value-type="float">
            <text:p>1.07E+02</text:p>
          </table:table-cell>
          <table:table-cell office:value-type="float" office:value="215.031" calcext:value-type="float">
            <text:p>2.15E+02</text:p>
          </table:table-cell>
          <table:table-cell table:formula="of:=[.C2282]+0.2" office:value-type="float" office:value="456.199999999983" calcext:value-type="float">
            <text:p>456.199999999983</text:p>
          </table:table-cell>
        </table:table-row>
        <table:table-row table:style-name="ro1">
          <table:table-cell office:value-type="float" office:value="106.662" calcext:value-type="float">
            <text:p>1.07E+02</text:p>
          </table:table-cell>
          <table:table-cell office:value-type="float" office:value="214.991" calcext:value-type="float">
            <text:p>2.15E+02</text:p>
          </table:table-cell>
          <table:table-cell table:formula="of:=[.C2283]+0.2" office:value-type="float" office:value="456.399999999983" calcext:value-type="float">
            <text:p>456.399999999983</text:p>
          </table:table-cell>
        </table:table-row>
        <table:table-row table:style-name="ro1">
          <table:table-cell office:value-type="float" office:value="106.645" calcext:value-type="float">
            <text:p>1.07E+02</text:p>
          </table:table-cell>
          <table:table-cell office:value-type="float" office:value="214.951" calcext:value-type="float">
            <text:p>2.15E+02</text:p>
          </table:table-cell>
          <table:table-cell table:formula="of:=[.C2284]+0.2" office:value-type="float" office:value="456.599999999983" calcext:value-type="float">
            <text:p>456.599999999983</text:p>
          </table:table-cell>
        </table:table-row>
        <table:table-row table:style-name="ro1">
          <table:table-cell office:value-type="float" office:value="106.627" calcext:value-type="float">
            <text:p>1.07E+02</text:p>
          </table:table-cell>
          <table:table-cell office:value-type="float" office:value="214.911" calcext:value-type="float">
            <text:p>2.15E+02</text:p>
          </table:table-cell>
          <table:table-cell table:formula="of:=[.C2285]+0.2" office:value-type="float" office:value="456.799999999983" calcext:value-type="float">
            <text:p>456.799999999983</text:p>
          </table:table-cell>
        </table:table-row>
        <table:table-row table:style-name="ro1">
          <table:table-cell office:value-type="float" office:value="106.609" calcext:value-type="float">
            <text:p>1.07E+02</text:p>
          </table:table-cell>
          <table:table-cell office:value-type="float" office:value="214.871" calcext:value-type="float">
            <text:p>2.15E+02</text:p>
          </table:table-cell>
          <table:table-cell table:formula="of:=[.C2286]+0.2" office:value-type="float" office:value="456.999999999983" calcext:value-type="float">
            <text:p>456.999999999983</text:p>
          </table:table-cell>
        </table:table-row>
        <table:table-row table:style-name="ro1">
          <table:table-cell office:value-type="float" office:value="106.591" calcext:value-type="float">
            <text:p>1.07E+02</text:p>
          </table:table-cell>
          <table:table-cell office:value-type="float" office:value="214.831" calcext:value-type="float">
            <text:p>2.15E+02</text:p>
          </table:table-cell>
          <table:table-cell table:formula="of:=[.C2287]+0.2" office:value-type="float" office:value="457.199999999983" calcext:value-type="float">
            <text:p>457.199999999983</text:p>
          </table:table-cell>
        </table:table-row>
        <table:table-row table:style-name="ro1">
          <table:table-cell office:value-type="float" office:value="106.574" calcext:value-type="float">
            <text:p>1.07E+02</text:p>
          </table:table-cell>
          <table:table-cell office:value-type="float" office:value="214.791" calcext:value-type="float">
            <text:p>2.15E+02</text:p>
          </table:table-cell>
          <table:table-cell table:formula="of:=[.C2288]+0.2" office:value-type="float" office:value="457.399999999983" calcext:value-type="float">
            <text:p>457.399999999983</text:p>
          </table:table-cell>
        </table:table-row>
        <table:table-row table:style-name="ro1">
          <table:table-cell office:value-type="float" office:value="106.556" calcext:value-type="float">
            <text:p>1.07E+02</text:p>
          </table:table-cell>
          <table:table-cell office:value-type="float" office:value="214.752" calcext:value-type="float">
            <text:p>2.15E+02</text:p>
          </table:table-cell>
          <table:table-cell table:formula="of:=[.C2289]+0.2" office:value-type="float" office:value="457.599999999983" calcext:value-type="float">
            <text:p>457.599999999983</text:p>
          </table:table-cell>
        </table:table-row>
        <table:table-row table:style-name="ro1">
          <table:table-cell office:value-type="float" office:value="106.538" calcext:value-type="float">
            <text:p>1.07E+02</text:p>
          </table:table-cell>
          <table:table-cell office:value-type="float" office:value="214.712" calcext:value-type="float">
            <text:p>2.15E+02</text:p>
          </table:table-cell>
          <table:table-cell table:formula="of:=[.C2290]+0.2" office:value-type="float" office:value="457.799999999983" calcext:value-type="float">
            <text:p>457.799999999983</text:p>
          </table:table-cell>
        </table:table-row>
        <table:table-row table:style-name="ro1">
          <table:table-cell office:value-type="float" office:value="106.521" calcext:value-type="float">
            <text:p>1.07E+02</text:p>
          </table:table-cell>
          <table:table-cell office:value-type="float" office:value="214.672" calcext:value-type="float">
            <text:p>2.15E+02</text:p>
          </table:table-cell>
          <table:table-cell table:formula="of:=[.C2291]+0.2" office:value-type="float" office:value="457.999999999983" calcext:value-type="float">
            <text:p>457.999999999983</text:p>
          </table:table-cell>
        </table:table-row>
        <table:table-row table:style-name="ro1">
          <table:table-cell office:value-type="float" office:value="106.503" calcext:value-type="float">
            <text:p>1.07E+02</text:p>
          </table:table-cell>
          <table:table-cell office:value-type="float" office:value="214.632" calcext:value-type="float">
            <text:p>2.15E+02</text:p>
          </table:table-cell>
          <table:table-cell table:formula="of:=[.C2292]+0.2" office:value-type="float" office:value="458.199999999983" calcext:value-type="float">
            <text:p>458.199999999983</text:p>
          </table:table-cell>
        </table:table-row>
        <table:table-row table:style-name="ro1">
          <table:table-cell office:value-type="float" office:value="106.485" calcext:value-type="float">
            <text:p>1.06E+02</text:p>
          </table:table-cell>
          <table:table-cell office:value-type="float" office:value="214.592" calcext:value-type="float">
            <text:p>2.15E+02</text:p>
          </table:table-cell>
          <table:table-cell table:formula="of:=[.C2293]+0.2" office:value-type="float" office:value="458.399999999983" calcext:value-type="float">
            <text:p>458.399999999983</text:p>
          </table:table-cell>
        </table:table-row>
        <table:table-row table:style-name="ro1">
          <table:table-cell office:value-type="float" office:value="106.467" calcext:value-type="float">
            <text:p>1.06E+02</text:p>
          </table:table-cell>
          <table:table-cell office:value-type="float" office:value="214.552" calcext:value-type="float">
            <text:p>2.15E+02</text:p>
          </table:table-cell>
          <table:table-cell table:formula="of:=[.C2294]+0.2" office:value-type="float" office:value="458.599999999983" calcext:value-type="float">
            <text:p>458.599999999983</text:p>
          </table:table-cell>
        </table:table-row>
        <table:table-row table:style-name="ro1">
          <table:table-cell office:value-type="float" office:value="106.45" calcext:value-type="float">
            <text:p>1.06E+02</text:p>
          </table:table-cell>
          <table:table-cell office:value-type="float" office:value="214.513" calcext:value-type="float">
            <text:p>2.15E+02</text:p>
          </table:table-cell>
          <table:table-cell table:formula="of:=[.C2295]+0.2" office:value-type="float" office:value="458.799999999983" calcext:value-type="float">
            <text:p>458.799999999983</text:p>
          </table:table-cell>
        </table:table-row>
        <table:table-row table:style-name="ro1">
          <table:table-cell office:value-type="float" office:value="106.432" calcext:value-type="float">
            <text:p>1.06E+02</text:p>
          </table:table-cell>
          <table:table-cell office:value-type="float" office:value="214.473" calcext:value-type="float">
            <text:p>2.14E+02</text:p>
          </table:table-cell>
          <table:table-cell table:formula="of:=[.C2296]+0.2" office:value-type="float" office:value="458.999999999983" calcext:value-type="float">
            <text:p>458.999999999983</text:p>
          </table:table-cell>
        </table:table-row>
        <table:table-row table:style-name="ro1">
          <table:table-cell office:value-type="float" office:value="106.414" calcext:value-type="float">
            <text:p>1.06E+02</text:p>
          </table:table-cell>
          <table:table-cell office:value-type="float" office:value="214.433" calcext:value-type="float">
            <text:p>2.14E+02</text:p>
          </table:table-cell>
          <table:table-cell table:formula="of:=[.C2297]+0.2" office:value-type="float" office:value="459.199999999982" calcext:value-type="float">
            <text:p>459.199999999982</text:p>
          </table:table-cell>
        </table:table-row>
        <table:table-row table:style-name="ro1">
          <table:table-cell office:value-type="float" office:value="106.397" calcext:value-type="float">
            <text:p>1.06E+02</text:p>
          </table:table-cell>
          <table:table-cell office:value-type="float" office:value="214.393" calcext:value-type="float">
            <text:p>2.14E+02</text:p>
          </table:table-cell>
          <table:table-cell table:formula="of:=[.C2298]+0.2" office:value-type="float" office:value="459.399999999982" calcext:value-type="float">
            <text:p>459.399999999982</text:p>
          </table:table-cell>
        </table:table-row>
        <table:table-row table:style-name="ro1">
          <table:table-cell office:value-type="float" office:value="106.379" calcext:value-type="float">
            <text:p>1.06E+02</text:p>
          </table:table-cell>
          <table:table-cell office:value-type="float" office:value="214.354" calcext:value-type="float">
            <text:p>2.14E+02</text:p>
          </table:table-cell>
          <table:table-cell table:formula="of:=[.C2299]+0.2" office:value-type="float" office:value="459.599999999982" calcext:value-type="float">
            <text:p>459.599999999982</text:p>
          </table:table-cell>
        </table:table-row>
        <table:table-row table:style-name="ro1">
          <table:table-cell office:value-type="float" office:value="106.361" calcext:value-type="float">
            <text:p>1.06E+02</text:p>
          </table:table-cell>
          <table:table-cell office:value-type="float" office:value="214.314" calcext:value-type="float">
            <text:p>2.14E+02</text:p>
          </table:table-cell>
          <table:table-cell table:formula="of:=[.C2300]+0.2" office:value-type="float" office:value="459.799999999983" calcext:value-type="float">
            <text:p>459.799999999983</text:p>
          </table:table-cell>
        </table:table-row>
        <table:table-row table:style-name="ro1">
          <table:table-cell office:value-type="float" office:value="106.344" calcext:value-type="float">
            <text:p>1.06E+02</text:p>
          </table:table-cell>
          <table:table-cell office:value-type="float" office:value="214.274" calcext:value-type="float">
            <text:p>2.14E+02</text:p>
          </table:table-cell>
          <table:table-cell table:formula="of:=[.C2301]+0.2" office:value-type="float" office:value="459.999999999983" calcext:value-type="float">
            <text:p>459.999999999983</text:p>
          </table:table-cell>
        </table:table-row>
        <table:table-row table:style-name="ro1">
          <table:table-cell office:value-type="float" office:value="106.326" calcext:value-type="float">
            <text:p>1.06E+02</text:p>
          </table:table-cell>
          <table:table-cell office:value-type="float" office:value="214.234" calcext:value-type="float">
            <text:p>2.14E+02</text:p>
          </table:table-cell>
          <table:table-cell table:formula="of:=[.C2302]+0.2" office:value-type="float" office:value="460.199999999982" calcext:value-type="float">
            <text:p>460.199999999982</text:p>
          </table:table-cell>
        </table:table-row>
        <table:table-row table:style-name="ro1">
          <table:table-cell office:value-type="float" office:value="106.308" calcext:value-type="float">
            <text:p>1.06E+02</text:p>
          </table:table-cell>
          <table:table-cell office:value-type="float" office:value="214.195" calcext:value-type="float">
            <text:p>2.14E+02</text:p>
          </table:table-cell>
          <table:table-cell table:formula="of:=[.C2303]+0.2" office:value-type="float" office:value="460.399999999982" calcext:value-type="float">
            <text:p>460.399999999982</text:p>
          </table:table-cell>
        </table:table-row>
        <table:table-row table:style-name="ro1">
          <table:table-cell office:value-type="float" office:value="106.291" calcext:value-type="float">
            <text:p>1.06E+02</text:p>
          </table:table-cell>
          <table:table-cell office:value-type="float" office:value="214.155" calcext:value-type="float">
            <text:p>2.14E+02</text:p>
          </table:table-cell>
          <table:table-cell table:formula="of:=[.C2304]+0.2" office:value-type="float" office:value="460.599999999982" calcext:value-type="float">
            <text:p>460.599999999982</text:p>
          </table:table-cell>
        </table:table-row>
        <table:table-row table:style-name="ro1">
          <table:table-cell office:value-type="float" office:value="106.273" calcext:value-type="float">
            <text:p>1.06E+02</text:p>
          </table:table-cell>
          <table:table-cell office:value-type="float" office:value="214.115" calcext:value-type="float">
            <text:p>2.14E+02</text:p>
          </table:table-cell>
          <table:table-cell table:formula="of:=[.C2305]+0.2" office:value-type="float" office:value="460.799999999982" calcext:value-type="float">
            <text:p>460.799999999982</text:p>
          </table:table-cell>
        </table:table-row>
        <table:table-row table:style-name="ro1">
          <table:table-cell office:value-type="float" office:value="106.256" calcext:value-type="float">
            <text:p>1.06E+02</text:p>
          </table:table-cell>
          <table:table-cell office:value-type="float" office:value="214.076" calcext:value-type="float">
            <text:p>2.14E+02</text:p>
          </table:table-cell>
          <table:table-cell table:formula="of:=[.C2306]+0.2" office:value-type="float" office:value="460.999999999982" calcext:value-type="float">
            <text:p>460.999999999982</text:p>
          </table:table-cell>
        </table:table-row>
        <table:table-row table:style-name="ro1">
          <table:table-cell office:value-type="float" office:value="106.238" calcext:value-type="float">
            <text:p>1.06E+02</text:p>
          </table:table-cell>
          <table:table-cell office:value-type="float" office:value="214.036" calcext:value-type="float">
            <text:p>2.14E+02</text:p>
          </table:table-cell>
          <table:table-cell table:formula="of:=[.C2307]+0.2" office:value-type="float" office:value="461.199999999982" calcext:value-type="float">
            <text:p>461.199999999982</text:p>
          </table:table-cell>
        </table:table-row>
        <table:table-row table:style-name="ro1">
          <table:table-cell office:value-type="float" office:value="106.22" calcext:value-type="float">
            <text:p>1.06E+02</text:p>
          </table:table-cell>
          <table:table-cell office:value-type="float" office:value="213.997" calcext:value-type="float">
            <text:p>2.14E+02</text:p>
          </table:table-cell>
          <table:table-cell table:formula="of:=[.C2308]+0.2" office:value-type="float" office:value="461.399999999982" calcext:value-type="float">
            <text:p>461.399999999982</text:p>
          </table:table-cell>
        </table:table-row>
        <table:table-row table:style-name="ro1">
          <table:table-cell office:value-type="float" office:value="106.203" calcext:value-type="float">
            <text:p>1.06E+02</text:p>
          </table:table-cell>
          <table:table-cell office:value-type="float" office:value="213.957" calcext:value-type="float">
            <text:p>2.14E+02</text:p>
          </table:table-cell>
          <table:table-cell table:formula="of:=[.C2309]+0.2" office:value-type="float" office:value="461.599999999982" calcext:value-type="float">
            <text:p>461.599999999982</text:p>
          </table:table-cell>
        </table:table-row>
        <table:table-row table:style-name="ro1">
          <table:table-cell office:value-type="float" office:value="106.185" calcext:value-type="float">
            <text:p>1.06E+02</text:p>
          </table:table-cell>
          <table:table-cell office:value-type="float" office:value="213.917" calcext:value-type="float">
            <text:p>2.14E+02</text:p>
          </table:table-cell>
          <table:table-cell table:formula="of:=[.C2310]+0.2" office:value-type="float" office:value="461.799999999982" calcext:value-type="float">
            <text:p>461.799999999982</text:p>
          </table:table-cell>
        </table:table-row>
        <table:table-row table:style-name="ro1">
          <table:table-cell office:value-type="float" office:value="106.168" calcext:value-type="float">
            <text:p>1.06E+02</text:p>
          </table:table-cell>
          <table:table-cell office:value-type="float" office:value="213.878" calcext:value-type="float">
            <text:p>2.14E+02</text:p>
          </table:table-cell>
          <table:table-cell table:formula="of:=[.C2311]+0.2" office:value-type="float" office:value="461.999999999982" calcext:value-type="float">
            <text:p>461.999999999982</text:p>
          </table:table-cell>
        </table:table-row>
        <table:table-row table:style-name="ro1">
          <table:table-cell office:value-type="float" office:value="106.15" calcext:value-type="float">
            <text:p>1.06E+02</text:p>
          </table:table-cell>
          <table:table-cell office:value-type="float" office:value="213.838" calcext:value-type="float">
            <text:p>2.14E+02</text:p>
          </table:table-cell>
          <table:table-cell table:formula="of:=[.C2312]+0.2" office:value-type="float" office:value="462.199999999982" calcext:value-type="float">
            <text:p>462.199999999982</text:p>
          </table:table-cell>
        </table:table-row>
        <table:table-row table:style-name="ro1">
          <table:table-cell office:value-type="float" office:value="106.132" calcext:value-type="float">
            <text:p>1.06E+02</text:p>
          </table:table-cell>
          <table:table-cell office:value-type="float" office:value="213.799" calcext:value-type="float">
            <text:p>2.14E+02</text:p>
          </table:table-cell>
          <table:table-cell table:formula="of:=[.C2313]+0.2" office:value-type="float" office:value="462.399999999982" calcext:value-type="float">
            <text:p>462.399999999982</text:p>
          </table:table-cell>
        </table:table-row>
        <table:table-row table:style-name="ro1">
          <table:table-cell office:value-type="float" office:value="106.115" calcext:value-type="float">
            <text:p>1.06E+02</text:p>
          </table:table-cell>
          <table:table-cell office:value-type="float" office:value="213.759" calcext:value-type="float">
            <text:p>2.14E+02</text:p>
          </table:table-cell>
          <table:table-cell table:formula="of:=[.C2314]+0.2" office:value-type="float" office:value="462.599999999982" calcext:value-type="float">
            <text:p>462.599999999982</text:p>
          </table:table-cell>
        </table:table-row>
        <table:table-row table:style-name="ro1">
          <table:table-cell office:value-type="float" office:value="106.097" calcext:value-type="float">
            <text:p>1.06E+02</text:p>
          </table:table-cell>
          <table:table-cell office:value-type="float" office:value="213.72" calcext:value-type="float">
            <text:p>2.14E+02</text:p>
          </table:table-cell>
          <table:table-cell table:formula="of:=[.C2315]+0.2" office:value-type="float" office:value="462.799999999982" calcext:value-type="float">
            <text:p>462.799999999982</text:p>
          </table:table-cell>
        </table:table-row>
        <table:table-row table:style-name="ro1">
          <table:table-cell office:value-type="float" office:value="106.08" calcext:value-type="float">
            <text:p>1.06E+02</text:p>
          </table:table-cell>
          <table:table-cell office:value-type="float" office:value="213.68" calcext:value-type="float">
            <text:p>2.14E+02</text:p>
          </table:table-cell>
          <table:table-cell table:formula="of:=[.C2316]+0.2" office:value-type="float" office:value="462.999999999982" calcext:value-type="float">
            <text:p>462.999999999982</text:p>
          </table:table-cell>
        </table:table-row>
        <table:table-row table:style-name="ro1">
          <table:table-cell office:value-type="float" office:value="106.062" calcext:value-type="float">
            <text:p>1.06E+02</text:p>
          </table:table-cell>
          <table:table-cell office:value-type="float" office:value="213.641" calcext:value-type="float">
            <text:p>2.14E+02</text:p>
          </table:table-cell>
          <table:table-cell table:formula="of:=[.C2317]+0.2" office:value-type="float" office:value="463.199999999982" calcext:value-type="float">
            <text:p>463.199999999982</text:p>
          </table:table-cell>
        </table:table-row>
        <table:table-row table:style-name="ro1">
          <table:table-cell office:value-type="float" office:value="106.045" calcext:value-type="float">
            <text:p>1.06E+02</text:p>
          </table:table-cell>
          <table:table-cell office:value-type="float" office:value="213.601" calcext:value-type="float">
            <text:p>2.14E+02</text:p>
          </table:table-cell>
          <table:table-cell table:formula="of:=[.C2318]+0.2" office:value-type="float" office:value="463.399999999982" calcext:value-type="float">
            <text:p>463.399999999982</text:p>
          </table:table-cell>
        </table:table-row>
        <table:table-row table:style-name="ro1">
          <table:table-cell office:value-type="float" office:value="106.027" calcext:value-type="float">
            <text:p>1.06E+02</text:p>
          </table:table-cell>
          <table:table-cell office:value-type="float" office:value="213.562" calcext:value-type="float">
            <text:p>2.14E+02</text:p>
          </table:table-cell>
          <table:table-cell table:formula="of:=[.C2319]+0.2" office:value-type="float" office:value="463.599999999982" calcext:value-type="float">
            <text:p>463.599999999982</text:p>
          </table:table-cell>
        </table:table-row>
        <table:table-row table:style-name="ro1">
          <table:table-cell office:value-type="float" office:value="106.01" calcext:value-type="float">
            <text:p>1.06E+02</text:p>
          </table:table-cell>
          <table:table-cell office:value-type="float" office:value="213.522" calcext:value-type="float">
            <text:p>2.14E+02</text:p>
          </table:table-cell>
          <table:table-cell table:formula="of:=[.C2320]+0.2" office:value-type="float" office:value="463.799999999982" calcext:value-type="float">
            <text:p>463.799999999982</text:p>
          </table:table-cell>
        </table:table-row>
        <table:table-row table:style-name="ro1">
          <table:table-cell office:value-type="float" office:value="105.992" calcext:value-type="float">
            <text:p>1.06E+02</text:p>
          </table:table-cell>
          <table:table-cell office:value-type="float" office:value="213.483" calcext:value-type="float">
            <text:p>2.13E+02</text:p>
          </table:table-cell>
          <table:table-cell table:formula="of:=[.C2321]+0.2" office:value-type="float" office:value="463.999999999982" calcext:value-type="float">
            <text:p>463.999999999982</text:p>
          </table:table-cell>
        </table:table-row>
        <table:table-row table:style-name="ro1">
          <table:table-cell office:value-type="float" office:value="105.975" calcext:value-type="float">
            <text:p>1.06E+02</text:p>
          </table:table-cell>
          <table:table-cell office:value-type="float" office:value="213.444" calcext:value-type="float">
            <text:p>2.13E+02</text:p>
          </table:table-cell>
          <table:table-cell table:formula="of:=[.C2322]+0.2" office:value-type="float" office:value="464.199999999982" calcext:value-type="float">
            <text:p>464.199999999982</text:p>
          </table:table-cell>
        </table:table-row>
        <table:table-row table:style-name="ro1">
          <table:table-cell office:value-type="float" office:value="105.957" calcext:value-type="float">
            <text:p>1.06E+02</text:p>
          </table:table-cell>
          <table:table-cell office:value-type="float" office:value="213.404" calcext:value-type="float">
            <text:p>2.13E+02</text:p>
          </table:table-cell>
          <table:table-cell table:formula="of:=[.C2323]+0.2" office:value-type="float" office:value="464.399999999982" calcext:value-type="float">
            <text:p>464.399999999982</text:p>
          </table:table-cell>
        </table:table-row>
        <table:table-row table:style-name="ro1">
          <table:table-cell office:value-type="float" office:value="105.94" calcext:value-type="float">
            <text:p>1.06E+02</text:p>
          </table:table-cell>
          <table:table-cell office:value-type="float" office:value="213.365" calcext:value-type="float">
            <text:p>2.13E+02</text:p>
          </table:table-cell>
          <table:table-cell table:formula="of:=[.C2324]+0.2" office:value-type="float" office:value="464.599999999982" calcext:value-type="float">
            <text:p>464.599999999982</text:p>
          </table:table-cell>
        </table:table-row>
        <table:table-row table:style-name="ro1">
          <table:table-cell office:value-type="float" office:value="105.922" calcext:value-type="float">
            <text:p>1.06E+02</text:p>
          </table:table-cell>
          <table:table-cell office:value-type="float" office:value="213.326" calcext:value-type="float">
            <text:p>2.13E+02</text:p>
          </table:table-cell>
          <table:table-cell table:formula="of:=[.C2325]+0.2" office:value-type="float" office:value="464.799999999982" calcext:value-type="float">
            <text:p>464.799999999982</text:p>
          </table:table-cell>
        </table:table-row>
        <table:table-row table:style-name="ro1">
          <table:table-cell office:value-type="float" office:value="105.905" calcext:value-type="float">
            <text:p>1.06E+02</text:p>
          </table:table-cell>
          <table:table-cell office:value-type="float" office:value="213.286" calcext:value-type="float">
            <text:p>2.13E+02</text:p>
          </table:table-cell>
          <table:table-cell table:formula="of:=[.C2326]+0.2" office:value-type="float" office:value="464.999999999982" calcext:value-type="float">
            <text:p>464.999999999982</text:p>
          </table:table-cell>
        </table:table-row>
        <table:table-row table:style-name="ro1">
          <table:table-cell office:value-type="float" office:value="105.887" calcext:value-type="float">
            <text:p>1.06E+02</text:p>
          </table:table-cell>
          <table:table-cell office:value-type="float" office:value="213.247" calcext:value-type="float">
            <text:p>2.13E+02</text:p>
          </table:table-cell>
          <table:table-cell table:formula="of:=[.C2327]+0.2" office:value-type="float" office:value="465.199999999982" calcext:value-type="float">
            <text:p>465.199999999982</text:p>
          </table:table-cell>
        </table:table-row>
        <table:table-row table:style-name="ro1">
          <table:table-cell office:value-type="float" office:value="105.87" calcext:value-type="float">
            <text:p>1.06E+02</text:p>
          </table:table-cell>
          <table:table-cell office:value-type="float" office:value="213.208" calcext:value-type="float">
            <text:p>2.13E+02</text:p>
          </table:table-cell>
          <table:table-cell table:formula="of:=[.C2328]+0.2" office:value-type="float" office:value="465.399999999982" calcext:value-type="float">
            <text:p>465.399999999982</text:p>
          </table:table-cell>
        </table:table-row>
        <table:table-row table:style-name="ro1">
          <table:table-cell office:value-type="float" office:value="105.852" calcext:value-type="float">
            <text:p>1.06E+02</text:p>
          </table:table-cell>
          <table:table-cell office:value-type="float" office:value="213.169" calcext:value-type="float">
            <text:p>2.13E+02</text:p>
          </table:table-cell>
          <table:table-cell table:formula="of:=[.C2329]+0.2" office:value-type="float" office:value="465.599999999982" calcext:value-type="float">
            <text:p>465.599999999982</text:p>
          </table:table-cell>
        </table:table-row>
        <table:table-row table:style-name="ro1">
          <table:table-cell office:value-type="float" office:value="105.835" calcext:value-type="float">
            <text:p>1.06E+02</text:p>
          </table:table-cell>
          <table:table-cell office:value-type="float" office:value="213.129" calcext:value-type="float">
            <text:p>2.13E+02</text:p>
          </table:table-cell>
          <table:table-cell table:formula="of:=[.C2330]+0.2" office:value-type="float" office:value="465.799999999982" calcext:value-type="float">
            <text:p>465.799999999982</text:p>
          </table:table-cell>
        </table:table-row>
        <table:table-row table:style-name="ro1">
          <table:table-cell office:value-type="float" office:value="105.818" calcext:value-type="float">
            <text:p>1.06E+02</text:p>
          </table:table-cell>
          <table:table-cell office:value-type="float" office:value="213.09" calcext:value-type="float">
            <text:p>2.13E+02</text:p>
          </table:table-cell>
          <table:table-cell table:formula="of:=[.C2331]+0.2" office:value-type="float" office:value="465.999999999982" calcext:value-type="float">
            <text:p>465.999999999982</text:p>
          </table:table-cell>
        </table:table-row>
        <table:table-row table:style-name="ro1">
          <table:table-cell office:value-type="float" office:value="105.8" calcext:value-type="float">
            <text:p>1.06E+02</text:p>
          </table:table-cell>
          <table:table-cell office:value-type="float" office:value="213.051" calcext:value-type="float">
            <text:p>2.13E+02</text:p>
          </table:table-cell>
          <table:table-cell table:formula="of:=[.C2332]+0.2" office:value-type="float" office:value="466.199999999982" calcext:value-type="float">
            <text:p>466.199999999982</text:p>
          </table:table-cell>
        </table:table-row>
        <table:table-row table:style-name="ro1">
          <table:table-cell office:value-type="float" office:value="105.783" calcext:value-type="float">
            <text:p>1.06E+02</text:p>
          </table:table-cell>
          <table:table-cell office:value-type="float" office:value="213.012" calcext:value-type="float">
            <text:p>2.13E+02</text:p>
          </table:table-cell>
          <table:table-cell table:formula="of:=[.C2333]+0.2" office:value-type="float" office:value="466.399999999982" calcext:value-type="float">
            <text:p>466.399999999982</text:p>
          </table:table-cell>
        </table:table-row>
        <table:table-row table:style-name="ro1">
          <table:table-cell office:value-type="float" office:value="105.765" calcext:value-type="float">
            <text:p>1.06E+02</text:p>
          </table:table-cell>
          <table:table-cell office:value-type="float" office:value="212.973" calcext:value-type="float">
            <text:p>2.13E+02</text:p>
          </table:table-cell>
          <table:table-cell table:formula="of:=[.C2334]+0.2" office:value-type="float" office:value="466.599999999982" calcext:value-type="float">
            <text:p>466.599999999982</text:p>
          </table:table-cell>
        </table:table-row>
        <table:table-row table:style-name="ro1">
          <table:table-cell office:value-type="float" office:value="105.748" calcext:value-type="float">
            <text:p>1.06E+02</text:p>
          </table:table-cell>
          <table:table-cell office:value-type="float" office:value="212.934" calcext:value-type="float">
            <text:p>2.13E+02</text:p>
          </table:table-cell>
          <table:table-cell table:formula="of:=[.C2335]+0.2" office:value-type="float" office:value="466.799999999982" calcext:value-type="float">
            <text:p>466.799999999982</text:p>
          </table:table-cell>
        </table:table-row>
        <table:table-row table:style-name="ro1">
          <table:table-cell office:value-type="float" office:value="105.731" calcext:value-type="float">
            <text:p>1.06E+02</text:p>
          </table:table-cell>
          <table:table-cell office:value-type="float" office:value="212.894" calcext:value-type="float">
            <text:p>2.13E+02</text:p>
          </table:table-cell>
          <table:table-cell table:formula="of:=[.C2336]+0.2" office:value-type="float" office:value="466.999999999982" calcext:value-type="float">
            <text:p>466.999999999982</text:p>
          </table:table-cell>
        </table:table-row>
        <table:table-row table:style-name="ro1">
          <table:table-cell office:value-type="float" office:value="105.713" calcext:value-type="float">
            <text:p>1.06E+02</text:p>
          </table:table-cell>
          <table:table-cell office:value-type="float" office:value="212.855" calcext:value-type="float">
            <text:p>2.13E+02</text:p>
          </table:table-cell>
          <table:table-cell table:formula="of:=[.C2337]+0.2" office:value-type="float" office:value="467.199999999982" calcext:value-type="float">
            <text:p>467.199999999982</text:p>
          </table:table-cell>
        </table:table-row>
        <table:table-row table:style-name="ro1">
          <table:table-cell office:value-type="float" office:value="105.696" calcext:value-type="float">
            <text:p>1.06E+02</text:p>
          </table:table-cell>
          <table:table-cell office:value-type="float" office:value="212.816" calcext:value-type="float">
            <text:p>2.13E+02</text:p>
          </table:table-cell>
          <table:table-cell table:formula="of:=[.C2338]+0.2" office:value-type="float" office:value="467.399999999982" calcext:value-type="float">
            <text:p>467.399999999982</text:p>
          </table:table-cell>
        </table:table-row>
        <table:table-row table:style-name="ro1">
          <table:table-cell office:value-type="float" office:value="105.678" calcext:value-type="float">
            <text:p>1.06E+02</text:p>
          </table:table-cell>
          <table:table-cell office:value-type="float" office:value="212.777" calcext:value-type="float">
            <text:p>2.13E+02</text:p>
          </table:table-cell>
          <table:table-cell table:formula="of:=[.C2339]+0.2" office:value-type="float" office:value="467.599999999982" calcext:value-type="float">
            <text:p>467.599999999982</text:p>
          </table:table-cell>
        </table:table-row>
        <table:table-row table:style-name="ro1">
          <table:table-cell office:value-type="float" office:value="105.661" calcext:value-type="float">
            <text:p>1.06E+02</text:p>
          </table:table-cell>
          <table:table-cell office:value-type="float" office:value="212.738" calcext:value-type="float">
            <text:p>2.13E+02</text:p>
          </table:table-cell>
          <table:table-cell table:formula="of:=[.C2340]+0.2" office:value-type="float" office:value="467.799999999982" calcext:value-type="float">
            <text:p>467.799999999982</text:p>
          </table:table-cell>
        </table:table-row>
        <table:table-row table:style-name="ro1">
          <table:table-cell office:value-type="float" office:value="105.644" calcext:value-type="float">
            <text:p>1.06E+02</text:p>
          </table:table-cell>
          <table:table-cell office:value-type="float" office:value="212.699" calcext:value-type="float">
            <text:p>2.13E+02</text:p>
          </table:table-cell>
          <table:table-cell table:formula="of:=[.C2341]+0.2" office:value-type="float" office:value="467.999999999982" calcext:value-type="float">
            <text:p>467.999999999982</text:p>
          </table:table-cell>
        </table:table-row>
        <table:table-row table:style-name="ro1">
          <table:table-cell office:value-type="float" office:value="105.626" calcext:value-type="float">
            <text:p>1.06E+02</text:p>
          </table:table-cell>
          <table:table-cell office:value-type="float" office:value="212.66" calcext:value-type="float">
            <text:p>2.13E+02</text:p>
          </table:table-cell>
          <table:table-cell table:formula="of:=[.C2342]+0.2" office:value-type="float" office:value="468.199999999982" calcext:value-type="float">
            <text:p>468.199999999982</text:p>
          </table:table-cell>
        </table:table-row>
        <table:table-row table:style-name="ro1">
          <table:table-cell office:value-type="float" office:value="105.609" calcext:value-type="float">
            <text:p>1.06E+02</text:p>
          </table:table-cell>
          <table:table-cell office:value-type="float" office:value="212.621" calcext:value-type="float">
            <text:p>2.13E+02</text:p>
          </table:table-cell>
          <table:table-cell table:formula="of:=[.C2343]+0.2" office:value-type="float" office:value="468.399999999982" calcext:value-type="float">
            <text:p>468.399999999982</text:p>
          </table:table-cell>
        </table:table-row>
        <table:table-row table:style-name="ro1">
          <table:table-cell office:value-type="float" office:value="105.592" calcext:value-type="float">
            <text:p>1.06E+02</text:p>
          </table:table-cell>
          <table:table-cell office:value-type="float" office:value="212.582" calcext:value-type="float">
            <text:p>2.13E+02</text:p>
          </table:table-cell>
          <table:table-cell table:formula="of:=[.C2344]+0.2" office:value-type="float" office:value="468.599999999982" calcext:value-type="float">
            <text:p>468.599999999982</text:p>
          </table:table-cell>
        </table:table-row>
        <table:table-row table:style-name="ro1">
          <table:table-cell office:value-type="float" office:value="105.575" calcext:value-type="float">
            <text:p>1.06E+02</text:p>
          </table:table-cell>
          <table:table-cell office:value-type="float" office:value="212.543" calcext:value-type="float">
            <text:p>2.13E+02</text:p>
          </table:table-cell>
          <table:table-cell table:formula="of:=[.C2345]+0.2" office:value-type="float" office:value="468.799999999982" calcext:value-type="float">
            <text:p>468.799999999982</text:p>
          </table:table-cell>
        </table:table-row>
        <table:table-row table:style-name="ro1">
          <table:table-cell office:value-type="float" office:value="105.557" calcext:value-type="float">
            <text:p>1.06E+02</text:p>
          </table:table-cell>
          <table:table-cell office:value-type="float" office:value="212.505" calcext:value-type="float">
            <text:p>2.13E+02</text:p>
          </table:table-cell>
          <table:table-cell table:formula="of:=[.C2346]+0.2" office:value-type="float" office:value="468.999999999982" calcext:value-type="float">
            <text:p>468.999999999982</text:p>
          </table:table-cell>
        </table:table-row>
        <table:table-row table:style-name="ro1">
          <table:table-cell office:value-type="float" office:value="105.54" calcext:value-type="float">
            <text:p>1.06E+02</text:p>
          </table:table-cell>
          <table:table-cell office:value-type="float" office:value="212.466" calcext:value-type="float">
            <text:p>2.12E+02</text:p>
          </table:table-cell>
          <table:table-cell table:formula="of:=[.C2347]+0.2" office:value-type="float" office:value="469.199999999982" calcext:value-type="float">
            <text:p>469.199999999982</text:p>
          </table:table-cell>
        </table:table-row>
        <table:table-row table:style-name="ro1">
          <table:table-cell office:value-type="float" office:value="105.523" calcext:value-type="float">
            <text:p>1.06E+02</text:p>
          </table:table-cell>
          <table:table-cell office:value-type="float" office:value="212.427" calcext:value-type="float">
            <text:p>2.12E+02</text:p>
          </table:table-cell>
          <table:table-cell table:formula="of:=[.C2348]+0.2" office:value-type="float" office:value="469.399999999982" calcext:value-type="float">
            <text:p>469.399999999982</text:p>
          </table:table-cell>
        </table:table-row>
        <table:table-row table:style-name="ro1">
          <table:table-cell office:value-type="float" office:value="105.505" calcext:value-type="float">
            <text:p>1.06E+02</text:p>
          </table:table-cell>
          <table:table-cell office:value-type="float" office:value="212.388" calcext:value-type="float">
            <text:p>2.12E+02</text:p>
          </table:table-cell>
          <table:table-cell table:formula="of:=[.C2349]+0.2" office:value-type="float" office:value="469.599999999982" calcext:value-type="float">
            <text:p>469.599999999982</text:p>
          </table:table-cell>
        </table:table-row>
        <table:table-row table:style-name="ro1">
          <table:table-cell office:value-type="float" office:value="105.488" calcext:value-type="float">
            <text:p>1.05E+02</text:p>
          </table:table-cell>
          <table:table-cell office:value-type="float" office:value="212.349" calcext:value-type="float">
            <text:p>2.12E+02</text:p>
          </table:table-cell>
          <table:table-cell table:formula="of:=[.C2350]+0.2" office:value-type="float" office:value="469.799999999982" calcext:value-type="float">
            <text:p>469.799999999982</text:p>
          </table:table-cell>
        </table:table-row>
        <table:table-row table:style-name="ro1">
          <table:table-cell office:value-type="float" office:value="105.471" calcext:value-type="float">
            <text:p>1.05E+02</text:p>
          </table:table-cell>
          <table:table-cell office:value-type="float" office:value="212.31" calcext:value-type="float">
            <text:p>2.12E+02</text:p>
          </table:table-cell>
          <table:table-cell table:formula="of:=[.C2351]+0.2" office:value-type="float" office:value="469.999999999982" calcext:value-type="float">
            <text:p>469.999999999982</text:p>
          </table:table-cell>
        </table:table-row>
        <table:table-row table:style-name="ro1">
          <table:table-cell office:value-type="float" office:value="105.454" calcext:value-type="float">
            <text:p>1.05E+02</text:p>
          </table:table-cell>
          <table:table-cell office:value-type="float" office:value="212.272" calcext:value-type="float">
            <text:p>2.12E+02</text:p>
          </table:table-cell>
          <table:table-cell table:formula="of:=[.C2352]+0.2" office:value-type="float" office:value="470.199999999982" calcext:value-type="float">
            <text:p>470.199999999982</text:p>
          </table:table-cell>
        </table:table-row>
        <table:table-row table:style-name="ro1">
          <table:table-cell office:value-type="float" office:value="105.436" calcext:value-type="float">
            <text:p>1.05E+02</text:p>
          </table:table-cell>
          <table:table-cell office:value-type="float" office:value="212.233" calcext:value-type="float">
            <text:p>2.12E+02</text:p>
          </table:table-cell>
          <table:table-cell table:formula="of:=[.C2353]+0.2" office:value-type="float" office:value="470.399999999982" calcext:value-type="float">
            <text:p>470.399999999982</text:p>
          </table:table-cell>
        </table:table-row>
        <table:table-row table:style-name="ro1">
          <table:table-cell office:value-type="float" office:value="105.419" calcext:value-type="float">
            <text:p>1.05E+02</text:p>
          </table:table-cell>
          <table:table-cell office:value-type="float" office:value="212.194" calcext:value-type="float">
            <text:p>2.12E+02</text:p>
          </table:table-cell>
          <table:table-cell table:formula="of:=[.C2354]+0.2" office:value-type="float" office:value="470.599999999982" calcext:value-type="float">
            <text:p>470.599999999982</text:p>
          </table:table-cell>
        </table:table-row>
        <table:table-row table:style-name="ro1">
          <table:table-cell office:value-type="float" office:value="105.402" calcext:value-type="float">
            <text:p>1.05E+02</text:p>
          </table:table-cell>
          <table:table-cell office:value-type="float" office:value="212.155" calcext:value-type="float">
            <text:p>2.12E+02</text:p>
          </table:table-cell>
          <table:table-cell table:formula="of:=[.C2355]+0.2" office:value-type="float" office:value="470.799999999982" calcext:value-type="float">
            <text:p>470.799999999982</text:p>
          </table:table-cell>
        </table:table-row>
        <table:table-row table:style-name="ro1">
          <table:table-cell office:value-type="float" office:value="105.385" calcext:value-type="float">
            <text:p>1.05E+02</text:p>
          </table:table-cell>
          <table:table-cell office:value-type="float" office:value="212.117" calcext:value-type="float">
            <text:p>2.12E+02</text:p>
          </table:table-cell>
          <table:table-cell table:formula="of:=[.C2356]+0.2" office:value-type="float" office:value="470.999999999982" calcext:value-type="float">
            <text:p>470.999999999982</text:p>
          </table:table-cell>
        </table:table-row>
        <table:table-row table:style-name="ro1">
          <table:table-cell office:value-type="float" office:value="105.368" calcext:value-type="float">
            <text:p>1.05E+02</text:p>
          </table:table-cell>
          <table:table-cell office:value-type="float" office:value="212.078" calcext:value-type="float">
            <text:p>2.12E+02</text:p>
          </table:table-cell>
          <table:table-cell table:formula="of:=[.C2357]+0.2" office:value-type="float" office:value="471.199999999982" calcext:value-type="float">
            <text:p>471.199999999982</text:p>
          </table:table-cell>
        </table:table-row>
        <table:table-row table:style-name="ro1">
          <table:table-cell office:value-type="float" office:value="105.351" calcext:value-type="float">
            <text:p>1.05E+02</text:p>
          </table:table-cell>
          <table:table-cell office:value-type="float" office:value="212.039" calcext:value-type="float">
            <text:p>2.12E+02</text:p>
          </table:table-cell>
          <table:table-cell table:formula="of:=[.C2358]+0.2" office:value-type="float" office:value="471.399999999982" calcext:value-type="float">
            <text:p>471.399999999982</text:p>
          </table:table-cell>
        </table:table-row>
        <table:table-row table:style-name="ro1">
          <table:table-cell office:value-type="float" office:value="105.333" calcext:value-type="float">
            <text:p>1.05E+02</text:p>
          </table:table-cell>
          <table:table-cell office:value-type="float" office:value="212.001" calcext:value-type="float">
            <text:p>2.12E+02</text:p>
          </table:table-cell>
          <table:table-cell table:formula="of:=[.C2359]+0.2" office:value-type="float" office:value="471.599999999982" calcext:value-type="float">
            <text:p>471.599999999982</text:p>
          </table:table-cell>
        </table:table-row>
        <table:table-row table:style-name="ro1">
          <table:table-cell office:value-type="float" office:value="105.316" calcext:value-type="float">
            <text:p>1.05E+02</text:p>
          </table:table-cell>
          <table:table-cell office:value-type="float" office:value="211.962" calcext:value-type="float">
            <text:p>2.12E+02</text:p>
          </table:table-cell>
          <table:table-cell table:formula="of:=[.C2360]+0.2" office:value-type="float" office:value="471.799999999982" calcext:value-type="float">
            <text:p>471.799999999982</text:p>
          </table:table-cell>
        </table:table-row>
        <table:table-row table:style-name="ro1">
          <table:table-cell office:value-type="float" office:value="105.299" calcext:value-type="float">
            <text:p>1.05E+02</text:p>
          </table:table-cell>
          <table:table-cell office:value-type="float" office:value="211.924" calcext:value-type="float">
            <text:p>2.12E+02</text:p>
          </table:table-cell>
          <table:table-cell table:formula="of:=[.C2361]+0.2" office:value-type="float" office:value="471.999999999982" calcext:value-type="float">
            <text:p>471.999999999982</text:p>
          </table:table-cell>
        </table:table-row>
        <table:table-row table:style-name="ro1">
          <table:table-cell office:value-type="float" office:value="105.282" calcext:value-type="float">
            <text:p>1.05E+02</text:p>
          </table:table-cell>
          <table:table-cell office:value-type="float" office:value="211.885" calcext:value-type="float">
            <text:p>2.12E+02</text:p>
          </table:table-cell>
          <table:table-cell table:formula="of:=[.C2362]+0.2" office:value-type="float" office:value="472.199999999982" calcext:value-type="float">
            <text:p>472.199999999982</text:p>
          </table:table-cell>
        </table:table-row>
        <table:table-row table:style-name="ro1">
          <table:table-cell office:value-type="float" office:value="105.265" calcext:value-type="float">
            <text:p>1.05E+02</text:p>
          </table:table-cell>
          <table:table-cell office:value-type="float" office:value="211.846" calcext:value-type="float">
            <text:p>2.12E+02</text:p>
          </table:table-cell>
          <table:table-cell table:formula="of:=[.C2363]+0.2" office:value-type="float" office:value="472.399999999982" calcext:value-type="float">
            <text:p>472.399999999982</text:p>
          </table:table-cell>
        </table:table-row>
        <table:table-row table:style-name="ro1">
          <table:table-cell office:value-type="float" office:value="105.248" calcext:value-type="float">
            <text:p>1.05E+02</text:p>
          </table:table-cell>
          <table:table-cell office:value-type="float" office:value="211.808" calcext:value-type="float">
            <text:p>2.12E+02</text:p>
          </table:table-cell>
          <table:table-cell table:formula="of:=[.C2364]+0.2" office:value-type="float" office:value="472.599999999982" calcext:value-type="float">
            <text:p>472.599999999982</text:p>
          </table:table-cell>
        </table:table-row>
        <table:table-row table:style-name="ro1">
          <table:table-cell office:value-type="float" office:value="105.231" calcext:value-type="float">
            <text:p>1.05E+02</text:p>
          </table:table-cell>
          <table:table-cell office:value-type="float" office:value="211.769" calcext:value-type="float">
            <text:p>2.12E+02</text:p>
          </table:table-cell>
          <table:table-cell table:formula="of:=[.C2365]+0.2" office:value-type="float" office:value="472.799999999982" calcext:value-type="float">
            <text:p>472.799999999982</text:p>
          </table:table-cell>
        </table:table-row>
        <table:table-row table:style-name="ro1">
          <table:table-cell office:value-type="float" office:value="105.213" calcext:value-type="float">
            <text:p>1.05E+02</text:p>
          </table:table-cell>
          <table:table-cell office:value-type="float" office:value="211.731" calcext:value-type="float">
            <text:p>2.12E+02</text:p>
          </table:table-cell>
          <table:table-cell table:formula="of:=[.C2366]+0.2" office:value-type="float" office:value="472.999999999982" calcext:value-type="float">
            <text:p>472.999999999982</text:p>
          </table:table-cell>
        </table:table-row>
        <table:table-row table:style-name="ro1">
          <table:table-cell office:value-type="float" office:value="105.196" calcext:value-type="float">
            <text:p>1.05E+02</text:p>
          </table:table-cell>
          <table:table-cell office:value-type="float" office:value="211.693" calcext:value-type="float">
            <text:p>2.12E+02</text:p>
          </table:table-cell>
          <table:table-cell table:formula="of:=[.C2367]+0.2" office:value-type="float" office:value="473.199999999982" calcext:value-type="float">
            <text:p>473.199999999982</text:p>
          </table:table-cell>
        </table:table-row>
        <table:table-row table:style-name="ro1">
          <table:table-cell office:value-type="float" office:value="105.179" calcext:value-type="float">
            <text:p>1.05E+02</text:p>
          </table:table-cell>
          <table:table-cell office:value-type="float" office:value="211.654" calcext:value-type="float">
            <text:p>2.12E+02</text:p>
          </table:table-cell>
          <table:table-cell table:formula="of:=[.C2368]+0.2" office:value-type="float" office:value="473.399999999982" calcext:value-type="float">
            <text:p>473.399999999982</text:p>
          </table:table-cell>
        </table:table-row>
        <table:table-row table:style-name="ro1">
          <table:table-cell office:value-type="float" office:value="105.162" calcext:value-type="float">
            <text:p>1.05E+02</text:p>
          </table:table-cell>
          <table:table-cell office:value-type="float" office:value="211.616" calcext:value-type="float">
            <text:p>2.12E+02</text:p>
          </table:table-cell>
          <table:table-cell table:formula="of:=[.C2369]+0.2" office:value-type="float" office:value="473.599999999982" calcext:value-type="float">
            <text:p>473.599999999982</text:p>
          </table:table-cell>
        </table:table-row>
        <table:table-row table:style-name="ro1">
          <table:table-cell office:value-type="float" office:value="105.145" calcext:value-type="float">
            <text:p>1.05E+02</text:p>
          </table:table-cell>
          <table:table-cell office:value-type="float" office:value="211.577" calcext:value-type="float">
            <text:p>2.12E+02</text:p>
          </table:table-cell>
          <table:table-cell table:formula="of:=[.C2370]+0.2" office:value-type="float" office:value="473.799999999982" calcext:value-type="float">
            <text:p>473.799999999982</text:p>
          </table:table-cell>
        </table:table-row>
        <table:table-row table:style-name="ro1">
          <table:table-cell office:value-type="float" office:value="105.128" calcext:value-type="float">
            <text:p>1.05E+02</text:p>
          </table:table-cell>
          <table:table-cell office:value-type="float" office:value="211.539" calcext:value-type="float">
            <text:p>2.12E+02</text:p>
          </table:table-cell>
          <table:table-cell table:formula="of:=[.C2371]+0.2" office:value-type="float" office:value="473.999999999982" calcext:value-type="float">
            <text:p>473.999999999982</text:p>
          </table:table-cell>
        </table:table-row>
        <table:table-row table:style-name="ro1">
          <table:table-cell office:value-type="float" office:value="105.111" calcext:value-type="float">
            <text:p>1.05E+02</text:p>
          </table:table-cell>
          <table:table-cell office:value-type="float" office:value="211.501" calcext:value-type="float">
            <text:p>2.12E+02</text:p>
          </table:table-cell>
          <table:table-cell table:formula="of:=[.C2372]+0.2" office:value-type="float" office:value="474.199999999982" calcext:value-type="float">
            <text:p>474.199999999982</text:p>
          </table:table-cell>
        </table:table-row>
        <table:table-row table:style-name="ro1">
          <table:table-cell office:value-type="float" office:value="105.094" calcext:value-type="float">
            <text:p>1.05E+02</text:p>
          </table:table-cell>
          <table:table-cell office:value-type="float" office:value="211.462" calcext:value-type="float">
            <text:p>2.11E+02</text:p>
          </table:table-cell>
          <table:table-cell table:formula="of:=[.C2373]+0.2" office:value-type="float" office:value="474.399999999982" calcext:value-type="float">
            <text:p>474.399999999982</text:p>
          </table:table-cell>
        </table:table-row>
        <table:table-row table:style-name="ro1">
          <table:table-cell office:value-type="float" office:value="105.077" calcext:value-type="float">
            <text:p>1.05E+02</text:p>
          </table:table-cell>
          <table:table-cell office:value-type="float" office:value="211.424" calcext:value-type="float">
            <text:p>2.11E+02</text:p>
          </table:table-cell>
          <table:table-cell table:formula="of:=[.C2374]+0.2" office:value-type="float" office:value="474.599999999982" calcext:value-type="float">
            <text:p>474.599999999982</text:p>
          </table:table-cell>
        </table:table-row>
        <table:table-row table:style-name="ro1">
          <table:table-cell office:value-type="float" office:value="105.06" calcext:value-type="float">
            <text:p>1.05E+02</text:p>
          </table:table-cell>
          <table:table-cell office:value-type="float" office:value="211.386" calcext:value-type="float">
            <text:p>2.11E+02</text:p>
          </table:table-cell>
          <table:table-cell table:formula="of:=[.C2375]+0.2" office:value-type="float" office:value="474.799999999982" calcext:value-type="float">
            <text:p>474.799999999982</text:p>
          </table:table-cell>
        </table:table-row>
        <table:table-row table:style-name="ro1">
          <table:table-cell office:value-type="float" office:value="105.043" calcext:value-type="float">
            <text:p>1.05E+02</text:p>
          </table:table-cell>
          <table:table-cell office:value-type="float" office:value="211.348" calcext:value-type="float">
            <text:p>2.11E+02</text:p>
          </table:table-cell>
          <table:table-cell table:formula="of:=[.C2376]+0.2" office:value-type="float" office:value="474.999999999982" calcext:value-type="float">
            <text:p>474.999999999982</text:p>
          </table:table-cell>
        </table:table-row>
        <table:table-row table:style-name="ro1">
          <table:table-cell office:value-type="float" office:value="105.026" calcext:value-type="float">
            <text:p>1.05E+02</text:p>
          </table:table-cell>
          <table:table-cell office:value-type="float" office:value="211.31" calcext:value-type="float">
            <text:p>2.11E+02</text:p>
          </table:table-cell>
          <table:table-cell table:formula="of:=[.C2377]+0.2" office:value-type="float" office:value="475.199999999982" calcext:value-type="float">
            <text:p>475.199999999982</text:p>
          </table:table-cell>
        </table:table-row>
        <table:table-row table:style-name="ro1">
          <table:table-cell office:value-type="float" office:value="105.009" calcext:value-type="float">
            <text:p>1.05E+02</text:p>
          </table:table-cell>
          <table:table-cell office:value-type="float" office:value="211.271" calcext:value-type="float">
            <text:p>2.11E+02</text:p>
          </table:table-cell>
          <table:table-cell table:formula="of:=[.C2378]+0.2" office:value-type="float" office:value="475.399999999982" calcext:value-type="float">
            <text:p>475.399999999982</text:p>
          </table:table-cell>
        </table:table-row>
        <table:table-row table:style-name="ro1">
          <table:table-cell office:value-type="float" office:value="104.992" calcext:value-type="float">
            <text:p>1.05E+02</text:p>
          </table:table-cell>
          <table:table-cell office:value-type="float" office:value="211.233" calcext:value-type="float">
            <text:p>2.11E+02</text:p>
          </table:table-cell>
          <table:table-cell table:formula="of:=[.C2379]+0.2" office:value-type="float" office:value="475.599999999982" calcext:value-type="float">
            <text:p>475.599999999982</text:p>
          </table:table-cell>
        </table:table-row>
        <table:table-row table:style-name="ro1">
          <table:table-cell office:value-type="float" office:value="104.975" calcext:value-type="float">
            <text:p>1.05E+02</text:p>
          </table:table-cell>
          <table:table-cell office:value-type="float" office:value="211.195" calcext:value-type="float">
            <text:p>2.11E+02</text:p>
          </table:table-cell>
          <table:table-cell table:formula="of:=[.C2380]+0.2" office:value-type="float" office:value="475.799999999982" calcext:value-type="float">
            <text:p>475.799999999982</text:p>
          </table:table-cell>
        </table:table-row>
        <table:table-row table:style-name="ro1">
          <table:table-cell office:value-type="float" office:value="104.958" calcext:value-type="float">
            <text:p>1.05E+02</text:p>
          </table:table-cell>
          <table:table-cell office:value-type="float" office:value="211.157" calcext:value-type="float">
            <text:p>2.11E+02</text:p>
          </table:table-cell>
          <table:table-cell table:formula="of:=[.C2381]+0.2" office:value-type="float" office:value="475.999999999982" calcext:value-type="float">
            <text:p>475.999999999982</text:p>
          </table:table-cell>
        </table:table-row>
        <table:table-row table:style-name="ro1">
          <table:table-cell office:value-type="float" office:value="104.941" calcext:value-type="float">
            <text:p>1.05E+02</text:p>
          </table:table-cell>
          <table:table-cell office:value-type="float" office:value="211.119" calcext:value-type="float">
            <text:p>2.11E+02</text:p>
          </table:table-cell>
          <table:table-cell table:formula="of:=[.C2382]+0.2" office:value-type="float" office:value="476.199999999982" calcext:value-type="float">
            <text:p>476.199999999982</text:p>
          </table:table-cell>
        </table:table-row>
        <table:table-row table:style-name="ro1">
          <table:table-cell office:value-type="float" office:value="104.925" calcext:value-type="float">
            <text:p>1.05E+02</text:p>
          </table:table-cell>
          <table:table-cell office:value-type="float" office:value="211.081" calcext:value-type="float">
            <text:p>2.11E+02</text:p>
          </table:table-cell>
          <table:table-cell table:formula="of:=[.C2383]+0.2" office:value-type="float" office:value="476.399999999981" calcext:value-type="float">
            <text:p>476.399999999981</text:p>
          </table:table-cell>
        </table:table-row>
        <table:table-row table:style-name="ro1">
          <table:table-cell office:value-type="float" office:value="104.908" calcext:value-type="float">
            <text:p>1.05E+02</text:p>
          </table:table-cell>
          <table:table-cell office:value-type="float" office:value="211.043" calcext:value-type="float">
            <text:p>2.11E+02</text:p>
          </table:table-cell>
          <table:table-cell table:formula="of:=[.C2384]+0.2" office:value-type="float" office:value="476.599999999982" calcext:value-type="float">
            <text:p>476.599999999982</text:p>
          </table:table-cell>
        </table:table-row>
        <table:table-row table:style-name="ro1">
          <table:table-cell office:value-type="float" office:value="104.891" calcext:value-type="float">
            <text:p>1.05E+02</text:p>
          </table:table-cell>
          <table:table-cell office:value-type="float" office:value="211.005" calcext:value-type="float">
            <text:p>2.11E+02</text:p>
          </table:table-cell>
          <table:table-cell table:formula="of:=[.C2385]+0.2" office:value-type="float" office:value="476.799999999982" calcext:value-type="float">
            <text:p>476.799999999982</text:p>
          </table:table-cell>
        </table:table-row>
        <table:table-row table:style-name="ro1">
          <table:table-cell office:value-type="float" office:value="104.874" calcext:value-type="float">
            <text:p>1.05E+02</text:p>
          </table:table-cell>
          <table:table-cell office:value-type="float" office:value="210.967" calcext:value-type="float">
            <text:p>2.11E+02</text:p>
          </table:table-cell>
          <table:table-cell table:formula="of:=[.C2386]+0.2" office:value-type="float" office:value="476.999999999982" calcext:value-type="float">
            <text:p>476.999999999982</text:p>
          </table:table-cell>
        </table:table-row>
        <table:table-row table:style-name="ro1">
          <table:table-cell office:value-type="float" office:value="104.857" calcext:value-type="float">
            <text:p>1.05E+02</text:p>
          </table:table-cell>
          <table:table-cell office:value-type="float" office:value="210.929" calcext:value-type="float">
            <text:p>2.11E+02</text:p>
          </table:table-cell>
          <table:table-cell table:formula="of:=[.C2387]+0.2" office:value-type="float" office:value="477.199999999981" calcext:value-type="float">
            <text:p>477.199999999981</text:p>
          </table:table-cell>
        </table:table-row>
        <table:table-row table:style-name="ro1">
          <table:table-cell office:value-type="float" office:value="104.84" calcext:value-type="float">
            <text:p>1.05E+02</text:p>
          </table:table-cell>
          <table:table-cell office:value-type="float" office:value="210.891" calcext:value-type="float">
            <text:p>2.11E+02</text:p>
          </table:table-cell>
          <table:table-cell table:formula="of:=[.C2388]+0.2" office:value-type="float" office:value="477.399999999981" calcext:value-type="float">
            <text:p>477.399999999981</text:p>
          </table:table-cell>
        </table:table-row>
        <table:table-row table:style-name="ro1">
          <table:table-cell office:value-type="float" office:value="104.823" calcext:value-type="float">
            <text:p>1.05E+02</text:p>
          </table:table-cell>
          <table:table-cell office:value-type="float" office:value="210.853" calcext:value-type="float">
            <text:p>2.11E+02</text:p>
          </table:table-cell>
          <table:table-cell table:formula="of:=[.C2389]+0.2" office:value-type="float" office:value="477.599999999981" calcext:value-type="float">
            <text:p>477.599999999981</text:p>
          </table:table-cell>
        </table:table-row>
        <table:table-row table:style-name="ro1">
          <table:table-cell office:value-type="float" office:value="104.807" calcext:value-type="float">
            <text:p>1.05E+02</text:p>
          </table:table-cell>
          <table:table-cell office:value-type="float" office:value="210.815" calcext:value-type="float">
            <text:p>2.11E+02</text:p>
          </table:table-cell>
          <table:table-cell table:formula="of:=[.C2390]+0.2" office:value-type="float" office:value="477.799999999981" calcext:value-type="float">
            <text:p>477.799999999981</text:p>
          </table:table-cell>
        </table:table-row>
        <table:table-row table:style-name="ro1">
          <table:table-cell office:value-type="float" office:value="104.79" calcext:value-type="float">
            <text:p>1.05E+02</text:p>
          </table:table-cell>
          <table:table-cell office:value-type="float" office:value="210.778" calcext:value-type="float">
            <text:p>2.11E+02</text:p>
          </table:table-cell>
          <table:table-cell table:formula="of:=[.C2391]+0.2" office:value-type="float" office:value="477.999999999981" calcext:value-type="float">
            <text:p>477.999999999981</text:p>
          </table:table-cell>
        </table:table-row>
        <table:table-row table:style-name="ro1">
          <table:table-cell office:value-type="float" office:value="104.773" calcext:value-type="float">
            <text:p>1.05E+02</text:p>
          </table:table-cell>
          <table:table-cell office:value-type="float" office:value="210.74" calcext:value-type="float">
            <text:p>2.11E+02</text:p>
          </table:table-cell>
          <table:table-cell table:formula="of:=[.C2392]+0.2" office:value-type="float" office:value="478.199999999981" calcext:value-type="float">
            <text:p>478.199999999981</text:p>
          </table:table-cell>
        </table:table-row>
        <table:table-row table:style-name="ro1">
          <table:table-cell office:value-type="float" office:value="104.756" calcext:value-type="float">
            <text:p>1.05E+02</text:p>
          </table:table-cell>
          <table:table-cell office:value-type="float" office:value="210.702" calcext:value-type="float">
            <text:p>2.11E+02</text:p>
          </table:table-cell>
          <table:table-cell table:formula="of:=[.C2393]+0.2" office:value-type="float" office:value="478.399999999981" calcext:value-type="float">
            <text:p>478.399999999981</text:p>
          </table:table-cell>
        </table:table-row>
        <table:table-row table:style-name="ro1">
          <table:table-cell office:value-type="float" office:value="104.739" calcext:value-type="float">
            <text:p>1.05E+02</text:p>
          </table:table-cell>
          <table:table-cell office:value-type="float" office:value="210.664" calcext:value-type="float">
            <text:p>2.11E+02</text:p>
          </table:table-cell>
          <table:table-cell table:formula="of:=[.C2394]+0.2" office:value-type="float" office:value="478.599999999981" calcext:value-type="float">
            <text:p>478.599999999981</text:p>
          </table:table-cell>
        </table:table-row>
        <table:table-row table:style-name="ro1">
          <table:table-cell office:value-type="float" office:value="104.723" calcext:value-type="float">
            <text:p>1.05E+02</text:p>
          </table:table-cell>
          <table:table-cell office:value-type="float" office:value="210.627" calcext:value-type="float">
            <text:p>2.11E+02</text:p>
          </table:table-cell>
          <table:table-cell table:formula="of:=[.C2395]+0.2" office:value-type="float" office:value="478.799999999981" calcext:value-type="float">
            <text:p>478.799999999981</text:p>
          </table:table-cell>
        </table:table-row>
        <table:table-row table:style-name="ro1">
          <table:table-cell office:value-type="float" office:value="104.706" calcext:value-type="float">
            <text:p>1.05E+02</text:p>
          </table:table-cell>
          <table:table-cell office:value-type="float" office:value="210.589" calcext:value-type="float">
            <text:p>2.11E+02</text:p>
          </table:table-cell>
          <table:table-cell table:formula="of:=[.C2396]+0.2" office:value-type="float" office:value="478.999999999981" calcext:value-type="float">
            <text:p>478.999999999981</text:p>
          </table:table-cell>
        </table:table-row>
        <table:table-row table:style-name="ro1">
          <table:table-cell office:value-type="float" office:value="104.689" calcext:value-type="float">
            <text:p>1.05E+02</text:p>
          </table:table-cell>
          <table:table-cell office:value-type="float" office:value="210.551" calcext:value-type="float">
            <text:p>2.11E+02</text:p>
          </table:table-cell>
          <table:table-cell table:formula="of:=[.C2397]+0.2" office:value-type="float" office:value="479.199999999981" calcext:value-type="float">
            <text:p>479.199999999981</text:p>
          </table:table-cell>
        </table:table-row>
        <table:table-row table:style-name="ro1">
          <table:table-cell office:value-type="float" office:value="104.672" calcext:value-type="float">
            <text:p>1.05E+02</text:p>
          </table:table-cell>
          <table:table-cell office:value-type="float" office:value="210.514" calcext:value-type="float">
            <text:p>2.11E+02</text:p>
          </table:table-cell>
          <table:table-cell table:formula="of:=[.C2398]+0.2" office:value-type="float" office:value="479.399999999981" calcext:value-type="float">
            <text:p>479.399999999981</text:p>
          </table:table-cell>
        </table:table-row>
        <table:table-row table:style-name="ro1">
          <table:table-cell office:value-type="float" office:value="104.656" calcext:value-type="float">
            <text:p>1.05E+02</text:p>
          </table:table-cell>
          <table:table-cell office:value-type="float" office:value="210.476" calcext:value-type="float">
            <text:p>2.10E+02</text:p>
          </table:table-cell>
          <table:table-cell table:formula="of:=[.C2399]+0.2" office:value-type="float" office:value="479.599999999981" calcext:value-type="float">
            <text:p>479.599999999981</text:p>
          </table:table-cell>
        </table:table-row>
        <table:table-row table:style-name="ro1">
          <table:table-cell office:value-type="float" office:value="104.639" calcext:value-type="float">
            <text:p>1.05E+02</text:p>
          </table:table-cell>
          <table:table-cell office:value-type="float" office:value="210.438" calcext:value-type="float">
            <text:p>2.10E+02</text:p>
          </table:table-cell>
          <table:table-cell table:formula="of:=[.C2400]+0.2" office:value-type="float" office:value="479.799999999981" calcext:value-type="float">
            <text:p>479.799999999981</text:p>
          </table:table-cell>
        </table:table-row>
        <table:table-row table:style-name="ro1">
          <table:table-cell office:value-type="float" office:value="104.622" calcext:value-type="float">
            <text:p>1.05E+02</text:p>
          </table:table-cell>
          <table:table-cell office:value-type="float" office:value="210.401" calcext:value-type="float">
            <text:p>2.10E+02</text:p>
          </table:table-cell>
          <table:table-cell table:formula="of:=[.C2401]+0.2" office:value-type="float" office:value="479.999999999981" calcext:value-type="float">
            <text:p>479.999999999981</text:p>
          </table:table-cell>
        </table:table-row>
        <table:table-row table:style-name="ro1">
          <table:table-cell office:value-type="float" office:value="104.606" calcext:value-type="float">
            <text:p>1.05E+02</text:p>
          </table:table-cell>
          <table:table-cell office:value-type="float" office:value="210.363" calcext:value-type="float">
            <text:p>2.10E+02</text:p>
          </table:table-cell>
          <table:table-cell table:formula="of:=[.C2402]+0.2" office:value-type="float" office:value="480.199999999981" calcext:value-type="float">
            <text:p>480.199999999981</text:p>
          </table:table-cell>
        </table:table-row>
        <table:table-row table:style-name="ro1">
          <table:table-cell office:value-type="float" office:value="104.589" calcext:value-type="float">
            <text:p>1.05E+02</text:p>
          </table:table-cell>
          <table:table-cell office:value-type="float" office:value="210.326" calcext:value-type="float">
            <text:p>2.10E+02</text:p>
          </table:table-cell>
          <table:table-cell table:formula="of:=[.C2403]+0.2" office:value-type="float" office:value="480.399999999981" calcext:value-type="float">
            <text:p>480.399999999981</text:p>
          </table:table-cell>
        </table:table-row>
        <table:table-row table:style-name="ro1">
          <table:table-cell office:value-type="float" office:value="104.572" calcext:value-type="float">
            <text:p>1.05E+02</text:p>
          </table:table-cell>
          <table:table-cell office:value-type="float" office:value="210.288" calcext:value-type="float">
            <text:p>2.10E+02</text:p>
          </table:table-cell>
          <table:table-cell table:formula="of:=[.C2404]+0.2" office:value-type="float" office:value="480.599999999981" calcext:value-type="float">
            <text:p>480.599999999981</text:p>
          </table:table-cell>
        </table:table-row>
        <table:table-row table:style-name="ro1">
          <table:table-cell office:value-type="float" office:value="104.556" calcext:value-type="float">
            <text:p>1.05E+02</text:p>
          </table:table-cell>
          <table:table-cell office:value-type="float" office:value="210.251" calcext:value-type="float">
            <text:p>2.10E+02</text:p>
          </table:table-cell>
          <table:table-cell table:formula="of:=[.C2405]+0.2" office:value-type="float" office:value="480.799999999981" calcext:value-type="float">
            <text:p>480.799999999981</text:p>
          </table:table-cell>
        </table:table-row>
        <table:table-row table:style-name="ro1">
          <table:table-cell office:value-type="float" office:value="104.539" calcext:value-type="float">
            <text:p>1.05E+02</text:p>
          </table:table-cell>
          <table:table-cell office:value-type="float" office:value="210.214" calcext:value-type="float">
            <text:p>2.10E+02</text:p>
          </table:table-cell>
          <table:table-cell table:formula="of:=[.C2406]+0.2" office:value-type="float" office:value="480.999999999981" calcext:value-type="float">
            <text:p>480.999999999981</text:p>
          </table:table-cell>
        </table:table-row>
        <table:table-row table:style-name="ro1">
          <table:table-cell office:value-type="float" office:value="104.522" calcext:value-type="float">
            <text:p>1.05E+02</text:p>
          </table:table-cell>
          <table:table-cell office:value-type="float" office:value="210.176" calcext:value-type="float">
            <text:p>2.10E+02</text:p>
          </table:table-cell>
          <table:table-cell table:formula="of:=[.C2407]+0.2" office:value-type="float" office:value="481.199999999981" calcext:value-type="float">
            <text:p>481.199999999981</text:p>
          </table:table-cell>
        </table:table-row>
        <table:table-row table:style-name="ro1">
          <table:table-cell office:value-type="float" office:value="104.506" calcext:value-type="float">
            <text:p>1.05E+02</text:p>
          </table:table-cell>
          <table:table-cell office:value-type="float" office:value="210.139" calcext:value-type="float">
            <text:p>2.10E+02</text:p>
          </table:table-cell>
          <table:table-cell table:formula="of:=[.C2408]+0.2" office:value-type="float" office:value="481.399999999981" calcext:value-type="float">
            <text:p>481.399999999981</text:p>
          </table:table-cell>
        </table:table-row>
        <table:table-row table:style-name="ro1">
          <table:table-cell office:value-type="float" office:value="104.489" calcext:value-type="float">
            <text:p>1.04E+02</text:p>
          </table:table-cell>
          <table:table-cell office:value-type="float" office:value="210.101" calcext:value-type="float">
            <text:p>2.10E+02</text:p>
          </table:table-cell>
          <table:table-cell table:formula="of:=[.C2409]+0.2" office:value-type="float" office:value="481.599999999981" calcext:value-type="float">
            <text:p>481.599999999981</text:p>
          </table:table-cell>
        </table:table-row>
        <table:table-row table:style-name="ro1">
          <table:table-cell office:value-type="float" office:value="104.473" calcext:value-type="float">
            <text:p>1.04E+02</text:p>
          </table:table-cell>
          <table:table-cell office:value-type="float" office:value="210.064" calcext:value-type="float">
            <text:p>2.10E+02</text:p>
          </table:table-cell>
          <table:table-cell table:formula="of:=[.C2410]+0.2" office:value-type="float" office:value="481.799999999981" calcext:value-type="float">
            <text:p>481.799999999981</text:p>
          </table:table-cell>
        </table:table-row>
        <table:table-row table:style-name="ro1">
          <table:table-cell office:value-type="float" office:value="104.456" calcext:value-type="float">
            <text:p>1.04E+02</text:p>
          </table:table-cell>
          <table:table-cell office:value-type="float" office:value="210.027" calcext:value-type="float">
            <text:p>2.10E+02</text:p>
          </table:table-cell>
          <table:table-cell table:formula="of:=[.C2411]+0.2" office:value-type="float" office:value="481.999999999981" calcext:value-type="float">
            <text:p>481.999999999981</text:p>
          </table:table-cell>
        </table:table-row>
        <table:table-row table:style-name="ro1">
          <table:table-cell office:value-type="float" office:value="104.44" calcext:value-type="float">
            <text:p>1.04E+02</text:p>
          </table:table-cell>
          <table:table-cell office:value-type="float" office:value="209.99" calcext:value-type="float">
            <text:p>2.10E+02</text:p>
          </table:table-cell>
          <table:table-cell table:formula="of:=[.C2412]+0.2" office:value-type="float" office:value="482.199999999981" calcext:value-type="float">
            <text:p>482.199999999981</text:p>
          </table:table-cell>
        </table:table-row>
        <table:table-row table:style-name="ro1">
          <table:table-cell office:value-type="float" office:value="104.423" calcext:value-type="float">
            <text:p>1.04E+02</text:p>
          </table:table-cell>
          <table:table-cell office:value-type="float" office:value="209.952" calcext:value-type="float">
            <text:p>2.10E+02</text:p>
          </table:table-cell>
          <table:table-cell table:formula="of:=[.C2413]+0.2" office:value-type="float" office:value="482.399999999981" calcext:value-type="float">
            <text:p>482.399999999981</text:p>
          </table:table-cell>
        </table:table-row>
        <table:table-row table:style-name="ro1">
          <table:table-cell office:value-type="float" office:value="104.407" calcext:value-type="float">
            <text:p>1.04E+02</text:p>
          </table:table-cell>
          <table:table-cell office:value-type="float" office:value="209.915" calcext:value-type="float">
            <text:p>2.10E+02</text:p>
          </table:table-cell>
          <table:table-cell table:formula="of:=[.C2414]+0.2" office:value-type="float" office:value="482.599999999981" calcext:value-type="float">
            <text:p>482.599999999981</text:p>
          </table:table-cell>
        </table:table-row>
        <table:table-row table:style-name="ro1">
          <table:table-cell office:value-type="float" office:value="104.39" calcext:value-type="float">
            <text:p>1.04E+02</text:p>
          </table:table-cell>
          <table:table-cell office:value-type="float" office:value="209.878" calcext:value-type="float">
            <text:p>2.10E+02</text:p>
          </table:table-cell>
          <table:table-cell table:formula="of:=[.C2415]+0.2" office:value-type="float" office:value="482.799999999981" calcext:value-type="float">
            <text:p>482.799999999981</text:p>
          </table:table-cell>
        </table:table-row>
        <table:table-row table:style-name="ro1">
          <table:table-cell office:value-type="float" office:value="104.374" calcext:value-type="float">
            <text:p>1.04E+02</text:p>
          </table:table-cell>
          <table:table-cell office:value-type="float" office:value="209.841" calcext:value-type="float">
            <text:p>2.10E+02</text:p>
          </table:table-cell>
          <table:table-cell table:formula="of:=[.C2416]+0.2" office:value-type="float" office:value="482.999999999981" calcext:value-type="float">
            <text:p>482.999999999981</text:p>
          </table:table-cell>
        </table:table-row>
        <table:table-row table:style-name="ro1">
          <table:table-cell office:value-type="float" office:value="104.357" calcext:value-type="float">
            <text:p>1.04E+02</text:p>
          </table:table-cell>
          <table:table-cell office:value-type="float" office:value="209.804" calcext:value-type="float">
            <text:p>2.10E+02</text:p>
          </table:table-cell>
          <table:table-cell table:formula="of:=[.C2417]+0.2" office:value-type="float" office:value="483.199999999981" calcext:value-type="float">
            <text:p>483.199999999981</text:p>
          </table:table-cell>
        </table:table-row>
        <table:table-row table:style-name="ro1">
          <table:table-cell office:value-type="float" office:value="104.341" calcext:value-type="float">
            <text:p>1.04E+02</text:p>
          </table:table-cell>
          <table:table-cell office:value-type="float" office:value="209.767" calcext:value-type="float">
            <text:p>2.10E+02</text:p>
          </table:table-cell>
          <table:table-cell table:formula="of:=[.C2418]+0.2" office:value-type="float" office:value="483.399999999981" calcext:value-type="float">
            <text:p>483.399999999981</text:p>
          </table:table-cell>
        </table:table-row>
        <table:table-row table:style-name="ro1">
          <table:table-cell office:value-type="float" office:value="104.324" calcext:value-type="float">
            <text:p>1.04E+02</text:p>
          </table:table-cell>
          <table:table-cell office:value-type="float" office:value="209.73" calcext:value-type="float">
            <text:p>2.10E+02</text:p>
          </table:table-cell>
          <table:table-cell table:formula="of:=[.C2419]+0.2" office:value-type="float" office:value="483.599999999981" calcext:value-type="float">
            <text:p>483.599999999981</text:p>
          </table:table-cell>
        </table:table-row>
        <table:table-row table:style-name="ro1">
          <table:table-cell office:value-type="float" office:value="104.308" calcext:value-type="float">
            <text:p>1.04E+02</text:p>
          </table:table-cell>
          <table:table-cell office:value-type="float" office:value="209.693" calcext:value-type="float">
            <text:p>2.10E+02</text:p>
          </table:table-cell>
          <table:table-cell table:formula="of:=[.C2420]+0.2" office:value-type="float" office:value="483.799999999981" calcext:value-type="float">
            <text:p>483.799999999981</text:p>
          </table:table-cell>
        </table:table-row>
        <table:table-row table:style-name="ro1">
          <table:table-cell office:value-type="float" office:value="104.291" calcext:value-type="float">
            <text:p>1.04E+02</text:p>
          </table:table-cell>
          <table:table-cell office:value-type="float" office:value="209.656" calcext:value-type="float">
            <text:p>2.10E+02</text:p>
          </table:table-cell>
          <table:table-cell table:formula="of:=[.C2421]+0.2" office:value-type="float" office:value="483.999999999981" calcext:value-type="float">
            <text:p>483.999999999981</text:p>
          </table:table-cell>
        </table:table-row>
        <table:table-row table:style-name="ro1">
          <table:table-cell office:value-type="float" office:value="104.275" calcext:value-type="float">
            <text:p>1.04E+02</text:p>
          </table:table-cell>
          <table:table-cell office:value-type="float" office:value="209.619" calcext:value-type="float">
            <text:p>2.10E+02</text:p>
          </table:table-cell>
          <table:table-cell table:formula="of:=[.C2422]+0.2" office:value-type="float" office:value="484.199999999981" calcext:value-type="float">
            <text:p>484.199999999981</text:p>
          </table:table-cell>
        </table:table-row>
        <table:table-row table:style-name="ro1">
          <table:table-cell office:value-type="float" office:value="104.258" calcext:value-type="float">
            <text:p>1.04E+02</text:p>
          </table:table-cell>
          <table:table-cell office:value-type="float" office:value="209.582" calcext:value-type="float">
            <text:p>2.10E+02</text:p>
          </table:table-cell>
          <table:table-cell table:formula="of:=[.C2423]+0.2" office:value-type="float" office:value="484.399999999981" calcext:value-type="float">
            <text:p>484.399999999981</text:p>
          </table:table-cell>
        </table:table-row>
        <table:table-row table:style-name="ro1">
          <table:table-cell office:value-type="float" office:value="104.242" calcext:value-type="float">
            <text:p>1.04E+02</text:p>
          </table:table-cell>
          <table:table-cell office:value-type="float" office:value="209.545" calcext:value-type="float">
            <text:p>2.10E+02</text:p>
          </table:table-cell>
          <table:table-cell table:formula="of:=[.C2424]+0.2" office:value-type="float" office:value="484.599999999981" calcext:value-type="float">
            <text:p>484.599999999981</text:p>
          </table:table-cell>
        </table:table-row>
        <table:table-row table:style-name="ro1">
          <table:table-cell office:value-type="float" office:value="104.226" calcext:value-type="float">
            <text:p>1.04E+02</text:p>
          </table:table-cell>
          <table:table-cell office:value-type="float" office:value="209.508" calcext:value-type="float">
            <text:p>2.10E+02</text:p>
          </table:table-cell>
          <table:table-cell table:formula="of:=[.C2425]+0.2" office:value-type="float" office:value="484.799999999981" calcext:value-type="float">
            <text:p>484.799999999981</text:p>
          </table:table-cell>
        </table:table-row>
        <table:table-row table:style-name="ro1">
          <table:table-cell office:value-type="float" office:value="104.209" calcext:value-type="float">
            <text:p>1.04E+02</text:p>
          </table:table-cell>
          <table:table-cell office:value-type="float" office:value="209.472" calcext:value-type="float">
            <text:p>2.09E+02</text:p>
          </table:table-cell>
          <table:table-cell table:formula="of:=[.C2426]+0.2" office:value-type="float" office:value="484.999999999981" calcext:value-type="float">
            <text:p>484.999999999981</text:p>
          </table:table-cell>
        </table:table-row>
        <table:table-row table:style-name="ro1">
          <table:table-cell office:value-type="float" office:value="104.193" calcext:value-type="float">
            <text:p>1.04E+02</text:p>
          </table:table-cell>
          <table:table-cell office:value-type="float" office:value="209.435" calcext:value-type="float">
            <text:p>2.09E+02</text:p>
          </table:table-cell>
          <table:table-cell table:formula="of:=[.C2427]+0.2" office:value-type="float" office:value="485.199999999981" calcext:value-type="float">
            <text:p>485.199999999981</text:p>
          </table:table-cell>
        </table:table-row>
        <table:table-row table:style-name="ro1">
          <table:table-cell office:value-type="float" office:value="104.177" calcext:value-type="float">
            <text:p>1.04E+02</text:p>
          </table:table-cell>
          <table:table-cell office:value-type="float" office:value="209.398" calcext:value-type="float">
            <text:p>2.09E+02</text:p>
          </table:table-cell>
          <table:table-cell table:formula="of:=[.C2428]+0.2" office:value-type="float" office:value="485.399999999981" calcext:value-type="float">
            <text:p>485.399999999981</text:p>
          </table:table-cell>
        </table:table-row>
        <table:table-row table:style-name="ro1">
          <table:table-cell office:value-type="float" office:value="104.16" calcext:value-type="float">
            <text:p>1.04E+02</text:p>
          </table:table-cell>
          <table:table-cell office:value-type="float" office:value="209.361" calcext:value-type="float">
            <text:p>2.09E+02</text:p>
          </table:table-cell>
          <table:table-cell table:formula="of:=[.C2429]+0.2" office:value-type="float" office:value="485.599999999981" calcext:value-type="float">
            <text:p>485.599999999981</text:p>
          </table:table-cell>
        </table:table-row>
        <table:table-row table:style-name="ro1">
          <table:table-cell office:value-type="float" office:value="104.144" calcext:value-type="float">
            <text:p>1.04E+02</text:p>
          </table:table-cell>
          <table:table-cell office:value-type="float" office:value="209.325" calcext:value-type="float">
            <text:p>2.09E+02</text:p>
          </table:table-cell>
          <table:table-cell table:formula="of:=[.C2430]+0.2" office:value-type="float" office:value="485.799999999981" calcext:value-type="float">
            <text:p>485.799999999981</text:p>
          </table:table-cell>
        </table:table-row>
        <table:table-row table:style-name="ro1">
          <table:table-cell office:value-type="float" office:value="104.128" calcext:value-type="float">
            <text:p>1.04E+02</text:p>
          </table:table-cell>
          <table:table-cell office:value-type="float" office:value="209.288" calcext:value-type="float">
            <text:p>2.09E+02</text:p>
          </table:table-cell>
          <table:table-cell table:formula="of:=[.C2431]+0.2" office:value-type="float" office:value="485.999999999981" calcext:value-type="float">
            <text:p>485.999999999981</text:p>
          </table:table-cell>
        </table:table-row>
        <table:table-row table:style-name="ro1">
          <table:table-cell office:value-type="float" office:value="104.111" calcext:value-type="float">
            <text:p>1.04E+02</text:p>
          </table:table-cell>
          <table:table-cell office:value-type="float" office:value="209.251" calcext:value-type="float">
            <text:p>2.09E+02</text:p>
          </table:table-cell>
          <table:table-cell table:formula="of:=[.C2432]+0.2" office:value-type="float" office:value="486.199999999981" calcext:value-type="float">
            <text:p>486.199999999981</text:p>
          </table:table-cell>
        </table:table-row>
        <table:table-row table:style-name="ro1">
          <table:table-cell office:value-type="float" office:value="104.095" calcext:value-type="float">
            <text:p>1.04E+02</text:p>
          </table:table-cell>
          <table:table-cell office:value-type="float" office:value="209.215" calcext:value-type="float">
            <text:p>2.09E+02</text:p>
          </table:table-cell>
          <table:table-cell table:formula="of:=[.C2433]+0.2" office:value-type="float" office:value="486.399999999981" calcext:value-type="float">
            <text:p>486.399999999981</text:p>
          </table:table-cell>
        </table:table-row>
        <table:table-row table:style-name="ro1">
          <table:table-cell office:value-type="float" office:value="104.079" calcext:value-type="float">
            <text:p>1.04E+02</text:p>
          </table:table-cell>
          <table:table-cell office:value-type="float" office:value="209.178" calcext:value-type="float">
            <text:p>2.09E+02</text:p>
          </table:table-cell>
          <table:table-cell table:formula="of:=[.C2434]+0.2" office:value-type="float" office:value="486.599999999981" calcext:value-type="float">
            <text:p>486.599999999981</text:p>
          </table:table-cell>
        </table:table-row>
        <table:table-row table:style-name="ro1">
          <table:table-cell office:value-type="float" office:value="104.063" calcext:value-type="float">
            <text:p>1.04E+02</text:p>
          </table:table-cell>
          <table:table-cell office:value-type="float" office:value="209.142" calcext:value-type="float">
            <text:p>2.09E+02</text:p>
          </table:table-cell>
          <table:table-cell table:formula="of:=[.C2435]+0.2" office:value-type="float" office:value="486.799999999981" calcext:value-type="float">
            <text:p>486.799999999981</text:p>
          </table:table-cell>
        </table:table-row>
        <table:table-row table:style-name="ro1">
          <table:table-cell office:value-type="float" office:value="104.046" calcext:value-type="float">
            <text:p>1.04E+02</text:p>
          </table:table-cell>
          <table:table-cell office:value-type="float" office:value="209.105" calcext:value-type="float">
            <text:p>2.09E+02</text:p>
          </table:table-cell>
          <table:table-cell table:formula="of:=[.C2436]+0.2" office:value-type="float" office:value="486.999999999981" calcext:value-type="float">
            <text:p>486.999999999981</text:p>
          </table:table-cell>
        </table:table-row>
        <table:table-row table:style-name="ro1">
          <table:table-cell office:value-type="float" office:value="104.03" calcext:value-type="float">
            <text:p>1.04E+02</text:p>
          </table:table-cell>
          <table:table-cell office:value-type="float" office:value="209.069" calcext:value-type="float">
            <text:p>2.09E+02</text:p>
          </table:table-cell>
          <table:table-cell table:formula="of:=[.C2437]+0.2" office:value-type="float" office:value="487.199999999981" calcext:value-type="float">
            <text:p>487.199999999981</text:p>
          </table:table-cell>
        </table:table-row>
        <table:table-row table:style-name="ro1">
          <table:table-cell office:value-type="float" office:value="104.014" calcext:value-type="float">
            <text:p>1.04E+02</text:p>
          </table:table-cell>
          <table:table-cell office:value-type="float" office:value="209.032" calcext:value-type="float">
            <text:p>2.09E+02</text:p>
          </table:table-cell>
          <table:table-cell table:formula="of:=[.C2438]+0.2" office:value-type="float" office:value="487.399999999981" calcext:value-type="float">
            <text:p>487.399999999981</text:p>
          </table:table-cell>
        </table:table-row>
        <table:table-row table:style-name="ro1">
          <table:table-cell office:value-type="float" office:value="103.998" calcext:value-type="float">
            <text:p>1.04E+02</text:p>
          </table:table-cell>
          <table:table-cell office:value-type="float" office:value="208.996" calcext:value-type="float">
            <text:p>2.09E+02</text:p>
          </table:table-cell>
          <table:table-cell table:formula="of:=[.C2439]+0.2" office:value-type="float" office:value="487.599999999981" calcext:value-type="float">
            <text:p>487.599999999981</text:p>
          </table:table-cell>
        </table:table-row>
        <table:table-row table:style-name="ro1">
          <table:table-cell office:value-type="float" office:value="103.982" calcext:value-type="float">
            <text:p>1.04E+02</text:p>
          </table:table-cell>
          <table:table-cell office:value-type="float" office:value="208.96" calcext:value-type="float">
            <text:p>2.09E+02</text:p>
          </table:table-cell>
          <table:table-cell table:formula="of:=[.C2440]+0.2" office:value-type="float" office:value="487.799999999981" calcext:value-type="float">
            <text:p>487.799999999981</text:p>
          </table:table-cell>
        </table:table-row>
        <table:table-row table:style-name="ro1">
          <table:table-cell office:value-type="float" office:value="103.966" calcext:value-type="float">
            <text:p>1.04E+02</text:p>
          </table:table-cell>
          <table:table-cell office:value-type="float" office:value="208.923" calcext:value-type="float">
            <text:p>2.09E+02</text:p>
          </table:table-cell>
          <table:table-cell table:formula="of:=[.C2441]+0.2" office:value-type="float" office:value="487.999999999981" calcext:value-type="float">
            <text:p>487.999999999981</text:p>
          </table:table-cell>
        </table:table-row>
        <table:table-row table:style-name="ro1">
          <table:table-cell office:value-type="float" office:value="103.949" calcext:value-type="float">
            <text:p>1.04E+02</text:p>
          </table:table-cell>
          <table:table-cell office:value-type="float" office:value="208.887" calcext:value-type="float">
            <text:p>2.09E+02</text:p>
          </table:table-cell>
          <table:table-cell table:formula="of:=[.C2442]+0.2" office:value-type="float" office:value="488.199999999981" calcext:value-type="float">
            <text:p>488.199999999981</text:p>
          </table:table-cell>
        </table:table-row>
        <table:table-row table:style-name="ro1">
          <table:table-cell office:value-type="float" office:value="103.933" calcext:value-type="float">
            <text:p>1.04E+02</text:p>
          </table:table-cell>
          <table:table-cell office:value-type="float" office:value="208.851" calcext:value-type="float">
            <text:p>2.09E+02</text:p>
          </table:table-cell>
          <table:table-cell table:formula="of:=[.C2443]+0.2" office:value-type="float" office:value="488.399999999981" calcext:value-type="float">
            <text:p>488.399999999981</text:p>
          </table:table-cell>
        </table:table-row>
        <table:table-row table:style-name="ro1">
          <table:table-cell office:value-type="float" office:value="103.917" calcext:value-type="float">
            <text:p>1.04E+02</text:p>
          </table:table-cell>
          <table:table-cell office:value-type="float" office:value="208.814" calcext:value-type="float">
            <text:p>2.09E+02</text:p>
          </table:table-cell>
          <table:table-cell table:formula="of:=[.C2444]+0.2" office:value-type="float" office:value="488.599999999981" calcext:value-type="float">
            <text:p>488.599999999981</text:p>
          </table:table-cell>
        </table:table-row>
        <table:table-row table:style-name="ro1">
          <table:table-cell office:value-type="float" office:value="103.901" calcext:value-type="float">
            <text:p>1.04E+02</text:p>
          </table:table-cell>
          <table:table-cell office:value-type="float" office:value="208.778" calcext:value-type="float">
            <text:p>2.09E+02</text:p>
          </table:table-cell>
          <table:table-cell table:formula="of:=[.C2445]+0.2" office:value-type="float" office:value="488.799999999981" calcext:value-type="float">
            <text:p>488.799999999981</text:p>
          </table:table-cell>
        </table:table-row>
        <table:table-row table:style-name="ro1">
          <table:table-cell office:value-type="float" office:value="103.885" calcext:value-type="float">
            <text:p>1.04E+02</text:p>
          </table:table-cell>
          <table:table-cell office:value-type="float" office:value="208.742" calcext:value-type="float">
            <text:p>2.09E+02</text:p>
          </table:table-cell>
          <table:table-cell table:formula="of:=[.C2446]+0.2" office:value-type="float" office:value="488.999999999981" calcext:value-type="float">
            <text:p>488.999999999981</text:p>
          </table:table-cell>
        </table:table-row>
        <table:table-row table:style-name="ro1">
          <table:table-cell office:value-type="float" office:value="103.869" calcext:value-type="float">
            <text:p>1.04E+02</text:p>
          </table:table-cell>
          <table:table-cell office:value-type="float" office:value="208.706" calcext:value-type="float">
            <text:p>2.09E+02</text:p>
          </table:table-cell>
          <table:table-cell table:formula="of:=[.C2447]+0.2" office:value-type="float" office:value="489.199999999981" calcext:value-type="float">
            <text:p>489.199999999981</text:p>
          </table:table-cell>
        </table:table-row>
        <table:table-row table:style-name="ro1">
          <table:table-cell office:value-type="float" office:value="103.853" calcext:value-type="float">
            <text:p>1.04E+02</text:p>
          </table:table-cell>
          <table:table-cell office:value-type="float" office:value="208.67" calcext:value-type="float">
            <text:p>2.09E+02</text:p>
          </table:table-cell>
          <table:table-cell table:formula="of:=[.C2448]+0.2" office:value-type="float" office:value="489.399999999981" calcext:value-type="float">
            <text:p>489.399999999981</text:p>
          </table:table-cell>
        </table:table-row>
        <table:table-row table:style-name="ro1">
          <table:table-cell office:value-type="float" office:value="103.837" calcext:value-type="float">
            <text:p>1.04E+02</text:p>
          </table:table-cell>
          <table:table-cell office:value-type="float" office:value="208.634" calcext:value-type="float">
            <text:p>2.09E+02</text:p>
          </table:table-cell>
          <table:table-cell table:formula="of:=[.C2449]+0.2" office:value-type="float" office:value="489.599999999981" calcext:value-type="float">
            <text:p>489.599999999981</text:p>
          </table:table-cell>
        </table:table-row>
        <table:table-row table:style-name="ro1">
          <table:table-cell office:value-type="float" office:value="103.821" calcext:value-type="float">
            <text:p>1.04E+02</text:p>
          </table:table-cell>
          <table:table-cell office:value-type="float" office:value="208.598" calcext:value-type="float">
            <text:p>2.09E+02</text:p>
          </table:table-cell>
          <table:table-cell table:formula="of:=[.C2450]+0.2" office:value-type="float" office:value="489.799999999981" calcext:value-type="float">
            <text:p>489.799999999981</text:p>
          </table:table-cell>
        </table:table-row>
        <table:table-row table:style-name="ro1">
          <table:table-cell office:value-type="float" office:value="103.805" calcext:value-type="float">
            <text:p>1.04E+02</text:p>
          </table:table-cell>
          <table:table-cell office:value-type="float" office:value="208.562" calcext:value-type="float">
            <text:p>2.09E+02</text:p>
          </table:table-cell>
          <table:table-cell table:formula="of:=[.C2451]+0.2" office:value-type="float" office:value="489.999999999981" calcext:value-type="float">
            <text:p>489.999999999981</text:p>
          </table:table-cell>
        </table:table-row>
        <table:table-row table:style-name="ro1">
          <table:table-cell office:value-type="float" office:value="103.789" calcext:value-type="float">
            <text:p>1.04E+02</text:p>
          </table:table-cell>
          <table:table-cell office:value-type="float" office:value="208.526" calcext:value-type="float">
            <text:p>2.09E+02</text:p>
          </table:table-cell>
          <table:table-cell table:formula="of:=[.C2452]+0.2" office:value-type="float" office:value="490.199999999981" calcext:value-type="float">
            <text:p>490.199999999981</text:p>
          </table:table-cell>
        </table:table-row>
        <table:table-row table:style-name="ro1">
          <table:table-cell office:value-type="float" office:value="103.773" calcext:value-type="float">
            <text:p>1.04E+02</text:p>
          </table:table-cell>
          <table:table-cell office:value-type="float" office:value="208.49" calcext:value-type="float">
            <text:p>2.08E+02</text:p>
          </table:table-cell>
          <table:table-cell table:formula="of:=[.C2453]+0.2" office:value-type="float" office:value="490.399999999981" calcext:value-type="float">
            <text:p>490.399999999981</text:p>
          </table:table-cell>
        </table:table-row>
        <table:table-row table:style-name="ro1">
          <table:table-cell office:value-type="float" office:value="103.757" calcext:value-type="float">
            <text:p>1.04E+02</text:p>
          </table:table-cell>
          <table:table-cell office:value-type="float" office:value="208.454" calcext:value-type="float">
            <text:p>2.08E+02</text:p>
          </table:table-cell>
          <table:table-cell table:formula="of:=[.C2454]+0.2" office:value-type="float" office:value="490.599999999981" calcext:value-type="float">
            <text:p>490.599999999981</text:p>
          </table:table-cell>
        </table:table-row>
        <table:table-row table:style-name="ro1">
          <table:table-cell office:value-type="float" office:value="103.741" calcext:value-type="float">
            <text:p>1.04E+02</text:p>
          </table:table-cell>
          <table:table-cell office:value-type="float" office:value="208.418" calcext:value-type="float">
            <text:p>2.08E+02</text:p>
          </table:table-cell>
          <table:table-cell table:formula="of:=[.C2455]+0.2" office:value-type="float" office:value="490.799999999981" calcext:value-type="float">
            <text:p>490.799999999981</text:p>
          </table:table-cell>
        </table:table-row>
        <table:table-row table:style-name="ro1">
          <table:table-cell office:value-type="float" office:value="103.725" calcext:value-type="float">
            <text:p>1.04E+02</text:p>
          </table:table-cell>
          <table:table-cell office:value-type="float" office:value="208.382" calcext:value-type="float">
            <text:p>2.08E+02</text:p>
          </table:table-cell>
          <table:table-cell table:formula="of:=[.C2456]+0.2" office:value-type="float" office:value="490.999999999981" calcext:value-type="float">
            <text:p>490.999999999981</text:p>
          </table:table-cell>
        </table:table-row>
        <table:table-row table:style-name="ro1">
          <table:table-cell office:value-type="float" office:value="103.709" calcext:value-type="float">
            <text:p>1.04E+02</text:p>
          </table:table-cell>
          <table:table-cell office:value-type="float" office:value="208.346" calcext:value-type="float">
            <text:p>2.08E+02</text:p>
          </table:table-cell>
          <table:table-cell table:formula="of:=[.C2457]+0.2" office:value-type="float" office:value="491.199999999981" calcext:value-type="float">
            <text:p>491.199999999981</text:p>
          </table:table-cell>
        </table:table-row>
        <table:table-row table:style-name="ro1">
          <table:table-cell office:value-type="float" office:value="103.693" calcext:value-type="float">
            <text:p>1.04E+02</text:p>
          </table:table-cell>
          <table:table-cell office:value-type="float" office:value="208.311" calcext:value-type="float">
            <text:p>2.08E+02</text:p>
          </table:table-cell>
          <table:table-cell table:formula="of:=[.C2458]+0.2" office:value-type="float" office:value="491.399999999981" calcext:value-type="float">
            <text:p>491.399999999981</text:p>
          </table:table-cell>
        </table:table-row>
        <table:table-row table:style-name="ro1">
          <table:table-cell office:value-type="float" office:value="103.677" calcext:value-type="float">
            <text:p>1.04E+02</text:p>
          </table:table-cell>
          <table:table-cell office:value-type="float" office:value="208.275" calcext:value-type="float">
            <text:p>2.08E+02</text:p>
          </table:table-cell>
          <table:table-cell table:formula="of:=[.C2459]+0.2" office:value-type="float" office:value="491.599999999981" calcext:value-type="float">
            <text:p>491.599999999981</text:p>
          </table:table-cell>
        </table:table-row>
        <table:table-row table:style-name="ro1">
          <table:table-cell office:value-type="float" office:value="103.662" calcext:value-type="float">
            <text:p>1.04E+02</text:p>
          </table:table-cell>
          <table:table-cell office:value-type="float" office:value="208.239" calcext:value-type="float">
            <text:p>2.08E+02</text:p>
          </table:table-cell>
          <table:table-cell table:formula="of:=[.C2460]+0.2" office:value-type="float" office:value="491.799999999981" calcext:value-type="float">
            <text:p>491.799999999981</text:p>
          </table:table-cell>
        </table:table-row>
        <table:table-row table:style-name="ro1">
          <table:table-cell office:value-type="float" office:value="103.646" calcext:value-type="float">
            <text:p>1.04E+02</text:p>
          </table:table-cell>
          <table:table-cell office:value-type="float" office:value="208.203" calcext:value-type="float">
            <text:p>2.08E+02</text:p>
          </table:table-cell>
          <table:table-cell table:formula="of:=[.C2461]+0.2" office:value-type="float" office:value="491.999999999981" calcext:value-type="float">
            <text:p>491.999999999981</text:p>
          </table:table-cell>
        </table:table-row>
        <table:table-row table:style-name="ro1">
          <table:table-cell office:value-type="float" office:value="103.63" calcext:value-type="float">
            <text:p>1.04E+02</text:p>
          </table:table-cell>
          <table:table-cell office:value-type="float" office:value="208.168" calcext:value-type="float">
            <text:p>2.08E+02</text:p>
          </table:table-cell>
          <table:table-cell table:formula="of:=[.C2462]+0.2" office:value-type="float" office:value="492.199999999981" calcext:value-type="float">
            <text:p>492.199999999981</text:p>
          </table:table-cell>
        </table:table-row>
        <table:table-row table:style-name="ro1">
          <table:table-cell office:value-type="float" office:value="103.614" calcext:value-type="float">
            <text:p>1.04E+02</text:p>
          </table:table-cell>
          <table:table-cell office:value-type="float" office:value="208.132" calcext:value-type="float">
            <text:p>2.08E+02</text:p>
          </table:table-cell>
          <table:table-cell table:formula="of:=[.C2463]+0.2" office:value-type="float" office:value="492.399999999981" calcext:value-type="float">
            <text:p>492.399999999981</text:p>
          </table:table-cell>
        </table:table-row>
        <table:table-row table:style-name="ro1">
          <table:table-cell office:value-type="float" office:value="103.598" calcext:value-type="float">
            <text:p>1.04E+02</text:p>
          </table:table-cell>
          <table:table-cell office:value-type="float" office:value="208.097" calcext:value-type="float">
            <text:p>2.08E+02</text:p>
          </table:table-cell>
          <table:table-cell table:formula="of:=[.C2464]+0.2" office:value-type="float" office:value="492.599999999981" calcext:value-type="float">
            <text:p>492.599999999981</text:p>
          </table:table-cell>
        </table:table-row>
        <table:table-row table:style-name="ro1">
          <table:table-cell office:value-type="float" office:value="103.582" calcext:value-type="float">
            <text:p>1.04E+02</text:p>
          </table:table-cell>
          <table:table-cell office:value-type="float" office:value="208.061" calcext:value-type="float">
            <text:p>2.08E+02</text:p>
          </table:table-cell>
          <table:table-cell table:formula="of:=[.C2465]+0.2" office:value-type="float" office:value="492.799999999981" calcext:value-type="float">
            <text:p>492.799999999981</text:p>
          </table:table-cell>
        </table:table-row>
        <table:table-row table:style-name="ro1">
          <table:table-cell office:value-type="float" office:value="103.567" calcext:value-type="float">
            <text:p>1.04E+02</text:p>
          </table:table-cell>
          <table:table-cell office:value-type="float" office:value="208.026" calcext:value-type="float">
            <text:p>2.08E+02</text:p>
          </table:table-cell>
          <table:table-cell table:formula="of:=[.C2466]+0.2" office:value-type="float" office:value="492.999999999981" calcext:value-type="float">
            <text:p>492.999999999981</text:p>
          </table:table-cell>
        </table:table-row>
        <table:table-row table:style-name="ro1">
          <table:table-cell office:value-type="float" office:value="103.551" calcext:value-type="float">
            <text:p>1.04E+02</text:p>
          </table:table-cell>
          <table:table-cell office:value-type="float" office:value="207.99" calcext:value-type="float">
            <text:p>2.08E+02</text:p>
          </table:table-cell>
          <table:table-cell table:formula="of:=[.C2467]+0.2" office:value-type="float" office:value="493.199999999981" calcext:value-type="float">
            <text:p>493.199999999981</text:p>
          </table:table-cell>
        </table:table-row>
        <table:table-row table:style-name="ro1">
          <table:table-cell office:value-type="float" office:value="103.535" calcext:value-type="float">
            <text:p>1.04E+02</text:p>
          </table:table-cell>
          <table:table-cell office:value-type="float" office:value="207.955" calcext:value-type="float">
            <text:p>2.08E+02</text:p>
          </table:table-cell>
          <table:table-cell table:formula="of:=[.C2468]+0.2" office:value-type="float" office:value="493.399999999981" calcext:value-type="float">
            <text:p>493.399999999981</text:p>
          </table:table-cell>
        </table:table-row>
        <table:table-row table:style-name="ro1">
          <table:table-cell office:value-type="float" office:value="103.519" calcext:value-type="float">
            <text:p>1.04E+02</text:p>
          </table:table-cell>
          <table:table-cell office:value-type="float" office:value="207.919" calcext:value-type="float">
            <text:p>2.08E+02</text:p>
          </table:table-cell>
          <table:table-cell table:formula="of:=[.C2469]+0.2" office:value-type="float" office:value="493.599999999981" calcext:value-type="float">
            <text:p>493.599999999981</text:p>
          </table:table-cell>
        </table:table-row>
        <table:table-row table:style-name="ro1">
          <table:table-cell office:value-type="float" office:value="103.504" calcext:value-type="float">
            <text:p>1.04E+02</text:p>
          </table:table-cell>
          <table:table-cell office:value-type="float" office:value="207.884" calcext:value-type="float">
            <text:p>2.08E+02</text:p>
          </table:table-cell>
          <table:table-cell table:formula="of:=[.C2470]+0.2" office:value-type="float" office:value="493.799999999981" calcext:value-type="float">
            <text:p>493.799999999981</text:p>
          </table:table-cell>
        </table:table-row>
        <table:table-row table:style-name="ro1">
          <table:table-cell office:value-type="float" office:value="103.488" calcext:value-type="float">
            <text:p>1.03E+02</text:p>
          </table:table-cell>
          <table:table-cell office:value-type="float" office:value="207.849" calcext:value-type="float">
            <text:p>2.08E+02</text:p>
          </table:table-cell>
          <table:table-cell table:formula="of:=[.C2471]+0.2" office:value-type="float" office:value="493.999999999981" calcext:value-type="float">
            <text:p>493.999999999981</text:p>
          </table:table-cell>
        </table:table-row>
        <table:table-row table:style-name="ro1">
          <table:table-cell office:value-type="float" office:value="103.472" calcext:value-type="float">
            <text:p>1.03E+02</text:p>
          </table:table-cell>
          <table:table-cell office:value-type="float" office:value="207.813" calcext:value-type="float">
            <text:p>2.08E+02</text:p>
          </table:table-cell>
          <table:table-cell table:formula="of:=[.C2472]+0.2" office:value-type="float" office:value="494.199999999981" calcext:value-type="float">
            <text:p>494.199999999981</text:p>
          </table:table-cell>
        </table:table-row>
        <table:table-row table:style-name="ro1">
          <table:table-cell office:value-type="float" office:value="103.457" calcext:value-type="float">
            <text:p>1.03E+02</text:p>
          </table:table-cell>
          <table:table-cell office:value-type="float" office:value="207.778" calcext:value-type="float">
            <text:p>2.08E+02</text:p>
          </table:table-cell>
          <table:table-cell table:formula="of:=[.C2473]+0.2" office:value-type="float" office:value="494.39999999998" calcext:value-type="float">
            <text:p>494.39999999998</text:p>
          </table:table-cell>
        </table:table-row>
        <table:table-row table:style-name="ro1">
          <table:table-cell office:value-type="float" office:value="103.441" calcext:value-type="float">
            <text:p>1.03E+02</text:p>
          </table:table-cell>
          <table:table-cell office:value-type="float" office:value="207.743" calcext:value-type="float">
            <text:p>2.08E+02</text:p>
          </table:table-cell>
          <table:table-cell table:formula="of:=[.C2474]+0.2" office:value-type="float" office:value="494.59999999998" calcext:value-type="float">
            <text:p>494.59999999998</text:p>
          </table:table-cell>
        </table:table-row>
        <table:table-row table:style-name="ro1">
          <table:table-cell office:value-type="float" office:value="103.425" calcext:value-type="float">
            <text:p>1.03E+02</text:p>
          </table:table-cell>
          <table:table-cell office:value-type="float" office:value="207.708" calcext:value-type="float">
            <text:p>2.08E+02</text:p>
          </table:table-cell>
          <table:table-cell table:formula="of:=[.C2475]+0.2" office:value-type="float" office:value="494.799999999981" calcext:value-type="float">
            <text:p>494.799999999981</text:p>
          </table:table-cell>
        </table:table-row>
        <table:table-row table:style-name="ro1">
          <table:table-cell office:value-type="float" office:value="103.41" calcext:value-type="float">
            <text:p>1.03E+02</text:p>
          </table:table-cell>
          <table:table-cell office:value-type="float" office:value="207.673" calcext:value-type="float">
            <text:p>2.08E+02</text:p>
          </table:table-cell>
          <table:table-cell table:formula="of:=[.C2476]+0.2" office:value-type="float" office:value="494.999999999981" calcext:value-type="float">
            <text:p>494.999999999981</text:p>
          </table:table-cell>
        </table:table-row>
        <table:table-row table:style-name="ro1">
          <table:table-cell office:value-type="float" office:value="103.394" calcext:value-type="float">
            <text:p>1.03E+02</text:p>
          </table:table-cell>
          <table:table-cell office:value-type="float" office:value="207.638" calcext:value-type="float">
            <text:p>2.08E+02</text:p>
          </table:table-cell>
          <table:table-cell table:formula="of:=[.C2477]+0.2" office:value-type="float" office:value="495.19999999998" calcext:value-type="float">
            <text:p>495.19999999998</text:p>
          </table:table-cell>
        </table:table-row>
        <table:table-row table:style-name="ro1">
          <table:table-cell office:value-type="float" office:value="103.379" calcext:value-type="float">
            <text:p>1.03E+02</text:p>
          </table:table-cell>
          <table:table-cell office:value-type="float" office:value="207.603" calcext:value-type="float">
            <text:p>2.08E+02</text:p>
          </table:table-cell>
          <table:table-cell table:formula="of:=[.C2478]+0.2" office:value-type="float" office:value="495.39999999998" calcext:value-type="float">
            <text:p>495.39999999998</text:p>
          </table:table-cell>
        </table:table-row>
        <table:table-row table:style-name="ro1">
          <table:table-cell office:value-type="float" office:value="103.363" calcext:value-type="float">
            <text:p>1.03E+02</text:p>
          </table:table-cell>
          <table:table-cell office:value-type="float" office:value="207.568" calcext:value-type="float">
            <text:p>2.08E+02</text:p>
          </table:table-cell>
          <table:table-cell table:formula="of:=[.C2479]+0.2" office:value-type="float" office:value="495.59999999998" calcext:value-type="float">
            <text:p>495.59999999998</text:p>
          </table:table-cell>
        </table:table-row>
        <table:table-row table:style-name="ro1">
          <table:table-cell office:value-type="float" office:value="103.347" calcext:value-type="float">
            <text:p>1.03E+02</text:p>
          </table:table-cell>
          <table:table-cell office:value-type="float" office:value="207.533" calcext:value-type="float">
            <text:p>2.08E+02</text:p>
          </table:table-cell>
          <table:table-cell table:formula="of:=[.C2480]+0.2" office:value-type="float" office:value="495.79999999998" calcext:value-type="float">
            <text:p>495.79999999998</text:p>
          </table:table-cell>
        </table:table-row>
        <table:table-row table:style-name="ro1">
          <table:table-cell office:value-type="float" office:value="103.332" calcext:value-type="float">
            <text:p>1.03E+02</text:p>
          </table:table-cell>
          <table:table-cell office:value-type="float" office:value="207.498" calcext:value-type="float">
            <text:p>2.07E+02</text:p>
          </table:table-cell>
          <table:table-cell table:formula="of:=[.C2481]+0.2" office:value-type="float" office:value="495.99999999998" calcext:value-type="float">
            <text:p>495.99999999998</text:p>
          </table:table-cell>
        </table:table-row>
        <table:table-row table:style-name="ro1">
          <table:table-cell office:value-type="float" office:value="103.316" calcext:value-type="float">
            <text:p>1.03E+02</text:p>
          </table:table-cell>
          <table:table-cell office:value-type="float" office:value="207.463" calcext:value-type="float">
            <text:p>2.07E+02</text:p>
          </table:table-cell>
          <table:table-cell table:formula="of:=[.C2482]+0.2" office:value-type="float" office:value="496.19999999998" calcext:value-type="float">
            <text:p>496.19999999998</text:p>
          </table:table-cell>
        </table:table-row>
        <table:table-row table:style-name="ro1">
          <table:table-cell office:value-type="float" office:value="103.301" calcext:value-type="float">
            <text:p>1.03E+02</text:p>
          </table:table-cell>
          <table:table-cell office:value-type="float" office:value="207.428" calcext:value-type="float">
            <text:p>2.07E+02</text:p>
          </table:table-cell>
          <table:table-cell table:formula="of:=[.C2483]+0.2" office:value-type="float" office:value="496.39999999998" calcext:value-type="float">
            <text:p>496.39999999998</text:p>
          </table:table-cell>
        </table:table-row>
        <table:table-row table:style-name="ro1">
          <table:table-cell office:value-type="float" office:value="103.285" calcext:value-type="float">
            <text:p>1.03E+02</text:p>
          </table:table-cell>
          <table:table-cell office:value-type="float" office:value="207.393" calcext:value-type="float">
            <text:p>2.07E+02</text:p>
          </table:table-cell>
          <table:table-cell table:formula="of:=[.C2484]+0.2" office:value-type="float" office:value="496.59999999998" calcext:value-type="float">
            <text:p>496.59999999998</text:p>
          </table:table-cell>
        </table:table-row>
        <table:table-row table:style-name="ro1">
          <table:table-cell office:value-type="float" office:value="103.27" calcext:value-type="float">
            <text:p>1.03E+02</text:p>
          </table:table-cell>
          <table:table-cell office:value-type="float" office:value="207.358" calcext:value-type="float">
            <text:p>2.07E+02</text:p>
          </table:table-cell>
          <table:table-cell table:formula="of:=[.C2485]+0.2" office:value-type="float" office:value="496.79999999998" calcext:value-type="float">
            <text:p>496.79999999998</text:p>
          </table:table-cell>
        </table:table-row>
        <table:table-row table:style-name="ro1">
          <table:table-cell office:value-type="float" office:value="103.255" calcext:value-type="float">
            <text:p>1.03E+02</text:p>
          </table:table-cell>
          <table:table-cell office:value-type="float" office:value="207.323" calcext:value-type="float">
            <text:p>2.07E+02</text:p>
          </table:table-cell>
          <table:table-cell table:formula="of:=[.C2486]+0.2" office:value-type="float" office:value="496.99999999998" calcext:value-type="float">
            <text:p>496.99999999998</text:p>
          </table:table-cell>
        </table:table-row>
        <table:table-row table:style-name="ro1">
          <table:table-cell office:value-type="float" office:value="103.239" calcext:value-type="float">
            <text:p>1.03E+02</text:p>
          </table:table-cell>
          <table:table-cell office:value-type="float" office:value="207.289" calcext:value-type="float">
            <text:p>2.07E+02</text:p>
          </table:table-cell>
          <table:table-cell table:formula="of:=[.C2487]+0.2" office:value-type="float" office:value="497.19999999998" calcext:value-type="float">
            <text:p>497.19999999998</text:p>
          </table:table-cell>
        </table:table-row>
        <table:table-row table:style-name="ro1">
          <table:table-cell office:value-type="float" office:value="103.224" calcext:value-type="float">
            <text:p>1.03E+02</text:p>
          </table:table-cell>
          <table:table-cell office:value-type="float" office:value="207.254" calcext:value-type="float">
            <text:p>2.07E+02</text:p>
          </table:table-cell>
          <table:table-cell table:formula="of:=[.C2488]+0.2" office:value-type="float" office:value="497.39999999998" calcext:value-type="float">
            <text:p>497.39999999998</text:p>
          </table:table-cell>
        </table:table-row>
        <table:table-row table:style-name="ro1">
          <table:table-cell office:value-type="float" office:value="103.208" calcext:value-type="float">
            <text:p>1.03E+02</text:p>
          </table:table-cell>
          <table:table-cell office:value-type="float" office:value="207.219" calcext:value-type="float">
            <text:p>2.07E+02</text:p>
          </table:table-cell>
          <table:table-cell table:formula="of:=[.C2489]+0.2" office:value-type="float" office:value="497.59999999998" calcext:value-type="float">
            <text:p>497.59999999998</text:p>
          </table:table-cell>
        </table:table-row>
        <table:table-row table:style-name="ro1">
          <table:table-cell office:value-type="float" office:value="103.193" calcext:value-type="float">
            <text:p>1.03E+02</text:p>
          </table:table-cell>
          <table:table-cell office:value-type="float" office:value="207.185" calcext:value-type="float">
            <text:p>2.07E+02</text:p>
          </table:table-cell>
          <table:table-cell table:formula="of:=[.C2490]+0.2" office:value-type="float" office:value="497.79999999998" calcext:value-type="float">
            <text:p>497.79999999998</text:p>
          </table:table-cell>
        </table:table-row>
        <table:table-row table:style-name="ro1">
          <table:table-cell office:value-type="float" office:value="103.177" calcext:value-type="float">
            <text:p>1.03E+02</text:p>
          </table:table-cell>
          <table:table-cell office:value-type="float" office:value="207.15" calcext:value-type="float">
            <text:p>2.07E+02</text:p>
          </table:table-cell>
          <table:table-cell table:formula="of:=[.C2491]+0.2" office:value-type="float" office:value="497.99999999998" calcext:value-type="float">
            <text:p>497.99999999998</text:p>
          </table:table-cell>
        </table:table-row>
        <table:table-row table:style-name="ro1">
          <table:table-cell office:value-type="float" office:value="103.162" calcext:value-type="float">
            <text:p>1.03E+02</text:p>
          </table:table-cell>
          <table:table-cell office:value-type="float" office:value="207.115" calcext:value-type="float">
            <text:p>2.07E+02</text:p>
          </table:table-cell>
          <table:table-cell table:formula="of:=[.C2492]+0.2" office:value-type="float" office:value="498.19999999998" calcext:value-type="float">
            <text:p>498.19999999998</text:p>
          </table:table-cell>
        </table:table-row>
        <table:table-row table:style-name="ro1">
          <table:table-cell office:value-type="float" office:value="103.147" calcext:value-type="float">
            <text:p>1.03E+02</text:p>
          </table:table-cell>
          <table:table-cell office:value-type="float" office:value="207.081" calcext:value-type="float">
            <text:p>2.07E+02</text:p>
          </table:table-cell>
          <table:table-cell table:formula="of:=[.C2493]+0.2" office:value-type="float" office:value="498.39999999998" calcext:value-type="float">
            <text:p>498.39999999998</text:p>
          </table:table-cell>
        </table:table-row>
        <table:table-row table:style-name="ro1">
          <table:table-cell office:value-type="float" office:value="103.131" calcext:value-type="float">
            <text:p>1.03E+02</text:p>
          </table:table-cell>
          <table:table-cell office:value-type="float" office:value="207.046" calcext:value-type="float">
            <text:p>2.07E+02</text:p>
          </table:table-cell>
          <table:table-cell table:formula="of:=[.C2494]+0.2" office:value-type="float" office:value="498.59999999998" calcext:value-type="float">
            <text:p>498.59999999998</text:p>
          </table:table-cell>
        </table:table-row>
        <table:table-row table:style-name="ro1">
          <table:table-cell office:value-type="float" office:value="103.116" calcext:value-type="float">
            <text:p>1.03E+02</text:p>
          </table:table-cell>
          <table:table-cell office:value-type="float" office:value="207.012" calcext:value-type="float">
            <text:p>2.07E+02</text:p>
          </table:table-cell>
          <table:table-cell table:formula="of:=[.C2495]+0.2" office:value-type="float" office:value="498.79999999998" calcext:value-type="float">
            <text:p>498.79999999998</text:p>
          </table:table-cell>
        </table:table-row>
        <table:table-row table:style-name="ro1">
          <table:table-cell office:value-type="float" office:value="103.101" calcext:value-type="float">
            <text:p>1.03E+02</text:p>
          </table:table-cell>
          <table:table-cell office:value-type="float" office:value="206.978" calcext:value-type="float">
            <text:p>2.07E+02</text:p>
          </table:table-cell>
          <table:table-cell table:formula="of:=[.C2496]+0.2" office:value-type="float" office:value="498.99999999998" calcext:value-type="float">
            <text:p>498.99999999998</text:p>
          </table:table-cell>
        </table:table-row>
        <table:table-row table:style-name="ro1">
          <table:table-cell office:value-type="float" office:value="103.086" calcext:value-type="float">
            <text:p>1.03E+02</text:p>
          </table:table-cell>
          <table:table-cell office:value-type="float" office:value="206.943" calcext:value-type="float">
            <text:p>2.07E+02</text:p>
          </table:table-cell>
          <table:table-cell table:formula="of:=[.C2497]+0.2" office:value-type="float" office:value="499.19999999998" calcext:value-type="float">
            <text:p>499.19999999998</text:p>
          </table:table-cell>
        </table:table-row>
        <table:table-row table:style-name="ro1">
          <table:table-cell office:value-type="float" office:value="103.07" calcext:value-type="float">
            <text:p>1.03E+02</text:p>
          </table:table-cell>
          <table:table-cell office:value-type="float" office:value="206.909" calcext:value-type="float">
            <text:p>2.07E+02</text:p>
          </table:table-cell>
          <table:table-cell table:formula="of:=[.C2498]+0.2" office:value-type="float" office:value="499.39999999998" calcext:value-type="float">
            <text:p>499.39999999998</text:p>
          </table:table-cell>
        </table:table-row>
        <table:table-row table:style-name="ro1">
          <table:table-cell office:value-type="float" office:value="103.055" calcext:value-type="float">
            <text:p>1.03E+02</text:p>
          </table:table-cell>
          <table:table-cell office:value-type="float" office:value="206.875" calcext:value-type="float">
            <text:p>2.07E+02</text:p>
          </table:table-cell>
          <table:table-cell table:formula="of:=[.C2499]+0.2" office:value-type="float" office:value="499.59999999998" calcext:value-type="float">
            <text:p>499.59999999998</text:p>
          </table:table-cell>
        </table:table-row>
        <table:table-row table:style-name="ro1">
          <table:table-cell office:value-type="float" office:value="103.04" calcext:value-type="float">
            <text:p>1.03E+02</text:p>
          </table:table-cell>
          <table:table-cell office:value-type="float" office:value="206.84" calcext:value-type="float">
            <text:p>2.07E+02</text:p>
          </table:table-cell>
          <table:table-cell table:formula="of:=[.C2500]+0.2" office:value-type="float" office:value="499.79999999998" calcext:value-type="float">
            <text:p>499.79999999998</text:p>
          </table:table-cell>
        </table:table-row>
        <table:table-row table:style-name="ro1">
          <table:table-cell office:value-type="float" office:value="103.025" calcext:value-type="float">
            <text:p>1.03E+02</text:p>
          </table:table-cell>
          <table:table-cell office:value-type="float" office:value="206.806" calcext:value-type="float">
            <text:p>2.07E+02</text:p>
          </table:table-cell>
          <table:table-cell table:formula="of:=[.C2501]+0.2" office:value-type="float" office:value="499.99999999998" calcext:value-type="float">
            <text:p>499.99999999998</text:p>
          </table:table-cell>
        </table:table-row>
        <table:table-row table:style-name="ro1">
          <table:table-cell office:value-type="float" office:value="103.009" calcext:value-type="float">
            <text:p>1.03E+02</text:p>
          </table:table-cell>
          <table:table-cell office:value-type="float" office:value="206.772" calcext:value-type="float">
            <text:p>2.07E+02</text:p>
          </table:table-cell>
          <table:table-cell table:formula="of:=[.C2502]+0.2" office:value-type="float" office:value="500.19999999998" calcext:value-type="float">
            <text:p>500.19999999998</text:p>
          </table:table-cell>
        </table:table-row>
        <table:table-row table:style-name="ro1">
          <table:table-cell office:value-type="float" office:value="102.994" calcext:value-type="float">
            <text:p>1.03E+02</text:p>
          </table:table-cell>
          <table:table-cell office:value-type="float" office:value="206.738" calcext:value-type="float">
            <text:p>2.07E+02</text:p>
          </table:table-cell>
          <table:table-cell table:formula="of:=[.C2503]+0.2" office:value-type="float" office:value="500.39999999998" calcext:value-type="float">
            <text:p>500.39999999998</text:p>
          </table:table-cell>
        </table:table-row>
        <table:table-row table:style-name="ro1">
          <table:table-cell office:value-type="float" office:value="102.979" calcext:value-type="float">
            <text:p>1.03E+02</text:p>
          </table:table-cell>
          <table:table-cell office:value-type="float" office:value="206.704" calcext:value-type="float">
            <text:p>2.07E+02</text:p>
          </table:table-cell>
          <table:table-cell table:formula="of:=[.C2504]+0.2" office:value-type="float" office:value="500.59999999998" calcext:value-type="float">
            <text:p>500.59999999998</text:p>
          </table:table-cell>
        </table:table-row>
        <table:table-row table:style-name="ro1">
          <table:table-cell office:value-type="float" office:value="102.964" calcext:value-type="float">
            <text:p>1.03E+02</text:p>
          </table:table-cell>
          <table:table-cell office:value-type="float" office:value="206.67" calcext:value-type="float">
            <text:p>2.07E+02</text:p>
          </table:table-cell>
          <table:table-cell table:formula="of:=[.C2505]+0.2" office:value-type="float" office:value="500.79999999998" calcext:value-type="float">
            <text:p>500.79999999998</text:p>
          </table:table-cell>
        </table:table-row>
        <table:table-row table:style-name="ro1">
          <table:table-cell office:value-type="float" office:value="102.949" calcext:value-type="float">
            <text:p>1.03E+02</text:p>
          </table:table-cell>
          <table:table-cell office:value-type="float" office:value="206.636" calcext:value-type="float">
            <text:p>2.07E+02</text:p>
          </table:table-cell>
          <table:table-cell table:formula="of:=[.C2506]+0.2" office:value-type="float" office:value="500.99999999998" calcext:value-type="float">
            <text:p>500.99999999998</text:p>
          </table:table-cell>
        </table:table-row>
        <table:table-row table:style-name="ro1">
          <table:table-cell office:value-type="float" office:value="102.934" calcext:value-type="float">
            <text:p>1.03E+02</text:p>
          </table:table-cell>
          <table:table-cell office:value-type="float" office:value="206.602" calcext:value-type="float">
            <text:p>2.07E+02</text:p>
          </table:table-cell>
          <table:table-cell table:formula="of:=[.C2507]+0.2" office:value-type="float" office:value="501.19999999998" calcext:value-type="float">
            <text:p>501.19999999998</text:p>
          </table:table-cell>
        </table:table-row>
        <table:table-row table:style-name="ro1">
          <table:table-cell office:value-type="float" office:value="102.919" calcext:value-type="float">
            <text:p>1.03E+02</text:p>
          </table:table-cell>
          <table:table-cell office:value-type="float" office:value="206.568" calcext:value-type="float">
            <text:p>2.07E+02</text:p>
          </table:table-cell>
          <table:table-cell table:formula="of:=[.C2508]+0.2" office:value-type="float" office:value="501.39999999998" calcext:value-type="float">
            <text:p>501.39999999998</text:p>
          </table:table-cell>
        </table:table-row>
        <table:table-row table:style-name="ro1">
          <table:table-cell office:value-type="float" office:value="102.904" calcext:value-type="float">
            <text:p>1.03E+02</text:p>
          </table:table-cell>
          <table:table-cell office:value-type="float" office:value="206.534" calcext:value-type="float">
            <text:p>2.07E+02</text:p>
          </table:table-cell>
          <table:table-cell table:formula="of:=[.C2509]+0.2" office:value-type="float" office:value="501.59999999998" calcext:value-type="float">
            <text:p>501.59999999998</text:p>
          </table:table-cell>
        </table:table-row>
        <table:table-row table:style-name="ro1">
          <table:table-cell office:value-type="float" office:value="102.889" calcext:value-type="float">
            <text:p>1.03E+02</text:p>
          </table:table-cell>
          <table:table-cell office:value-type="float" office:value="206.5" calcext:value-type="float">
            <text:p>2.07E+02</text:p>
          </table:table-cell>
          <table:table-cell table:formula="of:=[.C2510]+0.2" office:value-type="float" office:value="501.79999999998" calcext:value-type="float">
            <text:p>501.79999999998</text:p>
          </table:table-cell>
        </table:table-row>
        <table:table-row table:style-name="ro1">
          <table:table-cell office:value-type="float" office:value="102.874" calcext:value-type="float">
            <text:p>1.03E+02</text:p>
          </table:table-cell>
          <table:table-cell office:value-type="float" office:value="206.466" calcext:value-type="float">
            <text:p>2.06E+02</text:p>
          </table:table-cell>
          <table:table-cell table:formula="of:=[.C2511]+0.2" office:value-type="float" office:value="501.99999999998" calcext:value-type="float">
            <text:p>501.99999999998</text:p>
          </table:table-cell>
        </table:table-row>
        <table:table-row table:style-name="ro1">
          <table:table-cell office:value-type="float" office:value="102.859" calcext:value-type="float">
            <text:p>1.03E+02</text:p>
          </table:table-cell>
          <table:table-cell office:value-type="float" office:value="206.432" calcext:value-type="float">
            <text:p>2.06E+02</text:p>
          </table:table-cell>
          <table:table-cell table:formula="of:=[.C2512]+0.2" office:value-type="float" office:value="502.19999999998" calcext:value-type="float">
            <text:p>502.19999999998</text:p>
          </table:table-cell>
        </table:table-row>
        <table:table-row table:style-name="ro1">
          <table:table-cell office:value-type="float" office:value="102.844" calcext:value-type="float">
            <text:p>1.03E+02</text:p>
          </table:table-cell>
          <table:table-cell office:value-type="float" office:value="206.399" calcext:value-type="float">
            <text:p>2.06E+02</text:p>
          </table:table-cell>
          <table:table-cell table:formula="of:=[.C2513]+0.2" office:value-type="float" office:value="502.39999999998" calcext:value-type="float">
            <text:p>502.39999999998</text:p>
          </table:table-cell>
        </table:table-row>
        <table:table-row table:style-name="ro1">
          <table:table-cell office:value-type="float" office:value="102.829" calcext:value-type="float">
            <text:p>1.03E+02</text:p>
          </table:table-cell>
          <table:table-cell office:value-type="float" office:value="206.365" calcext:value-type="float">
            <text:p>2.06E+02</text:p>
          </table:table-cell>
          <table:table-cell table:formula="of:=[.C2514]+0.2" office:value-type="float" office:value="502.59999999998" calcext:value-type="float">
            <text:p>502.59999999998</text:p>
          </table:table-cell>
        </table:table-row>
        <table:table-row table:style-name="ro1">
          <table:table-cell office:value-type="float" office:value="102.814" calcext:value-type="float">
            <text:p>1.03E+02</text:p>
          </table:table-cell>
          <table:table-cell office:value-type="float" office:value="206.331" calcext:value-type="float">
            <text:p>2.06E+02</text:p>
          </table:table-cell>
          <table:table-cell table:formula="of:=[.C2515]+0.2" office:value-type="float" office:value="502.79999999998" calcext:value-type="float">
            <text:p>502.79999999998</text:p>
          </table:table-cell>
        </table:table-row>
        <table:table-row table:style-name="ro1">
          <table:table-cell office:value-type="float" office:value="102.799" calcext:value-type="float">
            <text:p>1.03E+02</text:p>
          </table:table-cell>
          <table:table-cell office:value-type="float" office:value="206.298" calcext:value-type="float">
            <text:p>2.06E+02</text:p>
          </table:table-cell>
          <table:table-cell table:formula="of:=[.C2516]+0.2" office:value-type="float" office:value="502.99999999998" calcext:value-type="float">
            <text:p>502.99999999998</text:p>
          </table:table-cell>
        </table:table-row>
        <table:table-row table:style-name="ro1">
          <table:table-cell office:value-type="float" office:value="102.784" calcext:value-type="float">
            <text:p>1.03E+02</text:p>
          </table:table-cell>
          <table:table-cell office:value-type="float" office:value="206.264" calcext:value-type="float">
            <text:p>2.06E+02</text:p>
          </table:table-cell>
          <table:table-cell table:formula="of:=[.C2517]+0.2" office:value-type="float" office:value="503.19999999998" calcext:value-type="float">
            <text:p>503.19999999998</text:p>
          </table:table-cell>
        </table:table-row>
        <table:table-row table:style-name="ro1">
          <table:table-cell office:value-type="float" office:value="102.769" calcext:value-type="float">
            <text:p>1.03E+02</text:p>
          </table:table-cell>
          <table:table-cell office:value-type="float" office:value="206.23" calcext:value-type="float">
            <text:p>2.06E+02</text:p>
          </table:table-cell>
          <table:table-cell table:formula="of:=[.C2518]+0.2" office:value-type="float" office:value="503.39999999998" calcext:value-type="float">
            <text:p>503.39999999998</text:p>
          </table:table-cell>
        </table:table-row>
        <table:table-row table:style-name="ro1">
          <table:table-cell office:value-type="float" office:value="102.754" calcext:value-type="float">
            <text:p>1.03E+02</text:p>
          </table:table-cell>
          <table:table-cell office:value-type="float" office:value="206.197" calcext:value-type="float">
            <text:p>2.06E+02</text:p>
          </table:table-cell>
          <table:table-cell table:formula="of:=[.C2519]+0.2" office:value-type="float" office:value="503.59999999998" calcext:value-type="float">
            <text:p>503.59999999998</text:p>
          </table:table-cell>
        </table:table-row>
        <table:table-row table:style-name="ro1">
          <table:table-cell office:value-type="float" office:value="102.739" calcext:value-type="float">
            <text:p>1.03E+02</text:p>
          </table:table-cell>
          <table:table-cell office:value-type="float" office:value="206.163" calcext:value-type="float">
            <text:p>2.06E+02</text:p>
          </table:table-cell>
          <table:table-cell table:formula="of:=[.C2520]+0.2" office:value-type="float" office:value="503.79999999998" calcext:value-type="float">
            <text:p>503.79999999998</text:p>
          </table:table-cell>
        </table:table-row>
        <table:table-row table:style-name="ro1">
          <table:table-cell office:value-type="float" office:value="102.724" calcext:value-type="float">
            <text:p>1.03E+02</text:p>
          </table:table-cell>
          <table:table-cell office:value-type="float" office:value="206.13" calcext:value-type="float">
            <text:p>2.06E+02</text:p>
          </table:table-cell>
          <table:table-cell table:formula="of:=[.C2521]+0.2" office:value-type="float" office:value="503.99999999998" calcext:value-type="float">
            <text:p>503.99999999998</text:p>
          </table:table-cell>
        </table:table-row>
        <table:table-row table:style-name="ro1">
          <table:table-cell office:value-type="float" office:value="102.709" calcext:value-type="float">
            <text:p>1.03E+02</text:p>
          </table:table-cell>
          <table:table-cell office:value-type="float" office:value="206.097" calcext:value-type="float">
            <text:p>2.06E+02</text:p>
          </table:table-cell>
          <table:table-cell table:formula="of:=[.C2522]+0.2" office:value-type="float" office:value="504.19999999998" calcext:value-type="float">
            <text:p>504.19999999998</text:p>
          </table:table-cell>
        </table:table-row>
        <table:table-row table:style-name="ro1">
          <table:table-cell office:value-type="float" office:value="102.695" calcext:value-type="float">
            <text:p>1.03E+02</text:p>
          </table:table-cell>
          <table:table-cell office:value-type="float" office:value="206.063" calcext:value-type="float">
            <text:p>2.06E+02</text:p>
          </table:table-cell>
          <table:table-cell table:formula="of:=[.C2523]+0.2" office:value-type="float" office:value="504.39999999998" calcext:value-type="float">
            <text:p>504.39999999998</text:p>
          </table:table-cell>
        </table:table-row>
        <table:table-row table:style-name="ro1">
          <table:table-cell office:value-type="float" office:value="102.68" calcext:value-type="float">
            <text:p>1.03E+02</text:p>
          </table:table-cell>
          <table:table-cell office:value-type="float" office:value="206.03" calcext:value-type="float">
            <text:p>2.06E+02</text:p>
          </table:table-cell>
          <table:table-cell table:formula="of:=[.C2524]+0.2" office:value-type="float" office:value="504.59999999998" calcext:value-type="float">
            <text:p>504.59999999998</text:p>
          </table:table-cell>
        </table:table-row>
        <table:table-row table:style-name="ro1">
          <table:table-cell office:value-type="float" office:value="102.665" calcext:value-type="float">
            <text:p>1.03E+02</text:p>
          </table:table-cell>
          <table:table-cell office:value-type="float" office:value="205.997" calcext:value-type="float">
            <text:p>2.06E+02</text:p>
          </table:table-cell>
          <table:table-cell table:formula="of:=[.C2525]+0.2" office:value-type="float" office:value="504.79999999998" calcext:value-type="float">
            <text:p>504.79999999998</text:p>
          </table:table-cell>
        </table:table-row>
        <table:table-row table:style-name="ro1">
          <table:table-cell office:value-type="float" office:value="102.65" calcext:value-type="float">
            <text:p>1.03E+02</text:p>
          </table:table-cell>
          <table:table-cell office:value-type="float" office:value="205.963" calcext:value-type="float">
            <text:p>2.06E+02</text:p>
          </table:table-cell>
          <table:table-cell table:formula="of:=[.C2526]+0.2" office:value-type="float" office:value="504.99999999998" calcext:value-type="float">
            <text:p>504.99999999998</text:p>
          </table:table-cell>
        </table:table-row>
        <table:table-row table:style-name="ro1">
          <table:table-cell office:value-type="float" office:value="102.635" calcext:value-type="float">
            <text:p>1.03E+02</text:p>
          </table:table-cell>
          <table:table-cell office:value-type="float" office:value="205.93" calcext:value-type="float">
            <text:p>2.06E+02</text:p>
          </table:table-cell>
          <table:table-cell table:formula="of:=[.C2527]+0.2" office:value-type="float" office:value="505.19999999998" calcext:value-type="float">
            <text:p>505.19999999998</text:p>
          </table:table-cell>
        </table:table-row>
        <table:table-row table:style-name="ro1">
          <table:table-cell office:value-type="float" office:value="102.621" calcext:value-type="float">
            <text:p>1.03E+02</text:p>
          </table:table-cell>
          <table:table-cell office:value-type="float" office:value="205.897" calcext:value-type="float">
            <text:p>2.06E+02</text:p>
          </table:table-cell>
          <table:table-cell table:formula="of:=[.C2528]+0.2" office:value-type="float" office:value="505.39999999998" calcext:value-type="float">
            <text:p>505.39999999998</text:p>
          </table:table-cell>
        </table:table-row>
        <table:table-row table:style-name="ro1">
          <table:table-cell office:value-type="float" office:value="102.606" calcext:value-type="float">
            <text:p>1.03E+02</text:p>
          </table:table-cell>
          <table:table-cell office:value-type="float" office:value="205.864" calcext:value-type="float">
            <text:p>2.06E+02</text:p>
          </table:table-cell>
          <table:table-cell table:formula="of:=[.C2529]+0.2" office:value-type="float" office:value="505.59999999998" calcext:value-type="float">
            <text:p>505.59999999998</text:p>
          </table:table-cell>
        </table:table-row>
        <table:table-row table:style-name="ro1">
          <table:table-cell office:value-type="float" office:value="102.591" calcext:value-type="float">
            <text:p>1.03E+02</text:p>
          </table:table-cell>
          <table:table-cell office:value-type="float" office:value="205.831" calcext:value-type="float">
            <text:p>2.06E+02</text:p>
          </table:table-cell>
          <table:table-cell table:formula="of:=[.C2530]+0.2" office:value-type="float" office:value="505.79999999998" calcext:value-type="float">
            <text:p>505.79999999998</text:p>
          </table:table-cell>
        </table:table-row>
        <table:table-row table:style-name="ro1">
          <table:table-cell office:value-type="float" office:value="102.577" calcext:value-type="float">
            <text:p>1.03E+02</text:p>
          </table:table-cell>
          <table:table-cell office:value-type="float" office:value="205.798" calcext:value-type="float">
            <text:p>2.06E+02</text:p>
          </table:table-cell>
          <table:table-cell table:formula="of:=[.C2531]+0.2" office:value-type="float" office:value="505.99999999998" calcext:value-type="float">
            <text:p>505.99999999998</text:p>
          </table:table-cell>
        </table:table-row>
        <table:table-row table:style-name="ro1">
          <table:table-cell office:value-type="float" office:value="102.562" calcext:value-type="float">
            <text:p>1.03E+02</text:p>
          </table:table-cell>
          <table:table-cell office:value-type="float" office:value="205.765" calcext:value-type="float">
            <text:p>2.06E+02</text:p>
          </table:table-cell>
          <table:table-cell table:formula="of:=[.C2532]+0.2" office:value-type="float" office:value="506.19999999998" calcext:value-type="float">
            <text:p>506.19999999998</text:p>
          </table:table-cell>
        </table:table-row>
        <table:table-row table:style-name="ro1">
          <table:table-cell office:value-type="float" office:value="102.547" calcext:value-type="float">
            <text:p>1.03E+02</text:p>
          </table:table-cell>
          <table:table-cell office:value-type="float" office:value="205.732" calcext:value-type="float">
            <text:p>2.06E+02</text:p>
          </table:table-cell>
          <table:table-cell table:formula="of:=[.C2533]+0.2" office:value-type="float" office:value="506.39999999998" calcext:value-type="float">
            <text:p>506.39999999998</text:p>
          </table:table-cell>
        </table:table-row>
        <table:table-row table:style-name="ro1">
          <table:table-cell office:value-type="float" office:value="102.533" calcext:value-type="float">
            <text:p>1.03E+02</text:p>
          </table:table-cell>
          <table:table-cell office:value-type="float" office:value="205.699" calcext:value-type="float">
            <text:p>2.06E+02</text:p>
          </table:table-cell>
          <table:table-cell table:formula="of:=[.C2534]+0.2" office:value-type="float" office:value="506.59999999998" calcext:value-type="float">
            <text:p>506.59999999998</text:p>
          </table:table-cell>
        </table:table-row>
        <table:table-row table:style-name="ro1">
          <table:table-cell office:value-type="float" office:value="102.518" calcext:value-type="float">
            <text:p>1.03E+02</text:p>
          </table:table-cell>
          <table:table-cell office:value-type="float" office:value="205.666" calcext:value-type="float">
            <text:p>2.06E+02</text:p>
          </table:table-cell>
          <table:table-cell table:formula="of:=[.C2535]+0.2" office:value-type="float" office:value="506.79999999998" calcext:value-type="float">
            <text:p>506.79999999998</text:p>
          </table:table-cell>
        </table:table-row>
        <table:table-row table:style-name="ro1">
          <table:table-cell office:value-type="float" office:value="102.503" calcext:value-type="float">
            <text:p>1.03E+02</text:p>
          </table:table-cell>
          <table:table-cell office:value-type="float" office:value="205.633" calcext:value-type="float">
            <text:p>2.06E+02</text:p>
          </table:table-cell>
          <table:table-cell table:formula="of:=[.C2536]+0.2" office:value-type="float" office:value="506.99999999998" calcext:value-type="float">
            <text:p>506.99999999998</text:p>
          </table:table-cell>
        </table:table-row>
        <table:table-row table:style-name="ro1">
          <table:table-cell office:value-type="float" office:value="102.489" calcext:value-type="float">
            <text:p>1.02E+02</text:p>
          </table:table-cell>
          <table:table-cell office:value-type="float" office:value="205.6" calcext:value-type="float">
            <text:p>2.06E+02</text:p>
          </table:table-cell>
          <table:table-cell table:formula="of:=[.C2537]+0.2" office:value-type="float" office:value="507.19999999998" calcext:value-type="float">
            <text:p>507.19999999998</text:p>
          </table:table-cell>
        </table:table-row>
        <table:table-row table:style-name="ro1">
          <table:table-cell office:value-type="float" office:value="102.474" calcext:value-type="float">
            <text:p>1.02E+02</text:p>
          </table:table-cell>
          <table:table-cell office:value-type="float" office:value="205.568" calcext:value-type="float">
            <text:p>2.06E+02</text:p>
          </table:table-cell>
          <table:table-cell table:formula="of:=[.C2538]+0.2" office:value-type="float" office:value="507.39999999998" calcext:value-type="float">
            <text:p>507.39999999998</text:p>
          </table:table-cell>
        </table:table-row>
        <table:table-row table:style-name="ro1">
          <table:table-cell office:value-type="float" office:value="102.46" calcext:value-type="float">
            <text:p>1.02E+02</text:p>
          </table:table-cell>
          <table:table-cell office:value-type="float" office:value="205.535" calcext:value-type="float">
            <text:p>2.06E+02</text:p>
          </table:table-cell>
          <table:table-cell table:formula="of:=[.C2539]+0.2" office:value-type="float" office:value="507.59999999998" calcext:value-type="float">
            <text:p>507.59999999998</text:p>
          </table:table-cell>
        </table:table-row>
        <table:table-row table:style-name="ro1">
          <table:table-cell office:value-type="float" office:value="102.445" calcext:value-type="float">
            <text:p>1.02E+02</text:p>
          </table:table-cell>
          <table:table-cell office:value-type="float" office:value="205.502" calcext:value-type="float">
            <text:p>2.06E+02</text:p>
          </table:table-cell>
          <table:table-cell table:formula="of:=[.C2540]+0.2" office:value-type="float" office:value="507.79999999998" calcext:value-type="float">
            <text:p>507.79999999998</text:p>
          </table:table-cell>
        </table:table-row>
        <table:table-row table:style-name="ro1">
          <table:table-cell office:value-type="float" office:value="102.431" calcext:value-type="float">
            <text:p>1.02E+02</text:p>
          </table:table-cell>
          <table:table-cell office:value-type="float" office:value="205.47" calcext:value-type="float">
            <text:p>2.05E+02</text:p>
          </table:table-cell>
          <table:table-cell table:formula="of:=[.C2541]+0.2" office:value-type="float" office:value="507.99999999998" calcext:value-type="float">
            <text:p>507.99999999998</text:p>
          </table:table-cell>
        </table:table-row>
        <table:table-row table:style-name="ro1">
          <table:table-cell office:value-type="float" office:value="102.416" calcext:value-type="float">
            <text:p>1.02E+02</text:p>
          </table:table-cell>
          <table:table-cell office:value-type="float" office:value="205.437" calcext:value-type="float">
            <text:p>2.05E+02</text:p>
          </table:table-cell>
          <table:table-cell table:formula="of:=[.C2542]+0.2" office:value-type="float" office:value="508.19999999998" calcext:value-type="float">
            <text:p>508.19999999998</text:p>
          </table:table-cell>
        </table:table-row>
        <table:table-row table:style-name="ro1">
          <table:table-cell office:value-type="float" office:value="102.402" calcext:value-type="float">
            <text:p>1.02E+02</text:p>
          </table:table-cell>
          <table:table-cell office:value-type="float" office:value="205.405" calcext:value-type="float">
            <text:p>2.05E+02</text:p>
          </table:table-cell>
          <table:table-cell table:formula="of:=[.C2543]+0.2" office:value-type="float" office:value="508.39999999998" calcext:value-type="float">
            <text:p>508.39999999998</text:p>
          </table:table-cell>
        </table:table-row>
        <table:table-row table:style-name="ro1">
          <table:table-cell office:value-type="float" office:value="102.387" calcext:value-type="float">
            <text:p>1.02E+02</text:p>
          </table:table-cell>
          <table:table-cell office:value-type="float" office:value="205.372" calcext:value-type="float">
            <text:p>2.05E+02</text:p>
          </table:table-cell>
          <table:table-cell table:formula="of:=[.C2544]+0.2" office:value-type="float" office:value="508.59999999998" calcext:value-type="float">
            <text:p>508.59999999998</text:p>
          </table:table-cell>
        </table:table-row>
        <table:table-row table:style-name="ro1">
          <table:table-cell office:value-type="float" office:value="102.373" calcext:value-type="float">
            <text:p>1.02E+02</text:p>
          </table:table-cell>
          <table:table-cell office:value-type="float" office:value="205.34" calcext:value-type="float">
            <text:p>2.05E+02</text:p>
          </table:table-cell>
          <table:table-cell table:formula="of:=[.C2545]+0.2" office:value-type="float" office:value="508.79999999998" calcext:value-type="float">
            <text:p>508.79999999998</text:p>
          </table:table-cell>
        </table:table-row>
        <table:table-row table:style-name="ro1">
          <table:table-cell office:value-type="float" office:value="102.358" calcext:value-type="float">
            <text:p>1.02E+02</text:p>
          </table:table-cell>
          <table:table-cell office:value-type="float" office:value="205.307" calcext:value-type="float">
            <text:p>2.05E+02</text:p>
          </table:table-cell>
          <table:table-cell table:formula="of:=[.C2546]+0.2" office:value-type="float" office:value="508.99999999998" calcext:value-type="float">
            <text:p>508.99999999998</text:p>
          </table:table-cell>
        </table:table-row>
        <table:table-row table:style-name="ro1">
          <table:table-cell office:value-type="float" office:value="102.344" calcext:value-type="float">
            <text:p>1.02E+02</text:p>
          </table:table-cell>
          <table:table-cell office:value-type="float" office:value="205.275" calcext:value-type="float">
            <text:p>2.05E+02</text:p>
          </table:table-cell>
          <table:table-cell table:formula="of:=[.C2547]+0.2" office:value-type="float" office:value="509.19999999998" calcext:value-type="float">
            <text:p>509.19999999998</text:p>
          </table:table-cell>
        </table:table-row>
        <table:table-row table:style-name="ro1">
          <table:table-cell office:value-type="float" office:value="102.33" calcext:value-type="float">
            <text:p>1.02E+02</text:p>
          </table:table-cell>
          <table:table-cell office:value-type="float" office:value="205.242" calcext:value-type="float">
            <text:p>2.05E+02</text:p>
          </table:table-cell>
          <table:table-cell table:formula="of:=[.C2548]+0.2" office:value-type="float" office:value="509.39999999998" calcext:value-type="float">
            <text:p>509.39999999998</text:p>
          </table:table-cell>
        </table:table-row>
        <table:table-row table:style-name="ro1">
          <table:table-cell office:value-type="float" office:value="102.315" calcext:value-type="float">
            <text:p>1.02E+02</text:p>
          </table:table-cell>
          <table:table-cell office:value-type="float" office:value="205.21" calcext:value-type="float">
            <text:p>2.05E+02</text:p>
          </table:table-cell>
          <table:table-cell table:formula="of:=[.C2549]+0.2" office:value-type="float" office:value="509.59999999998" calcext:value-type="float">
            <text:p>509.59999999998</text:p>
          </table:table-cell>
        </table:table-row>
        <table:table-row table:style-name="ro1">
          <table:table-cell office:value-type="float" office:value="102.301" calcext:value-type="float">
            <text:p>1.02E+02</text:p>
          </table:table-cell>
          <table:table-cell office:value-type="float" office:value="205.178" calcext:value-type="float">
            <text:p>2.05E+02</text:p>
          </table:table-cell>
          <table:table-cell table:formula="of:=[.C2550]+0.2" office:value-type="float" office:value="509.79999999998" calcext:value-type="float">
            <text:p>509.79999999998</text:p>
          </table:table-cell>
        </table:table-row>
        <table:table-row table:style-name="ro1">
          <table:table-cell office:value-type="float" office:value="102.287" calcext:value-type="float">
            <text:p>1.02E+02</text:p>
          </table:table-cell>
          <table:table-cell office:value-type="float" office:value="205.146" calcext:value-type="float">
            <text:p>2.05E+02</text:p>
          </table:table-cell>
          <table:table-cell table:formula="of:=[.C2551]+0.2" office:value-type="float" office:value="509.99999999998" calcext:value-type="float">
            <text:p>509.99999999998</text:p>
          </table:table-cell>
        </table:table-row>
        <table:table-row table:style-name="ro1">
          <table:table-cell office:value-type="float" office:value="102.272" calcext:value-type="float">
            <text:p>1.02E+02</text:p>
          </table:table-cell>
          <table:table-cell office:value-type="float" office:value="205.113" calcext:value-type="float">
            <text:p>2.05E+02</text:p>
          </table:table-cell>
          <table:table-cell table:formula="of:=[.C2552]+0.2" office:value-type="float" office:value="510.19999999998" calcext:value-type="float">
            <text:p>510.19999999998</text:p>
          </table:table-cell>
        </table:table-row>
        <table:table-row table:style-name="ro1">
          <table:table-cell office:value-type="float" office:value="102.258" calcext:value-type="float">
            <text:p>1.02E+02</text:p>
          </table:table-cell>
          <table:table-cell office:value-type="float" office:value="205.081" calcext:value-type="float">
            <text:p>2.05E+02</text:p>
          </table:table-cell>
          <table:table-cell table:formula="of:=[.C2553]+0.2" office:value-type="float" office:value="510.39999999998" calcext:value-type="float">
            <text:p>510.39999999998</text:p>
          </table:table-cell>
        </table:table-row>
        <table:table-row table:style-name="ro1">
          <table:table-cell office:value-type="float" office:value="102.244" calcext:value-type="float">
            <text:p>1.02E+02</text:p>
          </table:table-cell>
          <table:table-cell office:value-type="float" office:value="205.049" calcext:value-type="float">
            <text:p>2.05E+02</text:p>
          </table:table-cell>
          <table:table-cell table:formula="of:=[.C2554]+0.2" office:value-type="float" office:value="510.59999999998" calcext:value-type="float">
            <text:p>510.59999999998</text:p>
          </table:table-cell>
        </table:table-row>
        <table:table-row table:style-name="ro1">
          <table:table-cell office:value-type="float" office:value="102.23" calcext:value-type="float">
            <text:p>1.02E+02</text:p>
          </table:table-cell>
          <table:table-cell office:value-type="float" office:value="205.017" calcext:value-type="float">
            <text:p>2.05E+02</text:p>
          </table:table-cell>
          <table:table-cell table:formula="of:=[.C2555]+0.2" office:value-type="float" office:value="510.79999999998" calcext:value-type="float">
            <text:p>510.79999999998</text:p>
          </table:table-cell>
        </table:table-row>
        <table:table-row table:style-name="ro1">
          <table:table-cell office:value-type="float" office:value="102.215" calcext:value-type="float">
            <text:p>1.02E+02</text:p>
          </table:table-cell>
          <table:table-cell office:value-type="float" office:value="204.985" calcext:value-type="float">
            <text:p>2.05E+02</text:p>
          </table:table-cell>
          <table:table-cell table:formula="of:=[.C2556]+0.2" office:value-type="float" office:value="510.99999999998" calcext:value-type="float">
            <text:p>510.99999999998</text:p>
          </table:table-cell>
        </table:table-row>
        <table:table-row table:style-name="ro1">
          <table:table-cell office:value-type="float" office:value="102.201" calcext:value-type="float">
            <text:p>1.02E+02</text:p>
          </table:table-cell>
          <table:table-cell office:value-type="float" office:value="204.953" calcext:value-type="float">
            <text:p>2.05E+02</text:p>
          </table:table-cell>
          <table:table-cell table:formula="of:=[.C2557]+0.2" office:value-type="float" office:value="511.19999999998" calcext:value-type="float">
            <text:p>511.19999999998</text:p>
          </table:table-cell>
        </table:table-row>
        <table:table-row table:style-name="ro1">
          <table:table-cell office:value-type="float" office:value="102.187" calcext:value-type="float">
            <text:p>1.02E+02</text:p>
          </table:table-cell>
          <table:table-cell office:value-type="float" office:value="204.921" calcext:value-type="float">
            <text:p>2.05E+02</text:p>
          </table:table-cell>
          <table:table-cell table:formula="of:=[.C2558]+0.2" office:value-type="float" office:value="511.39999999998" calcext:value-type="float">
            <text:p>511.39999999998</text:p>
          </table:table-cell>
        </table:table-row>
        <table:table-row table:style-name="ro1">
          <table:table-cell office:value-type="float" office:value="102.173" calcext:value-type="float">
            <text:p>1.02E+02</text:p>
          </table:table-cell>
          <table:table-cell office:value-type="float" office:value="204.889" calcext:value-type="float">
            <text:p>2.05E+02</text:p>
          </table:table-cell>
          <table:table-cell table:formula="of:=[.C2559]+0.2" office:value-type="float" office:value="511.59999999998" calcext:value-type="float">
            <text:p>511.59999999998</text:p>
          </table:table-cell>
        </table:table-row>
        <table:table-row table:style-name="ro1">
          <table:table-cell office:value-type="float" office:value="102.159" calcext:value-type="float">
            <text:p>1.02E+02</text:p>
          </table:table-cell>
          <table:table-cell office:value-type="float" office:value="204.858" calcext:value-type="float">
            <text:p>2.05E+02</text:p>
          </table:table-cell>
          <table:table-cell table:formula="of:=[.C2560]+0.2" office:value-type="float" office:value="511.79999999998" calcext:value-type="float">
            <text:p>511.79999999998</text:p>
          </table:table-cell>
        </table:table-row>
        <table:table-row table:style-name="ro1">
          <table:table-cell office:value-type="float" office:value="102.145" calcext:value-type="float">
            <text:p>1.02E+02</text:p>
          </table:table-cell>
          <table:table-cell office:value-type="float" office:value="204.826" calcext:value-type="float">
            <text:p>2.05E+02</text:p>
          </table:table-cell>
          <table:table-cell table:formula="of:=[.C2561]+0.2" office:value-type="float" office:value="511.99999999998" calcext:value-type="float">
            <text:p>511.99999999998</text:p>
          </table:table-cell>
        </table:table-row>
        <table:table-row table:style-name="ro1">
          <table:table-cell office:value-type="float" office:value="102.13" calcext:value-type="float">
            <text:p>1.02E+02</text:p>
          </table:table-cell>
          <table:table-cell office:value-type="float" office:value="204.794" calcext:value-type="float">
            <text:p>2.05E+02</text:p>
          </table:table-cell>
          <table:table-cell table:formula="of:=[.C2562]+0.2" office:value-type="float" office:value="512.19999999998" calcext:value-type="float">
            <text:p>512.19999999998</text:p>
          </table:table-cell>
        </table:table-row>
        <table:table-row table:style-name="ro1">
          <table:table-cell office:value-type="float" office:value="102.116" calcext:value-type="float">
            <text:p>1.02E+02</text:p>
          </table:table-cell>
          <table:table-cell office:value-type="float" office:value="204.762" calcext:value-type="float">
            <text:p>2.05E+02</text:p>
          </table:table-cell>
          <table:table-cell table:formula="of:=[.C2563]+0.2" office:value-type="float" office:value="512.39999999998" calcext:value-type="float">
            <text:p>512.39999999998</text:p>
          </table:table-cell>
        </table:table-row>
        <table:table-row table:style-name="ro1">
          <table:table-cell office:value-type="float" office:value="102.102" calcext:value-type="float">
            <text:p>1.02E+02</text:p>
          </table:table-cell>
          <table:table-cell office:value-type="float" office:value="204.731" calcext:value-type="float">
            <text:p>2.05E+02</text:p>
          </table:table-cell>
          <table:table-cell table:formula="of:=[.C2564]+0.2" office:value-type="float" office:value="512.59999999998" calcext:value-type="float">
            <text:p>512.59999999998</text:p>
          </table:table-cell>
        </table:table-row>
        <table:table-row table:style-name="ro1">
          <table:table-cell office:value-type="float" office:value="102.088" calcext:value-type="float">
            <text:p>1.02E+02</text:p>
          </table:table-cell>
          <table:table-cell office:value-type="float" office:value="204.699" calcext:value-type="float">
            <text:p>2.05E+02</text:p>
          </table:table-cell>
          <table:table-cell table:formula="of:=[.C2565]+0.2" office:value-type="float" office:value="512.79999999998" calcext:value-type="float">
            <text:p>512.79999999998</text:p>
          </table:table-cell>
        </table:table-row>
        <table:table-row table:style-name="ro1">
          <table:table-cell office:value-type="float" office:value="102.074" calcext:value-type="float">
            <text:p>1.02E+02</text:p>
          </table:table-cell>
          <table:table-cell office:value-type="float" office:value="204.667" calcext:value-type="float">
            <text:p>2.05E+02</text:p>
          </table:table-cell>
          <table:table-cell table:formula="of:=[.C2566]+0.2" office:value-type="float" office:value="512.99999999998" calcext:value-type="float">
            <text:p>512.99999999998</text:p>
          </table:table-cell>
        </table:table-row>
        <table:table-row table:style-name="ro1">
          <table:table-cell office:value-type="float" office:value="102.06" calcext:value-type="float">
            <text:p>1.02E+02</text:p>
          </table:table-cell>
          <table:table-cell office:value-type="float" office:value="204.636" calcext:value-type="float">
            <text:p>2.05E+02</text:p>
          </table:table-cell>
          <table:table-cell table:formula="of:=[.C2567]+0.2" office:value-type="float" office:value="513.19999999998" calcext:value-type="float">
            <text:p>513.19999999998</text:p>
          </table:table-cell>
        </table:table-row>
        <table:table-row table:style-name="ro1">
          <table:table-cell office:value-type="float" office:value="102.046" calcext:value-type="float">
            <text:p>1.02E+02</text:p>
          </table:table-cell>
          <table:table-cell office:value-type="float" office:value="204.604" calcext:value-type="float">
            <text:p>2.05E+02</text:p>
          </table:table-cell>
          <table:table-cell table:formula="of:=[.C2568]+0.2" office:value-type="float" office:value="513.39999999998" calcext:value-type="float">
            <text:p>513.39999999998</text:p>
          </table:table-cell>
        </table:table-row>
        <table:table-row table:style-name="ro1">
          <table:table-cell office:value-type="float" office:value="102.032" calcext:value-type="float">
            <text:p>1.02E+02</text:p>
          </table:table-cell>
          <table:table-cell office:value-type="float" office:value="204.573" calcext:value-type="float">
            <text:p>2.05E+02</text:p>
          </table:table-cell>
          <table:table-cell table:formula="of:=[.C2569]+0.2" office:value-type="float" office:value="513.59999999998" calcext:value-type="float">
            <text:p>513.59999999998</text:p>
          </table:table-cell>
        </table:table-row>
        <table:table-row table:style-name="ro1">
          <table:table-cell office:value-type="float" office:value="102.018" calcext:value-type="float">
            <text:p>1.02E+02</text:p>
          </table:table-cell>
          <table:table-cell office:value-type="float" office:value="204.541" calcext:value-type="float">
            <text:p>2.05E+02</text:p>
          </table:table-cell>
          <table:table-cell table:formula="of:=[.C2570]+0.2" office:value-type="float" office:value="513.79999999998" calcext:value-type="float">
            <text:p>513.79999999998</text:p>
          </table:table-cell>
        </table:table-row>
        <table:table-row table:style-name="ro1">
          <table:table-cell office:value-type="float" office:value="102.004" calcext:value-type="float">
            <text:p>1.02E+02</text:p>
          </table:table-cell>
          <table:table-cell office:value-type="float" office:value="204.51" calcext:value-type="float">
            <text:p>2.05E+02</text:p>
          </table:table-cell>
          <table:table-cell table:formula="of:=[.C2571]+0.2" office:value-type="float" office:value="513.99999999998" calcext:value-type="float">
            <text:p>513.99999999998</text:p>
          </table:table-cell>
        </table:table-row>
        <table:table-row table:style-name="ro1">
          <table:table-cell office:value-type="float" office:value="101.99" calcext:value-type="float">
            <text:p>1.02E+02</text:p>
          </table:table-cell>
          <table:table-cell office:value-type="float" office:value="204.479" calcext:value-type="float">
            <text:p>2.04E+02</text:p>
          </table:table-cell>
          <table:table-cell table:formula="of:=[.C2572]+0.2" office:value-type="float" office:value="514.19999999998" calcext:value-type="float">
            <text:p>514.19999999998</text:p>
          </table:table-cell>
        </table:table-row>
        <table:table-row table:style-name="ro1">
          <table:table-cell office:value-type="float" office:value="101.976" calcext:value-type="float">
            <text:p>1.02E+02</text:p>
          </table:table-cell>
          <table:table-cell office:value-type="float" office:value="204.447" calcext:value-type="float">
            <text:p>2.04E+02</text:p>
          </table:table-cell>
          <table:table-cell table:formula="of:=[.C2573]+0.2" office:value-type="float" office:value="514.39999999998" calcext:value-type="float">
            <text:p>514.39999999998</text:p>
          </table:table-cell>
        </table:table-row>
        <table:table-row table:style-name="ro1">
          <table:table-cell office:value-type="float" office:value="101.963" calcext:value-type="float">
            <text:p>1.02E+02</text:p>
          </table:table-cell>
          <table:table-cell office:value-type="float" office:value="204.416" calcext:value-type="float">
            <text:p>2.04E+02</text:p>
          </table:table-cell>
          <table:table-cell table:formula="of:=[.C2574]+0.2" office:value-type="float" office:value="514.59999999998" calcext:value-type="float">
            <text:p>514.59999999998</text:p>
          </table:table-cell>
        </table:table-row>
        <table:table-row table:style-name="ro1">
          <table:table-cell office:value-type="float" office:value="101.949" calcext:value-type="float">
            <text:p>1.02E+02</text:p>
          </table:table-cell>
          <table:table-cell office:value-type="float" office:value="204.385" calcext:value-type="float">
            <text:p>2.04E+02</text:p>
          </table:table-cell>
          <table:table-cell table:formula="of:=[.C2575]+0.2" office:value-type="float" office:value="514.79999999998" calcext:value-type="float">
            <text:p>514.79999999998</text:p>
          </table:table-cell>
        </table:table-row>
        <table:table-row table:style-name="ro1">
          <table:table-cell office:value-type="float" office:value="101.935" calcext:value-type="float">
            <text:p>1.02E+02</text:p>
          </table:table-cell>
          <table:table-cell office:value-type="float" office:value="204.354" calcext:value-type="float">
            <text:p>2.04E+02</text:p>
          </table:table-cell>
          <table:table-cell table:formula="of:=[.C2576]+0.2" office:value-type="float" office:value="514.99999999998" calcext:value-type="float">
            <text:p>514.99999999998</text:p>
          </table:table-cell>
        </table:table-row>
        <table:table-row table:style-name="ro1">
          <table:table-cell office:value-type="float" office:value="101.921" calcext:value-type="float">
            <text:p>1.02E+02</text:p>
          </table:table-cell>
          <table:table-cell office:value-type="float" office:value="204.323" calcext:value-type="float">
            <text:p>2.04E+02</text:p>
          </table:table-cell>
          <table:table-cell table:formula="of:=[.C2577]+0.2" office:value-type="float" office:value="515.19999999998" calcext:value-type="float">
            <text:p>515.19999999998</text:p>
          </table:table-cell>
        </table:table-row>
        <table:table-row table:style-name="ro1">
          <table:table-cell office:value-type="float" office:value="101.907" calcext:value-type="float">
            <text:p>1.02E+02</text:p>
          </table:table-cell>
          <table:table-cell office:value-type="float" office:value="204.292" calcext:value-type="float">
            <text:p>2.04E+02</text:p>
          </table:table-cell>
          <table:table-cell table:formula="of:=[.C2578]+0.2" office:value-type="float" office:value="515.39999999998" calcext:value-type="float">
            <text:p>515.39999999998</text:p>
          </table:table-cell>
        </table:table-row>
        <table:table-row table:style-name="ro1">
          <table:table-cell office:value-type="float" office:value="101.893" calcext:value-type="float">
            <text:p>1.02E+02</text:p>
          </table:table-cell>
          <table:table-cell office:value-type="float" office:value="204.261" calcext:value-type="float">
            <text:p>2.04E+02</text:p>
          </table:table-cell>
          <table:table-cell table:formula="of:=[.C2579]+0.2" office:value-type="float" office:value="515.59999999998" calcext:value-type="float">
            <text:p>515.59999999998</text:p>
          </table:table-cell>
        </table:table-row>
        <table:table-row table:style-name="ro1">
          <table:table-cell office:value-type="float" office:value="101.88" calcext:value-type="float">
            <text:p>1.02E+02</text:p>
          </table:table-cell>
          <table:table-cell office:value-type="float" office:value="204.23" calcext:value-type="float">
            <text:p>2.04E+02</text:p>
          </table:table-cell>
          <table:table-cell table:formula="of:=[.C2580]+0.2" office:value-type="float" office:value="515.79999999998" calcext:value-type="float">
            <text:p>515.79999999998</text:p>
          </table:table-cell>
        </table:table-row>
        <table:table-row table:style-name="ro1">
          <table:table-cell office:value-type="float" office:value="101.866" calcext:value-type="float">
            <text:p>1.02E+02</text:p>
          </table:table-cell>
          <table:table-cell office:value-type="float" office:value="204.199" calcext:value-type="float">
            <text:p>2.04E+02</text:p>
          </table:table-cell>
          <table:table-cell table:formula="of:=[.C2581]+0.2" office:value-type="float" office:value="515.99999999998" calcext:value-type="float">
            <text:p>515.99999999998</text:p>
          </table:table-cell>
        </table:table-row>
        <table:table-row table:style-name="ro1">
          <table:table-cell office:value-type="float" office:value="101.852" calcext:value-type="float">
            <text:p>1.02E+02</text:p>
          </table:table-cell>
          <table:table-cell office:value-type="float" office:value="204.168" calcext:value-type="float">
            <text:p>2.04E+02</text:p>
          </table:table-cell>
          <table:table-cell table:formula="of:=[.C2582]+0.2" office:value-type="float" office:value="516.19999999998" calcext:value-type="float">
            <text:p>516.19999999998</text:p>
          </table:table-cell>
        </table:table-row>
        <table:table-row table:style-name="ro1">
          <table:table-cell office:value-type="float" office:value="101.838" calcext:value-type="float">
            <text:p>1.02E+02</text:p>
          </table:table-cell>
          <table:table-cell office:value-type="float" office:value="204.137" calcext:value-type="float">
            <text:p>2.04E+02</text:p>
          </table:table-cell>
          <table:table-cell table:formula="of:=[.C2583]+0.2" office:value-type="float" office:value="516.39999999998" calcext:value-type="float">
            <text:p>516.39999999998</text:p>
          </table:table-cell>
        </table:table-row>
        <table:table-row table:style-name="ro1">
          <table:table-cell office:value-type="float" office:value="101.825" calcext:value-type="float">
            <text:p>1.02E+02</text:p>
          </table:table-cell>
          <table:table-cell office:value-type="float" office:value="204.106" calcext:value-type="float">
            <text:p>2.04E+02</text:p>
          </table:table-cell>
          <table:table-cell table:formula="of:=[.C2584]+0.2" office:value-type="float" office:value="516.599999999981" calcext:value-type="float">
            <text:p>516.599999999981</text:p>
          </table:table-cell>
        </table:table-row>
        <table:table-row table:style-name="ro1">
          <table:table-cell office:value-type="float" office:value="101.811" calcext:value-type="float">
            <text:p>1.02E+02</text:p>
          </table:table-cell>
          <table:table-cell office:value-type="float" office:value="204.075" calcext:value-type="float">
            <text:p>2.04E+02</text:p>
          </table:table-cell>
          <table:table-cell table:formula="of:=[.C2585]+0.2" office:value-type="float" office:value="516.799999999981" calcext:value-type="float">
            <text:p>516.799999999981</text:p>
          </table:table-cell>
        </table:table-row>
        <table:table-row table:style-name="ro1">
          <table:table-cell office:value-type="float" office:value="101.797" calcext:value-type="float">
            <text:p>1.02E+02</text:p>
          </table:table-cell>
          <table:table-cell office:value-type="float" office:value="204.045" calcext:value-type="float">
            <text:p>2.04E+02</text:p>
          </table:table-cell>
          <table:table-cell table:formula="of:=[.C2586]+0.2" office:value-type="float" office:value="516.999999999981" calcext:value-type="float">
            <text:p>516.999999999981</text:p>
          </table:table-cell>
        </table:table-row>
        <table:table-row table:style-name="ro1">
          <table:table-cell office:value-type="float" office:value="101.784" calcext:value-type="float">
            <text:p>1.02E+02</text:p>
          </table:table-cell>
          <table:table-cell office:value-type="float" office:value="204.014" calcext:value-type="float">
            <text:p>2.04E+02</text:p>
          </table:table-cell>
          <table:table-cell table:formula="of:=[.C2587]+0.2" office:value-type="float" office:value="517.199999999981" calcext:value-type="float">
            <text:p>517.199999999981</text:p>
          </table:table-cell>
        </table:table-row>
        <table:table-row table:style-name="ro1">
          <table:table-cell office:value-type="float" office:value="101.77" calcext:value-type="float">
            <text:p>1.02E+02</text:p>
          </table:table-cell>
          <table:table-cell office:value-type="float" office:value="203.983" calcext:value-type="float">
            <text:p>2.04E+02</text:p>
          </table:table-cell>
          <table:table-cell table:formula="of:=[.C2588]+0.2" office:value-type="float" office:value="517.399999999981" calcext:value-type="float">
            <text:p>517.399999999981</text:p>
          </table:table-cell>
        </table:table-row>
        <table:table-row table:style-name="ro1">
          <table:table-cell office:value-type="float" office:value="101.757" calcext:value-type="float">
            <text:p>1.02E+02</text:p>
          </table:table-cell>
          <table:table-cell office:value-type="float" office:value="203.953" calcext:value-type="float">
            <text:p>2.04E+02</text:p>
          </table:table-cell>
          <table:table-cell table:formula="of:=[.C2589]+0.2" office:value-type="float" office:value="517.599999999981" calcext:value-type="float">
            <text:p>517.599999999981</text:p>
          </table:table-cell>
        </table:table-row>
        <table:table-row table:style-name="ro1">
          <table:table-cell office:value-type="float" office:value="101.743" calcext:value-type="float">
            <text:p>1.02E+02</text:p>
          </table:table-cell>
          <table:table-cell office:value-type="float" office:value="203.922" calcext:value-type="float">
            <text:p>2.04E+02</text:p>
          </table:table-cell>
          <table:table-cell table:formula="of:=[.C2590]+0.2" office:value-type="float" office:value="517.799999999981" calcext:value-type="float">
            <text:p>517.799999999981</text:p>
          </table:table-cell>
        </table:table-row>
        <table:table-row table:style-name="ro1">
          <table:table-cell office:value-type="float" office:value="101.729" calcext:value-type="float">
            <text:p>1.02E+02</text:p>
          </table:table-cell>
          <table:table-cell office:value-type="float" office:value="203.892" calcext:value-type="float">
            <text:p>2.04E+02</text:p>
          </table:table-cell>
          <table:table-cell table:formula="of:=[.C2591]+0.2" office:value-type="float" office:value="517.999999999981" calcext:value-type="float">
            <text:p>517.999999999981</text:p>
          </table:table-cell>
        </table:table-row>
        <table:table-row table:style-name="ro1">
          <table:table-cell office:value-type="float" office:value="101.716" calcext:value-type="float">
            <text:p>1.02E+02</text:p>
          </table:table-cell>
          <table:table-cell office:value-type="float" office:value="203.861" calcext:value-type="float">
            <text:p>2.04E+02</text:p>
          </table:table-cell>
          <table:table-cell table:formula="of:=[.C2592]+0.2" office:value-type="float" office:value="518.199999999981" calcext:value-type="float">
            <text:p>518.199999999981</text:p>
          </table:table-cell>
        </table:table-row>
        <table:table-row table:style-name="ro1">
          <table:table-cell office:value-type="float" office:value="101.702" calcext:value-type="float">
            <text:p>1.02E+02</text:p>
          </table:table-cell>
          <table:table-cell office:value-type="float" office:value="203.831" calcext:value-type="float">
            <text:p>2.04E+02</text:p>
          </table:table-cell>
          <table:table-cell table:formula="of:=[.C2593]+0.2" office:value-type="float" office:value="518.399999999981" calcext:value-type="float">
            <text:p>518.399999999981</text:p>
          </table:table-cell>
        </table:table-row>
        <table:table-row table:style-name="ro1">
          <table:table-cell office:value-type="float" office:value="101.689" calcext:value-type="float">
            <text:p>1.02E+02</text:p>
          </table:table-cell>
          <table:table-cell office:value-type="float" office:value="203.8" calcext:value-type="float">
            <text:p>2.04E+02</text:p>
          </table:table-cell>
          <table:table-cell table:formula="of:=[.C2594]+0.2" office:value-type="float" office:value="518.599999999981" calcext:value-type="float">
            <text:p>518.599999999981</text:p>
          </table:table-cell>
        </table:table-row>
        <table:table-row table:style-name="ro1">
          <table:table-cell office:value-type="float" office:value="101.675" calcext:value-type="float">
            <text:p>1.02E+02</text:p>
          </table:table-cell>
          <table:table-cell office:value-type="float" office:value="203.77" calcext:value-type="float">
            <text:p>2.04E+02</text:p>
          </table:table-cell>
          <table:table-cell table:formula="of:=[.C2595]+0.2" office:value-type="float" office:value="518.799999999981" calcext:value-type="float">
            <text:p>518.799999999981</text:p>
          </table:table-cell>
        </table:table-row>
        <table:table-row table:style-name="ro1">
          <table:table-cell office:value-type="float" office:value="101.662" calcext:value-type="float">
            <text:p>1.02E+02</text:p>
          </table:table-cell>
          <table:table-cell office:value-type="float" office:value="203.74" calcext:value-type="float">
            <text:p>2.04E+02</text:p>
          </table:table-cell>
          <table:table-cell table:formula="of:=[.C2596]+0.2" office:value-type="float" office:value="518.999999999981" calcext:value-type="float">
            <text:p>518.999999999981</text:p>
          </table:table-cell>
        </table:table-row>
        <table:table-row table:style-name="ro1">
          <table:table-cell office:value-type="float" office:value="101.649" calcext:value-type="float">
            <text:p>1.02E+02</text:p>
          </table:table-cell>
          <table:table-cell office:value-type="float" office:value="203.71" calcext:value-type="float">
            <text:p>2.04E+02</text:p>
          </table:table-cell>
          <table:table-cell table:formula="of:=[.C2597]+0.2" office:value-type="float" office:value="519.199999999981" calcext:value-type="float">
            <text:p>519.199999999981</text:p>
          </table:table-cell>
        </table:table-row>
        <table:table-row table:style-name="ro1">
          <table:table-cell office:value-type="float" office:value="101.635" calcext:value-type="float">
            <text:p>1.02E+02</text:p>
          </table:table-cell>
          <table:table-cell office:value-type="float" office:value="203.679" calcext:value-type="float">
            <text:p>2.04E+02</text:p>
          </table:table-cell>
          <table:table-cell table:formula="of:=[.C2598]+0.2" office:value-type="float" office:value="519.399999999981" calcext:value-type="float">
            <text:p>519.399999999981</text:p>
          </table:table-cell>
        </table:table-row>
        <table:table-row table:style-name="ro1">
          <table:table-cell office:value-type="float" office:value="101.622" calcext:value-type="float">
            <text:p>1.02E+02</text:p>
          </table:table-cell>
          <table:table-cell office:value-type="float" office:value="203.649" calcext:value-type="float">
            <text:p>2.04E+02</text:p>
          </table:table-cell>
          <table:table-cell table:formula="of:=[.C2599]+0.2" office:value-type="float" office:value="519.599999999981" calcext:value-type="float">
            <text:p>519.599999999981</text:p>
          </table:table-cell>
        </table:table-row>
        <table:table-row table:style-name="ro1">
          <table:table-cell office:value-type="float" office:value="101.608" calcext:value-type="float">
            <text:p>1.02E+02</text:p>
          </table:table-cell>
          <table:table-cell office:value-type="float" office:value="203.619" calcext:value-type="float">
            <text:p>2.04E+02</text:p>
          </table:table-cell>
          <table:table-cell table:formula="of:=[.C2600]+0.2" office:value-type="float" office:value="519.799999999981" calcext:value-type="float">
            <text:p>519.799999999981</text:p>
          </table:table-cell>
        </table:table-row>
        <table:table-row table:style-name="ro1">
          <table:table-cell office:value-type="float" office:value="101.595" calcext:value-type="float">
            <text:p>1.02E+02</text:p>
          </table:table-cell>
          <table:table-cell office:value-type="float" office:value="203.589" calcext:value-type="float">
            <text:p>2.04E+02</text:p>
          </table:table-cell>
          <table:table-cell table:formula="of:=[.C2601]+0.2" office:value-type="float" office:value="519.999999999981" calcext:value-type="float">
            <text:p>519.999999999981</text:p>
          </table:table-cell>
        </table:table-row>
        <table:table-row table:style-name="ro1">
          <table:table-cell office:value-type="float" office:value="101.582" calcext:value-type="float">
            <text:p>1.02E+02</text:p>
          </table:table-cell>
          <table:table-cell office:value-type="float" office:value="203.559" calcext:value-type="float">
            <text:p>2.04E+02</text:p>
          </table:table-cell>
          <table:table-cell table:formula="of:=[.C2602]+0.2" office:value-type="float" office:value="520.199999999981" calcext:value-type="float">
            <text:p>520.199999999981</text:p>
          </table:table-cell>
        </table:table-row>
        <table:table-row table:style-name="ro1">
          <table:table-cell office:value-type="float" office:value="101.568" calcext:value-type="float">
            <text:p>1.02E+02</text:p>
          </table:table-cell>
          <table:table-cell office:value-type="float" office:value="203.529" calcext:value-type="float">
            <text:p>2.04E+02</text:p>
          </table:table-cell>
          <table:table-cell table:formula="of:=[.C2603]+0.2" office:value-type="float" office:value="520.399999999981" calcext:value-type="float">
            <text:p>520.399999999981</text:p>
          </table:table-cell>
        </table:table-row>
        <table:table-row table:style-name="ro1">
          <table:table-cell office:value-type="float" office:value="101.555" calcext:value-type="float">
            <text:p>1.02E+02</text:p>
          </table:table-cell>
          <table:table-cell office:value-type="float" office:value="203.499" calcext:value-type="float">
            <text:p>2.03E+02</text:p>
          </table:table-cell>
          <table:table-cell table:formula="of:=[.C2604]+0.2" office:value-type="float" office:value="520.599999999981" calcext:value-type="float">
            <text:p>520.599999999981</text:p>
          </table:table-cell>
        </table:table-row>
        <table:table-row table:style-name="ro1">
          <table:table-cell office:value-type="float" office:value="101.542" calcext:value-type="float">
            <text:p>1.02E+02</text:p>
          </table:table-cell>
          <table:table-cell office:value-type="float" office:value="203.469" calcext:value-type="float">
            <text:p>2.03E+02</text:p>
          </table:table-cell>
          <table:table-cell table:formula="of:=[.C2605]+0.2" office:value-type="float" office:value="520.799999999981" calcext:value-type="float">
            <text:p>520.799999999981</text:p>
          </table:table-cell>
        </table:table-row>
        <table:table-row table:style-name="ro1">
          <table:table-cell office:value-type="float" office:value="101.528" calcext:value-type="float">
            <text:p>1.02E+02</text:p>
          </table:table-cell>
          <table:table-cell office:value-type="float" office:value="203.439" calcext:value-type="float">
            <text:p>2.03E+02</text:p>
          </table:table-cell>
          <table:table-cell table:formula="of:=[.C2606]+0.2" office:value-type="float" office:value="520.999999999981" calcext:value-type="float">
            <text:p>520.999999999981</text:p>
          </table:table-cell>
        </table:table-row>
        <table:table-row table:style-name="ro1">
          <table:table-cell office:value-type="float" office:value="101.515" calcext:value-type="float">
            <text:p>1.02E+02</text:p>
          </table:table-cell>
          <table:table-cell office:value-type="float" office:value="203.41" calcext:value-type="float">
            <text:p>2.03E+02</text:p>
          </table:table-cell>
          <table:table-cell table:formula="of:=[.C2607]+0.2" office:value-type="float" office:value="521.199999999982" calcext:value-type="float">
            <text:p>521.199999999982</text:p>
          </table:table-cell>
        </table:table-row>
        <table:table-row table:style-name="ro1">
          <table:table-cell office:value-type="float" office:value="101.502" calcext:value-type="float">
            <text:p>1.02E+02</text:p>
          </table:table-cell>
          <table:table-cell office:value-type="float" office:value="203.38" calcext:value-type="float">
            <text:p>2.03E+02</text:p>
          </table:table-cell>
          <table:table-cell table:formula="of:=[.C2608]+0.2" office:value-type="float" office:value="521.399999999982" calcext:value-type="float">
            <text:p>521.399999999982</text:p>
          </table:table-cell>
        </table:table-row>
        <table:table-row table:style-name="ro1">
          <table:table-cell office:value-type="float" office:value="101.489" calcext:value-type="float">
            <text:p>1.01E+02</text:p>
          </table:table-cell>
          <table:table-cell office:value-type="float" office:value="203.35" calcext:value-type="float">
            <text:p>2.03E+02</text:p>
          </table:table-cell>
          <table:table-cell table:formula="of:=[.C2609]+0.2" office:value-type="float" office:value="521.599999999982" calcext:value-type="float">
            <text:p>521.599999999982</text:p>
          </table:table-cell>
        </table:table-row>
        <table:table-row table:style-name="ro1">
          <table:table-cell office:value-type="float" office:value="101.476" calcext:value-type="float">
            <text:p>1.01E+02</text:p>
          </table:table-cell>
          <table:table-cell office:value-type="float" office:value="203.321" calcext:value-type="float">
            <text:p>2.03E+02</text:p>
          </table:table-cell>
          <table:table-cell table:formula="of:=[.C2610]+0.2" office:value-type="float" office:value="521.799999999982" calcext:value-type="float">
            <text:p>521.799999999982</text:p>
          </table:table-cell>
        </table:table-row>
        <table:table-row table:style-name="ro1">
          <table:table-cell office:value-type="float" office:value="101.462" calcext:value-type="float">
            <text:p>1.01E+02</text:p>
          </table:table-cell>
          <table:table-cell office:value-type="float" office:value="203.291" calcext:value-type="float">
            <text:p>2.03E+02</text:p>
          </table:table-cell>
          <table:table-cell table:formula="of:=[.C2611]+0.2" office:value-type="float" office:value="521.999999999982" calcext:value-type="float">
            <text:p>521.999999999982</text:p>
          </table:table-cell>
        </table:table-row>
        <table:table-row table:style-name="ro1">
          <table:table-cell office:value-type="float" office:value="101.449" calcext:value-type="float">
            <text:p>1.01E+02</text:p>
          </table:table-cell>
          <table:table-cell office:value-type="float" office:value="203.261" calcext:value-type="float">
            <text:p>2.03E+02</text:p>
          </table:table-cell>
          <table:table-cell table:formula="of:=[.C2612]+0.2" office:value-type="float" office:value="522.199999999982" calcext:value-type="float">
            <text:p>522.199999999982</text:p>
          </table:table-cell>
        </table:table-row>
        <table:table-row table:style-name="ro1">
          <table:table-cell office:value-type="float" office:value="101.436" calcext:value-type="float">
            <text:p>1.01E+02</text:p>
          </table:table-cell>
          <table:table-cell office:value-type="float" office:value="203.232" calcext:value-type="float">
            <text:p>2.03E+02</text:p>
          </table:table-cell>
          <table:table-cell table:formula="of:=[.C2613]+0.2" office:value-type="float" office:value="522.399999999982" calcext:value-type="float">
            <text:p>522.399999999982</text:p>
          </table:table-cell>
        </table:table-row>
        <table:table-row table:style-name="ro1">
          <table:table-cell office:value-type="float" office:value="101.423" calcext:value-type="float">
            <text:p>1.01E+02</text:p>
          </table:table-cell>
          <table:table-cell office:value-type="float" office:value="203.202" calcext:value-type="float">
            <text:p>2.03E+02</text:p>
          </table:table-cell>
          <table:table-cell table:formula="of:=[.C2614]+0.2" office:value-type="float" office:value="522.599999999982" calcext:value-type="float">
            <text:p>522.599999999982</text:p>
          </table:table-cell>
        </table:table-row>
        <table:table-row table:style-name="ro1">
          <table:table-cell office:value-type="float" office:value="101.41" calcext:value-type="float">
            <text:p>1.01E+02</text:p>
          </table:table-cell>
          <table:table-cell office:value-type="float" office:value="203.173" calcext:value-type="float">
            <text:p>2.03E+02</text:p>
          </table:table-cell>
          <table:table-cell table:formula="of:=[.C2615]+0.2" office:value-type="float" office:value="522.799999999982" calcext:value-type="float">
            <text:p>522.799999999982</text:p>
          </table:table-cell>
        </table:table-row>
        <table:table-row table:style-name="ro1">
          <table:table-cell office:value-type="float" office:value="101.397" calcext:value-type="float">
            <text:p>1.01E+02</text:p>
          </table:table-cell>
          <table:table-cell office:value-type="float" office:value="203.144" calcext:value-type="float">
            <text:p>2.03E+02</text:p>
          </table:table-cell>
          <table:table-cell table:formula="of:=[.C2616]+0.2" office:value-type="float" office:value="522.999999999982" calcext:value-type="float">
            <text:p>522.999999999982</text:p>
          </table:table-cell>
        </table:table-row>
        <table:table-row table:style-name="ro1">
          <table:table-cell office:value-type="float" office:value="101.384" calcext:value-type="float">
            <text:p>1.01E+02</text:p>
          </table:table-cell>
          <table:table-cell office:value-type="float" office:value="203.114" calcext:value-type="float">
            <text:p>2.03E+02</text:p>
          </table:table-cell>
          <table:table-cell table:formula="of:=[.C2617]+0.2" office:value-type="float" office:value="523.199999999982" calcext:value-type="float">
            <text:p>523.199999999982</text:p>
          </table:table-cell>
        </table:table-row>
        <table:table-row table:style-name="ro1">
          <table:table-cell office:value-type="float" office:value="101.371" calcext:value-type="float">
            <text:p>1.01E+02</text:p>
          </table:table-cell>
          <table:table-cell office:value-type="float" office:value="203.085" calcext:value-type="float">
            <text:p>2.03E+02</text:p>
          </table:table-cell>
          <table:table-cell table:formula="of:=[.C2618]+0.2" office:value-type="float" office:value="523.399999999982" calcext:value-type="float">
            <text:p>523.399999999982</text:p>
          </table:table-cell>
        </table:table-row>
        <table:table-row table:style-name="ro1">
          <table:table-cell office:value-type="float" office:value="101.358" calcext:value-type="float">
            <text:p>1.01E+02</text:p>
          </table:table-cell>
          <table:table-cell office:value-type="float" office:value="203.056" calcext:value-type="float">
            <text:p>2.03E+02</text:p>
          </table:table-cell>
          <table:table-cell table:formula="of:=[.C2619]+0.2" office:value-type="float" office:value="523.599999999982" calcext:value-type="float">
            <text:p>523.599999999982</text:p>
          </table:table-cell>
        </table:table-row>
        <table:table-row table:style-name="ro1">
          <table:table-cell office:value-type="float" office:value="101.345" calcext:value-type="float">
            <text:p>1.01E+02</text:p>
          </table:table-cell>
          <table:table-cell office:value-type="float" office:value="203.026" calcext:value-type="float">
            <text:p>2.03E+02</text:p>
          </table:table-cell>
          <table:table-cell table:formula="of:=[.C2620]+0.2" office:value-type="float" office:value="523.799999999982" calcext:value-type="float">
            <text:p>523.799999999982</text:p>
          </table:table-cell>
        </table:table-row>
        <table:table-row table:style-name="ro1">
          <table:table-cell office:value-type="float" office:value="101.332" calcext:value-type="float">
            <text:p>1.01E+02</text:p>
          </table:table-cell>
          <table:table-cell office:value-type="float" office:value="202.997" calcext:value-type="float">
            <text:p>2.03E+02</text:p>
          </table:table-cell>
          <table:table-cell table:formula="of:=[.C2621]+0.2" office:value-type="float" office:value="523.999999999982" calcext:value-type="float">
            <text:p>523.999999999982</text:p>
          </table:table-cell>
        </table:table-row>
        <table:table-row table:style-name="ro1">
          <table:table-cell office:value-type="float" office:value="101.319" calcext:value-type="float">
            <text:p>1.01E+02</text:p>
          </table:table-cell>
          <table:table-cell office:value-type="float" office:value="202.968" calcext:value-type="float">
            <text:p>2.03E+02</text:p>
          </table:table-cell>
          <table:table-cell table:formula="of:=[.C2622]+0.2" office:value-type="float" office:value="524.199999999982" calcext:value-type="float">
            <text:p>524.199999999982</text:p>
          </table:table-cell>
        </table:table-row>
        <table:table-row table:style-name="ro1">
          <table:table-cell office:value-type="float" office:value="101.306" calcext:value-type="float">
            <text:p>1.01E+02</text:p>
          </table:table-cell>
          <table:table-cell office:value-type="float" office:value="202.939" calcext:value-type="float">
            <text:p>2.03E+02</text:p>
          </table:table-cell>
          <table:table-cell table:formula="of:=[.C2623]+0.2" office:value-type="float" office:value="524.399999999982" calcext:value-type="float">
            <text:p>524.399999999982</text:p>
          </table:table-cell>
        </table:table-row>
        <table:table-row table:style-name="ro1">
          <table:table-cell office:value-type="float" office:value="101.293" calcext:value-type="float">
            <text:p>1.01E+02</text:p>
          </table:table-cell>
          <table:table-cell office:value-type="float" office:value="202.91" calcext:value-type="float">
            <text:p>2.03E+02</text:p>
          </table:table-cell>
          <table:table-cell table:formula="of:=[.C2624]+0.2" office:value-type="float" office:value="524.599999999982" calcext:value-type="float">
            <text:p>524.599999999982</text:p>
          </table:table-cell>
        </table:table-row>
        <table:table-row table:style-name="ro1">
          <table:table-cell office:value-type="float" office:value="101.28" calcext:value-type="float">
            <text:p>1.01E+02</text:p>
          </table:table-cell>
          <table:table-cell office:value-type="float" office:value="202.881" calcext:value-type="float">
            <text:p>2.03E+02</text:p>
          </table:table-cell>
          <table:table-cell table:formula="of:=[.C2625]+0.2" office:value-type="float" office:value="524.799999999982" calcext:value-type="float">
            <text:p>524.799999999982</text:p>
          </table:table-cell>
        </table:table-row>
        <table:table-row table:style-name="ro1">
          <table:table-cell office:value-type="float" office:value="101.267" calcext:value-type="float">
            <text:p>1.01E+02</text:p>
          </table:table-cell>
          <table:table-cell office:value-type="float" office:value="202.852" calcext:value-type="float">
            <text:p>2.03E+02</text:p>
          </table:table-cell>
          <table:table-cell table:formula="of:=[.C2626]+0.2" office:value-type="float" office:value="524.999999999982" calcext:value-type="float">
            <text:p>524.999999999982</text:p>
          </table:table-cell>
        </table:table-row>
        <table:table-row table:style-name="ro1">
          <table:table-cell office:value-type="float" office:value="101.255" calcext:value-type="float">
            <text:p>1.01E+02</text:p>
          </table:table-cell>
          <table:table-cell office:value-type="float" office:value="202.823" calcext:value-type="float">
            <text:p>2.03E+02</text:p>
          </table:table-cell>
          <table:table-cell table:formula="of:=[.C2627]+0.2" office:value-type="float" office:value="525.199999999982" calcext:value-type="float">
            <text:p>525.199999999982</text:p>
          </table:table-cell>
        </table:table-row>
        <table:table-row table:style-name="ro1">
          <table:table-cell office:value-type="float" office:value="101.242" calcext:value-type="float">
            <text:p>1.01E+02</text:p>
          </table:table-cell>
          <table:table-cell office:value-type="float" office:value="202.794" calcext:value-type="float">
            <text:p>2.03E+02</text:p>
          </table:table-cell>
          <table:table-cell table:formula="of:=[.C2628]+0.2" office:value-type="float" office:value="525.399999999982" calcext:value-type="float">
            <text:p>525.399999999982</text:p>
          </table:table-cell>
        </table:table-row>
        <table:table-row table:style-name="ro1">
          <table:table-cell office:value-type="float" office:value="101.229" calcext:value-type="float">
            <text:p>1.01E+02</text:p>
          </table:table-cell>
          <table:table-cell office:value-type="float" office:value="202.766" calcext:value-type="float">
            <text:p>2.03E+02</text:p>
          </table:table-cell>
          <table:table-cell table:formula="of:=[.C2629]+0.2" office:value-type="float" office:value="525.599999999983" calcext:value-type="float">
            <text:p>525.599999999983</text:p>
          </table:table-cell>
        </table:table-row>
        <table:table-row table:style-name="ro1">
          <table:table-cell office:value-type="float" office:value="101.216" calcext:value-type="float">
            <text:p>1.01E+02</text:p>
          </table:table-cell>
          <table:table-cell office:value-type="float" office:value="202.737" calcext:value-type="float">
            <text:p>2.03E+02</text:p>
          </table:table-cell>
          <table:table-cell table:formula="of:=[.C2630]+0.2" office:value-type="float" office:value="525.799999999983" calcext:value-type="float">
            <text:p>525.799999999983</text:p>
          </table:table-cell>
        </table:table-row>
        <table:table-row table:style-name="ro1">
          <table:table-cell office:value-type="float" office:value="101.203" calcext:value-type="float">
            <text:p>1.01E+02</text:p>
          </table:table-cell>
          <table:table-cell office:value-type="float" office:value="202.708" calcext:value-type="float">
            <text:p>2.03E+02</text:p>
          </table:table-cell>
          <table:table-cell table:formula="of:=[.C2631]+0.2" office:value-type="float" office:value="525.999999999983" calcext:value-type="float">
            <text:p>525.999999999983</text:p>
          </table:table-cell>
        </table:table-row>
        <table:table-row table:style-name="ro1">
          <table:table-cell office:value-type="float" office:value="101.191" calcext:value-type="float">
            <text:p>1.01E+02</text:p>
          </table:table-cell>
          <table:table-cell office:value-type="float" office:value="202.68" calcext:value-type="float">
            <text:p>2.03E+02</text:p>
          </table:table-cell>
          <table:table-cell table:formula="of:=[.C2632]+0.2" office:value-type="float" office:value="526.199999999983" calcext:value-type="float">
            <text:p>526.199999999983</text:p>
          </table:table-cell>
        </table:table-row>
        <table:table-row table:style-name="ro1">
          <table:table-cell office:value-type="float" office:value="101.178" calcext:value-type="float">
            <text:p>1.01E+02</text:p>
          </table:table-cell>
          <table:table-cell office:value-type="float" office:value="202.651" calcext:value-type="float">
            <text:p>2.03E+02</text:p>
          </table:table-cell>
          <table:table-cell table:formula="of:=[.C2633]+0.2" office:value-type="float" office:value="526.399999999983" calcext:value-type="float">
            <text:p>526.399999999983</text:p>
          </table:table-cell>
        </table:table-row>
        <table:table-row table:style-name="ro1">
          <table:table-cell office:value-type="float" office:value="101.165" calcext:value-type="float">
            <text:p>1.01E+02</text:p>
          </table:table-cell>
          <table:table-cell office:value-type="float" office:value="202.622" calcext:value-type="float">
            <text:p>2.03E+02</text:p>
          </table:table-cell>
          <table:table-cell table:formula="of:=[.C2634]+0.2" office:value-type="float" office:value="526.599999999983" calcext:value-type="float">
            <text:p>526.599999999983</text:p>
          </table:table-cell>
        </table:table-row>
        <table:table-row table:style-name="ro1">
          <table:table-cell office:value-type="float" office:value="101.153" calcext:value-type="float">
            <text:p>1.01E+02</text:p>
          </table:table-cell>
          <table:table-cell office:value-type="float" office:value="202.594" calcext:value-type="float">
            <text:p>2.03E+02</text:p>
          </table:table-cell>
          <table:table-cell table:formula="of:=[.C2635]+0.2" office:value-type="float" office:value="526.799999999983" calcext:value-type="float">
            <text:p>526.799999999983</text:p>
          </table:table-cell>
        </table:table-row>
        <table:table-row table:style-name="ro1">
          <table:table-cell office:value-type="float" office:value="101.14" calcext:value-type="float">
            <text:p>1.01E+02</text:p>
          </table:table-cell>
          <table:table-cell office:value-type="float" office:value="202.565" calcext:value-type="float">
            <text:p>2.03E+02</text:p>
          </table:table-cell>
          <table:table-cell table:formula="of:=[.C2636]+0.2" office:value-type="float" office:value="526.999999999983" calcext:value-type="float">
            <text:p>526.999999999983</text:p>
          </table:table-cell>
        </table:table-row>
        <table:table-row table:style-name="ro1">
          <table:table-cell office:value-type="float" office:value="101.127" calcext:value-type="float">
            <text:p>1.01E+02</text:p>
          </table:table-cell>
          <table:table-cell office:value-type="float" office:value="202.537" calcext:value-type="float">
            <text:p>2.03E+02</text:p>
          </table:table-cell>
          <table:table-cell table:formula="of:=[.C2637]+0.2" office:value-type="float" office:value="527.199999999983" calcext:value-type="float">
            <text:p>527.199999999983</text:p>
          </table:table-cell>
        </table:table-row>
        <table:table-row table:style-name="ro1">
          <table:table-cell office:value-type="float" office:value="101.115" calcext:value-type="float">
            <text:p>1.01E+02</text:p>
          </table:table-cell>
          <table:table-cell office:value-type="float" office:value="202.509" calcext:value-type="float">
            <text:p>2.03E+02</text:p>
          </table:table-cell>
          <table:table-cell table:formula="of:=[.C2638]+0.2" office:value-type="float" office:value="527.399999999983" calcext:value-type="float">
            <text:p>527.399999999983</text:p>
          </table:table-cell>
        </table:table-row>
        <table:table-row table:style-name="ro1">
          <table:table-cell office:value-type="float" office:value="101.102" calcext:value-type="float">
            <text:p>1.01E+02</text:p>
          </table:table-cell>
          <table:table-cell office:value-type="float" office:value="202.48" calcext:value-type="float">
            <text:p>2.02E+02</text:p>
          </table:table-cell>
          <table:table-cell table:formula="of:=[.C2639]+0.2" office:value-type="float" office:value="527.599999999983" calcext:value-type="float">
            <text:p>527.599999999983</text:p>
          </table:table-cell>
        </table:table-row>
        <table:table-row table:style-name="ro1">
          <table:table-cell office:value-type="float" office:value="101.09" calcext:value-type="float">
            <text:p>1.01E+02</text:p>
          </table:table-cell>
          <table:table-cell office:value-type="float" office:value="202.452" calcext:value-type="float">
            <text:p>2.02E+02</text:p>
          </table:table-cell>
          <table:table-cell table:formula="of:=[.C2640]+0.2" office:value-type="float" office:value="527.799999999983" calcext:value-type="float">
            <text:p>527.799999999983</text:p>
          </table:table-cell>
        </table:table-row>
        <table:table-row table:style-name="ro1">
          <table:table-cell office:value-type="float" office:value="101.077" calcext:value-type="float">
            <text:p>1.01E+02</text:p>
          </table:table-cell>
          <table:table-cell office:value-type="float" office:value="202.424" calcext:value-type="float">
            <text:p>2.02E+02</text:p>
          </table:table-cell>
          <table:table-cell table:formula="of:=[.C2641]+0.2" office:value-type="float" office:value="527.999999999983" calcext:value-type="float">
            <text:p>527.999999999983</text:p>
          </table:table-cell>
        </table:table-row>
        <table:table-row table:style-name="ro1">
          <table:table-cell office:value-type="float" office:value="101.064" calcext:value-type="float">
            <text:p>1.01E+02</text:p>
          </table:table-cell>
          <table:table-cell office:value-type="float" office:value="202.395" calcext:value-type="float">
            <text:p>2.02E+02</text:p>
          </table:table-cell>
          <table:table-cell table:formula="of:=[.C2642]+0.2" office:value-type="float" office:value="528.199999999983" calcext:value-type="float">
            <text:p>528.199999999983</text:p>
          </table:table-cell>
        </table:table-row>
        <table:table-row table:style-name="ro1">
          <table:table-cell office:value-type="float" office:value="101.052" calcext:value-type="float">
            <text:p>1.01E+02</text:p>
          </table:table-cell>
          <table:table-cell office:value-type="float" office:value="202.367" calcext:value-type="float">
            <text:p>2.02E+02</text:p>
          </table:table-cell>
          <table:table-cell table:formula="of:=[.C2643]+0.2" office:value-type="float" office:value="528.399999999983" calcext:value-type="float">
            <text:p>528.399999999983</text:p>
          </table:table-cell>
        </table:table-row>
        <table:table-row table:style-name="ro1">
          <table:table-cell office:value-type="float" office:value="101.039" calcext:value-type="float">
            <text:p>1.01E+02</text:p>
          </table:table-cell>
          <table:table-cell office:value-type="float" office:value="202.339" calcext:value-type="float">
            <text:p>2.02E+02</text:p>
          </table:table-cell>
          <table:table-cell table:formula="of:=[.C2644]+0.2" office:value-type="float" office:value="528.599999999983" calcext:value-type="float">
            <text:p>528.599999999983</text:p>
          </table:table-cell>
        </table:table-row>
        <table:table-row table:style-name="ro1">
          <table:table-cell office:value-type="float" office:value="101.027" calcext:value-type="float">
            <text:p>1.01E+02</text:p>
          </table:table-cell>
          <table:table-cell office:value-type="float" office:value="202.311" calcext:value-type="float">
            <text:p>2.02E+02</text:p>
          </table:table-cell>
          <table:table-cell table:formula="of:=[.C2645]+0.2" office:value-type="float" office:value="528.799999999983" calcext:value-type="float">
            <text:p>528.799999999983</text:p>
          </table:table-cell>
        </table:table-row>
        <table:table-row table:style-name="ro1">
          <table:table-cell office:value-type="float" office:value="101.015" calcext:value-type="float">
            <text:p>1.01E+02</text:p>
          </table:table-cell>
          <table:table-cell office:value-type="float" office:value="202.283" calcext:value-type="float">
            <text:p>2.02E+02</text:p>
          </table:table-cell>
          <table:table-cell table:formula="of:=[.C2646]+0.2" office:value-type="float" office:value="528.999999999983" calcext:value-type="float">
            <text:p>528.999999999983</text:p>
          </table:table-cell>
        </table:table-row>
        <table:table-row table:style-name="ro1">
          <table:table-cell office:value-type="float" office:value="101.002" calcext:value-type="float">
            <text:p>1.01E+02</text:p>
          </table:table-cell>
          <table:table-cell office:value-type="float" office:value="202.255" calcext:value-type="float">
            <text:p>2.02E+02</text:p>
          </table:table-cell>
          <table:table-cell table:formula="of:=[.C2647]+0.2" office:value-type="float" office:value="529.199999999983" calcext:value-type="float">
            <text:p>529.199999999983</text:p>
          </table:table-cell>
        </table:table-row>
        <table:table-row table:style-name="ro1">
          <table:table-cell office:value-type="float" office:value="100.99" calcext:value-type="float">
            <text:p>1.01E+02</text:p>
          </table:table-cell>
          <table:table-cell office:value-type="float" office:value="202.227" calcext:value-type="float">
            <text:p>2.02E+02</text:p>
          </table:table-cell>
          <table:table-cell table:formula="of:=[.C2648]+0.2" office:value-type="float" office:value="529.399999999983" calcext:value-type="float">
            <text:p>529.399999999983</text:p>
          </table:table-cell>
        </table:table-row>
        <table:table-row table:style-name="ro1">
          <table:table-cell office:value-type="float" office:value="100.977" calcext:value-type="float">
            <text:p>1.01E+02</text:p>
          </table:table-cell>
          <table:table-cell office:value-type="float" office:value="202.199" calcext:value-type="float">
            <text:p>2.02E+02</text:p>
          </table:table-cell>
          <table:table-cell table:formula="of:=[.C2649]+0.2" office:value-type="float" office:value="529.599999999983" calcext:value-type="float">
            <text:p>529.599999999983</text:p>
          </table:table-cell>
        </table:table-row>
        <table:table-row table:style-name="ro1">
          <table:table-cell office:value-type="float" office:value="100.965" calcext:value-type="float">
            <text:p>1.01E+02</text:p>
          </table:table-cell>
          <table:table-cell office:value-type="float" office:value="202.172" calcext:value-type="float">
            <text:p>2.02E+02</text:p>
          </table:table-cell>
          <table:table-cell table:formula="of:=[.C2650]+0.2" office:value-type="float" office:value="529.799999999984" calcext:value-type="float">
            <text:p>529.799999999984</text:p>
          </table:table-cell>
        </table:table-row>
        <table:table-row table:style-name="ro1">
          <table:table-cell office:value-type="float" office:value="100.953" calcext:value-type="float">
            <text:p>1.01E+02</text:p>
          </table:table-cell>
          <table:table-cell office:value-type="float" office:value="202.144" calcext:value-type="float">
            <text:p>2.02E+02</text:p>
          </table:table-cell>
          <table:table-cell table:formula="of:=[.C2651]+0.2" office:value-type="float" office:value="529.999999999984" calcext:value-type="float">
            <text:p>529.999999999984</text:p>
          </table:table-cell>
        </table:table-row>
        <table:table-row table:style-name="ro1">
          <table:table-cell office:value-type="float" office:value="100.94" calcext:value-type="float">
            <text:p>1.01E+02</text:p>
          </table:table-cell>
          <table:table-cell office:value-type="float" office:value="202.116" calcext:value-type="float">
            <text:p>2.02E+02</text:p>
          </table:table-cell>
          <table:table-cell table:formula="of:=[.C2652]+0.2" office:value-type="float" office:value="530.199999999984" calcext:value-type="float">
            <text:p>530.199999999984</text:p>
          </table:table-cell>
        </table:table-row>
        <table:table-row table:style-name="ro1">
          <table:table-cell office:value-type="float" office:value="100.928" calcext:value-type="float">
            <text:p>1.01E+02</text:p>
          </table:table-cell>
          <table:table-cell office:value-type="float" office:value="202.088" calcext:value-type="float">
            <text:p>2.02E+02</text:p>
          </table:table-cell>
          <table:table-cell table:formula="of:=[.C2653]+0.2" office:value-type="float" office:value="530.399999999984" calcext:value-type="float">
            <text:p>530.399999999984</text:p>
          </table:table-cell>
        </table:table-row>
        <table:table-row table:style-name="ro1">
          <table:table-cell office:value-type="float" office:value="100.916" calcext:value-type="float">
            <text:p>1.01E+02</text:p>
          </table:table-cell>
          <table:table-cell office:value-type="float" office:value="202.061" calcext:value-type="float">
            <text:p>2.02E+02</text:p>
          </table:table-cell>
          <table:table-cell table:formula="of:=[.C2654]+0.2" office:value-type="float" office:value="530.599999999984" calcext:value-type="float">
            <text:p>530.599999999984</text:p>
          </table:table-cell>
        </table:table-row>
        <table:table-row table:style-name="ro1">
          <table:table-cell office:value-type="float" office:value="100.903" calcext:value-type="float">
            <text:p>1.01E+02</text:p>
          </table:table-cell>
          <table:table-cell office:value-type="float" office:value="202.033" calcext:value-type="float">
            <text:p>2.02E+02</text:p>
          </table:table-cell>
          <table:table-cell table:formula="of:=[.C2655]+0.2" office:value-type="float" office:value="530.799999999984" calcext:value-type="float">
            <text:p>530.799999999984</text:p>
          </table:table-cell>
        </table:table-row>
        <table:table-row table:style-name="ro1">
          <table:table-cell office:value-type="float" office:value="100.891" calcext:value-type="float">
            <text:p>1.01E+02</text:p>
          </table:table-cell>
          <table:table-cell office:value-type="float" office:value="202.006" calcext:value-type="float">
            <text:p>2.02E+02</text:p>
          </table:table-cell>
          <table:table-cell table:formula="of:=[.C2656]+0.2" office:value-type="float" office:value="530.999999999984" calcext:value-type="float">
            <text:p>530.999999999984</text:p>
          </table:table-cell>
        </table:table-row>
        <table:table-row table:style-name="ro1">
          <table:table-cell office:value-type="float" office:value="100.879" calcext:value-type="float">
            <text:p>1.01E+02</text:p>
          </table:table-cell>
          <table:table-cell office:value-type="float" office:value="201.978" calcext:value-type="float">
            <text:p>2.02E+02</text:p>
          </table:table-cell>
          <table:table-cell table:formula="of:=[.C2657]+0.2" office:value-type="float" office:value="531.199999999984" calcext:value-type="float">
            <text:p>531.199999999984</text:p>
          </table:table-cell>
        </table:table-row>
        <table:table-row table:style-name="ro1">
          <table:table-cell office:value-type="float" office:value="100.867" calcext:value-type="float">
            <text:p>1.01E+02</text:p>
          </table:table-cell>
          <table:table-cell office:value-type="float" office:value="201.951" calcext:value-type="float">
            <text:p>2.02E+02</text:p>
          </table:table-cell>
          <table:table-cell table:formula="of:=[.C2658]+0.2" office:value-type="float" office:value="531.399999999984" calcext:value-type="float">
            <text:p>531.399999999984</text:p>
          </table:table-cell>
        </table:table-row>
        <table:table-row table:style-name="ro1">
          <table:table-cell office:value-type="float" office:value="100.855" calcext:value-type="float">
            <text:p>1.01E+02</text:p>
          </table:table-cell>
          <table:table-cell office:value-type="float" office:value="201.923" calcext:value-type="float">
            <text:p>2.02E+02</text:p>
          </table:table-cell>
          <table:table-cell table:formula="of:=[.C2659]+0.2" office:value-type="float" office:value="531.599999999984" calcext:value-type="float">
            <text:p>531.599999999984</text:p>
          </table:table-cell>
        </table:table-row>
        <table:table-row table:style-name="ro1">
          <table:table-cell office:value-type="float" office:value="100.842" calcext:value-type="float">
            <text:p>1.01E+02</text:p>
          </table:table-cell>
          <table:table-cell office:value-type="float" office:value="201.896" calcext:value-type="float">
            <text:p>2.02E+02</text:p>
          </table:table-cell>
          <table:table-cell table:formula="of:=[.C2660]+0.2" office:value-type="float" office:value="531.799999999984" calcext:value-type="float">
            <text:p>531.799999999984</text:p>
          </table:table-cell>
        </table:table-row>
        <table:table-row table:style-name="ro1">
          <table:table-cell office:value-type="float" office:value="100.83" calcext:value-type="float">
            <text:p>1.01E+02</text:p>
          </table:table-cell>
          <table:table-cell office:value-type="float" office:value="201.869" calcext:value-type="float">
            <text:p>2.02E+02</text:p>
          </table:table-cell>
          <table:table-cell table:formula="of:=[.C2661]+0.2" office:value-type="float" office:value="531.999999999984" calcext:value-type="float">
            <text:p>531.999999999984</text:p>
          </table:table-cell>
        </table:table-row>
        <table:table-row table:style-name="ro1">
          <table:table-cell office:value-type="float" office:value="100.818" calcext:value-type="float">
            <text:p>1.01E+02</text:p>
          </table:table-cell>
          <table:table-cell office:value-type="float" office:value="201.841" calcext:value-type="float">
            <text:p>2.02E+02</text:p>
          </table:table-cell>
          <table:table-cell table:formula="of:=[.C2662]+0.2" office:value-type="float" office:value="532.199999999984" calcext:value-type="float">
            <text:p>532.199999999984</text:p>
          </table:table-cell>
        </table:table-row>
        <table:table-row table:style-name="ro1">
          <table:table-cell office:value-type="float" office:value="100.806" calcext:value-type="float">
            <text:p>1.01E+02</text:p>
          </table:table-cell>
          <table:table-cell office:value-type="float" office:value="201.814" calcext:value-type="float">
            <text:p>2.02E+02</text:p>
          </table:table-cell>
          <table:table-cell table:formula="of:=[.C2663]+0.2" office:value-type="float" office:value="532.399999999984" calcext:value-type="float">
            <text:p>532.399999999984</text:p>
          </table:table-cell>
        </table:table-row>
        <table:table-row table:style-name="ro1">
          <table:table-cell office:value-type="float" office:value="100.794" calcext:value-type="float">
            <text:p>1.01E+02</text:p>
          </table:table-cell>
          <table:table-cell office:value-type="float" office:value="201.787" calcext:value-type="float">
            <text:p>2.02E+02</text:p>
          </table:table-cell>
          <table:table-cell table:formula="of:=[.C2664]+0.2" office:value-type="float" office:value="532.599999999984" calcext:value-type="float">
            <text:p>532.599999999984</text:p>
          </table:table-cell>
        </table:table-row>
        <table:table-row table:style-name="ro1">
          <table:table-cell office:value-type="float" office:value="100.782" calcext:value-type="float">
            <text:p>1.01E+02</text:p>
          </table:table-cell>
          <table:table-cell office:value-type="float" office:value="201.76" calcext:value-type="float">
            <text:p>2.02E+02</text:p>
          </table:table-cell>
          <table:table-cell table:formula="of:=[.C2665]+0.2" office:value-type="float" office:value="532.799999999984" calcext:value-type="float">
            <text:p>532.799999999984</text:p>
          </table:table-cell>
        </table:table-row>
        <table:table-row table:style-name="ro1">
          <table:table-cell office:value-type="float" office:value="100.77" calcext:value-type="float">
            <text:p>1.01E+02</text:p>
          </table:table-cell>
          <table:table-cell office:value-type="float" office:value="201.733" calcext:value-type="float">
            <text:p>2.02E+02</text:p>
          </table:table-cell>
          <table:table-cell table:formula="of:=[.C2666]+0.2" office:value-type="float" office:value="532.999999999984" calcext:value-type="float">
            <text:p>532.999999999984</text:p>
          </table:table-cell>
        </table:table-row>
        <table:table-row table:style-name="ro1">
          <table:table-cell office:value-type="float" office:value="100.758" calcext:value-type="float">
            <text:p>1.01E+02</text:p>
          </table:table-cell>
          <table:table-cell office:value-type="float" office:value="201.706" calcext:value-type="float">
            <text:p>2.02E+02</text:p>
          </table:table-cell>
          <table:table-cell table:formula="of:=[.C2667]+0.2" office:value-type="float" office:value="533.199999999984" calcext:value-type="float">
            <text:p>533.199999999984</text:p>
          </table:table-cell>
        </table:table-row>
        <table:table-row table:style-name="ro1">
          <table:table-cell office:value-type="float" office:value="100.746" calcext:value-type="float">
            <text:p>1.01E+02</text:p>
          </table:table-cell>
          <table:table-cell office:value-type="float" office:value="201.679" calcext:value-type="float">
            <text:p>2.02E+02</text:p>
          </table:table-cell>
          <table:table-cell table:formula="of:=[.C2668]+0.2" office:value-type="float" office:value="533.399999999984" calcext:value-type="float">
            <text:p>533.399999999984</text:p>
          </table:table-cell>
        </table:table-row>
        <table:table-row table:style-name="ro1">
          <table:table-cell office:value-type="float" office:value="100.734" calcext:value-type="float">
            <text:p>1.01E+02</text:p>
          </table:table-cell>
          <table:table-cell office:value-type="float" office:value="201.652" calcext:value-type="float">
            <text:p>2.02E+02</text:p>
          </table:table-cell>
          <table:table-cell table:formula="of:=[.C2669]+0.2" office:value-type="float" office:value="533.599999999984" calcext:value-type="float">
            <text:p>533.599999999984</text:p>
          </table:table-cell>
        </table:table-row>
        <table:table-row table:style-name="ro1">
          <table:table-cell office:value-type="float" office:value="100.722" calcext:value-type="float">
            <text:p>1.01E+02</text:p>
          </table:table-cell>
          <table:table-cell office:value-type="float" office:value="201.625" calcext:value-type="float">
            <text:p>2.02E+02</text:p>
          </table:table-cell>
          <table:table-cell table:formula="of:=[.C2670]+0.2" office:value-type="float" office:value="533.799999999984" calcext:value-type="float">
            <text:p>533.799999999984</text:p>
          </table:table-cell>
        </table:table-row>
        <table:table-row table:style-name="ro1">
          <table:table-cell office:value-type="float" office:value="100.71" calcext:value-type="float">
            <text:p>1.01E+02</text:p>
          </table:table-cell>
          <table:table-cell office:value-type="float" office:value="201.598" calcext:value-type="float">
            <text:p>2.02E+02</text:p>
          </table:table-cell>
          <table:table-cell table:formula="of:=[.C2671]+0.2" office:value-type="float" office:value="533.999999999984" calcext:value-type="float">
            <text:p>533.999999999984</text:p>
          </table:table-cell>
        </table:table-row>
        <table:table-row table:style-name="ro1">
          <table:table-cell office:value-type="float" office:value="100.698" calcext:value-type="float">
            <text:p>1.01E+02</text:p>
          </table:table-cell>
          <table:table-cell office:value-type="float" office:value="201.571" calcext:value-type="float">
            <text:p>2.02E+02</text:p>
          </table:table-cell>
          <table:table-cell table:formula="of:=[.C2672]+0.2" office:value-type="float" office:value="534.199999999985" calcext:value-type="float">
            <text:p>534.199999999985</text:p>
          </table:table-cell>
        </table:table-row>
        <table:table-row table:style-name="ro1">
          <table:table-cell office:value-type="float" office:value="100.686" calcext:value-type="float">
            <text:p>1.01E+02</text:p>
          </table:table-cell>
          <table:table-cell office:value-type="float" office:value="201.544" calcext:value-type="float">
            <text:p>2.02E+02</text:p>
          </table:table-cell>
          <table:table-cell table:formula="of:=[.C2673]+0.2" office:value-type="float" office:value="534.399999999985" calcext:value-type="float">
            <text:p>534.399999999985</text:p>
          </table:table-cell>
        </table:table-row>
        <table:table-row table:style-name="ro1">
          <table:table-cell office:value-type="float" office:value="100.674" calcext:value-type="float">
            <text:p>1.01E+02</text:p>
          </table:table-cell>
          <table:table-cell office:value-type="float" office:value="201.518" calcext:value-type="float">
            <text:p>2.02E+02</text:p>
          </table:table-cell>
          <table:table-cell table:formula="of:=[.C2674]+0.2" office:value-type="float" office:value="534.599999999985" calcext:value-type="float">
            <text:p>534.599999999985</text:p>
          </table:table-cell>
        </table:table-row>
        <table:table-row table:style-name="ro1">
          <table:table-cell office:value-type="float" office:value="100.663" calcext:value-type="float">
            <text:p>1.01E+02</text:p>
          </table:table-cell>
          <table:table-cell office:value-type="float" office:value="201.491" calcext:value-type="float">
            <text:p>2.01E+02</text:p>
          </table:table-cell>
          <table:table-cell table:formula="of:=[.C2675]+0.2" office:value-type="float" office:value="534.799999999985" calcext:value-type="float">
            <text:p>534.799999999985</text:p>
          </table:table-cell>
        </table:table-row>
        <table:table-row table:style-name="ro1">
          <table:table-cell office:value-type="float" office:value="100.651" calcext:value-type="float">
            <text:p>1.01E+02</text:p>
          </table:table-cell>
          <table:table-cell office:value-type="float" office:value="201.464" calcext:value-type="float">
            <text:p>2.01E+02</text:p>
          </table:table-cell>
          <table:table-cell table:formula="of:=[.C2676]+0.2" office:value-type="float" office:value="534.999999999985" calcext:value-type="float">
            <text:p>534.999999999985</text:p>
          </table:table-cell>
        </table:table-row>
        <table:table-row table:style-name="ro1">
          <table:table-cell office:value-type="float" office:value="100.639" calcext:value-type="float">
            <text:p>1.01E+02</text:p>
          </table:table-cell>
          <table:table-cell office:value-type="float" office:value="201.438" calcext:value-type="float">
            <text:p>2.01E+02</text:p>
          </table:table-cell>
          <table:table-cell table:formula="of:=[.C2677]+0.2" office:value-type="float" office:value="535.199999999985" calcext:value-type="float">
            <text:p>535.199999999985</text:p>
          </table:table-cell>
        </table:table-row>
        <table:table-row table:style-name="ro1">
          <table:table-cell office:value-type="float" office:value="100.627" calcext:value-type="float">
            <text:p>1.01E+02</text:p>
          </table:table-cell>
          <table:table-cell office:value-type="float" office:value="201.411" calcext:value-type="float">
            <text:p>2.01E+02</text:p>
          </table:table-cell>
          <table:table-cell table:formula="of:=[.C2678]+0.2" office:value-type="float" office:value="535.399999999985" calcext:value-type="float">
            <text:p>535.399999999985</text:p>
          </table:table-cell>
        </table:table-row>
        <table:table-row table:style-name="ro1">
          <table:table-cell office:value-type="float" office:value="100.615" calcext:value-type="float">
            <text:p>1.01E+02</text:p>
          </table:table-cell>
          <table:table-cell office:value-type="float" office:value="201.385" calcext:value-type="float">
            <text:p>2.01E+02</text:p>
          </table:table-cell>
          <table:table-cell table:formula="of:=[.C2679]+0.2" office:value-type="float" office:value="535.599999999985" calcext:value-type="float">
            <text:p>535.599999999985</text:p>
          </table:table-cell>
        </table:table-row>
        <table:table-row table:style-name="ro1">
          <table:table-cell office:value-type="float" office:value="100.604" calcext:value-type="float">
            <text:p>1.01E+02</text:p>
          </table:table-cell>
          <table:table-cell office:value-type="float" office:value="201.359" calcext:value-type="float">
            <text:p>2.01E+02</text:p>
          </table:table-cell>
          <table:table-cell table:formula="of:=[.C2680]+0.2" office:value-type="float" office:value="535.799999999985" calcext:value-type="float">
            <text:p>535.799999999985</text:p>
          </table:table-cell>
        </table:table-row>
        <table:table-row table:style-name="ro1">
          <table:table-cell office:value-type="float" office:value="100.592" calcext:value-type="float">
            <text:p>1.01E+02</text:p>
          </table:table-cell>
          <table:table-cell office:value-type="float" office:value="201.332" calcext:value-type="float">
            <text:p>2.01E+02</text:p>
          </table:table-cell>
          <table:table-cell table:formula="of:=[.C2681]+0.2" office:value-type="float" office:value="535.999999999985" calcext:value-type="float">
            <text:p>535.999999999985</text:p>
          </table:table-cell>
        </table:table-row>
        <table:table-row table:style-name="ro1">
          <table:table-cell office:value-type="float" office:value="100.58" calcext:value-type="float">
            <text:p>1.01E+02</text:p>
          </table:table-cell>
          <table:table-cell office:value-type="float" office:value="201.306" calcext:value-type="float">
            <text:p>2.01E+02</text:p>
          </table:table-cell>
          <table:table-cell table:formula="of:=[.C2682]+0.2" office:value-type="float" office:value="536.199999999985" calcext:value-type="float">
            <text:p>536.199999999985</text:p>
          </table:table-cell>
        </table:table-row>
        <table:table-row table:style-name="ro1">
          <table:table-cell office:value-type="float" office:value="100.569" calcext:value-type="float">
            <text:p>1.01E+02</text:p>
          </table:table-cell>
          <table:table-cell office:value-type="float" office:value="201.28" calcext:value-type="float">
            <text:p>2.01E+02</text:p>
          </table:table-cell>
          <table:table-cell table:formula="of:=[.C2683]+0.2" office:value-type="float" office:value="536.399999999985" calcext:value-type="float">
            <text:p>536.399999999985</text:p>
          </table:table-cell>
        </table:table-row>
        <table:table-row table:style-name="ro1">
          <table:table-cell office:value-type="float" office:value="100.557" calcext:value-type="float">
            <text:p>1.01E+02</text:p>
          </table:table-cell>
          <table:table-cell office:value-type="float" office:value="201.253" calcext:value-type="float">
            <text:p>2.01E+02</text:p>
          </table:table-cell>
          <table:table-cell table:formula="of:=[.C2684]+0.2" office:value-type="float" office:value="536.599999999985" calcext:value-type="float">
            <text:p>536.599999999985</text:p>
          </table:table-cell>
        </table:table-row>
        <table:table-row table:style-name="ro1">
          <table:table-cell office:value-type="float" office:value="100.545" calcext:value-type="float">
            <text:p>1.01E+02</text:p>
          </table:table-cell>
          <table:table-cell office:value-type="float" office:value="201.227" calcext:value-type="float">
            <text:p>2.01E+02</text:p>
          </table:table-cell>
          <table:table-cell table:formula="of:=[.C2685]+0.2" office:value-type="float" office:value="536.799999999985" calcext:value-type="float">
            <text:p>536.799999999985</text:p>
          </table:table-cell>
        </table:table-row>
        <table:table-row table:style-name="ro1">
          <table:table-cell office:value-type="float" office:value="100.534" calcext:value-type="float">
            <text:p>1.01E+02</text:p>
          </table:table-cell>
          <table:table-cell office:value-type="float" office:value="201.201" calcext:value-type="float">
            <text:p>2.01E+02</text:p>
          </table:table-cell>
          <table:table-cell table:formula="of:=[.C2686]+0.2" office:value-type="float" office:value="536.999999999985" calcext:value-type="float">
            <text:p>536.999999999985</text:p>
          </table:table-cell>
        </table:table-row>
        <table:table-row table:style-name="ro1">
          <table:table-cell office:value-type="float" office:value="100.522" calcext:value-type="float">
            <text:p>1.01E+02</text:p>
          </table:table-cell>
          <table:table-cell office:value-type="float" office:value="201.175" calcext:value-type="float">
            <text:p>2.01E+02</text:p>
          </table:table-cell>
          <table:table-cell table:formula="of:=[.C2687]+0.2" office:value-type="float" office:value="537.199999999985" calcext:value-type="float">
            <text:p>537.199999999985</text:p>
          </table:table-cell>
        </table:table-row>
        <table:table-row table:style-name="ro1">
          <table:table-cell office:value-type="float" office:value="100.51" calcext:value-type="float">
            <text:p>1.01E+02</text:p>
          </table:table-cell>
          <table:table-cell office:value-type="float" office:value="201.149" calcext:value-type="float">
            <text:p>2.01E+02</text:p>
          </table:table-cell>
          <table:table-cell table:formula="of:=[.C2688]+0.2" office:value-type="float" office:value="537.399999999985" calcext:value-type="float">
            <text:p>537.399999999985</text:p>
          </table:table-cell>
        </table:table-row>
        <table:table-row table:style-name="ro1">
          <table:table-cell office:value-type="float" office:value="100.499" calcext:value-type="float">
            <text:p>1.00E+02</text:p>
          </table:table-cell>
          <table:table-cell office:value-type="float" office:value="201.123" calcext:value-type="float">
            <text:p>2.01E+02</text:p>
          </table:table-cell>
          <table:table-cell table:formula="of:=[.C2689]+0.2" office:value-type="float" office:value="537.599999999985" calcext:value-type="float">
            <text:p>537.599999999985</text:p>
          </table:table-cell>
        </table:table-row>
        <table:table-row table:style-name="ro1">
          <table:table-cell office:value-type="float" office:value="100.487" calcext:value-type="float">
            <text:p>1.00E+02</text:p>
          </table:table-cell>
          <table:table-cell office:value-type="float" office:value="201.097" calcext:value-type="float">
            <text:p>2.01E+02</text:p>
          </table:table-cell>
          <table:table-cell table:formula="of:=[.C2690]+0.2" office:value-type="float" office:value="537.799999999985" calcext:value-type="float">
            <text:p>537.799999999985</text:p>
          </table:table-cell>
        </table:table-row>
        <table:table-row table:style-name="ro1">
          <table:table-cell office:value-type="float" office:value="100.476" calcext:value-type="float">
            <text:p>1.00E+02</text:p>
          </table:table-cell>
          <table:table-cell office:value-type="float" office:value="201.071" calcext:value-type="float">
            <text:p>2.01E+02</text:p>
          </table:table-cell>
          <table:table-cell table:formula="of:=[.C2691]+0.2" office:value-type="float" office:value="537.999999999985" calcext:value-type="float">
            <text:p>537.999999999985</text:p>
          </table:table-cell>
        </table:table-row>
        <table:table-row table:style-name="ro1">
          <table:table-cell office:value-type="float" office:value="100.464" calcext:value-type="float">
            <text:p>1.00E+02</text:p>
          </table:table-cell>
          <table:table-cell office:value-type="float" office:value="201.045" calcext:value-type="float">
            <text:p>2.01E+02</text:p>
          </table:table-cell>
          <table:table-cell table:formula="of:=[.C2692]+0.2" office:value-type="float" office:value="538.199999999985" calcext:value-type="float">
            <text:p>538.199999999985</text:p>
          </table:table-cell>
        </table:table-row>
        <table:table-row table:style-name="ro1">
          <table:table-cell office:value-type="float" office:value="100.453" calcext:value-type="float">
            <text:p>1.00E+02</text:p>
          </table:table-cell>
          <table:table-cell office:value-type="float" office:value="201.019" calcext:value-type="float">
            <text:p>2.01E+02</text:p>
          </table:table-cell>
          <table:table-cell table:formula="of:=[.C2693]+0.2" office:value-type="float" office:value="538.399999999986" calcext:value-type="float">
            <text:p>538.399999999986</text:p>
          </table:table-cell>
        </table:table-row>
        <table:table-row table:style-name="ro1">
          <table:table-cell office:value-type="float" office:value="100.442" calcext:value-type="float">
            <text:p>1.00E+02</text:p>
          </table:table-cell>
          <table:table-cell office:value-type="float" office:value="200.994" calcext:value-type="float">
            <text:p>2.01E+02</text:p>
          </table:table-cell>
          <table:table-cell table:formula="of:=[.C2694]+0.2" office:value-type="float" office:value="538.599999999985" calcext:value-type="float">
            <text:p>538.599999999985</text:p>
          </table:table-cell>
        </table:table-row>
        <table:table-row table:style-name="ro1">
          <table:table-cell office:value-type="float" office:value="100.43" calcext:value-type="float">
            <text:p>1.00E+02</text:p>
          </table:table-cell>
          <table:table-cell office:value-type="float" office:value="200.968" calcext:value-type="float">
            <text:p>2.01E+02</text:p>
          </table:table-cell>
          <table:table-cell table:formula="of:=[.C2695]+0.2" office:value-type="float" office:value="538.799999999986" calcext:value-type="float">
            <text:p>538.799999999986</text:p>
          </table:table-cell>
        </table:table-row>
        <table:table-row table:style-name="ro1">
          <table:table-cell office:value-type="float" office:value="100.419" calcext:value-type="float">
            <text:p>1.00E+02</text:p>
          </table:table-cell>
          <table:table-cell office:value-type="float" office:value="200.942" calcext:value-type="float">
            <text:p>2.01E+02</text:p>
          </table:table-cell>
          <table:table-cell table:formula="of:=[.C2696]+0.2" office:value-type="float" office:value="538.999999999986" calcext:value-type="float">
            <text:p>538.999999999986</text:p>
          </table:table-cell>
        </table:table-row>
        <table:table-row table:style-name="ro1">
          <table:table-cell office:value-type="float" office:value="100.407" calcext:value-type="float">
            <text:p>1.00E+02</text:p>
          </table:table-cell>
          <table:table-cell office:value-type="float" office:value="200.917" calcext:value-type="float">
            <text:p>2.01E+02</text:p>
          </table:table-cell>
          <table:table-cell table:formula="of:=[.C2697]+0.2" office:value-type="float" office:value="539.199999999986" calcext:value-type="float">
            <text:p>539.199999999986</text:p>
          </table:table-cell>
        </table:table-row>
        <table:table-row table:style-name="ro1">
          <table:table-cell office:value-type="float" office:value="100.396" calcext:value-type="float">
            <text:p>1.00E+02</text:p>
          </table:table-cell>
          <table:table-cell office:value-type="float" office:value="200.891" calcext:value-type="float">
            <text:p>2.01E+02</text:p>
          </table:table-cell>
          <table:table-cell table:formula="of:=[.C2698]+0.2" office:value-type="float" office:value="539.399999999986" calcext:value-type="float">
            <text:p>539.399999999986</text:p>
          </table:table-cell>
        </table:table-row>
        <table:table-row table:style-name="ro1">
          <table:table-cell office:value-type="float" office:value="100.385" calcext:value-type="float">
            <text:p>1.00E+02</text:p>
          </table:table-cell>
          <table:table-cell office:value-type="float" office:value="200.866" calcext:value-type="float">
            <text:p>2.01E+02</text:p>
          </table:table-cell>
          <table:table-cell table:formula="of:=[.C2699]+0.2" office:value-type="float" office:value="539.599999999986" calcext:value-type="float">
            <text:p>539.599999999986</text:p>
          </table:table-cell>
        </table:table-row>
        <table:table-row table:style-name="ro1">
          <table:table-cell office:value-type="float" office:value="100.373" calcext:value-type="float">
            <text:p>1.00E+02</text:p>
          </table:table-cell>
          <table:table-cell office:value-type="float" office:value="200.84" calcext:value-type="float">
            <text:p>2.01E+02</text:p>
          </table:table-cell>
          <table:table-cell table:formula="of:=[.C2700]+0.2" office:value-type="float" office:value="539.799999999986" calcext:value-type="float">
            <text:p>539.799999999986</text:p>
          </table:table-cell>
        </table:table-row>
        <table:table-row table:style-name="ro1">
          <table:table-cell office:value-type="float" office:value="100.362" calcext:value-type="float">
            <text:p>1.00E+02</text:p>
          </table:table-cell>
          <table:table-cell office:value-type="float" office:value="200.815" calcext:value-type="float">
            <text:p>2.01E+02</text:p>
          </table:table-cell>
          <table:table-cell table:formula="of:=[.C2701]+0.2" office:value-type="float" office:value="539.999999999986" calcext:value-type="float">
            <text:p>539.999999999986</text:p>
          </table:table-cell>
        </table:table-row>
        <table:table-row table:style-name="ro1">
          <table:table-cell office:value-type="float" office:value="100.351" calcext:value-type="float">
            <text:p>1.00E+02</text:p>
          </table:table-cell>
          <table:table-cell office:value-type="float" office:value="200.789" calcext:value-type="float">
            <text:p>2.01E+02</text:p>
          </table:table-cell>
          <table:table-cell table:formula="of:=[.C2702]+0.2" office:value-type="float" office:value="540.199999999986" calcext:value-type="float">
            <text:p>540.199999999986</text:p>
          </table:table-cell>
        </table:table-row>
        <table:table-row table:style-name="ro1">
          <table:table-cell office:value-type="float" office:value="100.339" calcext:value-type="float">
            <text:p>1.00E+02</text:p>
          </table:table-cell>
          <table:table-cell office:value-type="float" office:value="200.764" calcext:value-type="float">
            <text:p>2.01E+02</text:p>
          </table:table-cell>
          <table:table-cell table:formula="of:=[.C2703]+0.2" office:value-type="float" office:value="540.399999999986" calcext:value-type="float">
            <text:p>540.399999999986</text:p>
          </table:table-cell>
        </table:table-row>
        <table:table-row table:style-name="ro1">
          <table:table-cell office:value-type="float" office:value="100.328" calcext:value-type="float">
            <text:p>1.00E+02</text:p>
          </table:table-cell>
          <table:table-cell office:value-type="float" office:value="200.739" calcext:value-type="float">
            <text:p>2.01E+02</text:p>
          </table:table-cell>
          <table:table-cell table:formula="of:=[.C2704]+0.2" office:value-type="float" office:value="540.599999999986" calcext:value-type="float">
            <text:p>540.599999999986</text:p>
          </table:table-cell>
        </table:table-row>
        <table:table-row table:style-name="ro1">
          <table:table-cell office:value-type="float" office:value="100.317" calcext:value-type="float">
            <text:p>1.00E+02</text:p>
          </table:table-cell>
          <table:table-cell office:value-type="float" office:value="200.714" calcext:value-type="float">
            <text:p>2.01E+02</text:p>
          </table:table-cell>
          <table:table-cell table:formula="of:=[.C2705]+0.2" office:value-type="float" office:value="540.799999999986" calcext:value-type="float">
            <text:p>540.799999999986</text:p>
          </table:table-cell>
        </table:table-row>
        <table:table-row table:style-name="ro1">
          <table:table-cell office:value-type="float" office:value="100.306" calcext:value-type="float">
            <text:p>1.00E+02</text:p>
          </table:table-cell>
          <table:table-cell office:value-type="float" office:value="200.688" calcext:value-type="float">
            <text:p>2.01E+02</text:p>
          </table:table-cell>
          <table:table-cell table:formula="of:=[.C2706]+0.2" office:value-type="float" office:value="540.999999999986" calcext:value-type="float">
            <text:p>540.999999999986</text:p>
          </table:table-cell>
        </table:table-row>
        <table:table-row table:style-name="ro1">
          <table:table-cell office:value-type="float" office:value="100.295" calcext:value-type="float">
            <text:p>1.00E+02</text:p>
          </table:table-cell>
          <table:table-cell office:value-type="float" office:value="200.663" calcext:value-type="float">
            <text:p>2.01E+02</text:p>
          </table:table-cell>
          <table:table-cell table:formula="of:=[.C2707]+0.2" office:value-type="float" office:value="541.199999999986" calcext:value-type="float">
            <text:p>541.199999999986</text:p>
          </table:table-cell>
        </table:table-row>
        <table:table-row table:style-name="ro1">
          <table:table-cell office:value-type="float" office:value="100.284" calcext:value-type="float">
            <text:p>1.00E+02</text:p>
          </table:table-cell>
          <table:table-cell office:value-type="float" office:value="200.638" calcext:value-type="float">
            <text:p>2.01E+02</text:p>
          </table:table-cell>
          <table:table-cell table:formula="of:=[.C2708]+0.2" office:value-type="float" office:value="541.399999999986" calcext:value-type="float">
            <text:p>541.399999999986</text:p>
          </table:table-cell>
        </table:table-row>
        <table:table-row table:style-name="ro1">
          <table:table-cell office:value-type="float" office:value="100.272" calcext:value-type="float">
            <text:p>1.00E+02</text:p>
          </table:table-cell>
          <table:table-cell office:value-type="float" office:value="200.613" calcext:value-type="float">
            <text:p>2.01E+02</text:p>
          </table:table-cell>
          <table:table-cell table:formula="of:=[.C2709]+0.2" office:value-type="float" office:value="541.599999999986" calcext:value-type="float">
            <text:p>541.599999999986</text:p>
          </table:table-cell>
        </table:table-row>
        <table:table-row table:style-name="ro1">
          <table:table-cell office:value-type="float" office:value="100.261" calcext:value-type="float">
            <text:p>1.00E+02</text:p>
          </table:table-cell>
          <table:table-cell office:value-type="float" office:value="200.588" calcext:value-type="float">
            <text:p>2.01E+02</text:p>
          </table:table-cell>
          <table:table-cell table:formula="of:=[.C2710]+0.2" office:value-type="float" office:value="541.799999999986" calcext:value-type="float">
            <text:p>541.799999999986</text:p>
          </table:table-cell>
        </table:table-row>
        <table:table-row table:style-name="ro1">
          <table:table-cell office:value-type="float" office:value="100.25" calcext:value-type="float">
            <text:p>1.00E+02</text:p>
          </table:table-cell>
          <table:table-cell office:value-type="float" office:value="200.563" calcext:value-type="float">
            <text:p>2.01E+02</text:p>
          </table:table-cell>
          <table:table-cell table:formula="of:=[.C2711]+0.2" office:value-type="float" office:value="541.999999999986" calcext:value-type="float">
            <text:p>541.999999999986</text:p>
          </table:table-cell>
        </table:table-row>
        <table:table-row table:style-name="ro1">
          <table:table-cell office:value-type="float" office:value="100.239" calcext:value-type="float">
            <text:p>1.00E+02</text:p>
          </table:table-cell>
          <table:table-cell office:value-type="float" office:value="200.538" calcext:value-type="float">
            <text:p>2.01E+02</text:p>
          </table:table-cell>
          <table:table-cell table:formula="of:=[.C2712]+0.2" office:value-type="float" office:value="542.199999999986" calcext:value-type="float">
            <text:p>542.199999999986</text:p>
          </table:table-cell>
        </table:table-row>
        <table:table-row table:style-name="ro1">
          <table:table-cell office:value-type="float" office:value="100.228" calcext:value-type="float">
            <text:p>1.00E+02</text:p>
          </table:table-cell>
          <table:table-cell office:value-type="float" office:value="200.513" calcext:value-type="float">
            <text:p>2.01E+02</text:p>
          </table:table-cell>
          <table:table-cell table:formula="of:=[.C2713]+0.2" office:value-type="float" office:value="542.399999999986" calcext:value-type="float">
            <text:p>542.399999999986</text:p>
          </table:table-cell>
        </table:table-row>
        <table:table-row table:style-name="ro1">
          <table:table-cell office:value-type="float" office:value="100.217" calcext:value-type="float">
            <text:p>1.00E+02</text:p>
          </table:table-cell>
          <table:table-cell office:value-type="float" office:value="200.489" calcext:value-type="float">
            <text:p>2.00E+02</text:p>
          </table:table-cell>
          <table:table-cell table:formula="of:=[.C2714]+0.2" office:value-type="float" office:value="542.599999999986" calcext:value-type="float">
            <text:p>542.599999999986</text:p>
          </table:table-cell>
        </table:table-row>
        <table:table-row table:style-name="ro1">
          <table:table-cell office:value-type="float" office:value="100.206" calcext:value-type="float">
            <text:p>1.00E+02</text:p>
          </table:table-cell>
          <table:table-cell office:value-type="float" office:value="200.464" calcext:value-type="float">
            <text:p>2.00E+02</text:p>
          </table:table-cell>
          <table:table-cell table:formula="of:=[.C2715]+0.2" office:value-type="float" office:value="542.799999999986" calcext:value-type="float">
            <text:p>542.799999999986</text:p>
          </table:table-cell>
        </table:table-row>
        <table:table-row table:style-name="ro1">
          <table:table-cell office:value-type="float" office:value="100.195" calcext:value-type="float">
            <text:p>1.00E+02</text:p>
          </table:table-cell>
          <table:table-cell office:value-type="float" office:value="200.439" calcext:value-type="float">
            <text:p>2.00E+02</text:p>
          </table:table-cell>
          <table:table-cell table:formula="of:=[.C2716]+0.2" office:value-type="float" office:value="542.999999999987" calcext:value-type="float">
            <text:p>542.999999999987</text:p>
          </table:table-cell>
        </table:table-row>
        <table:table-row table:style-name="ro1">
          <table:table-cell office:value-type="float" office:value="100.184" calcext:value-type="float">
            <text:p>1.00E+02</text:p>
          </table:table-cell>
          <table:table-cell office:value-type="float" office:value="200.415" calcext:value-type="float">
            <text:p>2.00E+02</text:p>
          </table:table-cell>
          <table:table-cell table:formula="of:=[.C2717]+0.2" office:value-type="float" office:value="543.199999999987" calcext:value-type="float">
            <text:p>543.199999999987</text:p>
          </table:table-cell>
        </table:table-row>
        <table:table-row table:style-name="ro1">
          <table:table-cell office:value-type="float" office:value="100.173" calcext:value-type="float">
            <text:p>1.00E+02</text:p>
          </table:table-cell>
          <table:table-cell office:value-type="float" office:value="200.39" calcext:value-type="float">
            <text:p>2.00E+02</text:p>
          </table:table-cell>
          <table:table-cell table:formula="of:=[.C2718]+0.2" office:value-type="float" office:value="543.399999999987" calcext:value-type="float">
            <text:p>543.399999999987</text:p>
          </table:table-cell>
        </table:table-row>
        <table:table-row table:style-name="ro1">
          <table:table-cell office:value-type="float" office:value="100.162" calcext:value-type="float">
            <text:p>1.00E+02</text:p>
          </table:table-cell>
          <table:table-cell office:value-type="float" office:value="200.365" calcext:value-type="float">
            <text:p>2.00E+02</text:p>
          </table:table-cell>
          <table:table-cell table:formula="of:=[.C2719]+0.2" office:value-type="float" office:value="543.599999999987" calcext:value-type="float">
            <text:p>543.599999999987</text:p>
          </table:table-cell>
        </table:table-row>
        <table:table-row table:style-name="ro1">
          <table:table-cell office:value-type="float" office:value="100.151" calcext:value-type="float">
            <text:p>1.00E+02</text:p>
          </table:table-cell>
          <table:table-cell office:value-type="float" office:value="200.341" calcext:value-type="float">
            <text:p>2.00E+02</text:p>
          </table:table-cell>
          <table:table-cell table:formula="of:=[.C2720]+0.2" office:value-type="float" office:value="543.799999999987" calcext:value-type="float">
            <text:p>543.799999999987</text:p>
          </table:table-cell>
        </table:table-row>
        <table:table-row table:style-name="ro1">
          <table:table-cell office:value-type="float" office:value="100.141" calcext:value-type="float">
            <text:p>1.00E+02</text:p>
          </table:table-cell>
          <table:table-cell office:value-type="float" office:value="200.316" calcext:value-type="float">
            <text:p>2.00E+02</text:p>
          </table:table-cell>
          <table:table-cell table:formula="of:=[.C2721]+0.2" office:value-type="float" office:value="543.999999999987" calcext:value-type="float">
            <text:p>543.999999999987</text:p>
          </table:table-cell>
        </table:table-row>
        <table:table-row table:style-name="ro1">
          <table:table-cell office:value-type="float" office:value="100.13" calcext:value-type="float">
            <text:p>1.00E+02</text:p>
          </table:table-cell>
          <table:table-cell office:value-type="float" office:value="200.292" calcext:value-type="float">
            <text:p>2.00E+02</text:p>
          </table:table-cell>
          <table:table-cell table:formula="of:=[.C2722]+0.2" office:value-type="float" office:value="544.199999999987" calcext:value-type="float">
            <text:p>544.199999999987</text:p>
          </table:table-cell>
        </table:table-row>
        <table:table-row table:style-name="ro1">
          <table:table-cell office:value-type="float" office:value="100.119" calcext:value-type="float">
            <text:p>1.00E+02</text:p>
          </table:table-cell>
          <table:table-cell office:value-type="float" office:value="200.268" calcext:value-type="float">
            <text:p>2.00E+02</text:p>
          </table:table-cell>
          <table:table-cell table:formula="of:=[.C2723]+0.2" office:value-type="float" office:value="544.399999999987" calcext:value-type="float">
            <text:p>544.399999999987</text:p>
          </table:table-cell>
        </table:table-row>
        <table:table-row table:style-name="ro1">
          <table:table-cell office:value-type="float" office:value="100.108" calcext:value-type="float">
            <text:p>1.00E+02</text:p>
          </table:table-cell>
          <table:table-cell office:value-type="float" office:value="200.243" calcext:value-type="float">
            <text:p>2.00E+02</text:p>
          </table:table-cell>
          <table:table-cell table:formula="of:=[.C2724]+0.2" office:value-type="float" office:value="544.599999999987" calcext:value-type="float">
            <text:p>544.599999999987</text:p>
          </table:table-cell>
        </table:table-row>
        <table:table-row table:style-name="ro1">
          <table:table-cell office:value-type="float" office:value="100.097" calcext:value-type="float">
            <text:p>1.00E+02</text:p>
          </table:table-cell>
          <table:table-cell office:value-type="float" office:value="200.219" calcext:value-type="float">
            <text:p>2.00E+02</text:p>
          </table:table-cell>
          <table:table-cell table:formula="of:=[.C2725]+0.2" office:value-type="float" office:value="544.799999999987" calcext:value-type="float">
            <text:p>544.799999999987</text:p>
          </table:table-cell>
        </table:table-row>
        <table:table-row table:style-name="ro1">
          <table:table-cell office:value-type="float" office:value="100.087" calcext:value-type="float">
            <text:p>1.00E+02</text:p>
          </table:table-cell>
          <table:table-cell office:value-type="float" office:value="200.195" calcext:value-type="float">
            <text:p>2.00E+02</text:p>
          </table:table-cell>
          <table:table-cell table:formula="of:=[.C2726]+0.2" office:value-type="float" office:value="544.999999999987" calcext:value-type="float">
            <text:p>544.999999999987</text:p>
          </table:table-cell>
        </table:table-row>
        <table:table-row table:style-name="ro1">
          <table:table-cell office:value-type="float" office:value="100.076" calcext:value-type="float">
            <text:p>1.00E+02</text:p>
          </table:table-cell>
          <table:table-cell office:value-type="float" office:value="200.171" calcext:value-type="float">
            <text:p>2.00E+02</text:p>
          </table:table-cell>
          <table:table-cell table:formula="of:=[.C2727]+0.2" office:value-type="float" office:value="545.199999999987" calcext:value-type="float">
            <text:p>545.199999999987</text:p>
          </table:table-cell>
        </table:table-row>
        <table:table-row table:style-name="ro1">
          <table:table-cell office:value-type="float" office:value="100.065" calcext:value-type="float">
            <text:p>1.00E+02</text:p>
          </table:table-cell>
          <table:table-cell office:value-type="float" office:value="200.147" calcext:value-type="float">
            <text:p>2.00E+02</text:p>
          </table:table-cell>
          <table:table-cell table:formula="of:=[.C2728]+0.2" office:value-type="float" office:value="545.399999999987" calcext:value-type="float">
            <text:p>545.399999999987</text:p>
          </table:table-cell>
        </table:table-row>
        <table:table-row table:style-name="ro1">
          <table:table-cell office:value-type="float" office:value="100.054" calcext:value-type="float">
            <text:p>1.00E+02</text:p>
          </table:table-cell>
          <table:table-cell office:value-type="float" office:value="200.123" calcext:value-type="float">
            <text:p>2.00E+02</text:p>
          </table:table-cell>
          <table:table-cell table:formula="of:=[.C2729]+0.2" office:value-type="float" office:value="545.599999999987" calcext:value-type="float">
            <text:p>545.599999999987</text:p>
          </table:table-cell>
        </table:table-row>
        <table:table-row table:style-name="ro1">
          <table:table-cell office:value-type="float" office:value="100.044" calcext:value-type="float">
            <text:p>1.00E+02</text:p>
          </table:table-cell>
          <table:table-cell office:value-type="float" office:value="200.099" calcext:value-type="float">
            <text:p>2.00E+02</text:p>
          </table:table-cell>
          <table:table-cell table:formula="of:=[.C2730]+0.2" office:value-type="float" office:value="545.799999999987" calcext:value-type="float">
            <text:p>545.799999999987</text:p>
          </table:table-cell>
        </table:table-row>
        <table:table-row table:style-name="ro1">
          <table:table-cell office:value-type="float" office:value="100.033" calcext:value-type="float">
            <text:p>1.00E+02</text:p>
          </table:table-cell>
          <table:table-cell office:value-type="float" office:value="200.075" calcext:value-type="float">
            <text:p>2.00E+02</text:p>
          </table:table-cell>
          <table:table-cell table:formula="of:=[.C2731]+0.2" office:value-type="float" office:value="545.999999999987" calcext:value-type="float">
            <text:p>545.999999999987</text:p>
          </table:table-cell>
        </table:table-row>
        <table:table-row table:style-name="ro1">
          <table:table-cell office:value-type="float" office:value="100.022" calcext:value-type="float">
            <text:p>1.00E+02</text:p>
          </table:table-cell>
          <table:table-cell office:value-type="float" office:value="200.051" calcext:value-type="float">
            <text:p>2.00E+02</text:p>
          </table:table-cell>
          <table:table-cell table:formula="of:=[.C2732]+0.2" office:value-type="float" office:value="546.199999999987" calcext:value-type="float">
            <text:p>546.199999999987</text:p>
          </table:table-cell>
        </table:table-row>
        <table:table-row table:style-name="ro1">
          <table:table-cell office:value-type="float" office:value="100.012" calcext:value-type="float">
            <text:p>1.00E+02</text:p>
          </table:table-cell>
          <table:table-cell office:value-type="float" office:value="200.027" calcext:value-type="float">
            <text:p>2.00E+02</text:p>
          </table:table-cell>
          <table:table-cell table:formula="of:=[.C2733]+0.2" office:value-type="float" office:value="546.399999999987" calcext:value-type="float">
            <text:p>546.399999999987</text:p>
          </table:table-cell>
        </table:table-row>
        <table:table-row table:style-name="ro1">
          <table:table-cell office:value-type="float" office:value="100.001" calcext:value-type="float">
            <text:p>1.00E+02</text:p>
          </table:table-cell>
          <table:table-cell office:value-type="float" office:value="200.003" calcext:value-type="float">
            <text:p>2.00E+02</text:p>
          </table:table-cell>
          <table:table-cell table:formula="of:=[.C2734]+0.2" office:value-type="float" office:value="546.599999999987" calcext:value-type="float">
            <text:p>546.599999999987</text:p>
          </table:table-cell>
        </table:table-row>
        <table:table-row table:style-name="ro1">
          <table:table-cell office:value-type="float" office:value="99.9907" calcext:value-type="float">
            <text:p>1.00E+02</text:p>
          </table:table-cell>
          <table:table-cell office:value-type="float" office:value="199.979" calcext:value-type="float">
            <text:p>2.00E+02</text:p>
          </table:table-cell>
          <table:table-cell table:formula="of:=[.C2735]+0.2" office:value-type="float" office:value="546.799999999987" calcext:value-type="float">
            <text:p>546.799999999987</text:p>
          </table:table-cell>
        </table:table-row>
        <table:table-row table:style-name="ro1">
          <table:table-cell office:value-type="float" office:value="99.9801" calcext:value-type="float">
            <text:p>1.00E+02</text:p>
          </table:table-cell>
          <table:table-cell office:value-type="float" office:value="199.955" calcext:value-type="float">
            <text:p>2.00E+02</text:p>
          </table:table-cell>
          <table:table-cell table:formula="of:=[.C2736]+0.2" office:value-type="float" office:value="546.999999999987" calcext:value-type="float">
            <text:p>546.999999999987</text:p>
          </table:table-cell>
        </table:table-row>
        <table:table-row table:style-name="ro1">
          <table:table-cell office:value-type="float" office:value="99.9696" calcext:value-type="float">
            <text:p>1.00E+02</text:p>
          </table:table-cell>
          <table:table-cell office:value-type="float" office:value="199.932" calcext:value-type="float">
            <text:p>2.00E+02</text:p>
          </table:table-cell>
          <table:table-cell table:formula="of:=[.C2737]+0.2" office:value-type="float" office:value="547.199999999987" calcext:value-type="float">
            <text:p>547.199999999987</text:p>
          </table:table-cell>
        </table:table-row>
        <table:table-row table:style-name="ro1">
          <table:table-cell office:value-type="float" office:value="99.9591" calcext:value-type="float">
            <text:p>1.00E+02</text:p>
          </table:table-cell>
          <table:table-cell office:value-type="float" office:value="199.908" calcext:value-type="float">
            <text:p>2.00E+02</text:p>
          </table:table-cell>
          <table:table-cell table:formula="of:=[.C2738]+0.2" office:value-type="float" office:value="547.399999999988" calcext:value-type="float">
            <text:p>547.399999999988</text:p>
          </table:table-cell>
        </table:table-row>
        <table:table-row table:style-name="ro1">
          <table:table-cell office:value-type="float" office:value="99.9486" calcext:value-type="float">
            <text:p>9.99E+01</text:p>
          </table:table-cell>
          <table:table-cell office:value-type="float" office:value="199.885" calcext:value-type="float">
            <text:p>2.00E+02</text:p>
          </table:table-cell>
          <table:table-cell table:formula="of:=[.C2739]+0.2" office:value-type="float" office:value="547.599999999988" calcext:value-type="float">
            <text:p>547.599999999988</text:p>
          </table:table-cell>
        </table:table-row>
        <table:table-row table:style-name="ro1">
          <table:table-cell office:value-type="float" office:value="99.9382" calcext:value-type="float">
            <text:p>9.99E+01</text:p>
          </table:table-cell>
          <table:table-cell office:value-type="float" office:value="199.861" calcext:value-type="float">
            <text:p>2.00E+02</text:p>
          </table:table-cell>
          <table:table-cell table:formula="of:=[.C2740]+0.2" office:value-type="float" office:value="547.799999999988" calcext:value-type="float">
            <text:p>547.799999999988</text:p>
          </table:table-cell>
        </table:table-row>
        <table:table-row table:style-name="ro1">
          <table:table-cell office:value-type="float" office:value="99.9277" calcext:value-type="float">
            <text:p>9.99E+01</text:p>
          </table:table-cell>
          <table:table-cell office:value-type="float" office:value="199.838" calcext:value-type="float">
            <text:p>2.00E+02</text:p>
          </table:table-cell>
          <table:table-cell table:formula="of:=[.C2741]+0.2" office:value-type="float" office:value="547.999999999988" calcext:value-type="float">
            <text:p>547.999999999988</text:p>
          </table:table-cell>
        </table:table-row>
        <table:table-row table:style-name="ro1">
          <table:table-cell office:value-type="float" office:value="99.9173" calcext:value-type="float">
            <text:p>9.99E+01</text:p>
          </table:table-cell>
          <table:table-cell office:value-type="float" office:value="199.814" calcext:value-type="float">
            <text:p>2.00E+02</text:p>
          </table:table-cell>
          <table:table-cell table:formula="of:=[.C2742]+0.2" office:value-type="float" office:value="548.199999999988" calcext:value-type="float">
            <text:p>548.199999999988</text:p>
          </table:table-cell>
        </table:table-row>
        <table:table-row table:style-name="ro1">
          <table:table-cell office:value-type="float" office:value="99.9069" calcext:value-type="float">
            <text:p>9.99E+01</text:p>
          </table:table-cell>
          <table:table-cell office:value-type="float" office:value="199.791" calcext:value-type="float">
            <text:p>2.00E+02</text:p>
          </table:table-cell>
          <table:table-cell table:formula="of:=[.C2743]+0.2" office:value-type="float" office:value="548.399999999988" calcext:value-type="float">
            <text:p>548.399999999988</text:p>
          </table:table-cell>
        </table:table-row>
        <table:table-row table:style-name="ro1">
          <table:table-cell office:value-type="float" office:value="99.8965" calcext:value-type="float">
            <text:p>9.99E+01</text:p>
          </table:table-cell>
          <table:table-cell office:value-type="float" office:value="199.767" calcext:value-type="float">
            <text:p>2.00E+02</text:p>
          </table:table-cell>
          <table:table-cell table:formula="of:=[.C2744]+0.2" office:value-type="float" office:value="548.599999999988" calcext:value-type="float">
            <text:p>548.599999999988</text:p>
          </table:table-cell>
        </table:table-row>
        <table:table-row table:style-name="ro1">
          <table:table-cell office:value-type="float" office:value="99.8862" calcext:value-type="float">
            <text:p>9.99E+01</text:p>
          </table:table-cell>
          <table:table-cell office:value-type="float" office:value="199.744" calcext:value-type="float">
            <text:p>2.00E+02</text:p>
          </table:table-cell>
          <table:table-cell table:formula="of:=[.C2745]+0.2" office:value-type="float" office:value="548.799999999988" calcext:value-type="float">
            <text:p>548.799999999988</text:p>
          </table:table-cell>
        </table:table-row>
        <table:table-row table:style-name="ro1">
          <table:table-cell office:value-type="float" office:value="99.8759" calcext:value-type="float">
            <text:p>9.99E+01</text:p>
          </table:table-cell>
          <table:table-cell office:value-type="float" office:value="199.721" calcext:value-type="float">
            <text:p>2.00E+02</text:p>
          </table:table-cell>
          <table:table-cell table:formula="of:=[.C2746]+0.2" office:value-type="float" office:value="548.999999999988" calcext:value-type="float">
            <text:p>548.999999999988</text:p>
          </table:table-cell>
        </table:table-row>
        <table:table-row table:style-name="ro1">
          <table:table-cell office:value-type="float" office:value="99.8655" calcext:value-type="float">
            <text:p>9.99E+01</text:p>
          </table:table-cell>
          <table:table-cell office:value-type="float" office:value="199.698" calcext:value-type="float">
            <text:p>2.00E+02</text:p>
          </table:table-cell>
          <table:table-cell table:formula="of:=[.C2747]+0.2" office:value-type="float" office:value="549.199999999988" calcext:value-type="float">
            <text:p>549.199999999988</text:p>
          </table:table-cell>
        </table:table-row>
        <table:table-row table:style-name="ro1">
          <table:table-cell office:value-type="float" office:value="99.8553" calcext:value-type="float">
            <text:p>9.99E+01</text:p>
          </table:table-cell>
          <table:table-cell office:value-type="float" office:value="199.675" calcext:value-type="float">
            <text:p>2.00E+02</text:p>
          </table:table-cell>
          <table:table-cell table:formula="of:=[.C2748]+0.2" office:value-type="float" office:value="549.399999999988" calcext:value-type="float">
            <text:p>549.399999999988</text:p>
          </table:table-cell>
        </table:table-row>
        <table:table-row table:style-name="ro1">
          <table:table-cell office:value-type="float" office:value="99.845" calcext:value-type="float">
            <text:p>9.98E+01</text:p>
          </table:table-cell>
          <table:table-cell office:value-type="float" office:value="199.651" calcext:value-type="float">
            <text:p>2.00E+02</text:p>
          </table:table-cell>
          <table:table-cell table:formula="of:=[.C2749]+0.2" office:value-type="float" office:value="549.599999999988" calcext:value-type="float">
            <text:p>549.599999999988</text:p>
          </table:table-cell>
        </table:table-row>
        <table:table-row table:style-name="ro1">
          <table:table-cell office:value-type="float" office:value="99.8348" calcext:value-type="float">
            <text:p>9.98E+01</text:p>
          </table:table-cell>
          <table:table-cell office:value-type="float" office:value="199.628" calcext:value-type="float">
            <text:p>2.00E+02</text:p>
          </table:table-cell>
          <table:table-cell table:formula="of:=[.C2750]+0.2" office:value-type="float" office:value="549.799999999988" calcext:value-type="float">
            <text:p>549.799999999988</text:p>
          </table:table-cell>
        </table:table-row>
        <table:table-row table:style-name="ro1">
          <table:table-cell office:value-type="float" office:value="99.8245" calcext:value-type="float">
            <text:p>9.98E+01</text:p>
          </table:table-cell>
          <table:table-cell office:value-type="float" office:value="199.605" calcext:value-type="float">
            <text:p>2.00E+02</text:p>
          </table:table-cell>
          <table:table-cell table:formula="of:=[.C2751]+0.2" office:value-type="float" office:value="549.999999999988" calcext:value-type="float">
            <text:p>549.999999999988</text:p>
          </table:table-cell>
        </table:table-row>
        <table:table-row table:style-name="ro1">
          <table:table-cell office:value-type="float" office:value="99.8143" calcext:value-type="float">
            <text:p>9.98E+01</text:p>
          </table:table-cell>
          <table:table-cell office:value-type="float" office:value="199.582" calcext:value-type="float">
            <text:p>2.00E+02</text:p>
          </table:table-cell>
          <table:table-cell table:formula="of:=[.C2752]+0.2" office:value-type="float" office:value="550.199999999988" calcext:value-type="float">
            <text:p>550.199999999988</text:p>
          </table:table-cell>
        </table:table-row>
        <table:table-row table:style-name="ro1">
          <table:table-cell office:value-type="float" office:value="99.8042" calcext:value-type="float">
            <text:p>9.98E+01</text:p>
          </table:table-cell>
          <table:table-cell office:value-type="float" office:value="199.56" calcext:value-type="float">
            <text:p>2.00E+02</text:p>
          </table:table-cell>
          <table:table-cell table:formula="of:=[.C2753]+0.2" office:value-type="float" office:value="550.399999999988" calcext:value-type="float">
            <text:p>550.399999999988</text:p>
          </table:table-cell>
        </table:table-row>
        <table:table-row table:style-name="ro1">
          <table:table-cell office:value-type="float" office:value="99.794" calcext:value-type="float">
            <text:p>9.98E+01</text:p>
          </table:table-cell>
          <table:table-cell office:value-type="float" office:value="199.537" calcext:value-type="float">
            <text:p>2.00E+02</text:p>
          </table:table-cell>
          <table:table-cell table:formula="of:=[.C2754]+0.2" office:value-type="float" office:value="550.599999999988" calcext:value-type="float">
            <text:p>550.599999999988</text:p>
          </table:table-cell>
        </table:table-row>
        <table:table-row table:style-name="ro1">
          <table:table-cell office:value-type="float" office:value="99.7839" calcext:value-type="float">
            <text:p>9.98E+01</text:p>
          </table:table-cell>
          <table:table-cell office:value-type="float" office:value="199.514" calcext:value-type="float">
            <text:p>2.00E+02</text:p>
          </table:table-cell>
          <table:table-cell table:formula="of:=[.C2755]+0.2" office:value-type="float" office:value="550.799999999988" calcext:value-type="float">
            <text:p>550.799999999988</text:p>
          </table:table-cell>
        </table:table-row>
        <table:table-row table:style-name="ro1">
          <table:table-cell office:value-type="float" office:value="99.7738" calcext:value-type="float">
            <text:p>9.98E+01</text:p>
          </table:table-cell>
          <table:table-cell office:value-type="float" office:value="199.491" calcext:value-type="float">
            <text:p>1.99E+02</text:p>
          </table:table-cell>
          <table:table-cell table:formula="of:=[.C2756]+0.2" office:value-type="float" office:value="550.999999999988" calcext:value-type="float">
            <text:p>550.999999999988</text:p>
          </table:table-cell>
        </table:table-row>
        <table:table-row table:style-name="ro1">
          <table:table-cell office:value-type="float" office:value="99.7637" calcext:value-type="float">
            <text:p>9.98E+01</text:p>
          </table:table-cell>
          <table:table-cell office:value-type="float" office:value="199.468" calcext:value-type="float">
            <text:p>1.99E+02</text:p>
          </table:table-cell>
          <table:table-cell table:formula="of:=[.C2757]+0.2" office:value-type="float" office:value="551.199999999988" calcext:value-type="float">
            <text:p>551.199999999988</text:p>
          </table:table-cell>
        </table:table-row>
        <table:table-row table:style-name="ro1">
          <table:table-cell office:value-type="float" office:value="99.7536" calcext:value-type="float">
            <text:p>9.98E+01</text:p>
          </table:table-cell>
          <table:table-cell office:value-type="float" office:value="199.446" calcext:value-type="float">
            <text:p>1.99E+02</text:p>
          </table:table-cell>
          <table:table-cell table:formula="of:=[.C2758]+0.2" office:value-type="float" office:value="551.399999999988" calcext:value-type="float">
            <text:p>551.399999999988</text:p>
          </table:table-cell>
        </table:table-row>
        <table:table-row table:style-name="ro1">
          <table:table-cell office:value-type="float" office:value="99.7435" calcext:value-type="float">
            <text:p>9.97E+01</text:p>
          </table:table-cell>
          <table:table-cell office:value-type="float" office:value="199.423" calcext:value-type="float">
            <text:p>1.99E+02</text:p>
          </table:table-cell>
          <table:table-cell table:formula="of:=[.C2759]+0.2" office:value-type="float" office:value="551.599999999988" calcext:value-type="float">
            <text:p>551.599999999988</text:p>
          </table:table-cell>
        </table:table-row>
        <table:table-row table:style-name="ro1">
          <table:table-cell office:value-type="float" office:value="99.7335" calcext:value-type="float">
            <text:p>9.97E+01</text:p>
          </table:table-cell>
          <table:table-cell office:value-type="float" office:value="199.401" calcext:value-type="float">
            <text:p>1.99E+02</text:p>
          </table:table-cell>
          <table:table-cell table:formula="of:=[.C2760]+0.2" office:value-type="float" office:value="551.799999999988" calcext:value-type="float">
            <text:p>551.799999999988</text:p>
          </table:table-cell>
        </table:table-row>
        <table:table-row table:style-name="ro1">
          <table:table-cell office:value-type="float" office:value="99.7235" calcext:value-type="float">
            <text:p>9.97E+01</text:p>
          </table:table-cell>
          <table:table-cell office:value-type="float" office:value="199.378" calcext:value-type="float">
            <text:p>1.99E+02</text:p>
          </table:table-cell>
          <table:table-cell table:formula="of:=[.C2761]+0.2" office:value-type="float" office:value="551.999999999989" calcext:value-type="float">
            <text:p>551.999999999989</text:p>
          </table:table-cell>
        </table:table-row>
        <table:table-row table:style-name="ro1">
          <table:table-cell office:value-type="float" office:value="99.7135" calcext:value-type="float">
            <text:p>9.97E+01</text:p>
          </table:table-cell>
          <table:table-cell office:value-type="float" office:value="199.356" calcext:value-type="float">
            <text:p>1.99E+02</text:p>
          </table:table-cell>
          <table:table-cell table:formula="of:=[.C2762]+0.2" office:value-type="float" office:value="552.199999999989" calcext:value-type="float">
            <text:p>552.199999999989</text:p>
          </table:table-cell>
        </table:table-row>
        <table:table-row table:style-name="ro1">
          <table:table-cell office:value-type="float" office:value="99.7036" calcext:value-type="float">
            <text:p>9.97E+01</text:p>
          </table:table-cell>
          <table:table-cell office:value-type="float" office:value="199.333" calcext:value-type="float">
            <text:p>1.99E+02</text:p>
          </table:table-cell>
          <table:table-cell table:formula="of:=[.C2763]+0.2" office:value-type="float" office:value="552.399999999989" calcext:value-type="float">
            <text:p>552.399999999989</text:p>
          </table:table-cell>
        </table:table-row>
        <table:table-row table:style-name="ro1">
          <table:table-cell office:value-type="float" office:value="99.6936" calcext:value-type="float">
            <text:p>9.97E+01</text:p>
          </table:table-cell>
          <table:table-cell office:value-type="float" office:value="199.311" calcext:value-type="float">
            <text:p>1.99E+02</text:p>
          </table:table-cell>
          <table:table-cell table:formula="of:=[.C2764]+0.2" office:value-type="float" office:value="552.599999999989" calcext:value-type="float">
            <text:p>552.599999999989</text:p>
          </table:table-cell>
        </table:table-row>
        <table:table-row table:style-name="ro1">
          <table:table-cell office:value-type="float" office:value="99.6837" calcext:value-type="float">
            <text:p>9.97E+01</text:p>
          </table:table-cell>
          <table:table-cell office:value-type="float" office:value="199.288" calcext:value-type="float">
            <text:p>1.99E+02</text:p>
          </table:table-cell>
          <table:table-cell table:formula="of:=[.C2765]+0.2" office:value-type="float" office:value="552.799999999989" calcext:value-type="float">
            <text:p>552.799999999989</text:p>
          </table:table-cell>
        </table:table-row>
        <table:table-row table:style-name="ro1">
          <table:table-cell office:value-type="float" office:value="99.6738" calcext:value-type="float">
            <text:p>9.97E+01</text:p>
          </table:table-cell>
          <table:table-cell office:value-type="float" office:value="199.266" calcext:value-type="float">
            <text:p>1.99E+02</text:p>
          </table:table-cell>
          <table:table-cell table:formula="of:=[.C2766]+0.2" office:value-type="float" office:value="552.999999999989" calcext:value-type="float">
            <text:p>552.999999999989</text:p>
          </table:table-cell>
        </table:table-row>
        <table:table-row table:style-name="ro1">
          <table:table-cell office:value-type="float" office:value="99.6639" calcext:value-type="float">
            <text:p>9.97E+01</text:p>
          </table:table-cell>
          <table:table-cell office:value-type="float" office:value="199.244" calcext:value-type="float">
            <text:p>1.99E+02</text:p>
          </table:table-cell>
          <table:table-cell table:formula="of:=[.C2767]+0.2" office:value-type="float" office:value="553.199999999989" calcext:value-type="float">
            <text:p>553.199999999989</text:p>
          </table:table-cell>
        </table:table-row>
        <table:table-row table:style-name="ro1">
          <table:table-cell office:value-type="float" office:value="99.6541" calcext:value-type="float">
            <text:p>9.97E+01</text:p>
          </table:table-cell>
          <table:table-cell office:value-type="float" office:value="199.222" calcext:value-type="float">
            <text:p>1.99E+02</text:p>
          </table:table-cell>
          <table:table-cell table:formula="of:=[.C2768]+0.2" office:value-type="float" office:value="553.399999999989" calcext:value-type="float">
            <text:p>553.399999999989</text:p>
          </table:table-cell>
        </table:table-row>
        <table:table-row table:style-name="ro1">
          <table:table-cell office:value-type="float" office:value="99.6442" calcext:value-type="float">
            <text:p>9.96E+01</text:p>
          </table:table-cell>
          <table:table-cell office:value-type="float" office:value="199.2" calcext:value-type="float">
            <text:p>1.99E+02</text:p>
          </table:table-cell>
          <table:table-cell table:formula="of:=[.C2769]+0.2" office:value-type="float" office:value="553.599999999989" calcext:value-type="float">
            <text:p>553.599999999989</text:p>
          </table:table-cell>
        </table:table-row>
        <table:table-row table:style-name="ro1">
          <table:table-cell office:value-type="float" office:value="99.6344" calcext:value-type="float">
            <text:p>9.96E+01</text:p>
          </table:table-cell>
          <table:table-cell office:value-type="float" office:value="199.178" calcext:value-type="float">
            <text:p>1.99E+02</text:p>
          </table:table-cell>
          <table:table-cell table:formula="of:=[.C2770]+0.2" office:value-type="float" office:value="553.799999999989" calcext:value-type="float">
            <text:p>553.799999999989</text:p>
          </table:table-cell>
        </table:table-row>
        <table:table-row table:style-name="ro1">
          <table:table-cell office:value-type="float" office:value="99.6246" calcext:value-type="float">
            <text:p>9.96E+01</text:p>
          </table:table-cell>
          <table:table-cell office:value-type="float" office:value="199.156" calcext:value-type="float">
            <text:p>1.99E+02</text:p>
          </table:table-cell>
          <table:table-cell table:formula="of:=[.C2771]+0.2" office:value-type="float" office:value="553.999999999989" calcext:value-type="float">
            <text:p>553.999999999989</text:p>
          </table:table-cell>
        </table:table-row>
        <table:table-row table:style-name="ro1">
          <table:table-cell office:value-type="float" office:value="99.6149" calcext:value-type="float">
            <text:p>9.96E+01</text:p>
          </table:table-cell>
          <table:table-cell office:value-type="float" office:value="199.134" calcext:value-type="float">
            <text:p>1.99E+02</text:p>
          </table:table-cell>
          <table:table-cell table:formula="of:=[.C2772]+0.2" office:value-type="float" office:value="554.199999999989" calcext:value-type="float">
            <text:p>554.199999999989</text:p>
          </table:table-cell>
        </table:table-row>
        <table:table-row table:style-name="ro1">
          <table:table-cell office:value-type="float" office:value="99.6051" calcext:value-type="float">
            <text:p>9.96E+01</text:p>
          </table:table-cell>
          <table:table-cell office:value-type="float" office:value="199.112" calcext:value-type="float">
            <text:p>1.99E+02</text:p>
          </table:table-cell>
          <table:table-cell table:formula="of:=[.C2773]+0.2" office:value-type="float" office:value="554.399999999989" calcext:value-type="float">
            <text:p>554.399999999989</text:p>
          </table:table-cell>
        </table:table-row>
        <table:table-row table:style-name="ro1">
          <table:table-cell office:value-type="float" office:value="99.5954" calcext:value-type="float">
            <text:p>9.96E+01</text:p>
          </table:table-cell>
          <table:table-cell office:value-type="float" office:value="199.09" calcext:value-type="float">
            <text:p>1.99E+02</text:p>
          </table:table-cell>
          <table:table-cell table:formula="of:=[.C2774]+0.2" office:value-type="float" office:value="554.599999999989" calcext:value-type="float">
            <text:p>554.599999999989</text:p>
          </table:table-cell>
        </table:table-row>
        <table:table-row table:style-name="ro1">
          <table:table-cell office:value-type="float" office:value="99.5857" calcext:value-type="float">
            <text:p>9.96E+01</text:p>
          </table:table-cell>
          <table:table-cell office:value-type="float" office:value="199.068" calcext:value-type="float">
            <text:p>1.99E+02</text:p>
          </table:table-cell>
          <table:table-cell table:formula="of:=[.C2775]+0.2" office:value-type="float" office:value="554.799999999989" calcext:value-type="float">
            <text:p>554.799999999989</text:p>
          </table:table-cell>
        </table:table-row>
        <table:table-row table:style-name="ro1">
          <table:table-cell office:value-type="float" office:value="99.576" calcext:value-type="float">
            <text:p>9.96E+01</text:p>
          </table:table-cell>
          <table:table-cell office:value-type="float" office:value="199.046" calcext:value-type="float">
            <text:p>1.99E+02</text:p>
          </table:table-cell>
          <table:table-cell table:formula="of:=[.C2776]+0.2" office:value-type="float" office:value="554.999999999989" calcext:value-type="float">
            <text:p>554.999999999989</text:p>
          </table:table-cell>
        </table:table-row>
        <table:table-row table:style-name="ro1">
          <table:table-cell office:value-type="float" office:value="99.5664" calcext:value-type="float">
            <text:p>9.96E+01</text:p>
          </table:table-cell>
          <table:table-cell office:value-type="float" office:value="199.024" calcext:value-type="float">
            <text:p>1.99E+02</text:p>
          </table:table-cell>
          <table:table-cell table:formula="of:=[.C2777]+0.2" office:value-type="float" office:value="555.199999999989" calcext:value-type="float">
            <text:p>555.199999999989</text:p>
          </table:table-cell>
        </table:table-row>
        <table:table-row table:style-name="ro1">
          <table:table-cell office:value-type="float" office:value="99.5567" calcext:value-type="float">
            <text:p>9.96E+01</text:p>
          </table:table-cell>
          <table:table-cell office:value-type="float" office:value="199.003" calcext:value-type="float">
            <text:p>1.99E+02</text:p>
          </table:table-cell>
          <table:table-cell table:formula="of:=[.C2778]+0.2" office:value-type="float" office:value="555.399999999989" calcext:value-type="float">
            <text:p>555.399999999989</text:p>
          </table:table-cell>
        </table:table-row>
        <table:table-row table:style-name="ro1">
          <table:table-cell office:value-type="float" office:value="99.5471" calcext:value-type="float">
            <text:p>9.95E+01</text:p>
          </table:table-cell>
          <table:table-cell office:value-type="float" office:value="198.981" calcext:value-type="float">
            <text:p>1.99E+02</text:p>
          </table:table-cell>
          <table:table-cell table:formula="of:=[.C2779]+0.2" office:value-type="float" office:value="555.599999999989" calcext:value-type="float">
            <text:p>555.599999999989</text:p>
          </table:table-cell>
        </table:table-row>
        <table:table-row table:style-name="ro1">
          <table:table-cell office:value-type="float" office:value="99.5375" calcext:value-type="float">
            <text:p>9.95E+01</text:p>
          </table:table-cell>
          <table:table-cell office:value-type="float" office:value="198.96" calcext:value-type="float">
            <text:p>1.99E+02</text:p>
          </table:table-cell>
          <table:table-cell table:formula="of:=[.C2780]+0.2" office:value-type="float" office:value="555.799999999989" calcext:value-type="float">
            <text:p>555.799999999989</text:p>
          </table:table-cell>
        </table:table-row>
        <table:table-row table:style-name="ro1">
          <table:table-cell office:value-type="float" office:value="99.5279" calcext:value-type="float">
            <text:p>9.95E+01</text:p>
          </table:table-cell>
          <table:table-cell office:value-type="float" office:value="198.938" calcext:value-type="float">
            <text:p>1.99E+02</text:p>
          </table:table-cell>
          <table:table-cell table:formula="of:=[.C2781]+0.2" office:value-type="float" office:value="555.999999999989" calcext:value-type="float">
            <text:p>555.999999999989</text:p>
          </table:table-cell>
        </table:table-row>
        <table:table-row table:style-name="ro1">
          <table:table-cell office:value-type="float" office:value="99.5184" calcext:value-type="float">
            <text:p>9.95E+01</text:p>
          </table:table-cell>
          <table:table-cell office:value-type="float" office:value="198.916" calcext:value-type="float">
            <text:p>1.99E+02</text:p>
          </table:table-cell>
          <table:table-cell table:formula="of:=[.C2782]+0.2" office:value-type="float" office:value="556.199999999989" calcext:value-type="float">
            <text:p>556.199999999989</text:p>
          </table:table-cell>
        </table:table-row>
        <table:table-row table:style-name="ro1">
          <table:table-cell office:value-type="float" office:value="99.5089" calcext:value-type="float">
            <text:p>9.95E+01</text:p>
          </table:table-cell>
          <table:table-cell office:value-type="float" office:value="198.895" calcext:value-type="float">
            <text:p>1.99E+02</text:p>
          </table:table-cell>
          <table:table-cell table:formula="of:=[.C2783]+0.2" office:value-type="float" office:value="556.39999999999" calcext:value-type="float">
            <text:p>556.39999999999</text:p>
          </table:table-cell>
        </table:table-row>
        <table:table-row table:style-name="ro1">
          <table:table-cell office:value-type="float" office:value="99.4994" calcext:value-type="float">
            <text:p>9.95E+01</text:p>
          </table:table-cell>
          <table:table-cell office:value-type="float" office:value="198.874" calcext:value-type="float">
            <text:p>1.99E+02</text:p>
          </table:table-cell>
          <table:table-cell table:formula="of:=[.C2784]+0.2" office:value-type="float" office:value="556.59999999999" calcext:value-type="float">
            <text:p>556.59999999999</text:p>
          </table:table-cell>
        </table:table-row>
        <table:table-row table:style-name="ro1">
          <table:table-cell office:value-type="float" office:value="99.4899" calcext:value-type="float">
            <text:p>9.95E+01</text:p>
          </table:table-cell>
          <table:table-cell office:value-type="float" office:value="198.852" calcext:value-type="float">
            <text:p>1.99E+02</text:p>
          </table:table-cell>
          <table:table-cell table:formula="of:=[.C2785]+0.2" office:value-type="float" office:value="556.79999999999" calcext:value-type="float">
            <text:p>556.79999999999</text:p>
          </table:table-cell>
        </table:table-row>
        <table:table-row table:style-name="ro1">
          <table:table-cell office:value-type="float" office:value="99.4804" calcext:value-type="float">
            <text:p>9.95E+01</text:p>
          </table:table-cell>
          <table:table-cell office:value-type="float" office:value="198.831" calcext:value-type="float">
            <text:p>1.99E+02</text:p>
          </table:table-cell>
          <table:table-cell table:formula="of:=[.C2786]+0.2" office:value-type="float" office:value="556.99999999999" calcext:value-type="float">
            <text:p>556.99999999999</text:p>
          </table:table-cell>
        </table:table-row>
        <table:table-row table:style-name="ro1">
          <table:table-cell office:value-type="float" office:value="99.471" calcext:value-type="float">
            <text:p>9.95E+01</text:p>
          </table:table-cell>
          <table:table-cell office:value-type="float" office:value="198.81" calcext:value-type="float">
            <text:p>1.99E+02</text:p>
          </table:table-cell>
          <table:table-cell table:formula="of:=[.C2787]+0.2" office:value-type="float" office:value="557.19999999999" calcext:value-type="float">
            <text:p>557.19999999999</text:p>
          </table:table-cell>
        </table:table-row>
        <table:table-row table:style-name="ro1">
          <table:table-cell office:value-type="float" office:value="99.4615" calcext:value-type="float">
            <text:p>9.95E+01</text:p>
          </table:table-cell>
          <table:table-cell office:value-type="float" office:value="198.789" calcext:value-type="float">
            <text:p>1.99E+02</text:p>
          </table:table-cell>
          <table:table-cell table:formula="of:=[.C2788]+0.2" office:value-type="float" office:value="557.39999999999" calcext:value-type="float">
            <text:p>557.39999999999</text:p>
          </table:table-cell>
        </table:table-row>
        <table:table-row table:style-name="ro1">
          <table:table-cell office:value-type="float" office:value="99.4521" calcext:value-type="float">
            <text:p>9.95E+01</text:p>
          </table:table-cell>
          <table:table-cell office:value-type="float" office:value="198.767" calcext:value-type="float">
            <text:p>1.99E+02</text:p>
          </table:table-cell>
          <table:table-cell table:formula="of:=[.C2789]+0.2" office:value-type="float" office:value="557.59999999999" calcext:value-type="float">
            <text:p>557.59999999999</text:p>
          </table:table-cell>
        </table:table-row>
        <table:table-row table:style-name="ro1">
          <table:table-cell office:value-type="float" office:value="99.4428" calcext:value-type="float">
            <text:p>9.94E+01</text:p>
          </table:table-cell>
          <table:table-cell office:value-type="float" office:value="198.746" calcext:value-type="float">
            <text:p>1.99E+02</text:p>
          </table:table-cell>
          <table:table-cell table:formula="of:=[.C2790]+0.2" office:value-type="float" office:value="557.79999999999" calcext:value-type="float">
            <text:p>557.79999999999</text:p>
          </table:table-cell>
        </table:table-row>
        <table:table-row table:style-name="ro1">
          <table:table-cell office:value-type="float" office:value="99.4334" calcext:value-type="float">
            <text:p>9.94E+01</text:p>
          </table:table-cell>
          <table:table-cell office:value-type="float" office:value="198.725" calcext:value-type="float">
            <text:p>1.99E+02</text:p>
          </table:table-cell>
          <table:table-cell table:formula="of:=[.C2791]+0.2" office:value-type="float" office:value="557.99999999999" calcext:value-type="float">
            <text:p>557.99999999999</text:p>
          </table:table-cell>
        </table:table-row>
        <table:table-row table:style-name="ro1">
          <table:table-cell office:value-type="float" office:value="99.4241" calcext:value-type="float">
            <text:p>9.94E+01</text:p>
          </table:table-cell>
          <table:table-cell office:value-type="float" office:value="198.704" calcext:value-type="float">
            <text:p>1.99E+02</text:p>
          </table:table-cell>
          <table:table-cell table:formula="of:=[.C2792]+0.2" office:value-type="float" office:value="558.19999999999" calcext:value-type="float">
            <text:p>558.19999999999</text:p>
          </table:table-cell>
        </table:table-row>
        <table:table-row table:style-name="ro1">
          <table:table-cell office:value-type="float" office:value="99.4148" calcext:value-type="float">
            <text:p>9.94E+01</text:p>
          </table:table-cell>
          <table:table-cell office:value-type="float" office:value="198.683" calcext:value-type="float">
            <text:p>1.99E+02</text:p>
          </table:table-cell>
          <table:table-cell table:formula="of:=[.C2793]+0.2" office:value-type="float" office:value="558.39999999999" calcext:value-type="float">
            <text:p>558.39999999999</text:p>
          </table:table-cell>
        </table:table-row>
        <table:table-row table:style-name="ro1">
          <table:table-cell office:value-type="float" office:value="99.4055" calcext:value-type="float">
            <text:p>9.94E+01</text:p>
          </table:table-cell>
          <table:table-cell office:value-type="float" office:value="198.662" calcext:value-type="float">
            <text:p>1.99E+02</text:p>
          </table:table-cell>
          <table:table-cell table:formula="of:=[.C2794]+0.2" office:value-type="float" office:value="558.59999999999" calcext:value-type="float">
            <text:p>558.59999999999</text:p>
          </table:table-cell>
        </table:table-row>
        <table:table-row table:style-name="ro1">
          <table:table-cell office:value-type="float" office:value="99.3962" calcext:value-type="float">
            <text:p>9.94E+01</text:p>
          </table:table-cell>
          <table:table-cell office:value-type="float" office:value="198.642" calcext:value-type="float">
            <text:p>1.99E+02</text:p>
          </table:table-cell>
          <table:table-cell table:formula="of:=[.C2795]+0.2" office:value-type="float" office:value="558.79999999999" calcext:value-type="float">
            <text:p>558.79999999999</text:p>
          </table:table-cell>
        </table:table-row>
        <table:table-row table:style-name="ro1">
          <table:table-cell office:value-type="float" office:value="99.387" calcext:value-type="float">
            <text:p>9.94E+01</text:p>
          </table:table-cell>
          <table:table-cell office:value-type="float" office:value="198.621" calcext:value-type="float">
            <text:p>1.99E+02</text:p>
          </table:table-cell>
          <table:table-cell table:formula="of:=[.C2796]+0.2" office:value-type="float" office:value="558.99999999999" calcext:value-type="float">
            <text:p>558.99999999999</text:p>
          </table:table-cell>
        </table:table-row>
        <table:table-row table:style-name="ro1">
          <table:table-cell office:value-type="float" office:value="99.3777" calcext:value-type="float">
            <text:p>9.94E+01</text:p>
          </table:table-cell>
          <table:table-cell office:value-type="float" office:value="198.6" calcext:value-type="float">
            <text:p>1.99E+02</text:p>
          </table:table-cell>
          <table:table-cell table:formula="of:=[.C2797]+0.2" office:value-type="float" office:value="559.19999999999" calcext:value-type="float">
            <text:p>559.19999999999</text:p>
          </table:table-cell>
        </table:table-row>
        <table:table-row table:style-name="ro1">
          <table:table-cell office:value-type="float" office:value="99.3685" calcext:value-type="float">
            <text:p>9.94E+01</text:p>
          </table:table-cell>
          <table:table-cell office:value-type="float" office:value="198.579" calcext:value-type="float">
            <text:p>1.99E+02</text:p>
          </table:table-cell>
          <table:table-cell table:formula="of:=[.C2798]+0.2" office:value-type="float" office:value="559.39999999999" calcext:value-type="float">
            <text:p>559.39999999999</text:p>
          </table:table-cell>
        </table:table-row>
        <table:table-row table:style-name="ro1">
          <table:table-cell office:value-type="float" office:value="99.3594" calcext:value-type="float">
            <text:p>9.94E+01</text:p>
          </table:table-cell>
          <table:table-cell office:value-type="float" office:value="198.559" calcext:value-type="float">
            <text:p>1.99E+02</text:p>
          </table:table-cell>
          <table:table-cell table:formula="of:=[.C2799]+0.2" office:value-type="float" office:value="559.59999999999" calcext:value-type="float">
            <text:p>559.59999999999</text:p>
          </table:table-cell>
        </table:table-row>
        <table:table-row table:style-name="ro1">
          <table:table-cell office:value-type="float" office:value="99.3502" calcext:value-type="float">
            <text:p>9.94E+01</text:p>
          </table:table-cell>
          <table:table-cell office:value-type="float" office:value="198.538" calcext:value-type="float">
            <text:p>1.99E+02</text:p>
          </table:table-cell>
          <table:table-cell table:formula="of:=[.C2800]+0.2" office:value-type="float" office:value="559.79999999999" calcext:value-type="float">
            <text:p>559.79999999999</text:p>
          </table:table-cell>
        </table:table-row>
        <table:table-row table:style-name="ro1">
          <table:table-cell office:value-type="float" office:value="99.341" calcext:value-type="float">
            <text:p>9.93E+01</text:p>
          </table:table-cell>
          <table:table-cell office:value-type="float" office:value="198.517" calcext:value-type="float">
            <text:p>1.99E+02</text:p>
          </table:table-cell>
          <table:table-cell table:formula="of:=[.C2801]+0.2" office:value-type="float" office:value="559.99999999999" calcext:value-type="float">
            <text:p>559.99999999999</text:p>
          </table:table-cell>
        </table:table-row>
        <table:table-row table:style-name="ro1">
          <table:table-cell office:value-type="float" office:value="99.3319" calcext:value-type="float">
            <text:p>9.93E+01</text:p>
          </table:table-cell>
          <table:table-cell office:value-type="float" office:value="198.497" calcext:value-type="float">
            <text:p>1.98E+02</text:p>
          </table:table-cell>
          <table:table-cell table:formula="of:=[.C2802]+0.2" office:value-type="float" office:value="560.19999999999" calcext:value-type="float">
            <text:p>560.19999999999</text:p>
          </table:table-cell>
        </table:table-row>
        <table:table-row table:style-name="ro1">
          <table:table-cell office:value-type="float" office:value="99.3228" calcext:value-type="float">
            <text:p>9.93E+01</text:p>
          </table:table-cell>
          <table:table-cell office:value-type="float" office:value="198.476" calcext:value-type="float">
            <text:p>1.98E+02</text:p>
          </table:table-cell>
          <table:table-cell table:formula="of:=[.C2803]+0.2" office:value-type="float" office:value="560.39999999999" calcext:value-type="float">
            <text:p>560.39999999999</text:p>
          </table:table-cell>
        </table:table-row>
        <table:table-row table:style-name="ro1">
          <table:table-cell office:value-type="float" office:value="99.3138" calcext:value-type="float">
            <text:p>9.93E+01</text:p>
          </table:table-cell>
          <table:table-cell office:value-type="float" office:value="198.456" calcext:value-type="float">
            <text:p>1.98E+02</text:p>
          </table:table-cell>
          <table:table-cell table:formula="of:=[.C2804]+0.2" office:value-type="float" office:value="560.599999999991" calcext:value-type="float">
            <text:p>560.599999999991</text:p>
          </table:table-cell>
        </table:table-row>
        <table:table-row table:style-name="ro1">
          <table:table-cell office:value-type="float" office:value="99.3047" calcext:value-type="float">
            <text:p>9.93E+01</text:p>
          </table:table-cell>
          <table:table-cell office:value-type="float" office:value="198.436" calcext:value-type="float">
            <text:p>1.98E+02</text:p>
          </table:table-cell>
          <table:table-cell table:formula="of:=[.C2805]+0.2" office:value-type="float" office:value="560.799999999991" calcext:value-type="float">
            <text:p>560.799999999991</text:p>
          </table:table-cell>
        </table:table-row>
        <table:table-row table:style-name="ro1">
          <table:table-cell office:value-type="float" office:value="99.2957" calcext:value-type="float">
            <text:p>9.93E+01</text:p>
          </table:table-cell>
          <table:table-cell office:value-type="float" office:value="198.415" calcext:value-type="float">
            <text:p>1.98E+02</text:p>
          </table:table-cell>
          <table:table-cell table:formula="of:=[.C2806]+0.2" office:value-type="float" office:value="560.999999999991" calcext:value-type="float">
            <text:p>560.999999999991</text:p>
          </table:table-cell>
        </table:table-row>
        <table:table-row table:style-name="ro1">
          <table:table-cell office:value-type="float" office:value="99.2867" calcext:value-type="float">
            <text:p>9.93E+01</text:p>
          </table:table-cell>
          <table:table-cell office:value-type="float" office:value="198.395" calcext:value-type="float">
            <text:p>1.98E+02</text:p>
          </table:table-cell>
          <table:table-cell table:formula="of:=[.C2807]+0.2" office:value-type="float" office:value="561.199999999991" calcext:value-type="float">
            <text:p>561.199999999991</text:p>
          </table:table-cell>
        </table:table-row>
        <table:table-row table:style-name="ro1">
          <table:table-cell office:value-type="float" office:value="99.2777" calcext:value-type="float">
            <text:p>9.93E+01</text:p>
          </table:table-cell>
          <table:table-cell office:value-type="float" office:value="198.375" calcext:value-type="float">
            <text:p>1.98E+02</text:p>
          </table:table-cell>
          <table:table-cell table:formula="of:=[.C2808]+0.2" office:value-type="float" office:value="561.399999999991" calcext:value-type="float">
            <text:p>561.399999999991</text:p>
          </table:table-cell>
        </table:table-row>
        <table:table-row table:style-name="ro1">
          <table:table-cell office:value-type="float" office:value="99.2687" calcext:value-type="float">
            <text:p>9.93E+01</text:p>
          </table:table-cell>
          <table:table-cell office:value-type="float" office:value="198.355" calcext:value-type="float">
            <text:p>1.98E+02</text:p>
          </table:table-cell>
          <table:table-cell table:formula="of:=[.C2809]+0.2" office:value-type="float" office:value="561.599999999991" calcext:value-type="float">
            <text:p>561.599999999991</text:p>
          </table:table-cell>
        </table:table-row>
        <table:table-row table:style-name="ro1">
          <table:table-cell office:value-type="float" office:value="99.2598" calcext:value-type="float">
            <text:p>9.93E+01</text:p>
          </table:table-cell>
          <table:table-cell office:value-type="float" office:value="198.335" calcext:value-type="float">
            <text:p>1.98E+02</text:p>
          </table:table-cell>
          <table:table-cell table:formula="of:=[.C2810]+0.2" office:value-type="float" office:value="561.799999999991" calcext:value-type="float">
            <text:p>561.799999999991</text:p>
          </table:table-cell>
        </table:table-row>
        <table:table-row table:style-name="ro1">
          <table:table-cell office:value-type="float" office:value="99.2508" calcext:value-type="float">
            <text:p>9.93E+01</text:p>
          </table:table-cell>
          <table:table-cell office:value-type="float" office:value="198.314" calcext:value-type="float">
            <text:p>1.98E+02</text:p>
          </table:table-cell>
          <table:table-cell table:formula="of:=[.C2811]+0.2" office:value-type="float" office:value="561.999999999991" calcext:value-type="float">
            <text:p>561.999999999991</text:p>
          </table:table-cell>
        </table:table-row>
        <table:table-row table:style-name="ro1">
          <table:table-cell office:value-type="float" office:value="99.2419" calcext:value-type="float">
            <text:p>9.92E+01</text:p>
          </table:table-cell>
          <table:table-cell office:value-type="float" office:value="198.294" calcext:value-type="float">
            <text:p>1.98E+02</text:p>
          </table:table-cell>
          <table:table-cell table:formula="of:=[.C2812]+0.2" office:value-type="float" office:value="562.199999999991" calcext:value-type="float">
            <text:p>562.199999999991</text:p>
          </table:table-cell>
        </table:table-row>
        <table:table-row table:style-name="ro1">
          <table:table-cell office:value-type="float" office:value="99.2331" calcext:value-type="float">
            <text:p>9.92E+01</text:p>
          </table:table-cell>
          <table:table-cell office:value-type="float" office:value="198.274" calcext:value-type="float">
            <text:p>1.98E+02</text:p>
          </table:table-cell>
          <table:table-cell table:formula="of:=[.C2813]+0.2" office:value-type="float" office:value="562.399999999991" calcext:value-type="float">
            <text:p>562.399999999991</text:p>
          </table:table-cell>
        </table:table-row>
        <table:table-row table:style-name="ro1">
          <table:table-cell office:value-type="float" office:value="99.2242" calcext:value-type="float">
            <text:p>9.92E+01</text:p>
          </table:table-cell>
          <table:table-cell office:value-type="float" office:value="198.255" calcext:value-type="float">
            <text:p>1.98E+02</text:p>
          </table:table-cell>
          <table:table-cell table:formula="of:=[.C2814]+0.2" office:value-type="float" office:value="562.599999999991" calcext:value-type="float">
            <text:p>562.599999999991</text:p>
          </table:table-cell>
        </table:table-row>
        <table:table-row table:style-name="ro1">
          <table:table-cell office:value-type="float" office:value="99.2154" calcext:value-type="float">
            <text:p>9.92E+01</text:p>
          </table:table-cell>
          <table:table-cell office:value-type="float" office:value="198.235" calcext:value-type="float">
            <text:p>1.98E+02</text:p>
          </table:table-cell>
          <table:table-cell table:formula="of:=[.C2815]+0.2" office:value-type="float" office:value="562.799999999991" calcext:value-type="float">
            <text:p>562.799999999991</text:p>
          </table:table-cell>
        </table:table-row>
        <table:table-row table:style-name="ro1">
          <table:table-cell office:value-type="float" office:value="99.2066" calcext:value-type="float">
            <text:p>9.92E+01</text:p>
          </table:table-cell>
          <table:table-cell office:value-type="float" office:value="198.215" calcext:value-type="float">
            <text:p>1.98E+02</text:p>
          </table:table-cell>
          <table:table-cell table:formula="of:=[.C2816]+0.2" office:value-type="float" office:value="562.999999999991" calcext:value-type="float">
            <text:p>562.999999999991</text:p>
          </table:table-cell>
        </table:table-row>
        <table:table-row table:style-name="ro1">
          <table:table-cell office:value-type="float" office:value="99.1978" calcext:value-type="float">
            <text:p>9.92E+01</text:p>
          </table:table-cell>
          <table:table-cell office:value-type="float" office:value="198.195" calcext:value-type="float">
            <text:p>1.98E+02</text:p>
          </table:table-cell>
          <table:table-cell table:formula="of:=[.C2817]+0.2" office:value-type="float" office:value="563.199999999991" calcext:value-type="float">
            <text:p>563.199999999991</text:p>
          </table:table-cell>
        </table:table-row>
        <table:table-row table:style-name="ro1">
          <table:table-cell office:value-type="float" office:value="99.189" calcext:value-type="float">
            <text:p>9.92E+01</text:p>
          </table:table-cell>
          <table:table-cell office:value-type="float" office:value="198.175" calcext:value-type="float">
            <text:p>1.98E+02</text:p>
          </table:table-cell>
          <table:table-cell table:formula="of:=[.C2818]+0.2" office:value-type="float" office:value="563.399999999991" calcext:value-type="float">
            <text:p>563.399999999991</text:p>
          </table:table-cell>
        </table:table-row>
        <table:table-row table:style-name="ro1">
          <table:table-cell office:value-type="float" office:value="99.1803" calcext:value-type="float">
            <text:p>9.92E+01</text:p>
          </table:table-cell>
          <table:table-cell office:value-type="float" office:value="198.156" calcext:value-type="float">
            <text:p>1.98E+02</text:p>
          </table:table-cell>
          <table:table-cell table:formula="of:=[.C2819]+0.2" office:value-type="float" office:value="563.599999999991" calcext:value-type="float">
            <text:p>563.599999999991</text:p>
          </table:table-cell>
        </table:table-row>
        <table:table-row table:style-name="ro1">
          <table:table-cell office:value-type="float" office:value="99.1715" calcext:value-type="float">
            <text:p>9.92E+01</text:p>
          </table:table-cell>
          <table:table-cell office:value-type="float" office:value="198.136" calcext:value-type="float">
            <text:p>1.98E+02</text:p>
          </table:table-cell>
          <table:table-cell table:formula="of:=[.C2820]+0.2" office:value-type="float" office:value="563.799999999991" calcext:value-type="float">
            <text:p>563.799999999991</text:p>
          </table:table-cell>
        </table:table-row>
        <table:table-row table:style-name="ro1">
          <table:table-cell office:value-type="float" office:value="99.1628" calcext:value-type="float">
            <text:p>9.92E+01</text:p>
          </table:table-cell>
          <table:table-cell office:value-type="float" office:value="198.116" calcext:value-type="float">
            <text:p>1.98E+02</text:p>
          </table:table-cell>
          <table:table-cell table:formula="of:=[.C2821]+0.2" office:value-type="float" office:value="563.999999999991" calcext:value-type="float">
            <text:p>563.999999999991</text:p>
          </table:table-cell>
        </table:table-row>
        <table:table-row table:style-name="ro1">
          <table:table-cell office:value-type="float" office:value="99.1541" calcext:value-type="float">
            <text:p>9.92E+01</text:p>
          </table:table-cell>
          <table:table-cell office:value-type="float" office:value="198.097" calcext:value-type="float">
            <text:p>1.98E+02</text:p>
          </table:table-cell>
          <table:table-cell table:formula="of:=[.C2822]+0.2" office:value-type="float" office:value="564.199999999991" calcext:value-type="float">
            <text:p>564.199999999991</text:p>
          </table:table-cell>
        </table:table-row>
        <table:table-row table:style-name="ro1">
          <table:table-cell office:value-type="float" office:value="99.1455" calcext:value-type="float">
            <text:p>9.91E+01</text:p>
          </table:table-cell>
          <table:table-cell office:value-type="float" office:value="198.077" calcext:value-type="float">
            <text:p>1.98E+02</text:p>
          </table:table-cell>
          <table:table-cell table:formula="of:=[.C2823]+0.2" office:value-type="float" office:value="564.399999999991" calcext:value-type="float">
            <text:p>564.399999999991</text:p>
          </table:table-cell>
        </table:table-row>
        <table:table-row table:style-name="ro1">
          <table:table-cell office:value-type="float" office:value="99.1368" calcext:value-type="float">
            <text:p>9.91E+01</text:p>
          </table:table-cell>
          <table:table-cell office:value-type="float" office:value="198.058" calcext:value-type="float">
            <text:p>1.98E+02</text:p>
          </table:table-cell>
          <table:table-cell table:formula="of:=[.C2824]+0.2" office:value-type="float" office:value="564.599999999991" calcext:value-type="float">
            <text:p>564.599999999991</text:p>
          </table:table-cell>
        </table:table-row>
        <table:table-row table:style-name="ro1">
          <table:table-cell office:value-type="float" office:value="99.1282" calcext:value-type="float">
            <text:p>9.91E+01</text:p>
          </table:table-cell>
          <table:table-cell office:value-type="float" office:value="198.038" calcext:value-type="float">
            <text:p>1.98E+02</text:p>
          </table:table-cell>
          <table:table-cell table:formula="of:=[.C2825]+0.2" office:value-type="float" office:value="564.799999999991" calcext:value-type="float">
            <text:p>564.799999999991</text:p>
          </table:table-cell>
        </table:table-row>
        <table:table-row table:style-name="ro1">
          <table:table-cell office:value-type="float" office:value="99.1196" calcext:value-type="float">
            <text:p>9.91E+01</text:p>
          </table:table-cell>
          <table:table-cell office:value-type="float" office:value="198.019" calcext:value-type="float">
            <text:p>1.98E+02</text:p>
          </table:table-cell>
          <table:table-cell table:formula="of:=[.C2826]+0.2" office:value-type="float" office:value="564.999999999992" calcext:value-type="float">
            <text:p>564.999999999992</text:p>
          </table:table-cell>
        </table:table-row>
        <table:table-row table:style-name="ro1">
          <table:table-cell office:value-type="float" office:value="99.111" calcext:value-type="float">
            <text:p>9.91E+01</text:p>
          </table:table-cell>
          <table:table-cell office:value-type="float" office:value="198" calcext:value-type="float">
            <text:p>1.98E+02</text:p>
          </table:table-cell>
          <table:table-cell table:formula="of:=[.C2827]+0.2" office:value-type="float" office:value="565.199999999992" calcext:value-type="float">
            <text:p>565.199999999992</text:p>
          </table:table-cell>
        </table:table-row>
        <table:table-row table:style-name="ro1">
          <table:table-cell office:value-type="float" office:value="99.1025" calcext:value-type="float">
            <text:p>9.91E+01</text:p>
          </table:table-cell>
          <table:table-cell office:value-type="float" office:value="197.981" calcext:value-type="float">
            <text:p>1.98E+02</text:p>
          </table:table-cell>
          <table:table-cell table:formula="of:=[.C2828]+0.2" office:value-type="float" office:value="565.399999999992" calcext:value-type="float">
            <text:p>565.399999999992</text:p>
          </table:table-cell>
        </table:table-row>
        <table:table-row table:style-name="ro1">
          <table:table-cell office:value-type="float" office:value="99.0939" calcext:value-type="float">
            <text:p>9.91E+01</text:p>
          </table:table-cell>
          <table:table-cell office:value-type="float" office:value="197.961" calcext:value-type="float">
            <text:p>1.98E+02</text:p>
          </table:table-cell>
          <table:table-cell table:formula="of:=[.C2829]+0.2" office:value-type="float" office:value="565.599999999992" calcext:value-type="float">
            <text:p>565.599999999992</text:p>
          </table:table-cell>
        </table:table-row>
        <table:table-row table:style-name="ro1">
          <table:table-cell office:value-type="float" office:value="99.0854" calcext:value-type="float">
            <text:p>9.91E+01</text:p>
          </table:table-cell>
          <table:table-cell office:value-type="float" office:value="197.942" calcext:value-type="float">
            <text:p>1.98E+02</text:p>
          </table:table-cell>
          <table:table-cell table:formula="of:=[.C2830]+0.2" office:value-type="float" office:value="565.799999999992" calcext:value-type="float">
            <text:p>565.799999999992</text:p>
          </table:table-cell>
        </table:table-row>
        <table:table-row table:style-name="ro1">
          <table:table-cell office:value-type="float" office:value="99.0769" calcext:value-type="float">
            <text:p>9.91E+01</text:p>
          </table:table-cell>
          <table:table-cell office:value-type="float" office:value="197.923" calcext:value-type="float">
            <text:p>1.98E+02</text:p>
          </table:table-cell>
          <table:table-cell table:formula="of:=[.C2831]+0.2" office:value-type="float" office:value="565.999999999992" calcext:value-type="float">
            <text:p>565.999999999992</text:p>
          </table:table-cell>
        </table:table-row>
        <table:table-row table:style-name="ro1">
          <table:table-cell office:value-type="float" office:value="99.0685" calcext:value-type="float">
            <text:p>9.91E+01</text:p>
          </table:table-cell>
          <table:table-cell office:value-type="float" office:value="197.904" calcext:value-type="float">
            <text:p>1.98E+02</text:p>
          </table:table-cell>
          <table:table-cell table:formula="of:=[.C2832]+0.2" office:value-type="float" office:value="566.199999999992" calcext:value-type="float">
            <text:p>566.199999999992</text:p>
          </table:table-cell>
        </table:table-row>
        <table:table-row table:style-name="ro1">
          <table:table-cell office:value-type="float" office:value="99.06" calcext:value-type="float">
            <text:p>9.91E+01</text:p>
          </table:table-cell>
          <table:table-cell office:value-type="float" office:value="197.885" calcext:value-type="float">
            <text:p>1.98E+02</text:p>
          </table:table-cell>
          <table:table-cell table:formula="of:=[.C2833]+0.2" office:value-type="float" office:value="566.399999999992" calcext:value-type="float">
            <text:p>566.399999999992</text:p>
          </table:table-cell>
        </table:table-row>
        <table:table-row table:style-name="ro1">
          <table:table-cell office:value-type="float" office:value="99.0516" calcext:value-type="float">
            <text:p>9.91E+01</text:p>
          </table:table-cell>
          <table:table-cell office:value-type="float" office:value="197.866" calcext:value-type="float">
            <text:p>1.98E+02</text:p>
          </table:table-cell>
          <table:table-cell table:formula="of:=[.C2834]+0.2" office:value-type="float" office:value="566.599999999992" calcext:value-type="float">
            <text:p>566.599999999992</text:p>
          </table:table-cell>
        </table:table-row>
        <table:table-row table:style-name="ro1">
          <table:table-cell office:value-type="float" office:value="99.0432" calcext:value-type="float">
            <text:p>9.90E+01</text:p>
          </table:table-cell>
          <table:table-cell office:value-type="float" office:value="197.847" calcext:value-type="float">
            <text:p>1.98E+02</text:p>
          </table:table-cell>
          <table:table-cell table:formula="of:=[.C2835]+0.2" office:value-type="float" office:value="566.799999999992" calcext:value-type="float">
            <text:p>566.799999999992</text:p>
          </table:table-cell>
        </table:table-row>
        <table:table-row table:style-name="ro1">
          <table:table-cell office:value-type="float" office:value="99.0348" calcext:value-type="float">
            <text:p>9.90E+01</text:p>
          </table:table-cell>
          <table:table-cell office:value-type="float" office:value="197.828" calcext:value-type="float">
            <text:p>1.98E+02</text:p>
          </table:table-cell>
          <table:table-cell table:formula="of:=[.C2836]+0.2" office:value-type="float" office:value="566.999999999992" calcext:value-type="float">
            <text:p>566.999999999992</text:p>
          </table:table-cell>
        </table:table-row>
        <table:table-row table:style-name="ro1">
          <table:table-cell office:value-type="float" office:value="99.0265" calcext:value-type="float">
            <text:p>9.90E+01</text:p>
          </table:table-cell>
          <table:table-cell office:value-type="float" office:value="197.81" calcext:value-type="float">
            <text:p>1.98E+02</text:p>
          </table:table-cell>
          <table:table-cell table:formula="of:=[.C2837]+0.2" office:value-type="float" office:value="567.199999999992" calcext:value-type="float">
            <text:p>567.199999999992</text:p>
          </table:table-cell>
        </table:table-row>
        <table:table-row table:style-name="ro1">
          <table:table-cell office:value-type="float" office:value="99.0181" calcext:value-type="float">
            <text:p>9.90E+01</text:p>
          </table:table-cell>
          <table:table-cell office:value-type="float" office:value="197.791" calcext:value-type="float">
            <text:p>1.98E+02</text:p>
          </table:table-cell>
          <table:table-cell table:formula="of:=[.C2838]+0.2" office:value-type="float" office:value="567.399999999992" calcext:value-type="float">
            <text:p>567.399999999992</text:p>
          </table:table-cell>
        </table:table-row>
        <table:table-row table:style-name="ro1">
          <table:table-cell office:value-type="float" office:value="99.0098" calcext:value-type="float">
            <text:p>9.90E+01</text:p>
          </table:table-cell>
          <table:table-cell office:value-type="float" office:value="197.772" calcext:value-type="float">
            <text:p>1.98E+02</text:p>
          </table:table-cell>
          <table:table-cell table:formula="of:=[.C2839]+0.2" office:value-type="float" office:value="567.599999999992" calcext:value-type="float">
            <text:p>567.599999999992</text:p>
          </table:table-cell>
        </table:table-row>
        <table:table-row table:style-name="ro1">
          <table:table-cell office:value-type="float" office:value="99.0015" calcext:value-type="float">
            <text:p>9.90E+01</text:p>
          </table:table-cell>
          <table:table-cell office:value-type="float" office:value="197.753" calcext:value-type="float">
            <text:p>1.98E+02</text:p>
          </table:table-cell>
          <table:table-cell table:formula="of:=[.C2840]+0.2" office:value-type="float" office:value="567.799999999992" calcext:value-type="float">
            <text:p>567.799999999992</text:p>
          </table:table-cell>
        </table:table-row>
        <table:table-row table:style-name="ro1">
          <table:table-cell office:value-type="float" office:value="98.9932" calcext:value-type="float">
            <text:p>9.90E+01</text:p>
          </table:table-cell>
          <table:table-cell office:value-type="float" office:value="197.735" calcext:value-type="float">
            <text:p>1.98E+02</text:p>
          </table:table-cell>
          <table:table-cell table:formula="of:=[.C2841]+0.2" office:value-type="float" office:value="567.999999999992" calcext:value-type="float">
            <text:p>567.999999999992</text:p>
          </table:table-cell>
        </table:table-row>
        <table:table-row table:style-name="ro1">
          <table:table-cell office:value-type="float" office:value="98.985" calcext:value-type="float">
            <text:p>9.90E+01</text:p>
          </table:table-cell>
          <table:table-cell office:value-type="float" office:value="197.716" calcext:value-type="float">
            <text:p>1.98E+02</text:p>
          </table:table-cell>
          <table:table-cell table:formula="of:=[.C2842]+0.2" office:value-type="float" office:value="568.199999999992" calcext:value-type="float">
            <text:p>568.199999999992</text:p>
          </table:table-cell>
        </table:table-row>
        <table:table-row table:style-name="ro1">
          <table:table-cell office:value-type="float" office:value="98.9767" calcext:value-type="float">
            <text:p>9.90E+01</text:p>
          </table:table-cell>
          <table:table-cell office:value-type="float" office:value="197.698" calcext:value-type="float">
            <text:p>1.98E+02</text:p>
          </table:table-cell>
          <table:table-cell table:formula="of:=[.C2843]+0.2" office:value-type="float" office:value="568.399999999992" calcext:value-type="float">
            <text:p>568.399999999992</text:p>
          </table:table-cell>
        </table:table-row>
        <table:table-row table:style-name="ro1">
          <table:table-cell office:value-type="float" office:value="98.9685" calcext:value-type="float">
            <text:p>9.90E+01</text:p>
          </table:table-cell>
          <table:table-cell office:value-type="float" office:value="197.679" calcext:value-type="float">
            <text:p>1.98E+02</text:p>
          </table:table-cell>
          <table:table-cell table:formula="of:=[.C2844]+0.2" office:value-type="float" office:value="568.599999999992" calcext:value-type="float">
            <text:p>568.599999999992</text:p>
          </table:table-cell>
        </table:table-row>
        <table:table-row table:style-name="ro1">
          <table:table-cell office:value-type="float" office:value="98.9603" calcext:value-type="float">
            <text:p>9.90E+01</text:p>
          </table:table-cell>
          <table:table-cell office:value-type="float" office:value="197.661" calcext:value-type="float">
            <text:p>1.98E+02</text:p>
          </table:table-cell>
          <table:table-cell table:formula="of:=[.C2845]+0.2" office:value-type="float" office:value="568.799999999992" calcext:value-type="float">
            <text:p>568.799999999992</text:p>
          </table:table-cell>
        </table:table-row>
        <table:table-row table:style-name="ro1">
          <table:table-cell office:value-type="float" office:value="98.9522" calcext:value-type="float">
            <text:p>9.90E+01</text:p>
          </table:table-cell>
          <table:table-cell office:value-type="float" office:value="197.642" calcext:value-type="float">
            <text:p>1.98E+02</text:p>
          </table:table-cell>
          <table:table-cell table:formula="of:=[.C2846]+0.2" office:value-type="float" office:value="568.999999999992" calcext:value-type="float">
            <text:p>568.999999999992</text:p>
          </table:table-cell>
        </table:table-row>
        <table:table-row table:style-name="ro1">
          <table:table-cell office:value-type="float" office:value="98.944" calcext:value-type="float">
            <text:p>9.89E+01</text:p>
          </table:table-cell>
          <table:table-cell office:value-type="float" office:value="197.624" calcext:value-type="float">
            <text:p>1.98E+02</text:p>
          </table:table-cell>
          <table:table-cell table:formula="of:=[.C2847]+0.2" office:value-type="float" office:value="569.199999999993" calcext:value-type="float">
            <text:p>569.199999999993</text:p>
          </table:table-cell>
        </table:table-row>
        <table:table-row table:style-name="ro1">
          <table:table-cell office:value-type="float" office:value="98.9359" calcext:value-type="float">
            <text:p>9.89E+01</text:p>
          </table:table-cell>
          <table:table-cell office:value-type="float" office:value="197.606" calcext:value-type="float">
            <text:p>1.98E+02</text:p>
          </table:table-cell>
          <table:table-cell table:formula="of:=[.C2848]+0.2" office:value-type="float" office:value="569.399999999992" calcext:value-type="float">
            <text:p>569.399999999992</text:p>
          </table:table-cell>
        </table:table-row>
        <table:table-row table:style-name="ro1">
          <table:table-cell office:value-type="float" office:value="98.9278" calcext:value-type="float">
            <text:p>9.89E+01</text:p>
          </table:table-cell>
          <table:table-cell office:value-type="float" office:value="197.588" calcext:value-type="float">
            <text:p>1.98E+02</text:p>
          </table:table-cell>
          <table:table-cell table:formula="of:=[.C2849]+0.2" office:value-type="float" office:value="569.599999999993" calcext:value-type="float">
            <text:p>569.599999999993</text:p>
          </table:table-cell>
        </table:table-row>
        <table:table-row table:style-name="ro1">
          <table:table-cell office:value-type="float" office:value="98.9197" calcext:value-type="float">
            <text:p>9.89E+01</text:p>
          </table:table-cell>
          <table:table-cell office:value-type="float" office:value="197.569" calcext:value-type="float">
            <text:p>1.98E+02</text:p>
          </table:table-cell>
          <table:table-cell table:formula="of:=[.C2850]+0.2" office:value-type="float" office:value="569.799999999993" calcext:value-type="float">
            <text:p>569.799999999993</text:p>
          </table:table-cell>
        </table:table-row>
        <table:table-row table:style-name="ro1">
          <table:table-cell office:value-type="float" office:value="98.9116" calcext:value-type="float">
            <text:p>9.89E+01</text:p>
          </table:table-cell>
          <table:table-cell office:value-type="float" office:value="197.551" calcext:value-type="float">
            <text:p>1.98E+02</text:p>
          </table:table-cell>
          <table:table-cell table:formula="of:=[.C2851]+0.2" office:value-type="float" office:value="569.999999999993" calcext:value-type="float">
            <text:p>569.999999999993</text:p>
          </table:table-cell>
        </table:table-row>
        <table:table-row table:style-name="ro1">
          <table:table-cell office:value-type="float" office:value="98.9036" calcext:value-type="float">
            <text:p>9.89E+01</text:p>
          </table:table-cell>
          <table:table-cell office:value-type="float" office:value="197.533" calcext:value-type="float">
            <text:p>1.98E+02</text:p>
          </table:table-cell>
          <table:table-cell table:formula="of:=[.C2852]+0.2" office:value-type="float" office:value="570.199999999993" calcext:value-type="float">
            <text:p>570.199999999993</text:p>
          </table:table-cell>
        </table:table-row>
        <table:table-row table:style-name="ro1">
          <table:table-cell office:value-type="float" office:value="98.8956" calcext:value-type="float">
            <text:p>9.89E+01</text:p>
          </table:table-cell>
          <table:table-cell office:value-type="float" office:value="197.515" calcext:value-type="float">
            <text:p>1.98E+02</text:p>
          </table:table-cell>
          <table:table-cell table:formula="of:=[.C2853]+0.2" office:value-type="float" office:value="570.399999999993" calcext:value-type="float">
            <text:p>570.399999999993</text:p>
          </table:table-cell>
        </table:table-row>
        <table:table-row table:style-name="ro1">
          <table:table-cell office:value-type="float" office:value="98.8876" calcext:value-type="float">
            <text:p>9.89E+01</text:p>
          </table:table-cell>
          <table:table-cell office:value-type="float" office:value="197.497" calcext:value-type="float">
            <text:p>1.97E+02</text:p>
          </table:table-cell>
          <table:table-cell table:formula="of:=[.C2854]+0.2" office:value-type="float" office:value="570.599999999993" calcext:value-type="float">
            <text:p>570.599999999993</text:p>
          </table:table-cell>
        </table:table-row>
        <table:table-row table:style-name="ro1">
          <table:table-cell office:value-type="float" office:value="98.8796" calcext:value-type="float">
            <text:p>9.89E+01</text:p>
          </table:table-cell>
          <table:table-cell office:value-type="float" office:value="197.479" calcext:value-type="float">
            <text:p>1.97E+02</text:p>
          </table:table-cell>
          <table:table-cell table:formula="of:=[.C2855]+0.2" office:value-type="float" office:value="570.799999999993" calcext:value-type="float">
            <text:p>570.799999999993</text:p>
          </table:table-cell>
        </table:table-row>
        <table:table-row table:style-name="ro1">
          <table:table-cell office:value-type="float" office:value="98.8717" calcext:value-type="float">
            <text:p>9.89E+01</text:p>
          </table:table-cell>
          <table:table-cell office:value-type="float" office:value="197.461" calcext:value-type="float">
            <text:p>1.97E+02</text:p>
          </table:table-cell>
          <table:table-cell table:formula="of:=[.C2856]+0.2" office:value-type="float" office:value="570.999999999993" calcext:value-type="float">
            <text:p>570.999999999993</text:p>
          </table:table-cell>
        </table:table-row>
        <table:table-row table:style-name="ro1">
          <table:table-cell office:value-type="float" office:value="98.8637" calcext:value-type="float">
            <text:p>9.89E+01</text:p>
          </table:table-cell>
          <table:table-cell office:value-type="float" office:value="197.443" calcext:value-type="float">
            <text:p>1.97E+02</text:p>
          </table:table-cell>
          <table:table-cell table:formula="of:=[.C2857]+0.2" office:value-type="float" office:value="571.199999999993" calcext:value-type="float">
            <text:p>571.199999999993</text:p>
          </table:table-cell>
        </table:table-row>
        <table:table-row table:style-name="ro1">
          <table:table-cell office:value-type="float" office:value="98.8558" calcext:value-type="float">
            <text:p>9.89E+01</text:p>
          </table:table-cell>
          <table:table-cell office:value-type="float" office:value="197.426" calcext:value-type="float">
            <text:p>1.97E+02</text:p>
          </table:table-cell>
          <table:table-cell table:formula="of:=[.C2858]+0.2" office:value-type="float" office:value="571.399999999993" calcext:value-type="float">
            <text:p>571.399999999993</text:p>
          </table:table-cell>
        </table:table-row>
        <table:table-row table:style-name="ro1">
          <table:table-cell office:value-type="float" office:value="98.8479" calcext:value-type="float">
            <text:p>9.88E+01</text:p>
          </table:table-cell>
          <table:table-cell office:value-type="float" office:value="197.408" calcext:value-type="float">
            <text:p>1.97E+02</text:p>
          </table:table-cell>
          <table:table-cell table:formula="of:=[.C2859]+0.2" office:value-type="float" office:value="571.599999999993" calcext:value-type="float">
            <text:p>571.599999999993</text:p>
          </table:table-cell>
        </table:table-row>
        <table:table-row table:style-name="ro1">
          <table:table-cell office:value-type="float" office:value="98.8401" calcext:value-type="float">
            <text:p>9.88E+01</text:p>
          </table:table-cell>
          <table:table-cell office:value-type="float" office:value="197.39" calcext:value-type="float">
            <text:p>1.97E+02</text:p>
          </table:table-cell>
          <table:table-cell table:formula="of:=[.C2860]+0.2" office:value-type="float" office:value="571.799999999993" calcext:value-type="float">
            <text:p>571.799999999993</text:p>
          </table:table-cell>
        </table:table-row>
        <table:table-row table:style-name="ro1">
          <table:table-cell office:value-type="float" office:value="98.8322" calcext:value-type="float">
            <text:p>9.88E+01</text:p>
          </table:table-cell>
          <table:table-cell office:value-type="float" office:value="197.372" calcext:value-type="float">
            <text:p>1.97E+02</text:p>
          </table:table-cell>
          <table:table-cell table:formula="of:=[.C2861]+0.2" office:value-type="float" office:value="571.999999999993" calcext:value-type="float">
            <text:p>571.999999999993</text:p>
          </table:table-cell>
        </table:table-row>
        <table:table-row table:style-name="ro1">
          <table:table-cell office:value-type="float" office:value="98.8244" calcext:value-type="float">
            <text:p>9.88E+01</text:p>
          </table:table-cell>
          <table:table-cell office:value-type="float" office:value="197.355" calcext:value-type="float">
            <text:p>1.97E+02</text:p>
          </table:table-cell>
          <table:table-cell table:formula="of:=[.C2862]+0.2" office:value-type="float" office:value="572.199999999993" calcext:value-type="float">
            <text:p>572.199999999993</text:p>
          </table:table-cell>
        </table:table-row>
        <table:table-row table:style-name="ro1">
          <table:table-cell office:value-type="float" office:value="98.8166" calcext:value-type="float">
            <text:p>9.88E+01</text:p>
          </table:table-cell>
          <table:table-cell office:value-type="float" office:value="197.337" calcext:value-type="float">
            <text:p>1.97E+02</text:p>
          </table:table-cell>
          <table:table-cell table:formula="of:=[.C2863]+0.2" office:value-type="float" office:value="572.399999999993" calcext:value-type="float">
            <text:p>572.399999999993</text:p>
          </table:table-cell>
        </table:table-row>
        <table:table-row table:style-name="ro1">
          <table:table-cell office:value-type="float" office:value="98.8088" calcext:value-type="float">
            <text:p>9.88E+01</text:p>
          </table:table-cell>
          <table:table-cell office:value-type="float" office:value="197.32" calcext:value-type="float">
            <text:p>1.97E+02</text:p>
          </table:table-cell>
          <table:table-cell table:formula="of:=[.C2864]+0.2" office:value-type="float" office:value="572.599999999993" calcext:value-type="float">
            <text:p>572.599999999993</text:p>
          </table:table-cell>
        </table:table-row>
        <table:table-row table:style-name="ro1">
          <table:table-cell office:value-type="float" office:value="98.8011" calcext:value-type="float">
            <text:p>9.88E+01</text:p>
          </table:table-cell>
          <table:table-cell office:value-type="float" office:value="197.302" calcext:value-type="float">
            <text:p>1.97E+02</text:p>
          </table:table-cell>
          <table:table-cell table:formula="of:=[.C2865]+0.2" office:value-type="float" office:value="572.799999999993" calcext:value-type="float">
            <text:p>572.799999999993</text:p>
          </table:table-cell>
        </table:table-row>
        <table:table-row table:style-name="ro1">
          <table:table-cell office:value-type="float" office:value="98.7933" calcext:value-type="float">
            <text:p>9.88E+01</text:p>
          </table:table-cell>
          <table:table-cell office:value-type="float" office:value="197.285" calcext:value-type="float">
            <text:p>1.97E+02</text:p>
          </table:table-cell>
          <table:table-cell table:formula="of:=[.C2866]+0.2" office:value-type="float" office:value="572.999999999993" calcext:value-type="float">
            <text:p>572.999999999993</text:p>
          </table:table-cell>
        </table:table-row>
        <table:table-row table:style-name="ro1">
          <table:table-cell office:value-type="float" office:value="98.7856" calcext:value-type="float">
            <text:p>9.88E+01</text:p>
          </table:table-cell>
          <table:table-cell office:value-type="float" office:value="197.268" calcext:value-type="float">
            <text:p>1.97E+02</text:p>
          </table:table-cell>
          <table:table-cell table:formula="of:=[.C2867]+0.2" office:value-type="float" office:value="573.199999999993" calcext:value-type="float">
            <text:p>573.199999999993</text:p>
          </table:table-cell>
        </table:table-row>
        <table:table-row table:style-name="ro1">
          <table:table-cell office:value-type="float" office:value="98.7779" calcext:value-type="float">
            <text:p>9.88E+01</text:p>
          </table:table-cell>
          <table:table-cell office:value-type="float" office:value="197.25" calcext:value-type="float">
            <text:p>1.97E+02</text:p>
          </table:table-cell>
          <table:table-cell table:formula="of:=[.C2868]+0.2" office:value-type="float" office:value="573.399999999993" calcext:value-type="float">
            <text:p>573.399999999993</text:p>
          </table:table-cell>
        </table:table-row>
        <table:table-row table:style-name="ro1">
          <table:table-cell office:value-type="float" office:value="98.7702" calcext:value-type="float">
            <text:p>9.88E+01</text:p>
          </table:table-cell>
          <table:table-cell office:value-type="float" office:value="197.233" calcext:value-type="float">
            <text:p>1.97E+02</text:p>
          </table:table-cell>
          <table:table-cell table:formula="of:=[.C2869]+0.2" office:value-type="float" office:value="573.599999999993" calcext:value-type="float">
            <text:p>573.599999999993</text:p>
          </table:table-cell>
        </table:table-row>
        <table:table-row table:style-name="ro1">
          <table:table-cell office:value-type="float" office:value="98.7626" calcext:value-type="float">
            <text:p>9.88E+01</text:p>
          </table:table-cell>
          <table:table-cell office:value-type="float" office:value="197.216" calcext:value-type="float">
            <text:p>1.97E+02</text:p>
          </table:table-cell>
          <table:table-cell table:formula="of:=[.C2870]+0.2" office:value-type="float" office:value="573.799999999994" calcext:value-type="float">
            <text:p>573.799999999994</text:p>
          </table:table-cell>
        </table:table-row>
        <table:table-row table:style-name="ro1">
          <table:table-cell office:value-type="float" office:value="98.7549" calcext:value-type="float">
            <text:p>9.88E+01</text:p>
          </table:table-cell>
          <table:table-cell office:value-type="float" office:value="197.199" calcext:value-type="float">
            <text:p>1.97E+02</text:p>
          </table:table-cell>
          <table:table-cell table:formula="of:=[.C2871]+0.2" office:value-type="float" office:value="573.999999999994" calcext:value-type="float">
            <text:p>573.999999999994</text:p>
          </table:table-cell>
        </table:table-row>
        <table:table-row table:style-name="ro1">
          <table:table-cell office:value-type="float" office:value="98.7473" calcext:value-type="float">
            <text:p>9.87E+01</text:p>
          </table:table-cell>
          <table:table-cell office:value-type="float" office:value="197.181" calcext:value-type="float">
            <text:p>1.97E+02</text:p>
          </table:table-cell>
          <table:table-cell table:formula="of:=[.C2872]+0.2" office:value-type="float" office:value="574.199999999994" calcext:value-type="float">
            <text:p>574.199999999994</text:p>
          </table:table-cell>
        </table:table-row>
        <table:table-row table:style-name="ro1">
          <table:table-cell office:value-type="float" office:value="98.7397" calcext:value-type="float">
            <text:p>9.87E+01</text:p>
          </table:table-cell>
          <table:table-cell office:value-type="float" office:value="197.164" calcext:value-type="float">
            <text:p>1.97E+02</text:p>
          </table:table-cell>
          <table:table-cell table:formula="of:=[.C2873]+0.2" office:value-type="float" office:value="574.399999999994" calcext:value-type="float">
            <text:p>574.399999999994</text:p>
          </table:table-cell>
        </table:table-row>
        <table:table-row table:style-name="ro1">
          <table:table-cell office:value-type="float" office:value="98.7322" calcext:value-type="float">
            <text:p>9.87E+01</text:p>
          </table:table-cell>
          <table:table-cell office:value-type="float" office:value="197.147" calcext:value-type="float">
            <text:p>1.97E+02</text:p>
          </table:table-cell>
          <table:table-cell table:formula="of:=[.C2874]+0.2" office:value-type="float" office:value="574.599999999994" calcext:value-type="float">
            <text:p>574.599999999994</text:p>
          </table:table-cell>
        </table:table-row>
        <table:table-row table:style-name="ro1">
          <table:table-cell office:value-type="float" office:value="98.7246" calcext:value-type="float">
            <text:p>9.87E+01</text:p>
          </table:table-cell>
          <table:table-cell office:value-type="float" office:value="197.13" calcext:value-type="float">
            <text:p>1.97E+02</text:p>
          </table:table-cell>
          <table:table-cell table:formula="of:=[.C2875]+0.2" office:value-type="float" office:value="574.799999999994" calcext:value-type="float">
            <text:p>574.799999999994</text:p>
          </table:table-cell>
        </table:table-row>
        <table:table-row table:style-name="ro1">
          <table:table-cell office:value-type="float" office:value="98.7171" calcext:value-type="float">
            <text:p>9.87E+01</text:p>
          </table:table-cell>
          <table:table-cell office:value-type="float" office:value="197.113" calcext:value-type="float">
            <text:p>1.97E+02</text:p>
          </table:table-cell>
          <table:table-cell table:formula="of:=[.C2876]+0.2" office:value-type="float" office:value="574.999999999994" calcext:value-type="float">
            <text:p>574.999999999994</text:p>
          </table:table-cell>
        </table:table-row>
        <table:table-row table:style-name="ro1">
          <table:table-cell office:value-type="float" office:value="98.7096" calcext:value-type="float">
            <text:p>9.87E+01</text:p>
          </table:table-cell>
          <table:table-cell office:value-type="float" office:value="197.097" calcext:value-type="float">
            <text:p>1.97E+02</text:p>
          </table:table-cell>
          <table:table-cell table:formula="of:=[.C2877]+0.2" office:value-type="float" office:value="575.199999999994" calcext:value-type="float">
            <text:p>575.199999999994</text:p>
          </table:table-cell>
        </table:table-row>
        <table:table-row table:style-name="ro1">
          <table:table-cell office:value-type="float" office:value="98.7021" calcext:value-type="float">
            <text:p>9.87E+01</text:p>
          </table:table-cell>
          <table:table-cell office:value-type="float" office:value="197.08" calcext:value-type="float">
            <text:p>1.97E+02</text:p>
          </table:table-cell>
          <table:table-cell table:formula="of:=[.C2878]+0.2" office:value-type="float" office:value="575.399999999994" calcext:value-type="float">
            <text:p>575.399999999994</text:p>
          </table:table-cell>
        </table:table-row>
        <table:table-row table:style-name="ro1">
          <table:table-cell office:value-type="float" office:value="98.6946" calcext:value-type="float">
            <text:p>9.87E+01</text:p>
          </table:table-cell>
          <table:table-cell office:value-type="float" office:value="197.063" calcext:value-type="float">
            <text:p>1.97E+02</text:p>
          </table:table-cell>
          <table:table-cell table:formula="of:=[.C2879]+0.2" office:value-type="float" office:value="575.599999999994" calcext:value-type="float">
            <text:p>575.599999999994</text:p>
          </table:table-cell>
        </table:table-row>
        <table:table-row table:style-name="ro1">
          <table:table-cell office:value-type="float" office:value="98.6872" calcext:value-type="float">
            <text:p>9.87E+01</text:p>
          </table:table-cell>
          <table:table-cell office:value-type="float" office:value="197.046" calcext:value-type="float">
            <text:p>1.97E+02</text:p>
          </table:table-cell>
          <table:table-cell table:formula="of:=[.C2880]+0.2" office:value-type="float" office:value="575.799999999994" calcext:value-type="float">
            <text:p>575.799999999994</text:p>
          </table:table-cell>
        </table:table-row>
        <table:table-row table:style-name="ro1">
          <table:table-cell office:value-type="float" office:value="98.6798" calcext:value-type="float">
            <text:p>9.87E+01</text:p>
          </table:table-cell>
          <table:table-cell office:value-type="float" office:value="197.029" calcext:value-type="float">
            <text:p>1.97E+02</text:p>
          </table:table-cell>
          <table:table-cell table:formula="of:=[.C2881]+0.2" office:value-type="float" office:value="575.999999999994" calcext:value-type="float">
            <text:p>575.999999999994</text:p>
          </table:table-cell>
        </table:table-row>
        <table:table-row table:style-name="ro1">
          <table:table-cell office:value-type="float" office:value="98.6724" calcext:value-type="float">
            <text:p>9.87E+01</text:p>
          </table:table-cell>
          <table:table-cell office:value-type="float" office:value="197.013" calcext:value-type="float">
            <text:p>1.97E+02</text:p>
          </table:table-cell>
          <table:table-cell table:formula="of:=[.C2882]+0.2" office:value-type="float" office:value="576.199999999994" calcext:value-type="float">
            <text:p>576.199999999994</text:p>
          </table:table-cell>
        </table:table-row>
        <table:table-row table:style-name="ro1">
          <table:table-cell office:value-type="float" office:value="98.665" calcext:value-type="float">
            <text:p>9.87E+01</text:p>
          </table:table-cell>
          <table:table-cell office:value-type="float" office:value="196.996" calcext:value-type="float">
            <text:p>1.97E+02</text:p>
          </table:table-cell>
          <table:table-cell table:formula="of:=[.C2883]+0.2" office:value-type="float" office:value="576.399999999994" calcext:value-type="float">
            <text:p>576.399999999994</text:p>
          </table:table-cell>
        </table:table-row>
        <table:table-row table:style-name="ro1">
          <table:table-cell office:value-type="float" office:value="98.6576" calcext:value-type="float">
            <text:p>9.87E+01</text:p>
          </table:table-cell>
          <table:table-cell office:value-type="float" office:value="196.98" calcext:value-type="float">
            <text:p>1.97E+02</text:p>
          </table:table-cell>
          <table:table-cell table:formula="of:=[.C2884]+0.2" office:value-type="float" office:value="576.599999999994" calcext:value-type="float">
            <text:p>576.599999999994</text:p>
          </table:table-cell>
        </table:table-row>
        <table:table-row table:style-name="ro1">
          <table:table-cell office:value-type="float" office:value="98.6503" calcext:value-type="float">
            <text:p>9.87E+01</text:p>
          </table:table-cell>
          <table:table-cell office:value-type="float" office:value="196.963" calcext:value-type="float">
            <text:p>1.97E+02</text:p>
          </table:table-cell>
          <table:table-cell table:formula="of:=[.C2885]+0.2" office:value-type="float" office:value="576.799999999994" calcext:value-type="float">
            <text:p>576.799999999994</text:p>
          </table:table-cell>
        </table:table-row>
        <table:table-row table:style-name="ro1">
          <table:table-cell office:value-type="float" office:value="98.643" calcext:value-type="float">
            <text:p>9.86E+01</text:p>
          </table:table-cell>
          <table:table-cell office:value-type="float" office:value="196.947" calcext:value-type="float">
            <text:p>1.97E+02</text:p>
          </table:table-cell>
          <table:table-cell table:formula="of:=[.C2886]+0.2" office:value-type="float" office:value="576.999999999994" calcext:value-type="float">
            <text:p>576.999999999994</text:p>
          </table:table-cell>
        </table:table-row>
        <table:table-row table:style-name="ro1">
          <table:table-cell office:value-type="float" office:value="98.6357" calcext:value-type="float">
            <text:p>9.86E+01</text:p>
          </table:table-cell>
          <table:table-cell office:value-type="float" office:value="196.93" calcext:value-type="float">
            <text:p>1.97E+02</text:p>
          </table:table-cell>
          <table:table-cell table:formula="of:=[.C2887]+0.2" office:value-type="float" office:value="577.199999999994" calcext:value-type="float">
            <text:p>577.199999999994</text:p>
          </table:table-cell>
        </table:table-row>
        <table:table-row table:style-name="ro1">
          <table:table-cell office:value-type="float" office:value="98.6284" calcext:value-type="float">
            <text:p>9.86E+01</text:p>
          </table:table-cell>
          <table:table-cell office:value-type="float" office:value="196.914" calcext:value-type="float">
            <text:p>1.97E+02</text:p>
          </table:table-cell>
          <table:table-cell table:formula="of:=[.C2888]+0.2" office:value-type="float" office:value="577.399999999994" calcext:value-type="float">
            <text:p>577.399999999994</text:p>
          </table:table-cell>
        </table:table-row>
        <table:table-row table:style-name="ro1">
          <table:table-cell office:value-type="float" office:value="98.6212" calcext:value-type="float">
            <text:p>9.86E+01</text:p>
          </table:table-cell>
          <table:table-cell office:value-type="float" office:value="196.898" calcext:value-type="float">
            <text:p>1.97E+02</text:p>
          </table:table-cell>
          <table:table-cell table:formula="of:=[.C2889]+0.2" office:value-type="float" office:value="577.599999999994" calcext:value-type="float">
            <text:p>577.599999999994</text:p>
          </table:table-cell>
        </table:table-row>
        <table:table-row table:style-name="ro1">
          <table:table-cell office:value-type="float" office:value="98.614" calcext:value-type="float">
            <text:p>9.86E+01</text:p>
          </table:table-cell>
          <table:table-cell office:value-type="float" office:value="196.881" calcext:value-type="float">
            <text:p>1.97E+02</text:p>
          </table:table-cell>
          <table:table-cell table:formula="of:=[.C2890]+0.2" office:value-type="float" office:value="577.799999999994" calcext:value-type="float">
            <text:p>577.799999999994</text:p>
          </table:table-cell>
        </table:table-row>
        <table:table-row table:style-name="ro1">
          <table:table-cell office:value-type="float" office:value="98.6067" calcext:value-type="float">
            <text:p>9.86E+01</text:p>
          </table:table-cell>
          <table:table-cell office:value-type="float" office:value="196.865" calcext:value-type="float">
            <text:p>1.97E+02</text:p>
          </table:table-cell>
          <table:table-cell table:formula="of:=[.C2891]+0.2" office:value-type="float" office:value="577.999999999994" calcext:value-type="float">
            <text:p>577.999999999994</text:p>
          </table:table-cell>
        </table:table-row>
        <table:table-row table:style-name="ro1">
          <table:table-cell office:value-type="float" office:value="98.5996" calcext:value-type="float">
            <text:p>9.86E+01</text:p>
          </table:table-cell>
          <table:table-cell office:value-type="float" office:value="196.849" calcext:value-type="float">
            <text:p>1.97E+02</text:p>
          </table:table-cell>
          <table:table-cell table:formula="of:=[.C2892]+0.2" office:value-type="float" office:value="578.199999999995" calcext:value-type="float">
            <text:p>578.199999999995</text:p>
          </table:table-cell>
        </table:table-row>
        <table:table-row table:style-name="ro1">
          <table:table-cell office:value-type="float" office:value="98.5924" calcext:value-type="float">
            <text:p>9.86E+01</text:p>
          </table:table-cell>
          <table:table-cell office:value-type="float" office:value="196.833" calcext:value-type="float">
            <text:p>1.97E+02</text:p>
          </table:table-cell>
          <table:table-cell table:formula="of:=[.C2893]+0.2" office:value-type="float" office:value="578.399999999995" calcext:value-type="float">
            <text:p>578.399999999995</text:p>
          </table:table-cell>
        </table:table-row>
        <table:table-row table:style-name="ro1">
          <table:table-cell office:value-type="float" office:value="98.5852" calcext:value-type="float">
            <text:p>9.86E+01</text:p>
          </table:table-cell>
          <table:table-cell office:value-type="float" office:value="196.817" calcext:value-type="float">
            <text:p>1.97E+02</text:p>
          </table:table-cell>
          <table:table-cell table:formula="of:=[.C2894]+0.2" office:value-type="float" office:value="578.599999999995" calcext:value-type="float">
            <text:p>578.599999999995</text:p>
          </table:table-cell>
        </table:table-row>
        <table:table-row table:style-name="ro1">
          <table:table-cell office:value-type="float" office:value="98.5781" calcext:value-type="float">
            <text:p>9.86E+01</text:p>
          </table:table-cell>
          <table:table-cell office:value-type="float" office:value="196.801" calcext:value-type="float">
            <text:p>1.97E+02</text:p>
          </table:table-cell>
          <table:table-cell table:formula="of:=[.C2895]+0.2" office:value-type="float" office:value="578.799999999995" calcext:value-type="float">
            <text:p>578.799999999995</text:p>
          </table:table-cell>
        </table:table-row>
        <table:table-row table:style-name="ro1">
          <table:table-cell office:value-type="float" office:value="98.571" calcext:value-type="float">
            <text:p>9.86E+01</text:p>
          </table:table-cell>
          <table:table-cell office:value-type="float" office:value="196.785" calcext:value-type="float">
            <text:p>1.97E+02</text:p>
          </table:table-cell>
          <table:table-cell table:formula="of:=[.C2896]+0.2" office:value-type="float" office:value="578.999999999995" calcext:value-type="float">
            <text:p>578.999999999995</text:p>
          </table:table-cell>
        </table:table-row>
        <table:table-row table:style-name="ro1">
          <table:table-cell office:value-type="float" office:value="98.5639" calcext:value-type="float">
            <text:p>9.86E+01</text:p>
          </table:table-cell>
          <table:table-cell office:value-type="float" office:value="196.769" calcext:value-type="float">
            <text:p>1.97E+02</text:p>
          </table:table-cell>
          <table:table-cell table:formula="of:=[.C2897]+0.2" office:value-type="float" office:value="579.199999999995" calcext:value-type="float">
            <text:p>579.199999999995</text:p>
          </table:table-cell>
        </table:table-row>
        <table:table-row table:style-name="ro1">
          <table:table-cell office:value-type="float" office:value="98.5569" calcext:value-type="float">
            <text:p>9.86E+01</text:p>
          </table:table-cell>
          <table:table-cell office:value-type="float" office:value="196.753" calcext:value-type="float">
            <text:p>1.97E+02</text:p>
          </table:table-cell>
          <table:table-cell table:formula="of:=[.C2898]+0.2" office:value-type="float" office:value="579.399999999995" calcext:value-type="float">
            <text:p>579.399999999995</text:p>
          </table:table-cell>
        </table:table-row>
        <table:table-row table:style-name="ro1">
          <table:table-cell office:value-type="float" office:value="98.5498" calcext:value-type="float">
            <text:p>9.85E+01</text:p>
          </table:table-cell>
          <table:table-cell office:value-type="float" office:value="196.737" calcext:value-type="float">
            <text:p>1.97E+02</text:p>
          </table:table-cell>
          <table:table-cell table:formula="of:=[.C2899]+0.2" office:value-type="float" office:value="579.599999999995" calcext:value-type="float">
            <text:p>579.599999999995</text:p>
          </table:table-cell>
        </table:table-row>
        <table:table-row table:style-name="ro1">
          <table:table-cell office:value-type="float" office:value="98.5428" calcext:value-type="float">
            <text:p>9.85E+01</text:p>
          </table:table-cell>
          <table:table-cell office:value-type="float" office:value="196.721" calcext:value-type="float">
            <text:p>1.97E+02</text:p>
          </table:table-cell>
          <table:table-cell table:formula="of:=[.C2900]+0.2" office:value-type="float" office:value="579.799999999995" calcext:value-type="float">
            <text:p>579.799999999995</text:p>
          </table:table-cell>
        </table:table-row>
        <table:table-row table:style-name="ro1">
          <table:table-cell office:value-type="float" office:value="98.5358" calcext:value-type="float">
            <text:p>9.85E+01</text:p>
          </table:table-cell>
          <table:table-cell office:value-type="float" office:value="196.706" calcext:value-type="float">
            <text:p>1.97E+02</text:p>
          </table:table-cell>
          <table:table-cell table:formula="of:=[.C2901]+0.2" office:value-type="float" office:value="579.999999999995" calcext:value-type="float">
            <text:p>579.999999999995</text:p>
          </table:table-cell>
        </table:table-row>
        <table:table-row table:style-name="ro1">
          <table:table-cell office:value-type="float" office:value="98.5288" calcext:value-type="float">
            <text:p>9.85E+01</text:p>
          </table:table-cell>
          <table:table-cell office:value-type="float" office:value="196.69" calcext:value-type="float">
            <text:p>1.97E+02</text:p>
          </table:table-cell>
          <table:table-cell table:formula="of:=[.C2902]+0.2" office:value-type="float" office:value="580.199999999995" calcext:value-type="float">
            <text:p>580.199999999995</text:p>
          </table:table-cell>
        </table:table-row>
        <table:table-row table:style-name="ro1">
          <table:table-cell office:value-type="float" office:value="98.5219" calcext:value-type="float">
            <text:p>9.85E+01</text:p>
          </table:table-cell>
          <table:table-cell office:value-type="float" office:value="196.674" calcext:value-type="float">
            <text:p>1.97E+02</text:p>
          </table:table-cell>
          <table:table-cell table:formula="of:=[.C2903]+0.2" office:value-type="float" office:value="580.399999999995" calcext:value-type="float">
            <text:p>580.399999999995</text:p>
          </table:table-cell>
        </table:table-row>
        <table:table-row table:style-name="ro1">
          <table:table-cell office:value-type="float" office:value="98.515" calcext:value-type="float">
            <text:p>9.85E+01</text:p>
          </table:table-cell>
          <table:table-cell office:value-type="float" office:value="196.659" calcext:value-type="float">
            <text:p>1.97E+02</text:p>
          </table:table-cell>
          <table:table-cell table:formula="of:=[.C2904]+0.2" office:value-type="float" office:value="580.599999999995" calcext:value-type="float">
            <text:p>580.599999999995</text:p>
          </table:table-cell>
        </table:table-row>
        <table:table-row table:style-name="ro1">
          <table:table-cell office:value-type="float" office:value="98.508" calcext:value-type="float">
            <text:p>9.85E+01</text:p>
          </table:table-cell>
          <table:table-cell office:value-type="float" office:value="196.643" calcext:value-type="float">
            <text:p>1.97E+02</text:p>
          </table:table-cell>
          <table:table-cell table:formula="of:=[.C2905]+0.2" office:value-type="float" office:value="580.799999999995" calcext:value-type="float">
            <text:p>580.799999999995</text:p>
          </table:table-cell>
        </table:table-row>
        <table:table-row table:style-name="ro1">
          <table:table-cell office:value-type="float" office:value="98.5011" calcext:value-type="float">
            <text:p>9.85E+01</text:p>
          </table:table-cell>
          <table:table-cell office:value-type="float" office:value="196.627" calcext:value-type="float">
            <text:p>1.97E+02</text:p>
          </table:table-cell>
          <table:table-cell table:formula="of:=[.C2906]+0.2" office:value-type="float" office:value="580.999999999995" calcext:value-type="float">
            <text:p>580.999999999995</text:p>
          </table:table-cell>
        </table:table-row>
        <table:table-row table:style-name="ro1">
          <table:table-cell office:value-type="float" office:value="98.4943" calcext:value-type="float">
            <text:p>9.85E+01</text:p>
          </table:table-cell>
          <table:table-cell office:value-type="float" office:value="196.612" calcext:value-type="float">
            <text:p>1.97E+02</text:p>
          </table:table-cell>
          <table:table-cell table:formula="of:=[.C2907]+0.2" office:value-type="float" office:value="581.199999999995" calcext:value-type="float">
            <text:p>581.199999999995</text:p>
          </table:table-cell>
        </table:table-row>
        <table:table-row table:style-name="ro1">
          <table:table-cell office:value-type="float" office:value="98.4874" calcext:value-type="float">
            <text:p>9.85E+01</text:p>
          </table:table-cell>
          <table:table-cell office:value-type="float" office:value="196.597" calcext:value-type="float">
            <text:p>1.97E+02</text:p>
          </table:table-cell>
          <table:table-cell table:formula="of:=[.C2908]+0.2" office:value-type="float" office:value="581.399999999995" calcext:value-type="float">
            <text:p>581.399999999995</text:p>
          </table:table-cell>
        </table:table-row>
        <table:table-row table:style-name="ro1">
          <table:table-cell office:value-type="float" office:value="98.4806" calcext:value-type="float">
            <text:p>9.85E+01</text:p>
          </table:table-cell>
          <table:table-cell office:value-type="float" office:value="196.581" calcext:value-type="float">
            <text:p>1.97E+02</text:p>
          </table:table-cell>
          <table:table-cell table:formula="of:=[.C2909]+0.2" office:value-type="float" office:value="581.599999999995" calcext:value-type="float">
            <text:p>581.599999999995</text:p>
          </table:table-cell>
        </table:table-row>
        <table:table-row table:style-name="ro1">
          <table:table-cell office:value-type="float" office:value="98.4738" calcext:value-type="float">
            <text:p>9.85E+01</text:p>
          </table:table-cell>
          <table:table-cell office:value-type="float" office:value="196.566" calcext:value-type="float">
            <text:p>1.97E+02</text:p>
          </table:table-cell>
          <table:table-cell table:formula="of:=[.C2910]+0.2" office:value-type="float" office:value="581.799999999995" calcext:value-type="float">
            <text:p>581.799999999995</text:p>
          </table:table-cell>
        </table:table-row>
        <table:table-row table:style-name="ro1">
          <table:table-cell office:value-type="float" office:value="98.467" calcext:value-type="float">
            <text:p>9.85E+01</text:p>
          </table:table-cell>
          <table:table-cell office:value-type="float" office:value="196.551" calcext:value-type="float">
            <text:p>1.97E+02</text:p>
          </table:table-cell>
          <table:table-cell table:formula="of:=[.C2911]+0.2" office:value-type="float" office:value="581.999999999995" calcext:value-type="float">
            <text:p>581.999999999995</text:p>
          </table:table-cell>
        </table:table-row>
        <table:table-row table:style-name="ro1">
          <table:table-cell office:value-type="float" office:value="98.4602" calcext:value-type="float">
            <text:p>9.85E+01</text:p>
          </table:table-cell>
          <table:table-cell office:value-type="float" office:value="196.535" calcext:value-type="float">
            <text:p>1.97E+02</text:p>
          </table:table-cell>
          <table:table-cell table:formula="of:=[.C2912]+0.2" office:value-type="float" office:value="582.199999999995" calcext:value-type="float">
            <text:p>582.199999999995</text:p>
          </table:table-cell>
        </table:table-row>
        <table:table-row table:style-name="ro1">
          <table:table-cell office:value-type="float" office:value="98.4535" calcext:value-type="float">
            <text:p>9.85E+01</text:p>
          </table:table-cell>
          <table:table-cell office:value-type="float" office:value="196.52" calcext:value-type="float">
            <text:p>1.97E+02</text:p>
          </table:table-cell>
          <table:table-cell table:formula="of:=[.C2913]+0.2" office:value-type="float" office:value="582.399999999995" calcext:value-type="float">
            <text:p>582.399999999995</text:p>
          </table:table-cell>
        </table:table-row>
        <table:table-row table:style-name="ro1">
          <table:table-cell office:value-type="float" office:value="98.4468" calcext:value-type="float">
            <text:p>9.84E+01</text:p>
          </table:table-cell>
          <table:table-cell office:value-type="float" office:value="196.505" calcext:value-type="float">
            <text:p>1.97E+02</text:p>
          </table:table-cell>
          <table:table-cell table:formula="of:=[.C2914]+0.2" office:value-type="float" office:value="582.599999999995" calcext:value-type="float">
            <text:p>582.599999999995</text:p>
          </table:table-cell>
        </table:table-row>
        <table:table-row table:style-name="ro1">
          <table:table-cell office:value-type="float" office:value="98.44" calcext:value-type="float">
            <text:p>9.84E+01</text:p>
          </table:table-cell>
          <table:table-cell office:value-type="float" office:value="196.49" calcext:value-type="float">
            <text:p>1.96E+02</text:p>
          </table:table-cell>
          <table:table-cell table:formula="of:=[.C2915]+0.2" office:value-type="float" office:value="582.799999999996" calcext:value-type="float">
            <text:p>582.799999999996</text:p>
          </table:table-cell>
        </table:table-row>
        <table:table-row table:style-name="ro1">
          <table:table-cell office:value-type="float" office:value="98.4334" calcext:value-type="float">
            <text:p>9.84E+01</text:p>
          </table:table-cell>
          <table:table-cell office:value-type="float" office:value="196.475" calcext:value-type="float">
            <text:p>1.96E+02</text:p>
          </table:table-cell>
          <table:table-cell table:formula="of:=[.C2916]+0.2" office:value-type="float" office:value="582.999999999996" calcext:value-type="float">
            <text:p>582.999999999996</text:p>
          </table:table-cell>
        </table:table-row>
        <table:table-row table:style-name="ro1">
          <table:table-cell office:value-type="float" office:value="98.4267" calcext:value-type="float">
            <text:p>9.84E+01</text:p>
          </table:table-cell>
          <table:table-cell office:value-type="float" office:value="196.46" calcext:value-type="float">
            <text:p>1.96E+02</text:p>
          </table:table-cell>
          <table:table-cell table:formula="of:=[.C2917]+0.2" office:value-type="float" office:value="583.199999999996" calcext:value-type="float">
            <text:p>583.199999999996</text:p>
          </table:table-cell>
        </table:table-row>
        <table:table-row table:style-name="ro1">
          <table:table-cell office:value-type="float" office:value="98.4201" calcext:value-type="float">
            <text:p>9.84E+01</text:p>
          </table:table-cell>
          <table:table-cell office:value-type="float" office:value="196.445" calcext:value-type="float">
            <text:p>1.96E+02</text:p>
          </table:table-cell>
          <table:table-cell table:formula="of:=[.C2918]+0.2" office:value-type="float" office:value="583.399999999996" calcext:value-type="float">
            <text:p>583.399999999996</text:p>
          </table:table-cell>
        </table:table-row>
        <table:table-row table:style-name="ro1">
          <table:table-cell office:value-type="float" office:value="98.4134" calcext:value-type="float">
            <text:p>9.84E+01</text:p>
          </table:table-cell>
          <table:table-cell office:value-type="float" office:value="196.43" calcext:value-type="float">
            <text:p>1.96E+02</text:p>
          </table:table-cell>
          <table:table-cell table:formula="of:=[.C2919]+0.2" office:value-type="float" office:value="583.599999999996" calcext:value-type="float">
            <text:p>583.599999999996</text:p>
          </table:table-cell>
        </table:table-row>
        <table:table-row table:style-name="ro1">
          <table:table-cell office:value-type="float" office:value="98.4068" calcext:value-type="float">
            <text:p>9.84E+01</text:p>
          </table:table-cell>
          <table:table-cell office:value-type="float" office:value="196.415" calcext:value-type="float">
            <text:p>1.96E+02</text:p>
          </table:table-cell>
          <table:table-cell table:formula="of:=[.C2920]+0.2" office:value-type="float" office:value="583.799999999996" calcext:value-type="float">
            <text:p>583.799999999996</text:p>
          </table:table-cell>
        </table:table-row>
        <table:table-row table:style-name="ro1">
          <table:table-cell office:value-type="float" office:value="98.4003" calcext:value-type="float">
            <text:p>9.84E+01</text:p>
          </table:table-cell>
          <table:table-cell office:value-type="float" office:value="196.4" calcext:value-type="float">
            <text:p>1.96E+02</text:p>
          </table:table-cell>
          <table:table-cell table:formula="of:=[.C2921]+0.2" office:value-type="float" office:value="583.999999999996" calcext:value-type="float">
            <text:p>583.999999999996</text:p>
          </table:table-cell>
        </table:table-row>
        <table:table-row table:style-name="ro1">
          <table:table-cell office:value-type="float" office:value="98.3937" calcext:value-type="float">
            <text:p>9.84E+01</text:p>
          </table:table-cell>
          <table:table-cell office:value-type="float" office:value="196.386" calcext:value-type="float">
            <text:p>1.96E+02</text:p>
          </table:table-cell>
          <table:table-cell table:formula="of:=[.C2922]+0.2" office:value-type="float" office:value="584.199999999996" calcext:value-type="float">
            <text:p>584.199999999996</text:p>
          </table:table-cell>
        </table:table-row>
        <table:table-row table:style-name="ro1">
          <table:table-cell office:value-type="float" office:value="98.3872" calcext:value-type="float">
            <text:p>9.84E+01</text:p>
          </table:table-cell>
          <table:table-cell office:value-type="float" office:value="196.371" calcext:value-type="float">
            <text:p>1.96E+02</text:p>
          </table:table-cell>
          <table:table-cell table:formula="of:=[.C2923]+0.2" office:value-type="float" office:value="584.399999999996" calcext:value-type="float">
            <text:p>584.399999999996</text:p>
          </table:table-cell>
        </table:table-row>
        <table:table-row table:style-name="ro1">
          <table:table-cell office:value-type="float" office:value="98.3806" calcext:value-type="float">
            <text:p>9.84E+01</text:p>
          </table:table-cell>
          <table:table-cell office:value-type="float" office:value="196.356" calcext:value-type="float">
            <text:p>1.96E+02</text:p>
          </table:table-cell>
          <table:table-cell table:formula="of:=[.C2924]+0.2" office:value-type="float" office:value="584.599999999996" calcext:value-type="float">
            <text:p>584.599999999996</text:p>
          </table:table-cell>
        </table:table-row>
        <table:table-row table:style-name="ro1">
          <table:table-cell office:value-type="float" office:value="98.3742" calcext:value-type="float">
            <text:p>9.84E+01</text:p>
          </table:table-cell>
          <table:table-cell office:value-type="float" office:value="196.342" calcext:value-type="float">
            <text:p>1.96E+02</text:p>
          </table:table-cell>
          <table:table-cell table:formula="of:=[.C2925]+0.2" office:value-type="float" office:value="584.799999999996" calcext:value-type="float">
            <text:p>584.799999999996</text:p>
          </table:table-cell>
        </table:table-row>
        <table:table-row table:style-name="ro1">
          <table:table-cell office:value-type="float" office:value="98.3677" calcext:value-type="float">
            <text:p>9.84E+01</text:p>
          </table:table-cell>
          <table:table-cell office:value-type="float" office:value="196.327" calcext:value-type="float">
            <text:p>1.96E+02</text:p>
          </table:table-cell>
          <table:table-cell table:formula="of:=[.C2926]+0.2" office:value-type="float" office:value="584.999999999996" calcext:value-type="float">
            <text:p>584.999999999996</text:p>
          </table:table-cell>
        </table:table-row>
        <table:table-row table:style-name="ro1">
          <table:table-cell office:value-type="float" office:value="98.3612" calcext:value-type="float">
            <text:p>9.84E+01</text:p>
          </table:table-cell>
          <table:table-cell office:value-type="float" office:value="196.313" calcext:value-type="float">
            <text:p>1.96E+02</text:p>
          </table:table-cell>
          <table:table-cell table:formula="of:=[.C2927]+0.2" office:value-type="float" office:value="585.199999999996" calcext:value-type="float">
            <text:p>585.199999999996</text:p>
          </table:table-cell>
        </table:table-row>
        <table:table-row table:style-name="ro1">
          <table:table-cell office:value-type="float" office:value="98.3548" calcext:value-type="float">
            <text:p>9.84E+01</text:p>
          </table:table-cell>
          <table:table-cell office:value-type="float" office:value="196.298" calcext:value-type="float">
            <text:p>1.96E+02</text:p>
          </table:table-cell>
          <table:table-cell table:formula="of:=[.C2928]+0.2" office:value-type="float" office:value="585.399999999996" calcext:value-type="float">
            <text:p>585.399999999996</text:p>
          </table:table-cell>
        </table:table-row>
        <table:table-row table:style-name="ro1">
          <table:table-cell office:value-type="float" office:value="98.3484" calcext:value-type="float">
            <text:p>9.83E+01</text:p>
          </table:table-cell>
          <table:table-cell office:value-type="float" office:value="196.284" calcext:value-type="float">
            <text:p>1.96E+02</text:p>
          </table:table-cell>
          <table:table-cell table:formula="of:=[.C2929]+0.2" office:value-type="float" office:value="585.599999999996" calcext:value-type="float">
            <text:p>585.599999999996</text:p>
          </table:table-cell>
        </table:table-row>
        <table:table-row table:style-name="ro1">
          <table:table-cell office:value-type="float" office:value="98.342" calcext:value-type="float">
            <text:p>9.83E+01</text:p>
          </table:table-cell>
          <table:table-cell office:value-type="float" office:value="196.269" calcext:value-type="float">
            <text:p>1.96E+02</text:p>
          </table:table-cell>
          <table:table-cell table:formula="of:=[.C2930]+0.2" office:value-type="float" office:value="585.799999999996" calcext:value-type="float">
            <text:p>585.799999999996</text:p>
          </table:table-cell>
        </table:table-row>
        <table:table-row table:style-name="ro1">
          <table:table-cell office:value-type="float" office:value="98.3356" calcext:value-type="float">
            <text:p>9.83E+01</text:p>
          </table:table-cell>
          <table:table-cell office:value-type="float" office:value="196.255" calcext:value-type="float">
            <text:p>1.96E+02</text:p>
          </table:table-cell>
          <table:table-cell table:formula="of:=[.C2931]+0.2" office:value-type="float" office:value="585.999999999996" calcext:value-type="float">
            <text:p>585.999999999996</text:p>
          </table:table-cell>
        </table:table-row>
        <table:table-row table:style-name="ro1">
          <table:table-cell office:value-type="float" office:value="98.3293" calcext:value-type="float">
            <text:p>9.83E+01</text:p>
          </table:table-cell>
          <table:table-cell office:value-type="float" office:value="196.241" calcext:value-type="float">
            <text:p>1.96E+02</text:p>
          </table:table-cell>
          <table:table-cell table:formula="of:=[.C2932]+0.2" office:value-type="float" office:value="586.199999999996" calcext:value-type="float">
            <text:p>586.199999999996</text:p>
          </table:table-cell>
        </table:table-row>
        <table:table-row table:style-name="ro1">
          <table:table-cell office:value-type="float" office:value="98.3229" calcext:value-type="float">
            <text:p>9.83E+01</text:p>
          </table:table-cell>
          <table:table-cell office:value-type="float" office:value="196.226" calcext:value-type="float">
            <text:p>1.96E+02</text:p>
          </table:table-cell>
          <table:table-cell table:formula="of:=[.C2933]+0.2" office:value-type="float" office:value="586.399999999996" calcext:value-type="float">
            <text:p>586.399999999996</text:p>
          </table:table-cell>
        </table:table-row>
        <table:table-row table:style-name="ro1">
          <table:table-cell office:value-type="float" office:value="98.3166" calcext:value-type="float">
            <text:p>9.83E+01</text:p>
          </table:table-cell>
          <table:table-cell office:value-type="float" office:value="196.212" calcext:value-type="float">
            <text:p>1.96E+02</text:p>
          </table:table-cell>
          <table:table-cell table:formula="of:=[.C2934]+0.2" office:value-type="float" office:value="586.599999999996" calcext:value-type="float">
            <text:p>586.599999999996</text:p>
          </table:table-cell>
        </table:table-row>
        <table:table-row table:style-name="ro1">
          <table:table-cell office:value-type="float" office:value="98.3103" calcext:value-type="float">
            <text:p>9.83E+01</text:p>
          </table:table-cell>
          <table:table-cell office:value-type="float" office:value="196.198" calcext:value-type="float">
            <text:p>1.96E+02</text:p>
          </table:table-cell>
          <table:table-cell table:formula="of:=[.C2935]+0.2" office:value-type="float" office:value="586.799999999996" calcext:value-type="float">
            <text:p>586.799999999996</text:p>
          </table:table-cell>
        </table:table-row>
        <table:table-row table:style-name="ro1">
          <table:table-cell office:value-type="float" office:value="98.3041" calcext:value-type="float">
            <text:p>9.83E+01</text:p>
          </table:table-cell>
          <table:table-cell office:value-type="float" office:value="196.184" calcext:value-type="float">
            <text:p>1.96E+02</text:p>
          </table:table-cell>
          <table:table-cell table:formula="of:=[.C2936]+0.2" office:value-type="float" office:value="586.999999999996" calcext:value-type="float">
            <text:p>586.999999999996</text:p>
          </table:table-cell>
        </table:table-row>
        <table:table-row table:style-name="ro1">
          <table:table-cell office:value-type="float" office:value="98.2978" calcext:value-type="float">
            <text:p>9.83E+01</text:p>
          </table:table-cell>
          <table:table-cell office:value-type="float" office:value="196.17" calcext:value-type="float">
            <text:p>1.96E+02</text:p>
          </table:table-cell>
          <table:table-cell table:formula="of:=[.C2937]+0.2" office:value-type="float" office:value="587.199999999997" calcext:value-type="float">
            <text:p>587.199999999997</text:p>
          </table:table-cell>
        </table:table-row>
        <table:table-row table:style-name="ro1">
          <table:table-cell office:value-type="float" office:value="98.2916" calcext:value-type="float">
            <text:p>9.83E+01</text:p>
          </table:table-cell>
          <table:table-cell office:value-type="float" office:value="196.156" calcext:value-type="float">
            <text:p>1.96E+02</text:p>
          </table:table-cell>
          <table:table-cell table:formula="of:=[.C2938]+0.2" office:value-type="float" office:value="587.399999999997" calcext:value-type="float">
            <text:p>587.399999999997</text:p>
          </table:table-cell>
        </table:table-row>
        <table:table-row table:style-name="ro1">
          <table:table-cell office:value-type="float" office:value="98.2854" calcext:value-type="float">
            <text:p>9.83E+01</text:p>
          </table:table-cell>
          <table:table-cell office:value-type="float" office:value="196.142" calcext:value-type="float">
            <text:p>1.96E+02</text:p>
          </table:table-cell>
          <table:table-cell table:formula="of:=[.C2939]+0.2" office:value-type="float" office:value="587.599999999997" calcext:value-type="float">
            <text:p>587.599999999997</text:p>
          </table:table-cell>
        </table:table-row>
        <table:table-row table:style-name="ro1">
          <table:table-cell office:value-type="float" office:value="98.2792" calcext:value-type="float">
            <text:p>9.83E+01</text:p>
          </table:table-cell>
          <table:table-cell office:value-type="float" office:value="196.128" calcext:value-type="float">
            <text:p>1.96E+02</text:p>
          </table:table-cell>
          <table:table-cell table:formula="of:=[.C2940]+0.2" office:value-type="float" office:value="587.799999999997" calcext:value-type="float">
            <text:p>587.799999999997</text:p>
          </table:table-cell>
        </table:table-row>
        <table:table-row table:style-name="ro1">
          <table:table-cell office:value-type="float" office:value="98.273" calcext:value-type="float">
            <text:p>9.83E+01</text:p>
          </table:table-cell>
          <table:table-cell office:value-type="float" office:value="196.114" calcext:value-type="float">
            <text:p>1.96E+02</text:p>
          </table:table-cell>
          <table:table-cell table:formula="of:=[.C2941]+0.2" office:value-type="float" office:value="587.999999999997" calcext:value-type="float">
            <text:p>587.999999999997</text:p>
          </table:table-cell>
        </table:table-row>
        <table:table-row table:style-name="ro1">
          <table:table-cell office:value-type="float" office:value="98.2669" calcext:value-type="float">
            <text:p>9.83E+01</text:p>
          </table:table-cell>
          <table:table-cell office:value-type="float" office:value="196.1" calcext:value-type="float">
            <text:p>1.96E+02</text:p>
          </table:table-cell>
          <table:table-cell table:formula="of:=[.C2942]+0.2" office:value-type="float" office:value="588.199999999997" calcext:value-type="float">
            <text:p>588.199999999997</text:p>
          </table:table-cell>
        </table:table-row>
        <table:table-row table:style-name="ro1">
          <table:table-cell office:value-type="float" office:value="98.2608" calcext:value-type="float">
            <text:p>9.83E+01</text:p>
          </table:table-cell>
          <table:table-cell office:value-type="float" office:value="196.087" calcext:value-type="float">
            <text:p>1.96E+02</text:p>
          </table:table-cell>
          <table:table-cell table:formula="of:=[.C2943]+0.2" office:value-type="float" office:value="588.399999999997" calcext:value-type="float">
            <text:p>588.399999999997</text:p>
          </table:table-cell>
        </table:table-row>
        <table:table-row table:style-name="ro1">
          <table:table-cell office:value-type="float" office:value="98.2547" calcext:value-type="float">
            <text:p>9.83E+01</text:p>
          </table:table-cell>
          <table:table-cell office:value-type="float" office:value="196.073" calcext:value-type="float">
            <text:p>1.96E+02</text:p>
          </table:table-cell>
          <table:table-cell table:formula="of:=[.C2944]+0.2" office:value-type="float" office:value="588.599999999997" calcext:value-type="float">
            <text:p>588.599999999997</text:p>
          </table:table-cell>
        </table:table-row>
        <table:table-row table:style-name="ro1">
          <table:table-cell office:value-type="float" office:value="98.2486" calcext:value-type="float">
            <text:p>9.82E+01</text:p>
          </table:table-cell>
          <table:table-cell office:value-type="float" office:value="196.059" calcext:value-type="float">
            <text:p>1.96E+02</text:p>
          </table:table-cell>
          <table:table-cell table:formula="of:=[.C2945]+0.2" office:value-type="float" office:value="588.799999999997" calcext:value-type="float">
            <text:p>588.799999999997</text:p>
          </table:table-cell>
        </table:table-row>
        <table:table-row table:style-name="ro1">
          <table:table-cell office:value-type="float" office:value="98.2425" calcext:value-type="float">
            <text:p>9.82E+01</text:p>
          </table:table-cell>
          <table:table-cell office:value-type="float" office:value="196.045" calcext:value-type="float">
            <text:p>1.96E+02</text:p>
          </table:table-cell>
          <table:table-cell table:formula="of:=[.C2946]+0.2" office:value-type="float" office:value="588.999999999997" calcext:value-type="float">
            <text:p>588.999999999997</text:p>
          </table:table-cell>
        </table:table-row>
        <table:table-row table:style-name="ro1">
          <table:table-cell office:value-type="float" office:value="98.2365" calcext:value-type="float">
            <text:p>9.82E+01</text:p>
          </table:table-cell>
          <table:table-cell office:value-type="float" office:value="196.032" calcext:value-type="float">
            <text:p>1.96E+02</text:p>
          </table:table-cell>
          <table:table-cell table:formula="of:=[.C2947]+0.2" office:value-type="float" office:value="589.199999999997" calcext:value-type="float">
            <text:p>589.199999999997</text:p>
          </table:table-cell>
        </table:table-row>
        <table:table-row table:style-name="ro1">
          <table:table-cell office:value-type="float" office:value="98.2304" calcext:value-type="float">
            <text:p>9.82E+01</text:p>
          </table:table-cell>
          <table:table-cell office:value-type="float" office:value="196.018" calcext:value-type="float">
            <text:p>1.96E+02</text:p>
          </table:table-cell>
          <table:table-cell table:formula="of:=[.C2948]+0.2" office:value-type="float" office:value="589.399999999997" calcext:value-type="float">
            <text:p>589.399999999997</text:p>
          </table:table-cell>
        </table:table-row>
        <table:table-row table:style-name="ro1">
          <table:table-cell office:value-type="float" office:value="98.2244" calcext:value-type="float">
            <text:p>9.82E+01</text:p>
          </table:table-cell>
          <table:table-cell office:value-type="float" office:value="196.005" calcext:value-type="float">
            <text:p>1.96E+02</text:p>
          </table:table-cell>
          <table:table-cell table:formula="of:=[.C2949]+0.2" office:value-type="float" office:value="589.599999999997" calcext:value-type="float">
            <text:p>589.599999999997</text:p>
          </table:table-cell>
        </table:table-row>
        <table:table-row table:style-name="ro1">
          <table:table-cell office:value-type="float" office:value="98.2185" calcext:value-type="float">
            <text:p>9.82E+01</text:p>
          </table:table-cell>
          <table:table-cell office:value-type="float" office:value="195.991" calcext:value-type="float">
            <text:p>1.96E+02</text:p>
          </table:table-cell>
          <table:table-cell table:formula="of:=[.C2950]+0.2" office:value-type="float" office:value="589.799999999997" calcext:value-type="float">
            <text:p>589.799999999997</text:p>
          </table:table-cell>
        </table:table-row>
        <table:table-row table:style-name="ro1">
          <table:table-cell office:value-type="float" office:value="98.2125" calcext:value-type="float">
            <text:p>9.82E+01</text:p>
          </table:table-cell>
          <table:table-cell office:value-type="float" office:value="195.978" calcext:value-type="float">
            <text:p>1.96E+02</text:p>
          </table:table-cell>
          <table:table-cell table:formula="of:=[.C2951]+0.2" office:value-type="float" office:value="589.999999999997" calcext:value-type="float">
            <text:p>589.999999999997</text:p>
          </table:table-cell>
        </table:table-row>
        <table:table-row table:style-name="ro1">
          <table:table-cell office:value-type="float" office:value="98.2066" calcext:value-type="float">
            <text:p>9.82E+01</text:p>
          </table:table-cell>
          <table:table-cell office:value-type="float" office:value="195.965" calcext:value-type="float">
            <text:p>1.96E+02</text:p>
          </table:table-cell>
          <table:table-cell table:formula="of:=[.C2952]+0.2" office:value-type="float" office:value="590.199999999997" calcext:value-type="float">
            <text:p>590.199999999997</text:p>
          </table:table-cell>
        </table:table-row>
        <table:table-row table:style-name="ro1">
          <table:table-cell office:value-type="float" office:value="98.2007" calcext:value-type="float">
            <text:p>9.82E+01</text:p>
          </table:table-cell>
          <table:table-cell office:value-type="float" office:value="195.951" calcext:value-type="float">
            <text:p>1.96E+02</text:p>
          </table:table-cell>
          <table:table-cell table:formula="of:=[.C2953]+0.2" office:value-type="float" office:value="590.399999999997" calcext:value-type="float">
            <text:p>590.399999999997</text:p>
          </table:table-cell>
        </table:table-row>
        <table:table-row table:style-name="ro1">
          <table:table-cell office:value-type="float" office:value="98.1948" calcext:value-type="float">
            <text:p>9.82E+01</text:p>
          </table:table-cell>
          <table:table-cell office:value-type="float" office:value="195.938" calcext:value-type="float">
            <text:p>1.96E+02</text:p>
          </table:table-cell>
          <table:table-cell table:formula="of:=[.C2954]+0.2" office:value-type="float" office:value="590.599999999997" calcext:value-type="float">
            <text:p>590.599999999997</text:p>
          </table:table-cell>
        </table:table-row>
        <table:table-row table:style-name="ro1">
          <table:table-cell office:value-type="float" office:value="98.1889" calcext:value-type="float">
            <text:p>9.82E+01</text:p>
          </table:table-cell>
          <table:table-cell office:value-type="float" office:value="195.925" calcext:value-type="float">
            <text:p>1.96E+02</text:p>
          </table:table-cell>
          <table:table-cell table:formula="of:=[.C2955]+0.2" office:value-type="float" office:value="590.799999999997" calcext:value-type="float">
            <text:p>590.799999999997</text:p>
          </table:table-cell>
        </table:table-row>
        <table:table-row table:style-name="ro1">
          <table:table-cell office:value-type="float" office:value="98.183" calcext:value-type="float">
            <text:p>9.82E+01</text:p>
          </table:table-cell>
          <table:table-cell office:value-type="float" office:value="195.912" calcext:value-type="float">
            <text:p>1.96E+02</text:p>
          </table:table-cell>
          <table:table-cell table:formula="of:=[.C2956]+0.2" office:value-type="float" office:value="590.999999999997" calcext:value-type="float">
            <text:p>590.999999999997</text:p>
          </table:table-cell>
        </table:table-row>
        <table:table-row table:style-name="ro1">
          <table:table-cell office:value-type="float" office:value="98.1772" calcext:value-type="float">
            <text:p>9.82E+01</text:p>
          </table:table-cell>
          <table:table-cell office:value-type="float" office:value="195.898" calcext:value-type="float">
            <text:p>1.96E+02</text:p>
          </table:table-cell>
          <table:table-cell table:formula="of:=[.C2957]+0.2" office:value-type="float" office:value="591.199999999997" calcext:value-type="float">
            <text:p>591.199999999997</text:p>
          </table:table-cell>
        </table:table-row>
        <table:table-row table:style-name="ro1">
          <table:table-cell office:value-type="float" office:value="98.1714" calcext:value-type="float">
            <text:p>9.82E+01</text:p>
          </table:table-cell>
          <table:table-cell office:value-type="float" office:value="195.885" calcext:value-type="float">
            <text:p>1.96E+02</text:p>
          </table:table-cell>
          <table:table-cell table:formula="of:=[.C2958]+0.2" office:value-type="float" office:value="591.399999999998" calcext:value-type="float">
            <text:p>591.399999999998</text:p>
          </table:table-cell>
        </table:table-row>
        <table:table-row table:style-name="ro1">
          <table:table-cell office:value-type="float" office:value="98.1656" calcext:value-type="float">
            <text:p>9.82E+01</text:p>
          </table:table-cell>
          <table:table-cell office:value-type="float" office:value="195.872" calcext:value-type="float">
            <text:p>1.96E+02</text:p>
          </table:table-cell>
          <table:table-cell table:formula="of:=[.C2959]+0.2" office:value-type="float" office:value="591.599999999998" calcext:value-type="float">
            <text:p>591.599999999998</text:p>
          </table:table-cell>
        </table:table-row>
        <table:table-row table:style-name="ro1">
          <table:table-cell office:value-type="float" office:value="98.1598" calcext:value-type="float">
            <text:p>9.82E+01</text:p>
          </table:table-cell>
          <table:table-cell office:value-type="float" office:value="195.859" calcext:value-type="float">
            <text:p>1.96E+02</text:p>
          </table:table-cell>
          <table:table-cell table:formula="of:=[.C2960]+0.2" office:value-type="float" office:value="591.799999999998" calcext:value-type="float">
            <text:p>591.799999999998</text:p>
          </table:table-cell>
        </table:table-row>
        <table:table-row table:style-name="ro1">
          <table:table-cell office:value-type="float" office:value="98.154" calcext:value-type="float">
            <text:p>9.82E+01</text:p>
          </table:table-cell>
          <table:table-cell office:value-type="float" office:value="195.846" calcext:value-type="float">
            <text:p>1.96E+02</text:p>
          </table:table-cell>
          <table:table-cell table:formula="of:=[.C2961]+0.2" office:value-type="float" office:value="591.999999999998" calcext:value-type="float">
            <text:p>591.999999999998</text:p>
          </table:table-cell>
        </table:table-row>
        <table:table-row table:style-name="ro1">
          <table:table-cell office:value-type="float" office:value="98.1483" calcext:value-type="float">
            <text:p>9.81E+01</text:p>
          </table:table-cell>
          <table:table-cell office:value-type="float" office:value="195.833" calcext:value-type="float">
            <text:p>1.96E+02</text:p>
          </table:table-cell>
          <table:table-cell table:formula="of:=[.C2962]+0.2" office:value-type="float" office:value="592.199999999998" calcext:value-type="float">
            <text:p>592.199999999998</text:p>
          </table:table-cell>
        </table:table-row>
        <table:table-row table:style-name="ro1">
          <table:table-cell office:value-type="float" office:value="98.1426" calcext:value-type="float">
            <text:p>9.81E+01</text:p>
          </table:table-cell>
          <table:table-cell office:value-type="float" office:value="195.821" calcext:value-type="float">
            <text:p>1.96E+02</text:p>
          </table:table-cell>
          <table:table-cell table:formula="of:=[.C2963]+0.2" office:value-type="float" office:value="592.399999999998" calcext:value-type="float">
            <text:p>592.399999999998</text:p>
          </table:table-cell>
        </table:table-row>
        <table:table-row table:style-name="ro1">
          <table:table-cell office:value-type="float" office:value="98.1369" calcext:value-type="float">
            <text:p>9.81E+01</text:p>
          </table:table-cell>
          <table:table-cell office:value-type="float" office:value="195.808" calcext:value-type="float">
            <text:p>1.96E+02</text:p>
          </table:table-cell>
          <table:table-cell table:formula="of:=[.C2964]+0.2" office:value-type="float" office:value="592.599999999998" calcext:value-type="float">
            <text:p>592.599999999998</text:p>
          </table:table-cell>
        </table:table-row>
        <table:table-row table:style-name="ro1">
          <table:table-cell office:value-type="float" office:value="98.1312" calcext:value-type="float">
            <text:p>9.81E+01</text:p>
          </table:table-cell>
          <table:table-cell office:value-type="float" office:value="195.795" calcext:value-type="float">
            <text:p>1.96E+02</text:p>
          </table:table-cell>
          <table:table-cell table:formula="of:=[.C2965]+0.2" office:value-type="float" office:value="592.799999999998" calcext:value-type="float">
            <text:p>592.799999999998</text:p>
          </table:table-cell>
        </table:table-row>
        <table:table-row table:style-name="ro1">
          <table:table-cell office:value-type="float" office:value="98.1256" calcext:value-type="float">
            <text:p>9.81E+01</text:p>
          </table:table-cell>
          <table:table-cell office:value-type="float" office:value="195.782" calcext:value-type="float">
            <text:p>1.96E+02</text:p>
          </table:table-cell>
          <table:table-cell table:formula="of:=[.C2966]+0.2" office:value-type="float" office:value="592.999999999998" calcext:value-type="float">
            <text:p>592.999999999998</text:p>
          </table:table-cell>
        </table:table-row>
        <table:table-row table:style-name="ro1">
          <table:table-cell office:value-type="float" office:value="98.1199" calcext:value-type="float">
            <text:p>9.81E+01</text:p>
          </table:table-cell>
          <table:table-cell office:value-type="float" office:value="195.77" calcext:value-type="float">
            <text:p>1.96E+02</text:p>
          </table:table-cell>
          <table:table-cell table:formula="of:=[.C2967]+0.2" office:value-type="float" office:value="593.199999999998" calcext:value-type="float">
            <text:p>593.199999999998</text:p>
          </table:table-cell>
        </table:table-row>
        <table:table-row table:style-name="ro1">
          <table:table-cell office:value-type="float" office:value="98.1143" calcext:value-type="float">
            <text:p>9.81E+01</text:p>
          </table:table-cell>
          <table:table-cell office:value-type="float" office:value="195.757" calcext:value-type="float">
            <text:p>1.96E+02</text:p>
          </table:table-cell>
          <table:table-cell table:formula="of:=[.C2968]+0.2" office:value-type="float" office:value="593.399999999998" calcext:value-type="float">
            <text:p>593.399999999998</text:p>
          </table:table-cell>
        </table:table-row>
        <table:table-row table:style-name="ro1">
          <table:table-cell office:value-type="float" office:value="98.1087" calcext:value-type="float">
            <text:p>9.81E+01</text:p>
          </table:table-cell>
          <table:table-cell office:value-type="float" office:value="195.744" calcext:value-type="float">
            <text:p>1.96E+02</text:p>
          </table:table-cell>
          <table:table-cell table:formula="of:=[.C2969]+0.2" office:value-type="float" office:value="593.599999999998" calcext:value-type="float">
            <text:p>593.599999999998</text:p>
          </table:table-cell>
        </table:table-row>
        <table:table-row table:style-name="ro1">
          <table:table-cell office:value-type="float" office:value="98.1031" calcext:value-type="float">
            <text:p>9.81E+01</text:p>
          </table:table-cell>
          <table:table-cell office:value-type="float" office:value="195.732" calcext:value-type="float">
            <text:p>1.96E+02</text:p>
          </table:table-cell>
          <table:table-cell table:formula="of:=[.C2970]+0.2" office:value-type="float" office:value="593.799999999998" calcext:value-type="float">
            <text:p>593.799999999998</text:p>
          </table:table-cell>
        </table:table-row>
        <table:table-row table:style-name="ro1">
          <table:table-cell office:value-type="float" office:value="98.0976" calcext:value-type="float">
            <text:p>9.81E+01</text:p>
          </table:table-cell>
          <table:table-cell office:value-type="float" office:value="195.719" calcext:value-type="float">
            <text:p>1.96E+02</text:p>
          </table:table-cell>
          <table:table-cell table:formula="of:=[.C2971]+0.2" office:value-type="float" office:value="593.999999999998" calcext:value-type="float">
            <text:p>593.999999999998</text:p>
          </table:table-cell>
        </table:table-row>
        <table:table-row table:style-name="ro1">
          <table:table-cell office:value-type="float" office:value="98.092" calcext:value-type="float">
            <text:p>9.81E+01</text:p>
          </table:table-cell>
          <table:table-cell office:value-type="float" office:value="195.707" calcext:value-type="float">
            <text:p>1.96E+02</text:p>
          </table:table-cell>
          <table:table-cell table:formula="of:=[.C2972]+0.2" office:value-type="float" office:value="594.199999999998" calcext:value-type="float">
            <text:p>594.199999999998</text:p>
          </table:table-cell>
        </table:table-row>
        <table:table-row table:style-name="ro1">
          <table:table-cell office:value-type="float" office:value="98.0865" calcext:value-type="float">
            <text:p>9.81E+01</text:p>
          </table:table-cell>
          <table:table-cell office:value-type="float" office:value="195.694" calcext:value-type="float">
            <text:p>1.96E+02</text:p>
          </table:table-cell>
          <table:table-cell table:formula="of:=[.C2973]+0.2" office:value-type="float" office:value="594.399999999998" calcext:value-type="float">
            <text:p>594.399999999998</text:p>
          </table:table-cell>
        </table:table-row>
        <table:table-row table:style-name="ro1">
          <table:table-cell office:value-type="float" office:value="98.081" calcext:value-type="float">
            <text:p>9.81E+01</text:p>
          </table:table-cell>
          <table:table-cell office:value-type="float" office:value="195.682" calcext:value-type="float">
            <text:p>1.96E+02</text:p>
          </table:table-cell>
          <table:table-cell table:formula="of:=[.C2974]+0.2" office:value-type="float" office:value="594.599999999998" calcext:value-type="float">
            <text:p>594.599999999998</text:p>
          </table:table-cell>
        </table:table-row>
        <table:table-row table:style-name="ro1">
          <table:table-cell office:value-type="float" office:value="98.0756" calcext:value-type="float">
            <text:p>9.81E+01</text:p>
          </table:table-cell>
          <table:table-cell office:value-type="float" office:value="195.67" calcext:value-type="float">
            <text:p>1.96E+02</text:p>
          </table:table-cell>
          <table:table-cell table:formula="of:=[.C2975]+0.2" office:value-type="float" office:value="594.799999999998" calcext:value-type="float">
            <text:p>594.799999999998</text:p>
          </table:table-cell>
        </table:table-row>
        <table:table-row table:style-name="ro1">
          <table:table-cell office:value-type="float" office:value="98.0701" calcext:value-type="float">
            <text:p>9.81E+01</text:p>
          </table:table-cell>
          <table:table-cell office:value-type="float" office:value="195.657" calcext:value-type="float">
            <text:p>1.96E+02</text:p>
          </table:table-cell>
          <table:table-cell table:formula="of:=[.C2976]+0.2" office:value-type="float" office:value="594.999999999998" calcext:value-type="float">
            <text:p>594.999999999998</text:p>
          </table:table-cell>
        </table:table-row>
        <table:table-row table:style-name="ro1">
          <table:table-cell office:value-type="float" office:value="98.0647" calcext:value-type="float">
            <text:p>9.81E+01</text:p>
          </table:table-cell>
          <table:table-cell office:value-type="float" office:value="195.645" calcext:value-type="float">
            <text:p>1.96E+02</text:p>
          </table:table-cell>
          <table:table-cell table:formula="of:=[.C2977]+0.2" office:value-type="float" office:value="595.199999999998" calcext:value-type="float">
            <text:p>595.199999999998</text:p>
          </table:table-cell>
        </table:table-row>
        <table:table-row table:style-name="ro1">
          <table:table-cell office:value-type="float" office:value="98.0593" calcext:value-type="float">
            <text:p>9.81E+01</text:p>
          </table:table-cell>
          <table:table-cell office:value-type="float" office:value="195.633" calcext:value-type="float">
            <text:p>1.96E+02</text:p>
          </table:table-cell>
          <table:table-cell table:formula="of:=[.C2978]+0.2" office:value-type="float" office:value="595.399999999998" calcext:value-type="float">
            <text:p>595.399999999998</text:p>
          </table:table-cell>
        </table:table-row>
        <table:table-row table:style-name="ro1">
          <table:table-cell office:value-type="float" office:value="98.0539" calcext:value-type="float">
            <text:p>9.81E+01</text:p>
          </table:table-cell>
          <table:table-cell office:value-type="float" office:value="195.621" calcext:value-type="float">
            <text:p>1.96E+02</text:p>
          </table:table-cell>
          <table:table-cell table:formula="of:=[.C2979]+0.2" office:value-type="float" office:value="595.599999999998" calcext:value-type="float">
            <text:p>595.599999999998</text:p>
          </table:table-cell>
        </table:table-row>
        <table:table-row table:style-name="ro1">
          <table:table-cell office:value-type="float" office:value="98.0485" calcext:value-type="float">
            <text:p>9.80E+01</text:p>
          </table:table-cell>
          <table:table-cell office:value-type="float" office:value="195.609" calcext:value-type="float">
            <text:p>1.96E+02</text:p>
          </table:table-cell>
          <table:table-cell table:formula="of:=[.C2980]+0.2" office:value-type="float" office:value="595.799999999999" calcext:value-type="float">
            <text:p>595.799999999999</text:p>
          </table:table-cell>
        </table:table-row>
        <table:table-row table:style-name="ro1">
          <table:table-cell office:value-type="float" office:value="98.0431" calcext:value-type="float">
            <text:p>9.80E+01</text:p>
          </table:table-cell>
          <table:table-cell office:value-type="float" office:value="195.597" calcext:value-type="float">
            <text:p>1.96E+02</text:p>
          </table:table-cell>
          <table:table-cell table:formula="of:=[.C2981]+0.2" office:value-type="float" office:value="595.999999999999" calcext:value-type="float">
            <text:p>595.999999999999</text:p>
          </table:table-cell>
        </table:table-row>
        <table:table-row table:style-name="ro1">
          <table:table-cell office:value-type="float" office:value="98.0378" calcext:value-type="float">
            <text:p>9.80E+01</text:p>
          </table:table-cell>
          <table:table-cell office:value-type="float" office:value="195.585" calcext:value-type="float">
            <text:p>1.96E+02</text:p>
          </table:table-cell>
          <table:table-cell table:formula="of:=[.C2982]+0.2" office:value-type="float" office:value="596.199999999999" calcext:value-type="float">
            <text:p>596.199999999999</text:p>
          </table:table-cell>
        </table:table-row>
        <table:table-row table:style-name="ro1">
          <table:table-cell office:value-type="float" office:value="98.0325" calcext:value-type="float">
            <text:p>9.80E+01</text:p>
          </table:table-cell>
          <table:table-cell office:value-type="float" office:value="195.573" calcext:value-type="float">
            <text:p>1.96E+02</text:p>
          </table:table-cell>
          <table:table-cell table:formula="of:=[.C2983]+0.2" office:value-type="float" office:value="596.399999999999" calcext:value-type="float">
            <text:p>596.399999999999</text:p>
          </table:table-cell>
        </table:table-row>
        <table:table-row table:style-name="ro1">
          <table:table-cell office:value-type="float" office:value="98.0272" calcext:value-type="float">
            <text:p>9.80E+01</text:p>
          </table:table-cell>
          <table:table-cell office:value-type="float" office:value="195.561" calcext:value-type="float">
            <text:p>1.96E+02</text:p>
          </table:table-cell>
          <table:table-cell table:formula="of:=[.C2984]+0.2" office:value-type="float" office:value="596.599999999999" calcext:value-type="float">
            <text:p>596.599999999999</text:p>
          </table:table-cell>
        </table:table-row>
        <table:table-row table:style-name="ro1">
          <table:table-cell office:value-type="float" office:value="98.0219" calcext:value-type="float">
            <text:p>9.80E+01</text:p>
          </table:table-cell>
          <table:table-cell office:value-type="float" office:value="195.549" calcext:value-type="float">
            <text:p>1.96E+02</text:p>
          </table:table-cell>
          <table:table-cell table:formula="of:=[.C2985]+0.2" office:value-type="float" office:value="596.799999999999" calcext:value-type="float">
            <text:p>596.799999999999</text:p>
          </table:table-cell>
        </table:table-row>
        <table:table-row table:style-name="ro1">
          <table:table-cell office:value-type="float" office:value="98.0167" calcext:value-type="float">
            <text:p>9.80E+01</text:p>
          </table:table-cell>
          <table:table-cell office:value-type="float" office:value="195.537" calcext:value-type="float">
            <text:p>1.96E+02</text:p>
          </table:table-cell>
          <table:table-cell table:formula="of:=[.C2986]+0.2" office:value-type="float" office:value="596.999999999999" calcext:value-type="float">
            <text:p>596.999999999999</text:p>
          </table:table-cell>
        </table:table-row>
        <table:table-row table:style-name="ro1">
          <table:table-cell office:value-type="float" office:value="98.0114" calcext:value-type="float">
            <text:p>9.80E+01</text:p>
          </table:table-cell>
          <table:table-cell office:value-type="float" office:value="195.525" calcext:value-type="float">
            <text:p>1.96E+02</text:p>
          </table:table-cell>
          <table:table-cell table:formula="of:=[.C2987]+0.2" office:value-type="float" office:value="597.199999999999" calcext:value-type="float">
            <text:p>597.199999999999</text:p>
          </table:table-cell>
        </table:table-row>
        <table:table-row table:style-name="ro1">
          <table:table-cell office:value-type="float" office:value="98.0062" calcext:value-type="float">
            <text:p>9.80E+01</text:p>
          </table:table-cell>
          <table:table-cell office:value-type="float" office:value="195.514" calcext:value-type="float">
            <text:p>1.96E+02</text:p>
          </table:table-cell>
          <table:table-cell table:formula="of:=[.C2988]+0.2" office:value-type="float" office:value="597.399999999999" calcext:value-type="float">
            <text:p>597.399999999999</text:p>
          </table:table-cell>
        </table:table-row>
        <table:table-row table:style-name="ro1">
          <table:table-cell office:value-type="float" office:value="98.001" calcext:value-type="float">
            <text:p>9.80E+01</text:p>
          </table:table-cell>
          <table:table-cell office:value-type="float" office:value="195.502" calcext:value-type="float">
            <text:p>1.96E+02</text:p>
          </table:table-cell>
          <table:table-cell table:formula="of:=[.C2989]+0.2" office:value-type="float" office:value="597.599999999999" calcext:value-type="float">
            <text:p>597.599999999999</text:p>
          </table:table-cell>
        </table:table-row>
        <table:table-row table:style-name="ro1">
          <table:table-cell office:value-type="float" office:value="97.9958" calcext:value-type="float">
            <text:p>9.80E+01</text:p>
          </table:table-cell>
          <table:table-cell office:value-type="float" office:value="195.49" calcext:value-type="float">
            <text:p>1.95E+02</text:p>
          </table:table-cell>
          <table:table-cell table:formula="of:=[.C2990]+0.2" office:value-type="float" office:value="597.799999999999" calcext:value-type="float">
            <text:p>597.799999999999</text:p>
          </table:table-cell>
        </table:table-row>
        <table:table-row table:style-name="ro1">
          <table:table-cell office:value-type="float" office:value="97.9907" calcext:value-type="float">
            <text:p>9.80E+01</text:p>
          </table:table-cell>
          <table:table-cell office:value-type="float" office:value="195.479" calcext:value-type="float">
            <text:p>1.95E+02</text:p>
          </table:table-cell>
          <table:table-cell table:formula="of:=[.C2991]+0.2" office:value-type="float" office:value="597.999999999999" calcext:value-type="float">
            <text:p>597.999999999999</text:p>
          </table:table-cell>
        </table:table-row>
        <table:table-row table:style-name="ro1">
          <table:table-cell office:value-type="float" office:value="97.9855" calcext:value-type="float">
            <text:p>9.80E+01</text:p>
          </table:table-cell>
          <table:table-cell office:value-type="float" office:value="195.467" calcext:value-type="float">
            <text:p>1.95E+02</text:p>
          </table:table-cell>
          <table:table-cell table:formula="of:=[.C2992]+0.2" office:value-type="float" office:value="598.199999999999" calcext:value-type="float">
            <text:p>598.199999999999</text:p>
          </table:table-cell>
        </table:table-row>
        <table:table-row table:style-name="ro1">
          <table:table-cell office:value-type="float" office:value="97.9804" calcext:value-type="float">
            <text:p>9.80E+01</text:p>
          </table:table-cell>
          <table:table-cell office:value-type="float" office:value="195.456" calcext:value-type="float">
            <text:p>1.95E+02</text:p>
          </table:table-cell>
          <table:table-cell table:formula="of:=[.C2993]+0.2" office:value-type="float" office:value="598.399999999999" calcext:value-type="float">
            <text:p>598.399999999999</text:p>
          </table:table-cell>
        </table:table-row>
        <table:table-row table:style-name="ro1">
          <table:table-cell office:value-type="float" office:value="97.9753" calcext:value-type="float">
            <text:p>9.80E+01</text:p>
          </table:table-cell>
          <table:table-cell office:value-type="float" office:value="195.444" calcext:value-type="float">
            <text:p>1.95E+02</text:p>
          </table:table-cell>
          <table:table-cell table:formula="of:=[.C2994]+0.2" office:value-type="float" office:value="598.599999999999" calcext:value-type="float">
            <text:p>598.599999999999</text:p>
          </table:table-cell>
        </table:table-row>
        <table:table-row table:style-name="ro1">
          <table:table-cell office:value-type="float" office:value="97.9703" calcext:value-type="float">
            <text:p>9.80E+01</text:p>
          </table:table-cell>
          <table:table-cell office:value-type="float" office:value="195.433" calcext:value-type="float">
            <text:p>1.95E+02</text:p>
          </table:table-cell>
          <table:table-cell table:formula="of:=[.C2995]+0.2" office:value-type="float" office:value="598.799999999999" calcext:value-type="float">
            <text:p>598.799999999999</text:p>
          </table:table-cell>
        </table:table-row>
        <table:table-row table:style-name="ro1">
          <table:table-cell office:value-type="float" office:value="97.9652" calcext:value-type="float">
            <text:p>9.80E+01</text:p>
          </table:table-cell>
          <table:table-cell office:value-type="float" office:value="195.421" calcext:value-type="float">
            <text:p>1.95E+02</text:p>
          </table:table-cell>
          <table:table-cell table:formula="of:=[.C2996]+0.2" office:value-type="float" office:value="598.999999999999" calcext:value-type="float">
            <text:p>598.999999999999</text:p>
          </table:table-cell>
        </table:table-row>
        <table:table-row table:style-name="ro1">
          <table:table-cell office:value-type="float" office:value="97.9602" calcext:value-type="float">
            <text:p>9.80E+01</text:p>
          </table:table-cell>
          <table:table-cell office:value-type="float" office:value="195.41" calcext:value-type="float">
            <text:p>1.95E+02</text:p>
          </table:table-cell>
          <table:table-cell table:formula="of:=[.C2997]+0.2" office:value-type="float" office:value="599.199999999999" calcext:value-type="float">
            <text:p>599.199999999999</text:p>
          </table:table-cell>
        </table:table-row>
        <table:table-row table:style-name="ro1">
          <table:table-cell office:value-type="float" office:value="97.9552" calcext:value-type="float">
            <text:p>9.80E+01</text:p>
          </table:table-cell>
          <table:table-cell office:value-type="float" office:value="195.399" calcext:value-type="float">
            <text:p>1.95E+02</text:p>
          </table:table-cell>
          <table:table-cell table:formula="of:=[.C2998]+0.2" office:value-type="float" office:value="599.399999999999" calcext:value-type="float">
            <text:p>599.399999999999</text:p>
          </table:table-cell>
        </table:table-row>
        <table:table-row table:style-name="ro1">
          <table:table-cell office:value-type="float" office:value="97.9502" calcext:value-type="float">
            <text:p>9.80E+01</text:p>
          </table:table-cell>
          <table:table-cell office:value-type="float" office:value="195.388" calcext:value-type="float">
            <text:p>1.95E+02</text:p>
          </table:table-cell>
          <table:table-cell table:formula="of:=[.C2999]+0.2" office:value-type="float" office:value="599.599999999999" calcext:value-type="float">
            <text:p>599.599999999999</text:p>
          </table:table-cell>
        </table:table-row>
        <table:table-row table:style-name="ro1">
          <table:table-cell office:value-type="float" office:value="97.9452" calcext:value-type="float">
            <text:p>9.79E+01</text:p>
          </table:table-cell>
          <table:table-cell office:value-type="float" office:value="195.376" calcext:value-type="float">
            <text:p>1.95E+02</text:p>
          </table:table-cell>
          <table:table-cell table:formula="of:=[.C3000]+0.2" office:value-type="float" office:value="599.799999999999" calcext:value-type="float">
            <text:p>599.799999999999</text:p>
          </table:table-cell>
        </table:table-row>
        <table:table-row table:style-name="ro1">
          <table:table-cell office:value-type="float" office:value="97.9402" calcext:value-type="float">
            <text:p>9.79E+01</text:p>
          </table:table-cell>
          <table:table-cell office:value-type="float" office:value="195.365" calcext:value-type="float">
            <text:p>1.95E+02</text:p>
          </table:table-cell>
          <table:table-cell table:formula="of:=[.C3001]+0.2"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23:46:21.879533732</meta:creation-date>
    <dc:date>2024-04-16T23:51:09.137883314</dc:date>
    <meta:editing-duration>PT4M47S</meta:editing-duration>
    <meta:editing-cycles>1</meta:editing-cycles>
    <meta:document-statistic meta:table-count="1" meta:cell-count="90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6.099cm" svg:y="0.185cm" style:legend-expansion="wide" chart:style-name="ch2"/>
        <chart:plot-area chart:style-name="ch3" table:cell-range-address="Sheet1.A1:Sheet1.A3002 Sheet1.B2:Sheet1.C3002 Sheet1.B1:Sheet1.B1" chart:data-source-has-labels="row" svg:x="1.331cm" svg:y="0.963cm" svg:width="14.349cm" svg:height="6.876cm">
          <chart:coordinate-region svg:x="3.064cm" svg:y="1.162cm" svg:width="12.336cm" svg:height="6.03cm"/>
          <chart:axis chart:dimension="x" chart:name="primary-x" chart:style-name="ch4">
            <chart:title svg:x="7.72cm" svg:y="8.019cm" chart:style-name="ch5">
              <text:p>Tiempo(s)</text:p>
            </chart:title>
          </chart:axis>
          <chart:axis chart:dimension="y" chart:name="primary-y" chart:style-name="ch6">
            <chart:title svg:x="0.451cm" svg:y="5.609cm" chart:style-name="ch7">
              <text:p>Temperatura(C)</text:p>
            </chart:title>
            <chart:grid chart:style-name="ch8" chart:class="major"/>
          </chart:axis>
          <chart:series chart:style-name="ch9" chart:values-cell-range-address="Sheet1.A2:Sheet1.A3002" chart:label-cell-address="Sheet1.A1:Sheet1.A1" chart:class="chart:scatter">
            <chart:domain table:cell-range-address="Sheet1.C2:Sheet1.C3002"/>
            <chart:data-point chart:repeated="3001"/>
          </chart:series>
          <chart:series chart:style-name="ch10" chart:values-cell-range-address="Sheet1.B2:Sheet1.B3002" chart:label-cell-address="Sheet1.B1:Sheet1.B1" chart:class="chart:scatter">
            <chart:data-point chart:repeated="30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100</text:p>
                <draw:g>
                  <svg:desc>Sheet1.A1:Sheet1.A1</svg:desc>
                </draw:g>
              </table:table-cell>
              <table:table-cell office:value-type="string">
                <text:p>T200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3002</svg:desc>
                </draw:g>
              </table:table-cell>
              <table:table-cell office:value-type="float" office:value="20">
                <text:p>20</text:p>
                <draw:g>
                  <svg:desc>Sheet1.A2:Sheet1.A3002</svg:desc>
                </draw:g>
              </table:table-cell>
              <table:table-cell office:value-type="float" office:value="20">
                <text:p>20</text:p>
                <draw:g>
                  <svg:desc>Sheet1.B2:Sheet1.B3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20.003">
                <text:p>20.003</text:p>
              </table:table-cell>
              <table:table-cell office:value-type="float" office:value="20.0067">
                <text:p>20.0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20.0091">
                <text:p>20.0091</text:p>
              </table:table-cell>
              <table:table-cell office:value-type="float" office:value="20.0204">
                <text:p>20.0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0.0156">
                <text:p>20.0156</text:p>
              </table:table-cell>
              <table:table-cell office:value-type="float" office:value="20.035">
                <text:p>20.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20.0224">
                <text:p>20.0224</text:p>
              </table:table-cell>
              <table:table-cell office:value-type="float" office:value="20.0504">
                <text:p>20.0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20.0296">
                <text:p>20.0296</text:p>
              </table:table-cell>
              <table:table-cell office:value-type="float" office:value="20.0665">
                <text:p>20.0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20.0371">
                <text:p>20.0371</text:p>
              </table:table-cell>
              <table:table-cell office:value-type="float" office:value="20.0835">
                <text:p>20.0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20.045">
                <text:p>20.045</text:p>
              </table:table-cell>
              <table:table-cell office:value-type="float" office:value="20.1013">
                <text:p>20.1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0.0533">
                <text:p>20.0533</text:p>
              </table:table-cell>
              <table:table-cell office:value-type="float" office:value="20.1198">
                <text:p>20.1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20.0619">
                <text:p>20.0619</text:p>
              </table:table-cell>
              <table:table-cell office:value-type="float" office:value="20.1392">
                <text:p>20.1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20.0708">
                <text:p>20.0708</text:p>
              </table:table-cell>
              <table:table-cell office:value-type="float" office:value="20.1594">
                <text:p>20.1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20.0801">
                <text:p>20.0801</text:p>
              </table:table-cell>
              <table:table-cell office:value-type="float" office:value="20.1803">
                <text:p>20.1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20.0898">
                <text:p>20.0898</text:p>
              </table:table-cell>
              <table:table-cell office:value-type="float" office:value="20.2021">
                <text:p>20.2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0.0998">
                <text:p>20.0998</text:p>
              </table:table-cell>
              <table:table-cell office:value-type="float" office:value="20.2246">
                <text:p>20.2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">
                <text:p>4.2</text:p>
              </table:table-cell>
              <table:table-cell office:value-type="float" office:value="20.1102">
                <text:p>20.1102</text:p>
              </table:table-cell>
              <table:table-cell office:value-type="float" office:value="20.2479">
                <text:p>20.2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">
                <text:p>4.4</text:p>
              </table:table-cell>
              <table:table-cell office:value-type="float" office:value="20.1209">
                <text:p>20.1209</text:p>
              </table:table-cell>
              <table:table-cell office:value-type="float" office:value="20.272">
                <text:p>20.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">
                <text:p>4.6</text:p>
              </table:table-cell>
              <table:table-cell office:value-type="float" office:value="20.132">
                <text:p>20.132</text:p>
              </table:table-cell>
              <table:table-cell office:value-type="float" office:value="20.2969">
                <text:p>20.29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">
                <text:p>4.8</text:p>
              </table:table-cell>
              <table:table-cell office:value-type="float" office:value="20.1434">
                <text:p>20.1434</text:p>
              </table:table-cell>
              <table:table-cell office:value-type="float" office:value="20.3226">
                <text:p>20.3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0.1551">
                <text:p>20.1551</text:p>
              </table:table-cell>
              <table:table-cell office:value-type="float" office:value="20.3491">
                <text:p>20.34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">
                <text:p>5.2</text:p>
              </table:table-cell>
              <table:table-cell office:value-type="float" office:value="20.1672">
                <text:p>20.1672</text:p>
              </table:table-cell>
              <table:table-cell office:value-type="float" office:value="20.3763">
                <text:p>20.3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">
                <text:p>5.4</text:p>
              </table:table-cell>
              <table:table-cell office:value-type="float" office:value="20.1797">
                <text:p>20.1797</text:p>
              </table:table-cell>
              <table:table-cell office:value-type="float" office:value="20.4043">
                <text:p>20.4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20.1925">
                <text:p>20.1925</text:p>
              </table:table-cell>
              <table:table-cell office:value-type="float" office:value="20.4331">
                <text:p>20.4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">
                <text:p>5.8</text:p>
              </table:table-cell>
              <table:table-cell office:value-type="float" office:value="20.2056">
                <text:p>20.2056</text:p>
              </table:table-cell>
              <table:table-cell office:value-type="float" office:value="20.4627">
                <text:p>20.4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0.2191">
                <text:p>20.2191</text:p>
              </table:table-cell>
              <table:table-cell office:value-type="float" office:value="20.493">
                <text:p>20.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">
                <text:p>6.2</text:p>
              </table:table-cell>
              <table:table-cell office:value-type="float" office:value="20.2329">
                <text:p>20.2329</text:p>
              </table:table-cell>
              <table:table-cell office:value-type="float" office:value="20.5241">
                <text:p>20.5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">
                <text:p>6.4</text:p>
              </table:table-cell>
              <table:table-cell office:value-type="float" office:value="20.2471">
                <text:p>20.2471</text:p>
              </table:table-cell>
              <table:table-cell office:value-type="float" office:value="20.556">
                <text:p>20.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">
                <text:p>6.6</text:p>
              </table:table-cell>
              <table:table-cell office:value-type="float" office:value="20.2616">
                <text:p>20.2616</text:p>
              </table:table-cell>
              <table:table-cell office:value-type="float" office:value="20.5886">
                <text:p>20.58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">
                <text:p>6.8</text:p>
              </table:table-cell>
              <table:table-cell office:value-type="float" office:value="20.2765">
                <text:p>20.2765</text:p>
              </table:table-cell>
              <table:table-cell office:value-type="float" office:value="20.622">
                <text:p>20.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20.2916">
                <text:p>20.2916</text:p>
              </table:table-cell>
              <table:table-cell office:value-type="float" office:value="20.6562">
                <text:p>20.6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">
                <text:p>7.2</text:p>
              </table:table-cell>
              <table:table-cell office:value-type="float" office:value="20.3072">
                <text:p>20.3072</text:p>
              </table:table-cell>
              <table:table-cell office:value-type="float" office:value="20.6911">
                <text:p>20.69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">
                <text:p>7.4</text:p>
              </table:table-cell>
              <table:table-cell office:value-type="float" office:value="20.323">
                <text:p>20.323</text:p>
              </table:table-cell>
              <table:table-cell office:value-type="float" office:value="20.7268">
                <text:p>20.72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">
                <text:p>7.6</text:p>
              </table:table-cell>
              <table:table-cell office:value-type="float" office:value="20.3392">
                <text:p>20.3392</text:p>
              </table:table-cell>
              <table:table-cell office:value-type="float" office:value="20.7633">
                <text:p>20.76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20.3558">
                <text:p>20.3558</text:p>
              </table:table-cell>
              <table:table-cell office:value-type="float" office:value="20.8005">
                <text:p>20.8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0.3726">
                <text:p>20.3726</text:p>
              </table:table-cell>
              <table:table-cell office:value-type="float" office:value="20.8384">
                <text:p>20.8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">
                <text:p>8.2</text:p>
              </table:table-cell>
              <table:table-cell office:value-type="float" office:value="20.3899">
                <text:p>20.3899</text:p>
              </table:table-cell>
              <table:table-cell office:value-type="float" office:value="20.8772">
                <text:p>20.8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">
                <text:p>8.4</text:p>
              </table:table-cell>
              <table:table-cell office:value-type="float" office:value="20.4074">
                <text:p>20.4074</text:p>
              </table:table-cell>
              <table:table-cell office:value-type="float" office:value="20.9166">
                <text:p>20.9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">
                <text:p>8.6</text:p>
              </table:table-cell>
              <table:table-cell office:value-type="float" office:value="20.4253">
                <text:p>20.4253</text:p>
              </table:table-cell>
              <table:table-cell office:value-type="float" office:value="20.9569">
                <text:p>20.95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">
                <text:p>8.8</text:p>
              </table:table-cell>
              <table:table-cell office:value-type="float" office:value="20.4435">
                <text:p>20.4435</text:p>
              </table:table-cell>
              <table:table-cell office:value-type="float" office:value="20.9978">
                <text:p>20.99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20.462">
                <text:p>20.462</text:p>
              </table:table-cell>
              <table:table-cell office:value-type="float" office:value="21.0395">
                <text:p>21.0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">
                <text:p>9.2</text:p>
              </table:table-cell>
              <table:table-cell office:value-type="float" office:value="20.4809">
                <text:p>20.4809</text:p>
              </table:table-cell>
              <table:table-cell office:value-type="float" office:value="21.082">
                <text:p>21.0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">
                <text:p>9.4</text:p>
              </table:table-cell>
              <table:table-cell office:value-type="float" office:value="20.5001">
                <text:p>20.5001</text:p>
              </table:table-cell>
              <table:table-cell office:value-type="float" office:value="21.1252">
                <text:p>21.1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">
                <text:p>9.6</text:p>
              </table:table-cell>
              <table:table-cell office:value-type="float" office:value="20.5196">
                <text:p>20.5196</text:p>
              </table:table-cell>
              <table:table-cell office:value-type="float" office:value="21.1691">
                <text:p>21.1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">
                <text:p>9.8</text:p>
              </table:table-cell>
              <table:table-cell office:value-type="float" office:value="20.5395">
                <text:p>20.5395</text:p>
              </table:table-cell>
              <table:table-cell office:value-type="float" office:value="21.2138">
                <text:p>21.2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20.5597">
                <text:p>20.5597</text:p>
              </table:table-cell>
              <table:table-cell office:value-type="float" office:value="21.2593">
                <text:p>21.25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">
                <text:p>10.2</text:p>
              </table:table-cell>
              <table:table-cell office:value-type="float" office:value="20.5802">
                <text:p>20.5802</text:p>
              </table:table-cell>
              <table:table-cell office:value-type="float" office:value="21.3054">
                <text:p>21.30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">
                <text:p>10.4</text:p>
              </table:table-cell>
              <table:table-cell office:value-type="float" office:value="20.601">
                <text:p>20.601</text:p>
              </table:table-cell>
              <table:table-cell office:value-type="float" office:value="21.3523">
                <text:p>21.35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20.6222">
                <text:p>20.6222</text:p>
              </table:table-cell>
              <table:table-cell office:value-type="float" office:value="21.3999">
                <text:p>21.3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">
                <text:p>10.8</text:p>
              </table:table-cell>
              <table:table-cell office:value-type="float" office:value="20.6437">
                <text:p>20.6437</text:p>
              </table:table-cell>
              <table:table-cell office:value-type="float" office:value="21.4483">
                <text:p>21.44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20.6655">
                <text:p>20.6655</text:p>
              </table:table-cell>
              <table:table-cell office:value-type="float" office:value="21.4974">
                <text:p>21.49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">
                <text:p>11.2</text:p>
              </table:table-cell>
              <table:table-cell office:value-type="float" office:value="20.6876">
                <text:p>20.6876</text:p>
              </table:table-cell>
              <table:table-cell office:value-type="float" office:value="21.5472">
                <text:p>21.54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20.7101">
                <text:p>20.7101</text:p>
              </table:table-cell>
              <table:table-cell office:value-type="float" office:value="21.5977">
                <text:p>21.59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">
                <text:p>11.6</text:p>
              </table:table-cell>
              <table:table-cell office:value-type="float" office:value="20.7329">
                <text:p>20.7329</text:p>
              </table:table-cell>
              <table:table-cell office:value-type="float" office:value="21.649">
                <text:p>21.6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20.756">
                <text:p>20.756</text:p>
              </table:table-cell>
              <table:table-cell office:value-type="float" office:value="21.701">
                <text:p>21.7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20.7794">
                <text:p>20.7794</text:p>
              </table:table-cell>
              <table:table-cell office:value-type="float" office:value="21.7537">
                <text:p>21.75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">
                <text:p>12.2</text:p>
              </table:table-cell>
              <table:table-cell office:value-type="float" office:value="20.8032">
                <text:p>20.8032</text:p>
              </table:table-cell>
              <table:table-cell office:value-type="float" office:value="21.8071">
                <text:p>21.80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20.8272">
                <text:p>20.8272</text:p>
              </table:table-cell>
              <table:table-cell office:value-type="float" office:value="21.8613">
                <text:p>21.86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20.8516">
                <text:p>20.8516</text:p>
              </table:table-cell>
              <table:table-cell office:value-type="float" office:value="21.9161">
                <text:p>21.9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">
                <text:p>12.8</text:p>
              </table:table-cell>
              <table:table-cell office:value-type="float" office:value="20.8763">
                <text:p>20.8763</text:p>
              </table:table-cell>
              <table:table-cell office:value-type="float" office:value="21.9717">
                <text:p>21.97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20.9013">
                <text:p>20.9013</text:p>
              </table:table-cell>
              <table:table-cell office:value-type="float" office:value="22.028">
                <text:p>22.0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">
                <text:p>13.2</text:p>
              </table:table-cell>
              <table:table-cell office:value-type="float" office:value="20.9267">
                <text:p>20.9267</text:p>
              </table:table-cell>
              <table:table-cell office:value-type="float" office:value="22.085">
                <text:p>22.0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">
                <text:p>13.4</text:p>
              </table:table-cell>
              <table:table-cell office:value-type="float" office:value="20.9523">
                <text:p>20.9523</text:p>
              </table:table-cell>
              <table:table-cell office:value-type="float" office:value="22.1427">
                <text:p>22.1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">
                <text:p>13.6</text:p>
              </table:table-cell>
              <table:table-cell office:value-type="float" office:value="20.9783">
                <text:p>20.9783</text:p>
              </table:table-cell>
              <table:table-cell office:value-type="float" office:value="22.2011">
                <text:p>22.20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">
                <text:p>13.8</text:p>
              </table:table-cell>
              <table:table-cell office:value-type="float" office:value="21.0046">
                <text:p>21.0046</text:p>
              </table:table-cell>
              <table:table-cell office:value-type="float" office:value="22.2602">
                <text:p>22.2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21.0311">
                <text:p>21.0311</text:p>
              </table:table-cell>
              <table:table-cell office:value-type="float" office:value="22.3201">
                <text:p>22.32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">
                <text:p>14.2</text:p>
              </table:table-cell>
              <table:table-cell office:value-type="float" office:value="21.058">
                <text:p>21.058</text:p>
              </table:table-cell>
              <table:table-cell office:value-type="float" office:value="22.3806">
                <text:p>22.3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">
                <text:p>14.4</text:p>
              </table:table-cell>
              <table:table-cell office:value-type="float" office:value="21.0853">
                <text:p>21.0853</text:p>
              </table:table-cell>
              <table:table-cell office:value-type="float" office:value="22.4418">
                <text:p>22.4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">
                <text:p>14.6</text:p>
              </table:table-cell>
              <table:table-cell office:value-type="float" office:value="21.1128">
                <text:p>21.1128</text:p>
              </table:table-cell>
              <table:table-cell office:value-type="float" office:value="22.5038">
                <text:p>22.50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">
                <text:p>14.8</text:p>
              </table:table-cell>
              <table:table-cell office:value-type="float" office:value="21.1406">
                <text:p>21.1406</text:p>
              </table:table-cell>
              <table:table-cell office:value-type="float" office:value="22.5664">
                <text:p>22.56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21.1688">
                <text:p>21.1688</text:p>
              </table:table-cell>
              <table:table-cell office:value-type="float" office:value="22.6297">
                <text:p>22.6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">
                <text:p>15.2</text:p>
              </table:table-cell>
              <table:table-cell office:value-type="float" office:value="21.1972">
                <text:p>21.1972</text:p>
              </table:table-cell>
              <table:table-cell office:value-type="float" office:value="22.6937">
                <text:p>22.69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">
                <text:p>15.4</text:p>
              </table:table-cell>
              <table:table-cell office:value-type="float" office:value="21.226">
                <text:p>21.226</text:p>
              </table:table-cell>
              <table:table-cell office:value-type="float" office:value="22.7584">
                <text:p>22.7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">
                <text:p>15.6</text:p>
              </table:table-cell>
              <table:table-cell office:value-type="float" office:value="21.255">
                <text:p>21.255</text:p>
              </table:table-cell>
              <table:table-cell office:value-type="float" office:value="22.8238">
                <text:p>22.82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">
                <text:p>15.8</text:p>
              </table:table-cell>
              <table:table-cell office:value-type="float" office:value="21.2844">
                <text:p>21.2844</text:p>
              </table:table-cell>
              <table:table-cell office:value-type="float" office:value="22.8899">
                <text:p>22.88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21.3141">
                <text:p>21.3141</text:p>
              </table:table-cell>
              <table:table-cell office:value-type="float" office:value="22.9567">
                <text:p>22.95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">
                <text:p>16.2</text:p>
              </table:table-cell>
              <table:table-cell office:value-type="float" office:value="21.344">
                <text:p>21.344</text:p>
              </table:table-cell>
              <table:table-cell office:value-type="float" office:value="23.0241">
                <text:p>23.0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">
                <text:p>16.4</text:p>
              </table:table-cell>
              <table:table-cell office:value-type="float" office:value="21.3743">
                <text:p>21.3743</text:p>
              </table:table-cell>
              <table:table-cell office:value-type="float" office:value="23.0923">
                <text:p>23.09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">
                <text:p>16.6</text:p>
              </table:table-cell>
              <table:table-cell office:value-type="float" office:value="21.4049">
                <text:p>21.4049</text:p>
              </table:table-cell>
              <table:table-cell office:value-type="float" office:value="23.1611">
                <text:p>23.1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">
                <text:p>16.8</text:p>
              </table:table-cell>
              <table:table-cell office:value-type="float" office:value="21.4358">
                <text:p>21.4358</text:p>
              </table:table-cell>
              <table:table-cell office:value-type="float" office:value="23.2306">
                <text:p>23.23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21.467">
                <text:p>21.467</text:p>
              </table:table-cell>
              <table:table-cell office:value-type="float" office:value="23.3008">
                <text:p>23.3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">
                <text:p>17.2</text:p>
              </table:table-cell>
              <table:table-cell office:value-type="float" office:value="21.4985">
                <text:p>21.4985</text:p>
              </table:table-cell>
              <table:table-cell office:value-type="float" office:value="23.3716">
                <text:p>23.37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">
                <text:p>17.4</text:p>
              </table:table-cell>
              <table:table-cell office:value-type="float" office:value="21.5303">
                <text:p>21.5303</text:p>
              </table:table-cell>
              <table:table-cell office:value-type="float" office:value="23.4431">
                <text:p>23.44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">
                <text:p>17.6</text:p>
              </table:table-cell>
              <table:table-cell office:value-type="float" office:value="21.5624">
                <text:p>21.5624</text:p>
              </table:table-cell>
              <table:table-cell office:value-type="float" office:value="23.5153">
                <text:p>23.51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">
                <text:p>17.8</text:p>
              </table:table-cell>
              <table:table-cell office:value-type="float" office:value="21.5948">
                <text:p>21.5948</text:p>
              </table:table-cell>
              <table:table-cell office:value-type="float" office:value="23.5882">
                <text:p>23.58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21.6274">
                <text:p>21.6274</text:p>
              </table:table-cell>
              <table:table-cell office:value-type="float" office:value="23.6618">
                <text:p>23.66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">
                <text:p>18.2</text:p>
              </table:table-cell>
              <table:table-cell office:value-type="float" office:value="21.6604">
                <text:p>21.6604</text:p>
              </table:table-cell>
              <table:table-cell office:value-type="float" office:value="23.736">
                <text:p>23.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">
                <text:p>18.4</text:p>
              </table:table-cell>
              <table:table-cell office:value-type="float" office:value="21.6937">
                <text:p>21.6937</text:p>
              </table:table-cell>
              <table:table-cell office:value-type="float" office:value="23.8108">
                <text:p>23.81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">
                <text:p>18.6</text:p>
              </table:table-cell>
              <table:table-cell office:value-type="float" office:value="21.7273">
                <text:p>21.7273</text:p>
              </table:table-cell>
              <table:table-cell office:value-type="float" office:value="23.8864">
                <text:p>23.88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">
                <text:p>18.8</text:p>
              </table:table-cell>
              <table:table-cell office:value-type="float" office:value="21.7612">
                <text:p>21.7612</text:p>
              </table:table-cell>
              <table:table-cell office:value-type="float" office:value="23.9626">
                <text:p>23.9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21.7953">
                <text:p>21.7953</text:p>
              </table:table-cell>
              <table:table-cell office:value-type="float" office:value="24.0395">
                <text:p>24.03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">
                <text:p>19.2</text:p>
              </table:table-cell>
              <table:table-cell office:value-type="float" office:value="21.8298">
                <text:p>21.8298</text:p>
              </table:table-cell>
              <table:table-cell office:value-type="float" office:value="24.117">
                <text:p>24.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">
                <text:p>19.4</text:p>
              </table:table-cell>
              <table:table-cell office:value-type="float" office:value="21.8645">
                <text:p>21.8645</text:p>
              </table:table-cell>
              <table:table-cell office:value-type="float" office:value="24.1952">
                <text:p>24.19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">
                <text:p>19.6</text:p>
              </table:table-cell>
              <table:table-cell office:value-type="float" office:value="21.8996">
                <text:p>21.8996</text:p>
              </table:table-cell>
              <table:table-cell office:value-type="float" office:value="24.274">
                <text:p>24.2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">
                <text:p>19.8</text:p>
              </table:table-cell>
              <table:table-cell office:value-type="float" office:value="21.9349">
                <text:p>21.9349</text:p>
              </table:table-cell>
              <table:table-cell office:value-type="float" office:value="24.3535">
                <text:p>24.35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21.9705">
                <text:p>21.9705</text:p>
              </table:table-cell>
              <table:table-cell office:value-type="float" office:value="24.4337">
                <text:p>24.43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">
                <text:p>20.2</text:p>
              </table:table-cell>
              <table:table-cell office:value-type="float" office:value="22.0064">
                <text:p>22.0064</text:p>
              </table:table-cell>
              <table:table-cell office:value-type="float" office:value="24.5145">
                <text:p>24.51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">
                <text:p>20.4</text:p>
              </table:table-cell>
              <table:table-cell office:value-type="float" office:value="22.0426">
                <text:p>22.0426</text:p>
              </table:table-cell>
              <table:table-cell office:value-type="float" office:value="24.5959">
                <text:p>24.59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">
                <text:p>20.6</text:p>
              </table:table-cell>
              <table:table-cell office:value-type="float" office:value="22.0791">
                <text:p>22.0791</text:p>
              </table:table-cell>
              <table:table-cell office:value-type="float" office:value="24.678">
                <text:p>24.6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">
                <text:p>20.8</text:p>
              </table:table-cell>
              <table:table-cell office:value-type="float" office:value="22.1159">
                <text:p>22.1159</text:p>
              </table:table-cell>
              <table:table-cell office:value-type="float" office:value="24.7607">
                <text:p>24.76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22.1529">
                <text:p>22.1529</text:p>
              </table:table-cell>
              <table:table-cell office:value-type="float" office:value="24.8441">
                <text:p>24.84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">
                <text:p>21.2</text:p>
              </table:table-cell>
              <table:table-cell office:value-type="float" office:value="22.1903">
                <text:p>22.1903</text:p>
              </table:table-cell>
              <table:table-cell office:value-type="float" office:value="24.9282">
                <text:p>24.92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">
                <text:p>21.4</text:p>
              </table:table-cell>
              <table:table-cell office:value-type="float" office:value="22.2279">
                <text:p>22.2279</text:p>
              </table:table-cell>
              <table:table-cell office:value-type="float" office:value="25.0128">
                <text:p>25.01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">
                <text:p>21.6</text:p>
              </table:table-cell>
              <table:table-cell office:value-type="float" office:value="22.2658">
                <text:p>22.2658</text:p>
              </table:table-cell>
              <table:table-cell office:value-type="float" office:value="25.0981">
                <text:p>25.09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">
                <text:p>21.8</text:p>
              </table:table-cell>
              <table:table-cell office:value-type="float" office:value="22.304">
                <text:p>22.304</text:p>
              </table:table-cell>
              <table:table-cell office:value-type="float" office:value="25.1841">
                <text:p>25.18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22.3425">
                <text:p>22.3425</text:p>
              </table:table-cell>
              <table:table-cell office:value-type="float" office:value="25.2707">
                <text:p>25.27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">
                <text:p>22.2</text:p>
              </table:table-cell>
              <table:table-cell office:value-type="float" office:value="22.3813">
                <text:p>22.3813</text:p>
              </table:table-cell>
              <table:table-cell office:value-type="float" office:value="25.3579">
                <text:p>25.35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">
                <text:p>22.4</text:p>
              </table:table-cell>
              <table:table-cell office:value-type="float" office:value="22.4203">
                <text:p>22.4203</text:p>
              </table:table-cell>
              <table:table-cell office:value-type="float" office:value="25.4457">
                <text:p>25.44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">
                <text:p>22.6</text:p>
              </table:table-cell>
              <table:table-cell office:value-type="float" office:value="22.4596">
                <text:p>22.4596</text:p>
              </table:table-cell>
              <table:table-cell office:value-type="float" office:value="25.5342">
                <text:p>25.53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7999999999999">
                <text:p>22.7999999999999</text:p>
              </table:table-cell>
              <table:table-cell office:value-type="float" office:value="22.4992">
                <text:p>22.4992</text:p>
              </table:table-cell>
              <table:table-cell office:value-type="float" office:value="25.6233">
                <text:p>25.62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9999999999999">
                <text:p>22.9999999999999</text:p>
              </table:table-cell>
              <table:table-cell office:value-type="float" office:value="22.5391">
                <text:p>22.5391</text:p>
              </table:table-cell>
              <table:table-cell office:value-type="float" office:value="25.7126">
                <text:p>25.71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1999999999999">
                <text:p>23.1999999999999</text:p>
              </table:table-cell>
              <table:table-cell office:value-type="float" office:value="22.5793">
                <text:p>22.5793</text:p>
              </table:table-cell>
              <table:table-cell office:value-type="float" office:value="25.803">
                <text:p>25.8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3999999999999">
                <text:p>23.3999999999999</text:p>
              </table:table-cell>
              <table:table-cell office:value-type="float" office:value="22.6197">
                <text:p>22.6197</text:p>
              </table:table-cell>
              <table:table-cell office:value-type="float" office:value="25.894">
                <text:p>25.8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5999999999999">
                <text:p>23.5999999999999</text:p>
              </table:table-cell>
              <table:table-cell office:value-type="float" office:value="22.6604">
                <text:p>22.6604</text:p>
              </table:table-cell>
              <table:table-cell office:value-type="float" office:value="25.9856">
                <text:p>25.9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7999999999999">
                <text:p>23.7999999999999</text:p>
              </table:table-cell>
              <table:table-cell office:value-type="float" office:value="22.7014">
                <text:p>22.7014</text:p>
              </table:table-cell>
              <table:table-cell office:value-type="float" office:value="26.0778">
                <text:p>26.07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9999999999999">
                <text:p>23.9999999999999</text:p>
              </table:table-cell>
              <table:table-cell office:value-type="float" office:value="22.7427">
                <text:p>22.7427</text:p>
              </table:table-cell>
              <table:table-cell office:value-type="float" office:value="26.1707">
                <text:p>26.17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1999999999999">
                <text:p>24.1999999999999</text:p>
              </table:table-cell>
              <table:table-cell office:value-type="float" office:value="22.7842">
                <text:p>22.7842</text:p>
              </table:table-cell>
              <table:table-cell office:value-type="float" office:value="26.2641">
                <text:p>26.2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3999999999999">
                <text:p>24.3999999999999</text:p>
              </table:table-cell>
              <table:table-cell office:value-type="float" office:value="22.826">
                <text:p>22.826</text:p>
              </table:table-cell>
              <table:table-cell office:value-type="float" office:value="26.3582">
                <text:p>26.35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5999999999999">
                <text:p>24.5999999999999</text:p>
              </table:table-cell>
              <table:table-cell office:value-type="float" office:value="22.8681">
                <text:p>22.8681</text:p>
              </table:table-cell>
              <table:table-cell office:value-type="float" office:value="26.4529">
                <text:p>26.45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7999999999999">
                <text:p>24.7999999999999</text:p>
              </table:table-cell>
              <table:table-cell office:value-type="float" office:value="22.9105">
                <text:p>22.9105</text:p>
              </table:table-cell>
              <table:table-cell office:value-type="float" office:value="26.5482">
                <text:p>26.54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9999999999999">
                <text:p>24.9999999999999</text:p>
              </table:table-cell>
              <table:table-cell office:value-type="float" office:value="22.9531">
                <text:p>22.9531</text:p>
              </table:table-cell>
              <table:table-cell office:value-type="float" office:value="26.6441">
                <text:p>26.64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1999999999999">
                <text:p>25.1999999999999</text:p>
              </table:table-cell>
              <table:table-cell office:value-type="float" office:value="22.996">
                <text:p>22.996</text:p>
              </table:table-cell>
              <table:table-cell office:value-type="float" office:value="26.7406">
                <text:p>26.74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3999999999999">
                <text:p>25.3999999999999</text:p>
              </table:table-cell>
              <table:table-cell office:value-type="float" office:value="23.0392">
                <text:p>23.0392</text:p>
              </table:table-cell>
              <table:table-cell office:value-type="float" office:value="26.8378">
                <text:p>26.83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5999999999999">
                <text:p>25.5999999999999</text:p>
              </table:table-cell>
              <table:table-cell office:value-type="float" office:value="23.0826">
                <text:p>23.0826</text:p>
              </table:table-cell>
              <table:table-cell office:value-type="float" office:value="26.9355">
                <text:p>26.93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7999999999999">
                <text:p>25.7999999999999</text:p>
              </table:table-cell>
              <table:table-cell office:value-type="float" office:value="23.1263">
                <text:p>23.1263</text:p>
              </table:table-cell>
              <table:table-cell office:value-type="float" office:value="27.0338">
                <text:p>27.03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.9999999999999">
                <text:p>25.9999999999999</text:p>
              </table:table-cell>
              <table:table-cell office:value-type="float" office:value="23.1703">
                <text:p>23.1703</text:p>
              </table:table-cell>
              <table:table-cell office:value-type="float" office:value="27.1328">
                <text:p>27.13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1999999999999">
                <text:p>26.1999999999999</text:p>
              </table:table-cell>
              <table:table-cell office:value-type="float" office:value="23.2145">
                <text:p>23.2145</text:p>
              </table:table-cell>
              <table:table-cell office:value-type="float" office:value="27.2323">
                <text:p>27.23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3999999999999">
                <text:p>26.3999999999999</text:p>
              </table:table-cell>
              <table:table-cell office:value-type="float" office:value="23.259">
                <text:p>23.259</text:p>
              </table:table-cell>
              <table:table-cell office:value-type="float" office:value="27.3325">
                <text:p>27.33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5999999999999">
                <text:p>26.5999999999999</text:p>
              </table:table-cell>
              <table:table-cell office:value-type="float" office:value="23.3038">
                <text:p>23.3038</text:p>
              </table:table-cell>
              <table:table-cell office:value-type="float" office:value="27.4332">
                <text:p>27.43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7999999999999">
                <text:p>26.7999999999999</text:p>
              </table:table-cell>
              <table:table-cell office:value-type="float" office:value="23.3489">
                <text:p>23.3489</text:p>
              </table:table-cell>
              <table:table-cell office:value-type="float" office:value="27.5345">
                <text:p>27.53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.9999999999999">
                <text:p>26.9999999999999</text:p>
              </table:table-cell>
              <table:table-cell office:value-type="float" office:value="23.3942">
                <text:p>23.3942</text:p>
              </table:table-cell>
              <table:table-cell office:value-type="float" office:value="27.6365">
                <text:p>27.63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1999999999999">
                <text:p>27.1999999999999</text:p>
              </table:table-cell>
              <table:table-cell office:value-type="float" office:value="23.4397">
                <text:p>23.4397</text:p>
              </table:table-cell>
              <table:table-cell office:value-type="float" office:value="27.739">
                <text:p>27.7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23.4855">
                <text:p>23.4855</text:p>
              </table:table-cell>
              <table:table-cell office:value-type="float" office:value="27.8421">
                <text:p>27.84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5999999999999">
                <text:p>27.5999999999999</text:p>
              </table:table-cell>
              <table:table-cell office:value-type="float" office:value="23.5316">
                <text:p>23.5316</text:p>
              </table:table-cell>
              <table:table-cell office:value-type="float" office:value="27.9458">
                <text:p>27.94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7999999999999">
                <text:p>27.7999999999999</text:p>
              </table:table-cell>
              <table:table-cell office:value-type="float" office:value="23.578">
                <text:p>23.578</text:p>
              </table:table-cell>
              <table:table-cell office:value-type="float" office:value="28.0501">
                <text:p>28.05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.9999999999999">
                <text:p>27.9999999999999</text:p>
              </table:table-cell>
              <table:table-cell office:value-type="float" office:value="23.6246">
                <text:p>23.6246</text:p>
              </table:table-cell>
              <table:table-cell office:value-type="float" office:value="28.1549">
                <text:p>28.15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1999999999999">
                <text:p>28.1999999999999</text:p>
              </table:table-cell>
              <table:table-cell office:value-type="float" office:value="23.6715">
                <text:p>23.6715</text:p>
              </table:table-cell>
              <table:table-cell office:value-type="float" office:value="28.2604">
                <text:p>28.26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3999999999999">
                <text:p>28.3999999999999</text:p>
              </table:table-cell>
              <table:table-cell office:value-type="float" office:value="23.7186">
                <text:p>23.7186</text:p>
              </table:table-cell>
              <table:table-cell office:value-type="float" office:value="28.3664">
                <text:p>28.36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5999999999999">
                <text:p>28.5999999999999</text:p>
              </table:table-cell>
              <table:table-cell office:value-type="float" office:value="23.766">
                <text:p>23.766</text:p>
              </table:table-cell>
              <table:table-cell office:value-type="float" office:value="28.473">
                <text:p>28.4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7999999999999">
                <text:p>28.7999999999999</text:p>
              </table:table-cell>
              <table:table-cell office:value-type="float" office:value="23.8136">
                <text:p>23.8136</text:p>
              </table:table-cell>
              <table:table-cell office:value-type="float" office:value="28.5802">
                <text:p>28.58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9999999999999">
                <text:p>28.9999999999999</text:p>
              </table:table-cell>
              <table:table-cell office:value-type="float" office:value="23.8615">
                <text:p>23.8615</text:p>
              </table:table-cell>
              <table:table-cell office:value-type="float" office:value="28.688">
                <text:p>28.6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1999999999999">
                <text:p>29.1999999999999</text:p>
              </table:table-cell>
              <table:table-cell office:value-type="float" office:value="23.9097">
                <text:p>23.9097</text:p>
              </table:table-cell>
              <table:table-cell office:value-type="float" office:value="28.7963">
                <text:p>28.79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3999999999999">
                <text:p>29.3999999999999</text:p>
              </table:table-cell>
              <table:table-cell office:value-type="float" office:value="23.9581">
                <text:p>23.9581</text:p>
              </table:table-cell>
              <table:table-cell office:value-type="float" office:value="28.9053">
                <text:p>28.90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5999999999999">
                <text:p>29.5999999999999</text:p>
              </table:table-cell>
              <table:table-cell office:value-type="float" office:value="24.0067">
                <text:p>24.0067</text:p>
              </table:table-cell>
              <table:table-cell office:value-type="float" office:value="29.0147">
                <text:p>29.01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7999999999999">
                <text:p>29.7999999999999</text:p>
              </table:table-cell>
              <table:table-cell office:value-type="float" office:value="24.0556">
                <text:p>24.0556</text:p>
              </table:table-cell>
              <table:table-cell office:value-type="float" office:value="29.1248">
                <text:p>29.12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.9999999999999">
                <text:p>29.9999999999999</text:p>
              </table:table-cell>
              <table:table-cell office:value-type="float" office:value="24.1048">
                <text:p>24.1048</text:p>
              </table:table-cell>
              <table:table-cell office:value-type="float" office:value="29.2354">
                <text:p>29.23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1999999999999">
                <text:p>30.1999999999999</text:p>
              </table:table-cell>
              <table:table-cell office:value-type="float" office:value="24.1542">
                <text:p>24.1542</text:p>
              </table:table-cell>
              <table:table-cell office:value-type="float" office:value="29.3466">
                <text:p>29.34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3999999999999">
                <text:p>30.3999999999999</text:p>
              </table:table-cell>
              <table:table-cell office:value-type="float" office:value="24.2039">
                <text:p>24.2039</text:p>
              </table:table-cell>
              <table:table-cell office:value-type="float" office:value="29.4584">
                <text:p>29.45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5999999999999">
                <text:p>30.5999999999999</text:p>
              </table:table-cell>
              <table:table-cell office:value-type="float" office:value="24.2538">
                <text:p>24.2538</text:p>
              </table:table-cell>
              <table:table-cell office:value-type="float" office:value="29.5707">
                <text:p>29.57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7999999999999">
                <text:p>30.7999999999999</text:p>
              </table:table-cell>
              <table:table-cell office:value-type="float" office:value="24.304">
                <text:p>24.304</text:p>
              </table:table-cell>
              <table:table-cell office:value-type="float" office:value="29.6836">
                <text:p>29.6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9999999999999">
                <text:p>30.9999999999999</text:p>
              </table:table-cell>
              <table:table-cell office:value-type="float" office:value="24.3544">
                <text:p>24.3544</text:p>
              </table:table-cell>
              <table:table-cell office:value-type="float" office:value="29.797">
                <text:p>29.7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1999999999999">
                <text:p>31.1999999999999</text:p>
              </table:table-cell>
              <table:table-cell office:value-type="float" office:value="24.4051">
                <text:p>24.4051</text:p>
              </table:table-cell>
              <table:table-cell office:value-type="float" office:value="29.911">
                <text:p>29.9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3999999999999">
                <text:p>31.3999999999999</text:p>
              </table:table-cell>
              <table:table-cell office:value-type="float" office:value="24.456">
                <text:p>24.456</text:p>
              </table:table-cell>
              <table:table-cell office:value-type="float" office:value="30.0256">
                <text:p>30.02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5999999999999">
                <text:p>31.5999999999999</text:p>
              </table:table-cell>
              <table:table-cell office:value-type="float" office:value="24.5072">
                <text:p>24.5072</text:p>
              </table:table-cell>
              <table:table-cell office:value-type="float" office:value="30.1407">
                <text:p>30.14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7999999999999">
                <text:p>31.7999999999999</text:p>
              </table:table-cell>
              <table:table-cell office:value-type="float" office:value="24.5586">
                <text:p>24.5586</text:p>
              </table:table-cell>
              <table:table-cell office:value-type="float" office:value="30.2564">
                <text:p>30.25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.9999999999999">
                <text:p>31.9999999999999</text:p>
              </table:table-cell>
              <table:table-cell office:value-type="float" office:value="24.6102">
                <text:p>24.6102</text:p>
              </table:table-cell>
              <table:table-cell office:value-type="float" office:value="30.3726">
                <text:p>30.37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1999999999999">
                <text:p>32.1999999999999</text:p>
              </table:table-cell>
              <table:table-cell office:value-type="float" office:value="24.6621">
                <text:p>24.6621</text:p>
              </table:table-cell>
              <table:table-cell office:value-type="float" office:value="30.4894">
                <text:p>30.48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3999999999999">
                <text:p>32.3999999999999</text:p>
              </table:table-cell>
              <table:table-cell office:value-type="float" office:value="24.7142">
                <text:p>24.7142</text:p>
              </table:table-cell>
              <table:table-cell office:value-type="float" office:value="30.6067">
                <text:p>30.60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4.7666">
                <text:p>24.7666</text:p>
              </table:table-cell>
              <table:table-cell office:value-type="float" office:value="30.7246">
                <text:p>30.72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7999999999999">
                <text:p>32.7999999999999</text:p>
              </table:table-cell>
              <table:table-cell office:value-type="float" office:value="24.8193">
                <text:p>24.8193</text:p>
              </table:table-cell>
              <table:table-cell office:value-type="float" office:value="30.843">
                <text:p>30.8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.9999999999999">
                <text:p>32.9999999999999</text:p>
              </table:table-cell>
              <table:table-cell office:value-type="float" office:value="24.8721">
                <text:p>24.8721</text:p>
              </table:table-cell>
              <table:table-cell office:value-type="float" office:value="30.9619">
                <text:p>30.96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1999999999999">
                <text:p>33.1999999999999</text:p>
              </table:table-cell>
              <table:table-cell office:value-type="float" office:value="24.9252">
                <text:p>24.9252</text:p>
              </table:table-cell>
              <table:table-cell office:value-type="float" office:value="31.0814">
                <text:p>31.08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3999999999999">
                <text:p>33.3999999999999</text:p>
              </table:table-cell>
              <table:table-cell office:value-type="float" office:value="24.9786">
                <text:p>24.9786</text:p>
              </table:table-cell>
              <table:table-cell office:value-type="float" office:value="31.2015">
                <text:p>31.20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5999999999999">
                <text:p>33.5999999999999</text:p>
              </table:table-cell>
              <table:table-cell office:value-type="float" office:value="25.0322">
                <text:p>25.0322</text:p>
              </table:table-cell>
              <table:table-cell office:value-type="float" office:value="31.322">
                <text:p>31.3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7999999999999">
                <text:p>33.7999999999999</text:p>
              </table:table-cell>
              <table:table-cell office:value-type="float" office:value="25.086">
                <text:p>25.086</text:p>
              </table:table-cell>
              <table:table-cell office:value-type="float" office:value="31.4431">
                <text:p>31.44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.9999999999999">
                <text:p>33.9999999999999</text:p>
              </table:table-cell>
              <table:table-cell office:value-type="float" office:value="25.1401">
                <text:p>25.1401</text:p>
              </table:table-cell>
              <table:table-cell office:value-type="float" office:value="31.5648">
                <text:p>31.56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1999999999999">
                <text:p>34.1999999999999</text:p>
              </table:table-cell>
              <table:table-cell office:value-type="float" office:value="25.1944">
                <text:p>25.1944</text:p>
              </table:table-cell>
              <table:table-cell office:value-type="float" office:value="31.687">
                <text:p>31.6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3999999999999">
                <text:p>34.3999999999999</text:p>
              </table:table-cell>
              <table:table-cell office:value-type="float" office:value="25.2489">
                <text:p>25.2489</text:p>
              </table:table-cell>
              <table:table-cell office:value-type="float" office:value="31.8097">
                <text:p>31.80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5999999999999">
                <text:p>34.5999999999999</text:p>
              </table:table-cell>
              <table:table-cell office:value-type="float" office:value="25.3037">
                <text:p>25.3037</text:p>
              </table:table-cell>
              <table:table-cell office:value-type="float" office:value="31.9329">
                <text:p>31.93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8">
                <text:p>34.8</text:p>
              </table:table-cell>
              <table:table-cell office:value-type="float" office:value="25.3587">
                <text:p>25.3587</text:p>
              </table:table-cell>
              <table:table-cell office:value-type="float" office:value="32.0567">
                <text:p>32.05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">
                <text:p>35</text:p>
              </table:table-cell>
              <table:table-cell office:value-type="float" office:value="25.4139">
                <text:p>25.4139</text:p>
              </table:table-cell>
              <table:table-cell office:value-type="float" office:value="32.181">
                <text:p>32.1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2">
                <text:p>35.2</text:p>
              </table:table-cell>
              <table:table-cell office:value-type="float" office:value="25.4694">
                <text:p>25.4694</text:p>
              </table:table-cell>
              <table:table-cell office:value-type="float" office:value="32.3058">
                <text:p>32.30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4">
                <text:p>35.4</text:p>
              </table:table-cell>
              <table:table-cell office:value-type="float" office:value="25.5251">
                <text:p>25.5251</text:p>
              </table:table-cell>
              <table:table-cell office:value-type="float" office:value="32.4312">
                <text:p>32.43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6">
                <text:p>35.6</text:p>
              </table:table-cell>
              <table:table-cell office:value-type="float" office:value="25.5811">
                <text:p>25.5811</text:p>
              </table:table-cell>
              <table:table-cell office:value-type="float" office:value="32.557">
                <text:p>32.5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.8">
                <text:p>35.8</text:p>
              </table:table-cell>
              <table:table-cell office:value-type="float" office:value="25.6372">
                <text:p>25.6372</text:p>
              </table:table-cell>
              <table:table-cell office:value-type="float" office:value="32.6834">
                <text:p>32.68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">
                <text:p>36</text:p>
              </table:table-cell>
              <table:table-cell office:value-type="float" office:value="25.6936">
                <text:p>25.6936</text:p>
              </table:table-cell>
              <table:table-cell office:value-type="float" office:value="32.8103">
                <text:p>32.81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2">
                <text:p>36.2</text:p>
              </table:table-cell>
              <table:table-cell office:value-type="float" office:value="25.7503">
                <text:p>25.7503</text:p>
              </table:table-cell>
              <table:table-cell office:value-type="float" office:value="32.9378">
                <text:p>32.93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4">
                <text:p>36.4</text:p>
              </table:table-cell>
              <table:table-cell office:value-type="float" office:value="25.8071">
                <text:p>25.8071</text:p>
              </table:table-cell>
              <table:table-cell office:value-type="float" office:value="33.0657">
                <text:p>33.06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6">
                <text:p>36.6</text:p>
              </table:table-cell>
              <table:table-cell office:value-type="float" office:value="25.8642">
                <text:p>25.8642</text:p>
              </table:table-cell>
              <table:table-cell office:value-type="float" office:value="33.1941">
                <text:p>33.19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">
                <text:p>36.8</text:p>
              </table:table-cell>
              <table:table-cell office:value-type="float" office:value="25.9215">
                <text:p>25.9215</text:p>
              </table:table-cell>
              <table:table-cell office:value-type="float" office:value="33.3231">
                <text:p>33.32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">
                <text:p>37</text:p>
              </table:table-cell>
              <table:table-cell office:value-type="float" office:value="25.9791">
                <text:p>25.9791</text:p>
              </table:table-cell>
              <table:table-cell office:value-type="float" office:value="33.4526">
                <text:p>33.45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2">
                <text:p>37.2</text:p>
              </table:table-cell>
              <table:table-cell office:value-type="float" office:value="26.0369">
                <text:p>26.0369</text:p>
              </table:table-cell>
              <table:table-cell office:value-type="float" office:value="33.5826">
                <text:p>33.58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4">
                <text:p>37.4</text:p>
              </table:table-cell>
              <table:table-cell office:value-type="float" office:value="26.0949">
                <text:p>26.0949</text:p>
              </table:table-cell>
              <table:table-cell office:value-type="float" office:value="33.7131">
                <text:p>33.71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6">
                <text:p>37.6</text:p>
              </table:table-cell>
              <table:table-cell office:value-type="float" office:value="26.1531">
                <text:p>26.1531</text:p>
              </table:table-cell>
              <table:table-cell office:value-type="float" office:value="33.8441">
                <text:p>33.8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8">
                <text:p>37.8</text:p>
              </table:table-cell>
              <table:table-cell office:value-type="float" office:value="26.2115">
                <text:p>26.2115</text:p>
              </table:table-cell>
              <table:table-cell office:value-type="float" office:value="33.9756">
                <text:p>33.97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">
                <text:p>38</text:p>
              </table:table-cell>
              <table:table-cell office:value-type="float" office:value="26.2702">
                <text:p>26.2702</text:p>
              </table:table-cell>
              <table:table-cell office:value-type="float" office:value="34.1076">
                <text:p>34.10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2">
                <text:p>38.2</text:p>
              </table:table-cell>
              <table:table-cell office:value-type="float" office:value="26.3291">
                <text:p>26.3291</text:p>
              </table:table-cell>
              <table:table-cell office:value-type="float" office:value="34.2401">
                <text:p>34.24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4">
                <text:p>38.4</text:p>
              </table:table-cell>
              <table:table-cell office:value-type="float" office:value="26.3882">
                <text:p>26.3882</text:p>
              </table:table-cell>
              <table:table-cell office:value-type="float" office:value="34.3731">
                <text:p>34.37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6">
                <text:p>38.6</text:p>
              </table:table-cell>
              <table:table-cell office:value-type="float" office:value="26.4475">
                <text:p>26.4475</text:p>
              </table:table-cell>
              <table:table-cell office:value-type="float" office:value="34.5066">
                <text:p>34.50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.8">
                <text:p>38.8</text:p>
              </table:table-cell>
              <table:table-cell office:value-type="float" office:value="26.5071">
                <text:p>26.5071</text:p>
              </table:table-cell>
              <table:table-cell office:value-type="float" office:value="34.6406">
                <text:p>34.64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">
                <text:p>39</text:p>
              </table:table-cell>
              <table:table-cell office:value-type="float" office:value="26.5668">
                <text:p>26.5668</text:p>
              </table:table-cell>
              <table:table-cell office:value-type="float" office:value="34.7751">
                <text:p>34.77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2">
                <text:p>39.2</text:p>
              </table:table-cell>
              <table:table-cell office:value-type="float" office:value="26.6268">
                <text:p>26.6268</text:p>
              </table:table-cell>
              <table:table-cell office:value-type="float" office:value="34.9101">
                <text:p>34.91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">
                <text:p>39.4</text:p>
              </table:table-cell>
              <table:table-cell office:value-type="float" office:value="26.687">
                <text:p>26.687</text:p>
              </table:table-cell>
              <table:table-cell office:value-type="float" office:value="35.0455">
                <text:p>35.04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6">
                <text:p>39.6</text:p>
              </table:table-cell>
              <table:table-cell office:value-type="float" office:value="26.7475">
                <text:p>26.7475</text:p>
              </table:table-cell>
              <table:table-cell office:value-type="float" office:value="35.1815">
                <text:p>35.18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8">
                <text:p>39.8</text:p>
              </table:table-cell>
              <table:table-cell office:value-type="float" office:value="26.8081">
                <text:p>26.8081</text:p>
              </table:table-cell>
              <table:table-cell office:value-type="float" office:value="35.3179">
                <text:p>35.31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">
                <text:p>40</text:p>
              </table:table-cell>
              <table:table-cell office:value-type="float" office:value="26.869">
                <text:p>26.869</text:p>
              </table:table-cell>
              <table:table-cell office:value-type="float" office:value="35.4549">
                <text:p>35.45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2">
                <text:p>40.2</text:p>
              </table:table-cell>
              <table:table-cell office:value-type="float" office:value="26.9301">
                <text:p>26.9301</text:p>
              </table:table-cell>
              <table:table-cell office:value-type="float" office:value="35.5923">
                <text:p>35.59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4">
                <text:p>40.4</text:p>
              </table:table-cell>
              <table:table-cell office:value-type="float" office:value="26.9913">
                <text:p>26.9913</text:p>
              </table:table-cell>
              <table:table-cell office:value-type="float" office:value="35.7302">
                <text:p>35.73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6">
                <text:p>40.6</text:p>
              </table:table-cell>
              <table:table-cell office:value-type="float" office:value="27.0529">
                <text:p>27.0529</text:p>
              </table:table-cell>
              <table:table-cell office:value-type="float" office:value="35.8686">
                <text:p>35.86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8">
                <text:p>40.8</text:p>
              </table:table-cell>
              <table:table-cell office:value-type="float" office:value="27.1146">
                <text:p>27.1146</text:p>
              </table:table-cell>
              <table:table-cell office:value-type="float" office:value="36.0075">
                <text:p>36.00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">
                <text:p>41</text:p>
              </table:table-cell>
              <table:table-cell office:value-type="float" office:value="27.1765">
                <text:p>27.1765</text:p>
              </table:table-cell>
              <table:table-cell office:value-type="float" office:value="36.1468">
                <text:p>36.14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2">
                <text:p>41.2</text:p>
              </table:table-cell>
              <table:table-cell office:value-type="float" office:value="27.2386">
                <text:p>27.2386</text:p>
              </table:table-cell>
              <table:table-cell office:value-type="float" office:value="36.2866">
                <text:p>36.28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4000000000001">
                <text:p>41.4000000000001</text:p>
              </table:table-cell>
              <table:table-cell office:value-type="float" office:value="27.301">
                <text:p>27.301</text:p>
              </table:table-cell>
              <table:table-cell office:value-type="float" office:value="36.4269">
                <text:p>36.4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6000000000001">
                <text:p>41.6000000000001</text:p>
              </table:table-cell>
              <table:table-cell office:value-type="float" office:value="27.3636">
                <text:p>27.3636</text:p>
              </table:table-cell>
              <table:table-cell office:value-type="float" office:value="36.5677">
                <text:p>36.56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.8000000000001">
                <text:p>41.8000000000001</text:p>
              </table:table-cell>
              <table:table-cell office:value-type="float" office:value="27.4263">
                <text:p>27.4263</text:p>
              </table:table-cell>
              <table:table-cell office:value-type="float" office:value="36.7089">
                <text:p>36.70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0000000000001">
                <text:p>42.0000000000001</text:p>
              </table:table-cell>
              <table:table-cell office:value-type="float" office:value="27.4893">
                <text:p>27.4893</text:p>
              </table:table-cell>
              <table:table-cell office:value-type="float" office:value="36.8506">
                <text:p>36.85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2000000000001">
                <text:p>42.2000000000001</text:p>
              </table:table-cell>
              <table:table-cell office:value-type="float" office:value="27.5525">
                <text:p>27.5525</text:p>
              </table:table-cell>
              <table:table-cell office:value-type="float" office:value="36.9928">
                <text:p>36.99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4000000000001">
                <text:p>42.4000000000001</text:p>
              </table:table-cell>
              <table:table-cell office:value-type="float" office:value="27.6159">
                <text:p>27.6159</text:p>
              </table:table-cell>
              <table:table-cell office:value-type="float" office:value="37.1354">
                <text:p>37.13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6000000000001">
                <text:p>42.6000000000001</text:p>
              </table:table-cell>
              <table:table-cell office:value-type="float" office:value="27.6795">
                <text:p>27.6795</text:p>
              </table:table-cell>
              <table:table-cell office:value-type="float" office:value="37.2785">
                <text:p>37.27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8000000000001">
                <text:p>42.8000000000001</text:p>
              </table:table-cell>
              <table:table-cell office:value-type="float" office:value="27.7433">
                <text:p>27.7433</text:p>
              </table:table-cell>
              <table:table-cell office:value-type="float" office:value="37.4221">
                <text:p>37.42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0000000000001">
                <text:p>43.0000000000001</text:p>
              </table:table-cell>
              <table:table-cell office:value-type="float" office:value="27.8073">
                <text:p>27.8073</text:p>
              </table:table-cell>
              <table:table-cell office:value-type="float" office:value="37.5662">
                <text:p>37.56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2000000000001">
                <text:p>43.2000000000001</text:p>
              </table:table-cell>
              <table:table-cell office:value-type="float" office:value="27.8715">
                <text:p>27.8715</text:p>
              </table:table-cell>
              <table:table-cell office:value-type="float" office:value="37.7106">
                <text:p>37.71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4000000000001">
                <text:p>43.4000000000001</text:p>
              </table:table-cell>
              <table:table-cell office:value-type="float" office:value="27.936">
                <text:p>27.936</text:p>
              </table:table-cell>
              <table:table-cell office:value-type="float" office:value="37.8556">
                <text:p>37.85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6000000000001">
                <text:p>43.6000000000001</text:p>
              </table:table-cell>
              <table:table-cell office:value-type="float" office:value="28.0006">
                <text:p>28.0006</text:p>
              </table:table-cell>
              <table:table-cell office:value-type="float" office:value="38.001">
                <text:p>38.0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.8000000000001">
                <text:p>43.8000000000001</text:p>
              </table:table-cell>
              <table:table-cell office:value-type="float" office:value="28.0654">
                <text:p>28.0654</text:p>
              </table:table-cell>
              <table:table-cell office:value-type="float" office:value="38.1469">
                <text:p>38.14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0000000000001">
                <text:p>44.0000000000001</text:p>
              </table:table-cell>
              <table:table-cell office:value-type="float" office:value="28.1304">
                <text:p>28.1304</text:p>
              </table:table-cell>
              <table:table-cell office:value-type="float" office:value="38.2932">
                <text:p>38.29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2000000000001">
                <text:p>44.2000000000001</text:p>
              </table:table-cell>
              <table:table-cell office:value-type="float" office:value="28.1957">
                <text:p>28.1957</text:p>
              </table:table-cell>
              <table:table-cell office:value-type="float" office:value="38.44">
                <text:p>38.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4000000000001">
                <text:p>44.4000000000001</text:p>
              </table:table-cell>
              <table:table-cell office:value-type="float" office:value="28.2611">
                <text:p>28.2611</text:p>
              </table:table-cell>
              <table:table-cell office:value-type="float" office:value="38.5872">
                <text:p>38.58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6000000000001">
                <text:p>44.6000000000001</text:p>
              </table:table-cell>
              <table:table-cell office:value-type="float" office:value="28.3267">
                <text:p>28.3267</text:p>
              </table:table-cell>
              <table:table-cell office:value-type="float" office:value="38.7348">
                <text:p>38.73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8000000000001">
                <text:p>44.8000000000001</text:p>
              </table:table-cell>
              <table:table-cell office:value-type="float" office:value="28.3926">
                <text:p>28.3926</text:p>
              </table:table-cell>
              <table:table-cell office:value-type="float" office:value="38.883">
                <text:p>38.8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0000000000001">
                <text:p>45.0000000000001</text:p>
              </table:table-cell>
              <table:table-cell office:value-type="float" office:value="28.4586">
                <text:p>28.4586</text:p>
              </table:table-cell>
              <table:table-cell office:value-type="float" office:value="39.0315">
                <text:p>39.03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000000000001">
                <text:p>45.2000000000001</text:p>
              </table:table-cell>
              <table:table-cell office:value-type="float" office:value="28.5248">
                <text:p>28.5248</text:p>
              </table:table-cell>
              <table:table-cell office:value-type="float" office:value="39.1805">
                <text:p>39.18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4000000000001">
                <text:p>45.4000000000001</text:p>
              </table:table-cell>
              <table:table-cell office:value-type="float" office:value="28.5912">
                <text:p>28.5912</text:p>
              </table:table-cell>
              <table:table-cell office:value-type="float" office:value="39.33">
                <text:p>39.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6000000000001">
                <text:p>45.6000000000001</text:p>
              </table:table-cell>
              <table:table-cell office:value-type="float" office:value="28.6579">
                <text:p>28.6579</text:p>
              </table:table-cell>
              <table:table-cell office:value-type="float" office:value="39.4799">
                <text:p>39.47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8000000000001">
                <text:p>45.8000000000001</text:p>
              </table:table-cell>
              <table:table-cell office:value-type="float" office:value="28.7247">
                <text:p>28.7247</text:p>
              </table:table-cell>
              <table:table-cell office:value-type="float" office:value="39.6302">
                <text:p>39.6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0000000000001">
                <text:p>46.0000000000001</text:p>
              </table:table-cell>
              <table:table-cell office:value-type="float" office:value="28.7917">
                <text:p>28.7917</text:p>
              </table:table-cell>
              <table:table-cell office:value-type="float" office:value="39.781">
                <text:p>39.7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2000000000001">
                <text:p>46.2000000000001</text:p>
              </table:table-cell>
              <table:table-cell office:value-type="float" office:value="28.8589">
                <text:p>28.8589</text:p>
              </table:table-cell>
              <table:table-cell office:value-type="float" office:value="39.9322">
                <text:p>39.93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4000000000001">
                <text:p>46.4000000000001</text:p>
              </table:table-cell>
              <table:table-cell office:value-type="float" office:value="28.9263">
                <text:p>28.9263</text:p>
              </table:table-cell>
              <table:table-cell office:value-type="float" office:value="40.0838">
                <text:p>40.08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6000000000001">
                <text:p>46.6000000000001</text:p>
              </table:table-cell>
              <table:table-cell office:value-type="float" office:value="28.9939">
                <text:p>28.9939</text:p>
              </table:table-cell>
              <table:table-cell office:value-type="float" office:value="40.2359">
                <text:p>40.23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.8000000000001">
                <text:p>46.8000000000001</text:p>
              </table:table-cell>
              <table:table-cell office:value-type="float" office:value="29.0616">
                <text:p>29.0616</text:p>
              </table:table-cell>
              <table:table-cell office:value-type="float" office:value="40.3884">
                <text:p>40.38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0000000000001">
                <text:p>47.0000000000001</text:p>
              </table:table-cell>
              <table:table-cell office:value-type="float" office:value="29.1296">
                <text:p>29.1296</text:p>
              </table:table-cell>
              <table:table-cell office:value-type="float" office:value="40.5413">
                <text:p>40.54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2000000000001">
                <text:p>47.2000000000001</text:p>
              </table:table-cell>
              <table:table-cell office:value-type="float" office:value="29.1978">
                <text:p>29.1978</text:p>
              </table:table-cell>
              <table:table-cell office:value-type="float" office:value="40.6947">
                <text:p>40.69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4000000000001">
                <text:p>47.4000000000001</text:p>
              </table:table-cell>
              <table:table-cell office:value-type="float" office:value="29.2661">
                <text:p>29.2661</text:p>
              </table:table-cell>
              <table:table-cell office:value-type="float" office:value="40.8484">
                <text:p>40.84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6000000000001">
                <text:p>47.6000000000001</text:p>
              </table:table-cell>
              <table:table-cell office:value-type="float" office:value="29.3346">
                <text:p>29.3346</text:p>
              </table:table-cell>
              <table:table-cell office:value-type="float" office:value="41.0027">
                <text:p>41.00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.8000000000001">
                <text:p>47.8000000000001</text:p>
              </table:table-cell>
              <table:table-cell office:value-type="float" office:value="29.4034">
                <text:p>29.4034</text:p>
              </table:table-cell>
              <table:table-cell office:value-type="float" office:value="41.1573">
                <text:p>41.15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0000000000001">
                <text:p>48.0000000000001</text:p>
              </table:table-cell>
              <table:table-cell office:value-type="float" office:value="29.4723">
                <text:p>29.4723</text:p>
              </table:table-cell>
              <table:table-cell office:value-type="float" office:value="41.3123">
                <text:p>41.31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2000000000001">
                <text:p>48.2000000000001</text:p>
              </table:table-cell>
              <table:table-cell office:value-type="float" office:value="29.5414">
                <text:p>29.5414</text:p>
              </table:table-cell>
              <table:table-cell office:value-type="float" office:value="41.4678">
                <text:p>41.46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4000000000002">
                <text:p>48.4000000000002</text:p>
              </table:table-cell>
              <table:table-cell office:value-type="float" office:value="29.6107">
                <text:p>29.6107</text:p>
              </table:table-cell>
              <table:table-cell office:value-type="float" office:value="41.6237">
                <text:p>41.62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6000000000002">
                <text:p>48.6000000000002</text:p>
              </table:table-cell>
              <table:table-cell office:value-type="float" office:value="29.6802">
                <text:p>29.6802</text:p>
              </table:table-cell>
              <table:table-cell office:value-type="float" office:value="41.78">
                <text:p>41.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.8000000000002">
                <text:p>48.8000000000002</text:p>
              </table:table-cell>
              <table:table-cell office:value-type="float" office:value="29.7498">
                <text:p>29.7498</text:p>
              </table:table-cell>
              <table:table-cell office:value-type="float" office:value="41.9368">
                <text:p>41.93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0000000000002">
                <text:p>49.0000000000002</text:p>
              </table:table-cell>
              <table:table-cell office:value-type="float" office:value="29.8196">
                <text:p>29.8196</text:p>
              </table:table-cell>
              <table:table-cell office:value-type="float" office:value="42.0939">
                <text:p>42.09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2000000000002">
                <text:p>49.2000000000002</text:p>
              </table:table-cell>
              <table:table-cell office:value-type="float" office:value="29.8897">
                <text:p>29.8897</text:p>
              </table:table-cell>
              <table:table-cell office:value-type="float" office:value="42.2515">
                <text:p>42.25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4000000000002">
                <text:p>49.4000000000002</text:p>
              </table:table-cell>
              <table:table-cell office:value-type="float" office:value="29.9599">
                <text:p>29.9599</text:p>
              </table:table-cell>
              <table:table-cell office:value-type="float" office:value="42.4094">
                <text:p>42.40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6000000000002">
                <text:p>49.6000000000002</text:p>
              </table:table-cell>
              <table:table-cell office:value-type="float" office:value="30.0303">
                <text:p>30.0303</text:p>
              </table:table-cell>
              <table:table-cell office:value-type="float" office:value="42.5678">
                <text:p>42.56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.8000000000002">
                <text:p>49.8000000000002</text:p>
              </table:table-cell>
              <table:table-cell office:value-type="float" office:value="30.1008">
                <text:p>30.1008</text:p>
              </table:table-cell>
              <table:table-cell office:value-type="float" office:value="42.7266">
                <text:p>42.726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0000000000002">
                <text:p>50.0000000000002</text:p>
              </table:table-cell>
              <table:table-cell office:value-type="float" office:value="30.1716">
                <text:p>30.1716</text:p>
              </table:table-cell>
              <table:table-cell office:value-type="float" office:value="42.8858">
                <text:p>42.88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2000000000002">
                <text:p>50.2000000000002</text:p>
              </table:table-cell>
              <table:table-cell office:value-type="float" office:value="30.2425">
                <text:p>30.2425</text:p>
              </table:table-cell>
              <table:table-cell office:value-type="float" office:value="43.0454">
                <text:p>43.04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4000000000002">
                <text:p>50.4000000000002</text:p>
              </table:table-cell>
              <table:table-cell office:value-type="float" office:value="30.3136">
                <text:p>30.3136</text:p>
              </table:table-cell>
              <table:table-cell office:value-type="float" office:value="43.2054">
                <text:p>43.20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6000000000002">
                <text:p>50.6000000000002</text:p>
              </table:table-cell>
              <table:table-cell office:value-type="float" office:value="30.3849">
                <text:p>30.3849</text:p>
              </table:table-cell>
              <table:table-cell office:value-type="float" office:value="43.3658">
                <text:p>43.36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.8000000000002">
                <text:p>50.8000000000002</text:p>
              </table:table-cell>
              <table:table-cell office:value-type="float" office:value="30.4564">
                <text:p>30.4564</text:p>
              </table:table-cell>
              <table:table-cell office:value-type="float" office:value="43.5266">
                <text:p>43.52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0000000000002">
                <text:p>51.0000000000002</text:p>
              </table:table-cell>
              <table:table-cell office:value-type="float" office:value="30.528">
                <text:p>30.528</text:p>
              </table:table-cell>
              <table:table-cell office:value-type="float" office:value="43.6878">
                <text:p>43.68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2000000000002">
                <text:p>51.2000000000002</text:p>
              </table:table-cell>
              <table:table-cell office:value-type="float" office:value="30.5998">
                <text:p>30.5998</text:p>
              </table:table-cell>
              <table:table-cell office:value-type="float" office:value="43.8493">
                <text:p>43.84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4000000000002">
                <text:p>51.4000000000002</text:p>
              </table:table-cell>
              <table:table-cell office:value-type="float" office:value="30.6718">
                <text:p>30.6718</text:p>
              </table:table-cell>
              <table:table-cell office:value-type="float" office:value="44.0113">
                <text:p>44.01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6000000000002">
                <text:p>51.6000000000002</text:p>
              </table:table-cell>
              <table:table-cell office:value-type="float" office:value="30.744">
                <text:p>30.744</text:p>
              </table:table-cell>
              <table:table-cell office:value-type="float" office:value="44.1737">
                <text:p>44.17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.8000000000002">
                <text:p>51.8000000000002</text:p>
              </table:table-cell>
              <table:table-cell office:value-type="float" office:value="30.8164">
                <text:p>30.8164</text:p>
              </table:table-cell>
              <table:table-cell office:value-type="float" office:value="44.3365">
                <text:p>44.33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0000000000002">
                <text:p>52.0000000000002</text:p>
              </table:table-cell>
              <table:table-cell office:value-type="float" office:value="30.8889">
                <text:p>30.8889</text:p>
              </table:table-cell>
              <table:table-cell office:value-type="float" office:value="44.4997">
                <text:p>44.49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2000000000002">
                <text:p>52.2000000000002</text:p>
              </table:table-cell>
              <table:table-cell office:value-type="float" office:value="30.9616">
                <text:p>30.9616</text:p>
              </table:table-cell>
              <table:table-cell office:value-type="float" office:value="44.6632">
                <text:p>44.66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4000000000002">
                <text:p>52.4000000000002</text:p>
              </table:table-cell>
              <table:table-cell office:value-type="float" office:value="31.0344">
                <text:p>31.0344</text:p>
              </table:table-cell>
              <table:table-cell office:value-type="float" office:value="44.8272">
                <text:p>44.82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6000000000002">
                <text:p>52.6000000000002</text:p>
              </table:table-cell>
              <table:table-cell office:value-type="float" office:value="31.1075">
                <text:p>31.1075</text:p>
              </table:table-cell>
              <table:table-cell office:value-type="float" office:value="44.9915">
                <text:p>44.99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.8000000000002">
                <text:p>52.8000000000002</text:p>
              </table:table-cell>
              <table:table-cell office:value-type="float" office:value="31.1807">
                <text:p>31.1807</text:p>
              </table:table-cell>
              <table:table-cell office:value-type="float" office:value="45.1562">
                <text:p>45.15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0000000000002">
                <text:p>53.0000000000002</text:p>
              </table:table-cell>
              <table:table-cell office:value-type="float" office:value="31.254">
                <text:p>31.254</text:p>
              </table:table-cell>
              <table:table-cell office:value-type="float" office:value="45.3213">
                <text:p>45.32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2000000000002">
                <text:p>53.2000000000002</text:p>
              </table:table-cell>
              <table:table-cell office:value-type="float" office:value="31.3276">
                <text:p>31.3276</text:p>
              </table:table-cell>
              <table:table-cell office:value-type="float" office:value="45.4868">
                <text:p>45.48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4000000000002">
                <text:p>53.4000000000002</text:p>
              </table:table-cell>
              <table:table-cell office:value-type="float" office:value="31.4013">
                <text:p>31.4013</text:p>
              </table:table-cell>
              <table:table-cell office:value-type="float" office:value="45.6526">
                <text:p>45.65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6000000000002">
                <text:p>53.6000000000002</text:p>
              </table:table-cell>
              <table:table-cell office:value-type="float" office:value="31.4752">
                <text:p>31.4752</text:p>
              </table:table-cell>
              <table:table-cell office:value-type="float" office:value="45.8189">
                <text:p>45.81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.8000000000002">
                <text:p>53.8000000000002</text:p>
              </table:table-cell>
              <table:table-cell office:value-type="float" office:value="31.5492">
                <text:p>31.5492</text:p>
              </table:table-cell>
              <table:table-cell office:value-type="float" office:value="45.9855">
                <text:p>45.98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0000000000002">
                <text:p>54.0000000000002</text:p>
              </table:table-cell>
              <table:table-cell office:value-type="float" office:value="31.6234">
                <text:p>31.6234</text:p>
              </table:table-cell>
              <table:table-cell office:value-type="float" office:value="46.1525">
                <text:p>46.15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2000000000002">
                <text:p>54.2000000000002</text:p>
              </table:table-cell>
              <table:table-cell office:value-type="float" office:value="31.6978">
                <text:p>31.6978</text:p>
              </table:table-cell>
              <table:table-cell office:value-type="float" office:value="46.3198">
                <text:p>46.31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4000000000002">
                <text:p>54.4000000000002</text:p>
              </table:table-cell>
              <table:table-cell office:value-type="float" office:value="31.7724">
                <text:p>31.7724</text:p>
              </table:table-cell>
              <table:table-cell office:value-type="float" office:value="46.4876">
                <text:p>46.48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6000000000002">
                <text:p>54.6000000000002</text:p>
              </table:table-cell>
              <table:table-cell office:value-type="float" office:value="31.8471">
                <text:p>31.8471</text:p>
              </table:table-cell>
              <table:table-cell office:value-type="float" office:value="46.6557">
                <text:p>46.65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8000000000002">
                <text:p>54.8000000000002</text:p>
              </table:table-cell>
              <table:table-cell office:value-type="float" office:value="31.922">
                <text:p>31.922</text:p>
              </table:table-cell>
              <table:table-cell office:value-type="float" office:value="46.8241">
                <text:p>46.82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0000000000002">
                <text:p>55.0000000000002</text:p>
              </table:table-cell>
              <table:table-cell office:value-type="float" office:value="31.997">
                <text:p>31.997</text:p>
              </table:table-cell>
              <table:table-cell office:value-type="float" office:value="46.993">
                <text:p>46.9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2000000000002">
                <text:p>55.2000000000002</text:p>
              </table:table-cell>
              <table:table-cell office:value-type="float" office:value="32.0722">
                <text:p>32.0722</text:p>
              </table:table-cell>
              <table:table-cell office:value-type="float" office:value="47.1622">
                <text:p>47.16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4000000000003">
                <text:p>55.4000000000003</text:p>
              </table:table-cell>
              <table:table-cell office:value-type="float" office:value="32.1476">
                <text:p>32.1476</text:p>
              </table:table-cell>
              <table:table-cell office:value-type="float" office:value="47.3317">
                <text:p>47.33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6000000000003">
                <text:p>55.6000000000003</text:p>
              </table:table-cell>
              <table:table-cell office:value-type="float" office:value="32.2231">
                <text:p>32.2231</text:p>
              </table:table-cell>
              <table:table-cell office:value-type="float" office:value="47.5017">
                <text:p>47.50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.8000000000003">
                <text:p>55.8000000000003</text:p>
              </table:table-cell>
              <table:table-cell office:value-type="float" office:value="32.2988">
                <text:p>32.2988</text:p>
              </table:table-cell>
              <table:table-cell office:value-type="float" office:value="47.6716">
                <text:p>47.67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0000000000003">
                <text:p>56.0000000000003</text:p>
              </table:table-cell>
              <table:table-cell office:value-type="float" office:value="32.3746">
                <text:p>32.3746</text:p>
              </table:table-cell>
              <table:table-cell office:value-type="float" office:value="47.8423">
                <text:p>47.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2000000000003">
                <text:p>56.2000000000003</text:p>
              </table:table-cell>
              <table:table-cell office:value-type="float" office:value="32.4506">
                <text:p>32.4506</text:p>
              </table:table-cell>
              <table:table-cell office:value-type="float" office:value="48.0133">
                <text:p>48.01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4000000000003">
                <text:p>56.4000000000003</text:p>
              </table:table-cell>
              <table:table-cell office:value-type="float" office:value="32.5268">
                <text:p>32.5268</text:p>
              </table:table-cell>
              <table:table-cell office:value-type="float" office:value="48.1847">
                <text:p>48.18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6000000000003">
                <text:p>56.6000000000003</text:p>
              </table:table-cell>
              <table:table-cell office:value-type="float" office:value="32.6031">
                <text:p>32.6031</text:p>
              </table:table-cell>
              <table:table-cell office:value-type="float" office:value="48.3564">
                <text:p>48.35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.8000000000003">
                <text:p>56.8000000000003</text:p>
              </table:table-cell>
              <table:table-cell office:value-type="float" office:value="32.6796">
                <text:p>32.6796</text:p>
              </table:table-cell>
              <table:table-cell office:value-type="float" office:value="48.5285">
                <text:p>48.528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0000000000003">
                <text:p>57.0000000000003</text:p>
              </table:table-cell>
              <table:table-cell office:value-type="float" office:value="32.7562">
                <text:p>32.7562</text:p>
              </table:table-cell>
              <table:table-cell office:value-type="float" office:value="48.7009">
                <text:p>48.70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2000000000003">
                <text:p>57.2000000000003</text:p>
              </table:table-cell>
              <table:table-cell office:value-type="float" office:value="32.833">
                <text:p>32.833</text:p>
              </table:table-cell>
              <table:table-cell office:value-type="float" office:value="48.8737">
                <text:p>48.87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4000000000003">
                <text:p>57.4000000000003</text:p>
              </table:table-cell>
              <table:table-cell office:value-type="float" office:value="32.91">
                <text:p>32.91</text:p>
              </table:table-cell>
              <table:table-cell office:value-type="float" office:value="49.0468">
                <text:p>49.04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6000000000003">
                <text:p>57.6000000000003</text:p>
              </table:table-cell>
              <table:table-cell office:value-type="float" office:value="32.9871">
                <text:p>32.9871</text:p>
              </table:table-cell>
              <table:table-cell office:value-type="float" office:value="49.2203">
                <text:p>49.22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8000000000003">
                <text:p>57.8000000000003</text:p>
              </table:table-cell>
              <table:table-cell office:value-type="float" office:value="33.0643">
                <text:p>33.0643</text:p>
              </table:table-cell>
              <table:table-cell office:value-type="float" office:value="49.3941">
                <text:p>49.39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0000000000003">
                <text:p>58.0000000000003</text:p>
              </table:table-cell>
              <table:table-cell office:value-type="float" office:value="33.1417">
                <text:p>33.1417</text:p>
              </table:table-cell>
              <table:table-cell office:value-type="float" office:value="49.5683">
                <text:p>49.56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2000000000003">
                <text:p>58.2000000000003</text:p>
              </table:table-cell>
              <table:table-cell office:value-type="float" office:value="33.2193">
                <text:p>33.2193</text:p>
              </table:table-cell>
              <table:table-cell office:value-type="float" office:value="49.7428">
                <text:p>49.74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4000000000003">
                <text:p>58.4000000000003</text:p>
              </table:table-cell>
              <table:table-cell office:value-type="float" office:value="33.297">
                <text:p>33.297</text:p>
              </table:table-cell>
              <table:table-cell office:value-type="float" office:value="49.9177">
                <text:p>49.91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6000000000003">
                <text:p>58.6000000000003</text:p>
              </table:table-cell>
              <table:table-cell office:value-type="float" office:value="33.3749">
                <text:p>33.3749</text:p>
              </table:table-cell>
              <table:table-cell office:value-type="float" office:value="50.0928">
                <text:p>50.09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.8000000000003">
                <text:p>58.8000000000003</text:p>
              </table:table-cell>
              <table:table-cell office:value-type="float" office:value="33.4529">
                <text:p>33.4529</text:p>
              </table:table-cell>
              <table:table-cell office:value-type="float" office:value="50.2684">
                <text:p>50.26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0000000000003">
                <text:p>59.0000000000003</text:p>
              </table:table-cell>
              <table:table-cell office:value-type="float" office:value="33.5311">
                <text:p>33.5311</text:p>
              </table:table-cell>
              <table:table-cell office:value-type="float" office:value="50.4443">
                <text:p>50.44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2000000000003">
                <text:p>59.2000000000003</text:p>
              </table:table-cell>
              <table:table-cell office:value-type="float" office:value="33.6094">
                <text:p>33.6094</text:p>
              </table:table-cell>
              <table:table-cell office:value-type="float" office:value="50.6205">
                <text:p>50.62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4000000000003">
                <text:p>59.4000000000003</text:p>
              </table:table-cell>
              <table:table-cell office:value-type="float" office:value="33.6878">
                <text:p>33.6878</text:p>
              </table:table-cell>
              <table:table-cell office:value-type="float" office:value="50.797">
                <text:p>50.7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6000000000003">
                <text:p>59.6000000000003</text:p>
              </table:table-cell>
              <table:table-cell office:value-type="float" office:value="33.7664">
                <text:p>33.7664</text:p>
              </table:table-cell>
              <table:table-cell office:value-type="float" office:value="50.9739">
                <text:p>50.97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8000000000003">
                <text:p>59.8000000000003</text:p>
              </table:table-cell>
              <table:table-cell office:value-type="float" office:value="33.8452">
                <text:p>33.8452</text:p>
              </table:table-cell>
              <table:table-cell office:value-type="float" office:value="51.1511">
                <text:p>51.15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0000000000003">
                <text:p>60.0000000000003</text:p>
              </table:table-cell>
              <table:table-cell office:value-type="float" office:value="33.9241">
                <text:p>33.9241</text:p>
              </table:table-cell>
              <table:table-cell office:value-type="float" office:value="51.3286">
                <text:p>51.32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2000000000003">
                <text:p>60.2000000000003</text:p>
              </table:table-cell>
              <table:table-cell office:value-type="float" office:value="34.0032">
                <text:p>34.0032</text:p>
              </table:table-cell>
              <table:table-cell office:value-type="float" office:value="51.5065">
                <text:p>51.50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4000000000003">
                <text:p>60.4000000000003</text:p>
              </table:table-cell>
              <table:table-cell office:value-type="float" office:value="34.0823">
                <text:p>34.0823</text:p>
              </table:table-cell>
              <table:table-cell office:value-type="float" office:value="51.6847">
                <text:p>51.68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6000000000003">
                <text:p>60.6000000000003</text:p>
              </table:table-cell>
              <table:table-cell office:value-type="float" office:value="34.1617">
                <text:p>34.1617</text:p>
              </table:table-cell>
              <table:table-cell office:value-type="float" office:value="51.8632">
                <text:p>51.86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.8000000000003">
                <text:p>60.8000000000003</text:p>
              </table:table-cell>
              <table:table-cell office:value-type="float" office:value="34.2412">
                <text:p>34.2412</text:p>
              </table:table-cell>
              <table:table-cell office:value-type="float" office:value="52.042">
                <text:p>52.0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0000000000003">
                <text:p>61.0000000000003</text:p>
              </table:table-cell>
              <table:table-cell office:value-type="float" office:value="34.3208">
                <text:p>34.3208</text:p>
              </table:table-cell>
              <table:table-cell office:value-type="float" office:value="52.2212">
                <text:p>52.22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2000000000003">
                <text:p>61.2000000000003</text:p>
              </table:table-cell>
              <table:table-cell office:value-type="float" office:value="34.4006">
                <text:p>34.4006</text:p>
              </table:table-cell>
              <table:table-cell office:value-type="float" office:value="52.4007">
                <text:p>52.40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4000000000003">
                <text:p>61.4000000000003</text:p>
              </table:table-cell>
              <table:table-cell office:value-type="float" office:value="34.4805">
                <text:p>34.4805</text:p>
              </table:table-cell>
              <table:table-cell office:value-type="float" office:value="52.5805">
                <text:p>52.58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6000000000003">
                <text:p>61.6000000000003</text:p>
              </table:table-cell>
              <table:table-cell office:value-type="float" office:value="34.5605">
                <text:p>34.5605</text:p>
              </table:table-cell>
              <table:table-cell office:value-type="float" office:value="52.7606">
                <text:p>52.76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.8000000000003">
                <text:p>61.8000000000003</text:p>
              </table:table-cell>
              <table:table-cell office:value-type="float" office:value="34.6407">
                <text:p>34.6407</text:p>
              </table:table-cell>
              <table:table-cell office:value-type="float" office:value="52.941">
                <text:p>52.9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0000000000003">
                <text:p>62.0000000000003</text:p>
              </table:table-cell>
              <table:table-cell office:value-type="float" office:value="34.721">
                <text:p>34.721</text:p>
              </table:table-cell>
              <table:table-cell office:value-type="float" office:value="53.1217">
                <text:p>53.12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2000000000003">
                <text:p>62.2000000000003</text:p>
              </table:table-cell>
              <table:table-cell office:value-type="float" office:value="34.8015">
                <text:p>34.8015</text:p>
              </table:table-cell>
              <table:table-cell office:value-type="float" office:value="53.3028">
                <text:p>53.30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4000000000004">
                <text:p>62.4000000000004</text:p>
              </table:table-cell>
              <table:table-cell office:value-type="float" office:value="34.8821">
                <text:p>34.8821</text:p>
              </table:table-cell>
              <table:table-cell office:value-type="float" office:value="53.4842">
                <text:p>53.48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6000000000004">
                <text:p>62.6000000000004</text:p>
              </table:table-cell>
              <table:table-cell office:value-type="float" office:value="34.9629">
                <text:p>34.9629</text:p>
              </table:table-cell>
              <table:table-cell office:value-type="float" office:value="53.6659">
                <text:p>53.66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.8000000000004">
                <text:p>62.8000000000004</text:p>
              </table:table-cell>
              <table:table-cell office:value-type="float" office:value="35.0438">
                <text:p>35.0438</text:p>
              </table:table-cell>
              <table:table-cell office:value-type="float" office:value="53.8479">
                <text:p>53.84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0000000000004">
                <text:p>63.0000000000004</text:p>
              </table:table-cell>
              <table:table-cell office:value-type="float" office:value="35.1248">
                <text:p>35.1248</text:p>
              </table:table-cell>
              <table:table-cell office:value-type="float" office:value="54.0302">
                <text:p>54.03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2000000000004">
                <text:p>63.2000000000004</text:p>
              </table:table-cell>
              <table:table-cell office:value-type="float" office:value="35.2059">
                <text:p>35.2059</text:p>
              </table:table-cell>
              <table:table-cell office:value-type="float" office:value="54.2128">
                <text:p>54.21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4000000000004">
                <text:p>63.4000000000004</text:p>
              </table:table-cell>
              <table:table-cell office:value-type="float" office:value="35.2872">
                <text:p>35.2872</text:p>
              </table:table-cell>
              <table:table-cell office:value-type="float" office:value="54.3957">
                <text:p>54.39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6000000000004">
                <text:p>63.6000000000004</text:p>
              </table:table-cell>
              <table:table-cell office:value-type="float" office:value="35.3686">
                <text:p>35.3686</text:p>
              </table:table-cell>
              <table:table-cell office:value-type="float" office:value="54.5789">
                <text:p>54.57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8000000000004">
                <text:p>63.8000000000004</text:p>
              </table:table-cell>
              <table:table-cell office:value-type="float" office:value="35.4502">
                <text:p>35.4502</text:p>
              </table:table-cell>
              <table:table-cell office:value-type="float" office:value="54.7624">
                <text:p>54.76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0000000000004">
                <text:p>64.0000000000004</text:p>
              </table:table-cell>
              <table:table-cell office:value-type="float" office:value="35.5319">
                <text:p>35.5319</text:p>
              </table:table-cell>
              <table:table-cell office:value-type="float" office:value="54.9462">
                <text:p>54.94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2000000000004">
                <text:p>64.2000000000004</text:p>
              </table:table-cell>
              <table:table-cell office:value-type="float" office:value="35.6137">
                <text:p>35.6137</text:p>
              </table:table-cell>
              <table:table-cell office:value-type="float" office:value="55.1303">
                <text:p>55.13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4000000000004">
                <text:p>64.4000000000004</text:p>
              </table:table-cell>
              <table:table-cell office:value-type="float" office:value="35.6957">
                <text:p>35.6957</text:p>
              </table:table-cell>
              <table:table-cell office:value-type="float" office:value="55.3148">
                <text:p>55.314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6000000000004">
                <text:p>64.6000000000004</text:p>
              </table:table-cell>
              <table:table-cell office:value-type="float" office:value="35.7778">
                <text:p>35.7778</text:p>
              </table:table-cell>
              <table:table-cell office:value-type="float" office:value="55.4995">
                <text:p>55.49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.8000000000004">
                <text:p>64.8000000000004</text:p>
              </table:table-cell>
              <table:table-cell office:value-type="float" office:value="35.86">
                <text:p>35.86</text:p>
              </table:table-cell>
              <table:table-cell office:value-type="float" office:value="55.6845">
                <text:p>55.68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0000000000004">
                <text:p>65.0000000000004</text:p>
              </table:table-cell>
              <table:table-cell office:value-type="float" office:value="35.9424">
                <text:p>35.9424</text:p>
              </table:table-cell>
              <table:table-cell office:value-type="float" office:value="55.8698">
                <text:p>55.86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2000000000004">
                <text:p>65.2000000000004</text:p>
              </table:table-cell>
              <table:table-cell office:value-type="float" office:value="36.0248">
                <text:p>36.0248</text:p>
              </table:table-cell>
              <table:table-cell office:value-type="float" office:value="56.0553">
                <text:p>56.05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4000000000004">
                <text:p>65.4000000000004</text:p>
              </table:table-cell>
              <table:table-cell office:value-type="float" office:value="36.1075">
                <text:p>36.1075</text:p>
              </table:table-cell>
              <table:table-cell office:value-type="float" office:value="56.2412">
                <text:p>56.24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6000000000004">
                <text:p>65.6000000000004</text:p>
              </table:table-cell>
              <table:table-cell office:value-type="float" office:value="36.1902">
                <text:p>36.1902</text:p>
              </table:table-cell>
              <table:table-cell office:value-type="float" office:value="56.4274">
                <text:p>56.42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.8000000000004">
                <text:p>65.8000000000004</text:p>
              </table:table-cell>
              <table:table-cell office:value-type="float" office:value="36.2731">
                <text:p>36.2731</text:p>
              </table:table-cell>
              <table:table-cell office:value-type="float" office:value="56.6138">
                <text:p>56.61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0000000000004">
                <text:p>66.0000000000004</text:p>
              </table:table-cell>
              <table:table-cell office:value-type="float" office:value="36.3561">
                <text:p>36.3561</text:p>
              </table:table-cell>
              <table:table-cell office:value-type="float" office:value="56.8006">
                <text:p>56.80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2000000000004">
                <text:p>66.2000000000004</text:p>
              </table:table-cell>
              <table:table-cell office:value-type="float" office:value="36.4392">
                <text:p>36.4392</text:p>
              </table:table-cell>
              <table:table-cell office:value-type="float" office:value="56.9876">
                <text:p>56.98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4000000000004">
                <text:p>66.4000000000004</text:p>
              </table:table-cell>
              <table:table-cell office:value-type="float" office:value="36.5224">
                <text:p>36.5224</text:p>
              </table:table-cell>
              <table:table-cell office:value-type="float" office:value="57.1749">
                <text:p>57.17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6000000000004">
                <text:p>66.6000000000004</text:p>
              </table:table-cell>
              <table:table-cell office:value-type="float" office:value="36.6058">
                <text:p>36.6058</text:p>
              </table:table-cell>
              <table:table-cell office:value-type="float" office:value="57.3625">
                <text:p>57.36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8000000000004">
                <text:p>66.8000000000004</text:p>
              </table:table-cell>
              <table:table-cell office:value-type="float" office:value="36.6893">
                <text:p>36.6893</text:p>
              </table:table-cell>
              <table:table-cell office:value-type="float" office:value="57.5503">
                <text:p>57.55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0000000000004">
                <text:p>67.0000000000004</text:p>
              </table:table-cell>
              <table:table-cell office:value-type="float" office:value="36.7729">
                <text:p>36.7729</text:p>
              </table:table-cell>
              <table:table-cell office:value-type="float" office:value="57.7385">
                <text:p>57.73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2000000000004">
                <text:p>67.2000000000004</text:p>
              </table:table-cell>
              <table:table-cell office:value-type="float" office:value="36.8566">
                <text:p>36.8566</text:p>
              </table:table-cell>
              <table:table-cell office:value-type="float" office:value="57.9269">
                <text:p>57.92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4000000000004">
                <text:p>67.4000000000004</text:p>
              </table:table-cell>
              <table:table-cell office:value-type="float" office:value="36.9405">
                <text:p>36.9405</text:p>
              </table:table-cell>
              <table:table-cell office:value-type="float" office:value="58.1156">
                <text:p>58.11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6000000000004">
                <text:p>67.6000000000004</text:p>
              </table:table-cell>
              <table:table-cell office:value-type="float" office:value="37.0245">
                <text:p>37.0245</text:p>
              </table:table-cell>
              <table:table-cell office:value-type="float" office:value="58.3046">
                <text:p>58.30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.8000000000004">
                <text:p>67.8000000000004</text:p>
              </table:table-cell>
              <table:table-cell office:value-type="float" office:value="37.1086">
                <text:p>37.1086</text:p>
              </table:table-cell>
              <table:table-cell office:value-type="float" office:value="58.4938">
                <text:p>58.49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0000000000004">
                <text:p>68.0000000000004</text:p>
              </table:table-cell>
              <table:table-cell office:value-type="float" office:value="37.1928">
                <text:p>37.1928</text:p>
              </table:table-cell>
              <table:table-cell office:value-type="float" office:value="58.6833">
                <text:p>58.68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2000000000004">
                <text:p>68.2000000000004</text:p>
              </table:table-cell>
              <table:table-cell office:value-type="float" office:value="37.2772">
                <text:p>37.2772</text:p>
              </table:table-cell>
              <table:table-cell office:value-type="float" office:value="58.8731">
                <text:p>58.87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4000000000004">
                <text:p>68.4000000000004</text:p>
              </table:table-cell>
              <table:table-cell office:value-type="float" office:value="37.3616">
                <text:p>37.3616</text:p>
              </table:table-cell>
              <table:table-cell office:value-type="float" office:value="59.0631">
                <text:p>59.06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6000000000004">
                <text:p>68.6000000000004</text:p>
              </table:table-cell>
              <table:table-cell office:value-type="float" office:value="37.4462">
                <text:p>37.4462</text:p>
              </table:table-cell>
              <table:table-cell office:value-type="float" office:value="59.2535">
                <text:p>59.25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.8000000000004">
                <text:p>68.8000000000004</text:p>
              </table:table-cell>
              <table:table-cell office:value-type="float" office:value="37.5309">
                <text:p>37.5309</text:p>
              </table:table-cell>
              <table:table-cell office:value-type="float" office:value="59.444">
                <text:p>59.4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0000000000004">
                <text:p>69.0000000000004</text:p>
              </table:table-cell>
              <table:table-cell office:value-type="float" office:value="37.6157">
                <text:p>37.6157</text:p>
              </table:table-cell>
              <table:table-cell office:value-type="float" office:value="59.6349">
                <text:p>59.63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2000000000004">
                <text:p>69.2000000000004</text:p>
              </table:table-cell>
              <table:table-cell office:value-type="float" office:value="37.7007">
                <text:p>37.7007</text:p>
              </table:table-cell>
              <table:table-cell office:value-type="float" office:value="59.826">
                <text:p>59.8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4000000000005">
                <text:p>69.4000000000005</text:p>
              </table:table-cell>
              <table:table-cell office:value-type="float" office:value="37.7857">
                <text:p>37.7857</text:p>
              </table:table-cell>
              <table:table-cell office:value-type="float" office:value="60.0174">
                <text:p>60.01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6000000000005">
                <text:p>69.6000000000005</text:p>
              </table:table-cell>
              <table:table-cell office:value-type="float" office:value="37.8709">
                <text:p>37.8709</text:p>
              </table:table-cell>
              <table:table-cell office:value-type="float" office:value="60.209">
                <text:p>60.2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.8000000000005">
                <text:p>69.8000000000005</text:p>
              </table:table-cell>
              <table:table-cell office:value-type="float" office:value="37.9562">
                <text:p>37.9562</text:p>
              </table:table-cell>
              <table:table-cell office:value-type="float" office:value="60.4009">
                <text:p>60.40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0000000000005">
                <text:p>70.0000000000005</text:p>
              </table:table-cell>
              <table:table-cell office:value-type="float" office:value="38.0416">
                <text:p>38.0416</text:p>
              </table:table-cell>
              <table:table-cell office:value-type="float" office:value="60.593">
                <text:p>60.5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2000000000005">
                <text:p>70.2000000000005</text:p>
              </table:table-cell>
              <table:table-cell office:value-type="float" office:value="38.1271">
                <text:p>38.1271</text:p>
              </table:table-cell>
              <table:table-cell office:value-type="float" office:value="60.7854">
                <text:p>60.78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4000000000005">
                <text:p>70.4000000000005</text:p>
              </table:table-cell>
              <table:table-cell office:value-type="float" office:value="38.2127">
                <text:p>38.2127</text:p>
              </table:table-cell>
              <table:table-cell office:value-type="float" office:value="60.9781">
                <text:p>60.97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6000000000005">
                <text:p>70.6000000000005</text:p>
              </table:table-cell>
              <table:table-cell office:value-type="float" office:value="38.2984">
                <text:p>38.2984</text:p>
              </table:table-cell>
              <table:table-cell office:value-type="float" office:value="61.171">
                <text:p>61.1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.8000000000005">
                <text:p>70.8000000000005</text:p>
              </table:table-cell>
              <table:table-cell office:value-type="float" office:value="38.3843">
                <text:p>38.3843</text:p>
              </table:table-cell>
              <table:table-cell office:value-type="float" office:value="61.3641">
                <text:p>61.36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0000000000005">
                <text:p>71.0000000000005</text:p>
              </table:table-cell>
              <table:table-cell office:value-type="float" office:value="38.4703">
                <text:p>38.4703</text:p>
              </table:table-cell>
              <table:table-cell office:value-type="float" office:value="61.5575">
                <text:p>61.55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2000000000005">
                <text:p>71.2000000000005</text:p>
              </table:table-cell>
              <table:table-cell office:value-type="float" office:value="38.5563">
                <text:p>38.5563</text:p>
              </table:table-cell>
              <table:table-cell office:value-type="float" office:value="61.7512">
                <text:p>61.75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4000000000005">
                <text:p>71.4000000000005</text:p>
              </table:table-cell>
              <table:table-cell office:value-type="float" office:value="38.6425">
                <text:p>38.6425</text:p>
              </table:table-cell>
              <table:table-cell office:value-type="float" office:value="61.9451">
                <text:p>61.94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6000000000005">
                <text:p>71.6000000000005</text:p>
              </table:table-cell>
              <table:table-cell office:value-type="float" office:value="38.7288">
                <text:p>38.7288</text:p>
              </table:table-cell>
              <table:table-cell office:value-type="float" office:value="62.1393">
                <text:p>62.13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.8000000000005">
                <text:p>71.8000000000005</text:p>
              </table:table-cell>
              <table:table-cell office:value-type="float" office:value="38.8152">
                <text:p>38.8152</text:p>
              </table:table-cell>
              <table:table-cell office:value-type="float" office:value="62.3336">
                <text:p>62.33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0000000000005">
                <text:p>72.0000000000005</text:p>
              </table:table-cell>
              <table:table-cell office:value-type="float" office:value="38.9017">
                <text:p>38.9017</text:p>
              </table:table-cell>
              <table:table-cell office:value-type="float" office:value="62.5283">
                <text:p>62.52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2000000000005">
                <text:p>72.2000000000005</text:p>
              </table:table-cell>
              <table:table-cell office:value-type="float" office:value="38.9883">
                <text:p>38.9883</text:p>
              </table:table-cell>
              <table:table-cell office:value-type="float" office:value="62.7232">
                <text:p>62.72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4000000000005">
                <text:p>72.4000000000005</text:p>
              </table:table-cell>
              <table:table-cell office:value-type="float" office:value="39.075">
                <text:p>39.075</text:p>
              </table:table-cell>
              <table:table-cell office:value-type="float" office:value="62.9183">
                <text:p>62.91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6000000000005">
                <text:p>72.6000000000005</text:p>
              </table:table-cell>
              <table:table-cell office:value-type="float" office:value="39.1618">
                <text:p>39.1618</text:p>
              </table:table-cell>
              <table:table-cell office:value-type="float" office:value="63.1136">
                <text:p>63.113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.8000000000005">
                <text:p>72.8000000000005</text:p>
              </table:table-cell>
              <table:table-cell office:value-type="float" office:value="39.2488">
                <text:p>39.2488</text:p>
              </table:table-cell>
              <table:table-cell office:value-type="float" office:value="63.3092">
                <text:p>63.30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0000000000005">
                <text:p>73.0000000000005</text:p>
              </table:table-cell>
              <table:table-cell office:value-type="float" office:value="39.3358">
                <text:p>39.3358</text:p>
              </table:table-cell>
              <table:table-cell office:value-type="float" office:value="63.5051">
                <text:p>63.50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2000000000005">
                <text:p>73.2000000000005</text:p>
              </table:table-cell>
              <table:table-cell office:value-type="float" office:value="39.4229">
                <text:p>39.4229</text:p>
              </table:table-cell>
              <table:table-cell office:value-type="float" office:value="63.7011">
                <text:p>63.70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4000000000005">
                <text:p>73.4000000000005</text:p>
              </table:table-cell>
              <table:table-cell office:value-type="float" office:value="39.5102">
                <text:p>39.5102</text:p>
              </table:table-cell>
              <table:table-cell office:value-type="float" office:value="63.8974">
                <text:p>63.89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6000000000005">
                <text:p>73.6000000000005</text:p>
              </table:table-cell>
              <table:table-cell office:value-type="float" office:value="39.5975">
                <text:p>39.5975</text:p>
              </table:table-cell>
              <table:table-cell office:value-type="float" office:value="64.0939">
                <text:p>64.09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.8000000000005">
                <text:p>73.8000000000005</text:p>
              </table:table-cell>
              <table:table-cell office:value-type="float" office:value="39.685">
                <text:p>39.685</text:p>
              </table:table-cell>
              <table:table-cell office:value-type="float" office:value="64.2907">
                <text:p>64.290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0000000000005">
                <text:p>74.0000000000005</text:p>
              </table:table-cell>
              <table:table-cell office:value-type="float" office:value="39.7725">
                <text:p>39.7725</text:p>
              </table:table-cell>
              <table:table-cell office:value-type="float" office:value="64.4877">
                <text:p>64.48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2000000000005">
                <text:p>74.2000000000005</text:p>
              </table:table-cell>
              <table:table-cell office:value-type="float" office:value="39.8602">
                <text:p>39.8602</text:p>
              </table:table-cell>
              <table:table-cell office:value-type="float" office:value="64.6849">
                <text:p>64.68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4000000000005">
                <text:p>74.4000000000005</text:p>
              </table:table-cell>
              <table:table-cell office:value-type="float" office:value="39.9479">
                <text:p>39.9479</text:p>
              </table:table-cell>
              <table:table-cell office:value-type="float" office:value="64.8824">
                <text:p>64.88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6000000000005">
                <text:p>74.6000000000005</text:p>
              </table:table-cell>
              <table:table-cell office:value-type="float" office:value="40.0358">
                <text:p>40.0358</text:p>
              </table:table-cell>
              <table:table-cell office:value-type="float" office:value="65.08">
                <text:p>65.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.8000000000005">
                <text:p>74.8000000000005</text:p>
              </table:table-cell>
              <table:table-cell office:value-type="float" office:value="40.1237">
                <text:p>40.1237</text:p>
              </table:table-cell>
              <table:table-cell office:value-type="float" office:value="65.2779">
                <text:p>65.27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0000000000005">
                <text:p>75.0000000000005</text:p>
              </table:table-cell>
              <table:table-cell office:value-type="float" office:value="40.2118">
                <text:p>40.2118</text:p>
              </table:table-cell>
              <table:table-cell office:value-type="float" office:value="65.476">
                <text:p>65.4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2000000000005">
                <text:p>75.2000000000005</text:p>
              </table:table-cell>
              <table:table-cell office:value-type="float" office:value="40.2999">
                <text:p>40.2999</text:p>
              </table:table-cell>
              <table:table-cell office:value-type="float" office:value="65.6744">
                <text:p>65.67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4000000000005">
                <text:p>75.4000000000005</text:p>
              </table:table-cell>
              <table:table-cell office:value-type="float" office:value="40.3882">
                <text:p>40.3882</text:p>
              </table:table-cell>
              <table:table-cell office:value-type="float" office:value="65.8729">
                <text:p>65.87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6000000000005">
                <text:p>75.6000000000005</text:p>
              </table:table-cell>
              <table:table-cell office:value-type="float" office:value="40.4765">
                <text:p>40.4765</text:p>
              </table:table-cell>
              <table:table-cell office:value-type="float" office:value="66.0717">
                <text:p>66.07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.8000000000005">
                <text:p>75.8000000000005</text:p>
              </table:table-cell>
              <table:table-cell office:value-type="float" office:value="40.565">
                <text:p>40.565</text:p>
              </table:table-cell>
              <table:table-cell office:value-type="float" office:value="66.2707">
                <text:p>66.27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0000000000005">
                <text:p>76.0000000000005</text:p>
              </table:table-cell>
              <table:table-cell office:value-type="float" office:value="40.6535">
                <text:p>40.6535</text:p>
              </table:table-cell>
              <table:table-cell office:value-type="float" office:value="66.4699">
                <text:p>66.46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2000000000005">
                <text:p>76.2000000000005</text:p>
              </table:table-cell>
              <table:table-cell office:value-type="float" office:value="40.7421">
                <text:p>40.7421</text:p>
              </table:table-cell>
              <table:table-cell office:value-type="float" office:value="66.6693">
                <text:p>66.66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4000000000006">
                <text:p>76.4000000000006</text:p>
              </table:table-cell>
              <table:table-cell office:value-type="float" office:value="40.8308">
                <text:p>40.8308</text:p>
              </table:table-cell>
              <table:table-cell office:value-type="float" office:value="66.8689">
                <text:p>66.86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6000000000006">
                <text:p>76.6000000000006</text:p>
              </table:table-cell>
              <table:table-cell office:value-type="float" office:value="40.9197">
                <text:p>40.9197</text:p>
              </table:table-cell>
              <table:table-cell office:value-type="float" office:value="67.0687">
                <text:p>67.06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.8000000000006">
                <text:p>76.8000000000006</text:p>
              </table:table-cell>
              <table:table-cell office:value-type="float" office:value="41.0086">
                <text:p>41.0086</text:p>
              </table:table-cell>
              <table:table-cell office:value-type="float" office:value="67.2688">
                <text:p>67.26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0000000000006">
                <text:p>77.0000000000006</text:p>
              </table:table-cell>
              <table:table-cell office:value-type="float" office:value="41.0976">
                <text:p>41.0976</text:p>
              </table:table-cell>
              <table:table-cell office:value-type="float" office:value="67.469">
                <text:p>67.4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2000000000006">
                <text:p>77.2000000000006</text:p>
              </table:table-cell>
              <table:table-cell office:value-type="float" office:value="41.1867">
                <text:p>41.1867</text:p>
              </table:table-cell>
              <table:table-cell office:value-type="float" office:value="67.6695">
                <text:p>67.66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4000000000006">
                <text:p>77.4000000000006</text:p>
              </table:table-cell>
              <table:table-cell office:value-type="float" office:value="41.2759">
                <text:p>41.2759</text:p>
              </table:table-cell>
              <table:table-cell office:value-type="float" office:value="67.8702">
                <text:p>67.87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6000000000006">
                <text:p>77.6000000000006</text:p>
              </table:table-cell>
              <table:table-cell office:value-type="float" office:value="41.3651">
                <text:p>41.3651</text:p>
              </table:table-cell>
              <table:table-cell office:value-type="float" office:value="68.071">
                <text:p>68.0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8000000000006">
                <text:p>77.8000000000006</text:p>
              </table:table-cell>
              <table:table-cell office:value-type="float" office:value="41.4545">
                <text:p>41.4545</text:p>
              </table:table-cell>
              <table:table-cell office:value-type="float" office:value="68.2721">
                <text:p>68.27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0000000000006">
                <text:p>78.0000000000006</text:p>
              </table:table-cell>
              <table:table-cell office:value-type="float" office:value="41.544">
                <text:p>41.544</text:p>
              </table:table-cell>
              <table:table-cell office:value-type="float" office:value="68.4734">
                <text:p>68.47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2000000000006">
                <text:p>78.2000000000006</text:p>
              </table:table-cell>
              <table:table-cell office:value-type="float" office:value="41.6335">
                <text:p>41.6335</text:p>
              </table:table-cell>
              <table:table-cell office:value-type="float" office:value="68.6749">
                <text:p>68.67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4000000000006">
                <text:p>78.4000000000006</text:p>
              </table:table-cell>
              <table:table-cell office:value-type="float" office:value="41.7231">
                <text:p>41.7231</text:p>
              </table:table-cell>
              <table:table-cell office:value-type="float" office:value="68.8765">
                <text:p>68.87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6000000000006">
                <text:p>78.6000000000006</text:p>
              </table:table-cell>
              <table:table-cell office:value-type="float" office:value="41.8129">
                <text:p>41.8129</text:p>
              </table:table-cell>
              <table:table-cell office:value-type="float" office:value="69.0784">
                <text:p>69.07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.8000000000006">
                <text:p>78.8000000000006</text:p>
              </table:table-cell>
              <table:table-cell office:value-type="float" office:value="41.9027">
                <text:p>41.9027</text:p>
              </table:table-cell>
              <table:table-cell office:value-type="float" office:value="69.2805">
                <text:p>69.28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0000000000006">
                <text:p>79.0000000000006</text:p>
              </table:table-cell>
              <table:table-cell office:value-type="float" office:value="41.9926">
                <text:p>41.9926</text:p>
              </table:table-cell>
              <table:table-cell office:value-type="float" office:value="69.4828">
                <text:p>69.48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2000000000006">
                <text:p>79.2000000000006</text:p>
              </table:table-cell>
              <table:table-cell office:value-type="float" office:value="42.0826">
                <text:p>42.0826</text:p>
              </table:table-cell>
              <table:table-cell office:value-type="float" office:value="69.6852">
                <text:p>69.68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4000000000006">
                <text:p>79.4000000000006</text:p>
              </table:table-cell>
              <table:table-cell office:value-type="float" office:value="42.1726">
                <text:p>42.1726</text:p>
              </table:table-cell>
              <table:table-cell office:value-type="float" office:value="69.8879">
                <text:p>69.88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6000000000006">
                <text:p>79.6000000000006</text:p>
              </table:table-cell>
              <table:table-cell office:value-type="float" office:value="42.2628">
                <text:p>42.2628</text:p>
              </table:table-cell>
              <table:table-cell office:value-type="float" office:value="70.0907">
                <text:p>70.090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.8000000000006">
                <text:p>79.8000000000006</text:p>
              </table:table-cell>
              <table:table-cell office:value-type="float" office:value="42.353">
                <text:p>42.353</text:p>
              </table:table-cell>
              <table:table-cell office:value-type="float" office:value="70.2938">
                <text:p>70.29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0000000000006">
                <text:p>80.0000000000006</text:p>
              </table:table-cell>
              <table:table-cell office:value-type="float" office:value="42.4433">
                <text:p>42.4433</text:p>
              </table:table-cell>
              <table:table-cell office:value-type="float" office:value="70.497">
                <text:p>70.4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2000000000006">
                <text:p>80.2000000000006</text:p>
              </table:table-cell>
              <table:table-cell office:value-type="float" office:value="42.5337">
                <text:p>42.5337</text:p>
              </table:table-cell>
              <table:table-cell office:value-type="float" office:value="70.7004">
                <text:p>70.70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4000000000006">
                <text:p>80.4000000000006</text:p>
              </table:table-cell>
              <table:table-cell office:value-type="float" office:value="42.6242">
                <text:p>42.6242</text:p>
              </table:table-cell>
              <table:table-cell office:value-type="float" office:value="70.904">
                <text:p>70.9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6000000000006">
                <text:p>80.6000000000006</text:p>
              </table:table-cell>
              <table:table-cell office:value-type="float" office:value="42.7148">
                <text:p>42.7148</text:p>
              </table:table-cell>
              <table:table-cell office:value-type="float" office:value="71.1078">
                <text:p>71.10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.8000000000006">
                <text:p>80.8000000000006</text:p>
              </table:table-cell>
              <table:table-cell office:value-type="float" office:value="42.8054">
                <text:p>42.8054</text:p>
              </table:table-cell>
              <table:table-cell office:value-type="float" office:value="71.3117">
                <text:p>71.31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0000000000006">
                <text:p>81.0000000000006</text:p>
              </table:table-cell>
              <table:table-cell office:value-type="float" office:value="42.8962">
                <text:p>42.8962</text:p>
              </table:table-cell>
              <table:table-cell office:value-type="float" office:value="71.5159">
                <text:p>71.51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2000000000006">
                <text:p>81.2000000000006</text:p>
              </table:table-cell>
              <table:table-cell office:value-type="float" office:value="42.987">
                <text:p>42.987</text:p>
              </table:table-cell>
              <table:table-cell office:value-type="float" office:value="71.7202">
                <text:p>71.72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4000000000006">
                <text:p>81.4000000000006</text:p>
              </table:table-cell>
              <table:table-cell office:value-type="float" office:value="43.0779">
                <text:p>43.0779</text:p>
              </table:table-cell>
              <table:table-cell office:value-type="float" office:value="71.9247">
                <text:p>71.92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6000000000006">
                <text:p>81.6000000000006</text:p>
              </table:table-cell>
              <table:table-cell office:value-type="float" office:value="43.1688">
                <text:p>43.1688</text:p>
              </table:table-cell>
              <table:table-cell office:value-type="float" office:value="72.1294">
                <text:p>72.12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8000000000006">
                <text:p>81.8000000000006</text:p>
              </table:table-cell>
              <table:table-cell office:value-type="float" office:value="43.2599">
                <text:p>43.2599</text:p>
              </table:table-cell>
              <table:table-cell office:value-type="float" office:value="72.3343">
                <text:p>72.33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0000000000006">
                <text:p>82.0000000000006</text:p>
              </table:table-cell>
              <table:table-cell office:value-type="float" office:value="43.351">
                <text:p>43.351</text:p>
              </table:table-cell>
              <table:table-cell office:value-type="float" office:value="72.5393">
                <text:p>72.53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2000000000006">
                <text:p>82.2000000000006</text:p>
              </table:table-cell>
              <table:table-cell office:value-type="float" office:value="43.4422">
                <text:p>43.4422</text:p>
              </table:table-cell>
              <table:table-cell office:value-type="float" office:value="72.7445">
                <text:p>72.74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4000000000006">
                <text:p>82.4000000000006</text:p>
              </table:table-cell>
              <table:table-cell office:value-type="float" office:value="43.5335">
                <text:p>43.5335</text:p>
              </table:table-cell>
              <table:table-cell office:value-type="float" office:value="72.9499">
                <text:p>72.94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6000000000006">
                <text:p>82.6000000000006</text:p>
              </table:table-cell>
              <table:table-cell office:value-type="float" office:value="43.6249">
                <text:p>43.6249</text:p>
              </table:table-cell>
              <table:table-cell office:value-type="float" office:value="73.1554">
                <text:p>73.15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.8000000000006">
                <text:p>82.8000000000006</text:p>
              </table:table-cell>
              <table:table-cell office:value-type="float" office:value="43.7163">
                <text:p>43.7163</text:p>
              </table:table-cell>
              <table:table-cell office:value-type="float" office:value="73.3611">
                <text:p>73.36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0000000000006">
                <text:p>83.0000000000006</text:p>
              </table:table-cell>
              <table:table-cell office:value-type="float" office:value="43.8078">
                <text:p>43.8078</text:p>
              </table:table-cell>
              <table:table-cell office:value-type="float" office:value="73.567">
                <text:p>73.5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2000000000006">
                <text:p>83.2000000000006</text:p>
              </table:table-cell>
              <table:table-cell office:value-type="float" office:value="43.8994">
                <text:p>43.8994</text:p>
              </table:table-cell>
              <table:table-cell office:value-type="float" office:value="73.7731">
                <text:p>73.77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4000000000006">
                <text:p>83.4000000000006</text:p>
              </table:table-cell>
              <table:table-cell office:value-type="float" office:value="43.991">
                <text:p>43.991</text:p>
              </table:table-cell>
              <table:table-cell office:value-type="float" office:value="73.9793">
                <text:p>73.97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6000000000007">
                <text:p>83.6000000000007</text:p>
              </table:table-cell>
              <table:table-cell office:value-type="float" office:value="44.0827">
                <text:p>44.0827</text:p>
              </table:table-cell>
              <table:table-cell office:value-type="float" office:value="74.1857">
                <text:p>74.18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.8000000000007">
                <text:p>83.8000000000007</text:p>
              </table:table-cell>
              <table:table-cell office:value-type="float" office:value="44.1745">
                <text:p>44.1745</text:p>
              </table:table-cell>
              <table:table-cell office:value-type="float" office:value="74.3923">
                <text:p>74.39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0000000000007">
                <text:p>84.0000000000007</text:p>
              </table:table-cell>
              <table:table-cell office:value-type="float" office:value="44.2664">
                <text:p>44.2664</text:p>
              </table:table-cell>
              <table:table-cell office:value-type="float" office:value="74.599">
                <text:p>74.5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2000000000007">
                <text:p>84.2000000000007</text:p>
              </table:table-cell>
              <table:table-cell office:value-type="float" office:value="44.3584">
                <text:p>44.3584</text:p>
              </table:table-cell>
              <table:table-cell office:value-type="float" office:value="74.8058">
                <text:p>74.80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4000000000007">
                <text:p>84.4000000000007</text:p>
              </table:table-cell>
              <table:table-cell office:value-type="float" office:value="44.4504">
                <text:p>44.4504</text:p>
              </table:table-cell>
              <table:table-cell office:value-type="float" office:value="75.0129">
                <text:p>75.01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6000000000007">
                <text:p>84.6000000000007</text:p>
              </table:table-cell>
              <table:table-cell office:value-type="float" office:value="44.5425">
                <text:p>44.5425</text:p>
              </table:table-cell>
              <table:table-cell office:value-type="float" office:value="75.2201">
                <text:p>75.22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.8000000000007">
                <text:p>84.8000000000007</text:p>
              </table:table-cell>
              <table:table-cell office:value-type="float" office:value="44.6346">
                <text:p>44.6346</text:p>
              </table:table-cell>
              <table:table-cell office:value-type="float" office:value="75.4274">
                <text:p>75.42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0000000000007">
                <text:p>85.0000000000007</text:p>
              </table:table-cell>
              <table:table-cell office:value-type="float" office:value="44.7268">
                <text:p>44.7268</text:p>
              </table:table-cell>
              <table:table-cell office:value-type="float" office:value="75.6349">
                <text:p>75.63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2000000000007">
                <text:p>85.2000000000007</text:p>
              </table:table-cell>
              <table:table-cell office:value-type="float" office:value="44.8191">
                <text:p>44.8191</text:p>
              </table:table-cell>
              <table:table-cell office:value-type="float" office:value="75.8426">
                <text:p>75.84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4000000000007">
                <text:p>85.4000000000007</text:p>
              </table:table-cell>
              <table:table-cell office:value-type="float" office:value="44.9115">
                <text:p>44.9115</text:p>
              </table:table-cell>
              <table:table-cell office:value-type="float" office:value="76.0504">
                <text:p>76.05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6000000000007">
                <text:p>85.6000000000007</text:p>
              </table:table-cell>
              <table:table-cell office:value-type="float" office:value="45.0039">
                <text:p>45.0039</text:p>
              </table:table-cell>
              <table:table-cell office:value-type="float" office:value="76.2581">
                <text:p>76.25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.8000000000007">
                <text:p>85.8000000000007</text:p>
              </table:table-cell>
              <table:table-cell office:value-type="float" office:value="45.0964">
                <text:p>45.0964</text:p>
              </table:table-cell>
              <table:table-cell office:value-type="float" office:value="76.4659">
                <text:p>76.46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0000000000007">
                <text:p>86.0000000000007</text:p>
              </table:table-cell>
              <table:table-cell office:value-type="float" office:value="45.189">
                <text:p>45.189</text:p>
              </table:table-cell>
              <table:table-cell office:value-type="float" office:value="76.6742">
                <text:p>76.67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2000000000007">
                <text:p>86.2000000000007</text:p>
              </table:table-cell>
              <table:table-cell office:value-type="float" office:value="45.2816">
                <text:p>45.2816</text:p>
              </table:table-cell>
              <table:table-cell office:value-type="float" office:value="76.8823">
                <text:p>76.882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4000000000007">
                <text:p>86.4000000000007</text:p>
              </table:table-cell>
              <table:table-cell office:value-type="float" office:value="45.3743">
                <text:p>45.3743</text:p>
              </table:table-cell>
              <table:table-cell office:value-type="float" office:value="77.0909">
                <text:p>77.09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6000000000007">
                <text:p>86.6000000000007</text:p>
              </table:table-cell>
              <table:table-cell office:value-type="float" office:value="45.467">
                <text:p>45.467</text:p>
              </table:table-cell>
              <table:table-cell office:value-type="float" office:value="77.2993">
                <text:p>77.29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.8000000000007">
                <text:p>86.8000000000007</text:p>
              </table:table-cell>
              <table:table-cell office:value-type="float" office:value="45.5599">
                <text:p>45.5599</text:p>
              </table:table-cell>
              <table:table-cell office:value-type="float" office:value="77.5079">
                <text:p>77.50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0000000000007">
                <text:p>87.0000000000007</text:p>
              </table:table-cell>
              <table:table-cell office:value-type="float" office:value="45.6528">
                <text:p>45.6528</text:p>
              </table:table-cell>
              <table:table-cell office:value-type="float" office:value="77.7169">
                <text:p>77.71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2000000000007">
                <text:p>87.2000000000007</text:p>
              </table:table-cell>
              <table:table-cell office:value-type="float" office:value="45.7457">
                <text:p>45.7457</text:p>
              </table:table-cell>
              <table:table-cell office:value-type="float" office:value="77.926">
                <text:p>77.9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4000000000007">
                <text:p>87.4000000000007</text:p>
              </table:table-cell>
              <table:table-cell office:value-type="float" office:value="45.8387">
                <text:p>45.8387</text:p>
              </table:table-cell>
              <table:table-cell office:value-type="float" office:value="78.1353">
                <text:p>78.13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6000000000007">
                <text:p>87.6000000000007</text:p>
              </table:table-cell>
              <table:table-cell office:value-type="float" office:value="45.9318">
                <text:p>45.9318</text:p>
              </table:table-cell>
              <table:table-cell office:value-type="float" office:value="78.3447">
                <text:p>78.34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8000000000007">
                <text:p>87.8000000000007</text:p>
              </table:table-cell>
              <table:table-cell office:value-type="float" office:value="46.0249">
                <text:p>46.0249</text:p>
              </table:table-cell>
              <table:table-cell office:value-type="float" office:value="78.5543">
                <text:p>78.55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0000000000007">
                <text:p>88.0000000000007</text:p>
              </table:table-cell>
              <table:table-cell office:value-type="float" office:value="46.1181">
                <text:p>46.1181</text:p>
              </table:table-cell>
              <table:table-cell office:value-type="float" office:value="78.764">
                <text:p>78.7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2000000000007">
                <text:p>88.2000000000007</text:p>
              </table:table-cell>
              <table:table-cell office:value-type="float" office:value="46.2114">
                <text:p>46.2114</text:p>
              </table:table-cell>
              <table:table-cell office:value-type="float" office:value="78.9738">
                <text:p>78.97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4000000000007">
                <text:p>88.4000000000007</text:p>
              </table:table-cell>
              <table:table-cell office:value-type="float" office:value="46.3047">
                <text:p>46.3047</text:p>
              </table:table-cell>
              <table:table-cell office:value-type="float" office:value="79.1837">
                <text:p>79.18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6000000000007">
                <text:p>88.6000000000007</text:p>
              </table:table-cell>
              <table:table-cell office:value-type="float" office:value="46.3981">
                <text:p>46.3981</text:p>
              </table:table-cell>
              <table:table-cell office:value-type="float" office:value="79.3938">
                <text:p>79.39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.8000000000007">
                <text:p>88.8000000000007</text:p>
              </table:table-cell>
              <table:table-cell office:value-type="float" office:value="46.4915">
                <text:p>46.4915</text:p>
              </table:table-cell>
              <table:table-cell office:value-type="float" office:value="79.6041">
                <text:p>79.604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0000000000007">
                <text:p>89.0000000000007</text:p>
              </table:table-cell>
              <table:table-cell office:value-type="float" office:value="46.585">
                <text:p>46.585</text:p>
              </table:table-cell>
              <table:table-cell office:value-type="float" office:value="79.8144">
                <text:p>79.81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2000000000007">
                <text:p>89.2000000000007</text:p>
              </table:table-cell>
              <table:table-cell office:value-type="float" office:value="46.6785">
                <text:p>46.6785</text:p>
              </table:table-cell>
              <table:table-cell office:value-type="float" office:value="80.0249">
                <text:p>80.02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4000000000007">
                <text:p>89.4000000000007</text:p>
              </table:table-cell>
              <table:table-cell office:value-type="float" office:value="46.7721">
                <text:p>46.7721</text:p>
              </table:table-cell>
              <table:table-cell office:value-type="float" office:value="80.2355">
                <text:p>80.23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6000000000007">
                <text:p>89.6000000000007</text:p>
              </table:table-cell>
              <table:table-cell office:value-type="float" office:value="46.8658">
                <text:p>46.8658</text:p>
              </table:table-cell>
              <table:table-cell office:value-type="float" office:value="80.4463">
                <text:p>80.44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.8000000000007">
                <text:p>89.8000000000007</text:p>
              </table:table-cell>
              <table:table-cell office:value-type="float" office:value="46.9595">
                <text:p>46.9595</text:p>
              </table:table-cell>
              <table:table-cell office:value-type="float" office:value="80.6569">
                <text:p>80.65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0000000000007">
                <text:p>90.0000000000007</text:p>
              </table:table-cell>
              <table:table-cell office:value-type="float" office:value="47.0533">
                <text:p>47.0533</text:p>
              </table:table-cell>
              <table:table-cell office:value-type="float" office:value="80.8679">
                <text:p>80.86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2000000000007">
                <text:p>90.2000000000007</text:p>
              </table:table-cell>
              <table:table-cell office:value-type="float" office:value="47.1471">
                <text:p>47.1471</text:p>
              </table:table-cell>
              <table:table-cell office:value-type="float" office:value="81.079">
                <text:p>81.0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4000000000007">
                <text:p>90.4000000000007</text:p>
              </table:table-cell>
              <table:table-cell office:value-type="float" office:value="47.241">
                <text:p>47.241</text:p>
              </table:table-cell>
              <table:table-cell office:value-type="float" office:value="81.2902">
                <text:p>81.29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6000000000008">
                <text:p>90.6000000000008</text:p>
              </table:table-cell>
              <table:table-cell office:value-type="float" office:value="47.3349">
                <text:p>47.3349</text:p>
              </table:table-cell>
              <table:table-cell office:value-type="float" office:value="81.5013">
                <text:p>81.50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.8000000000008">
                <text:p>90.8000000000008</text:p>
              </table:table-cell>
              <table:table-cell office:value-type="float" office:value="47.4289">
                <text:p>47.4289</text:p>
              </table:table-cell>
              <table:table-cell office:value-type="float" office:value="81.7128">
                <text:p>81.71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0000000000008">
                <text:p>91.0000000000008</text:p>
              </table:table-cell>
              <table:table-cell office:value-type="float" office:value="47.523">
                <text:p>47.523</text:p>
              </table:table-cell>
              <table:table-cell office:value-type="float" office:value="81.9244">
                <text:p>81.92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2000000000008">
                <text:p>91.2000000000008</text:p>
              </table:table-cell>
              <table:table-cell office:value-type="float" office:value="47.617">
                <text:p>47.617</text:p>
              </table:table-cell>
              <table:table-cell office:value-type="float" office:value="82.1358">
                <text:p>82.13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4000000000008">
                <text:p>91.4000000000008</text:p>
              </table:table-cell>
              <table:table-cell office:value-type="float" office:value="47.7112">
                <text:p>47.7112</text:p>
              </table:table-cell>
              <table:table-cell office:value-type="float" office:value="82.3474">
                <text:p>82.34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6000000000008">
                <text:p>91.6000000000008</text:p>
              </table:table-cell>
              <table:table-cell office:value-type="float" office:value="47.8054">
                <text:p>47.8054</text:p>
              </table:table-cell>
              <table:table-cell office:value-type="float" office:value="82.5591">
                <text:p>82.55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.8000000000008">
                <text:p>91.8000000000008</text:p>
              </table:table-cell>
              <table:table-cell office:value-type="float" office:value="47.8996">
                <text:p>47.8996</text:p>
              </table:table-cell>
              <table:table-cell office:value-type="float" office:value="82.7711">
                <text:p>82.77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0000000000008">
                <text:p>92.0000000000008</text:p>
              </table:table-cell>
              <table:table-cell office:value-type="float" office:value="47.9939">
                <text:p>47.9939</text:p>
              </table:table-cell>
              <table:table-cell office:value-type="float" office:value="82.9833">
                <text:p>82.98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2000000000008">
                <text:p>92.2000000000008</text:p>
              </table:table-cell>
              <table:table-cell office:value-type="float" office:value="48.0883">
                <text:p>48.0883</text:p>
              </table:table-cell>
              <table:table-cell office:value-type="float" office:value="83.1956">
                <text:p>83.19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4000000000008">
                <text:p>92.4000000000008</text:p>
              </table:table-cell>
              <table:table-cell office:value-type="float" office:value="48.1827">
                <text:p>48.1827</text:p>
              </table:table-cell>
              <table:table-cell office:value-type="float" office:value="83.408">
                <text:p>83.4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6000000000008">
                <text:p>92.6000000000008</text:p>
              </table:table-cell>
              <table:table-cell office:value-type="float" office:value="48.2771">
                <text:p>48.2771</text:p>
              </table:table-cell>
              <table:table-cell office:value-type="float" office:value="83.6205">
                <text:p>83.62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.8000000000008">
                <text:p>92.8000000000008</text:p>
              </table:table-cell>
              <table:table-cell office:value-type="float" office:value="48.3716">
                <text:p>48.3716</text:p>
              </table:table-cell>
              <table:table-cell office:value-type="float" office:value="83.8331">
                <text:p>83.833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0000000000008">
                <text:p>93.0000000000008</text:p>
              </table:table-cell>
              <table:table-cell office:value-type="float" office:value="48.4661">
                <text:p>48.4661</text:p>
              </table:table-cell>
              <table:table-cell office:value-type="float" office:value="84.0458">
                <text:p>84.04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2000000000008">
                <text:p>93.2000000000008</text:p>
              </table:table-cell>
              <table:table-cell office:value-type="float" office:value="48.5607">
                <text:p>48.5607</text:p>
              </table:table-cell>
              <table:table-cell office:value-type="float" office:value="84.2583">
                <text:p>84.258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4000000000008">
                <text:p>93.4000000000008</text:p>
              </table:table-cell>
              <table:table-cell office:value-type="float" office:value="48.6553">
                <text:p>48.6553</text:p>
              </table:table-cell>
              <table:table-cell office:value-type="float" office:value="84.471">
                <text:p>84.4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6000000000008">
                <text:p>93.6000000000008</text:p>
              </table:table-cell>
              <table:table-cell office:value-type="float" office:value="48.75">
                <text:p>48.75</text:p>
              </table:table-cell>
              <table:table-cell office:value-type="float" office:value="84.684">
                <text:p>84.6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.8000000000008">
                <text:p>93.8000000000008</text:p>
              </table:table-cell>
              <table:table-cell office:value-type="float" office:value="48.8447">
                <text:p>48.8447</text:p>
              </table:table-cell>
              <table:table-cell office:value-type="float" office:value="84.8972">
                <text:p>84.89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0000000000008">
                <text:p>94.0000000000008</text:p>
              </table:table-cell>
              <table:table-cell office:value-type="float" office:value="48.9395">
                <text:p>48.9395</text:p>
              </table:table-cell>
              <table:table-cell office:value-type="float" office:value="85.1101">
                <text:p>85.11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2000000000008">
                <text:p>94.2000000000008</text:p>
              </table:table-cell>
              <table:table-cell office:value-type="float" office:value="49.0343">
                <text:p>49.0343</text:p>
              </table:table-cell>
              <table:table-cell office:value-type="float" office:value="85.3234">
                <text:p>85.32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4000000000008">
                <text:p>94.4000000000008</text:p>
              </table:table-cell>
              <table:table-cell office:value-type="float" office:value="49.1291">
                <text:p>49.1291</text:p>
              </table:table-cell>
              <table:table-cell office:value-type="float" office:value="85.5369">
                <text:p>85.53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6000000000008">
                <text:p>94.6000000000008</text:p>
              </table:table-cell>
              <table:table-cell office:value-type="float" office:value="49.224">
                <text:p>49.224</text:p>
              </table:table-cell>
              <table:table-cell office:value-type="float" office:value="85.7504">
                <text:p>85.75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.8000000000008">
                <text:p>94.8000000000008</text:p>
              </table:table-cell>
              <table:table-cell office:value-type="float" office:value="49.319">
                <text:p>49.319</text:p>
              </table:table-cell>
              <table:table-cell office:value-type="float" office:value="85.964">
                <text:p>85.9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0000000000008">
                <text:p>95.0000000000008</text:p>
              </table:table-cell>
              <table:table-cell office:value-type="float" office:value="49.414">
                <text:p>49.414</text:p>
              </table:table-cell>
              <table:table-cell office:value-type="float" office:value="86.1777">
                <text:p>86.17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2000000000008">
                <text:p>95.2000000000008</text:p>
              </table:table-cell>
              <table:table-cell office:value-type="float" office:value="49.509">
                <text:p>49.509</text:p>
              </table:table-cell>
              <table:table-cell office:value-type="float" office:value="86.3915">
                <text:p>86.39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4000000000008">
                <text:p>95.4000000000008</text:p>
              </table:table-cell>
              <table:table-cell office:value-type="float" office:value="49.604">
                <text:p>49.604</text:p>
              </table:table-cell>
              <table:table-cell office:value-type="float" office:value="86.6054">
                <text:p>86.605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6000000000008">
                <text:p>95.6000000000008</text:p>
              </table:table-cell>
              <table:table-cell office:value-type="float" office:value="49.6991">
                <text:p>49.6991</text:p>
              </table:table-cell>
              <table:table-cell office:value-type="float" office:value="86.8194">
                <text:p>86.81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.8000000000008">
                <text:p>95.8000000000008</text:p>
              </table:table-cell>
              <table:table-cell office:value-type="float" office:value="49.7943">
                <text:p>49.7943</text:p>
              </table:table-cell>
              <table:table-cell office:value-type="float" office:value="87.0335">
                <text:p>87.03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0000000000008">
                <text:p>96.0000000000008</text:p>
              </table:table-cell>
              <table:table-cell office:value-type="float" office:value="49.8895">
                <text:p>49.8895</text:p>
              </table:table-cell>
              <table:table-cell office:value-type="float" office:value="87.2476">
                <text:p>87.24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2000000000008">
                <text:p>96.2000000000008</text:p>
              </table:table-cell>
              <table:table-cell office:value-type="float" office:value="49.9847">
                <text:p>49.9847</text:p>
              </table:table-cell>
              <table:table-cell office:value-type="float" office:value="87.4619">
                <text:p>87.46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4000000000008">
                <text:p>96.4000000000008</text:p>
              </table:table-cell>
              <table:table-cell office:value-type="float" office:value="50.0799">
                <text:p>50.0799</text:p>
              </table:table-cell>
              <table:table-cell office:value-type="float" office:value="87.6762">
                <text:p>87.67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6000000000008">
                <text:p>96.6000000000008</text:p>
              </table:table-cell>
              <table:table-cell office:value-type="float" office:value="50.1752">
                <text:p>50.1752</text:p>
              </table:table-cell>
              <table:table-cell office:value-type="float" office:value="87.8906">
                <text:p>87.890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.8000000000008">
                <text:p>96.8000000000008</text:p>
              </table:table-cell>
              <table:table-cell office:value-type="float" office:value="50.2706">
                <text:p>50.2706</text:p>
              </table:table-cell>
              <table:table-cell office:value-type="float" office:value="88.1051">
                <text:p>88.10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0000000000008">
                <text:p>97.0000000000008</text:p>
              </table:table-cell>
              <table:table-cell office:value-type="float" office:value="50.3659">
                <text:p>50.3659</text:p>
              </table:table-cell>
              <table:table-cell office:value-type="float" office:value="88.3197">
                <text:p>88.31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2000000000008">
                <text:p>97.2000000000008</text:p>
              </table:table-cell>
              <table:table-cell office:value-type="float" office:value="50.4613">
                <text:p>50.4613</text:p>
              </table:table-cell>
              <table:table-cell office:value-type="float" office:value="88.5344">
                <text:p>88.53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4000000000008">
                <text:p>97.4000000000008</text:p>
              </table:table-cell>
              <table:table-cell office:value-type="float" office:value="50.5568">
                <text:p>50.5568</text:p>
              </table:table-cell>
              <table:table-cell office:value-type="float" office:value="88.7491">
                <text:p>88.74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6000000000009">
                <text:p>97.6000000000009</text:p>
              </table:table-cell>
              <table:table-cell office:value-type="float" office:value="50.6522">
                <text:p>50.6522</text:p>
              </table:table-cell>
              <table:table-cell office:value-type="float" office:value="88.964">
                <text:p>88.9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.8000000000008">
                <text:p>97.8000000000008</text:p>
              </table:table-cell>
              <table:table-cell office:value-type="float" office:value="50.7477">
                <text:p>50.7477</text:p>
              </table:table-cell>
              <table:table-cell office:value-type="float" office:value="89.1789">
                <text:p>89.17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0000000000009">
                <text:p>98.0000000000009</text:p>
              </table:table-cell>
              <table:table-cell office:value-type="float" office:value="50.8433">
                <text:p>50.8433</text:p>
              </table:table-cell>
              <table:table-cell office:value-type="float" office:value="89.3938">
                <text:p>89.39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2000000000009">
                <text:p>98.2000000000009</text:p>
              </table:table-cell>
              <table:table-cell office:value-type="float" office:value="50.9389">
                <text:p>50.9389</text:p>
              </table:table-cell>
              <table:table-cell office:value-type="float" office:value="89.6089">
                <text:p>89.60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4000000000009">
                <text:p>98.4000000000009</text:p>
              </table:table-cell>
              <table:table-cell office:value-type="float" office:value="51.0345">
                <text:p>51.0345</text:p>
              </table:table-cell>
              <table:table-cell office:value-type="float" office:value="89.824">
                <text:p>89.8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6000000000009">
                <text:p>98.6000000000009</text:p>
              </table:table-cell>
              <table:table-cell office:value-type="float" office:value="51.1301">
                <text:p>51.1301</text:p>
              </table:table-cell>
              <table:table-cell office:value-type="float" office:value="90.0392">
                <text:p>90.03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.8000000000009">
                <text:p>98.8000000000009</text:p>
              </table:table-cell>
              <table:table-cell office:value-type="float" office:value="51.2258">
                <text:p>51.2258</text:p>
              </table:table-cell>
              <table:table-cell office:value-type="float" office:value="90.2545">
                <text:p>90.25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0000000000009">
                <text:p>99.0000000000009</text:p>
              </table:table-cell>
              <table:table-cell office:value-type="float" office:value="51.3215">
                <text:p>51.3215</text:p>
              </table:table-cell>
              <table:table-cell office:value-type="float" office:value="90.4698">
                <text:p>90.46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2000000000009">
                <text:p>99.2000000000009</text:p>
              </table:table-cell>
              <table:table-cell office:value-type="float" office:value="51.4172">
                <text:p>51.4172</text:p>
              </table:table-cell>
              <table:table-cell office:value-type="float" office:value="90.6853">
                <text:p>90.68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4000000000009">
                <text:p>99.4000000000009</text:p>
              </table:table-cell>
              <table:table-cell office:value-type="float" office:value="51.513">
                <text:p>51.513</text:p>
              </table:table-cell>
              <table:table-cell office:value-type="float" office:value="90.9007">
                <text:p>90.90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6000000000009">
                <text:p>99.6000000000009</text:p>
              </table:table-cell>
              <table:table-cell office:value-type="float" office:value="51.6088">
                <text:p>51.6088</text:p>
              </table:table-cell>
              <table:table-cell office:value-type="float" office:value="91.1163">
                <text:p>91.11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8000000000009">
                <text:p>99.8000000000009</text:p>
              </table:table-cell>
              <table:table-cell office:value-type="float" office:value="51.7046">
                <text:p>51.7046</text:p>
              </table:table-cell>
              <table:table-cell office:value-type="float" office:value="91.3319">
                <text:p>91.33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51.8005">
                <text:p>51.8005</text:p>
              </table:table-cell>
              <table:table-cell office:value-type="float" office:value="91.5476">
                <text:p>91.54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.200000000001">
                <text:p>100.200000000001</text:p>
              </table:table-cell>
              <table:table-cell office:value-type="float" office:value="51.8964">
                <text:p>51.8964</text:p>
              </table:table-cell>
              <table:table-cell office:value-type="float" office:value="91.7634">
                <text:p>91.763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.400000000001">
                <text:p>100.400000000001</text:p>
              </table:table-cell>
              <table:table-cell office:value-type="float" office:value="51.9923">
                <text:p>51.9923</text:p>
              </table:table-cell>
              <table:table-cell office:value-type="float" office:value="91.9792">
                <text:p>91.97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.600000000001">
                <text:p>100.600000000001</text:p>
              </table:table-cell>
              <table:table-cell office:value-type="float" office:value="52.0882">
                <text:p>52.0882</text:p>
              </table:table-cell>
              <table:table-cell office:value-type="float" office:value="92.195">
                <text:p>92.1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.800000000001">
                <text:p>100.800000000001</text:p>
              </table:table-cell>
              <table:table-cell office:value-type="float" office:value="52.1842">
                <text:p>52.1842</text:p>
              </table:table-cell>
              <table:table-cell office:value-type="float" office:value="92.411">
                <text:p>92.4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.000000000001">
                <text:p>101.000000000001</text:p>
              </table:table-cell>
              <table:table-cell office:value-type="float" office:value="52.2802">
                <text:p>52.2802</text:p>
              </table:table-cell>
              <table:table-cell office:value-type="float" office:value="92.627">
                <text:p>92.62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.200000000001">
                <text:p>101.200000000001</text:p>
              </table:table-cell>
              <table:table-cell office:value-type="float" office:value="52.3762">
                <text:p>52.3762</text:p>
              </table:table-cell>
              <table:table-cell office:value-type="float" office:value="92.843">
                <text:p>92.8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.400000000001">
                <text:p>101.400000000001</text:p>
              </table:table-cell>
              <table:table-cell office:value-type="float" office:value="52.4722">
                <text:p>52.4722</text:p>
              </table:table-cell>
              <table:table-cell office:value-type="float" office:value="93.0591">
                <text:p>93.059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.600000000001">
                <text:p>101.600000000001</text:p>
              </table:table-cell>
              <table:table-cell office:value-type="float" office:value="52.5683">
                <text:p>52.5683</text:p>
              </table:table-cell>
              <table:table-cell office:value-type="float" office:value="93.2753">
                <text:p>93.275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.800000000001">
                <text:p>101.800000000001</text:p>
              </table:table-cell>
              <table:table-cell office:value-type="float" office:value="52.6644">
                <text:p>52.6644</text:p>
              </table:table-cell>
              <table:table-cell office:value-type="float" office:value="93.4915">
                <text:p>93.49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.000000000001">
                <text:p>102.000000000001</text:p>
              </table:table-cell>
              <table:table-cell office:value-type="float" office:value="52.7605">
                <text:p>52.7605</text:p>
              </table:table-cell>
              <table:table-cell office:value-type="float" office:value="93.7078">
                <text:p>93.707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.200000000001">
                <text:p>102.200000000001</text:p>
              </table:table-cell>
              <table:table-cell office:value-type="float" office:value="52.8567">
                <text:p>52.8567</text:p>
              </table:table-cell>
              <table:table-cell office:value-type="float" office:value="93.9241">
                <text:p>93.92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.400000000001">
                <text:p>102.400000000001</text:p>
              </table:table-cell>
              <table:table-cell office:value-type="float" office:value="52.9528">
                <text:p>52.9528</text:p>
              </table:table-cell>
              <table:table-cell office:value-type="float" office:value="94.1405">
                <text:p>94.14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.600000000001">
                <text:p>102.600000000001</text:p>
              </table:table-cell>
              <table:table-cell office:value-type="float" office:value="53.049">
                <text:p>53.049</text:p>
              </table:table-cell>
              <table:table-cell office:value-type="float" office:value="94.3569">
                <text:p>94.35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.800000000001">
                <text:p>102.800000000001</text:p>
              </table:table-cell>
              <table:table-cell office:value-type="float" office:value="53.1452">
                <text:p>53.1452</text:p>
              </table:table-cell>
              <table:table-cell office:value-type="float" office:value="94.5734">
                <text:p>94.57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.000000000001">
                <text:p>103.000000000001</text:p>
              </table:table-cell>
              <table:table-cell office:value-type="float" office:value="53.2415">
                <text:p>53.2415</text:p>
              </table:table-cell>
              <table:table-cell office:value-type="float" office:value="94.7899">
                <text:p>94.78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.200000000001">
                <text:p>103.200000000001</text:p>
              </table:table-cell>
              <table:table-cell office:value-type="float" office:value="53.3377">
                <text:p>53.3377</text:p>
              </table:table-cell>
              <table:table-cell office:value-type="float" office:value="95.0065">
                <text:p>95.00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.400000000001">
                <text:p>103.400000000001</text:p>
              </table:table-cell>
              <table:table-cell office:value-type="float" office:value="53.434">
                <text:p>53.434</text:p>
              </table:table-cell>
              <table:table-cell office:value-type="float" office:value="95.2231">
                <text:p>95.22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.600000000001">
                <text:p>103.600000000001</text:p>
              </table:table-cell>
              <table:table-cell office:value-type="float" office:value="53.5303">
                <text:p>53.5303</text:p>
              </table:table-cell>
              <table:table-cell office:value-type="float" office:value="95.4398">
                <text:p>95.43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.800000000001">
                <text:p>103.800000000001</text:p>
              </table:table-cell>
              <table:table-cell office:value-type="float" office:value="53.6266">
                <text:p>53.6266</text:p>
              </table:table-cell>
              <table:table-cell office:value-type="float" office:value="95.6565">
                <text:p>95.656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.000000000001">
                <text:p>104.000000000001</text:p>
              </table:table-cell>
              <table:table-cell office:value-type="float" office:value="53.7229">
                <text:p>53.7229</text:p>
              </table:table-cell>
              <table:table-cell office:value-type="float" office:value="95.8732">
                <text:p>95.87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.200000000001">
                <text:p>104.200000000001</text:p>
              </table:table-cell>
              <table:table-cell office:value-type="float" office:value="53.8193">
                <text:p>53.8193</text:p>
              </table:table-cell>
              <table:table-cell office:value-type="float" office:value="96.09">
                <text:p>96.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.400000000001">
                <text:p>104.400000000001</text:p>
              </table:table-cell>
              <table:table-cell office:value-type="float" office:value="53.9156">
                <text:p>53.9156</text:p>
              </table:table-cell>
              <table:table-cell office:value-type="float" office:value="96.3069">
                <text:p>96.30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.600000000001">
                <text:p>104.600000000001</text:p>
              </table:table-cell>
              <table:table-cell office:value-type="float" office:value="54.012">
                <text:p>54.012</text:p>
              </table:table-cell>
              <table:table-cell office:value-type="float" office:value="96.5237">
                <text:p>96.52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.800000000001">
                <text:p>104.800000000001</text:p>
              </table:table-cell>
              <table:table-cell office:value-type="float" office:value="54.1084">
                <text:p>54.1084</text:p>
              </table:table-cell>
              <table:table-cell office:value-type="float" office:value="96.7407">
                <text:p>96.74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.000000000001">
                <text:p>105.000000000001</text:p>
              </table:table-cell>
              <table:table-cell office:value-type="float" office:value="54.2048">
                <text:p>54.2048</text:p>
              </table:table-cell>
              <table:table-cell office:value-type="float" office:value="96.9576">
                <text:p>96.95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.200000000001">
                <text:p>105.200000000001</text:p>
              </table:table-cell>
              <table:table-cell office:value-type="float" office:value="54.3013">
                <text:p>54.3013</text:p>
              </table:table-cell>
              <table:table-cell office:value-type="float" office:value="97.1746">
                <text:p>97.17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.400000000001">
                <text:p>105.400000000001</text:p>
              </table:table-cell>
              <table:table-cell office:value-type="float" office:value="54.3977">
                <text:p>54.3977</text:p>
              </table:table-cell>
              <table:table-cell office:value-type="float" office:value="97.3916">
                <text:p>97.39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.600000000001">
                <text:p>105.600000000001</text:p>
              </table:table-cell>
              <table:table-cell office:value-type="float" office:value="54.4942">
                <text:p>54.4942</text:p>
              </table:table-cell>
              <table:table-cell office:value-type="float" office:value="97.6087">
                <text:p>97.60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.800000000001">
                <text:p>105.800000000001</text:p>
              </table:table-cell>
              <table:table-cell office:value-type="float" office:value="54.5907">
                <text:p>54.5907</text:p>
              </table:table-cell>
              <table:table-cell office:value-type="float" office:value="97.8258">
                <text:p>97.82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.000000000001">
                <text:p>106.000000000001</text:p>
              </table:table-cell>
              <table:table-cell office:value-type="float" office:value="54.6872">
                <text:p>54.6872</text:p>
              </table:table-cell>
              <table:table-cell office:value-type="float" office:value="98.0429">
                <text:p>98.04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.200000000001">
                <text:p>106.200000000001</text:p>
              </table:table-cell>
              <table:table-cell office:value-type="float" office:value="54.7837">
                <text:p>54.7837</text:p>
              </table:table-cell>
              <table:table-cell office:value-type="float" office:value="98.26">
                <text:p>98.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400000000001">
                <text:p>106.400000000001</text:p>
              </table:table-cell>
              <table:table-cell office:value-type="float" office:value="54.8802">
                <text:p>54.8802</text:p>
              </table:table-cell>
              <table:table-cell office:value-type="float" office:value="98.4772">
                <text:p>98.47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.600000000001">
                <text:p>106.600000000001</text:p>
              </table:table-cell>
              <table:table-cell office:value-type="float" office:value="54.9767">
                <text:p>54.9767</text:p>
              </table:table-cell>
              <table:table-cell office:value-type="float" office:value="98.6944">
                <text:p>98.69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.800000000001">
                <text:p>106.800000000001</text:p>
              </table:table-cell>
              <table:table-cell office:value-type="float" office:value="55.0733">
                <text:p>55.0733</text:p>
              </table:table-cell>
              <table:table-cell office:value-type="float" office:value="98.9117">
                <text:p>98.91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.000000000001">
                <text:p>107.000000000001</text:p>
              </table:table-cell>
              <table:table-cell office:value-type="float" office:value="55.1698">
                <text:p>55.1698</text:p>
              </table:table-cell>
              <table:table-cell office:value-type="float" office:value="99.1289">
                <text:p>99.12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.200000000001">
                <text:p>107.200000000001</text:p>
              </table:table-cell>
              <table:table-cell office:value-type="float" office:value="55.2664">
                <text:p>55.2664</text:p>
              </table:table-cell>
              <table:table-cell office:value-type="float" office:value="99.3462">
                <text:p>99.34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.400000000001">
                <text:p>107.400000000001</text:p>
              </table:table-cell>
              <table:table-cell office:value-type="float" office:value="55.363">
                <text:p>55.363</text:p>
              </table:table-cell>
              <table:table-cell office:value-type="float" office:value="99.5635">
                <text:p>99.56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.600000000001">
                <text:p>107.600000000001</text:p>
              </table:table-cell>
              <table:table-cell office:value-type="float" office:value="55.4596">
                <text:p>55.4596</text:p>
              </table:table-cell>
              <table:table-cell office:value-type="float" office:value="99.7809">
                <text:p>99.780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.800000000001">
                <text:p>107.800000000001</text:p>
              </table:table-cell>
              <table:table-cell office:value-type="float" office:value="55.5562">
                <text:p>55.5562</text:p>
              </table:table-cell>
              <table:table-cell office:value-type="float" office:value="99.9982">
                <text:p>99.99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.000000000001">
                <text:p>108.000000000001</text:p>
              </table:table-cell>
              <table:table-cell office:value-type="float" office:value="55.6528">
                <text:p>55.6528</text:p>
              </table:table-cell>
              <table:table-cell office:value-type="float" office:value="100.216">
                <text:p>100.2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.200000000001">
                <text:p>108.200000000001</text:p>
              </table:table-cell>
              <table:table-cell office:value-type="float" office:value="55.7494">
                <text:p>55.7494</text:p>
              </table:table-cell>
              <table:table-cell office:value-type="float" office:value="100.433">
                <text:p>100.4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.400000000001">
                <text:p>108.400000000001</text:p>
              </table:table-cell>
              <table:table-cell office:value-type="float" office:value="55.846">
                <text:p>55.846</text:p>
              </table:table-cell>
              <table:table-cell office:value-type="float" office:value="100.65">
                <text:p>100.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.600000000001">
                <text:p>108.600000000001</text:p>
              </table:table-cell>
              <table:table-cell office:value-type="float" office:value="55.9427">
                <text:p>55.9427</text:p>
              </table:table-cell>
              <table:table-cell office:value-type="float" office:value="100.868">
                <text:p>100.8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.800000000001">
                <text:p>108.800000000001</text:p>
              </table:table-cell>
              <table:table-cell office:value-type="float" office:value="56.0393">
                <text:p>56.0393</text:p>
              </table:table-cell>
              <table:table-cell office:value-type="float" office:value="101.085">
                <text:p>101.0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.000000000001">
                <text:p>109.000000000001</text:p>
              </table:table-cell>
              <table:table-cell office:value-type="float" office:value="56.136">
                <text:p>56.136</text:p>
              </table:table-cell>
              <table:table-cell office:value-type="float" office:value="101.303">
                <text:p>101.3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.200000000001">
                <text:p>109.200000000001</text:p>
              </table:table-cell>
              <table:table-cell office:value-type="float" office:value="56.2326">
                <text:p>56.2326</text:p>
              </table:table-cell>
              <table:table-cell office:value-type="float" office:value="101.52">
                <text:p>101.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.400000000001">
                <text:p>109.400000000001</text:p>
              </table:table-cell>
              <table:table-cell office:value-type="float" office:value="56.3293">
                <text:p>56.3293</text:p>
              </table:table-cell>
              <table:table-cell office:value-type="float" office:value="101.738">
                <text:p>101.7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.600000000001">
                <text:p>109.600000000001</text:p>
              </table:table-cell>
              <table:table-cell office:value-type="float" office:value="56.426">
                <text:p>56.426</text:p>
              </table:table-cell>
              <table:table-cell office:value-type="float" office:value="101.955">
                <text:p>101.9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.800000000001">
                <text:p>109.800000000001</text:p>
              </table:table-cell>
              <table:table-cell office:value-type="float" office:value="56.5227">
                <text:p>56.5227</text:p>
              </table:table-cell>
              <table:table-cell office:value-type="float" office:value="102.173">
                <text:p>102.1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.000000000001">
                <text:p>110.000000000001</text:p>
              </table:table-cell>
              <table:table-cell office:value-type="float" office:value="56.6193">
                <text:p>56.6193</text:p>
              </table:table-cell>
              <table:table-cell office:value-type="float" office:value="102.39">
                <text:p>102.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.200000000001">
                <text:p>110.200000000001</text:p>
              </table:table-cell>
              <table:table-cell office:value-type="float" office:value="56.716">
                <text:p>56.716</text:p>
              </table:table-cell>
              <table:table-cell office:value-type="float" office:value="102.608">
                <text:p>102.6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.400000000001">
                <text:p>110.400000000001</text:p>
              </table:table-cell>
              <table:table-cell office:value-type="float" office:value="56.8127">
                <text:p>56.8127</text:p>
              </table:table-cell>
              <table:table-cell office:value-type="float" office:value="102.826">
                <text:p>102.8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.600000000001">
                <text:p>110.600000000001</text:p>
              </table:table-cell>
              <table:table-cell office:value-type="float" office:value="56.9094">
                <text:p>56.9094</text:p>
              </table:table-cell>
              <table:table-cell office:value-type="float" office:value="103.043">
                <text:p>103.04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.800000000001">
                <text:p>110.800000000001</text:p>
              </table:table-cell>
              <table:table-cell office:value-type="float" office:value="57.0061">
                <text:p>57.0061</text:p>
              </table:table-cell>
              <table:table-cell office:value-type="float" office:value="103.261">
                <text:p>103.2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.000000000001">
                <text:p>111.000000000001</text:p>
              </table:table-cell>
              <table:table-cell office:value-type="float" office:value="57.1028">
                <text:p>57.1028</text:p>
              </table:table-cell>
              <table:table-cell office:value-type="float" office:value="103.478">
                <text:p>103.47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.200000000001">
                <text:p>111.200000000001</text:p>
              </table:table-cell>
              <table:table-cell office:value-type="float" office:value="57.1995">
                <text:p>57.1995</text:p>
              </table:table-cell>
              <table:table-cell office:value-type="float" office:value="103.696">
                <text:p>103.6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.400000000001">
                <text:p>111.400000000001</text:p>
              </table:table-cell>
              <table:table-cell office:value-type="float" office:value="57.2962">
                <text:p>57.2962</text:p>
              </table:table-cell>
              <table:table-cell office:value-type="float" office:value="103.913">
                <text:p>103.9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.600000000001">
                <text:p>111.600000000001</text:p>
              </table:table-cell>
              <table:table-cell office:value-type="float" office:value="57.3929">
                <text:p>57.3929</text:p>
              </table:table-cell>
              <table:table-cell office:value-type="float" office:value="104.131">
                <text:p>104.13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.800000000001">
                <text:p>111.800000000001</text:p>
              </table:table-cell>
              <table:table-cell office:value-type="float" office:value="57.4896">
                <text:p>57.4896</text:p>
              </table:table-cell>
              <table:table-cell office:value-type="float" office:value="104.349">
                <text:p>104.3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.000000000001">
                <text:p>112.000000000001</text:p>
              </table:table-cell>
              <table:table-cell office:value-type="float" office:value="57.5863">
                <text:p>57.5863</text:p>
              </table:table-cell>
              <table:table-cell office:value-type="float" office:value="104.566">
                <text:p>104.5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.200000000001">
                <text:p>112.200000000001</text:p>
              </table:table-cell>
              <table:table-cell office:value-type="float" office:value="57.683">
                <text:p>57.683</text:p>
              </table:table-cell>
              <table:table-cell office:value-type="float" office:value="104.784">
                <text:p>104.7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.400000000001">
                <text:p>112.400000000001</text:p>
              </table:table-cell>
              <table:table-cell office:value-type="float" office:value="57.7797">
                <text:p>57.7797</text:p>
              </table:table-cell>
              <table:table-cell office:value-type="float" office:value="105.001">
                <text:p>105.0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.600000000001">
                <text:p>112.600000000001</text:p>
              </table:table-cell>
              <table:table-cell office:value-type="float" office:value="57.8764">
                <text:p>57.8764</text:p>
              </table:table-cell>
              <table:table-cell office:value-type="float" office:value="105.219">
                <text:p>105.2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.800000000001">
                <text:p>112.800000000001</text:p>
              </table:table-cell>
              <table:table-cell office:value-type="float" office:value="57.9731">
                <text:p>57.9731</text:p>
              </table:table-cell>
              <table:table-cell office:value-type="float" office:value="105.437">
                <text:p>105.4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.000000000001">
                <text:p>113.000000000001</text:p>
              </table:table-cell>
              <table:table-cell office:value-type="float" office:value="58.0698">
                <text:p>58.0698</text:p>
              </table:table-cell>
              <table:table-cell office:value-type="float" office:value="105.654">
                <text:p>105.6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.200000000001">
                <text:p>113.200000000001</text:p>
              </table:table-cell>
              <table:table-cell office:value-type="float" office:value="58.1665">
                <text:p>58.1665</text:p>
              </table:table-cell>
              <table:table-cell office:value-type="float" office:value="105.872">
                <text:p>105.8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.400000000001">
                <text:p>113.400000000001</text:p>
              </table:table-cell>
              <table:table-cell office:value-type="float" office:value="58.2632">
                <text:p>58.2632</text:p>
              </table:table-cell>
              <table:table-cell office:value-type="float" office:value="106.089">
                <text:p>106.0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.600000000001">
                <text:p>113.600000000001</text:p>
              </table:table-cell>
              <table:table-cell office:value-type="float" office:value="58.3599">
                <text:p>58.3599</text:p>
              </table:table-cell>
              <table:table-cell office:value-type="float" office:value="106.307">
                <text:p>106.3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.800000000001">
                <text:p>113.800000000001</text:p>
              </table:table-cell>
              <table:table-cell office:value-type="float" office:value="58.4566">
                <text:p>58.4566</text:p>
              </table:table-cell>
              <table:table-cell office:value-type="float" office:value="106.524">
                <text:p>106.5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.000000000001">
                <text:p>114.000000000001</text:p>
              </table:table-cell>
              <table:table-cell office:value-type="float" office:value="58.5533">
                <text:p>58.5533</text:p>
              </table:table-cell>
              <table:table-cell office:value-type="float" office:value="106.742">
                <text:p>106.74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.200000000001">
                <text:p>114.200000000001</text:p>
              </table:table-cell>
              <table:table-cell office:value-type="float" office:value="58.65">
                <text:p>58.65</text:p>
              </table:table-cell>
              <table:table-cell office:value-type="float" office:value="106.959">
                <text:p>106.9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.400000000001">
                <text:p>114.400000000001</text:p>
              </table:table-cell>
              <table:table-cell office:value-type="float" office:value="58.7466">
                <text:p>58.7466</text:p>
              </table:table-cell>
              <table:table-cell office:value-type="float" office:value="107.177">
                <text:p>107.1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.600000000001">
                <text:p>114.600000000001</text:p>
              </table:table-cell>
              <table:table-cell office:value-type="float" office:value="58.8433">
                <text:p>58.8433</text:p>
              </table:table-cell>
              <table:table-cell office:value-type="float" office:value="107.395">
                <text:p>107.3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.800000000001">
                <text:p>114.800000000001</text:p>
              </table:table-cell>
              <table:table-cell office:value-type="float" office:value="58.94">
                <text:p>58.94</text:p>
              </table:table-cell>
              <table:table-cell office:value-type="float" office:value="107.612">
                <text:p>107.6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.000000000001">
                <text:p>115.000000000001</text:p>
              </table:table-cell>
              <table:table-cell office:value-type="float" office:value="59.0366">
                <text:p>59.0366</text:p>
              </table:table-cell>
              <table:table-cell office:value-type="float" office:value="107.83">
                <text:p>107.8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.200000000001">
                <text:p>115.200000000001</text:p>
              </table:table-cell>
              <table:table-cell office:value-type="float" office:value="59.1333">
                <text:p>59.1333</text:p>
              </table:table-cell>
              <table:table-cell office:value-type="float" office:value="108.047">
                <text:p>108.0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.400000000001">
                <text:p>115.400000000001</text:p>
              </table:table-cell>
              <table:table-cell office:value-type="float" office:value="59.2299">
                <text:p>59.2299</text:p>
              </table:table-cell>
              <table:table-cell office:value-type="float" office:value="108.264">
                <text:p>108.26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.600000000001">
                <text:p>115.600000000001</text:p>
              </table:table-cell>
              <table:table-cell office:value-type="float" office:value="59.3266">
                <text:p>59.3266</text:p>
              </table:table-cell>
              <table:table-cell office:value-type="float" office:value="108.482">
                <text:p>108.48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.800000000001">
                <text:p>115.800000000001</text:p>
              </table:table-cell>
              <table:table-cell office:value-type="float" office:value="59.4232">
                <text:p>59.4232</text:p>
              </table:table-cell>
              <table:table-cell office:value-type="float" office:value="108.699">
                <text:p>108.6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.000000000001">
                <text:p>116.000000000001</text:p>
              </table:table-cell>
              <table:table-cell office:value-type="float" office:value="59.5198">
                <text:p>59.5198</text:p>
              </table:table-cell>
              <table:table-cell office:value-type="float" office:value="108.917">
                <text:p>108.9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.200000000001">
                <text:p>116.200000000001</text:p>
              </table:table-cell>
              <table:table-cell office:value-type="float" office:value="59.6164">
                <text:p>59.6164</text:p>
              </table:table-cell>
              <table:table-cell office:value-type="float" office:value="109.134">
                <text:p>109.1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.400000000001">
                <text:p>116.400000000001</text:p>
              </table:table-cell>
              <table:table-cell office:value-type="float" office:value="59.713">
                <text:p>59.713</text:p>
              </table:table-cell>
              <table:table-cell office:value-type="float" office:value="109.351">
                <text:p>109.3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.600000000001">
                <text:p>116.600000000001</text:p>
              </table:table-cell>
              <table:table-cell office:value-type="float" office:value="59.8096">
                <text:p>59.8096</text:p>
              </table:table-cell>
              <table:table-cell office:value-type="float" office:value="109.569">
                <text:p>109.5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.800000000001">
                <text:p>116.800000000001</text:p>
              </table:table-cell>
              <table:table-cell office:value-type="float" office:value="59.9062">
                <text:p>59.9062</text:p>
              </table:table-cell>
              <table:table-cell office:value-type="float" office:value="109.786">
                <text:p>109.78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.000000000001">
                <text:p>117.000000000001</text:p>
              </table:table-cell>
              <table:table-cell office:value-type="float" office:value="60.0028">
                <text:p>60.0028</text:p>
              </table:table-cell>
              <table:table-cell office:value-type="float" office:value="110.003">
                <text:p>110.0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.200000000001">
                <text:p>117.200000000001</text:p>
              </table:table-cell>
              <table:table-cell office:value-type="float" office:value="60.0993">
                <text:p>60.0993</text:p>
              </table:table-cell>
              <table:table-cell office:value-type="float" office:value="110.221">
                <text:p>110.2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.400000000001">
                <text:p>117.400000000001</text:p>
              </table:table-cell>
              <table:table-cell office:value-type="float" office:value="60.1959">
                <text:p>60.1959</text:p>
              </table:table-cell>
              <table:table-cell office:value-type="float" office:value="110.438">
                <text:p>110.43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.600000000001">
                <text:p>117.600000000001</text:p>
              </table:table-cell>
              <table:table-cell office:value-type="float" office:value="60.2924">
                <text:p>60.2924</text:p>
              </table:table-cell>
              <table:table-cell office:value-type="float" office:value="110.655">
                <text:p>110.6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.800000000001">
                <text:p>117.800000000001</text:p>
              </table:table-cell>
              <table:table-cell office:value-type="float" office:value="60.3889">
                <text:p>60.3889</text:p>
              </table:table-cell>
              <table:table-cell office:value-type="float" office:value="110.872">
                <text:p>110.8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.000000000001">
                <text:p>118.000000000001</text:p>
              </table:table-cell>
              <table:table-cell office:value-type="float" office:value="60.4854">
                <text:p>60.4854</text:p>
              </table:table-cell>
              <table:table-cell office:value-type="float" office:value="111.089">
                <text:p>111.0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.200000000001">
                <text:p>118.200000000001</text:p>
              </table:table-cell>
              <table:table-cell office:value-type="float" office:value="60.5819">
                <text:p>60.5819</text:p>
              </table:table-cell>
              <table:table-cell office:value-type="float" office:value="111.307">
                <text:p>111.3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.400000000001">
                <text:p>118.400000000001</text:p>
              </table:table-cell>
              <table:table-cell office:value-type="float" office:value="60.6784">
                <text:p>60.6784</text:p>
              </table:table-cell>
              <table:table-cell office:value-type="float" office:value="111.524">
                <text:p>111.5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.600000000001">
                <text:p>118.600000000001</text:p>
              </table:table-cell>
              <table:table-cell office:value-type="float" office:value="60.7749">
                <text:p>60.7749</text:p>
              </table:table-cell>
              <table:table-cell office:value-type="float" office:value="111.741">
                <text:p>111.74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.800000000001">
                <text:p>118.800000000001</text:p>
              </table:table-cell>
              <table:table-cell office:value-type="float" office:value="60.8713">
                <text:p>60.8713</text:p>
              </table:table-cell>
              <table:table-cell office:value-type="float" office:value="111.958">
                <text:p>111.95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.000000000001">
                <text:p>119.000000000001</text:p>
              </table:table-cell>
              <table:table-cell office:value-type="float" office:value="60.9678">
                <text:p>60.9678</text:p>
              </table:table-cell>
              <table:table-cell office:value-type="float" office:value="112.175">
                <text:p>112.1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.200000000001">
                <text:p>119.200000000001</text:p>
              </table:table-cell>
              <table:table-cell office:value-type="float" office:value="61.0642">
                <text:p>61.0642</text:p>
              </table:table-cell>
              <table:table-cell office:value-type="float" office:value="112.392">
                <text:p>112.39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.400000000001">
                <text:p>119.400000000001</text:p>
              </table:table-cell>
              <table:table-cell office:value-type="float" office:value="61.1606">
                <text:p>61.1606</text:p>
              </table:table-cell>
              <table:table-cell office:value-type="float" office:value="112.609">
                <text:p>112.6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.600000000001">
                <text:p>119.600000000001</text:p>
              </table:table-cell>
              <table:table-cell office:value-type="float" office:value="61.257">
                <text:p>61.257</text:p>
              </table:table-cell>
              <table:table-cell office:value-type="float" office:value="112.826">
                <text:p>112.8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.800000000001">
                <text:p>119.800000000001</text:p>
              </table:table-cell>
              <table:table-cell office:value-type="float" office:value="61.3534">
                <text:p>61.3534</text:p>
              </table:table-cell>
              <table:table-cell office:value-type="float" office:value="113.042">
                <text:p>113.0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.000000000001">
                <text:p>120.000000000001</text:p>
              </table:table-cell>
              <table:table-cell office:value-type="float" office:value="61.4498">
                <text:p>61.4498</text:p>
              </table:table-cell>
              <table:table-cell office:value-type="float" office:value="113.259">
                <text:p>113.2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.200000000001">
                <text:p>120.200000000001</text:p>
              </table:table-cell>
              <table:table-cell office:value-type="float" office:value="61.5461">
                <text:p>61.5461</text:p>
              </table:table-cell>
              <table:table-cell office:value-type="float" office:value="113.476">
                <text:p>113.4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.400000000001">
                <text:p>120.400000000001</text:p>
              </table:table-cell>
              <table:table-cell office:value-type="float" office:value="61.6424">
                <text:p>61.6424</text:p>
              </table:table-cell>
              <table:table-cell office:value-type="float" office:value="113.693">
                <text:p>113.6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.600000000001">
                <text:p>120.600000000001</text:p>
              </table:table-cell>
              <table:table-cell office:value-type="float" office:value="61.7387">
                <text:p>61.7387</text:p>
              </table:table-cell>
              <table:table-cell office:value-type="float" office:value="113.91">
                <text:p>113.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.800000000001">
                <text:p>120.800000000001</text:p>
              </table:table-cell>
              <table:table-cell office:value-type="float" office:value="61.835">
                <text:p>61.835</text:p>
              </table:table-cell>
              <table:table-cell office:value-type="float" office:value="114.126">
                <text:p>114.1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.000000000001">
                <text:p>121.000000000001</text:p>
              </table:table-cell>
              <table:table-cell office:value-type="float" office:value="61.9313">
                <text:p>61.9313</text:p>
              </table:table-cell>
              <table:table-cell office:value-type="float" office:value="114.343">
                <text:p>114.34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200000000001">
                <text:p>121.200000000001</text:p>
              </table:table-cell>
              <table:table-cell office:value-type="float" office:value="62.0275">
                <text:p>62.0275</text:p>
              </table:table-cell>
              <table:table-cell office:value-type="float" office:value="114.559">
                <text:p>114.55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.400000000001">
                <text:p>121.400000000001</text:p>
              </table:table-cell>
              <table:table-cell office:value-type="float" office:value="62.1238">
                <text:p>62.1238</text:p>
              </table:table-cell>
              <table:table-cell office:value-type="float" office:value="114.776">
                <text:p>114.7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.600000000001">
                <text:p>121.600000000001</text:p>
              </table:table-cell>
              <table:table-cell office:value-type="float" office:value="62.22">
                <text:p>62.22</text:p>
              </table:table-cell>
              <table:table-cell office:value-type="float" office:value="114.992">
                <text:p>114.9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.800000000001">
                <text:p>121.800000000001</text:p>
              </table:table-cell>
              <table:table-cell office:value-type="float" office:value="62.3162">
                <text:p>62.3162</text:p>
              </table:table-cell>
              <table:table-cell office:value-type="float" office:value="115.209">
                <text:p>115.2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.000000000001">
                <text:p>122.000000000001</text:p>
              </table:table-cell>
              <table:table-cell office:value-type="float" office:value="62.4123">
                <text:p>62.4123</text:p>
              </table:table-cell>
              <table:table-cell office:value-type="float" office:value="115.425">
                <text:p>115.4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.200000000001">
                <text:p>122.200000000001</text:p>
              </table:table-cell>
              <table:table-cell office:value-type="float" office:value="62.5085">
                <text:p>62.5085</text:p>
              </table:table-cell>
              <table:table-cell office:value-type="float" office:value="115.642">
                <text:p>115.64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.400000000001">
                <text:p>122.400000000001</text:p>
              </table:table-cell>
              <table:table-cell office:value-type="float" office:value="62.6046">
                <text:p>62.6046</text:p>
              </table:table-cell>
              <table:table-cell office:value-type="float" office:value="115.858">
                <text:p>115.8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.600000000001">
                <text:p>122.600000000001</text:p>
              </table:table-cell>
              <table:table-cell office:value-type="float" office:value="62.7007">
                <text:p>62.7007</text:p>
              </table:table-cell>
              <table:table-cell office:value-type="float" office:value="116.074">
                <text:p>116.0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.800000000001">
                <text:p>122.800000000001</text:p>
              </table:table-cell>
              <table:table-cell office:value-type="float" office:value="62.7968">
                <text:p>62.7968</text:p>
              </table:table-cell>
              <table:table-cell office:value-type="float" office:value="116.29">
                <text:p>116.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.000000000001">
                <text:p>123.000000000001</text:p>
              </table:table-cell>
              <table:table-cell office:value-type="float" office:value="62.8929">
                <text:p>62.8929</text:p>
              </table:table-cell>
              <table:table-cell office:value-type="float" office:value="116.506">
                <text:p>116.5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.200000000001">
                <text:p>123.200000000001</text:p>
              </table:table-cell>
              <table:table-cell office:value-type="float" office:value="62.9889">
                <text:p>62.9889</text:p>
              </table:table-cell>
              <table:table-cell office:value-type="float" office:value="116.723">
                <text:p>116.7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.400000000001">
                <text:p>123.400000000001</text:p>
              </table:table-cell>
              <table:table-cell office:value-type="float" office:value="63.0849">
                <text:p>63.0849</text:p>
              </table:table-cell>
              <table:table-cell office:value-type="float" office:value="116.939">
                <text:p>116.9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.600000000001">
                <text:p>123.600000000001</text:p>
              </table:table-cell>
              <table:table-cell office:value-type="float" office:value="63.1809">
                <text:p>63.1809</text:p>
              </table:table-cell>
              <table:table-cell office:value-type="float" office:value="117.155">
                <text:p>117.1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.800000000001">
                <text:p>123.800000000001</text:p>
              </table:table-cell>
              <table:table-cell office:value-type="float" office:value="63.2769">
                <text:p>63.2769</text:p>
              </table:table-cell>
              <table:table-cell office:value-type="float" office:value="117.37">
                <text:p>117.3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.000000000001">
                <text:p>124.000000000001</text:p>
              </table:table-cell>
              <table:table-cell office:value-type="float" office:value="63.3728">
                <text:p>63.3728</text:p>
              </table:table-cell>
              <table:table-cell office:value-type="float" office:value="117.586">
                <text:p>117.5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.200000000001">
                <text:p>124.200000000001</text:p>
              </table:table-cell>
              <table:table-cell office:value-type="float" office:value="63.4687">
                <text:p>63.4687</text:p>
              </table:table-cell>
              <table:table-cell office:value-type="float" office:value="117.802">
                <text:p>117.8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.400000000001">
                <text:p>124.400000000001</text:p>
              </table:table-cell>
              <table:table-cell office:value-type="float" office:value="63.5646">
                <text:p>63.5646</text:p>
              </table:table-cell>
              <table:table-cell office:value-type="float" office:value="118.018">
                <text:p>118.0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.600000000001">
                <text:p>124.600000000001</text:p>
              </table:table-cell>
              <table:table-cell office:value-type="float" office:value="63.6605">
                <text:p>63.6605</text:p>
              </table:table-cell>
              <table:table-cell office:value-type="float" office:value="118.234">
                <text:p>118.2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.800000000001">
                <text:p>124.800000000001</text:p>
              </table:table-cell>
              <table:table-cell office:value-type="float" office:value="63.7563">
                <text:p>63.7563</text:p>
              </table:table-cell>
              <table:table-cell office:value-type="float" office:value="118.449">
                <text:p>118.44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.000000000001">
                <text:p>125.000000000001</text:p>
              </table:table-cell>
              <table:table-cell office:value-type="float" office:value="63.8521">
                <text:p>63.8521</text:p>
              </table:table-cell>
              <table:table-cell office:value-type="float" office:value="118.665">
                <text:p>118.6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.200000000001">
                <text:p>125.200000000001</text:p>
              </table:table-cell>
              <table:table-cell office:value-type="float" office:value="63.9479">
                <text:p>63.9479</text:p>
              </table:table-cell>
              <table:table-cell office:value-type="float" office:value="118.88">
                <text:p>118.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.400000000001">
                <text:p>125.400000000001</text:p>
              </table:table-cell>
              <table:table-cell office:value-type="float" office:value="64.0436">
                <text:p>64.0436</text:p>
              </table:table-cell>
              <table:table-cell office:value-type="float" office:value="119.096">
                <text:p>119.0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.600000000001">
                <text:p>125.600000000001</text:p>
              </table:table-cell>
              <table:table-cell office:value-type="float" office:value="64.1394">
                <text:p>64.1394</text:p>
              </table:table-cell>
              <table:table-cell office:value-type="float" office:value="119.311">
                <text:p>119.3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.800000000001">
                <text:p>125.800000000001</text:p>
              </table:table-cell>
              <table:table-cell office:value-type="float" office:value="64.2351">
                <text:p>64.2351</text:p>
              </table:table-cell>
              <table:table-cell office:value-type="float" office:value="119.526">
                <text:p>119.5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.000000000001">
                <text:p>126.000000000001</text:p>
              </table:table-cell>
              <table:table-cell office:value-type="float" office:value="64.3307">
                <text:p>64.3307</text:p>
              </table:table-cell>
              <table:table-cell office:value-type="float" office:value="119.742">
                <text:p>119.74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.200000000001">
                <text:p>126.200000000001</text:p>
              </table:table-cell>
              <table:table-cell office:value-type="float" office:value="64.4264">
                <text:p>64.4264</text:p>
              </table:table-cell>
              <table:table-cell office:value-type="float" office:value="119.957">
                <text:p>119.95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.400000000001">
                <text:p>126.400000000001</text:p>
              </table:table-cell>
              <table:table-cell office:value-type="float" office:value="64.522">
                <text:p>64.522</text:p>
              </table:table-cell>
              <table:table-cell office:value-type="float" office:value="120.172">
                <text:p>120.17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.600000000001">
                <text:p>126.600000000001</text:p>
              </table:table-cell>
              <table:table-cell office:value-type="float" office:value="64.6176">
                <text:p>64.6176</text:p>
              </table:table-cell>
              <table:table-cell office:value-type="float" office:value="120.387">
                <text:p>120.38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.800000000001">
                <text:p>126.800000000001</text:p>
              </table:table-cell>
              <table:table-cell office:value-type="float" office:value="64.7131">
                <text:p>64.7131</text:p>
              </table:table-cell>
              <table:table-cell office:value-type="float" office:value="120.602">
                <text:p>120.60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.000000000001">
                <text:p>127.000000000001</text:p>
              </table:table-cell>
              <table:table-cell office:value-type="float" office:value="64.8086">
                <text:p>64.8086</text:p>
              </table:table-cell>
              <table:table-cell office:value-type="float" office:value="120.817">
                <text:p>120.8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.200000000001">
                <text:p>127.200000000001</text:p>
              </table:table-cell>
              <table:table-cell office:value-type="float" office:value="64.9041">
                <text:p>64.9041</text:p>
              </table:table-cell>
              <table:table-cell office:value-type="float" office:value="121.032">
                <text:p>121.0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.400000000001">
                <text:p>127.400000000001</text:p>
              </table:table-cell>
              <table:table-cell office:value-type="float" office:value="64.9996">
                <text:p>64.9996</text:p>
              </table:table-cell>
              <table:table-cell office:value-type="float" office:value="121.247">
                <text:p>121.2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.600000000001">
                <text:p>127.600000000001</text:p>
              </table:table-cell>
              <table:table-cell office:value-type="float" office:value="65.095">
                <text:p>65.095</text:p>
              </table:table-cell>
              <table:table-cell office:value-type="float" office:value="121.461">
                <text:p>121.46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.800000000001">
                <text:p>127.800000000001</text:p>
              </table:table-cell>
              <table:table-cell office:value-type="float" office:value="65.1904">
                <text:p>65.1904</text:p>
              </table:table-cell>
              <table:table-cell office:value-type="float" office:value="121.676">
                <text:p>121.6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.000000000001">
                <text:p>128.000000000001</text:p>
              </table:table-cell>
              <table:table-cell office:value-type="float" office:value="65.2857">
                <text:p>65.2857</text:p>
              </table:table-cell>
              <table:table-cell office:value-type="float" office:value="121.891">
                <text:p>121.8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.200000000001">
                <text:p>128.200000000001</text:p>
              </table:table-cell>
              <table:table-cell office:value-type="float" office:value="65.3811">
                <text:p>65.3811</text:p>
              </table:table-cell>
              <table:table-cell office:value-type="float" office:value="122.105">
                <text:p>122.1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.400000000001">
                <text:p>128.400000000001</text:p>
              </table:table-cell>
              <table:table-cell office:value-type="float" office:value="65.4763">
                <text:p>65.4763</text:p>
              </table:table-cell>
              <table:table-cell office:value-type="float" office:value="122.319">
                <text:p>122.31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.600000000001">
                <text:p>128.600000000001</text:p>
              </table:table-cell>
              <table:table-cell office:value-type="float" office:value="65.5716">
                <text:p>65.5716</text:p>
              </table:table-cell>
              <table:table-cell office:value-type="float" office:value="122.534">
                <text:p>122.5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.800000000001">
                <text:p>128.800000000001</text:p>
              </table:table-cell>
              <table:table-cell office:value-type="float" office:value="65.6668">
                <text:p>65.6668</text:p>
              </table:table-cell>
              <table:table-cell office:value-type="float" office:value="122.748">
                <text:p>122.7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.000000000001">
                <text:p>129.000000000001</text:p>
              </table:table-cell>
              <table:table-cell office:value-type="float" office:value="65.762">
                <text:p>65.762</text:p>
              </table:table-cell>
              <table:table-cell office:value-type="float" office:value="122.962">
                <text:p>122.9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.200000000001">
                <text:p>129.200000000001</text:p>
              </table:table-cell>
              <table:table-cell office:value-type="float" office:value="65.8572">
                <text:p>65.8572</text:p>
              </table:table-cell>
              <table:table-cell office:value-type="float" office:value="123.176">
                <text:p>123.1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.400000000001">
                <text:p>129.400000000001</text:p>
              </table:table-cell>
              <table:table-cell office:value-type="float" office:value="65.9523">
                <text:p>65.9523</text:p>
              </table:table-cell>
              <table:table-cell office:value-type="float" office:value="123.39">
                <text:p>123.3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.600000000001">
                <text:p>129.600000000001</text:p>
              </table:table-cell>
              <table:table-cell office:value-type="float" office:value="66.0474">
                <text:p>66.0474</text:p>
              </table:table-cell>
              <table:table-cell office:value-type="float" office:value="123.604">
                <text:p>123.6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.800000000001">
                <text:p>129.800000000001</text:p>
              </table:table-cell>
              <table:table-cell office:value-type="float" office:value="66.1424">
                <text:p>66.1424</text:p>
              </table:table-cell>
              <table:table-cell office:value-type="float" office:value="123.818">
                <text:p>123.81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.000000000001">
                <text:p>130.000000000001</text:p>
              </table:table-cell>
              <table:table-cell office:value-type="float" office:value="66.2374">
                <text:p>66.2374</text:p>
              </table:table-cell>
              <table:table-cell office:value-type="float" office:value="124.032">
                <text:p>124.0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.200000000001">
                <text:p>130.200000000001</text:p>
              </table:table-cell>
              <table:table-cell office:value-type="float" office:value="66.3324">
                <text:p>66.3324</text:p>
              </table:table-cell>
              <table:table-cell office:value-type="float" office:value="124.246">
                <text:p>124.24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.400000000001">
                <text:p>130.400000000001</text:p>
              </table:table-cell>
              <table:table-cell office:value-type="float" office:value="66.4273">
                <text:p>66.4273</text:p>
              </table:table-cell>
              <table:table-cell office:value-type="float" office:value="124.459">
                <text:p>124.45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.600000000001">
                <text:p>130.600000000001</text:p>
              </table:table-cell>
              <table:table-cell office:value-type="float" office:value="66.5222">
                <text:p>66.5222</text:p>
              </table:table-cell>
              <table:table-cell office:value-type="float" office:value="124.673">
                <text:p>124.6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.800000000001">
                <text:p>130.800000000001</text:p>
              </table:table-cell>
              <table:table-cell office:value-type="float" office:value="66.6171">
                <text:p>66.6171</text:p>
              </table:table-cell>
              <table:table-cell office:value-type="float" office:value="124.886">
                <text:p>124.8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.000000000001">
                <text:p>131.000000000001</text:p>
              </table:table-cell>
              <table:table-cell office:value-type="float" office:value="66.7119">
                <text:p>66.7119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.200000000001">
                <text:p>131.200000000001</text:p>
              </table:table-cell>
              <table:table-cell office:value-type="float" office:value="66.8067">
                <text:p>66.8067</text:p>
              </table:table-cell>
              <table:table-cell office:value-type="float" office:value="125.313">
                <text:p>125.3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.400000000001">
                <text:p>131.400000000001</text:p>
              </table:table-cell>
              <table:table-cell office:value-type="float" office:value="66.9015">
                <text:p>66.9015</text:p>
              </table:table-cell>
              <table:table-cell office:value-type="float" office:value="125.526">
                <text:p>125.5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.600000000001">
                <text:p>131.600000000001</text:p>
              </table:table-cell>
              <table:table-cell office:value-type="float" office:value="66.9962">
                <text:p>66.9962</text:p>
              </table:table-cell>
              <table:table-cell office:value-type="float" office:value="125.739">
                <text:p>125.7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.800000000001">
                <text:p>131.800000000001</text:p>
              </table:table-cell>
              <table:table-cell office:value-type="float" office:value="67.0908">
                <text:p>67.0908</text:p>
              </table:table-cell>
              <table:table-cell office:value-type="float" office:value="125.952">
                <text:p>125.9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.000000000001">
                <text:p>132.000000000001</text:p>
              </table:table-cell>
              <table:table-cell office:value-type="float" office:value="67.1854">
                <text:p>67.1854</text:p>
              </table:table-cell>
              <table:table-cell office:value-type="float" office:value="126.165">
                <text:p>126.1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.200000000001">
                <text:p>132.200000000001</text:p>
              </table:table-cell>
              <table:table-cell office:value-type="float" office:value="67.28">
                <text:p>67.28</text:p>
              </table:table-cell>
              <table:table-cell office:value-type="float" office:value="126.378">
                <text:p>126.37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.400000000001">
                <text:p>132.400000000001</text:p>
              </table:table-cell>
              <table:table-cell office:value-type="float" office:value="67.3746">
                <text:p>67.3746</text:p>
              </table:table-cell>
              <table:table-cell office:value-type="float" office:value="126.591">
                <text:p>126.5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.600000000001">
                <text:p>132.600000000001</text:p>
              </table:table-cell>
              <table:table-cell office:value-type="float" office:value="67.4691">
                <text:p>67.4691</text:p>
              </table:table-cell>
              <table:table-cell office:value-type="float" office:value="126.803">
                <text:p>126.8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.800000000001">
                <text:p>132.800000000001</text:p>
              </table:table-cell>
              <table:table-cell office:value-type="float" office:value="67.5635">
                <text:p>67.5635</text:p>
              </table:table-cell>
              <table:table-cell office:value-type="float" office:value="127.016">
                <text:p>127.0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.000000000001">
                <text:p>133.000000000001</text:p>
              </table:table-cell>
              <table:table-cell office:value-type="float" office:value="67.658">
                <text:p>67.658</text:p>
              </table:table-cell>
              <table:table-cell office:value-type="float" office:value="127.228">
                <text:p>127.2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.200000000001">
                <text:p>133.200000000001</text:p>
              </table:table-cell>
              <table:table-cell office:value-type="float" office:value="67.7523">
                <text:p>67.7523</text:p>
              </table:table-cell>
              <table:table-cell office:value-type="float" office:value="127.441">
                <text:p>127.4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.400000000001">
                <text:p>133.400000000001</text:p>
              </table:table-cell>
              <table:table-cell office:value-type="float" office:value="67.8467">
                <text:p>67.8467</text:p>
              </table:table-cell>
              <table:table-cell office:value-type="float" office:value="127.653">
                <text:p>127.65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.600000000001">
                <text:p>133.600000000001</text:p>
              </table:table-cell>
              <table:table-cell office:value-type="float" office:value="67.941">
                <text:p>67.941</text:p>
              </table:table-cell>
              <table:table-cell office:value-type="float" office:value="127.865">
                <text:p>127.8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.800000000001">
                <text:p>133.800000000001</text:p>
              </table:table-cell>
              <table:table-cell office:value-type="float" office:value="68.0352">
                <text:p>68.0352</text:p>
              </table:table-cell>
              <table:table-cell office:value-type="float" office:value="128.077">
                <text:p>128.07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.000000000001">
                <text:p>134.000000000001</text:p>
              </table:table-cell>
              <table:table-cell office:value-type="float" office:value="68.1294">
                <text:p>68.1294</text:p>
              </table:table-cell>
              <table:table-cell office:value-type="float" office:value="128.289">
                <text:p>128.28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.200000000001">
                <text:p>134.200000000001</text:p>
              </table:table-cell>
              <table:table-cell office:value-type="float" office:value="68.2236">
                <text:p>68.2236</text:p>
              </table:table-cell>
              <table:table-cell office:value-type="float" office:value="128.501">
                <text:p>128.50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.400000000001">
                <text:p>134.400000000001</text:p>
              </table:table-cell>
              <table:table-cell office:value-type="float" office:value="68.3177">
                <text:p>68.3177</text:p>
              </table:table-cell>
              <table:table-cell office:value-type="float" office:value="128.713">
                <text:p>128.7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.600000000001">
                <text:p>134.600000000001</text:p>
              </table:table-cell>
              <table:table-cell office:value-type="float" office:value="68.4118">
                <text:p>68.4118</text:p>
              </table:table-cell>
              <table:table-cell office:value-type="float" office:value="128.924">
                <text:p>128.9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.800000000001">
                <text:p>134.800000000001</text:p>
              </table:table-cell>
              <table:table-cell office:value-type="float" office:value="68.5058">
                <text:p>68.5058</text:p>
              </table:table-cell>
              <table:table-cell office:value-type="float" office:value="129.136">
                <text:p>129.1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.000000000001">
                <text:p>135.000000000001</text:p>
              </table:table-cell>
              <table:table-cell office:value-type="float" office:value="68.5998">
                <text:p>68.5998</text:p>
              </table:table-cell>
              <table:table-cell office:value-type="float" office:value="129.347">
                <text:p>129.3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.200000000001">
                <text:p>135.200000000001</text:p>
              </table:table-cell>
              <table:table-cell office:value-type="float" office:value="68.6937">
                <text:p>68.6937</text:p>
              </table:table-cell>
              <table:table-cell office:value-type="float" office:value="129.559">
                <text:p>129.5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.400000000001">
                <text:p>135.400000000001</text:p>
              </table:table-cell>
              <table:table-cell office:value-type="float" office:value="68.7876">
                <text:p>68.7876</text:p>
              </table:table-cell>
              <table:table-cell office:value-type="float" office:value="129.77">
                <text:p>129.7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.600000000001">
                <text:p>135.600000000001</text:p>
              </table:table-cell>
              <table:table-cell office:value-type="float" office:value="68.8815">
                <text:p>68.8815</text:p>
              </table:table-cell>
              <table:table-cell office:value-type="float" office:value="129.981">
                <text:p>129.98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.800000000001">
                <text:p>135.800000000001</text:p>
              </table:table-cell>
              <table:table-cell office:value-type="float" office:value="68.9753">
                <text:p>68.9753</text:p>
              </table:table-cell>
              <table:table-cell office:value-type="float" office:value="130.192">
                <text:p>130.1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.000000000001">
                <text:p>136.000000000001</text:p>
              </table:table-cell>
              <table:table-cell office:value-type="float" office:value="69.069">
                <text:p>69.069</text:p>
              </table:table-cell>
              <table:table-cell office:value-type="float" office:value="130.403">
                <text:p>130.4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.200000000001">
                <text:p>136.200000000001</text:p>
              </table:table-cell>
              <table:table-cell office:value-type="float" office:value="69.1628">
                <text:p>69.1628</text:p>
              </table:table-cell>
              <table:table-cell office:value-type="float" office:value="130.614">
                <text:p>130.6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.400000000001">
                <text:p>136.400000000001</text:p>
              </table:table-cell>
              <table:table-cell office:value-type="float" office:value="69.2564">
                <text:p>69.2564</text:p>
              </table:table-cell>
              <table:table-cell office:value-type="float" office:value="130.825">
                <text:p>130.8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.600000000001">
                <text:p>136.600000000001</text:p>
              </table:table-cell>
              <table:table-cell office:value-type="float" office:value="69.35">
                <text:p>69.35</text:p>
              </table:table-cell>
              <table:table-cell office:value-type="float" office:value="131.036">
                <text:p>131.03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.800000000001">
                <text:p>136.800000000001</text:p>
              </table:table-cell>
              <table:table-cell office:value-type="float" office:value="69.4436">
                <text:p>69.4436</text:p>
              </table:table-cell>
              <table:table-cell office:value-type="float" office:value="131.246">
                <text:p>131.24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.000000000001">
                <text:p>137.000000000001</text:p>
              </table:table-cell>
              <table:table-cell office:value-type="float" office:value="69.5371">
                <text:p>69.5371</text:p>
              </table:table-cell>
              <table:table-cell office:value-type="float" office:value="131.456">
                <text:p>131.4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.200000000001">
                <text:p>137.200000000001</text:p>
              </table:table-cell>
              <table:table-cell office:value-type="float" office:value="69.6306">
                <text:p>69.6306</text:p>
              </table:table-cell>
              <table:table-cell office:value-type="float" office:value="131.667">
                <text:p>131.6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.400000000001">
                <text:p>137.400000000001</text:p>
              </table:table-cell>
              <table:table-cell office:value-type="float" office:value="69.724">
                <text:p>69.724</text:p>
              </table:table-cell>
              <table:table-cell office:value-type="float" office:value="131.877">
                <text:p>131.8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.600000000001">
                <text:p>137.600000000001</text:p>
              </table:table-cell>
              <table:table-cell office:value-type="float" office:value="69.8173">
                <text:p>69.8173</text:p>
              </table:table-cell>
              <table:table-cell office:value-type="float" office:value="132.087">
                <text:p>132.0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.800000000001">
                <text:p>137.800000000001</text:p>
              </table:table-cell>
              <table:table-cell office:value-type="float" office:value="69.9106">
                <text:p>69.9106</text:p>
              </table:table-cell>
              <table:table-cell office:value-type="float" office:value="132.297">
                <text:p>132.2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.000000000001">
                <text:p>138.000000000001</text:p>
              </table:table-cell>
              <table:table-cell office:value-type="float" office:value="70.0039">
                <text:p>70.0039</text:p>
              </table:table-cell>
              <table:table-cell office:value-type="float" office:value="132.507">
                <text:p>132.5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.200000000001">
                <text:p>138.200000000001</text:p>
              </table:table-cell>
              <table:table-cell office:value-type="float" office:value="70.0971">
                <text:p>70.0971</text:p>
              </table:table-cell>
              <table:table-cell office:value-type="float" office:value="132.717">
                <text:p>132.7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.400000000001">
                <text:p>138.400000000001</text:p>
              </table:table-cell>
              <table:table-cell office:value-type="float" office:value="70.1903">
                <text:p>70.1903</text:p>
              </table:table-cell>
              <table:table-cell office:value-type="float" office:value="132.926">
                <text:p>132.9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.600000000001">
                <text:p>138.600000000001</text:p>
              </table:table-cell>
              <table:table-cell office:value-type="float" office:value="70.2834">
                <text:p>70.2834</text:p>
              </table:table-cell>
              <table:table-cell office:value-type="float" office:value="133.136">
                <text:p>133.1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.800000000001">
                <text:p>138.800000000001</text:p>
              </table:table-cell>
              <table:table-cell office:value-type="float" office:value="70.3764">
                <text:p>70.3764</text:p>
              </table:table-cell>
              <table:table-cell office:value-type="float" office:value="133.345">
                <text:p>133.3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.000000000001">
                <text:p>139.000000000001</text:p>
              </table:table-cell>
              <table:table-cell office:value-type="float" office:value="70.4695">
                <text:p>70.4695</text:p>
              </table:table-cell>
              <table:table-cell office:value-type="float" office:value="133.554">
                <text:p>133.5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.200000000001">
                <text:p>139.200000000001</text:p>
              </table:table-cell>
              <table:table-cell office:value-type="float" office:value="70.5624">
                <text:p>70.5624</text:p>
              </table:table-cell>
              <table:table-cell office:value-type="float" office:value="133.764">
                <text:p>133.7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.400000000001">
                <text:p>139.400000000001</text:p>
              </table:table-cell>
              <table:table-cell office:value-type="float" office:value="70.6553">
                <text:p>70.6553</text:p>
              </table:table-cell>
              <table:table-cell office:value-type="float" office:value="133.973">
                <text:p>133.97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.600000000001">
                <text:p>139.600000000001</text:p>
              </table:table-cell>
              <table:table-cell office:value-type="float" office:value="70.7482">
                <text:p>70.7482</text:p>
              </table:table-cell>
              <table:table-cell office:value-type="float" office:value="134.181">
                <text:p>134.18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.800000000001">
                <text:p>139.800000000001</text:p>
              </table:table-cell>
              <table:table-cell office:value-type="float" office:value="70.841">
                <text:p>70.841</text:p>
              </table:table-cell>
              <table:table-cell office:value-type="float" office:value="134.39">
                <text:p>134.3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.000000000001">
                <text:p>140.000000000001</text:p>
              </table:table-cell>
              <table:table-cell office:value-type="float" office:value="70.9337">
                <text:p>70.9337</text:p>
              </table:table-cell>
              <table:table-cell office:value-type="float" office:value="134.599">
                <text:p>134.59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.200000000001">
                <text:p>140.200000000001</text:p>
              </table:table-cell>
              <table:table-cell office:value-type="float" office:value="71.0264">
                <text:p>71.0264</text:p>
              </table:table-cell>
              <table:table-cell office:value-type="float" office:value="134.807">
                <text:p>134.8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.400000000001">
                <text:p>140.400000000001</text:p>
              </table:table-cell>
              <table:table-cell office:value-type="float" office:value="71.119">
                <text:p>71.119</text:p>
              </table:table-cell>
              <table:table-cell office:value-type="float" office:value="135.016">
                <text:p>135.0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.600000000001">
                <text:p>140.600000000001</text:p>
              </table:table-cell>
              <table:table-cell office:value-type="float" office:value="71.2116">
                <text:p>71.2116</text:p>
              </table:table-cell>
              <table:table-cell office:value-type="float" office:value="135.224">
                <text:p>135.2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.800000000001">
                <text:p>140.800000000001</text:p>
              </table:table-cell>
              <table:table-cell office:value-type="float" office:value="71.3041">
                <text:p>71.3041</text:p>
              </table:table-cell>
              <table:table-cell office:value-type="float" office:value="135.432">
                <text:p>135.4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.000000000001">
                <text:p>141.000000000001</text:p>
              </table:table-cell>
              <table:table-cell office:value-type="float" office:value="71.3966">
                <text:p>71.3966</text:p>
              </table:table-cell>
              <table:table-cell office:value-type="float" office:value="135.64">
                <text:p>135.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.200000000001">
                <text:p>141.200000000001</text:p>
              </table:table-cell>
              <table:table-cell office:value-type="float" office:value="71.489">
                <text:p>71.489</text:p>
              </table:table-cell>
              <table:table-cell office:value-type="float" office:value="135.848">
                <text:p>135.8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.400000000001">
                <text:p>141.400000000001</text:p>
              </table:table-cell>
              <table:table-cell office:value-type="float" office:value="71.5814">
                <text:p>71.5814</text:p>
              </table:table-cell>
              <table:table-cell office:value-type="float" office:value="136.056">
                <text:p>136.0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.600000000001">
                <text:p>141.600000000001</text:p>
              </table:table-cell>
              <table:table-cell office:value-type="float" office:value="71.6737">
                <text:p>71.6737</text:p>
              </table:table-cell>
              <table:table-cell office:value-type="float" office:value="136.264">
                <text:p>136.2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.800000000001">
                <text:p>141.800000000001</text:p>
              </table:table-cell>
              <table:table-cell office:value-type="float" office:value="71.7659">
                <text:p>71.7659</text:p>
              </table:table-cell>
              <table:table-cell office:value-type="float" office:value="136.471">
                <text:p>136.4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">
                <text:p>142</text:p>
              </table:table-cell>
              <table:table-cell office:value-type="float" office:value="71.8581">
                <text:p>71.8581</text:p>
              </table:table-cell>
              <table:table-cell office:value-type="float" office:value="136.679">
                <text:p>136.67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.2">
                <text:p>142.2</text:p>
              </table:table-cell>
              <table:table-cell office:value-type="float" office:value="71.9503">
                <text:p>71.9503</text:p>
              </table:table-cell>
              <table:table-cell office:value-type="float" office:value="136.886">
                <text:p>136.88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.4">
                <text:p>142.4</text:p>
              </table:table-cell>
              <table:table-cell office:value-type="float" office:value="72.0423">
                <text:p>72.0423</text:p>
              </table:table-cell>
              <table:table-cell office:value-type="float" office:value="137.093">
                <text:p>137.0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.6">
                <text:p>142.6</text:p>
              </table:table-cell>
              <table:table-cell office:value-type="float" office:value="72.1343">
                <text:p>72.1343</text:p>
              </table:table-cell>
              <table:table-cell office:value-type="float" office:value="137.3">
                <text:p>137.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.8">
                <text:p>142.8</text:p>
              </table:table-cell>
              <table:table-cell office:value-type="float" office:value="72.2263">
                <text:p>72.2263</text:p>
              </table:table-cell>
              <table:table-cell office:value-type="float" office:value="137.507">
                <text:p>137.50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">
                <text:p>143</text:p>
              </table:table-cell>
              <table:table-cell office:value-type="float" office:value="72.3182">
                <text:p>72.3182</text:p>
              </table:table-cell>
              <table:table-cell office:value-type="float" office:value="137.714">
                <text:p>137.7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2">
                <text:p>143.2</text:p>
              </table:table-cell>
              <table:table-cell office:value-type="float" office:value="72.41">
                <text:p>72.41</text:p>
              </table:table-cell>
              <table:table-cell office:value-type="float" office:value="137.921">
                <text:p>137.9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.4">
                <text:p>143.4</text:p>
              </table:table-cell>
              <table:table-cell office:value-type="float" office:value="72.5018">
                <text:p>72.5018</text:p>
              </table:table-cell>
              <table:table-cell office:value-type="float" office:value="138.127">
                <text:p>138.1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.6">
                <text:p>143.6</text:p>
              </table:table-cell>
              <table:table-cell office:value-type="float" office:value="72.5936">
                <text:p>72.5936</text:p>
              </table:table-cell>
              <table:table-cell office:value-type="float" office:value="138.334">
                <text:p>138.33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.8">
                <text:p>143.8</text:p>
              </table:table-cell>
              <table:table-cell office:value-type="float" office:value="72.6852">
                <text:p>72.6852</text:p>
              </table:table-cell>
              <table:table-cell office:value-type="float" office:value="138.54">
                <text:p>138.5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">
                <text:p>144</text:p>
              </table:table-cell>
              <table:table-cell office:value-type="float" office:value="72.7768">
                <text:p>72.7768</text:p>
              </table:table-cell>
              <table:table-cell office:value-type="float" office:value="138.746">
                <text:p>138.7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.2">
                <text:p>144.2</text:p>
              </table:table-cell>
              <table:table-cell office:value-type="float" office:value="72.8683">
                <text:p>72.8683</text:p>
              </table:table-cell>
              <table:table-cell office:value-type="float" office:value="138.952">
                <text:p>138.9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.4">
                <text:p>144.4</text:p>
              </table:table-cell>
              <table:table-cell office:value-type="float" office:value="72.9598">
                <text:p>72.9598</text:p>
              </table:table-cell>
              <table:table-cell office:value-type="float" office:value="139.158">
                <text:p>139.1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.6">
                <text:p>144.6</text:p>
              </table:table-cell>
              <table:table-cell office:value-type="float" office:value="73.0512">
                <text:p>73.0512</text:p>
              </table:table-cell>
              <table:table-cell office:value-type="float" office:value="139.364">
                <text:p>139.36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.8">
                <text:p>144.8</text:p>
              </table:table-cell>
              <table:table-cell office:value-type="float" office:value="73.1426">
                <text:p>73.1426</text:p>
              </table:table-cell>
              <table:table-cell office:value-type="float" office:value="139.569">
                <text:p>139.56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">
                <text:p>145</text:p>
              </table:table-cell>
              <table:table-cell office:value-type="float" office:value="73.2339">
                <text:p>73.2339</text:p>
              </table:table-cell>
              <table:table-cell office:value-type="float" office:value="139.775">
                <text:p>139.7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.2">
                <text:p>145.2</text:p>
              </table:table-cell>
              <table:table-cell office:value-type="float" office:value="73.3251">
                <text:p>73.3251</text:p>
              </table:table-cell>
              <table:table-cell office:value-type="float" office:value="139.98">
                <text:p>139.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.4">
                <text:p>145.4</text:p>
              </table:table-cell>
              <table:table-cell office:value-type="float" office:value="73.4163">
                <text:p>73.4163</text:p>
              </table:table-cell>
              <table:table-cell office:value-type="float" office:value="140.185">
                <text:p>140.1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.6">
                <text:p>145.6</text:p>
              </table:table-cell>
              <table:table-cell office:value-type="float" office:value="73.5074">
                <text:p>73.5074</text:p>
              </table:table-cell>
              <table:table-cell office:value-type="float" office:value="140.39">
                <text:p>140.3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.8">
                <text:p>145.8</text:p>
              </table:table-cell>
              <table:table-cell office:value-type="float" office:value="73.5984">
                <text:p>73.5984</text:p>
              </table:table-cell>
              <table:table-cell office:value-type="float" office:value="140.595">
                <text:p>140.5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">
                <text:p>146</text:p>
              </table:table-cell>
              <table:table-cell office:value-type="float" office:value="73.6894">
                <text:p>73.6894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.2">
                <text:p>146.2</text:p>
              </table:table-cell>
              <table:table-cell office:value-type="float" office:value="73.7804">
                <text:p>73.7804</text:p>
              </table:table-cell>
              <table:table-cell office:value-type="float" office:value="141.004">
                <text:p>141.00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.4">
                <text:p>146.4</text:p>
              </table:table-cell>
              <table:table-cell office:value-type="float" office:value="73.8712">
                <text:p>73.8712</text:p>
              </table:table-cell>
              <table:table-cell office:value-type="float" office:value="141.209">
                <text:p>141.2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.6">
                <text:p>146.6</text:p>
              </table:table-cell>
              <table:table-cell office:value-type="float" office:value="73.962">
                <text:p>73.962</text:p>
              </table:table-cell>
              <table:table-cell office:value-type="float" office:value="141.413">
                <text:p>141.4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.8">
                <text:p>146.8</text:p>
              </table:table-cell>
              <table:table-cell office:value-type="float" office:value="74.0528">
                <text:p>74.0528</text:p>
              </table:table-cell>
              <table:table-cell office:value-type="float" office:value="141.617">
                <text:p>141.6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">
                <text:p>147</text:p>
              </table:table-cell>
              <table:table-cell office:value-type="float" office:value="74.1434">
                <text:p>74.1434</text:p>
              </table:table-cell>
              <table:table-cell office:value-type="float" office:value="141.821">
                <text:p>141.82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.2">
                <text:p>147.2</text:p>
              </table:table-cell>
              <table:table-cell office:value-type="float" office:value="74.234">
                <text:p>74.234</text:p>
              </table:table-cell>
              <table:table-cell office:value-type="float" office:value="142.025">
                <text:p>142.0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.4">
                <text:p>147.4</text:p>
              </table:table-cell>
              <table:table-cell office:value-type="float" office:value="74.3246">
                <text:p>74.3246</text:p>
              </table:table-cell>
              <table:table-cell office:value-type="float" office:value="142.229">
                <text:p>142.2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.6">
                <text:p>147.6</text:p>
              </table:table-cell>
              <table:table-cell office:value-type="float" office:value="74.4151">
                <text:p>74.4151</text:p>
              </table:table-cell>
              <table:table-cell office:value-type="float" office:value="142.432">
                <text:p>142.43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.8">
                <text:p>147.8</text:p>
              </table:table-cell>
              <table:table-cell office:value-type="float" office:value="74.5055">
                <text:p>74.5055</text:p>
              </table:table-cell>
              <table:table-cell office:value-type="float" office:value="142.636">
                <text:p>142.63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">
                <text:p>148</text:p>
              </table:table-cell>
              <table:table-cell office:value-type="float" office:value="74.5958">
                <text:p>74.5958</text:p>
              </table:table-cell>
              <table:table-cell office:value-type="float" office:value="142.839">
                <text:p>142.83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.2">
                <text:p>148.2</text:p>
              </table:table-cell>
              <table:table-cell office:value-type="float" office:value="74.6861">
                <text:p>74.6861</text:p>
              </table:table-cell>
              <table:table-cell office:value-type="float" office:value="143.042">
                <text:p>143.0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.4">
                <text:p>148.4</text:p>
              </table:table-cell>
              <table:table-cell office:value-type="float" office:value="74.7763">
                <text:p>74.7763</text:p>
              </table:table-cell>
              <table:table-cell office:value-type="float" office:value="143.245">
                <text:p>143.2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.6">
                <text:p>148.6</text:p>
              </table:table-cell>
              <table:table-cell office:value-type="float" office:value="74.8665">
                <text:p>74.8665</text:p>
              </table:table-cell>
              <table:table-cell office:value-type="float" office:value="143.448">
                <text:p>143.4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.8">
                <text:p>148.8</text:p>
              </table:table-cell>
              <table:table-cell office:value-type="float" office:value="74.9565">
                <text:p>74.9565</text:p>
              </table:table-cell>
              <table:table-cell office:value-type="float" office:value="143.651">
                <text:p>143.6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">
                <text:p>149</text:p>
              </table:table-cell>
              <table:table-cell office:value-type="float" office:value="75.0465">
                <text:p>75.0465</text:p>
              </table:table-cell>
              <table:table-cell office:value-type="float" office:value="143.853">
                <text:p>143.8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.2">
                <text:p>149.2</text:p>
              </table:table-cell>
              <table:table-cell office:value-type="float" office:value="75.1365">
                <text:p>75.1365</text:p>
              </table:table-cell>
              <table:table-cell office:value-type="float" office:value="144.056">
                <text:p>144.0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.4">
                <text:p>149.4</text:p>
              </table:table-cell>
              <table:table-cell office:value-type="float" office:value="75.2264">
                <text:p>75.2264</text:p>
              </table:table-cell>
              <table:table-cell office:value-type="float" office:value="144.258">
                <text:p>144.2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.6">
                <text:p>149.6</text:p>
              </table:table-cell>
              <table:table-cell office:value-type="float" office:value="75.3162">
                <text:p>75.3162</text:p>
              </table:table-cell>
              <table:table-cell office:value-type="float" office:value="144.46">
                <text:p>144.4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.8">
                <text:p>149.8</text:p>
              </table:table-cell>
              <table:table-cell office:value-type="float" office:value="75.4059">
                <text:p>75.4059</text:p>
              </table:table-cell>
              <table:table-cell office:value-type="float" office:value="144.662">
                <text:p>144.6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">
                <text:p>150</text:p>
              </table:table-cell>
              <table:table-cell office:value-type="float" office:value="75.4956">
                <text:p>75.4956</text:p>
              </table:table-cell>
              <table:table-cell office:value-type="float" office:value="144.864">
                <text:p>144.8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.2">
                <text:p>150.2</text:p>
              </table:table-cell>
              <table:table-cell office:value-type="float" office:value="75.5852">
                <text:p>75.5852</text:p>
              </table:table-cell>
              <table:table-cell office:value-type="float" office:value="145.065">
                <text:p>145.0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.4">
                <text:p>150.4</text:p>
              </table:table-cell>
              <table:table-cell office:value-type="float" office:value="75.6747">
                <text:p>75.6747</text:p>
              </table:table-cell>
              <table:table-cell office:value-type="float" office:value="145.267">
                <text:p>145.2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.6">
                <text:p>150.6</text:p>
              </table:table-cell>
              <table:table-cell office:value-type="float" office:value="75.7642">
                <text:p>75.7642</text:p>
              </table:table-cell>
              <table:table-cell office:value-type="float" office:value="145.468">
                <text:p>145.4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.8">
                <text:p>150.8</text:p>
              </table:table-cell>
              <table:table-cell office:value-type="float" office:value="75.8536">
                <text:p>75.8536</text:p>
              </table:table-cell>
              <table:table-cell office:value-type="float" office:value="145.669">
                <text:p>145.6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">
                <text:p>151</text:p>
              </table:table-cell>
              <table:table-cell office:value-type="float" office:value="75.9429">
                <text:p>75.9429</text:p>
              </table:table-cell>
              <table:table-cell office:value-type="float" office:value="145.87">
                <text:p>145.8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.2">
                <text:p>151.2</text:p>
              </table:table-cell>
              <table:table-cell office:value-type="float" office:value="76.0322">
                <text:p>76.0322</text:p>
              </table:table-cell>
              <table:table-cell office:value-type="float" office:value="146.071">
                <text:p>146.07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.4">
                <text:p>151.4</text:p>
              </table:table-cell>
              <table:table-cell office:value-type="float" office:value="76.1213">
                <text:p>76.1213</text:p>
              </table:table-cell>
              <table:table-cell office:value-type="float" office:value="146.272">
                <text:p>146.27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.6">
                <text:p>151.6</text:p>
              </table:table-cell>
              <table:table-cell office:value-type="float" office:value="76.2105">
                <text:p>76.2105</text:p>
              </table:table-cell>
              <table:table-cell office:value-type="float" office:value="146.472">
                <text:p>146.4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.8">
                <text:p>151.8</text:p>
              </table:table-cell>
              <table:table-cell office:value-type="float" office:value="76.2995">
                <text:p>76.2995</text:p>
              </table:table-cell>
              <table:table-cell office:value-type="float" office:value="146.672">
                <text:p>146.67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">
                <text:p>152</text:p>
              </table:table-cell>
              <table:table-cell office:value-type="float" office:value="76.3885">
                <text:p>76.3885</text:p>
              </table:table-cell>
              <table:table-cell office:value-type="float" office:value="146.873">
                <text:p>146.87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.2">
                <text:p>152.2</text:p>
              </table:table-cell>
              <table:table-cell office:value-type="float" office:value="76.4774">
                <text:p>76.4774</text:p>
              </table:table-cell>
              <table:table-cell office:value-type="float" office:value="147.073">
                <text:p>147.07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.4">
                <text:p>152.4</text:p>
              </table:table-cell>
              <table:table-cell office:value-type="float" office:value="76.5662">
                <text:p>76.5662</text:p>
              </table:table-cell>
              <table:table-cell office:value-type="float" office:value="147.273">
                <text:p>147.2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.6">
                <text:p>152.6</text:p>
              </table:table-cell>
              <table:table-cell office:value-type="float" office:value="76.655">
                <text:p>76.655</text:p>
              </table:table-cell>
              <table:table-cell office:value-type="float" office:value="147.472">
                <text:p>147.47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.8">
                <text:p>152.8</text:p>
              </table:table-cell>
              <table:table-cell office:value-type="float" office:value="76.7436">
                <text:p>76.7436</text:p>
              </table:table-cell>
              <table:table-cell office:value-type="float" office:value="147.672">
                <text:p>147.67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">
                <text:p>153</text:p>
              </table:table-cell>
              <table:table-cell office:value-type="float" office:value="76.8323">
                <text:p>76.8323</text:p>
              </table:table-cell>
              <table:table-cell office:value-type="float" office:value="147.871">
                <text:p>147.8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.2">
                <text:p>153.2</text:p>
              </table:table-cell>
              <table:table-cell office:value-type="float" office:value="76.9208">
                <text:p>76.9208</text:p>
              </table:table-cell>
              <table:table-cell office:value-type="float" office:value="148.07">
                <text:p>148.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.4">
                <text:p>153.4</text:p>
              </table:table-cell>
              <table:table-cell office:value-type="float" office:value="77.0093">
                <text:p>77.0093</text:p>
              </table:table-cell>
              <table:table-cell office:value-type="float" office:value="148.269">
                <text:p>148.2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.6">
                <text:p>153.6</text:p>
              </table:table-cell>
              <table:table-cell office:value-type="float" office:value="77.0976">
                <text:p>77.0976</text:p>
              </table:table-cell>
              <table:table-cell office:value-type="float" office:value="148.468">
                <text:p>148.4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.8">
                <text:p>153.8</text:p>
              </table:table-cell>
              <table:table-cell office:value-type="float" office:value="77.186">
                <text:p>77.186</text:p>
              </table:table-cell>
              <table:table-cell office:value-type="float" office:value="148.667">
                <text:p>148.6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">
                <text:p>154</text:p>
              </table:table-cell>
              <table:table-cell office:value-type="float" office:value="77.2742">
                <text:p>77.2742</text:p>
              </table:table-cell>
              <table:table-cell office:value-type="float" office:value="148.866">
                <text:p>148.86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.2">
                <text:p>154.2</text:p>
              </table:table-cell>
              <table:table-cell office:value-type="float" office:value="77.3624">
                <text:p>77.3624</text:p>
              </table:table-cell>
              <table:table-cell office:value-type="float" office:value="149.064">
                <text:p>149.06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.4">
                <text:p>154.4</text:p>
              </table:table-cell>
              <table:table-cell office:value-type="float" office:value="77.4505">
                <text:p>77.4505</text:p>
              </table:table-cell>
              <table:table-cell office:value-type="float" office:value="149.262">
                <text:p>149.2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.6">
                <text:p>154.6</text:p>
              </table:table-cell>
              <table:table-cell office:value-type="float" office:value="77.5385">
                <text:p>77.5385</text:p>
              </table:table-cell>
              <table:table-cell office:value-type="float" office:value="149.46">
                <text:p>149.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.8">
                <text:p>154.8</text:p>
              </table:table-cell>
              <table:table-cell office:value-type="float" office:value="77.6264">
                <text:p>77.6264</text:p>
              </table:table-cell>
              <table:table-cell office:value-type="float" office:value="149.658">
                <text:p>149.6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">
                <text:p>155</text:p>
              </table:table-cell>
              <table:table-cell office:value-type="float" office:value="77.7143">
                <text:p>77.7143</text:p>
              </table:table-cell>
              <table:table-cell office:value-type="float" office:value="149.856">
                <text:p>149.85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.2">
                <text:p>155.2</text:p>
              </table:table-cell>
              <table:table-cell office:value-type="float" office:value="77.8021">
                <text:p>77.8021</text:p>
              </table:table-cell>
              <table:table-cell office:value-type="float" office:value="150.053">
                <text:p>150.05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.4">
                <text:p>155.4</text:p>
              </table:table-cell>
              <table:table-cell office:value-type="float" office:value="77.8898">
                <text:p>77.8898</text:p>
              </table:table-cell>
              <table:table-cell office:value-type="float" office:value="150.251">
                <text:p>150.25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.6">
                <text:p>155.6</text:p>
              </table:table-cell>
              <table:table-cell office:value-type="float" office:value="77.9775">
                <text:p>77.9775</text:p>
              </table:table-cell>
              <table:table-cell office:value-type="float" office:value="150.448">
                <text:p>150.4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.8">
                <text:p>155.8</text:p>
              </table:table-cell>
              <table:table-cell office:value-type="float" office:value="78.065">
                <text:p>78.065</text:p>
              </table:table-cell>
              <table:table-cell office:value-type="float" office:value="150.645">
                <text:p>150.64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">
                <text:p>156</text:p>
              </table:table-cell>
              <table:table-cell office:value-type="float" office:value="78.1525">
                <text:p>78.1525</text:p>
              </table:table-cell>
              <table:table-cell office:value-type="float" office:value="150.842">
                <text:p>150.84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.2">
                <text:p>156.2</text:p>
              </table:table-cell>
              <table:table-cell office:value-type="float" office:value="78.2399">
                <text:p>78.2399</text:p>
              </table:table-cell>
              <table:table-cell office:value-type="float" office:value="151.039">
                <text:p>151.03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.4">
                <text:p>156.4</text:p>
              </table:table-cell>
              <table:table-cell office:value-type="float" office:value="78.3272">
                <text:p>78.3272</text:p>
              </table:table-cell>
              <table:table-cell office:value-type="float" office:value="151.235">
                <text:p>151.2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.6">
                <text:p>156.6</text:p>
              </table:table-cell>
              <table:table-cell office:value-type="float" office:value="78.4145">
                <text:p>78.4145</text:p>
              </table:table-cell>
              <table:table-cell office:value-type="float" office:value="151.431">
                <text:p>151.4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.8">
                <text:p>156.8</text:p>
              </table:table-cell>
              <table:table-cell office:value-type="float" office:value="78.5017">
                <text:p>78.5017</text:p>
              </table:table-cell>
              <table:table-cell office:value-type="float" office:value="151.628">
                <text:p>151.62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">
                <text:p>157</text:p>
              </table:table-cell>
              <table:table-cell office:value-type="float" office:value="78.5888">
                <text:p>78.5888</text:p>
              </table:table-cell>
              <table:table-cell office:value-type="float" office:value="151.824">
                <text:p>151.8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.2">
                <text:p>157.2</text:p>
              </table:table-cell>
              <table:table-cell office:value-type="float" office:value="78.6758">
                <text:p>78.6758</text:p>
              </table:table-cell>
              <table:table-cell office:value-type="float" office:value="152.019">
                <text:p>152.01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.4">
                <text:p>157.4</text:p>
              </table:table-cell>
              <table:table-cell office:value-type="float" office:value="78.7628">
                <text:p>78.7628</text:p>
              </table:table-cell>
              <table:table-cell office:value-type="float" office:value="152.215">
                <text:p>152.2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.6">
                <text:p>157.6</text:p>
              </table:table-cell>
              <table:table-cell office:value-type="float" office:value="78.8496">
                <text:p>78.8496</text:p>
              </table:table-cell>
              <table:table-cell office:value-type="float" office:value="152.411">
                <text:p>152.4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.8">
                <text:p>157.8</text:p>
              </table:table-cell>
              <table:table-cell office:value-type="float" office:value="78.9364">
                <text:p>78.9364</text:p>
              </table:table-cell>
              <table:table-cell office:value-type="float" office:value="152.606">
                <text:p>152.6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">
                <text:p>158</text:p>
              </table:table-cell>
              <table:table-cell office:value-type="float" office:value="79.0231">
                <text:p>79.0231</text:p>
              </table:table-cell>
              <table:table-cell office:value-type="float" office:value="152.801">
                <text:p>152.8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.2">
                <text:p>158.2</text:p>
              </table:table-cell>
              <table:table-cell office:value-type="float" office:value="79.1098">
                <text:p>79.1098</text:p>
              </table:table-cell>
              <table:table-cell office:value-type="float" office:value="152.996">
                <text:p>152.9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.4">
                <text:p>158.4</text:p>
              </table:table-cell>
              <table:table-cell office:value-type="float" office:value="79.1963">
                <text:p>79.1963</text:p>
              </table:table-cell>
              <table:table-cell office:value-type="float" office:value="153.191">
                <text:p>153.1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.6">
                <text:p>158.6</text:p>
              </table:table-cell>
              <table:table-cell office:value-type="float" office:value="79.2828">
                <text:p>79.2828</text:p>
              </table:table-cell>
              <table:table-cell office:value-type="float" office:value="153.385">
                <text:p>153.38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.8">
                <text:p>158.8</text:p>
              </table:table-cell>
              <table:table-cell office:value-type="float" office:value="79.3692">
                <text:p>79.3692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">
                <text:p>159</text:p>
              </table:table-cell>
              <table:table-cell office:value-type="float" office:value="79.4555">
                <text:p>79.4555</text:p>
              </table:table-cell>
              <table:table-cell office:value-type="float" office:value="153.774">
                <text:p>153.7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.2">
                <text:p>159.2</text:p>
              </table:table-cell>
              <table:table-cell office:value-type="float" office:value="79.5418">
                <text:p>79.5418</text:p>
              </table:table-cell>
              <table:table-cell office:value-type="float" office:value="153.968">
                <text:p>153.9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.4">
                <text:p>159.4</text:p>
              </table:table-cell>
              <table:table-cell office:value-type="float" office:value="79.6279">
                <text:p>79.6279</text:p>
              </table:table-cell>
              <table:table-cell office:value-type="float" office:value="154.162">
                <text:p>154.1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.599999999999">
                <text:p>159.599999999999</text:p>
              </table:table-cell>
              <table:table-cell office:value-type="float" office:value="79.714">
                <text:p>79.714</text:p>
              </table:table-cell>
              <table:table-cell office:value-type="float" office:value="154.355">
                <text:p>154.3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79.8">
                <text:p>79.8</text:p>
              </table:table-cell>
              <table:table-cell office:value-type="float" office:value="154.549">
                <text:p>154.54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9.999999999999">
                <text:p>159.999999999999</text:p>
              </table:table-cell>
              <table:table-cell office:value-type="float" office:value="79.8859">
                <text:p>79.8859</text:p>
              </table:table-cell>
              <table:table-cell office:value-type="float" office:value="154.742">
                <text:p>154.7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.199999999999">
                <text:p>160.199999999999</text:p>
              </table:table-cell>
              <table:table-cell office:value-type="float" office:value="79.9717">
                <text:p>79.9717</text:p>
              </table:table-cell>
              <table:table-cell office:value-type="float" office:value="154.935">
                <text:p>154.93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.399999999999">
                <text:p>160.399999999999</text:p>
              </table:table-cell>
              <table:table-cell office:value-type="float" office:value="80.0575">
                <text:p>80.0575</text:p>
              </table:table-cell>
              <table:table-cell office:value-type="float" office:value="155.128">
                <text:p>155.12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.599999999999">
                <text:p>160.599999999999</text:p>
              </table:table-cell>
              <table:table-cell office:value-type="float" office:value="80.1431">
                <text:p>80.1431</text:p>
              </table:table-cell>
              <table:table-cell office:value-type="float" office:value="155.321">
                <text:p>155.32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.799999999999">
                <text:p>160.799999999999</text:p>
              </table:table-cell>
              <table:table-cell office:value-type="float" office:value="80.2287">
                <text:p>80.2287</text:p>
              </table:table-cell>
              <table:table-cell office:value-type="float" office:value="155.514">
                <text:p>155.5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0.999999999999">
                <text:p>160.999999999999</text:p>
              </table:table-cell>
              <table:table-cell office:value-type="float" office:value="80.3142">
                <text:p>80.3142</text:p>
              </table:table-cell>
              <table:table-cell office:value-type="float" office:value="155.706">
                <text:p>155.70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.199999999999">
                <text:p>161.199999999999</text:p>
              </table:table-cell>
              <table:table-cell office:value-type="float" office:value="80.3996">
                <text:p>80.3996</text:p>
              </table:table-cell>
              <table:table-cell office:value-type="float" office:value="155.898">
                <text:p>155.8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.399999999999">
                <text:p>161.399999999999</text:p>
              </table:table-cell>
              <table:table-cell office:value-type="float" office:value="80.485">
                <text:p>80.485</text:p>
              </table:table-cell>
              <table:table-cell office:value-type="float" office:value="156.09">
                <text:p>156.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.599999999999">
                <text:p>161.599999999999</text:p>
              </table:table-cell>
              <table:table-cell office:value-type="float" office:value="80.5702">
                <text:p>80.5702</text:p>
              </table:table-cell>
              <table:table-cell office:value-type="float" office:value="156.282">
                <text:p>156.28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.799999999999">
                <text:p>161.799999999999</text:p>
              </table:table-cell>
              <table:table-cell office:value-type="float" office:value="80.6554">
                <text:p>80.6554</text:p>
              </table:table-cell>
              <table:table-cell office:value-type="float" office:value="156.474">
                <text:p>156.4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1.999999999999">
                <text:p>161.999999999999</text:p>
              </table:table-cell>
              <table:table-cell office:value-type="float" office:value="80.7405">
                <text:p>80.7405</text:p>
              </table:table-cell>
              <table:table-cell office:value-type="float" office:value="156.665">
                <text:p>156.6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.199999999999">
                <text:p>162.199999999999</text:p>
              </table:table-cell>
              <table:table-cell office:value-type="float" office:value="80.8255">
                <text:p>80.8255</text:p>
              </table:table-cell>
              <table:table-cell office:value-type="float" office:value="156.856">
                <text:p>156.8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.399999999999">
                <text:p>162.399999999999</text:p>
              </table:table-cell>
              <table:table-cell office:value-type="float" office:value="80.9104">
                <text:p>80.9104</text:p>
              </table:table-cell>
              <table:table-cell office:value-type="float" office:value="157.047">
                <text:p>157.04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.599999999999">
                <text:p>162.599999999999</text:p>
              </table:table-cell>
              <table:table-cell office:value-type="float" office:value="80.9952">
                <text:p>80.9952</text:p>
              </table:table-cell>
              <table:table-cell office:value-type="float" office:value="157.238">
                <text:p>157.23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.799999999999">
                <text:p>162.799999999999</text:p>
              </table:table-cell>
              <table:table-cell office:value-type="float" office:value="81.08">
                <text:p>81.08</text:p>
              </table:table-cell>
              <table:table-cell office:value-type="float" office:value="157.429">
                <text:p>157.42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2.999999999999">
                <text:p>162.999999999999</text:p>
              </table:table-cell>
              <table:table-cell office:value-type="float" office:value="81.1646">
                <text:p>81.1646</text:p>
              </table:table-cell>
              <table:table-cell office:value-type="float" office:value="157.619">
                <text:p>157.61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.199999999999">
                <text:p>163.199999999999</text:p>
              </table:table-cell>
              <table:table-cell office:value-type="float" office:value="81.2492">
                <text:p>81.2492</text:p>
              </table:table-cell>
              <table:table-cell office:value-type="float" office:value="157.81">
                <text:p>157.8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.399999999999">
                <text:p>163.399999999999</text:p>
              </table:table-cell>
              <table:table-cell office:value-type="float" office:value="81.3337">
                <text:p>81.333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.599999999999">
                <text:p>163.599999999999</text:p>
              </table:table-cell>
              <table:table-cell office:value-type="float" office:value="81.4181">
                <text:p>81.4181</text:p>
              </table:table-cell>
              <table:table-cell office:value-type="float" office:value="158.19">
                <text:p>158.1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.799999999999">
                <text:p>163.799999999999</text:p>
              </table:table-cell>
              <table:table-cell office:value-type="float" office:value="81.5024">
                <text:p>81.5024</text:p>
              </table:table-cell>
              <table:table-cell office:value-type="float" office:value="158.38">
                <text:p>158.3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3.999999999999">
                <text:p>163.999999999999</text:p>
              </table:table-cell>
              <table:table-cell office:value-type="float" office:value="81.5867">
                <text:p>81.5867</text:p>
              </table:table-cell>
              <table:table-cell office:value-type="float" office:value="158.569">
                <text:p>158.56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.199999999999">
                <text:p>164.199999999999</text:p>
              </table:table-cell>
              <table:table-cell office:value-type="float" office:value="81.6708">
                <text:p>81.6708</text:p>
              </table:table-cell>
              <table:table-cell office:value-type="float" office:value="158.758">
                <text:p>158.7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.399999999999">
                <text:p>164.399999999999</text:p>
              </table:table-cell>
              <table:table-cell office:value-type="float" office:value="81.7549">
                <text:p>81.7549</text:p>
              </table:table-cell>
              <table:table-cell office:value-type="float" office:value="158.948">
                <text:p>158.9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.599999999999">
                <text:p>164.599999999999</text:p>
              </table:table-cell>
              <table:table-cell office:value-type="float" office:value="81.8389">
                <text:p>81.8389</text:p>
              </table:table-cell>
              <table:table-cell office:value-type="float" office:value="159.137">
                <text:p>159.1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.799999999999">
                <text:p>164.799999999999</text:p>
              </table:table-cell>
              <table:table-cell office:value-type="float" office:value="81.9228">
                <text:p>81.9228</text:p>
              </table:table-cell>
              <table:table-cell office:value-type="float" office:value="159.325">
                <text:p>159.3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4.999999999999">
                <text:p>164.999999999999</text:p>
              </table:table-cell>
              <table:table-cell office:value-type="float" office:value="82.0066">
                <text:p>82.0066</text:p>
              </table:table-cell>
              <table:table-cell office:value-type="float" office:value="159.514">
                <text:p>159.5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.199999999999">
                <text:p>165.199999999999</text:p>
              </table:table-cell>
              <table:table-cell office:value-type="float" office:value="82.0903">
                <text:p>82.0903</text:p>
              </table:table-cell>
              <table:table-cell office:value-type="float" office:value="159.702">
                <text:p>159.70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.399999999999">
                <text:p>165.399999999999</text:p>
              </table:table-cell>
              <table:table-cell office:value-type="float" office:value="82.1739">
                <text:p>82.1739</text:p>
              </table:table-cell>
              <table:table-cell office:value-type="float" office:value="159.89">
                <text:p>159.8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.599999999999">
                <text:p>165.599999999999</text:p>
              </table:table-cell>
              <table:table-cell office:value-type="float" office:value="82.2575">
                <text:p>82.2575</text:p>
              </table:table-cell>
              <table:table-cell office:value-type="float" office:value="160.078">
                <text:p>160.07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.799999999999">
                <text:p>165.799999999999</text:p>
              </table:table-cell>
              <table:table-cell office:value-type="float" office:value="82.3409">
                <text:p>82.3409</text:p>
              </table:table-cell>
              <table:table-cell office:value-type="float" office:value="160.266">
                <text:p>160.2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5.999999999999">
                <text:p>165.999999999999</text:p>
              </table:table-cell>
              <table:table-cell office:value-type="float" office:value="82.4243">
                <text:p>82.4243</text:p>
              </table:table-cell>
              <table:table-cell office:value-type="float" office:value="160.454">
                <text:p>160.4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.199999999999">
                <text:p>166.199999999999</text:p>
              </table:table-cell>
              <table:table-cell office:value-type="float" office:value="82.5076">
                <text:p>82.5076</text:p>
              </table:table-cell>
              <table:table-cell office:value-type="float" office:value="160.641">
                <text:p>160.6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.399999999999">
                <text:p>166.399999999999</text:p>
              </table:table-cell>
              <table:table-cell office:value-type="float" office:value="82.5908">
                <text:p>82.5908</text:p>
              </table:table-cell>
              <table:table-cell office:value-type="float" office:value="160.828">
                <text:p>160.82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.599999999999">
                <text:p>166.599999999999</text:p>
              </table:table-cell>
              <table:table-cell office:value-type="float" office:value="82.6739">
                <text:p>82.6739</text:p>
              </table:table-cell>
              <table:table-cell office:value-type="float" office:value="161.015">
                <text:p>161.0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.799999999999">
                <text:p>166.799999999999</text:p>
              </table:table-cell>
              <table:table-cell office:value-type="float" office:value="82.7569">
                <text:p>82.7569</text:p>
              </table:table-cell>
              <table:table-cell office:value-type="float" office:value="161.202">
                <text:p>161.20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6.999999999999">
                <text:p>166.999999999999</text:p>
              </table:table-cell>
              <table:table-cell office:value-type="float" office:value="82.8398">
                <text:p>82.8398</text:p>
              </table:table-cell>
              <table:table-cell office:value-type="float" office:value="161.389">
                <text:p>161.38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.199999999999">
                <text:p>167.199999999999</text:p>
              </table:table-cell>
              <table:table-cell office:value-type="float" office:value="82.9226">
                <text:p>82.9226</text:p>
              </table:table-cell>
              <table:table-cell office:value-type="float" office:value="161.575">
                <text:p>161.5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.399999999999">
                <text:p>167.399999999999</text:p>
              </table:table-cell>
              <table:table-cell office:value-type="float" office:value="83.0054">
                <text:p>83.0054</text:p>
              </table:table-cell>
              <table:table-cell office:value-type="float" office:value="161.761">
                <text:p>161.76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.599999999999">
                <text:p>167.599999999999</text:p>
              </table:table-cell>
              <table:table-cell office:value-type="float" office:value="83.088">
                <text:p>83.088</text:p>
              </table:table-cell>
              <table:table-cell office:value-type="float" office:value="161.947">
                <text:p>161.94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.799999999999">
                <text:p>167.799999999999</text:p>
              </table:table-cell>
              <table:table-cell office:value-type="float" office:value="83.1706">
                <text:p>83.1706</text:p>
              </table:table-cell>
              <table:table-cell office:value-type="float" office:value="162.133">
                <text:p>162.1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7.999999999999">
                <text:p>167.999999999999</text:p>
              </table:table-cell>
              <table:table-cell office:value-type="float" office:value="83.2531">
                <text:p>83.2531</text:p>
              </table:table-cell>
              <table:table-cell office:value-type="float" office:value="162.319">
                <text:p>162.31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.199999999999">
                <text:p>168.199999999999</text:p>
              </table:table-cell>
              <table:table-cell office:value-type="float" office:value="83.3355">
                <text:p>83.3355</text:p>
              </table:table-cell>
              <table:table-cell office:value-type="float" office:value="162.504">
                <text:p>162.50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.399999999999">
                <text:p>168.399999999999</text:p>
              </table:table-cell>
              <table:table-cell office:value-type="float" office:value="83.4178">
                <text:p>83.4178</text:p>
              </table:table-cell>
              <table:table-cell office:value-type="float" office:value="162.689">
                <text:p>162.68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.599999999999">
                <text:p>168.599999999999</text:p>
              </table:table-cell>
              <table:table-cell office:value-type="float" office:value="83.5">
                <text:p>83.5</text:p>
              </table:table-cell>
              <table:table-cell office:value-type="float" office:value="162.874">
                <text:p>162.87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.799999999999">
                <text:p>168.799999999999</text:p>
              </table:table-cell>
              <table:table-cell office:value-type="float" office:value="83.5821">
                <text:p>83.5821</text:p>
              </table:table-cell>
              <table:table-cell office:value-type="float" office:value="163.059">
                <text:p>163.05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8.999999999999">
                <text:p>168.999999999999</text:p>
              </table:table-cell>
              <table:table-cell office:value-type="float" office:value="83.6641">
                <text:p>83.6641</text:p>
              </table:table-cell>
              <table:table-cell office:value-type="float" office:value="163.243">
                <text:p>163.2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.199999999999">
                <text:p>169.199999999999</text:p>
              </table:table-cell>
              <table:table-cell office:value-type="float" office:value="83.746">
                <text:p>83.746</text:p>
              </table:table-cell>
              <table:table-cell office:value-type="float" office:value="163.428">
                <text:p>163.42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.399999999999">
                <text:p>169.399999999999</text:p>
              </table:table-cell>
              <table:table-cell office:value-type="float" office:value="83.8279">
                <text:p>83.8279</text:p>
              </table:table-cell>
              <table:table-cell office:value-type="float" office:value="163.612">
                <text:p>163.6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.599999999999">
                <text:p>169.599999999999</text:p>
              </table:table-cell>
              <table:table-cell office:value-type="float" office:value="83.9096">
                <text:p>83.9096</text:p>
              </table:table-cell>
              <table:table-cell office:value-type="float" office:value="163.796">
                <text:p>163.79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.799999999999">
                <text:p>169.799999999999</text:p>
              </table:table-cell>
              <table:table-cell office:value-type="float" office:value="83.9913">
                <text:p>83.9913</text:p>
              </table:table-cell>
              <table:table-cell office:value-type="float" office:value="163.98">
                <text:p>163.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9.999999999999">
                <text:p>169.999999999999</text:p>
              </table:table-cell>
              <table:table-cell office:value-type="float" office:value="84.0728">
                <text:p>84.0728</text:p>
              </table:table-cell>
              <table:table-cell office:value-type="float" office:value="164.163">
                <text:p>164.1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.199999999999">
                <text:p>170.199999999999</text:p>
              </table:table-cell>
              <table:table-cell office:value-type="float" office:value="84.1543">
                <text:p>84.1543</text:p>
              </table:table-cell>
              <table:table-cell office:value-type="float" office:value="164.346">
                <text:p>164.34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.399999999999">
                <text:p>170.399999999999</text:p>
              </table:table-cell>
              <table:table-cell office:value-type="float" office:value="84.2357">
                <text:p>84.2357</text:p>
              </table:table-cell>
              <table:table-cell office:value-type="float" office:value="164.53">
                <text:p>164.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.599999999999">
                <text:p>170.599999999999</text:p>
              </table:table-cell>
              <table:table-cell office:value-type="float" office:value="84.317">
                <text:p>84.317</text:p>
              </table:table-cell>
              <table:table-cell office:value-type="float" office:value="164.712">
                <text:p>164.7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.799999999999">
                <text:p>170.799999999999</text:p>
              </table:table-cell>
              <table:table-cell office:value-type="float" office:value="84.3982">
                <text:p>84.3982</text:p>
              </table:table-cell>
              <table:table-cell office:value-type="float" office:value="164.895">
                <text:p>164.8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0.999999999999">
                <text:p>170.999999999999</text:p>
              </table:table-cell>
              <table:table-cell office:value-type="float" office:value="84.4793">
                <text:p>84.4793</text:p>
              </table:table-cell>
              <table:table-cell office:value-type="float" office:value="165.078">
                <text:p>165.07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.199999999999">
                <text:p>171.199999999999</text:p>
              </table:table-cell>
              <table:table-cell office:value-type="float" office:value="84.5603">
                <text:p>84.5603</text:p>
              </table:table-cell>
              <table:table-cell office:value-type="float" office:value="165.26">
                <text:p>165.2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.399999999999">
                <text:p>171.399999999999</text:p>
              </table:table-cell>
              <table:table-cell office:value-type="float" office:value="84.6412">
                <text:p>84.6412</text:p>
              </table:table-cell>
              <table:table-cell office:value-type="float" office:value="165.442">
                <text:p>165.44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.599999999999">
                <text:p>171.599999999999</text:p>
              </table:table-cell>
              <table:table-cell office:value-type="float" office:value="84.7221">
                <text:p>84.7221</text:p>
              </table:table-cell>
              <table:table-cell office:value-type="float" office:value="165.624">
                <text:p>165.6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.799999999999">
                <text:p>171.799999999999</text:p>
              </table:table-cell>
              <table:table-cell office:value-type="float" office:value="84.8028">
                <text:p>84.8028</text:p>
              </table:table-cell>
              <table:table-cell office:value-type="float" office:value="165.806">
                <text:p>165.8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1.999999999999">
                <text:p>171.999999999999</text:p>
              </table:table-cell>
              <table:table-cell office:value-type="float" office:value="84.8834">
                <text:p>84.8834</text:p>
              </table:table-cell>
              <table:table-cell office:value-type="float" office:value="165.987">
                <text:p>165.9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.199999999999">
                <text:p>172.199999999999</text:p>
              </table:table-cell>
              <table:table-cell office:value-type="float" office:value="84.964">
                <text:p>84.964</text:p>
              </table:table-cell>
              <table:table-cell office:value-type="float" office:value="166.168">
                <text:p>166.1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.399999999999">
                <text:p>172.399999999999</text:p>
              </table:table-cell>
              <table:table-cell office:value-type="float" office:value="85.0444">
                <text:p>85.0444</text:p>
              </table:table-cell>
              <table:table-cell office:value-type="float" office:value="166.349">
                <text:p>166.34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.599999999999">
                <text:p>172.599999999999</text:p>
              </table:table-cell>
              <table:table-cell office:value-type="float" office:value="85.1248">
                <text:p>85.1248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.799999999999">
                <text:p>172.799999999999</text:p>
              </table:table-cell>
              <table:table-cell office:value-type="float" office:value="85.205">
                <text:p>85.205</text:p>
              </table:table-cell>
              <table:table-cell office:value-type="float" office:value="166.711">
                <text:p>166.7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2.999999999999">
                <text:p>172.999999999999</text:p>
              </table:table-cell>
              <table:table-cell office:value-type="float" office:value="85.2852">
                <text:p>85.2852</text:p>
              </table:table-cell>
              <table:table-cell office:value-type="float" office:value="166.891">
                <text:p>166.8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.199999999999">
                <text:p>173.199999999999</text:p>
              </table:table-cell>
              <table:table-cell office:value-type="float" office:value="85.3653">
                <text:p>85.3653</text:p>
              </table:table-cell>
              <table:table-cell office:value-type="float" office:value="167.071">
                <text:p>167.07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.399999999999">
                <text:p>173.399999999999</text:p>
              </table:table-cell>
              <table:table-cell office:value-type="float" office:value="85.4452">
                <text:p>85.4452</text:p>
              </table:table-cell>
              <table:table-cell office:value-type="float" office:value="167.251">
                <text:p>167.25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.599999999999">
                <text:p>173.599999999999</text:p>
              </table:table-cell>
              <table:table-cell office:value-type="float" office:value="85.5251">
                <text:p>85.5251</text:p>
              </table:table-cell>
              <table:table-cell office:value-type="float" office:value="167.431">
                <text:p>167.4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.799999999999">
                <text:p>173.799999999999</text:p>
              </table:table-cell>
              <table:table-cell office:value-type="float" office:value="85.6049">
                <text:p>85.6049</text:p>
              </table:table-cell>
              <table:table-cell office:value-type="float" office:value="167.61">
                <text:p>167.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3.999999999999">
                <text:p>173.999999999999</text:p>
              </table:table-cell>
              <table:table-cell office:value-type="float" office:value="85.6846">
                <text:p>85.6846</text:p>
              </table:table-cell>
              <table:table-cell office:value-type="float" office:value="167.79">
                <text:p>167.7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.199999999999">
                <text:p>174.199999999999</text:p>
              </table:table-cell>
              <table:table-cell office:value-type="float" office:value="85.7642">
                <text:p>85.7642</text:p>
              </table:table-cell>
              <table:table-cell office:value-type="float" office:value="167.969">
                <text:p>167.9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.399999999999">
                <text:p>174.399999999999</text:p>
              </table:table-cell>
              <table:table-cell office:value-type="float" office:value="85.8437">
                <text:p>85.8437</text:p>
              </table:table-cell>
              <table:table-cell office:value-type="float" office:value="168.148">
                <text:p>168.1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.599999999999">
                <text:p>174.599999999999</text:p>
              </table:table-cell>
              <table:table-cell office:value-type="float" office:value="85.9231">
                <text:p>85.9231</text:p>
              </table:table-cell>
              <table:table-cell office:value-type="float" office:value="168.326">
                <text:p>168.3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.799999999999">
                <text:p>174.799999999999</text:p>
              </table:table-cell>
              <table:table-cell office:value-type="float" office:value="86.0024">
                <text:p>86.0024</text:p>
              </table:table-cell>
              <table:table-cell office:value-type="float" office:value="168.505">
                <text:p>168.5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4.999999999999">
                <text:p>174.999999999999</text:p>
              </table:table-cell>
              <table:table-cell office:value-type="float" office:value="86.0816">
                <text:p>86.0816</text:p>
              </table:table-cell>
              <table:table-cell office:value-type="float" office:value="168.683">
                <text:p>168.6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.199999999999">
                <text:p>175.199999999999</text:p>
              </table:table-cell>
              <table:table-cell office:value-type="float" office:value="86.1607">
                <text:p>86.1607</text:p>
              </table:table-cell>
              <table:table-cell office:value-type="float" office:value="168.861">
                <text:p>168.86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.399999999999">
                <text:p>175.399999999999</text:p>
              </table:table-cell>
              <table:table-cell office:value-type="float" office:value="86.2397">
                <text:p>86.2397</text:p>
              </table:table-cell>
              <table:table-cell office:value-type="float" office:value="169.039">
                <text:p>169.03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.599999999999">
                <text:p>175.599999999999</text:p>
              </table:table-cell>
              <table:table-cell office:value-type="float" office:value="86.3186">
                <text:p>86.3186</text:p>
              </table:table-cell>
              <table:table-cell office:value-type="float" office:value="169.216">
                <text:p>169.2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.799999999999">
                <text:p>175.799999999999</text:p>
              </table:table-cell>
              <table:table-cell office:value-type="float" office:value="86.3975">
                <text:p>86.3975</text:p>
              </table:table-cell>
              <table:table-cell office:value-type="float" office:value="169.394">
                <text:p>169.39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5.999999999999">
                <text:p>175.999999999999</text:p>
              </table:table-cell>
              <table:table-cell office:value-type="float" office:value="86.4762">
                <text:p>86.4762</text:p>
              </table:table-cell>
              <table:table-cell office:value-type="float" office:value="169.571">
                <text:p>169.5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.199999999999">
                <text:p>176.199999999999</text:p>
              </table:table-cell>
              <table:table-cell office:value-type="float" office:value="86.5548">
                <text:p>86.5548</text:p>
              </table:table-cell>
              <table:table-cell office:value-type="float" office:value="169.748">
                <text:p>169.7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.399999999999">
                <text:p>176.399999999999</text:p>
              </table:table-cell>
              <table:table-cell office:value-type="float" office:value="86.6333">
                <text:p>86.6333</text:p>
              </table:table-cell>
              <table:table-cell office:value-type="float" office:value="169.924">
                <text:p>169.9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.599999999999">
                <text:p>176.599999999999</text:p>
              </table:table-cell>
              <table:table-cell office:value-type="float" office:value="86.7118">
                <text:p>86.7118</text:p>
              </table:table-cell>
              <table:table-cell office:value-type="float" office:value="170.101">
                <text:p>170.1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.799999999999">
                <text:p>176.799999999999</text:p>
              </table:table-cell>
              <table:table-cell office:value-type="float" office:value="86.7901">
                <text:p>86.7901</text:p>
              </table:table-cell>
              <table:table-cell office:value-type="float" office:value="170.277">
                <text:p>170.2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6.999999999998">
                <text:p>176.999999999998</text:p>
              </table:table-cell>
              <table:table-cell office:value-type="float" office:value="86.8683">
                <text:p>86.8683</text:p>
              </table:table-cell>
              <table:table-cell office:value-type="float" office:value="170.453">
                <text:p>170.45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.199999999999">
                <text:p>177.199999999999</text:p>
              </table:table-cell>
              <table:table-cell office:value-type="float" office:value="86.9465">
                <text:p>86.9465</text:p>
              </table:table-cell>
              <table:table-cell office:value-type="float" office:value="170.629">
                <text:p>170.6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.399999999998">
                <text:p>177.399999999998</text:p>
              </table:table-cell>
              <table:table-cell office:value-type="float" office:value="87.0245">
                <text:p>87.0245</text:p>
              </table:table-cell>
              <table:table-cell office:value-type="float" office:value="170.805">
                <text:p>170.8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.599999999998">
                <text:p>177.599999999998</text:p>
              </table:table-cell>
              <table:table-cell office:value-type="float" office:value="87.1025">
                <text:p>87.1025</text:p>
              </table:table-cell>
              <table:table-cell office:value-type="float" office:value="170.98">
                <text:p>170.9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.799999999998">
                <text:p>177.799999999998</text:p>
              </table:table-cell>
              <table:table-cell office:value-type="float" office:value="87.1803">
                <text:p>87.1803</text:p>
              </table:table-cell>
              <table:table-cell office:value-type="float" office:value="171.155">
                <text:p>171.1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7.999999999998">
                <text:p>177.999999999998</text:p>
              </table:table-cell>
              <table:table-cell office:value-type="float" office:value="87.258">
                <text:p>87.258</text:p>
              </table:table-cell>
              <table:table-cell office:value-type="float" office:value="171.33">
                <text:p>171.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.199999999998">
                <text:p>178.199999999998</text:p>
              </table:table-cell>
              <table:table-cell office:value-type="float" office:value="87.3357">
                <text:p>87.3357</text:p>
              </table:table-cell>
              <table:table-cell office:value-type="float" office:value="171.505">
                <text:p>171.50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.399999999998">
                <text:p>178.399999999998</text:p>
              </table:table-cell>
              <table:table-cell office:value-type="float" office:value="87.4132">
                <text:p>87.4132</text:p>
              </table:table-cell>
              <table:table-cell office:value-type="float" office:value="171.679">
                <text:p>171.67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.599999999998">
                <text:p>178.599999999998</text:p>
              </table:table-cell>
              <table:table-cell office:value-type="float" office:value="87.4907">
                <text:p>87.4907</text:p>
              </table:table-cell>
              <table:table-cell office:value-type="float" office:value="171.853">
                <text:p>171.8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.799999999998">
                <text:p>178.799999999998</text:p>
              </table:table-cell>
              <table:table-cell office:value-type="float" office:value="87.568">
                <text:p>87.568</text:p>
              </table:table-cell>
              <table:table-cell office:value-type="float" office:value="172.028">
                <text:p>172.0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8.999999999998">
                <text:p>178.999999999998</text:p>
              </table:table-cell>
              <table:table-cell office:value-type="float" office:value="87.6453">
                <text:p>87.6453</text:p>
              </table:table-cell>
              <table:table-cell office:value-type="float" office:value="172.201">
                <text:p>172.2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.199999999998">
                <text:p>179.199999999998</text:p>
              </table:table-cell>
              <table:table-cell office:value-type="float" office:value="87.7224">
                <text:p>87.7224</text:p>
              </table:table-cell>
              <table:table-cell office:value-type="float" office:value="172.375">
                <text:p>172.3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.399999999998">
                <text:p>179.399999999998</text:p>
              </table:table-cell>
              <table:table-cell office:value-type="float" office:value="87.7995">
                <text:p>87.7995</text:p>
              </table:table-cell>
              <table:table-cell office:value-type="float" office:value="172.548">
                <text:p>172.54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.599999999998">
                <text:p>179.599999999998</text:p>
              </table:table-cell>
              <table:table-cell office:value-type="float" office:value="87.8764">
                <text:p>87.8764</text:p>
              </table:table-cell>
              <table:table-cell office:value-type="float" office:value="172.721">
                <text:p>172.7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.799999999998">
                <text:p>179.799999999998</text:p>
              </table:table-cell>
              <table:table-cell office:value-type="float" office:value="87.9532">
                <text:p>87.9532</text:p>
              </table:table-cell>
              <table:table-cell office:value-type="float" office:value="172.894">
                <text:p>172.8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9.999999999998">
                <text:p>179.999999999998</text:p>
              </table:table-cell>
              <table:table-cell office:value-type="float" office:value="88.03">
                <text:p>88.03</text:p>
              </table:table-cell>
              <table:table-cell office:value-type="float" office:value="173.067">
                <text:p>173.06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.199999999998">
                <text:p>180.199999999998</text:p>
              </table:table-cell>
              <table:table-cell office:value-type="float" office:value="88.1066">
                <text:p>88.1066</text:p>
              </table:table-cell>
              <table:table-cell office:value-type="float" office:value="173.239">
                <text:p>173.23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.399999999998">
                <text:p>180.399999999998</text:p>
              </table:table-cell>
              <table:table-cell office:value-type="float" office:value="88.1832">
                <text:p>88.1832</text:p>
              </table:table-cell>
              <table:table-cell office:value-type="float" office:value="173.412">
                <text:p>173.4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.599999999998">
                <text:p>180.599999999998</text:p>
              </table:table-cell>
              <table:table-cell office:value-type="float" office:value="88.2596">
                <text:p>88.2596</text:p>
              </table:table-cell>
              <table:table-cell office:value-type="float" office:value="173.584">
                <text:p>173.58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.799999999998">
                <text:p>180.799999999998</text:p>
              </table:table-cell>
              <table:table-cell office:value-type="float" office:value="88.336">
                <text:p>88.336</text:p>
              </table:table-cell>
              <table:table-cell office:value-type="float" office:value="173.755">
                <text:p>173.75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0.999999999998">
                <text:p>180.999999999998</text:p>
              </table:table-cell>
              <table:table-cell office:value-type="float" office:value="88.4122">
                <text:p>88.4122</text:p>
              </table:table-cell>
              <table:table-cell office:value-type="float" office:value="173.927">
                <text:p>173.92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.199999999998">
                <text:p>181.199999999998</text:p>
              </table:table-cell>
              <table:table-cell office:value-type="float" office:value="88.4883">
                <text:p>88.4883</text:p>
              </table:table-cell>
              <table:table-cell office:value-type="float" office:value="174.098">
                <text:p>174.0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.399999999998">
                <text:p>181.399999999998</text:p>
              </table:table-cell>
              <table:table-cell office:value-type="float" office:value="88.5644">
                <text:p>88.5644</text:p>
              </table:table-cell>
              <table:table-cell office:value-type="float" office:value="174.269">
                <text:p>174.26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.599999999998">
                <text:p>181.599999999998</text:p>
              </table:table-cell>
              <table:table-cell office:value-type="float" office:value="88.6403">
                <text:p>88.6403</text:p>
              </table:table-cell>
              <table:table-cell office:value-type="float" office:value="174.44">
                <text:p>174.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.799999999998">
                <text:p>181.799999999998</text:p>
              </table:table-cell>
              <table:table-cell office:value-type="float" office:value="88.7161">
                <text:p>88.7161</text:p>
              </table:table-cell>
              <table:table-cell office:value-type="float" office:value="174.611">
                <text:p>174.6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1.999999999998">
                <text:p>181.999999999998</text:p>
              </table:table-cell>
              <table:table-cell office:value-type="float" office:value="88.7919">
                <text:p>88.7919</text:p>
              </table:table-cell>
              <table:table-cell office:value-type="float" office:value="174.781">
                <text:p>174.78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.199999999998">
                <text:p>182.199999999998</text:p>
              </table:table-cell>
              <table:table-cell office:value-type="float" office:value="88.8675">
                <text:p>88.8675</text:p>
              </table:table-cell>
              <table:table-cell office:value-type="float" office:value="174.951">
                <text:p>174.95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.399999999998">
                <text:p>182.399999999998</text:p>
              </table:table-cell>
              <table:table-cell office:value-type="float" office:value="88.943">
                <text:p>88.943</text:p>
              </table:table-cell>
              <table:table-cell office:value-type="float" office:value="175.121">
                <text:p>175.12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.599999999998">
                <text:p>182.599999999998</text:p>
              </table:table-cell>
              <table:table-cell office:value-type="float" office:value="89.0185">
                <text:p>89.0185</text:p>
              </table:table-cell>
              <table:table-cell office:value-type="float" office:value="175.291">
                <text:p>175.2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.799999999998">
                <text:p>182.799999999998</text:p>
              </table:table-cell>
              <table:table-cell office:value-type="float" office:value="89.0938">
                <text:p>89.0938</text:p>
              </table:table-cell>
              <table:table-cell office:value-type="float" office:value="175.461">
                <text:p>175.46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2.999999999998">
                <text:p>182.999999999998</text:p>
              </table:table-cell>
              <table:table-cell office:value-type="float" office:value="89.169">
                <text:p>89.169</text:p>
              </table:table-cell>
              <table:table-cell office:value-type="float" office:value="175.63">
                <text:p>175.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.199999999998">
                <text:p>183.199999999998</text:p>
              </table:table-cell>
              <table:table-cell office:value-type="float" office:value="89.2441">
                <text:p>89.2441</text:p>
              </table:table-cell>
              <table:table-cell office:value-type="float" office:value="175.799">
                <text:p>175.7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.399999999998">
                <text:p>183.399999999998</text:p>
              </table:table-cell>
              <table:table-cell office:value-type="float" office:value="89.3191">
                <text:p>89.3191</text:p>
              </table:table-cell>
              <table:table-cell office:value-type="float" office:value="175.968">
                <text:p>175.9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.599999999998">
                <text:p>183.599999999998</text:p>
              </table:table-cell>
              <table:table-cell office:value-type="float" office:value="89.394">
                <text:p>89.394</text:p>
              </table:table-cell>
              <table:table-cell office:value-type="float" office:value="176.136">
                <text:p>176.1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.799999999998">
                <text:p>183.799999999998</text:p>
              </table:table-cell>
              <table:table-cell office:value-type="float" office:value="89.4688">
                <text:p>89.4688</text:p>
              </table:table-cell>
              <table:table-cell office:value-type="float" office:value="176.304">
                <text:p>176.30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3.999999999998">
                <text:p>183.999999999998</text:p>
              </table:table-cell>
              <table:table-cell office:value-type="float" office:value="89.5435">
                <text:p>89.5435</text:p>
              </table:table-cell>
              <table:table-cell office:value-type="float" office:value="176.473">
                <text:p>176.47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.199999999998">
                <text:p>184.199999999998</text:p>
              </table:table-cell>
              <table:table-cell office:value-type="float" office:value="89.6181">
                <text:p>89.6181</text:p>
              </table:table-cell>
              <table:table-cell office:value-type="float" office:value="176.64">
                <text:p>176.6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.399999999998">
                <text:p>184.399999999998</text:p>
              </table:table-cell>
              <table:table-cell office:value-type="float" office:value="89.6926">
                <text:p>89.6926</text:p>
              </table:table-cell>
              <table:table-cell office:value-type="float" office:value="176.808">
                <text:p>176.8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.599999999998">
                <text:p>184.599999999998</text:p>
              </table:table-cell>
              <table:table-cell office:value-type="float" office:value="89.767">
                <text:p>89.767</text:p>
              </table:table-cell>
              <table:table-cell office:value-type="float" office:value="176.975">
                <text:p>176.9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.799999999998">
                <text:p>184.799999999998</text:p>
              </table:table-cell>
              <table:table-cell office:value-type="float" office:value="89.8413">
                <text:p>89.8413</text:p>
              </table:table-cell>
              <table:table-cell office:value-type="float" office:value="177.143">
                <text:p>177.1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4.999999999998">
                <text:p>184.999999999998</text:p>
              </table:table-cell>
              <table:table-cell office:value-type="float" office:value="89.9155">
                <text:p>89.9155</text:p>
              </table:table-cell>
              <table:table-cell office:value-type="float" office:value="177.309">
                <text:p>177.3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.199999999998">
                <text:p>185.199999999998</text:p>
              </table:table-cell>
              <table:table-cell office:value-type="float" office:value="89.9896">
                <text:p>89.9896</text:p>
              </table:table-cell>
              <table:table-cell office:value-type="float" office:value="177.476">
                <text:p>177.4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.399999999998">
                <text:p>185.399999999998</text:p>
              </table:table-cell>
              <table:table-cell office:value-type="float" office:value="90.0636">
                <text:p>90.0636</text:p>
              </table:table-cell>
              <table:table-cell office:value-type="float" office:value="177.642">
                <text:p>177.64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.599999999998">
                <text:p>185.599999999998</text:p>
              </table:table-cell>
              <table:table-cell office:value-type="float" office:value="90.1374">
                <text:p>90.1374</text:p>
              </table:table-cell>
              <table:table-cell office:value-type="float" office:value="177.809">
                <text:p>177.80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.799999999998">
                <text:p>185.799999999998</text:p>
              </table:table-cell>
              <table:table-cell office:value-type="float" office:value="90.2112">
                <text:p>90.2112</text:p>
              </table:table-cell>
              <table:table-cell office:value-type="float" office:value="177.975">
                <text:p>177.97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5.999999999998">
                <text:p>185.999999999998</text:p>
              </table:table-cell>
              <table:table-cell office:value-type="float" office:value="90.2849">
                <text:p>90.2849</text:p>
              </table:table-cell>
              <table:table-cell office:value-type="float" office:value="178.14">
                <text:p>178.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.199999999998">
                <text:p>186.199999999998</text:p>
              </table:table-cell>
              <table:table-cell office:value-type="float" office:value="90.3584">
                <text:p>90.3584</text:p>
              </table:table-cell>
              <table:table-cell office:value-type="float" office:value="178.306">
                <text:p>178.30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.399999999998">
                <text:p>186.399999999998</text:p>
              </table:table-cell>
              <table:table-cell office:value-type="float" office:value="90.4319">
                <text:p>90.4319</text:p>
              </table:table-cell>
              <table:table-cell office:value-type="float" office:value="178.471">
                <text:p>178.4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.599999999998">
                <text:p>186.599999999998</text:p>
              </table:table-cell>
              <table:table-cell office:value-type="float" office:value="90.5052">
                <text:p>90.5052</text:p>
              </table:table-cell>
              <table:table-cell office:value-type="float" office:value="178.636">
                <text:p>178.6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.799999999998">
                <text:p>186.799999999998</text:p>
              </table:table-cell>
              <table:table-cell office:value-type="float" office:value="90.5785">
                <text:p>90.5785</text:p>
              </table:table-cell>
              <table:table-cell office:value-type="float" office:value="178.801">
                <text:p>178.8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6.999999999998">
                <text:p>186.999999999998</text:p>
              </table:table-cell>
              <table:table-cell office:value-type="float" office:value="90.6516">
                <text:p>90.6516</text:p>
              </table:table-cell>
              <table:table-cell office:value-type="float" office:value="178.965">
                <text:p>178.96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.199999999998">
                <text:p>187.199999999998</text:p>
              </table:table-cell>
              <table:table-cell office:value-type="float" office:value="90.7246">
                <text:p>90.7246</text:p>
              </table:table-cell>
              <table:table-cell office:value-type="float" office:value="179.13">
                <text:p>179.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.399999999998">
                <text:p>187.399999999998</text:p>
              </table:table-cell>
              <table:table-cell office:value-type="float" office:value="90.7976">
                <text:p>90.7976</text:p>
              </table:table-cell>
              <table:table-cell office:value-type="float" office:value="179.294">
                <text:p>179.29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.599999999998">
                <text:p>187.599999999998</text:p>
              </table:table-cell>
              <table:table-cell office:value-type="float" office:value="90.8704">
                <text:p>90.8704</text:p>
              </table:table-cell>
              <table:table-cell office:value-type="float" office:value="179.458">
                <text:p>179.45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.799999999998">
                <text:p>187.799999999998</text:p>
              </table:table-cell>
              <table:table-cell office:value-type="float" office:value="90.9431">
                <text:p>90.9431</text:p>
              </table:table-cell>
              <table:table-cell office:value-type="float" office:value="179.621">
                <text:p>179.6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7.999999999998">
                <text:p>187.999999999998</text:p>
              </table:table-cell>
              <table:table-cell office:value-type="float" office:value="91.0157">
                <text:p>91.0157</text:p>
              </table:table-cell>
              <table:table-cell office:value-type="float" office:value="179.785">
                <text:p>179.78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.199999999998">
                <text:p>188.199999999998</text:p>
              </table:table-cell>
              <table:table-cell office:value-type="float" office:value="91.0882">
                <text:p>91.0882</text:p>
              </table:table-cell>
              <table:table-cell office:value-type="float" office:value="179.948">
                <text:p>179.94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.399999999998">
                <text:p>188.399999999998</text:p>
              </table:table-cell>
              <table:table-cell office:value-type="float" office:value="91.1606">
                <text:p>91.1606</text:p>
              </table:table-cell>
              <table:table-cell office:value-type="float" office:value="180.111">
                <text:p>180.1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.599999999998">
                <text:p>188.599999999998</text:p>
              </table:table-cell>
              <table:table-cell office:value-type="float" office:value="91.2329">
                <text:p>91.2329</text:p>
              </table:table-cell>
              <table:table-cell office:value-type="float" office:value="180.273">
                <text:p>180.27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.799999999998">
                <text:p>188.799999999998</text:p>
              </table:table-cell>
              <table:table-cell office:value-type="float" office:value="91.3051">
                <text:p>91.3051</text:p>
              </table:table-cell>
              <table:table-cell office:value-type="float" office:value="180.436">
                <text:p>180.43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8.999999999998">
                <text:p>188.999999999998</text:p>
              </table:table-cell>
              <table:table-cell office:value-type="float" office:value="91.3771">
                <text:p>91.3771</text:p>
              </table:table-cell>
              <table:table-cell office:value-type="float" office:value="180.598">
                <text:p>180.59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.199999999998">
                <text:p>189.199999999998</text:p>
              </table:table-cell>
              <table:table-cell office:value-type="float" office:value="91.4491">
                <text:p>91.4491</text:p>
              </table:table-cell>
              <table:table-cell office:value-type="float" office:value="180.76">
                <text:p>180.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.399999999998">
                <text:p>189.399999999998</text:p>
              </table:table-cell>
              <table:table-cell office:value-type="float" office:value="91.521">
                <text:p>91.521</text:p>
              </table:table-cell>
              <table:table-cell office:value-type="float" office:value="180.921">
                <text:p>180.92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.599999999998">
                <text:p>189.599999999998</text:p>
              </table:table-cell>
              <table:table-cell office:value-type="float" office:value="91.5927">
                <text:p>91.5927</text:p>
              </table:table-cell>
              <table:table-cell office:value-type="float" office:value="181.083">
                <text:p>181.08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.799999999998">
                <text:p>189.799999999998</text:p>
              </table:table-cell>
              <table:table-cell office:value-type="float" office:value="91.6644">
                <text:p>91.6644</text:p>
              </table:table-cell>
              <table:table-cell office:value-type="float" office:value="181.244">
                <text:p>181.2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89.999999999998">
                <text:p>189.999999999998</text:p>
              </table:table-cell>
              <table:table-cell office:value-type="float" office:value="91.7359">
                <text:p>91.7359</text:p>
              </table:table-cell>
              <table:table-cell office:value-type="float" office:value="181.405">
                <text:p>181.4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.199999999998">
                <text:p>190.199999999998</text:p>
              </table:table-cell>
              <table:table-cell office:value-type="float" office:value="91.8073">
                <text:p>91.8073</text:p>
              </table:table-cell>
              <table:table-cell office:value-type="float" office:value="181.566">
                <text:p>181.56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.399999999998">
                <text:p>190.399999999998</text:p>
              </table:table-cell>
              <table:table-cell office:value-type="float" office:value="91.8787">
                <text:p>91.8787</text:p>
              </table:table-cell>
              <table:table-cell office:value-type="float" office:value="181.726">
                <text:p>181.7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.599999999998">
                <text:p>190.599999999998</text:p>
              </table:table-cell>
              <table:table-cell office:value-type="float" office:value="91.9499">
                <text:p>91.9499</text:p>
              </table:table-cell>
              <table:table-cell office:value-type="float" office:value="181.886">
                <text:p>181.88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.799999999998">
                <text:p>190.799999999998</text:p>
              </table:table-cell>
              <table:table-cell office:value-type="float" office:value="92.021">
                <text:p>92.021</text:p>
              </table:table-cell>
              <table:table-cell office:value-type="float" office:value="182.046">
                <text:p>182.04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0.999999999998">
                <text:p>190.999999999998</text:p>
              </table:table-cell>
              <table:table-cell office:value-type="float" office:value="92.092">
                <text:p>92.092</text:p>
              </table:table-cell>
              <table:table-cell office:value-type="float" office:value="182.206">
                <text:p>182.2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.199999999998">
                <text:p>191.199999999998</text:p>
              </table:table-cell>
              <table:table-cell office:value-type="float" office:value="92.1629">
                <text:p>92.1629</text:p>
              </table:table-cell>
              <table:table-cell office:value-type="float" office:value="182.366">
                <text:p>182.36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.399999999998">
                <text:p>191.399999999998</text:p>
              </table:table-cell>
              <table:table-cell office:value-type="float" office:value="92.2337">
                <text:p>92.2337</text:p>
              </table:table-cell>
              <table:table-cell office:value-type="float" office:value="182.525">
                <text:p>182.5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.599999999998">
                <text:p>191.599999999998</text:p>
              </table:table-cell>
              <table:table-cell office:value-type="float" office:value="92.3044">
                <text:p>92.3044</text:p>
              </table:table-cell>
              <table:table-cell office:value-type="float" office:value="182.684">
                <text:p>182.6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.799999999998">
                <text:p>191.799999999998</text:p>
              </table:table-cell>
              <table:table-cell office:value-type="float" office:value="92.3749">
                <text:p>92.3749</text:p>
              </table:table-cell>
              <table:table-cell office:value-type="float" office:value="182.843">
                <text:p>182.84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1.999999999998">
                <text:p>191.999999999998</text:p>
              </table:table-cell>
              <table:table-cell office:value-type="float" office:value="92.4454">
                <text:p>92.4454</text:p>
              </table:table-cell>
              <table:table-cell office:value-type="float" office:value="183.001">
                <text:p>183.0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.199999999998">
                <text:p>192.199999999998</text:p>
              </table:table-cell>
              <table:table-cell office:value-type="float" office:value="92.5158">
                <text:p>92.5158</text:p>
              </table:table-cell>
              <table:table-cell office:value-type="float" office:value="183.16">
                <text:p>183.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.399999999998">
                <text:p>192.399999999998</text:p>
              </table:table-cell>
              <table:table-cell office:value-type="float" office:value="92.586">
                <text:p>92.586</text:p>
              </table:table-cell>
              <table:table-cell office:value-type="float" office:value="183.318">
                <text:p>183.3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.599999999998">
                <text:p>192.599999999998</text:p>
              </table:table-cell>
              <table:table-cell office:value-type="float" office:value="92.6562">
                <text:p>92.6562</text:p>
              </table:table-cell>
              <table:table-cell office:value-type="float" office:value="183.476">
                <text:p>183.47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.799999999998">
                <text:p>192.799999999998</text:p>
              </table:table-cell>
              <table:table-cell office:value-type="float" office:value="92.7262">
                <text:p>92.7262</text:p>
              </table:table-cell>
              <table:table-cell office:value-type="float" office:value="183.633">
                <text:p>183.63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2.999999999998">
                <text:p>192.999999999998</text:p>
              </table:table-cell>
              <table:table-cell office:value-type="float" office:value="92.7961">
                <text:p>92.7961</text:p>
              </table:table-cell>
              <table:table-cell office:value-type="float" office:value="183.791">
                <text:p>183.79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.199999999998">
                <text:p>193.199999999998</text:p>
              </table:table-cell>
              <table:table-cell office:value-type="float" office:value="92.8659">
                <text:p>92.8659</text:p>
              </table:table-cell>
              <table:table-cell office:value-type="float" office:value="183.948">
                <text:p>183.9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.399999999998">
                <text:p>193.399999999998</text:p>
              </table:table-cell>
              <table:table-cell office:value-type="float" office:value="92.9356">
                <text:p>92.9356</text:p>
              </table:table-cell>
              <table:table-cell office:value-type="float" office:value="184.104">
                <text:p>184.10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.599999999998">
                <text:p>193.599999999998</text:p>
              </table:table-cell>
              <table:table-cell office:value-type="float" office:value="93.0052">
                <text:p>93.0052</text:p>
              </table:table-cell>
              <table:table-cell office:value-type="float" office:value="184.261">
                <text:p>184.2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.799999999998">
                <text:p>193.799999999998</text:p>
              </table:table-cell>
              <table:table-cell office:value-type="float" office:value="93.0747">
                <text:p>93.0747</text:p>
              </table:table-cell>
              <table:table-cell office:value-type="float" office:value="184.417">
                <text:p>184.41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3.999999999998">
                <text:p>193.999999999998</text:p>
              </table:table-cell>
              <table:table-cell office:value-type="float" office:value="93.1441">
                <text:p>93.1441</text:p>
              </table:table-cell>
              <table:table-cell office:value-type="float" office:value="184.574">
                <text:p>184.57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.199999999998">
                <text:p>194.199999999998</text:p>
              </table:table-cell>
              <table:table-cell office:value-type="float" office:value="93.2134">
                <text:p>93.2134</text:p>
              </table:table-cell>
              <table:table-cell office:value-type="float" office:value="184.729">
                <text:p>184.72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.399999999998">
                <text:p>194.399999999998</text:p>
              </table:table-cell>
              <table:table-cell office:value-type="float" office:value="93.2825">
                <text:p>93.2825</text:p>
              </table:table-cell>
              <table:table-cell office:value-type="float" office:value="184.885">
                <text:p>184.88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.599999999998">
                <text:p>194.599999999998</text:p>
              </table:table-cell>
              <table:table-cell office:value-type="float" office:value="93.3516">
                <text:p>93.3516</text:p>
              </table:table-cell>
              <table:table-cell office:value-type="float" office:value="185.04">
                <text:p>185.0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.799999999997">
                <text:p>194.799999999997</text:p>
              </table:table-cell>
              <table:table-cell office:value-type="float" office:value="93.4205">
                <text:p>93.4205</text:p>
              </table:table-cell>
              <table:table-cell office:value-type="float" office:value="185.195">
                <text:p>185.1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4.999999999997">
                <text:p>194.999999999997</text:p>
              </table:table-cell>
              <table:table-cell office:value-type="float" office:value="93.4893">
                <text:p>93.4893</text:p>
              </table:table-cell>
              <table:table-cell office:value-type="float" office:value="185.35">
                <text:p>185.3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.199999999997">
                <text:p>195.199999999997</text:p>
              </table:table-cell>
              <table:table-cell office:value-type="float" office:value="93.558">
                <text:p>93.558</text:p>
              </table:table-cell>
              <table:table-cell office:value-type="float" office:value="185.505">
                <text:p>185.50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.399999999997">
                <text:p>195.399999999997</text:p>
              </table:table-cell>
              <table:table-cell office:value-type="float" office:value="93.6267">
                <text:p>93.6267</text:p>
              </table:table-cell>
              <table:table-cell office:value-type="float" office:value="185.659">
                <text:p>185.6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.599999999997">
                <text:p>195.599999999997</text:p>
              </table:table-cell>
              <table:table-cell office:value-type="float" office:value="93.6952">
                <text:p>93.6952</text:p>
              </table:table-cell>
              <table:table-cell office:value-type="float" office:value="185.813">
                <text:p>185.8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.799999999997">
                <text:p>195.799999999997</text:p>
              </table:table-cell>
              <table:table-cell office:value-type="float" office:value="93.7635">
                <text:p>93.7635</text:p>
              </table:table-cell>
              <table:table-cell office:value-type="float" office:value="185.967">
                <text:p>185.9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5.999999999997">
                <text:p>195.999999999997</text:p>
              </table:table-cell>
              <table:table-cell office:value-type="float" office:value="93.8318">
                <text:p>93.8318</text:p>
              </table:table-cell>
              <table:table-cell office:value-type="float" office:value="186.121">
                <text:p>186.12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.199999999997">
                <text:p>196.199999999997</text:p>
              </table:table-cell>
              <table:table-cell office:value-type="float" office:value="93.9">
                <text:p>93.9</text:p>
              </table:table-cell>
              <table:table-cell office:value-type="float" office:value="186.274">
                <text:p>186.2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.399999999997">
                <text:p>196.399999999997</text:p>
              </table:table-cell>
              <table:table-cell office:value-type="float" office:value="93.9681">
                <text:p>93.9681</text:p>
              </table:table-cell>
              <table:table-cell office:value-type="float" office:value="186.427">
                <text:p>186.42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.599999999997">
                <text:p>196.599999999997</text:p>
              </table:table-cell>
              <table:table-cell office:value-type="float" office:value="94.036">
                <text:p>94.036</text:p>
              </table:table-cell>
              <table:table-cell office:value-type="float" office:value="186.58">
                <text:p>186.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.799999999997">
                <text:p>196.799999999997</text:p>
              </table:table-cell>
              <table:table-cell office:value-type="float" office:value="94.1038">
                <text:p>94.1038</text:p>
              </table:table-cell>
              <table:table-cell office:value-type="float" office:value="186.733">
                <text:p>186.7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6.999999999997">
                <text:p>196.999999999997</text:p>
              </table:table-cell>
              <table:table-cell office:value-type="float" office:value="94.1716">
                <text:p>94.1716</text:p>
              </table:table-cell>
              <table:table-cell office:value-type="float" office:value="186.885">
                <text:p>186.88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.199999999997">
                <text:p>197.199999999997</text:p>
              </table:table-cell>
              <table:table-cell office:value-type="float" office:value="94.2392">
                <text:p>94.2392</text:p>
              </table:table-cell>
              <table:table-cell office:value-type="float" office:value="187.038">
                <text:p>187.03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.399999999997">
                <text:p>197.399999999997</text:p>
              </table:table-cell>
              <table:table-cell office:value-type="float" office:value="94.3067">
                <text:p>94.3067</text:p>
              </table:table-cell>
              <table:table-cell office:value-type="float" office:value="187.189">
                <text:p>187.18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.599999999997">
                <text:p>197.599999999997</text:p>
              </table:table-cell>
              <table:table-cell office:value-type="float" office:value="94.3741">
                <text:p>94.3741</text:p>
              </table:table-cell>
              <table:table-cell office:value-type="float" office:value="187.341">
                <text:p>187.3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.799999999997">
                <text:p>197.799999999997</text:p>
              </table:table-cell>
              <table:table-cell office:value-type="float" office:value="94.4414">
                <text:p>94.4414</text:p>
              </table:table-cell>
              <table:table-cell office:value-type="float" office:value="187.492">
                <text:p>187.49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7.999999999997">
                <text:p>197.999999999997</text:p>
              </table:table-cell>
              <table:table-cell office:value-type="float" office:value="94.5085">
                <text:p>94.5085</text:p>
              </table:table-cell>
              <table:table-cell office:value-type="float" office:value="187.644">
                <text:p>187.64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.199999999997">
                <text:p>198.199999999997</text:p>
              </table:table-cell>
              <table:table-cell office:value-type="float" office:value="94.5756">
                <text:p>94.5756</text:p>
              </table:table-cell>
              <table:table-cell office:value-type="float" office:value="187.794">
                <text:p>187.7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.399999999997">
                <text:p>198.399999999997</text:p>
              </table:table-cell>
              <table:table-cell office:value-type="float" office:value="94.6425">
                <text:p>94.6425</text:p>
              </table:table-cell>
              <table:table-cell office:value-type="float" office:value="187.945">
                <text:p>187.94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.599999999997">
                <text:p>198.599999999997</text:p>
              </table:table-cell>
              <table:table-cell office:value-type="float" office:value="94.7094">
                <text:p>94.7094</text:p>
              </table:table-cell>
              <table:table-cell office:value-type="float" office:value="188.096">
                <text:p>188.09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.799999999997">
                <text:p>198.799999999997</text:p>
              </table:table-cell>
              <table:table-cell office:value-type="float" office:value="94.7761">
                <text:p>94.7761</text:p>
              </table:table-cell>
              <table:table-cell office:value-type="float" office:value="188.246">
                <text:p>188.24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8.999999999997">
                <text:p>198.999999999997</text:p>
              </table:table-cell>
              <table:table-cell office:value-type="float" office:value="94.8427">
                <text:p>94.8427</text:p>
              </table:table-cell>
              <table:table-cell office:value-type="float" office:value="188.396">
                <text:p>188.39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.199999999997">
                <text:p>199.199999999997</text:p>
              </table:table-cell>
              <table:table-cell office:value-type="float" office:value="94.9092">
                <text:p>94.9092</text:p>
              </table:table-cell>
              <table:table-cell office:value-type="float" office:value="188.545">
                <text:p>188.5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.399999999997">
                <text:p>199.399999999997</text:p>
              </table:table-cell>
              <table:table-cell office:value-type="float" office:value="94.9756">
                <text:p>94.9756</text:p>
              </table:table-cell>
              <table:table-cell office:value-type="float" office:value="188.695">
                <text:p>188.6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.599999999997">
                <text:p>199.599999999997</text:p>
              </table:table-cell>
              <table:table-cell office:value-type="float" office:value="95.0419">
                <text:p>95.0419</text:p>
              </table:table-cell>
              <table:table-cell office:value-type="float" office:value="188.844">
                <text:p>188.8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.799999999997">
                <text:p>199.799999999997</text:p>
              </table:table-cell>
              <table:table-cell office:value-type="float" office:value="95.1081">
                <text:p>95.1081</text:p>
              </table:table-cell>
              <table:table-cell office:value-type="float" office:value="188.993">
                <text:p>188.99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9.999999999997">
                <text:p>199.999999999997</text:p>
              </table:table-cell>
              <table:table-cell office:value-type="float" office:value="95.1741">
                <text:p>95.1741</text:p>
              </table:table-cell>
              <table:table-cell office:value-type="float" office:value="189.141">
                <text:p>189.14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0.199999999997">
                <text:p>200.199999999997</text:p>
              </table:table-cell>
              <table:table-cell office:value-type="float" office:value="95.2401">
                <text:p>95.2401</text:p>
              </table:table-cell>
              <table:table-cell office:value-type="float" office:value="189.29">
                <text:p>189.2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0.399999999997">
                <text:p>200.399999999997</text:p>
              </table:table-cell>
              <table:table-cell office:value-type="float" office:value="95.3059">
                <text:p>95.3059</text:p>
              </table:table-cell>
              <table:table-cell office:value-type="float" office:value="189.438">
                <text:p>189.43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0.599999999997">
                <text:p>200.599999999997</text:p>
              </table:table-cell>
              <table:table-cell office:value-type="float" office:value="95.3716">
                <text:p>95.3716</text:p>
              </table:table-cell>
              <table:table-cell office:value-type="float" office:value="189.586">
                <text:p>189.58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0.799999999997">
                <text:p>200.799999999997</text:p>
              </table:table-cell>
              <table:table-cell office:value-type="float" office:value="95.4372">
                <text:p>95.4372</text:p>
              </table:table-cell>
              <table:table-cell office:value-type="float" office:value="189.733">
                <text:p>189.73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0.999999999997">
                <text:p>200.999999999997</text:p>
              </table:table-cell>
              <table:table-cell office:value-type="float" office:value="95.5027">
                <text:p>95.5027</text:p>
              </table:table-cell>
              <table:table-cell office:value-type="float" office:value="189.881">
                <text:p>189.88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1.199999999997">
                <text:p>201.199999999997</text:p>
              </table:table-cell>
              <table:table-cell office:value-type="float" office:value="95.5681">
                <text:p>95.5681</text:p>
              </table:table-cell>
              <table:table-cell office:value-type="float" office:value="190.028">
                <text:p>190.02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1.399999999997">
                <text:p>201.399999999997</text:p>
              </table:table-cell>
              <table:table-cell office:value-type="float" office:value="95.6334">
                <text:p>95.6334</text:p>
              </table:table-cell>
              <table:table-cell office:value-type="float" office:value="190.175">
                <text:p>190.17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1.599999999997">
                <text:p>201.599999999997</text:p>
              </table:table-cell>
              <table:table-cell office:value-type="float" office:value="95.6985">
                <text:p>95.6985</text:p>
              </table:table-cell>
              <table:table-cell office:value-type="float" office:value="190.321">
                <text:p>190.32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1.799999999997">
                <text:p>201.799999999997</text:p>
              </table:table-cell>
              <table:table-cell office:value-type="float" office:value="95.7636">
                <text:p>95.7636</text:p>
              </table:table-cell>
              <table:table-cell office:value-type="float" office:value="190.468">
                <text:p>190.46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1.999999999997">
                <text:p>201.999999999997</text:p>
              </table:table-cell>
              <table:table-cell office:value-type="float" office:value="95.8285">
                <text:p>95.8285</text:p>
              </table:table-cell>
              <table:table-cell office:value-type="float" office:value="190.614">
                <text:p>190.61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2.199999999997">
                <text:p>202.199999999997</text:p>
              </table:table-cell>
              <table:table-cell office:value-type="float" office:value="95.8933">
                <text:p>95.8933</text:p>
              </table:table-cell>
              <table:table-cell office:value-type="float" office:value="190.76">
                <text:p>190.7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2.399999999997">
                <text:p>202.399999999997</text:p>
              </table:table-cell>
              <table:table-cell office:value-type="float" office:value="95.958">
                <text:p>95.958</text:p>
              </table:table-cell>
              <table:table-cell office:value-type="float" office:value="190.905">
                <text:p>190.90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.599999999997">
                <text:p>202.599999999997</text:p>
              </table:table-cell>
              <table:table-cell office:value-type="float" office:value="96.0226">
                <text:p>96.0226</text:p>
              </table:table-cell>
              <table:table-cell office:value-type="float" office:value="191.05">
                <text:p>191.0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2.799999999997">
                <text:p>202.799999999997</text:p>
              </table:table-cell>
              <table:table-cell office:value-type="float" office:value="96.0871">
                <text:p>96.0871</text:p>
              </table:table-cell>
              <table:table-cell office:value-type="float" office:value="191.196">
                <text:p>191.19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2.999999999997">
                <text:p>202.999999999997</text:p>
              </table:table-cell>
              <table:table-cell office:value-type="float" office:value="96.1515">
                <text:p>96.1515</text:p>
              </table:table-cell>
              <table:table-cell office:value-type="float" office:value="191.34">
                <text:p>191.3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3.199999999997">
                <text:p>203.199999999997</text:p>
              </table:table-cell>
              <table:table-cell office:value-type="float" office:value="96.2157">
                <text:p>96.2157</text:p>
              </table:table-cell>
              <table:table-cell office:value-type="float" office:value="191.485">
                <text:p>191.48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3.399999999997">
                <text:p>203.399999999997</text:p>
              </table:table-cell>
              <table:table-cell office:value-type="float" office:value="96.2799">
                <text:p>96.2799</text:p>
              </table:table-cell>
              <table:table-cell office:value-type="float" office:value="191.629">
                <text:p>191.62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3.599999999997">
                <text:p>203.599999999997</text:p>
              </table:table-cell>
              <table:table-cell office:value-type="float" office:value="96.3439">
                <text:p>96.3439</text:p>
              </table:table-cell>
              <table:table-cell office:value-type="float" office:value="191.773">
                <text:p>191.77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3.799999999997">
                <text:p>203.799999999997</text:p>
              </table:table-cell>
              <table:table-cell office:value-type="float" office:value="96.4078">
                <text:p>96.4078</text:p>
              </table:table-cell>
              <table:table-cell office:value-type="float" office:value="191.917">
                <text:p>191.9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3.999999999997">
                <text:p>203.999999999997</text:p>
              </table:table-cell>
              <table:table-cell office:value-type="float" office:value="96.4716">
                <text:p>96.4716</text:p>
              </table:table-cell>
              <table:table-cell office:value-type="float" office:value="192.061">
                <text:p>192.0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4.199999999997">
                <text:p>204.199999999997</text:p>
              </table:table-cell>
              <table:table-cell office:value-type="float" office:value="96.5353">
                <text:p>96.5353</text:p>
              </table:table-cell>
              <table:table-cell office:value-type="float" office:value="192.204">
                <text:p>192.20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4.399999999997">
                <text:p>204.399999999997</text:p>
              </table:table-cell>
              <table:table-cell office:value-type="float" office:value="96.5989">
                <text:p>96.5989</text:p>
              </table:table-cell>
              <table:table-cell office:value-type="float" office:value="192.347">
                <text:p>192.34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4.599999999997">
                <text:p>204.599999999997</text:p>
              </table:table-cell>
              <table:table-cell office:value-type="float" office:value="96.6623">
                <text:p>96.6623</text:p>
              </table:table-cell>
              <table:table-cell office:value-type="float" office:value="192.49">
                <text:p>192.4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4.799999999997">
                <text:p>204.799999999997</text:p>
              </table:table-cell>
              <table:table-cell office:value-type="float" office:value="96.7257">
                <text:p>96.7257</text:p>
              </table:table-cell>
              <table:table-cell office:value-type="float" office:value="192.632">
                <text:p>192.63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4.999999999997">
                <text:p>204.999999999997</text:p>
              </table:table-cell>
              <table:table-cell office:value-type="float" office:value="96.7889">
                <text:p>96.7889</text:p>
              </table:table-cell>
              <table:table-cell office:value-type="float" office:value="192.775">
                <text:p>192.77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5.199999999997">
                <text:p>205.199999999997</text:p>
              </table:table-cell>
              <table:table-cell office:value-type="float" office:value="96.852">
                <text:p>96.852</text:p>
              </table:table-cell>
              <table:table-cell office:value-type="float" office:value="192.917">
                <text:p>192.91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5.399999999997">
                <text:p>205.399999999997</text:p>
              </table:table-cell>
              <table:table-cell office:value-type="float" office:value="96.915">
                <text:p>96.915</text:p>
              </table:table-cell>
              <table:table-cell office:value-type="float" office:value="193.058">
                <text:p>193.05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5.599999999997">
                <text:p>205.599999999997</text:p>
              </table:table-cell>
              <table:table-cell office:value-type="float" office:value="96.9779">
                <text:p>96.9779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5.799999999997">
                <text:p>205.799999999997</text:p>
              </table:table-cell>
              <table:table-cell office:value-type="float" office:value="97.0407">
                <text:p>97.0407</text:p>
              </table:table-cell>
              <table:table-cell office:value-type="float" office:value="193.341">
                <text:p>193.34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5.999999999997">
                <text:p>205.999999999997</text:p>
              </table:table-cell>
              <table:table-cell office:value-type="float" office:value="97.1034">
                <text:p>97.1034</text:p>
              </table:table-cell>
              <table:table-cell office:value-type="float" office:value="193.482">
                <text:p>193.48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6.199999999997">
                <text:p>206.199999999997</text:p>
              </table:table-cell>
              <table:table-cell office:value-type="float" office:value="97.1659">
                <text:p>97.1659</text:p>
              </table:table-cell>
              <table:table-cell office:value-type="float" office:value="193.623">
                <text:p>193.62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6.399999999997">
                <text:p>206.399999999997</text:p>
              </table:table-cell>
              <table:table-cell office:value-type="float" office:value="97.2284">
                <text:p>97.2284</text:p>
              </table:table-cell>
              <table:table-cell office:value-type="float" office:value="193.763">
                <text:p>193.76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6.599999999997">
                <text:p>206.599999999997</text:p>
              </table:table-cell>
              <table:table-cell office:value-type="float" office:value="97.2907">
                <text:p>97.2907</text:p>
              </table:table-cell>
              <table:table-cell office:value-type="float" office:value="193.904">
                <text:p>193.90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6.799999999997">
                <text:p>206.799999999997</text:p>
              </table:table-cell>
              <table:table-cell office:value-type="float" office:value="97.3529">
                <text:p>97.3529</text:p>
              </table:table-cell>
              <table:table-cell office:value-type="float" office:value="194.044">
                <text:p>194.04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6.999999999997">
                <text:p>206.999999999997</text:p>
              </table:table-cell>
              <table:table-cell office:value-type="float" office:value="97.415">
                <text:p>97.415</text:p>
              </table:table-cell>
              <table:table-cell office:value-type="float" office:value="194.183">
                <text:p>194.18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7.199999999997">
                <text:p>207.199999999997</text:p>
              </table:table-cell>
              <table:table-cell office:value-type="float" office:value="97.477">
                <text:p>97.477</text:p>
              </table:table-cell>
              <table:table-cell office:value-type="float" office:value="194.323">
                <text:p>194.32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7.399999999997">
                <text:p>207.399999999997</text:p>
              </table:table-cell>
              <table:table-cell office:value-type="float" office:value="97.5388">
                <text:p>97.5388</text:p>
              </table:table-cell>
              <table:table-cell office:value-type="float" office:value="194.462">
                <text:p>194.46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7.599999999997">
                <text:p>207.599999999997</text:p>
              </table:table-cell>
              <table:table-cell office:value-type="float" office:value="97.6006">
                <text:p>97.6006</text:p>
              </table:table-cell>
              <table:table-cell office:value-type="float" office:value="194.601">
                <text:p>194.60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7.799999999997">
                <text:p>207.799999999997</text:p>
              </table:table-cell>
              <table:table-cell office:value-type="float" office:value="97.6622">
                <text:p>97.6622</text:p>
              </table:table-cell>
              <table:table-cell office:value-type="float" office:value="194.74">
                <text:p>194.7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7.999999999997">
                <text:p>207.999999999997</text:p>
              </table:table-cell>
              <table:table-cell office:value-type="float" office:value="97.7238">
                <text:p>97.7238</text:p>
              </table:table-cell>
              <table:table-cell office:value-type="float" office:value="194.878">
                <text:p>194.87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8.199999999997">
                <text:p>208.199999999997</text:p>
              </table:table-cell>
              <table:table-cell office:value-type="float" office:value="97.7852">
                <text:p>97.7852</text:p>
              </table:table-cell>
              <table:table-cell office:value-type="float" office:value="195.016">
                <text:p>195.01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8.399999999997">
                <text:p>208.399999999997</text:p>
              </table:table-cell>
              <table:table-cell office:value-type="float" office:value="97.8465">
                <text:p>97.8465</text:p>
              </table:table-cell>
              <table:table-cell office:value-type="float" office:value="195.154">
                <text:p>195.15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8.599999999997">
                <text:p>208.599999999997</text:p>
              </table:table-cell>
              <table:table-cell office:value-type="float" office:value="97.9076">
                <text:p>97.9076</text:p>
              </table:table-cell>
              <table:table-cell office:value-type="float" office:value="195.292">
                <text:p>195.29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8.799999999997">
                <text:p>208.799999999997</text:p>
              </table:table-cell>
              <table:table-cell office:value-type="float" office:value="97.9687">
                <text:p>97.9687</text:p>
              </table:table-cell>
              <table:table-cell office:value-type="float" office:value="195.429">
                <text:p>195.42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8.999999999997">
                <text:p>208.999999999997</text:p>
              </table:table-cell>
              <table:table-cell office:value-type="float" office:value="98.0296">
                <text:p>98.0296</text:p>
              </table:table-cell>
              <table:table-cell office:value-type="float" office:value="195.566">
                <text:p>195.5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9.199999999997">
                <text:p>209.199999999997</text:p>
              </table:table-cell>
              <table:table-cell office:value-type="float" office:value="98.0905">
                <text:p>98.0905</text:p>
              </table:table-cell>
              <table:table-cell office:value-type="float" office:value="195.703">
                <text:p>195.70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9.399999999997">
                <text:p>209.399999999997</text:p>
              </table:table-cell>
              <table:table-cell office:value-type="float" office:value="98.1512">
                <text:p>98.1512</text:p>
              </table:table-cell>
              <table:table-cell office:value-type="float" office:value="195.84">
                <text:p>195.8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09.599999999997">
                <text:p>209.599999999997</text:p>
              </table:table-cell>
              <table:table-cell office:value-type="float" office:value="98.2118">
                <text:p>98.2118</text:p>
              </table:table-cell>
              <table:table-cell office:value-type="float" office:value="195.976">
                <text:p>195.97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09.799999999997">
                <text:p>209.799999999997</text:p>
              </table:table-cell>
              <table:table-cell office:value-type="float" office:value="98.2723">
                <text:p>98.2723</text:p>
              </table:table-cell>
              <table:table-cell office:value-type="float" office:value="196.112">
                <text:p>196.11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09.999999999997">
                <text:p>209.999999999997</text:p>
              </table:table-cell>
              <table:table-cell office:value-type="float" office:value="98.3326">
                <text:p>98.3326</text:p>
              </table:table-cell>
              <table:table-cell office:value-type="float" office:value="196.248">
                <text:p>196.24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0.199999999997">
                <text:p>210.199999999997</text:p>
              </table:table-cell>
              <table:table-cell office:value-type="float" office:value="98.3929">
                <text:p>98.3929</text:p>
              </table:table-cell>
              <table:table-cell office:value-type="float" office:value="196.384">
                <text:p>196.38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0.399999999997">
                <text:p>210.399999999997</text:p>
              </table:table-cell>
              <table:table-cell office:value-type="float" office:value="98.453">
                <text:p>98.453</text:p>
              </table:table-cell>
              <table:table-cell office:value-type="float" office:value="196.519">
                <text:p>196.51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0.599999999997">
                <text:p>210.599999999997</text:p>
              </table:table-cell>
              <table:table-cell office:value-type="float" office:value="98.5131">
                <text:p>98.5131</text:p>
              </table:table-cell>
              <table:table-cell office:value-type="float" office:value="196.654">
                <text:p>196.65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0.799999999997">
                <text:p>210.799999999997</text:p>
              </table:table-cell>
              <table:table-cell office:value-type="float" office:value="98.573">
                <text:p>98.573</text:p>
              </table:table-cell>
              <table:table-cell office:value-type="float" office:value="196.789">
                <text:p>196.78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0.999999999997">
                <text:p>210.999999999997</text:p>
              </table:table-cell>
              <table:table-cell office:value-type="float" office:value="98.6328">
                <text:p>98.6328</text:p>
              </table:table-cell>
              <table:table-cell office:value-type="float" office:value="196.924">
                <text:p>196.92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1.199999999997">
                <text:p>211.199999999997</text:p>
              </table:table-cell>
              <table:table-cell office:value-type="float" office:value="98.6925">
                <text:p>98.6925</text:p>
              </table:table-cell>
              <table:table-cell office:value-type="float" office:value="197.058">
                <text:p>197.05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1.399999999997">
                <text:p>211.399999999997</text:p>
              </table:table-cell>
              <table:table-cell office:value-type="float" office:value="98.752">
                <text:p>98.752</text:p>
              </table:table-cell>
              <table:table-cell office:value-type="float" office:value="197.192">
                <text:p>197.19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1.599999999997">
                <text:p>211.599999999997</text:p>
              </table:table-cell>
              <table:table-cell office:value-type="float" office:value="98.8115">
                <text:p>98.8115</text:p>
              </table:table-cell>
              <table:table-cell office:value-type="float" office:value="197.326">
                <text:p>197.32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1.799999999997">
                <text:p>211.799999999997</text:p>
              </table:table-cell>
              <table:table-cell office:value-type="float" office:value="98.8708">
                <text:p>98.8708</text:p>
              </table:table-cell>
              <table:table-cell office:value-type="float" office:value="197.459">
                <text:p>197.4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1.999999999996">
                <text:p>211.999999999996</text:p>
              </table:table-cell>
              <table:table-cell office:value-type="float" office:value="98.93">
                <text:p>98.93</text:p>
              </table:table-cell>
              <table:table-cell office:value-type="float" office:value="197.592">
                <text:p>197.59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2.199999999996">
                <text:p>212.199999999996</text:p>
              </table:table-cell>
              <table:table-cell office:value-type="float" office:value="98.9891">
                <text:p>98.9891</text:p>
              </table:table-cell>
              <table:table-cell office:value-type="float" office:value="197.725">
                <text:p>197.72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2.399999999996">
                <text:p>212.399999999996</text:p>
              </table:table-cell>
              <table:table-cell office:value-type="float" office:value="99.0481">
                <text:p>99.0481</text:p>
              </table:table-cell>
              <table:table-cell office:value-type="float" office:value="197.858">
                <text:p>197.85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2.599999999996">
                <text:p>212.599999999996</text:p>
              </table:table-cell>
              <table:table-cell office:value-type="float" office:value="99.107">
                <text:p>99.107</text:p>
              </table:table-cell>
              <table:table-cell office:value-type="float" office:value="197.991">
                <text:p>197.99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2.799999999996">
                <text:p>212.799999999996</text:p>
              </table:table-cell>
              <table:table-cell office:value-type="float" office:value="99.1658">
                <text:p>99.1658</text:p>
              </table:table-cell>
              <table:table-cell office:value-type="float" office:value="198.123">
                <text:p>198.12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2.999999999996">
                <text:p>212.999999999996</text:p>
              </table:table-cell>
              <table:table-cell office:value-type="float" office:value="99.2244">
                <text:p>99.2244</text:p>
              </table:table-cell>
              <table:table-cell office:value-type="float" office:value="198.255">
                <text:p>198.25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3.199999999996">
                <text:p>213.199999999996</text:p>
              </table:table-cell>
              <table:table-cell office:value-type="float" office:value="99.2829">
                <text:p>99.2829</text:p>
              </table:table-cell>
              <table:table-cell office:value-type="float" office:value="198.386">
                <text:p>198.38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3.399999999996">
                <text:p>213.399999999996</text:p>
              </table:table-cell>
              <table:table-cell office:value-type="float" office:value="99.3413">
                <text:p>99.3413</text:p>
              </table:table-cell>
              <table:table-cell office:value-type="float" office:value="198.518">
                <text:p>198.51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3.599999999996">
                <text:p>213.599999999996</text:p>
              </table:table-cell>
              <table:table-cell office:value-type="float" office:value="99.3996">
                <text:p>99.3996</text:p>
              </table:table-cell>
              <table:table-cell office:value-type="float" office:value="198.649">
                <text:p>198.64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3.799999999996">
                <text:p>213.799999999996</text:p>
              </table:table-cell>
              <table:table-cell office:value-type="float" office:value="99.4578">
                <text:p>99.4578</text:p>
              </table:table-cell>
              <table:table-cell office:value-type="float" office:value="198.78">
                <text:p>198.7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3.999999999996">
                <text:p>213.999999999996</text:p>
              </table:table-cell>
              <table:table-cell office:value-type="float" office:value="99.5159">
                <text:p>99.5159</text:p>
              </table:table-cell>
              <table:table-cell office:value-type="float" office:value="198.911">
                <text:p>198.91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4.199999999996">
                <text:p>214.199999999996</text:p>
              </table:table-cell>
              <table:table-cell office:value-type="float" office:value="99.5738">
                <text:p>99.5738</text:p>
              </table:table-cell>
              <table:table-cell office:value-type="float" office:value="199.041">
                <text:p>199.04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4.399999999996">
                <text:p>214.399999999996</text:p>
              </table:table-cell>
              <table:table-cell office:value-type="float" office:value="99.6316">
                <text:p>99.6316</text:p>
              </table:table-cell>
              <table:table-cell office:value-type="float" office:value="199.171">
                <text:p>199.17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4.599999999996">
                <text:p>214.599999999996</text:p>
              </table:table-cell>
              <table:table-cell office:value-type="float" office:value="99.6894">
                <text:p>99.6894</text:p>
              </table:table-cell>
              <table:table-cell office:value-type="float" office:value="199.301">
                <text:p>199.30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4.799999999996">
                <text:p>214.799999999996</text:p>
              </table:table-cell>
              <table:table-cell office:value-type="float" office:value="99.747">
                <text:p>99.747</text:p>
              </table:table-cell>
              <table:table-cell office:value-type="float" office:value="199.431">
                <text:p>199.43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4.999999999996">
                <text:p>214.999999999996</text:p>
              </table:table-cell>
              <table:table-cell office:value-type="float" office:value="99.8044">
                <text:p>99.8044</text:p>
              </table:table-cell>
              <table:table-cell office:value-type="float" office:value="199.56">
                <text:p>199.5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5.199999999996">
                <text:p>215.199999999996</text:p>
              </table:table-cell>
              <table:table-cell office:value-type="float" office:value="99.8618">
                <text:p>99.8618</text:p>
              </table:table-cell>
              <table:table-cell office:value-type="float" office:value="199.689">
                <text:p>199.68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5.399999999996">
                <text:p>215.399999999996</text:p>
              </table:table-cell>
              <table:table-cell office:value-type="float" office:value="99.9191">
                <text:p>99.9191</text:p>
              </table:table-cell>
              <table:table-cell office:value-type="float" office:value="199.818">
                <text:p>199.81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5.599999999996">
                <text:p>215.599999999996</text:p>
              </table:table-cell>
              <table:table-cell office:value-type="float" office:value="99.9762">
                <text:p>99.9762</text:p>
              </table:table-cell>
              <table:table-cell office:value-type="float" office:value="199.946">
                <text:p>199.94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5.799999999996">
                <text:p>215.799999999996</text:p>
              </table:table-cell>
              <table:table-cell office:value-type="float" office:value="100.033">
                <text:p>100.033</text:p>
              </table:table-cell>
              <table:table-cell office:value-type="float" office:value="200.075">
                <text:p>200.07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5.999999999996">
                <text:p>215.999999999996</text:p>
              </table:table-cell>
              <table:table-cell office:value-type="float" office:value="100.09">
                <text:p>100.09</text:p>
              </table:table-cell>
              <table:table-cell office:value-type="float" office:value="200.203">
                <text:p>200.2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6.199999999996">
                <text:p>216.199999999996</text:p>
              </table:table-cell>
              <table:table-cell office:value-type="float" office:value="100.147">
                <text:p>100.147</text:p>
              </table:table-cell>
              <table:table-cell office:value-type="float" office:value="200.33">
                <text:p>200.3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6.399999999996">
                <text:p>216.399999999996</text:p>
              </table:table-cell>
              <table:table-cell office:value-type="float" office:value="100.204">
                <text:p>100.204</text:p>
              </table:table-cell>
              <table:table-cell office:value-type="float" office:value="200.458">
                <text:p>200.45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16.599999999996">
                <text:p>216.599999999996</text:p>
              </table:table-cell>
              <table:table-cell office:value-type="float" office:value="100.26">
                <text:p>100.26</text:p>
              </table:table-cell>
              <table:table-cell office:value-type="float" office:value="200.585">
                <text:p>200.58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6.799999999996">
                <text:p>216.799999999996</text:p>
              </table:table-cell>
              <table:table-cell office:value-type="float" office:value="100.317">
                <text:p>100.317</text:p>
              </table:table-cell>
              <table:table-cell office:value-type="float" office:value="200.712">
                <text:p>200.71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6.999999999996">
                <text:p>216.999999999996</text:p>
              </table:table-cell>
              <table:table-cell office:value-type="float" office:value="100.373">
                <text:p>100.373</text:p>
              </table:table-cell>
              <table:table-cell office:value-type="float" office:value="200.839">
                <text:p>200.83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7.199999999996">
                <text:p>217.199999999996</text:p>
              </table:table-cell>
              <table:table-cell office:value-type="float" office:value="100.429">
                <text:p>100.429</text:p>
              </table:table-cell>
              <table:table-cell office:value-type="float" office:value="200.965">
                <text:p>200.96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7.399999999996">
                <text:p>217.399999999996</text:p>
              </table:table-cell>
              <table:table-cell office:value-type="float" office:value="100.485">
                <text:p>100.485</text:p>
              </table:table-cell>
              <table:table-cell office:value-type="float" office:value="201.092">
                <text:p>201.09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7.599999999996">
                <text:p>217.599999999996</text:p>
              </table:table-cell>
              <table:table-cell office:value-type="float" office:value="100.541">
                <text:p>100.541</text:p>
              </table:table-cell>
              <table:table-cell office:value-type="float" office:value="201.218">
                <text:p>201.21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7.799999999996">
                <text:p>217.799999999996</text:p>
              </table:table-cell>
              <table:table-cell office:value-type="float" office:value="100.597">
                <text:p>100.597</text:p>
              </table:table-cell>
              <table:table-cell office:value-type="float" office:value="201.343">
                <text:p>201.34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7.999999999996">
                <text:p>217.999999999996</text:p>
              </table:table-cell>
              <table:table-cell office:value-type="float" office:value="100.653">
                <text:p>100.653</text:p>
              </table:table-cell>
              <table:table-cell office:value-type="float" office:value="201.469">
                <text:p>201.46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8.199999999996">
                <text:p>218.199999999996</text:p>
              </table:table-cell>
              <table:table-cell office:value-type="float" office:value="100.708">
                <text:p>100.708</text:p>
              </table:table-cell>
              <table:table-cell office:value-type="float" office:value="201.594">
                <text:p>201.59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8.399999999996">
                <text:p>218.399999999996</text:p>
              </table:table-cell>
              <table:table-cell office:value-type="float" office:value="100.764">
                <text:p>100.764</text:p>
              </table:table-cell>
              <table:table-cell office:value-type="float" office:value="201.719">
                <text:p>201.71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18.599999999996">
                <text:p>218.599999999996</text:p>
              </table:table-cell>
              <table:table-cell office:value-type="float" office:value="100.819">
                <text:p>100.819</text:p>
              </table:table-cell>
              <table:table-cell office:value-type="float" office:value="201.843">
                <text:p>201.84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8.799999999996">
                <text:p>218.799999999996</text:p>
              </table:table-cell>
              <table:table-cell office:value-type="float" office:value="100.875">
                <text:p>100.875</text:p>
              </table:table-cell>
              <table:table-cell office:value-type="float" office:value="201.968">
                <text:p>201.96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18.999999999996">
                <text:p>218.999999999996</text:p>
              </table:table-cell>
              <table:table-cell office:value-type="float" office:value="100.93">
                <text:p>100.93</text:p>
              </table:table-cell>
              <table:table-cell office:value-type="float" office:value="202.092">
                <text:p>202.09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19.199999999996">
                <text:p>219.199999999996</text:p>
              </table:table-cell>
              <table:table-cell office:value-type="float" office:value="100.985">
                <text:p>100.985</text:p>
              </table:table-cell>
              <table:table-cell office:value-type="float" office:value="202.216">
                <text:p>202.21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19.399999999996">
                <text:p>219.399999999996</text:p>
              </table:table-cell>
              <table:table-cell office:value-type="float" office:value="101.04">
                <text:p>101.04</text:p>
              </table:table-cell>
              <table:table-cell office:value-type="float" office:value="202.339">
                <text:p>202.33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19.599999999996">
                <text:p>219.599999999996</text:p>
              </table:table-cell>
              <table:table-cell office:value-type="float" office:value="101.094">
                <text:p>101.094</text:p>
              </table:table-cell>
              <table:table-cell office:value-type="float" office:value="202.463">
                <text:p>202.46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19.799999999996">
                <text:p>219.799999999996</text:p>
              </table:table-cell>
              <table:table-cell office:value-type="float" office:value="101.149">
                <text:p>101.149</text:p>
              </table:table-cell>
              <table:table-cell office:value-type="float" office:value="202.586">
                <text:p>202.58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19.999999999996">
                <text:p>219.999999999996</text:p>
              </table:table-cell>
              <table:table-cell office:value-type="float" office:value="101.204">
                <text:p>101.204</text:p>
              </table:table-cell>
              <table:table-cell office:value-type="float" office:value="202.708">
                <text:p>202.7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0.199999999996">
                <text:p>220.199999999996</text:p>
              </table:table-cell>
              <table:table-cell office:value-type="float" office:value="101.258">
                <text:p>101.258</text:p>
              </table:table-cell>
              <table:table-cell office:value-type="float" office:value="202.831">
                <text:p>202.83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0.399999999996">
                <text:p>220.399999999996</text:p>
              </table:table-cell>
              <table:table-cell office:value-type="float" office:value="101.313">
                <text:p>101.313</text:p>
              </table:table-cell>
              <table:table-cell office:value-type="float" office:value="202.953">
                <text:p>202.95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0.599999999996">
                <text:p>220.599999999996</text:p>
              </table:table-cell>
              <table:table-cell office:value-type="float" office:value="101.367">
                <text:p>101.367</text:p>
              </table:table-cell>
              <table:table-cell office:value-type="float" office:value="203.075">
                <text:p>203.07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0.799999999996">
                <text:p>220.799999999996</text:p>
              </table:table-cell>
              <table:table-cell office:value-type="float" office:value="101.421">
                <text:p>101.421</text:p>
              </table:table-cell>
              <table:table-cell office:value-type="float" office:value="203.197">
                <text:p>203.19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0.999999999996">
                <text:p>220.999999999996</text:p>
              </table:table-cell>
              <table:table-cell office:value-type="float" office:value="101.475">
                <text:p>101.475</text:p>
              </table:table-cell>
              <table:table-cell office:value-type="float" office:value="203.318">
                <text:p>203.31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1.199999999996">
                <text:p>221.199999999996</text:p>
              </table:table-cell>
              <table:table-cell office:value-type="float" office:value="101.529">
                <text:p>101.529</text:p>
              </table:table-cell>
              <table:table-cell office:value-type="float" office:value="203.44">
                <text:p>203.4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1.399999999996">
                <text:p>221.399999999996</text:p>
              </table:table-cell>
              <table:table-cell office:value-type="float" office:value="101.582">
                <text:p>101.582</text:p>
              </table:table-cell>
              <table:table-cell office:value-type="float" office:value="203.561">
                <text:p>203.56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1.599999999996">
                <text:p>221.599999999996</text:p>
              </table:table-cell>
              <table:table-cell office:value-type="float" office:value="101.636">
                <text:p>101.636</text:p>
              </table:table-cell>
              <table:table-cell office:value-type="float" office:value="203.681">
                <text:p>203.68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1.799999999996">
                <text:p>221.799999999996</text:p>
              </table:table-cell>
              <table:table-cell office:value-type="float" office:value="101.69">
                <text:p>101.69</text:p>
              </table:table-cell>
              <table:table-cell office:value-type="float" office:value="203.802">
                <text:p>203.80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1.999999999996">
                <text:p>221.999999999996</text:p>
              </table:table-cell>
              <table:table-cell office:value-type="float" office:value="101.743">
                <text:p>101.743</text:p>
              </table:table-cell>
              <table:table-cell office:value-type="float" office:value="203.922">
                <text:p>203.92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22.199999999996">
                <text:p>222.199999999996</text:p>
              </table:table-cell>
              <table:table-cell office:value-type="float" office:value="101.796">
                <text:p>101.796</text:p>
              </table:table-cell>
              <table:table-cell office:value-type="float" office:value="204.042">
                <text:p>204.04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22.399999999996">
                <text:p>222.399999999996</text:p>
              </table:table-cell>
              <table:table-cell office:value-type="float" office:value="101.85">
                <text:p>101.85</text:p>
              </table:table-cell>
              <table:table-cell office:value-type="float" office:value="204.162">
                <text:p>204.16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2.599999999996">
                <text:p>222.599999999996</text:p>
              </table:table-cell>
              <table:table-cell office:value-type="float" office:value="101.903">
                <text:p>101.903</text:p>
              </table:table-cell>
              <table:table-cell office:value-type="float" office:value="204.281">
                <text:p>204.28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22.799999999996">
                <text:p>222.799999999996</text:p>
              </table:table-cell>
              <table:table-cell office:value-type="float" office:value="101.956">
                <text:p>101.956</text:p>
              </table:table-cell>
              <table:table-cell office:value-type="float" office:value="204.4">
                <text:p>204.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22.999999999996">
                <text:p>222.999999999996</text:p>
              </table:table-cell>
              <table:table-cell office:value-type="float" office:value="102.008">
                <text:p>102.008</text:p>
              </table:table-cell>
              <table:table-cell office:value-type="float" office:value="204.519">
                <text:p>204.51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3.199999999996">
                <text:p>223.199999999996</text:p>
              </table:table-cell>
              <table:table-cell office:value-type="float" office:value="102.061">
                <text:p>102.061</text:p>
              </table:table-cell>
              <table:table-cell office:value-type="float" office:value="204.637">
                <text:p>204.63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3.399999999996">
                <text:p>223.399999999996</text:p>
              </table:table-cell>
              <table:table-cell office:value-type="float" office:value="102.114">
                <text:p>102.114</text:p>
              </table:table-cell>
              <table:table-cell office:value-type="float" office:value="204.756">
                <text:p>204.75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3.599999999996">
                <text:p>223.599999999996</text:p>
              </table:table-cell>
              <table:table-cell office:value-type="float" office:value="102.166">
                <text:p>102.166</text:p>
              </table:table-cell>
              <table:table-cell office:value-type="float" office:value="204.874">
                <text:p>204.87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3.799999999996">
                <text:p>223.799999999996</text:p>
              </table:table-cell>
              <table:table-cell office:value-type="float" office:value="102.218">
                <text:p>102.218</text:p>
              </table:table-cell>
              <table:table-cell office:value-type="float" office:value="204.992">
                <text:p>204.99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3.999999999996">
                <text:p>223.999999999996</text:p>
              </table:table-cell>
              <table:table-cell office:value-type="float" office:value="102.271">
                <text:p>102.271</text:p>
              </table:table-cell>
              <table:table-cell office:value-type="float" office:value="205.109">
                <text:p>205.10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24.199999999996">
                <text:p>224.199999999996</text:p>
              </table:table-cell>
              <table:table-cell office:value-type="float" office:value="102.323">
                <text:p>102.323</text:p>
              </table:table-cell>
              <table:table-cell office:value-type="float" office:value="205.227">
                <text:p>205.22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24.399999999996">
                <text:p>224.399999999996</text:p>
              </table:table-cell>
              <table:table-cell office:value-type="float" office:value="102.375">
                <text:p>102.375</text:p>
              </table:table-cell>
              <table:table-cell office:value-type="float" office:value="205.344">
                <text:p>205.34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24.599999999996">
                <text:p>224.599999999996</text:p>
              </table:table-cell>
              <table:table-cell office:value-type="float" office:value="102.427">
                <text:p>102.427</text:p>
              </table:table-cell>
              <table:table-cell office:value-type="float" office:value="205.46">
                <text:p>205.4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24.799999999996">
                <text:p>224.799999999996</text:p>
              </table:table-cell>
              <table:table-cell office:value-type="float" office:value="102.478">
                <text:p>102.478</text:p>
              </table:table-cell>
              <table:table-cell office:value-type="float" office:value="205.577">
                <text:p>205.57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24.999999999996">
                <text:p>224.999999999996</text:p>
              </table:table-cell>
              <table:table-cell office:value-type="float" office:value="102.53">
                <text:p>102.53</text:p>
              </table:table-cell>
              <table:table-cell office:value-type="float" office:value="205.693">
                <text:p>205.69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25.199999999996">
                <text:p>225.199999999996</text:p>
              </table:table-cell>
              <table:table-cell office:value-type="float" office:value="102.582">
                <text:p>102.582</text:p>
              </table:table-cell>
              <table:table-cell office:value-type="float" office:value="205.809">
                <text:p>205.80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25.399999999996">
                <text:p>225.399999999996</text:p>
              </table:table-cell>
              <table:table-cell office:value-type="float" office:value="102.633">
                <text:p>102.633</text:p>
              </table:table-cell>
              <table:table-cell office:value-type="float" office:value="205.925">
                <text:p>205.92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25.599999999996">
                <text:p>225.599999999996</text:p>
              </table:table-cell>
              <table:table-cell office:value-type="float" office:value="102.684">
                <text:p>102.684</text:p>
              </table:table-cell>
              <table:table-cell office:value-type="float" office:value="206.04">
                <text:p>206.0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25.799999999996">
                <text:p>225.799999999996</text:p>
              </table:table-cell>
              <table:table-cell office:value-type="float" office:value="102.736">
                <text:p>102.736</text:p>
              </table:table-cell>
              <table:table-cell office:value-type="float" office:value="206.155">
                <text:p>206.1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25.999999999996">
                <text:p>225.999999999996</text:p>
              </table:table-cell>
              <table:table-cell office:value-type="float" office:value="102.787">
                <text:p>102.787</text:p>
              </table:table-cell>
              <table:table-cell office:value-type="float" office:value="206.27">
                <text:p>206.2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26.199999999996">
                <text:p>226.199999999996</text:p>
              </table:table-cell>
              <table:table-cell office:value-type="float" office:value="102.838">
                <text:p>102.838</text:p>
              </table:table-cell>
              <table:table-cell office:value-type="float" office:value="206.385">
                <text:p>206.38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26.399999999996">
                <text:p>226.399999999996</text:p>
              </table:table-cell>
              <table:table-cell office:value-type="float" office:value="102.888">
                <text:p>102.888</text:p>
              </table:table-cell>
              <table:table-cell office:value-type="float" office:value="206.499">
                <text:p>206.49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26.599999999996">
                <text:p>226.599999999996</text:p>
              </table:table-cell>
              <table:table-cell office:value-type="float" office:value="102.939">
                <text:p>102.939</text:p>
              </table:table-cell>
              <table:table-cell office:value-type="float" office:value="206.613">
                <text:p>206.61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26.799999999996">
                <text:p>226.799999999996</text:p>
              </table:table-cell>
              <table:table-cell office:value-type="float" office:value="102.99">
                <text:p>102.99</text:p>
              </table:table-cell>
              <table:table-cell office:value-type="float" office:value="206.727">
                <text:p>206.72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26.999999999996">
                <text:p>226.999999999996</text:p>
              </table:table-cell>
              <table:table-cell office:value-type="float" office:value="103.04">
                <text:p>103.04</text:p>
              </table:table-cell>
              <table:table-cell office:value-type="float" office:value="206.841">
                <text:p>206.84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27.199999999996">
                <text:p>227.199999999996</text:p>
              </table:table-cell>
              <table:table-cell office:value-type="float" office:value="103.091">
                <text:p>103.091</text:p>
              </table:table-cell>
              <table:table-cell office:value-type="float" office:value="206.954">
                <text:p>206.95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27.399999999996">
                <text:p>227.399999999996</text:p>
              </table:table-cell>
              <table:table-cell office:value-type="float" office:value="103.141">
                <text:p>103.141</text:p>
              </table:table-cell>
              <table:table-cell office:value-type="float" office:value="207.067">
                <text:p>207.06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27.599999999996">
                <text:p>227.599999999996</text:p>
              </table:table-cell>
              <table:table-cell office:value-type="float" office:value="103.191">
                <text:p>103.191</text:p>
              </table:table-cell>
              <table:table-cell office:value-type="float" office:value="207.18">
                <text:p>207.1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7.799999999996">
                <text:p>227.799999999996</text:p>
              </table:table-cell>
              <table:table-cell office:value-type="float" office:value="103.241">
                <text:p>103.241</text:p>
              </table:table-cell>
              <table:table-cell office:value-type="float" office:value="207.293">
                <text:p>207.29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27.999999999996">
                <text:p>227.999999999996</text:p>
              </table:table-cell>
              <table:table-cell office:value-type="float" office:value="103.291">
                <text:p>103.291</text:p>
              </table:table-cell>
              <table:table-cell office:value-type="float" office:value="207.405">
                <text:p>207.4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28.199999999996">
                <text:p>228.199999999996</text:p>
              </table:table-cell>
              <table:table-cell office:value-type="float" office:value="103.341">
                <text:p>103.341</text:p>
              </table:table-cell>
              <table:table-cell office:value-type="float" office:value="207.517">
                <text:p>207.51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28.399999999996">
                <text:p>228.399999999996</text:p>
              </table:table-cell>
              <table:table-cell office:value-type="float" office:value="103.39">
                <text:p>103.39</text:p>
              </table:table-cell>
              <table:table-cell office:value-type="float" office:value="207.629">
                <text:p>207.62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28.599999999996">
                <text:p>228.599999999996</text:p>
              </table:table-cell>
              <table:table-cell office:value-type="float" office:value="103.44">
                <text:p>103.44</text:p>
              </table:table-cell>
              <table:table-cell office:value-type="float" office:value="207.74">
                <text:p>207.7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28.799999999996">
                <text:p>228.799999999996</text:p>
              </table:table-cell>
              <table:table-cell office:value-type="float" office:value="103.489">
                <text:p>103.489</text:p>
              </table:table-cell>
              <table:table-cell office:value-type="float" office:value="207.851">
                <text:p>207.85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28.999999999996">
                <text:p>228.999999999996</text:p>
              </table:table-cell>
              <table:table-cell office:value-type="float" office:value="103.539">
                <text:p>103.539</text:p>
              </table:table-cell>
              <table:table-cell office:value-type="float" office:value="207.962">
                <text:p>207.96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29.199999999996">
                <text:p>229.199999999996</text:p>
              </table:table-cell>
              <table:table-cell office:value-type="float" office:value="103.588">
                <text:p>103.588</text:p>
              </table:table-cell>
              <table:table-cell office:value-type="float" office:value="208.073">
                <text:p>208.07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29.399999999996">
                <text:p>229.399999999996</text:p>
              </table:table-cell>
              <table:table-cell office:value-type="float" office:value="103.637">
                <text:p>103.637</text:p>
              </table:table-cell>
              <table:table-cell office:value-type="float" office:value="208.184">
                <text:p>208.18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29.599999999995">
                <text:p>229.599999999995</text:p>
              </table:table-cell>
              <table:table-cell office:value-type="float" office:value="103.686">
                <text:p>103.686</text:p>
              </table:table-cell>
              <table:table-cell office:value-type="float" office:value="208.294">
                <text:p>208.29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29.799999999995">
                <text:p>229.799999999995</text:p>
              </table:table-cell>
              <table:table-cell office:value-type="float" office:value="103.735">
                <text:p>103.735</text:p>
              </table:table-cell>
              <table:table-cell office:value-type="float" office:value="208.404">
                <text:p>208.40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29.999999999995">
                <text:p>229.999999999995</text:p>
              </table:table-cell>
              <table:table-cell office:value-type="float" office:value="103.784">
                <text:p>103.784</text:p>
              </table:table-cell>
              <table:table-cell office:value-type="float" office:value="208.513">
                <text:p>208.5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0.199999999995">
                <text:p>230.199999999995</text:p>
              </table:table-cell>
              <table:table-cell office:value-type="float" office:value="103.832">
                <text:p>103.832</text:p>
              </table:table-cell>
              <table:table-cell office:value-type="float" office:value="208.623">
                <text:p>208.62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0.399999999995">
                <text:p>230.399999999995</text:p>
              </table:table-cell>
              <table:table-cell office:value-type="float" office:value="103.881">
                <text:p>103.881</text:p>
              </table:table-cell>
              <table:table-cell office:value-type="float" office:value="208.732">
                <text:p>208.73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0.599999999995">
                <text:p>230.599999999995</text:p>
              </table:table-cell>
              <table:table-cell office:value-type="float" office:value="103.929">
                <text:p>103.929</text:p>
              </table:table-cell>
              <table:table-cell office:value-type="float" office:value="208.841">
                <text:p>208.84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0.799999999995">
                <text:p>230.799999999995</text:p>
              </table:table-cell>
              <table:table-cell office:value-type="float" office:value="103.977">
                <text:p>103.977</text:p>
              </table:table-cell>
              <table:table-cell office:value-type="float" office:value="208.949">
                <text:p>208.94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0.999999999995">
                <text:p>230.999999999995</text:p>
              </table:table-cell>
              <table:table-cell office:value-type="float" office:value="104.025">
                <text:p>104.025</text:p>
              </table:table-cell>
              <table:table-cell office:value-type="float" office:value="209.058">
                <text:p>209.05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1.199999999995">
                <text:p>231.199999999995</text:p>
              </table:table-cell>
              <table:table-cell office:value-type="float" office:value="104.074">
                <text:p>104.074</text:p>
              </table:table-cell>
              <table:table-cell office:value-type="float" office:value="209.166">
                <text:p>209.16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1.399999999995">
                <text:p>231.399999999995</text:p>
              </table:table-cell>
              <table:table-cell office:value-type="float" office:value="104.121">
                <text:p>104.121</text:p>
              </table:table-cell>
              <table:table-cell office:value-type="float" office:value="209.274">
                <text:p>209.27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1.599999999995">
                <text:p>231.599999999995</text:p>
              </table:table-cell>
              <table:table-cell office:value-type="float" office:value="104.169">
                <text:p>104.169</text:p>
              </table:table-cell>
              <table:table-cell office:value-type="float" office:value="209.381">
                <text:p>209.38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1.799999999995">
                <text:p>231.799999999995</text:p>
              </table:table-cell>
              <table:table-cell office:value-type="float" office:value="104.217">
                <text:p>104.217</text:p>
              </table:table-cell>
              <table:table-cell office:value-type="float" office:value="209.488">
                <text:p>209.48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1.999999999995">
                <text:p>231.999999999995</text:p>
              </table:table-cell>
              <table:table-cell office:value-type="float" office:value="104.265">
                <text:p>104.265</text:p>
              </table:table-cell>
              <table:table-cell office:value-type="float" office:value="209.595">
                <text:p>209.59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2.199999999995">
                <text:p>232.199999999995</text:p>
              </table:table-cell>
              <table:table-cell office:value-type="float" office:value="104.312">
                <text:p>104.312</text:p>
              </table:table-cell>
              <table:table-cell office:value-type="float" office:value="209.702">
                <text:p>209.70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2.399999999995">
                <text:p>232.399999999995</text:p>
              </table:table-cell>
              <table:table-cell office:value-type="float" office:value="104.359">
                <text:p>104.359</text:p>
              </table:table-cell>
              <table:table-cell office:value-type="float" office:value="209.809">
                <text:p>209.80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2.599999999995">
                <text:p>232.599999999995</text:p>
              </table:table-cell>
              <table:table-cell office:value-type="float" office:value="104.407">
                <text:p>104.407</text:p>
              </table:table-cell>
              <table:table-cell office:value-type="float" office:value="209.915">
                <text:p>209.91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2.799999999995">
                <text:p>232.799999999995</text:p>
              </table:table-cell>
              <table:table-cell office:value-type="float" office:value="104.454">
                <text:p>104.454</text:p>
              </table:table-cell>
              <table:table-cell office:value-type="float" office:value="210.021">
                <text:p>210.02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2.999999999995">
                <text:p>232.999999999995</text:p>
              </table:table-cell>
              <table:table-cell office:value-type="float" office:value="104.501">
                <text:p>104.501</text:p>
              </table:table-cell>
              <table:table-cell office:value-type="float" office:value="210.127">
                <text:p>210.12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3.199999999995">
                <text:p>233.199999999995</text:p>
              </table:table-cell>
              <table:table-cell office:value-type="float" office:value="104.547">
                <text:p>104.547</text:p>
              </table:table-cell>
              <table:table-cell office:value-type="float" office:value="210.232">
                <text:p>210.23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3.399999999995">
                <text:p>233.399999999995</text:p>
              </table:table-cell>
              <table:table-cell office:value-type="float" office:value="104.594">
                <text:p>104.594</text:p>
              </table:table-cell>
              <table:table-cell office:value-type="float" office:value="210.337">
                <text:p>210.33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3.599999999995">
                <text:p>233.599999999995</text:p>
              </table:table-cell>
              <table:table-cell office:value-type="float" office:value="104.641">
                <text:p>104.641</text:p>
              </table:table-cell>
              <table:table-cell office:value-type="float" office:value="210.442">
                <text:p>210.44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3.799999999995">
                <text:p>233.799999999995</text:p>
              </table:table-cell>
              <table:table-cell office:value-type="float" office:value="104.687">
                <text:p>104.687</text:p>
              </table:table-cell>
              <table:table-cell office:value-type="float" office:value="210.547">
                <text:p>210.54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3.999999999995">
                <text:p>233.999999999995</text:p>
              </table:table-cell>
              <table:table-cell office:value-type="float" office:value="104.734">
                <text:p>104.734</text:p>
              </table:table-cell>
              <table:table-cell office:value-type="float" office:value="210.651">
                <text:p>210.65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4.199999999995">
                <text:p>234.199999999995</text:p>
              </table:table-cell>
              <table:table-cell office:value-type="float" office:value="104.78">
                <text:p>104.78</text:p>
              </table:table-cell>
              <table:table-cell office:value-type="float" office:value="210.756">
                <text:p>210.75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4.399999999995">
                <text:p>234.399999999995</text:p>
              </table:table-cell>
              <table:table-cell office:value-type="float" office:value="104.826">
                <text:p>104.826</text:p>
              </table:table-cell>
              <table:table-cell office:value-type="float" office:value="210.859">
                <text:p>210.85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4.599999999995">
                <text:p>234.599999999995</text:p>
              </table:table-cell>
              <table:table-cell office:value-type="float" office:value="104.872">
                <text:p>104.872</text:p>
              </table:table-cell>
              <table:table-cell office:value-type="float" office:value="210.963">
                <text:p>210.96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4.799999999995">
                <text:p>234.799999999995</text:p>
              </table:table-cell>
              <table:table-cell office:value-type="float" office:value="104.918">
                <text:p>104.918</text:p>
              </table:table-cell>
              <table:table-cell office:value-type="float" office:value="211.066">
                <text:p>211.06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4.999999999995">
                <text:p>234.999999999995</text:p>
              </table:table-cell>
              <table:table-cell office:value-type="float" office:value="104.964">
                <text:p>104.964</text:p>
              </table:table-cell>
              <table:table-cell office:value-type="float" office:value="211.17">
                <text:p>211.1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5.199999999995">
                <text:p>235.199999999995</text:p>
              </table:table-cell>
              <table:table-cell office:value-type="float" office:value="105.01">
                <text:p>105.01</text:p>
              </table:table-cell>
              <table:table-cell office:value-type="float" office:value="211.272">
                <text:p>211.27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5.399999999995">
                <text:p>235.399999999995</text:p>
              </table:table-cell>
              <table:table-cell office:value-type="float" office:value="105.055">
                <text:p>105.055</text:p>
              </table:table-cell>
              <table:table-cell office:value-type="float" office:value="211.375">
                <text:p>211.37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5.599999999995">
                <text:p>235.599999999995</text:p>
              </table:table-cell>
              <table:table-cell office:value-type="float" office:value="105.101">
                <text:p>105.101</text:p>
              </table:table-cell>
              <table:table-cell office:value-type="float" office:value="211.477">
                <text:p>211.47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5.799999999995">
                <text:p>235.799999999995</text:p>
              </table:table-cell>
              <table:table-cell office:value-type="float" office:value="105.146">
                <text:p>105.146</text:p>
              </table:table-cell>
              <table:table-cell office:value-type="float" office:value="211.579">
                <text:p>211.57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5.999999999995">
                <text:p>235.999999999995</text:p>
              </table:table-cell>
              <table:table-cell office:value-type="float" office:value="105.191">
                <text:p>105.191</text:p>
              </table:table-cell>
              <table:table-cell office:value-type="float" office:value="211.681">
                <text:p>211.68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6.199999999995">
                <text:p>236.199999999995</text:p>
              </table:table-cell>
              <table:table-cell office:value-type="float" office:value="105.237">
                <text:p>105.237</text:p>
              </table:table-cell>
              <table:table-cell office:value-type="float" office:value="211.783">
                <text:p>211.78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6.399999999995">
                <text:p>236.399999999995</text:p>
              </table:table-cell>
              <table:table-cell office:value-type="float" office:value="105.282">
                <text:p>105.282</text:p>
              </table:table-cell>
              <table:table-cell office:value-type="float" office:value="211.884">
                <text:p>211.88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6.599999999995">
                <text:p>236.599999999995</text:p>
              </table:table-cell>
              <table:table-cell office:value-type="float" office:value="105.326">
                <text:p>105.326</text:p>
              </table:table-cell>
              <table:table-cell office:value-type="float" office:value="211.985">
                <text:p>211.9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6.799999999995">
                <text:p>236.799999999995</text:p>
              </table:table-cell>
              <table:table-cell office:value-type="float" office:value="105.371">
                <text:p>105.371</text:p>
              </table:table-cell>
              <table:table-cell office:value-type="float" office:value="212.086">
                <text:p>212.0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6.999999999995">
                <text:p>236.999999999995</text:p>
              </table:table-cell>
              <table:table-cell office:value-type="float" office:value="105.416">
                <text:p>105.416</text:p>
              </table:table-cell>
              <table:table-cell office:value-type="float" office:value="212.186">
                <text:p>212.18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7.199999999995">
                <text:p>237.199999999995</text:p>
              </table:table-cell>
              <table:table-cell office:value-type="float" office:value="105.46">
                <text:p>105.46</text:p>
              </table:table-cell>
              <table:table-cell office:value-type="float" office:value="212.286">
                <text:p>212.28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7.399999999995">
                <text:p>237.399999999995</text:p>
              </table:table-cell>
              <table:table-cell office:value-type="float" office:value="105.505">
                <text:p>105.505</text:p>
              </table:table-cell>
              <table:table-cell office:value-type="float" office:value="212.386">
                <text:p>212.38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7.599999999995">
                <text:p>237.599999999995</text:p>
              </table:table-cell>
              <table:table-cell office:value-type="float" office:value="105.549">
                <text:p>105.549</text:p>
              </table:table-cell>
              <table:table-cell office:value-type="float" office:value="212.486">
                <text:p>212.486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7.799999999995">
                <text:p>237.799999999995</text:p>
              </table:table-cell>
              <table:table-cell office:value-type="float" office:value="105.593">
                <text:p>105.593</text:p>
              </table:table-cell>
              <table:table-cell office:value-type="float" office:value="212.586">
                <text:p>212.58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7.999999999995">
                <text:p>237.999999999995</text:p>
              </table:table-cell>
              <table:table-cell office:value-type="float" office:value="105.637">
                <text:p>105.637</text:p>
              </table:table-cell>
              <table:table-cell office:value-type="float" office:value="212.685">
                <text:p>212.68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8.199999999995">
                <text:p>238.199999999995</text:p>
              </table:table-cell>
              <table:table-cell office:value-type="float" office:value="105.681">
                <text:p>105.681</text:p>
              </table:table-cell>
              <table:table-cell office:value-type="float" office:value="212.784">
                <text:p>212.78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8.399999999995">
                <text:p>238.399999999995</text:p>
              </table:table-cell>
              <table:table-cell office:value-type="float" office:value="105.725">
                <text:p>105.725</text:p>
              </table:table-cell>
              <table:table-cell office:value-type="float" office:value="212.882">
                <text:p>212.88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8.599999999995">
                <text:p>238.599999999995</text:p>
              </table:table-cell>
              <table:table-cell office:value-type="float" office:value="105.769">
                <text:p>105.769</text:p>
              </table:table-cell>
              <table:table-cell office:value-type="float" office:value="212.981">
                <text:p>212.98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8.799999999995">
                <text:p>238.799999999995</text:p>
              </table:table-cell>
              <table:table-cell office:value-type="float" office:value="105.813">
                <text:p>105.813</text:p>
              </table:table-cell>
              <table:table-cell office:value-type="float" office:value="213.079">
                <text:p>213.07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8.999999999995">
                <text:p>238.999999999995</text:p>
              </table:table-cell>
              <table:table-cell office:value-type="float" office:value="105.856">
                <text:p>105.856</text:p>
              </table:table-cell>
              <table:table-cell office:value-type="float" office:value="213.177">
                <text:p>213.17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9.199999999995">
                <text:p>239.199999999995</text:p>
              </table:table-cell>
              <table:table-cell office:value-type="float" office:value="105.9">
                <text:p>105.9</text:p>
              </table:table-cell>
              <table:table-cell office:value-type="float" office:value="213.274">
                <text:p>213.27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9.399999999995">
                <text:p>239.399999999995</text:p>
              </table:table-cell>
              <table:table-cell office:value-type="float" office:value="105.943">
                <text:p>105.943</text:p>
              </table:table-cell>
              <table:table-cell office:value-type="float" office:value="213.372">
                <text:p>213.37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9.599999999995">
                <text:p>239.599999999995</text:p>
              </table:table-cell>
              <table:table-cell office:value-type="float" office:value="105.986">
                <text:p>105.986</text:p>
              </table:table-cell>
              <table:table-cell office:value-type="float" office:value="213.469">
                <text:p>213.46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39.799999999995">
                <text:p>239.799999999995</text:p>
              </table:table-cell>
              <table:table-cell office:value-type="float" office:value="106.029">
                <text:p>106.029</text:p>
              </table:table-cell>
              <table:table-cell office:value-type="float" office:value="213.566">
                <text:p>213.56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39.999999999995">
                <text:p>239.999999999995</text:p>
              </table:table-cell>
              <table:table-cell office:value-type="float" office:value="106.072">
                <text:p>106.072</text:p>
              </table:table-cell>
              <table:table-cell office:value-type="float" office:value="213.662">
                <text:p>213.66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0.199999999995">
                <text:p>240.199999999995</text:p>
              </table:table-cell>
              <table:table-cell office:value-type="float" office:value="106.115">
                <text:p>106.115</text:p>
              </table:table-cell>
              <table:table-cell office:value-type="float" office:value="213.759">
                <text:p>213.75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0.399999999995">
                <text:p>240.399999999995</text:p>
              </table:table-cell>
              <table:table-cell office:value-type="float" office:value="106.157">
                <text:p>106.157</text:p>
              </table:table-cell>
              <table:table-cell office:value-type="float" office:value="213.855">
                <text:p>213.85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0.599999999995">
                <text:p>240.599999999995</text:p>
              </table:table-cell>
              <table:table-cell office:value-type="float" office:value="106.2">
                <text:p>106.2</text:p>
              </table:table-cell>
              <table:table-cell office:value-type="float" office:value="213.951">
                <text:p>213.95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0.799999999995">
                <text:p>240.799999999995</text:p>
              </table:table-cell>
              <table:table-cell office:value-type="float" office:value="106.242">
                <text:p>106.242</text:p>
              </table:table-cell>
              <table:table-cell office:value-type="float" office:value="214.046">
                <text:p>214.04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0.999999999995">
                <text:p>240.999999999995</text:p>
              </table:table-cell>
              <table:table-cell office:value-type="float" office:value="106.285">
                <text:p>106.285</text:p>
              </table:table-cell>
              <table:table-cell office:value-type="float" office:value="214.141">
                <text:p>214.14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1.199999999995">
                <text:p>241.199999999995</text:p>
              </table:table-cell>
              <table:table-cell office:value-type="float" office:value="106.327">
                <text:p>106.327</text:p>
              </table:table-cell>
              <table:table-cell office:value-type="float" office:value="214.236">
                <text:p>214.23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1.399999999995">
                <text:p>241.399999999995</text:p>
              </table:table-cell>
              <table:table-cell office:value-type="float" office:value="106.369">
                <text:p>106.369</text:p>
              </table:table-cell>
              <table:table-cell office:value-type="float" office:value="214.331">
                <text:p>214.33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1.599999999995">
                <text:p>241.599999999995</text:p>
              </table:table-cell>
              <table:table-cell office:value-type="float" office:value="106.411">
                <text:p>106.411</text:p>
              </table:table-cell>
              <table:table-cell office:value-type="float" office:value="214.426">
                <text:p>214.42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1.799999999995">
                <text:p>241.799999999995</text:p>
              </table:table-cell>
              <table:table-cell office:value-type="float" office:value="106.453">
                <text:p>106.453</text:p>
              </table:table-cell>
              <table:table-cell office:value-type="float" office:value="214.52">
                <text:p>214.5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1.999999999995">
                <text:p>241.999999999995</text:p>
              </table:table-cell>
              <table:table-cell office:value-type="float" office:value="106.495">
                <text:p>106.495</text:p>
              </table:table-cell>
              <table:table-cell office:value-type="float" office:value="214.614">
                <text:p>214.61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2.199999999995">
                <text:p>242.199999999995</text:p>
              </table:table-cell>
              <table:table-cell office:value-type="float" office:value="106.536">
                <text:p>106.536</text:p>
              </table:table-cell>
              <table:table-cell office:value-type="float" office:value="214.708">
                <text:p>214.70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2.399999999995">
                <text:p>242.399999999995</text:p>
              </table:table-cell>
              <table:table-cell office:value-type="float" office:value="106.578">
                <text:p>106.578</text:p>
              </table:table-cell>
              <table:table-cell office:value-type="float" office:value="214.801">
                <text:p>214.80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2.599999999995">
                <text:p>242.599999999995</text:p>
              </table:table-cell>
              <table:table-cell office:value-type="float" office:value="106.619">
                <text:p>106.619</text:p>
              </table:table-cell>
              <table:table-cell office:value-type="float" office:value="214.894">
                <text:p>214.89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2.799999999995">
                <text:p>242.799999999995</text:p>
              </table:table-cell>
              <table:table-cell office:value-type="float" office:value="106.661">
                <text:p>106.661</text:p>
              </table:table-cell>
              <table:table-cell office:value-type="float" office:value="214.987">
                <text:p>214.98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2.999999999995">
                <text:p>242.999999999995</text:p>
              </table:table-cell>
              <table:table-cell office:value-type="float" office:value="106.702">
                <text:p>106.702</text:p>
              </table:table-cell>
              <table:table-cell office:value-type="float" office:value="215.08">
                <text:p>215.0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3.199999999995">
                <text:p>243.199999999995</text:p>
              </table:table-cell>
              <table:table-cell office:value-type="float" office:value="106.743">
                <text:p>106.743</text:p>
              </table:table-cell>
              <table:table-cell office:value-type="float" office:value="215.172">
                <text:p>215.17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3.399999999995">
                <text:p>243.399999999995</text:p>
              </table:table-cell>
              <table:table-cell office:value-type="float" office:value="106.784">
                <text:p>106.784</text:p>
              </table:table-cell>
              <table:table-cell office:value-type="float" office:value="215.265">
                <text:p>215.26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3.599999999995">
                <text:p>243.599999999995</text:p>
              </table:table-cell>
              <table:table-cell office:value-type="float" office:value="106.825">
                <text:p>106.825</text:p>
              </table:table-cell>
              <table:table-cell office:value-type="float" office:value="215.357">
                <text:p>215.35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3.799999999995">
                <text:p>243.799999999995</text:p>
              </table:table-cell>
              <table:table-cell office:value-type="float" office:value="106.866">
                <text:p>106.866</text:p>
              </table:table-cell>
              <table:table-cell office:value-type="float" office:value="215.448">
                <text:p>215.44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3.999999999995">
                <text:p>243.999999999995</text:p>
              </table:table-cell>
              <table:table-cell office:value-type="float" office:value="106.906">
                <text:p>106.906</text:p>
              </table:table-cell>
              <table:table-cell office:value-type="float" office:value="215.54">
                <text:p>215.5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4.199999999995">
                <text:p>244.199999999995</text:p>
              </table:table-cell>
              <table:table-cell office:value-type="float" office:value="106.947">
                <text:p>106.947</text:p>
              </table:table-cell>
              <table:table-cell office:value-type="float" office:value="215.631">
                <text:p>215.63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4.399999999995">
                <text:p>244.399999999995</text:p>
              </table:table-cell>
              <table:table-cell office:value-type="float" office:value="106.987">
                <text:p>106.987</text:p>
              </table:table-cell>
              <table:table-cell office:value-type="float" office:value="215.722">
                <text:p>215.72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4.599999999995">
                <text:p>244.599999999995</text:p>
              </table:table-cell>
              <table:table-cell office:value-type="float" office:value="107.027">
                <text:p>107.027</text:p>
              </table:table-cell>
              <table:table-cell office:value-type="float" office:value="215.812">
                <text:p>215.81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4.799999999995">
                <text:p>244.799999999995</text:p>
              </table:table-cell>
              <table:table-cell office:value-type="float" office:value="107.068">
                <text:p>107.068</text:p>
              </table:table-cell>
              <table:table-cell office:value-type="float" office:value="215.903">
                <text:p>215.90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4.999999999995">
                <text:p>244.999999999995</text:p>
              </table:table-cell>
              <table:table-cell office:value-type="float" office:value="107.108">
                <text:p>107.108</text:p>
              </table:table-cell>
              <table:table-cell office:value-type="float" office:value="215.993">
                <text:p>215.99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5.199999999995">
                <text:p>245.199999999995</text:p>
              </table:table-cell>
              <table:table-cell office:value-type="float" office:value="107.148">
                <text:p>107.148</text:p>
              </table:table-cell>
              <table:table-cell office:value-type="float" office:value="216.083">
                <text:p>216.08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5.399999999995">
                <text:p>245.399999999995</text:p>
              </table:table-cell>
              <table:table-cell office:value-type="float" office:value="107.187">
                <text:p>107.187</text:p>
              </table:table-cell>
              <table:table-cell office:value-type="float" office:value="216.172">
                <text:p>216.17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5.599999999995">
                <text:p>245.599999999995</text:p>
              </table:table-cell>
              <table:table-cell office:value-type="float" office:value="107.227">
                <text:p>107.227</text:p>
              </table:table-cell>
              <table:table-cell office:value-type="float" office:value="216.262">
                <text:p>216.26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5.799999999995">
                <text:p>245.799999999995</text:p>
              </table:table-cell>
              <table:table-cell office:value-type="float" office:value="107.267">
                <text:p>107.267</text:p>
              </table:table-cell>
              <table:table-cell office:value-type="float" office:value="216.351">
                <text:p>216.35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5.999999999995">
                <text:p>245.999999999995</text:p>
              </table:table-cell>
              <table:table-cell office:value-type="float" office:value="107.306">
                <text:p>107.306</text:p>
              </table:table-cell>
              <table:table-cell office:value-type="float" office:value="216.44">
                <text:p>216.4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6.199999999995">
                <text:p>246.199999999995</text:p>
              </table:table-cell>
              <table:table-cell office:value-type="float" office:value="107.346">
                <text:p>107.346</text:p>
              </table:table-cell>
              <table:table-cell office:value-type="float" office:value="216.528">
                <text:p>216.52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6.399999999995">
                <text:p>246.399999999995</text:p>
              </table:table-cell>
              <table:table-cell office:value-type="float" office:value="107.385">
                <text:p>107.385</text:p>
              </table:table-cell>
              <table:table-cell office:value-type="float" office:value="216.616">
                <text:p>216.61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6.599999999995">
                <text:p>246.599999999995</text:p>
              </table:table-cell>
              <table:table-cell office:value-type="float" office:value="107.424">
                <text:p>107.424</text:p>
              </table:table-cell>
              <table:table-cell office:value-type="float" office:value="216.704">
                <text:p>216.70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6.799999999995">
                <text:p>246.799999999995</text:p>
              </table:table-cell>
              <table:table-cell office:value-type="float" office:value="107.463">
                <text:p>107.463</text:p>
              </table:table-cell>
              <table:table-cell office:value-type="float" office:value="216.792">
                <text:p>216.79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6.999999999995">
                <text:p>246.999999999995</text:p>
              </table:table-cell>
              <table:table-cell office:value-type="float" office:value="107.502">
                <text:p>107.502</text:p>
              </table:table-cell>
              <table:table-cell office:value-type="float" office:value="216.88">
                <text:p>216.8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7.199999999994">
                <text:p>247.199999999994</text:p>
              </table:table-cell>
              <table:table-cell office:value-type="float" office:value="107.541">
                <text:p>107.541</text:p>
              </table:table-cell>
              <table:table-cell office:value-type="float" office:value="216.967">
                <text:p>216.96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7.399999999995">
                <text:p>247.399999999995</text:p>
              </table:table-cell>
              <table:table-cell office:value-type="float" office:value="107.579">
                <text:p>107.579</text:p>
              </table:table-cell>
              <table:table-cell office:value-type="float" office:value="217.054">
                <text:p>217.05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47.599999999994">
                <text:p>247.599999999994</text:p>
              </table:table-cell>
              <table:table-cell office:value-type="float" office:value="107.618">
                <text:p>107.618</text:p>
              </table:table-cell>
              <table:table-cell office:value-type="float" office:value="217.141">
                <text:p>217.14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7.799999999994">
                <text:p>247.799999999994</text:p>
              </table:table-cell>
              <table:table-cell office:value-type="float" office:value="107.656">
                <text:p>107.656</text:p>
              </table:table-cell>
              <table:table-cell office:value-type="float" office:value="217.227">
                <text:p>217.22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7.999999999994">
                <text:p>247.999999999994</text:p>
              </table:table-cell>
              <table:table-cell office:value-type="float" office:value="107.695">
                <text:p>107.695</text:p>
              </table:table-cell>
              <table:table-cell office:value-type="float" office:value="217.314">
                <text:p>217.31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8.199999999994">
                <text:p>248.199999999994</text:p>
              </table:table-cell>
              <table:table-cell office:value-type="float" office:value="107.733">
                <text:p>107.733</text:p>
              </table:table-cell>
              <table:table-cell office:value-type="float" office:value="217.4">
                <text:p>217.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8.399999999994">
                <text:p>248.399999999994</text:p>
              </table:table-cell>
              <table:table-cell office:value-type="float" office:value="107.771">
                <text:p>107.771</text:p>
              </table:table-cell>
              <table:table-cell office:value-type="float" office:value="217.485">
                <text:p>217.48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8.599999999994">
                <text:p>248.599999999994</text:p>
              </table:table-cell>
              <table:table-cell office:value-type="float" office:value="107.809">
                <text:p>107.809</text:p>
              </table:table-cell>
              <table:table-cell office:value-type="float" office:value="217.571">
                <text:p>217.57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8.799999999994">
                <text:p>248.799999999994</text:p>
              </table:table-cell>
              <table:table-cell office:value-type="float" office:value="107.847">
                <text:p>107.847</text:p>
              </table:table-cell>
              <table:table-cell office:value-type="float" office:value="217.656">
                <text:p>217.65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8.999999999994">
                <text:p>248.999999999994</text:p>
              </table:table-cell>
              <table:table-cell office:value-type="float" office:value="107.885">
                <text:p>107.885</text:p>
              </table:table-cell>
              <table:table-cell office:value-type="float" office:value="217.741">
                <text:p>217.74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9.199999999994">
                <text:p>249.199999999994</text:p>
              </table:table-cell>
              <table:table-cell office:value-type="float" office:value="107.922">
                <text:p>107.922</text:p>
              </table:table-cell>
              <table:table-cell office:value-type="float" office:value="217.826">
                <text:p>217.826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49.399999999994">
                <text:p>249.399999999994</text:p>
              </table:table-cell>
              <table:table-cell office:value-type="float" office:value="107.96">
                <text:p>107.96</text:p>
              </table:table-cell>
              <table:table-cell office:value-type="float" office:value="217.91">
                <text:p>217.9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49.599999999994">
                <text:p>249.599999999994</text:p>
              </table:table-cell>
              <table:table-cell office:value-type="float" office:value="107.997">
                <text:p>107.997</text:p>
              </table:table-cell>
              <table:table-cell office:value-type="float" office:value="217.995">
                <text:p>217.99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49.799999999994">
                <text:p>249.799999999994</text:p>
              </table:table-cell>
              <table:table-cell office:value-type="float" office:value="108.035">
                <text:p>108.035</text:p>
              </table:table-cell>
              <table:table-cell office:value-type="float" office:value="218.079">
                <text:p>218.07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49.999999999994">
                <text:p>249.999999999994</text:p>
              </table:table-cell>
              <table:table-cell office:value-type="float" office:value="108.072">
                <text:p>108.072</text:p>
              </table:table-cell>
              <table:table-cell office:value-type="float" office:value="218.162">
                <text:p>218.16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0.199999999994">
                <text:p>250.199999999994</text:p>
              </table:table-cell>
              <table:table-cell office:value-type="float" office:value="108.109">
                <text:p>108.109</text:p>
              </table:table-cell>
              <table:table-cell office:value-type="float" office:value="218.246">
                <text:p>218.24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0.399999999994">
                <text:p>250.399999999994</text:p>
              </table:table-cell>
              <table:table-cell office:value-type="float" office:value="108.146">
                <text:p>108.146</text:p>
              </table:table-cell>
              <table:table-cell office:value-type="float" office:value="218.329">
                <text:p>218.32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0.599999999994">
                <text:p>250.599999999994</text:p>
              </table:table-cell>
              <table:table-cell office:value-type="float" office:value="108.183">
                <text:p>108.183</text:p>
              </table:table-cell>
              <table:table-cell office:value-type="float" office:value="218.412">
                <text:p>218.41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0.799999999994">
                <text:p>250.799999999994</text:p>
              </table:table-cell>
              <table:table-cell office:value-type="float" office:value="108.219">
                <text:p>108.219</text:p>
              </table:table-cell>
              <table:table-cell office:value-type="float" office:value="218.495">
                <text:p>218.49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0.999999999994">
                <text:p>250.999999999994</text:p>
              </table:table-cell>
              <table:table-cell office:value-type="float" office:value="108.256">
                <text:p>108.256</text:p>
              </table:table-cell>
              <table:table-cell office:value-type="float" office:value="218.577">
                <text:p>218.57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1.199999999994">
                <text:p>251.199999999994</text:p>
              </table:table-cell>
              <table:table-cell office:value-type="float" office:value="108.293">
                <text:p>108.293</text:p>
              </table:table-cell>
              <table:table-cell office:value-type="float" office:value="218.659">
                <text:p>218.65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1.399999999994">
                <text:p>251.399999999994</text:p>
              </table:table-cell>
              <table:table-cell office:value-type="float" office:value="108.329">
                <text:p>108.329</text:p>
              </table:table-cell>
              <table:table-cell office:value-type="float" office:value="218.741">
                <text:p>218.74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1.599999999994">
                <text:p>251.599999999994</text:p>
              </table:table-cell>
              <table:table-cell office:value-type="float" office:value="108.365">
                <text:p>108.365</text:p>
              </table:table-cell>
              <table:table-cell office:value-type="float" office:value="218.823">
                <text:p>218.82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1.799999999994">
                <text:p>251.799999999994</text:p>
              </table:table-cell>
              <table:table-cell office:value-type="float" office:value="108.402">
                <text:p>108.402</text:p>
              </table:table-cell>
              <table:table-cell office:value-type="float" office:value="218.904">
                <text:p>218.90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51.999999999994">
                <text:p>251.999999999994</text:p>
              </table:table-cell>
              <table:table-cell office:value-type="float" office:value="108.438">
                <text:p>108.438</text:p>
              </table:table-cell>
              <table:table-cell office:value-type="float" office:value="218.985">
                <text:p>218.98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52.199999999994">
                <text:p>252.199999999994</text:p>
              </table:table-cell>
              <table:table-cell office:value-type="float" office:value="108.474">
                <text:p>108.474</text:p>
              </table:table-cell>
              <table:table-cell office:value-type="float" office:value="219.066">
                <text:p>219.06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2.399999999994">
                <text:p>252.399999999994</text:p>
              </table:table-cell>
              <table:table-cell office:value-type="float" office:value="108.509">
                <text:p>108.509</text:p>
              </table:table-cell>
              <table:table-cell office:value-type="float" office:value="219.147">
                <text:p>219.14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2.599999999994">
                <text:p>252.599999999994</text:p>
              </table:table-cell>
              <table:table-cell office:value-type="float" office:value="108.545">
                <text:p>108.545</text:p>
              </table:table-cell>
              <table:table-cell office:value-type="float" office:value="219.227">
                <text:p>219.22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52.799999999994">
                <text:p>252.799999999994</text:p>
              </table:table-cell>
              <table:table-cell office:value-type="float" office:value="108.581">
                <text:p>108.581</text:p>
              </table:table-cell>
              <table:table-cell office:value-type="float" office:value="219.308">
                <text:p>219.30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2.999999999994">
                <text:p>252.999999999994</text:p>
              </table:table-cell>
              <table:table-cell office:value-type="float" office:value="108.616">
                <text:p>108.616</text:p>
              </table:table-cell>
              <table:table-cell office:value-type="float" office:value="219.388">
                <text:p>219.38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3.199999999994">
                <text:p>253.199999999994</text:p>
              </table:table-cell>
              <table:table-cell office:value-type="float" office:value="108.652">
                <text:p>108.652</text:p>
              </table:table-cell>
              <table:table-cell office:value-type="float" office:value="219.467">
                <text:p>219.46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3.399999999994">
                <text:p>253.399999999994</text:p>
              </table:table-cell>
              <table:table-cell office:value-type="float" office:value="108.687">
                <text:p>108.687</text:p>
              </table:table-cell>
              <table:table-cell office:value-type="float" office:value="219.547">
                <text:p>219.54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3.599999999994">
                <text:p>253.599999999994</text:p>
              </table:table-cell>
              <table:table-cell office:value-type="float" office:value="108.722">
                <text:p>108.722</text:p>
              </table:table-cell>
              <table:table-cell office:value-type="float" office:value="219.626">
                <text:p>219.62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53.799999999994">
                <text:p>253.799999999994</text:p>
              </table:table-cell>
              <table:table-cell office:value-type="float" office:value="108.757">
                <text:p>108.757</text:p>
              </table:table-cell>
              <table:table-cell office:value-type="float" office:value="219.705">
                <text:p>219.70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53.999999999994">
                <text:p>253.999999999994</text:p>
              </table:table-cell>
              <table:table-cell office:value-type="float" office:value="108.792">
                <text:p>108.792</text:p>
              </table:table-cell>
              <table:table-cell office:value-type="float" office:value="219.783">
                <text:p>219.78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54.199999999994">
                <text:p>254.199999999994</text:p>
              </table:table-cell>
              <table:table-cell office:value-type="float" office:value="108.827">
                <text:p>108.827</text:p>
              </table:table-cell>
              <table:table-cell office:value-type="float" office:value="219.862">
                <text:p>219.86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54.399999999994">
                <text:p>254.399999999994</text:p>
              </table:table-cell>
              <table:table-cell office:value-type="float" office:value="108.862">
                <text:p>108.862</text:p>
              </table:table-cell>
              <table:table-cell office:value-type="float" office:value="219.94">
                <text:p>219.9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4.599999999994">
                <text:p>254.599999999994</text:p>
              </table:table-cell>
              <table:table-cell office:value-type="float" office:value="108.896">
                <text:p>108.896</text:p>
              </table:table-cell>
              <table:table-cell office:value-type="float" office:value="220.018">
                <text:p>220.01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4.799999999994">
                <text:p>254.799999999994</text:p>
              </table:table-cell>
              <table:table-cell office:value-type="float" office:value="108.931">
                <text:p>108.931</text:p>
              </table:table-cell>
              <table:table-cell office:value-type="float" office:value="220.095">
                <text:p>220.09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4.999999999994">
                <text:p>254.999999999994</text:p>
              </table:table-cell>
              <table:table-cell office:value-type="float" office:value="108.965">
                <text:p>108.965</text:p>
              </table:table-cell>
              <table:table-cell office:value-type="float" office:value="220.173">
                <text:p>220.17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5.199999999994">
                <text:p>255.199999999994</text:p>
              </table:table-cell>
              <table:table-cell office:value-type="float" office:value="109">
                <text:p>109</text:p>
              </table:table-cell>
              <table:table-cell office:value-type="float" office:value="220.25">
                <text:p>220.2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5.399999999994">
                <text:p>255.399999999994</text:p>
              </table:table-cell>
              <table:table-cell office:value-type="float" office:value="109.034">
                <text:p>109.034</text:p>
              </table:table-cell>
              <table:table-cell office:value-type="float" office:value="220.327">
                <text:p>220.32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5.599999999994">
                <text:p>255.599999999994</text:p>
              </table:table-cell>
              <table:table-cell office:value-type="float" office:value="109.068">
                <text:p>109.068</text:p>
              </table:table-cell>
              <table:table-cell office:value-type="float" office:value="220.403">
                <text:p>220.40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5.799999999994">
                <text:p>255.799999999994</text:p>
              </table:table-cell>
              <table:table-cell office:value-type="float" office:value="109.102">
                <text:p>109.102</text:p>
              </table:table-cell>
              <table:table-cell office:value-type="float" office:value="220.48">
                <text:p>220.4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5.999999999994">
                <text:p>255.999999999994</text:p>
              </table:table-cell>
              <table:table-cell office:value-type="float" office:value="109.136">
                <text:p>109.136</text:p>
              </table:table-cell>
              <table:table-cell office:value-type="float" office:value="220.556">
                <text:p>220.55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6.199999999994">
                <text:p>256.199999999994</text:p>
              </table:table-cell>
              <table:table-cell office:value-type="float" office:value="109.169">
                <text:p>109.169</text:p>
              </table:table-cell>
              <table:table-cell office:value-type="float" office:value="220.632">
                <text:p>220.63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6.399999999994">
                <text:p>256.399999999994</text:p>
              </table:table-cell>
              <table:table-cell office:value-type="float" office:value="109.203">
                <text:p>109.203</text:p>
              </table:table-cell>
              <table:table-cell office:value-type="float" office:value="220.708">
                <text:p>220.70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6.599999999994">
                <text:p>256.599999999994</text:p>
              </table:table-cell>
              <table:table-cell office:value-type="float" office:value="109.236">
                <text:p>109.236</text:p>
              </table:table-cell>
              <table:table-cell office:value-type="float" office:value="220.783">
                <text:p>220.78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6.799999999994">
                <text:p>256.799999999994</text:p>
              </table:table-cell>
              <table:table-cell office:value-type="float" office:value="109.27">
                <text:p>109.27</text:p>
              </table:table-cell>
              <table:table-cell office:value-type="float" office:value="220.858">
                <text:p>220.85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6.999999999994">
                <text:p>256.999999999994</text:p>
              </table:table-cell>
              <table:table-cell office:value-type="float" office:value="109.303">
                <text:p>109.303</text:p>
              </table:table-cell>
              <table:table-cell office:value-type="float" office:value="220.933">
                <text:p>220.93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7.199999999994">
                <text:p>257.199999999994</text:p>
              </table:table-cell>
              <table:table-cell office:value-type="float" office:value="109.336">
                <text:p>109.336</text:p>
              </table:table-cell>
              <table:table-cell office:value-type="float" office:value="221.008">
                <text:p>221.00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7.399999999994">
                <text:p>257.399999999994</text:p>
              </table:table-cell>
              <table:table-cell office:value-type="float" office:value="109.369">
                <text:p>109.369</text:p>
              </table:table-cell>
              <table:table-cell office:value-type="float" office:value="221.082">
                <text:p>221.08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57.599999999994">
                <text:p>257.599999999994</text:p>
              </table:table-cell>
              <table:table-cell office:value-type="float" office:value="109.402">
                <text:p>109.402</text:p>
              </table:table-cell>
              <table:table-cell office:value-type="float" office:value="221.156">
                <text:p>221.15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57.799999999994">
                <text:p>257.799999999994</text:p>
              </table:table-cell>
              <table:table-cell office:value-type="float" office:value="109.435">
                <text:p>109.435</text:p>
              </table:table-cell>
              <table:table-cell office:value-type="float" office:value="221.23">
                <text:p>221.2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57.999999999994">
                <text:p>257.999999999994</text:p>
              </table:table-cell>
              <table:table-cell office:value-type="float" office:value="109.468">
                <text:p>109.468</text:p>
              </table:table-cell>
              <table:table-cell office:value-type="float" office:value="221.304">
                <text:p>221.30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58.199999999994">
                <text:p>258.199999999994</text:p>
              </table:table-cell>
              <table:table-cell office:value-type="float" office:value="109.5">
                <text:p>109.5</text:p>
              </table:table-cell>
              <table:table-cell office:value-type="float" office:value="221.377">
                <text:p>221.37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58.399999999994">
                <text:p>258.399999999994</text:p>
              </table:table-cell>
              <table:table-cell office:value-type="float" office:value="109.533">
                <text:p>109.533</text:p>
              </table:table-cell>
              <table:table-cell office:value-type="float" office:value="221.45">
                <text:p>221.4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8.599999999994">
                <text:p>258.599999999994</text:p>
              </table:table-cell>
              <table:table-cell office:value-type="float" office:value="109.565">
                <text:p>109.565</text:p>
              </table:table-cell>
              <table:table-cell office:value-type="float" office:value="221.523">
                <text:p>221.5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58.799999999994">
                <text:p>258.799999999994</text:p>
              </table:table-cell>
              <table:table-cell office:value-type="float" office:value="109.598">
                <text:p>109.598</text:p>
              </table:table-cell>
              <table:table-cell office:value-type="float" office:value="221.596">
                <text:p>221.59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8.999999999994">
                <text:p>258.999999999994</text:p>
              </table:table-cell>
              <table:table-cell office:value-type="float" office:value="109.63">
                <text:p>109.63</text:p>
              </table:table-cell>
              <table:table-cell office:value-type="float" office:value="221.668">
                <text:p>221.66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59.199999999994">
                <text:p>259.199999999994</text:p>
              </table:table-cell>
              <table:table-cell office:value-type="float" office:value="109.662">
                <text:p>109.662</text:p>
              </table:table-cell>
              <table:table-cell office:value-type="float" office:value="221.74">
                <text:p>221.7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9.399999999994">
                <text:p>259.399999999994</text:p>
              </table:table-cell>
              <table:table-cell office:value-type="float" office:value="109.694">
                <text:p>109.694</text:p>
              </table:table-cell>
              <table:table-cell office:value-type="float" office:value="221.812">
                <text:p>221.81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59.599999999994">
                <text:p>259.599999999994</text:p>
              </table:table-cell>
              <table:table-cell office:value-type="float" office:value="109.726">
                <text:p>109.726</text:p>
              </table:table-cell>
              <table:table-cell office:value-type="float" office:value="221.884">
                <text:p>221.88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59.799999999994">
                <text:p>259.799999999994</text:p>
              </table:table-cell>
              <table:table-cell office:value-type="float" office:value="109.757">
                <text:p>109.757</text:p>
              </table:table-cell>
              <table:table-cell office:value-type="float" office:value="221.955">
                <text:p>221.95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59.999999999994">
                <text:p>259.999999999994</text:p>
              </table:table-cell>
              <table:table-cell office:value-type="float" office:value="109.789">
                <text:p>109.789</text:p>
              </table:table-cell>
              <table:table-cell office:value-type="float" office:value="222.026">
                <text:p>222.02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0.199999999994">
                <text:p>260.199999999994</text:p>
              </table:table-cell>
              <table:table-cell office:value-type="float" office:value="109.821">
                <text:p>109.821</text:p>
              </table:table-cell>
              <table:table-cell office:value-type="float" office:value="222.097">
                <text:p>222.09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0.399999999994">
                <text:p>260.399999999994</text:p>
              </table:table-cell>
              <table:table-cell office:value-type="float" office:value="109.852">
                <text:p>109.852</text:p>
              </table:table-cell>
              <table:table-cell office:value-type="float" office:value="222.168">
                <text:p>222.16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0.599999999994">
                <text:p>260.599999999994</text:p>
              </table:table-cell>
              <table:table-cell office:value-type="float" office:value="109.883">
                <text:p>109.883</text:p>
              </table:table-cell>
              <table:table-cell office:value-type="float" office:value="222.238">
                <text:p>222.23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0.799999999994">
                <text:p>260.799999999994</text:p>
              </table:table-cell>
              <table:table-cell office:value-type="float" office:value="109.915">
                <text:p>109.915</text:p>
              </table:table-cell>
              <table:table-cell office:value-type="float" office:value="222.309">
                <text:p>222.30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0.999999999994">
                <text:p>260.999999999994</text:p>
              </table:table-cell>
              <table:table-cell office:value-type="float" office:value="109.946">
                <text:p>109.946</text:p>
              </table:table-cell>
              <table:table-cell office:value-type="float" office:value="222.379">
                <text:p>222.37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1.199999999994">
                <text:p>261.199999999994</text:p>
              </table:table-cell>
              <table:table-cell office:value-type="float" office:value="109.977">
                <text:p>109.977</text:p>
              </table:table-cell>
              <table:table-cell office:value-type="float" office:value="222.448">
                <text:p>222.44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1.399999999994">
                <text:p>261.399999999994</text:p>
              </table:table-cell>
              <table:table-cell office:value-type="float" office:value="110.007">
                <text:p>110.007</text:p>
              </table:table-cell>
              <table:table-cell office:value-type="float" office:value="222.518">
                <text:p>222.51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1.599999999994">
                <text:p>261.599999999994</text:p>
              </table:table-cell>
              <table:table-cell office:value-type="float" office:value="110.038">
                <text:p>110.038</text:p>
              </table:table-cell>
              <table:table-cell office:value-type="float" office:value="222.587">
                <text:p>222.58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1.799999999994">
                <text:p>261.799999999994</text:p>
              </table:table-cell>
              <table:table-cell office:value-type="float" office:value="110.069">
                <text:p>110.069</text:p>
              </table:table-cell>
              <table:table-cell office:value-type="float" office:value="222.656">
                <text:p>222.65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1.999999999994">
                <text:p>261.999999999994</text:p>
              </table:table-cell>
              <table:table-cell office:value-type="float" office:value="110.099">
                <text:p>110.099</text:p>
              </table:table-cell>
              <table:table-cell office:value-type="float" office:value="222.724">
                <text:p>222.72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62.199999999994">
                <text:p>262.199999999994</text:p>
              </table:table-cell>
              <table:table-cell office:value-type="float" office:value="110.13">
                <text:p>110.13</text:p>
              </table:table-cell>
              <table:table-cell office:value-type="float" office:value="222.793">
                <text:p>222.79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2.399999999994">
                <text:p>262.399999999994</text:p>
              </table:table-cell>
              <table:table-cell office:value-type="float" office:value="110.16">
                <text:p>110.16</text:p>
              </table:table-cell>
              <table:table-cell office:value-type="float" office:value="222.861">
                <text:p>222.86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62.599999999994">
                <text:p>262.599999999994</text:p>
              </table:table-cell>
              <table:table-cell office:value-type="float" office:value="110.19">
                <text:p>110.19</text:p>
              </table:table-cell>
              <table:table-cell office:value-type="float" office:value="222.929">
                <text:p>222.92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2.799999999994">
                <text:p>262.799999999994</text:p>
              </table:table-cell>
              <table:table-cell office:value-type="float" office:value="110.22">
                <text:p>110.22</text:p>
              </table:table-cell>
              <table:table-cell office:value-type="float" office:value="222.997">
                <text:p>222.99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62.999999999994">
                <text:p>262.999999999994</text:p>
              </table:table-cell>
              <table:table-cell office:value-type="float" office:value="110.25">
                <text:p>110.25</text:p>
              </table:table-cell>
              <table:table-cell office:value-type="float" office:value="223.064">
                <text:p>223.06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3.199999999994">
                <text:p>263.199999999994</text:p>
              </table:table-cell>
              <table:table-cell office:value-type="float" office:value="110.28">
                <text:p>110.28</text:p>
              </table:table-cell>
              <table:table-cell office:value-type="float" office:value="223.132">
                <text:p>223.13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3.399999999994">
                <text:p>263.399999999994</text:p>
              </table:table-cell>
              <table:table-cell office:value-type="float" office:value="110.31">
                <text:p>110.31</text:p>
              </table:table-cell>
              <table:table-cell office:value-type="float" office:value="223.198">
                <text:p>223.19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3.599999999994">
                <text:p>263.599999999994</text:p>
              </table:table-cell>
              <table:table-cell office:value-type="float" office:value="110.34">
                <text:p>110.34</text:p>
              </table:table-cell>
              <table:table-cell office:value-type="float" office:value="223.265">
                <text:p>223.26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3.799999999994">
                <text:p>263.799999999994</text:p>
              </table:table-cell>
              <table:table-cell office:value-type="float" office:value="110.369">
                <text:p>110.369</text:p>
              </table:table-cell>
              <table:table-cell office:value-type="float" office:value="223.332">
                <text:p>223.33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3.999999999994">
                <text:p>263.999999999994</text:p>
              </table:table-cell>
              <table:table-cell office:value-type="float" office:value="110.399">
                <text:p>110.399</text:p>
              </table:table-cell>
              <table:table-cell office:value-type="float" office:value="223.398">
                <text:p>223.39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64.199999999994">
                <text:p>264.199999999994</text:p>
              </table:table-cell>
              <table:table-cell office:value-type="float" office:value="110.428">
                <text:p>110.428</text:p>
              </table:table-cell>
              <table:table-cell office:value-type="float" office:value="223.464">
                <text:p>223.46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64.399999999994">
                <text:p>264.399999999994</text:p>
              </table:table-cell>
              <table:table-cell office:value-type="float" office:value="110.457">
                <text:p>110.457</text:p>
              </table:table-cell>
              <table:table-cell office:value-type="float" office:value="223.53">
                <text:p>223.5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64.599999999994">
                <text:p>264.599999999994</text:p>
              </table:table-cell>
              <table:table-cell office:value-type="float" office:value="110.486">
                <text:p>110.486</text:p>
              </table:table-cell>
              <table:table-cell office:value-type="float" office:value="223.595">
                <text:p>223.59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64.799999999994">
                <text:p>264.799999999994</text:p>
              </table:table-cell>
              <table:table-cell office:value-type="float" office:value="110.515">
                <text:p>110.515</text:p>
              </table:table-cell>
              <table:table-cell office:value-type="float" office:value="223.661">
                <text:p>223.66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64.999999999993">
                <text:p>264.999999999993</text:p>
              </table:table-cell>
              <table:table-cell office:value-type="float" office:value="110.544">
                <text:p>110.544</text:p>
              </table:table-cell>
              <table:table-cell office:value-type="float" office:value="223.726">
                <text:p>223.72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65.199999999994">
                <text:p>265.199999999994</text:p>
              </table:table-cell>
              <table:table-cell office:value-type="float" office:value="110.573">
                <text:p>110.573</text:p>
              </table:table-cell>
              <table:table-cell office:value-type="float" office:value="223.79">
                <text:p>223.7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65.399999999993">
                <text:p>265.399999999993</text:p>
              </table:table-cell>
              <table:table-cell office:value-type="float" office:value="110.602">
                <text:p>110.602</text:p>
              </table:table-cell>
              <table:table-cell office:value-type="float" office:value="223.855">
                <text:p>223.85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65.599999999993">
                <text:p>265.599999999993</text:p>
              </table:table-cell>
              <table:table-cell office:value-type="float" office:value="110.63">
                <text:p>110.63</text:p>
              </table:table-cell>
              <table:table-cell office:value-type="float" office:value="223.919">
                <text:p>223.91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65.799999999993">
                <text:p>265.799999999993</text:p>
              </table:table-cell>
              <table:table-cell office:value-type="float" office:value="110.659">
                <text:p>110.659</text:p>
              </table:table-cell>
              <table:table-cell office:value-type="float" office:value="223.983">
                <text:p>223.98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65.999999999993">
                <text:p>265.999999999993</text:p>
              </table:table-cell>
              <table:table-cell office:value-type="float" office:value="110.687">
                <text:p>110.687</text:p>
              </table:table-cell>
              <table:table-cell office:value-type="float" office:value="224.047">
                <text:p>224.04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66.199999999993">
                <text:p>266.199999999993</text:p>
              </table:table-cell>
              <table:table-cell office:value-type="float" office:value="110.716">
                <text:p>110.716</text:p>
              </table:table-cell>
              <table:table-cell office:value-type="float" office:value="224.111">
                <text:p>224.11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66.399999999993">
                <text:p>266.399999999993</text:p>
              </table:table-cell>
              <table:table-cell office:value-type="float" office:value="110.744">
                <text:p>110.744</text:p>
              </table:table-cell>
              <table:table-cell office:value-type="float" office:value="224.174">
                <text:p>224.17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66.599999999993">
                <text:p>266.599999999993</text:p>
              </table:table-cell>
              <table:table-cell office:value-type="float" office:value="110.772">
                <text:p>110.772</text:p>
              </table:table-cell>
              <table:table-cell office:value-type="float" office:value="224.237">
                <text:p>224.23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66.799999999993">
                <text:p>266.799999999993</text:p>
              </table:table-cell>
              <table:table-cell office:value-type="float" office:value="110.8">
                <text:p>110.8</text:p>
              </table:table-cell>
              <table:table-cell office:value-type="float" office:value="224.3">
                <text:p>224.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66.999999999993">
                <text:p>266.999999999993</text:p>
              </table:table-cell>
              <table:table-cell office:value-type="float" office:value="110.828">
                <text:p>110.828</text:p>
              </table:table-cell>
              <table:table-cell office:value-type="float" office:value="224.363">
                <text:p>224.36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7.199999999993">
                <text:p>267.199999999993</text:p>
              </table:table-cell>
              <table:table-cell office:value-type="float" office:value="110.855">
                <text:p>110.855</text:p>
              </table:table-cell>
              <table:table-cell office:value-type="float" office:value="224.425">
                <text:p>224.42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7.399999999993">
                <text:p>267.399999999993</text:p>
              </table:table-cell>
              <table:table-cell office:value-type="float" office:value="110.883">
                <text:p>110.883</text:p>
              </table:table-cell>
              <table:table-cell office:value-type="float" office:value="224.487">
                <text:p>224.48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67.599999999993">
                <text:p>267.599999999993</text:p>
              </table:table-cell>
              <table:table-cell office:value-type="float" office:value="110.91">
                <text:p>110.91</text:p>
              </table:table-cell>
              <table:table-cell office:value-type="float" office:value="224.549">
                <text:p>224.54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67.799999999993">
                <text:p>267.799999999993</text:p>
              </table:table-cell>
              <table:table-cell office:value-type="float" office:value="110.938">
                <text:p>110.938</text:p>
              </table:table-cell>
              <table:table-cell office:value-type="float" office:value="224.611">
                <text:p>224.61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67.999999999993">
                <text:p>267.999999999993</text:p>
              </table:table-cell>
              <table:table-cell office:value-type="float" office:value="110.965">
                <text:p>110.965</text:p>
              </table:table-cell>
              <table:table-cell office:value-type="float" office:value="224.672">
                <text:p>224.67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68.199999999993">
                <text:p>268.199999999993</text:p>
              </table:table-cell>
              <table:table-cell office:value-type="float" office:value="110.992">
                <text:p>110.992</text:p>
              </table:table-cell>
              <table:table-cell office:value-type="float" office:value="224.733">
                <text:p>224.73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68.399999999993">
                <text:p>268.399999999993</text:p>
              </table:table-cell>
              <table:table-cell office:value-type="float" office:value="111.019">
                <text:p>111.019</text:p>
              </table:table-cell>
              <table:table-cell office:value-type="float" office:value="224.794">
                <text:p>224.79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68.599999999993">
                <text:p>268.599999999993</text:p>
              </table:table-cell>
              <table:table-cell office:value-type="float" office:value="111.046">
                <text:p>111.046</text:p>
              </table:table-cell>
              <table:table-cell office:value-type="float" office:value="224.855">
                <text:p>224.85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68.799999999993">
                <text:p>268.799999999993</text:p>
              </table:table-cell>
              <table:table-cell office:value-type="float" office:value="111.073">
                <text:p>111.073</text:p>
              </table:table-cell>
              <table:table-cell office:value-type="float" office:value="224.916">
                <text:p>224.91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68.999999999993">
                <text:p>268.999999999993</text:p>
              </table:table-cell>
              <table:table-cell office:value-type="float" office:value="111.1">
                <text:p>111.1</text:p>
              </table:table-cell>
              <table:table-cell office:value-type="float" office:value="224.976">
                <text:p>224.97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69.199999999993">
                <text:p>269.199999999993</text:p>
              </table:table-cell>
              <table:table-cell office:value-type="float" office:value="111.127">
                <text:p>111.127</text:p>
              </table:table-cell>
              <table:table-cell office:value-type="float" office:value="225.036">
                <text:p>225.03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69.399999999993">
                <text:p>269.399999999993</text:p>
              </table:table-cell>
              <table:table-cell office:value-type="float" office:value="111.153">
                <text:p>111.153</text:p>
              </table:table-cell>
              <table:table-cell office:value-type="float" office:value="225.096">
                <text:p>225.09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69.599999999993">
                <text:p>269.599999999993</text:p>
              </table:table-cell>
              <table:table-cell office:value-type="float" office:value="111.18">
                <text:p>111.18</text:p>
              </table:table-cell>
              <table:table-cell office:value-type="float" office:value="225.155">
                <text:p>225.15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69.799999999993">
                <text:p>269.799999999993</text:p>
              </table:table-cell>
              <table:table-cell office:value-type="float" office:value="111.206">
                <text:p>111.206</text:p>
              </table:table-cell>
              <table:table-cell office:value-type="float" office:value="225.214">
                <text:p>225.21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69.999999999993">
                <text:p>269.999999999993</text:p>
              </table:table-cell>
              <table:table-cell office:value-type="float" office:value="111.232">
                <text:p>111.232</text:p>
              </table:table-cell>
              <table:table-cell office:value-type="float" office:value="225.273">
                <text:p>225.27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0.199999999993">
                <text:p>270.199999999993</text:p>
              </table:table-cell>
              <table:table-cell office:value-type="float" office:value="111.258">
                <text:p>111.258</text:p>
              </table:table-cell>
              <table:table-cell office:value-type="float" office:value="225.332">
                <text:p>225.33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70.399999999993">
                <text:p>270.399999999993</text:p>
              </table:table-cell>
              <table:table-cell office:value-type="float" office:value="111.284">
                <text:p>111.284</text:p>
              </table:table-cell>
              <table:table-cell office:value-type="float" office:value="225.391">
                <text:p>225.39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70.599999999993">
                <text:p>270.599999999993</text:p>
              </table:table-cell>
              <table:table-cell office:value-type="float" office:value="111.31">
                <text:p>111.31</text:p>
              </table:table-cell>
              <table:table-cell office:value-type="float" office:value="225.449">
                <text:p>225.44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70.799999999993">
                <text:p>270.799999999993</text:p>
              </table:table-cell>
              <table:table-cell office:value-type="float" office:value="111.336">
                <text:p>111.336</text:p>
              </table:table-cell>
              <table:table-cell office:value-type="float" office:value="225.507">
                <text:p>225.50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70.999999999993">
                <text:p>270.999999999993</text:p>
              </table:table-cell>
              <table:table-cell office:value-type="float" office:value="111.362">
                <text:p>111.362</text:p>
              </table:table-cell>
              <table:table-cell office:value-type="float" office:value="225.565">
                <text:p>225.56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1.199999999993">
                <text:p>271.199999999993</text:p>
              </table:table-cell>
              <table:table-cell office:value-type="float" office:value="111.388">
                <text:p>111.388</text:p>
              </table:table-cell>
              <table:table-cell office:value-type="float" office:value="225.623">
                <text:p>225.62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71.399999999993">
                <text:p>271.399999999993</text:p>
              </table:table-cell>
              <table:table-cell office:value-type="float" office:value="111.413">
                <text:p>111.413</text:p>
              </table:table-cell>
              <table:table-cell office:value-type="float" office:value="225.68">
                <text:p>225.6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71.599999999993">
                <text:p>271.599999999993</text:p>
              </table:table-cell>
              <table:table-cell office:value-type="float" office:value="111.438">
                <text:p>111.438</text:p>
              </table:table-cell>
              <table:table-cell office:value-type="float" office:value="225.737">
                <text:p>225.73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71.799999999993">
                <text:p>271.799999999993</text:p>
              </table:table-cell>
              <table:table-cell office:value-type="float" office:value="111.464">
                <text:p>111.464</text:p>
              </table:table-cell>
              <table:table-cell office:value-type="float" office:value="225.794">
                <text:p>225.79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71.999999999993">
                <text:p>271.999999999993</text:p>
              </table:table-cell>
              <table:table-cell office:value-type="float" office:value="111.489">
                <text:p>111.489</text:p>
              </table:table-cell>
              <table:table-cell office:value-type="float" office:value="225.851">
                <text:p>225.85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72.199999999993">
                <text:p>272.199999999993</text:p>
              </table:table-cell>
              <table:table-cell office:value-type="float" office:value="111.514">
                <text:p>111.514</text:p>
              </table:table-cell>
              <table:table-cell office:value-type="float" office:value="225.907">
                <text:p>225.90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72.399999999993">
                <text:p>272.399999999993</text:p>
              </table:table-cell>
              <table:table-cell office:value-type="float" office:value="111.539">
                <text:p>111.539</text:p>
              </table:table-cell>
              <table:table-cell office:value-type="float" office:value="225.964">
                <text:p>225.96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72.599999999993">
                <text:p>272.599999999993</text:p>
              </table:table-cell>
              <table:table-cell office:value-type="float" office:value="111.564">
                <text:p>111.564</text:p>
              </table:table-cell>
              <table:table-cell office:value-type="float" office:value="226.02">
                <text:p>226.0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72.799999999993">
                <text:p>272.799999999993</text:p>
              </table:table-cell>
              <table:table-cell office:value-type="float" office:value="111.589">
                <text:p>111.589</text:p>
              </table:table-cell>
              <table:table-cell office:value-type="float" office:value="226.075">
                <text:p>226.07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72.999999999993">
                <text:p>272.999999999993</text:p>
              </table:table-cell>
              <table:table-cell office:value-type="float" office:value="111.613">
                <text:p>111.613</text:p>
              </table:table-cell>
              <table:table-cell office:value-type="float" office:value="226.131">
                <text:p>226.13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73.199999999993">
                <text:p>273.199999999993</text:p>
              </table:table-cell>
              <table:table-cell office:value-type="float" office:value="111.638">
                <text:p>111.638</text:p>
              </table:table-cell>
              <table:table-cell office:value-type="float" office:value="226.186">
                <text:p>226.18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73.399999999993">
                <text:p>273.399999999993</text:p>
              </table:table-cell>
              <table:table-cell office:value-type="float" office:value="111.662">
                <text:p>111.662</text:p>
              </table:table-cell>
              <table:table-cell office:value-type="float" office:value="226.241">
                <text:p>226.24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73.599999999993">
                <text:p>273.599999999993</text:p>
              </table:table-cell>
              <table:table-cell office:value-type="float" office:value="111.687">
                <text:p>111.687</text:p>
              </table:table-cell>
              <table:table-cell office:value-type="float" office:value="226.296">
                <text:p>226.29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73.799999999993">
                <text:p>273.799999999993</text:p>
              </table:table-cell>
              <table:table-cell office:value-type="float" office:value="111.711">
                <text:p>111.711</text:p>
              </table:table-cell>
              <table:table-cell office:value-type="float" office:value="226.35">
                <text:p>226.3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73.999999999993">
                <text:p>273.999999999993</text:p>
              </table:table-cell>
              <table:table-cell office:value-type="float" office:value="111.735">
                <text:p>111.735</text:p>
              </table:table-cell>
              <table:table-cell office:value-type="float" office:value="226.405">
                <text:p>226.40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74.199999999993">
                <text:p>274.199999999993</text:p>
              </table:table-cell>
              <table:table-cell office:value-type="float" office:value="111.759">
                <text:p>111.759</text:p>
              </table:table-cell>
              <table:table-cell office:value-type="float" office:value="226.459">
                <text:p>226.45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74.399999999993">
                <text:p>274.399999999993</text:p>
              </table:table-cell>
              <table:table-cell office:value-type="float" office:value="111.783">
                <text:p>111.783</text:p>
              </table:table-cell>
              <table:table-cell office:value-type="float" office:value="226.513">
                <text:p>226.51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74.599999999993">
                <text:p>274.599999999993</text:p>
              </table:table-cell>
              <table:table-cell office:value-type="float" office:value="111.807">
                <text:p>111.807</text:p>
              </table:table-cell>
              <table:table-cell office:value-type="float" office:value="226.566">
                <text:p>226.56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4.799999999993">
                <text:p>274.799999999993</text:p>
              </table:table-cell>
              <table:table-cell office:value-type="float" office:value="111.831">
                <text:p>111.831</text:p>
              </table:table-cell>
              <table:table-cell office:value-type="float" office:value="226.62">
                <text:p>226.6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74.999999999993">
                <text:p>274.999999999993</text:p>
              </table:table-cell>
              <table:table-cell office:value-type="float" office:value="111.854">
                <text:p>111.854</text:p>
              </table:table-cell>
              <table:table-cell office:value-type="float" office:value="226.673">
                <text:p>226.67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75.199999999993">
                <text:p>275.199999999993</text:p>
              </table:table-cell>
              <table:table-cell office:value-type="float" office:value="111.878">
                <text:p>111.878</text:p>
              </table:table-cell>
              <table:table-cell office:value-type="float" office:value="226.726">
                <text:p>226.72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75.399999999993">
                <text:p>275.399999999993</text:p>
              </table:table-cell>
              <table:table-cell office:value-type="float" office:value="111.901">
                <text:p>111.901</text:p>
              </table:table-cell>
              <table:table-cell office:value-type="float" office:value="226.779">
                <text:p>226.77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75.599999999993">
                <text:p>275.599999999993</text:p>
              </table:table-cell>
              <table:table-cell office:value-type="float" office:value="111.925">
                <text:p>111.925</text:p>
              </table:table-cell>
              <table:table-cell office:value-type="float" office:value="226.831">
                <text:p>226.83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75.799999999993">
                <text:p>275.799999999993</text:p>
              </table:table-cell>
              <table:table-cell office:value-type="float" office:value="111.948">
                <text:p>111.948</text:p>
              </table:table-cell>
              <table:table-cell office:value-type="float" office:value="226.883">
                <text:p>226.88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75.999999999993">
                <text:p>275.999999999993</text:p>
              </table:table-cell>
              <table:table-cell office:value-type="float" office:value="111.971">
                <text:p>111.971</text:p>
              </table:table-cell>
              <table:table-cell office:value-type="float" office:value="226.935">
                <text:p>226.93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76.199999999993">
                <text:p>276.199999999993</text:p>
              </table:table-cell>
              <table:table-cell office:value-type="float" office:value="111.994">
                <text:p>111.994</text:p>
              </table:table-cell>
              <table:table-cell office:value-type="float" office:value="226.987">
                <text:p>226.98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76.399999999993">
                <text:p>276.399999999993</text:p>
              </table:table-cell>
              <table:table-cell office:value-type="float" office:value="112.017">
                <text:p>112.017</text:p>
              </table:table-cell>
              <table:table-cell office:value-type="float" office:value="227.039">
                <text:p>227.03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76.599999999993">
                <text:p>276.599999999993</text:p>
              </table:table-cell>
              <table:table-cell office:value-type="float" office:value="112.04">
                <text:p>112.04</text:p>
              </table:table-cell>
              <table:table-cell office:value-type="float" office:value="227.09">
                <text:p>227.0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76.799999999993">
                <text:p>276.799999999993</text:p>
              </table:table-cell>
              <table:table-cell office:value-type="float" office:value="112.062">
                <text:p>112.062</text:p>
              </table:table-cell>
              <table:table-cell office:value-type="float" office:value="227.141">
                <text:p>227.14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76.999999999993">
                <text:p>276.999999999993</text:p>
              </table:table-cell>
              <table:table-cell office:value-type="float" office:value="112.085">
                <text:p>112.085</text:p>
              </table:table-cell>
              <table:table-cell office:value-type="float" office:value="227.192">
                <text:p>227.19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77.199999999993">
                <text:p>277.199999999993</text:p>
              </table:table-cell>
              <table:table-cell office:value-type="float" office:value="112.107">
                <text:p>112.107</text:p>
              </table:table-cell>
              <table:table-cell office:value-type="float" office:value="227.243">
                <text:p>227.24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77.399999999993">
                <text:p>277.399999999993</text:p>
              </table:table-cell>
              <table:table-cell office:value-type="float" office:value="112.13">
                <text:p>112.13</text:p>
              </table:table-cell>
              <table:table-cell office:value-type="float" office:value="227.293">
                <text:p>227.29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77.599999999993">
                <text:p>277.599999999993</text:p>
              </table:table-cell>
              <table:table-cell office:value-type="float" office:value="112.152">
                <text:p>112.152</text:p>
              </table:table-cell>
              <table:table-cell office:value-type="float" office:value="227.343">
                <text:p>227.34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77.799999999993">
                <text:p>277.799999999993</text:p>
              </table:table-cell>
              <table:table-cell office:value-type="float" office:value="112.174">
                <text:p>112.174</text:p>
              </table:table-cell>
              <table:table-cell office:value-type="float" office:value="227.393">
                <text:p>227.39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77.999999999993">
                <text:p>277.999999999993</text:p>
              </table:table-cell>
              <table:table-cell office:value-type="float" office:value="112.196">
                <text:p>112.196</text:p>
              </table:table-cell>
              <table:table-cell office:value-type="float" office:value="227.443">
                <text:p>227.44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78.199999999993">
                <text:p>278.199999999993</text:p>
              </table:table-cell>
              <table:table-cell office:value-type="float" office:value="112.218">
                <text:p>112.218</text:p>
              </table:table-cell>
              <table:table-cell office:value-type="float" office:value="227.492">
                <text:p>227.49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78.399999999993">
                <text:p>278.399999999993</text:p>
              </table:table-cell>
              <table:table-cell office:value-type="float" office:value="112.24">
                <text:p>112.24</text:p>
              </table:table-cell>
              <table:table-cell office:value-type="float" office:value="227.542">
                <text:p>227.54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78.599999999993">
                <text:p>278.599999999993</text:p>
              </table:table-cell>
              <table:table-cell office:value-type="float" office:value="112.262">
                <text:p>112.262</text:p>
              </table:table-cell>
              <table:table-cell office:value-type="float" office:value="227.591">
                <text:p>227.59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78.799999999993">
                <text:p>278.799999999993</text:p>
              </table:table-cell>
              <table:table-cell office:value-type="float" office:value="112.284">
                <text:p>112.284</text:p>
              </table:table-cell>
              <table:table-cell office:value-type="float" office:value="227.64">
                <text:p>227.6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78.999999999993">
                <text:p>278.999999999993</text:p>
              </table:table-cell>
              <table:table-cell office:value-type="float" office:value="112.305">
                <text:p>112.305</text:p>
              </table:table-cell>
              <table:table-cell office:value-type="float" office:value="227.688">
                <text:p>227.68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79.199999999993">
                <text:p>279.199999999993</text:p>
              </table:table-cell>
              <table:table-cell office:value-type="float" office:value="112.327">
                <text:p>112.327</text:p>
              </table:table-cell>
              <table:table-cell office:value-type="float" office:value="227.736">
                <text:p>227.736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79.399999999993">
                <text:p>279.399999999993</text:p>
              </table:table-cell>
              <table:table-cell office:value-type="float" office:value="112.348">
                <text:p>112.348</text:p>
              </table:table-cell>
              <table:table-cell office:value-type="float" office:value="227.785">
                <text:p>227.78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79.599999999993">
                <text:p>279.599999999993</text:p>
              </table:table-cell>
              <table:table-cell office:value-type="float" office:value="112.37">
                <text:p>112.37</text:p>
              </table:table-cell>
              <table:table-cell office:value-type="float" office:value="227.833">
                <text:p>227.83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79.799999999993">
                <text:p>279.799999999993</text:p>
              </table:table-cell>
              <table:table-cell office:value-type="float" office:value="112.391">
                <text:p>112.391</text:p>
              </table:table-cell>
              <table:table-cell office:value-type="float" office:value="227.88">
                <text:p>227.8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79.999999999993">
                <text:p>279.999999999993</text:p>
              </table:table-cell>
              <table:table-cell office:value-type="float" office:value="112.412">
                <text:p>112.412</text:p>
              </table:table-cell>
              <table:table-cell office:value-type="float" office:value="227.928">
                <text:p>227.92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0.199999999993">
                <text:p>280.199999999993</text:p>
              </table:table-cell>
              <table:table-cell office:value-type="float" office:value="112.433">
                <text:p>112.433</text:p>
              </table:table-cell>
              <table:table-cell office:value-type="float" office:value="227.975">
                <text:p>227.97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0.399999999993">
                <text:p>280.399999999993</text:p>
              </table:table-cell>
              <table:table-cell office:value-type="float" office:value="112.454">
                <text:p>112.454</text:p>
              </table:table-cell>
              <table:table-cell office:value-type="float" office:value="228.022">
                <text:p>228.02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0.599999999993">
                <text:p>280.599999999993</text:p>
              </table:table-cell>
              <table:table-cell office:value-type="float" office:value="112.475">
                <text:p>112.475</text:p>
              </table:table-cell>
              <table:table-cell office:value-type="float" office:value="228.069">
                <text:p>228.06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0.799999999993">
                <text:p>280.799999999993</text:p>
              </table:table-cell>
              <table:table-cell office:value-type="float" office:value="112.495">
                <text:p>112.495</text:p>
              </table:table-cell>
              <table:table-cell office:value-type="float" office:value="228.115">
                <text:p>228.11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80.999999999993">
                <text:p>280.999999999993</text:p>
              </table:table-cell>
              <table:table-cell office:value-type="float" office:value="112.516">
                <text:p>112.516</text:p>
              </table:table-cell>
              <table:table-cell office:value-type="float" office:value="228.162">
                <text:p>228.16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81.199999999993">
                <text:p>281.199999999993</text:p>
              </table:table-cell>
              <table:table-cell office:value-type="float" office:value="112.536">
                <text:p>112.536</text:p>
              </table:table-cell>
              <table:table-cell office:value-type="float" office:value="228.208">
                <text:p>228.20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81.399999999993">
                <text:p>281.399999999993</text:p>
              </table:table-cell>
              <table:table-cell office:value-type="float" office:value="112.557">
                <text:p>112.557</text:p>
              </table:table-cell>
              <table:table-cell office:value-type="float" office:value="228.253">
                <text:p>228.25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81.599999999993">
                <text:p>281.599999999993</text:p>
              </table:table-cell>
              <table:table-cell office:value-type="float" office:value="112.577">
                <text:p>112.577</text:p>
              </table:table-cell>
              <table:table-cell office:value-type="float" office:value="228.299">
                <text:p>228.29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81.799999999993">
                <text:p>281.799999999993</text:p>
              </table:table-cell>
              <table:table-cell office:value-type="float" office:value="112.597">
                <text:p>112.597</text:p>
              </table:table-cell>
              <table:table-cell office:value-type="float" office:value="228.345">
                <text:p>228.34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81.999999999993">
                <text:p>281.999999999993</text:p>
              </table:table-cell>
              <table:table-cell office:value-type="float" office:value="112.617">
                <text:p>112.617</text:p>
              </table:table-cell>
              <table:table-cell office:value-type="float" office:value="228.39">
                <text:p>228.3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82.199999999993">
                <text:p>282.199999999993</text:p>
              </table:table-cell>
              <table:table-cell office:value-type="float" office:value="112.637">
                <text:p>112.637</text:p>
              </table:table-cell>
              <table:table-cell office:value-type="float" office:value="228.435">
                <text:p>228.43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82.399999999993">
                <text:p>282.399999999993</text:p>
              </table:table-cell>
              <table:table-cell office:value-type="float" office:value="112.657">
                <text:p>112.657</text:p>
              </table:table-cell>
              <table:table-cell office:value-type="float" office:value="228.479">
                <text:p>228.47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2.599999999992">
                <text:p>282.599999999992</text:p>
              </table:table-cell>
              <table:table-cell office:value-type="float" office:value="112.677">
                <text:p>112.677</text:p>
              </table:table-cell>
              <table:table-cell office:value-type="float" office:value="228.524">
                <text:p>228.52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82.799999999993">
                <text:p>282.799999999993</text:p>
              </table:table-cell>
              <table:table-cell office:value-type="float" office:value="112.697">
                <text:p>112.697</text:p>
              </table:table-cell>
              <table:table-cell office:value-type="float" office:value="228.568">
                <text:p>228.56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2.999999999992">
                <text:p>282.999999999992</text:p>
              </table:table-cell>
              <table:table-cell office:value-type="float" office:value="112.716">
                <text:p>112.716</text:p>
              </table:table-cell>
              <table:table-cell office:value-type="float" office:value="228.612">
                <text:p>228.61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83.199999999992">
                <text:p>283.199999999992</text:p>
              </table:table-cell>
              <table:table-cell office:value-type="float" office:value="112.736">
                <text:p>112.736</text:p>
              </table:table-cell>
              <table:table-cell office:value-type="float" office:value="228.656">
                <text:p>228.65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3.399999999992">
                <text:p>283.399999999992</text:p>
              </table:table-cell>
              <table:table-cell office:value-type="float" office:value="112.755">
                <text:p>112.755</text:p>
              </table:table-cell>
              <table:table-cell office:value-type="float" office:value="228.7">
                <text:p>228.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83.599999999992">
                <text:p>283.599999999992</text:p>
              </table:table-cell>
              <table:table-cell office:value-type="float" office:value="112.774">
                <text:p>112.774</text:p>
              </table:table-cell>
              <table:table-cell office:value-type="float" office:value="228.743">
                <text:p>228.74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83.799999999992">
                <text:p>283.799999999992</text:p>
              </table:table-cell>
              <table:table-cell office:value-type="float" office:value="112.794">
                <text:p>112.794</text:p>
              </table:table-cell>
              <table:table-cell office:value-type="float" office:value="228.787">
                <text:p>228.787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3.999999999992">
                <text:p>283.999999999992</text:p>
              </table:table-cell>
              <table:table-cell office:value-type="float" office:value="112.813">
                <text:p>112.813</text:p>
              </table:table-cell>
              <table:table-cell office:value-type="float" office:value="228.829">
                <text:p>228.82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4.199999999992">
                <text:p>284.199999999992</text:p>
              </table:table-cell>
              <table:table-cell office:value-type="float" office:value="112.832">
                <text:p>112.832</text:p>
              </table:table-cell>
              <table:table-cell office:value-type="float" office:value="228.872">
                <text:p>228.87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84.399999999992">
                <text:p>284.399999999992</text:p>
              </table:table-cell>
              <table:table-cell office:value-type="float" office:value="112.851">
                <text:p>112.851</text:p>
              </table:table-cell>
              <table:table-cell office:value-type="float" office:value="228.915">
                <text:p>228.91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84.599999999992">
                <text:p>284.599999999992</text:p>
              </table:table-cell>
              <table:table-cell office:value-type="float" office:value="112.869">
                <text:p>112.869</text:p>
              </table:table-cell>
              <table:table-cell office:value-type="float" office:value="228.957">
                <text:p>228.95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84.799999999992">
                <text:p>284.799999999992</text:p>
              </table:table-cell>
              <table:table-cell office:value-type="float" office:value="112.888">
                <text:p>112.888</text:p>
              </table:table-cell>
              <table:table-cell office:value-type="float" office:value="228.999">
                <text:p>228.99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84.999999999992">
                <text:p>284.999999999992</text:p>
              </table:table-cell>
              <table:table-cell office:value-type="float" office:value="112.907">
                <text:p>112.907</text:p>
              </table:table-cell>
              <table:table-cell office:value-type="float" office:value="229.041">
                <text:p>229.04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85.199999999992">
                <text:p>285.199999999992</text:p>
              </table:table-cell>
              <table:table-cell office:value-type="float" office:value="112.925">
                <text:p>112.925</text:p>
              </table:table-cell>
              <table:table-cell office:value-type="float" office:value="229.083">
                <text:p>229.08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5.399999999992">
                <text:p>285.399999999992</text:p>
              </table:table-cell>
              <table:table-cell office:value-type="float" office:value="112.944">
                <text:p>112.944</text:p>
              </table:table-cell>
              <table:table-cell office:value-type="float" office:value="229.124">
                <text:p>229.12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85.599999999992">
                <text:p>285.599999999992</text:p>
              </table:table-cell>
              <table:table-cell office:value-type="float" office:value="112.962">
                <text:p>112.962</text:p>
              </table:table-cell>
              <table:table-cell office:value-type="float" office:value="229.165">
                <text:p>229.16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85.799999999992">
                <text:p>285.799999999992</text:p>
              </table:table-cell>
              <table:table-cell office:value-type="float" office:value="112.98">
                <text:p>112.98</text:p>
              </table:table-cell>
              <table:table-cell office:value-type="float" office:value="229.206">
                <text:p>229.20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85.999999999992">
                <text:p>285.999999999992</text:p>
              </table:table-cell>
              <table:table-cell office:value-type="float" office:value="112.998">
                <text:p>112.998</text:p>
              </table:table-cell>
              <table:table-cell office:value-type="float" office:value="229.247">
                <text:p>229.24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86.199999999992">
                <text:p>286.199999999992</text:p>
              </table:table-cell>
              <table:table-cell office:value-type="float" office:value="113.016">
                <text:p>113.016</text:p>
              </table:table-cell>
              <table:table-cell office:value-type="float" office:value="229.288">
                <text:p>229.28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86.399999999992">
                <text:p>286.399999999992</text:p>
              </table:table-cell>
              <table:table-cell office:value-type="float" office:value="113.034">
                <text:p>113.034</text:p>
              </table:table-cell>
              <table:table-cell office:value-type="float" office:value="229.328">
                <text:p>229.32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86.599999999992">
                <text:p>286.599999999992</text:p>
              </table:table-cell>
              <table:table-cell office:value-type="float" office:value="113.052">
                <text:p>113.052</text:p>
              </table:table-cell>
              <table:table-cell office:value-type="float" office:value="229.368">
                <text:p>229.36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86.799999999992">
                <text:p>286.799999999992</text:p>
              </table:table-cell>
              <table:table-cell office:value-type="float" office:value="113.07">
                <text:p>113.07</text:p>
              </table:table-cell>
              <table:table-cell office:value-type="float" office:value="229.408">
                <text:p>229.40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86.999999999992">
                <text:p>286.999999999992</text:p>
              </table:table-cell>
              <table:table-cell office:value-type="float" office:value="113.087">
                <text:p>113.087</text:p>
              </table:table-cell>
              <table:table-cell office:value-type="float" office:value="229.448">
                <text:p>229.44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87.199999999992">
                <text:p>287.199999999992</text:p>
              </table:table-cell>
              <table:table-cell office:value-type="float" office:value="113.105">
                <text:p>113.105</text:p>
              </table:table-cell>
              <table:table-cell office:value-type="float" office:value="229.487">
                <text:p>229.48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87.399999999992">
                <text:p>287.399999999992</text:p>
              </table:table-cell>
              <table:table-cell office:value-type="float" office:value="113.122">
                <text:p>113.122</text:p>
              </table:table-cell>
              <table:table-cell office:value-type="float" office:value="229.526">
                <text:p>229.52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87.599999999992">
                <text:p>287.599999999992</text:p>
              </table:table-cell>
              <table:table-cell office:value-type="float" office:value="113.14">
                <text:p>113.14</text:p>
              </table:table-cell>
              <table:table-cell office:value-type="float" office:value="229.565">
                <text:p>229.56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87.799999999992">
                <text:p>287.799999999992</text:p>
              </table:table-cell>
              <table:table-cell office:value-type="float" office:value="113.157">
                <text:p>113.157</text:p>
              </table:table-cell>
              <table:table-cell office:value-type="float" office:value="229.604">
                <text:p>229.60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87.999999999992">
                <text:p>287.999999999992</text:p>
              </table:table-cell>
              <table:table-cell office:value-type="float" office:value="113.174">
                <text:p>113.174</text:p>
              </table:table-cell>
              <table:table-cell office:value-type="float" office:value="229.643">
                <text:p>229.64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88.199999999992">
                <text:p>288.199999999992</text:p>
              </table:table-cell>
              <table:table-cell office:value-type="float" office:value="113.191">
                <text:p>113.191</text:p>
              </table:table-cell>
              <table:table-cell office:value-type="float" office:value="229.681">
                <text:p>229.68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88.399999999992">
                <text:p>288.399999999992</text:p>
              </table:table-cell>
              <table:table-cell office:value-type="float" office:value="113.208">
                <text:p>113.208</text:p>
              </table:table-cell>
              <table:table-cell office:value-type="float" office:value="229.719">
                <text:p>229.71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88.599999999992">
                <text:p>288.599999999992</text:p>
              </table:table-cell>
              <table:table-cell office:value-type="float" office:value="113.225">
                <text:p>113.225</text:p>
              </table:table-cell>
              <table:table-cell office:value-type="float" office:value="229.757">
                <text:p>229.757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88.799999999992">
                <text:p>288.799999999992</text:p>
              </table:table-cell>
              <table:table-cell office:value-type="float" office:value="113.242">
                <text:p>113.242</text:p>
              </table:table-cell>
              <table:table-cell office:value-type="float" office:value="229.795">
                <text:p>229.79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88.999999999992">
                <text:p>288.999999999992</text:p>
              </table:table-cell>
              <table:table-cell office:value-type="float" office:value="113.258">
                <text:p>113.258</text:p>
              </table:table-cell>
              <table:table-cell office:value-type="float" office:value="229.833">
                <text:p>229.83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89.199999999992">
                <text:p>289.199999999992</text:p>
              </table:table-cell>
              <table:table-cell office:value-type="float" office:value="113.275">
                <text:p>113.275</text:p>
              </table:table-cell>
              <table:table-cell office:value-type="float" office:value="229.87">
                <text:p>229.8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89.399999999992">
                <text:p>289.399999999992</text:p>
              </table:table-cell>
              <table:table-cell office:value-type="float" office:value="113.292">
                <text:p>113.292</text:p>
              </table:table-cell>
              <table:table-cell office:value-type="float" office:value="229.907">
                <text:p>229.90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89.599999999992">
                <text:p>289.599999999992</text:p>
              </table:table-cell>
              <table:table-cell office:value-type="float" office:value="113.308">
                <text:p>113.308</text:p>
              </table:table-cell>
              <table:table-cell office:value-type="float" office:value="229.944">
                <text:p>229.94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89.799999999992">
                <text:p>289.799999999992</text:p>
              </table:table-cell>
              <table:table-cell office:value-type="float" office:value="113.324">
                <text:p>113.324</text:p>
              </table:table-cell>
              <table:table-cell office:value-type="float" office:value="229.981">
                <text:p>229.98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89.999999999992">
                <text:p>289.999999999992</text:p>
              </table:table-cell>
              <table:table-cell office:value-type="float" office:value="113.34">
                <text:p>113.34</text:p>
              </table:table-cell>
              <table:table-cell office:value-type="float" office:value="230.017">
                <text:p>230.01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90.199999999992">
                <text:p>290.199999999992</text:p>
              </table:table-cell>
              <table:table-cell office:value-type="float" office:value="113.357">
                <text:p>113.357</text:p>
              </table:table-cell>
              <table:table-cell office:value-type="float" office:value="230.053">
                <text:p>230.05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0.399999999992">
                <text:p>290.399999999992</text:p>
              </table:table-cell>
              <table:table-cell office:value-type="float" office:value="113.373">
                <text:p>113.373</text:p>
              </table:table-cell>
              <table:table-cell office:value-type="float" office:value="230.089">
                <text:p>230.08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90.599999999992">
                <text:p>290.599999999992</text:p>
              </table:table-cell>
              <table:table-cell office:value-type="float" office:value="113.388">
                <text:p>113.388</text:p>
              </table:table-cell>
              <table:table-cell office:value-type="float" office:value="230.125">
                <text:p>230.12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90.799999999992">
                <text:p>290.799999999992</text:p>
              </table:table-cell>
              <table:table-cell office:value-type="float" office:value="113.404">
                <text:p>113.404</text:p>
              </table:table-cell>
              <table:table-cell office:value-type="float" office:value="230.161">
                <text:p>230.16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90.999999999992">
                <text:p>290.999999999992</text:p>
              </table:table-cell>
              <table:table-cell office:value-type="float" office:value="113.42">
                <text:p>113.42</text:p>
              </table:table-cell>
              <table:table-cell office:value-type="float" office:value="230.196">
                <text:p>230.19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91.199999999992">
                <text:p>291.199999999992</text:p>
              </table:table-cell>
              <table:table-cell office:value-type="float" office:value="113.436">
                <text:p>113.436</text:p>
              </table:table-cell>
              <table:table-cell office:value-type="float" office:value="230.231">
                <text:p>230.23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91.399999999992">
                <text:p>291.399999999992</text:p>
              </table:table-cell>
              <table:table-cell office:value-type="float" office:value="113.451">
                <text:p>113.451</text:p>
              </table:table-cell>
              <table:table-cell office:value-type="float" office:value="230.266">
                <text:p>230.26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91.599999999992">
                <text:p>291.599999999992</text:p>
              </table:table-cell>
              <table:table-cell office:value-type="float" office:value="113.467">
                <text:p>113.467</text:p>
              </table:table-cell>
              <table:table-cell office:value-type="float" office:value="230.301">
                <text:p>230.30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91.799999999992">
                <text:p>291.799999999992</text:p>
              </table:table-cell>
              <table:table-cell office:value-type="float" office:value="113.482">
                <text:p>113.482</text:p>
              </table:table-cell>
              <table:table-cell office:value-type="float" office:value="230.336">
                <text:p>230.33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91.999999999992">
                <text:p>291.999999999992</text:p>
              </table:table-cell>
              <table:table-cell office:value-type="float" office:value="113.497">
                <text:p>113.497</text:p>
              </table:table-cell>
              <table:table-cell office:value-type="float" office:value="230.37">
                <text:p>230.3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92.199999999992">
                <text:p>292.199999999992</text:p>
              </table:table-cell>
              <table:table-cell office:value-type="float" office:value="113.512">
                <text:p>113.512</text:p>
              </table:table-cell>
              <table:table-cell office:value-type="float" office:value="230.404">
                <text:p>230.40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92.399999999992">
                <text:p>292.399999999992</text:p>
              </table:table-cell>
              <table:table-cell office:value-type="float" office:value="113.527">
                <text:p>113.527</text:p>
              </table:table-cell>
              <table:table-cell office:value-type="float" office:value="230.438">
                <text:p>230.43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92.599999999992">
                <text:p>292.599999999992</text:p>
              </table:table-cell>
              <table:table-cell office:value-type="float" office:value="113.542">
                <text:p>113.542</text:p>
              </table:table-cell>
              <table:table-cell office:value-type="float" office:value="230.472">
                <text:p>230.47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92.799999999992">
                <text:p>292.799999999992</text:p>
              </table:table-cell>
              <table:table-cell office:value-type="float" office:value="113.557">
                <text:p>113.557</text:p>
              </table:table-cell>
              <table:table-cell office:value-type="float" office:value="230.505">
                <text:p>230.50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92.999999999992">
                <text:p>292.999999999992</text:p>
              </table:table-cell>
              <table:table-cell office:value-type="float" office:value="113.572">
                <text:p>113.572</text:p>
              </table:table-cell>
              <table:table-cell office:value-type="float" office:value="230.538">
                <text:p>230.53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93.199999999992">
                <text:p>293.199999999992</text:p>
              </table:table-cell>
              <table:table-cell office:value-type="float" office:value="113.587">
                <text:p>113.587</text:p>
              </table:table-cell>
              <table:table-cell office:value-type="float" office:value="230.572">
                <text:p>230.57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93.399999999992">
                <text:p>293.399999999992</text:p>
              </table:table-cell>
              <table:table-cell office:value-type="float" office:value="113.601">
                <text:p>113.601</text:p>
              </table:table-cell>
              <table:table-cell office:value-type="float" office:value="230.604">
                <text:p>230.60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93.599999999992">
                <text:p>293.599999999992</text:p>
              </table:table-cell>
              <table:table-cell office:value-type="float" office:value="113.616">
                <text:p>113.616</text:p>
              </table:table-cell>
              <table:table-cell office:value-type="float" office:value="230.637">
                <text:p>230.63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93.799999999992">
                <text:p>293.799999999992</text:p>
              </table:table-cell>
              <table:table-cell office:value-type="float" office:value="113.63">
                <text:p>113.63</text:p>
              </table:table-cell>
              <table:table-cell office:value-type="float" office:value="230.67">
                <text:p>230.6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93.999999999992">
                <text:p>293.999999999992</text:p>
              </table:table-cell>
              <table:table-cell office:value-type="float" office:value="113.645">
                <text:p>113.645</text:p>
              </table:table-cell>
              <table:table-cell office:value-type="float" office:value="230.702">
                <text:p>230.70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94.199999999992">
                <text:p>294.199999999992</text:p>
              </table:table-cell>
              <table:table-cell office:value-type="float" office:value="113.659">
                <text:p>113.659</text:p>
              </table:table-cell>
              <table:table-cell office:value-type="float" office:value="230.734">
                <text:p>230.73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94.399999999992">
                <text:p>294.399999999992</text:p>
              </table:table-cell>
              <table:table-cell office:value-type="float" office:value="113.673">
                <text:p>113.673</text:p>
              </table:table-cell>
              <table:table-cell office:value-type="float" office:value="230.766">
                <text:p>230.76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94.599999999992">
                <text:p>294.599999999992</text:p>
              </table:table-cell>
              <table:table-cell office:value-type="float" office:value="113.687">
                <text:p>113.687</text:p>
              </table:table-cell>
              <table:table-cell office:value-type="float" office:value="230.797">
                <text:p>230.79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94.799999999992">
                <text:p>294.799999999992</text:p>
              </table:table-cell>
              <table:table-cell office:value-type="float" office:value="113.701">
                <text:p>113.701</text:p>
              </table:table-cell>
              <table:table-cell office:value-type="float" office:value="230.829">
                <text:p>230.82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94.999999999992">
                <text:p>294.999999999992</text:p>
              </table:table-cell>
              <table:table-cell office:value-type="float" office:value="113.715">
                <text:p>113.715</text:p>
              </table:table-cell>
              <table:table-cell office:value-type="float" office:value="230.86">
                <text:p>230.8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95.199999999992">
                <text:p>295.199999999992</text:p>
              </table:table-cell>
              <table:table-cell office:value-type="float" office:value="113.729">
                <text:p>113.729</text:p>
              </table:table-cell>
              <table:table-cell office:value-type="float" office:value="230.891">
                <text:p>230.89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95.399999999992">
                <text:p>295.399999999992</text:p>
              </table:table-cell>
              <table:table-cell office:value-type="float" office:value="113.742">
                <text:p>113.742</text:p>
              </table:table-cell>
              <table:table-cell office:value-type="float" office:value="230.922">
                <text:p>230.92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95.599999999992">
                <text:p>295.599999999992</text:p>
              </table:table-cell>
              <table:table-cell office:value-type="float" office:value="113.756">
                <text:p>113.756</text:p>
              </table:table-cell>
              <table:table-cell office:value-type="float" office:value="230.952">
                <text:p>230.95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95.799999999992">
                <text:p>295.799999999992</text:p>
              </table:table-cell>
              <table:table-cell office:value-type="float" office:value="113.769">
                <text:p>113.769</text:p>
              </table:table-cell>
              <table:table-cell office:value-type="float" office:value="230.983">
                <text:p>230.98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95.999999999992">
                <text:p>295.999999999992</text:p>
              </table:table-cell>
              <table:table-cell office:value-type="float" office:value="113.783">
                <text:p>113.783</text:p>
              </table:table-cell>
              <table:table-cell office:value-type="float" office:value="231.013">
                <text:p>231.01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96.199999999992">
                <text:p>296.199999999992</text:p>
              </table:table-cell>
              <table:table-cell office:value-type="float" office:value="113.796">
                <text:p>113.796</text:p>
              </table:table-cell>
              <table:table-cell office:value-type="float" office:value="231.043">
                <text:p>231.04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96.399999999992">
                <text:p>296.399999999992</text:p>
              </table:table-cell>
              <table:table-cell office:value-type="float" office:value="113.809">
                <text:p>113.809</text:p>
              </table:table-cell>
              <table:table-cell office:value-type="float" office:value="231.072">
                <text:p>231.07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96.599999999992">
                <text:p>296.599999999992</text:p>
              </table:table-cell>
              <table:table-cell office:value-type="float" office:value="113.823">
                <text:p>113.823</text:p>
              </table:table-cell>
              <table:table-cell office:value-type="float" office:value="231.102">
                <text:p>231.10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96.799999999992">
                <text:p>296.799999999992</text:p>
              </table:table-cell>
              <table:table-cell office:value-type="float" office:value="113.836">
                <text:p>113.836</text:p>
              </table:table-cell>
              <table:table-cell office:value-type="float" office:value="231.131">
                <text:p>231.13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96.999999999992">
                <text:p>296.999999999992</text:p>
              </table:table-cell>
              <table:table-cell office:value-type="float" office:value="113.849">
                <text:p>113.849</text:p>
              </table:table-cell>
              <table:table-cell office:value-type="float" office:value="231.161">
                <text:p>231.16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97.199999999992">
                <text:p>297.199999999992</text:p>
              </table:table-cell>
              <table:table-cell office:value-type="float" office:value="113.861">
                <text:p>113.861</text:p>
              </table:table-cell>
              <table:table-cell office:value-type="float" office:value="231.189">
                <text:p>231.18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97.399999999992">
                <text:p>297.399999999992</text:p>
              </table:table-cell>
              <table:table-cell office:value-type="float" office:value="113.874">
                <text:p>113.874</text:p>
              </table:table-cell>
              <table:table-cell office:value-type="float" office:value="231.218">
                <text:p>231.21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97.599999999992">
                <text:p>297.599999999992</text:p>
              </table:table-cell>
              <table:table-cell office:value-type="float" office:value="113.887">
                <text:p>113.887</text:p>
              </table:table-cell>
              <table:table-cell office:value-type="float" office:value="231.247">
                <text:p>231.24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97.799999999992">
                <text:p>297.799999999992</text:p>
              </table:table-cell>
              <table:table-cell office:value-type="float" office:value="113.899">
                <text:p>113.899</text:p>
              </table:table-cell>
              <table:table-cell office:value-type="float" office:value="231.275">
                <text:p>231.27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97.999999999992">
                <text:p>297.999999999992</text:p>
              </table:table-cell>
              <table:table-cell office:value-type="float" office:value="113.912">
                <text:p>113.912</text:p>
              </table:table-cell>
              <table:table-cell office:value-type="float" office:value="231.303">
                <text:p>231.30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98.199999999992">
                <text:p>298.199999999992</text:p>
              </table:table-cell>
              <table:table-cell office:value-type="float" office:value="113.924">
                <text:p>113.924</text:p>
              </table:table-cell>
              <table:table-cell office:value-type="float" office:value="231.331">
                <text:p>231.33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98.399999999992">
                <text:p>298.399999999992</text:p>
              </table:table-cell>
              <table:table-cell office:value-type="float" office:value="113.937">
                <text:p>113.937</text:p>
              </table:table-cell>
              <table:table-cell office:value-type="float" office:value="231.359">
                <text:p>231.35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98.599999999992">
                <text:p>298.599999999992</text:p>
              </table:table-cell>
              <table:table-cell office:value-type="float" office:value="113.949">
                <text:p>113.949</text:p>
              </table:table-cell>
              <table:table-cell office:value-type="float" office:value="231.386">
                <text:p>231.38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98.799999999992">
                <text:p>298.799999999992</text:p>
              </table:table-cell>
              <table:table-cell office:value-type="float" office:value="113.961">
                <text:p>113.961</text:p>
              </table:table-cell>
              <table:table-cell office:value-type="float" office:value="231.414">
                <text:p>231.41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98.999999999992">
                <text:p>298.999999999992</text:p>
              </table:table-cell>
              <table:table-cell office:value-type="float" office:value="113.973">
                <text:p>113.973</text:p>
              </table:table-cell>
              <table:table-cell office:value-type="float" office:value="231.441">
                <text:p>231.44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99.199999999992">
                <text:p>299.199999999992</text:p>
              </table:table-cell>
              <table:table-cell office:value-type="float" office:value="113.985">
                <text:p>113.985</text:p>
              </table:table-cell>
              <table:table-cell office:value-type="float" office:value="231.468">
                <text:p>231.46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99.399999999992">
                <text:p>299.399999999992</text:p>
              </table:table-cell>
              <table:table-cell office:value-type="float" office:value="113.997">
                <text:p>113.997</text:p>
              </table:table-cell>
              <table:table-cell office:value-type="float" office:value="231.495">
                <text:p>231.49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99.599999999992">
                <text:p>299.599999999992</text:p>
              </table:table-cell>
              <table:table-cell office:value-type="float" office:value="114.009">
                <text:p>114.009</text:p>
              </table:table-cell>
              <table:table-cell office:value-type="float" office:value="231.521">
                <text:p>231.52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99.799999999992">
                <text:p>299.799999999992</text:p>
              </table:table-cell>
              <table:table-cell office:value-type="float" office:value="114.02">
                <text:p>114.02</text:p>
              </table:table-cell>
              <table:table-cell office:value-type="float" office:value="231.547">
                <text:p>231.54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99.999999999992">
                <text:p>299.999999999992</text:p>
              </table:table-cell>
              <table:table-cell office:value-type="float" office:value="114.032">
                <text:p>114.032</text:p>
              </table:table-cell>
              <table:table-cell office:value-type="float" office:value="231.573">
                <text:p>231.57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00.199999999992">
                <text:p>300.199999999992</text:p>
              </table:table-cell>
              <table:table-cell office:value-type="float" office:value="114.044">
                <text:p>114.044</text:p>
              </table:table-cell>
              <table:table-cell office:value-type="float" office:value="231.599">
                <text:p>231.59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00.399999999992">
                <text:p>300.399999999992</text:p>
              </table:table-cell>
              <table:table-cell office:value-type="float" office:value="114.055">
                <text:p>114.055</text:p>
              </table:table-cell>
              <table:table-cell office:value-type="float" office:value="231.625">
                <text:p>231.62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00.599999999991">
                <text:p>300.599999999991</text:p>
              </table:table-cell>
              <table:table-cell office:value-type="float" office:value="114.066">
                <text:p>114.066</text:p>
              </table:table-cell>
              <table:table-cell office:value-type="float" office:value="231.651">
                <text:p>231.65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00.799999999991">
                <text:p>300.799999999991</text:p>
              </table:table-cell>
              <table:table-cell office:value-type="float" office:value="114.078">
                <text:p>114.078</text:p>
              </table:table-cell>
              <table:table-cell office:value-type="float" office:value="231.676">
                <text:p>231.67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00.999999999991">
                <text:p>300.999999999991</text:p>
              </table:table-cell>
              <table:table-cell office:value-type="float" office:value="114.089">
                <text:p>114.089</text:p>
              </table:table-cell>
              <table:table-cell office:value-type="float" office:value="231.701">
                <text:p>231.70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01.199999999991">
                <text:p>301.199999999991</text:p>
              </table:table-cell>
              <table:table-cell office:value-type="float" office:value="114.1">
                <text:p>114.1</text:p>
              </table:table-cell>
              <table:table-cell office:value-type="float" office:value="231.726">
                <text:p>231.72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01.399999999991">
                <text:p>301.399999999991</text:p>
              </table:table-cell>
              <table:table-cell office:value-type="float" office:value="114.111">
                <text:p>114.111</text:p>
              </table:table-cell>
              <table:table-cell office:value-type="float" office:value="231.751">
                <text:p>231.75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01.599999999991">
                <text:p>301.599999999991</text:p>
              </table:table-cell>
              <table:table-cell office:value-type="float" office:value="114.122">
                <text:p>114.122</text:p>
              </table:table-cell>
              <table:table-cell office:value-type="float" office:value="231.775">
                <text:p>231.77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01.799999999991">
                <text:p>301.799999999991</text:p>
              </table:table-cell>
              <table:table-cell office:value-type="float" office:value="114.133">
                <text:p>114.133</text:p>
              </table:table-cell>
              <table:table-cell office:value-type="float" office:value="231.8">
                <text:p>231.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01.999999999991">
                <text:p>301.999999999991</text:p>
              </table:table-cell>
              <table:table-cell office:value-type="float" office:value="114.143">
                <text:p>114.143</text:p>
              </table:table-cell>
              <table:table-cell office:value-type="float" office:value="231.824">
                <text:p>231.82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02.199999999991">
                <text:p>302.199999999991</text:p>
              </table:table-cell>
              <table:table-cell office:value-type="float" office:value="114.154">
                <text:p>114.154</text:p>
              </table:table-cell>
              <table:table-cell office:value-type="float" office:value="231.848">
                <text:p>231.84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02.399999999991">
                <text:p>302.399999999991</text:p>
              </table:table-cell>
              <table:table-cell office:value-type="float" office:value="114.164">
                <text:p>114.164</text:p>
              </table:table-cell>
              <table:table-cell office:value-type="float" office:value="231.871">
                <text:p>231.87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02.599999999991">
                <text:p>302.599999999991</text:p>
              </table:table-cell>
              <table:table-cell office:value-type="float" office:value="114.175">
                <text:p>114.175</text:p>
              </table:table-cell>
              <table:table-cell office:value-type="float" office:value="231.895">
                <text:p>231.89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02.799999999991">
                <text:p>302.799999999991</text:p>
              </table:table-cell>
              <table:table-cell office:value-type="float" office:value="114.185">
                <text:p>114.185</text:p>
              </table:table-cell>
              <table:table-cell office:value-type="float" office:value="231.918">
                <text:p>231.91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02.999999999991">
                <text:p>302.999999999991</text:p>
              </table:table-cell>
              <table:table-cell office:value-type="float" office:value="114.196">
                <text:p>114.196</text:p>
              </table:table-cell>
              <table:table-cell office:value-type="float" office:value="231.941">
                <text:p>231.94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03.199999999991">
                <text:p>303.199999999991</text:p>
              </table:table-cell>
              <table:table-cell office:value-type="float" office:value="114.206">
                <text:p>114.206</text:p>
              </table:table-cell>
              <table:table-cell office:value-type="float" office:value="231.964">
                <text:p>231.96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03.399999999991">
                <text:p>303.399999999991</text:p>
              </table:table-cell>
              <table:table-cell office:value-type="float" office:value="114.216">
                <text:p>114.216</text:p>
              </table:table-cell>
              <table:table-cell office:value-type="float" office:value="231.987">
                <text:p>231.98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03.599999999991">
                <text:p>303.599999999991</text:p>
              </table:table-cell>
              <table:table-cell office:value-type="float" office:value="114.226">
                <text:p>114.226</text:p>
              </table:table-cell>
              <table:table-cell office:value-type="float" office:value="232.01">
                <text:p>232.0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03.799999999991">
                <text:p>303.799999999991</text:p>
              </table:table-cell>
              <table:table-cell office:value-type="float" office:value="114.236">
                <text:p>114.236</text:p>
              </table:table-cell>
              <table:table-cell office:value-type="float" office:value="232.032">
                <text:p>232.03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03.999999999991">
                <text:p>303.999999999991</text:p>
              </table:table-cell>
              <table:table-cell office:value-type="float" office:value="114.246">
                <text:p>114.246</text:p>
              </table:table-cell>
              <table:table-cell office:value-type="float" office:value="232.054">
                <text:p>232.05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04.199999999991">
                <text:p>304.199999999991</text:p>
              </table:table-cell>
              <table:table-cell office:value-type="float" office:value="114.256">
                <text:p>114.256</text:p>
              </table:table-cell>
              <table:table-cell office:value-type="float" office:value="232.076">
                <text:p>232.07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04.399999999991">
                <text:p>304.399999999991</text:p>
              </table:table-cell>
              <table:table-cell office:value-type="float" office:value="114.265">
                <text:p>114.265</text:p>
              </table:table-cell>
              <table:table-cell office:value-type="float" office:value="232.098">
                <text:p>232.09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04.599999999991">
                <text:p>304.599999999991</text:p>
              </table:table-cell>
              <table:table-cell office:value-type="float" office:value="114.275">
                <text:p>114.275</text:p>
              </table:table-cell>
              <table:table-cell office:value-type="float" office:value="232.12">
                <text:p>232.1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04.799999999991">
                <text:p>304.799999999991</text:p>
              </table:table-cell>
              <table:table-cell office:value-type="float" office:value="114.284">
                <text:p>114.284</text:p>
              </table:table-cell>
              <table:table-cell office:value-type="float" office:value="232.141">
                <text:p>232.14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04.999999999991">
                <text:p>304.999999999991</text:p>
              </table:table-cell>
              <table:table-cell office:value-type="float" office:value="114.294">
                <text:p>114.294</text:p>
              </table:table-cell>
              <table:table-cell office:value-type="float" office:value="232.162">
                <text:p>232.16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05.199999999991">
                <text:p>305.199999999991</text:p>
              </table:table-cell>
              <table:table-cell office:value-type="float" office:value="114.303">
                <text:p>114.303</text:p>
              </table:table-cell>
              <table:table-cell office:value-type="float" office:value="232.183">
                <text:p>232.18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05.399999999991">
                <text:p>305.399999999991</text:p>
              </table:table-cell>
              <table:table-cell office:value-type="float" office:value="114.312">
                <text:p>114.312</text:p>
              </table:table-cell>
              <table:table-cell office:value-type="float" office:value="232.204">
                <text:p>232.20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05.599999999991">
                <text:p>305.599999999991</text:p>
              </table:table-cell>
              <table:table-cell office:value-type="float" office:value="114.322">
                <text:p>114.322</text:p>
              </table:table-cell>
              <table:table-cell office:value-type="float" office:value="232.225">
                <text:p>232.22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05.799999999991">
                <text:p>305.799999999991</text:p>
              </table:table-cell>
              <table:table-cell office:value-type="float" office:value="114.331">
                <text:p>114.331</text:p>
              </table:table-cell>
              <table:table-cell office:value-type="float" office:value="232.245">
                <text:p>232.24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05.999999999991">
                <text:p>305.999999999991</text:p>
              </table:table-cell>
              <table:table-cell office:value-type="float" office:value="114.34">
                <text:p>114.34</text:p>
              </table:table-cell>
              <table:table-cell office:value-type="float" office:value="232.266">
                <text:p>232.26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06.199999999991">
                <text:p>306.199999999991</text:p>
              </table:table-cell>
              <table:table-cell office:value-type="float" office:value="114.349">
                <text:p>114.349</text:p>
              </table:table-cell>
              <table:table-cell office:value-type="float" office:value="232.286">
                <text:p>232.28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6.399999999991">
                <text:p>306.399999999991</text:p>
              </table:table-cell>
              <table:table-cell office:value-type="float" office:value="114.357">
                <text:p>114.357</text:p>
              </table:table-cell>
              <table:table-cell office:value-type="float" office:value="232.305">
                <text:p>232.30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06.599999999991">
                <text:p>306.599999999991</text:p>
              </table:table-cell>
              <table:table-cell office:value-type="float" office:value="114.366">
                <text:p>114.366</text:p>
              </table:table-cell>
              <table:table-cell office:value-type="float" office:value="232.325">
                <text:p>232.32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06.799999999991">
                <text:p>306.799999999991</text:p>
              </table:table-cell>
              <table:table-cell office:value-type="float" office:value="114.375">
                <text:p>114.375</text:p>
              </table:table-cell>
              <table:table-cell office:value-type="float" office:value="232.345">
                <text:p>232.34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06.999999999991">
                <text:p>306.999999999991</text:p>
              </table:table-cell>
              <table:table-cell office:value-type="float" office:value="114.383">
                <text:p>114.383</text:p>
              </table:table-cell>
              <table:table-cell office:value-type="float" office:value="232.364">
                <text:p>232.36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07.199999999991">
                <text:p>307.199999999991</text:p>
              </table:table-cell>
              <table:table-cell office:value-type="float" office:value="114.392">
                <text:p>114.392</text:p>
              </table:table-cell>
              <table:table-cell office:value-type="float" office:value="232.383">
                <text:p>232.38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07.399999999991">
                <text:p>307.399999999991</text:p>
              </table:table-cell>
              <table:table-cell office:value-type="float" office:value="114.4">
                <text:p>114.4</text:p>
              </table:table-cell>
              <table:table-cell office:value-type="float" office:value="232.402">
                <text:p>232.40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07.599999999991">
                <text:p>307.599999999991</text:p>
              </table:table-cell>
              <table:table-cell office:value-type="float" office:value="114.409">
                <text:p>114.409</text:p>
              </table:table-cell>
              <table:table-cell office:value-type="float" office:value="232.421">
                <text:p>232.42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07.799999999991">
                <text:p>307.799999999991</text:p>
              </table:table-cell>
              <table:table-cell office:value-type="float" office:value="114.417">
                <text:p>114.417</text:p>
              </table:table-cell>
              <table:table-cell office:value-type="float" office:value="232.439">
                <text:p>232.43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07.999999999991">
                <text:p>307.999999999991</text:p>
              </table:table-cell>
              <table:table-cell office:value-type="float" office:value="114.425">
                <text:p>114.425</text:p>
              </table:table-cell>
              <table:table-cell office:value-type="float" office:value="232.458">
                <text:p>232.45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08.199999999991">
                <text:p>308.199999999991</text:p>
              </table:table-cell>
              <table:table-cell office:value-type="float" office:value="114.433">
                <text:p>114.433</text:p>
              </table:table-cell>
              <table:table-cell office:value-type="float" office:value="232.476">
                <text:p>232.47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08.399999999991">
                <text:p>308.399999999991</text:p>
              </table:table-cell>
              <table:table-cell office:value-type="float" office:value="114.441">
                <text:p>114.441</text:p>
              </table:table-cell>
              <table:table-cell office:value-type="float" office:value="232.494">
                <text:p>232.494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08.599999999991">
                <text:p>308.599999999991</text:p>
              </table:table-cell>
              <table:table-cell office:value-type="float" office:value="114.449">
                <text:p>114.449</text:p>
              </table:table-cell>
              <table:table-cell office:value-type="float" office:value="232.512">
                <text:p>232.51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08.799999999991">
                <text:p>308.799999999991</text:p>
              </table:table-cell>
              <table:table-cell office:value-type="float" office:value="114.457">
                <text:p>114.457</text:p>
              </table:table-cell>
              <table:table-cell office:value-type="float" office:value="232.529">
                <text:p>232.52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08.999999999991">
                <text:p>308.999999999991</text:p>
              </table:table-cell>
              <table:table-cell office:value-type="float" office:value="114.465">
                <text:p>114.465</text:p>
              </table:table-cell>
              <table:table-cell office:value-type="float" office:value="232.547">
                <text:p>232.54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09.199999999991">
                <text:p>309.199999999991</text:p>
              </table:table-cell>
              <table:table-cell office:value-type="float" office:value="114.472">
                <text:p>114.472</text:p>
              </table:table-cell>
              <table:table-cell office:value-type="float" office:value="232.564">
                <text:p>232.56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09.399999999991">
                <text:p>309.399999999991</text:p>
              </table:table-cell>
              <table:table-cell office:value-type="float" office:value="114.48">
                <text:p>114.48</text:p>
              </table:table-cell>
              <table:table-cell office:value-type="float" office:value="232.581">
                <text:p>232.58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09.599999999991">
                <text:p>309.599999999991</text:p>
              </table:table-cell>
              <table:table-cell office:value-type="float" office:value="114.487">
                <text:p>114.487</text:p>
              </table:table-cell>
              <table:table-cell office:value-type="float" office:value="232.598">
                <text:p>232.59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09.799999999991">
                <text:p>309.799999999991</text:p>
              </table:table-cell>
              <table:table-cell office:value-type="float" office:value="114.495">
                <text:p>114.495</text:p>
              </table:table-cell>
              <table:table-cell office:value-type="float" office:value="232.615">
                <text:p>232.61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09.999999999991">
                <text:p>309.999999999991</text:p>
              </table:table-cell>
              <table:table-cell office:value-type="float" office:value="114.502">
                <text:p>114.502</text:p>
              </table:table-cell>
              <table:table-cell office:value-type="float" office:value="232.631">
                <text:p>232.63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10.199999999991">
                <text:p>310.199999999991</text:p>
              </table:table-cell>
              <table:table-cell office:value-type="float" office:value="114.509">
                <text:p>114.509</text:p>
              </table:table-cell>
              <table:table-cell office:value-type="float" office:value="232.647">
                <text:p>232.64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10.399999999991">
                <text:p>310.399999999991</text:p>
              </table:table-cell>
              <table:table-cell office:value-type="float" office:value="114.516">
                <text:p>114.516</text:p>
              </table:table-cell>
              <table:table-cell office:value-type="float" office:value="232.663">
                <text:p>232.66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10.599999999991">
                <text:p>310.599999999991</text:p>
              </table:table-cell>
              <table:table-cell office:value-type="float" office:value="114.524">
                <text:p>114.524</text:p>
              </table:table-cell>
              <table:table-cell office:value-type="float" office:value="232.679">
                <text:p>232.679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10.799999999991">
                <text:p>310.799999999991</text:p>
              </table:table-cell>
              <table:table-cell office:value-type="float" office:value="114.531">
                <text:p>114.531</text:p>
              </table:table-cell>
              <table:table-cell office:value-type="float" office:value="232.695">
                <text:p>232.69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10.999999999991">
                <text:p>310.999999999991</text:p>
              </table:table-cell>
              <table:table-cell office:value-type="float" office:value="114.537">
                <text:p>114.537</text:p>
              </table:table-cell>
              <table:table-cell office:value-type="float" office:value="232.711">
                <text:p>232.71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11.199999999991">
                <text:p>311.199999999991</text:p>
              </table:table-cell>
              <table:table-cell office:value-type="float" office:value="114.544">
                <text:p>114.544</text:p>
              </table:table-cell>
              <table:table-cell office:value-type="float" office:value="232.726">
                <text:p>232.72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11.399999999991">
                <text:p>311.399999999991</text:p>
              </table:table-cell>
              <table:table-cell office:value-type="float" office:value="114.551">
                <text:p>114.551</text:p>
              </table:table-cell>
              <table:table-cell office:value-type="float" office:value="232.741">
                <text:p>232.74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11.599999999991">
                <text:p>311.599999999991</text:p>
              </table:table-cell>
              <table:table-cell office:value-type="float" office:value="114.558">
                <text:p>114.558</text:p>
              </table:table-cell>
              <table:table-cell office:value-type="float" office:value="232.756">
                <text:p>232.75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11.799999999991">
                <text:p>311.799999999991</text:p>
              </table:table-cell>
              <table:table-cell office:value-type="float" office:value="114.564">
                <text:p>114.564</text:p>
              </table:table-cell>
              <table:table-cell office:value-type="float" office:value="232.771">
                <text:p>232.77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11.999999999991">
                <text:p>311.999999999991</text:p>
              </table:table-cell>
              <table:table-cell office:value-type="float" office:value="114.571">
                <text:p>114.571</text:p>
              </table:table-cell>
              <table:table-cell office:value-type="float" office:value="232.786">
                <text:p>232.78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12.199999999991">
                <text:p>312.199999999991</text:p>
              </table:table-cell>
              <table:table-cell office:value-type="float" office:value="114.577">
                <text:p>114.577</text:p>
              </table:table-cell>
              <table:table-cell office:value-type="float" office:value="232.8">
                <text:p>232.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12.399999999991">
                <text:p>312.399999999991</text:p>
              </table:table-cell>
              <table:table-cell office:value-type="float" office:value="114.584">
                <text:p>114.584</text:p>
              </table:table-cell>
              <table:table-cell office:value-type="float" office:value="232.815">
                <text:p>232.81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12.599999999991">
                <text:p>312.599999999991</text:p>
              </table:table-cell>
              <table:table-cell office:value-type="float" office:value="114.59">
                <text:p>114.59</text:p>
              </table:table-cell>
              <table:table-cell office:value-type="float" office:value="232.829">
                <text:p>232.82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12.799999999991">
                <text:p>312.799999999991</text:p>
              </table:table-cell>
              <table:table-cell office:value-type="float" office:value="114.596">
                <text:p>114.596</text:p>
              </table:table-cell>
              <table:table-cell office:value-type="float" office:value="232.843">
                <text:p>232.84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12.999999999991">
                <text:p>312.999999999991</text:p>
              </table:table-cell>
              <table:table-cell office:value-type="float" office:value="114.602">
                <text:p>114.602</text:p>
              </table:table-cell>
              <table:table-cell office:value-type="float" office:value="232.856">
                <text:p>232.85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13.199999999991">
                <text:p>313.199999999991</text:p>
              </table:table-cell>
              <table:table-cell office:value-type="float" office:value="114.608">
                <text:p>114.608</text:p>
              </table:table-cell>
              <table:table-cell office:value-type="float" office:value="232.87">
                <text:p>232.8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13.399999999991">
                <text:p>313.399999999991</text:p>
              </table:table-cell>
              <table:table-cell office:value-type="float" office:value="114.614">
                <text:p>114.614</text:p>
              </table:table-cell>
              <table:table-cell office:value-type="float" office:value="232.883">
                <text:p>232.88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13.599999999991">
                <text:p>313.599999999991</text:p>
              </table:table-cell>
              <table:table-cell office:value-type="float" office:value="114.62">
                <text:p>114.62</text:p>
              </table:table-cell>
              <table:table-cell office:value-type="float" office:value="232.897">
                <text:p>232.89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313.799999999991">
                <text:p>313.799999999991</text:p>
              </table:table-cell>
              <table:table-cell office:value-type="float" office:value="114.626">
                <text:p>114.626</text:p>
              </table:table-cell>
              <table:table-cell office:value-type="float" office:value="232.91">
                <text:p>232.9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313.999999999991">
                <text:p>313.999999999991</text:p>
              </table:table-cell>
              <table:table-cell office:value-type="float" office:value="114.632">
                <text:p>114.632</text:p>
              </table:table-cell>
              <table:table-cell office:value-type="float" office:value="232.923">
                <text:p>232.92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14.199999999991">
                <text:p>314.199999999991</text:p>
              </table:table-cell>
              <table:table-cell office:value-type="float" office:value="114.637">
                <text:p>114.637</text:p>
              </table:table-cell>
              <table:table-cell office:value-type="float" office:value="232.935">
                <text:p>232.93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14.399999999991">
                <text:p>314.399999999991</text:p>
              </table:table-cell>
              <table:table-cell office:value-type="float" office:value="114.643">
                <text:p>114.643</text:p>
              </table:table-cell>
              <table:table-cell office:value-type="float" office:value="232.948">
                <text:p>232.94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14.599999999991">
                <text:p>314.599999999991</text:p>
              </table:table-cell>
              <table:table-cell office:value-type="float" office:value="114.648">
                <text:p>114.648</text:p>
              </table:table-cell>
              <table:table-cell office:value-type="float" office:value="232.96">
                <text:p>232.96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14.799999999991">
                <text:p>314.799999999991</text:p>
              </table:table-cell>
              <table:table-cell office:value-type="float" office:value="114.654">
                <text:p>114.654</text:p>
              </table:table-cell>
              <table:table-cell office:value-type="float" office:value="232.972">
                <text:p>232.97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314.999999999991">
                <text:p>314.999999999991</text:p>
              </table:table-cell>
              <table:table-cell office:value-type="float" office:value="114.659">
                <text:p>114.659</text:p>
              </table:table-cell>
              <table:table-cell office:value-type="float" office:value="232.984">
                <text:p>232.98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315.199999999991">
                <text:p>315.199999999991</text:p>
              </table:table-cell>
              <table:table-cell office:value-type="float" office:value="114.664">
                <text:p>114.664</text:p>
              </table:table-cell>
              <table:table-cell office:value-type="float" office:value="232.996">
                <text:p>232.99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15.399999999991">
                <text:p>315.399999999991</text:p>
              </table:table-cell>
              <table:table-cell office:value-type="float" office:value="114.669">
                <text:p>114.669</text:p>
              </table:table-cell>
              <table:table-cell office:value-type="float" office:value="233.008">
                <text:p>233.00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315.599999999991">
                <text:p>315.599999999991</text:p>
              </table:table-cell>
              <table:table-cell office:value-type="float" office:value="114.674">
                <text:p>114.674</text:p>
              </table:table-cell>
              <table:table-cell office:value-type="float" office:value="233.019">
                <text:p>233.01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15.799999999991">
                <text:p>315.799999999991</text:p>
              </table:table-cell>
              <table:table-cell office:value-type="float" office:value="114.679">
                <text:p>114.679</text:p>
              </table:table-cell>
              <table:table-cell office:value-type="float" office:value="233.03">
                <text:p>233.0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15.999999999991">
                <text:p>315.999999999991</text:p>
              </table:table-cell>
              <table:table-cell office:value-type="float" office:value="114.684">
                <text:p>114.684</text:p>
              </table:table-cell>
              <table:table-cell office:value-type="float" office:value="233.041">
                <text:p>233.04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316.199999999991">
                <text:p>316.199999999991</text:p>
              </table:table-cell>
              <table:table-cell office:value-type="float" office:value="114.689">
                <text:p>114.689</text:p>
              </table:table-cell>
              <table:table-cell office:value-type="float" office:value="233.052">
                <text:p>233.05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316.399999999991">
                <text:p>316.399999999991</text:p>
              </table:table-cell>
              <table:table-cell office:value-type="float" office:value="114.694">
                <text:p>114.694</text:p>
              </table:table-cell>
              <table:table-cell office:value-type="float" office:value="233.063">
                <text:p>233.06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16.599999999991">
                <text:p>316.599999999991</text:p>
              </table:table-cell>
              <table:table-cell office:value-type="float" office:value="114.699">
                <text:p>114.699</text:p>
              </table:table-cell>
              <table:table-cell office:value-type="float" office:value="233.074">
                <text:p>233.074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316.799999999991">
                <text:p>316.799999999991</text:p>
              </table:table-cell>
              <table:table-cell office:value-type="float" office:value="114.703">
                <text:p>114.703</text:p>
              </table:table-cell>
              <table:table-cell office:value-type="float" office:value="233.084">
                <text:p>233.08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316.999999999991">
                <text:p>316.999999999991</text:p>
              </table:table-cell>
              <table:table-cell office:value-type="float" office:value="114.708">
                <text:p>114.708</text:p>
              </table:table-cell>
              <table:table-cell office:value-type="float" office:value="233.094">
                <text:p>233.09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17.199999999991">
                <text:p>317.199999999991</text:p>
              </table:table-cell>
              <table:table-cell office:value-type="float" office:value="114.712">
                <text:p>114.712</text:p>
              </table:table-cell>
              <table:table-cell office:value-type="float" office:value="233.104">
                <text:p>233.10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17.399999999991">
                <text:p>317.399999999991</text:p>
              </table:table-cell>
              <table:table-cell office:value-type="float" office:value="114.717">
                <text:p>114.717</text:p>
              </table:table-cell>
              <table:table-cell office:value-type="float" office:value="233.114">
                <text:p>233.11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317.599999999991">
                <text:p>317.599999999991</text:p>
              </table:table-cell>
              <table:table-cell office:value-type="float" office:value="114.721">
                <text:p>114.721</text:p>
              </table:table-cell>
              <table:table-cell office:value-type="float" office:value="233.124">
                <text:p>233.12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317.799999999991">
                <text:p>317.799999999991</text:p>
              </table:table-cell>
              <table:table-cell office:value-type="float" office:value="114.725">
                <text:p>114.725</text:p>
              </table:table-cell>
              <table:table-cell office:value-type="float" office:value="233.133">
                <text:p>233.13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317.999999999991">
                <text:p>317.999999999991</text:p>
              </table:table-cell>
              <table:table-cell office:value-type="float" office:value="114.729">
                <text:p>114.729</text:p>
              </table:table-cell>
              <table:table-cell office:value-type="float" office:value="233.143">
                <text:p>233.14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318.19999999999">
                <text:p>318.19999999999</text:p>
              </table:table-cell>
              <table:table-cell office:value-type="float" office:value="114.733">
                <text:p>114.733</text:p>
              </table:table-cell>
              <table:table-cell office:value-type="float" office:value="233.152">
                <text:p>233.15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18.39999999999">
                <text:p>318.39999999999</text:p>
              </table:table-cell>
              <table:table-cell office:value-type="float" office:value="114.737">
                <text:p>114.737</text:p>
              </table:table-cell>
              <table:table-cell office:value-type="float" office:value="233.161">
                <text:p>233.16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318.59999999999">
                <text:p>318.59999999999</text:p>
              </table:table-cell>
              <table:table-cell office:value-type="float" office:value="114.741">
                <text:p>114.741</text:p>
              </table:table-cell>
              <table:table-cell office:value-type="float" office:value="233.17">
                <text:p>233.1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318.79999999999">
                <text:p>318.79999999999</text:p>
              </table:table-cell>
              <table:table-cell office:value-type="float" office:value="114.745">
                <text:p>114.745</text:p>
              </table:table-cell>
              <table:table-cell office:value-type="float" office:value="233.178">
                <text:p>233.17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318.99999999999">
                <text:p>318.99999999999</text:p>
              </table:table-cell>
              <table:table-cell office:value-type="float" office:value="114.749">
                <text:p>114.749</text:p>
              </table:table-cell>
              <table:table-cell office:value-type="float" office:value="233.187">
                <text:p>233.18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19.19999999999">
                <text:p>319.19999999999</text:p>
              </table:table-cell>
              <table:table-cell office:value-type="float" office:value="114.753">
                <text:p>114.753</text:p>
              </table:table-cell>
              <table:table-cell office:value-type="float" office:value="233.195">
                <text:p>233.19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319.39999999999">
                <text:p>319.39999999999</text:p>
              </table:table-cell>
              <table:table-cell office:value-type="float" office:value="114.756">
                <text:p>114.756</text:p>
              </table:table-cell>
              <table:table-cell office:value-type="float" office:value="233.203">
                <text:p>233.20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19.59999999999">
                <text:p>319.59999999999</text:p>
              </table:table-cell>
              <table:table-cell office:value-type="float" office:value="114.76">
                <text:p>114.76</text:p>
              </table:table-cell>
              <table:table-cell office:value-type="float" office:value="233.211">
                <text:p>233.21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319.79999999999">
                <text:p>319.79999999999</text:p>
              </table:table-cell>
              <table:table-cell office:value-type="float" office:value="114.763">
                <text:p>114.763</text:p>
              </table:table-cell>
              <table:table-cell office:value-type="float" office:value="233.219">
                <text:p>233.21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319.99999999999">
                <text:p>319.99999999999</text:p>
              </table:table-cell>
              <table:table-cell office:value-type="float" office:value="114.767">
                <text:p>114.767</text:p>
              </table:table-cell>
              <table:table-cell office:value-type="float" office:value="233.227">
                <text:p>233.22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320.19999999999">
                <text:p>320.19999999999</text:p>
              </table:table-cell>
              <table:table-cell office:value-type="float" office:value="114.77">
                <text:p>114.77</text:p>
              </table:table-cell>
              <table:table-cell office:value-type="float" office:value="233.234">
                <text:p>233.23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320.39999999999">
                <text:p>320.39999999999</text:p>
              </table:table-cell>
              <table:table-cell office:value-type="float" office:value="114.773">
                <text:p>114.773</text:p>
              </table:table-cell>
              <table:table-cell office:value-type="float" office:value="233.241">
                <text:p>233.24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320.59999999999">
                <text:p>320.59999999999</text:p>
              </table:table-cell>
              <table:table-cell office:value-type="float" office:value="114.776">
                <text:p>114.776</text:p>
              </table:table-cell>
              <table:table-cell office:value-type="float" office:value="233.248">
                <text:p>233.24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20.79999999999">
                <text:p>320.79999999999</text:p>
              </table:table-cell>
              <table:table-cell office:value-type="float" office:value="114.78">
                <text:p>114.78</text:p>
              </table:table-cell>
              <table:table-cell office:value-type="float" office:value="233.255">
                <text:p>233.25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20.99999999999">
                <text:p>320.99999999999</text:p>
              </table:table-cell>
              <table:table-cell office:value-type="float" office:value="114.783">
                <text:p>114.783</text:p>
              </table:table-cell>
              <table:table-cell office:value-type="float" office:value="233.262">
                <text:p>233.26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321.19999999999">
                <text:p>321.19999999999</text:p>
              </table:table-cell>
              <table:table-cell office:value-type="float" office:value="114.785">
                <text:p>114.785</text:p>
              </table:table-cell>
              <table:table-cell office:value-type="float" office:value="233.269">
                <text:p>233.26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21.39999999999">
                <text:p>321.39999999999</text:p>
              </table:table-cell>
              <table:table-cell office:value-type="float" office:value="114.788">
                <text:p>114.788</text:p>
              </table:table-cell>
              <table:table-cell office:value-type="float" office:value="233.275">
                <text:p>233.27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321.59999999999">
                <text:p>321.59999999999</text:p>
              </table:table-cell>
              <table:table-cell office:value-type="float" office:value="114.791">
                <text:p>114.791</text:p>
              </table:table-cell>
              <table:table-cell office:value-type="float" office:value="233.281">
                <text:p>233.28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21.79999999999">
                <text:p>321.79999999999</text:p>
              </table:table-cell>
              <table:table-cell office:value-type="float" office:value="114.794">
                <text:p>114.794</text:p>
              </table:table-cell>
              <table:table-cell office:value-type="float" office:value="233.288">
                <text:p>233.28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321.99999999999">
                <text:p>321.99999999999</text:p>
              </table:table-cell>
              <table:table-cell office:value-type="float" office:value="114.796">
                <text:p>114.796</text:p>
              </table:table-cell>
              <table:table-cell office:value-type="float" office:value="233.294">
                <text:p>233.29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22.19999999999">
                <text:p>322.19999999999</text:p>
              </table:table-cell>
              <table:table-cell office:value-type="float" office:value="114.799">
                <text:p>114.799</text:p>
              </table:table-cell>
              <table:table-cell office:value-type="float" office:value="233.299">
                <text:p>233.29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322.39999999999">
                <text:p>322.39999999999</text:p>
              </table:table-cell>
              <table:table-cell office:value-type="float" office:value="114.802">
                <text:p>114.802</text:p>
              </table:table-cell>
              <table:table-cell office:value-type="float" office:value="233.305">
                <text:p>233.30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22.59999999999">
                <text:p>322.59999999999</text:p>
              </table:table-cell>
              <table:table-cell office:value-type="float" office:value="114.804">
                <text:p>114.804</text:p>
              </table:table-cell>
              <table:table-cell office:value-type="float" office:value="233.31">
                <text:p>233.3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322.79999999999">
                <text:p>322.79999999999</text:p>
              </table:table-cell>
              <table:table-cell office:value-type="float" office:value="114.806">
                <text:p>114.806</text:p>
              </table:table-cell>
              <table:table-cell office:value-type="float" office:value="233.316">
                <text:p>233.31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22.99999999999">
                <text:p>322.99999999999</text:p>
              </table:table-cell>
              <table:table-cell office:value-type="float" office:value="114.809">
                <text:p>114.809</text:p>
              </table:table-cell>
              <table:table-cell office:value-type="float" office:value="233.321">
                <text:p>233.32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323.19999999999">
                <text:p>323.19999999999</text:p>
              </table:table-cell>
              <table:table-cell office:value-type="float" office:value="114.811">
                <text:p>114.811</text:p>
              </table:table-cell>
              <table:table-cell office:value-type="float" office:value="233.326">
                <text:p>233.32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323.39999999999">
                <text:p>323.39999999999</text:p>
              </table:table-cell>
              <table:table-cell office:value-type="float" office:value="114.813">
                <text:p>114.813</text:p>
              </table:table-cell>
              <table:table-cell office:value-type="float" office:value="233.33">
                <text:p>233.3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323.59999999999">
                <text:p>323.59999999999</text:p>
              </table:table-cell>
              <table:table-cell office:value-type="float" office:value="114.815">
                <text:p>114.815</text:p>
              </table:table-cell>
              <table:table-cell office:value-type="float" office:value="233.335">
                <text:p>233.33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23.79999999999">
                <text:p>323.79999999999</text:p>
              </table:table-cell>
              <table:table-cell office:value-type="float" office:value="114.817">
                <text:p>114.817</text:p>
              </table:table-cell>
              <table:table-cell office:value-type="float" office:value="233.34">
                <text:p>233.34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23.99999999999">
                <text:p>323.99999999999</text:p>
              </table:table-cell>
              <table:table-cell office:value-type="float" office:value="114.819">
                <text:p>114.819</text:p>
              </table:table-cell>
              <table:table-cell office:value-type="float" office:value="233.344">
                <text:p>233.34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324.19999999999">
                <text:p>324.19999999999</text:p>
              </table:table-cell>
              <table:table-cell office:value-type="float" office:value="114.821">
                <text:p>114.821</text:p>
              </table:table-cell>
              <table:table-cell office:value-type="float" office:value="233.348">
                <text:p>233.34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324.39999999999">
                <text:p>324.39999999999</text:p>
              </table:table-cell>
              <table:table-cell office:value-type="float" office:value="114.822">
                <text:p>114.822</text:p>
              </table:table-cell>
              <table:table-cell office:value-type="float" office:value="233.352">
                <text:p>233.35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324.59999999999">
                <text:p>324.59999999999</text:p>
              </table:table-cell>
              <table:table-cell office:value-type="float" office:value="114.824">
                <text:p>114.824</text:p>
              </table:table-cell>
              <table:table-cell office:value-type="float" office:value="233.356">
                <text:p>233.35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24.79999999999">
                <text:p>324.79999999999</text:p>
              </table:table-cell>
              <table:table-cell office:value-type="float" office:value="114.826">
                <text:p>114.826</text:p>
              </table:table-cell>
              <table:table-cell office:value-type="float" office:value="233.359">
                <text:p>233.35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324.99999999999">
                <text:p>324.99999999999</text:p>
              </table:table-cell>
              <table:table-cell office:value-type="float" office:value="114.827">
                <text:p>114.827</text:p>
              </table:table-cell>
              <table:table-cell office:value-type="float" office:value="233.363">
                <text:p>233.36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25.19999999999">
                <text:p>325.19999999999</text:p>
              </table:table-cell>
              <table:table-cell office:value-type="float" office:value="114.829">
                <text:p>114.829</text:p>
              </table:table-cell>
              <table:table-cell office:value-type="float" office:value="233.366">
                <text:p>233.36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325.39999999999">
                <text:p>325.39999999999</text:p>
              </table:table-cell>
              <table:table-cell office:value-type="float" office:value="114.83">
                <text:p>114.83</text:p>
              </table:table-cell>
              <table:table-cell office:value-type="float" office:value="233.369">
                <text:p>233.36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25.59999999999">
                <text:p>325.59999999999</text:p>
              </table:table-cell>
              <table:table-cell office:value-type="float" office:value="114.832">
                <text:p>114.832</text:p>
              </table:table-cell>
              <table:table-cell office:value-type="float" office:value="233.372">
                <text:p>233.37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25.79999999999">
                <text:p>325.79999999999</text:p>
              </table:table-cell>
              <table:table-cell office:value-type="float" office:value="114.833">
                <text:p>114.833</text:p>
              </table:table-cell>
              <table:table-cell office:value-type="float" office:value="233.375">
                <text:p>233.37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325.99999999999">
                <text:p>325.99999999999</text:p>
              </table:table-cell>
              <table:table-cell office:value-type="float" office:value="114.834">
                <text:p>114.834</text:p>
              </table:table-cell>
              <table:table-cell office:value-type="float" office:value="233.378">
                <text:p>233.37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326.19999999999">
                <text:p>326.19999999999</text:p>
              </table:table-cell>
              <table:table-cell office:value-type="float" office:value="114.835">
                <text:p>114.835</text:p>
              </table:table-cell>
              <table:table-cell office:value-type="float" office:value="233.38">
                <text:p>233.3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326.39999999999">
                <text:p>326.39999999999</text:p>
              </table:table-cell>
              <table:table-cell office:value-type="float" office:value="114.836">
                <text:p>114.836</text:p>
              </table:table-cell>
              <table:table-cell office:value-type="float" office:value="233.383">
                <text:p>233.38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26.59999999999">
                <text:p>326.59999999999</text:p>
              </table:table-cell>
              <table:table-cell office:value-type="float" office:value="114.837">
                <text:p>114.837</text:p>
              </table:table-cell>
              <table:table-cell office:value-type="float" office:value="233.385">
                <text:p>233.38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326.79999999999">
                <text:p>326.79999999999</text:p>
              </table:table-cell>
              <table:table-cell office:value-type="float" office:value="114.838">
                <text:p>114.838</text:p>
              </table:table-cell>
              <table:table-cell office:value-type="float" office:value="233.387">
                <text:p>233.38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26.99999999999">
                <text:p>326.99999999999</text:p>
              </table:table-cell>
              <table:table-cell office:value-type="float" office:value="114.839">
                <text:p>114.839</text:p>
              </table:table-cell>
              <table:table-cell office:value-type="float" office:value="233.389">
                <text:p>233.38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27.19999999999">
                <text:p>327.19999999999</text:p>
              </table:table-cell>
              <table:table-cell office:value-type="float" office:value="114.84">
                <text:p>114.84</text:p>
              </table:table-cell>
              <table:table-cell office:value-type="float" office:value="233.391">
                <text:p>233.39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27.39999999999">
                <text:p>327.39999999999</text:p>
              </table:table-cell>
              <table:table-cell office:value-type="float" office:value="114.84">
                <text:p>114.84</text:p>
              </table:table-cell>
              <table:table-cell office:value-type="float" office:value="233.392">
                <text:p>233.39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327.59999999999">
                <text:p>327.59999999999</text:p>
              </table:table-cell>
              <table:table-cell office:value-type="float" office:value="114.841">
                <text:p>114.841</text:p>
              </table:table-cell>
              <table:table-cell office:value-type="float" office:value="233.394">
                <text:p>233.39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327.79999999999">
                <text:p>327.79999999999</text:p>
              </table:table-cell>
              <table:table-cell office:value-type="float" office:value="114.842">
                <text:p>114.842</text:p>
              </table:table-cell>
              <table:table-cell office:value-type="float" office:value="233.395">
                <text:p>233.39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27.99999999999">
                <text:p>327.99999999999</text:p>
              </table:table-cell>
              <table:table-cell office:value-type="float" office:value="114.842">
                <text:p>114.842</text:p>
              </table:table-cell>
              <table:table-cell office:value-type="float" office:value="233.396">
                <text:p>233.39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28.19999999999">
                <text:p>328.19999999999</text:p>
              </table:table-cell>
              <table:table-cell office:value-type="float" office:value="114.842">
                <text:p>114.842</text:p>
              </table:table-cell>
              <table:table-cell office:value-type="float" office:value="233.397">
                <text:p>233.39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328.39999999999">
                <text:p>328.39999999999</text:p>
              </table:table-cell>
              <table:table-cell office:value-type="float" office:value="114.843">
                <text:p>114.843</text:p>
              </table:table-cell>
              <table:table-cell office:value-type="float" office:value="233.398">
                <text:p>233.39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28.59999999999">
                <text:p>328.59999999999</text:p>
              </table:table-cell>
              <table:table-cell office:value-type="float" office:value="114.843">
                <text:p>114.843</text:p>
              </table:table-cell>
              <table:table-cell office:value-type="float" office:value="233.398">
                <text:p>233.39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28.79999999999">
                <text:p>328.79999999999</text:p>
              </table:table-cell>
              <table:table-cell office:value-type="float" office:value="114.843">
                <text:p>114.843</text:p>
              </table:table-cell>
              <table:table-cell office:value-type="float" office:value="233.399">
                <text:p>233.39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328.99999999999">
                <text:p>328.99999999999</text:p>
              </table:table-cell>
              <table:table-cell office:value-type="float" office:value="114.843">
                <text:p>114.843</text:p>
              </table:table-cell>
              <table:table-cell office:value-type="float" office:value="233.399">
                <text:p>233.39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29.19999999999">
                <text:p>329.19999999999</text:p>
              </table:table-cell>
              <table:table-cell office:value-type="float" office:value="114.843">
                <text:p>114.843</text:p>
              </table:table-cell>
              <table:table-cell office:value-type="float" office:value="233.399">
                <text:p>233.39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29.39999999999">
                <text:p>329.39999999999</text:p>
              </table:table-cell>
              <table:table-cell office:value-type="float" office:value="114.843">
                <text:p>114.843</text:p>
              </table:table-cell>
              <table:table-cell office:value-type="float" office:value="233.399">
                <text:p>233.39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329.59999999999">
                <text:p>329.59999999999</text:p>
              </table:table-cell>
              <table:table-cell office:value-type="float" office:value="114.843">
                <text:p>114.843</text:p>
              </table:table-cell>
              <table:table-cell office:value-type="float" office:value="233.399">
                <text:p>233.39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329.79999999999">
                <text:p>329.79999999999</text:p>
              </table:table-cell>
              <table:table-cell office:value-type="float" office:value="114.843">
                <text:p>114.843</text:p>
              </table:table-cell>
              <table:table-cell office:value-type="float" office:value="233.399">
                <text:p>233.39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329.99999999999">
                <text:p>329.99999999999</text:p>
              </table:table-cell>
              <table:table-cell office:value-type="float" office:value="114.843">
                <text:p>114.843</text:p>
              </table:table-cell>
              <table:table-cell office:value-type="float" office:value="233.398">
                <text:p>233.39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330.19999999999">
                <text:p>330.19999999999</text:p>
              </table:table-cell>
              <table:table-cell office:value-type="float" office:value="114.843">
                <text:p>114.843</text:p>
              </table:table-cell>
              <table:table-cell office:value-type="float" office:value="233.398">
                <text:p>233.39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30.39999999999">
                <text:p>330.39999999999</text:p>
              </table:table-cell>
              <table:table-cell office:value-type="float" office:value="114.842">
                <text:p>114.842</text:p>
              </table:table-cell>
              <table:table-cell office:value-type="float" office:value="233.397">
                <text:p>233.39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330.59999999999">
                <text:p>330.59999999999</text:p>
              </table:table-cell>
              <table:table-cell office:value-type="float" office:value="114.842">
                <text:p>114.842</text:p>
              </table:table-cell>
              <table:table-cell office:value-type="float" office:value="233.396">
                <text:p>233.39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30.79999999999">
                <text:p>330.79999999999</text:p>
              </table:table-cell>
              <table:table-cell office:value-type="float" office:value="114.842">
                <text:p>114.842</text:p>
              </table:table-cell>
              <table:table-cell office:value-type="float" office:value="233.395">
                <text:p>233.39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30.99999999999">
                <text:p>330.99999999999</text:p>
              </table:table-cell>
              <table:table-cell office:value-type="float" office:value="114.841">
                <text:p>114.841</text:p>
              </table:table-cell>
              <table:table-cell office:value-type="float" office:value="233.393">
                <text:p>233.39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331.19999999999">
                <text:p>331.19999999999</text:p>
              </table:table-cell>
              <table:table-cell office:value-type="float" office:value="114.84">
                <text:p>114.84</text:p>
              </table:table-cell>
              <table:table-cell office:value-type="float" office:value="233.392">
                <text:p>233.39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31.39999999999">
                <text:p>331.39999999999</text:p>
              </table:table-cell>
              <table:table-cell office:value-type="float" office:value="114.84">
                <text:p>114.84</text:p>
              </table:table-cell>
              <table:table-cell office:value-type="float" office:value="233.391">
                <text:p>233.39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331.59999999999">
                <text:p>331.59999999999</text:p>
              </table:table-cell>
              <table:table-cell office:value-type="float" office:value="114.839">
                <text:p>114.839</text:p>
              </table:table-cell>
              <table:table-cell office:value-type="float" office:value="233.389">
                <text:p>233.38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331.79999999999">
                <text:p>331.79999999999</text:p>
              </table:table-cell>
              <table:table-cell office:value-type="float" office:value="114.838">
                <text:p>114.838</text:p>
              </table:table-cell>
              <table:table-cell office:value-type="float" office:value="233.387">
                <text:p>233.38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31.99999999999">
                <text:p>331.99999999999</text:p>
              </table:table-cell>
              <table:table-cell office:value-type="float" office:value="114.837">
                <text:p>114.837</text:p>
              </table:table-cell>
              <table:table-cell office:value-type="float" office:value="233.385">
                <text:p>233.38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32.19999999999">
                <text:p>332.19999999999</text:p>
              </table:table-cell>
              <table:table-cell office:value-type="float" office:value="114.836">
                <text:p>114.836</text:p>
              </table:table-cell>
              <table:table-cell office:value-type="float" office:value="233.383">
                <text:p>233.38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332.39999999999">
                <text:p>332.39999999999</text:p>
              </table:table-cell>
              <table:table-cell office:value-type="float" office:value="114.835">
                <text:p>114.835</text:p>
              </table:table-cell>
              <table:table-cell office:value-type="float" office:value="233.381">
                <text:p>233.38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32.59999999999">
                <text:p>332.59999999999</text:p>
              </table:table-cell>
              <table:table-cell office:value-type="float" office:value="114.834">
                <text:p>114.834</text:p>
              </table:table-cell>
              <table:table-cell office:value-type="float" office:value="233.378">
                <text:p>233.37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32.79999999999">
                <text:p>332.79999999999</text:p>
              </table:table-cell>
              <table:table-cell office:value-type="float" office:value="114.833">
                <text:p>114.833</text:p>
              </table:table-cell>
              <table:table-cell office:value-type="float" office:value="233.375">
                <text:p>233.37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332.99999999999">
                <text:p>332.99999999999</text:p>
              </table:table-cell>
              <table:table-cell office:value-type="float" office:value="114.832">
                <text:p>114.832</text:p>
              </table:table-cell>
              <table:table-cell office:value-type="float" office:value="233.373">
                <text:p>233.37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33.19999999999">
                <text:p>333.19999999999</text:p>
              </table:table-cell>
              <table:table-cell office:value-type="float" office:value="114.83">
                <text:p>114.83</text:p>
              </table:table-cell>
              <table:table-cell office:value-type="float" office:value="233.37">
                <text:p>233.3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333.39999999999">
                <text:p>333.39999999999</text:p>
              </table:table-cell>
              <table:table-cell office:value-type="float" office:value="114.829">
                <text:p>114.829</text:p>
              </table:table-cell>
              <table:table-cell office:value-type="float" office:value="233.367">
                <text:p>233.367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333.59999999999">
                <text:p>333.59999999999</text:p>
              </table:table-cell>
              <table:table-cell office:value-type="float" office:value="114.828">
                <text:p>114.828</text:p>
              </table:table-cell>
              <table:table-cell office:value-type="float" office:value="233.364">
                <text:p>233.36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333.79999999999">
                <text:p>333.79999999999</text:p>
              </table:table-cell>
              <table:table-cell office:value-type="float" office:value="114.826">
                <text:p>114.826</text:p>
              </table:table-cell>
              <table:table-cell office:value-type="float" office:value="233.36">
                <text:p>233.3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333.99999999999">
                <text:p>333.99999999999</text:p>
              </table:table-cell>
              <table:table-cell office:value-type="float" office:value="114.825">
                <text:p>114.825</text:p>
              </table:table-cell>
              <table:table-cell office:value-type="float" office:value="233.357">
                <text:p>233.35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334.19999999999">
                <text:p>334.19999999999</text:p>
              </table:table-cell>
              <table:table-cell office:value-type="float" office:value="114.823">
                <text:p>114.823</text:p>
              </table:table-cell>
              <table:table-cell office:value-type="float" office:value="233.353">
                <text:p>233.35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334.39999999999">
                <text:p>334.39999999999</text:p>
              </table:table-cell>
              <table:table-cell office:value-type="float" office:value="114.821">
                <text:p>114.821</text:p>
              </table:table-cell>
              <table:table-cell office:value-type="float" office:value="233.349">
                <text:p>233.34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334.59999999999">
                <text:p>334.59999999999</text:p>
              </table:table-cell>
              <table:table-cell office:value-type="float" office:value="114.82">
                <text:p>114.82</text:p>
              </table:table-cell>
              <table:table-cell office:value-type="float" office:value="233.345">
                <text:p>233.34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334.79999999999">
                <text:p>334.79999999999</text:p>
              </table:table-cell>
              <table:table-cell office:value-type="float" office:value="114.818">
                <text:p>114.818</text:p>
              </table:table-cell>
              <table:table-cell office:value-type="float" office:value="233.341">
                <text:p>233.34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34.99999999999">
                <text:p>334.99999999999</text:p>
              </table:table-cell>
              <table:table-cell office:value-type="float" office:value="114.816">
                <text:p>114.816</text:p>
              </table:table-cell>
              <table:table-cell office:value-type="float" office:value="233.337">
                <text:p>233.33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35.19999999999">
                <text:p>335.19999999999</text:p>
              </table:table-cell>
              <table:table-cell office:value-type="float" office:value="114.814">
                <text:p>114.814</text:p>
              </table:table-cell>
              <table:table-cell office:value-type="float" office:value="233.333">
                <text:p>233.33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35.39999999999">
                <text:p>335.39999999999</text:p>
              </table:table-cell>
              <table:table-cell office:value-type="float" office:value="114.812">
                <text:p>114.812</text:p>
              </table:table-cell>
              <table:table-cell office:value-type="float" office:value="233.328">
                <text:p>233.32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335.599999999989">
                <text:p>335.599999999989</text:p>
              </table:table-cell>
              <table:table-cell office:value-type="float" office:value="114.81">
                <text:p>114.81</text:p>
              </table:table-cell>
              <table:table-cell office:value-type="float" office:value="233.324">
                <text:p>233.32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35.799999999989">
                <text:p>335.799999999989</text:p>
              </table:table-cell>
              <table:table-cell office:value-type="float" office:value="114.808">
                <text:p>114.808</text:p>
              </table:table-cell>
              <table:table-cell office:value-type="float" office:value="233.319">
                <text:p>233.31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35.999999999989">
                <text:p>335.999999999989</text:p>
              </table:table-cell>
              <table:table-cell office:value-type="float" office:value="114.806">
                <text:p>114.806</text:p>
              </table:table-cell>
              <table:table-cell office:value-type="float" office:value="233.314">
                <text:p>233.31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36.199999999989">
                <text:p>336.199999999989</text:p>
              </table:table-cell>
              <table:table-cell office:value-type="float" office:value="114.803">
                <text:p>114.803</text:p>
              </table:table-cell>
              <table:table-cell office:value-type="float" office:value="233.309">
                <text:p>233.30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336.399999999989">
                <text:p>336.399999999989</text:p>
              </table:table-cell>
              <table:table-cell office:value-type="float" office:value="114.801">
                <text:p>114.801</text:p>
              </table:table-cell>
              <table:table-cell office:value-type="float" office:value="233.304">
                <text:p>233.30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36.599999999989">
                <text:p>336.599999999989</text:p>
              </table:table-cell>
              <table:table-cell office:value-type="float" office:value="114.799">
                <text:p>114.799</text:p>
              </table:table-cell>
              <table:table-cell office:value-type="float" office:value="233.298">
                <text:p>233.29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36.799999999989">
                <text:p>336.799999999989</text:p>
              </table:table-cell>
              <table:table-cell office:value-type="float" office:value="114.796">
                <text:p>114.796</text:p>
              </table:table-cell>
              <table:table-cell office:value-type="float" office:value="233.293">
                <text:p>233.29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36.999999999989">
                <text:p>336.999999999989</text:p>
              </table:table-cell>
              <table:table-cell office:value-type="float" office:value="114.794">
                <text:p>114.794</text:p>
              </table:table-cell>
              <table:table-cell office:value-type="float" office:value="233.287">
                <text:p>233.28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37.199999999989">
                <text:p>337.199999999989</text:p>
              </table:table-cell>
              <table:table-cell office:value-type="float" office:value="114.791">
                <text:p>114.791</text:p>
              </table:table-cell>
              <table:table-cell office:value-type="float" office:value="233.281">
                <text:p>233.28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37.399999999989">
                <text:p>337.399999999989</text:p>
              </table:table-cell>
              <table:table-cell office:value-type="float" office:value="114.788">
                <text:p>114.788</text:p>
              </table:table-cell>
              <table:table-cell office:value-type="float" office:value="233.275">
                <text:p>233.27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37.599999999989">
                <text:p>337.599999999989</text:p>
              </table:table-cell>
              <table:table-cell office:value-type="float" office:value="114.786">
                <text:p>114.786</text:p>
              </table:table-cell>
              <table:table-cell office:value-type="float" office:value="233.269">
                <text:p>233.26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337.799999999989">
                <text:p>337.799999999989</text:p>
              </table:table-cell>
              <table:table-cell office:value-type="float" office:value="114.783">
                <text:p>114.783</text:p>
              </table:table-cell>
              <table:table-cell office:value-type="float" office:value="233.263">
                <text:p>233.26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37.999999999989">
                <text:p>337.999999999989</text:p>
              </table:table-cell>
              <table:table-cell office:value-type="float" office:value="114.78">
                <text:p>114.78</text:p>
              </table:table-cell>
              <table:table-cell office:value-type="float" office:value="233.257">
                <text:p>233.25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38.199999999989">
                <text:p>338.199999999989</text:p>
              </table:table-cell>
              <table:table-cell office:value-type="float" office:value="114.777">
                <text:p>114.777</text:p>
              </table:table-cell>
              <table:table-cell office:value-type="float" office:value="233.25">
                <text:p>233.2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338.399999999989">
                <text:p>338.399999999989</text:p>
              </table:table-cell>
              <table:table-cell office:value-type="float" office:value="114.774">
                <text:p>114.774</text:p>
              </table:table-cell>
              <table:table-cell office:value-type="float" office:value="233.243">
                <text:p>233.24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38.599999999989">
                <text:p>338.599999999989</text:p>
              </table:table-cell>
              <table:table-cell office:value-type="float" office:value="114.771">
                <text:p>114.771</text:p>
              </table:table-cell>
              <table:table-cell office:value-type="float" office:value="233.237">
                <text:p>233.23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38.799999999989">
                <text:p>338.799999999989</text:p>
              </table:table-cell>
              <table:table-cell office:value-type="float" office:value="114.768">
                <text:p>114.768</text:p>
              </table:table-cell>
              <table:table-cell office:value-type="float" office:value="233.23">
                <text:p>233.2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38.999999999989">
                <text:p>338.999999999989</text:p>
              </table:table-cell>
              <table:table-cell office:value-type="float" office:value="114.765">
                <text:p>114.765</text:p>
              </table:table-cell>
              <table:table-cell office:value-type="float" office:value="233.223">
                <text:p>233.22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339.199999999989">
                <text:p>339.199999999989</text:p>
              </table:table-cell>
              <table:table-cell office:value-type="float" office:value="114.762">
                <text:p>114.762</text:p>
              </table:table-cell>
              <table:table-cell office:value-type="float" office:value="233.215">
                <text:p>233.21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39.399999999989">
                <text:p>339.399999999989</text:p>
              </table:table-cell>
              <table:table-cell office:value-type="float" office:value="114.758">
                <text:p>114.758</text:p>
              </table:table-cell>
              <table:table-cell office:value-type="float" office:value="233.208">
                <text:p>233.20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39.599999999989">
                <text:p>339.599999999989</text:p>
              </table:table-cell>
              <table:table-cell office:value-type="float" office:value="114.755">
                <text:p>114.755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39.799999999989">
                <text:p>339.799999999989</text:p>
              </table:table-cell>
              <table:table-cell office:value-type="float" office:value="114.752">
                <text:p>114.752</text:p>
              </table:table-cell>
              <table:table-cell office:value-type="float" office:value="233.193">
                <text:p>233.19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39.999999999989">
                <text:p>339.999999999989</text:p>
              </table:table-cell>
              <table:table-cell office:value-type="float" office:value="114.748">
                <text:p>114.748</text:p>
              </table:table-cell>
              <table:table-cell office:value-type="float" office:value="233.185">
                <text:p>233.18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40.199999999989">
                <text:p>340.199999999989</text:p>
              </table:table-cell>
              <table:table-cell office:value-type="float" office:value="114.745">
                <text:p>114.745</text:p>
              </table:table-cell>
              <table:table-cell office:value-type="float" office:value="233.177">
                <text:p>233.17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40.399999999989">
                <text:p>340.399999999989</text:p>
              </table:table-cell>
              <table:table-cell office:value-type="float" office:value="114.741">
                <text:p>114.741</text:p>
              </table:table-cell>
              <table:table-cell office:value-type="float" office:value="233.169">
                <text:p>233.16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340.599999999989">
                <text:p>340.599999999989</text:p>
              </table:table-cell>
              <table:table-cell office:value-type="float" office:value="114.738">
                <text:p>114.738</text:p>
              </table:table-cell>
              <table:table-cell office:value-type="float" office:value="233.161">
                <text:p>233.16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40.799999999989">
                <text:p>340.799999999989</text:p>
              </table:table-cell>
              <table:table-cell office:value-type="float" office:value="114.734">
                <text:p>114.734</text:p>
              </table:table-cell>
              <table:table-cell office:value-type="float" office:value="233.153">
                <text:p>233.15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340.999999999989">
                <text:p>340.999999999989</text:p>
              </table:table-cell>
              <table:table-cell office:value-type="float" office:value="114.73">
                <text:p>114.73</text:p>
              </table:table-cell>
              <table:table-cell office:value-type="float" office:value="233.144">
                <text:p>233.14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41.199999999989">
                <text:p>341.199999999989</text:p>
              </table:table-cell>
              <table:table-cell office:value-type="float" office:value="114.726">
                <text:p>114.726</text:p>
              </table:table-cell>
              <table:table-cell office:value-type="float" office:value="233.135">
                <text:p>233.13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341.399999999989">
                <text:p>341.399999999989</text:p>
              </table:table-cell>
              <table:table-cell office:value-type="float" office:value="114.722">
                <text:p>114.722</text:p>
              </table:table-cell>
              <table:table-cell office:value-type="float" office:value="233.127">
                <text:p>233.12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41.599999999989">
                <text:p>341.599999999989</text:p>
              </table:table-cell>
              <table:table-cell office:value-type="float" office:value="114.718">
                <text:p>114.718</text:p>
              </table:table-cell>
              <table:table-cell office:value-type="float" office:value="233.118">
                <text:p>233.11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41.799999999989">
                <text:p>341.799999999989</text:p>
              </table:table-cell>
              <table:table-cell office:value-type="float" office:value="114.714">
                <text:p>114.714</text:p>
              </table:table-cell>
              <table:table-cell office:value-type="float" office:value="233.109">
                <text:p>233.10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341.999999999989">
                <text:p>341.999999999989</text:p>
              </table:table-cell>
              <table:table-cell office:value-type="float" office:value="114.71">
                <text:p>114.71</text:p>
              </table:table-cell>
              <table:table-cell office:value-type="float" office:value="233.1">
                <text:p>233.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42.199999999989">
                <text:p>342.199999999989</text:p>
              </table:table-cell>
              <table:table-cell office:value-type="float" office:value="114.706">
                <text:p>114.706</text:p>
              </table:table-cell>
              <table:table-cell office:value-type="float" office:value="233.09">
                <text:p>233.0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342.399999999989">
                <text:p>342.399999999989</text:p>
              </table:table-cell>
              <table:table-cell office:value-type="float" office:value="114.702">
                <text:p>114.702</text:p>
              </table:table-cell>
              <table:table-cell office:value-type="float" office:value="233.081">
                <text:p>233.08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42.599999999989">
                <text:p>342.599999999989</text:p>
              </table:table-cell>
              <table:table-cell office:value-type="float" office:value="114.698">
                <text:p>114.698</text:p>
              </table:table-cell>
              <table:table-cell office:value-type="float" office:value="233.071">
                <text:p>233.07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342.799999999989">
                <text:p>342.799999999989</text:p>
              </table:table-cell>
              <table:table-cell office:value-type="float" office:value="114.694">
                <text:p>114.694</text:p>
              </table:table-cell>
              <table:table-cell office:value-type="float" office:value="233.062">
                <text:p>233.06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42.999999999989">
                <text:p>342.999999999989</text:p>
              </table:table-cell>
              <table:table-cell office:value-type="float" office:value="114.689">
                <text:p>114.689</text:p>
              </table:table-cell>
              <table:table-cell office:value-type="float" office:value="233.052">
                <text:p>233.05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343.199999999989">
                <text:p>343.199999999989</text:p>
              </table:table-cell>
              <table:table-cell office:value-type="float" office:value="114.685">
                <text:p>114.685</text:p>
              </table:table-cell>
              <table:table-cell office:value-type="float" office:value="233.042">
                <text:p>233.042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343.399999999989">
                <text:p>343.399999999989</text:p>
              </table:table-cell>
              <table:table-cell office:value-type="float" office:value="114.68">
                <text:p>114.68</text:p>
              </table:table-cell>
              <table:table-cell office:value-type="float" office:value="233.032">
                <text:p>233.03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43.599999999989">
                <text:p>343.599999999989</text:p>
              </table:table-cell>
              <table:table-cell office:value-type="float" office:value="114.676">
                <text:p>114.676</text:p>
              </table:table-cell>
              <table:table-cell office:value-type="float" office:value="233.022">
                <text:p>233.02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43.799999999989">
                <text:p>343.799999999989</text:p>
              </table:table-cell>
              <table:table-cell office:value-type="float" office:value="114.671">
                <text:p>114.671</text:p>
              </table:table-cell>
              <table:table-cell office:value-type="float" office:value="233.011">
                <text:p>233.01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343.999999999989">
                <text:p>343.999999999989</text:p>
              </table:table-cell>
              <table:table-cell office:value-type="float" office:value="114.666">
                <text:p>114.666</text:p>
              </table:table-cell>
              <table:table-cell office:value-type="float" office:value="233.001">
                <text:p>233.00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44.199999999989">
                <text:p>344.199999999989</text:p>
              </table:table-cell>
              <table:table-cell office:value-type="float" office:value="114.662">
                <text:p>114.662</text:p>
              </table:table-cell>
              <table:table-cell office:value-type="float" office:value="232.99">
                <text:p>232.9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44.399999999989">
                <text:p>344.399999999989</text:p>
              </table:table-cell>
              <table:table-cell office:value-type="float" office:value="114.657">
                <text:p>114.657</text:p>
              </table:table-cell>
              <table:table-cell office:value-type="float" office:value="232.98">
                <text:p>232.9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344.599999999989">
                <text:p>344.599999999989</text:p>
              </table:table-cell>
              <table:table-cell office:value-type="float" office:value="114.652">
                <text:p>114.652</text:p>
              </table:table-cell>
              <table:table-cell office:value-type="float" office:value="232.969">
                <text:p>232.96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344.799999999989">
                <text:p>344.799999999989</text:p>
              </table:table-cell>
              <table:table-cell office:value-type="float" office:value="114.647">
                <text:p>114.647</text:p>
              </table:table-cell>
              <table:table-cell office:value-type="float" office:value="232.958">
                <text:p>232.95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344.999999999989">
                <text:p>344.999999999989</text:p>
              </table:table-cell>
              <table:table-cell office:value-type="float" office:value="114.642">
                <text:p>114.642</text:p>
              </table:table-cell>
              <table:table-cell office:value-type="float" office:value="232.947">
                <text:p>232.94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345.199999999989">
                <text:p>345.199999999989</text:p>
              </table:table-cell>
              <table:table-cell office:value-type="float" office:value="114.637">
                <text:p>114.637</text:p>
              </table:table-cell>
              <table:table-cell office:value-type="float" office:value="232.935">
                <text:p>232.93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45.399999999989">
                <text:p>345.399999999989</text:p>
              </table:table-cell>
              <table:table-cell office:value-type="float" office:value="114.632">
                <text:p>114.632</text:p>
              </table:table-cell>
              <table:table-cell office:value-type="float" office:value="232.924">
                <text:p>232.92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45.599999999989">
                <text:p>345.599999999989</text:p>
              </table:table-cell>
              <table:table-cell office:value-type="float" office:value="114.627">
                <text:p>114.627</text:p>
              </table:table-cell>
              <table:table-cell office:value-type="float" office:value="232.912">
                <text:p>232.91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45.799999999989">
                <text:p>345.799999999989</text:p>
              </table:table-cell>
              <table:table-cell office:value-type="float" office:value="114.622">
                <text:p>114.622</text:p>
              </table:table-cell>
              <table:table-cell office:value-type="float" office:value="232.901">
                <text:p>232.90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345.999999999989">
                <text:p>345.999999999989</text:p>
              </table:table-cell>
              <table:table-cell office:value-type="float" office:value="114.617">
                <text:p>114.617</text:p>
              </table:table-cell>
              <table:table-cell office:value-type="float" office:value="232.889">
                <text:p>232.88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46.199999999989">
                <text:p>346.199999999989</text:p>
              </table:table-cell>
              <table:table-cell office:value-type="float" office:value="114.611">
                <text:p>114.611</text:p>
              </table:table-cell>
              <table:table-cell office:value-type="float" office:value="232.877">
                <text:p>232.87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346.399999999989">
                <text:p>346.399999999989</text:p>
              </table:table-cell>
              <table:table-cell office:value-type="float" office:value="114.606">
                <text:p>114.606</text:p>
              </table:table-cell>
              <table:table-cell office:value-type="float" office:value="232.865">
                <text:p>232.86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46.599999999989">
                <text:p>346.599999999989</text:p>
              </table:table-cell>
              <table:table-cell office:value-type="float" office:value="114.601">
                <text:p>114.601</text:p>
              </table:table-cell>
              <table:table-cell office:value-type="float" office:value="232.853">
                <text:p>232.85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346.799999999989">
                <text:p>346.799999999989</text:p>
              </table:table-cell>
              <table:table-cell office:value-type="float" office:value="114.595">
                <text:p>114.595</text:p>
              </table:table-cell>
              <table:table-cell office:value-type="float" office:value="232.841">
                <text:p>232.84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346.999999999989">
                <text:p>346.999999999989</text:p>
              </table:table-cell>
              <table:table-cell office:value-type="float" office:value="114.59">
                <text:p>114.59</text:p>
              </table:table-cell>
              <table:table-cell office:value-type="float" office:value="232.828">
                <text:p>232.82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47.199999999989">
                <text:p>347.199999999989</text:p>
              </table:table-cell>
              <table:table-cell office:value-type="float" office:value="114.584">
                <text:p>114.584</text:p>
              </table:table-cell>
              <table:table-cell office:value-type="float" office:value="232.816">
                <text:p>232.81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347.399999999989">
                <text:p>347.399999999989</text:p>
              </table:table-cell>
              <table:table-cell office:value-type="float" office:value="114.578">
                <text:p>114.578</text:p>
              </table:table-cell>
              <table:table-cell office:value-type="float" office:value="232.803">
                <text:p>232.80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347.599999999989">
                <text:p>347.599999999989</text:p>
              </table:table-cell>
              <table:table-cell office:value-type="float" office:value="114.573">
                <text:p>114.573</text:p>
              </table:table-cell>
              <table:table-cell office:value-type="float" office:value="232.79">
                <text:p>232.7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347.799999999989">
                <text:p>347.799999999989</text:p>
              </table:table-cell>
              <table:table-cell office:value-type="float" office:value="114.567">
                <text:p>114.567</text:p>
              </table:table-cell>
              <table:table-cell office:value-type="float" office:value="232.777">
                <text:p>232.77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347.999999999989">
                <text:p>347.999999999989</text:p>
              </table:table-cell>
              <table:table-cell office:value-type="float" office:value="114.561">
                <text:p>114.561</text:p>
              </table:table-cell>
              <table:table-cell office:value-type="float" office:value="232.764">
                <text:p>232.76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48.199999999989">
                <text:p>348.199999999989</text:p>
              </table:table-cell>
              <table:table-cell office:value-type="float" office:value="114.555">
                <text:p>114.555</text:p>
              </table:table-cell>
              <table:table-cell office:value-type="float" office:value="232.751">
                <text:p>232.75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348.399999999989">
                <text:p>348.399999999989</text:p>
              </table:table-cell>
              <table:table-cell office:value-type="float" office:value="114.549">
                <text:p>114.549</text:p>
              </table:table-cell>
              <table:table-cell office:value-type="float" office:value="232.738">
                <text:p>232.73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48.599999999989">
                <text:p>348.599999999989</text:p>
              </table:table-cell>
              <table:table-cell office:value-type="float" office:value="114.544">
                <text:p>114.544</text:p>
              </table:table-cell>
              <table:table-cell office:value-type="float" office:value="232.724">
                <text:p>232.72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48.799999999989">
                <text:p>348.799999999989</text:p>
              </table:table-cell>
              <table:table-cell office:value-type="float" office:value="114.537">
                <text:p>114.537</text:p>
              </table:table-cell>
              <table:table-cell office:value-type="float" office:value="232.711">
                <text:p>232.71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348.999999999989">
                <text:p>348.999999999989</text:p>
              </table:table-cell>
              <table:table-cell office:value-type="float" office:value="114.531">
                <text:p>114.531</text:p>
              </table:table-cell>
              <table:table-cell office:value-type="float" office:value="232.697">
                <text:p>232.69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49.199999999989">
                <text:p>349.199999999989</text:p>
              </table:table-cell>
              <table:table-cell office:value-type="float" office:value="114.525">
                <text:p>114.525</text:p>
              </table:table-cell>
              <table:table-cell office:value-type="float" office:value="232.683">
                <text:p>232.68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349.399999999989">
                <text:p>349.399999999989</text:p>
              </table:table-cell>
              <table:table-cell office:value-type="float" office:value="114.519">
                <text:p>114.519</text:p>
              </table:table-cell>
              <table:table-cell office:value-type="float" office:value="232.669">
                <text:p>232.66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349.599999999989">
                <text:p>349.599999999989</text:p>
              </table:table-cell>
              <table:table-cell office:value-type="float" office:value="114.513">
                <text:p>114.513</text:p>
              </table:table-cell>
              <table:table-cell office:value-type="float" office:value="232.655">
                <text:p>232.65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349.799999999989">
                <text:p>349.799999999989</text:p>
              </table:table-cell>
              <table:table-cell office:value-type="float" office:value="114.507">
                <text:p>114.507</text:p>
              </table:table-cell>
              <table:table-cell office:value-type="float" office:value="232.641">
                <text:p>232.64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49.999999999989">
                <text:p>349.999999999989</text:p>
              </table:table-cell>
              <table:table-cell office:value-type="float" office:value="114.5">
                <text:p>114.5</text:p>
              </table:table-cell>
              <table:table-cell office:value-type="float" office:value="232.627">
                <text:p>232.62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50.199999999989">
                <text:p>350.199999999989</text:p>
              </table:table-cell>
              <table:table-cell office:value-type="float" office:value="114.494">
                <text:p>114.494</text:p>
              </table:table-cell>
              <table:table-cell office:value-type="float" office:value="232.612">
                <text:p>232.61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50.399999999989">
                <text:p>350.399999999989</text:p>
              </table:table-cell>
              <table:table-cell office:value-type="float" office:value="114.487">
                <text:p>114.487</text:p>
              </table:table-cell>
              <table:table-cell office:value-type="float" office:value="232.598">
                <text:p>232.59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50.599999999989">
                <text:p>350.599999999989</text:p>
              </table:table-cell>
              <table:table-cell office:value-type="float" office:value="114.481">
                <text:p>114.481</text:p>
              </table:table-cell>
              <table:table-cell office:value-type="float" office:value="232.583">
                <text:p>232.58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50.799999999989">
                <text:p>350.799999999989</text:p>
              </table:table-cell>
              <table:table-cell office:value-type="float" office:value="114.474">
                <text:p>114.474</text:p>
              </table:table-cell>
              <table:table-cell office:value-type="float" office:value="232.568">
                <text:p>232.56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50.999999999989">
                <text:p>350.999999999989</text:p>
              </table:table-cell>
              <table:table-cell office:value-type="float" office:value="114.468">
                <text:p>114.468</text:p>
              </table:table-cell>
              <table:table-cell office:value-type="float" office:value="232.553">
                <text:p>232.55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51.199999999989">
                <text:p>351.199999999989</text:p>
              </table:table-cell>
              <table:table-cell office:value-type="float" office:value="114.461">
                <text:p>114.461</text:p>
              </table:table-cell>
              <table:table-cell office:value-type="float" office:value="232.538">
                <text:p>232.53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51.399999999989">
                <text:p>351.399999999989</text:p>
              </table:table-cell>
              <table:table-cell office:value-type="float" office:value="114.454">
                <text:p>114.454</text:p>
              </table:table-cell>
              <table:table-cell office:value-type="float" office:value="232.523">
                <text:p>232.5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51.599999999989">
                <text:p>351.599999999989</text:p>
              </table:table-cell>
              <table:table-cell office:value-type="float" office:value="114.447">
                <text:p>114.447</text:p>
              </table:table-cell>
              <table:table-cell office:value-type="float" office:value="232.508">
                <text:p>232.50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51.799999999989">
                <text:p>351.799999999989</text:p>
              </table:table-cell>
              <table:table-cell office:value-type="float" office:value="114.441">
                <text:p>114.441</text:p>
              </table:table-cell>
              <table:table-cell office:value-type="float" office:value="232.493">
                <text:p>232.49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51.999999999989">
                <text:p>351.999999999989</text:p>
              </table:table-cell>
              <table:table-cell office:value-type="float" office:value="114.434">
                <text:p>114.434</text:p>
              </table:table-cell>
              <table:table-cell office:value-type="float" office:value="232.477">
                <text:p>232.47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52.199999999989">
                <text:p>352.199999999989</text:p>
              </table:table-cell>
              <table:table-cell office:value-type="float" office:value="114.427">
                <text:p>114.427</text:p>
              </table:table-cell>
              <table:table-cell office:value-type="float" office:value="232.462">
                <text:p>232.46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52.399999999989">
                <text:p>352.399999999989</text:p>
              </table:table-cell>
              <table:table-cell office:value-type="float" office:value="114.42">
                <text:p>114.42</text:p>
              </table:table-cell>
              <table:table-cell office:value-type="float" office:value="232.446">
                <text:p>232.44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52.599999999989">
                <text:p>352.599999999989</text:p>
              </table:table-cell>
              <table:table-cell office:value-type="float" office:value="114.413">
                <text:p>114.413</text:p>
              </table:table-cell>
              <table:table-cell office:value-type="float" office:value="232.43">
                <text:p>232.4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52.799999999989">
                <text:p>352.799999999989</text:p>
              </table:table-cell>
              <table:table-cell office:value-type="float" office:value="114.406">
                <text:p>114.406</text:p>
              </table:table-cell>
              <table:table-cell office:value-type="float" office:value="232.414">
                <text:p>232.41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52.999999999989">
                <text:p>352.999999999989</text:p>
              </table:table-cell>
              <table:table-cell office:value-type="float" office:value="114.399">
                <text:p>114.399</text:p>
              </table:table-cell>
              <table:table-cell office:value-type="float" office:value="232.398">
                <text:p>232.39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53.199999999988">
                <text:p>353.199999999988</text:p>
              </table:table-cell>
              <table:table-cell office:value-type="float" office:value="114.391">
                <text:p>114.391</text:p>
              </table:table-cell>
              <table:table-cell office:value-type="float" office:value="232.382">
                <text:p>232.38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53.399999999988">
                <text:p>353.399999999988</text:p>
              </table:table-cell>
              <table:table-cell office:value-type="float" office:value="114.384">
                <text:p>114.384</text:p>
              </table:table-cell>
              <table:table-cell office:value-type="float" office:value="232.365">
                <text:p>232.36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53.599999999988">
                <text:p>353.599999999988</text:p>
              </table:table-cell>
              <table:table-cell office:value-type="float" office:value="114.377">
                <text:p>114.377</text:p>
              </table:table-cell>
              <table:table-cell office:value-type="float" office:value="232.349">
                <text:p>232.349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53.799999999988">
                <text:p>353.799999999988</text:p>
              </table:table-cell>
              <table:table-cell office:value-type="float" office:value="114.369">
                <text:p>114.369</text:p>
              </table:table-cell>
              <table:table-cell office:value-type="float" office:value="232.332">
                <text:p>232.33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53.999999999988">
                <text:p>353.999999999988</text:p>
              </table:table-cell>
              <table:table-cell office:value-type="float" office:value="114.362">
                <text:p>114.362</text:p>
              </table:table-cell>
              <table:table-cell office:value-type="float" office:value="232.316">
                <text:p>232.31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54.199999999988">
                <text:p>354.199999999988</text:p>
              </table:table-cell>
              <table:table-cell office:value-type="float" office:value="114.355">
                <text:p>114.355</text:p>
              </table:table-cell>
              <table:table-cell office:value-type="float" office:value="232.299">
                <text:p>232.29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54.399999999988">
                <text:p>354.399999999988</text:p>
              </table:table-cell>
              <table:table-cell office:value-type="float" office:value="114.347">
                <text:p>114.347</text:p>
              </table:table-cell>
              <table:table-cell office:value-type="float" office:value="232.282">
                <text:p>232.28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54.599999999988">
                <text:p>354.599999999988</text:p>
              </table:table-cell>
              <table:table-cell office:value-type="float" office:value="114.339">
                <text:p>114.339</text:p>
              </table:table-cell>
              <table:table-cell office:value-type="float" office:value="232.265">
                <text:p>232.26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54.799999999988">
                <text:p>354.799999999988</text:p>
              </table:table-cell>
              <table:table-cell office:value-type="float" office:value="114.332">
                <text:p>114.332</text:p>
              </table:table-cell>
              <table:table-cell office:value-type="float" office:value="232.248">
                <text:p>232.24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54.999999999988">
                <text:p>354.999999999988</text:p>
              </table:table-cell>
              <table:table-cell office:value-type="float" office:value="114.324">
                <text:p>114.324</text:p>
              </table:table-cell>
              <table:table-cell office:value-type="float" office:value="232.231">
                <text:p>232.23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55.199999999988">
                <text:p>355.199999999988</text:p>
              </table:table-cell>
              <table:table-cell office:value-type="float" office:value="114.316">
                <text:p>114.316</text:p>
              </table:table-cell>
              <table:table-cell office:value-type="float" office:value="232.213">
                <text:p>232.21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55.399999999988">
                <text:p>355.399999999988</text:p>
              </table:table-cell>
              <table:table-cell office:value-type="float" office:value="114.309">
                <text:p>114.309</text:p>
              </table:table-cell>
              <table:table-cell office:value-type="float" office:value="232.196">
                <text:p>232.19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55.599999999988">
                <text:p>355.599999999988</text:p>
              </table:table-cell>
              <table:table-cell office:value-type="float" office:value="114.301">
                <text:p>114.301</text:p>
              </table:table-cell>
              <table:table-cell office:value-type="float" office:value="232.178">
                <text:p>232.17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55.799999999988">
                <text:p>355.799999999988</text:p>
              </table:table-cell>
              <table:table-cell office:value-type="float" office:value="114.293">
                <text:p>114.293</text:p>
              </table:table-cell>
              <table:table-cell office:value-type="float" office:value="232.16">
                <text:p>232.1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55.999999999988">
                <text:p>355.999999999988</text:p>
              </table:table-cell>
              <table:table-cell office:value-type="float" office:value="114.285">
                <text:p>114.285</text:p>
              </table:table-cell>
              <table:table-cell office:value-type="float" office:value="232.143">
                <text:p>232.14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56.199999999988">
                <text:p>356.199999999988</text:p>
              </table:table-cell>
              <table:table-cell office:value-type="float" office:value="114.277">
                <text:p>114.277</text:p>
              </table:table-cell>
              <table:table-cell office:value-type="float" office:value="232.125">
                <text:p>232.12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56.399999999988">
                <text:p>356.399999999988</text:p>
              </table:table-cell>
              <table:table-cell office:value-type="float" office:value="114.269">
                <text:p>114.269</text:p>
              </table:table-cell>
              <table:table-cell office:value-type="float" office:value="232.107">
                <text:p>232.10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56.599999999988">
                <text:p>356.599999999988</text:p>
              </table:table-cell>
              <table:table-cell office:value-type="float" office:value="114.261">
                <text:p>114.261</text:p>
              </table:table-cell>
              <table:table-cell office:value-type="float" office:value="232.089">
                <text:p>232.08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56.799999999988">
                <text:p>356.799999999988</text:p>
              </table:table-cell>
              <table:table-cell office:value-type="float" office:value="114.253">
                <text:p>114.253</text:p>
              </table:table-cell>
              <table:table-cell office:value-type="float" office:value="232.07">
                <text:p>232.0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56.999999999988">
                <text:p>356.999999999988</text:p>
              </table:table-cell>
              <table:table-cell office:value-type="float" office:value="114.245">
                <text:p>114.245</text:p>
              </table:table-cell>
              <table:table-cell office:value-type="float" office:value="232.052">
                <text:p>232.05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57.199999999988">
                <text:p>357.199999999988</text:p>
              </table:table-cell>
              <table:table-cell office:value-type="float" office:value="114.236">
                <text:p>114.236</text:p>
              </table:table-cell>
              <table:table-cell office:value-type="float" office:value="232.033">
                <text:p>232.03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57.399999999988">
                <text:p>357.399999999988</text:p>
              </table:table-cell>
              <table:table-cell office:value-type="float" office:value="114.228">
                <text:p>114.228</text:p>
              </table:table-cell>
              <table:table-cell office:value-type="float" office:value="232.015">
                <text:p>232.01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57.599999999988">
                <text:p>357.599999999988</text:p>
              </table:table-cell>
              <table:table-cell office:value-type="float" office:value="114.22">
                <text:p>114.22</text:p>
              </table:table-cell>
              <table:table-cell office:value-type="float" office:value="231.996">
                <text:p>231.99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57.799999999988">
                <text:p>357.799999999988</text:p>
              </table:table-cell>
              <table:table-cell office:value-type="float" office:value="114.212">
                <text:p>114.212</text:p>
              </table:table-cell>
              <table:table-cell office:value-type="float" office:value="231.977">
                <text:p>231.97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57.999999999988">
                <text:p>357.999999999988</text:p>
              </table:table-cell>
              <table:table-cell office:value-type="float" office:value="114.203">
                <text:p>114.203</text:p>
              </table:table-cell>
              <table:table-cell office:value-type="float" office:value="231.958">
                <text:p>231.95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58.199999999988">
                <text:p>358.199999999988</text:p>
              </table:table-cell>
              <table:table-cell office:value-type="float" office:value="114.195">
                <text:p>114.195</text:p>
              </table:table-cell>
              <table:table-cell office:value-type="float" office:value="231.939">
                <text:p>231.93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58.399999999988">
                <text:p>358.399999999988</text:p>
              </table:table-cell>
              <table:table-cell office:value-type="float" office:value="114.186">
                <text:p>114.186</text:p>
              </table:table-cell>
              <table:table-cell office:value-type="float" office:value="231.92">
                <text:p>231.9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58.599999999988">
                <text:p>358.599999999988</text:p>
              </table:table-cell>
              <table:table-cell office:value-type="float" office:value="114.178">
                <text:p>114.178</text:p>
              </table:table-cell>
              <table:table-cell office:value-type="float" office:value="231.901">
                <text:p>231.90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58.799999999988">
                <text:p>358.799999999988</text:p>
              </table:table-cell>
              <table:table-cell office:value-type="float" office:value="114.169">
                <text:p>114.169</text:p>
              </table:table-cell>
              <table:table-cell office:value-type="float" office:value="231.881">
                <text:p>231.88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58.999999999988">
                <text:p>358.999999999988</text:p>
              </table:table-cell>
              <table:table-cell office:value-type="float" office:value="114.16">
                <text:p>114.16</text:p>
              </table:table-cell>
              <table:table-cell office:value-type="float" office:value="231.862">
                <text:p>231.86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59.199999999988">
                <text:p>359.199999999988</text:p>
              </table:table-cell>
              <table:table-cell office:value-type="float" office:value="114.152">
                <text:p>114.152</text:p>
              </table:table-cell>
              <table:table-cell office:value-type="float" office:value="231.842">
                <text:p>231.84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59.399999999988">
                <text:p>359.399999999988</text:p>
              </table:table-cell>
              <table:table-cell office:value-type="float" office:value="114.143">
                <text:p>114.143</text:p>
              </table:table-cell>
              <table:table-cell office:value-type="float" office:value="231.823">
                <text:p>231.82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59.599999999988">
                <text:p>359.599999999988</text:p>
              </table:table-cell>
              <table:table-cell office:value-type="float" office:value="114.134">
                <text:p>114.134</text:p>
              </table:table-cell>
              <table:table-cell office:value-type="float" office:value="231.803">
                <text:p>231.80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59.799999999988">
                <text:p>359.799999999988</text:p>
              </table:table-cell>
              <table:table-cell office:value-type="float" office:value="114.125">
                <text:p>114.125</text:p>
              </table:table-cell>
              <table:table-cell office:value-type="float" office:value="231.783">
                <text:p>231.78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59.999999999988">
                <text:p>359.999999999988</text:p>
              </table:table-cell>
              <table:table-cell office:value-type="float" office:value="114.116">
                <text:p>114.116</text:p>
              </table:table-cell>
              <table:table-cell office:value-type="float" office:value="231.763">
                <text:p>231.76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60.199999999988">
                <text:p>360.199999999988</text:p>
              </table:table-cell>
              <table:table-cell office:value-type="float" office:value="114.107">
                <text:p>114.107</text:p>
              </table:table-cell>
              <table:table-cell office:value-type="float" office:value="231.743">
                <text:p>231.74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60.399999999988">
                <text:p>360.399999999988</text:p>
              </table:table-cell>
              <table:table-cell office:value-type="float" office:value="114.098">
                <text:p>114.098</text:p>
              </table:table-cell>
              <table:table-cell office:value-type="float" office:value="231.723">
                <text:p>231.72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60.599999999988">
                <text:p>360.599999999988</text:p>
              </table:table-cell>
              <table:table-cell office:value-type="float" office:value="114.089">
                <text:p>114.089</text:p>
              </table:table-cell>
              <table:table-cell office:value-type="float" office:value="231.702">
                <text:p>231.70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60.799999999988">
                <text:p>360.799999999988</text:p>
              </table:table-cell>
              <table:table-cell office:value-type="float" office:value="114.08">
                <text:p>114.08</text:p>
              </table:table-cell>
              <table:table-cell office:value-type="float" office:value="231.682">
                <text:p>231.68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60.999999999988">
                <text:p>360.999999999988</text:p>
              </table:table-cell>
              <table:table-cell office:value-type="float" office:value="114.071">
                <text:p>114.071</text:p>
              </table:table-cell>
              <table:table-cell office:value-type="float" office:value="231.661">
                <text:p>231.66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61.199999999988">
                <text:p>361.199999999988</text:p>
              </table:table-cell>
              <table:table-cell office:value-type="float" office:value="114.062">
                <text:p>114.062</text:p>
              </table:table-cell>
              <table:table-cell office:value-type="float" office:value="231.641">
                <text:p>231.64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61.399999999988">
                <text:p>361.399999999988</text:p>
              </table:table-cell>
              <table:table-cell office:value-type="float" office:value="114.053">
                <text:p>114.053</text:p>
              </table:table-cell>
              <table:table-cell office:value-type="float" office:value="231.62">
                <text:p>231.6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61.599999999988">
                <text:p>361.599999999988</text:p>
              </table:table-cell>
              <table:table-cell office:value-type="float" office:value="114.043">
                <text:p>114.043</text:p>
              </table:table-cell>
              <table:table-cell office:value-type="float" office:value="231.599">
                <text:p>231.59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61.799999999988">
                <text:p>361.799999999988</text:p>
              </table:table-cell>
              <table:table-cell office:value-type="float" office:value="114.034">
                <text:p>114.034</text:p>
              </table:table-cell>
              <table:table-cell office:value-type="float" office:value="231.578">
                <text:p>231.57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61.999999999988">
                <text:p>361.999999999988</text:p>
              </table:table-cell>
              <table:table-cell office:value-type="float" office:value="114.025">
                <text:p>114.025</text:p>
              </table:table-cell>
              <table:table-cell office:value-type="float" office:value="231.557">
                <text:p>231.55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62.199999999988">
                <text:p>362.199999999988</text:p>
              </table:table-cell>
              <table:table-cell office:value-type="float" office:value="114.015">
                <text:p>114.015</text:p>
              </table:table-cell>
              <table:table-cell office:value-type="float" office:value="231.536">
                <text:p>231.53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62.399999999988">
                <text:p>362.399999999988</text:p>
              </table:table-cell>
              <table:table-cell office:value-type="float" office:value="114.006">
                <text:p>114.006</text:p>
              </table:table-cell>
              <table:table-cell office:value-type="float" office:value="231.515">
                <text:p>231.51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62.599999999988">
                <text:p>362.599999999988</text:p>
              </table:table-cell>
              <table:table-cell office:value-type="float" office:value="113.996">
                <text:p>113.996</text:p>
              </table:table-cell>
              <table:table-cell office:value-type="float" office:value="231.493">
                <text:p>231.493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62.799999999988">
                <text:p>362.799999999988</text:p>
              </table:table-cell>
              <table:table-cell office:value-type="float" office:value="113.987">
                <text:p>113.987</text:p>
              </table:table-cell>
              <table:table-cell office:value-type="float" office:value="231.472">
                <text:p>231.47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62.999999999988">
                <text:p>362.999999999988</text:p>
              </table:table-cell>
              <table:table-cell office:value-type="float" office:value="113.977">
                <text:p>113.977</text:p>
              </table:table-cell>
              <table:table-cell office:value-type="float" office:value="231.45">
                <text:p>231.4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63.199999999988">
                <text:p>363.199999999988</text:p>
              </table:table-cell>
              <table:table-cell office:value-type="float" office:value="113.968">
                <text:p>113.968</text:p>
              </table:table-cell>
              <table:table-cell office:value-type="float" office:value="231.428">
                <text:p>231.42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63.399999999988">
                <text:p>363.399999999988</text:p>
              </table:table-cell>
              <table:table-cell office:value-type="float" office:value="113.958">
                <text:p>113.958</text:p>
              </table:table-cell>
              <table:table-cell office:value-type="float" office:value="231.407">
                <text:p>231.40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63.599999999988">
                <text:p>363.599999999988</text:p>
              </table:table-cell>
              <table:table-cell office:value-type="float" office:value="113.948">
                <text:p>113.948</text:p>
              </table:table-cell>
              <table:table-cell office:value-type="float" office:value="231.385">
                <text:p>231.38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63.799999999988">
                <text:p>363.799999999988</text:p>
              </table:table-cell>
              <table:table-cell office:value-type="float" office:value="113.938">
                <text:p>113.938</text:p>
              </table:table-cell>
              <table:table-cell office:value-type="float" office:value="231.363">
                <text:p>231.36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63.999999999988">
                <text:p>363.999999999988</text:p>
              </table:table-cell>
              <table:table-cell office:value-type="float" office:value="113.929">
                <text:p>113.929</text:p>
              </table:table-cell>
              <table:table-cell office:value-type="float" office:value="231.341">
                <text:p>231.34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64.199999999988">
                <text:p>364.199999999988</text:p>
              </table:table-cell>
              <table:table-cell office:value-type="float" office:value="113.919">
                <text:p>113.919</text:p>
              </table:table-cell>
              <table:table-cell office:value-type="float" office:value="231.318">
                <text:p>231.31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64.399999999988">
                <text:p>364.399999999988</text:p>
              </table:table-cell>
              <table:table-cell office:value-type="float" office:value="113.909">
                <text:p>113.909</text:p>
              </table:table-cell>
              <table:table-cell office:value-type="float" office:value="231.296">
                <text:p>231.29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64.599999999988">
                <text:p>364.599999999988</text:p>
              </table:table-cell>
              <table:table-cell office:value-type="float" office:value="113.899">
                <text:p>113.899</text:p>
              </table:table-cell>
              <table:table-cell office:value-type="float" office:value="231.274">
                <text:p>231.27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64.799999999988">
                <text:p>364.799999999988</text:p>
              </table:table-cell>
              <table:table-cell office:value-type="float" office:value="113.889">
                <text:p>113.889</text:p>
              </table:table-cell>
              <table:table-cell office:value-type="float" office:value="231.251">
                <text:p>231.25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64.999999999988">
                <text:p>364.999999999988</text:p>
              </table:table-cell>
              <table:table-cell office:value-type="float" office:value="113.879">
                <text:p>113.879</text:p>
              </table:table-cell>
              <table:table-cell office:value-type="float" office:value="231.229">
                <text:p>231.229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65.199999999988">
                <text:p>365.199999999988</text:p>
              </table:table-cell>
              <table:table-cell office:value-type="float" office:value="113.869">
                <text:p>113.869</text:p>
              </table:table-cell>
              <table:table-cell office:value-type="float" office:value="231.206">
                <text:p>231.20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65.399999999988">
                <text:p>365.399999999988</text:p>
              </table:table-cell>
              <table:table-cell office:value-type="float" office:value="113.859">
                <text:p>113.859</text:p>
              </table:table-cell>
              <table:table-cell office:value-type="float" office:value="231.183">
                <text:p>231.18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65.599999999988">
                <text:p>365.599999999988</text:p>
              </table:table-cell>
              <table:table-cell office:value-type="float" office:value="113.849">
                <text:p>113.849</text:p>
              </table:table-cell>
              <table:table-cell office:value-type="float" office:value="231.16">
                <text:p>231.1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65.799999999988">
                <text:p>365.799999999988</text:p>
              </table:table-cell>
              <table:table-cell office:value-type="float" office:value="113.838">
                <text:p>113.838</text:p>
              </table:table-cell>
              <table:table-cell office:value-type="float" office:value="231.137">
                <text:p>231.13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65.999999999988">
                <text:p>365.999999999988</text:p>
              </table:table-cell>
              <table:table-cell office:value-type="float" office:value="113.828">
                <text:p>113.828</text:p>
              </table:table-cell>
              <table:table-cell office:value-type="float" office:value="231.114">
                <text:p>231.11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66.199999999988">
                <text:p>366.199999999988</text:p>
              </table:table-cell>
              <table:table-cell office:value-type="float" office:value="113.818">
                <text:p>113.818</text:p>
              </table:table-cell>
              <table:table-cell office:value-type="float" office:value="231.091">
                <text:p>231.09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66.399999999988">
                <text:p>366.399999999988</text:p>
              </table:table-cell>
              <table:table-cell office:value-type="float" office:value="113.807">
                <text:p>113.807</text:p>
              </table:table-cell>
              <table:table-cell office:value-type="float" office:value="231.068">
                <text:p>231.06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66.599999999988">
                <text:p>366.599999999988</text:p>
              </table:table-cell>
              <table:table-cell office:value-type="float" office:value="113.797">
                <text:p>113.797</text:p>
              </table:table-cell>
              <table:table-cell office:value-type="float" office:value="231.045">
                <text:p>231.04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66.799999999988">
                <text:p>366.799999999988</text:p>
              </table:table-cell>
              <table:table-cell office:value-type="float" office:value="113.787">
                <text:p>113.787</text:p>
              </table:table-cell>
              <table:table-cell office:value-type="float" office:value="231.021">
                <text:p>231.02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66.999999999988">
                <text:p>366.999999999988</text:p>
              </table:table-cell>
              <table:table-cell office:value-type="float" office:value="113.776">
                <text:p>113.776</text:p>
              </table:table-cell>
              <table:table-cell office:value-type="float" office:value="230.997">
                <text:p>230.99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67.199999999988">
                <text:p>367.199999999988</text:p>
              </table:table-cell>
              <table:table-cell office:value-type="float" office:value="113.766">
                <text:p>113.766</text:p>
              </table:table-cell>
              <table:table-cell office:value-type="float" office:value="230.974">
                <text:p>230.97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67.399999999988">
                <text:p>367.399999999988</text:p>
              </table:table-cell>
              <table:table-cell office:value-type="float" office:value="113.755">
                <text:p>113.755</text:p>
              </table:table-cell>
              <table:table-cell office:value-type="float" office:value="230.95">
                <text:p>230.9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67.599999999988">
                <text:p>367.599999999988</text:p>
              </table:table-cell>
              <table:table-cell office:value-type="float" office:value="113.744">
                <text:p>113.744</text:p>
              </table:table-cell>
              <table:table-cell office:value-type="float" office:value="230.926">
                <text:p>230.92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67.799999999988">
                <text:p>367.799999999988</text:p>
              </table:table-cell>
              <table:table-cell office:value-type="float" office:value="113.734">
                <text:p>113.734</text:p>
              </table:table-cell>
              <table:table-cell office:value-type="float" office:value="230.902">
                <text:p>230.90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67.999999999988">
                <text:p>367.999999999988</text:p>
              </table:table-cell>
              <table:table-cell office:value-type="float" office:value="113.723">
                <text:p>113.723</text:p>
              </table:table-cell>
              <table:table-cell office:value-type="float" office:value="230.878">
                <text:p>230.87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68.199999999988">
                <text:p>368.199999999988</text:p>
              </table:table-cell>
              <table:table-cell office:value-type="float" office:value="113.712">
                <text:p>113.712</text:p>
              </table:table-cell>
              <table:table-cell office:value-type="float" office:value="230.854">
                <text:p>230.85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68.399999999988">
                <text:p>368.399999999988</text:p>
              </table:table-cell>
              <table:table-cell office:value-type="float" office:value="113.702">
                <text:p>113.702</text:p>
              </table:table-cell>
              <table:table-cell office:value-type="float" office:value="230.83">
                <text:p>230.8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68.599999999988">
                <text:p>368.599999999988</text:p>
              </table:table-cell>
              <table:table-cell office:value-type="float" office:value="113.691">
                <text:p>113.691</text:p>
              </table:table-cell>
              <table:table-cell office:value-type="float" office:value="230.806">
                <text:p>230.80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68.799999999988">
                <text:p>368.799999999988</text:p>
              </table:table-cell>
              <table:table-cell office:value-type="float" office:value="113.68">
                <text:p>113.68</text:p>
              </table:table-cell>
              <table:table-cell office:value-type="float" office:value="230.781">
                <text:p>230.78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68.999999999988">
                <text:p>368.999999999988</text:p>
              </table:table-cell>
              <table:table-cell office:value-type="float" office:value="113.669">
                <text:p>113.669</text:p>
              </table:table-cell>
              <table:table-cell office:value-type="float" office:value="230.757">
                <text:p>230.75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69.199999999988">
                <text:p>369.199999999988</text:p>
              </table:table-cell>
              <table:table-cell office:value-type="float" office:value="113.658">
                <text:p>113.658</text:p>
              </table:table-cell>
              <table:table-cell office:value-type="float" office:value="230.732">
                <text:p>230.73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69.399999999988">
                <text:p>369.399999999988</text:p>
              </table:table-cell>
              <table:table-cell office:value-type="float" office:value="113.647">
                <text:p>113.647</text:p>
              </table:table-cell>
              <table:table-cell office:value-type="float" office:value="230.707">
                <text:p>230.70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69.599999999988">
                <text:p>369.599999999988</text:p>
              </table:table-cell>
              <table:table-cell office:value-type="float" office:value="113.636">
                <text:p>113.636</text:p>
              </table:table-cell>
              <table:table-cell office:value-type="float" office:value="230.683">
                <text:p>230.68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69.799999999988">
                <text:p>369.799999999988</text:p>
              </table:table-cell>
              <table:table-cell office:value-type="float" office:value="113.625">
                <text:p>113.625</text:p>
              </table:table-cell>
              <table:table-cell office:value-type="float" office:value="230.658">
                <text:p>230.65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69.999999999988">
                <text:p>369.999999999988</text:p>
              </table:table-cell>
              <table:table-cell office:value-type="float" office:value="113.614">
                <text:p>113.614</text:p>
              </table:table-cell>
              <table:table-cell office:value-type="float" office:value="230.633">
                <text:p>230.63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70.199999999988">
                <text:p>370.199999999988</text:p>
              </table:table-cell>
              <table:table-cell office:value-type="float" office:value="113.603">
                <text:p>113.603</text:p>
              </table:table-cell>
              <table:table-cell office:value-type="float" office:value="230.608">
                <text:p>230.60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70.399999999988">
                <text:p>370.399999999988</text:p>
              </table:table-cell>
              <table:table-cell office:value-type="float" office:value="113.592">
                <text:p>113.592</text:p>
              </table:table-cell>
              <table:table-cell office:value-type="float" office:value="230.583">
                <text:p>230.58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70.599999999988">
                <text:p>370.599999999988</text:p>
              </table:table-cell>
              <table:table-cell office:value-type="float" office:value="113.58">
                <text:p>113.58</text:p>
              </table:table-cell>
              <table:table-cell office:value-type="float" office:value="230.557">
                <text:p>230.55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70.799999999987">
                <text:p>370.799999999987</text:p>
              </table:table-cell>
              <table:table-cell office:value-type="float" office:value="113.569">
                <text:p>113.569</text:p>
              </table:table-cell>
              <table:table-cell office:value-type="float" office:value="230.532">
                <text:p>230.53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70.999999999987">
                <text:p>370.999999999987</text:p>
              </table:table-cell>
              <table:table-cell office:value-type="float" office:value="113.558">
                <text:p>113.558</text:p>
              </table:table-cell>
              <table:table-cell office:value-type="float" office:value="230.507">
                <text:p>230.50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71.199999999987">
                <text:p>371.199999999987</text:p>
              </table:table-cell>
              <table:table-cell office:value-type="float" office:value="113.547">
                <text:p>113.547</text:p>
              </table:table-cell>
              <table:table-cell office:value-type="float" office:value="230.481">
                <text:p>230.48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71.399999999987">
                <text:p>371.399999999987</text:p>
              </table:table-cell>
              <table:table-cell office:value-type="float" office:value="113.535">
                <text:p>113.535</text:p>
              </table:table-cell>
              <table:table-cell office:value-type="float" office:value="230.455">
                <text:p>230.45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71.599999999987">
                <text:p>371.599999999987</text:p>
              </table:table-cell>
              <table:table-cell office:value-type="float" office:value="113.524">
                <text:p>113.524</text:p>
              </table:table-cell>
              <table:table-cell office:value-type="float" office:value="230.43">
                <text:p>230.4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71.799999999987">
                <text:p>371.799999999987</text:p>
              </table:table-cell>
              <table:table-cell office:value-type="float" office:value="113.512">
                <text:p>113.512</text:p>
              </table:table-cell>
              <table:table-cell office:value-type="float" office:value="230.404">
                <text:p>230.40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71.999999999987">
                <text:p>371.999999999987</text:p>
              </table:table-cell>
              <table:table-cell office:value-type="float" office:value="113.501">
                <text:p>113.501</text:p>
              </table:table-cell>
              <table:table-cell office:value-type="float" office:value="230.378">
                <text:p>230.37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72.199999999987">
                <text:p>372.199999999987</text:p>
              </table:table-cell>
              <table:table-cell office:value-type="float" office:value="113.489">
                <text:p>113.489</text:p>
              </table:table-cell>
              <table:table-cell office:value-type="float" office:value="230.352">
                <text:p>230.35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72.399999999987">
                <text:p>372.399999999987</text:p>
              </table:table-cell>
              <table:table-cell office:value-type="float" office:value="113.478">
                <text:p>113.478</text:p>
              </table:table-cell>
              <table:table-cell office:value-type="float" office:value="230.326">
                <text:p>230.32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72.599999999987">
                <text:p>372.599999999987</text:p>
              </table:table-cell>
              <table:table-cell office:value-type="float" office:value="113.466">
                <text:p>113.466</text:p>
              </table:table-cell>
              <table:table-cell office:value-type="float" office:value="230.3">
                <text:p>230.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72.799999999987">
                <text:p>372.799999999987</text:p>
              </table:table-cell>
              <table:table-cell office:value-type="float" office:value="113.454">
                <text:p>113.454</text:p>
              </table:table-cell>
              <table:table-cell office:value-type="float" office:value="230.274">
                <text:p>230.27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72.999999999987">
                <text:p>372.999999999987</text:p>
              </table:table-cell>
              <table:table-cell office:value-type="float" office:value="113.443">
                <text:p>113.443</text:p>
              </table:table-cell>
              <table:table-cell office:value-type="float" office:value="230.247">
                <text:p>230.24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73.199999999987">
                <text:p>373.199999999987</text:p>
              </table:table-cell>
              <table:table-cell office:value-type="float" office:value="113.431">
                <text:p>113.431</text:p>
              </table:table-cell>
              <table:table-cell office:value-type="float" office:value="230.221">
                <text:p>230.22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73.399999999987">
                <text:p>373.399999999987</text:p>
              </table:table-cell>
              <table:table-cell office:value-type="float" office:value="113.419">
                <text:p>113.419</text:p>
              </table:table-cell>
              <table:table-cell office:value-type="float" office:value="230.195">
                <text:p>230.19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73.599999999987">
                <text:p>373.599999999987</text:p>
              </table:table-cell>
              <table:table-cell office:value-type="float" office:value="113.407">
                <text:p>113.407</text:p>
              </table:table-cell>
              <table:table-cell office:value-type="float" office:value="230.168">
                <text:p>230.16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73.799999999987">
                <text:p>373.799999999987</text:p>
              </table:table-cell>
              <table:table-cell office:value-type="float" office:value="113.396">
                <text:p>113.396</text:p>
              </table:table-cell>
              <table:table-cell office:value-type="float" office:value="230.141">
                <text:p>230.14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73.999999999987">
                <text:p>373.999999999987</text:p>
              </table:table-cell>
              <table:table-cell office:value-type="float" office:value="113.384">
                <text:p>113.384</text:p>
              </table:table-cell>
              <table:table-cell office:value-type="float" office:value="230.115">
                <text:p>230.11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74.199999999987">
                <text:p>374.199999999987</text:p>
              </table:table-cell>
              <table:table-cell office:value-type="float" office:value="113.372">
                <text:p>113.372</text:p>
              </table:table-cell>
              <table:table-cell office:value-type="float" office:value="230.088">
                <text:p>230.08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74.399999999987">
                <text:p>374.399999999987</text:p>
              </table:table-cell>
              <table:table-cell office:value-type="float" office:value="113.36">
                <text:p>113.36</text:p>
              </table:table-cell>
              <table:table-cell office:value-type="float" office:value="230.061">
                <text:p>230.06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74.599999999987">
                <text:p>374.599999999987</text:p>
              </table:table-cell>
              <table:table-cell office:value-type="float" office:value="113.348">
                <text:p>113.348</text:p>
              </table:table-cell>
              <table:table-cell office:value-type="float" office:value="230.034">
                <text:p>230.03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74.799999999987">
                <text:p>374.799999999987</text:p>
              </table:table-cell>
              <table:table-cell office:value-type="float" office:value="113.336">
                <text:p>113.336</text:p>
              </table:table-cell>
              <table:table-cell office:value-type="float" office:value="230.007">
                <text:p>230.00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74.999999999987">
                <text:p>374.999999999987</text:p>
              </table:table-cell>
              <table:table-cell office:value-type="float" office:value="113.324">
                <text:p>113.324</text:p>
              </table:table-cell>
              <table:table-cell office:value-type="float" office:value="229.98">
                <text:p>229.9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75.199999999987">
                <text:p>375.199999999987</text:p>
              </table:table-cell>
              <table:table-cell office:value-type="float" office:value="113.312">
                <text:p>113.312</text:p>
              </table:table-cell>
              <table:table-cell office:value-type="float" office:value="229.952">
                <text:p>229.95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75.399999999987">
                <text:p>375.399999999987</text:p>
              </table:table-cell>
              <table:table-cell office:value-type="float" office:value="113.299">
                <text:p>113.299</text:p>
              </table:table-cell>
              <table:table-cell office:value-type="float" office:value="229.925">
                <text:p>229.92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75.599999999987">
                <text:p>375.599999999987</text:p>
              </table:table-cell>
              <table:table-cell office:value-type="float" office:value="113.287">
                <text:p>113.287</text:p>
              </table:table-cell>
              <table:table-cell office:value-type="float" office:value="229.898">
                <text:p>229.898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75.799999999987">
                <text:p>375.799999999987</text:p>
              </table:table-cell>
              <table:table-cell office:value-type="float" office:value="113.275">
                <text:p>113.275</text:p>
              </table:table-cell>
              <table:table-cell office:value-type="float" office:value="229.87">
                <text:p>229.8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75.999999999987">
                <text:p>375.999999999987</text:p>
              </table:table-cell>
              <table:table-cell office:value-type="float" office:value="113.263">
                <text:p>113.263</text:p>
              </table:table-cell>
              <table:table-cell office:value-type="float" office:value="229.843">
                <text:p>229.84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76.199999999987">
                <text:p>376.199999999987</text:p>
              </table:table-cell>
              <table:table-cell office:value-type="float" office:value="113.251">
                <text:p>113.251</text:p>
              </table:table-cell>
              <table:table-cell office:value-type="float" office:value="229.815">
                <text:p>229.81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76.399999999987">
                <text:p>376.399999999987</text:p>
              </table:table-cell>
              <table:table-cell office:value-type="float" office:value="113.238">
                <text:p>113.238</text:p>
              </table:table-cell>
              <table:table-cell office:value-type="float" office:value="229.787">
                <text:p>229.78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76.599999999987">
                <text:p>376.599999999987</text:p>
              </table:table-cell>
              <table:table-cell office:value-type="float" office:value="113.226">
                <text:p>113.226</text:p>
              </table:table-cell>
              <table:table-cell office:value-type="float" office:value="229.759">
                <text:p>229.75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76.799999999987">
                <text:p>376.799999999987</text:p>
              </table:table-cell>
              <table:table-cell office:value-type="float" office:value="113.213">
                <text:p>113.213</text:p>
              </table:table-cell>
              <table:table-cell office:value-type="float" office:value="229.732">
                <text:p>229.732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76.999999999987">
                <text:p>376.999999999987</text:p>
              </table:table-cell>
              <table:table-cell office:value-type="float" office:value="113.201">
                <text:p>113.201</text:p>
              </table:table-cell>
              <table:table-cell office:value-type="float" office:value="229.704">
                <text:p>229.70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77.199999999987">
                <text:p>377.199999999987</text:p>
              </table:table-cell>
              <table:table-cell office:value-type="float" office:value="113.189">
                <text:p>113.189</text:p>
              </table:table-cell>
              <table:table-cell office:value-type="float" office:value="229.675">
                <text:p>229.67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77.399999999987">
                <text:p>377.399999999987</text:p>
              </table:table-cell>
              <table:table-cell office:value-type="float" office:value="113.176">
                <text:p>113.176</text:p>
              </table:table-cell>
              <table:table-cell office:value-type="float" office:value="229.647">
                <text:p>229.64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77.599999999987">
                <text:p>377.599999999987</text:p>
              </table:table-cell>
              <table:table-cell office:value-type="float" office:value="113.163">
                <text:p>113.163</text:p>
              </table:table-cell>
              <table:table-cell office:value-type="float" office:value="229.619">
                <text:p>229.61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77.799999999987">
                <text:p>377.799999999987</text:p>
              </table:table-cell>
              <table:table-cell office:value-type="float" office:value="113.151">
                <text:p>113.151</text:p>
              </table:table-cell>
              <table:table-cell office:value-type="float" office:value="229.591">
                <text:p>229.59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77.999999999987">
                <text:p>377.999999999987</text:p>
              </table:table-cell>
              <table:table-cell office:value-type="float" office:value="113.138">
                <text:p>113.138</text:p>
              </table:table-cell>
              <table:table-cell office:value-type="float" office:value="229.562">
                <text:p>229.56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78.199999999987">
                <text:p>378.199999999987</text:p>
              </table:table-cell>
              <table:table-cell office:value-type="float" office:value="113.126">
                <text:p>113.126</text:p>
              </table:table-cell>
              <table:table-cell office:value-type="float" office:value="229.534">
                <text:p>229.53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78.399999999987">
                <text:p>378.399999999987</text:p>
              </table:table-cell>
              <table:table-cell office:value-type="float" office:value="113.113">
                <text:p>113.113</text:p>
              </table:table-cell>
              <table:table-cell office:value-type="float" office:value="229.505">
                <text:p>229.50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78.599999999987">
                <text:p>378.599999999987</text:p>
              </table:table-cell>
              <table:table-cell office:value-type="float" office:value="113.1">
                <text:p>113.1</text:p>
              </table:table-cell>
              <table:table-cell office:value-type="float" office:value="229.477">
                <text:p>229.47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78.799999999987">
                <text:p>378.799999999987</text:p>
              </table:table-cell>
              <table:table-cell office:value-type="float" office:value="113.087">
                <text:p>113.087</text:p>
              </table:table-cell>
              <table:table-cell office:value-type="float" office:value="229.448">
                <text:p>229.44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78.999999999987">
                <text:p>378.999999999987</text:p>
              </table:table-cell>
              <table:table-cell office:value-type="float" office:value="113.075">
                <text:p>113.075</text:p>
              </table:table-cell>
              <table:table-cell office:value-type="float" office:value="229.419">
                <text:p>229.41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79.199999999987">
                <text:p>379.199999999987</text:p>
              </table:table-cell>
              <table:table-cell office:value-type="float" office:value="113.062">
                <text:p>113.062</text:p>
              </table:table-cell>
              <table:table-cell office:value-type="float" office:value="229.39">
                <text:p>229.3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79.399999999987">
                <text:p>379.399999999987</text:p>
              </table:table-cell>
              <table:table-cell office:value-type="float" office:value="113.049">
                <text:p>113.049</text:p>
              </table:table-cell>
              <table:table-cell office:value-type="float" office:value="229.362">
                <text:p>229.362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79.599999999987">
                <text:p>379.599999999987</text:p>
              </table:table-cell>
              <table:table-cell office:value-type="float" office:value="113.036">
                <text:p>113.036</text:p>
              </table:table-cell>
              <table:table-cell office:value-type="float" office:value="229.333">
                <text:p>229.333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79.799999999987">
                <text:p>379.799999999987</text:p>
              </table:table-cell>
              <table:table-cell office:value-type="float" office:value="113.023">
                <text:p>113.023</text:p>
              </table:table-cell>
              <table:table-cell office:value-type="float" office:value="229.303">
                <text:p>229.30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79.999999999987">
                <text:p>379.999999999987</text:p>
              </table:table-cell>
              <table:table-cell office:value-type="float" office:value="113.01">
                <text:p>113.01</text:p>
              </table:table-cell>
              <table:table-cell office:value-type="float" office:value="229.274">
                <text:p>229.27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80.199999999987">
                <text:p>380.199999999987</text:p>
              </table:table-cell>
              <table:table-cell office:value-type="float" office:value="112.997">
                <text:p>112.997</text:p>
              </table:table-cell>
              <table:table-cell office:value-type="float" office:value="229.245">
                <text:p>229.24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80.399999999987">
                <text:p>380.399999999987</text:p>
              </table:table-cell>
              <table:table-cell office:value-type="float" office:value="112.984">
                <text:p>112.984</text:p>
              </table:table-cell>
              <table:table-cell office:value-type="float" office:value="229.216">
                <text:p>229.21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80.599999999987">
                <text:p>380.599999999987</text:p>
              </table:table-cell>
              <table:table-cell office:value-type="float" office:value="112.971">
                <text:p>112.971</text:p>
              </table:table-cell>
              <table:table-cell office:value-type="float" office:value="229.186">
                <text:p>229.18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80.799999999987">
                <text:p>380.799999999987</text:p>
              </table:table-cell>
              <table:table-cell office:value-type="float" office:value="112.958">
                <text:p>112.958</text:p>
              </table:table-cell>
              <table:table-cell office:value-type="float" office:value="229.157">
                <text:p>229.15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80.999999999987">
                <text:p>380.999999999987</text:p>
              </table:table-cell>
              <table:table-cell office:value-type="float" office:value="112.945">
                <text:p>112.945</text:p>
              </table:table-cell>
              <table:table-cell office:value-type="float" office:value="229.127">
                <text:p>229.12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81.199999999987">
                <text:p>381.199999999987</text:p>
              </table:table-cell>
              <table:table-cell office:value-type="float" office:value="112.932">
                <text:p>112.932</text:p>
              </table:table-cell>
              <table:table-cell office:value-type="float" office:value="229.098">
                <text:p>229.09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81.399999999987">
                <text:p>381.399999999987</text:p>
              </table:table-cell>
              <table:table-cell office:value-type="float" office:value="112.919">
                <text:p>112.919</text:p>
              </table:table-cell>
              <table:table-cell office:value-type="float" office:value="229.068">
                <text:p>229.06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81.599999999987">
                <text:p>381.599999999987</text:p>
              </table:table-cell>
              <table:table-cell office:value-type="float" office:value="112.905">
                <text:p>112.905</text:p>
              </table:table-cell>
              <table:table-cell office:value-type="float" office:value="229.038">
                <text:p>229.03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81.799999999987">
                <text:p>381.799999999987</text:p>
              </table:table-cell>
              <table:table-cell office:value-type="float" office:value="112.892">
                <text:p>112.892</text:p>
              </table:table-cell>
              <table:table-cell office:value-type="float" office:value="229.008">
                <text:p>229.00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81.999999999987">
                <text:p>381.999999999987</text:p>
              </table:table-cell>
              <table:table-cell office:value-type="float" office:value="112.879">
                <text:p>112.879</text:p>
              </table:table-cell>
              <table:table-cell office:value-type="float" office:value="228.978">
                <text:p>228.97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82.199999999987">
                <text:p>382.199999999987</text:p>
              </table:table-cell>
              <table:table-cell office:value-type="float" office:value="112.865">
                <text:p>112.865</text:p>
              </table:table-cell>
              <table:table-cell office:value-type="float" office:value="228.948">
                <text:p>228.94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82.399999999987">
                <text:p>382.399999999987</text:p>
              </table:table-cell>
              <table:table-cell office:value-type="float" office:value="112.852">
                <text:p>112.852</text:p>
              </table:table-cell>
              <table:table-cell office:value-type="float" office:value="228.918">
                <text:p>228.91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82.599999999987">
                <text:p>382.599999999987</text:p>
              </table:table-cell>
              <table:table-cell office:value-type="float" office:value="112.839">
                <text:p>112.839</text:p>
              </table:table-cell>
              <table:table-cell office:value-type="float" office:value="228.888">
                <text:p>228.88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82.799999999987">
                <text:p>382.799999999987</text:p>
              </table:table-cell>
              <table:table-cell office:value-type="float" office:value="112.825">
                <text:p>112.825</text:p>
              </table:table-cell>
              <table:table-cell office:value-type="float" office:value="228.858">
                <text:p>228.85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82.999999999987">
                <text:p>382.999999999987</text:p>
              </table:table-cell>
              <table:table-cell office:value-type="float" office:value="112.812">
                <text:p>112.812</text:p>
              </table:table-cell>
              <table:table-cell office:value-type="float" office:value="228.828">
                <text:p>228.82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83.199999999987">
                <text:p>383.199999999987</text:p>
              </table:table-cell>
              <table:table-cell office:value-type="float" office:value="112.798">
                <text:p>112.798</text:p>
              </table:table-cell>
              <table:table-cell office:value-type="float" office:value="228.797">
                <text:p>228.79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83.399999999987">
                <text:p>383.399999999987</text:p>
              </table:table-cell>
              <table:table-cell office:value-type="float" office:value="112.785">
                <text:p>112.785</text:p>
              </table:table-cell>
              <table:table-cell office:value-type="float" office:value="228.767">
                <text:p>228.76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83.599999999987">
                <text:p>383.599999999987</text:p>
              </table:table-cell>
              <table:table-cell office:value-type="float" office:value="112.771">
                <text:p>112.771</text:p>
              </table:table-cell>
              <table:table-cell office:value-type="float" office:value="228.737">
                <text:p>228.73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83.799999999987">
                <text:p>383.799999999987</text:p>
              </table:table-cell>
              <table:table-cell office:value-type="float" office:value="112.758">
                <text:p>112.758</text:p>
              </table:table-cell>
              <table:table-cell office:value-type="float" office:value="228.706">
                <text:p>228.70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83.999999999987">
                <text:p>383.999999999987</text:p>
              </table:table-cell>
              <table:table-cell office:value-type="float" office:value="112.744">
                <text:p>112.744</text:p>
              </table:table-cell>
              <table:table-cell office:value-type="float" office:value="228.675">
                <text:p>228.67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84.199999999987">
                <text:p>384.199999999987</text:p>
              </table:table-cell>
              <table:table-cell office:value-type="float" office:value="112.73">
                <text:p>112.73</text:p>
              </table:table-cell>
              <table:table-cell office:value-type="float" office:value="228.645">
                <text:p>228.64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84.399999999987">
                <text:p>384.399999999987</text:p>
              </table:table-cell>
              <table:table-cell office:value-type="float" office:value="112.717">
                <text:p>112.717</text:p>
              </table:table-cell>
              <table:table-cell office:value-type="float" office:value="228.614">
                <text:p>228.6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84.599999999987">
                <text:p>384.599999999987</text:p>
              </table:table-cell>
              <table:table-cell office:value-type="float" office:value="112.703">
                <text:p>112.703</text:p>
              </table:table-cell>
              <table:table-cell office:value-type="float" office:value="228.583">
                <text:p>228.58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84.799999999987">
                <text:p>384.799999999987</text:p>
              </table:table-cell>
              <table:table-cell office:value-type="float" office:value="112.689">
                <text:p>112.689</text:p>
              </table:table-cell>
              <table:table-cell office:value-type="float" office:value="228.552">
                <text:p>228.55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84.999999999987">
                <text:p>384.999999999987</text:p>
              </table:table-cell>
              <table:table-cell office:value-type="float" office:value="112.675">
                <text:p>112.675</text:p>
              </table:table-cell>
              <table:table-cell office:value-type="float" office:value="228.521">
                <text:p>228.52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85.199999999987">
                <text:p>385.199999999987</text:p>
              </table:table-cell>
              <table:table-cell office:value-type="float" office:value="112.662">
                <text:p>112.662</text:p>
              </table:table-cell>
              <table:table-cell office:value-type="float" office:value="228.49">
                <text:p>228.4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85.399999999987">
                <text:p>385.399999999987</text:p>
              </table:table-cell>
              <table:table-cell office:value-type="float" office:value="112.648">
                <text:p>112.648</text:p>
              </table:table-cell>
              <table:table-cell office:value-type="float" office:value="228.459">
                <text:p>228.45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85.599999999987">
                <text:p>385.599999999987</text:p>
              </table:table-cell>
              <table:table-cell office:value-type="float" office:value="112.634">
                <text:p>112.634</text:p>
              </table:table-cell>
              <table:table-cell office:value-type="float" office:value="228.428">
                <text:p>228.42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85.799999999987">
                <text:p>385.799999999987</text:p>
              </table:table-cell>
              <table:table-cell office:value-type="float" office:value="112.62">
                <text:p>112.62</text:p>
              </table:table-cell>
              <table:table-cell office:value-type="float" office:value="228.396">
                <text:p>228.39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85.999999999987">
                <text:p>385.999999999987</text:p>
              </table:table-cell>
              <table:table-cell office:value-type="float" office:value="112.606">
                <text:p>112.606</text:p>
              </table:table-cell>
              <table:table-cell office:value-type="float" office:value="228.365">
                <text:p>228.36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86.199999999987">
                <text:p>386.199999999987</text:p>
              </table:table-cell>
              <table:table-cell office:value-type="float" office:value="112.592">
                <text:p>112.592</text:p>
              </table:table-cell>
              <table:table-cell office:value-type="float" office:value="228.334">
                <text:p>228.33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86.399999999987">
                <text:p>386.399999999987</text:p>
              </table:table-cell>
              <table:table-cell office:value-type="float" office:value="112.578">
                <text:p>112.578</text:p>
              </table:table-cell>
              <table:table-cell office:value-type="float" office:value="228.302">
                <text:p>228.30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86.599999999987">
                <text:p>386.599999999987</text:p>
              </table:table-cell>
              <table:table-cell office:value-type="float" office:value="112.564">
                <text:p>112.564</text:p>
              </table:table-cell>
              <table:table-cell office:value-type="float" office:value="228.271">
                <text:p>228.27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86.799999999987">
                <text:p>386.799999999987</text:p>
              </table:table-cell>
              <table:table-cell office:value-type="float" office:value="112.55">
                <text:p>112.55</text:p>
              </table:table-cell>
              <table:table-cell office:value-type="float" office:value="228.239">
                <text:p>228.23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86.999999999987">
                <text:p>386.999999999987</text:p>
              </table:table-cell>
              <table:table-cell office:value-type="float" office:value="112.536">
                <text:p>112.536</text:p>
              </table:table-cell>
              <table:table-cell office:value-type="float" office:value="228.207">
                <text:p>228.20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87.199999999987">
                <text:p>387.199999999987</text:p>
              </table:table-cell>
              <table:table-cell office:value-type="float" office:value="112.522">
                <text:p>112.522</text:p>
              </table:table-cell>
              <table:table-cell office:value-type="float" office:value="228.176">
                <text:p>228.17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87.399999999987">
                <text:p>387.399999999987</text:p>
              </table:table-cell>
              <table:table-cell office:value-type="float" office:value="112.508">
                <text:p>112.508</text:p>
              </table:table-cell>
              <table:table-cell office:value-type="float" office:value="228.144">
                <text:p>228.14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87.599999999987">
                <text:p>387.599999999987</text:p>
              </table:table-cell>
              <table:table-cell office:value-type="float" office:value="112.494">
                <text:p>112.494</text:p>
              </table:table-cell>
              <table:table-cell office:value-type="float" office:value="228.112">
                <text:p>228.11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87.799999999987">
                <text:p>387.799999999987</text:p>
              </table:table-cell>
              <table:table-cell office:value-type="float" office:value="112.479">
                <text:p>112.479</text:p>
              </table:table-cell>
              <table:table-cell office:value-type="float" office:value="228.08">
                <text:p>228.0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87.999999999987">
                <text:p>387.999999999987</text:p>
              </table:table-cell>
              <table:table-cell office:value-type="float" office:value="112.465">
                <text:p>112.465</text:p>
              </table:table-cell>
              <table:table-cell office:value-type="float" office:value="228.048">
                <text:p>228.04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88.199999999986">
                <text:p>388.199999999986</text:p>
              </table:table-cell>
              <table:table-cell office:value-type="float" office:value="112.451">
                <text:p>112.451</text:p>
              </table:table-cell>
              <table:table-cell office:value-type="float" office:value="228.016">
                <text:p>228.01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88.399999999986">
                <text:p>388.399999999986</text:p>
              </table:table-cell>
              <table:table-cell office:value-type="float" office:value="112.437">
                <text:p>112.437</text:p>
              </table:table-cell>
              <table:table-cell office:value-type="float" office:value="227.984">
                <text:p>227.98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88.599999999986">
                <text:p>388.599999999986</text:p>
              </table:table-cell>
              <table:table-cell office:value-type="float" office:value="112.422">
                <text:p>112.422</text:p>
              </table:table-cell>
              <table:table-cell office:value-type="float" office:value="227.952">
                <text:p>227.952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88.799999999986">
                <text:p>388.799999999986</text:p>
              </table:table-cell>
              <table:table-cell office:value-type="float" office:value="112.408">
                <text:p>112.408</text:p>
              </table:table-cell>
              <table:table-cell office:value-type="float" office:value="227.92">
                <text:p>227.9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88.999999999986">
                <text:p>388.999999999986</text:p>
              </table:table-cell>
              <table:table-cell office:value-type="float" office:value="112.394">
                <text:p>112.394</text:p>
              </table:table-cell>
              <table:table-cell office:value-type="float" office:value="227.887">
                <text:p>227.88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89.199999999986">
                <text:p>389.199999999986</text:p>
              </table:table-cell>
              <table:table-cell office:value-type="float" office:value="112.379">
                <text:p>112.379</text:p>
              </table:table-cell>
              <table:table-cell office:value-type="float" office:value="227.855">
                <text:p>227.85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89.399999999986">
                <text:p>389.399999999986</text:p>
              </table:table-cell>
              <table:table-cell office:value-type="float" office:value="112.365">
                <text:p>112.365</text:p>
              </table:table-cell>
              <table:table-cell office:value-type="float" office:value="227.822">
                <text:p>227.82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89.599999999986">
                <text:p>389.599999999986</text:p>
              </table:table-cell>
              <table:table-cell office:value-type="float" office:value="112.35">
                <text:p>112.35</text:p>
              </table:table-cell>
              <table:table-cell office:value-type="float" office:value="227.79">
                <text:p>227.7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89.799999999986">
                <text:p>389.799999999986</text:p>
              </table:table-cell>
              <table:table-cell office:value-type="float" office:value="112.336">
                <text:p>112.336</text:p>
              </table:table-cell>
              <table:table-cell office:value-type="float" office:value="227.757">
                <text:p>227.75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89.999999999986">
                <text:p>389.999999999986</text:p>
              </table:table-cell>
              <table:table-cell office:value-type="float" office:value="112.322">
                <text:p>112.322</text:p>
              </table:table-cell>
              <table:table-cell office:value-type="float" office:value="227.725">
                <text:p>227.72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90.199999999986">
                <text:p>390.199999999986</text:p>
              </table:table-cell>
              <table:table-cell office:value-type="float" office:value="112.307">
                <text:p>112.307</text:p>
              </table:table-cell>
              <table:table-cell office:value-type="float" office:value="227.692">
                <text:p>227.69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90.399999999986">
                <text:p>390.399999999986</text:p>
              </table:table-cell>
              <table:table-cell office:value-type="float" office:value="112.292">
                <text:p>112.292</text:p>
              </table:table-cell>
              <table:table-cell office:value-type="float" office:value="227.659">
                <text:p>227.65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90.599999999986">
                <text:p>390.599999999986</text:p>
              </table:table-cell>
              <table:table-cell office:value-type="float" office:value="112.278">
                <text:p>112.278</text:p>
              </table:table-cell>
              <table:table-cell office:value-type="float" office:value="227.626">
                <text:p>227.626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90.799999999986">
                <text:p>390.799999999986</text:p>
              </table:table-cell>
              <table:table-cell office:value-type="float" office:value="112.263">
                <text:p>112.263</text:p>
              </table:table-cell>
              <table:table-cell office:value-type="float" office:value="227.593">
                <text:p>227.59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90.999999999986">
                <text:p>390.999999999986</text:p>
              </table:table-cell>
              <table:table-cell office:value-type="float" office:value="112.249">
                <text:p>112.249</text:p>
              </table:table-cell>
              <table:table-cell office:value-type="float" office:value="227.561">
                <text:p>227.56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91.199999999986">
                <text:p>391.199999999986</text:p>
              </table:table-cell>
              <table:table-cell office:value-type="float" office:value="112.234">
                <text:p>112.234</text:p>
              </table:table-cell>
              <table:table-cell office:value-type="float" office:value="227.527">
                <text:p>227.52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91.399999999986">
                <text:p>391.399999999986</text:p>
              </table:table-cell>
              <table:table-cell office:value-type="float" office:value="112.219">
                <text:p>112.219</text:p>
              </table:table-cell>
              <table:table-cell office:value-type="float" office:value="227.494">
                <text:p>227.49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91.599999999986">
                <text:p>391.599999999986</text:p>
              </table:table-cell>
              <table:table-cell office:value-type="float" office:value="112.205">
                <text:p>112.205</text:p>
              </table:table-cell>
              <table:table-cell office:value-type="float" office:value="227.461">
                <text:p>227.46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91.799999999986">
                <text:p>391.799999999986</text:p>
              </table:table-cell>
              <table:table-cell office:value-type="float" office:value="112.19">
                <text:p>112.19</text:p>
              </table:table-cell>
              <table:table-cell office:value-type="float" office:value="227.428">
                <text:p>227.42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91.999999999986">
                <text:p>391.999999999986</text:p>
              </table:table-cell>
              <table:table-cell office:value-type="float" office:value="112.175">
                <text:p>112.175</text:p>
              </table:table-cell>
              <table:table-cell office:value-type="float" office:value="227.395">
                <text:p>227.39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92.199999999986">
                <text:p>392.199999999986</text:p>
              </table:table-cell>
              <table:table-cell office:value-type="float" office:value="112.16">
                <text:p>112.16</text:p>
              </table:table-cell>
              <table:table-cell office:value-type="float" office:value="227.362">
                <text:p>227.36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92.399999999986">
                <text:p>392.399999999986</text:p>
              </table:table-cell>
              <table:table-cell office:value-type="float" office:value="112.145">
                <text:p>112.145</text:p>
              </table:table-cell>
              <table:table-cell office:value-type="float" office:value="227.328">
                <text:p>227.32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92.599999999986">
                <text:p>392.599999999986</text:p>
              </table:table-cell>
              <table:table-cell office:value-type="float" office:value="112.131">
                <text:p>112.131</text:p>
              </table:table-cell>
              <table:table-cell office:value-type="float" office:value="227.295">
                <text:p>227.29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92.799999999986">
                <text:p>392.799999999986</text:p>
              </table:table-cell>
              <table:table-cell office:value-type="float" office:value="112.116">
                <text:p>112.116</text:p>
              </table:table-cell>
              <table:table-cell office:value-type="float" office:value="227.261">
                <text:p>227.26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92.999999999986">
                <text:p>392.999999999986</text:p>
              </table:table-cell>
              <table:table-cell office:value-type="float" office:value="112.101">
                <text:p>112.101</text:p>
              </table:table-cell>
              <table:table-cell office:value-type="float" office:value="227.228">
                <text:p>227.22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93.199999999986">
                <text:p>393.199999999986</text:p>
              </table:table-cell>
              <table:table-cell office:value-type="float" office:value="112.086">
                <text:p>112.086</text:p>
              </table:table-cell>
              <table:table-cell office:value-type="float" office:value="227.194">
                <text:p>227.19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93.399999999986">
                <text:p>393.399999999986</text:p>
              </table:table-cell>
              <table:table-cell office:value-type="float" office:value="112.071">
                <text:p>112.071</text:p>
              </table:table-cell>
              <table:table-cell office:value-type="float" office:value="227.161">
                <text:p>227.16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93.599999999986">
                <text:p>393.599999999986</text:p>
              </table:table-cell>
              <table:table-cell office:value-type="float" office:value="112.056">
                <text:p>112.056</text:p>
              </table:table-cell>
              <table:table-cell office:value-type="float" office:value="227.127">
                <text:p>227.12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93.799999999986">
                <text:p>393.799999999986</text:p>
              </table:table-cell>
              <table:table-cell office:value-type="float" office:value="112.041">
                <text:p>112.041</text:p>
              </table:table-cell>
              <table:table-cell office:value-type="float" office:value="227.093">
                <text:p>227.09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93.999999999986">
                <text:p>393.999999999986</text:p>
              </table:table-cell>
              <table:table-cell office:value-type="float" office:value="112.026">
                <text:p>112.026</text:p>
              </table:table-cell>
              <table:table-cell office:value-type="float" office:value="227.059">
                <text:p>227.05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94.199999999986">
                <text:p>394.199999999986</text:p>
              </table:table-cell>
              <table:table-cell office:value-type="float" office:value="112.011">
                <text:p>112.011</text:p>
              </table:table-cell>
              <table:table-cell office:value-type="float" office:value="227.025">
                <text:p>227.02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94.399999999986">
                <text:p>394.399999999986</text:p>
              </table:table-cell>
              <table:table-cell office:value-type="float" office:value="111.996">
                <text:p>111.996</text:p>
              </table:table-cell>
              <table:table-cell office:value-type="float" office:value="226.991">
                <text:p>226.99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94.599999999986">
                <text:p>394.599999999986</text:p>
              </table:table-cell>
              <table:table-cell office:value-type="float" office:value="111.981">
                <text:p>111.981</text:p>
              </table:table-cell>
              <table:table-cell office:value-type="float" office:value="226.957">
                <text:p>226.95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94.799999999986">
                <text:p>394.799999999986</text:p>
              </table:table-cell>
              <table:table-cell office:value-type="float" office:value="111.965">
                <text:p>111.965</text:p>
              </table:table-cell>
              <table:table-cell office:value-type="float" office:value="226.923">
                <text:p>226.92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94.999999999986">
                <text:p>394.999999999986</text:p>
              </table:table-cell>
              <table:table-cell office:value-type="float" office:value="111.95">
                <text:p>111.95</text:p>
              </table:table-cell>
              <table:table-cell office:value-type="float" office:value="226.889">
                <text:p>226.88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95.199999999986">
                <text:p>395.199999999986</text:p>
              </table:table-cell>
              <table:table-cell office:value-type="float" office:value="111.935">
                <text:p>111.935</text:p>
              </table:table-cell>
              <table:table-cell office:value-type="float" office:value="226.855">
                <text:p>226.85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95.399999999986">
                <text:p>395.399999999986</text:p>
              </table:table-cell>
              <table:table-cell office:value-type="float" office:value="111.92">
                <text:p>111.92</text:p>
              </table:table-cell>
              <table:table-cell office:value-type="float" office:value="226.821">
                <text:p>226.82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95.599999999986">
                <text:p>395.599999999986</text:p>
              </table:table-cell>
              <table:table-cell office:value-type="float" office:value="111.905">
                <text:p>111.905</text:p>
              </table:table-cell>
              <table:table-cell office:value-type="float" office:value="226.787">
                <text:p>226.78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95.799999999986">
                <text:p>395.799999999986</text:p>
              </table:table-cell>
              <table:table-cell office:value-type="float" office:value="111.889">
                <text:p>111.889</text:p>
              </table:table-cell>
              <table:table-cell office:value-type="float" office:value="226.752">
                <text:p>226.75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95.999999999986">
                <text:p>395.999999999986</text:p>
              </table:table-cell>
              <table:table-cell office:value-type="float" office:value="111.874">
                <text:p>111.874</text:p>
              </table:table-cell>
              <table:table-cell office:value-type="float" office:value="226.718">
                <text:p>226.71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96.199999999986">
                <text:p>396.199999999986</text:p>
              </table:table-cell>
              <table:table-cell office:value-type="float" office:value="111.859">
                <text:p>111.859</text:p>
              </table:table-cell>
              <table:table-cell office:value-type="float" office:value="226.683">
                <text:p>226.68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96.399999999986">
                <text:p>396.399999999986</text:p>
              </table:table-cell>
              <table:table-cell office:value-type="float" office:value="111.844">
                <text:p>111.844</text:p>
              </table:table-cell>
              <table:table-cell office:value-type="float" office:value="226.649">
                <text:p>226.64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96.599999999986">
                <text:p>396.599999999986</text:p>
              </table:table-cell>
              <table:table-cell office:value-type="float" office:value="111.828">
                <text:p>111.828</text:p>
              </table:table-cell>
              <table:table-cell office:value-type="float" office:value="226.614">
                <text:p>226.61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96.799999999986">
                <text:p>396.799999999986</text:p>
              </table:table-cell>
              <table:table-cell office:value-type="float" office:value="111.813">
                <text:p>111.813</text:p>
              </table:table-cell>
              <table:table-cell office:value-type="float" office:value="226.58">
                <text:p>226.5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96.999999999986">
                <text:p>396.999999999986</text:p>
              </table:table-cell>
              <table:table-cell office:value-type="float" office:value="111.797">
                <text:p>111.797</text:p>
              </table:table-cell>
              <table:table-cell office:value-type="float" office:value="226.545">
                <text:p>226.54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97.199999999986">
                <text:p>397.199999999986</text:p>
              </table:table-cell>
              <table:table-cell office:value-type="float" office:value="111.782">
                <text:p>111.782</text:p>
              </table:table-cell>
              <table:table-cell office:value-type="float" office:value="226.511">
                <text:p>226.51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97.399999999986">
                <text:p>397.399999999986</text:p>
              </table:table-cell>
              <table:table-cell office:value-type="float" office:value="111.767">
                <text:p>111.767</text:p>
              </table:table-cell>
              <table:table-cell office:value-type="float" office:value="226.476">
                <text:p>226.47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97.599999999986">
                <text:p>397.599999999986</text:p>
              </table:table-cell>
              <table:table-cell office:value-type="float" office:value="111.751">
                <text:p>111.751</text:p>
              </table:table-cell>
              <table:table-cell office:value-type="float" office:value="226.441">
                <text:p>226.44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97.799999999986">
                <text:p>397.799999999986</text:p>
              </table:table-cell>
              <table:table-cell office:value-type="float" office:value="111.736">
                <text:p>111.736</text:p>
              </table:table-cell>
              <table:table-cell office:value-type="float" office:value="226.406">
                <text:p>226.40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97.999999999986">
                <text:p>397.999999999986</text:p>
              </table:table-cell>
              <table:table-cell office:value-type="float" office:value="111.72">
                <text:p>111.72</text:p>
              </table:table-cell>
              <table:table-cell office:value-type="float" office:value="226.371">
                <text:p>226.37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98.199999999986">
                <text:p>398.199999999986</text:p>
              </table:table-cell>
              <table:table-cell office:value-type="float" office:value="111.705">
                <text:p>111.705</text:p>
              </table:table-cell>
              <table:table-cell office:value-type="float" office:value="226.336">
                <text:p>226.33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98.399999999986">
                <text:p>398.399999999986</text:p>
              </table:table-cell>
              <table:table-cell office:value-type="float" office:value="111.689">
                <text:p>111.689</text:p>
              </table:table-cell>
              <table:table-cell office:value-type="float" office:value="226.301">
                <text:p>226.30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98.599999999986">
                <text:p>398.599999999986</text:p>
              </table:table-cell>
              <table:table-cell office:value-type="float" office:value="111.673">
                <text:p>111.673</text:p>
              </table:table-cell>
              <table:table-cell office:value-type="float" office:value="226.266">
                <text:p>226.26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98.799999999986">
                <text:p>398.799999999986</text:p>
              </table:table-cell>
              <table:table-cell office:value-type="float" office:value="111.658">
                <text:p>111.658</text:p>
              </table:table-cell>
              <table:table-cell office:value-type="float" office:value="226.231">
                <text:p>226.23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98.999999999986">
                <text:p>398.999999999986</text:p>
              </table:table-cell>
              <table:table-cell office:value-type="float" office:value="111.642">
                <text:p>111.642</text:p>
              </table:table-cell>
              <table:table-cell office:value-type="float" office:value="226.196">
                <text:p>226.19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99.199999999986">
                <text:p>399.199999999986</text:p>
              </table:table-cell>
              <table:table-cell office:value-type="float" office:value="111.627">
                <text:p>111.627</text:p>
              </table:table-cell>
              <table:table-cell office:value-type="float" office:value="226.161">
                <text:p>226.16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99.399999999986">
                <text:p>399.399999999986</text:p>
              </table:table-cell>
              <table:table-cell office:value-type="float" office:value="111.611">
                <text:p>111.611</text:p>
              </table:table-cell>
              <table:table-cell office:value-type="float" office:value="226.125">
                <text:p>226.12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9.599999999986">
                <text:p>399.599999999986</text:p>
              </table:table-cell>
              <table:table-cell office:value-type="float" office:value="111.595">
                <text:p>111.595</text:p>
              </table:table-cell>
              <table:table-cell office:value-type="float" office:value="226.09">
                <text:p>226.0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99.799999999986">
                <text:p>399.799999999986</text:p>
              </table:table-cell>
              <table:table-cell office:value-type="float" office:value="111.579">
                <text:p>111.579</text:p>
              </table:table-cell>
              <table:table-cell office:value-type="float" office:value="226.055">
                <text:p>226.05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99.999999999986">
                <text:p>399.999999999986</text:p>
              </table:table-cell>
              <table:table-cell office:value-type="float" office:value="111.564">
                <text:p>111.564</text:p>
              </table:table-cell>
              <table:table-cell office:value-type="float" office:value="226.019">
                <text:p>226.01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400.199999999986">
                <text:p>400.199999999986</text:p>
              </table:table-cell>
              <table:table-cell office:value-type="float" office:value="111.548">
                <text:p>111.548</text:p>
              </table:table-cell>
              <table:table-cell office:value-type="float" office:value="225.984">
                <text:p>225.98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400.399999999986">
                <text:p>400.399999999986</text:p>
              </table:table-cell>
              <table:table-cell office:value-type="float" office:value="111.532">
                <text:p>111.532</text:p>
              </table:table-cell>
              <table:table-cell office:value-type="float" office:value="225.948">
                <text:p>225.948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00.599999999986">
                <text:p>400.599999999986</text:p>
              </table:table-cell>
              <table:table-cell office:value-type="float" office:value="111.516">
                <text:p>111.516</text:p>
              </table:table-cell>
              <table:table-cell office:value-type="float" office:value="225.913">
                <text:p>225.91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400.799999999986">
                <text:p>400.799999999986</text:p>
              </table:table-cell>
              <table:table-cell office:value-type="float" office:value="111.501">
                <text:p>111.501</text:p>
              </table:table-cell>
              <table:table-cell office:value-type="float" office:value="225.877">
                <text:p>225.87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00.999999999986">
                <text:p>400.999999999986</text:p>
              </table:table-cell>
              <table:table-cell office:value-type="float" office:value="111.485">
                <text:p>111.485</text:p>
              </table:table-cell>
              <table:table-cell office:value-type="float" office:value="225.842">
                <text:p>225.84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01.199999999986">
                <text:p>401.199999999986</text:p>
              </table:table-cell>
              <table:table-cell office:value-type="float" office:value="111.469">
                <text:p>111.469</text:p>
              </table:table-cell>
              <table:table-cell office:value-type="float" office:value="225.806">
                <text:p>225.80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01.399999999986">
                <text:p>401.399999999986</text:p>
              </table:table-cell>
              <table:table-cell office:value-type="float" office:value="111.453">
                <text:p>111.453</text:p>
              </table:table-cell>
              <table:table-cell office:value-type="float" office:value="225.77">
                <text:p>225.7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01.599999999986">
                <text:p>401.599999999986</text:p>
              </table:table-cell>
              <table:table-cell office:value-type="float" office:value="111.437">
                <text:p>111.437</text:p>
              </table:table-cell>
              <table:table-cell office:value-type="float" office:value="225.734">
                <text:p>225.73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401.799999999986">
                <text:p>401.799999999986</text:p>
              </table:table-cell>
              <table:table-cell office:value-type="float" office:value="111.421">
                <text:p>111.421</text:p>
              </table:table-cell>
              <table:table-cell office:value-type="float" office:value="225.699">
                <text:p>225.69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01.999999999986">
                <text:p>401.999999999986</text:p>
              </table:table-cell>
              <table:table-cell office:value-type="float" office:value="111.405">
                <text:p>111.405</text:p>
              </table:table-cell>
              <table:table-cell office:value-type="float" office:value="225.663">
                <text:p>225.66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402.199999999986">
                <text:p>402.199999999986</text:p>
              </table:table-cell>
              <table:table-cell office:value-type="float" office:value="111.389">
                <text:p>111.389</text:p>
              </table:table-cell>
              <table:table-cell office:value-type="float" office:value="225.627">
                <text:p>225.627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402.399999999986">
                <text:p>402.399999999986</text:p>
              </table:table-cell>
              <table:table-cell office:value-type="float" office:value="111.373">
                <text:p>111.373</text:p>
              </table:table-cell>
              <table:table-cell office:value-type="float" office:value="225.591">
                <text:p>225.59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02.599999999986">
                <text:p>402.599999999986</text:p>
              </table:table-cell>
              <table:table-cell office:value-type="float" office:value="111.357">
                <text:p>111.357</text:p>
              </table:table-cell>
              <table:table-cell office:value-type="float" office:value="225.555">
                <text:p>225.55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02.799999999986">
                <text:p>402.799999999986</text:p>
              </table:table-cell>
              <table:table-cell office:value-type="float" office:value="111.341">
                <text:p>111.341</text:p>
              </table:table-cell>
              <table:table-cell office:value-type="float" office:value="225.519">
                <text:p>225.519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02.999999999986">
                <text:p>402.999999999986</text:p>
              </table:table-cell>
              <table:table-cell office:value-type="float" office:value="111.325">
                <text:p>111.325</text:p>
              </table:table-cell>
              <table:table-cell office:value-type="float" office:value="225.483">
                <text:p>225.48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403.199999999986">
                <text:p>403.199999999986</text:p>
              </table:table-cell>
              <table:table-cell office:value-type="float" office:value="111.309">
                <text:p>111.309</text:p>
              </table:table-cell>
              <table:table-cell office:value-type="float" office:value="225.446">
                <text:p>225.44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403.399999999986">
                <text:p>403.399999999986</text:p>
              </table:table-cell>
              <table:table-cell office:value-type="float" office:value="111.293">
                <text:p>111.293</text:p>
              </table:table-cell>
              <table:table-cell office:value-type="float" office:value="225.41">
                <text:p>225.4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403.599999999986">
                <text:p>403.599999999986</text:p>
              </table:table-cell>
              <table:table-cell office:value-type="float" office:value="111.277">
                <text:p>111.277</text:p>
              </table:table-cell>
              <table:table-cell office:value-type="float" office:value="225.374">
                <text:p>225.37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403.799999999986">
                <text:p>403.799999999986</text:p>
              </table:table-cell>
              <table:table-cell office:value-type="float" office:value="111.261">
                <text:p>111.261</text:p>
              </table:table-cell>
              <table:table-cell office:value-type="float" office:value="225.338">
                <text:p>225.33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403.999999999986">
                <text:p>403.999999999986</text:p>
              </table:table-cell>
              <table:table-cell office:value-type="float" office:value="111.245">
                <text:p>111.245</text:p>
              </table:table-cell>
              <table:table-cell office:value-type="float" office:value="225.301">
                <text:p>225.30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404.199999999986">
                <text:p>404.199999999986</text:p>
              </table:table-cell>
              <table:table-cell office:value-type="float" office:value="111.228">
                <text:p>111.228</text:p>
              </table:table-cell>
              <table:table-cell office:value-type="float" office:value="225.265">
                <text:p>225.26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4.399999999986">
                <text:p>404.399999999986</text:p>
              </table:table-cell>
              <table:table-cell office:value-type="float" office:value="111.212">
                <text:p>111.212</text:p>
              </table:table-cell>
              <table:table-cell office:value-type="float" office:value="225.229">
                <text:p>225.22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404.599999999986">
                <text:p>404.599999999986</text:p>
              </table:table-cell>
              <table:table-cell office:value-type="float" office:value="111.196">
                <text:p>111.196</text:p>
              </table:table-cell>
              <table:table-cell office:value-type="float" office:value="225.192">
                <text:p>225.19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404.799999999986">
                <text:p>404.799999999986</text:p>
              </table:table-cell>
              <table:table-cell office:value-type="float" office:value="111.18">
                <text:p>111.18</text:p>
              </table:table-cell>
              <table:table-cell office:value-type="float" office:value="225.156">
                <text:p>225.15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404.999999999986">
                <text:p>404.999999999986</text:p>
              </table:table-cell>
              <table:table-cell office:value-type="float" office:value="111.164">
                <text:p>111.164</text:p>
              </table:table-cell>
              <table:table-cell office:value-type="float" office:value="225.119">
                <text:p>225.11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405.199999999986">
                <text:p>405.199999999986</text:p>
              </table:table-cell>
              <table:table-cell office:value-type="float" office:value="111.147">
                <text:p>111.147</text:p>
              </table:table-cell>
              <table:table-cell office:value-type="float" office:value="225.083">
                <text:p>225.08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405.399999999986">
                <text:p>405.399999999986</text:p>
              </table:table-cell>
              <table:table-cell office:value-type="float" office:value="111.131">
                <text:p>111.131</text:p>
              </table:table-cell>
              <table:table-cell office:value-type="float" office:value="225.046">
                <text:p>225.046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405.599999999986">
                <text:p>405.599999999986</text:p>
              </table:table-cell>
              <table:table-cell office:value-type="float" office:value="111.115">
                <text:p>111.115</text:p>
              </table:table-cell>
              <table:table-cell office:value-type="float" office:value="225.009">
                <text:p>225.00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405.799999999986">
                <text:p>405.799999999986</text:p>
              </table:table-cell>
              <table:table-cell office:value-type="float" office:value="111.098">
                <text:p>111.098</text:p>
              </table:table-cell>
              <table:table-cell office:value-type="float" office:value="224.973">
                <text:p>224.97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405.999999999986">
                <text:p>405.999999999986</text:p>
              </table:table-cell>
              <table:table-cell office:value-type="float" office:value="111.082">
                <text:p>111.082</text:p>
              </table:table-cell>
              <table:table-cell office:value-type="float" office:value="224.936">
                <text:p>224.936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406.199999999985">
                <text:p>406.199999999985</text:p>
              </table:table-cell>
              <table:table-cell office:value-type="float" office:value="111.066">
                <text:p>111.066</text:p>
              </table:table-cell>
              <table:table-cell office:value-type="float" office:value="224.899">
                <text:p>224.89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406.399999999985">
                <text:p>406.399999999985</text:p>
              </table:table-cell>
              <table:table-cell office:value-type="float" office:value="111.049">
                <text:p>111.049</text:p>
              </table:table-cell>
              <table:table-cell office:value-type="float" office:value="224.862">
                <text:p>224.86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406.599999999986">
                <text:p>406.599999999986</text:p>
              </table:table-cell>
              <table:table-cell office:value-type="float" office:value="111.033">
                <text:p>111.033</text:p>
              </table:table-cell>
              <table:table-cell office:value-type="float" office:value="224.825">
                <text:p>224.82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406.799999999986">
                <text:p>406.799999999986</text:p>
              </table:table-cell>
              <table:table-cell office:value-type="float" office:value="111.017">
                <text:p>111.017</text:p>
              </table:table-cell>
              <table:table-cell office:value-type="float" office:value="224.788">
                <text:p>224.78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406.999999999985">
                <text:p>406.999999999985</text:p>
              </table:table-cell>
              <table:table-cell office:value-type="float" office:value="111">
                <text:p>111</text:p>
              </table:table-cell>
              <table:table-cell office:value-type="float" office:value="224.751">
                <text:p>224.75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407.199999999985">
                <text:p>407.199999999985</text:p>
              </table:table-cell>
              <table:table-cell office:value-type="float" office:value="110.984">
                <text:p>110.984</text:p>
              </table:table-cell>
              <table:table-cell office:value-type="float" office:value="224.714">
                <text:p>224.71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407.399999999985">
                <text:p>407.399999999985</text:p>
              </table:table-cell>
              <table:table-cell office:value-type="float" office:value="110.967">
                <text:p>110.967</text:p>
              </table:table-cell>
              <table:table-cell office:value-type="float" office:value="224.677">
                <text:p>224.67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407.599999999985">
                <text:p>407.599999999985</text:p>
              </table:table-cell>
              <table:table-cell office:value-type="float" office:value="110.951">
                <text:p>110.951</text:p>
              </table:table-cell>
              <table:table-cell office:value-type="float" office:value="224.64">
                <text:p>224.6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407.799999999985">
                <text:p>407.799999999985</text:p>
              </table:table-cell>
              <table:table-cell office:value-type="float" office:value="110.934">
                <text:p>110.934</text:p>
              </table:table-cell>
              <table:table-cell office:value-type="float" office:value="224.603">
                <text:p>224.603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407.999999999985">
                <text:p>407.999999999985</text:p>
              </table:table-cell>
              <table:table-cell office:value-type="float" office:value="110.918">
                <text:p>110.918</text:p>
              </table:table-cell>
              <table:table-cell office:value-type="float" office:value="224.566">
                <text:p>224.566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408.199999999985">
                <text:p>408.199999999985</text:p>
              </table:table-cell>
              <table:table-cell office:value-type="float" office:value="110.901">
                <text:p>110.901</text:p>
              </table:table-cell>
              <table:table-cell office:value-type="float" office:value="224.529">
                <text:p>224.529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408.399999999985">
                <text:p>408.399999999985</text:p>
              </table:table-cell>
              <table:table-cell office:value-type="float" office:value="110.885">
                <text:p>110.885</text:p>
              </table:table-cell>
              <table:table-cell office:value-type="float" office:value="224.492">
                <text:p>224.49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408.599999999985">
                <text:p>408.599999999985</text:p>
              </table:table-cell>
              <table:table-cell office:value-type="float" office:value="110.868">
                <text:p>110.868</text:p>
              </table:table-cell>
              <table:table-cell office:value-type="float" office:value="224.454">
                <text:p>224.45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408.799999999985">
                <text:p>408.799999999985</text:p>
              </table:table-cell>
              <table:table-cell office:value-type="float" office:value="110.852">
                <text:p>110.852</text:p>
              </table:table-cell>
              <table:table-cell office:value-type="float" office:value="224.417">
                <text:p>224.4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408.999999999985">
                <text:p>408.999999999985</text:p>
              </table:table-cell>
              <table:table-cell office:value-type="float" office:value="110.835">
                <text:p>110.835</text:p>
              </table:table-cell>
              <table:table-cell office:value-type="float" office:value="224.38">
                <text:p>224.3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409.199999999985">
                <text:p>409.199999999985</text:p>
              </table:table-cell>
              <table:table-cell office:value-type="float" office:value="110.818">
                <text:p>110.818</text:p>
              </table:table-cell>
              <table:table-cell office:value-type="float" office:value="224.342">
                <text:p>224.34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409.399999999985">
                <text:p>409.399999999985</text:p>
              </table:table-cell>
              <table:table-cell office:value-type="float" office:value="110.802">
                <text:p>110.802</text:p>
              </table:table-cell>
              <table:table-cell office:value-type="float" office:value="224.305">
                <text:p>224.30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409.599999999985">
                <text:p>409.599999999985</text:p>
              </table:table-cell>
              <table:table-cell office:value-type="float" office:value="110.785">
                <text:p>110.785</text:p>
              </table:table-cell>
              <table:table-cell office:value-type="float" office:value="224.268">
                <text:p>224.26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409.799999999985">
                <text:p>409.799999999985</text:p>
              </table:table-cell>
              <table:table-cell office:value-type="float" office:value="110.768">
                <text:p>110.768</text:p>
              </table:table-cell>
              <table:table-cell office:value-type="float" office:value="224.23">
                <text:p>224.2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409.999999999985">
                <text:p>409.999999999985</text:p>
              </table:table-cell>
              <table:table-cell office:value-type="float" office:value="110.752">
                <text:p>110.752</text:p>
              </table:table-cell>
              <table:table-cell office:value-type="float" office:value="224.193">
                <text:p>224.19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410.199999999985">
                <text:p>410.199999999985</text:p>
              </table:table-cell>
              <table:table-cell office:value-type="float" office:value="110.735">
                <text:p>110.735</text:p>
              </table:table-cell>
              <table:table-cell office:value-type="float" office:value="224.155">
                <text:p>224.15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410.399999999985">
                <text:p>410.399999999985</text:p>
              </table:table-cell>
              <table:table-cell office:value-type="float" office:value="110.718">
                <text:p>110.718</text:p>
              </table:table-cell>
              <table:table-cell office:value-type="float" office:value="224.117">
                <text:p>224.11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410.599999999985">
                <text:p>410.599999999985</text:p>
              </table:table-cell>
              <table:table-cell office:value-type="float" office:value="110.702">
                <text:p>110.702</text:p>
              </table:table-cell>
              <table:table-cell office:value-type="float" office:value="224.08">
                <text:p>224.0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410.799999999985">
                <text:p>410.799999999985</text:p>
              </table:table-cell>
              <table:table-cell office:value-type="float" office:value="110.685">
                <text:p>110.685</text:p>
              </table:table-cell>
              <table:table-cell office:value-type="float" office:value="224.042">
                <text:p>224.04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410.999999999985">
                <text:p>410.999999999985</text:p>
              </table:table-cell>
              <table:table-cell office:value-type="float" office:value="110.668">
                <text:p>110.668</text:p>
              </table:table-cell>
              <table:table-cell office:value-type="float" office:value="224.004">
                <text:p>224.00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411.199999999985">
                <text:p>411.199999999985</text:p>
              </table:table-cell>
              <table:table-cell office:value-type="float" office:value="110.651">
                <text:p>110.651</text:p>
              </table:table-cell>
              <table:table-cell office:value-type="float" office:value="223.967">
                <text:p>223.96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411.399999999985">
                <text:p>411.399999999985</text:p>
              </table:table-cell>
              <table:table-cell office:value-type="float" office:value="110.635">
                <text:p>110.635</text:p>
              </table:table-cell>
              <table:table-cell office:value-type="float" office:value="223.929">
                <text:p>223.92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411.599999999985">
                <text:p>411.599999999985</text:p>
              </table:table-cell>
              <table:table-cell office:value-type="float" office:value="110.618">
                <text:p>110.618</text:p>
              </table:table-cell>
              <table:table-cell office:value-type="float" office:value="223.891">
                <text:p>223.89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411.799999999985">
                <text:p>411.799999999985</text:p>
              </table:table-cell>
              <table:table-cell office:value-type="float" office:value="110.601">
                <text:p>110.601</text:p>
              </table:table-cell>
              <table:table-cell office:value-type="float" office:value="223.853">
                <text:p>223.85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411.999999999985">
                <text:p>411.999999999985</text:p>
              </table:table-cell>
              <table:table-cell office:value-type="float" office:value="110.584">
                <text:p>110.584</text:p>
              </table:table-cell>
              <table:table-cell office:value-type="float" office:value="223.815">
                <text:p>223.81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412.199999999985">
                <text:p>412.199999999985</text:p>
              </table:table-cell>
              <table:table-cell office:value-type="float" office:value="110.567">
                <text:p>110.567</text:p>
              </table:table-cell>
              <table:table-cell office:value-type="float" office:value="223.777">
                <text:p>223.77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412.399999999985">
                <text:p>412.399999999985</text:p>
              </table:table-cell>
              <table:table-cell office:value-type="float" office:value="110.55">
                <text:p>110.55</text:p>
              </table:table-cell>
              <table:table-cell office:value-type="float" office:value="223.74">
                <text:p>223.7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412.599999999985">
                <text:p>412.599999999985</text:p>
              </table:table-cell>
              <table:table-cell office:value-type="float" office:value="110.534">
                <text:p>110.534</text:p>
              </table:table-cell>
              <table:table-cell office:value-type="float" office:value="223.702">
                <text:p>223.70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412.799999999985">
                <text:p>412.799999999985</text:p>
              </table:table-cell>
              <table:table-cell office:value-type="float" office:value="110.517">
                <text:p>110.517</text:p>
              </table:table-cell>
              <table:table-cell office:value-type="float" office:value="223.664">
                <text:p>223.66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412.999999999985">
                <text:p>412.999999999985</text:p>
              </table:table-cell>
              <table:table-cell office:value-type="float" office:value="110.5">
                <text:p>110.5</text:p>
              </table:table-cell>
              <table:table-cell office:value-type="float" office:value="223.626">
                <text:p>223.626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413.199999999985">
                <text:p>413.199999999985</text:p>
              </table:table-cell>
              <table:table-cell office:value-type="float" office:value="110.483">
                <text:p>110.483</text:p>
              </table:table-cell>
              <table:table-cell office:value-type="float" office:value="223.587">
                <text:p>223.587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413.399999999985">
                <text:p>413.399999999985</text:p>
              </table:table-cell>
              <table:table-cell office:value-type="float" office:value="110.466">
                <text:p>110.466</text:p>
              </table:table-cell>
              <table:table-cell office:value-type="float" office:value="223.549">
                <text:p>223.54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413.599999999985">
                <text:p>413.599999999985</text:p>
              </table:table-cell>
              <table:table-cell office:value-type="float" office:value="110.449">
                <text:p>110.449</text:p>
              </table:table-cell>
              <table:table-cell office:value-type="float" office:value="223.511">
                <text:p>223.51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413.799999999985">
                <text:p>413.799999999985</text:p>
              </table:table-cell>
              <table:table-cell office:value-type="float" office:value="110.432">
                <text:p>110.432</text:p>
              </table:table-cell>
              <table:table-cell office:value-type="float" office:value="223.473">
                <text:p>223.47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413.999999999985">
                <text:p>413.999999999985</text:p>
              </table:table-cell>
              <table:table-cell office:value-type="float" office:value="110.415">
                <text:p>110.415</text:p>
              </table:table-cell>
              <table:table-cell office:value-type="float" office:value="223.435">
                <text:p>223.43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414.199999999985">
                <text:p>414.199999999985</text:p>
              </table:table-cell>
              <table:table-cell office:value-type="float" office:value="110.398">
                <text:p>110.398</text:p>
              </table:table-cell>
              <table:table-cell office:value-type="float" office:value="223.397">
                <text:p>223.39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414.399999999985">
                <text:p>414.399999999985</text:p>
              </table:table-cell>
              <table:table-cell office:value-type="float" office:value="110.381">
                <text:p>110.381</text:p>
              </table:table-cell>
              <table:table-cell office:value-type="float" office:value="223.358">
                <text:p>223.35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414.599999999985">
                <text:p>414.599999999985</text:p>
              </table:table-cell>
              <table:table-cell office:value-type="float" office:value="110.364">
                <text:p>110.364</text:p>
              </table:table-cell>
              <table:table-cell office:value-type="float" office:value="223.32">
                <text:p>223.3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414.799999999985">
                <text:p>414.799999999985</text:p>
              </table:table-cell>
              <table:table-cell office:value-type="float" office:value="110.347">
                <text:p>110.347</text:p>
              </table:table-cell>
              <table:table-cell office:value-type="float" office:value="223.282">
                <text:p>223.28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414.999999999985">
                <text:p>414.999999999985</text:p>
              </table:table-cell>
              <table:table-cell office:value-type="float" office:value="110.33">
                <text:p>110.33</text:p>
              </table:table-cell>
              <table:table-cell office:value-type="float" office:value="223.243">
                <text:p>223.243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415.199999999985">
                <text:p>415.199999999985</text:p>
              </table:table-cell>
              <table:table-cell office:value-type="float" office:value="110.313">
                <text:p>110.313</text:p>
              </table:table-cell>
              <table:table-cell office:value-type="float" office:value="223.205">
                <text:p>223.20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415.399999999985">
                <text:p>415.399999999985</text:p>
              </table:table-cell>
              <table:table-cell office:value-type="float" office:value="110.296">
                <text:p>110.296</text:p>
              </table:table-cell>
              <table:table-cell office:value-type="float" office:value="223.167">
                <text:p>223.16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415.599999999985">
                <text:p>415.599999999985</text:p>
              </table:table-cell>
              <table:table-cell office:value-type="float" office:value="110.279">
                <text:p>110.279</text:p>
              </table:table-cell>
              <table:table-cell office:value-type="float" office:value="223.128">
                <text:p>223.128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415.799999999985">
                <text:p>415.799999999985</text:p>
              </table:table-cell>
              <table:table-cell office:value-type="float" office:value="110.262">
                <text:p>110.262</text:p>
              </table:table-cell>
              <table:table-cell office:value-type="float" office:value="223.09">
                <text:p>223.0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415.999999999985">
                <text:p>415.999999999985</text:p>
              </table:table-cell>
              <table:table-cell office:value-type="float" office:value="110.245">
                <text:p>110.245</text:p>
              </table:table-cell>
              <table:table-cell office:value-type="float" office:value="223.051">
                <text:p>223.05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416.199999999985">
                <text:p>416.199999999985</text:p>
              </table:table-cell>
              <table:table-cell office:value-type="float" office:value="110.228">
                <text:p>110.228</text:p>
              </table:table-cell>
              <table:table-cell office:value-type="float" office:value="223.013">
                <text:p>223.01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416.399999999985">
                <text:p>416.399999999985</text:p>
              </table:table-cell>
              <table:table-cell office:value-type="float" office:value="110.21">
                <text:p>110.21</text:p>
              </table:table-cell>
              <table:table-cell office:value-type="float" office:value="222.974">
                <text:p>222.97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416.599999999985">
                <text:p>416.599999999985</text:p>
              </table:table-cell>
              <table:table-cell office:value-type="float" office:value="110.193">
                <text:p>110.193</text:p>
              </table:table-cell>
              <table:table-cell office:value-type="float" office:value="222.936">
                <text:p>222.93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416.799999999985">
                <text:p>416.799999999985</text:p>
              </table:table-cell>
              <table:table-cell office:value-type="float" office:value="110.176">
                <text:p>110.176</text:p>
              </table:table-cell>
              <table:table-cell office:value-type="float" office:value="222.897">
                <text:p>222.897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416.999999999985">
                <text:p>416.999999999985</text:p>
              </table:table-cell>
              <table:table-cell office:value-type="float" office:value="110.159">
                <text:p>110.159</text:p>
              </table:table-cell>
              <table:table-cell office:value-type="float" office:value="222.859">
                <text:p>222.85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417.199999999985">
                <text:p>417.199999999985</text:p>
              </table:table-cell>
              <table:table-cell office:value-type="float" office:value="110.142">
                <text:p>110.142</text:p>
              </table:table-cell>
              <table:table-cell office:value-type="float" office:value="222.82">
                <text:p>222.8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417.399999999985">
                <text:p>417.399999999985</text:p>
              </table:table-cell>
              <table:table-cell office:value-type="float" office:value="110.125">
                <text:p>110.125</text:p>
              </table:table-cell>
              <table:table-cell office:value-type="float" office:value="222.781">
                <text:p>222.78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17.599999999985">
                <text:p>417.599999999985</text:p>
              </table:table-cell>
              <table:table-cell office:value-type="float" office:value="110.107">
                <text:p>110.107</text:p>
              </table:table-cell>
              <table:table-cell office:value-type="float" office:value="222.742">
                <text:p>222.74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417.799999999985">
                <text:p>417.799999999985</text:p>
              </table:table-cell>
              <table:table-cell office:value-type="float" office:value="110.09">
                <text:p>110.09</text:p>
              </table:table-cell>
              <table:table-cell office:value-type="float" office:value="222.704">
                <text:p>222.70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417.999999999985">
                <text:p>417.999999999985</text:p>
              </table:table-cell>
              <table:table-cell office:value-type="float" office:value="110.073">
                <text:p>110.073</text:p>
              </table:table-cell>
              <table:table-cell office:value-type="float" office:value="222.665">
                <text:p>222.66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418.199999999985">
                <text:p>418.199999999985</text:p>
              </table:table-cell>
              <table:table-cell office:value-type="float" office:value="110.056">
                <text:p>110.056</text:p>
              </table:table-cell>
              <table:table-cell office:value-type="float" office:value="222.626">
                <text:p>222.62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418.399999999985">
                <text:p>418.399999999985</text:p>
              </table:table-cell>
              <table:table-cell office:value-type="float" office:value="110.038">
                <text:p>110.038</text:p>
              </table:table-cell>
              <table:table-cell office:value-type="float" office:value="222.587">
                <text:p>222.587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418.599999999985">
                <text:p>418.599999999985</text:p>
              </table:table-cell>
              <table:table-cell office:value-type="float" office:value="110.021">
                <text:p>110.021</text:p>
              </table:table-cell>
              <table:table-cell office:value-type="float" office:value="222.548">
                <text:p>222.54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418.799999999985">
                <text:p>418.799999999985</text:p>
              </table:table-cell>
              <table:table-cell office:value-type="float" office:value="110.004">
                <text:p>110.004</text:p>
              </table:table-cell>
              <table:table-cell office:value-type="float" office:value="222.51">
                <text:p>222.5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418.999999999985">
                <text:p>418.999999999985</text:p>
              </table:table-cell>
              <table:table-cell office:value-type="float" office:value="109.987">
                <text:p>109.987</text:p>
              </table:table-cell>
              <table:table-cell office:value-type="float" office:value="222.471">
                <text:p>222.47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419.199999999985">
                <text:p>419.199999999985</text:p>
              </table:table-cell>
              <table:table-cell office:value-type="float" office:value="109.969">
                <text:p>109.969</text:p>
              </table:table-cell>
              <table:table-cell office:value-type="float" office:value="222.432">
                <text:p>222.43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419.399999999985">
                <text:p>419.399999999985</text:p>
              </table:table-cell>
              <table:table-cell office:value-type="float" office:value="109.952">
                <text:p>109.952</text:p>
              </table:table-cell>
              <table:table-cell office:value-type="float" office:value="222.393">
                <text:p>222.39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419.599999999985">
                <text:p>419.599999999985</text:p>
              </table:table-cell>
              <table:table-cell office:value-type="float" office:value="109.935">
                <text:p>109.935</text:p>
              </table:table-cell>
              <table:table-cell office:value-type="float" office:value="222.354">
                <text:p>222.35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419.799999999985">
                <text:p>419.799999999985</text:p>
              </table:table-cell>
              <table:table-cell office:value-type="float" office:value="109.917">
                <text:p>109.917</text:p>
              </table:table-cell>
              <table:table-cell office:value-type="float" office:value="222.315">
                <text:p>222.31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419.999999999985">
                <text:p>419.999999999985</text:p>
              </table:table-cell>
              <table:table-cell office:value-type="float" office:value="109.9">
                <text:p>109.9</text:p>
              </table:table-cell>
              <table:table-cell office:value-type="float" office:value="222.276">
                <text:p>222.276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420.199999999985">
                <text:p>420.199999999985</text:p>
              </table:table-cell>
              <table:table-cell office:value-type="float" office:value="109.883">
                <text:p>109.883</text:p>
              </table:table-cell>
              <table:table-cell office:value-type="float" office:value="222.237">
                <text:p>222.23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420.399999999985">
                <text:p>420.399999999985</text:p>
              </table:table-cell>
              <table:table-cell office:value-type="float" office:value="109.865">
                <text:p>109.865</text:p>
              </table:table-cell>
              <table:table-cell office:value-type="float" office:value="222.198">
                <text:p>222.19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420.599999999985">
                <text:p>420.599999999985</text:p>
              </table:table-cell>
              <table:table-cell office:value-type="float" office:value="109.848">
                <text:p>109.848</text:p>
              </table:table-cell>
              <table:table-cell office:value-type="float" office:value="222.159">
                <text:p>222.15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420.799999999985">
                <text:p>420.799999999985</text:p>
              </table:table-cell>
              <table:table-cell office:value-type="float" office:value="109.831">
                <text:p>109.831</text:p>
              </table:table-cell>
              <table:table-cell office:value-type="float" office:value="222.12">
                <text:p>222.1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420.999999999985">
                <text:p>420.999999999985</text:p>
              </table:table-cell>
              <table:table-cell office:value-type="float" office:value="109.813">
                <text:p>109.813</text:p>
              </table:table-cell>
              <table:table-cell office:value-type="float" office:value="222.08">
                <text:p>222.0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421.199999999985">
                <text:p>421.199999999985</text:p>
              </table:table-cell>
              <table:table-cell office:value-type="float" office:value="109.796">
                <text:p>109.796</text:p>
              </table:table-cell>
              <table:table-cell office:value-type="float" office:value="222.041">
                <text:p>222.04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421.399999999985">
                <text:p>421.399999999985</text:p>
              </table:table-cell>
              <table:table-cell office:value-type="float" office:value="109.778">
                <text:p>109.778</text:p>
              </table:table-cell>
              <table:table-cell office:value-type="float" office:value="222.002">
                <text:p>222.00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421.599999999985">
                <text:p>421.599999999985</text:p>
              </table:table-cell>
              <table:table-cell office:value-type="float" office:value="109.761">
                <text:p>109.761</text:p>
              </table:table-cell>
              <table:table-cell office:value-type="float" office:value="221.963">
                <text:p>221.96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421.799999999985">
                <text:p>421.799999999985</text:p>
              </table:table-cell>
              <table:table-cell office:value-type="float" office:value="109.743">
                <text:p>109.743</text:p>
              </table:table-cell>
              <table:table-cell office:value-type="float" office:value="221.924">
                <text:p>221.92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421.999999999985">
                <text:p>421.999999999985</text:p>
              </table:table-cell>
              <table:table-cell office:value-type="float" office:value="109.726">
                <text:p>109.726</text:p>
              </table:table-cell>
              <table:table-cell office:value-type="float" office:value="221.884">
                <text:p>221.88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422.199999999985">
                <text:p>422.199999999985</text:p>
              </table:table-cell>
              <table:table-cell office:value-type="float" office:value="109.709">
                <text:p>109.709</text:p>
              </table:table-cell>
              <table:table-cell office:value-type="float" office:value="221.845">
                <text:p>221.84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422.399999999985">
                <text:p>422.399999999985</text:p>
              </table:table-cell>
              <table:table-cell office:value-type="float" office:value="109.691">
                <text:p>109.691</text:p>
              </table:table-cell>
              <table:table-cell office:value-type="float" office:value="221.806">
                <text:p>221.806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422.599999999985">
                <text:p>422.599999999985</text:p>
              </table:table-cell>
              <table:table-cell office:value-type="float" office:value="109.674">
                <text:p>109.674</text:p>
              </table:table-cell>
              <table:table-cell office:value-type="float" office:value="221.767">
                <text:p>221.767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422.799999999985">
                <text:p>422.799999999985</text:p>
              </table:table-cell>
              <table:table-cell office:value-type="float" office:value="109.656">
                <text:p>109.656</text:p>
              </table:table-cell>
              <table:table-cell office:value-type="float" office:value="221.727">
                <text:p>221.72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422.999999999985">
                <text:p>422.999999999985</text:p>
              </table:table-cell>
              <table:table-cell office:value-type="float" office:value="109.639">
                <text:p>109.639</text:p>
              </table:table-cell>
              <table:table-cell office:value-type="float" office:value="221.688">
                <text:p>221.68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423.199999999985">
                <text:p>423.199999999985</text:p>
              </table:table-cell>
              <table:table-cell office:value-type="float" office:value="109.621">
                <text:p>109.621</text:p>
              </table:table-cell>
              <table:table-cell office:value-type="float" office:value="221.649">
                <text:p>221.64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423.399999999985">
                <text:p>423.399999999985</text:p>
              </table:table-cell>
              <table:table-cell office:value-type="float" office:value="109.604">
                <text:p>109.604</text:p>
              </table:table-cell>
              <table:table-cell office:value-type="float" office:value="221.609">
                <text:p>221.60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423.599999999985">
                <text:p>423.599999999985</text:p>
              </table:table-cell>
              <table:table-cell office:value-type="float" office:value="109.586">
                <text:p>109.586</text:p>
              </table:table-cell>
              <table:table-cell office:value-type="float" office:value="221.57">
                <text:p>221.5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423.799999999985">
                <text:p>423.799999999985</text:p>
              </table:table-cell>
              <table:table-cell office:value-type="float" office:value="109.569">
                <text:p>109.569</text:p>
              </table:table-cell>
              <table:table-cell office:value-type="float" office:value="221.53">
                <text:p>221.5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423.999999999985">
                <text:p>423.999999999985</text:p>
              </table:table-cell>
              <table:table-cell office:value-type="float" office:value="109.551">
                <text:p>109.551</text:p>
              </table:table-cell>
              <table:table-cell office:value-type="float" office:value="221.491">
                <text:p>221.49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424.199999999984">
                <text:p>424.199999999984</text:p>
              </table:table-cell>
              <table:table-cell office:value-type="float" office:value="109.534">
                <text:p>109.534</text:p>
              </table:table-cell>
              <table:table-cell office:value-type="float" office:value="221.451">
                <text:p>221.451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424.399999999984">
                <text:p>424.399999999984</text:p>
              </table:table-cell>
              <table:table-cell office:value-type="float" office:value="109.516">
                <text:p>109.516</text:p>
              </table:table-cell>
              <table:table-cell office:value-type="float" office:value="221.412">
                <text:p>221.41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424.599999999984">
                <text:p>424.599999999984</text:p>
              </table:table-cell>
              <table:table-cell office:value-type="float" office:value="109.498">
                <text:p>109.498</text:p>
              </table:table-cell>
              <table:table-cell office:value-type="float" office:value="221.372">
                <text:p>221.37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424.799999999985">
                <text:p>424.799999999985</text:p>
              </table:table-cell>
              <table:table-cell office:value-type="float" office:value="109.481">
                <text:p>109.481</text:p>
              </table:table-cell>
              <table:table-cell office:value-type="float" office:value="221.333">
                <text:p>221.33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424.999999999984">
                <text:p>424.999999999984</text:p>
              </table:table-cell>
              <table:table-cell office:value-type="float" office:value="109.463">
                <text:p>109.463</text:p>
              </table:table-cell>
              <table:table-cell office:value-type="float" office:value="221.293">
                <text:p>221.293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425.199999999984">
                <text:p>425.199999999984</text:p>
              </table:table-cell>
              <table:table-cell office:value-type="float" office:value="109.446">
                <text:p>109.446</text:p>
              </table:table-cell>
              <table:table-cell office:value-type="float" office:value="221.254">
                <text:p>221.254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425.399999999984">
                <text:p>425.399999999984</text:p>
              </table:table-cell>
              <table:table-cell office:value-type="float" office:value="109.428">
                <text:p>109.428</text:p>
              </table:table-cell>
              <table:table-cell office:value-type="float" office:value="221.214">
                <text:p>221.21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25.599999999984">
                <text:p>425.599999999984</text:p>
              </table:table-cell>
              <table:table-cell office:value-type="float" office:value="109.411">
                <text:p>109.411</text:p>
              </table:table-cell>
              <table:table-cell office:value-type="float" office:value="221.175">
                <text:p>221.17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425.799999999984">
                <text:p>425.799999999984</text:p>
              </table:table-cell>
              <table:table-cell office:value-type="float" office:value="109.393">
                <text:p>109.393</text:p>
              </table:table-cell>
              <table:table-cell office:value-type="float" office:value="221.135">
                <text:p>221.13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425.999999999984">
                <text:p>425.999999999984</text:p>
              </table:table-cell>
              <table:table-cell office:value-type="float" office:value="109.375">
                <text:p>109.375</text:p>
              </table:table-cell>
              <table:table-cell office:value-type="float" office:value="221.095">
                <text:p>221.09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426.199999999984">
                <text:p>426.199999999984</text:p>
              </table:table-cell>
              <table:table-cell office:value-type="float" office:value="109.358">
                <text:p>109.358</text:p>
              </table:table-cell>
              <table:table-cell office:value-type="float" office:value="221.056">
                <text:p>221.056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426.399999999984">
                <text:p>426.399999999984</text:p>
              </table:table-cell>
              <table:table-cell office:value-type="float" office:value="109.34">
                <text:p>109.34</text:p>
              </table:table-cell>
              <table:table-cell office:value-type="float" office:value="221.016">
                <text:p>221.016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426.599999999984">
                <text:p>426.599999999984</text:p>
              </table:table-cell>
              <table:table-cell office:value-type="float" office:value="109.322">
                <text:p>109.322</text:p>
              </table:table-cell>
              <table:table-cell office:value-type="float" office:value="220.976">
                <text:p>220.97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426.799999999984">
                <text:p>426.799999999984</text:p>
              </table:table-cell>
              <table:table-cell office:value-type="float" office:value="109.305">
                <text:p>109.305</text:p>
              </table:table-cell>
              <table:table-cell office:value-type="float" office:value="220.937">
                <text:p>220.937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426.999999999984">
                <text:p>426.999999999984</text:p>
              </table:table-cell>
              <table:table-cell office:value-type="float" office:value="109.287">
                <text:p>109.287</text:p>
              </table:table-cell>
              <table:table-cell office:value-type="float" office:value="220.897">
                <text:p>220.897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427.199999999984">
                <text:p>427.199999999984</text:p>
              </table:table-cell>
              <table:table-cell office:value-type="float" office:value="109.269">
                <text:p>109.269</text:p>
              </table:table-cell>
              <table:table-cell office:value-type="float" office:value="220.857">
                <text:p>220.85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427.399999999984">
                <text:p>427.399999999984</text:p>
              </table:table-cell>
              <table:table-cell office:value-type="float" office:value="109.252">
                <text:p>109.252</text:p>
              </table:table-cell>
              <table:table-cell office:value-type="float" office:value="220.817">
                <text:p>220.81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427.599999999984">
                <text:p>427.599999999984</text:p>
              </table:table-cell>
              <table:table-cell office:value-type="float" office:value="109.234">
                <text:p>109.234</text:p>
              </table:table-cell>
              <table:table-cell office:value-type="float" office:value="220.778">
                <text:p>220.778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427.799999999984">
                <text:p>427.799999999984</text:p>
              </table:table-cell>
              <table:table-cell office:value-type="float" office:value="109.216">
                <text:p>109.216</text:p>
              </table:table-cell>
              <table:table-cell office:value-type="float" office:value="220.738">
                <text:p>220.73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427.999999999984">
                <text:p>427.999999999984</text:p>
              </table:table-cell>
              <table:table-cell office:value-type="float" office:value="109.199">
                <text:p>109.199</text:p>
              </table:table-cell>
              <table:table-cell office:value-type="float" office:value="220.698">
                <text:p>220.69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428.199999999984">
                <text:p>428.199999999984</text:p>
              </table:table-cell>
              <table:table-cell office:value-type="float" office:value="109.181">
                <text:p>109.181</text:p>
              </table:table-cell>
              <table:table-cell office:value-type="float" office:value="220.658">
                <text:p>220.65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428.399999999984">
                <text:p>428.399999999984</text:p>
              </table:table-cell>
              <table:table-cell office:value-type="float" office:value="109.163">
                <text:p>109.163</text:p>
              </table:table-cell>
              <table:table-cell office:value-type="float" office:value="220.618">
                <text:p>220.61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428.599999999984">
                <text:p>428.599999999984</text:p>
              </table:table-cell>
              <table:table-cell office:value-type="float" office:value="109.146">
                <text:p>109.146</text:p>
              </table:table-cell>
              <table:table-cell office:value-type="float" office:value="220.579">
                <text:p>220.579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428.799999999984">
                <text:p>428.799999999984</text:p>
              </table:table-cell>
              <table:table-cell office:value-type="float" office:value="109.128">
                <text:p>109.128</text:p>
              </table:table-cell>
              <table:table-cell office:value-type="float" office:value="220.539">
                <text:p>220.53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428.999999999984">
                <text:p>428.999999999984</text:p>
              </table:table-cell>
              <table:table-cell office:value-type="float" office:value="109.11">
                <text:p>109.11</text:p>
              </table:table-cell>
              <table:table-cell office:value-type="float" office:value="220.499">
                <text:p>220.49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429.199999999984">
                <text:p>429.199999999984</text:p>
              </table:table-cell>
              <table:table-cell office:value-type="float" office:value="109.092">
                <text:p>109.092</text:p>
              </table:table-cell>
              <table:table-cell office:value-type="float" office:value="220.459">
                <text:p>220.459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429.399999999984">
                <text:p>429.399999999984</text:p>
              </table:table-cell>
              <table:table-cell office:value-type="float" office:value="109.075">
                <text:p>109.075</text:p>
              </table:table-cell>
              <table:table-cell office:value-type="float" office:value="220.419">
                <text:p>220.41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429.599999999984">
                <text:p>429.599999999984</text:p>
              </table:table-cell>
              <table:table-cell office:value-type="float" office:value="109.057">
                <text:p>109.057</text:p>
              </table:table-cell>
              <table:table-cell office:value-type="float" office:value="220.379">
                <text:p>220.379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429.799999999984">
                <text:p>429.799999999984</text:p>
              </table:table-cell>
              <table:table-cell office:value-type="float" office:value="109.039">
                <text:p>109.039</text:p>
              </table:table-cell>
              <table:table-cell office:value-type="float" office:value="220.339">
                <text:p>220.33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429.999999999984">
                <text:p>429.999999999984</text:p>
              </table:table-cell>
              <table:table-cell office:value-type="float" office:value="109.022">
                <text:p>109.022</text:p>
              </table:table-cell>
              <table:table-cell office:value-type="float" office:value="220.299">
                <text:p>220.299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430.199999999984">
                <text:p>430.199999999984</text:p>
              </table:table-cell>
              <table:table-cell office:value-type="float" office:value="109.004">
                <text:p>109.004</text:p>
              </table:table-cell>
              <table:table-cell office:value-type="float" office:value="220.259">
                <text:p>220.25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430.399999999984">
                <text:p>430.399999999984</text:p>
              </table:table-cell>
              <table:table-cell office:value-type="float" office:value="108.986">
                <text:p>108.986</text:p>
              </table:table-cell>
              <table:table-cell office:value-type="float" office:value="220.219">
                <text:p>220.219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430.599999999984">
                <text:p>430.599999999984</text:p>
              </table:table-cell>
              <table:table-cell office:value-type="float" office:value="108.968">
                <text:p>108.968</text:p>
              </table:table-cell>
              <table:table-cell office:value-type="float" office:value="220.179">
                <text:p>220.179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430.799999999984">
                <text:p>430.799999999984</text:p>
              </table:table-cell>
              <table:table-cell office:value-type="float" office:value="108.95">
                <text:p>108.95</text:p>
              </table:table-cell>
              <table:table-cell office:value-type="float" office:value="220.139">
                <text:p>220.13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430.999999999984">
                <text:p>430.999999999984</text:p>
              </table:table-cell>
              <table:table-cell office:value-type="float" office:value="108.933">
                <text:p>108.933</text:p>
              </table:table-cell>
              <table:table-cell office:value-type="float" office:value="220.099">
                <text:p>220.09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431.199999999984">
                <text:p>431.199999999984</text:p>
              </table:table-cell>
              <table:table-cell office:value-type="float" office:value="108.915">
                <text:p>108.915</text:p>
              </table:table-cell>
              <table:table-cell office:value-type="float" office:value="220.059">
                <text:p>220.05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431.399999999984">
                <text:p>431.399999999984</text:p>
              </table:table-cell>
              <table:table-cell office:value-type="float" office:value="108.897">
                <text:p>108.897</text:p>
              </table:table-cell>
              <table:table-cell office:value-type="float" office:value="220.019">
                <text:p>220.019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431.599999999984">
                <text:p>431.599999999984</text:p>
              </table:table-cell>
              <table:table-cell office:value-type="float" office:value="108.879">
                <text:p>108.879</text:p>
              </table:table-cell>
              <table:table-cell office:value-type="float" office:value="219.979">
                <text:p>219.979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431.799999999984">
                <text:p>431.799999999984</text:p>
              </table:table-cell>
              <table:table-cell office:value-type="float" office:value="108.862">
                <text:p>108.862</text:p>
              </table:table-cell>
              <table:table-cell office:value-type="float" office:value="219.939">
                <text:p>219.939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431.999999999984">
                <text:p>431.999999999984</text:p>
              </table:table-cell>
              <table:table-cell office:value-type="float" office:value="108.844">
                <text:p>108.844</text:p>
              </table:table-cell>
              <table:table-cell office:value-type="float" office:value="219.899">
                <text:p>219.89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432.199999999984">
                <text:p>432.199999999984</text:p>
              </table:table-cell>
              <table:table-cell office:value-type="float" office:value="108.826">
                <text:p>108.826</text:p>
              </table:table-cell>
              <table:table-cell office:value-type="float" office:value="219.859">
                <text:p>219.859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432.399999999984">
                <text:p>432.399999999984</text:p>
              </table:table-cell>
              <table:table-cell office:value-type="float" office:value="108.808">
                <text:p>108.808</text:p>
              </table:table-cell>
              <table:table-cell office:value-type="float" office:value="219.819">
                <text:p>219.819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432.599999999984">
                <text:p>432.599999999984</text:p>
              </table:table-cell>
              <table:table-cell office:value-type="float" office:value="108.79">
                <text:p>108.79</text:p>
              </table:table-cell>
              <table:table-cell office:value-type="float" office:value="219.779">
                <text:p>219.779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432.799999999984">
                <text:p>432.799999999984</text:p>
              </table:table-cell>
              <table:table-cell office:value-type="float" office:value="108.772">
                <text:p>108.772</text:p>
              </table:table-cell>
              <table:table-cell office:value-type="float" office:value="219.739">
                <text:p>219.739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432.999999999984">
                <text:p>432.999999999984</text:p>
              </table:table-cell>
              <table:table-cell office:value-type="float" office:value="108.755">
                <text:p>108.755</text:p>
              </table:table-cell>
              <table:table-cell office:value-type="float" office:value="219.699">
                <text:p>219.69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433.199999999984">
                <text:p>433.199999999984</text:p>
              </table:table-cell>
              <table:table-cell office:value-type="float" office:value="108.737">
                <text:p>108.737</text:p>
              </table:table-cell>
              <table:table-cell office:value-type="float" office:value="219.659">
                <text:p>219.65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433.399999999984">
                <text:p>433.399999999984</text:p>
              </table:table-cell>
              <table:table-cell office:value-type="float" office:value="108.719">
                <text:p>108.719</text:p>
              </table:table-cell>
              <table:table-cell office:value-type="float" office:value="219.619">
                <text:p>219.61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433.599999999984">
                <text:p>433.599999999984</text:p>
              </table:table-cell>
              <table:table-cell office:value-type="float" office:value="108.701">
                <text:p>108.701</text:p>
              </table:table-cell>
              <table:table-cell office:value-type="float" office:value="219.578">
                <text:p>219.578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433.799999999984">
                <text:p>433.799999999984</text:p>
              </table:table-cell>
              <table:table-cell office:value-type="float" office:value="108.683">
                <text:p>108.683</text:p>
              </table:table-cell>
              <table:table-cell office:value-type="float" office:value="219.538">
                <text:p>219.53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433.999999999984">
                <text:p>433.999999999984</text:p>
              </table:table-cell>
              <table:table-cell office:value-type="float" office:value="108.665">
                <text:p>108.665</text:p>
              </table:table-cell>
              <table:table-cell office:value-type="float" office:value="219.498">
                <text:p>219.498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434.199999999984">
                <text:p>434.199999999984</text:p>
              </table:table-cell>
              <table:table-cell office:value-type="float" office:value="108.648">
                <text:p>108.648</text:p>
              </table:table-cell>
              <table:table-cell office:value-type="float" office:value="219.458">
                <text:p>219.458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434.399999999984">
                <text:p>434.399999999984</text:p>
              </table:table-cell>
              <table:table-cell office:value-type="float" office:value="108.63">
                <text:p>108.63</text:p>
              </table:table-cell>
              <table:table-cell office:value-type="float" office:value="219.418">
                <text:p>219.418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434.599999999984">
                <text:p>434.599999999984</text:p>
              </table:table-cell>
              <table:table-cell office:value-type="float" office:value="108.612">
                <text:p>108.612</text:p>
              </table:table-cell>
              <table:table-cell office:value-type="float" office:value="219.378">
                <text:p>219.37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434.799999999984">
                <text:p>434.799999999984</text:p>
              </table:table-cell>
              <table:table-cell office:value-type="float" office:value="108.594">
                <text:p>108.594</text:p>
              </table:table-cell>
              <table:table-cell office:value-type="float" office:value="219.337">
                <text:p>219.337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434.999999999984">
                <text:p>434.999999999984</text:p>
              </table:table-cell>
              <table:table-cell office:value-type="float" office:value="108.576">
                <text:p>108.576</text:p>
              </table:table-cell>
              <table:table-cell office:value-type="float" office:value="219.297">
                <text:p>219.29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435.199999999984">
                <text:p>435.199999999984</text:p>
              </table:table-cell>
              <table:table-cell office:value-type="float" office:value="108.558">
                <text:p>108.558</text:p>
              </table:table-cell>
              <table:table-cell office:value-type="float" office:value="219.257">
                <text:p>219.25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435.399999999984">
                <text:p>435.399999999984</text:p>
              </table:table-cell>
              <table:table-cell office:value-type="float" office:value="108.54">
                <text:p>108.54</text:p>
              </table:table-cell>
              <table:table-cell office:value-type="float" office:value="219.217">
                <text:p>219.217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435.599999999984">
                <text:p>435.599999999984</text:p>
              </table:table-cell>
              <table:table-cell office:value-type="float" office:value="108.523">
                <text:p>108.523</text:p>
              </table:table-cell>
              <table:table-cell office:value-type="float" office:value="219.177">
                <text:p>219.17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435.799999999984">
                <text:p>435.799999999984</text:p>
              </table:table-cell>
              <table:table-cell office:value-type="float" office:value="108.505">
                <text:p>108.505</text:p>
              </table:table-cell>
              <table:table-cell office:value-type="float" office:value="219.136">
                <text:p>219.136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435.999999999984">
                <text:p>435.999999999984</text:p>
              </table:table-cell>
              <table:table-cell office:value-type="float" office:value="108.487">
                <text:p>108.487</text:p>
              </table:table-cell>
              <table:table-cell office:value-type="float" office:value="219.096">
                <text:p>219.096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436.199999999984">
                <text:p>436.199999999984</text:p>
              </table:table-cell>
              <table:table-cell office:value-type="float" office:value="108.469">
                <text:p>108.469</text:p>
              </table:table-cell>
              <table:table-cell office:value-type="float" office:value="219.056">
                <text:p>219.056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436.399999999984">
                <text:p>436.399999999984</text:p>
              </table:table-cell>
              <table:table-cell office:value-type="float" office:value="108.451">
                <text:p>108.451</text:p>
              </table:table-cell>
              <table:table-cell office:value-type="float" office:value="219.016">
                <text:p>219.016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436.599999999984">
                <text:p>436.599999999984</text:p>
              </table:table-cell>
              <table:table-cell office:value-type="float" office:value="108.433">
                <text:p>108.433</text:p>
              </table:table-cell>
              <table:table-cell office:value-type="float" office:value="218.975">
                <text:p>218.97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436.799999999984">
                <text:p>436.799999999984</text:p>
              </table:table-cell>
              <table:table-cell office:value-type="float" office:value="108.415">
                <text:p>108.415</text:p>
              </table:table-cell>
              <table:table-cell office:value-type="float" office:value="218.935">
                <text:p>218.93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436.999999999984">
                <text:p>436.999999999984</text:p>
              </table:table-cell>
              <table:table-cell office:value-type="float" office:value="108.397">
                <text:p>108.397</text:p>
              </table:table-cell>
              <table:table-cell office:value-type="float" office:value="218.895">
                <text:p>218.89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437.199999999984">
                <text:p>437.199999999984</text:p>
              </table:table-cell>
              <table:table-cell office:value-type="float" office:value="108.379">
                <text:p>108.379</text:p>
              </table:table-cell>
              <table:table-cell office:value-type="float" office:value="218.855">
                <text:p>218.85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437.399999999984">
                <text:p>437.399999999984</text:p>
              </table:table-cell>
              <table:table-cell office:value-type="float" office:value="108.362">
                <text:p>108.362</text:p>
              </table:table-cell>
              <table:table-cell office:value-type="float" office:value="218.814">
                <text:p>218.81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437.599999999984">
                <text:p>437.599999999984</text:p>
              </table:table-cell>
              <table:table-cell office:value-type="float" office:value="108.344">
                <text:p>108.344</text:p>
              </table:table-cell>
              <table:table-cell office:value-type="float" office:value="218.774">
                <text:p>218.774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437.799999999984">
                <text:p>437.799999999984</text:p>
              </table:table-cell>
              <table:table-cell office:value-type="float" office:value="108.326">
                <text:p>108.326</text:p>
              </table:table-cell>
              <table:table-cell office:value-type="float" office:value="218.734">
                <text:p>218.73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437.999999999984">
                <text:p>437.999999999984</text:p>
              </table:table-cell>
              <table:table-cell office:value-type="float" office:value="108.308">
                <text:p>108.308</text:p>
              </table:table-cell>
              <table:table-cell office:value-type="float" office:value="218.694">
                <text:p>218.69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438.199999999984">
                <text:p>438.199999999984</text:p>
              </table:table-cell>
              <table:table-cell office:value-type="float" office:value="108.29">
                <text:p>108.29</text:p>
              </table:table-cell>
              <table:table-cell office:value-type="float" office:value="218.653">
                <text:p>218.653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438.399999999984">
                <text:p>438.399999999984</text:p>
              </table:table-cell>
              <table:table-cell office:value-type="float" office:value="108.272">
                <text:p>108.272</text:p>
              </table:table-cell>
              <table:table-cell office:value-type="float" office:value="218.613">
                <text:p>218.61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438.599999999984">
                <text:p>438.599999999984</text:p>
              </table:table-cell>
              <table:table-cell office:value-type="float" office:value="108.254">
                <text:p>108.254</text:p>
              </table:table-cell>
              <table:table-cell office:value-type="float" office:value="218.573">
                <text:p>218.573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438.799999999984">
                <text:p>438.799999999984</text:p>
              </table:table-cell>
              <table:table-cell office:value-type="float" office:value="108.236">
                <text:p>108.236</text:p>
              </table:table-cell>
              <table:table-cell office:value-type="float" office:value="218.532">
                <text:p>218.53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438.999999999984">
                <text:p>438.999999999984</text:p>
              </table:table-cell>
              <table:table-cell office:value-type="float" office:value="108.218">
                <text:p>108.218</text:p>
              </table:table-cell>
              <table:table-cell office:value-type="float" office:value="218.492">
                <text:p>218.49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439.199999999984">
                <text:p>439.199999999984</text:p>
              </table:table-cell>
              <table:table-cell office:value-type="float" office:value="108.2">
                <text:p>108.2</text:p>
              </table:table-cell>
              <table:table-cell office:value-type="float" office:value="218.452">
                <text:p>218.45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39.399999999984">
                <text:p>439.399999999984</text:p>
              </table:table-cell>
              <table:table-cell office:value-type="float" office:value="108.182">
                <text:p>108.182</text:p>
              </table:table-cell>
              <table:table-cell office:value-type="float" office:value="218.411">
                <text:p>218.41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439.599999999984">
                <text:p>439.599999999984</text:p>
              </table:table-cell>
              <table:table-cell office:value-type="float" office:value="108.165">
                <text:p>108.165</text:p>
              </table:table-cell>
              <table:table-cell office:value-type="float" office:value="218.371">
                <text:p>218.371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439.799999999984">
                <text:p>439.799999999984</text:p>
              </table:table-cell>
              <table:table-cell office:value-type="float" office:value="108.147">
                <text:p>108.147</text:p>
              </table:table-cell>
              <table:table-cell office:value-type="float" office:value="218.331">
                <text:p>218.331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439.999999999984">
                <text:p>439.999999999984</text:p>
              </table:table-cell>
              <table:table-cell office:value-type="float" office:value="108.129">
                <text:p>108.129</text:p>
              </table:table-cell>
              <table:table-cell office:value-type="float" office:value="218.29">
                <text:p>218.2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440.199999999984">
                <text:p>440.199999999984</text:p>
              </table:table-cell>
              <table:table-cell office:value-type="float" office:value="108.111">
                <text:p>108.111</text:p>
              </table:table-cell>
              <table:table-cell office:value-type="float" office:value="218.25">
                <text:p>218.2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440.399999999984">
                <text:p>440.399999999984</text:p>
              </table:table-cell>
              <table:table-cell office:value-type="float" office:value="108.093">
                <text:p>108.093</text:p>
              </table:table-cell>
              <table:table-cell office:value-type="float" office:value="218.21">
                <text:p>218.2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440.599999999984">
                <text:p>440.599999999984</text:p>
              </table:table-cell>
              <table:table-cell office:value-type="float" office:value="108.075">
                <text:p>108.075</text:p>
              </table:table-cell>
              <table:table-cell office:value-type="float" office:value="218.169">
                <text:p>218.16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440.799999999984">
                <text:p>440.799999999984</text:p>
              </table:table-cell>
              <table:table-cell office:value-type="float" office:value="108.057">
                <text:p>108.057</text:p>
              </table:table-cell>
              <table:table-cell office:value-type="float" office:value="218.129">
                <text:p>218.12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440.999999999984">
                <text:p>440.999999999984</text:p>
              </table:table-cell>
              <table:table-cell office:value-type="float" office:value="108.039">
                <text:p>108.039</text:p>
              </table:table-cell>
              <table:table-cell office:value-type="float" office:value="218.089">
                <text:p>218.089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441.199999999984">
                <text:p>441.199999999984</text:p>
              </table:table-cell>
              <table:table-cell office:value-type="float" office:value="108.021">
                <text:p>108.021</text:p>
              </table:table-cell>
              <table:table-cell office:value-type="float" office:value="218.048">
                <text:p>218.04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441.399999999983">
                <text:p>441.399999999983</text:p>
              </table:table-cell>
              <table:table-cell office:value-type="float" office:value="108.003">
                <text:p>108.003</text:p>
              </table:table-cell>
              <table:table-cell office:value-type="float" office:value="218.008">
                <text:p>218.008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441.599999999984">
                <text:p>441.599999999984</text:p>
              </table:table-cell>
              <table:table-cell office:value-type="float" office:value="107.985">
                <text:p>107.985</text:p>
              </table:table-cell>
              <table:table-cell office:value-type="float" office:value="217.968">
                <text:p>217.96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441.799999999984">
                <text:p>441.799999999984</text:p>
              </table:table-cell>
              <table:table-cell office:value-type="float" office:value="107.967">
                <text:p>107.967</text:p>
              </table:table-cell>
              <table:table-cell office:value-type="float" office:value="217.927">
                <text:p>217.927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441.999999999984">
                <text:p>441.999999999984</text:p>
              </table:table-cell>
              <table:table-cell office:value-type="float" office:value="107.949">
                <text:p>107.949</text:p>
              </table:table-cell>
              <table:table-cell office:value-type="float" office:value="217.887">
                <text:p>217.88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442.199999999983">
                <text:p>442.199999999983</text:p>
              </table:table-cell>
              <table:table-cell office:value-type="float" office:value="107.931">
                <text:p>107.931</text:p>
              </table:table-cell>
              <table:table-cell office:value-type="float" office:value="217.847">
                <text:p>217.84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442.399999999983">
                <text:p>442.399999999983</text:p>
              </table:table-cell>
              <table:table-cell office:value-type="float" office:value="107.914">
                <text:p>107.914</text:p>
              </table:table-cell>
              <table:table-cell office:value-type="float" office:value="217.806">
                <text:p>217.80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442.599999999983">
                <text:p>442.599999999983</text:p>
              </table:table-cell>
              <table:table-cell office:value-type="float" office:value="107.896">
                <text:p>107.896</text:p>
              </table:table-cell>
              <table:table-cell office:value-type="float" office:value="217.766">
                <text:p>217.76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442.799999999983">
                <text:p>442.799999999983</text:p>
              </table:table-cell>
              <table:table-cell office:value-type="float" office:value="107.878">
                <text:p>107.878</text:p>
              </table:table-cell>
              <table:table-cell office:value-type="float" office:value="217.726">
                <text:p>217.726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442.999999999983">
                <text:p>442.999999999983</text:p>
              </table:table-cell>
              <table:table-cell office:value-type="float" office:value="107.86">
                <text:p>107.86</text:p>
              </table:table-cell>
              <table:table-cell office:value-type="float" office:value="217.685">
                <text:p>217.68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443.199999999983">
                <text:p>443.199999999983</text:p>
              </table:table-cell>
              <table:table-cell office:value-type="float" office:value="107.842">
                <text:p>107.842</text:p>
              </table:table-cell>
              <table:table-cell office:value-type="float" office:value="217.645">
                <text:p>217.64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443.399999999983">
                <text:p>443.399999999983</text:p>
              </table:table-cell>
              <table:table-cell office:value-type="float" office:value="107.824">
                <text:p>107.824</text:p>
              </table:table-cell>
              <table:table-cell office:value-type="float" office:value="217.604">
                <text:p>217.60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443.599999999983">
                <text:p>443.599999999983</text:p>
              </table:table-cell>
              <table:table-cell office:value-type="float" office:value="107.806">
                <text:p>107.806</text:p>
              </table:table-cell>
              <table:table-cell office:value-type="float" office:value="217.564">
                <text:p>217.56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443.799999999983">
                <text:p>443.799999999983</text:p>
              </table:table-cell>
              <table:table-cell office:value-type="float" office:value="107.788">
                <text:p>107.788</text:p>
              </table:table-cell>
              <table:table-cell office:value-type="float" office:value="217.524">
                <text:p>217.52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443.999999999983">
                <text:p>443.999999999983</text:p>
              </table:table-cell>
              <table:table-cell office:value-type="float" office:value="107.77">
                <text:p>107.77</text:p>
              </table:table-cell>
              <table:table-cell office:value-type="float" office:value="217.483">
                <text:p>217.483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444.199999999983">
                <text:p>444.199999999983</text:p>
              </table:table-cell>
              <table:table-cell office:value-type="float" office:value="107.752">
                <text:p>107.752</text:p>
              </table:table-cell>
              <table:table-cell office:value-type="float" office:value="217.443">
                <text:p>217.44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444.399999999983">
                <text:p>444.399999999983</text:p>
              </table:table-cell>
              <table:table-cell office:value-type="float" office:value="107.734">
                <text:p>107.734</text:p>
              </table:table-cell>
              <table:table-cell office:value-type="float" office:value="217.403">
                <text:p>217.40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444.599999999983">
                <text:p>444.599999999983</text:p>
              </table:table-cell>
              <table:table-cell office:value-type="float" office:value="107.716">
                <text:p>107.716</text:p>
              </table:table-cell>
              <table:table-cell office:value-type="float" office:value="217.362">
                <text:p>217.36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444.799999999983">
                <text:p>444.799999999983</text:p>
              </table:table-cell>
              <table:table-cell office:value-type="float" office:value="107.698">
                <text:p>107.698</text:p>
              </table:table-cell>
              <table:table-cell office:value-type="float" office:value="217.322">
                <text:p>217.32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444.999999999983">
                <text:p>444.999999999983</text:p>
              </table:table-cell>
              <table:table-cell office:value-type="float" office:value="107.68">
                <text:p>107.68</text:p>
              </table:table-cell>
              <table:table-cell office:value-type="float" office:value="217.282">
                <text:p>217.28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445.199999999983">
                <text:p>445.199999999983</text:p>
              </table:table-cell>
              <table:table-cell office:value-type="float" office:value="107.662">
                <text:p>107.662</text:p>
              </table:table-cell>
              <table:table-cell office:value-type="float" office:value="217.241">
                <text:p>217.24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445.399999999983">
                <text:p>445.399999999983</text:p>
              </table:table-cell>
              <table:table-cell office:value-type="float" office:value="107.645">
                <text:p>107.645</text:p>
              </table:table-cell>
              <table:table-cell office:value-type="float" office:value="217.201">
                <text:p>217.20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445.599999999983">
                <text:p>445.599999999983</text:p>
              </table:table-cell>
              <table:table-cell office:value-type="float" office:value="107.627">
                <text:p>107.627</text:p>
              </table:table-cell>
              <table:table-cell office:value-type="float" office:value="217.161">
                <text:p>217.16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445.799999999983">
                <text:p>445.799999999983</text:p>
              </table:table-cell>
              <table:table-cell office:value-type="float" office:value="107.609">
                <text:p>107.609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445.999999999983">
                <text:p>445.999999999983</text:p>
              </table:table-cell>
              <table:table-cell office:value-type="float" office:value="107.591">
                <text:p>107.591</text:p>
              </table:table-cell>
              <table:table-cell office:value-type="float" office:value="217.08">
                <text:p>217.0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446.199999999983">
                <text:p>446.199999999983</text:p>
              </table:table-cell>
              <table:table-cell office:value-type="float" office:value="107.573">
                <text:p>107.573</text:p>
              </table:table-cell>
              <table:table-cell office:value-type="float" office:value="217.04">
                <text:p>217.0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446.399999999983">
                <text:p>446.399999999983</text:p>
              </table:table-cell>
              <table:table-cell office:value-type="float" office:value="107.555">
                <text:p>107.555</text:p>
              </table:table-cell>
              <table:table-cell office:value-type="float" office:value="216.999">
                <text:p>216.99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446.599999999983">
                <text:p>446.599999999983</text:p>
              </table:table-cell>
              <table:table-cell office:value-type="float" office:value="107.537">
                <text:p>107.537</text:p>
              </table:table-cell>
              <table:table-cell office:value-type="float" office:value="216.959">
                <text:p>216.95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446.799999999983">
                <text:p>446.799999999983</text:p>
              </table:table-cell>
              <table:table-cell office:value-type="float" office:value="107.519">
                <text:p>107.519</text:p>
              </table:table-cell>
              <table:table-cell office:value-type="float" office:value="216.919">
                <text:p>216.91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446.999999999983">
                <text:p>446.999999999983</text:p>
              </table:table-cell>
              <table:table-cell office:value-type="float" office:value="107.501">
                <text:p>107.501</text:p>
              </table:table-cell>
              <table:table-cell office:value-type="float" office:value="216.878">
                <text:p>216.87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447.199999999983">
                <text:p>447.199999999983</text:p>
              </table:table-cell>
              <table:table-cell office:value-type="float" office:value="107.483">
                <text:p>107.483</text:p>
              </table:table-cell>
              <table:table-cell office:value-type="float" office:value="216.838">
                <text:p>216.83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47.399999999983">
                <text:p>447.399999999983</text:p>
              </table:table-cell>
              <table:table-cell office:value-type="float" office:value="107.465">
                <text:p>107.465</text:p>
              </table:table-cell>
              <table:table-cell office:value-type="float" office:value="216.798">
                <text:p>216.79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447.599999999983">
                <text:p>447.599999999983</text:p>
              </table:table-cell>
              <table:table-cell office:value-type="float" office:value="107.447">
                <text:p>107.447</text:p>
              </table:table-cell>
              <table:table-cell office:value-type="float" office:value="216.758">
                <text:p>216.75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447.799999999983">
                <text:p>447.799999999983</text:p>
              </table:table-cell>
              <table:table-cell office:value-type="float" office:value="107.43">
                <text:p>107.43</text:p>
              </table:table-cell>
              <table:table-cell office:value-type="float" office:value="216.717">
                <text:p>216.71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447.999999999983">
                <text:p>447.999999999983</text:p>
              </table:table-cell>
              <table:table-cell office:value-type="float" office:value="107.412">
                <text:p>107.412</text:p>
              </table:table-cell>
              <table:table-cell office:value-type="float" office:value="216.677">
                <text:p>216.677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448.199999999983">
                <text:p>448.199999999983</text:p>
              </table:table-cell>
              <table:table-cell office:value-type="float" office:value="107.394">
                <text:p>107.394</text:p>
              </table:table-cell>
              <table:table-cell office:value-type="float" office:value="216.637">
                <text:p>216.637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448.399999999983">
                <text:p>448.399999999983</text:p>
              </table:table-cell>
              <table:table-cell office:value-type="float" office:value="107.376">
                <text:p>107.376</text:p>
              </table:table-cell>
              <table:table-cell office:value-type="float" office:value="216.596">
                <text:p>216.59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448.599999999983">
                <text:p>448.599999999983</text:p>
              </table:table-cell>
              <table:table-cell office:value-type="float" office:value="107.358">
                <text:p>107.358</text:p>
              </table:table-cell>
              <table:table-cell office:value-type="float" office:value="216.556">
                <text:p>216.556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448.799999999983">
                <text:p>448.799999999983</text:p>
              </table:table-cell>
              <table:table-cell office:value-type="float" office:value="107.34">
                <text:p>107.34</text:p>
              </table:table-cell>
              <table:table-cell office:value-type="float" office:value="216.516">
                <text:p>216.51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448.999999999983">
                <text:p>448.999999999983</text:p>
              </table:table-cell>
              <table:table-cell office:value-type="float" office:value="107.322">
                <text:p>107.322</text:p>
              </table:table-cell>
              <table:table-cell office:value-type="float" office:value="216.476">
                <text:p>216.476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449.199999999983">
                <text:p>449.199999999983</text:p>
              </table:table-cell>
              <table:table-cell office:value-type="float" office:value="107.304">
                <text:p>107.304</text:p>
              </table:table-cell>
              <table:table-cell office:value-type="float" office:value="216.435">
                <text:p>216.43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449.399999999983">
                <text:p>449.399999999983</text:p>
              </table:table-cell>
              <table:table-cell office:value-type="float" office:value="107.286">
                <text:p>107.286</text:p>
              </table:table-cell>
              <table:table-cell office:value-type="float" office:value="216.395">
                <text:p>216.39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449.599999999983">
                <text:p>449.599999999983</text:p>
              </table:table-cell>
              <table:table-cell office:value-type="float" office:value="107.268">
                <text:p>107.268</text:p>
              </table:table-cell>
              <table:table-cell office:value-type="float" office:value="216.355">
                <text:p>216.35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49.799999999983">
                <text:p>449.799999999983</text:p>
              </table:table-cell>
              <table:table-cell office:value-type="float" office:value="107.251">
                <text:p>107.251</text:p>
              </table:table-cell>
              <table:table-cell office:value-type="float" office:value="216.315">
                <text:p>216.315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49.999999999983">
                <text:p>449.999999999983</text:p>
              </table:table-cell>
              <table:table-cell office:value-type="float" office:value="107.233">
                <text:p>107.233</text:p>
              </table:table-cell>
              <table:table-cell office:value-type="float" office:value="216.274">
                <text:p>216.27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450.199999999983">
                <text:p>450.199999999983</text:p>
              </table:table-cell>
              <table:table-cell office:value-type="float" office:value="107.215">
                <text:p>107.215</text:p>
              </table:table-cell>
              <table:table-cell office:value-type="float" office:value="216.234">
                <text:p>216.23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450.399999999983">
                <text:p>450.399999999983</text:p>
              </table:table-cell>
              <table:table-cell office:value-type="float" office:value="107.197">
                <text:p>107.197</text:p>
              </table:table-cell>
              <table:table-cell office:value-type="float" office:value="216.194">
                <text:p>216.194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450.599999999983">
                <text:p>450.599999999983</text:p>
              </table:table-cell>
              <table:table-cell office:value-type="float" office:value="107.179">
                <text:p>107.179</text:p>
              </table:table-cell>
              <table:table-cell office:value-type="float" office:value="216.154">
                <text:p>216.15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450.799999999983">
                <text:p>450.799999999983</text:p>
              </table:table-cell>
              <table:table-cell office:value-type="float" office:value="107.161">
                <text:p>107.161</text:p>
              </table:table-cell>
              <table:table-cell office:value-type="float" office:value="216.113">
                <text:p>216.113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450.999999999983">
                <text:p>450.999999999983</text:p>
              </table:table-cell>
              <table:table-cell office:value-type="float" office:value="107.143">
                <text:p>107.143</text:p>
              </table:table-cell>
              <table:table-cell office:value-type="float" office:value="216.073">
                <text:p>216.07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451.199999999983">
                <text:p>451.199999999983</text:p>
              </table:table-cell>
              <table:table-cell office:value-type="float" office:value="107.125">
                <text:p>107.125</text:p>
              </table:table-cell>
              <table:table-cell office:value-type="float" office:value="216.033">
                <text:p>216.033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451.399999999983">
                <text:p>451.399999999983</text:p>
              </table:table-cell>
              <table:table-cell office:value-type="float" office:value="107.108">
                <text:p>107.108</text:p>
              </table:table-cell>
              <table:table-cell office:value-type="float" office:value="215.993">
                <text:p>215.993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451.599999999983">
                <text:p>451.599999999983</text:p>
              </table:table-cell>
              <table:table-cell office:value-type="float" office:value="107.09">
                <text:p>107.09</text:p>
              </table:table-cell>
              <table:table-cell office:value-type="float" office:value="215.953">
                <text:p>215.953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451.799999999983">
                <text:p>451.799999999983</text:p>
              </table:table-cell>
              <table:table-cell office:value-type="float" office:value="107.072">
                <text:p>107.072</text:p>
              </table:table-cell>
              <table:table-cell office:value-type="float" office:value="215.912">
                <text:p>215.91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451.999999999983">
                <text:p>451.999999999983</text:p>
              </table:table-cell>
              <table:table-cell office:value-type="float" office:value="107.054">
                <text:p>107.054</text:p>
              </table:table-cell>
              <table:table-cell office:value-type="float" office:value="215.872">
                <text:p>215.87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52.199999999983">
                <text:p>452.199999999983</text:p>
              </table:table-cell>
              <table:table-cell office:value-type="float" office:value="107.036">
                <text:p>107.036</text:p>
              </table:table-cell>
              <table:table-cell office:value-type="float" office:value="215.832">
                <text:p>215.83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452.399999999983">
                <text:p>452.399999999983</text:p>
              </table:table-cell>
              <table:table-cell office:value-type="float" office:value="107.018">
                <text:p>107.018</text:p>
              </table:table-cell>
              <table:table-cell office:value-type="float" office:value="215.792">
                <text:p>215.79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452.599999999983">
                <text:p>452.599999999983</text:p>
              </table:table-cell>
              <table:table-cell office:value-type="float" office:value="107">
                <text:p>107</text:p>
              </table:table-cell>
              <table:table-cell office:value-type="float" office:value="215.752">
                <text:p>215.75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452.799999999983">
                <text:p>452.799999999983</text:p>
              </table:table-cell>
              <table:table-cell office:value-type="float" office:value="106.983">
                <text:p>106.983</text:p>
              </table:table-cell>
              <table:table-cell office:value-type="float" office:value="215.712">
                <text:p>215.71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452.999999999983">
                <text:p>452.999999999983</text:p>
              </table:table-cell>
              <table:table-cell office:value-type="float" office:value="106.965">
                <text:p>106.965</text:p>
              </table:table-cell>
              <table:table-cell office:value-type="float" office:value="215.672">
                <text:p>215.672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453.199999999983">
                <text:p>453.199999999983</text:p>
              </table:table-cell>
              <table:table-cell office:value-type="float" office:value="106.947">
                <text:p>106.947</text:p>
              </table:table-cell>
              <table:table-cell office:value-type="float" office:value="215.631">
                <text:p>215.631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453.399999999983">
                <text:p>453.399999999983</text:p>
              </table:table-cell>
              <table:table-cell office:value-type="float" office:value="106.929">
                <text:p>106.929</text:p>
              </table:table-cell>
              <table:table-cell office:value-type="float" office:value="215.591">
                <text:p>215.591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453.599999999983">
                <text:p>453.599999999983</text:p>
              </table:table-cell>
              <table:table-cell office:value-type="float" office:value="106.911">
                <text:p>106.911</text:p>
              </table:table-cell>
              <table:table-cell office:value-type="float" office:value="215.551">
                <text:p>215.55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453.799999999983">
                <text:p>453.799999999983</text:p>
              </table:table-cell>
              <table:table-cell office:value-type="float" office:value="106.894">
                <text:p>106.894</text:p>
              </table:table-cell>
              <table:table-cell office:value-type="float" office:value="215.511">
                <text:p>215.511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453.999999999983">
                <text:p>453.999999999983</text:p>
              </table:table-cell>
              <table:table-cell office:value-type="float" office:value="106.876">
                <text:p>106.876</text:p>
              </table:table-cell>
              <table:table-cell office:value-type="float" office:value="215.471">
                <text:p>215.47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454.199999999983">
                <text:p>454.199999999983</text:p>
              </table:table-cell>
              <table:table-cell office:value-type="float" office:value="106.858">
                <text:p>106.858</text:p>
              </table:table-cell>
              <table:table-cell office:value-type="float" office:value="215.431">
                <text:p>215.43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454.399999999983">
                <text:p>454.399999999983</text:p>
              </table:table-cell>
              <table:table-cell office:value-type="float" office:value="106.84">
                <text:p>106.84</text:p>
              </table:table-cell>
              <table:table-cell office:value-type="float" office:value="215.391">
                <text:p>215.39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454.599999999983">
                <text:p>454.599999999983</text:p>
              </table:table-cell>
              <table:table-cell office:value-type="float" office:value="106.822">
                <text:p>106.822</text:p>
              </table:table-cell>
              <table:table-cell office:value-type="float" office:value="215.351">
                <text:p>215.35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454.799999999983">
                <text:p>454.799999999983</text:p>
              </table:table-cell>
              <table:table-cell office:value-type="float" office:value="106.805">
                <text:p>106.805</text:p>
              </table:table-cell>
              <table:table-cell office:value-type="float" office:value="215.311">
                <text:p>215.31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454.999999999983">
                <text:p>454.999999999983</text:p>
              </table:table-cell>
              <table:table-cell office:value-type="float" office:value="106.787">
                <text:p>106.787</text:p>
              </table:table-cell>
              <table:table-cell office:value-type="float" office:value="215.271">
                <text:p>215.27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455.199999999983">
                <text:p>455.199999999983</text:p>
              </table:table-cell>
              <table:table-cell office:value-type="float" office:value="106.769">
                <text:p>106.769</text:p>
              </table:table-cell>
              <table:table-cell office:value-type="float" office:value="215.231">
                <text:p>215.23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455.399999999983">
                <text:p>455.399999999983</text:p>
              </table:table-cell>
              <table:table-cell office:value-type="float" office:value="106.751">
                <text:p>106.751</text:p>
              </table:table-cell>
              <table:table-cell office:value-type="float" office:value="215.191">
                <text:p>215.19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455.599999999983">
                <text:p>455.599999999983</text:p>
              </table:table-cell>
              <table:table-cell office:value-type="float" office:value="106.733">
                <text:p>106.733</text:p>
              </table:table-cell>
              <table:table-cell office:value-type="float" office:value="215.151">
                <text:p>215.151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455.799999999983">
                <text:p>455.799999999983</text:p>
              </table:table-cell>
              <table:table-cell office:value-type="float" office:value="106.716">
                <text:p>106.716</text:p>
              </table:table-cell>
              <table:table-cell office:value-type="float" office:value="215.111">
                <text:p>215.11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455.999999999983">
                <text:p>455.999999999983</text:p>
              </table:table-cell>
              <table:table-cell office:value-type="float" office:value="106.698">
                <text:p>106.698</text:p>
              </table:table-cell>
              <table:table-cell office:value-type="float" office:value="215.071">
                <text:p>215.071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456.199999999983">
                <text:p>456.199999999983</text:p>
              </table:table-cell>
              <table:table-cell office:value-type="float" office:value="106.68">
                <text:p>106.68</text:p>
              </table:table-cell>
              <table:table-cell office:value-type="float" office:value="215.031">
                <text:p>215.03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456.399999999983">
                <text:p>456.399999999983</text:p>
              </table:table-cell>
              <table:table-cell office:value-type="float" office:value="106.662">
                <text:p>106.662</text:p>
              </table:table-cell>
              <table:table-cell office:value-type="float" office:value="214.991">
                <text:p>214.99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456.599999999983">
                <text:p>456.599999999983</text:p>
              </table:table-cell>
              <table:table-cell office:value-type="float" office:value="106.645">
                <text:p>106.645</text:p>
              </table:table-cell>
              <table:table-cell office:value-type="float" office:value="214.951">
                <text:p>214.951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456.799999999983">
                <text:p>456.799999999983</text:p>
              </table:table-cell>
              <table:table-cell office:value-type="float" office:value="106.627">
                <text:p>106.627</text:p>
              </table:table-cell>
              <table:table-cell office:value-type="float" office:value="214.911">
                <text:p>214.91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56.999999999983">
                <text:p>456.999999999983</text:p>
              </table:table-cell>
              <table:table-cell office:value-type="float" office:value="106.609">
                <text:p>106.609</text:p>
              </table:table-cell>
              <table:table-cell office:value-type="float" office:value="214.871">
                <text:p>214.871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457.199999999983">
                <text:p>457.199999999983</text:p>
              </table:table-cell>
              <table:table-cell office:value-type="float" office:value="106.591">
                <text:p>106.591</text:p>
              </table:table-cell>
              <table:table-cell office:value-type="float" office:value="214.831">
                <text:p>214.83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457.399999999983">
                <text:p>457.399999999983</text:p>
              </table:table-cell>
              <table:table-cell office:value-type="float" office:value="106.574">
                <text:p>106.574</text:p>
              </table:table-cell>
              <table:table-cell office:value-type="float" office:value="214.791">
                <text:p>214.79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457.599999999983">
                <text:p>457.599999999983</text:p>
              </table:table-cell>
              <table:table-cell office:value-type="float" office:value="106.556">
                <text:p>106.556</text:p>
              </table:table-cell>
              <table:table-cell office:value-type="float" office:value="214.752">
                <text:p>214.75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457.799999999983">
                <text:p>457.799999999983</text:p>
              </table:table-cell>
              <table:table-cell office:value-type="float" office:value="106.538">
                <text:p>106.538</text:p>
              </table:table-cell>
              <table:table-cell office:value-type="float" office:value="214.712">
                <text:p>214.712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457.999999999983">
                <text:p>457.999999999983</text:p>
              </table:table-cell>
              <table:table-cell office:value-type="float" office:value="106.521">
                <text:p>106.521</text:p>
              </table:table-cell>
              <table:table-cell office:value-type="float" office:value="214.672">
                <text:p>214.672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458.199999999983">
                <text:p>458.199999999983</text:p>
              </table:table-cell>
              <table:table-cell office:value-type="float" office:value="106.503">
                <text:p>106.503</text:p>
              </table:table-cell>
              <table:table-cell office:value-type="float" office:value="214.632">
                <text:p>214.632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458.399999999983">
                <text:p>458.399999999983</text:p>
              </table:table-cell>
              <table:table-cell office:value-type="float" office:value="106.485">
                <text:p>106.485</text:p>
              </table:table-cell>
              <table:table-cell office:value-type="float" office:value="214.592">
                <text:p>214.59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458.599999999983">
                <text:p>458.599999999983</text:p>
              </table:table-cell>
              <table:table-cell office:value-type="float" office:value="106.467">
                <text:p>106.467</text:p>
              </table:table-cell>
              <table:table-cell office:value-type="float" office:value="214.552">
                <text:p>214.552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458.799999999983">
                <text:p>458.799999999983</text:p>
              </table:table-cell>
              <table:table-cell office:value-type="float" office:value="106.45">
                <text:p>106.45</text:p>
              </table:table-cell>
              <table:table-cell office:value-type="float" office:value="214.513">
                <text:p>214.513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458.999999999983">
                <text:p>458.999999999983</text:p>
              </table:table-cell>
              <table:table-cell office:value-type="float" office:value="106.432">
                <text:p>106.432</text:p>
              </table:table-cell>
              <table:table-cell office:value-type="float" office:value="214.473">
                <text:p>214.473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459.199999999982">
                <text:p>459.199999999982</text:p>
              </table:table-cell>
              <table:table-cell office:value-type="float" office:value="106.414">
                <text:p>106.414</text:p>
              </table:table-cell>
              <table:table-cell office:value-type="float" office:value="214.433">
                <text:p>214.43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459.399999999982">
                <text:p>459.399999999982</text:p>
              </table:table-cell>
              <table:table-cell office:value-type="float" office:value="106.397">
                <text:p>106.397</text:p>
              </table:table-cell>
              <table:table-cell office:value-type="float" office:value="214.393">
                <text:p>214.39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459.599999999982">
                <text:p>459.599999999982</text:p>
              </table:table-cell>
              <table:table-cell office:value-type="float" office:value="106.379">
                <text:p>106.379</text:p>
              </table:table-cell>
              <table:table-cell office:value-type="float" office:value="214.354">
                <text:p>214.354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459.799999999983">
                <text:p>459.799999999983</text:p>
              </table:table-cell>
              <table:table-cell office:value-type="float" office:value="106.361">
                <text:p>106.361</text:p>
              </table:table-cell>
              <table:table-cell office:value-type="float" office:value="214.314">
                <text:p>214.31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459.999999999983">
                <text:p>459.999999999983</text:p>
              </table:table-cell>
              <table:table-cell office:value-type="float" office:value="106.344">
                <text:p>106.344</text:p>
              </table:table-cell>
              <table:table-cell office:value-type="float" office:value="214.274">
                <text:p>214.27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460.199999999982">
                <text:p>460.199999999982</text:p>
              </table:table-cell>
              <table:table-cell office:value-type="float" office:value="106.326">
                <text:p>106.326</text:p>
              </table:table-cell>
              <table:table-cell office:value-type="float" office:value="214.234">
                <text:p>214.23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460.399999999982">
                <text:p>460.399999999982</text:p>
              </table:table-cell>
              <table:table-cell office:value-type="float" office:value="106.308">
                <text:p>106.308</text:p>
              </table:table-cell>
              <table:table-cell office:value-type="float" office:value="214.195">
                <text:p>214.19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460.599999999982">
                <text:p>460.599999999982</text:p>
              </table:table-cell>
              <table:table-cell office:value-type="float" office:value="106.291">
                <text:p>106.291</text:p>
              </table:table-cell>
              <table:table-cell office:value-type="float" office:value="214.155">
                <text:p>214.15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460.799999999982">
                <text:p>460.799999999982</text:p>
              </table:table-cell>
              <table:table-cell office:value-type="float" office:value="106.273">
                <text:p>106.273</text:p>
              </table:table-cell>
              <table:table-cell office:value-type="float" office:value="214.115">
                <text:p>214.11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460.999999999982">
                <text:p>460.999999999982</text:p>
              </table:table-cell>
              <table:table-cell office:value-type="float" office:value="106.256">
                <text:p>106.256</text:p>
              </table:table-cell>
              <table:table-cell office:value-type="float" office:value="214.076">
                <text:p>214.07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461.199999999982">
                <text:p>461.199999999982</text:p>
              </table:table-cell>
              <table:table-cell office:value-type="float" office:value="106.238">
                <text:p>106.238</text:p>
              </table:table-cell>
              <table:table-cell office:value-type="float" office:value="214.036">
                <text:p>214.03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461.399999999982">
                <text:p>461.399999999982</text:p>
              </table:table-cell>
              <table:table-cell office:value-type="float" office:value="106.22">
                <text:p>106.22</text:p>
              </table:table-cell>
              <table:table-cell office:value-type="float" office:value="213.997">
                <text:p>213.997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461.599999999982">
                <text:p>461.599999999982</text:p>
              </table:table-cell>
              <table:table-cell office:value-type="float" office:value="106.203">
                <text:p>106.203</text:p>
              </table:table-cell>
              <table:table-cell office:value-type="float" office:value="213.957">
                <text:p>213.95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461.799999999982">
                <text:p>461.799999999982</text:p>
              </table:table-cell>
              <table:table-cell office:value-type="float" office:value="106.185">
                <text:p>106.185</text:p>
              </table:table-cell>
              <table:table-cell office:value-type="float" office:value="213.917">
                <text:p>213.917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461.999999999982">
                <text:p>461.999999999982</text:p>
              </table:table-cell>
              <table:table-cell office:value-type="float" office:value="106.168">
                <text:p>106.168</text:p>
              </table:table-cell>
              <table:table-cell office:value-type="float" office:value="213.878">
                <text:p>213.878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462.199999999982">
                <text:p>462.199999999982</text:p>
              </table:table-cell>
              <table:table-cell office:value-type="float" office:value="106.15">
                <text:p>106.15</text:p>
              </table:table-cell>
              <table:table-cell office:value-type="float" office:value="213.838">
                <text:p>213.83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462.399999999982">
                <text:p>462.399999999982</text:p>
              </table:table-cell>
              <table:table-cell office:value-type="float" office:value="106.132">
                <text:p>106.132</text:p>
              </table:table-cell>
              <table:table-cell office:value-type="float" office:value="213.799">
                <text:p>213.79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462.599999999982">
                <text:p>462.599999999982</text:p>
              </table:table-cell>
              <table:table-cell office:value-type="float" office:value="106.115">
                <text:p>106.115</text:p>
              </table:table-cell>
              <table:table-cell office:value-type="float" office:value="213.759">
                <text:p>213.759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462.799999999982">
                <text:p>462.799999999982</text:p>
              </table:table-cell>
              <table:table-cell office:value-type="float" office:value="106.097">
                <text:p>106.097</text:p>
              </table:table-cell>
              <table:table-cell office:value-type="float" office:value="213.72">
                <text:p>213.72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462.999999999982">
                <text:p>462.999999999982</text:p>
              </table:table-cell>
              <table:table-cell office:value-type="float" office:value="106.08">
                <text:p>106.08</text:p>
              </table:table-cell>
              <table:table-cell office:value-type="float" office:value="213.68">
                <text:p>213.68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463.199999999982">
                <text:p>463.199999999982</text:p>
              </table:table-cell>
              <table:table-cell office:value-type="float" office:value="106.062">
                <text:p>106.062</text:p>
              </table:table-cell>
              <table:table-cell office:value-type="float" office:value="213.641">
                <text:p>213.64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463.399999999982">
                <text:p>463.399999999982</text:p>
              </table:table-cell>
              <table:table-cell office:value-type="float" office:value="106.045">
                <text:p>106.045</text:p>
              </table:table-cell>
              <table:table-cell office:value-type="float" office:value="213.601">
                <text:p>213.60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463.599999999982">
                <text:p>463.599999999982</text:p>
              </table:table-cell>
              <table:table-cell office:value-type="float" office:value="106.027">
                <text:p>106.027</text:p>
              </table:table-cell>
              <table:table-cell office:value-type="float" office:value="213.562">
                <text:p>213.56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463.799999999982">
                <text:p>463.799999999982</text:p>
              </table:table-cell>
              <table:table-cell office:value-type="float" office:value="106.01">
                <text:p>106.01</text:p>
              </table:table-cell>
              <table:table-cell office:value-type="float" office:value="213.522">
                <text:p>213.52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463.999999999982">
                <text:p>463.999999999982</text:p>
              </table:table-cell>
              <table:table-cell office:value-type="float" office:value="105.992">
                <text:p>105.992</text:p>
              </table:table-cell>
              <table:table-cell office:value-type="float" office:value="213.483">
                <text:p>213.48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464.199999999982">
                <text:p>464.199999999982</text:p>
              </table:table-cell>
              <table:table-cell office:value-type="float" office:value="105.975">
                <text:p>105.975</text:p>
              </table:table-cell>
              <table:table-cell office:value-type="float" office:value="213.444">
                <text:p>213.444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464.399999999982">
                <text:p>464.399999999982</text:p>
              </table:table-cell>
              <table:table-cell office:value-type="float" office:value="105.957">
                <text:p>105.957</text:p>
              </table:table-cell>
              <table:table-cell office:value-type="float" office:value="213.404">
                <text:p>213.40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464.599999999982">
                <text:p>464.599999999982</text:p>
              </table:table-cell>
              <table:table-cell office:value-type="float" office:value="105.94">
                <text:p>105.94</text:p>
              </table:table-cell>
              <table:table-cell office:value-type="float" office:value="213.365">
                <text:p>213.36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464.799999999982">
                <text:p>464.799999999982</text:p>
              </table:table-cell>
              <table:table-cell office:value-type="float" office:value="105.922">
                <text:p>105.922</text:p>
              </table:table-cell>
              <table:table-cell office:value-type="float" office:value="213.326">
                <text:p>213.326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464.999999999982">
                <text:p>464.999999999982</text:p>
              </table:table-cell>
              <table:table-cell office:value-type="float" office:value="105.905">
                <text:p>105.905</text:p>
              </table:table-cell>
              <table:table-cell office:value-type="float" office:value="213.286">
                <text:p>213.286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465.199999999982">
                <text:p>465.199999999982</text:p>
              </table:table-cell>
              <table:table-cell office:value-type="float" office:value="105.887">
                <text:p>105.887</text:p>
              </table:table-cell>
              <table:table-cell office:value-type="float" office:value="213.247">
                <text:p>213.24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465.399999999982">
                <text:p>465.399999999982</text:p>
              </table:table-cell>
              <table:table-cell office:value-type="float" office:value="105.87">
                <text:p>105.87</text:p>
              </table:table-cell>
              <table:table-cell office:value-type="float" office:value="213.208">
                <text:p>213.20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465.599999999982">
                <text:p>465.599999999982</text:p>
              </table:table-cell>
              <table:table-cell office:value-type="float" office:value="105.852">
                <text:p>105.852</text:p>
              </table:table-cell>
              <table:table-cell office:value-type="float" office:value="213.169">
                <text:p>213.169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465.799999999982">
                <text:p>465.799999999982</text:p>
              </table:table-cell>
              <table:table-cell office:value-type="float" office:value="105.835">
                <text:p>105.835</text:p>
              </table:table-cell>
              <table:table-cell office:value-type="float" office:value="213.129">
                <text:p>213.12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65.999999999982">
                <text:p>465.999999999982</text:p>
              </table:table-cell>
              <table:table-cell office:value-type="float" office:value="105.818">
                <text:p>105.818</text:p>
              </table:table-cell>
              <table:table-cell office:value-type="float" office:value="213.09">
                <text:p>213.09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466.199999999982">
                <text:p>466.199999999982</text:p>
              </table:table-cell>
              <table:table-cell office:value-type="float" office:value="105.8">
                <text:p>105.8</text:p>
              </table:table-cell>
              <table:table-cell office:value-type="float" office:value="213.051">
                <text:p>213.05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466.399999999982">
                <text:p>466.399999999982</text:p>
              </table:table-cell>
              <table:table-cell office:value-type="float" office:value="105.783">
                <text:p>105.783</text:p>
              </table:table-cell>
              <table:table-cell office:value-type="float" office:value="213.012">
                <text:p>213.012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466.599999999982">
                <text:p>466.599999999982</text:p>
              </table:table-cell>
              <table:table-cell office:value-type="float" office:value="105.765">
                <text:p>105.765</text:p>
              </table:table-cell>
              <table:table-cell office:value-type="float" office:value="212.973">
                <text:p>212.97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466.799999999982">
                <text:p>466.799999999982</text:p>
              </table:table-cell>
              <table:table-cell office:value-type="float" office:value="105.748">
                <text:p>105.748</text:p>
              </table:table-cell>
              <table:table-cell office:value-type="float" office:value="212.934">
                <text:p>212.934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466.999999999982">
                <text:p>466.999999999982</text:p>
              </table:table-cell>
              <table:table-cell office:value-type="float" office:value="105.731">
                <text:p>105.731</text:p>
              </table:table-cell>
              <table:table-cell office:value-type="float" office:value="212.894">
                <text:p>212.894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467.199999999982">
                <text:p>467.199999999982</text:p>
              </table:table-cell>
              <table:table-cell office:value-type="float" office:value="105.713">
                <text:p>105.713</text:p>
              </table:table-cell>
              <table:table-cell office:value-type="float" office:value="212.855">
                <text:p>212.85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467.399999999982">
                <text:p>467.399999999982</text:p>
              </table:table-cell>
              <table:table-cell office:value-type="float" office:value="105.696">
                <text:p>105.696</text:p>
              </table:table-cell>
              <table:table-cell office:value-type="float" office:value="212.816">
                <text:p>212.816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467.599999999982">
                <text:p>467.599999999982</text:p>
              </table:table-cell>
              <table:table-cell office:value-type="float" office:value="105.678">
                <text:p>105.678</text:p>
              </table:table-cell>
              <table:table-cell office:value-type="float" office:value="212.777">
                <text:p>212.77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467.799999999982">
                <text:p>467.799999999982</text:p>
              </table:table-cell>
              <table:table-cell office:value-type="float" office:value="105.661">
                <text:p>105.661</text:p>
              </table:table-cell>
              <table:table-cell office:value-type="float" office:value="212.738">
                <text:p>212.73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467.999999999982">
                <text:p>467.999999999982</text:p>
              </table:table-cell>
              <table:table-cell office:value-type="float" office:value="105.644">
                <text:p>105.644</text:p>
              </table:table-cell>
              <table:table-cell office:value-type="float" office:value="212.699">
                <text:p>212.69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468.199999999982">
                <text:p>468.199999999982</text:p>
              </table:table-cell>
              <table:table-cell office:value-type="float" office:value="105.626">
                <text:p>105.626</text:p>
              </table:table-cell>
              <table:table-cell office:value-type="float" office:value="212.66">
                <text:p>212.66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468.399999999982">
                <text:p>468.399999999982</text:p>
              </table:table-cell>
              <table:table-cell office:value-type="float" office:value="105.609">
                <text:p>105.609</text:p>
              </table:table-cell>
              <table:table-cell office:value-type="float" office:value="212.621">
                <text:p>212.62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468.599999999982">
                <text:p>468.599999999982</text:p>
              </table:table-cell>
              <table:table-cell office:value-type="float" office:value="105.592">
                <text:p>105.592</text:p>
              </table:table-cell>
              <table:table-cell office:value-type="float" office:value="212.582">
                <text:p>212.582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468.799999999982">
                <text:p>468.799999999982</text:p>
              </table:table-cell>
              <table:table-cell office:value-type="float" office:value="105.575">
                <text:p>105.575</text:p>
              </table:table-cell>
              <table:table-cell office:value-type="float" office:value="212.543">
                <text:p>212.54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468.999999999982">
                <text:p>468.999999999982</text:p>
              </table:table-cell>
              <table:table-cell office:value-type="float" office:value="105.557">
                <text:p>105.557</text:p>
              </table:table-cell>
              <table:table-cell office:value-type="float" office:value="212.505">
                <text:p>212.50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469.199999999982">
                <text:p>469.199999999982</text:p>
              </table:table-cell>
              <table:table-cell office:value-type="float" office:value="105.54">
                <text:p>105.54</text:p>
              </table:table-cell>
              <table:table-cell office:value-type="float" office:value="212.466">
                <text:p>212.46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469.399999999982">
                <text:p>469.399999999982</text:p>
              </table:table-cell>
              <table:table-cell office:value-type="float" office:value="105.523">
                <text:p>105.523</text:p>
              </table:table-cell>
              <table:table-cell office:value-type="float" office:value="212.427">
                <text:p>212.42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69.599999999982">
                <text:p>469.599999999982</text:p>
              </table:table-cell>
              <table:table-cell office:value-type="float" office:value="105.505">
                <text:p>105.505</text:p>
              </table:table-cell>
              <table:table-cell office:value-type="float" office:value="212.388">
                <text:p>212.38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469.799999999982">
                <text:p>469.799999999982</text:p>
              </table:table-cell>
              <table:table-cell office:value-type="float" office:value="105.488">
                <text:p>105.488</text:p>
              </table:table-cell>
              <table:table-cell office:value-type="float" office:value="212.349">
                <text:p>212.34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469.999999999982">
                <text:p>469.999999999982</text:p>
              </table:table-cell>
              <table:table-cell office:value-type="float" office:value="105.471">
                <text:p>105.471</text:p>
              </table:table-cell>
              <table:table-cell office:value-type="float" office:value="212.31">
                <text:p>212.3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470.199999999982">
                <text:p>470.199999999982</text:p>
              </table:table-cell>
              <table:table-cell office:value-type="float" office:value="105.454">
                <text:p>105.454</text:p>
              </table:table-cell>
              <table:table-cell office:value-type="float" office:value="212.272">
                <text:p>212.272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470.399999999982">
                <text:p>470.399999999982</text:p>
              </table:table-cell>
              <table:table-cell office:value-type="float" office:value="105.436">
                <text:p>105.436</text:p>
              </table:table-cell>
              <table:table-cell office:value-type="float" office:value="212.233">
                <text:p>212.23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470.599999999982">
                <text:p>470.599999999982</text:p>
              </table:table-cell>
              <table:table-cell office:value-type="float" office:value="105.419">
                <text:p>105.419</text:p>
              </table:table-cell>
              <table:table-cell office:value-type="float" office:value="212.194">
                <text:p>212.194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470.799999999982">
                <text:p>470.799999999982</text:p>
              </table:table-cell>
              <table:table-cell office:value-type="float" office:value="105.402">
                <text:p>105.402</text:p>
              </table:table-cell>
              <table:table-cell office:value-type="float" office:value="212.155">
                <text:p>212.15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70.999999999982">
                <text:p>470.999999999982</text:p>
              </table:table-cell>
              <table:table-cell office:value-type="float" office:value="105.385">
                <text:p>105.385</text:p>
              </table:table-cell>
              <table:table-cell office:value-type="float" office:value="212.117">
                <text:p>212.117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471.199999999982">
                <text:p>471.199999999982</text:p>
              </table:table-cell>
              <table:table-cell office:value-type="float" office:value="105.368">
                <text:p>105.368</text:p>
              </table:table-cell>
              <table:table-cell office:value-type="float" office:value="212.078">
                <text:p>212.078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471.399999999982">
                <text:p>471.399999999982</text:p>
              </table:table-cell>
              <table:table-cell office:value-type="float" office:value="105.351">
                <text:p>105.351</text:p>
              </table:table-cell>
              <table:table-cell office:value-type="float" office:value="212.039">
                <text:p>212.039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471.599999999982">
                <text:p>471.599999999982</text:p>
              </table:table-cell>
              <table:table-cell office:value-type="float" office:value="105.333">
                <text:p>105.333</text:p>
              </table:table-cell>
              <table:table-cell office:value-type="float" office:value="212.001">
                <text:p>212.00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471.799999999982">
                <text:p>471.799999999982</text:p>
              </table:table-cell>
              <table:table-cell office:value-type="float" office:value="105.316">
                <text:p>105.316</text:p>
              </table:table-cell>
              <table:table-cell office:value-type="float" office:value="211.962">
                <text:p>211.96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471.999999999982">
                <text:p>471.999999999982</text:p>
              </table:table-cell>
              <table:table-cell office:value-type="float" office:value="105.299">
                <text:p>105.299</text:p>
              </table:table-cell>
              <table:table-cell office:value-type="float" office:value="211.924">
                <text:p>211.92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472.199999999982">
                <text:p>472.199999999982</text:p>
              </table:table-cell>
              <table:table-cell office:value-type="float" office:value="105.282">
                <text:p>105.282</text:p>
              </table:table-cell>
              <table:table-cell office:value-type="float" office:value="211.885">
                <text:p>211.88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472.399999999982">
                <text:p>472.399999999982</text:p>
              </table:table-cell>
              <table:table-cell office:value-type="float" office:value="105.265">
                <text:p>105.265</text:p>
              </table:table-cell>
              <table:table-cell office:value-type="float" office:value="211.846">
                <text:p>211.846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472.599999999982">
                <text:p>472.599999999982</text:p>
              </table:table-cell>
              <table:table-cell office:value-type="float" office:value="105.248">
                <text:p>105.248</text:p>
              </table:table-cell>
              <table:table-cell office:value-type="float" office:value="211.808">
                <text:p>211.808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472.799999999982">
                <text:p>472.799999999982</text:p>
              </table:table-cell>
              <table:table-cell office:value-type="float" office:value="105.231">
                <text:p>105.231</text:p>
              </table:table-cell>
              <table:table-cell office:value-type="float" office:value="211.769">
                <text:p>211.769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472.999999999982">
                <text:p>472.999999999982</text:p>
              </table:table-cell>
              <table:table-cell office:value-type="float" office:value="105.213">
                <text:p>105.213</text:p>
              </table:table-cell>
              <table:table-cell office:value-type="float" office:value="211.731">
                <text:p>211.73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473.199999999982">
                <text:p>473.199999999982</text:p>
              </table:table-cell>
              <table:table-cell office:value-type="float" office:value="105.196">
                <text:p>105.196</text:p>
              </table:table-cell>
              <table:table-cell office:value-type="float" office:value="211.693">
                <text:p>211.69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473.399999999982">
                <text:p>473.399999999982</text:p>
              </table:table-cell>
              <table:table-cell office:value-type="float" office:value="105.179">
                <text:p>105.179</text:p>
              </table:table-cell>
              <table:table-cell office:value-type="float" office:value="211.654">
                <text:p>211.65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473.599999999982">
                <text:p>473.599999999982</text:p>
              </table:table-cell>
              <table:table-cell office:value-type="float" office:value="105.162">
                <text:p>105.162</text:p>
              </table:table-cell>
              <table:table-cell office:value-type="float" office:value="211.616">
                <text:p>211.616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473.799999999982">
                <text:p>473.799999999982</text:p>
              </table:table-cell>
              <table:table-cell office:value-type="float" office:value="105.145">
                <text:p>105.145</text:p>
              </table:table-cell>
              <table:table-cell office:value-type="float" office:value="211.577">
                <text:p>211.577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473.999999999982">
                <text:p>473.999999999982</text:p>
              </table:table-cell>
              <table:table-cell office:value-type="float" office:value="105.128">
                <text:p>105.128</text:p>
              </table:table-cell>
              <table:table-cell office:value-type="float" office:value="211.539">
                <text:p>211.539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474.199999999982">
                <text:p>474.199999999982</text:p>
              </table:table-cell>
              <table:table-cell office:value-type="float" office:value="105.111">
                <text:p>105.111</text:p>
              </table:table-cell>
              <table:table-cell office:value-type="float" office:value="211.501">
                <text:p>211.50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474.399999999982">
                <text:p>474.399999999982</text:p>
              </table:table-cell>
              <table:table-cell office:value-type="float" office:value="105.094">
                <text:p>105.094</text:p>
              </table:table-cell>
              <table:table-cell office:value-type="float" office:value="211.462">
                <text:p>211.462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474.599999999982">
                <text:p>474.599999999982</text:p>
              </table:table-cell>
              <table:table-cell office:value-type="float" office:value="105.077">
                <text:p>105.077</text:p>
              </table:table-cell>
              <table:table-cell office:value-type="float" office:value="211.424">
                <text:p>211.42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474.799999999982">
                <text:p>474.799999999982</text:p>
              </table:table-cell>
              <table:table-cell office:value-type="float" office:value="105.06">
                <text:p>105.06</text:p>
              </table:table-cell>
              <table:table-cell office:value-type="float" office:value="211.386">
                <text:p>211.386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74.999999999982">
                <text:p>474.999999999982</text:p>
              </table:table-cell>
              <table:table-cell office:value-type="float" office:value="105.043">
                <text:p>105.043</text:p>
              </table:table-cell>
              <table:table-cell office:value-type="float" office:value="211.348">
                <text:p>211.348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475.199999999982">
                <text:p>475.199999999982</text:p>
              </table:table-cell>
              <table:table-cell office:value-type="float" office:value="105.026">
                <text:p>105.026</text:p>
              </table:table-cell>
              <table:table-cell office:value-type="float" office:value="211.31">
                <text:p>211.31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475.399999999982">
                <text:p>475.399999999982</text:p>
              </table:table-cell>
              <table:table-cell office:value-type="float" office:value="105.009">
                <text:p>105.009</text:p>
              </table:table-cell>
              <table:table-cell office:value-type="float" office:value="211.271">
                <text:p>211.271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475.599999999982">
                <text:p>475.599999999982</text:p>
              </table:table-cell>
              <table:table-cell office:value-type="float" office:value="104.992">
                <text:p>104.992</text:p>
              </table:table-cell>
              <table:table-cell office:value-type="float" office:value="211.233">
                <text:p>211.233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75.799999999982">
                <text:p>475.799999999982</text:p>
              </table:table-cell>
              <table:table-cell office:value-type="float" office:value="104.975">
                <text:p>104.975</text:p>
              </table:table-cell>
              <table:table-cell office:value-type="float" office:value="211.195">
                <text:p>211.19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475.999999999982">
                <text:p>475.999999999982</text:p>
              </table:table-cell>
              <table:table-cell office:value-type="float" office:value="104.958">
                <text:p>104.958</text:p>
              </table:table-cell>
              <table:table-cell office:value-type="float" office:value="211.157">
                <text:p>211.157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476.199999999982">
                <text:p>476.199999999982</text:p>
              </table:table-cell>
              <table:table-cell office:value-type="float" office:value="104.941">
                <text:p>104.941</text:p>
              </table:table-cell>
              <table:table-cell office:value-type="float" office:value="211.119">
                <text:p>211.11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476.399999999981">
                <text:p>476.399999999981</text:p>
              </table:table-cell>
              <table:table-cell office:value-type="float" office:value="104.925">
                <text:p>104.925</text:p>
              </table:table-cell>
              <table:table-cell office:value-type="float" office:value="211.081">
                <text:p>211.08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476.599999999982">
                <text:p>476.599999999982</text:p>
              </table:table-cell>
              <table:table-cell office:value-type="float" office:value="104.908">
                <text:p>104.908</text:p>
              </table:table-cell>
              <table:table-cell office:value-type="float" office:value="211.043">
                <text:p>211.043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476.799999999982">
                <text:p>476.799999999982</text:p>
              </table:table-cell>
              <table:table-cell office:value-type="float" office:value="104.891">
                <text:p>104.891</text:p>
              </table:table-cell>
              <table:table-cell office:value-type="float" office:value="211.005">
                <text:p>211.00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476.999999999982">
                <text:p>476.999999999982</text:p>
              </table:table-cell>
              <table:table-cell office:value-type="float" office:value="104.874">
                <text:p>104.874</text:p>
              </table:table-cell>
              <table:table-cell office:value-type="float" office:value="210.967">
                <text:p>210.96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477.199999999981">
                <text:p>477.199999999981</text:p>
              </table:table-cell>
              <table:table-cell office:value-type="float" office:value="104.857">
                <text:p>104.857</text:p>
              </table:table-cell>
              <table:table-cell office:value-type="float" office:value="210.929">
                <text:p>210.92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477.399999999981">
                <text:p>477.399999999981</text:p>
              </table:table-cell>
              <table:table-cell office:value-type="float" office:value="104.84">
                <text:p>104.84</text:p>
              </table:table-cell>
              <table:table-cell office:value-type="float" office:value="210.891">
                <text:p>210.891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477.599999999981">
                <text:p>477.599999999981</text:p>
              </table:table-cell>
              <table:table-cell office:value-type="float" office:value="104.823">
                <text:p>104.823</text:p>
              </table:table-cell>
              <table:table-cell office:value-type="float" office:value="210.853">
                <text:p>210.853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477.799999999981">
                <text:p>477.799999999981</text:p>
              </table:table-cell>
              <table:table-cell office:value-type="float" office:value="104.807">
                <text:p>104.807</text:p>
              </table:table-cell>
              <table:table-cell office:value-type="float" office:value="210.815">
                <text:p>210.815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477.999999999981">
                <text:p>477.999999999981</text:p>
              </table:table-cell>
              <table:table-cell office:value-type="float" office:value="104.79">
                <text:p>104.79</text:p>
              </table:table-cell>
              <table:table-cell office:value-type="float" office:value="210.778">
                <text:p>210.77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478.199999999981">
                <text:p>478.199999999981</text:p>
              </table:table-cell>
              <table:table-cell office:value-type="float" office:value="104.773">
                <text:p>104.773</text:p>
              </table:table-cell>
              <table:table-cell office:value-type="float" office:value="210.74">
                <text:p>210.7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478.399999999981">
                <text:p>478.399999999981</text:p>
              </table:table-cell>
              <table:table-cell office:value-type="float" office:value="104.756">
                <text:p>104.756</text:p>
              </table:table-cell>
              <table:table-cell office:value-type="float" office:value="210.702">
                <text:p>210.70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478.599999999981">
                <text:p>478.599999999981</text:p>
              </table:table-cell>
              <table:table-cell office:value-type="float" office:value="104.739">
                <text:p>104.739</text:p>
              </table:table-cell>
              <table:table-cell office:value-type="float" office:value="210.664">
                <text:p>210.664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478.799999999981">
                <text:p>478.799999999981</text:p>
              </table:table-cell>
              <table:table-cell office:value-type="float" office:value="104.723">
                <text:p>104.723</text:p>
              </table:table-cell>
              <table:table-cell office:value-type="float" office:value="210.627">
                <text:p>210.627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478.999999999981">
                <text:p>478.999999999981</text:p>
              </table:table-cell>
              <table:table-cell office:value-type="float" office:value="104.706">
                <text:p>104.706</text:p>
              </table:table-cell>
              <table:table-cell office:value-type="float" office:value="210.589">
                <text:p>210.58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479.199999999981">
                <text:p>479.199999999981</text:p>
              </table:table-cell>
              <table:table-cell office:value-type="float" office:value="104.689">
                <text:p>104.689</text:p>
              </table:table-cell>
              <table:table-cell office:value-type="float" office:value="210.551">
                <text:p>210.551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479.399999999981">
                <text:p>479.399999999981</text:p>
              </table:table-cell>
              <table:table-cell office:value-type="float" office:value="104.672">
                <text:p>104.672</text:p>
              </table:table-cell>
              <table:table-cell office:value-type="float" office:value="210.514">
                <text:p>210.514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479.599999999981">
                <text:p>479.599999999981</text:p>
              </table:table-cell>
              <table:table-cell office:value-type="float" office:value="104.656">
                <text:p>104.656</text:p>
              </table:table-cell>
              <table:table-cell office:value-type="float" office:value="210.476">
                <text:p>210.47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479.799999999981">
                <text:p>479.799999999981</text:p>
              </table:table-cell>
              <table:table-cell office:value-type="float" office:value="104.639">
                <text:p>104.639</text:p>
              </table:table-cell>
              <table:table-cell office:value-type="float" office:value="210.438">
                <text:p>210.43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479.999999999981">
                <text:p>479.999999999981</text:p>
              </table:table-cell>
              <table:table-cell office:value-type="float" office:value="104.622">
                <text:p>104.622</text:p>
              </table:table-cell>
              <table:table-cell office:value-type="float" office:value="210.401">
                <text:p>210.401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480.199999999981">
                <text:p>480.199999999981</text:p>
              </table:table-cell>
              <table:table-cell office:value-type="float" office:value="104.606">
                <text:p>104.606</text:p>
              </table:table-cell>
              <table:table-cell office:value-type="float" office:value="210.363">
                <text:p>210.363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480.399999999981">
                <text:p>480.399999999981</text:p>
              </table:table-cell>
              <table:table-cell office:value-type="float" office:value="104.589">
                <text:p>104.589</text:p>
              </table:table-cell>
              <table:table-cell office:value-type="float" office:value="210.326">
                <text:p>210.326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480.599999999981">
                <text:p>480.599999999981</text:p>
              </table:table-cell>
              <table:table-cell office:value-type="float" office:value="104.572">
                <text:p>104.572</text:p>
              </table:table-cell>
              <table:table-cell office:value-type="float" office:value="210.288">
                <text:p>210.288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480.799999999981">
                <text:p>480.799999999981</text:p>
              </table:table-cell>
              <table:table-cell office:value-type="float" office:value="104.556">
                <text:p>104.556</text:p>
              </table:table-cell>
              <table:table-cell office:value-type="float" office:value="210.251">
                <text:p>210.251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480.999999999981">
                <text:p>480.999999999981</text:p>
              </table:table-cell>
              <table:table-cell office:value-type="float" office:value="104.539">
                <text:p>104.539</text:p>
              </table:table-cell>
              <table:table-cell office:value-type="float" office:value="210.214">
                <text:p>210.21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481.199999999981">
                <text:p>481.199999999981</text:p>
              </table:table-cell>
              <table:table-cell office:value-type="float" office:value="104.522">
                <text:p>104.522</text:p>
              </table:table-cell>
              <table:table-cell office:value-type="float" office:value="210.176">
                <text:p>210.176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481.399999999981">
                <text:p>481.399999999981</text:p>
              </table:table-cell>
              <table:table-cell office:value-type="float" office:value="104.506">
                <text:p>104.506</text:p>
              </table:table-cell>
              <table:table-cell office:value-type="float" office:value="210.139">
                <text:p>210.139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481.599999999981">
                <text:p>481.599999999981</text:p>
              </table:table-cell>
              <table:table-cell office:value-type="float" office:value="104.489">
                <text:p>104.489</text:p>
              </table:table-cell>
              <table:table-cell office:value-type="float" office:value="210.101">
                <text:p>210.10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481.799999999981">
                <text:p>481.799999999981</text:p>
              </table:table-cell>
              <table:table-cell office:value-type="float" office:value="104.473">
                <text:p>104.473</text:p>
              </table:table-cell>
              <table:table-cell office:value-type="float" office:value="210.064">
                <text:p>210.064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481.999999999981">
                <text:p>481.999999999981</text:p>
              </table:table-cell>
              <table:table-cell office:value-type="float" office:value="104.456">
                <text:p>104.456</text:p>
              </table:table-cell>
              <table:table-cell office:value-type="float" office:value="210.027">
                <text:p>210.027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482.199999999981">
                <text:p>482.199999999981</text:p>
              </table:table-cell>
              <table:table-cell office:value-type="float" office:value="104.44">
                <text:p>104.44</text:p>
              </table:table-cell>
              <table:table-cell office:value-type="float" office:value="209.99">
                <text:p>209.9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482.399999999981">
                <text:p>482.399999999981</text:p>
              </table:table-cell>
              <table:table-cell office:value-type="float" office:value="104.423">
                <text:p>104.423</text:p>
              </table:table-cell>
              <table:table-cell office:value-type="float" office:value="209.952">
                <text:p>209.952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482.599999999981">
                <text:p>482.599999999981</text:p>
              </table:table-cell>
              <table:table-cell office:value-type="float" office:value="104.407">
                <text:p>104.407</text:p>
              </table:table-cell>
              <table:table-cell office:value-type="float" office:value="209.915">
                <text:p>209.91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482.799999999981">
                <text:p>482.799999999981</text:p>
              </table:table-cell>
              <table:table-cell office:value-type="float" office:value="104.39">
                <text:p>104.39</text:p>
              </table:table-cell>
              <table:table-cell office:value-type="float" office:value="209.878">
                <text:p>209.878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482.999999999981">
                <text:p>482.999999999981</text:p>
              </table:table-cell>
              <table:table-cell office:value-type="float" office:value="104.374">
                <text:p>104.374</text:p>
              </table:table-cell>
              <table:table-cell office:value-type="float" office:value="209.841">
                <text:p>209.841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483.199999999981">
                <text:p>483.199999999981</text:p>
              </table:table-cell>
              <table:table-cell office:value-type="float" office:value="104.357">
                <text:p>104.357</text:p>
              </table:table-cell>
              <table:table-cell office:value-type="float" office:value="209.804">
                <text:p>209.80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483.399999999981">
                <text:p>483.399999999981</text:p>
              </table:table-cell>
              <table:table-cell office:value-type="float" office:value="104.341">
                <text:p>104.341</text:p>
              </table:table-cell>
              <table:table-cell office:value-type="float" office:value="209.767">
                <text:p>209.767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483.599999999981">
                <text:p>483.599999999981</text:p>
              </table:table-cell>
              <table:table-cell office:value-type="float" office:value="104.324">
                <text:p>104.324</text:p>
              </table:table-cell>
              <table:table-cell office:value-type="float" office:value="209.73">
                <text:p>209.7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483.799999999981">
                <text:p>483.799999999981</text:p>
              </table:table-cell>
              <table:table-cell office:value-type="float" office:value="104.308">
                <text:p>104.308</text:p>
              </table:table-cell>
              <table:table-cell office:value-type="float" office:value="209.693">
                <text:p>209.69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483.999999999981">
                <text:p>483.999999999981</text:p>
              </table:table-cell>
              <table:table-cell office:value-type="float" office:value="104.291">
                <text:p>104.291</text:p>
              </table:table-cell>
              <table:table-cell office:value-type="float" office:value="209.656">
                <text:p>209.656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484.199999999981">
                <text:p>484.199999999981</text:p>
              </table:table-cell>
              <table:table-cell office:value-type="float" office:value="104.275">
                <text:p>104.275</text:p>
              </table:table-cell>
              <table:table-cell office:value-type="float" office:value="209.619">
                <text:p>209.619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484.399999999981">
                <text:p>484.399999999981</text:p>
              </table:table-cell>
              <table:table-cell office:value-type="float" office:value="104.258">
                <text:p>104.258</text:p>
              </table:table-cell>
              <table:table-cell office:value-type="float" office:value="209.582">
                <text:p>209.582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84.599999999981">
                <text:p>484.599999999981</text:p>
              </table:table-cell>
              <table:table-cell office:value-type="float" office:value="104.242">
                <text:p>104.242</text:p>
              </table:table-cell>
              <table:table-cell office:value-type="float" office:value="209.545">
                <text:p>209.54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84.799999999981">
                <text:p>484.799999999981</text:p>
              </table:table-cell>
              <table:table-cell office:value-type="float" office:value="104.226">
                <text:p>104.226</text:p>
              </table:table-cell>
              <table:table-cell office:value-type="float" office:value="209.508">
                <text:p>209.508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84.999999999981">
                <text:p>484.999999999981</text:p>
              </table:table-cell>
              <table:table-cell office:value-type="float" office:value="104.209">
                <text:p>104.209</text:p>
              </table:table-cell>
              <table:table-cell office:value-type="float" office:value="209.472">
                <text:p>209.472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485.199999999981">
                <text:p>485.199999999981</text:p>
              </table:table-cell>
              <table:table-cell office:value-type="float" office:value="104.193">
                <text:p>104.193</text:p>
              </table:table-cell>
              <table:table-cell office:value-type="float" office:value="209.435">
                <text:p>209.43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85.399999999981">
                <text:p>485.399999999981</text:p>
              </table:table-cell>
              <table:table-cell office:value-type="float" office:value="104.177">
                <text:p>104.177</text:p>
              </table:table-cell>
              <table:table-cell office:value-type="float" office:value="209.398">
                <text:p>209.39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85.599999999981">
                <text:p>485.599999999981</text:p>
              </table:table-cell>
              <table:table-cell office:value-type="float" office:value="104.16">
                <text:p>104.16</text:p>
              </table:table-cell>
              <table:table-cell office:value-type="float" office:value="209.361">
                <text:p>209.361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485.799999999981">
                <text:p>485.799999999981</text:p>
              </table:table-cell>
              <table:table-cell office:value-type="float" office:value="104.144">
                <text:p>104.144</text:p>
              </table:table-cell>
              <table:table-cell office:value-type="float" office:value="209.325">
                <text:p>209.32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485.999999999981">
                <text:p>485.999999999981</text:p>
              </table:table-cell>
              <table:table-cell office:value-type="float" office:value="104.128">
                <text:p>104.128</text:p>
              </table:table-cell>
              <table:table-cell office:value-type="float" office:value="209.288">
                <text:p>209.288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486.199999999981">
                <text:p>486.199999999981</text:p>
              </table:table-cell>
              <table:table-cell office:value-type="float" office:value="104.111">
                <text:p>104.111</text:p>
              </table:table-cell>
              <table:table-cell office:value-type="float" office:value="209.251">
                <text:p>209.251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486.399999999981">
                <text:p>486.399999999981</text:p>
              </table:table-cell>
              <table:table-cell office:value-type="float" office:value="104.095">
                <text:p>104.095</text:p>
              </table:table-cell>
              <table:table-cell office:value-type="float" office:value="209.215">
                <text:p>209.21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486.599999999981">
                <text:p>486.599999999981</text:p>
              </table:table-cell>
              <table:table-cell office:value-type="float" office:value="104.079">
                <text:p>104.079</text:p>
              </table:table-cell>
              <table:table-cell office:value-type="float" office:value="209.178">
                <text:p>209.178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486.799999999981">
                <text:p>486.799999999981</text:p>
              </table:table-cell>
              <table:table-cell office:value-type="float" office:value="104.063">
                <text:p>104.063</text:p>
              </table:table-cell>
              <table:table-cell office:value-type="float" office:value="209.142">
                <text:p>209.14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486.999999999981">
                <text:p>486.999999999981</text:p>
              </table:table-cell>
              <table:table-cell office:value-type="float" office:value="104.046">
                <text:p>104.046</text:p>
              </table:table-cell>
              <table:table-cell office:value-type="float" office:value="209.105">
                <text:p>209.10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487.199999999981">
                <text:p>487.199999999981</text:p>
              </table:table-cell>
              <table:table-cell office:value-type="float" office:value="104.03">
                <text:p>104.03</text:p>
              </table:table-cell>
              <table:table-cell office:value-type="float" office:value="209.069">
                <text:p>209.06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487.399999999981">
                <text:p>487.399999999981</text:p>
              </table:table-cell>
              <table:table-cell office:value-type="float" office:value="104.014">
                <text:p>104.014</text:p>
              </table:table-cell>
              <table:table-cell office:value-type="float" office:value="209.032">
                <text:p>209.03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487.599999999981">
                <text:p>487.599999999981</text:p>
              </table:table-cell>
              <table:table-cell office:value-type="float" office:value="103.998">
                <text:p>103.998</text:p>
              </table:table-cell>
              <table:table-cell office:value-type="float" office:value="208.996">
                <text:p>208.99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487.799999999981">
                <text:p>487.799999999981</text:p>
              </table:table-cell>
              <table:table-cell office:value-type="float" office:value="103.982">
                <text:p>103.982</text:p>
              </table:table-cell>
              <table:table-cell office:value-type="float" office:value="208.96">
                <text:p>208.96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487.999999999981">
                <text:p>487.999999999981</text:p>
              </table:table-cell>
              <table:table-cell office:value-type="float" office:value="103.966">
                <text:p>103.966</text:p>
              </table:table-cell>
              <table:table-cell office:value-type="float" office:value="208.923">
                <text:p>208.923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488.199999999981">
                <text:p>488.199999999981</text:p>
              </table:table-cell>
              <table:table-cell office:value-type="float" office:value="103.949">
                <text:p>103.949</text:p>
              </table:table-cell>
              <table:table-cell office:value-type="float" office:value="208.887">
                <text:p>208.887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488.399999999981">
                <text:p>488.399999999981</text:p>
              </table:table-cell>
              <table:table-cell office:value-type="float" office:value="103.933">
                <text:p>103.933</text:p>
              </table:table-cell>
              <table:table-cell office:value-type="float" office:value="208.851">
                <text:p>208.851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488.599999999981">
                <text:p>488.599999999981</text:p>
              </table:table-cell>
              <table:table-cell office:value-type="float" office:value="103.917">
                <text:p>103.917</text:p>
              </table:table-cell>
              <table:table-cell office:value-type="float" office:value="208.814">
                <text:p>208.814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488.799999999981">
                <text:p>488.799999999981</text:p>
              </table:table-cell>
              <table:table-cell office:value-type="float" office:value="103.901">
                <text:p>103.901</text:p>
              </table:table-cell>
              <table:table-cell office:value-type="float" office:value="208.778">
                <text:p>208.778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488.999999999981">
                <text:p>488.999999999981</text:p>
              </table:table-cell>
              <table:table-cell office:value-type="float" office:value="103.885">
                <text:p>103.885</text:p>
              </table:table-cell>
              <table:table-cell office:value-type="float" office:value="208.742">
                <text:p>208.74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489.199999999981">
                <text:p>489.199999999981</text:p>
              </table:table-cell>
              <table:table-cell office:value-type="float" office:value="103.869">
                <text:p>103.869</text:p>
              </table:table-cell>
              <table:table-cell office:value-type="float" office:value="208.706">
                <text:p>208.70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489.399999999981">
                <text:p>489.399999999981</text:p>
              </table:table-cell>
              <table:table-cell office:value-type="float" office:value="103.853">
                <text:p>103.853</text:p>
              </table:table-cell>
              <table:table-cell office:value-type="float" office:value="208.67">
                <text:p>208.6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489.599999999981">
                <text:p>489.599999999981</text:p>
              </table:table-cell>
              <table:table-cell office:value-type="float" office:value="103.837">
                <text:p>103.837</text:p>
              </table:table-cell>
              <table:table-cell office:value-type="float" office:value="208.634">
                <text:p>208.63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489.799999999981">
                <text:p>489.799999999981</text:p>
              </table:table-cell>
              <table:table-cell office:value-type="float" office:value="103.821">
                <text:p>103.821</text:p>
              </table:table-cell>
              <table:table-cell office:value-type="float" office:value="208.598">
                <text:p>208.598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489.999999999981">
                <text:p>489.999999999981</text:p>
              </table:table-cell>
              <table:table-cell office:value-type="float" office:value="103.805">
                <text:p>103.805</text:p>
              </table:table-cell>
              <table:table-cell office:value-type="float" office:value="208.562">
                <text:p>208.56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490.199999999981">
                <text:p>490.199999999981</text:p>
              </table:table-cell>
              <table:table-cell office:value-type="float" office:value="103.789">
                <text:p>103.789</text:p>
              </table:table-cell>
              <table:table-cell office:value-type="float" office:value="208.526">
                <text:p>208.526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90.399999999981">
                <text:p>490.399999999981</text:p>
              </table:table-cell>
              <table:table-cell office:value-type="float" office:value="103.773">
                <text:p>103.773</text:p>
              </table:table-cell>
              <table:table-cell office:value-type="float" office:value="208.49">
                <text:p>208.49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490.599999999981">
                <text:p>490.599999999981</text:p>
              </table:table-cell>
              <table:table-cell office:value-type="float" office:value="103.757">
                <text:p>103.757</text:p>
              </table:table-cell>
              <table:table-cell office:value-type="float" office:value="208.454">
                <text:p>208.454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490.799999999981">
                <text:p>490.799999999981</text:p>
              </table:table-cell>
              <table:table-cell office:value-type="float" office:value="103.741">
                <text:p>103.741</text:p>
              </table:table-cell>
              <table:table-cell office:value-type="float" office:value="208.418">
                <text:p>208.418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490.999999999981">
                <text:p>490.999999999981</text:p>
              </table:table-cell>
              <table:table-cell office:value-type="float" office:value="103.725">
                <text:p>103.725</text:p>
              </table:table-cell>
              <table:table-cell office:value-type="float" office:value="208.382">
                <text:p>208.382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491.199999999981">
                <text:p>491.199999999981</text:p>
              </table:table-cell>
              <table:table-cell office:value-type="float" office:value="103.709">
                <text:p>103.709</text:p>
              </table:table-cell>
              <table:table-cell office:value-type="float" office:value="208.346">
                <text:p>208.346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491.399999999981">
                <text:p>491.399999999981</text:p>
              </table:table-cell>
              <table:table-cell office:value-type="float" office:value="103.693">
                <text:p>103.693</text:p>
              </table:table-cell>
              <table:table-cell office:value-type="float" office:value="208.311">
                <text:p>208.31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491.599999999981">
                <text:p>491.599999999981</text:p>
              </table:table-cell>
              <table:table-cell office:value-type="float" office:value="103.677">
                <text:p>103.677</text:p>
              </table:table-cell>
              <table:table-cell office:value-type="float" office:value="208.275">
                <text:p>208.27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491.799999999981">
                <text:p>491.799999999981</text:p>
              </table:table-cell>
              <table:table-cell office:value-type="float" office:value="103.662">
                <text:p>103.662</text:p>
              </table:table-cell>
              <table:table-cell office:value-type="float" office:value="208.239">
                <text:p>208.23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491.999999999981">
                <text:p>491.999999999981</text:p>
              </table:table-cell>
              <table:table-cell office:value-type="float" office:value="103.646">
                <text:p>103.646</text:p>
              </table:table-cell>
              <table:table-cell office:value-type="float" office:value="208.203">
                <text:p>208.20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492.199999999981">
                <text:p>492.199999999981</text:p>
              </table:table-cell>
              <table:table-cell office:value-type="float" office:value="103.63">
                <text:p>103.63</text:p>
              </table:table-cell>
              <table:table-cell office:value-type="float" office:value="208.168">
                <text:p>208.168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492.399999999981">
                <text:p>492.399999999981</text:p>
              </table:table-cell>
              <table:table-cell office:value-type="float" office:value="103.614">
                <text:p>103.614</text:p>
              </table:table-cell>
              <table:table-cell office:value-type="float" office:value="208.132">
                <text:p>208.132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492.599999999981">
                <text:p>492.599999999981</text:p>
              </table:table-cell>
              <table:table-cell office:value-type="float" office:value="103.598">
                <text:p>103.598</text:p>
              </table:table-cell>
              <table:table-cell office:value-type="float" office:value="208.097">
                <text:p>208.097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492.799999999981">
                <text:p>492.799999999981</text:p>
              </table:table-cell>
              <table:table-cell office:value-type="float" office:value="103.582">
                <text:p>103.582</text:p>
              </table:table-cell>
              <table:table-cell office:value-type="float" office:value="208.061">
                <text:p>208.06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492.999999999981">
                <text:p>492.999999999981</text:p>
              </table:table-cell>
              <table:table-cell office:value-type="float" office:value="103.567">
                <text:p>103.567</text:p>
              </table:table-cell>
              <table:table-cell office:value-type="float" office:value="208.026">
                <text:p>208.026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493.199999999981">
                <text:p>493.199999999981</text:p>
              </table:table-cell>
              <table:table-cell office:value-type="float" office:value="103.551">
                <text:p>103.551</text:p>
              </table:table-cell>
              <table:table-cell office:value-type="float" office:value="207.99">
                <text:p>207.99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493.399999999981">
                <text:p>493.399999999981</text:p>
              </table:table-cell>
              <table:table-cell office:value-type="float" office:value="103.535">
                <text:p>103.535</text:p>
              </table:table-cell>
              <table:table-cell office:value-type="float" office:value="207.955">
                <text:p>207.95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493.599999999981">
                <text:p>493.599999999981</text:p>
              </table:table-cell>
              <table:table-cell office:value-type="float" office:value="103.519">
                <text:p>103.519</text:p>
              </table:table-cell>
              <table:table-cell office:value-type="float" office:value="207.919">
                <text:p>207.919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493.799999999981">
                <text:p>493.799999999981</text:p>
              </table:table-cell>
              <table:table-cell office:value-type="float" office:value="103.504">
                <text:p>103.504</text:p>
              </table:table-cell>
              <table:table-cell office:value-type="float" office:value="207.884">
                <text:p>207.884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493.999999999981">
                <text:p>493.999999999981</text:p>
              </table:table-cell>
              <table:table-cell office:value-type="float" office:value="103.488">
                <text:p>103.488</text:p>
              </table:table-cell>
              <table:table-cell office:value-type="float" office:value="207.849">
                <text:p>207.849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494.199999999981">
                <text:p>494.199999999981</text:p>
              </table:table-cell>
              <table:table-cell office:value-type="float" office:value="103.472">
                <text:p>103.472</text:p>
              </table:table-cell>
              <table:table-cell office:value-type="float" office:value="207.813">
                <text:p>207.81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494.39999999998">
                <text:p>494.39999999998</text:p>
              </table:table-cell>
              <table:table-cell office:value-type="float" office:value="103.457">
                <text:p>103.457</text:p>
              </table:table-cell>
              <table:table-cell office:value-type="float" office:value="207.778">
                <text:p>207.778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494.59999999998">
                <text:p>494.59999999998</text:p>
              </table:table-cell>
              <table:table-cell office:value-type="float" office:value="103.441">
                <text:p>103.441</text:p>
              </table:table-cell>
              <table:table-cell office:value-type="float" office:value="207.743">
                <text:p>207.743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494.799999999981">
                <text:p>494.799999999981</text:p>
              </table:table-cell>
              <table:table-cell office:value-type="float" office:value="103.425">
                <text:p>103.425</text:p>
              </table:table-cell>
              <table:table-cell office:value-type="float" office:value="207.708">
                <text:p>207.708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494.999999999981">
                <text:p>494.999999999981</text:p>
              </table:table-cell>
              <table:table-cell office:value-type="float" office:value="103.41">
                <text:p>103.41</text:p>
              </table:table-cell>
              <table:table-cell office:value-type="float" office:value="207.673">
                <text:p>207.673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495.19999999998">
                <text:p>495.19999999998</text:p>
              </table:table-cell>
              <table:table-cell office:value-type="float" office:value="103.394">
                <text:p>103.394</text:p>
              </table:table-cell>
              <table:table-cell office:value-type="float" office:value="207.638">
                <text:p>207.638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495.39999999998">
                <text:p>495.39999999998</text:p>
              </table:table-cell>
              <table:table-cell office:value-type="float" office:value="103.379">
                <text:p>103.379</text:p>
              </table:table-cell>
              <table:table-cell office:value-type="float" office:value="207.603">
                <text:p>207.603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495.59999999998">
                <text:p>495.59999999998</text:p>
              </table:table-cell>
              <table:table-cell office:value-type="float" office:value="103.363">
                <text:p>103.363</text:p>
              </table:table-cell>
              <table:table-cell office:value-type="float" office:value="207.568">
                <text:p>207.568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495.79999999998">
                <text:p>495.79999999998</text:p>
              </table:table-cell>
              <table:table-cell office:value-type="float" office:value="103.347">
                <text:p>103.347</text:p>
              </table:table-cell>
              <table:table-cell office:value-type="float" office:value="207.533">
                <text:p>207.53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495.99999999998">
                <text:p>495.99999999998</text:p>
              </table:table-cell>
              <table:table-cell office:value-type="float" office:value="103.332">
                <text:p>103.332</text:p>
              </table:table-cell>
              <table:table-cell office:value-type="float" office:value="207.498">
                <text:p>207.498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496.19999999998">
                <text:p>496.19999999998</text:p>
              </table:table-cell>
              <table:table-cell office:value-type="float" office:value="103.316">
                <text:p>103.316</text:p>
              </table:table-cell>
              <table:table-cell office:value-type="float" office:value="207.463">
                <text:p>207.463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496.39999999998">
                <text:p>496.39999999998</text:p>
              </table:table-cell>
              <table:table-cell office:value-type="float" office:value="103.301">
                <text:p>103.301</text:p>
              </table:table-cell>
              <table:table-cell office:value-type="float" office:value="207.428">
                <text:p>207.428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496.59999999998">
                <text:p>496.59999999998</text:p>
              </table:table-cell>
              <table:table-cell office:value-type="float" office:value="103.285">
                <text:p>103.285</text:p>
              </table:table-cell>
              <table:table-cell office:value-type="float" office:value="207.393">
                <text:p>207.393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496.79999999998">
                <text:p>496.79999999998</text:p>
              </table:table-cell>
              <table:table-cell office:value-type="float" office:value="103.27">
                <text:p>103.27</text:p>
              </table:table-cell>
              <table:table-cell office:value-type="float" office:value="207.358">
                <text:p>207.358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496.99999999998">
                <text:p>496.99999999998</text:p>
              </table:table-cell>
              <table:table-cell office:value-type="float" office:value="103.255">
                <text:p>103.255</text:p>
              </table:table-cell>
              <table:table-cell office:value-type="float" office:value="207.323">
                <text:p>207.323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497.19999999998">
                <text:p>497.19999999998</text:p>
              </table:table-cell>
              <table:table-cell office:value-type="float" office:value="103.239">
                <text:p>103.239</text:p>
              </table:table-cell>
              <table:table-cell office:value-type="float" office:value="207.289">
                <text:p>207.289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497.39999999998">
                <text:p>497.39999999998</text:p>
              </table:table-cell>
              <table:table-cell office:value-type="float" office:value="103.224">
                <text:p>103.224</text:p>
              </table:table-cell>
              <table:table-cell office:value-type="float" office:value="207.254">
                <text:p>207.254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497.59999999998">
                <text:p>497.59999999998</text:p>
              </table:table-cell>
              <table:table-cell office:value-type="float" office:value="103.208">
                <text:p>103.208</text:p>
              </table:table-cell>
              <table:table-cell office:value-type="float" office:value="207.219">
                <text:p>207.219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497.79999999998">
                <text:p>497.79999999998</text:p>
              </table:table-cell>
              <table:table-cell office:value-type="float" office:value="103.193">
                <text:p>103.193</text:p>
              </table:table-cell>
              <table:table-cell office:value-type="float" office:value="207.185">
                <text:p>207.18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497.99999999998">
                <text:p>497.99999999998</text:p>
              </table:table-cell>
              <table:table-cell office:value-type="float" office:value="103.177">
                <text:p>103.177</text:p>
              </table:table-cell>
              <table:table-cell office:value-type="float" office:value="207.15">
                <text:p>207.1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498.19999999998">
                <text:p>498.19999999998</text:p>
              </table:table-cell>
              <table:table-cell office:value-type="float" office:value="103.162">
                <text:p>103.162</text:p>
              </table:table-cell>
              <table:table-cell office:value-type="float" office:value="207.115">
                <text:p>207.11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498.39999999998">
                <text:p>498.39999999998</text:p>
              </table:table-cell>
              <table:table-cell office:value-type="float" office:value="103.147">
                <text:p>103.147</text:p>
              </table:table-cell>
              <table:table-cell office:value-type="float" office:value="207.081">
                <text:p>207.08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498.59999999998">
                <text:p>498.59999999998</text:p>
              </table:table-cell>
              <table:table-cell office:value-type="float" office:value="103.131">
                <text:p>103.131</text:p>
              </table:table-cell>
              <table:table-cell office:value-type="float" office:value="207.046">
                <text:p>207.04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498.79999999998">
                <text:p>498.79999999998</text:p>
              </table:table-cell>
              <table:table-cell office:value-type="float" office:value="103.116">
                <text:p>103.116</text:p>
              </table:table-cell>
              <table:table-cell office:value-type="float" office:value="207.012">
                <text:p>207.01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498.99999999998">
                <text:p>498.99999999998</text:p>
              </table:table-cell>
              <table:table-cell office:value-type="float" office:value="103.101">
                <text:p>103.101</text:p>
              </table:table-cell>
              <table:table-cell office:value-type="float" office:value="206.978">
                <text:p>206.978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499.19999999998">
                <text:p>499.19999999998</text:p>
              </table:table-cell>
              <table:table-cell office:value-type="float" office:value="103.086">
                <text:p>103.086</text:p>
              </table:table-cell>
              <table:table-cell office:value-type="float" office:value="206.943">
                <text:p>206.943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499.39999999998">
                <text:p>499.39999999998</text:p>
              </table:table-cell>
              <table:table-cell office:value-type="float" office:value="103.07">
                <text:p>103.07</text:p>
              </table:table-cell>
              <table:table-cell office:value-type="float" office:value="206.909">
                <text:p>206.909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499.59999999998">
                <text:p>499.59999999998</text:p>
              </table:table-cell>
              <table:table-cell office:value-type="float" office:value="103.055">
                <text:p>103.055</text:p>
              </table:table-cell>
              <table:table-cell office:value-type="float" office:value="206.875">
                <text:p>206.87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99.79999999998">
                <text:p>499.79999999998</text:p>
              </table:table-cell>
              <table:table-cell office:value-type="float" office:value="103.04">
                <text:p>103.04</text:p>
              </table:table-cell>
              <table:table-cell office:value-type="float" office:value="206.84">
                <text:p>206.84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499.99999999998">
                <text:p>499.99999999998</text:p>
              </table:table-cell>
              <table:table-cell office:value-type="float" office:value="103.025">
                <text:p>103.025</text:p>
              </table:table-cell>
              <table:table-cell office:value-type="float" office:value="206.806">
                <text:p>206.806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500.19999999998">
                <text:p>500.19999999998</text:p>
              </table:table-cell>
              <table:table-cell office:value-type="float" office:value="103.009">
                <text:p>103.009</text:p>
              </table:table-cell>
              <table:table-cell office:value-type="float" office:value="206.772">
                <text:p>206.772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500.39999999998">
                <text:p>500.39999999998</text:p>
              </table:table-cell>
              <table:table-cell office:value-type="float" office:value="102.994">
                <text:p>102.994</text:p>
              </table:table-cell>
              <table:table-cell office:value-type="float" office:value="206.738">
                <text:p>206.738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500.59999999998">
                <text:p>500.59999999998</text:p>
              </table:table-cell>
              <table:table-cell office:value-type="float" office:value="102.979">
                <text:p>102.979</text:p>
              </table:table-cell>
              <table:table-cell office:value-type="float" office:value="206.704">
                <text:p>206.70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500.79999999998">
                <text:p>500.79999999998</text:p>
              </table:table-cell>
              <table:table-cell office:value-type="float" office:value="102.964">
                <text:p>102.964</text:p>
              </table:table-cell>
              <table:table-cell office:value-type="float" office:value="206.67">
                <text:p>206.67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500.99999999998">
                <text:p>500.99999999998</text:p>
              </table:table-cell>
              <table:table-cell office:value-type="float" office:value="102.949">
                <text:p>102.949</text:p>
              </table:table-cell>
              <table:table-cell office:value-type="float" office:value="206.636">
                <text:p>206.63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501.19999999998">
                <text:p>501.19999999998</text:p>
              </table:table-cell>
              <table:table-cell office:value-type="float" office:value="102.934">
                <text:p>102.934</text:p>
              </table:table-cell>
              <table:table-cell office:value-type="float" office:value="206.602">
                <text:p>206.60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501.39999999998">
                <text:p>501.39999999998</text:p>
              </table:table-cell>
              <table:table-cell office:value-type="float" office:value="102.919">
                <text:p>102.919</text:p>
              </table:table-cell>
              <table:table-cell office:value-type="float" office:value="206.568">
                <text:p>206.568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501.59999999998">
                <text:p>501.59999999998</text:p>
              </table:table-cell>
              <table:table-cell office:value-type="float" office:value="102.904">
                <text:p>102.904</text:p>
              </table:table-cell>
              <table:table-cell office:value-type="float" office:value="206.534">
                <text:p>206.534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501.79999999998">
                <text:p>501.79999999998</text:p>
              </table:table-cell>
              <table:table-cell office:value-type="float" office:value="102.889">
                <text:p>102.889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501.99999999998">
                <text:p>501.99999999998</text:p>
              </table:table-cell>
              <table:table-cell office:value-type="float" office:value="102.874">
                <text:p>102.874</text:p>
              </table:table-cell>
              <table:table-cell office:value-type="float" office:value="206.466">
                <text:p>206.466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502.19999999998">
                <text:p>502.19999999998</text:p>
              </table:table-cell>
              <table:table-cell office:value-type="float" office:value="102.859">
                <text:p>102.859</text:p>
              </table:table-cell>
              <table:table-cell office:value-type="float" office:value="206.432">
                <text:p>206.43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502.39999999998">
                <text:p>502.39999999998</text:p>
              </table:table-cell>
              <table:table-cell office:value-type="float" office:value="102.844">
                <text:p>102.844</text:p>
              </table:table-cell>
              <table:table-cell office:value-type="float" office:value="206.399">
                <text:p>206.399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502.59999999998">
                <text:p>502.59999999998</text:p>
              </table:table-cell>
              <table:table-cell office:value-type="float" office:value="102.829">
                <text:p>102.829</text:p>
              </table:table-cell>
              <table:table-cell office:value-type="float" office:value="206.365">
                <text:p>206.365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502.79999999998">
                <text:p>502.79999999998</text:p>
              </table:table-cell>
              <table:table-cell office:value-type="float" office:value="102.814">
                <text:p>102.814</text:p>
              </table:table-cell>
              <table:table-cell office:value-type="float" office:value="206.331">
                <text:p>206.331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502.99999999998">
                <text:p>502.99999999998</text:p>
              </table:table-cell>
              <table:table-cell office:value-type="float" office:value="102.799">
                <text:p>102.799</text:p>
              </table:table-cell>
              <table:table-cell office:value-type="float" office:value="206.298">
                <text:p>206.29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503.19999999998">
                <text:p>503.19999999998</text:p>
              </table:table-cell>
              <table:table-cell office:value-type="float" office:value="102.784">
                <text:p>102.784</text:p>
              </table:table-cell>
              <table:table-cell office:value-type="float" office:value="206.264">
                <text:p>206.264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503.39999999998">
                <text:p>503.39999999998</text:p>
              </table:table-cell>
              <table:table-cell office:value-type="float" office:value="102.769">
                <text:p>102.769</text:p>
              </table:table-cell>
              <table:table-cell office:value-type="float" office:value="206.23">
                <text:p>206.23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503.59999999998">
                <text:p>503.59999999998</text:p>
              </table:table-cell>
              <table:table-cell office:value-type="float" office:value="102.754">
                <text:p>102.754</text:p>
              </table:table-cell>
              <table:table-cell office:value-type="float" office:value="206.197">
                <text:p>206.197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503.79999999998">
                <text:p>503.79999999998</text:p>
              </table:table-cell>
              <table:table-cell office:value-type="float" office:value="102.739">
                <text:p>102.739</text:p>
              </table:table-cell>
              <table:table-cell office:value-type="float" office:value="206.163">
                <text:p>206.163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503.99999999998">
                <text:p>503.99999999998</text:p>
              </table:table-cell>
              <table:table-cell office:value-type="float" office:value="102.724">
                <text:p>102.724</text:p>
              </table:table-cell>
              <table:table-cell office:value-type="float" office:value="206.13">
                <text:p>206.13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504.19999999998">
                <text:p>504.19999999998</text:p>
              </table:table-cell>
              <table:table-cell office:value-type="float" office:value="102.709">
                <text:p>102.709</text:p>
              </table:table-cell>
              <table:table-cell office:value-type="float" office:value="206.097">
                <text:p>206.09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504.39999999998">
                <text:p>504.39999999998</text:p>
              </table:table-cell>
              <table:table-cell office:value-type="float" office:value="102.695">
                <text:p>102.695</text:p>
              </table:table-cell>
              <table:table-cell office:value-type="float" office:value="206.063">
                <text:p>206.06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504.59999999998">
                <text:p>504.59999999998</text:p>
              </table:table-cell>
              <table:table-cell office:value-type="float" office:value="102.68">
                <text:p>102.68</text:p>
              </table:table-cell>
              <table:table-cell office:value-type="float" office:value="206.03">
                <text:p>206.03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504.79999999998">
                <text:p>504.79999999998</text:p>
              </table:table-cell>
              <table:table-cell office:value-type="float" office:value="102.665">
                <text:p>102.665</text:p>
              </table:table-cell>
              <table:table-cell office:value-type="float" office:value="205.997">
                <text:p>205.997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504.99999999998">
                <text:p>504.99999999998</text:p>
              </table:table-cell>
              <table:table-cell office:value-type="float" office:value="102.65">
                <text:p>102.65</text:p>
              </table:table-cell>
              <table:table-cell office:value-type="float" office:value="205.963">
                <text:p>205.96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505.19999999998">
                <text:p>505.19999999998</text:p>
              </table:table-cell>
              <table:table-cell office:value-type="float" office:value="102.635">
                <text:p>102.635</text:p>
              </table:table-cell>
              <table:table-cell office:value-type="float" office:value="205.93">
                <text:p>205.93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505.39999999998">
                <text:p>505.39999999998</text:p>
              </table:table-cell>
              <table:table-cell office:value-type="float" office:value="102.621">
                <text:p>102.621</text:p>
              </table:table-cell>
              <table:table-cell office:value-type="float" office:value="205.897">
                <text:p>205.897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505.59999999998">
                <text:p>505.59999999998</text:p>
              </table:table-cell>
              <table:table-cell office:value-type="float" office:value="102.606">
                <text:p>102.606</text:p>
              </table:table-cell>
              <table:table-cell office:value-type="float" office:value="205.864">
                <text:p>205.864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505.79999999998">
                <text:p>505.79999999998</text:p>
              </table:table-cell>
              <table:table-cell office:value-type="float" office:value="102.591">
                <text:p>102.591</text:p>
              </table:table-cell>
              <table:table-cell office:value-type="float" office:value="205.831">
                <text:p>205.831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505.99999999998">
                <text:p>505.99999999998</text:p>
              </table:table-cell>
              <table:table-cell office:value-type="float" office:value="102.577">
                <text:p>102.577</text:p>
              </table:table-cell>
              <table:table-cell office:value-type="float" office:value="205.798">
                <text:p>205.798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506.19999999998">
                <text:p>506.19999999998</text:p>
              </table:table-cell>
              <table:table-cell office:value-type="float" office:value="102.562">
                <text:p>102.562</text:p>
              </table:table-cell>
              <table:table-cell office:value-type="float" office:value="205.765">
                <text:p>205.76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506.39999999998">
                <text:p>506.39999999998</text:p>
              </table:table-cell>
              <table:table-cell office:value-type="float" office:value="102.547">
                <text:p>102.547</text:p>
              </table:table-cell>
              <table:table-cell office:value-type="float" office:value="205.732">
                <text:p>205.73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506.59999999998">
                <text:p>506.59999999998</text:p>
              </table:table-cell>
              <table:table-cell office:value-type="float" office:value="102.533">
                <text:p>102.533</text:p>
              </table:table-cell>
              <table:table-cell office:value-type="float" office:value="205.699">
                <text:p>205.69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506.79999999998">
                <text:p>506.79999999998</text:p>
              </table:table-cell>
              <table:table-cell office:value-type="float" office:value="102.518">
                <text:p>102.518</text:p>
              </table:table-cell>
              <table:table-cell office:value-type="float" office:value="205.666">
                <text:p>205.666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506.99999999998">
                <text:p>506.99999999998</text:p>
              </table:table-cell>
              <table:table-cell office:value-type="float" office:value="102.503">
                <text:p>102.503</text:p>
              </table:table-cell>
              <table:table-cell office:value-type="float" office:value="205.633">
                <text:p>205.633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507.19999999998">
                <text:p>507.19999999998</text:p>
              </table:table-cell>
              <table:table-cell office:value-type="float" office:value="102.489">
                <text:p>102.489</text:p>
              </table:table-cell>
              <table:table-cell office:value-type="float" office:value="205.6">
                <text:p>205.6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507.39999999998">
                <text:p>507.39999999998</text:p>
              </table:table-cell>
              <table:table-cell office:value-type="float" office:value="102.474">
                <text:p>102.474</text:p>
              </table:table-cell>
              <table:table-cell office:value-type="float" office:value="205.568">
                <text:p>205.56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507.59999999998">
                <text:p>507.59999999998</text:p>
              </table:table-cell>
              <table:table-cell office:value-type="float" office:value="102.46">
                <text:p>102.46</text:p>
              </table:table-cell>
              <table:table-cell office:value-type="float" office:value="205.535">
                <text:p>205.53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507.79999999998">
                <text:p>507.79999999998</text:p>
              </table:table-cell>
              <table:table-cell office:value-type="float" office:value="102.445">
                <text:p>102.445</text:p>
              </table:table-cell>
              <table:table-cell office:value-type="float" office:value="205.502">
                <text:p>205.50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507.99999999998">
                <text:p>507.99999999998</text:p>
              </table:table-cell>
              <table:table-cell office:value-type="float" office:value="102.431">
                <text:p>102.431</text:p>
              </table:table-cell>
              <table:table-cell office:value-type="float" office:value="205.47">
                <text:p>205.47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508.19999999998">
                <text:p>508.19999999998</text:p>
              </table:table-cell>
              <table:table-cell office:value-type="float" office:value="102.416">
                <text:p>102.416</text:p>
              </table:table-cell>
              <table:table-cell office:value-type="float" office:value="205.437">
                <text:p>205.437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508.39999999998">
                <text:p>508.39999999998</text:p>
              </table:table-cell>
              <table:table-cell office:value-type="float" office:value="102.402">
                <text:p>102.402</text:p>
              </table:table-cell>
              <table:table-cell office:value-type="float" office:value="205.405">
                <text:p>205.405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508.59999999998">
                <text:p>508.59999999998</text:p>
              </table:table-cell>
              <table:table-cell office:value-type="float" office:value="102.387">
                <text:p>102.387</text:p>
              </table:table-cell>
              <table:table-cell office:value-type="float" office:value="205.372">
                <text:p>205.37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508.79999999998">
                <text:p>508.79999999998</text:p>
              </table:table-cell>
              <table:table-cell office:value-type="float" office:value="102.373">
                <text:p>102.373</text:p>
              </table:table-cell>
              <table:table-cell office:value-type="float" office:value="205.34">
                <text:p>205.34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508.99999999998">
                <text:p>508.99999999998</text:p>
              </table:table-cell>
              <table:table-cell office:value-type="float" office:value="102.358">
                <text:p>102.358</text:p>
              </table:table-cell>
              <table:table-cell office:value-type="float" office:value="205.307">
                <text:p>205.307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509.19999999998">
                <text:p>509.19999999998</text:p>
              </table:table-cell>
              <table:table-cell office:value-type="float" office:value="102.344">
                <text:p>102.344</text:p>
              </table:table-cell>
              <table:table-cell office:value-type="float" office:value="205.275">
                <text:p>205.27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509.39999999998">
                <text:p>509.39999999998</text:p>
              </table:table-cell>
              <table:table-cell office:value-type="float" office:value="102.33">
                <text:p>102.33</text:p>
              </table:table-cell>
              <table:table-cell office:value-type="float" office:value="205.242">
                <text:p>205.24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509.59999999998">
                <text:p>509.59999999998</text:p>
              </table:table-cell>
              <table:table-cell office:value-type="float" office:value="102.315">
                <text:p>102.315</text:p>
              </table:table-cell>
              <table:table-cell office:value-type="float" office:value="205.21">
                <text:p>205.21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509.79999999998">
                <text:p>509.79999999998</text:p>
              </table:table-cell>
              <table:table-cell office:value-type="float" office:value="102.301">
                <text:p>102.301</text:p>
              </table:table-cell>
              <table:table-cell office:value-type="float" office:value="205.178">
                <text:p>205.178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509.99999999998">
                <text:p>509.99999999998</text:p>
              </table:table-cell>
              <table:table-cell office:value-type="float" office:value="102.287">
                <text:p>102.287</text:p>
              </table:table-cell>
              <table:table-cell office:value-type="float" office:value="205.146">
                <text:p>205.146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510.19999999998">
                <text:p>510.19999999998</text:p>
              </table:table-cell>
              <table:table-cell office:value-type="float" office:value="102.272">
                <text:p>102.272</text:p>
              </table:table-cell>
              <table:table-cell office:value-type="float" office:value="205.113">
                <text:p>205.113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510.39999999998">
                <text:p>510.39999999998</text:p>
              </table:table-cell>
              <table:table-cell office:value-type="float" office:value="102.258">
                <text:p>102.258</text:p>
              </table:table-cell>
              <table:table-cell office:value-type="float" office:value="205.081">
                <text:p>205.08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510.59999999998">
                <text:p>510.59999999998</text:p>
              </table:table-cell>
              <table:table-cell office:value-type="float" office:value="102.244">
                <text:p>102.244</text:p>
              </table:table-cell>
              <table:table-cell office:value-type="float" office:value="205.049">
                <text:p>205.04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510.79999999998">
                <text:p>510.79999999998</text:p>
              </table:table-cell>
              <table:table-cell office:value-type="float" office:value="102.23">
                <text:p>102.23</text:p>
              </table:table-cell>
              <table:table-cell office:value-type="float" office:value="205.017">
                <text:p>205.017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510.99999999998">
                <text:p>510.99999999998</text:p>
              </table:table-cell>
              <table:table-cell office:value-type="float" office:value="102.215">
                <text:p>102.215</text:p>
              </table:table-cell>
              <table:table-cell office:value-type="float" office:value="204.985">
                <text:p>204.98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511.19999999998">
                <text:p>511.19999999998</text:p>
              </table:table-cell>
              <table:table-cell office:value-type="float" office:value="102.201">
                <text:p>102.201</text:p>
              </table:table-cell>
              <table:table-cell office:value-type="float" office:value="204.953">
                <text:p>204.953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511.39999999998">
                <text:p>511.39999999998</text:p>
              </table:table-cell>
              <table:table-cell office:value-type="float" office:value="102.187">
                <text:p>102.187</text:p>
              </table:table-cell>
              <table:table-cell office:value-type="float" office:value="204.921">
                <text:p>204.92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511.59999999998">
                <text:p>511.59999999998</text:p>
              </table:table-cell>
              <table:table-cell office:value-type="float" office:value="102.173">
                <text:p>102.173</text:p>
              </table:table-cell>
              <table:table-cell office:value-type="float" office:value="204.889">
                <text:p>204.889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511.79999999998">
                <text:p>511.79999999998</text:p>
              </table:table-cell>
              <table:table-cell office:value-type="float" office:value="102.159">
                <text:p>102.159</text:p>
              </table:table-cell>
              <table:table-cell office:value-type="float" office:value="204.858">
                <text:p>204.858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511.99999999998">
                <text:p>511.99999999998</text:p>
              </table:table-cell>
              <table:table-cell office:value-type="float" office:value="102.145">
                <text:p>102.145</text:p>
              </table:table-cell>
              <table:table-cell office:value-type="float" office:value="204.826">
                <text:p>204.826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512.19999999998">
                <text:p>512.19999999998</text:p>
              </table:table-cell>
              <table:table-cell office:value-type="float" office:value="102.13">
                <text:p>102.13</text:p>
              </table:table-cell>
              <table:table-cell office:value-type="float" office:value="204.794">
                <text:p>204.794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512.39999999998">
                <text:p>512.39999999998</text:p>
              </table:table-cell>
              <table:table-cell office:value-type="float" office:value="102.116">
                <text:p>102.116</text:p>
              </table:table-cell>
              <table:table-cell office:value-type="float" office:value="204.762">
                <text:p>204.762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512.59999999998">
                <text:p>512.59999999998</text:p>
              </table:table-cell>
              <table:table-cell office:value-type="float" office:value="102.102">
                <text:p>102.102</text:p>
              </table:table-cell>
              <table:table-cell office:value-type="float" office:value="204.731">
                <text:p>204.731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512.79999999998">
                <text:p>512.79999999998</text:p>
              </table:table-cell>
              <table:table-cell office:value-type="float" office:value="102.088">
                <text:p>102.088</text:p>
              </table:table-cell>
              <table:table-cell office:value-type="float" office:value="204.699">
                <text:p>204.699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512.99999999998">
                <text:p>512.99999999998</text:p>
              </table:table-cell>
              <table:table-cell office:value-type="float" office:value="102.074">
                <text:p>102.074</text:p>
              </table:table-cell>
              <table:table-cell office:value-type="float" office:value="204.667">
                <text:p>204.667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513.19999999998">
                <text:p>513.19999999998</text:p>
              </table:table-cell>
              <table:table-cell office:value-type="float" office:value="102.06">
                <text:p>102.06</text:p>
              </table:table-cell>
              <table:table-cell office:value-type="float" office:value="204.636">
                <text:p>204.63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513.39999999998">
                <text:p>513.39999999998</text:p>
              </table:table-cell>
              <table:table-cell office:value-type="float" office:value="102.046">
                <text:p>102.046</text:p>
              </table:table-cell>
              <table:table-cell office:value-type="float" office:value="204.604">
                <text:p>204.604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513.59999999998">
                <text:p>513.59999999998</text:p>
              </table:table-cell>
              <table:table-cell office:value-type="float" office:value="102.032">
                <text:p>102.032</text:p>
              </table:table-cell>
              <table:table-cell office:value-type="float" office:value="204.573">
                <text:p>204.573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513.79999999998">
                <text:p>513.79999999998</text:p>
              </table:table-cell>
              <table:table-cell office:value-type="float" office:value="102.018">
                <text:p>102.018</text:p>
              </table:table-cell>
              <table:table-cell office:value-type="float" office:value="204.541">
                <text:p>204.541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513.99999999998">
                <text:p>513.99999999998</text:p>
              </table:table-cell>
              <table:table-cell office:value-type="float" office:value="102.004">
                <text:p>102.004</text:p>
              </table:table-cell>
              <table:table-cell office:value-type="float" office:value="204.51">
                <text:p>204.5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514.19999999998">
                <text:p>514.19999999998</text:p>
              </table:table-cell>
              <table:table-cell office:value-type="float" office:value="101.99">
                <text:p>101.99</text:p>
              </table:table-cell>
              <table:table-cell office:value-type="float" office:value="204.479">
                <text:p>204.479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514.39999999998">
                <text:p>514.39999999998</text:p>
              </table:table-cell>
              <table:table-cell office:value-type="float" office:value="101.976">
                <text:p>101.976</text:p>
              </table:table-cell>
              <table:table-cell office:value-type="float" office:value="204.447">
                <text:p>204.44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514.59999999998">
                <text:p>514.59999999998</text:p>
              </table:table-cell>
              <table:table-cell office:value-type="float" office:value="101.963">
                <text:p>101.963</text:p>
              </table:table-cell>
              <table:table-cell office:value-type="float" office:value="204.416">
                <text:p>204.416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514.79999999998">
                <text:p>514.79999999998</text:p>
              </table:table-cell>
              <table:table-cell office:value-type="float" office:value="101.949">
                <text:p>101.949</text:p>
              </table:table-cell>
              <table:table-cell office:value-type="float" office:value="204.385">
                <text:p>204.38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514.99999999998">
                <text:p>514.99999999998</text:p>
              </table:table-cell>
              <table:table-cell office:value-type="float" office:value="101.935">
                <text:p>101.935</text:p>
              </table:table-cell>
              <table:table-cell office:value-type="float" office:value="204.354">
                <text:p>204.354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515.19999999998">
                <text:p>515.19999999998</text:p>
              </table:table-cell>
              <table:table-cell office:value-type="float" office:value="101.921">
                <text:p>101.921</text:p>
              </table:table-cell>
              <table:table-cell office:value-type="float" office:value="204.323">
                <text:p>204.323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515.39999999998">
                <text:p>515.39999999998</text:p>
              </table:table-cell>
              <table:table-cell office:value-type="float" office:value="101.907">
                <text:p>101.907</text:p>
              </table:table-cell>
              <table:table-cell office:value-type="float" office:value="204.292">
                <text:p>204.292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515.59999999998">
                <text:p>515.59999999998</text:p>
              </table:table-cell>
              <table:table-cell office:value-type="float" office:value="101.893">
                <text:p>101.893</text:p>
              </table:table-cell>
              <table:table-cell office:value-type="float" office:value="204.261">
                <text:p>204.261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515.79999999998">
                <text:p>515.79999999998</text:p>
              </table:table-cell>
              <table:table-cell office:value-type="float" office:value="101.88">
                <text:p>101.88</text:p>
              </table:table-cell>
              <table:table-cell office:value-type="float" office:value="204.23">
                <text:p>204.2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515.99999999998">
                <text:p>515.99999999998</text:p>
              </table:table-cell>
              <table:table-cell office:value-type="float" office:value="101.866">
                <text:p>101.866</text:p>
              </table:table-cell>
              <table:table-cell office:value-type="float" office:value="204.199">
                <text:p>204.199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516.19999999998">
                <text:p>516.19999999998</text:p>
              </table:table-cell>
              <table:table-cell office:value-type="float" office:value="101.852">
                <text:p>101.852</text:p>
              </table:table-cell>
              <table:table-cell office:value-type="float" office:value="204.168">
                <text:p>204.16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516.39999999998">
                <text:p>516.39999999998</text:p>
              </table:table-cell>
              <table:table-cell office:value-type="float" office:value="101.838">
                <text:p>101.838</text:p>
              </table:table-cell>
              <table:table-cell office:value-type="float" office:value="204.137">
                <text:p>204.13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516.599999999981">
                <text:p>516.599999999981</text:p>
              </table:table-cell>
              <table:table-cell office:value-type="float" office:value="101.825">
                <text:p>101.825</text:p>
              </table:table-cell>
              <table:table-cell office:value-type="float" office:value="204.106">
                <text:p>204.106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516.799999999981">
                <text:p>516.799999999981</text:p>
              </table:table-cell>
              <table:table-cell office:value-type="float" office:value="101.811">
                <text:p>101.811</text:p>
              </table:table-cell>
              <table:table-cell office:value-type="float" office:value="204.075">
                <text:p>204.07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516.999999999981">
                <text:p>516.999999999981</text:p>
              </table:table-cell>
              <table:table-cell office:value-type="float" office:value="101.797">
                <text:p>101.797</text:p>
              </table:table-cell>
              <table:table-cell office:value-type="float" office:value="204.045">
                <text:p>204.045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517.199999999981">
                <text:p>517.199999999981</text:p>
              </table:table-cell>
              <table:table-cell office:value-type="float" office:value="101.784">
                <text:p>101.784</text:p>
              </table:table-cell>
              <table:table-cell office:value-type="float" office:value="204.014">
                <text:p>204.014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517.399999999981">
                <text:p>517.399999999981</text:p>
              </table:table-cell>
              <table:table-cell office:value-type="float" office:value="101.77">
                <text:p>101.77</text:p>
              </table:table-cell>
              <table:table-cell office:value-type="float" office:value="203.983">
                <text:p>203.98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517.599999999981">
                <text:p>517.599999999981</text:p>
              </table:table-cell>
              <table:table-cell office:value-type="float" office:value="101.757">
                <text:p>101.757</text:p>
              </table:table-cell>
              <table:table-cell office:value-type="float" office:value="203.953">
                <text:p>203.953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517.799999999981">
                <text:p>517.799999999981</text:p>
              </table:table-cell>
              <table:table-cell office:value-type="float" office:value="101.743">
                <text:p>101.743</text:p>
              </table:table-cell>
              <table:table-cell office:value-type="float" office:value="203.922">
                <text:p>203.922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517.999999999981">
                <text:p>517.999999999981</text:p>
              </table:table-cell>
              <table:table-cell office:value-type="float" office:value="101.729">
                <text:p>101.729</text:p>
              </table:table-cell>
              <table:table-cell office:value-type="float" office:value="203.892">
                <text:p>203.892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518.199999999981">
                <text:p>518.199999999981</text:p>
              </table:table-cell>
              <table:table-cell office:value-type="float" office:value="101.716">
                <text:p>101.716</text:p>
              </table:table-cell>
              <table:table-cell office:value-type="float" office:value="203.861">
                <text:p>203.86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518.399999999981">
                <text:p>518.399999999981</text:p>
              </table:table-cell>
              <table:table-cell office:value-type="float" office:value="101.702">
                <text:p>101.702</text:p>
              </table:table-cell>
              <table:table-cell office:value-type="float" office:value="203.831">
                <text:p>203.83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518.599999999981">
                <text:p>518.599999999981</text:p>
              </table:table-cell>
              <table:table-cell office:value-type="float" office:value="101.689">
                <text:p>101.689</text:p>
              </table:table-cell>
              <table:table-cell office:value-type="float" office:value="203.8">
                <text:p>203.8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518.799999999981">
                <text:p>518.799999999981</text:p>
              </table:table-cell>
              <table:table-cell office:value-type="float" office:value="101.675">
                <text:p>101.675</text:p>
              </table:table-cell>
              <table:table-cell office:value-type="float" office:value="203.77">
                <text:p>203.77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518.999999999981">
                <text:p>518.999999999981</text:p>
              </table:table-cell>
              <table:table-cell office:value-type="float" office:value="101.662">
                <text:p>101.662</text:p>
              </table:table-cell>
              <table:table-cell office:value-type="float" office:value="203.74">
                <text:p>203.7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19.199999999981">
                <text:p>519.199999999981</text:p>
              </table:table-cell>
              <table:table-cell office:value-type="float" office:value="101.649">
                <text:p>101.649</text:p>
              </table:table-cell>
              <table:table-cell office:value-type="float" office:value="203.71">
                <text:p>203.71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519.399999999981">
                <text:p>519.399999999981</text:p>
              </table:table-cell>
              <table:table-cell office:value-type="float" office:value="101.635">
                <text:p>101.635</text:p>
              </table:table-cell>
              <table:table-cell office:value-type="float" office:value="203.679">
                <text:p>203.679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519.599999999981">
                <text:p>519.599999999981</text:p>
              </table:table-cell>
              <table:table-cell office:value-type="float" office:value="101.622">
                <text:p>101.622</text:p>
              </table:table-cell>
              <table:table-cell office:value-type="float" office:value="203.649">
                <text:p>203.649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519.799999999981">
                <text:p>519.799999999981</text:p>
              </table:table-cell>
              <table:table-cell office:value-type="float" office:value="101.608">
                <text:p>101.608</text:p>
              </table:table-cell>
              <table:table-cell office:value-type="float" office:value="203.619">
                <text:p>203.619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519.999999999981">
                <text:p>519.999999999981</text:p>
              </table:table-cell>
              <table:table-cell office:value-type="float" office:value="101.595">
                <text:p>101.595</text:p>
              </table:table-cell>
              <table:table-cell office:value-type="float" office:value="203.589">
                <text:p>203.589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520.199999999981">
                <text:p>520.199999999981</text:p>
              </table:table-cell>
              <table:table-cell office:value-type="float" office:value="101.582">
                <text:p>101.582</text:p>
              </table:table-cell>
              <table:table-cell office:value-type="float" office:value="203.559">
                <text:p>203.559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520.399999999981">
                <text:p>520.399999999981</text:p>
              </table:table-cell>
              <table:table-cell office:value-type="float" office:value="101.568">
                <text:p>101.568</text:p>
              </table:table-cell>
              <table:table-cell office:value-type="float" office:value="203.529">
                <text:p>203.529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520.599999999981">
                <text:p>520.599999999981</text:p>
              </table:table-cell>
              <table:table-cell office:value-type="float" office:value="101.555">
                <text:p>101.555</text:p>
              </table:table-cell>
              <table:table-cell office:value-type="float" office:value="203.499">
                <text:p>203.499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520.799999999981">
                <text:p>520.799999999981</text:p>
              </table:table-cell>
              <table:table-cell office:value-type="float" office:value="101.542">
                <text:p>101.542</text:p>
              </table:table-cell>
              <table:table-cell office:value-type="float" office:value="203.469">
                <text:p>203.469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520.999999999981">
                <text:p>520.999999999981</text:p>
              </table:table-cell>
              <table:table-cell office:value-type="float" office:value="101.528">
                <text:p>101.528</text:p>
              </table:table-cell>
              <table:table-cell office:value-type="float" office:value="203.439">
                <text:p>203.43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521.199999999982">
                <text:p>521.199999999982</text:p>
              </table:table-cell>
              <table:table-cell office:value-type="float" office:value="101.515">
                <text:p>101.515</text:p>
              </table:table-cell>
              <table:table-cell office:value-type="float" office:value="203.41">
                <text:p>203.41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521.399999999982">
                <text:p>521.399999999982</text:p>
              </table:table-cell>
              <table:table-cell office:value-type="float" office:value="101.502">
                <text:p>101.502</text:p>
              </table:table-cell>
              <table:table-cell office:value-type="float" office:value="203.38">
                <text:p>203.38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521.599999999982">
                <text:p>521.599999999982</text:p>
              </table:table-cell>
              <table:table-cell office:value-type="float" office:value="101.489">
                <text:p>101.489</text:p>
              </table:table-cell>
              <table:table-cell office:value-type="float" office:value="203.35">
                <text:p>203.35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521.799999999982">
                <text:p>521.799999999982</text:p>
              </table:table-cell>
              <table:table-cell office:value-type="float" office:value="101.476">
                <text:p>101.476</text:p>
              </table:table-cell>
              <table:table-cell office:value-type="float" office:value="203.321">
                <text:p>203.321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521.999999999982">
                <text:p>521.999999999982</text:p>
              </table:table-cell>
              <table:table-cell office:value-type="float" office:value="101.462">
                <text:p>101.462</text:p>
              </table:table-cell>
              <table:table-cell office:value-type="float" office:value="203.291">
                <text:p>203.291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522.199999999982">
                <text:p>522.199999999982</text:p>
              </table:table-cell>
              <table:table-cell office:value-type="float" office:value="101.449">
                <text:p>101.449</text:p>
              </table:table-cell>
              <table:table-cell office:value-type="float" office:value="203.261">
                <text:p>203.261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522.399999999982">
                <text:p>522.399999999982</text:p>
              </table:table-cell>
              <table:table-cell office:value-type="float" office:value="101.436">
                <text:p>101.436</text:p>
              </table:table-cell>
              <table:table-cell office:value-type="float" office:value="203.232">
                <text:p>203.23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522.599999999982">
                <text:p>522.599999999982</text:p>
              </table:table-cell>
              <table:table-cell office:value-type="float" office:value="101.423">
                <text:p>101.423</text:p>
              </table:table-cell>
              <table:table-cell office:value-type="float" office:value="203.202">
                <text:p>203.202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522.799999999982">
                <text:p>522.799999999982</text:p>
              </table:table-cell>
              <table:table-cell office:value-type="float" office:value="101.41">
                <text:p>101.41</text:p>
              </table:table-cell>
              <table:table-cell office:value-type="float" office:value="203.173">
                <text:p>203.173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522.999999999982">
                <text:p>522.999999999982</text:p>
              </table:table-cell>
              <table:table-cell office:value-type="float" office:value="101.397">
                <text:p>101.397</text:p>
              </table:table-cell>
              <table:table-cell office:value-type="float" office:value="203.144">
                <text:p>203.144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523.199999999982">
                <text:p>523.199999999982</text:p>
              </table:table-cell>
              <table:table-cell office:value-type="float" office:value="101.384">
                <text:p>101.384</text:p>
              </table:table-cell>
              <table:table-cell office:value-type="float" office:value="203.114">
                <text:p>203.114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523.399999999982">
                <text:p>523.399999999982</text:p>
              </table:table-cell>
              <table:table-cell office:value-type="float" office:value="101.371">
                <text:p>101.371</text:p>
              </table:table-cell>
              <table:table-cell office:value-type="float" office:value="203.085">
                <text:p>203.085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523.599999999982">
                <text:p>523.599999999982</text:p>
              </table:table-cell>
              <table:table-cell office:value-type="float" office:value="101.358">
                <text:p>101.358</text:p>
              </table:table-cell>
              <table:table-cell office:value-type="float" office:value="203.056">
                <text:p>203.056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523.799999999982">
                <text:p>523.799999999982</text:p>
              </table:table-cell>
              <table:table-cell office:value-type="float" office:value="101.345">
                <text:p>101.345</text:p>
              </table:table-cell>
              <table:table-cell office:value-type="float" office:value="203.026">
                <text:p>203.02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523.999999999982">
                <text:p>523.999999999982</text:p>
              </table:table-cell>
              <table:table-cell office:value-type="float" office:value="101.332">
                <text:p>101.332</text:p>
              </table:table-cell>
              <table:table-cell office:value-type="float" office:value="202.997">
                <text:p>202.997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524.199999999982">
                <text:p>524.199999999982</text:p>
              </table:table-cell>
              <table:table-cell office:value-type="float" office:value="101.319">
                <text:p>101.319</text:p>
              </table:table-cell>
              <table:table-cell office:value-type="float" office:value="202.968">
                <text:p>202.968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524.399999999982">
                <text:p>524.399999999982</text:p>
              </table:table-cell>
              <table:table-cell office:value-type="float" office:value="101.306">
                <text:p>101.306</text:p>
              </table:table-cell>
              <table:table-cell office:value-type="float" office:value="202.939">
                <text:p>202.939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524.599999999982">
                <text:p>524.599999999982</text:p>
              </table:table-cell>
              <table:table-cell office:value-type="float" office:value="101.293">
                <text:p>101.293</text:p>
              </table:table-cell>
              <table:table-cell office:value-type="float" office:value="202.91">
                <text:p>202.91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524.799999999982">
                <text:p>524.799999999982</text:p>
              </table:table-cell>
              <table:table-cell office:value-type="float" office:value="101.28">
                <text:p>101.28</text:p>
              </table:table-cell>
              <table:table-cell office:value-type="float" office:value="202.881">
                <text:p>202.88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524.999999999982">
                <text:p>524.999999999982</text:p>
              </table:table-cell>
              <table:table-cell office:value-type="float" office:value="101.267">
                <text:p>101.267</text:p>
              </table:table-cell>
              <table:table-cell office:value-type="float" office:value="202.852">
                <text:p>202.852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525.199999999982">
                <text:p>525.199999999982</text:p>
              </table:table-cell>
              <table:table-cell office:value-type="float" office:value="101.255">
                <text:p>101.255</text:p>
              </table:table-cell>
              <table:table-cell office:value-type="float" office:value="202.823">
                <text:p>202.823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525.399999999982">
                <text:p>525.399999999982</text:p>
              </table:table-cell>
              <table:table-cell office:value-type="float" office:value="101.242">
                <text:p>101.242</text:p>
              </table:table-cell>
              <table:table-cell office:value-type="float" office:value="202.794">
                <text:p>202.794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525.599999999983">
                <text:p>525.599999999983</text:p>
              </table:table-cell>
              <table:table-cell office:value-type="float" office:value="101.229">
                <text:p>101.229</text:p>
              </table:table-cell>
              <table:table-cell office:value-type="float" office:value="202.766">
                <text:p>202.76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525.799999999983">
                <text:p>525.799999999983</text:p>
              </table:table-cell>
              <table:table-cell office:value-type="float" office:value="101.216">
                <text:p>101.216</text:p>
              </table:table-cell>
              <table:table-cell office:value-type="float" office:value="202.737">
                <text:p>202.737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525.999999999983">
                <text:p>525.999999999983</text:p>
              </table:table-cell>
              <table:table-cell office:value-type="float" office:value="101.203">
                <text:p>101.203</text:p>
              </table:table-cell>
              <table:table-cell office:value-type="float" office:value="202.708">
                <text:p>202.708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526.199999999983">
                <text:p>526.199999999983</text:p>
              </table:table-cell>
              <table:table-cell office:value-type="float" office:value="101.191">
                <text:p>101.191</text:p>
              </table:table-cell>
              <table:table-cell office:value-type="float" office:value="202.68">
                <text:p>202.68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526.399999999983">
                <text:p>526.399999999983</text:p>
              </table:table-cell>
              <table:table-cell office:value-type="float" office:value="101.178">
                <text:p>101.178</text:p>
              </table:table-cell>
              <table:table-cell office:value-type="float" office:value="202.651">
                <text:p>202.65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526.599999999983">
                <text:p>526.599999999983</text:p>
              </table:table-cell>
              <table:table-cell office:value-type="float" office:value="101.165">
                <text:p>101.165</text:p>
              </table:table-cell>
              <table:table-cell office:value-type="float" office:value="202.622">
                <text:p>202.62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526.799999999983">
                <text:p>526.799999999983</text:p>
              </table:table-cell>
              <table:table-cell office:value-type="float" office:value="101.153">
                <text:p>101.153</text:p>
              </table:table-cell>
              <table:table-cell office:value-type="float" office:value="202.594">
                <text:p>202.594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526.999999999983">
                <text:p>526.999999999983</text:p>
              </table:table-cell>
              <table:table-cell office:value-type="float" office:value="101.14">
                <text:p>101.14</text:p>
              </table:table-cell>
              <table:table-cell office:value-type="float" office:value="202.565">
                <text:p>202.565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527.199999999983">
                <text:p>527.199999999983</text:p>
              </table:table-cell>
              <table:table-cell office:value-type="float" office:value="101.127">
                <text:p>101.127</text:p>
              </table:table-cell>
              <table:table-cell office:value-type="float" office:value="202.537">
                <text:p>202.537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527.399999999983">
                <text:p>527.399999999983</text:p>
              </table:table-cell>
              <table:table-cell office:value-type="float" office:value="101.115">
                <text:p>101.115</text:p>
              </table:table-cell>
              <table:table-cell office:value-type="float" office:value="202.509">
                <text:p>202.509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527.599999999983">
                <text:p>527.599999999983</text:p>
              </table:table-cell>
              <table:table-cell office:value-type="float" office:value="101.102">
                <text:p>101.102</text:p>
              </table:table-cell>
              <table:table-cell office:value-type="float" office:value="202.48">
                <text:p>202.48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527.799999999983">
                <text:p>527.799999999983</text:p>
              </table:table-cell>
              <table:table-cell office:value-type="float" office:value="101.09">
                <text:p>101.09</text:p>
              </table:table-cell>
              <table:table-cell office:value-type="float" office:value="202.452">
                <text:p>202.452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527.999999999983">
                <text:p>527.999999999983</text:p>
              </table:table-cell>
              <table:table-cell office:value-type="float" office:value="101.077">
                <text:p>101.077</text:p>
              </table:table-cell>
              <table:table-cell office:value-type="float" office:value="202.424">
                <text:p>202.424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528.199999999983">
                <text:p>528.199999999983</text:p>
              </table:table-cell>
              <table:table-cell office:value-type="float" office:value="101.064">
                <text:p>101.064</text:p>
              </table:table-cell>
              <table:table-cell office:value-type="float" office:value="202.395">
                <text:p>202.395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528.399999999983">
                <text:p>528.399999999983</text:p>
              </table:table-cell>
              <table:table-cell office:value-type="float" office:value="101.052">
                <text:p>101.052</text:p>
              </table:table-cell>
              <table:table-cell office:value-type="float" office:value="202.367">
                <text:p>202.367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528.599999999983">
                <text:p>528.599999999983</text:p>
              </table:table-cell>
              <table:table-cell office:value-type="float" office:value="101.039">
                <text:p>101.039</text:p>
              </table:table-cell>
              <table:table-cell office:value-type="float" office:value="202.339">
                <text:p>202.339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528.799999999983">
                <text:p>528.799999999983</text:p>
              </table:table-cell>
              <table:table-cell office:value-type="float" office:value="101.027">
                <text:p>101.027</text:p>
              </table:table-cell>
              <table:table-cell office:value-type="float" office:value="202.311">
                <text:p>202.311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528.999999999983">
                <text:p>528.999999999983</text:p>
              </table:table-cell>
              <table:table-cell office:value-type="float" office:value="101.015">
                <text:p>101.015</text:p>
              </table:table-cell>
              <table:table-cell office:value-type="float" office:value="202.283">
                <text:p>202.28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529.199999999983">
                <text:p>529.199999999983</text:p>
              </table:table-cell>
              <table:table-cell office:value-type="float" office:value="101.002">
                <text:p>101.002</text:p>
              </table:table-cell>
              <table:table-cell office:value-type="float" office:value="202.255">
                <text:p>202.25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529.399999999983">
                <text:p>529.399999999983</text:p>
              </table:table-cell>
              <table:table-cell office:value-type="float" office:value="100.99">
                <text:p>100.99</text:p>
              </table:table-cell>
              <table:table-cell office:value-type="float" office:value="202.227">
                <text:p>202.227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529.599999999983">
                <text:p>529.599999999983</text:p>
              </table:table-cell>
              <table:table-cell office:value-type="float" office:value="100.977">
                <text:p>100.977</text:p>
              </table:table-cell>
              <table:table-cell office:value-type="float" office:value="202.199">
                <text:p>202.199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529.799999999984">
                <text:p>529.799999999984</text:p>
              </table:table-cell>
              <table:table-cell office:value-type="float" office:value="100.965">
                <text:p>100.965</text:p>
              </table:table-cell>
              <table:table-cell office:value-type="float" office:value="202.172">
                <text:p>202.17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529.999999999984">
                <text:p>529.999999999984</text:p>
              </table:table-cell>
              <table:table-cell office:value-type="float" office:value="100.953">
                <text:p>100.953</text:p>
              </table:table-cell>
              <table:table-cell office:value-type="float" office:value="202.144">
                <text:p>202.14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530.199999999984">
                <text:p>530.199999999984</text:p>
              </table:table-cell>
              <table:table-cell office:value-type="float" office:value="100.94">
                <text:p>100.94</text:p>
              </table:table-cell>
              <table:table-cell office:value-type="float" office:value="202.116">
                <text:p>202.116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530.399999999984">
                <text:p>530.399999999984</text:p>
              </table:table-cell>
              <table:table-cell office:value-type="float" office:value="100.928">
                <text:p>100.928</text:p>
              </table:table-cell>
              <table:table-cell office:value-type="float" office:value="202.088">
                <text:p>202.088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530.599999999984">
                <text:p>530.599999999984</text:p>
              </table:table-cell>
              <table:table-cell office:value-type="float" office:value="100.916">
                <text:p>100.916</text:p>
              </table:table-cell>
              <table:table-cell office:value-type="float" office:value="202.061">
                <text:p>202.06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530.799999999984">
                <text:p>530.799999999984</text:p>
              </table:table-cell>
              <table:table-cell office:value-type="float" office:value="100.903">
                <text:p>100.903</text:p>
              </table:table-cell>
              <table:table-cell office:value-type="float" office:value="202.033">
                <text:p>202.03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530.999999999984">
                <text:p>530.999999999984</text:p>
              </table:table-cell>
              <table:table-cell office:value-type="float" office:value="100.891">
                <text:p>100.891</text:p>
              </table:table-cell>
              <table:table-cell office:value-type="float" office:value="202.006">
                <text:p>202.006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531.199999999984">
                <text:p>531.199999999984</text:p>
              </table:table-cell>
              <table:table-cell office:value-type="float" office:value="100.879">
                <text:p>100.879</text:p>
              </table:table-cell>
              <table:table-cell office:value-type="float" office:value="201.978">
                <text:p>201.978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531.399999999984">
                <text:p>531.399999999984</text:p>
              </table:table-cell>
              <table:table-cell office:value-type="float" office:value="100.867">
                <text:p>100.867</text:p>
              </table:table-cell>
              <table:table-cell office:value-type="float" office:value="201.951">
                <text:p>201.95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531.599999999984">
                <text:p>531.599999999984</text:p>
              </table:table-cell>
              <table:table-cell office:value-type="float" office:value="100.855">
                <text:p>100.855</text:p>
              </table:table-cell>
              <table:table-cell office:value-type="float" office:value="201.923">
                <text:p>201.923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531.799999999984">
                <text:p>531.799999999984</text:p>
              </table:table-cell>
              <table:table-cell office:value-type="float" office:value="100.842">
                <text:p>100.842</text:p>
              </table:table-cell>
              <table:table-cell office:value-type="float" office:value="201.896">
                <text:p>201.896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531.999999999984">
                <text:p>531.999999999984</text:p>
              </table:table-cell>
              <table:table-cell office:value-type="float" office:value="100.83">
                <text:p>100.83</text:p>
              </table:table-cell>
              <table:table-cell office:value-type="float" office:value="201.869">
                <text:p>201.869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532.199999999984">
                <text:p>532.199999999984</text:p>
              </table:table-cell>
              <table:table-cell office:value-type="float" office:value="100.818">
                <text:p>100.818</text:p>
              </table:table-cell>
              <table:table-cell office:value-type="float" office:value="201.841">
                <text:p>201.841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532.399999999984">
                <text:p>532.399999999984</text:p>
              </table:table-cell>
              <table:table-cell office:value-type="float" office:value="100.806">
                <text:p>100.806</text:p>
              </table:table-cell>
              <table:table-cell office:value-type="float" office:value="201.814">
                <text:p>201.814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532.599999999984">
                <text:p>532.599999999984</text:p>
              </table:table-cell>
              <table:table-cell office:value-type="float" office:value="100.794">
                <text:p>100.794</text:p>
              </table:table-cell>
              <table:table-cell office:value-type="float" office:value="201.787">
                <text:p>201.787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532.799999999984">
                <text:p>532.799999999984</text:p>
              </table:table-cell>
              <table:table-cell office:value-type="float" office:value="100.782">
                <text:p>100.782</text:p>
              </table:table-cell>
              <table:table-cell office:value-type="float" office:value="201.76">
                <text:p>201.76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532.999999999984">
                <text:p>532.999999999984</text:p>
              </table:table-cell>
              <table:table-cell office:value-type="float" office:value="100.77">
                <text:p>100.77</text:p>
              </table:table-cell>
              <table:table-cell office:value-type="float" office:value="201.733">
                <text:p>201.73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533.199999999984">
                <text:p>533.199999999984</text:p>
              </table:table-cell>
              <table:table-cell office:value-type="float" office:value="100.758">
                <text:p>100.758</text:p>
              </table:table-cell>
              <table:table-cell office:value-type="float" office:value="201.706">
                <text:p>201.706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533.399999999984">
                <text:p>533.399999999984</text:p>
              </table:table-cell>
              <table:table-cell office:value-type="float" office:value="100.746">
                <text:p>100.746</text:p>
              </table:table-cell>
              <table:table-cell office:value-type="float" office:value="201.679">
                <text:p>201.67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533.599999999984">
                <text:p>533.599999999984</text:p>
              </table:table-cell>
              <table:table-cell office:value-type="float" office:value="100.734">
                <text:p>100.734</text:p>
              </table:table-cell>
              <table:table-cell office:value-type="float" office:value="201.652">
                <text:p>201.652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533.799999999984">
                <text:p>533.799999999984</text:p>
              </table:table-cell>
              <table:table-cell office:value-type="float" office:value="100.722">
                <text:p>100.722</text:p>
              </table:table-cell>
              <table:table-cell office:value-type="float" office:value="201.625">
                <text:p>201.625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533.999999999984">
                <text:p>533.999999999984</text:p>
              </table:table-cell>
              <table:table-cell office:value-type="float" office:value="100.71">
                <text:p>100.71</text:p>
              </table:table-cell>
              <table:table-cell office:value-type="float" office:value="201.598">
                <text:p>201.598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534.199999999985">
                <text:p>534.199999999985</text:p>
              </table:table-cell>
              <table:table-cell office:value-type="float" office:value="100.698">
                <text:p>100.698</text:p>
              </table:table-cell>
              <table:table-cell office:value-type="float" office:value="201.571">
                <text:p>201.571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534.399999999985">
                <text:p>534.399999999985</text:p>
              </table:table-cell>
              <table:table-cell office:value-type="float" office:value="100.686">
                <text:p>100.686</text:p>
              </table:table-cell>
              <table:table-cell office:value-type="float" office:value="201.544">
                <text:p>201.544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534.599999999985">
                <text:p>534.599999999985</text:p>
              </table:table-cell>
              <table:table-cell office:value-type="float" office:value="100.674">
                <text:p>100.674</text:p>
              </table:table-cell>
              <table:table-cell office:value-type="float" office:value="201.518">
                <text:p>201.518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534.799999999985">
                <text:p>534.799999999985</text:p>
              </table:table-cell>
              <table:table-cell office:value-type="float" office:value="100.663">
                <text:p>100.663</text:p>
              </table:table-cell>
              <table:table-cell office:value-type="float" office:value="201.491">
                <text:p>201.491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534.999999999985">
                <text:p>534.999999999985</text:p>
              </table:table-cell>
              <table:table-cell office:value-type="float" office:value="100.651">
                <text:p>100.651</text:p>
              </table:table-cell>
              <table:table-cell office:value-type="float" office:value="201.464">
                <text:p>201.464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535.199999999985">
                <text:p>535.199999999985</text:p>
              </table:table-cell>
              <table:table-cell office:value-type="float" office:value="100.639">
                <text:p>100.639</text:p>
              </table:table-cell>
              <table:table-cell office:value-type="float" office:value="201.438">
                <text:p>201.438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535.399999999985">
                <text:p>535.399999999985</text:p>
              </table:table-cell>
              <table:table-cell office:value-type="float" office:value="100.627">
                <text:p>100.627</text:p>
              </table:table-cell>
              <table:table-cell office:value-type="float" office:value="201.411">
                <text:p>201.41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535.599999999985">
                <text:p>535.599999999985</text:p>
              </table:table-cell>
              <table:table-cell office:value-type="float" office:value="100.615">
                <text:p>100.615</text:p>
              </table:table-cell>
              <table:table-cell office:value-type="float" office:value="201.385">
                <text:p>201.385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535.799999999985">
                <text:p>535.799999999985</text:p>
              </table:table-cell>
              <table:table-cell office:value-type="float" office:value="100.604">
                <text:p>100.604</text:p>
              </table:table-cell>
              <table:table-cell office:value-type="float" office:value="201.359">
                <text:p>201.359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535.999999999985">
                <text:p>535.999999999985</text:p>
              </table:table-cell>
              <table:table-cell office:value-type="float" office:value="100.592">
                <text:p>100.592</text:p>
              </table:table-cell>
              <table:table-cell office:value-type="float" office:value="201.332">
                <text:p>201.33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536.199999999985">
                <text:p>536.199999999985</text:p>
              </table:table-cell>
              <table:table-cell office:value-type="float" office:value="100.58">
                <text:p>100.58</text:p>
              </table:table-cell>
              <table:table-cell office:value-type="float" office:value="201.306">
                <text:p>201.306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536.399999999985">
                <text:p>536.399999999985</text:p>
              </table:table-cell>
              <table:table-cell office:value-type="float" office:value="100.569">
                <text:p>100.569</text:p>
              </table:table-cell>
              <table:table-cell office:value-type="float" office:value="201.28">
                <text:p>201.28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536.599999999985">
                <text:p>536.599999999985</text:p>
              </table:table-cell>
              <table:table-cell office:value-type="float" office:value="100.557">
                <text:p>100.557</text:p>
              </table:table-cell>
              <table:table-cell office:value-type="float" office:value="201.253">
                <text:p>201.253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536.799999999985">
                <text:p>536.799999999985</text:p>
              </table:table-cell>
              <table:table-cell office:value-type="float" office:value="100.545">
                <text:p>100.545</text:p>
              </table:table-cell>
              <table:table-cell office:value-type="float" office:value="201.227">
                <text:p>201.227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536.999999999985">
                <text:p>536.999999999985</text:p>
              </table:table-cell>
              <table:table-cell office:value-type="float" office:value="100.534">
                <text:p>100.534</text:p>
              </table:table-cell>
              <table:table-cell office:value-type="float" office:value="201.201">
                <text:p>201.201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537.199999999985">
                <text:p>537.199999999985</text:p>
              </table:table-cell>
              <table:table-cell office:value-type="float" office:value="100.522">
                <text:p>100.522</text:p>
              </table:table-cell>
              <table:table-cell office:value-type="float" office:value="201.175">
                <text:p>201.175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537.399999999985">
                <text:p>537.399999999985</text:p>
              </table:table-cell>
              <table:table-cell office:value-type="float" office:value="100.51">
                <text:p>100.51</text:p>
              </table:table-cell>
              <table:table-cell office:value-type="float" office:value="201.149">
                <text:p>201.149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537.599999999985">
                <text:p>537.599999999985</text:p>
              </table:table-cell>
              <table:table-cell office:value-type="float" office:value="100.499">
                <text:p>100.499</text:p>
              </table:table-cell>
              <table:table-cell office:value-type="float" office:value="201.123">
                <text:p>201.123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537.799999999985">
                <text:p>537.799999999985</text:p>
              </table:table-cell>
              <table:table-cell office:value-type="float" office:value="100.487">
                <text:p>100.487</text:p>
              </table:table-cell>
              <table:table-cell office:value-type="float" office:value="201.097">
                <text:p>201.097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537.999999999985">
                <text:p>537.999999999985</text:p>
              </table:table-cell>
              <table:table-cell office:value-type="float" office:value="100.476">
                <text:p>100.476</text:p>
              </table:table-cell>
              <table:table-cell office:value-type="float" office:value="201.071">
                <text:p>201.07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538.199999999985">
                <text:p>538.199999999985</text:p>
              </table:table-cell>
              <table:table-cell office:value-type="float" office:value="100.464">
                <text:p>100.464</text:p>
              </table:table-cell>
              <table:table-cell office:value-type="float" office:value="201.045">
                <text:p>201.045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538.399999999986">
                <text:p>538.399999999986</text:p>
              </table:table-cell>
              <table:table-cell office:value-type="float" office:value="100.453">
                <text:p>100.453</text:p>
              </table:table-cell>
              <table:table-cell office:value-type="float" office:value="201.019">
                <text:p>201.019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538.599999999985">
                <text:p>538.599999999985</text:p>
              </table:table-cell>
              <table:table-cell office:value-type="float" office:value="100.442">
                <text:p>100.442</text:p>
              </table:table-cell>
              <table:table-cell office:value-type="float" office:value="200.994">
                <text:p>200.994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538.799999999986">
                <text:p>538.799999999986</text:p>
              </table:table-cell>
              <table:table-cell office:value-type="float" office:value="100.43">
                <text:p>100.43</text:p>
              </table:table-cell>
              <table:table-cell office:value-type="float" office:value="200.968">
                <text:p>200.968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38.999999999986">
                <text:p>538.999999999986</text:p>
              </table:table-cell>
              <table:table-cell office:value-type="float" office:value="100.419">
                <text:p>100.419</text:p>
              </table:table-cell>
              <table:table-cell office:value-type="float" office:value="200.942">
                <text:p>200.942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539.199999999986">
                <text:p>539.199999999986</text:p>
              </table:table-cell>
              <table:table-cell office:value-type="float" office:value="100.407">
                <text:p>100.407</text:p>
              </table:table-cell>
              <table:table-cell office:value-type="float" office:value="200.917">
                <text:p>200.917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539.399999999986">
                <text:p>539.399999999986</text:p>
              </table:table-cell>
              <table:table-cell office:value-type="float" office:value="100.396">
                <text:p>100.396</text:p>
              </table:table-cell>
              <table:table-cell office:value-type="float" office:value="200.891">
                <text:p>200.891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539.599999999986">
                <text:p>539.599999999986</text:p>
              </table:table-cell>
              <table:table-cell office:value-type="float" office:value="100.385">
                <text:p>100.385</text:p>
              </table:table-cell>
              <table:table-cell office:value-type="float" office:value="200.866">
                <text:p>200.866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539.799999999986">
                <text:p>539.799999999986</text:p>
              </table:table-cell>
              <table:table-cell office:value-type="float" office:value="100.373">
                <text:p>100.373</text:p>
              </table:table-cell>
              <table:table-cell office:value-type="float" office:value="200.84">
                <text:p>200.84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539.999999999986">
                <text:p>539.999999999986</text:p>
              </table:table-cell>
              <table:table-cell office:value-type="float" office:value="100.362">
                <text:p>100.362</text:p>
              </table:table-cell>
              <table:table-cell office:value-type="float" office:value="200.815">
                <text:p>200.81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540.199999999986">
                <text:p>540.199999999986</text:p>
              </table:table-cell>
              <table:table-cell office:value-type="float" office:value="100.351">
                <text:p>100.351</text:p>
              </table:table-cell>
              <table:table-cell office:value-type="float" office:value="200.789">
                <text:p>200.789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540.399999999986">
                <text:p>540.399999999986</text:p>
              </table:table-cell>
              <table:table-cell office:value-type="float" office:value="100.339">
                <text:p>100.339</text:p>
              </table:table-cell>
              <table:table-cell office:value-type="float" office:value="200.764">
                <text:p>200.764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540.599999999986">
                <text:p>540.599999999986</text:p>
              </table:table-cell>
              <table:table-cell office:value-type="float" office:value="100.328">
                <text:p>100.328</text:p>
              </table:table-cell>
              <table:table-cell office:value-type="float" office:value="200.739">
                <text:p>200.739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540.799999999986">
                <text:p>540.799999999986</text:p>
              </table:table-cell>
              <table:table-cell office:value-type="float" office:value="100.317">
                <text:p>100.317</text:p>
              </table:table-cell>
              <table:table-cell office:value-type="float" office:value="200.714">
                <text:p>200.71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540.999999999986">
                <text:p>540.999999999986</text:p>
              </table:table-cell>
              <table:table-cell office:value-type="float" office:value="100.306">
                <text:p>100.306</text:p>
              </table:table-cell>
              <table:table-cell office:value-type="float" office:value="200.688">
                <text:p>200.688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541.199999999986">
                <text:p>541.199999999986</text:p>
              </table:table-cell>
              <table:table-cell office:value-type="float" office:value="100.295">
                <text:p>100.295</text:p>
              </table:table-cell>
              <table:table-cell office:value-type="float" office:value="200.663">
                <text:p>200.66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541.399999999986">
                <text:p>541.399999999986</text:p>
              </table:table-cell>
              <table:table-cell office:value-type="float" office:value="100.284">
                <text:p>100.284</text:p>
              </table:table-cell>
              <table:table-cell office:value-type="float" office:value="200.638">
                <text:p>200.638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541.599999999986">
                <text:p>541.599999999986</text:p>
              </table:table-cell>
              <table:table-cell office:value-type="float" office:value="100.272">
                <text:p>100.272</text:p>
              </table:table-cell>
              <table:table-cell office:value-type="float" office:value="200.613">
                <text:p>200.613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541.799999999986">
                <text:p>541.799999999986</text:p>
              </table:table-cell>
              <table:table-cell office:value-type="float" office:value="100.261">
                <text:p>100.261</text:p>
              </table:table-cell>
              <table:table-cell office:value-type="float" office:value="200.588">
                <text:p>200.588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541.999999999986">
                <text:p>541.999999999986</text:p>
              </table:table-cell>
              <table:table-cell office:value-type="float" office:value="100.25">
                <text:p>100.25</text:p>
              </table:table-cell>
              <table:table-cell office:value-type="float" office:value="200.563">
                <text:p>200.56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542.199999999986">
                <text:p>542.199999999986</text:p>
              </table:table-cell>
              <table:table-cell office:value-type="float" office:value="100.239">
                <text:p>100.239</text:p>
              </table:table-cell>
              <table:table-cell office:value-type="float" office:value="200.538">
                <text:p>200.538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542.399999999986">
                <text:p>542.399999999986</text:p>
              </table:table-cell>
              <table:table-cell office:value-type="float" office:value="100.228">
                <text:p>100.228</text:p>
              </table:table-cell>
              <table:table-cell office:value-type="float" office:value="200.513">
                <text:p>200.513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542.599999999986">
                <text:p>542.599999999986</text:p>
              </table:table-cell>
              <table:table-cell office:value-type="float" office:value="100.217">
                <text:p>100.217</text:p>
              </table:table-cell>
              <table:table-cell office:value-type="float" office:value="200.489">
                <text:p>200.489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542.799999999986">
                <text:p>542.799999999986</text:p>
              </table:table-cell>
              <table:table-cell office:value-type="float" office:value="100.206">
                <text:p>100.206</text:p>
              </table:table-cell>
              <table:table-cell office:value-type="float" office:value="200.464">
                <text:p>200.464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542.999999999987">
                <text:p>542.999999999987</text:p>
              </table:table-cell>
              <table:table-cell office:value-type="float" office:value="100.195">
                <text:p>100.195</text:p>
              </table:table-cell>
              <table:table-cell office:value-type="float" office:value="200.439">
                <text:p>200.439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543.199999999987">
                <text:p>543.199999999987</text:p>
              </table:table-cell>
              <table:table-cell office:value-type="float" office:value="100.184">
                <text:p>100.184</text:p>
              </table:table-cell>
              <table:table-cell office:value-type="float" office:value="200.415">
                <text:p>200.41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43.399999999987">
                <text:p>543.399999999987</text:p>
              </table:table-cell>
              <table:table-cell office:value-type="float" office:value="100.173">
                <text:p>100.173</text:p>
              </table:table-cell>
              <table:table-cell office:value-type="float" office:value="200.39">
                <text:p>200.3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43.599999999987">
                <text:p>543.599999999987</text:p>
              </table:table-cell>
              <table:table-cell office:value-type="float" office:value="100.162">
                <text:p>100.162</text:p>
              </table:table-cell>
              <table:table-cell office:value-type="float" office:value="200.365">
                <text:p>200.365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43.799999999987">
                <text:p>543.799999999987</text:p>
              </table:table-cell>
              <table:table-cell office:value-type="float" office:value="100.151">
                <text:p>100.151</text:p>
              </table:table-cell>
              <table:table-cell office:value-type="float" office:value="200.341">
                <text:p>200.341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43.999999999987">
                <text:p>543.999999999987</text:p>
              </table:table-cell>
              <table:table-cell office:value-type="float" office:value="100.141">
                <text:p>100.141</text:p>
              </table:table-cell>
              <table:table-cell office:value-type="float" office:value="200.316">
                <text:p>200.316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44.199999999987">
                <text:p>544.199999999987</text:p>
              </table:table-cell>
              <table:table-cell office:value-type="float" office:value="100.13">
                <text:p>100.13</text:p>
              </table:table-cell>
              <table:table-cell office:value-type="float" office:value="200.292">
                <text:p>200.29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44.399999999987">
                <text:p>544.399999999987</text:p>
              </table:table-cell>
              <table:table-cell office:value-type="float" office:value="100.119">
                <text:p>100.119</text:p>
              </table:table-cell>
              <table:table-cell office:value-type="float" office:value="200.268">
                <text:p>200.268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44.599999999987">
                <text:p>544.599999999987</text:p>
              </table:table-cell>
              <table:table-cell office:value-type="float" office:value="100.108">
                <text:p>100.108</text:p>
              </table:table-cell>
              <table:table-cell office:value-type="float" office:value="200.243">
                <text:p>200.24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44.799999999987">
                <text:p>544.799999999987</text:p>
              </table:table-cell>
              <table:table-cell office:value-type="float" office:value="100.097">
                <text:p>100.097</text:p>
              </table:table-cell>
              <table:table-cell office:value-type="float" office:value="200.219">
                <text:p>200.219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44.999999999987">
                <text:p>544.999999999987</text:p>
              </table:table-cell>
              <table:table-cell office:value-type="float" office:value="100.087">
                <text:p>100.087</text:p>
              </table:table-cell>
              <table:table-cell office:value-type="float" office:value="200.195">
                <text:p>200.195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545.199999999987">
                <text:p>545.199999999987</text:p>
              </table:table-cell>
              <table:table-cell office:value-type="float" office:value="100.076">
                <text:p>100.076</text:p>
              </table:table-cell>
              <table:table-cell office:value-type="float" office:value="200.171">
                <text:p>200.171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545.399999999987">
                <text:p>545.399999999987</text:p>
              </table:table-cell>
              <table:table-cell office:value-type="float" office:value="100.065">
                <text:p>100.065</text:p>
              </table:table-cell>
              <table:table-cell office:value-type="float" office:value="200.147">
                <text:p>200.14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45.599999999987">
                <text:p>545.599999999987</text:p>
              </table:table-cell>
              <table:table-cell office:value-type="float" office:value="100.054">
                <text:p>100.054</text:p>
              </table:table-cell>
              <table:table-cell office:value-type="float" office:value="200.123">
                <text:p>200.123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545.799999999987">
                <text:p>545.799999999987</text:p>
              </table:table-cell>
              <table:table-cell office:value-type="float" office:value="100.044">
                <text:p>100.044</text:p>
              </table:table-cell>
              <table:table-cell office:value-type="float" office:value="200.099">
                <text:p>200.099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545.999999999987">
                <text:p>545.999999999987</text:p>
              </table:table-cell>
              <table:table-cell office:value-type="float" office:value="100.033">
                <text:p>100.033</text:p>
              </table:table-cell>
              <table:table-cell office:value-type="float" office:value="200.075">
                <text:p>200.075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546.199999999987">
                <text:p>546.199999999987</text:p>
              </table:table-cell>
              <table:table-cell office:value-type="float" office:value="100.022">
                <text:p>100.022</text:p>
              </table:table-cell>
              <table:table-cell office:value-type="float" office:value="200.051">
                <text:p>200.051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546.399999999987">
                <text:p>546.399999999987</text:p>
              </table:table-cell>
              <table:table-cell office:value-type="float" office:value="100.012">
                <text:p>100.012</text:p>
              </table:table-cell>
              <table:table-cell office:value-type="float" office:value="200.027">
                <text:p>200.027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546.599999999987">
                <text:p>546.599999999987</text:p>
              </table:table-cell>
              <table:table-cell office:value-type="float" office:value="100.001">
                <text:p>100.001</text:p>
              </table:table-cell>
              <table:table-cell office:value-type="float" office:value="200.003">
                <text:p>200.003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546.799999999987">
                <text:p>546.799999999987</text:p>
              </table:table-cell>
              <table:table-cell office:value-type="float" office:value="99.9907">
                <text:p>99.9907</text:p>
              </table:table-cell>
              <table:table-cell office:value-type="float" office:value="199.979">
                <text:p>199.979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546.999999999987">
                <text:p>546.999999999987</text:p>
              </table:table-cell>
              <table:table-cell office:value-type="float" office:value="99.9801">
                <text:p>99.9801</text:p>
              </table:table-cell>
              <table:table-cell office:value-type="float" office:value="199.955">
                <text:p>199.955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547.199999999987">
                <text:p>547.199999999987</text:p>
              </table:table-cell>
              <table:table-cell office:value-type="float" office:value="99.9696">
                <text:p>99.9696</text:p>
              </table:table-cell>
              <table:table-cell office:value-type="float" office:value="199.932">
                <text:p>199.9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47.399999999988">
                <text:p>547.399999999988</text:p>
              </table:table-cell>
              <table:table-cell office:value-type="float" office:value="99.9591">
                <text:p>99.9591</text:p>
              </table:table-cell>
              <table:table-cell office:value-type="float" office:value="199.908">
                <text:p>199.908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47.599999999988">
                <text:p>547.599999999988</text:p>
              </table:table-cell>
              <table:table-cell office:value-type="float" office:value="99.9486">
                <text:p>99.9486</text:p>
              </table:table-cell>
              <table:table-cell office:value-type="float" office:value="199.885">
                <text:p>199.885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547.799999999988">
                <text:p>547.799999999988</text:p>
              </table:table-cell>
              <table:table-cell office:value-type="float" office:value="99.9382">
                <text:p>99.9382</text:p>
              </table:table-cell>
              <table:table-cell office:value-type="float" office:value="199.861">
                <text:p>199.861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47.999999999988">
                <text:p>547.999999999988</text:p>
              </table:table-cell>
              <table:table-cell office:value-type="float" office:value="99.9277">
                <text:p>99.9277</text:p>
              </table:table-cell>
              <table:table-cell office:value-type="float" office:value="199.838">
                <text:p>199.838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48.199999999988">
                <text:p>548.199999999988</text:p>
              </table:table-cell>
              <table:table-cell office:value-type="float" office:value="99.9173">
                <text:p>99.9173</text:p>
              </table:table-cell>
              <table:table-cell office:value-type="float" office:value="199.814">
                <text:p>199.81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548.399999999988">
                <text:p>548.399999999988</text:p>
              </table:table-cell>
              <table:table-cell office:value-type="float" office:value="99.9069">
                <text:p>99.9069</text:p>
              </table:table-cell>
              <table:table-cell office:value-type="float" office:value="199.791">
                <text:p>199.79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548.599999999988">
                <text:p>548.599999999988</text:p>
              </table:table-cell>
              <table:table-cell office:value-type="float" office:value="99.8965">
                <text:p>99.8965</text:p>
              </table:table-cell>
              <table:table-cell office:value-type="float" office:value="199.767">
                <text:p>199.76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548.799999999988">
                <text:p>548.799999999988</text:p>
              </table:table-cell>
              <table:table-cell office:value-type="float" office:value="99.8862">
                <text:p>99.8862</text:p>
              </table:table-cell>
              <table:table-cell office:value-type="float" office:value="199.744">
                <text:p>199.744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548.999999999988">
                <text:p>548.999999999988</text:p>
              </table:table-cell>
              <table:table-cell office:value-type="float" office:value="99.8759">
                <text:p>99.8759</text:p>
              </table:table-cell>
              <table:table-cell office:value-type="float" office:value="199.721">
                <text:p>199.721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549.199999999988">
                <text:p>549.199999999988</text:p>
              </table:table-cell>
              <table:table-cell office:value-type="float" office:value="99.8655">
                <text:p>99.8655</text:p>
              </table:table-cell>
              <table:table-cell office:value-type="float" office:value="199.698">
                <text:p>199.698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549.399999999988">
                <text:p>549.399999999988</text:p>
              </table:table-cell>
              <table:table-cell office:value-type="float" office:value="99.8553">
                <text:p>99.8553</text:p>
              </table:table-cell>
              <table:table-cell office:value-type="float" office:value="199.675">
                <text:p>199.675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549.599999999988">
                <text:p>549.599999999988</text:p>
              </table:table-cell>
              <table:table-cell office:value-type="float" office:value="99.845">
                <text:p>99.845</text:p>
              </table:table-cell>
              <table:table-cell office:value-type="float" office:value="199.651">
                <text:p>199.651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549.799999999988">
                <text:p>549.799999999988</text:p>
              </table:table-cell>
              <table:table-cell office:value-type="float" office:value="99.8348">
                <text:p>99.8348</text:p>
              </table:table-cell>
              <table:table-cell office:value-type="float" office:value="199.628">
                <text:p>199.628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549.999999999988">
                <text:p>549.999999999988</text:p>
              </table:table-cell>
              <table:table-cell office:value-type="float" office:value="99.8245">
                <text:p>99.8245</text:p>
              </table:table-cell>
              <table:table-cell office:value-type="float" office:value="199.605">
                <text:p>199.605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550.199999999988">
                <text:p>550.199999999988</text:p>
              </table:table-cell>
              <table:table-cell office:value-type="float" office:value="99.8143">
                <text:p>99.8143</text:p>
              </table:table-cell>
              <table:table-cell office:value-type="float" office:value="199.582">
                <text:p>199.582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550.399999999988">
                <text:p>550.399999999988</text:p>
              </table:table-cell>
              <table:table-cell office:value-type="float" office:value="99.8042">
                <text:p>99.8042</text:p>
              </table:table-cell>
              <table:table-cell office:value-type="float" office:value="199.56">
                <text:p>199.56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550.599999999988">
                <text:p>550.599999999988</text:p>
              </table:table-cell>
              <table:table-cell office:value-type="float" office:value="99.794">
                <text:p>99.794</text:p>
              </table:table-cell>
              <table:table-cell office:value-type="float" office:value="199.537">
                <text:p>199.537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550.799999999988">
                <text:p>550.799999999988</text:p>
              </table:table-cell>
              <table:table-cell office:value-type="float" office:value="99.7839">
                <text:p>99.7839</text:p>
              </table:table-cell>
              <table:table-cell office:value-type="float" office:value="199.514">
                <text:p>199.514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550.999999999988">
                <text:p>550.999999999988</text:p>
              </table:table-cell>
              <table:table-cell office:value-type="float" office:value="99.7738">
                <text:p>99.7738</text:p>
              </table:table-cell>
              <table:table-cell office:value-type="float" office:value="199.491">
                <text:p>199.491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551.199999999988">
                <text:p>551.199999999988</text:p>
              </table:table-cell>
              <table:table-cell office:value-type="float" office:value="99.7637">
                <text:p>99.7637</text:p>
              </table:table-cell>
              <table:table-cell office:value-type="float" office:value="199.468">
                <text:p>199.468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551.399999999988">
                <text:p>551.399999999988</text:p>
              </table:table-cell>
              <table:table-cell office:value-type="float" office:value="99.7536">
                <text:p>99.7536</text:p>
              </table:table-cell>
              <table:table-cell office:value-type="float" office:value="199.446">
                <text:p>199.446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551.599999999988">
                <text:p>551.599999999988</text:p>
              </table:table-cell>
              <table:table-cell office:value-type="float" office:value="99.7435">
                <text:p>99.7435</text:p>
              </table:table-cell>
              <table:table-cell office:value-type="float" office:value="199.423">
                <text:p>199.423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551.799999999988">
                <text:p>551.799999999988</text:p>
              </table:table-cell>
              <table:table-cell office:value-type="float" office:value="99.7335">
                <text:p>99.7335</text:p>
              </table:table-cell>
              <table:table-cell office:value-type="float" office:value="199.401">
                <text:p>199.40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551.999999999989">
                <text:p>551.999999999989</text:p>
              </table:table-cell>
              <table:table-cell office:value-type="float" office:value="99.7235">
                <text:p>99.7235</text:p>
              </table:table-cell>
              <table:table-cell office:value-type="float" office:value="199.378">
                <text:p>199.378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552.199999999989">
                <text:p>552.199999999989</text:p>
              </table:table-cell>
              <table:table-cell office:value-type="float" office:value="99.7135">
                <text:p>99.7135</text:p>
              </table:table-cell>
              <table:table-cell office:value-type="float" office:value="199.356">
                <text:p>199.356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552.399999999989">
                <text:p>552.399999999989</text:p>
              </table:table-cell>
              <table:table-cell office:value-type="float" office:value="99.7036">
                <text:p>99.7036</text:p>
              </table:table-cell>
              <table:table-cell office:value-type="float" office:value="199.333">
                <text:p>199.33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552.599999999989">
                <text:p>552.599999999989</text:p>
              </table:table-cell>
              <table:table-cell office:value-type="float" office:value="99.6936">
                <text:p>99.6936</text:p>
              </table:table-cell>
              <table:table-cell office:value-type="float" office:value="199.311">
                <text:p>199.311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552.799999999989">
                <text:p>552.799999999989</text:p>
              </table:table-cell>
              <table:table-cell office:value-type="float" office:value="99.6837">
                <text:p>99.6837</text:p>
              </table:table-cell>
              <table:table-cell office:value-type="float" office:value="199.288">
                <text:p>199.288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552.999999999989">
                <text:p>552.999999999989</text:p>
              </table:table-cell>
              <table:table-cell office:value-type="float" office:value="99.6738">
                <text:p>99.6738</text:p>
              </table:table-cell>
              <table:table-cell office:value-type="float" office:value="199.266">
                <text:p>199.26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553.199999999989">
                <text:p>553.199999999989</text:p>
              </table:table-cell>
              <table:table-cell office:value-type="float" office:value="99.6639">
                <text:p>99.6639</text:p>
              </table:table-cell>
              <table:table-cell office:value-type="float" office:value="199.244">
                <text:p>199.24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553.399999999989">
                <text:p>553.399999999989</text:p>
              </table:table-cell>
              <table:table-cell office:value-type="float" office:value="99.6541">
                <text:p>99.6541</text:p>
              </table:table-cell>
              <table:table-cell office:value-type="float" office:value="199.222">
                <text:p>199.22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553.599999999989">
                <text:p>553.599999999989</text:p>
              </table:table-cell>
              <table:table-cell office:value-type="float" office:value="99.6442">
                <text:p>99.6442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553.799999999989">
                <text:p>553.799999999989</text:p>
              </table:table-cell>
              <table:table-cell office:value-type="float" office:value="99.6344">
                <text:p>99.6344</text:p>
              </table:table-cell>
              <table:table-cell office:value-type="float" office:value="199.178">
                <text:p>199.178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553.999999999989">
                <text:p>553.999999999989</text:p>
              </table:table-cell>
              <table:table-cell office:value-type="float" office:value="99.6246">
                <text:p>99.6246</text:p>
              </table:table-cell>
              <table:table-cell office:value-type="float" office:value="199.156">
                <text:p>199.15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554.199999999989">
                <text:p>554.199999999989</text:p>
              </table:table-cell>
              <table:table-cell office:value-type="float" office:value="99.6149">
                <text:p>99.6149</text:p>
              </table:table-cell>
              <table:table-cell office:value-type="float" office:value="199.134">
                <text:p>199.13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554.399999999989">
                <text:p>554.399999999989</text:p>
              </table:table-cell>
              <table:table-cell office:value-type="float" office:value="99.6051">
                <text:p>99.6051</text:p>
              </table:table-cell>
              <table:table-cell office:value-type="float" office:value="199.112">
                <text:p>199.11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554.599999999989">
                <text:p>554.599999999989</text:p>
              </table:table-cell>
              <table:table-cell office:value-type="float" office:value="99.5954">
                <text:p>99.5954</text:p>
              </table:table-cell>
              <table:table-cell office:value-type="float" office:value="199.09">
                <text:p>199.09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554.799999999989">
                <text:p>554.799999999989</text:p>
              </table:table-cell>
              <table:table-cell office:value-type="float" office:value="99.5857">
                <text:p>99.5857</text:p>
              </table:table-cell>
              <table:table-cell office:value-type="float" office:value="199.068">
                <text:p>199.068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554.999999999989">
                <text:p>554.999999999989</text:p>
              </table:table-cell>
              <table:table-cell office:value-type="float" office:value="99.576">
                <text:p>99.576</text:p>
              </table:table-cell>
              <table:table-cell office:value-type="float" office:value="199.046">
                <text:p>199.046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555.199999999989">
                <text:p>555.199999999989</text:p>
              </table:table-cell>
              <table:table-cell office:value-type="float" office:value="99.5664">
                <text:p>99.5664</text:p>
              </table:table-cell>
              <table:table-cell office:value-type="float" office:value="199.024">
                <text:p>199.02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555.399999999989">
                <text:p>555.399999999989</text:p>
              </table:table-cell>
              <table:table-cell office:value-type="float" office:value="99.5567">
                <text:p>99.5567</text:p>
              </table:table-cell>
              <table:table-cell office:value-type="float" office:value="199.003">
                <text:p>199.00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555.599999999989">
                <text:p>555.599999999989</text:p>
              </table:table-cell>
              <table:table-cell office:value-type="float" office:value="99.5471">
                <text:p>99.5471</text:p>
              </table:table-cell>
              <table:table-cell office:value-type="float" office:value="198.981">
                <text:p>198.981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555.799999999989">
                <text:p>555.799999999989</text:p>
              </table:table-cell>
              <table:table-cell office:value-type="float" office:value="99.5375">
                <text:p>99.5375</text:p>
              </table:table-cell>
              <table:table-cell office:value-type="float" office:value="198.96">
                <text:p>198.96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555.999999999989">
                <text:p>555.999999999989</text:p>
              </table:table-cell>
              <table:table-cell office:value-type="float" office:value="99.5279">
                <text:p>99.5279</text:p>
              </table:table-cell>
              <table:table-cell office:value-type="float" office:value="198.938">
                <text:p>198.938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556.199999999989">
                <text:p>556.199999999989</text:p>
              </table:table-cell>
              <table:table-cell office:value-type="float" office:value="99.5184">
                <text:p>99.5184</text:p>
              </table:table-cell>
              <table:table-cell office:value-type="float" office:value="198.916">
                <text:p>198.916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556.39999999999">
                <text:p>556.39999999999</text:p>
              </table:table-cell>
              <table:table-cell office:value-type="float" office:value="99.5089">
                <text:p>99.5089</text:p>
              </table:table-cell>
              <table:table-cell office:value-type="float" office:value="198.895">
                <text:p>198.895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56.59999999999">
                <text:p>556.59999999999</text:p>
              </table:table-cell>
              <table:table-cell office:value-type="float" office:value="99.4994">
                <text:p>99.4994</text:p>
              </table:table-cell>
              <table:table-cell office:value-type="float" office:value="198.874">
                <text:p>198.874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556.79999999999">
                <text:p>556.79999999999</text:p>
              </table:table-cell>
              <table:table-cell office:value-type="float" office:value="99.4899">
                <text:p>99.4899</text:p>
              </table:table-cell>
              <table:table-cell office:value-type="float" office:value="198.852">
                <text:p>198.852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556.99999999999">
                <text:p>556.99999999999</text:p>
              </table:table-cell>
              <table:table-cell office:value-type="float" office:value="99.4804">
                <text:p>99.4804</text:p>
              </table:table-cell>
              <table:table-cell office:value-type="float" office:value="198.831">
                <text:p>198.831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557.19999999999">
                <text:p>557.19999999999</text:p>
              </table:table-cell>
              <table:table-cell office:value-type="float" office:value="99.471">
                <text:p>99.471</text:p>
              </table:table-cell>
              <table:table-cell office:value-type="float" office:value="198.81">
                <text:p>198.8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557.39999999999">
                <text:p>557.39999999999</text:p>
              </table:table-cell>
              <table:table-cell office:value-type="float" office:value="99.4615">
                <text:p>99.4615</text:p>
              </table:table-cell>
              <table:table-cell office:value-type="float" office:value="198.789">
                <text:p>198.78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557.59999999999">
                <text:p>557.59999999999</text:p>
              </table:table-cell>
              <table:table-cell office:value-type="float" office:value="99.4521">
                <text:p>99.4521</text:p>
              </table:table-cell>
              <table:table-cell office:value-type="float" office:value="198.767">
                <text:p>198.767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557.79999999999">
                <text:p>557.79999999999</text:p>
              </table:table-cell>
              <table:table-cell office:value-type="float" office:value="99.4428">
                <text:p>99.4428</text:p>
              </table:table-cell>
              <table:table-cell office:value-type="float" office:value="198.746">
                <text:p>198.746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557.99999999999">
                <text:p>557.99999999999</text:p>
              </table:table-cell>
              <table:table-cell office:value-type="float" office:value="99.4334">
                <text:p>99.4334</text:p>
              </table:table-cell>
              <table:table-cell office:value-type="float" office:value="198.725">
                <text:p>198.725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558.19999999999">
                <text:p>558.19999999999</text:p>
              </table:table-cell>
              <table:table-cell office:value-type="float" office:value="99.4241">
                <text:p>99.4241</text:p>
              </table:table-cell>
              <table:table-cell office:value-type="float" office:value="198.704">
                <text:p>198.704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558.39999999999">
                <text:p>558.39999999999</text:p>
              </table:table-cell>
              <table:table-cell office:value-type="float" office:value="99.4148">
                <text:p>99.4148</text:p>
              </table:table-cell>
              <table:table-cell office:value-type="float" office:value="198.683">
                <text:p>198.683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558.59999999999">
                <text:p>558.59999999999</text:p>
              </table:table-cell>
              <table:table-cell office:value-type="float" office:value="99.4055">
                <text:p>99.4055</text:p>
              </table:table-cell>
              <table:table-cell office:value-type="float" office:value="198.662">
                <text:p>198.662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558.79999999999">
                <text:p>558.79999999999</text:p>
              </table:table-cell>
              <table:table-cell office:value-type="float" office:value="99.3962">
                <text:p>99.3962</text:p>
              </table:table-cell>
              <table:table-cell office:value-type="float" office:value="198.642">
                <text:p>198.642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558.99999999999">
                <text:p>558.99999999999</text:p>
              </table:table-cell>
              <table:table-cell office:value-type="float" office:value="99.387">
                <text:p>99.387</text:p>
              </table:table-cell>
              <table:table-cell office:value-type="float" office:value="198.621">
                <text:p>198.621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559.19999999999">
                <text:p>559.19999999999</text:p>
              </table:table-cell>
              <table:table-cell office:value-type="float" office:value="99.3777">
                <text:p>99.3777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559.39999999999">
                <text:p>559.39999999999</text:p>
              </table:table-cell>
              <table:table-cell office:value-type="float" office:value="99.3685">
                <text:p>99.3685</text:p>
              </table:table-cell>
              <table:table-cell office:value-type="float" office:value="198.579">
                <text:p>198.579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559.59999999999">
                <text:p>559.59999999999</text:p>
              </table:table-cell>
              <table:table-cell office:value-type="float" office:value="99.3594">
                <text:p>99.3594</text:p>
              </table:table-cell>
              <table:table-cell office:value-type="float" office:value="198.559">
                <text:p>198.559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559.79999999999">
                <text:p>559.79999999999</text:p>
              </table:table-cell>
              <table:table-cell office:value-type="float" office:value="99.3502">
                <text:p>99.3502</text:p>
              </table:table-cell>
              <table:table-cell office:value-type="float" office:value="198.538">
                <text:p>198.538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559.99999999999">
                <text:p>559.99999999999</text:p>
              </table:table-cell>
              <table:table-cell office:value-type="float" office:value="99.341">
                <text:p>99.341</text:p>
              </table:table-cell>
              <table:table-cell office:value-type="float" office:value="198.517">
                <text:p>198.517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560.19999999999">
                <text:p>560.19999999999</text:p>
              </table:table-cell>
              <table:table-cell office:value-type="float" office:value="99.3319">
                <text:p>99.3319</text:p>
              </table:table-cell>
              <table:table-cell office:value-type="float" office:value="198.497">
                <text:p>198.497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560.39999999999">
                <text:p>560.39999999999</text:p>
              </table:table-cell>
              <table:table-cell office:value-type="float" office:value="99.3228">
                <text:p>99.3228</text:p>
              </table:table-cell>
              <table:table-cell office:value-type="float" office:value="198.476">
                <text:p>198.476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560.599999999991">
                <text:p>560.599999999991</text:p>
              </table:table-cell>
              <table:table-cell office:value-type="float" office:value="99.3138">
                <text:p>99.3138</text:p>
              </table:table-cell>
              <table:table-cell office:value-type="float" office:value="198.456">
                <text:p>198.456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560.799999999991">
                <text:p>560.799999999991</text:p>
              </table:table-cell>
              <table:table-cell office:value-type="float" office:value="99.3047">
                <text:p>99.3047</text:p>
              </table:table-cell>
              <table:table-cell office:value-type="float" office:value="198.436">
                <text:p>198.436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560.999999999991">
                <text:p>560.999999999991</text:p>
              </table:table-cell>
              <table:table-cell office:value-type="float" office:value="99.2957">
                <text:p>99.2957</text:p>
              </table:table-cell>
              <table:table-cell office:value-type="float" office:value="198.415">
                <text:p>198.415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561.199999999991">
                <text:p>561.199999999991</text:p>
              </table:table-cell>
              <table:table-cell office:value-type="float" office:value="99.2867">
                <text:p>99.2867</text:p>
              </table:table-cell>
              <table:table-cell office:value-type="float" office:value="198.395">
                <text:p>198.395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561.399999999991">
                <text:p>561.399999999991</text:p>
              </table:table-cell>
              <table:table-cell office:value-type="float" office:value="99.2777">
                <text:p>99.2777</text:p>
              </table:table-cell>
              <table:table-cell office:value-type="float" office:value="198.375">
                <text:p>198.375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561.599999999991">
                <text:p>561.599999999991</text:p>
              </table:table-cell>
              <table:table-cell office:value-type="float" office:value="99.2687">
                <text:p>99.2687</text:p>
              </table:table-cell>
              <table:table-cell office:value-type="float" office:value="198.355">
                <text:p>198.355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561.799999999991">
                <text:p>561.799999999991</text:p>
              </table:table-cell>
              <table:table-cell office:value-type="float" office:value="99.2598">
                <text:p>99.2598</text:p>
              </table:table-cell>
              <table:table-cell office:value-type="float" office:value="198.335">
                <text:p>198.335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561.999999999991">
                <text:p>561.999999999991</text:p>
              </table:table-cell>
              <table:table-cell office:value-type="float" office:value="99.2508">
                <text:p>99.2508</text:p>
              </table:table-cell>
              <table:table-cell office:value-type="float" office:value="198.314">
                <text:p>198.314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562.199999999991">
                <text:p>562.199999999991</text:p>
              </table:table-cell>
              <table:table-cell office:value-type="float" office:value="99.2419">
                <text:p>99.2419</text:p>
              </table:table-cell>
              <table:table-cell office:value-type="float" office:value="198.294">
                <text:p>198.29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562.399999999991">
                <text:p>562.399999999991</text:p>
              </table:table-cell>
              <table:table-cell office:value-type="float" office:value="99.2331">
                <text:p>99.2331</text:p>
              </table:table-cell>
              <table:table-cell office:value-type="float" office:value="198.274">
                <text:p>198.274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562.599999999991">
                <text:p>562.599999999991</text:p>
              </table:table-cell>
              <table:table-cell office:value-type="float" office:value="99.2242">
                <text:p>99.2242</text:p>
              </table:table-cell>
              <table:table-cell office:value-type="float" office:value="198.255">
                <text:p>198.255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562.799999999991">
                <text:p>562.799999999991</text:p>
              </table:table-cell>
              <table:table-cell office:value-type="float" office:value="99.2154">
                <text:p>99.2154</text:p>
              </table:table-cell>
              <table:table-cell office:value-type="float" office:value="198.235">
                <text:p>198.23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562.999999999991">
                <text:p>562.999999999991</text:p>
              </table:table-cell>
              <table:table-cell office:value-type="float" office:value="99.2066">
                <text:p>99.2066</text:p>
              </table:table-cell>
              <table:table-cell office:value-type="float" office:value="198.215">
                <text:p>198.215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563.199999999991">
                <text:p>563.199999999991</text:p>
              </table:table-cell>
              <table:table-cell office:value-type="float" office:value="99.1978">
                <text:p>99.1978</text:p>
              </table:table-cell>
              <table:table-cell office:value-type="float" office:value="198.195">
                <text:p>198.195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563.399999999991">
                <text:p>563.399999999991</text:p>
              </table:table-cell>
              <table:table-cell office:value-type="float" office:value="99.189">
                <text:p>99.189</text:p>
              </table:table-cell>
              <table:table-cell office:value-type="float" office:value="198.175">
                <text:p>198.17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563.599999999991">
                <text:p>563.599999999991</text:p>
              </table:table-cell>
              <table:table-cell office:value-type="float" office:value="99.1803">
                <text:p>99.1803</text:p>
              </table:table-cell>
              <table:table-cell office:value-type="float" office:value="198.156">
                <text:p>198.156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563.799999999991">
                <text:p>563.799999999991</text:p>
              </table:table-cell>
              <table:table-cell office:value-type="float" office:value="99.1715">
                <text:p>99.1715</text:p>
              </table:table-cell>
              <table:table-cell office:value-type="float" office:value="198.136">
                <text:p>198.136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563.999999999991">
                <text:p>563.999999999991</text:p>
              </table:table-cell>
              <table:table-cell office:value-type="float" office:value="99.1628">
                <text:p>99.1628</text:p>
              </table:table-cell>
              <table:table-cell office:value-type="float" office:value="198.116">
                <text:p>198.116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564.199999999991">
                <text:p>564.199999999991</text:p>
              </table:table-cell>
              <table:table-cell office:value-type="float" office:value="99.1541">
                <text:p>99.1541</text:p>
              </table:table-cell>
              <table:table-cell office:value-type="float" office:value="198.097">
                <text:p>198.097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564.399999999991">
                <text:p>564.399999999991</text:p>
              </table:table-cell>
              <table:table-cell office:value-type="float" office:value="99.1455">
                <text:p>99.1455</text:p>
              </table:table-cell>
              <table:table-cell office:value-type="float" office:value="198.077">
                <text:p>198.077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564.599999999991">
                <text:p>564.599999999991</text:p>
              </table:table-cell>
              <table:table-cell office:value-type="float" office:value="99.1368">
                <text:p>99.1368</text:p>
              </table:table-cell>
              <table:table-cell office:value-type="float" office:value="198.058">
                <text:p>198.058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564.799999999991">
                <text:p>564.799999999991</text:p>
              </table:table-cell>
              <table:table-cell office:value-type="float" office:value="99.1282">
                <text:p>99.1282</text:p>
              </table:table-cell>
              <table:table-cell office:value-type="float" office:value="198.038">
                <text:p>198.038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564.999999999992">
                <text:p>564.999999999992</text:p>
              </table:table-cell>
              <table:table-cell office:value-type="float" office:value="99.1196">
                <text:p>99.1196</text:p>
              </table:table-cell>
              <table:table-cell office:value-type="float" office:value="198.019">
                <text:p>198.019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565.199999999992">
                <text:p>565.199999999992</text:p>
              </table:table-cell>
              <table:table-cell office:value-type="float" office:value="99.111">
                <text:p>99.11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565.399999999992">
                <text:p>565.399999999992</text:p>
              </table:table-cell>
              <table:table-cell office:value-type="float" office:value="99.1025">
                <text:p>99.1025</text:p>
              </table:table-cell>
              <table:table-cell office:value-type="float" office:value="197.981">
                <text:p>197.981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565.599999999992">
                <text:p>565.599999999992</text:p>
              </table:table-cell>
              <table:table-cell office:value-type="float" office:value="99.0939">
                <text:p>99.0939</text:p>
              </table:table-cell>
              <table:table-cell office:value-type="float" office:value="197.961">
                <text:p>197.96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65.799999999992">
                <text:p>565.799999999992</text:p>
              </table:table-cell>
              <table:table-cell office:value-type="float" office:value="99.0854">
                <text:p>99.0854</text:p>
              </table:table-cell>
              <table:table-cell office:value-type="float" office:value="197.942">
                <text:p>197.94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565.999999999992">
                <text:p>565.999999999992</text:p>
              </table:table-cell>
              <table:table-cell office:value-type="float" office:value="99.0769">
                <text:p>99.0769</text:p>
              </table:table-cell>
              <table:table-cell office:value-type="float" office:value="197.923">
                <text:p>197.92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566.199999999992">
                <text:p>566.199999999992</text:p>
              </table:table-cell>
              <table:table-cell office:value-type="float" office:value="99.0685">
                <text:p>99.0685</text:p>
              </table:table-cell>
              <table:table-cell office:value-type="float" office:value="197.904">
                <text:p>197.904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566.399999999992">
                <text:p>566.399999999992</text:p>
              </table:table-cell>
              <table:table-cell office:value-type="float" office:value="99.06">
                <text:p>99.06</text:p>
              </table:table-cell>
              <table:table-cell office:value-type="float" office:value="197.885">
                <text:p>197.885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66.599999999992">
                <text:p>566.599999999992</text:p>
              </table:table-cell>
              <table:table-cell office:value-type="float" office:value="99.0516">
                <text:p>99.0516</text:p>
              </table:table-cell>
              <table:table-cell office:value-type="float" office:value="197.866">
                <text:p>197.866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566.799999999992">
                <text:p>566.799999999992</text:p>
              </table:table-cell>
              <table:table-cell office:value-type="float" office:value="99.0432">
                <text:p>99.0432</text:p>
              </table:table-cell>
              <table:table-cell office:value-type="float" office:value="197.847">
                <text:p>197.84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566.999999999992">
                <text:p>566.999999999992</text:p>
              </table:table-cell>
              <table:table-cell office:value-type="float" office:value="99.0348">
                <text:p>99.0348</text:p>
              </table:table-cell>
              <table:table-cell office:value-type="float" office:value="197.828">
                <text:p>197.828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567.199999999992">
                <text:p>567.199999999992</text:p>
              </table:table-cell>
              <table:table-cell office:value-type="float" office:value="99.0265">
                <text:p>99.0265</text:p>
              </table:table-cell>
              <table:table-cell office:value-type="float" office:value="197.81">
                <text:p>197.81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567.399999999992">
                <text:p>567.399999999992</text:p>
              </table:table-cell>
              <table:table-cell office:value-type="float" office:value="99.0181">
                <text:p>99.0181</text:p>
              </table:table-cell>
              <table:table-cell office:value-type="float" office:value="197.791">
                <text:p>197.791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567.599999999992">
                <text:p>567.599999999992</text:p>
              </table:table-cell>
              <table:table-cell office:value-type="float" office:value="99.0098">
                <text:p>99.0098</text:p>
              </table:table-cell>
              <table:table-cell office:value-type="float" office:value="197.772">
                <text:p>197.772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567.799999999992">
                <text:p>567.799999999992</text:p>
              </table:table-cell>
              <table:table-cell office:value-type="float" office:value="99.0015">
                <text:p>99.0015</text:p>
              </table:table-cell>
              <table:table-cell office:value-type="float" office:value="197.753">
                <text:p>197.753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567.999999999992">
                <text:p>567.999999999992</text:p>
              </table:table-cell>
              <table:table-cell office:value-type="float" office:value="98.9932">
                <text:p>98.9932</text:p>
              </table:table-cell>
              <table:table-cell office:value-type="float" office:value="197.735">
                <text:p>197.73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568.199999999992">
                <text:p>568.199999999992</text:p>
              </table:table-cell>
              <table:table-cell office:value-type="float" office:value="98.985">
                <text:p>98.985</text:p>
              </table:table-cell>
              <table:table-cell office:value-type="float" office:value="197.716">
                <text:p>197.716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568.399999999992">
                <text:p>568.399999999992</text:p>
              </table:table-cell>
              <table:table-cell office:value-type="float" office:value="98.9767">
                <text:p>98.9767</text:p>
              </table:table-cell>
              <table:table-cell office:value-type="float" office:value="197.698">
                <text:p>197.698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568.599999999992">
                <text:p>568.599999999992</text:p>
              </table:table-cell>
              <table:table-cell office:value-type="float" office:value="98.9685">
                <text:p>98.9685</text:p>
              </table:table-cell>
              <table:table-cell office:value-type="float" office:value="197.679">
                <text:p>197.679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568.799999999992">
                <text:p>568.799999999992</text:p>
              </table:table-cell>
              <table:table-cell office:value-type="float" office:value="98.9603">
                <text:p>98.9603</text:p>
              </table:table-cell>
              <table:table-cell office:value-type="float" office:value="197.661">
                <text:p>197.66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568.999999999992">
                <text:p>568.999999999992</text:p>
              </table:table-cell>
              <table:table-cell office:value-type="float" office:value="98.9522">
                <text:p>98.9522</text:p>
              </table:table-cell>
              <table:table-cell office:value-type="float" office:value="197.642">
                <text:p>197.64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569.199999999993">
                <text:p>569.199999999993</text:p>
              </table:table-cell>
              <table:table-cell office:value-type="float" office:value="98.944">
                <text:p>98.944</text:p>
              </table:table-cell>
              <table:table-cell office:value-type="float" office:value="197.624">
                <text:p>197.624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569.399999999992">
                <text:p>569.399999999992</text:p>
              </table:table-cell>
              <table:table-cell office:value-type="float" office:value="98.9359">
                <text:p>98.9359</text:p>
              </table:table-cell>
              <table:table-cell office:value-type="float" office:value="197.606">
                <text:p>197.606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569.599999999993">
                <text:p>569.599999999993</text:p>
              </table:table-cell>
              <table:table-cell office:value-type="float" office:value="98.9278">
                <text:p>98.9278</text:p>
              </table:table-cell>
              <table:table-cell office:value-type="float" office:value="197.588">
                <text:p>197.588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569.799999999993">
                <text:p>569.799999999993</text:p>
              </table:table-cell>
              <table:table-cell office:value-type="float" office:value="98.9197">
                <text:p>98.9197</text:p>
              </table:table-cell>
              <table:table-cell office:value-type="float" office:value="197.569">
                <text:p>197.569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569.999999999993">
                <text:p>569.999999999993</text:p>
              </table:table-cell>
              <table:table-cell office:value-type="float" office:value="98.9116">
                <text:p>98.9116</text:p>
              </table:table-cell>
              <table:table-cell office:value-type="float" office:value="197.551">
                <text:p>197.551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570.199999999993">
                <text:p>570.199999999993</text:p>
              </table:table-cell>
              <table:table-cell office:value-type="float" office:value="98.9036">
                <text:p>98.9036</text:p>
              </table:table-cell>
              <table:table-cell office:value-type="float" office:value="197.533">
                <text:p>197.533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570.399999999993">
                <text:p>570.399999999993</text:p>
              </table:table-cell>
              <table:table-cell office:value-type="float" office:value="98.8956">
                <text:p>98.8956</text:p>
              </table:table-cell>
              <table:table-cell office:value-type="float" office:value="197.515">
                <text:p>197.515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570.599999999993">
                <text:p>570.599999999993</text:p>
              </table:table-cell>
              <table:table-cell office:value-type="float" office:value="98.8876">
                <text:p>98.8876</text:p>
              </table:table-cell>
              <table:table-cell office:value-type="float" office:value="197.497">
                <text:p>197.497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570.799999999993">
                <text:p>570.799999999993</text:p>
              </table:table-cell>
              <table:table-cell office:value-type="float" office:value="98.8796">
                <text:p>98.8796</text:p>
              </table:table-cell>
              <table:table-cell office:value-type="float" office:value="197.479">
                <text:p>197.479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570.999999999993">
                <text:p>570.999999999993</text:p>
              </table:table-cell>
              <table:table-cell office:value-type="float" office:value="98.8717">
                <text:p>98.8717</text:p>
              </table:table-cell>
              <table:table-cell office:value-type="float" office:value="197.461">
                <text:p>197.461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571.199999999993">
                <text:p>571.199999999993</text:p>
              </table:table-cell>
              <table:table-cell office:value-type="float" office:value="98.8637">
                <text:p>98.8637</text:p>
              </table:table-cell>
              <table:table-cell office:value-type="float" office:value="197.443">
                <text:p>197.44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571.399999999993">
                <text:p>571.399999999993</text:p>
              </table:table-cell>
              <table:table-cell office:value-type="float" office:value="98.8558">
                <text:p>98.8558</text:p>
              </table:table-cell>
              <table:table-cell office:value-type="float" office:value="197.426">
                <text:p>197.426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571.599999999993">
                <text:p>571.599999999993</text:p>
              </table:table-cell>
              <table:table-cell office:value-type="float" office:value="98.8479">
                <text:p>98.8479</text:p>
              </table:table-cell>
              <table:table-cell office:value-type="float" office:value="197.408">
                <text:p>197.408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571.799999999993">
                <text:p>571.799999999993</text:p>
              </table:table-cell>
              <table:table-cell office:value-type="float" office:value="98.8401">
                <text:p>98.8401</text:p>
              </table:table-cell>
              <table:table-cell office:value-type="float" office:value="197.39">
                <text:p>197.39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571.999999999993">
                <text:p>571.999999999993</text:p>
              </table:table-cell>
              <table:table-cell office:value-type="float" office:value="98.8322">
                <text:p>98.8322</text:p>
              </table:table-cell>
              <table:table-cell office:value-type="float" office:value="197.372">
                <text:p>197.37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572.199999999993">
                <text:p>572.199999999993</text:p>
              </table:table-cell>
              <table:table-cell office:value-type="float" office:value="98.8244">
                <text:p>98.8244</text:p>
              </table:table-cell>
              <table:table-cell office:value-type="float" office:value="197.355">
                <text:p>197.355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572.399999999993">
                <text:p>572.399999999993</text:p>
              </table:table-cell>
              <table:table-cell office:value-type="float" office:value="98.8166">
                <text:p>98.8166</text:p>
              </table:table-cell>
              <table:table-cell office:value-type="float" office:value="197.337">
                <text:p>197.337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572.599999999993">
                <text:p>572.599999999993</text:p>
              </table:table-cell>
              <table:table-cell office:value-type="float" office:value="98.8088">
                <text:p>98.8088</text:p>
              </table:table-cell>
              <table:table-cell office:value-type="float" office:value="197.32">
                <text:p>197.3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572.799999999993">
                <text:p>572.799999999993</text:p>
              </table:table-cell>
              <table:table-cell office:value-type="float" office:value="98.8011">
                <text:p>98.8011</text:p>
              </table:table-cell>
              <table:table-cell office:value-type="float" office:value="197.302">
                <text:p>197.302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572.999999999993">
                <text:p>572.999999999993</text:p>
              </table:table-cell>
              <table:table-cell office:value-type="float" office:value="98.7933">
                <text:p>98.7933</text:p>
              </table:table-cell>
              <table:table-cell office:value-type="float" office:value="197.285">
                <text:p>197.285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573.199999999993">
                <text:p>573.199999999993</text:p>
              </table:table-cell>
              <table:table-cell office:value-type="float" office:value="98.7856">
                <text:p>98.7856</text:p>
              </table:table-cell>
              <table:table-cell office:value-type="float" office:value="197.268">
                <text:p>197.268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573.399999999993">
                <text:p>573.399999999993</text:p>
              </table:table-cell>
              <table:table-cell office:value-type="float" office:value="98.7779">
                <text:p>98.7779</text:p>
              </table:table-cell>
              <table:table-cell office:value-type="float" office:value="197.25">
                <text:p>197.25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573.599999999993">
                <text:p>573.599999999993</text:p>
              </table:table-cell>
              <table:table-cell office:value-type="float" office:value="98.7702">
                <text:p>98.7702</text:p>
              </table:table-cell>
              <table:table-cell office:value-type="float" office:value="197.233">
                <text:p>197.233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573.799999999994">
                <text:p>573.799999999994</text:p>
              </table:table-cell>
              <table:table-cell office:value-type="float" office:value="98.7626">
                <text:p>98.7626</text:p>
              </table:table-cell>
              <table:table-cell office:value-type="float" office:value="197.216">
                <text:p>197.216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573.999999999994">
                <text:p>573.999999999994</text:p>
              </table:table-cell>
              <table:table-cell office:value-type="float" office:value="98.7549">
                <text:p>98.7549</text:p>
              </table:table-cell>
              <table:table-cell office:value-type="float" office:value="197.199">
                <text:p>197.199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574.199999999994">
                <text:p>574.199999999994</text:p>
              </table:table-cell>
              <table:table-cell office:value-type="float" office:value="98.7473">
                <text:p>98.7473</text:p>
              </table:table-cell>
              <table:table-cell office:value-type="float" office:value="197.181">
                <text:p>197.181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574.399999999994">
                <text:p>574.399999999994</text:p>
              </table:table-cell>
              <table:table-cell office:value-type="float" office:value="98.7397">
                <text:p>98.7397</text:p>
              </table:table-cell>
              <table:table-cell office:value-type="float" office:value="197.164">
                <text:p>197.164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574.599999999994">
                <text:p>574.599999999994</text:p>
              </table:table-cell>
              <table:table-cell office:value-type="float" office:value="98.7322">
                <text:p>98.7322</text:p>
              </table:table-cell>
              <table:table-cell office:value-type="float" office:value="197.147">
                <text:p>197.147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574.799999999994">
                <text:p>574.799999999994</text:p>
              </table:table-cell>
              <table:table-cell office:value-type="float" office:value="98.7246">
                <text:p>98.7246</text:p>
              </table:table-cell>
              <table:table-cell office:value-type="float" office:value="197.13">
                <text:p>197.13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574.999999999994">
                <text:p>574.999999999994</text:p>
              </table:table-cell>
              <table:table-cell office:value-type="float" office:value="98.7171">
                <text:p>98.7171</text:p>
              </table:table-cell>
              <table:table-cell office:value-type="float" office:value="197.113">
                <text:p>197.11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575.199999999994">
                <text:p>575.199999999994</text:p>
              </table:table-cell>
              <table:table-cell office:value-type="float" office:value="98.7096">
                <text:p>98.7096</text:p>
              </table:table-cell>
              <table:table-cell office:value-type="float" office:value="197.097">
                <text:p>197.097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575.399999999994">
                <text:p>575.399999999994</text:p>
              </table:table-cell>
              <table:table-cell office:value-type="float" office:value="98.7021">
                <text:p>98.7021</text:p>
              </table:table-cell>
              <table:table-cell office:value-type="float" office:value="197.08">
                <text:p>197.0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75.599999999994">
                <text:p>575.599999999994</text:p>
              </table:table-cell>
              <table:table-cell office:value-type="float" office:value="98.6946">
                <text:p>98.6946</text:p>
              </table:table-cell>
              <table:table-cell office:value-type="float" office:value="197.063">
                <text:p>197.063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575.799999999994">
                <text:p>575.799999999994</text:p>
              </table:table-cell>
              <table:table-cell office:value-type="float" office:value="98.6872">
                <text:p>98.6872</text:p>
              </table:table-cell>
              <table:table-cell office:value-type="float" office:value="197.046">
                <text:p>197.046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575.999999999994">
                <text:p>575.999999999994</text:p>
              </table:table-cell>
              <table:table-cell office:value-type="float" office:value="98.6798">
                <text:p>98.6798</text:p>
              </table:table-cell>
              <table:table-cell office:value-type="float" office:value="197.029">
                <text:p>197.029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576.199999999994">
                <text:p>576.199999999994</text:p>
              </table:table-cell>
              <table:table-cell office:value-type="float" office:value="98.6724">
                <text:p>98.6724</text:p>
              </table:table-cell>
              <table:table-cell office:value-type="float" office:value="197.013">
                <text:p>197.013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576.399999999994">
                <text:p>576.399999999994</text:p>
              </table:table-cell>
              <table:table-cell office:value-type="float" office:value="98.665">
                <text:p>98.665</text:p>
              </table:table-cell>
              <table:table-cell office:value-type="float" office:value="196.996">
                <text:p>196.996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76.599999999994">
                <text:p>576.599999999994</text:p>
              </table:table-cell>
              <table:table-cell office:value-type="float" office:value="98.6576">
                <text:p>98.6576</text:p>
              </table:table-cell>
              <table:table-cell office:value-type="float" office:value="196.98">
                <text:p>196.98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576.799999999994">
                <text:p>576.799999999994</text:p>
              </table:table-cell>
              <table:table-cell office:value-type="float" office:value="98.6503">
                <text:p>98.6503</text:p>
              </table:table-cell>
              <table:table-cell office:value-type="float" office:value="196.963">
                <text:p>196.963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576.999999999994">
                <text:p>576.999999999994</text:p>
              </table:table-cell>
              <table:table-cell office:value-type="float" office:value="98.643">
                <text:p>98.643</text:p>
              </table:table-cell>
              <table:table-cell office:value-type="float" office:value="196.947">
                <text:p>196.947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577.199999999994">
                <text:p>577.199999999994</text:p>
              </table:table-cell>
              <table:table-cell office:value-type="float" office:value="98.6357">
                <text:p>98.6357</text:p>
              </table:table-cell>
              <table:table-cell office:value-type="float" office:value="196.93">
                <text:p>196.93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577.399999999994">
                <text:p>577.399999999994</text:p>
              </table:table-cell>
              <table:table-cell office:value-type="float" office:value="98.6284">
                <text:p>98.6284</text:p>
              </table:table-cell>
              <table:table-cell office:value-type="float" office:value="196.914">
                <text:p>196.914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577.599999999994">
                <text:p>577.599999999994</text:p>
              </table:table-cell>
              <table:table-cell office:value-type="float" office:value="98.6212">
                <text:p>98.6212</text:p>
              </table:table-cell>
              <table:table-cell office:value-type="float" office:value="196.898">
                <text:p>196.898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577.799999999994">
                <text:p>577.799999999994</text:p>
              </table:table-cell>
              <table:table-cell office:value-type="float" office:value="98.614">
                <text:p>98.614</text:p>
              </table:table-cell>
              <table:table-cell office:value-type="float" office:value="196.881">
                <text:p>196.881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577.999999999994">
                <text:p>577.999999999994</text:p>
              </table:table-cell>
              <table:table-cell office:value-type="float" office:value="98.6067">
                <text:p>98.6067</text:p>
              </table:table-cell>
              <table:table-cell office:value-type="float" office:value="196.865">
                <text:p>196.865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578.199999999995">
                <text:p>578.199999999995</text:p>
              </table:table-cell>
              <table:table-cell office:value-type="float" office:value="98.5996">
                <text:p>98.5996</text:p>
              </table:table-cell>
              <table:table-cell office:value-type="float" office:value="196.849">
                <text:p>196.849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578.399999999995">
                <text:p>578.399999999995</text:p>
              </table:table-cell>
              <table:table-cell office:value-type="float" office:value="98.5924">
                <text:p>98.5924</text:p>
              </table:table-cell>
              <table:table-cell office:value-type="float" office:value="196.833">
                <text:p>196.833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578.599999999995">
                <text:p>578.599999999995</text:p>
              </table:table-cell>
              <table:table-cell office:value-type="float" office:value="98.5852">
                <text:p>98.5852</text:p>
              </table:table-cell>
              <table:table-cell office:value-type="float" office:value="196.817">
                <text:p>196.817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578.799999999995">
                <text:p>578.799999999995</text:p>
              </table:table-cell>
              <table:table-cell office:value-type="float" office:value="98.5781">
                <text:p>98.5781</text:p>
              </table:table-cell>
              <table:table-cell office:value-type="float" office:value="196.801">
                <text:p>196.801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578.999999999995">
                <text:p>578.999999999995</text:p>
              </table:table-cell>
              <table:table-cell office:value-type="float" office:value="98.571">
                <text:p>98.571</text:p>
              </table:table-cell>
              <table:table-cell office:value-type="float" office:value="196.785">
                <text:p>196.785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579.199999999995">
                <text:p>579.199999999995</text:p>
              </table:table-cell>
              <table:table-cell office:value-type="float" office:value="98.5639">
                <text:p>98.5639</text:p>
              </table:table-cell>
              <table:table-cell office:value-type="float" office:value="196.769">
                <text:p>196.769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579.399999999995">
                <text:p>579.399999999995</text:p>
              </table:table-cell>
              <table:table-cell office:value-type="float" office:value="98.5569">
                <text:p>98.5569</text:p>
              </table:table-cell>
              <table:table-cell office:value-type="float" office:value="196.753">
                <text:p>196.753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579.599999999995">
                <text:p>579.599999999995</text:p>
              </table:table-cell>
              <table:table-cell office:value-type="float" office:value="98.5498">
                <text:p>98.5498</text:p>
              </table:table-cell>
              <table:table-cell office:value-type="float" office:value="196.737">
                <text:p>196.737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579.799999999995">
                <text:p>579.799999999995</text:p>
              </table:table-cell>
              <table:table-cell office:value-type="float" office:value="98.5428">
                <text:p>98.5428</text:p>
              </table:table-cell>
              <table:table-cell office:value-type="float" office:value="196.721">
                <text:p>196.721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579.999999999995">
                <text:p>579.999999999995</text:p>
              </table:table-cell>
              <table:table-cell office:value-type="float" office:value="98.5358">
                <text:p>98.5358</text:p>
              </table:table-cell>
              <table:table-cell office:value-type="float" office:value="196.706">
                <text:p>196.70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580.199999999995">
                <text:p>580.199999999995</text:p>
              </table:table-cell>
              <table:table-cell office:value-type="float" office:value="98.5288">
                <text:p>98.5288</text:p>
              </table:table-cell>
              <table:table-cell office:value-type="float" office:value="196.69">
                <text:p>196.69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580.399999999995">
                <text:p>580.399999999995</text:p>
              </table:table-cell>
              <table:table-cell office:value-type="float" office:value="98.5219">
                <text:p>98.5219</text:p>
              </table:table-cell>
              <table:table-cell office:value-type="float" office:value="196.674">
                <text:p>196.674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580.599999999995">
                <text:p>580.599999999995</text:p>
              </table:table-cell>
              <table:table-cell office:value-type="float" office:value="98.515">
                <text:p>98.515</text:p>
              </table:table-cell>
              <table:table-cell office:value-type="float" office:value="196.659">
                <text:p>196.65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580.799999999995">
                <text:p>580.799999999995</text:p>
              </table:table-cell>
              <table:table-cell office:value-type="float" office:value="98.508">
                <text:p>98.508</text:p>
              </table:table-cell>
              <table:table-cell office:value-type="float" office:value="196.643">
                <text:p>196.64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580.999999999995">
                <text:p>580.999999999995</text:p>
              </table:table-cell>
              <table:table-cell office:value-type="float" office:value="98.5011">
                <text:p>98.5011</text:p>
              </table:table-cell>
              <table:table-cell office:value-type="float" office:value="196.627">
                <text:p>196.627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581.199999999995">
                <text:p>581.199999999995</text:p>
              </table:table-cell>
              <table:table-cell office:value-type="float" office:value="98.4943">
                <text:p>98.4943</text:p>
              </table:table-cell>
              <table:table-cell office:value-type="float" office:value="196.612">
                <text:p>196.612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581.399999999995">
                <text:p>581.399999999995</text:p>
              </table:table-cell>
              <table:table-cell office:value-type="float" office:value="98.4874">
                <text:p>98.4874</text:p>
              </table:table-cell>
              <table:table-cell office:value-type="float" office:value="196.597">
                <text:p>196.597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581.599999999995">
                <text:p>581.599999999995</text:p>
              </table:table-cell>
              <table:table-cell office:value-type="float" office:value="98.4806">
                <text:p>98.4806</text:p>
              </table:table-cell>
              <table:table-cell office:value-type="float" office:value="196.581">
                <text:p>196.581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581.799999999995">
                <text:p>581.799999999995</text:p>
              </table:table-cell>
              <table:table-cell office:value-type="float" office:value="98.4738">
                <text:p>98.4738</text:p>
              </table:table-cell>
              <table:table-cell office:value-type="float" office:value="196.566">
                <text:p>196.566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581.999999999995">
                <text:p>581.999999999995</text:p>
              </table:table-cell>
              <table:table-cell office:value-type="float" office:value="98.467">
                <text:p>98.467</text:p>
              </table:table-cell>
              <table:table-cell office:value-type="float" office:value="196.551">
                <text:p>196.551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582.199999999995">
                <text:p>582.199999999995</text:p>
              </table:table-cell>
              <table:table-cell office:value-type="float" office:value="98.4602">
                <text:p>98.4602</text:p>
              </table:table-cell>
              <table:table-cell office:value-type="float" office:value="196.535">
                <text:p>196.535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582.399999999995">
                <text:p>582.399999999995</text:p>
              </table:table-cell>
              <table:table-cell office:value-type="float" office:value="98.4535">
                <text:p>98.4535</text:p>
              </table:table-cell>
              <table:table-cell office:value-type="float" office:value="196.52">
                <text:p>196.52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582.599999999995">
                <text:p>582.599999999995</text:p>
              </table:table-cell>
              <table:table-cell office:value-type="float" office:value="98.4468">
                <text:p>98.4468</text:p>
              </table:table-cell>
              <table:table-cell office:value-type="float" office:value="196.505">
                <text:p>196.505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582.799999999996">
                <text:p>582.799999999996</text:p>
              </table:table-cell>
              <table:table-cell office:value-type="float" office:value="98.44">
                <text:p>98.44</text:p>
              </table:table-cell>
              <table:table-cell office:value-type="float" office:value="196.49">
                <text:p>196.49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582.999999999996">
                <text:p>582.999999999996</text:p>
              </table:table-cell>
              <table:table-cell office:value-type="float" office:value="98.4334">
                <text:p>98.4334</text:p>
              </table:table-cell>
              <table:table-cell office:value-type="float" office:value="196.475">
                <text:p>196.475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583.199999999996">
                <text:p>583.199999999996</text:p>
              </table:table-cell>
              <table:table-cell office:value-type="float" office:value="98.4267">
                <text:p>98.4267</text:p>
              </table:table-cell>
              <table:table-cell office:value-type="float" office:value="196.46">
                <text:p>196.46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583.399999999996">
                <text:p>583.399999999996</text:p>
              </table:table-cell>
              <table:table-cell office:value-type="float" office:value="98.4201">
                <text:p>98.4201</text:p>
              </table:table-cell>
              <table:table-cell office:value-type="float" office:value="196.445">
                <text:p>196.44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583.599999999996">
                <text:p>583.599999999996</text:p>
              </table:table-cell>
              <table:table-cell office:value-type="float" office:value="98.4134">
                <text:p>98.4134</text:p>
              </table:table-cell>
              <table:table-cell office:value-type="float" office:value="196.43">
                <text:p>196.4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583.799999999996">
                <text:p>583.799999999996</text:p>
              </table:table-cell>
              <table:table-cell office:value-type="float" office:value="98.4068">
                <text:p>98.4068</text:p>
              </table:table-cell>
              <table:table-cell office:value-type="float" office:value="196.415">
                <text:p>196.415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583.999999999996">
                <text:p>583.999999999996</text:p>
              </table:table-cell>
              <table:table-cell office:value-type="float" office:value="98.4003">
                <text:p>98.4003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584.199999999996">
                <text:p>584.199999999996</text:p>
              </table:table-cell>
              <table:table-cell office:value-type="float" office:value="98.3937">
                <text:p>98.3937</text:p>
              </table:table-cell>
              <table:table-cell office:value-type="float" office:value="196.386">
                <text:p>196.386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584.399999999996">
                <text:p>584.399999999996</text:p>
              </table:table-cell>
              <table:table-cell office:value-type="float" office:value="98.3872">
                <text:p>98.3872</text:p>
              </table:table-cell>
              <table:table-cell office:value-type="float" office:value="196.371">
                <text:p>196.371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584.599999999996">
                <text:p>584.599999999996</text:p>
              </table:table-cell>
              <table:table-cell office:value-type="float" office:value="98.3806">
                <text:p>98.3806</text:p>
              </table:table-cell>
              <table:table-cell office:value-type="float" office:value="196.356">
                <text:p>196.356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584.799999999996">
                <text:p>584.799999999996</text:p>
              </table:table-cell>
              <table:table-cell office:value-type="float" office:value="98.3742">
                <text:p>98.3742</text:p>
              </table:table-cell>
              <table:table-cell office:value-type="float" office:value="196.342">
                <text:p>196.342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584.999999999996">
                <text:p>584.999999999996</text:p>
              </table:table-cell>
              <table:table-cell office:value-type="float" office:value="98.3677">
                <text:p>98.3677</text:p>
              </table:table-cell>
              <table:table-cell office:value-type="float" office:value="196.327">
                <text:p>196.327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585.199999999996">
                <text:p>585.199999999996</text:p>
              </table:table-cell>
              <table:table-cell office:value-type="float" office:value="98.3612">
                <text:p>98.3612</text:p>
              </table:table-cell>
              <table:table-cell office:value-type="float" office:value="196.313">
                <text:p>196.313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585.399999999996">
                <text:p>585.399999999996</text:p>
              </table:table-cell>
              <table:table-cell office:value-type="float" office:value="98.3548">
                <text:p>98.3548</text:p>
              </table:table-cell>
              <table:table-cell office:value-type="float" office:value="196.298">
                <text:p>196.298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585.599999999996">
                <text:p>585.599999999996</text:p>
              </table:table-cell>
              <table:table-cell office:value-type="float" office:value="98.3484">
                <text:p>98.3484</text:p>
              </table:table-cell>
              <table:table-cell office:value-type="float" office:value="196.284">
                <text:p>196.284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585.799999999996">
                <text:p>585.799999999996</text:p>
              </table:table-cell>
              <table:table-cell office:value-type="float" office:value="98.342">
                <text:p>98.342</text:p>
              </table:table-cell>
              <table:table-cell office:value-type="float" office:value="196.269">
                <text:p>196.269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585.999999999996">
                <text:p>585.999999999996</text:p>
              </table:table-cell>
              <table:table-cell office:value-type="float" office:value="98.3356">
                <text:p>98.3356</text:p>
              </table:table-cell>
              <table:table-cell office:value-type="float" office:value="196.255">
                <text:p>196.255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586.199999999996">
                <text:p>586.199999999996</text:p>
              </table:table-cell>
              <table:table-cell office:value-type="float" office:value="98.3293">
                <text:p>98.3293</text:p>
              </table:table-cell>
              <table:table-cell office:value-type="float" office:value="196.241">
                <text:p>196.241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586.399999999996">
                <text:p>586.399999999996</text:p>
              </table:table-cell>
              <table:table-cell office:value-type="float" office:value="98.3229">
                <text:p>98.3229</text:p>
              </table:table-cell>
              <table:table-cell office:value-type="float" office:value="196.226">
                <text:p>196.226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586.599999999996">
                <text:p>586.599999999996</text:p>
              </table:table-cell>
              <table:table-cell office:value-type="float" office:value="98.3166">
                <text:p>98.3166</text:p>
              </table:table-cell>
              <table:table-cell office:value-type="float" office:value="196.212">
                <text:p>196.212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586.799999999996">
                <text:p>586.799999999996</text:p>
              </table:table-cell>
              <table:table-cell office:value-type="float" office:value="98.3103">
                <text:p>98.3103</text:p>
              </table:table-cell>
              <table:table-cell office:value-type="float" office:value="196.198">
                <text:p>196.198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586.999999999996">
                <text:p>586.999999999996</text:p>
              </table:table-cell>
              <table:table-cell office:value-type="float" office:value="98.3041">
                <text:p>98.3041</text:p>
              </table:table-cell>
              <table:table-cell office:value-type="float" office:value="196.184">
                <text:p>196.184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587.199999999997">
                <text:p>587.199999999997</text:p>
              </table:table-cell>
              <table:table-cell office:value-type="float" office:value="98.2978">
                <text:p>98.2978</text:p>
              </table:table-cell>
              <table:table-cell office:value-type="float" office:value="196.17">
                <text:p>196.17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587.399999999997">
                <text:p>587.399999999997</text:p>
              </table:table-cell>
              <table:table-cell office:value-type="float" office:value="98.2916">
                <text:p>98.2916</text:p>
              </table:table-cell>
              <table:table-cell office:value-type="float" office:value="196.156">
                <text:p>196.156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587.599999999997">
                <text:p>587.599999999997</text:p>
              </table:table-cell>
              <table:table-cell office:value-type="float" office:value="98.2854">
                <text:p>98.2854</text:p>
              </table:table-cell>
              <table:table-cell office:value-type="float" office:value="196.142">
                <text:p>196.142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587.799999999997">
                <text:p>587.799999999997</text:p>
              </table:table-cell>
              <table:table-cell office:value-type="float" office:value="98.2792">
                <text:p>98.2792</text:p>
              </table:table-cell>
              <table:table-cell office:value-type="float" office:value="196.128">
                <text:p>196.128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587.999999999997">
                <text:p>587.999999999997</text:p>
              </table:table-cell>
              <table:table-cell office:value-type="float" office:value="98.273">
                <text:p>98.273</text:p>
              </table:table-cell>
              <table:table-cell office:value-type="float" office:value="196.114">
                <text:p>196.114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588.199999999997">
                <text:p>588.199999999997</text:p>
              </table:table-cell>
              <table:table-cell office:value-type="float" office:value="98.2669">
                <text:p>98.2669</text:p>
              </table:table-cell>
              <table:table-cell office:value-type="float" office:value="196.1">
                <text:p>196.1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588.399999999997">
                <text:p>588.399999999997</text:p>
              </table:table-cell>
              <table:table-cell office:value-type="float" office:value="98.2608">
                <text:p>98.2608</text:p>
              </table:table-cell>
              <table:table-cell office:value-type="float" office:value="196.087">
                <text:p>196.087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588.599999999997">
                <text:p>588.599999999997</text:p>
              </table:table-cell>
              <table:table-cell office:value-type="float" office:value="98.2547">
                <text:p>98.2547</text:p>
              </table:table-cell>
              <table:table-cell office:value-type="float" office:value="196.073">
                <text:p>196.07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588.799999999997">
                <text:p>588.799999999997</text:p>
              </table:table-cell>
              <table:table-cell office:value-type="float" office:value="98.2486">
                <text:p>98.2486</text:p>
              </table:table-cell>
              <table:table-cell office:value-type="float" office:value="196.059">
                <text:p>196.059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588.999999999997">
                <text:p>588.999999999997</text:p>
              </table:table-cell>
              <table:table-cell office:value-type="float" office:value="98.2425">
                <text:p>98.2425</text:p>
              </table:table-cell>
              <table:table-cell office:value-type="float" office:value="196.045">
                <text:p>196.045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589.199999999997">
                <text:p>589.199999999997</text:p>
              </table:table-cell>
              <table:table-cell office:value-type="float" office:value="98.2365">
                <text:p>98.2365</text:p>
              </table:table-cell>
              <table:table-cell office:value-type="float" office:value="196.032">
                <text:p>196.032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589.399999999997">
                <text:p>589.399999999997</text:p>
              </table:table-cell>
              <table:table-cell office:value-type="float" office:value="98.2304">
                <text:p>98.2304</text:p>
              </table:table-cell>
              <table:table-cell office:value-type="float" office:value="196.018">
                <text:p>196.018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589.599999999997">
                <text:p>589.599999999997</text:p>
              </table:table-cell>
              <table:table-cell office:value-type="float" office:value="98.2244">
                <text:p>98.2244</text:p>
              </table:table-cell>
              <table:table-cell office:value-type="float" office:value="196.005">
                <text:p>196.005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589.799999999997">
                <text:p>589.799999999997</text:p>
              </table:table-cell>
              <table:table-cell office:value-type="float" office:value="98.2185">
                <text:p>98.2185</text:p>
              </table:table-cell>
              <table:table-cell office:value-type="float" office:value="195.991">
                <text:p>195.991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589.999999999997">
                <text:p>589.999999999997</text:p>
              </table:table-cell>
              <table:table-cell office:value-type="float" office:value="98.2125">
                <text:p>98.2125</text:p>
              </table:table-cell>
              <table:table-cell office:value-type="float" office:value="195.978">
                <text:p>195.978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590.199999999997">
                <text:p>590.199999999997</text:p>
              </table:table-cell>
              <table:table-cell office:value-type="float" office:value="98.2066">
                <text:p>98.2066</text:p>
              </table:table-cell>
              <table:table-cell office:value-type="float" office:value="195.965">
                <text:p>195.965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590.399999999997">
                <text:p>590.399999999997</text:p>
              </table:table-cell>
              <table:table-cell office:value-type="float" office:value="98.2007">
                <text:p>98.2007</text:p>
              </table:table-cell>
              <table:table-cell office:value-type="float" office:value="195.951">
                <text:p>195.951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590.599999999997">
                <text:p>590.599999999997</text:p>
              </table:table-cell>
              <table:table-cell office:value-type="float" office:value="98.1948">
                <text:p>98.1948</text:p>
              </table:table-cell>
              <table:table-cell office:value-type="float" office:value="195.938">
                <text:p>195.938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590.799999999997">
                <text:p>590.799999999997</text:p>
              </table:table-cell>
              <table:table-cell office:value-type="float" office:value="98.1889">
                <text:p>98.1889</text:p>
              </table:table-cell>
              <table:table-cell office:value-type="float" office:value="195.925">
                <text:p>195.925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590.999999999997">
                <text:p>590.999999999997</text:p>
              </table:table-cell>
              <table:table-cell office:value-type="float" office:value="98.183">
                <text:p>98.183</text:p>
              </table:table-cell>
              <table:table-cell office:value-type="float" office:value="195.912">
                <text:p>195.912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591.199999999997">
                <text:p>591.199999999997</text:p>
              </table:table-cell>
              <table:table-cell office:value-type="float" office:value="98.1772">
                <text:p>98.1772</text:p>
              </table:table-cell>
              <table:table-cell office:value-type="float" office:value="195.898">
                <text:p>195.898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591.399999999998">
                <text:p>591.399999999998</text:p>
              </table:table-cell>
              <table:table-cell office:value-type="float" office:value="98.1714">
                <text:p>98.1714</text:p>
              </table:table-cell>
              <table:table-cell office:value-type="float" office:value="195.885">
                <text:p>195.885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591.599999999998">
                <text:p>591.599999999998</text:p>
              </table:table-cell>
              <table:table-cell office:value-type="float" office:value="98.1656">
                <text:p>98.1656</text:p>
              </table:table-cell>
              <table:table-cell office:value-type="float" office:value="195.872">
                <text:p>195.872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591.799999999998">
                <text:p>591.799999999998</text:p>
              </table:table-cell>
              <table:table-cell office:value-type="float" office:value="98.1598">
                <text:p>98.1598</text:p>
              </table:table-cell>
              <table:table-cell office:value-type="float" office:value="195.859">
                <text:p>195.859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591.999999999998">
                <text:p>591.999999999998</text:p>
              </table:table-cell>
              <table:table-cell office:value-type="float" office:value="98.154">
                <text:p>98.154</text:p>
              </table:table-cell>
              <table:table-cell office:value-type="float" office:value="195.846">
                <text:p>195.846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592.199999999998">
                <text:p>592.199999999998</text:p>
              </table:table-cell>
              <table:table-cell office:value-type="float" office:value="98.1483">
                <text:p>98.1483</text:p>
              </table:table-cell>
              <table:table-cell office:value-type="float" office:value="195.833">
                <text:p>195.833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592.399999999998">
                <text:p>592.399999999998</text:p>
              </table:table-cell>
              <table:table-cell office:value-type="float" office:value="98.1426">
                <text:p>98.1426</text:p>
              </table:table-cell>
              <table:table-cell office:value-type="float" office:value="195.821">
                <text:p>195.821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592.599999999998">
                <text:p>592.599999999998</text:p>
              </table:table-cell>
              <table:table-cell office:value-type="float" office:value="98.1369">
                <text:p>98.1369</text:p>
              </table:table-cell>
              <table:table-cell office:value-type="float" office:value="195.808">
                <text:p>195.808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592.799999999998">
                <text:p>592.799999999998</text:p>
              </table:table-cell>
              <table:table-cell office:value-type="float" office:value="98.1312">
                <text:p>98.1312</text:p>
              </table:table-cell>
              <table:table-cell office:value-type="float" office:value="195.795">
                <text:p>195.79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592.999999999998">
                <text:p>592.999999999998</text:p>
              </table:table-cell>
              <table:table-cell office:value-type="float" office:value="98.1256">
                <text:p>98.1256</text:p>
              </table:table-cell>
              <table:table-cell office:value-type="float" office:value="195.782">
                <text:p>195.782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593.199999999998">
                <text:p>593.199999999998</text:p>
              </table:table-cell>
              <table:table-cell office:value-type="float" office:value="98.1199">
                <text:p>98.1199</text:p>
              </table:table-cell>
              <table:table-cell office:value-type="float" office:value="195.77">
                <text:p>195.77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593.399999999998">
                <text:p>593.399999999998</text:p>
              </table:table-cell>
              <table:table-cell office:value-type="float" office:value="98.1143">
                <text:p>98.1143</text:p>
              </table:table-cell>
              <table:table-cell office:value-type="float" office:value="195.757">
                <text:p>195.757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593.599999999998">
                <text:p>593.599999999998</text:p>
              </table:table-cell>
              <table:table-cell office:value-type="float" office:value="98.1087">
                <text:p>98.1087</text:p>
              </table:table-cell>
              <table:table-cell office:value-type="float" office:value="195.744">
                <text:p>195.744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593.799999999998">
                <text:p>593.799999999998</text:p>
              </table:table-cell>
              <table:table-cell office:value-type="float" office:value="98.1031">
                <text:p>98.1031</text:p>
              </table:table-cell>
              <table:table-cell office:value-type="float" office:value="195.732">
                <text:p>195.732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593.999999999998">
                <text:p>593.999999999998</text:p>
              </table:table-cell>
              <table:table-cell office:value-type="float" office:value="98.0976">
                <text:p>98.0976</text:p>
              </table:table-cell>
              <table:table-cell office:value-type="float" office:value="195.719">
                <text:p>195.719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594.199999999998">
                <text:p>594.199999999998</text:p>
              </table:table-cell>
              <table:table-cell office:value-type="float" office:value="98.092">
                <text:p>98.092</text:p>
              </table:table-cell>
              <table:table-cell office:value-type="float" office:value="195.707">
                <text:p>195.70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594.399999999998">
                <text:p>594.399999999998</text:p>
              </table:table-cell>
              <table:table-cell office:value-type="float" office:value="98.0865">
                <text:p>98.0865</text:p>
              </table:table-cell>
              <table:table-cell office:value-type="float" office:value="195.694">
                <text:p>195.694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594.599999999998">
                <text:p>594.599999999998</text:p>
              </table:table-cell>
              <table:table-cell office:value-type="float" office:value="98.081">
                <text:p>98.081</text:p>
              </table:table-cell>
              <table:table-cell office:value-type="float" office:value="195.682">
                <text:p>195.682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594.799999999998">
                <text:p>594.799999999998</text:p>
              </table:table-cell>
              <table:table-cell office:value-type="float" office:value="98.0756">
                <text:p>98.0756</text:p>
              </table:table-cell>
              <table:table-cell office:value-type="float" office:value="195.67">
                <text:p>195.67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594.999999999998">
                <text:p>594.999999999998</text:p>
              </table:table-cell>
              <table:table-cell office:value-type="float" office:value="98.0701">
                <text:p>98.0701</text:p>
              </table:table-cell>
              <table:table-cell office:value-type="float" office:value="195.657">
                <text:p>195.657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595.199999999998">
                <text:p>595.199999999998</text:p>
              </table:table-cell>
              <table:table-cell office:value-type="float" office:value="98.0647">
                <text:p>98.0647</text:p>
              </table:table-cell>
              <table:table-cell office:value-type="float" office:value="195.645">
                <text:p>195.645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595.399999999998">
                <text:p>595.399999999998</text:p>
              </table:table-cell>
              <table:table-cell office:value-type="float" office:value="98.0593">
                <text:p>98.0593</text:p>
              </table:table-cell>
              <table:table-cell office:value-type="float" office:value="195.633">
                <text:p>195.633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595.599999999998">
                <text:p>595.599999999998</text:p>
              </table:table-cell>
              <table:table-cell office:value-type="float" office:value="98.0539">
                <text:p>98.0539</text:p>
              </table:table-cell>
              <table:table-cell office:value-type="float" office:value="195.621">
                <text:p>195.621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595.799999999999">
                <text:p>595.799999999999</text:p>
              </table:table-cell>
              <table:table-cell office:value-type="float" office:value="98.0485">
                <text:p>98.0485</text:p>
              </table:table-cell>
              <table:table-cell office:value-type="float" office:value="195.609">
                <text:p>195.609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595.999999999999">
                <text:p>595.999999999999</text:p>
              </table:table-cell>
              <table:table-cell office:value-type="float" office:value="98.0431">
                <text:p>98.0431</text:p>
              </table:table-cell>
              <table:table-cell office:value-type="float" office:value="195.597">
                <text:p>195.597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596.199999999999">
                <text:p>596.199999999999</text:p>
              </table:table-cell>
              <table:table-cell office:value-type="float" office:value="98.0378">
                <text:p>98.0378</text:p>
              </table:table-cell>
              <table:table-cell office:value-type="float" office:value="195.585">
                <text:p>195.585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596.399999999999">
                <text:p>596.399999999999</text:p>
              </table:table-cell>
              <table:table-cell office:value-type="float" office:value="98.0325">
                <text:p>98.0325</text:p>
              </table:table-cell>
              <table:table-cell office:value-type="float" office:value="195.573">
                <text:p>195.573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596.599999999999">
                <text:p>596.599999999999</text:p>
              </table:table-cell>
              <table:table-cell office:value-type="float" office:value="98.0272">
                <text:p>98.0272</text:p>
              </table:table-cell>
              <table:table-cell office:value-type="float" office:value="195.561">
                <text:p>195.561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596.799999999999">
                <text:p>596.799999999999</text:p>
              </table:table-cell>
              <table:table-cell office:value-type="float" office:value="98.0219">
                <text:p>98.0219</text:p>
              </table:table-cell>
              <table:table-cell office:value-type="float" office:value="195.549">
                <text:p>195.549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596.999999999999">
                <text:p>596.999999999999</text:p>
              </table:table-cell>
              <table:table-cell office:value-type="float" office:value="98.0167">
                <text:p>98.0167</text:p>
              </table:table-cell>
              <table:table-cell office:value-type="float" office:value="195.537">
                <text:p>195.537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597.199999999999">
                <text:p>597.199999999999</text:p>
              </table:table-cell>
              <table:table-cell office:value-type="float" office:value="98.0114">
                <text:p>98.0114</text:p>
              </table:table-cell>
              <table:table-cell office:value-type="float" office:value="195.525">
                <text:p>195.525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597.399999999999">
                <text:p>597.399999999999</text:p>
              </table:table-cell>
              <table:table-cell office:value-type="float" office:value="98.0062">
                <text:p>98.0062</text:p>
              </table:table-cell>
              <table:table-cell office:value-type="float" office:value="195.514">
                <text:p>195.514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597.599999999999">
                <text:p>597.599999999999</text:p>
              </table:table-cell>
              <table:table-cell office:value-type="float" office:value="98.001">
                <text:p>98.001</text:p>
              </table:table-cell>
              <table:table-cell office:value-type="float" office:value="195.502">
                <text:p>195.502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597.799999999999">
                <text:p>597.799999999999</text:p>
              </table:table-cell>
              <table:table-cell office:value-type="float" office:value="97.9958">
                <text:p>97.9958</text:p>
              </table:table-cell>
              <table:table-cell office:value-type="float" office:value="195.49">
                <text:p>195.49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597.999999999999">
                <text:p>597.999999999999</text:p>
              </table:table-cell>
              <table:table-cell office:value-type="float" office:value="97.9907">
                <text:p>97.9907</text:p>
              </table:table-cell>
              <table:table-cell office:value-type="float" office:value="195.479">
                <text:p>195.479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598.199999999999">
                <text:p>598.199999999999</text:p>
              </table:table-cell>
              <table:table-cell office:value-type="float" office:value="97.9855">
                <text:p>97.9855</text:p>
              </table:table-cell>
              <table:table-cell office:value-type="float" office:value="195.467">
                <text:p>195.467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598.399999999999">
                <text:p>598.399999999999</text:p>
              </table:table-cell>
              <table:table-cell office:value-type="float" office:value="97.9804">
                <text:p>97.9804</text:p>
              </table:table-cell>
              <table:table-cell office:value-type="float" office:value="195.456">
                <text:p>195.456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598.599999999999">
                <text:p>598.599999999999</text:p>
              </table:table-cell>
              <table:table-cell office:value-type="float" office:value="97.9753">
                <text:p>97.9753</text:p>
              </table:table-cell>
              <table:table-cell office:value-type="float" office:value="195.444">
                <text:p>195.444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598.799999999999">
                <text:p>598.799999999999</text:p>
              </table:table-cell>
              <table:table-cell office:value-type="float" office:value="97.9703">
                <text:p>97.9703</text:p>
              </table:table-cell>
              <table:table-cell office:value-type="float" office:value="195.433">
                <text:p>195.433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598.999999999999">
                <text:p>598.999999999999</text:p>
              </table:table-cell>
              <table:table-cell office:value-type="float" office:value="97.9652">
                <text:p>97.9652</text:p>
              </table:table-cell>
              <table:table-cell office:value-type="float" office:value="195.421">
                <text:p>195.421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599.199999999999">
                <text:p>599.199999999999</text:p>
              </table:table-cell>
              <table:table-cell office:value-type="float" office:value="97.9602">
                <text:p>97.9602</text:p>
              </table:table-cell>
              <table:table-cell office:value-type="float" office:value="195.41">
                <text:p>195.41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599.399999999999">
                <text:p>599.399999999999</text:p>
              </table:table-cell>
              <table:table-cell office:value-type="float" office:value="97.9552">
                <text:p>97.9552</text:p>
              </table:table-cell>
              <table:table-cell office:value-type="float" office:value="195.399">
                <text:p>195.399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599.599999999999">
                <text:p>599.599999999999</text:p>
              </table:table-cell>
              <table:table-cell office:value-type="float" office:value="97.9502">
                <text:p>97.9502</text:p>
              </table:table-cell>
              <table:table-cell office:value-type="float" office:value="195.388">
                <text:p>195.38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599.799999999999">
                <text:p>599.799999999999</text:p>
              </table:table-cell>
              <table:table-cell office:value-type="float" office:value="97.9452">
                <text:p>97.9452</text:p>
              </table:table-cell>
              <table:table-cell office:value-type="float" office:value="195.376">
                <text:p>195.376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600">
                <text:p>600</text:p>
              </table:table-cell>
              <table:table-cell office:value-type="float" office:value="97.9402">
                <text:p>97.9402</text:p>
              </table:table-cell>
              <table:table-cell office:value-type="float" office:value="195.365">
                <text:p>195.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